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 style:data-style-name="N99"/>
    <style:style style:name="ce4" style:family="table-cell" style:parent-style-name="Default">
      <style:map style:condition="cell-content()&gt;=2" style:apply-style-name="Bad" style:base-cell-address="List1.G2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map style:condition="cell-content()&gt;=2" style:apply-style-name="Bad" style:base-cell-address="List1.N1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>
          <form:form form:name="Formulář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14" table:default-cell-style-name="Default"/>
        <table:table-column table:style-name="co1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GHI</text:p>
          </table:table-cell>
          <table:table-cell office:value-type="string" calcext:value-type="string">
            <text:p>JA</text:p>
          </table:table-cell>
          <table:table-cell table:formula="of:=IF(OR(ISNUMBER(SEARCH(&quot;C&quot;;[.J2])); ISNUMBER(SEARCH(&quot;D&quot;;[.J2])); ISNUMBER(SEARCH(&quot;H&quot;;[.J2])); ISNUMBER(SEARCH(&quot;L&quot;;[.J2])); ISNUMBER(SEARCH(&quot;M&quot;;[.J2])); ISNUMBER(SEARCH(&quot;N&quot;;[.J2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table:style-name="ce4" office:value-type="string" calcext:value-type="string">
            <text:p>&gt;</text:p>
          </table:table-cell>
          <table:table-cell office:value-type="string" calcext:value-type="string">
            <text:p>AFHK</text:p>
          </table:table-cell>
          <table:table-cell table:style-name="ce5" office:value-type="string" calcext:value-type="string">
            <text:p>ACDHN </text:p>
          </table:table-cell>
          <table:table-cell table:style-name="ce5" office:value-type="string" calcext:value-type="string">
            <text:p>ACGHI </text:p>
          </table:table-cell>
          <table:table-cell table:style-name="ce5" office:value-type="string" calcext:value-type="string">
            <text:p>ABHJ </text:p>
          </table:table-cell>
          <table:table-cell table:formula="of:=COUNTIF([.$J$1:.$J$1999];[.J2])" office:value-type="float" office:value="1" calcext:value-type="float">
            <text:p>1</text:p>
          </table:table-cell>
          <table:table-cell/>
          <table:table-cell table:formula="of:=IF(ISNUMBER(SEARCH(&quot;A&quot;;[.$J2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2]));IF(ISBLANK([.$C$3]);&quot;&quot;;[.$C$3]);&quot;&quot;)">
            <text:p/>
          </table:table-cell>
          <table:table-cell table:formula="of:=IF(ISNUMBER(SEARCH(&quot;C&quot;;[.$J2]));IF(ISBLANK([.$C$4]);&quot;&quot;;[.$C$4]);&quot;&quot;)">
            <text:p/>
          </table:table-cell>
          <table:table-cell table:formula="of:=IF(ISNUMBER(SEARCH(&quot;D&quot;;[.$J2]));IF(ISBLANK([.$C$5]);&quot;&quot;;[.$C$5]);&quot;&quot;)">
            <text:p/>
          </table:table-cell>
          <table:table-cell table:formula="of:=IF(ISNUMBER(SEARCH(&quot;E&quot;;[.$J2]));IF(ISBLANK([.$C$6]);&quot;&quot;;[.$C$6]);&quot;&quot;)">
            <text:p/>
          </table:table-cell>
          <table:table-cell table:formula="of:=IF(ISNUMBER(SEARCH(&quot;F&quot;;[.$J2]));IF(ISBLANK([.$C$7]);&quot;&quot;;[.$C$7]);&quot;&quot;)" office:value-type="string" office:string-value="HN" calcext:value-type="string">
            <text:p>HN</text:p>
          </table:table-cell>
          <table:table-cell table:formula="of:=IF(ISNUMBER(SEARCH(&quot;G&quot;;[.$J2]));IF(ISBLANK([.$C$8]);&quot;&quot;;[.$C$8]);&quot;&quot;)">
            <text:p/>
          </table:table-cell>
          <table:table-cell table:formula="of:=IF(ISNUMBER(SEARCH(&quot;H&quot;;[.$J2]));IF(ISBLANK([.$C$9]);&quot;&quot;;[.$C$9]);&quot;&quot;)">
            <text:p/>
          </table:table-cell>
          <table:table-cell table:formula="of:=IF(ISNUMBER(SEARCH(&quot;I&quot;;[.$J2]));IF(ISBLANK([.$C$10]);&quot;&quot;;[.$C$10]);&quot;&quot;)">
            <text:p/>
          </table:table-cell>
          <table:table-cell table:formula="of:=IF(ISNUMBER(SEARCH(&quot;J&quot;;[.$J2]));IF(ISBLANK([.$C$11]);&quot;&quot;;[.$C$11]);&quot;&quot;)">
            <text:p/>
          </table:table-cell>
          <table:table-cell table:formula="of:=IF(ISNUMBER(SEARCH(&quot;K&quot;;[.$J2]));IF(ISBLANK([.$C$12]);&quot;&quot;;[.$C$12]);&quot;&quot;)" office:value-type="string" office:string-value="A" calcext:value-type="string">
            <text:p>A</text:p>
          </table:table-cell>
          <table:table-cell table:formula="of:=IF(ISNUMBER(SEARCH(&quot;L&quot;;[.$J2]));IF(ISBLANK([.$C$13]);&quot;&quot;;[.$C$13]);&quot;&quot;)">
            <text:p/>
          </table:table-cell>
          <table:table-cell table:formula="of:=IF(ISNUMBER(SEARCH(&quot;M&quot;;[.$J2]));IF(ISBLANK([.$C$14]);&quot;&quot;;[.$C$14]);&quot;&quot;)">
            <text:p/>
          </table:table-cell>
          <table:table-cell table:formula="of:=IF(ISNUMBER(SEARCH(&quot;N&quot;;[.$J2]));IF(ISBLANK([.$C$15]);&quot;&quot;;[.$C$15]);&quot;&quot;)">
            <text:p/>
          </table:table-cell>
          <table:table-cell/>
          <table:table-cell table:formula="of:=IF(ISNUMBER(SEARCH(&quot;A&quot;;[.$J2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2]));IF(ISBLANK([.$D$3]);&quot;&quot;;[.$D$3]);&quot;&quot;)">
            <text:p/>
          </table:table-cell>
          <table:table-cell table:formula="of:=IF(ISNUMBER(SEARCH(&quot;C&quot;;[.$J2]));IF(ISBLANK([.$D$4]);&quot;&quot;;[.$D$4]);&quot;&quot;)">
            <text:p/>
          </table:table-cell>
          <table:table-cell table:formula="of:=IF(ISNUMBER(SEARCH(&quot;D&quot;;[.$J2]));IF(ISBLANK([.$D$5]);&quot;&quot;;[.$D$5]);&quot;&quot;)">
            <text:p/>
          </table:table-cell>
          <table:table-cell table:formula="of:=IF(ISNUMBER(SEARCH(&quot;E&quot;;[.$J2]));IF(ISBLANK([.$D$6]);&quot;&quot;;[.$D$6]);&quot;&quot;)">
            <text:p/>
          </table:table-cell>
          <table:table-cell table:formula="of:=IF(ISNUMBER(SEARCH(&quot;F&quot;;[.$J2]));IF(ISBLANK([.$D$7]);&quot;&quot;;[.$D$7]);&quot;&quot;)" office:value-type="string" office:string-value="AC" calcext:value-type="string">
            <text:p>AC</text:p>
          </table:table-cell>
          <table:table-cell table:formula="of:=IF(ISNUMBER(SEARCH(&quot;G&quot;;[.$J2]));IF(ISBLANK([.$D$8]);&quot;&quot;;[.$D$8]);&quot;&quot;)">
            <text:p/>
          </table:table-cell>
          <table:table-cell table:formula="of:=IF(ISNUMBER(SEARCH(&quot;H&quot;;[.$J2]));IF(ISBLANK([.$D$9]);&quot;&quot;;[.$D$9]);&quot;&quot;)">
            <text:p/>
          </table:table-cell>
          <table:table-cell table:formula="of:=IF(ISNUMBER(SEARCH(&quot;I&quot;;[.$J2]));IF(ISBLANK([.$D$10]);&quot;&quot;;[.$D$10]);&quot;&quot;)">
            <text:p/>
          </table:table-cell>
          <table:table-cell table:formula="of:=IF(ISNUMBER(SEARCH(&quot;J&quot;;[.$J2]));IF(ISBLANK([.$D$11]);&quot;&quot;;[.$D$11]);&quot;&quot;)">
            <text:p/>
          </table:table-cell>
          <table:table-cell table:formula="of:=IF(ISNUMBER(SEARCH(&quot;K&quot;;[.$J2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J2]));IF(ISBLANK([.$D$13]);&quot;&quot;;[.$D$13]);&quot;&quot;)">
            <text:p/>
          </table:table-cell>
          <table:table-cell table:formula="of:=IF(ISNUMBER(SEARCH(&quot;M&quot;;[.$J2]));IF(ISBLANK([.$D$14]);&quot;&quot;;[.$D$14]);&quot;&quot;)">
            <text:p/>
          </table:table-cell>
          <table:table-cell table:formula="of:=IF(ISNUMBER(SEARCH(&quot;N&quot;;[.$J2]));IF(ISBLANK([.$D$15]);&quot;&quot;;[.$D$15]);&quot;&quot;)">
            <text:p/>
          </table:table-cell>
          <table:table-cell/>
          <table:table-cell table:formula="of:=IF(ISNUMBER(SEARCH(&quot;A&quot;;[.$J2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2]));IF(ISBLANK([.$E$3]);&quot;&quot;;[.$E$3]);&quot;&quot;)">
            <text:p/>
          </table:table-cell>
          <table:table-cell table:formula="of:=IF(ISNUMBER(SEARCH(&quot;C&quot;;[.$J2]));IF(ISBLANK([.$E$4]);&quot;&quot;;[.$E$4]);&quot;&quot;)">
            <text:p/>
          </table:table-cell>
          <table:table-cell table:formula="of:=IF(ISNUMBER(SEARCH(&quot;D&quot;;[.$J2]));IF(ISBLANK([.$E$5]);&quot;&quot;;[.$E$5]);&quot;&quot;)">
            <text:p/>
          </table:table-cell>
          <table:table-cell table:formula="of:=IF(ISNUMBER(SEARCH(&quot;E&quot;;[.$J2]));IF(ISBLANK([.$E$6]);&quot;&quot;;[.$E$6]);&quot;&quot;)">
            <text:p/>
          </table:table-cell>
          <table:table-cell table:formula="of:=IF(ISNUMBER(SEARCH(&quot;F&quot;;[.$J2]));IF(ISBLANK([.$E$7]);&quot;&quot;;[.$E$7]);&quot;&quot;)" office:value-type="string" office:string-value="HJ" calcext:value-type="string">
            <text:p>HJ</text:p>
          </table:table-cell>
          <table:table-cell table:formula="of:=IF(ISNUMBER(SEARCH(&quot;G&quot;;[.$J2]));IF(ISBLANK([.$E$8]);&quot;&quot;;[.$E$8]);&quot;&quot;)">
            <text:p/>
          </table:table-cell>
          <table:table-cell table:formula="of:=IF(ISNUMBER(SEARCH(&quot;H&quot;;[.$J2]));IF(ISBLANK([.$E$9]);&quot;&quot;;[.$E$9]);&quot;&quot;)">
            <text:p/>
          </table:table-cell>
          <table:table-cell table:formula="of:=IF(ISNUMBER(SEARCH(&quot;I&quot;;[.$J2]));IF(ISBLANK([.$E$10]);&quot;&quot;;[.$E$10]);&quot;&quot;)">
            <text:p/>
          </table:table-cell>
          <table:table-cell table:formula="of:=IF(ISNUMBER(SEARCH(&quot;J&quot;;[.$J2]));IF(ISBLANK([.$E$11]);&quot;&quot;;[.$E$11]);&quot;&quot;)">
            <text:p/>
          </table:table-cell>
          <table:table-cell table:formula="of:=IF(ISNUMBER(SEARCH(&quot;K&quot;;[.$J2]));IF(ISBLANK([.$E$12]);&quot;&quot;;[.$E$12]);&quot;&quot;)" office:value-type="string" office:string-value="B" calcext:value-type="string">
            <text:p>B</text:p>
          </table:table-cell>
          <table:table-cell table:formula="of:=IF(ISNUMBER(SEARCH(&quot;L&quot;;[.$J2]));IF(ISBLANK([.$E$13]);&quot;&quot;;[.$E$13]);&quot;&quot;)">
            <text:p/>
          </table:table-cell>
          <table:table-cell table:formula="of:=IF(ISNUMBER(SEARCH(&quot;M&quot;;[.$J2]));IF(ISBLANK([.$E$14]);&quot;&quot;;[.$E$14]);&quot;&quot;)">
            <text:p/>
          </table:table-cell>
          <table:table-cell table:formula="of:=IF(ISNUMBER(SEARCH(&quot;N&quot;;[.$J2]));IF(ISBLANK([.$E$15]);&quot;&quot;;[.$E$15]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/>
          <table:table-cell table:formula="of:=IF(OR(ISNUMBER(SEARCH(&quot;C&quot;;[.J3])); ISNUMBER(SEARCH(&quot;D&quot;;[.J3])); ISNUMBER(SEARCH(&quot;H&quot;;[.J3])); ISNUMBER(SEARCH(&quot;L&quot;;[.J3])); ISNUMBER(SEARCH(&quot;M&quot;;[.J3])); ISNUMBER(SEARCH(&quot;N&quot;;[.J3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CDHN </text:p>
          </table:table-cell>
          <table:table-cell table:style-name="ce5" office:value-type="string" calcext:value-type="string">
            <text:p>BCD 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AJ </text:p>
          </table:table-cell>
          <table:table-cell table:formula="of:=COUNTIF([.$J$1:.$J$1999];[.J3])" office:value-type="float" office:value="1" calcext:value-type="float">
            <text:p>1</text:p>
          </table:table-cell>
          <table:table-cell/>
          <table:table-cell table:formula="of:=IF(ISNUMBER(SEARCH(&quot;A&quot;;[.$J3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3]));IF(ISBLANK([.$C$3]);&quot;&quot;;[.$C$3]);&quot;&quot;)">
            <text:p/>
          </table:table-cell>
          <table:table-cell table:formula="of:=IF(ISNUMBER(SEARCH(&quot;C&quot;;[.$J3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3]));IF(ISBLANK([.$C$5]);&quot;&quot;;[.$C$5]);&quot;&quot;)">
            <text:p/>
          </table:table-cell>
          <table:table-cell table:formula="of:=IF(ISNUMBER(SEARCH(&quot;E&quot;;[.$J3]));IF(ISBLANK([.$C$6]);&quot;&quot;;[.$C$6]);&quot;&quot;)">
            <text:p/>
          </table:table-cell>
          <table:table-cell table:formula="of:=IF(ISNUMBER(SEARCH(&quot;F&quot;;[.$J3]));IF(ISBLANK([.$C$7]);&quot;&quot;;[.$C$7]);&quot;&quot;)">
            <text:p/>
          </table:table-cell>
          <table:table-cell table:formula="of:=IF(ISNUMBER(SEARCH(&quot;G&quot;;[.$J3]));IF(ISBLANK([.$C$8]);&quot;&quot;;[.$C$8]);&quot;&quot;)">
            <text:p/>
          </table:table-cell>
          <table:table-cell table:formula="of:=IF(ISNUMBER(SEARCH(&quot;H&quot;;[.$J3]));IF(ISBLANK([.$C$9]);&quot;&quot;;[.$C$9]);&quot;&quot;)">
            <text:p/>
          </table:table-cell>
          <table:table-cell table:formula="of:=IF(ISNUMBER(SEARCH(&quot;I&quot;;[.$J3]));IF(ISBLANK([.$C$10]);&quot;&quot;;[.$C$10]);&quot;&quot;)">
            <text:p/>
          </table:table-cell>
          <table:table-cell table:formula="of:=IF(ISNUMBER(SEARCH(&quot;J&quot;;[.$J3]));IF(ISBLANK([.$C$11]);&quot;&quot;;[.$C$11]);&quot;&quot;)">
            <text:p/>
          </table:table-cell>
          <table:table-cell table:formula="of:=IF(ISNUMBER(SEARCH(&quot;K&quot;;[.$J3]));IF(ISBLANK([.$C$12]);&quot;&quot;;[.$C$12]);&quot;&quot;)">
            <text:p/>
          </table:table-cell>
          <table:table-cell table:formula="of:=IF(ISNUMBER(SEARCH(&quot;L&quot;;[.$J3]));IF(ISBLANK([.$C$13]);&quot;&quot;;[.$C$13]);&quot;&quot;)">
            <text:p/>
          </table:table-cell>
          <table:table-cell table:formula="of:=IF(ISNUMBER(SEARCH(&quot;M&quot;;[.$J3]));IF(ISBLANK([.$C$14]);&quot;&quot;;[.$C$14]);&quot;&quot;)">
            <text:p/>
          </table:table-cell>
          <table:table-cell table:formula="of:=IF(ISNUMBER(SEARCH(&quot;N&quot;;[.$J3]));IF(ISBLANK([.$C$15]);&quot;&quot;;[.$C$15]);&quot;&quot;)">
            <text:p/>
          </table:table-cell>
          <table:table-cell/>
          <table:table-cell table:formula="of:=IF(ISNUMBER(SEARCH(&quot;A&quot;;[.$J3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3]));IF(ISBLANK([.$D$3]);&quot;&quot;;[.$D$3]);&quot;&quot;)">
            <text:p/>
          </table:table-cell>
          <table:table-cell table:formula="of:=IF(ISNUMBER(SEARCH(&quot;C&quot;;[.$J3]));IF(ISBLANK([.$D$4]);&quot;&quot;;[.$D$4]);&quot;&quot;)">
            <text:p/>
          </table:table-cell>
          <table:table-cell table:formula="of:=IF(ISNUMBER(SEARCH(&quot;D&quot;;[.$J3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3]));IF(ISBLANK([.$D$6]);&quot;&quot;;[.$D$6]);&quot;&quot;)">
            <text:p/>
          </table:table-cell>
          <table:table-cell table:formula="of:=IF(ISNUMBER(SEARCH(&quot;F&quot;;[.$J3]));IF(ISBLANK([.$D$7]);&quot;&quot;;[.$D$7]);&quot;&quot;)">
            <text:p/>
          </table:table-cell>
          <table:table-cell table:formula="of:=IF(ISNUMBER(SEARCH(&quot;G&quot;;[.$J3]));IF(ISBLANK([.$D$8]);&quot;&quot;;[.$D$8]);&quot;&quot;)">
            <text:p/>
          </table:table-cell>
          <table:table-cell table:formula="of:=IF(ISNUMBER(SEARCH(&quot;H&quot;;[.$J3]));IF(ISBLANK([.$D$9]);&quot;&quot;;[.$D$9]);&quot;&quot;)">
            <text:p/>
          </table:table-cell>
          <table:table-cell table:formula="of:=IF(ISNUMBER(SEARCH(&quot;I&quot;;[.$J3]));IF(ISBLANK([.$D$10]);&quot;&quot;;[.$D$10]);&quot;&quot;)">
            <text:p/>
          </table:table-cell>
          <table:table-cell table:formula="of:=IF(ISNUMBER(SEARCH(&quot;J&quot;;[.$J3]));IF(ISBLANK([.$D$11]);&quot;&quot;;[.$D$11]);&quot;&quot;)">
            <text:p/>
          </table:table-cell>
          <table:table-cell table:formula="of:=IF(ISNUMBER(SEARCH(&quot;K&quot;;[.$J3]));IF(ISBLANK([.$D$12]);&quot;&quot;;[.$D$12]);&quot;&quot;)">
            <text:p/>
          </table:table-cell>
          <table:table-cell table:formula="of:=IF(ISNUMBER(SEARCH(&quot;L&quot;;[.$J3]));IF(ISBLANK([.$D$13]);&quot;&quot;;[.$D$13]);&quot;&quot;)">
            <text:p/>
          </table:table-cell>
          <table:table-cell table:formula="of:=IF(ISNUMBER(SEARCH(&quot;M&quot;;[.$J3]));IF(ISBLANK([.$D$14]);&quot;&quot;;[.$D$14]);&quot;&quot;)">
            <text:p/>
          </table:table-cell>
          <table:table-cell table:formula="of:=IF(ISNUMBER(SEARCH(&quot;N&quot;;[.$J3]));IF(ISBLANK([.$D$15]);&quot;&quot;;[.$D$15]);&quot;&quot;)" office:value-type="string" office:string-value="A" calcext:value-type="string">
            <text:p>A</text:p>
          </table:table-cell>
          <table:table-cell/>
          <table:table-cell table:formula="of:=IF(ISNUMBER(SEARCH(&quot;A&quot;;[.$J3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3]));IF(ISBLANK([.$E$3]);&quot;&quot;;[.$E$3]);&quot;&quot;)">
            <text:p/>
          </table:table-cell>
          <table:table-cell table:formula="of:=IF(ISNUMBER(SEARCH(&quot;C&quot;;[.$J3]));IF(ISBLANK([.$E$4]);&quot;&quot;;[.$E$4]);&quot;&quot;)">
            <text:p/>
          </table:table-cell>
          <table:table-cell table:formula="of:=IF(ISNUMBER(SEARCH(&quot;D&quot;;[.$J3]));IF(ISBLANK([.$E$5]);&quot;&quot;;[.$E$5]);&quot;&quot;)">
            <text:p/>
          </table:table-cell>
          <table:table-cell table:formula="of:=IF(ISNUMBER(SEARCH(&quot;E&quot;;[.$J3]));IF(ISBLANK([.$E$6]);&quot;&quot;;[.$E$6]);&quot;&quot;)">
            <text:p/>
          </table:table-cell>
          <table:table-cell table:formula="of:=IF(ISNUMBER(SEARCH(&quot;F&quot;;[.$J3]));IF(ISBLANK([.$E$7]);&quot;&quot;;[.$E$7]);&quot;&quot;)">
            <text:p/>
          </table:table-cell>
          <table:table-cell table:formula="of:=IF(ISNUMBER(SEARCH(&quot;G&quot;;[.$J3]));IF(ISBLANK([.$E$8]);&quot;&quot;;[.$E$8]);&quot;&quot;)">
            <text:p/>
          </table:table-cell>
          <table:table-cell table:formula="of:=IF(ISNUMBER(SEARCH(&quot;H&quot;;[.$J3]));IF(ISBLANK([.$E$9]);&quot;&quot;;[.$E$9]);&quot;&quot;)">
            <text:p/>
          </table:table-cell>
          <table:table-cell table:formula="of:=IF(ISNUMBER(SEARCH(&quot;I&quot;;[.$J3]));IF(ISBLANK([.$E$10]);&quot;&quot;;[.$E$10]);&quot;&quot;)">
            <text:p/>
          </table:table-cell>
          <table:table-cell table:formula="of:=IF(ISNUMBER(SEARCH(&quot;J&quot;;[.$J3]));IF(ISBLANK([.$E$11]);&quot;&quot;;[.$E$11]);&quot;&quot;)">
            <text:p/>
          </table:table-cell>
          <table:table-cell table:formula="of:=IF(ISNUMBER(SEARCH(&quot;K&quot;;[.$J3]));IF(ISBLANK([.$E$12]);&quot;&quot;;[.$E$12]);&quot;&quot;)">
            <text:p/>
          </table:table-cell>
          <table:table-cell table:formula="of:=IF(ISNUMBER(SEARCH(&quot;L&quot;;[.$J3]));IF(ISBLANK([.$E$13]);&quot;&quot;;[.$E$13]);&quot;&quot;)">
            <text:p/>
          </table:table-cell>
          <table:table-cell table:formula="of:=IF(ISNUMBER(SEARCH(&quot;M&quot;;[.$J3]));IF(ISBLANK([.$E$14]);&quot;&quot;;[.$E$14]);&quot;&quot;)">
            <text:p/>
          </table:table-cell>
          <table:table-cell table:formula="of:=IF(ISNUMBER(SEARCH(&quot;N&quot;;[.$J3]));IF(ISBLANK([.$E$15]);&quot;&quot;;[.$E$15]);&quot;&quot;)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IF(OR(ISNUMBER(SEARCH(&quot;C&quot;;[.J4])); ISNUMBER(SEARCH(&quot;D&quot;;[.J4])); ISNUMBER(SEARCH(&quot;H&quot;;[.J4])); ISNUMBER(SEARCH(&quot;L&quot;;[.J4])); ISNUMBER(SEARCH(&quot;M&quot;;[.J4])); ISNUMBER(SEARCH(&quot;N&quot;;[.J4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CGHI </text:p>
          </table:table-cell>
          <table:table-cell table:style-name="ce5" office:value-type="string" calcext:value-type="string">
            <text:p>BCDKN 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AJM </text:p>
          </table:table-cell>
          <table:table-cell table:formula="of:=COUNTIF([.$J$1:.$J$1999];[.J4])" office:value-type="float" office:value="1" calcext:value-type="float">
            <text:p>1</text:p>
          </table:table-cell>
          <table:table-cell/>
          <table:table-cell table:formula="of:=IF(ISNUMBER(SEARCH(&quot;A&quot;;[.$J4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4]));IF(ISBLANK([.$C$3]);&quot;&quot;;[.$C$3]);&quot;&quot;)">
            <text:p/>
          </table:table-cell>
          <table:table-cell table:formula="of:=IF(ISNUMBER(SEARCH(&quot;C&quot;;[.$J4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4]));IF(ISBLANK([.$C$5]);&quot;&quot;;[.$C$5]);&quot;&quot;)">
            <text:p/>
          </table:table-cell>
          <table:table-cell table:formula="of:=IF(ISNUMBER(SEARCH(&quot;E&quot;;[.$J4]));IF(ISBLANK([.$C$6]);&quot;&quot;;[.$C$6]);&quot;&quot;)">
            <text:p/>
          </table:table-cell>
          <table:table-cell table:formula="of:=IF(ISNUMBER(SEARCH(&quot;F&quot;;[.$J4]));IF(ISBLANK([.$C$7]);&quot;&quot;;[.$C$7]);&quot;&quot;)">
            <text:p/>
          </table:table-cell>
          <table:table-cell table:formula="of:=IF(ISNUMBER(SEARCH(&quot;G&quot;;[.$J4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4]));IF(ISBLANK([.$C$9]);&quot;&quot;;[.$C$9]);&quot;&quot;)">
            <text:p/>
          </table:table-cell>
          <table:table-cell table:formula="of:=IF(ISNUMBER(SEARCH(&quot;I&quot;;[.$J4]));IF(ISBLANK([.$C$10]);&quot;&quot;;[.$C$10]);&quot;&quot;)">
            <text:p/>
          </table:table-cell>
          <table:table-cell table:formula="of:=IF(ISNUMBER(SEARCH(&quot;J&quot;;[.$J4]));IF(ISBLANK([.$C$11]);&quot;&quot;;[.$C$11]);&quot;&quot;)">
            <text:p/>
          </table:table-cell>
          <table:table-cell table:formula="of:=IF(ISNUMBER(SEARCH(&quot;K&quot;;[.$J4]));IF(ISBLANK([.$C$12]);&quot;&quot;;[.$C$12]);&quot;&quot;)">
            <text:p/>
          </table:table-cell>
          <table:table-cell table:formula="of:=IF(ISNUMBER(SEARCH(&quot;L&quot;;[.$J4]));IF(ISBLANK([.$C$13]);&quot;&quot;;[.$C$13]);&quot;&quot;)">
            <text:p/>
          </table:table-cell>
          <table:table-cell table:formula="of:=IF(ISNUMBER(SEARCH(&quot;M&quot;;[.$J4]));IF(ISBLANK([.$C$14]);&quot;&quot;;[.$C$14]);&quot;&quot;)">
            <text:p/>
          </table:table-cell>
          <table:table-cell table:formula="of:=IF(ISNUMBER(SEARCH(&quot;N&quot;;[.$J4]));IF(ISBLANK([.$C$15]);&quot;&quot;;[.$C$15]);&quot;&quot;)">
            <text:p/>
          </table:table-cell>
          <table:table-cell/>
          <table:table-cell table:formula="of:=IF(ISNUMBER(SEARCH(&quot;A&quot;;[.$J4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4]));IF(ISBLANK([.$D$3]);&quot;&quot;;[.$D$3]);&quot;&quot;)">
            <text:p/>
          </table:table-cell>
          <table:table-cell table:formula="of:=IF(ISNUMBER(SEARCH(&quot;C&quot;;[.$J4]));IF(ISBLANK([.$D$4]);&quot;&quot;;[.$D$4]);&quot;&quot;)">
            <text:p/>
          </table:table-cell>
          <table:table-cell table:formula="of:=IF(ISNUMBER(SEARCH(&quot;D&quot;;[.$J4]));IF(ISBLANK([.$D$5]);&quot;&quot;;[.$D$5]);&quot;&quot;)">
            <text:p/>
          </table:table-cell>
          <table:table-cell table:formula="of:=IF(ISNUMBER(SEARCH(&quot;E&quot;;[.$J4]));IF(ISBLANK([.$D$6]);&quot;&quot;;[.$D$6]);&quot;&quot;)">
            <text:p/>
          </table:table-cell>
          <table:table-cell table:formula="of:=IF(ISNUMBER(SEARCH(&quot;F&quot;;[.$J4]));IF(ISBLANK([.$D$7]);&quot;&quot;;[.$D$7]);&quot;&quot;)">
            <text:p/>
          </table:table-cell>
          <table:table-cell table:formula="of:=IF(ISNUMBER(SEARCH(&quot;G&quot;;[.$J4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4]));IF(ISBLANK([.$D$9]);&quot;&quot;;[.$D$9]);&quot;&quot;)">
            <text:p/>
          </table:table-cell>
          <table:table-cell table:formula="of:=IF(ISNUMBER(SEARCH(&quot;I&quot;;[.$J4]));IF(ISBLANK([.$D$10]);&quot;&quot;;[.$D$10]);&quot;&quot;)" office:value-type="string" office:string-value="I" calcext:value-type="string">
            <text:p>I</text:p>
          </table:table-cell>
          <table:table-cell table:formula="of:=IF(ISNUMBER(SEARCH(&quot;J&quot;;[.$J4]));IF(ISBLANK([.$D$11]);&quot;&quot;;[.$D$11]);&quot;&quot;)">
            <text:p/>
          </table:table-cell>
          <table:table-cell table:formula="of:=IF(ISNUMBER(SEARCH(&quot;K&quot;;[.$J4]));IF(ISBLANK([.$D$12]);&quot;&quot;;[.$D$12]);&quot;&quot;)">
            <text:p/>
          </table:table-cell>
          <table:table-cell table:formula="of:=IF(ISNUMBER(SEARCH(&quot;L&quot;;[.$J4]));IF(ISBLANK([.$D$13]);&quot;&quot;;[.$D$13]);&quot;&quot;)">
            <text:p/>
          </table:table-cell>
          <table:table-cell table:formula="of:=IF(ISNUMBER(SEARCH(&quot;M&quot;;[.$J4]));IF(ISBLANK([.$D$14]);&quot;&quot;;[.$D$14]);&quot;&quot;)">
            <text:p/>
          </table:table-cell>
          <table:table-cell table:formula="of:=IF(ISNUMBER(SEARCH(&quot;N&quot;;[.$J4]));IF(ISBLANK([.$D$15]);&quot;&quot;;[.$D$15]);&quot;&quot;)">
            <text:p/>
          </table:table-cell>
          <table:table-cell/>
          <table:table-cell table:formula="of:=IF(ISNUMBER(SEARCH(&quot;A&quot;;[.$J4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4]));IF(ISBLANK([.$E$3]);&quot;&quot;;[.$E$3]);&quot;&quot;)">
            <text:p/>
          </table:table-cell>
          <table:table-cell table:formula="of:=IF(ISNUMBER(SEARCH(&quot;C&quot;;[.$J4]));IF(ISBLANK([.$E$4]);&quot;&quot;;[.$E$4]);&quot;&quot;)">
            <text:p/>
          </table:table-cell>
          <table:table-cell table:formula="of:=IF(ISNUMBER(SEARCH(&quot;D&quot;;[.$J4]));IF(ISBLANK([.$E$5]);&quot;&quot;;[.$E$5]);&quot;&quot;)">
            <text:p/>
          </table:table-cell>
          <table:table-cell table:formula="of:=IF(ISNUMBER(SEARCH(&quot;E&quot;;[.$J4]));IF(ISBLANK([.$E$6]);&quot;&quot;;[.$E$6]);&quot;&quot;)">
            <text:p/>
          </table:table-cell>
          <table:table-cell table:formula="of:=IF(ISNUMBER(SEARCH(&quot;F&quot;;[.$J4]));IF(ISBLANK([.$E$7]);&quot;&quot;;[.$E$7]);&quot;&quot;)">
            <text:p/>
          </table:table-cell>
          <table:table-cell table:formula="of:=IF(ISNUMBER(SEARCH(&quot;G&quot;;[.$J4]));IF(ISBLANK([.$E$8]);&quot;&quot;;[.$E$8]);&quot;&quot;)">
            <text:p/>
          </table:table-cell>
          <table:table-cell table:formula="of:=IF(ISNUMBER(SEARCH(&quot;H&quot;;[.$J4]));IF(ISBLANK([.$E$9]);&quot;&quot;;[.$E$9]);&quot;&quot;)">
            <text:p/>
          </table:table-cell>
          <table:table-cell table:formula="of:=IF(ISNUMBER(SEARCH(&quot;I&quot;;[.$J4]));IF(ISBLANK([.$E$10]);&quot;&quot;;[.$E$10]);&quot;&quot;)" office:value-type="string" office:string-value="JM" calcext:value-type="string">
            <text:p>JM</text:p>
          </table:table-cell>
          <table:table-cell table:formula="of:=IF(ISNUMBER(SEARCH(&quot;J&quot;;[.$J4]));IF(ISBLANK([.$E$11]);&quot;&quot;;[.$E$11]);&quot;&quot;)">
            <text:p/>
          </table:table-cell>
          <table:table-cell table:formula="of:=IF(ISNUMBER(SEARCH(&quot;K&quot;;[.$J4]));IF(ISBLANK([.$E$12]);&quot;&quot;;[.$E$12]);&quot;&quot;)">
            <text:p/>
          </table:table-cell>
          <table:table-cell table:formula="of:=IF(ISNUMBER(SEARCH(&quot;L&quot;;[.$J4]));IF(ISBLANK([.$E$13]);&quot;&quot;;[.$E$13]);&quot;&quot;)">
            <text:p/>
          </table:table-cell>
          <table:table-cell table:formula="of:=IF(ISNUMBER(SEARCH(&quot;M&quot;;[.$J4]));IF(ISBLANK([.$E$14]);&quot;&quot;;[.$E$14]);&quot;&quot;)">
            <text:p/>
          </table:table-cell>
          <table:table-cell table:formula="of:=IF(ISNUMBER(SEARCH(&quot;N&quot;;[.$J4]));IF(ISBLANK([.$E$15]);&quot;&quot;;[.$E$15]);&quot;&quot;)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/>
          <table:table-cell table:formula="of:=IF(OR(ISNUMBER(SEARCH(&quot;C&quot;;[.J5])); ISNUMBER(SEARCH(&quot;D&quot;;[.J5])); ISNUMBER(SEARCH(&quot;H&quot;;[.J5])); ISNUMBER(SEARCH(&quot;L&quot;;[.J5])); ISNUMBER(SEARCH(&quot;M&quot;;[.J5])); ISNUMBER(SEARCH(&quot;N&quot;;[.J5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BHJ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GHIM </text:p>
          </table:table-cell>
          <table:table-cell table:style-name="ce5" office:value-type="string" calcext:value-type="string">
            <text:p>AJM </text:p>
          </table:table-cell>
          <table:table-cell table:formula="of:=COUNTIF([.$J$1:.$J$1999];[.J5])" office:value-type="float" office:value="1" calcext:value-type="float">
            <text:p>1</text:p>
          </table:table-cell>
          <table:table-cell/>
          <table:table-cell table:formula="of:=IF(ISNUMBER(SEARCH(&quot;A&quot;;[.$J5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5]));IF(ISBLANK([.$C$3]);&quot;&quot;;[.$C$3]);&quot;&quot;)">
            <text:p/>
          </table:table-cell>
          <table:table-cell table:formula="of:=IF(ISNUMBER(SEARCH(&quot;C&quot;;[.$J5]));IF(ISBLANK([.$C$4]);&quot;&quot;;[.$C$4]);&quot;&quot;)">
            <text:p/>
          </table:table-cell>
          <table:table-cell table:formula="of:=IF(ISNUMBER(SEARCH(&quot;D&quot;;[.$J5]));IF(ISBLANK([.$C$5]);&quot;&quot;;[.$C$5]);&quot;&quot;)">
            <text:p/>
          </table:table-cell>
          <table:table-cell table:formula="of:=IF(ISNUMBER(SEARCH(&quot;E&quot;;[.$J5]));IF(ISBLANK([.$C$6]);&quot;&quot;;[.$C$6]);&quot;&quot;)">
            <text:p/>
          </table:table-cell>
          <table:table-cell table:formula="of:=IF(ISNUMBER(SEARCH(&quot;F&quot;;[.$J5]));IF(ISBLANK([.$C$7]);&quot;&quot;;[.$C$7]);&quot;&quot;)">
            <text:p/>
          </table:table-cell>
          <table:table-cell table:formula="of:=IF(ISNUMBER(SEARCH(&quot;G&quot;;[.$J5]));IF(ISBLANK([.$C$8]);&quot;&quot;;[.$C$8]);&quot;&quot;)">
            <text:p/>
          </table:table-cell>
          <table:table-cell table:formula="of:=IF(ISNUMBER(SEARCH(&quot;H&quot;;[.$J5]));IF(ISBLANK([.$C$9]);&quot;&quot;;[.$C$9]);&quot;&quot;)">
            <text:p/>
          </table:table-cell>
          <table:table-cell table:formula="of:=IF(ISNUMBER(SEARCH(&quot;I&quot;;[.$J5]));IF(ISBLANK([.$C$10]);&quot;&quot;;[.$C$10]);&quot;&quot;)">
            <text:p/>
          </table:table-cell>
          <table:table-cell table:formula="of:=IF(ISNUMBER(SEARCH(&quot;J&quot;;[.$J5]));IF(ISBLANK([.$C$11]);&quot;&quot;;[.$C$11]);&quot;&quot;)" office:value-type="string" office:string-value="M" calcext:value-type="string">
            <text:p>M</text:p>
          </table:table-cell>
          <table:table-cell table:formula="of:=IF(ISNUMBER(SEARCH(&quot;K&quot;;[.$J5]));IF(ISBLANK([.$C$12]);&quot;&quot;;[.$C$12]);&quot;&quot;)">
            <text:p/>
          </table:table-cell>
          <table:table-cell table:formula="of:=IF(ISNUMBER(SEARCH(&quot;L&quot;;[.$J5]));IF(ISBLANK([.$C$13]);&quot;&quot;;[.$C$13]);&quot;&quot;)">
            <text:p/>
          </table:table-cell>
          <table:table-cell table:formula="of:=IF(ISNUMBER(SEARCH(&quot;M&quot;;[.$J5]));IF(ISBLANK([.$C$14]);&quot;&quot;;[.$C$14]);&quot;&quot;)">
            <text:p/>
          </table:table-cell>
          <table:table-cell table:formula="of:=IF(ISNUMBER(SEARCH(&quot;N&quot;;[.$J5]));IF(ISBLANK([.$C$15]);&quot;&quot;;[.$C$15]);&quot;&quot;)">
            <text:p/>
          </table:table-cell>
          <table:table-cell/>
          <table:table-cell table:formula="of:=IF(ISNUMBER(SEARCH(&quot;A&quot;;[.$J5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5]));IF(ISBLANK([.$D$3]);&quot;&quot;;[.$D$3]);&quot;&quot;)">
            <text:p/>
          </table:table-cell>
          <table:table-cell table:formula="of:=IF(ISNUMBER(SEARCH(&quot;C&quot;;[.$J5]));IF(ISBLANK([.$D$4]);&quot;&quot;;[.$D$4]);&quot;&quot;)">
            <text:p/>
          </table:table-cell>
          <table:table-cell table:formula="of:=IF(ISNUMBER(SEARCH(&quot;D&quot;;[.$J5]));IF(ISBLANK([.$D$5]);&quot;&quot;;[.$D$5]);&quot;&quot;)">
            <text:p/>
          </table:table-cell>
          <table:table-cell table:formula="of:=IF(ISNUMBER(SEARCH(&quot;E&quot;;[.$J5]));IF(ISBLANK([.$D$6]);&quot;&quot;;[.$D$6]);&quot;&quot;)">
            <text:p/>
          </table:table-cell>
          <table:table-cell table:formula="of:=IF(ISNUMBER(SEARCH(&quot;F&quot;;[.$J5]));IF(ISBLANK([.$D$7]);&quot;&quot;;[.$D$7]);&quot;&quot;)">
            <text:p/>
          </table:table-cell>
          <table:table-cell table:formula="of:=IF(ISNUMBER(SEARCH(&quot;G&quot;;[.$J5]));IF(ISBLANK([.$D$8]);&quot;&quot;;[.$D$8]);&quot;&quot;)">
            <text:p/>
          </table:table-cell>
          <table:table-cell table:formula="of:=IF(ISNUMBER(SEARCH(&quot;H&quot;;[.$J5]));IF(ISBLANK([.$D$9]);&quot;&quot;;[.$D$9]);&quot;&quot;)">
            <text:p/>
          </table:table-cell>
          <table:table-cell table:formula="of:=IF(ISNUMBER(SEARCH(&quot;I&quot;;[.$J5]));IF(ISBLANK([.$D$10]);&quot;&quot;;[.$D$10]);&quot;&quot;)">
            <text:p/>
          </table:table-cell>
          <table:table-cell table:formula="of:=IF(ISNUMBER(SEARCH(&quot;J&quot;;[.$J5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J5]));IF(ISBLANK([.$D$12]);&quot;&quot;;[.$D$12]);&quot;&quot;)">
            <text:p/>
          </table:table-cell>
          <table:table-cell table:formula="of:=IF(ISNUMBER(SEARCH(&quot;L&quot;;[.$J5]));IF(ISBLANK([.$D$13]);&quot;&quot;;[.$D$13]);&quot;&quot;)">
            <text:p/>
          </table:table-cell>
          <table:table-cell table:formula="of:=IF(ISNUMBER(SEARCH(&quot;M&quot;;[.$J5]));IF(ISBLANK([.$D$14]);&quot;&quot;;[.$D$14]);&quot;&quot;)">
            <text:p/>
          </table:table-cell>
          <table:table-cell table:formula="of:=IF(ISNUMBER(SEARCH(&quot;N&quot;;[.$J5]));IF(ISBLANK([.$D$15]);&quot;&quot;;[.$D$15]);&quot;&quot;)">
            <text:p/>
          </table:table-cell>
          <table:table-cell/>
          <table:table-cell table:formula="of:=IF(ISNUMBER(SEARCH(&quot;A&quot;;[.$J5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5]));IF(ISBLANK([.$E$3]);&quot;&quot;;[.$E$3]);&quot;&quot;)">
            <text:p/>
          </table:table-cell>
          <table:table-cell table:formula="of:=IF(ISNUMBER(SEARCH(&quot;C&quot;;[.$J5]));IF(ISBLANK([.$E$4]);&quot;&quot;;[.$E$4]);&quot;&quot;)">
            <text:p/>
          </table:table-cell>
          <table:table-cell table:formula="of:=IF(ISNUMBER(SEARCH(&quot;D&quot;;[.$J5]));IF(ISBLANK([.$E$5]);&quot;&quot;;[.$E$5]);&quot;&quot;)">
            <text:p/>
          </table:table-cell>
          <table:table-cell table:formula="of:=IF(ISNUMBER(SEARCH(&quot;E&quot;;[.$J5]));IF(ISBLANK([.$E$6]);&quot;&quot;;[.$E$6]);&quot;&quot;)">
            <text:p/>
          </table:table-cell>
          <table:table-cell table:formula="of:=IF(ISNUMBER(SEARCH(&quot;F&quot;;[.$J5]));IF(ISBLANK([.$E$7]);&quot;&quot;;[.$E$7]);&quot;&quot;)">
            <text:p/>
          </table:table-cell>
          <table:table-cell table:formula="of:=IF(ISNUMBER(SEARCH(&quot;G&quot;;[.$J5]));IF(ISBLANK([.$E$8]);&quot;&quot;;[.$E$8]);&quot;&quot;)">
            <text:p/>
          </table:table-cell>
          <table:table-cell table:formula="of:=IF(ISNUMBER(SEARCH(&quot;H&quot;;[.$J5]));IF(ISBLANK([.$E$9]);&quot;&quot;;[.$E$9]);&quot;&quot;)">
            <text:p/>
          </table:table-cell>
          <table:table-cell table:formula="of:=IF(ISNUMBER(SEARCH(&quot;I&quot;;[.$J5]));IF(ISBLANK([.$E$10]);&quot;&quot;;[.$E$10]);&quot;&quot;)">
            <text:p/>
          </table:table-cell>
          <table:table-cell table:formula="of:=IF(ISNUMBER(SEARCH(&quot;J&quot;;[.$J5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J5]));IF(ISBLANK([.$E$12]);&quot;&quot;;[.$E$12]);&quot;&quot;)">
            <text:p/>
          </table:table-cell>
          <table:table-cell table:formula="of:=IF(ISNUMBER(SEARCH(&quot;L&quot;;[.$J5]));IF(ISBLANK([.$E$13]);&quot;&quot;;[.$E$13]);&quot;&quot;)">
            <text:p/>
          </table:table-cell>
          <table:table-cell table:formula="of:=IF(ISNUMBER(SEARCH(&quot;M&quot;;[.$J5]));IF(ISBLANK([.$E$14]);&quot;&quot;;[.$E$14]);&quot;&quot;)">
            <text:p/>
          </table:table-cell>
          <table:table-cell table:formula="of:=IF(ISNUMBER(SEARCH(&quot;N&quot;;[.$J5]));IF(ISBLANK([.$E$15]);&quot;&quot;;[.$E$15]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G</text:p>
          </table:table-cell>
          <table:table-cell table:number-columns-repeated="2"/>
          <table:table-cell table:formula="of:=IF(OR(ISNUMBER(SEARCH(&quot;C&quot;;[.J6])); ISNUMBER(SEARCH(&quot;D&quot;;[.J6])); ISNUMBER(SEARCH(&quot;H&quot;;[.J6])); ISNUMBER(SEARCH(&quot;L&quot;;[.J6])); ISNUMBER(SEARCH(&quot;M&quot;;[.J6])); ISNUMBER(SEARCH(&quot;N&quot;;[.J6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BCD </text:p>
          </table:table-cell>
          <table:table-cell table:style-name="ce5" office:value-type="string" calcext:value-type="string">
            <text:p>B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RROR</text:p>
          </table:table-cell>
          <table:table-cell table:formula="of:=COUNTIF([.$J$1:.$J$1999];[.J6])" office:value-type="float" office:value="1" calcext:value-type="float">
            <text:p>1</text:p>
          </table:table-cell>
          <table:table-cell/>
          <table:table-cell table:formula="of:=IF(ISNUMBER(SEARCH(&quot;A&quot;;[.$J6]));IF(ISBLANK([.$C$2]);&quot;&quot;;[.$C$2]);&quot;&quot;)">
            <text:p/>
          </table:table-cell>
          <table:table-cell table:formula="of:=IF(ISNUMBER(SEARCH(&quot;B&quot;;[.$J6]));IF(ISBLANK([.$C$3]);&quot;&quot;;[.$C$3]);&quot;&quot;)">
            <text:p/>
          </table:table-cell>
          <table:table-cell table:formula="of:=IF(ISNUMBER(SEARCH(&quot;C&quot;;[.$J6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6]));IF(ISBLANK([.$C$5]);&quot;&quot;;[.$C$5]);&quot;&quot;)">
            <text:p/>
          </table:table-cell>
          <table:table-cell table:formula="of:=IF(ISNUMBER(SEARCH(&quot;E&quot;;[.$J6]));IF(ISBLANK([.$C$6]);&quot;&quot;;[.$C$6]);&quot;&quot;)">
            <text:p/>
          </table:table-cell>
          <table:table-cell table:formula="of:=IF(ISNUMBER(SEARCH(&quot;F&quot;;[.$J6]));IF(ISBLANK([.$C$7]);&quot;&quot;;[.$C$7]);&quot;&quot;)">
            <text:p/>
          </table:table-cell>
          <table:table-cell table:formula="of:=IF(ISNUMBER(SEARCH(&quot;G&quot;;[.$J6]));IF(ISBLANK([.$C$8]);&quot;&quot;;[.$C$8]);&quot;&quot;)">
            <text:p/>
          </table:table-cell>
          <table:table-cell table:formula="of:=IF(ISNUMBER(SEARCH(&quot;H&quot;;[.$J6]));IF(ISBLANK([.$C$9]);&quot;&quot;;[.$C$9]);&quot;&quot;)">
            <text:p/>
          </table:table-cell>
          <table:table-cell table:formula="of:=IF(ISNUMBER(SEARCH(&quot;I&quot;;[.$J6]));IF(ISBLANK([.$C$10]);&quot;&quot;;[.$C$10]);&quot;&quot;)">
            <text:p/>
          </table:table-cell>
          <table:table-cell table:formula="of:=IF(ISNUMBER(SEARCH(&quot;J&quot;;[.$J6]));IF(ISBLANK([.$C$11]);&quot;&quot;;[.$C$11]);&quot;&quot;)">
            <text:p/>
          </table:table-cell>
          <table:table-cell table:formula="of:=IF(ISNUMBER(SEARCH(&quot;K&quot;;[.$J6]));IF(ISBLANK([.$C$12]);&quot;&quot;;[.$C$12]);&quot;&quot;)">
            <text:p/>
          </table:table-cell>
          <table:table-cell table:formula="of:=IF(ISNUMBER(SEARCH(&quot;L&quot;;[.$J6]));IF(ISBLANK([.$C$13]);&quot;&quot;;[.$C$13]);&quot;&quot;)">
            <text:p/>
          </table:table-cell>
          <table:table-cell table:formula="of:=IF(ISNUMBER(SEARCH(&quot;M&quot;;[.$J6]));IF(ISBLANK([.$C$14]);&quot;&quot;;[.$C$14]);&quot;&quot;)">
            <text:p/>
          </table:table-cell>
          <table:table-cell table:formula="of:=IF(ISNUMBER(SEARCH(&quot;N&quot;;[.$J6]));IF(ISBLANK([.$C$15]);&quot;&quot;;[.$C$15]);&quot;&quot;)">
            <text:p/>
          </table:table-cell>
          <table:table-cell/>
          <table:table-cell table:formula="of:=IF(ISNUMBER(SEARCH(&quot;A&quot;;[.$J6]));IF(ISBLANK([.$D$2]);&quot;&quot;;[.$D$2]);&quot;&quot;)">
            <text:p/>
          </table:table-cell>
          <table:table-cell table:formula="of:=IF(ISNUMBER(SEARCH(&quot;B&quot;;[.$J6]));IF(ISBLANK([.$D$3]);&quot;&quot;;[.$D$3]);&quot;&quot;)">
            <text:p/>
          </table:table-cell>
          <table:table-cell table:formula="of:=IF(ISNUMBER(SEARCH(&quot;C&quot;;[.$J6]));IF(ISBLANK([.$D$4]);&quot;&quot;;[.$D$4]);&quot;&quot;)">
            <text:p/>
          </table:table-cell>
          <table:table-cell table:formula="of:=IF(ISNUMBER(SEARCH(&quot;D&quot;;[.$J6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6]));IF(ISBLANK([.$D$6]);&quot;&quot;;[.$D$6]);&quot;&quot;)">
            <text:p/>
          </table:table-cell>
          <table:table-cell table:formula="of:=IF(ISNUMBER(SEARCH(&quot;F&quot;;[.$J6]));IF(ISBLANK([.$D$7]);&quot;&quot;;[.$D$7]);&quot;&quot;)">
            <text:p/>
          </table:table-cell>
          <table:table-cell table:formula="of:=IF(ISNUMBER(SEARCH(&quot;G&quot;;[.$J6]));IF(ISBLANK([.$D$8]);&quot;&quot;;[.$D$8]);&quot;&quot;)">
            <text:p/>
          </table:table-cell>
          <table:table-cell table:formula="of:=IF(ISNUMBER(SEARCH(&quot;H&quot;;[.$J6]));IF(ISBLANK([.$D$9]);&quot;&quot;;[.$D$9]);&quot;&quot;)">
            <text:p/>
          </table:table-cell>
          <table:table-cell table:formula="of:=IF(ISNUMBER(SEARCH(&quot;I&quot;;[.$J6]));IF(ISBLANK([.$D$10]);&quot;&quot;;[.$D$10]);&quot;&quot;)">
            <text:p/>
          </table:table-cell>
          <table:table-cell table:formula="of:=IF(ISNUMBER(SEARCH(&quot;J&quot;;[.$J6]));IF(ISBLANK([.$D$11]);&quot;&quot;;[.$D$11]);&quot;&quot;)">
            <text:p/>
          </table:table-cell>
          <table:table-cell table:formula="of:=IF(ISNUMBER(SEARCH(&quot;K&quot;;[.$J6]));IF(ISBLANK([.$D$12]);&quot;&quot;;[.$D$12]);&quot;&quot;)">
            <text:p/>
          </table:table-cell>
          <table:table-cell table:formula="of:=IF(ISNUMBER(SEARCH(&quot;L&quot;;[.$J6]));IF(ISBLANK([.$D$13]);&quot;&quot;;[.$D$13]);&quot;&quot;)">
            <text:p/>
          </table:table-cell>
          <table:table-cell table:formula="of:=IF(ISNUMBER(SEARCH(&quot;M&quot;;[.$J6]));IF(ISBLANK([.$D$14]);&quot;&quot;;[.$D$14]);&quot;&quot;)">
            <text:p/>
          </table:table-cell>
          <table:table-cell table:formula="of:=IF(ISNUMBER(SEARCH(&quot;N&quot;;[.$J6]));IF(ISBLANK([.$D$15]);&quot;&quot;;[.$D$15]);&quot;&quot;)">
            <text:p/>
          </table:table-cell>
          <table:table-cell/>
          <table:table-cell table:formula="of:=IF(ISNUMBER(SEARCH(&quot;A&quot;;[.$J6]));IF(ISBLANK([.$E$2]);&quot;&quot;;[.$E$2]);&quot;&quot;)">
            <text:p/>
          </table:table-cell>
          <table:table-cell table:formula="of:=IF(ISNUMBER(SEARCH(&quot;B&quot;;[.$J6]));IF(ISBLANK([.$E$3]);&quot;&quot;;[.$E$3]);&quot;&quot;)">
            <text:p/>
          </table:table-cell>
          <table:table-cell table:formula="of:=IF(ISNUMBER(SEARCH(&quot;C&quot;;[.$J6]));IF(ISBLANK([.$E$4]);&quot;&quot;;[.$E$4]);&quot;&quot;)">
            <text:p/>
          </table:table-cell>
          <table:table-cell table:formula="of:=IF(ISNUMBER(SEARCH(&quot;D&quot;;[.$J6]));IF(ISBLANK([.$E$5]);&quot;&quot;;[.$E$5]);&quot;&quot;)">
            <text:p/>
          </table:table-cell>
          <table:table-cell table:formula="of:=IF(ISNUMBER(SEARCH(&quot;E&quot;;[.$J6]));IF(ISBLANK([.$E$6]);&quot;&quot;;[.$E$6]);&quot;&quot;)">
            <text:p/>
          </table:table-cell>
          <table:table-cell table:formula="of:=IF(ISNUMBER(SEARCH(&quot;F&quot;;[.$J6]));IF(ISBLANK([.$E$7]);&quot;&quot;;[.$E$7]);&quot;&quot;)">
            <text:p/>
          </table:table-cell>
          <table:table-cell table:formula="of:=IF(ISNUMBER(SEARCH(&quot;G&quot;;[.$J6]));IF(ISBLANK([.$E$8]);&quot;&quot;;[.$E$8]);&quot;&quot;)">
            <text:p/>
          </table:table-cell>
          <table:table-cell table:formula="of:=IF(ISNUMBER(SEARCH(&quot;H&quot;;[.$J6]));IF(ISBLANK([.$E$9]);&quot;&quot;;[.$E$9]);&quot;&quot;)">
            <text:p/>
          </table:table-cell>
          <table:table-cell table:formula="of:=IF(ISNUMBER(SEARCH(&quot;I&quot;;[.$J6]));IF(ISBLANK([.$E$10]);&quot;&quot;;[.$E$10]);&quot;&quot;)">
            <text:p/>
          </table:table-cell>
          <table:table-cell table:formula="of:=IF(ISNUMBER(SEARCH(&quot;J&quot;;[.$J6]));IF(ISBLANK([.$E$11]);&quot;&quot;;[.$E$11]);&quot;&quot;)">
            <text:p/>
          </table:table-cell>
          <table:table-cell table:formula="of:=IF(ISNUMBER(SEARCH(&quot;K&quot;;[.$J6]));IF(ISBLANK([.$E$12]);&quot;&quot;;[.$E$12]);&quot;&quot;)">
            <text:p/>
          </table:table-cell>
          <table:table-cell table:formula="of:=IF(ISNUMBER(SEARCH(&quot;L&quot;;[.$J6]));IF(ISBLANK([.$E$13]);&quot;&quot;;[.$E$13]);&quot;&quot;)">
            <text:p/>
          </table:table-cell>
          <table:table-cell table:formula="of:=IF(ISNUMBER(SEARCH(&quot;M&quot;;[.$J6]));IF(ISBLANK([.$E$14]);&quot;&quot;;[.$E$14]);&quot;&quot;)">
            <text:p/>
          </table:table-cell>
          <table:table-cell table:formula="of:=IF(ISNUMBER(SEARCH(&quot;N&quot;;[.$J6]));IF(ISBLANK([.$E$15]);&quot;&quot;;[.$E$15]);&quot;&quot;)">
            <text:p/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J</text:p>
          </table:table-cell>
          <table:table-cell table:formula="of:=IF(OR(ISNUMBER(SEARCH(&quot;C&quot;;[.J7])); ISNUMBER(SEARCH(&quot;D&quot;;[.J7])); ISNUMBER(SEARCH(&quot;H&quot;;[.J7])); ISNUMBER(SEARCH(&quot;L&quot;;[.J7])); ISNUMBER(SEARCH(&quot;M&quot;;[.J7])); ISNUMBER(SEARCH(&quot;N&quot;;[.J7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CDFGKN 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AJM </text:p>
          </table:table-cell>
          <table:table-cell table:formula="of:=COUNTIF([.$J$1:.$J$1999];[.J7])" office:value-type="float" office:value="1" calcext:value-type="float">
            <text:p>1</text:p>
          </table:table-cell>
          <table:table-cell/>
          <table:table-cell table:formula="of:=IF(ISNUMBER(SEARCH(&quot;A&quot;;[.$J7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7]));IF(ISBLANK([.$C$3]);&quot;&quot;;[.$C$3]);&quot;&quot;)">
            <text:p/>
          </table:table-cell>
          <table:table-cell table:formula="of:=IF(ISNUMBER(SEARCH(&quot;C&quot;;[.$J7]));IF(ISBLANK([.$C$4]);&quot;&quot;;[.$C$4]);&quot;&quot;)">
            <text:p/>
          </table:table-cell>
          <table:table-cell table:formula="of:=IF(ISNUMBER(SEARCH(&quot;D&quot;;[.$J7]));IF(ISBLANK([.$C$5]);&quot;&quot;;[.$C$5]);&quot;&quot;)">
            <text:p/>
          </table:table-cell>
          <table:table-cell table:formula="of:=IF(ISNUMBER(SEARCH(&quot;E&quot;;[.$J7]));IF(ISBLANK([.$C$6]);&quot;&quot;;[.$C$6]);&quot;&quot;)" office:value-type="string" office:string-value="FG" calcext:value-type="string">
            <text:p>FG</text:p>
          </table:table-cell>
          <table:table-cell table:formula="of:=IF(ISNUMBER(SEARCH(&quot;F&quot;;[.$J7]));IF(ISBLANK([.$C$7]);&quot;&quot;;[.$C$7]);&quot;&quot;)">
            <text:p/>
          </table:table-cell>
          <table:table-cell table:formula="of:=IF(ISNUMBER(SEARCH(&quot;G&quot;;[.$J7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7]));IF(ISBLANK([.$C$9]);&quot;&quot;;[.$C$9]);&quot;&quot;)">
            <text:p/>
          </table:table-cell>
          <table:table-cell table:formula="of:=IF(ISNUMBER(SEARCH(&quot;I&quot;;[.$J7]));IF(ISBLANK([.$C$10]);&quot;&quot;;[.$C$10]);&quot;&quot;)">
            <text:p/>
          </table:table-cell>
          <table:table-cell table:formula="of:=IF(ISNUMBER(SEARCH(&quot;J&quot;;[.$J7]));IF(ISBLANK([.$C$11]);&quot;&quot;;[.$C$11]);&quot;&quot;)">
            <text:p/>
          </table:table-cell>
          <table:table-cell table:formula="of:=IF(ISNUMBER(SEARCH(&quot;K&quot;;[.$J7]));IF(ISBLANK([.$C$12]);&quot;&quot;;[.$C$12]);&quot;&quot;)">
            <text:p/>
          </table:table-cell>
          <table:table-cell table:formula="of:=IF(ISNUMBER(SEARCH(&quot;L&quot;;[.$J7]));IF(ISBLANK([.$C$13]);&quot;&quot;;[.$C$13]);&quot;&quot;)">
            <text:p/>
          </table:table-cell>
          <table:table-cell table:formula="of:=IF(ISNUMBER(SEARCH(&quot;M&quot;;[.$J7]));IF(ISBLANK([.$C$14]);&quot;&quot;;[.$C$14]);&quot;&quot;)">
            <text:p/>
          </table:table-cell>
          <table:table-cell table:formula="of:=IF(ISNUMBER(SEARCH(&quot;N&quot;;[.$J7]));IF(ISBLANK([.$C$15]);&quot;&quot;;[.$C$15]);&quot;&quot;)">
            <text:p/>
          </table:table-cell>
          <table:table-cell/>
          <table:table-cell table:formula="of:=IF(ISNUMBER(SEARCH(&quot;A&quot;;[.$J7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7]));IF(ISBLANK([.$D$3]);&quot;&quot;;[.$D$3]);&quot;&quot;)">
            <text:p/>
          </table:table-cell>
          <table:table-cell table:formula="of:=IF(ISNUMBER(SEARCH(&quot;C&quot;;[.$J7]));IF(ISBLANK([.$D$4]);&quot;&quot;;[.$D$4]);&quot;&quot;)">
            <text:p/>
          </table:table-cell>
          <table:table-cell table:formula="of:=IF(ISNUMBER(SEARCH(&quot;D&quot;;[.$J7]));IF(ISBLANK([.$D$5]);&quot;&quot;;[.$D$5]);&quot;&quot;)">
            <text:p/>
          </table:table-cell>
          <table:table-cell table:formula="of:=IF(ISNUMBER(SEARCH(&quot;E&quot;;[.$J7]));IF(ISBLANK([.$D$6]);&quot;&quot;;[.$D$6]);&quot;&quot;)">
            <text:p/>
          </table:table-cell>
          <table:table-cell table:formula="of:=IF(ISNUMBER(SEARCH(&quot;F&quot;;[.$J7]));IF(ISBLANK([.$D$7]);&quot;&quot;;[.$D$7]);&quot;&quot;)">
            <text:p/>
          </table:table-cell>
          <table:table-cell table:formula="of:=IF(ISNUMBER(SEARCH(&quot;G&quot;;[.$J7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7]));IF(ISBLANK([.$D$9]);&quot;&quot;;[.$D$9]);&quot;&quot;)">
            <text:p/>
          </table:table-cell>
          <table:table-cell table:formula="of:=IF(ISNUMBER(SEARCH(&quot;I&quot;;[.$J7]));IF(ISBLANK([.$D$10]);&quot;&quot;;[.$D$10]);&quot;&quot;)" office:value-type="string" office:string-value="I" calcext:value-type="string">
            <text:p>I</text:p>
          </table:table-cell>
          <table:table-cell table:formula="of:=IF(ISNUMBER(SEARCH(&quot;J&quot;;[.$J7]));IF(ISBLANK([.$D$11]);&quot;&quot;;[.$D$11]);&quot;&quot;)">
            <text:p/>
          </table:table-cell>
          <table:table-cell table:formula="of:=IF(ISNUMBER(SEARCH(&quot;K&quot;;[.$J7]));IF(ISBLANK([.$D$12]);&quot;&quot;;[.$D$12]);&quot;&quot;)">
            <text:p/>
          </table:table-cell>
          <table:table-cell table:formula="of:=IF(ISNUMBER(SEARCH(&quot;L&quot;;[.$J7]));IF(ISBLANK([.$D$13]);&quot;&quot;;[.$D$13]);&quot;&quot;)">
            <text:p/>
          </table:table-cell>
          <table:table-cell table:formula="of:=IF(ISNUMBER(SEARCH(&quot;M&quot;;[.$J7]));IF(ISBLANK([.$D$14]);&quot;&quot;;[.$D$14]);&quot;&quot;)">
            <text:p/>
          </table:table-cell>
          <table:table-cell table:formula="of:=IF(ISNUMBER(SEARCH(&quot;N&quot;;[.$J7]));IF(ISBLANK([.$D$15]);&quot;&quot;;[.$D$15]);&quot;&quot;)">
            <text:p/>
          </table:table-cell>
          <table:table-cell/>
          <table:table-cell table:formula="of:=IF(ISNUMBER(SEARCH(&quot;A&quot;;[.$J7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7]));IF(ISBLANK([.$E$3]);&quot;&quot;;[.$E$3]);&quot;&quot;)">
            <text:p/>
          </table:table-cell>
          <table:table-cell table:formula="of:=IF(ISNUMBER(SEARCH(&quot;C&quot;;[.$J7]));IF(ISBLANK([.$E$4]);&quot;&quot;;[.$E$4]);&quot;&quot;)">
            <text:p/>
          </table:table-cell>
          <table:table-cell table:formula="of:=IF(ISNUMBER(SEARCH(&quot;D&quot;;[.$J7]));IF(ISBLANK([.$E$5]);&quot;&quot;;[.$E$5]);&quot;&quot;)">
            <text:p/>
          </table:table-cell>
          <table:table-cell table:formula="of:=IF(ISNUMBER(SEARCH(&quot;E&quot;;[.$J7]));IF(ISBLANK([.$E$6]);&quot;&quot;;[.$E$6]);&quot;&quot;)">
            <text:p/>
          </table:table-cell>
          <table:table-cell table:formula="of:=IF(ISNUMBER(SEARCH(&quot;F&quot;;[.$J7]));IF(ISBLANK([.$E$7]);&quot;&quot;;[.$E$7]);&quot;&quot;)">
            <text:p/>
          </table:table-cell>
          <table:table-cell table:formula="of:=IF(ISNUMBER(SEARCH(&quot;G&quot;;[.$J7]));IF(ISBLANK([.$E$8]);&quot;&quot;;[.$E$8]);&quot;&quot;)">
            <text:p/>
          </table:table-cell>
          <table:table-cell table:formula="of:=IF(ISNUMBER(SEARCH(&quot;H&quot;;[.$J7]));IF(ISBLANK([.$E$9]);&quot;&quot;;[.$E$9]);&quot;&quot;)">
            <text:p/>
          </table:table-cell>
          <table:table-cell table:formula="of:=IF(ISNUMBER(SEARCH(&quot;I&quot;;[.$J7]));IF(ISBLANK([.$E$10]);&quot;&quot;;[.$E$10]);&quot;&quot;)" office:value-type="string" office:string-value="JM" calcext:value-type="string">
            <text:p>JM</text:p>
          </table:table-cell>
          <table:table-cell table:formula="of:=IF(ISNUMBER(SEARCH(&quot;J&quot;;[.$J7]));IF(ISBLANK([.$E$11]);&quot;&quot;;[.$E$11]);&quot;&quot;)">
            <text:p/>
          </table:table-cell>
          <table:table-cell table:formula="of:=IF(ISNUMBER(SEARCH(&quot;K&quot;;[.$J7]));IF(ISBLANK([.$E$12]);&quot;&quot;;[.$E$12]);&quot;&quot;)">
            <text:p/>
          </table:table-cell>
          <table:table-cell table:formula="of:=IF(ISNUMBER(SEARCH(&quot;L&quot;;[.$J7]));IF(ISBLANK([.$E$13]);&quot;&quot;;[.$E$13]);&quot;&quot;)">
            <text:p/>
          </table:table-cell>
          <table:table-cell table:formula="of:=IF(ISNUMBER(SEARCH(&quot;M&quot;;[.$J7]));IF(ISBLANK([.$E$14]);&quot;&quot;;[.$E$14]);&quot;&quot;)">
            <text:p/>
          </table:table-cell>
          <table:table-cell table:formula="of:=IF(ISNUMBER(SEARCH(&quot;N&quot;;[.$J7]));IF(ISBLANK([.$E$15]);&quot;&quot;;[.$E$15]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ABCD</text:p>
          </table:table-cell>
          <table:table-cell/>
          <table:table-cell table:formula="of:=IF(OR(ISNUMBER(SEARCH(&quot;C&quot;;[.J8])); ISNUMBER(SEARCH(&quot;D&quot;;[.J8])); ISNUMBER(SEARCH(&quot;H&quot;;[.J8])); ISNUMBER(SEARCH(&quot;L&quot;;[.J8])); ISNUMBER(SEARCH(&quot;M&quot;;[.J8])); ISNUMBER(SEARCH(&quot;N&quot;;[.J8]))); &quot;&lt;&quot;;&quot;&quot;)">
            <text:p/>
          </table:table-cell>
          <table:table-cell table:style-name="ce4" table:number-columns-repeated="3"/>
          <table:table-cell table:style-name="ce5" office:value-type="string" calcext:value-type="string">
            <text:p>AJ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GHIM </text:p>
          </table:table-cell>
          <table:table-cell table:style-name="ce5" office:value-type="string" calcext:value-type="string">
            <text:p>AJM </text:p>
          </table:table-cell>
          <table:table-cell table:formula="of:=COUNTIF([.$J$1:.$J$1999];[.J8])" office:value-type="float" office:value="1" calcext:value-type="float">
            <text:p>1</text:p>
          </table:table-cell>
          <table:table-cell/>
          <table:table-cell table:formula="of:=IF(ISNUMBER(SEARCH(&quot;A&quot;;[.$J8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8]));IF(ISBLANK([.$C$3]);&quot;&quot;;[.$C$3]);&quot;&quot;)">
            <text:p/>
          </table:table-cell>
          <table:table-cell table:formula="of:=IF(ISNUMBER(SEARCH(&quot;C&quot;;[.$J8]));IF(ISBLANK([.$C$4]);&quot;&quot;;[.$C$4]);&quot;&quot;)">
            <text:p/>
          </table:table-cell>
          <table:table-cell table:formula="of:=IF(ISNUMBER(SEARCH(&quot;D&quot;;[.$J8]));IF(ISBLANK([.$C$5]);&quot;&quot;;[.$C$5]);&quot;&quot;)">
            <text:p/>
          </table:table-cell>
          <table:table-cell table:formula="of:=IF(ISNUMBER(SEARCH(&quot;E&quot;;[.$J8]));IF(ISBLANK([.$C$6]);&quot;&quot;;[.$C$6]);&quot;&quot;)">
            <text:p/>
          </table:table-cell>
          <table:table-cell table:formula="of:=IF(ISNUMBER(SEARCH(&quot;F&quot;;[.$J8]));IF(ISBLANK([.$C$7]);&quot;&quot;;[.$C$7]);&quot;&quot;)">
            <text:p/>
          </table:table-cell>
          <table:table-cell table:formula="of:=IF(ISNUMBER(SEARCH(&quot;G&quot;;[.$J8]));IF(ISBLANK([.$C$8]);&quot;&quot;;[.$C$8]);&quot;&quot;)">
            <text:p/>
          </table:table-cell>
          <table:table-cell table:formula="of:=IF(ISNUMBER(SEARCH(&quot;H&quot;;[.$J8]));IF(ISBLANK([.$C$9]);&quot;&quot;;[.$C$9]);&quot;&quot;)">
            <text:p/>
          </table:table-cell>
          <table:table-cell table:formula="of:=IF(ISNUMBER(SEARCH(&quot;I&quot;;[.$J8]));IF(ISBLANK([.$C$10]);&quot;&quot;;[.$C$10]);&quot;&quot;)">
            <text:p/>
          </table:table-cell>
          <table:table-cell table:formula="of:=IF(ISNUMBER(SEARCH(&quot;J&quot;;[.$J8]));IF(ISBLANK([.$C$11]);&quot;&quot;;[.$C$11]);&quot;&quot;)" office:value-type="string" office:string-value="M" calcext:value-type="string">
            <text:p>M</text:p>
          </table:table-cell>
          <table:table-cell table:formula="of:=IF(ISNUMBER(SEARCH(&quot;K&quot;;[.$J8]));IF(ISBLANK([.$C$12]);&quot;&quot;;[.$C$12]);&quot;&quot;)">
            <text:p/>
          </table:table-cell>
          <table:table-cell table:formula="of:=IF(ISNUMBER(SEARCH(&quot;L&quot;;[.$J8]));IF(ISBLANK([.$C$13]);&quot;&quot;;[.$C$13]);&quot;&quot;)">
            <text:p/>
          </table:table-cell>
          <table:table-cell table:formula="of:=IF(ISNUMBER(SEARCH(&quot;M&quot;;[.$J8]));IF(ISBLANK([.$C$14]);&quot;&quot;;[.$C$14]);&quot;&quot;)">
            <text:p/>
          </table:table-cell>
          <table:table-cell table:formula="of:=IF(ISNUMBER(SEARCH(&quot;N&quot;;[.$J8]));IF(ISBLANK([.$C$15]);&quot;&quot;;[.$C$15]);&quot;&quot;)">
            <text:p/>
          </table:table-cell>
          <table:table-cell/>
          <table:table-cell table:formula="of:=IF(ISNUMBER(SEARCH(&quot;A&quot;;[.$J8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8]));IF(ISBLANK([.$D$3]);&quot;&quot;;[.$D$3]);&quot;&quot;)">
            <text:p/>
          </table:table-cell>
          <table:table-cell table:formula="of:=IF(ISNUMBER(SEARCH(&quot;C&quot;;[.$J8]));IF(ISBLANK([.$D$4]);&quot;&quot;;[.$D$4]);&quot;&quot;)">
            <text:p/>
          </table:table-cell>
          <table:table-cell table:formula="of:=IF(ISNUMBER(SEARCH(&quot;D&quot;;[.$J8]));IF(ISBLANK([.$D$5]);&quot;&quot;;[.$D$5]);&quot;&quot;)">
            <text:p/>
          </table:table-cell>
          <table:table-cell table:formula="of:=IF(ISNUMBER(SEARCH(&quot;E&quot;;[.$J8]));IF(ISBLANK([.$D$6]);&quot;&quot;;[.$D$6]);&quot;&quot;)">
            <text:p/>
          </table:table-cell>
          <table:table-cell table:formula="of:=IF(ISNUMBER(SEARCH(&quot;F&quot;;[.$J8]));IF(ISBLANK([.$D$7]);&quot;&quot;;[.$D$7]);&quot;&quot;)">
            <text:p/>
          </table:table-cell>
          <table:table-cell table:formula="of:=IF(ISNUMBER(SEARCH(&quot;G&quot;;[.$J8]));IF(ISBLANK([.$D$8]);&quot;&quot;;[.$D$8]);&quot;&quot;)">
            <text:p/>
          </table:table-cell>
          <table:table-cell table:formula="of:=IF(ISNUMBER(SEARCH(&quot;H&quot;;[.$J8]));IF(ISBLANK([.$D$9]);&quot;&quot;;[.$D$9]);&quot;&quot;)">
            <text:p/>
          </table:table-cell>
          <table:table-cell table:formula="of:=IF(ISNUMBER(SEARCH(&quot;I&quot;;[.$J8]));IF(ISBLANK([.$D$10]);&quot;&quot;;[.$D$10]);&quot;&quot;)">
            <text:p/>
          </table:table-cell>
          <table:table-cell table:formula="of:=IF(ISNUMBER(SEARCH(&quot;J&quot;;[.$J8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J8]));IF(ISBLANK([.$D$12]);&quot;&quot;;[.$D$12]);&quot;&quot;)">
            <text:p/>
          </table:table-cell>
          <table:table-cell table:formula="of:=IF(ISNUMBER(SEARCH(&quot;L&quot;;[.$J8]));IF(ISBLANK([.$D$13]);&quot;&quot;;[.$D$13]);&quot;&quot;)">
            <text:p/>
          </table:table-cell>
          <table:table-cell table:formula="of:=IF(ISNUMBER(SEARCH(&quot;M&quot;;[.$J8]));IF(ISBLANK([.$D$14]);&quot;&quot;;[.$D$14]);&quot;&quot;)">
            <text:p/>
          </table:table-cell>
          <table:table-cell table:formula="of:=IF(ISNUMBER(SEARCH(&quot;N&quot;;[.$J8]));IF(ISBLANK([.$D$15]);&quot;&quot;;[.$D$15]);&quot;&quot;)">
            <text:p/>
          </table:table-cell>
          <table:table-cell/>
          <table:table-cell table:formula="of:=IF(ISNUMBER(SEARCH(&quot;A&quot;;[.$J8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8]));IF(ISBLANK([.$E$3]);&quot;&quot;;[.$E$3]);&quot;&quot;)">
            <text:p/>
          </table:table-cell>
          <table:table-cell table:formula="of:=IF(ISNUMBER(SEARCH(&quot;C&quot;;[.$J8]));IF(ISBLANK([.$E$4]);&quot;&quot;;[.$E$4]);&quot;&quot;)">
            <text:p/>
          </table:table-cell>
          <table:table-cell table:formula="of:=IF(ISNUMBER(SEARCH(&quot;D&quot;;[.$J8]));IF(ISBLANK([.$E$5]);&quot;&quot;;[.$E$5]);&quot;&quot;)">
            <text:p/>
          </table:table-cell>
          <table:table-cell table:formula="of:=IF(ISNUMBER(SEARCH(&quot;E&quot;;[.$J8]));IF(ISBLANK([.$E$6]);&quot;&quot;;[.$E$6]);&quot;&quot;)">
            <text:p/>
          </table:table-cell>
          <table:table-cell table:formula="of:=IF(ISNUMBER(SEARCH(&quot;F&quot;;[.$J8]));IF(ISBLANK([.$E$7]);&quot;&quot;;[.$E$7]);&quot;&quot;)">
            <text:p/>
          </table:table-cell>
          <table:table-cell table:formula="of:=IF(ISNUMBER(SEARCH(&quot;G&quot;;[.$J8]));IF(ISBLANK([.$E$8]);&quot;&quot;;[.$E$8]);&quot;&quot;)">
            <text:p/>
          </table:table-cell>
          <table:table-cell table:formula="of:=IF(ISNUMBER(SEARCH(&quot;H&quot;;[.$J8]));IF(ISBLANK([.$E$9]);&quot;&quot;;[.$E$9]);&quot;&quot;)">
            <text:p/>
          </table:table-cell>
          <table:table-cell table:formula="of:=IF(ISNUMBER(SEARCH(&quot;I&quot;;[.$J8]));IF(ISBLANK([.$E$10]);&quot;&quot;;[.$E$10]);&quot;&quot;)">
            <text:p/>
          </table:table-cell>
          <table:table-cell table:formula="of:=IF(ISNUMBER(SEARCH(&quot;J&quot;;[.$J8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J8]));IF(ISBLANK([.$E$12]);&quot;&quot;;[.$E$12]);&quot;&quot;)">
            <text:p/>
          </table:table-cell>
          <table:table-cell table:formula="of:=IF(ISNUMBER(SEARCH(&quot;L&quot;;[.$J8]));IF(ISBLANK([.$E$13]);&quot;&quot;;[.$E$13]);&quot;&quot;)">
            <text:p/>
          </table:table-cell>
          <table:table-cell table:formula="of:=IF(ISNUMBER(SEARCH(&quot;M&quot;;[.$J8]));IF(ISBLANK([.$E$14]);&quot;&quot;;[.$E$14]);&quot;&quot;)">
            <text:p/>
          </table:table-cell>
          <table:table-cell table:formula="of:=IF(ISNUMBER(SEARCH(&quot;N&quot;;[.$J8]));IF(ISBLANK([.$E$15]);&quot;&quot;;[.$E$15]);&quot;&quot;)">
            <text:p/>
          </table:table-cell>
        </table:table-row>
        <table:table-row table:style-name="ro1">
          <table:table-cell office:value-type="string" calcext:value-type="string">
            <text:p>&lt;&gt;</text:p>
          </table:table-cell>
          <table:table-cell office:value-type="string" calcext:value-type="string">
            <text:p>H</text:p>
          </table:table-cell>
          <table:table-cell table:number-columns-repeated="3"/>
          <table:table-cell table:formula="of:=IF(OR(ISNUMBER(SEARCH(&quot;C&quot;;[.J9])); ISNUMBER(SEARCH(&quot;D&quot;;[.J9])); ISNUMBER(SEARCH(&quot;H&quot;;[.J9])); ISNUMBER(SEARCH(&quot;L&quot;;[.J9])); ISNUMBER(SEARCH(&quot;M&quot;;[.J9])); ISNUMBER(SEARCH(&quot;N&quot;;[.J9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BCDKN </text:p>
          </table:table-cell>
          <table:table-cell table:style-name="ce5" office:value-type="string" calcext:value-type="string">
            <text:p>AB </text:p>
          </table:table-cell>
          <table:table-cell table:style-name="ce5" office:value-type="string" calcext:value-type="string">
            <text:p>AE </text:p>
          </table:table-cell>
          <table:table-cell table:style-name="ce5" office:value-type="string" calcext:value-type="string">
            <text:p>B </text:p>
          </table:table-cell>
          <table:table-cell table:formula="of:=COUNTIF([.$J$1:.$J$1999];[.J9])" office:value-type="float" office:value="1" calcext:value-type="float">
            <text:p>1</text:p>
          </table:table-cell>
          <table:table-cell/>
          <table:table-cell table:formula="of:=IF(ISNUMBER(SEARCH(&quot;A&quot;;[.$J9]));IF(ISBLANK([.$C$2]);&quot;&quot;;[.$C$2]);&quot;&quot;)">
            <text:p/>
          </table:table-cell>
          <table:table-cell table:formula="of:=IF(ISNUMBER(SEARCH(&quot;B&quot;;[.$J9]));IF(ISBLANK([.$C$3]);&quot;&quot;;[.$C$3]);&quot;&quot;)">
            <text:p/>
          </table:table-cell>
          <table:table-cell table:formula="of:=IF(ISNUMBER(SEARCH(&quot;C&quot;;[.$J9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9]));IF(ISBLANK([.$C$5]);&quot;&quot;;[.$C$5]);&quot;&quot;)">
            <text:p/>
          </table:table-cell>
          <table:table-cell table:formula="of:=IF(ISNUMBER(SEARCH(&quot;E&quot;;[.$J9]));IF(ISBLANK([.$C$6]);&quot;&quot;;[.$C$6]);&quot;&quot;)">
            <text:p/>
          </table:table-cell>
          <table:table-cell table:formula="of:=IF(ISNUMBER(SEARCH(&quot;F&quot;;[.$J9]));IF(ISBLANK([.$C$7]);&quot;&quot;;[.$C$7]);&quot;&quot;)">
            <text:p/>
          </table:table-cell>
          <table:table-cell table:formula="of:=IF(ISNUMBER(SEARCH(&quot;G&quot;;[.$J9]));IF(ISBLANK([.$C$8]);&quot;&quot;;[.$C$8]);&quot;&quot;)">
            <text:p/>
          </table:table-cell>
          <table:table-cell table:formula="of:=IF(ISNUMBER(SEARCH(&quot;H&quot;;[.$J9]));IF(ISBLANK([.$C$9]);&quot;&quot;;[.$C$9]);&quot;&quot;)">
            <text:p/>
          </table:table-cell>
          <table:table-cell table:formula="of:=IF(ISNUMBER(SEARCH(&quot;I&quot;;[.$J9]));IF(ISBLANK([.$C$10]);&quot;&quot;;[.$C$10]);&quot;&quot;)">
            <text:p/>
          </table:table-cell>
          <table:table-cell table:formula="of:=IF(ISNUMBER(SEARCH(&quot;J&quot;;[.$J9]));IF(ISBLANK([.$C$11]);&quot;&quot;;[.$C$11]);&quot;&quot;)">
            <text:p/>
          </table:table-cell>
          <table:table-cell table:formula="of:=IF(ISNUMBER(SEARCH(&quot;K&quot;;[.$J9]));IF(ISBLANK([.$C$12]);&quot;&quot;;[.$C$12]);&quot;&quot;)" office:value-type="string" office:string-value="A" calcext:value-type="string">
            <text:p>A</text:p>
          </table:table-cell>
          <table:table-cell table:formula="of:=IF(ISNUMBER(SEARCH(&quot;L&quot;;[.$J9]));IF(ISBLANK([.$C$13]);&quot;&quot;;[.$C$13]);&quot;&quot;)">
            <text:p/>
          </table:table-cell>
          <table:table-cell table:formula="of:=IF(ISNUMBER(SEARCH(&quot;M&quot;;[.$J9]));IF(ISBLANK([.$C$14]);&quot;&quot;;[.$C$14]);&quot;&quot;)">
            <text:p/>
          </table:table-cell>
          <table:table-cell table:formula="of:=IF(ISNUMBER(SEARCH(&quot;N&quot;;[.$J9]));IF(ISBLANK([.$C$15]);&quot;&quot;;[.$C$15]);&quot;&quot;)">
            <text:p/>
          </table:table-cell>
          <table:table-cell/>
          <table:table-cell table:formula="of:=IF(ISNUMBER(SEARCH(&quot;A&quot;;[.$J9]));IF(ISBLANK([.$D$2]);&quot;&quot;;[.$D$2]);&quot;&quot;)">
            <text:p/>
          </table:table-cell>
          <table:table-cell table:formula="of:=IF(ISNUMBER(SEARCH(&quot;B&quot;;[.$J9]));IF(ISBLANK([.$D$3]);&quot;&quot;;[.$D$3]);&quot;&quot;)">
            <text:p/>
          </table:table-cell>
          <table:table-cell table:formula="of:=IF(ISNUMBER(SEARCH(&quot;C&quot;;[.$J9]));IF(ISBLANK([.$D$4]);&quot;&quot;;[.$D$4]);&quot;&quot;)">
            <text:p/>
          </table:table-cell>
          <table:table-cell table:formula="of:=IF(ISNUMBER(SEARCH(&quot;D&quot;;[.$J9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9]));IF(ISBLANK([.$D$6]);&quot;&quot;;[.$D$6]);&quot;&quot;)">
            <text:p/>
          </table:table-cell>
          <table:table-cell table:formula="of:=IF(ISNUMBER(SEARCH(&quot;F&quot;;[.$J9]));IF(ISBLANK([.$D$7]);&quot;&quot;;[.$D$7]);&quot;&quot;)">
            <text:p/>
          </table:table-cell>
          <table:table-cell table:formula="of:=IF(ISNUMBER(SEARCH(&quot;G&quot;;[.$J9]));IF(ISBLANK([.$D$8]);&quot;&quot;;[.$D$8]);&quot;&quot;)">
            <text:p/>
          </table:table-cell>
          <table:table-cell table:formula="of:=IF(ISNUMBER(SEARCH(&quot;H&quot;;[.$J9]));IF(ISBLANK([.$D$9]);&quot;&quot;;[.$D$9]);&quot;&quot;)">
            <text:p/>
          </table:table-cell>
          <table:table-cell table:formula="of:=IF(ISNUMBER(SEARCH(&quot;I&quot;;[.$J9]));IF(ISBLANK([.$D$10]);&quot;&quot;;[.$D$10]);&quot;&quot;)">
            <text:p/>
          </table:table-cell>
          <table:table-cell table:formula="of:=IF(ISNUMBER(SEARCH(&quot;J&quot;;[.$J9]));IF(ISBLANK([.$D$11]);&quot;&quot;;[.$D$11]);&quot;&quot;)">
            <text:p/>
          </table:table-cell>
          <table:table-cell table:formula="of:=IF(ISNUMBER(SEARCH(&quot;K&quot;;[.$J9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J9]));IF(ISBLANK([.$D$13]);&quot;&quot;;[.$D$13]);&quot;&quot;)">
            <text:p/>
          </table:table-cell>
          <table:table-cell table:formula="of:=IF(ISNUMBER(SEARCH(&quot;M&quot;;[.$J9]));IF(ISBLANK([.$D$14]);&quot;&quot;;[.$D$14]);&quot;&quot;)">
            <text:p/>
          </table:table-cell>
          <table:table-cell table:formula="of:=IF(ISNUMBER(SEARCH(&quot;N&quot;;[.$J9]));IF(ISBLANK([.$D$15]);&quot;&quot;;[.$D$15]);&quot;&quot;)" office:value-type="string" office:string-value="A" calcext:value-type="string">
            <text:p>A</text:p>
          </table:table-cell>
          <table:table-cell/>
          <table:table-cell table:formula="of:=IF(ISNUMBER(SEARCH(&quot;A&quot;;[.$J9]));IF(ISBLANK([.$E$2]);&quot;&quot;;[.$E$2]);&quot;&quot;)">
            <text:p/>
          </table:table-cell>
          <table:table-cell table:formula="of:=IF(ISNUMBER(SEARCH(&quot;B&quot;;[.$J9]));IF(ISBLANK([.$E$3]);&quot;&quot;;[.$E$3]);&quot;&quot;)">
            <text:p/>
          </table:table-cell>
          <table:table-cell table:formula="of:=IF(ISNUMBER(SEARCH(&quot;C&quot;;[.$J9]));IF(ISBLANK([.$E$4]);&quot;&quot;;[.$E$4]);&quot;&quot;)">
            <text:p/>
          </table:table-cell>
          <table:table-cell table:formula="of:=IF(ISNUMBER(SEARCH(&quot;D&quot;;[.$J9]));IF(ISBLANK([.$E$5]);&quot;&quot;;[.$E$5]);&quot;&quot;)">
            <text:p/>
          </table:table-cell>
          <table:table-cell table:formula="of:=IF(ISNUMBER(SEARCH(&quot;E&quot;;[.$J9]));IF(ISBLANK([.$E$6]);&quot;&quot;;[.$E$6]);&quot;&quot;)">
            <text:p/>
          </table:table-cell>
          <table:table-cell table:formula="of:=IF(ISNUMBER(SEARCH(&quot;F&quot;;[.$J9]));IF(ISBLANK([.$E$7]);&quot;&quot;;[.$E$7]);&quot;&quot;)">
            <text:p/>
          </table:table-cell>
          <table:table-cell table:formula="of:=IF(ISNUMBER(SEARCH(&quot;G&quot;;[.$J9]));IF(ISBLANK([.$E$8]);&quot;&quot;;[.$E$8]);&quot;&quot;)">
            <text:p/>
          </table:table-cell>
          <table:table-cell table:formula="of:=IF(ISNUMBER(SEARCH(&quot;H&quot;;[.$J9]));IF(ISBLANK([.$E$9]);&quot;&quot;;[.$E$9]);&quot;&quot;)">
            <text:p/>
          </table:table-cell>
          <table:table-cell table:formula="of:=IF(ISNUMBER(SEARCH(&quot;I&quot;;[.$J9]));IF(ISBLANK([.$E$10]);&quot;&quot;;[.$E$10]);&quot;&quot;)">
            <text:p/>
          </table:table-cell>
          <table:table-cell table:formula="of:=IF(ISNUMBER(SEARCH(&quot;J&quot;;[.$J9]));IF(ISBLANK([.$E$11]);&quot;&quot;;[.$E$11]);&quot;&quot;)">
            <text:p/>
          </table:table-cell>
          <table:table-cell table:formula="of:=IF(ISNUMBER(SEARCH(&quot;K&quot;;[.$J9]));IF(ISBLANK([.$E$12]);&quot;&quot;;[.$E$12]);&quot;&quot;)" office:value-type="string" office:string-value="B" calcext:value-type="string">
            <text:p>B</text:p>
          </table:table-cell>
          <table:table-cell table:formula="of:=IF(ISNUMBER(SEARCH(&quot;L&quot;;[.$J9]));IF(ISBLANK([.$E$13]);&quot;&quot;;[.$E$13]);&quot;&quot;)">
            <text:p/>
          </table:table-cell>
          <table:table-cell table:formula="of:=IF(ISNUMBER(SEARCH(&quot;M&quot;;[.$J9]));IF(ISBLANK([.$E$14]);&quot;&quot;;[.$E$14]);&quot;&quot;)">
            <text:p/>
          </table:table-cell>
          <table:table-cell table:formula="of:=IF(ISNUMBER(SEARCH(&quot;N&quot;;[.$J9]));IF(ISBLANK([.$E$15]);&quot;&quot;;[.$E$15]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M</text:p>
          </table:table-cell>
          <table:table-cell table:formula="of:=IF(OR(ISNUMBER(SEARCH(&quot;C&quot;;[.J10])); ISNUMBER(SEARCH(&quot;D&quot;;[.J10])); ISNUMBER(SEARCH(&quot;H&quot;;[.J10])); ISNUMBER(SEARCH(&quot;L&quot;;[.J10])); ISNUMBER(SEARCH(&quot;M&quot;;[.J10])); ISNUMBER(SEARCH(&quot;N&quot;;[.J10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BCDKN </text:p>
          </table:table-cell>
          <table:table-cell table:style-name="ce5" office:value-type="string" calcext:value-type="string">
            <text:p>ABCDEGHI </text:p>
          </table:table-cell>
          <table:table-cell table:style-name="ce5" office:value-type="string" calcext:value-type="string">
            <text:p>AJM </text:p>
          </table:table-cell>
          <table:table-cell table:formula="of:=COUNTIF([.$J$1:.$J$1999];[.J10])" office:value-type="float" office:value="1" calcext:value-type="float">
            <text:p>1</text:p>
          </table:table-cell>
          <table:table-cell/>
          <table:table-cell table:formula="of:=IF(ISNUMBER(SEARCH(&quot;A&quot;;[.$J10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10]));IF(ISBLANK([.$C$3]);&quot;&quot;;[.$C$3]);&quot;&quot;)">
            <text:p/>
          </table:table-cell>
          <table:table-cell table:formula="of:=IF(ISNUMBER(SEARCH(&quot;C&quot;;[.$J10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10]));IF(ISBLANK([.$C$5]);&quot;&quot;;[.$C$5]);&quot;&quot;)">
            <text:p/>
          </table:table-cell>
          <table:table-cell table:formula="of:=IF(ISNUMBER(SEARCH(&quot;E&quot;;[.$J10]));IF(ISBLANK([.$C$6]);&quot;&quot;;[.$C$6]);&quot;&quot;)">
            <text:p/>
          </table:table-cell>
          <table:table-cell table:formula="of:=IF(ISNUMBER(SEARCH(&quot;F&quot;;[.$J10]));IF(ISBLANK([.$C$7]);&quot;&quot;;[.$C$7]);&quot;&quot;)">
            <text:p/>
          </table:table-cell>
          <table:table-cell table:formula="of:=IF(ISNUMBER(SEARCH(&quot;G&quot;;[.$J10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10]));IF(ISBLANK([.$C$9]);&quot;&quot;;[.$C$9]);&quot;&quot;)">
            <text:p/>
          </table:table-cell>
          <table:table-cell table:formula="of:=IF(ISNUMBER(SEARCH(&quot;I&quot;;[.$J10]));IF(ISBLANK([.$C$10]);&quot;&quot;;[.$C$10]);&quot;&quot;)">
            <text:p/>
          </table:table-cell>
          <table:table-cell table:formula="of:=IF(ISNUMBER(SEARCH(&quot;J&quot;;[.$J10]));IF(ISBLANK([.$C$11]);&quot;&quot;;[.$C$11]);&quot;&quot;)">
            <text:p/>
          </table:table-cell>
          <table:table-cell table:formula="of:=IF(ISNUMBER(SEARCH(&quot;K&quot;;[.$J10]));IF(ISBLANK([.$C$12]);&quot;&quot;;[.$C$12]);&quot;&quot;)">
            <text:p/>
          </table:table-cell>
          <table:table-cell table:formula="of:=IF(ISNUMBER(SEARCH(&quot;L&quot;;[.$J10]));IF(ISBLANK([.$C$13]);&quot;&quot;;[.$C$13]);&quot;&quot;)">
            <text:p/>
          </table:table-cell>
          <table:table-cell table:formula="of:=IF(ISNUMBER(SEARCH(&quot;M&quot;;[.$J10]));IF(ISBLANK([.$C$14]);&quot;&quot;;[.$C$14]);&quot;&quot;)">
            <text:p/>
          </table:table-cell>
          <table:table-cell table:formula="of:=IF(ISNUMBER(SEARCH(&quot;N&quot;;[.$J10]));IF(ISBLANK([.$C$15]);&quot;&quot;;[.$C$15]);&quot;&quot;)">
            <text:p/>
          </table:table-cell>
          <table:table-cell/>
          <table:table-cell table:formula="of:=IF(ISNUMBER(SEARCH(&quot;A&quot;;[.$J10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10]));IF(ISBLANK([.$D$3]);&quot;&quot;;[.$D$3]);&quot;&quot;)">
            <text:p/>
          </table:table-cell>
          <table:table-cell table:formula="of:=IF(ISNUMBER(SEARCH(&quot;C&quot;;[.$J10]));IF(ISBLANK([.$D$4]);&quot;&quot;;[.$D$4]);&quot;&quot;)">
            <text:p/>
          </table:table-cell>
          <table:table-cell table:formula="of:=IF(ISNUMBER(SEARCH(&quot;D&quot;;[.$J10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10]));IF(ISBLANK([.$D$6]);&quot;&quot;;[.$D$6]);&quot;&quot;)">
            <text:p/>
          </table:table-cell>
          <table:table-cell table:formula="of:=IF(ISNUMBER(SEARCH(&quot;F&quot;;[.$J10]));IF(ISBLANK([.$D$7]);&quot;&quot;;[.$D$7]);&quot;&quot;)">
            <text:p/>
          </table:table-cell>
          <table:table-cell table:formula="of:=IF(ISNUMBER(SEARCH(&quot;G&quot;;[.$J10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10]));IF(ISBLANK([.$D$9]);&quot;&quot;;[.$D$9]);&quot;&quot;)">
            <text:p/>
          </table:table-cell>
          <table:table-cell table:formula="of:=IF(ISNUMBER(SEARCH(&quot;I&quot;;[.$J10]));IF(ISBLANK([.$D$10]);&quot;&quot;;[.$D$10]);&quot;&quot;)" office:value-type="string" office:string-value="I" calcext:value-type="string">
            <text:p>I</text:p>
          </table:table-cell>
          <table:table-cell table:formula="of:=IF(ISNUMBER(SEARCH(&quot;J&quot;;[.$J10]));IF(ISBLANK([.$D$11]);&quot;&quot;;[.$D$11]);&quot;&quot;)">
            <text:p/>
          </table:table-cell>
          <table:table-cell table:formula="of:=IF(ISNUMBER(SEARCH(&quot;K&quot;;[.$J10]));IF(ISBLANK([.$D$12]);&quot;&quot;;[.$D$12]);&quot;&quot;)">
            <text:p/>
          </table:table-cell>
          <table:table-cell table:formula="of:=IF(ISNUMBER(SEARCH(&quot;L&quot;;[.$J10]));IF(ISBLANK([.$D$13]);&quot;&quot;;[.$D$13]);&quot;&quot;)">
            <text:p/>
          </table:table-cell>
          <table:table-cell table:formula="of:=IF(ISNUMBER(SEARCH(&quot;M&quot;;[.$J10]));IF(ISBLANK([.$D$14]);&quot;&quot;;[.$D$14]);&quot;&quot;)">
            <text:p/>
          </table:table-cell>
          <table:table-cell table:formula="of:=IF(ISNUMBER(SEARCH(&quot;N&quot;;[.$J10]));IF(ISBLANK([.$D$15]);&quot;&quot;;[.$D$15]);&quot;&quot;)">
            <text:p/>
          </table:table-cell>
          <table:table-cell/>
          <table:table-cell table:formula="of:=IF(ISNUMBER(SEARCH(&quot;A&quot;;[.$J10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10]));IF(ISBLANK([.$E$3]);&quot;&quot;;[.$E$3]);&quot;&quot;)">
            <text:p/>
          </table:table-cell>
          <table:table-cell table:formula="of:=IF(ISNUMBER(SEARCH(&quot;C&quot;;[.$J10]));IF(ISBLANK([.$E$4]);&quot;&quot;;[.$E$4]);&quot;&quot;)">
            <text:p/>
          </table:table-cell>
          <table:table-cell table:formula="of:=IF(ISNUMBER(SEARCH(&quot;D&quot;;[.$J10]));IF(ISBLANK([.$E$5]);&quot;&quot;;[.$E$5]);&quot;&quot;)">
            <text:p/>
          </table:table-cell>
          <table:table-cell table:formula="of:=IF(ISNUMBER(SEARCH(&quot;E&quot;;[.$J10]));IF(ISBLANK([.$E$6]);&quot;&quot;;[.$E$6]);&quot;&quot;)">
            <text:p/>
          </table:table-cell>
          <table:table-cell table:formula="of:=IF(ISNUMBER(SEARCH(&quot;F&quot;;[.$J10]));IF(ISBLANK([.$E$7]);&quot;&quot;;[.$E$7]);&quot;&quot;)">
            <text:p/>
          </table:table-cell>
          <table:table-cell table:formula="of:=IF(ISNUMBER(SEARCH(&quot;G&quot;;[.$J10]));IF(ISBLANK([.$E$8]);&quot;&quot;;[.$E$8]);&quot;&quot;)">
            <text:p/>
          </table:table-cell>
          <table:table-cell table:formula="of:=IF(ISNUMBER(SEARCH(&quot;H&quot;;[.$J10]));IF(ISBLANK([.$E$9]);&quot;&quot;;[.$E$9]);&quot;&quot;)">
            <text:p/>
          </table:table-cell>
          <table:table-cell table:formula="of:=IF(ISNUMBER(SEARCH(&quot;I&quot;;[.$J10]));IF(ISBLANK([.$E$10]);&quot;&quot;;[.$E$10]);&quot;&quot;)" office:value-type="string" office:string-value="JM" calcext:value-type="string">
            <text:p>JM</text:p>
          </table:table-cell>
          <table:table-cell table:formula="of:=IF(ISNUMBER(SEARCH(&quot;J&quot;;[.$J10]));IF(ISBLANK([.$E$11]);&quot;&quot;;[.$E$11]);&quot;&quot;)">
            <text:p/>
          </table:table-cell>
          <table:table-cell table:formula="of:=IF(ISNUMBER(SEARCH(&quot;K&quot;;[.$J10]));IF(ISBLANK([.$E$12]);&quot;&quot;;[.$E$12]);&quot;&quot;)">
            <text:p/>
          </table:table-cell>
          <table:table-cell table:formula="of:=IF(ISNUMBER(SEARCH(&quot;L&quot;;[.$J10]));IF(ISBLANK([.$E$13]);&quot;&quot;;[.$E$13]);&quot;&quot;)">
            <text:p/>
          </table:table-cell>
          <table:table-cell table:formula="of:=IF(ISNUMBER(SEARCH(&quot;M&quot;;[.$J10]));IF(ISBLANK([.$E$14]);&quot;&quot;;[.$E$14]);&quot;&quot;)">
            <text:p/>
          </table:table-cell>
          <table:table-cell table:formula="of:=IF(ISNUMBER(SEARCH(&quot;N&quot;;[.$J10]));IF(ISBLANK([.$E$15]);&quot;&quot;;[.$E$15]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M</text:p>
          </table:table-cell>
          <table:table-cell table:formula="of:=IF(OR(ISNUMBER(SEARCH(&quot;C&quot;;[.J11])); ISNUMBER(SEARCH(&quot;D&quot;;[.J11])); ISNUMBER(SEARCH(&quot;H&quot;;[.J11])); ISNUMBER(SEARCH(&quot;L&quot;;[.J11])); ISNUMBER(SEARCH(&quot;M&quot;;[.J11])); ISNUMBER(SEARCH(&quot;N&quot;;[.J11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JM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DGHIM </text:p>
          </table:table-cell>
          <table:table-cell table:style-name="ce5" office:value-type="string" calcext:value-type="string">
            <text:p>AHJM </text:p>
          </table:table-cell>
          <table:table-cell table:formula="of:=COUNTIF([.$J$1:.$J$1999];[.J11])" office:value-type="float" office:value="1" calcext:value-type="float">
            <text:p>1</text:p>
          </table:table-cell>
          <table:table-cell/>
          <table:table-cell table:formula="of:=IF(ISNUMBER(SEARCH(&quot;A&quot;;[.$J11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11]));IF(ISBLANK([.$C$3]);&quot;&quot;;[.$C$3]);&quot;&quot;)">
            <text:p/>
          </table:table-cell>
          <table:table-cell table:formula="of:=IF(ISNUMBER(SEARCH(&quot;C&quot;;[.$J11]));IF(ISBLANK([.$C$4]);&quot;&quot;;[.$C$4]);&quot;&quot;)">
            <text:p/>
          </table:table-cell>
          <table:table-cell table:formula="of:=IF(ISNUMBER(SEARCH(&quot;D&quot;;[.$J11]));IF(ISBLANK([.$C$5]);&quot;&quot;;[.$C$5]);&quot;&quot;)">
            <text:p/>
          </table:table-cell>
          <table:table-cell table:formula="of:=IF(ISNUMBER(SEARCH(&quot;E&quot;;[.$J11]));IF(ISBLANK([.$C$6]);&quot;&quot;;[.$C$6]);&quot;&quot;)">
            <text:p/>
          </table:table-cell>
          <table:table-cell table:formula="of:=IF(ISNUMBER(SEARCH(&quot;F&quot;;[.$J11]));IF(ISBLANK([.$C$7]);&quot;&quot;;[.$C$7]);&quot;&quot;)">
            <text:p/>
          </table:table-cell>
          <table:table-cell table:formula="of:=IF(ISNUMBER(SEARCH(&quot;G&quot;;[.$J11]));IF(ISBLANK([.$C$8]);&quot;&quot;;[.$C$8]);&quot;&quot;)">
            <text:p/>
          </table:table-cell>
          <table:table-cell table:formula="of:=IF(ISNUMBER(SEARCH(&quot;H&quot;;[.$J11]));IF(ISBLANK([.$C$9]);&quot;&quot;;[.$C$9]);&quot;&quot;)">
            <text:p/>
          </table:table-cell>
          <table:table-cell table:formula="of:=IF(ISNUMBER(SEARCH(&quot;I&quot;;[.$J11]));IF(ISBLANK([.$C$10]);&quot;&quot;;[.$C$10]);&quot;&quot;)">
            <text:p/>
          </table:table-cell>
          <table:table-cell table:formula="of:=IF(ISNUMBER(SEARCH(&quot;J&quot;;[.$J11]));IF(ISBLANK([.$C$11]);&quot;&quot;;[.$C$11]);&quot;&quot;)" office:value-type="string" office:string-value="M" calcext:value-type="string">
            <text:p>M</text:p>
          </table:table-cell>
          <table:table-cell table:formula="of:=IF(ISNUMBER(SEARCH(&quot;K&quot;;[.$J11]));IF(ISBLANK([.$C$12]);&quot;&quot;;[.$C$12]);&quot;&quot;)">
            <text:p/>
          </table:table-cell>
          <table:table-cell table:formula="of:=IF(ISNUMBER(SEARCH(&quot;L&quot;;[.$J11]));IF(ISBLANK([.$C$13]);&quot;&quot;;[.$C$13]);&quot;&quot;)">
            <text:p/>
          </table:table-cell>
          <table:table-cell table:formula="of:=IF(ISNUMBER(SEARCH(&quot;M&quot;;[.$J11]));IF(ISBLANK([.$C$14]);&quot;&quot;;[.$C$14]);&quot;&quot;)" office:value-type="string" office:string-value="C" calcext:value-type="string">
            <text:p>C</text:p>
          </table:table-cell>
          <table:table-cell table:formula="of:=IF(ISNUMBER(SEARCH(&quot;N&quot;;[.$J11]));IF(ISBLANK([.$C$15]);&quot;&quot;;[.$C$15]);&quot;&quot;)">
            <text:p/>
          </table:table-cell>
          <table:table-cell/>
          <table:table-cell table:formula="of:=IF(ISNUMBER(SEARCH(&quot;A&quot;;[.$J11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11]));IF(ISBLANK([.$D$3]);&quot;&quot;;[.$D$3]);&quot;&quot;)">
            <text:p/>
          </table:table-cell>
          <table:table-cell table:formula="of:=IF(ISNUMBER(SEARCH(&quot;C&quot;;[.$J11]));IF(ISBLANK([.$D$4]);&quot;&quot;;[.$D$4]);&quot;&quot;)">
            <text:p/>
          </table:table-cell>
          <table:table-cell table:formula="of:=IF(ISNUMBER(SEARCH(&quot;D&quot;;[.$J11]));IF(ISBLANK([.$D$5]);&quot;&quot;;[.$D$5]);&quot;&quot;)">
            <text:p/>
          </table:table-cell>
          <table:table-cell table:formula="of:=IF(ISNUMBER(SEARCH(&quot;E&quot;;[.$J11]));IF(ISBLANK([.$D$6]);&quot;&quot;;[.$D$6]);&quot;&quot;)">
            <text:p/>
          </table:table-cell>
          <table:table-cell table:formula="of:=IF(ISNUMBER(SEARCH(&quot;F&quot;;[.$J11]));IF(ISBLANK([.$D$7]);&quot;&quot;;[.$D$7]);&quot;&quot;)">
            <text:p/>
          </table:table-cell>
          <table:table-cell table:formula="of:=IF(ISNUMBER(SEARCH(&quot;G&quot;;[.$J11]));IF(ISBLANK([.$D$8]);&quot;&quot;;[.$D$8]);&quot;&quot;)">
            <text:p/>
          </table:table-cell>
          <table:table-cell table:formula="of:=IF(ISNUMBER(SEARCH(&quot;H&quot;;[.$J11]));IF(ISBLANK([.$D$9]);&quot;&quot;;[.$D$9]);&quot;&quot;)">
            <text:p/>
          </table:table-cell>
          <table:table-cell table:formula="of:=IF(ISNUMBER(SEARCH(&quot;I&quot;;[.$J11]));IF(ISBLANK([.$D$10]);&quot;&quot;;[.$D$10]);&quot;&quot;)">
            <text:p/>
          </table:table-cell>
          <table:table-cell table:formula="of:=IF(ISNUMBER(SEARCH(&quot;J&quot;;[.$J11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J11]));IF(ISBLANK([.$D$12]);&quot;&quot;;[.$D$12]);&quot;&quot;)">
            <text:p/>
          </table:table-cell>
          <table:table-cell table:formula="of:=IF(ISNUMBER(SEARCH(&quot;L&quot;;[.$J11]));IF(ISBLANK([.$D$13]);&quot;&quot;;[.$D$13]);&quot;&quot;)">
            <text:p/>
          </table:table-cell>
          <table:table-cell table:formula="of:=IF(ISNUMBER(SEARCH(&quot;M&quot;;[.$J11]));IF(ISBLANK([.$D$14]);&quot;&quot;;[.$D$14]);&quot;&quot;)" office:value-type="string" office:string-value="D" calcext:value-type="string">
            <text:p>D</text:p>
          </table:table-cell>
          <table:table-cell table:formula="of:=IF(ISNUMBER(SEARCH(&quot;N&quot;;[.$J11]));IF(ISBLANK([.$D$15]);&quot;&quot;;[.$D$15]);&quot;&quot;)">
            <text:p/>
          </table:table-cell>
          <table:table-cell/>
          <table:table-cell table:formula="of:=IF(ISNUMBER(SEARCH(&quot;A&quot;;[.$J11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11]));IF(ISBLANK([.$E$3]);&quot;&quot;;[.$E$3]);&quot;&quot;)">
            <text:p/>
          </table:table-cell>
          <table:table-cell table:formula="of:=IF(ISNUMBER(SEARCH(&quot;C&quot;;[.$J11]));IF(ISBLANK([.$E$4]);&quot;&quot;;[.$E$4]);&quot;&quot;)">
            <text:p/>
          </table:table-cell>
          <table:table-cell table:formula="of:=IF(ISNUMBER(SEARCH(&quot;D&quot;;[.$J11]));IF(ISBLANK([.$E$5]);&quot;&quot;;[.$E$5]);&quot;&quot;)">
            <text:p/>
          </table:table-cell>
          <table:table-cell table:formula="of:=IF(ISNUMBER(SEARCH(&quot;E&quot;;[.$J11]));IF(ISBLANK([.$E$6]);&quot;&quot;;[.$E$6]);&quot;&quot;)">
            <text:p/>
          </table:table-cell>
          <table:table-cell table:formula="of:=IF(ISNUMBER(SEARCH(&quot;F&quot;;[.$J11]));IF(ISBLANK([.$E$7]);&quot;&quot;;[.$E$7]);&quot;&quot;)">
            <text:p/>
          </table:table-cell>
          <table:table-cell table:formula="of:=IF(ISNUMBER(SEARCH(&quot;G&quot;;[.$J11]));IF(ISBLANK([.$E$8]);&quot;&quot;;[.$E$8]);&quot;&quot;)">
            <text:p/>
          </table:table-cell>
          <table:table-cell table:formula="of:=IF(ISNUMBER(SEARCH(&quot;H&quot;;[.$J11]));IF(ISBLANK([.$E$9]);&quot;&quot;;[.$E$9]);&quot;&quot;)">
            <text:p/>
          </table:table-cell>
          <table:table-cell table:formula="of:=IF(ISNUMBER(SEARCH(&quot;I&quot;;[.$J11]));IF(ISBLANK([.$E$10]);&quot;&quot;;[.$E$10]);&quot;&quot;)">
            <text:p/>
          </table:table-cell>
          <table:table-cell table:formula="of:=IF(ISNUMBER(SEARCH(&quot;J&quot;;[.$J11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J11]));IF(ISBLANK([.$E$12]);&quot;&quot;;[.$E$12]);&quot;&quot;)">
            <text:p/>
          </table:table-cell>
          <table:table-cell table:formula="of:=IF(ISNUMBER(SEARCH(&quot;L&quot;;[.$J11]));IF(ISBLANK([.$E$13]);&quot;&quot;;[.$E$13]);&quot;&quot;)">
            <text:p/>
          </table:table-cell>
          <table:table-cell table:formula="of:=IF(ISNUMBER(SEARCH(&quot;M&quot;;[.$J11]));IF(ISBLANK([.$E$14]);&quot;&quot;;[.$E$14]);&quot;&quot;)" office:value-type="string" office:string-value="H" calcext:value-type="string">
            <text:p>H</text:p>
          </table:table-cell>
          <table:table-cell table:formula="of:=IF(ISNUMBER(SEARCH(&quot;N&quot;;[.$J11]));IF(ISBLANK([.$E$15]);&quot;&quot;;[.$E$15]);&quot;&quot;)">
            <text:p/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F(OR(ISNUMBER(SEARCH(&quot;C&quot;;[.J12])); ISNUMBER(SEARCH(&quot;D&quot;;[.J12])); ISNUMBER(SEARCH(&quot;H&quot;;[.J12])); ISNUMBER(SEARCH(&quot;L&quot;;[.J12])); ISNUMBER(SEARCH(&quot;M&quot;;[.J12])); ISNUMBER(SEARCH(&quot;N&quot;;[.J12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BC 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H </text:p>
          </table:table-cell>
          <table:table-cell table:formula="of:=COUNTIF([.$J$1:.$J$1999];[.J12])" office:value-type="float" office:value="1" calcext:value-type="float">
            <text:p>1</text:p>
          </table:table-cell>
          <table:table-cell/>
          <table:table-cell table:formula="of:=IF(ISNUMBER(SEARCH(&quot;A&quot;;[.$J12]));IF(ISBLANK([.$C$2]);&quot;&quot;;[.$C$2]);&quot;&quot;)">
            <text:p/>
          </table:table-cell>
          <table:table-cell table:formula="of:=IF(ISNUMBER(SEARCH(&quot;B&quot;;[.$J12]));IF(ISBLANK([.$C$3]);&quot;&quot;;[.$C$3]);&quot;&quot;)">
            <text:p/>
          </table:table-cell>
          <table:table-cell table:formula="of:=IF(ISNUMBER(SEARCH(&quot;C&quot;;[.$J12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12]));IF(ISBLANK([.$C$5]);&quot;&quot;;[.$C$5]);&quot;&quot;)">
            <text:p/>
          </table:table-cell>
          <table:table-cell table:formula="of:=IF(ISNUMBER(SEARCH(&quot;E&quot;;[.$J12]));IF(ISBLANK([.$C$6]);&quot;&quot;;[.$C$6]);&quot;&quot;)">
            <text:p/>
          </table:table-cell>
          <table:table-cell table:formula="of:=IF(ISNUMBER(SEARCH(&quot;F&quot;;[.$J12]));IF(ISBLANK([.$C$7]);&quot;&quot;;[.$C$7]);&quot;&quot;)">
            <text:p/>
          </table:table-cell>
          <table:table-cell table:formula="of:=IF(ISNUMBER(SEARCH(&quot;G&quot;;[.$J12]));IF(ISBLANK([.$C$8]);&quot;&quot;;[.$C$8]);&quot;&quot;)">
            <text:p/>
          </table:table-cell>
          <table:table-cell table:formula="of:=IF(ISNUMBER(SEARCH(&quot;H&quot;;[.$J12]));IF(ISBLANK([.$C$9]);&quot;&quot;;[.$C$9]);&quot;&quot;)">
            <text:p/>
          </table:table-cell>
          <table:table-cell table:formula="of:=IF(ISNUMBER(SEARCH(&quot;I&quot;;[.$J12]));IF(ISBLANK([.$C$10]);&quot;&quot;;[.$C$10]);&quot;&quot;)">
            <text:p/>
          </table:table-cell>
          <table:table-cell table:formula="of:=IF(ISNUMBER(SEARCH(&quot;J&quot;;[.$J12]));IF(ISBLANK([.$C$11]);&quot;&quot;;[.$C$11]);&quot;&quot;)">
            <text:p/>
          </table:table-cell>
          <table:table-cell table:formula="of:=IF(ISNUMBER(SEARCH(&quot;K&quot;;[.$J12]));IF(ISBLANK([.$C$12]);&quot;&quot;;[.$C$12]);&quot;&quot;)">
            <text:p/>
          </table:table-cell>
          <table:table-cell table:formula="of:=IF(ISNUMBER(SEARCH(&quot;L&quot;;[.$J12]));IF(ISBLANK([.$C$13]);&quot;&quot;;[.$C$13]);&quot;&quot;)">
            <text:p/>
          </table:table-cell>
          <table:table-cell table:formula="of:=IF(ISNUMBER(SEARCH(&quot;M&quot;;[.$J12]));IF(ISBLANK([.$C$14]);&quot;&quot;;[.$C$14]);&quot;&quot;)" office:value-type="string" office:string-value="C" calcext:value-type="string">
            <text:p>C</text:p>
          </table:table-cell>
          <table:table-cell table:formula="of:=IF(ISNUMBER(SEARCH(&quot;N&quot;;[.$J12]));IF(ISBLANK([.$C$15]);&quot;&quot;;[.$C$15]);&quot;&quot;)">
            <text:p/>
          </table:table-cell>
          <table:table-cell/>
          <table:table-cell table:formula="of:=IF(ISNUMBER(SEARCH(&quot;A&quot;;[.$J12]));IF(ISBLANK([.$D$2]);&quot;&quot;;[.$D$2]);&quot;&quot;)">
            <text:p/>
          </table:table-cell>
          <table:table-cell table:formula="of:=IF(ISNUMBER(SEARCH(&quot;B&quot;;[.$J12]));IF(ISBLANK([.$D$3]);&quot;&quot;;[.$D$3]);&quot;&quot;)">
            <text:p/>
          </table:table-cell>
          <table:table-cell table:formula="of:=IF(ISNUMBER(SEARCH(&quot;C&quot;;[.$J12]));IF(ISBLANK([.$D$4]);&quot;&quot;;[.$D$4]);&quot;&quot;)">
            <text:p/>
          </table:table-cell>
          <table:table-cell table:formula="of:=IF(ISNUMBER(SEARCH(&quot;D&quot;;[.$J12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12]));IF(ISBLANK([.$D$6]);&quot;&quot;;[.$D$6]);&quot;&quot;)">
            <text:p/>
          </table:table-cell>
          <table:table-cell table:formula="of:=IF(ISNUMBER(SEARCH(&quot;F&quot;;[.$J12]));IF(ISBLANK([.$D$7]);&quot;&quot;;[.$D$7]);&quot;&quot;)">
            <text:p/>
          </table:table-cell>
          <table:table-cell table:formula="of:=IF(ISNUMBER(SEARCH(&quot;G&quot;;[.$J12]));IF(ISBLANK([.$D$8]);&quot;&quot;;[.$D$8]);&quot;&quot;)">
            <text:p/>
          </table:table-cell>
          <table:table-cell table:formula="of:=IF(ISNUMBER(SEARCH(&quot;H&quot;;[.$J12]));IF(ISBLANK([.$D$9]);&quot;&quot;;[.$D$9]);&quot;&quot;)">
            <text:p/>
          </table:table-cell>
          <table:table-cell table:formula="of:=IF(ISNUMBER(SEARCH(&quot;I&quot;;[.$J12]));IF(ISBLANK([.$D$10]);&quot;&quot;;[.$D$10]);&quot;&quot;)">
            <text:p/>
          </table:table-cell>
          <table:table-cell table:formula="of:=IF(ISNUMBER(SEARCH(&quot;J&quot;;[.$J12]));IF(ISBLANK([.$D$11]);&quot;&quot;;[.$D$11]);&quot;&quot;)">
            <text:p/>
          </table:table-cell>
          <table:table-cell table:formula="of:=IF(ISNUMBER(SEARCH(&quot;K&quot;;[.$J12]));IF(ISBLANK([.$D$12]);&quot;&quot;;[.$D$12]);&quot;&quot;)">
            <text:p/>
          </table:table-cell>
          <table:table-cell table:formula="of:=IF(ISNUMBER(SEARCH(&quot;L&quot;;[.$J12]));IF(ISBLANK([.$D$13]);&quot;&quot;;[.$D$13]);&quot;&quot;)">
            <text:p/>
          </table:table-cell>
          <table:table-cell table:formula="of:=IF(ISNUMBER(SEARCH(&quot;M&quot;;[.$J12]));IF(ISBLANK([.$D$14]);&quot;&quot;;[.$D$14]);&quot;&quot;)" office:value-type="string" office:string-value="D" calcext:value-type="string">
            <text:p>D</text:p>
          </table:table-cell>
          <table:table-cell table:formula="of:=IF(ISNUMBER(SEARCH(&quot;N&quot;;[.$J12]));IF(ISBLANK([.$D$15]);&quot;&quot;;[.$D$15]);&quot;&quot;)">
            <text:p/>
          </table:table-cell>
          <table:table-cell/>
          <table:table-cell table:formula="of:=IF(ISNUMBER(SEARCH(&quot;A&quot;;[.$J12]));IF(ISBLANK([.$E$2]);&quot;&quot;;[.$E$2]);&quot;&quot;)">
            <text:p/>
          </table:table-cell>
          <table:table-cell table:formula="of:=IF(ISNUMBER(SEARCH(&quot;B&quot;;[.$J12]));IF(ISBLANK([.$E$3]);&quot;&quot;;[.$E$3]);&quot;&quot;)">
            <text:p/>
          </table:table-cell>
          <table:table-cell table:formula="of:=IF(ISNUMBER(SEARCH(&quot;C&quot;;[.$J12]));IF(ISBLANK([.$E$4]);&quot;&quot;;[.$E$4]);&quot;&quot;)">
            <text:p/>
          </table:table-cell>
          <table:table-cell table:formula="of:=IF(ISNUMBER(SEARCH(&quot;D&quot;;[.$J12]));IF(ISBLANK([.$E$5]);&quot;&quot;;[.$E$5]);&quot;&quot;)">
            <text:p/>
          </table:table-cell>
          <table:table-cell table:formula="of:=IF(ISNUMBER(SEARCH(&quot;E&quot;;[.$J12]));IF(ISBLANK([.$E$6]);&quot;&quot;;[.$E$6]);&quot;&quot;)">
            <text:p/>
          </table:table-cell>
          <table:table-cell table:formula="of:=IF(ISNUMBER(SEARCH(&quot;F&quot;;[.$J12]));IF(ISBLANK([.$E$7]);&quot;&quot;;[.$E$7]);&quot;&quot;)">
            <text:p/>
          </table:table-cell>
          <table:table-cell table:formula="of:=IF(ISNUMBER(SEARCH(&quot;G&quot;;[.$J12]));IF(ISBLANK([.$E$8]);&quot;&quot;;[.$E$8]);&quot;&quot;)">
            <text:p/>
          </table:table-cell>
          <table:table-cell table:formula="of:=IF(ISNUMBER(SEARCH(&quot;H&quot;;[.$J12]));IF(ISBLANK([.$E$9]);&quot;&quot;;[.$E$9]);&quot;&quot;)">
            <text:p/>
          </table:table-cell>
          <table:table-cell table:formula="of:=IF(ISNUMBER(SEARCH(&quot;I&quot;;[.$J12]));IF(ISBLANK([.$E$10]);&quot;&quot;;[.$E$10]);&quot;&quot;)">
            <text:p/>
          </table:table-cell>
          <table:table-cell table:formula="of:=IF(ISNUMBER(SEARCH(&quot;J&quot;;[.$J12]));IF(ISBLANK([.$E$11]);&quot;&quot;;[.$E$11]);&quot;&quot;)">
            <text:p/>
          </table:table-cell>
          <table:table-cell table:formula="of:=IF(ISNUMBER(SEARCH(&quot;K&quot;;[.$J12]));IF(ISBLANK([.$E$12]);&quot;&quot;;[.$E$12]);&quot;&quot;)">
            <text:p/>
          </table:table-cell>
          <table:table-cell table:formula="of:=IF(ISNUMBER(SEARCH(&quot;L&quot;;[.$J12]));IF(ISBLANK([.$E$13]);&quot;&quot;;[.$E$13]);&quot;&quot;)">
            <text:p/>
          </table:table-cell>
          <table:table-cell table:formula="of:=IF(ISNUMBER(SEARCH(&quot;M&quot;;[.$J12]));IF(ISBLANK([.$E$14]);&quot;&quot;;[.$E$14]);&quot;&quot;)" office:value-type="string" office:string-value="H" calcext:value-type="string">
            <text:p>H</text:p>
          </table:table-cell>
          <table:table-cell table:formula="of:=IF(ISNUMBER(SEARCH(&quot;N&quot;;[.$J12]));IF(ISBLANK([.$E$15]);&quot;&quot;;[.$E$15]);&quot;&quot;)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formula="of:=IF(OR(ISNUMBER(SEARCH(&quot;C&quot;;[.J13])); ISNUMBER(SEARCH(&quot;D&quot;;[.J13])); ISNUMBER(SEARCH(&quot;H&quot;;[.J13])); ISNUMBER(SEARCH(&quot;L&quot;;[.J13])); ISNUMBER(SEARCH(&quot;M&quot;;[.J13])); ISNUMBER(SEARCH(&quot;N&quot;;[.J13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GHIM </text:p>
          </table:table-cell>
          <table:table-cell table:style-name="ce5" office:value-type="string" calcext:value-type="string">
            <text:p>CDKN 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AHJM </text:p>
          </table:table-cell>
          <table:table-cell table:formula="of:=COUNTIF([.$J$1:.$J$1999];[.J13])" office:value-type="float" office:value="1" calcext:value-type="float">
            <text:p>1</text:p>
          </table:table-cell>
          <table:table-cell/>
          <table:table-cell table:formula="of:=IF(ISNUMBER(SEARCH(&quot;A&quot;;[.$J13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13]));IF(ISBLANK([.$C$3]);&quot;&quot;;[.$C$3]);&quot;&quot;)">
            <text:p/>
          </table:table-cell>
          <table:table-cell table:formula="of:=IF(ISNUMBER(SEARCH(&quot;C&quot;;[.$J13]));IF(ISBLANK([.$C$4]);&quot;&quot;;[.$C$4]);&quot;&quot;)">
            <text:p/>
          </table:table-cell>
          <table:table-cell table:formula="of:=IF(ISNUMBER(SEARCH(&quot;D&quot;;[.$J13]));IF(ISBLANK([.$C$5]);&quot;&quot;;[.$C$5]);&quot;&quot;)">
            <text:p/>
          </table:table-cell>
          <table:table-cell table:formula="of:=IF(ISNUMBER(SEARCH(&quot;E&quot;;[.$J13]));IF(ISBLANK([.$C$6]);&quot;&quot;;[.$C$6]);&quot;&quot;)">
            <text:p/>
          </table:table-cell>
          <table:table-cell table:formula="of:=IF(ISNUMBER(SEARCH(&quot;F&quot;;[.$J13]));IF(ISBLANK([.$C$7]);&quot;&quot;;[.$C$7]);&quot;&quot;)">
            <text:p/>
          </table:table-cell>
          <table:table-cell table:formula="of:=IF(ISNUMBER(SEARCH(&quot;G&quot;;[.$J13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13]));IF(ISBLANK([.$C$9]);&quot;&quot;;[.$C$9]);&quot;&quot;)">
            <text:p/>
          </table:table-cell>
          <table:table-cell table:formula="of:=IF(ISNUMBER(SEARCH(&quot;I&quot;;[.$J13]));IF(ISBLANK([.$C$10]);&quot;&quot;;[.$C$10]);&quot;&quot;)">
            <text:p/>
          </table:table-cell>
          <table:table-cell table:formula="of:=IF(ISNUMBER(SEARCH(&quot;J&quot;;[.$J13]));IF(ISBLANK([.$C$11]);&quot;&quot;;[.$C$11]);&quot;&quot;)">
            <text:p/>
          </table:table-cell>
          <table:table-cell table:formula="of:=IF(ISNUMBER(SEARCH(&quot;K&quot;;[.$J13]));IF(ISBLANK([.$C$12]);&quot;&quot;;[.$C$12]);&quot;&quot;)">
            <text:p/>
          </table:table-cell>
          <table:table-cell table:formula="of:=IF(ISNUMBER(SEARCH(&quot;L&quot;;[.$J13]));IF(ISBLANK([.$C$13]);&quot;&quot;;[.$C$13]);&quot;&quot;)">
            <text:p/>
          </table:table-cell>
          <table:table-cell table:formula="of:=IF(ISNUMBER(SEARCH(&quot;M&quot;;[.$J13]));IF(ISBLANK([.$C$14]);&quot;&quot;;[.$C$14]);&quot;&quot;)" office:value-type="string" office:string-value="C" calcext:value-type="string">
            <text:p>C</text:p>
          </table:table-cell>
          <table:table-cell table:formula="of:=IF(ISNUMBER(SEARCH(&quot;N&quot;;[.$J13]));IF(ISBLANK([.$C$15]);&quot;&quot;;[.$C$15]);&quot;&quot;)">
            <text:p/>
          </table:table-cell>
          <table:table-cell/>
          <table:table-cell table:formula="of:=IF(ISNUMBER(SEARCH(&quot;A&quot;;[.$J13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13]));IF(ISBLANK([.$D$3]);&quot;&quot;;[.$D$3]);&quot;&quot;)">
            <text:p/>
          </table:table-cell>
          <table:table-cell table:formula="of:=IF(ISNUMBER(SEARCH(&quot;C&quot;;[.$J13]));IF(ISBLANK([.$D$4]);&quot;&quot;;[.$D$4]);&quot;&quot;)">
            <text:p/>
          </table:table-cell>
          <table:table-cell table:formula="of:=IF(ISNUMBER(SEARCH(&quot;D&quot;;[.$J13]));IF(ISBLANK([.$D$5]);&quot;&quot;;[.$D$5]);&quot;&quot;)">
            <text:p/>
          </table:table-cell>
          <table:table-cell table:formula="of:=IF(ISNUMBER(SEARCH(&quot;E&quot;;[.$J13]));IF(ISBLANK([.$D$6]);&quot;&quot;;[.$D$6]);&quot;&quot;)">
            <text:p/>
          </table:table-cell>
          <table:table-cell table:formula="of:=IF(ISNUMBER(SEARCH(&quot;F&quot;;[.$J13]));IF(ISBLANK([.$D$7]);&quot;&quot;;[.$D$7]);&quot;&quot;)">
            <text:p/>
          </table:table-cell>
          <table:table-cell table:formula="of:=IF(ISNUMBER(SEARCH(&quot;G&quot;;[.$J13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13]));IF(ISBLANK([.$D$9]);&quot;&quot;;[.$D$9]);&quot;&quot;)">
            <text:p/>
          </table:table-cell>
          <table:table-cell table:formula="of:=IF(ISNUMBER(SEARCH(&quot;I&quot;;[.$J13]));IF(ISBLANK([.$D$10]);&quot;&quot;;[.$D$10]);&quot;&quot;)" office:value-type="string" office:string-value="I" calcext:value-type="string">
            <text:p>I</text:p>
          </table:table-cell>
          <table:table-cell table:formula="of:=IF(ISNUMBER(SEARCH(&quot;J&quot;;[.$J13]));IF(ISBLANK([.$D$11]);&quot;&quot;;[.$D$11]);&quot;&quot;)">
            <text:p/>
          </table:table-cell>
          <table:table-cell table:formula="of:=IF(ISNUMBER(SEARCH(&quot;K&quot;;[.$J13]));IF(ISBLANK([.$D$12]);&quot;&quot;;[.$D$12]);&quot;&quot;)">
            <text:p/>
          </table:table-cell>
          <table:table-cell table:formula="of:=IF(ISNUMBER(SEARCH(&quot;L&quot;;[.$J13]));IF(ISBLANK([.$D$13]);&quot;&quot;;[.$D$13]);&quot;&quot;)">
            <text:p/>
          </table:table-cell>
          <table:table-cell table:formula="of:=IF(ISNUMBER(SEARCH(&quot;M&quot;;[.$J13]));IF(ISBLANK([.$D$14]);&quot;&quot;;[.$D$14]);&quot;&quot;)" office:value-type="string" office:string-value="D" calcext:value-type="string">
            <text:p>D</text:p>
          </table:table-cell>
          <table:table-cell table:formula="of:=IF(ISNUMBER(SEARCH(&quot;N&quot;;[.$J13]));IF(ISBLANK([.$D$15]);&quot;&quot;;[.$D$15]);&quot;&quot;)">
            <text:p/>
          </table:table-cell>
          <table:table-cell/>
          <table:table-cell table:formula="of:=IF(ISNUMBER(SEARCH(&quot;A&quot;;[.$J13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13]));IF(ISBLANK([.$E$3]);&quot;&quot;;[.$E$3]);&quot;&quot;)">
            <text:p/>
          </table:table-cell>
          <table:table-cell table:formula="of:=IF(ISNUMBER(SEARCH(&quot;C&quot;;[.$J13]));IF(ISBLANK([.$E$4]);&quot;&quot;;[.$E$4]);&quot;&quot;)">
            <text:p/>
          </table:table-cell>
          <table:table-cell table:formula="of:=IF(ISNUMBER(SEARCH(&quot;D&quot;;[.$J13]));IF(ISBLANK([.$E$5]);&quot;&quot;;[.$E$5]);&quot;&quot;)">
            <text:p/>
          </table:table-cell>
          <table:table-cell table:formula="of:=IF(ISNUMBER(SEARCH(&quot;E&quot;;[.$J13]));IF(ISBLANK([.$E$6]);&quot;&quot;;[.$E$6]);&quot;&quot;)">
            <text:p/>
          </table:table-cell>
          <table:table-cell table:formula="of:=IF(ISNUMBER(SEARCH(&quot;F&quot;;[.$J13]));IF(ISBLANK([.$E$7]);&quot;&quot;;[.$E$7]);&quot;&quot;)">
            <text:p/>
          </table:table-cell>
          <table:table-cell table:formula="of:=IF(ISNUMBER(SEARCH(&quot;G&quot;;[.$J13]));IF(ISBLANK([.$E$8]);&quot;&quot;;[.$E$8]);&quot;&quot;)">
            <text:p/>
          </table:table-cell>
          <table:table-cell table:formula="of:=IF(ISNUMBER(SEARCH(&quot;H&quot;;[.$J13]));IF(ISBLANK([.$E$9]);&quot;&quot;;[.$E$9]);&quot;&quot;)">
            <text:p/>
          </table:table-cell>
          <table:table-cell table:formula="of:=IF(ISNUMBER(SEARCH(&quot;I&quot;;[.$J13]));IF(ISBLANK([.$E$10]);&quot;&quot;;[.$E$10]);&quot;&quot;)" office:value-type="string" office:string-value="JM" calcext:value-type="string">
            <text:p>JM</text:p>
          </table:table-cell>
          <table:table-cell table:formula="of:=IF(ISNUMBER(SEARCH(&quot;J&quot;;[.$J13]));IF(ISBLANK([.$E$11]);&quot;&quot;;[.$E$11]);&quot;&quot;)">
            <text:p/>
          </table:table-cell>
          <table:table-cell table:formula="of:=IF(ISNUMBER(SEARCH(&quot;K&quot;;[.$J13]));IF(ISBLANK([.$E$12]);&quot;&quot;;[.$E$12]);&quot;&quot;)">
            <text:p/>
          </table:table-cell>
          <table:table-cell table:formula="of:=IF(ISNUMBER(SEARCH(&quot;L&quot;;[.$J13]));IF(ISBLANK([.$E$13]);&quot;&quot;;[.$E$13]);&quot;&quot;)">
            <text:p/>
          </table:table-cell>
          <table:table-cell table:formula="of:=IF(ISNUMBER(SEARCH(&quot;M&quot;;[.$J13]));IF(ISBLANK([.$E$14]);&quot;&quot;;[.$E$14]);&quot;&quot;)" office:value-type="string" office:string-value="H" calcext:value-type="string">
            <text:p>H</text:p>
          </table:table-cell>
          <table:table-cell table:formula="of:=IF(ISNUMBER(SEARCH(&quot;N&quot;;[.$J13]));IF(ISBLANK([.$E$15]);&quot;&quot;;[.$E$15]);&quot;&quot;)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formula="of:=IF(OR(ISNUMBER(SEARCH(&quot;C&quot;;[.J14])); ISNUMBER(SEARCH(&quot;D&quot;;[.J14])); ISNUMBER(SEARCH(&quot;H&quot;;[.J14])); ISNUMBER(SEARCH(&quot;L&quot;;[.J14])); ISNUMBER(SEARCH(&quot;M&quot;;[.J14])); ISNUMBER(SEARCH(&quot;N&quot;;[.J14]))); &quot;&lt;&quot;;&quot;&quot;)">
            <text:p/>
          </table:table-cell>
          <table:table-cell table:style-name="ce4" table:number-columns-repeated="3"/>
          <table:table-cell table:style-name="ce5" office:value-type="string" calcext:value-type="string">
            <text:p>B </text:p>
          </table:table-cell>
          <table:table-cell table:number-columns-repeated="3" office:value-type="string" calcext:value-type="string">
            <text:p>ERROR</text:p>
          </table:table-cell>
          <table:table-cell table:formula="of:=COUNTIF([.$J$1:.$J$1999];[.J14])" office:value-type="float" office:value="1" calcext:value-type="float">
            <text:p>1</text:p>
          </table:table-cell>
          <table:table-cell/>
          <table:table-cell table:formula="of:=IF(ISNUMBER(SEARCH(&quot;A&quot;;[.$J14]));IF(ISBLANK([.$C$2]);&quot;&quot;;[.$C$2]);&quot;&quot;)">
            <text:p/>
          </table:table-cell>
          <table:table-cell table:formula="of:=IF(ISNUMBER(SEARCH(&quot;B&quot;;[.$J14]));IF(ISBLANK([.$C$3]);&quot;&quot;;[.$C$3]);&quot;&quot;)">
            <text:p/>
          </table:table-cell>
          <table:table-cell table:formula="of:=IF(ISNUMBER(SEARCH(&quot;C&quot;;[.$J14]));IF(ISBLANK([.$C$4]);&quot;&quot;;[.$C$4]);&quot;&quot;)">
            <text:p/>
          </table:table-cell>
          <table:table-cell table:formula="of:=IF(ISNUMBER(SEARCH(&quot;D&quot;;[.$J14]));IF(ISBLANK([.$C$5]);&quot;&quot;;[.$C$5]);&quot;&quot;)">
            <text:p/>
          </table:table-cell>
          <table:table-cell table:formula="of:=IF(ISNUMBER(SEARCH(&quot;E&quot;;[.$J14]));IF(ISBLANK([.$C$6]);&quot;&quot;;[.$C$6]);&quot;&quot;)">
            <text:p/>
          </table:table-cell>
          <table:table-cell table:formula="of:=IF(ISNUMBER(SEARCH(&quot;F&quot;;[.$J14]));IF(ISBLANK([.$C$7]);&quot;&quot;;[.$C$7]);&quot;&quot;)">
            <text:p/>
          </table:table-cell>
          <table:table-cell table:formula="of:=IF(ISNUMBER(SEARCH(&quot;G&quot;;[.$J14]));IF(ISBLANK([.$C$8]);&quot;&quot;;[.$C$8]);&quot;&quot;)">
            <text:p/>
          </table:table-cell>
          <table:table-cell table:formula="of:=IF(ISNUMBER(SEARCH(&quot;H&quot;;[.$J14]));IF(ISBLANK([.$C$9]);&quot;&quot;;[.$C$9]);&quot;&quot;)">
            <text:p/>
          </table:table-cell>
          <table:table-cell table:formula="of:=IF(ISNUMBER(SEARCH(&quot;I&quot;;[.$J14]));IF(ISBLANK([.$C$10]);&quot;&quot;;[.$C$10]);&quot;&quot;)">
            <text:p/>
          </table:table-cell>
          <table:table-cell table:formula="of:=IF(ISNUMBER(SEARCH(&quot;J&quot;;[.$J14]));IF(ISBLANK([.$C$11]);&quot;&quot;;[.$C$11]);&quot;&quot;)">
            <text:p/>
          </table:table-cell>
          <table:table-cell table:formula="of:=IF(ISNUMBER(SEARCH(&quot;K&quot;;[.$J14]));IF(ISBLANK([.$C$12]);&quot;&quot;;[.$C$12]);&quot;&quot;)">
            <text:p/>
          </table:table-cell>
          <table:table-cell table:formula="of:=IF(ISNUMBER(SEARCH(&quot;L&quot;;[.$J14]));IF(ISBLANK([.$C$13]);&quot;&quot;;[.$C$13]);&quot;&quot;)">
            <text:p/>
          </table:table-cell>
          <table:table-cell table:formula="of:=IF(ISNUMBER(SEARCH(&quot;M&quot;;[.$J14]));IF(ISBLANK([.$C$14]);&quot;&quot;;[.$C$14]);&quot;&quot;)">
            <text:p/>
          </table:table-cell>
          <table:table-cell table:formula="of:=IF(ISNUMBER(SEARCH(&quot;N&quot;;[.$J14]));IF(ISBLANK([.$C$15]);&quot;&quot;;[.$C$15]);&quot;&quot;)">
            <text:p/>
          </table:table-cell>
          <table:table-cell/>
          <table:table-cell table:formula="of:=IF(ISNUMBER(SEARCH(&quot;A&quot;;[.$J14]));IF(ISBLANK([.$D$2]);&quot;&quot;;[.$D$2]);&quot;&quot;)">
            <text:p/>
          </table:table-cell>
          <table:table-cell table:formula="of:=IF(ISNUMBER(SEARCH(&quot;B&quot;;[.$J14]));IF(ISBLANK([.$D$3]);&quot;&quot;;[.$D$3]);&quot;&quot;)">
            <text:p/>
          </table:table-cell>
          <table:table-cell table:formula="of:=IF(ISNUMBER(SEARCH(&quot;C&quot;;[.$J14]));IF(ISBLANK([.$D$4]);&quot;&quot;;[.$D$4]);&quot;&quot;)">
            <text:p/>
          </table:table-cell>
          <table:table-cell table:formula="of:=IF(ISNUMBER(SEARCH(&quot;D&quot;;[.$J14]));IF(ISBLANK([.$D$5]);&quot;&quot;;[.$D$5]);&quot;&quot;)">
            <text:p/>
          </table:table-cell>
          <table:table-cell table:formula="of:=IF(ISNUMBER(SEARCH(&quot;E&quot;;[.$J14]));IF(ISBLANK([.$D$6]);&quot;&quot;;[.$D$6]);&quot;&quot;)">
            <text:p/>
          </table:table-cell>
          <table:table-cell table:formula="of:=IF(ISNUMBER(SEARCH(&quot;F&quot;;[.$J14]));IF(ISBLANK([.$D$7]);&quot;&quot;;[.$D$7]);&quot;&quot;)">
            <text:p/>
          </table:table-cell>
          <table:table-cell table:formula="of:=IF(ISNUMBER(SEARCH(&quot;G&quot;;[.$J14]));IF(ISBLANK([.$D$8]);&quot;&quot;;[.$D$8]);&quot;&quot;)">
            <text:p/>
          </table:table-cell>
          <table:table-cell table:formula="of:=IF(ISNUMBER(SEARCH(&quot;H&quot;;[.$J14]));IF(ISBLANK([.$D$9]);&quot;&quot;;[.$D$9]);&quot;&quot;)">
            <text:p/>
          </table:table-cell>
          <table:table-cell table:formula="of:=IF(ISNUMBER(SEARCH(&quot;I&quot;;[.$J14]));IF(ISBLANK([.$D$10]);&quot;&quot;;[.$D$10]);&quot;&quot;)">
            <text:p/>
          </table:table-cell>
          <table:table-cell table:formula="of:=IF(ISNUMBER(SEARCH(&quot;J&quot;;[.$J14]));IF(ISBLANK([.$D$11]);&quot;&quot;;[.$D$11]);&quot;&quot;)">
            <text:p/>
          </table:table-cell>
          <table:table-cell table:formula="of:=IF(ISNUMBER(SEARCH(&quot;K&quot;;[.$J14]));IF(ISBLANK([.$D$12]);&quot;&quot;;[.$D$12]);&quot;&quot;)">
            <text:p/>
          </table:table-cell>
          <table:table-cell table:formula="of:=IF(ISNUMBER(SEARCH(&quot;L&quot;;[.$J14]));IF(ISBLANK([.$D$13]);&quot;&quot;;[.$D$13]);&quot;&quot;)">
            <text:p/>
          </table:table-cell>
          <table:table-cell table:formula="of:=IF(ISNUMBER(SEARCH(&quot;M&quot;;[.$J14]));IF(ISBLANK([.$D$14]);&quot;&quot;;[.$D$14]);&quot;&quot;)">
            <text:p/>
          </table:table-cell>
          <table:table-cell table:formula="of:=IF(ISNUMBER(SEARCH(&quot;N&quot;;[.$J14]));IF(ISBLANK([.$D$15]);&quot;&quot;;[.$D$15]);&quot;&quot;)">
            <text:p/>
          </table:table-cell>
          <table:table-cell/>
          <table:table-cell table:formula="of:=IF(ISNUMBER(SEARCH(&quot;A&quot;;[.$J14]));IF(ISBLANK([.$E$2]);&quot;&quot;;[.$E$2]);&quot;&quot;)">
            <text:p/>
          </table:table-cell>
          <table:table-cell table:formula="of:=IF(ISNUMBER(SEARCH(&quot;B&quot;;[.$J14]));IF(ISBLANK([.$E$3]);&quot;&quot;;[.$E$3]);&quot;&quot;)">
            <text:p/>
          </table:table-cell>
          <table:table-cell table:formula="of:=IF(ISNUMBER(SEARCH(&quot;C&quot;;[.$J14]));IF(ISBLANK([.$E$4]);&quot;&quot;;[.$E$4]);&quot;&quot;)">
            <text:p/>
          </table:table-cell>
          <table:table-cell table:formula="of:=IF(ISNUMBER(SEARCH(&quot;D&quot;;[.$J14]));IF(ISBLANK([.$E$5]);&quot;&quot;;[.$E$5]);&quot;&quot;)">
            <text:p/>
          </table:table-cell>
          <table:table-cell table:formula="of:=IF(ISNUMBER(SEARCH(&quot;E&quot;;[.$J14]));IF(ISBLANK([.$E$6]);&quot;&quot;;[.$E$6]);&quot;&quot;)">
            <text:p/>
          </table:table-cell>
          <table:table-cell table:formula="of:=IF(ISNUMBER(SEARCH(&quot;F&quot;;[.$J14]));IF(ISBLANK([.$E$7]);&quot;&quot;;[.$E$7]);&quot;&quot;)">
            <text:p/>
          </table:table-cell>
          <table:table-cell table:formula="of:=IF(ISNUMBER(SEARCH(&quot;G&quot;;[.$J14]));IF(ISBLANK([.$E$8]);&quot;&quot;;[.$E$8]);&quot;&quot;)">
            <text:p/>
          </table:table-cell>
          <table:table-cell table:formula="of:=IF(ISNUMBER(SEARCH(&quot;H&quot;;[.$J14]));IF(ISBLANK([.$E$9]);&quot;&quot;;[.$E$9]);&quot;&quot;)">
            <text:p/>
          </table:table-cell>
          <table:table-cell table:formula="of:=IF(ISNUMBER(SEARCH(&quot;I&quot;;[.$J14]));IF(ISBLANK([.$E$10]);&quot;&quot;;[.$E$10]);&quot;&quot;)">
            <text:p/>
          </table:table-cell>
          <table:table-cell table:formula="of:=IF(ISNUMBER(SEARCH(&quot;J&quot;;[.$J14]));IF(ISBLANK([.$E$11]);&quot;&quot;;[.$E$11]);&quot;&quot;)">
            <text:p/>
          </table:table-cell>
          <table:table-cell table:formula="of:=IF(ISNUMBER(SEARCH(&quot;K&quot;;[.$J14]));IF(ISBLANK([.$E$12]);&quot;&quot;;[.$E$12]);&quot;&quot;)">
            <text:p/>
          </table:table-cell>
          <table:table-cell table:formula="of:=IF(ISNUMBER(SEARCH(&quot;L&quot;;[.$J14]));IF(ISBLANK([.$E$13]);&quot;&quot;;[.$E$13]);&quot;&quot;)">
            <text:p/>
          </table:table-cell>
          <table:table-cell table:formula="of:=IF(ISNUMBER(SEARCH(&quot;M&quot;;[.$J14]));IF(ISBLANK([.$E$14]);&quot;&quot;;[.$E$14]);&quot;&quot;)">
            <text:p/>
          </table:table-cell>
          <table:table-cell table:formula="of:=IF(ISNUMBER(SEARCH(&quot;N&quot;;[.$J14]));IF(ISBLANK([.$E$15]);&quot;&quot;;[.$E$15]);&quot;&quot;)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/>
          <table:table-cell table:formula="of:=IF(OR(ISNUMBER(SEARCH(&quot;C&quot;;[.J15])); ISNUMBER(SEARCH(&quot;D&quot;;[.J15])); ISNUMBER(SEARCH(&quot;H&quot;;[.J15])); ISNUMBER(SEARCH(&quot;L&quot;;[.J15])); ISNUMBER(SEARCH(&quot;M&quot;;[.J15])); ISNUMBER(SEARCH(&quot;N&quot;;[.J15]))); &quot;&lt;&quot;;&quot;&quot;)">
            <text:p/>
          </table:table-cell>
          <table:table-cell table:style-name="ce4" table:number-columns-repeated="3"/>
          <table:table-cell table:style-name="ce1" office:value-type="string" calcext:value-type="string">
            <text:p>E</text:p>
          </table:table-cell>
          <table:table-cell table:style-name="ce5" office:value-type="string" calcext:value-type="string">
            <text:p>FG </text:p>
          </table:table-cell>
          <table:table-cell table:number-columns-repeated="2" office:value-type="string" calcext:value-type="string">
            <text:p>ERROR</text:p>
          </table:table-cell>
          <table:table-cell table:formula="of:=COUNTIF([.$J$1:.$J$1999];[.J15])" office:value-type="float" office:value="1" calcext:value-type="float">
            <text:p>1</text:p>
          </table:table-cell>
          <table:table-cell/>
          <table:table-cell table:formula="of:=IF(ISNUMBER(SEARCH(&quot;A&quot;;[.$J15]));IF(ISBLANK([.$C$2]);&quot;&quot;;[.$C$2]);&quot;&quot;)">
            <text:p/>
          </table:table-cell>
          <table:table-cell table:formula="of:=IF(ISNUMBER(SEARCH(&quot;B&quot;;[.$J15]));IF(ISBLANK([.$C$3]);&quot;&quot;;[.$C$3]);&quot;&quot;)">
            <text:p/>
          </table:table-cell>
          <table:table-cell table:formula="of:=IF(ISNUMBER(SEARCH(&quot;C&quot;;[.$J15]));IF(ISBLANK([.$C$4]);&quot;&quot;;[.$C$4]);&quot;&quot;)">
            <text:p/>
          </table:table-cell>
          <table:table-cell table:formula="of:=IF(ISNUMBER(SEARCH(&quot;D&quot;;[.$J15]));IF(ISBLANK([.$C$5]);&quot;&quot;;[.$C$5]);&quot;&quot;)">
            <text:p/>
          </table:table-cell>
          <table:table-cell table:formula="of:=IF(ISNUMBER(SEARCH(&quot;E&quot;;[.$J15]));IF(ISBLANK([.$C$6]);&quot;&quot;;[.$C$6]);&quot;&quot;)" office:value-type="string" office:string-value="FG" calcext:value-type="string">
            <text:p>FG</text:p>
          </table:table-cell>
          <table:table-cell table:formula="of:=IF(ISNUMBER(SEARCH(&quot;F&quot;;[.$J15]));IF(ISBLANK([.$C$7]);&quot;&quot;;[.$C$7]);&quot;&quot;)">
            <text:p/>
          </table:table-cell>
          <table:table-cell table:formula="of:=IF(ISNUMBER(SEARCH(&quot;G&quot;;[.$J15]));IF(ISBLANK([.$C$8]);&quot;&quot;;[.$C$8]);&quot;&quot;)">
            <text:p/>
          </table:table-cell>
          <table:table-cell table:formula="of:=IF(ISNUMBER(SEARCH(&quot;H&quot;;[.$J15]));IF(ISBLANK([.$C$9]);&quot;&quot;;[.$C$9]);&quot;&quot;)">
            <text:p/>
          </table:table-cell>
          <table:table-cell table:formula="of:=IF(ISNUMBER(SEARCH(&quot;I&quot;;[.$J15]));IF(ISBLANK([.$C$10]);&quot;&quot;;[.$C$10]);&quot;&quot;)">
            <text:p/>
          </table:table-cell>
          <table:table-cell table:formula="of:=IF(ISNUMBER(SEARCH(&quot;J&quot;;[.$J15]));IF(ISBLANK([.$C$11]);&quot;&quot;;[.$C$11]);&quot;&quot;)">
            <text:p/>
          </table:table-cell>
          <table:table-cell table:formula="of:=IF(ISNUMBER(SEARCH(&quot;K&quot;;[.$J15]));IF(ISBLANK([.$C$12]);&quot;&quot;;[.$C$12]);&quot;&quot;)">
            <text:p/>
          </table:table-cell>
          <table:table-cell table:formula="of:=IF(ISNUMBER(SEARCH(&quot;L&quot;;[.$J15]));IF(ISBLANK([.$C$13]);&quot;&quot;;[.$C$13]);&quot;&quot;)">
            <text:p/>
          </table:table-cell>
          <table:table-cell table:formula="of:=IF(ISNUMBER(SEARCH(&quot;M&quot;;[.$J15]));IF(ISBLANK([.$C$14]);&quot;&quot;;[.$C$14]);&quot;&quot;)">
            <text:p/>
          </table:table-cell>
          <table:table-cell table:formula="of:=IF(ISNUMBER(SEARCH(&quot;N&quot;;[.$J15]));IF(ISBLANK([.$C$15]);&quot;&quot;;[.$C$15]);&quot;&quot;)">
            <text:p/>
          </table:table-cell>
          <table:table-cell/>
          <table:table-cell table:formula="of:=IF(ISNUMBER(SEARCH(&quot;A&quot;;[.$J15]));IF(ISBLANK([.$D$2]);&quot;&quot;;[.$D$2]);&quot;&quot;)">
            <text:p/>
          </table:table-cell>
          <table:table-cell table:formula="of:=IF(ISNUMBER(SEARCH(&quot;B&quot;;[.$J15]));IF(ISBLANK([.$D$3]);&quot;&quot;;[.$D$3]);&quot;&quot;)">
            <text:p/>
          </table:table-cell>
          <table:table-cell table:formula="of:=IF(ISNUMBER(SEARCH(&quot;C&quot;;[.$J15]));IF(ISBLANK([.$D$4]);&quot;&quot;;[.$D$4]);&quot;&quot;)">
            <text:p/>
          </table:table-cell>
          <table:table-cell table:formula="of:=IF(ISNUMBER(SEARCH(&quot;D&quot;;[.$J15]));IF(ISBLANK([.$D$5]);&quot;&quot;;[.$D$5]);&quot;&quot;)">
            <text:p/>
          </table:table-cell>
          <table:table-cell table:formula="of:=IF(ISNUMBER(SEARCH(&quot;E&quot;;[.$J15]));IF(ISBLANK([.$D$6]);&quot;&quot;;[.$D$6]);&quot;&quot;)">
            <text:p/>
          </table:table-cell>
          <table:table-cell table:formula="of:=IF(ISNUMBER(SEARCH(&quot;F&quot;;[.$J15]));IF(ISBLANK([.$D$7]);&quot;&quot;;[.$D$7]);&quot;&quot;)">
            <text:p/>
          </table:table-cell>
          <table:table-cell table:formula="of:=IF(ISNUMBER(SEARCH(&quot;G&quot;;[.$J15]));IF(ISBLANK([.$D$8]);&quot;&quot;;[.$D$8]);&quot;&quot;)">
            <text:p/>
          </table:table-cell>
          <table:table-cell table:formula="of:=IF(ISNUMBER(SEARCH(&quot;H&quot;;[.$J15]));IF(ISBLANK([.$D$9]);&quot;&quot;;[.$D$9]);&quot;&quot;)">
            <text:p/>
          </table:table-cell>
          <table:table-cell table:formula="of:=IF(ISNUMBER(SEARCH(&quot;I&quot;;[.$J15]));IF(ISBLANK([.$D$10]);&quot;&quot;;[.$D$10]);&quot;&quot;)">
            <text:p/>
          </table:table-cell>
          <table:table-cell table:formula="of:=IF(ISNUMBER(SEARCH(&quot;J&quot;;[.$J15]));IF(ISBLANK([.$D$11]);&quot;&quot;;[.$D$11]);&quot;&quot;)">
            <text:p/>
          </table:table-cell>
          <table:table-cell table:formula="of:=IF(ISNUMBER(SEARCH(&quot;K&quot;;[.$J15]));IF(ISBLANK([.$D$12]);&quot;&quot;;[.$D$12]);&quot;&quot;)">
            <text:p/>
          </table:table-cell>
          <table:table-cell table:formula="of:=IF(ISNUMBER(SEARCH(&quot;L&quot;;[.$J15]));IF(ISBLANK([.$D$13]);&quot;&quot;;[.$D$13]);&quot;&quot;)">
            <text:p/>
          </table:table-cell>
          <table:table-cell table:formula="of:=IF(ISNUMBER(SEARCH(&quot;M&quot;;[.$J15]));IF(ISBLANK([.$D$14]);&quot;&quot;;[.$D$14]);&quot;&quot;)">
            <text:p/>
          </table:table-cell>
          <table:table-cell table:formula="of:=IF(ISNUMBER(SEARCH(&quot;N&quot;;[.$J15]));IF(ISBLANK([.$D$15]);&quot;&quot;;[.$D$15]);&quot;&quot;)">
            <text:p/>
          </table:table-cell>
          <table:table-cell/>
          <table:table-cell table:formula="of:=IF(ISNUMBER(SEARCH(&quot;A&quot;;[.$J15]));IF(ISBLANK([.$E$2]);&quot;&quot;;[.$E$2]);&quot;&quot;)">
            <text:p/>
          </table:table-cell>
          <table:table-cell table:formula="of:=IF(ISNUMBER(SEARCH(&quot;B&quot;;[.$J15]));IF(ISBLANK([.$E$3]);&quot;&quot;;[.$E$3]);&quot;&quot;)">
            <text:p/>
          </table:table-cell>
          <table:table-cell table:formula="of:=IF(ISNUMBER(SEARCH(&quot;C&quot;;[.$J15]));IF(ISBLANK([.$E$4]);&quot;&quot;;[.$E$4]);&quot;&quot;)">
            <text:p/>
          </table:table-cell>
          <table:table-cell table:formula="of:=IF(ISNUMBER(SEARCH(&quot;D&quot;;[.$J15]));IF(ISBLANK([.$E$5]);&quot;&quot;;[.$E$5]);&quot;&quot;)">
            <text:p/>
          </table:table-cell>
          <table:table-cell table:formula="of:=IF(ISNUMBER(SEARCH(&quot;E&quot;;[.$J15]));IF(ISBLANK([.$E$6]);&quot;&quot;;[.$E$6]);&quot;&quot;)">
            <text:p/>
          </table:table-cell>
          <table:table-cell table:formula="of:=IF(ISNUMBER(SEARCH(&quot;F&quot;;[.$J15]));IF(ISBLANK([.$E$7]);&quot;&quot;;[.$E$7]);&quot;&quot;)">
            <text:p/>
          </table:table-cell>
          <table:table-cell table:formula="of:=IF(ISNUMBER(SEARCH(&quot;G&quot;;[.$J15]));IF(ISBLANK([.$E$8]);&quot;&quot;;[.$E$8]);&quot;&quot;)">
            <text:p/>
          </table:table-cell>
          <table:table-cell table:formula="of:=IF(ISNUMBER(SEARCH(&quot;H&quot;;[.$J15]));IF(ISBLANK([.$E$9]);&quot;&quot;;[.$E$9]);&quot;&quot;)">
            <text:p/>
          </table:table-cell>
          <table:table-cell table:formula="of:=IF(ISNUMBER(SEARCH(&quot;I&quot;;[.$J15]));IF(ISBLANK([.$E$10]);&quot;&quot;;[.$E$10]);&quot;&quot;)">
            <text:p/>
          </table:table-cell>
          <table:table-cell table:formula="of:=IF(ISNUMBER(SEARCH(&quot;J&quot;;[.$J15]));IF(ISBLANK([.$E$11]);&quot;&quot;;[.$E$11]);&quot;&quot;)">
            <text:p/>
          </table:table-cell>
          <table:table-cell table:formula="of:=IF(ISNUMBER(SEARCH(&quot;K&quot;;[.$J15]));IF(ISBLANK([.$E$12]);&quot;&quot;;[.$E$12]);&quot;&quot;)">
            <text:p/>
          </table:table-cell>
          <table:table-cell table:formula="of:=IF(ISNUMBER(SEARCH(&quot;L&quot;;[.$J15]));IF(ISBLANK([.$E$13]);&quot;&quot;;[.$E$13]);&quot;&quot;)">
            <text:p/>
          </table:table-cell>
          <table:table-cell table:formula="of:=IF(ISNUMBER(SEARCH(&quot;M&quot;;[.$J15]));IF(ISBLANK([.$E$14]);&quot;&quot;;[.$E$14]);&quot;&quot;)">
            <text:p/>
          </table:table-cell>
          <table:table-cell table:formula="of:=IF(ISNUMBER(SEARCH(&quot;N&quot;;[.$J15]));IF(ISBLANK([.$E$15]);&quot;&quot;;[.$E$15]);&quot;&quot;)">
            <text:p/>
          </table:table-cell>
        </table:table-row>
        <table:table-row table:style-name="ro1">
          <table:table-cell table:style-name="ce2" table:number-columns-repeated="5"/>
          <table:table-cell table:formula="of:=IF(OR(ISNUMBER(SEARCH(&quot;C&quot;;[.J16])); ISNUMBER(SEARCH(&quot;D&quot;;[.J16])); ISNUMBER(SEARCH(&quot;H&quot;;[.J16])); ISNUMBER(SEARCH(&quot;L&quot;;[.J16])); ISNUMBER(SEARCH(&quot;M&quot;;[.J16])); ISNUMBER(SEARCH(&quot;N&quot;;[.J16]))); &quot;&lt;&quot;;&quot;&quot;)">
            <text:p/>
          </table:table-cell>
          <table:table-cell table:style-name="ce4" table:number-columns-repeated="3"/>
          <table:table-cell table:number-columns-repeated="4" office:value-type="string" calcext:value-type="string">
            <text:p>ERROR</text:p>
          </table:table-cell>
          <table:table-cell table:formula="of:=COUNTIF([.$J$1:.$J$1999];[.J16])" office:value-type="float" office:value="1" calcext:value-type="float">
            <text:p>1</text:p>
          </table:table-cell>
          <table:table-cell/>
          <table:table-cell table:formula="of:=IF(ISNUMBER(SEARCH(&quot;A&quot;;[.$J16]));IF(ISBLANK([.$C$2]);&quot;&quot;;[.$C$2]);&quot;&quot;)">
            <text:p/>
          </table:table-cell>
          <table:table-cell table:formula="of:=IF(ISNUMBER(SEARCH(&quot;B&quot;;[.$J16]));IF(ISBLANK([.$C$3]);&quot;&quot;;[.$C$3]);&quot;&quot;)">
            <text:p/>
          </table:table-cell>
          <table:table-cell table:formula="of:=IF(ISNUMBER(SEARCH(&quot;C&quot;;[.$J16]));IF(ISBLANK([.$C$4]);&quot;&quot;;[.$C$4]);&quot;&quot;)">
            <text:p/>
          </table:table-cell>
          <table:table-cell table:formula="of:=IF(ISNUMBER(SEARCH(&quot;D&quot;;[.$J16]));IF(ISBLANK([.$C$5]);&quot;&quot;;[.$C$5]);&quot;&quot;)">
            <text:p/>
          </table:table-cell>
          <table:table-cell table:formula="of:=IF(ISNUMBER(SEARCH(&quot;E&quot;;[.$J16]));IF(ISBLANK([.$C$6]);&quot;&quot;;[.$C$6]);&quot;&quot;)" office:value-type="string" office:string-value="FG" calcext:value-type="string">
            <text:p>FG</text:p>
          </table:table-cell>
          <table:table-cell table:formula="of:=IF(ISNUMBER(SEARCH(&quot;F&quot;;[.$J16]));IF(ISBLANK([.$C$7]);&quot;&quot;;[.$C$7]);&quot;&quot;)">
            <text:p/>
          </table:table-cell>
          <table:table-cell table:formula="of:=IF(ISNUMBER(SEARCH(&quot;G&quot;;[.$J16]));IF(ISBLANK([.$C$8]);&quot;&quot;;[.$C$8]);&quot;&quot;)">
            <text:p/>
          </table:table-cell>
          <table:table-cell table:formula="of:=IF(ISNUMBER(SEARCH(&quot;H&quot;;[.$J16]));IF(ISBLANK([.$C$9]);&quot;&quot;;[.$C$9]);&quot;&quot;)">
            <text:p/>
          </table:table-cell>
          <table:table-cell table:formula="of:=IF(ISNUMBER(SEARCH(&quot;I&quot;;[.$J16]));IF(ISBLANK([.$C$10]);&quot;&quot;;[.$C$10]);&quot;&quot;)">
            <text:p/>
          </table:table-cell>
          <table:table-cell table:formula="of:=IF(ISNUMBER(SEARCH(&quot;J&quot;;[.$J16]));IF(ISBLANK([.$C$11]);&quot;&quot;;[.$C$11]);&quot;&quot;)">
            <text:p/>
          </table:table-cell>
          <table:table-cell table:formula="of:=IF(ISNUMBER(SEARCH(&quot;K&quot;;[.$J16]));IF(ISBLANK([.$C$12]);&quot;&quot;;[.$C$12]);&quot;&quot;)">
            <text:p/>
          </table:table-cell>
          <table:table-cell table:formula="of:=IF(ISNUMBER(SEARCH(&quot;L&quot;;[.$J16]));IF(ISBLANK([.$C$13]);&quot;&quot;;[.$C$13]);&quot;&quot;)">
            <text:p/>
          </table:table-cell>
          <table:table-cell table:formula="of:=IF(ISNUMBER(SEARCH(&quot;M&quot;;[.$J16]));IF(ISBLANK([.$C$14]);&quot;&quot;;[.$C$14]);&quot;&quot;)">
            <text:p/>
          </table:table-cell>
          <table:table-cell table:formula="of:=IF(ISNUMBER(SEARCH(&quot;N&quot;;[.$J16]));IF(ISBLANK([.$C$15]);&quot;&quot;;[.$C$15]);&quot;&quot;)">
            <text:p/>
          </table:table-cell>
          <table:table-cell/>
          <table:table-cell table:formula="of:=IF(ISNUMBER(SEARCH(&quot;A&quot;;[.$J16]));IF(ISBLANK([.$D$2]);&quot;&quot;;[.$D$2]);&quot;&quot;)">
            <text:p/>
          </table:table-cell>
          <table:table-cell table:formula="of:=IF(ISNUMBER(SEARCH(&quot;B&quot;;[.$J16]));IF(ISBLANK([.$D$3]);&quot;&quot;;[.$D$3]);&quot;&quot;)">
            <text:p/>
          </table:table-cell>
          <table:table-cell table:formula="of:=IF(ISNUMBER(SEARCH(&quot;C&quot;;[.$J16]));IF(ISBLANK([.$D$4]);&quot;&quot;;[.$D$4]);&quot;&quot;)">
            <text:p/>
          </table:table-cell>
          <table:table-cell table:formula="of:=IF(ISNUMBER(SEARCH(&quot;D&quot;;[.$J16]));IF(ISBLANK([.$D$5]);&quot;&quot;;[.$D$5]);&quot;&quot;)">
            <text:p/>
          </table:table-cell>
          <table:table-cell table:formula="of:=IF(ISNUMBER(SEARCH(&quot;E&quot;;[.$J16]));IF(ISBLANK([.$D$6]);&quot;&quot;;[.$D$6]);&quot;&quot;)">
            <text:p/>
          </table:table-cell>
          <table:table-cell table:formula="of:=IF(ISNUMBER(SEARCH(&quot;F&quot;;[.$J16]));IF(ISBLANK([.$D$7]);&quot;&quot;;[.$D$7]);&quot;&quot;)">
            <text:p/>
          </table:table-cell>
          <table:table-cell table:formula="of:=IF(ISNUMBER(SEARCH(&quot;G&quot;;[.$J16]));IF(ISBLANK([.$D$8]);&quot;&quot;;[.$D$8]);&quot;&quot;)">
            <text:p/>
          </table:table-cell>
          <table:table-cell table:formula="of:=IF(ISNUMBER(SEARCH(&quot;H&quot;;[.$J16]));IF(ISBLANK([.$D$9]);&quot;&quot;;[.$D$9]);&quot;&quot;)">
            <text:p/>
          </table:table-cell>
          <table:table-cell table:formula="of:=IF(ISNUMBER(SEARCH(&quot;I&quot;;[.$J16]));IF(ISBLANK([.$D$10]);&quot;&quot;;[.$D$10]);&quot;&quot;)">
            <text:p/>
          </table:table-cell>
          <table:table-cell table:formula="of:=IF(ISNUMBER(SEARCH(&quot;J&quot;;[.$J16]));IF(ISBLANK([.$D$11]);&quot;&quot;;[.$D$11]);&quot;&quot;)">
            <text:p/>
          </table:table-cell>
          <table:table-cell table:formula="of:=IF(ISNUMBER(SEARCH(&quot;K&quot;;[.$J16]));IF(ISBLANK([.$D$12]);&quot;&quot;;[.$D$12]);&quot;&quot;)">
            <text:p/>
          </table:table-cell>
          <table:table-cell table:formula="of:=IF(ISNUMBER(SEARCH(&quot;L&quot;;[.$J16]));IF(ISBLANK([.$D$13]);&quot;&quot;;[.$D$13]);&quot;&quot;)">
            <text:p/>
          </table:table-cell>
          <table:table-cell table:formula="of:=IF(ISNUMBER(SEARCH(&quot;M&quot;;[.$J16]));IF(ISBLANK([.$D$14]);&quot;&quot;;[.$D$14]);&quot;&quot;)">
            <text:p/>
          </table:table-cell>
          <table:table-cell table:formula="of:=IF(ISNUMBER(SEARCH(&quot;N&quot;;[.$J16]));IF(ISBLANK([.$D$15]);&quot;&quot;;[.$D$15]);&quot;&quot;)">
            <text:p/>
          </table:table-cell>
          <table:table-cell/>
          <table:table-cell table:formula="of:=IF(ISNUMBER(SEARCH(&quot;A&quot;;[.$J16]));IF(ISBLANK([.$E$2]);&quot;&quot;;[.$E$2]);&quot;&quot;)">
            <text:p/>
          </table:table-cell>
          <table:table-cell table:formula="of:=IF(ISNUMBER(SEARCH(&quot;B&quot;;[.$J16]));IF(ISBLANK([.$E$3]);&quot;&quot;;[.$E$3]);&quot;&quot;)">
            <text:p/>
          </table:table-cell>
          <table:table-cell table:formula="of:=IF(ISNUMBER(SEARCH(&quot;C&quot;;[.$J16]));IF(ISBLANK([.$E$4]);&quot;&quot;;[.$E$4]);&quot;&quot;)">
            <text:p/>
          </table:table-cell>
          <table:table-cell table:formula="of:=IF(ISNUMBER(SEARCH(&quot;D&quot;;[.$J16]));IF(ISBLANK([.$E$5]);&quot;&quot;;[.$E$5]);&quot;&quot;)">
            <text:p/>
          </table:table-cell>
          <table:table-cell table:formula="of:=IF(ISNUMBER(SEARCH(&quot;E&quot;;[.$J16]));IF(ISBLANK([.$E$6]);&quot;&quot;;[.$E$6]);&quot;&quot;)">
            <text:p/>
          </table:table-cell>
          <table:table-cell table:formula="of:=IF(ISNUMBER(SEARCH(&quot;F&quot;;[.$J16]));IF(ISBLANK([.$E$7]);&quot;&quot;;[.$E$7]);&quot;&quot;)">
            <text:p/>
          </table:table-cell>
          <table:table-cell table:formula="of:=IF(ISNUMBER(SEARCH(&quot;G&quot;;[.$J16]));IF(ISBLANK([.$E$8]);&quot;&quot;;[.$E$8]);&quot;&quot;)">
            <text:p/>
          </table:table-cell>
          <table:table-cell table:formula="of:=IF(ISNUMBER(SEARCH(&quot;H&quot;;[.$J16]));IF(ISBLANK([.$E$9]);&quot;&quot;;[.$E$9]);&quot;&quot;)">
            <text:p/>
          </table:table-cell>
          <table:table-cell table:formula="of:=IF(ISNUMBER(SEARCH(&quot;I&quot;;[.$J16]));IF(ISBLANK([.$E$10]);&quot;&quot;;[.$E$10]);&quot;&quot;)">
            <text:p/>
          </table:table-cell>
          <table:table-cell table:formula="of:=IF(ISNUMBER(SEARCH(&quot;J&quot;;[.$J16]));IF(ISBLANK([.$E$11]);&quot;&quot;;[.$E$11]);&quot;&quot;)">
            <text:p/>
          </table:table-cell>
          <table:table-cell table:formula="of:=IF(ISNUMBER(SEARCH(&quot;K&quot;;[.$J16]));IF(ISBLANK([.$E$12]);&quot;&quot;;[.$E$12]);&quot;&quot;)">
            <text:p/>
          </table:table-cell>
          <table:table-cell table:formula="of:=IF(ISNUMBER(SEARCH(&quot;L&quot;;[.$J16]));IF(ISBLANK([.$E$13]);&quot;&quot;;[.$E$13]);&quot;&quot;)">
            <text:p/>
          </table:table-cell>
          <table:table-cell table:formula="of:=IF(ISNUMBER(SEARCH(&quot;M&quot;;[.$J16]));IF(ISBLANK([.$E$14]);&quot;&quot;;[.$E$14]);&quot;&quot;)">
            <text:p/>
          </table:table-cell>
          <table:table-cell table:formula="of:=IF(ISNUMBER(SEARCH(&quot;N&quot;;[.$J16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17])); ISNUMBER(SEARCH(&quot;D&quot;;[.J17])); ISNUMBER(SEARCH(&quot;H&quot;;[.J17])); ISNUMBER(SEARCH(&quot;L&quot;;[.J17])); ISNUMBER(SEARCH(&quot;M&quot;;[.J17])); ISNUMBER(SEARCH(&quot;N&quot;;[.J17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CDFGKN </text:p>
          </table:table-cell>
          <table:table-cell table:style-name="ce5" office:value-type="string" calcext:value-type="string">
            <text:p>ABHKN 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BHJ </text:p>
          </table:table-cell>
          <table:table-cell table:formula="of:=COUNTIF([.$J$1:.$J$1999];[.J17])" office:value-type="float" office:value="1" calcext:value-type="float">
            <text:p>1</text:p>
          </table:table-cell>
          <table:table-cell/>
          <table:table-cell table:formula="of:=IF(ISNUMBER(SEARCH(&quot;A&quot;;[.$J17]));IF(ISBLANK([.$C$2]);&quot;&quot;;[.$C$2]);&quot;&quot;)">
            <text:p/>
          </table:table-cell>
          <table:table-cell table:formula="of:=IF(ISNUMBER(SEARCH(&quot;B&quot;;[.$J17]));IF(ISBLANK([.$C$3]);&quot;&quot;;[.$C$3]);&quot;&quot;)">
            <text:p/>
          </table:table-cell>
          <table:table-cell table:formula="of:=IF(ISNUMBER(SEARCH(&quot;C&quot;;[.$J17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17]));IF(ISBLANK([.$C$5]);&quot;&quot;;[.$C$5]);&quot;&quot;)">
            <text:p/>
          </table:table-cell>
          <table:table-cell table:formula="of:=IF(ISNUMBER(SEARCH(&quot;E&quot;;[.$J17]));IF(ISBLANK([.$C$6]);&quot;&quot;;[.$C$6]);&quot;&quot;)">
            <text:p/>
          </table:table-cell>
          <table:table-cell table:formula="of:=IF(ISNUMBER(SEARCH(&quot;F&quot;;[.$J17]));IF(ISBLANK([.$C$7]);&quot;&quot;;[.$C$7]);&quot;&quot;)" office:value-type="string" office:string-value="HN" calcext:value-type="string">
            <text:p>HN</text:p>
          </table:table-cell>
          <table:table-cell table:formula="of:=IF(ISNUMBER(SEARCH(&quot;G&quot;;[.$J17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17]));IF(ISBLANK([.$C$9]);&quot;&quot;;[.$C$9]);&quot;&quot;)">
            <text:p/>
          </table:table-cell>
          <table:table-cell table:formula="of:=IF(ISNUMBER(SEARCH(&quot;I&quot;;[.$J17]));IF(ISBLANK([.$C$10]);&quot;&quot;;[.$C$10]);&quot;&quot;)">
            <text:p/>
          </table:table-cell>
          <table:table-cell table:formula="of:=IF(ISNUMBER(SEARCH(&quot;J&quot;;[.$J17]));IF(ISBLANK([.$C$11]);&quot;&quot;;[.$C$11]);&quot;&quot;)">
            <text:p/>
          </table:table-cell>
          <table:table-cell table:formula="of:=IF(ISNUMBER(SEARCH(&quot;K&quot;;[.$J17]));IF(ISBLANK([.$C$12]);&quot;&quot;;[.$C$12]);&quot;&quot;)" office:value-type="string" office:string-value="A" calcext:value-type="string">
            <text:p>A</text:p>
          </table:table-cell>
          <table:table-cell table:formula="of:=IF(ISNUMBER(SEARCH(&quot;L&quot;;[.$J17]));IF(ISBLANK([.$C$13]);&quot;&quot;;[.$C$13]);&quot;&quot;)">
            <text:p/>
          </table:table-cell>
          <table:table-cell table:formula="of:=IF(ISNUMBER(SEARCH(&quot;M&quot;;[.$J17]));IF(ISBLANK([.$C$14]);&quot;&quot;;[.$C$14]);&quot;&quot;)">
            <text:p/>
          </table:table-cell>
          <table:table-cell table:formula="of:=IF(ISNUMBER(SEARCH(&quot;N&quot;;[.$J17]));IF(ISBLANK([.$C$15]);&quot;&quot;;[.$C$15]);&quot;&quot;)">
            <text:p/>
          </table:table-cell>
          <table:table-cell/>
          <table:table-cell table:formula="of:=IF(ISNUMBER(SEARCH(&quot;A&quot;;[.$J17]));IF(ISBLANK([.$D$2]);&quot;&quot;;[.$D$2]);&quot;&quot;)">
            <text:p/>
          </table:table-cell>
          <table:table-cell table:formula="of:=IF(ISNUMBER(SEARCH(&quot;B&quot;;[.$J17]));IF(ISBLANK([.$D$3]);&quot;&quot;;[.$D$3]);&quot;&quot;)">
            <text:p/>
          </table:table-cell>
          <table:table-cell table:formula="of:=IF(ISNUMBER(SEARCH(&quot;C&quot;;[.$J17]));IF(ISBLANK([.$D$4]);&quot;&quot;;[.$D$4]);&quot;&quot;)">
            <text:p/>
          </table:table-cell>
          <table:table-cell table:formula="of:=IF(ISNUMBER(SEARCH(&quot;D&quot;;[.$J17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17]));IF(ISBLANK([.$D$6]);&quot;&quot;;[.$D$6]);&quot;&quot;)">
            <text:p/>
          </table:table-cell>
          <table:table-cell table:formula="of:=IF(ISNUMBER(SEARCH(&quot;F&quot;;[.$J17]));IF(ISBLANK([.$D$7]);&quot;&quot;;[.$D$7]);&quot;&quot;)" office:value-type="string" office:string-value="AC" calcext:value-type="string">
            <text:p>AC</text:p>
          </table:table-cell>
          <table:table-cell table:formula="of:=IF(ISNUMBER(SEARCH(&quot;G&quot;;[.$J17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17]));IF(ISBLANK([.$D$9]);&quot;&quot;;[.$D$9]);&quot;&quot;)">
            <text:p/>
          </table:table-cell>
          <table:table-cell table:formula="of:=IF(ISNUMBER(SEARCH(&quot;I&quot;;[.$J17]));IF(ISBLANK([.$D$10]);&quot;&quot;;[.$D$10]);&quot;&quot;)">
            <text:p/>
          </table:table-cell>
          <table:table-cell table:formula="of:=IF(ISNUMBER(SEARCH(&quot;J&quot;;[.$J17]));IF(ISBLANK([.$D$11]);&quot;&quot;;[.$D$11]);&quot;&quot;)">
            <text:p/>
          </table:table-cell>
          <table:table-cell table:formula="of:=IF(ISNUMBER(SEARCH(&quot;K&quot;;[.$J17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J17]));IF(ISBLANK([.$D$13]);&quot;&quot;;[.$D$13]);&quot;&quot;)">
            <text:p/>
          </table:table-cell>
          <table:table-cell table:formula="of:=IF(ISNUMBER(SEARCH(&quot;M&quot;;[.$J17]));IF(ISBLANK([.$D$14]);&quot;&quot;;[.$D$14]);&quot;&quot;)">
            <text:p/>
          </table:table-cell>
          <table:table-cell table:formula="of:=IF(ISNUMBER(SEARCH(&quot;N&quot;;[.$J17]));IF(ISBLANK([.$D$15]);&quot;&quot;;[.$D$15]);&quot;&quot;)" office:value-type="string" office:string-value="A" calcext:value-type="string">
            <text:p>A</text:p>
          </table:table-cell>
          <table:table-cell/>
          <table:table-cell table:formula="of:=IF(ISNUMBER(SEARCH(&quot;A&quot;;[.$J17]));IF(ISBLANK([.$E$2]);&quot;&quot;;[.$E$2]);&quot;&quot;)">
            <text:p/>
          </table:table-cell>
          <table:table-cell table:formula="of:=IF(ISNUMBER(SEARCH(&quot;B&quot;;[.$J17]));IF(ISBLANK([.$E$3]);&quot;&quot;;[.$E$3]);&quot;&quot;)">
            <text:p/>
          </table:table-cell>
          <table:table-cell table:formula="of:=IF(ISNUMBER(SEARCH(&quot;C&quot;;[.$J17]));IF(ISBLANK([.$E$4]);&quot;&quot;;[.$E$4]);&quot;&quot;)">
            <text:p/>
          </table:table-cell>
          <table:table-cell table:formula="of:=IF(ISNUMBER(SEARCH(&quot;D&quot;;[.$J17]));IF(ISBLANK([.$E$5]);&quot;&quot;;[.$E$5]);&quot;&quot;)">
            <text:p/>
          </table:table-cell>
          <table:table-cell table:formula="of:=IF(ISNUMBER(SEARCH(&quot;E&quot;;[.$J17]));IF(ISBLANK([.$E$6]);&quot;&quot;;[.$E$6]);&quot;&quot;)">
            <text:p/>
          </table:table-cell>
          <table:table-cell table:formula="of:=IF(ISNUMBER(SEARCH(&quot;F&quot;;[.$J17]));IF(ISBLANK([.$E$7]);&quot;&quot;;[.$E$7]);&quot;&quot;)" office:value-type="string" office:string-value="HJ" calcext:value-type="string">
            <text:p>HJ</text:p>
          </table:table-cell>
          <table:table-cell table:formula="of:=IF(ISNUMBER(SEARCH(&quot;G&quot;;[.$J17]));IF(ISBLANK([.$E$8]);&quot;&quot;;[.$E$8]);&quot;&quot;)">
            <text:p/>
          </table:table-cell>
          <table:table-cell table:formula="of:=IF(ISNUMBER(SEARCH(&quot;H&quot;;[.$J17]));IF(ISBLANK([.$E$9]);&quot;&quot;;[.$E$9]);&quot;&quot;)">
            <text:p/>
          </table:table-cell>
          <table:table-cell table:formula="of:=IF(ISNUMBER(SEARCH(&quot;I&quot;;[.$J17]));IF(ISBLANK([.$E$10]);&quot;&quot;;[.$E$10]);&quot;&quot;)">
            <text:p/>
          </table:table-cell>
          <table:table-cell table:formula="of:=IF(ISNUMBER(SEARCH(&quot;J&quot;;[.$J17]));IF(ISBLANK([.$E$11]);&quot;&quot;;[.$E$11]);&quot;&quot;)">
            <text:p/>
          </table:table-cell>
          <table:table-cell table:formula="of:=IF(ISNUMBER(SEARCH(&quot;K&quot;;[.$J17]));IF(ISBLANK([.$E$12]);&quot;&quot;;[.$E$12]);&quot;&quot;)" office:value-type="string" office:string-value="B" calcext:value-type="string">
            <text:p>B</text:p>
          </table:table-cell>
          <table:table-cell table:formula="of:=IF(ISNUMBER(SEARCH(&quot;L&quot;;[.$J17]));IF(ISBLANK([.$E$13]);&quot;&quot;;[.$E$13]);&quot;&quot;)">
            <text:p/>
          </table:table-cell>
          <table:table-cell table:formula="of:=IF(ISNUMBER(SEARCH(&quot;M&quot;;[.$J17]));IF(ISBLANK([.$E$14]);&quot;&quot;;[.$E$14]);&quot;&quot;)">
            <text:p/>
          </table:table-cell>
          <table:table-cell table:formula="of:=IF(ISNUMBER(SEARCH(&quot;N&quot;;[.$J17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18])); ISNUMBER(SEARCH(&quot;D&quot;;[.J18])); ISNUMBER(SEARCH(&quot;H&quot;;[.J18])); ISNUMBER(SEARCH(&quot;L&quot;;[.J18])); ISNUMBER(SEARCH(&quot;M&quot;;[.J18])); ISNUMBER(SEARCH(&quot;N&quot;;[.J18]))); &quot;&lt;&quot;;&quot;&quot;)">
            <text:p/>
          </table:table-cell>
          <table:table-cell table:style-name="ce4" table:number-columns-repeated="3"/>
          <table:table-cell table:style-name="ce5" office:value-type="string" calcext:value-type="string">
            <text:p>AB </text:p>
          </table:table-cell>
          <table:table-cell table:style-name="ce5" office:value-type="string" calcext:value-type="string">
            <text:p>CD 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AJ </text:p>
          </table:table-cell>
          <table:table-cell table:formula="of:=COUNTIF([.$J$1:.$J$1999];[.J18])" office:value-type="float" office:value="1" calcext:value-type="float">
            <text:p>1</text:p>
          </table:table-cell>
          <table:table-cell/>
          <table:table-cell table:formula="of:=IF(ISNUMBER(SEARCH(&quot;A&quot;;[.$J18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18]));IF(ISBLANK([.$C$3]);&quot;&quot;;[.$C$3]);&quot;&quot;)">
            <text:p/>
          </table:table-cell>
          <table:table-cell table:formula="of:=IF(ISNUMBER(SEARCH(&quot;C&quot;;[.$J18]));IF(ISBLANK([.$C$4]);&quot;&quot;;[.$C$4]);&quot;&quot;)">
            <text:p/>
          </table:table-cell>
          <table:table-cell table:formula="of:=IF(ISNUMBER(SEARCH(&quot;D&quot;;[.$J18]));IF(ISBLANK([.$C$5]);&quot;&quot;;[.$C$5]);&quot;&quot;)">
            <text:p/>
          </table:table-cell>
          <table:table-cell table:formula="of:=IF(ISNUMBER(SEARCH(&quot;E&quot;;[.$J18]));IF(ISBLANK([.$C$6]);&quot;&quot;;[.$C$6]);&quot;&quot;)">
            <text:p/>
          </table:table-cell>
          <table:table-cell table:formula="of:=IF(ISNUMBER(SEARCH(&quot;F&quot;;[.$J18]));IF(ISBLANK([.$C$7]);&quot;&quot;;[.$C$7]);&quot;&quot;)">
            <text:p/>
          </table:table-cell>
          <table:table-cell table:formula="of:=IF(ISNUMBER(SEARCH(&quot;G&quot;;[.$J18]));IF(ISBLANK([.$C$8]);&quot;&quot;;[.$C$8]);&quot;&quot;)">
            <text:p/>
          </table:table-cell>
          <table:table-cell table:formula="of:=IF(ISNUMBER(SEARCH(&quot;H&quot;;[.$J18]));IF(ISBLANK([.$C$9]);&quot;&quot;;[.$C$9]);&quot;&quot;)">
            <text:p/>
          </table:table-cell>
          <table:table-cell table:formula="of:=IF(ISNUMBER(SEARCH(&quot;I&quot;;[.$J18]));IF(ISBLANK([.$C$10]);&quot;&quot;;[.$C$10]);&quot;&quot;)">
            <text:p/>
          </table:table-cell>
          <table:table-cell table:formula="of:=IF(ISNUMBER(SEARCH(&quot;J&quot;;[.$J18]));IF(ISBLANK([.$C$11]);&quot;&quot;;[.$C$11]);&quot;&quot;)">
            <text:p/>
          </table:table-cell>
          <table:table-cell table:formula="of:=IF(ISNUMBER(SEARCH(&quot;K&quot;;[.$J18]));IF(ISBLANK([.$C$12]);&quot;&quot;;[.$C$12]);&quot;&quot;)">
            <text:p/>
          </table:table-cell>
          <table:table-cell table:formula="of:=IF(ISNUMBER(SEARCH(&quot;L&quot;;[.$J18]));IF(ISBLANK([.$C$13]);&quot;&quot;;[.$C$13]);&quot;&quot;)">
            <text:p/>
          </table:table-cell>
          <table:table-cell table:formula="of:=IF(ISNUMBER(SEARCH(&quot;M&quot;;[.$J18]));IF(ISBLANK([.$C$14]);&quot;&quot;;[.$C$14]);&quot;&quot;)">
            <text:p/>
          </table:table-cell>
          <table:table-cell table:formula="of:=IF(ISNUMBER(SEARCH(&quot;N&quot;;[.$J18]));IF(ISBLANK([.$C$15]);&quot;&quot;;[.$C$15]);&quot;&quot;)">
            <text:p/>
          </table:table-cell>
          <table:table-cell/>
          <table:table-cell table:formula="of:=IF(ISNUMBER(SEARCH(&quot;A&quot;;[.$J18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18]));IF(ISBLANK([.$D$3]);&quot;&quot;;[.$D$3]);&quot;&quot;)">
            <text:p/>
          </table:table-cell>
          <table:table-cell table:formula="of:=IF(ISNUMBER(SEARCH(&quot;C&quot;;[.$J18]));IF(ISBLANK([.$D$4]);&quot;&quot;;[.$D$4]);&quot;&quot;)">
            <text:p/>
          </table:table-cell>
          <table:table-cell table:formula="of:=IF(ISNUMBER(SEARCH(&quot;D&quot;;[.$J18]));IF(ISBLANK([.$D$5]);&quot;&quot;;[.$D$5]);&quot;&quot;)">
            <text:p/>
          </table:table-cell>
          <table:table-cell table:formula="of:=IF(ISNUMBER(SEARCH(&quot;E&quot;;[.$J18]));IF(ISBLANK([.$D$6]);&quot;&quot;;[.$D$6]);&quot;&quot;)">
            <text:p/>
          </table:table-cell>
          <table:table-cell table:formula="of:=IF(ISNUMBER(SEARCH(&quot;F&quot;;[.$J18]));IF(ISBLANK([.$D$7]);&quot;&quot;;[.$D$7]);&quot;&quot;)">
            <text:p/>
          </table:table-cell>
          <table:table-cell table:formula="of:=IF(ISNUMBER(SEARCH(&quot;G&quot;;[.$J18]));IF(ISBLANK([.$D$8]);&quot;&quot;;[.$D$8]);&quot;&quot;)">
            <text:p/>
          </table:table-cell>
          <table:table-cell table:formula="of:=IF(ISNUMBER(SEARCH(&quot;H&quot;;[.$J18]));IF(ISBLANK([.$D$9]);&quot;&quot;;[.$D$9]);&quot;&quot;)">
            <text:p/>
          </table:table-cell>
          <table:table-cell table:formula="of:=IF(ISNUMBER(SEARCH(&quot;I&quot;;[.$J18]));IF(ISBLANK([.$D$10]);&quot;&quot;;[.$D$10]);&quot;&quot;)">
            <text:p/>
          </table:table-cell>
          <table:table-cell table:formula="of:=IF(ISNUMBER(SEARCH(&quot;J&quot;;[.$J18]));IF(ISBLANK([.$D$11]);&quot;&quot;;[.$D$11]);&quot;&quot;)">
            <text:p/>
          </table:table-cell>
          <table:table-cell table:formula="of:=IF(ISNUMBER(SEARCH(&quot;K&quot;;[.$J18]));IF(ISBLANK([.$D$12]);&quot;&quot;;[.$D$12]);&quot;&quot;)">
            <text:p/>
          </table:table-cell>
          <table:table-cell table:formula="of:=IF(ISNUMBER(SEARCH(&quot;L&quot;;[.$J18]));IF(ISBLANK([.$D$13]);&quot;&quot;;[.$D$13]);&quot;&quot;)">
            <text:p/>
          </table:table-cell>
          <table:table-cell table:formula="of:=IF(ISNUMBER(SEARCH(&quot;M&quot;;[.$J18]));IF(ISBLANK([.$D$14]);&quot;&quot;;[.$D$14]);&quot;&quot;)">
            <text:p/>
          </table:table-cell>
          <table:table-cell table:formula="of:=IF(ISNUMBER(SEARCH(&quot;N&quot;;[.$J18]));IF(ISBLANK([.$D$15]);&quot;&quot;;[.$D$15]);&quot;&quot;)">
            <text:p/>
          </table:table-cell>
          <table:table-cell/>
          <table:table-cell table:formula="of:=IF(ISNUMBER(SEARCH(&quot;A&quot;;[.$J18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18]));IF(ISBLANK([.$E$3]);&quot;&quot;;[.$E$3]);&quot;&quot;)">
            <text:p/>
          </table:table-cell>
          <table:table-cell table:formula="of:=IF(ISNUMBER(SEARCH(&quot;C&quot;;[.$J18]));IF(ISBLANK([.$E$4]);&quot;&quot;;[.$E$4]);&quot;&quot;)">
            <text:p/>
          </table:table-cell>
          <table:table-cell table:formula="of:=IF(ISNUMBER(SEARCH(&quot;D&quot;;[.$J18]));IF(ISBLANK([.$E$5]);&quot;&quot;;[.$E$5]);&quot;&quot;)">
            <text:p/>
          </table:table-cell>
          <table:table-cell table:formula="of:=IF(ISNUMBER(SEARCH(&quot;E&quot;;[.$J18]));IF(ISBLANK([.$E$6]);&quot;&quot;;[.$E$6]);&quot;&quot;)">
            <text:p/>
          </table:table-cell>
          <table:table-cell table:formula="of:=IF(ISNUMBER(SEARCH(&quot;F&quot;;[.$J18]));IF(ISBLANK([.$E$7]);&quot;&quot;;[.$E$7]);&quot;&quot;)">
            <text:p/>
          </table:table-cell>
          <table:table-cell table:formula="of:=IF(ISNUMBER(SEARCH(&quot;G&quot;;[.$J18]));IF(ISBLANK([.$E$8]);&quot;&quot;;[.$E$8]);&quot;&quot;)">
            <text:p/>
          </table:table-cell>
          <table:table-cell table:formula="of:=IF(ISNUMBER(SEARCH(&quot;H&quot;;[.$J18]));IF(ISBLANK([.$E$9]);&quot;&quot;;[.$E$9]);&quot;&quot;)">
            <text:p/>
          </table:table-cell>
          <table:table-cell table:formula="of:=IF(ISNUMBER(SEARCH(&quot;I&quot;;[.$J18]));IF(ISBLANK([.$E$10]);&quot;&quot;;[.$E$10]);&quot;&quot;)">
            <text:p/>
          </table:table-cell>
          <table:table-cell table:formula="of:=IF(ISNUMBER(SEARCH(&quot;J&quot;;[.$J18]));IF(ISBLANK([.$E$11]);&quot;&quot;;[.$E$11]);&quot;&quot;)">
            <text:p/>
          </table:table-cell>
          <table:table-cell table:formula="of:=IF(ISNUMBER(SEARCH(&quot;K&quot;;[.$J18]));IF(ISBLANK([.$E$12]);&quot;&quot;;[.$E$12]);&quot;&quot;)">
            <text:p/>
          </table:table-cell>
          <table:table-cell table:formula="of:=IF(ISNUMBER(SEARCH(&quot;L&quot;;[.$J18]));IF(ISBLANK([.$E$13]);&quot;&quot;;[.$E$13]);&quot;&quot;)">
            <text:p/>
          </table:table-cell>
          <table:table-cell table:formula="of:=IF(ISNUMBER(SEARCH(&quot;M&quot;;[.$J18]));IF(ISBLANK([.$E$14]);&quot;&quot;;[.$E$14]);&quot;&quot;)">
            <text:p/>
          </table:table-cell>
          <table:table-cell table:formula="of:=IF(ISNUMBER(SEARCH(&quot;N&quot;;[.$J18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19])); ISNUMBER(SEARCH(&quot;D&quot;;[.J19])); ISNUMBER(SEARCH(&quot;H&quot;;[.J19])); ISNUMBER(SEARCH(&quot;L&quot;;[.J19])); ISNUMBER(SEARCH(&quot;M&quot;;[.J19])); ISNUMBER(SEARCH(&quot;N&quot;;[.J19]))); &quot;&lt;&quot;;&quot;&quot;)">
            <text:p/>
          </table:table-cell>
          <table:table-cell table:style-name="ce4" table:number-columns-repeated="3"/>
          <table:table-cell table:style-name="ce5" office:value-type="string" calcext:value-type="string">
            <text:p>AE </text:p>
          </table:table-cell>
          <table:table-cell table:style-name="ce5" office:value-type="string" calcext:value-type="string">
            <text:p>CDFG 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AJ </text:p>
          </table:table-cell>
          <table:table-cell table:formula="of:=COUNTIF([.$J$1:.$J$1999];[.J19])" office:value-type="float" office:value="1" calcext:value-type="float">
            <text:p>1</text:p>
          </table:table-cell>
          <table:table-cell/>
          <table:table-cell table:formula="of:=IF(ISNUMBER(SEARCH(&quot;A&quot;;[.$J19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19]));IF(ISBLANK([.$C$3]);&quot;&quot;;[.$C$3]);&quot;&quot;)">
            <text:p/>
          </table:table-cell>
          <table:table-cell table:formula="of:=IF(ISNUMBER(SEARCH(&quot;C&quot;;[.$J19]));IF(ISBLANK([.$C$4]);&quot;&quot;;[.$C$4]);&quot;&quot;)">
            <text:p/>
          </table:table-cell>
          <table:table-cell table:formula="of:=IF(ISNUMBER(SEARCH(&quot;D&quot;;[.$J19]));IF(ISBLANK([.$C$5]);&quot;&quot;;[.$C$5]);&quot;&quot;)">
            <text:p/>
          </table:table-cell>
          <table:table-cell table:formula="of:=IF(ISNUMBER(SEARCH(&quot;E&quot;;[.$J19]));IF(ISBLANK([.$C$6]);&quot;&quot;;[.$C$6]);&quot;&quot;)" office:value-type="string" office:string-value="FG" calcext:value-type="string">
            <text:p>FG</text:p>
          </table:table-cell>
          <table:table-cell table:formula="of:=IF(ISNUMBER(SEARCH(&quot;F&quot;;[.$J19]));IF(ISBLANK([.$C$7]);&quot;&quot;;[.$C$7]);&quot;&quot;)">
            <text:p/>
          </table:table-cell>
          <table:table-cell table:formula="of:=IF(ISNUMBER(SEARCH(&quot;G&quot;;[.$J19]));IF(ISBLANK([.$C$8]);&quot;&quot;;[.$C$8]);&quot;&quot;)">
            <text:p/>
          </table:table-cell>
          <table:table-cell table:formula="of:=IF(ISNUMBER(SEARCH(&quot;H&quot;;[.$J19]));IF(ISBLANK([.$C$9]);&quot;&quot;;[.$C$9]);&quot;&quot;)">
            <text:p/>
          </table:table-cell>
          <table:table-cell table:formula="of:=IF(ISNUMBER(SEARCH(&quot;I&quot;;[.$J19]));IF(ISBLANK([.$C$10]);&quot;&quot;;[.$C$10]);&quot;&quot;)">
            <text:p/>
          </table:table-cell>
          <table:table-cell table:formula="of:=IF(ISNUMBER(SEARCH(&quot;J&quot;;[.$J19]));IF(ISBLANK([.$C$11]);&quot;&quot;;[.$C$11]);&quot;&quot;)">
            <text:p/>
          </table:table-cell>
          <table:table-cell table:formula="of:=IF(ISNUMBER(SEARCH(&quot;K&quot;;[.$J19]));IF(ISBLANK([.$C$12]);&quot;&quot;;[.$C$12]);&quot;&quot;)">
            <text:p/>
          </table:table-cell>
          <table:table-cell table:formula="of:=IF(ISNUMBER(SEARCH(&quot;L&quot;;[.$J19]));IF(ISBLANK([.$C$13]);&quot;&quot;;[.$C$13]);&quot;&quot;)">
            <text:p/>
          </table:table-cell>
          <table:table-cell table:formula="of:=IF(ISNUMBER(SEARCH(&quot;M&quot;;[.$J19]));IF(ISBLANK([.$C$14]);&quot;&quot;;[.$C$14]);&quot;&quot;)">
            <text:p/>
          </table:table-cell>
          <table:table-cell table:formula="of:=IF(ISNUMBER(SEARCH(&quot;N&quot;;[.$J19]));IF(ISBLANK([.$C$15]);&quot;&quot;;[.$C$15]);&quot;&quot;)">
            <text:p/>
          </table:table-cell>
          <table:table-cell/>
          <table:table-cell table:formula="of:=IF(ISNUMBER(SEARCH(&quot;A&quot;;[.$J19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19]));IF(ISBLANK([.$D$3]);&quot;&quot;;[.$D$3]);&quot;&quot;)">
            <text:p/>
          </table:table-cell>
          <table:table-cell table:formula="of:=IF(ISNUMBER(SEARCH(&quot;C&quot;;[.$J19]));IF(ISBLANK([.$D$4]);&quot;&quot;;[.$D$4]);&quot;&quot;)">
            <text:p/>
          </table:table-cell>
          <table:table-cell table:formula="of:=IF(ISNUMBER(SEARCH(&quot;D&quot;;[.$J19]));IF(ISBLANK([.$D$5]);&quot;&quot;;[.$D$5]);&quot;&quot;)">
            <text:p/>
          </table:table-cell>
          <table:table-cell table:formula="of:=IF(ISNUMBER(SEARCH(&quot;E&quot;;[.$J19]));IF(ISBLANK([.$D$6]);&quot;&quot;;[.$D$6]);&quot;&quot;)">
            <text:p/>
          </table:table-cell>
          <table:table-cell table:formula="of:=IF(ISNUMBER(SEARCH(&quot;F&quot;;[.$J19]));IF(ISBLANK([.$D$7]);&quot;&quot;;[.$D$7]);&quot;&quot;)">
            <text:p/>
          </table:table-cell>
          <table:table-cell table:formula="of:=IF(ISNUMBER(SEARCH(&quot;G&quot;;[.$J19]));IF(ISBLANK([.$D$8]);&quot;&quot;;[.$D$8]);&quot;&quot;)">
            <text:p/>
          </table:table-cell>
          <table:table-cell table:formula="of:=IF(ISNUMBER(SEARCH(&quot;H&quot;;[.$J19]));IF(ISBLANK([.$D$9]);&quot;&quot;;[.$D$9]);&quot;&quot;)">
            <text:p/>
          </table:table-cell>
          <table:table-cell table:formula="of:=IF(ISNUMBER(SEARCH(&quot;I&quot;;[.$J19]));IF(ISBLANK([.$D$10]);&quot;&quot;;[.$D$10]);&quot;&quot;)">
            <text:p/>
          </table:table-cell>
          <table:table-cell table:formula="of:=IF(ISNUMBER(SEARCH(&quot;J&quot;;[.$J19]));IF(ISBLANK([.$D$11]);&quot;&quot;;[.$D$11]);&quot;&quot;)">
            <text:p/>
          </table:table-cell>
          <table:table-cell table:formula="of:=IF(ISNUMBER(SEARCH(&quot;K&quot;;[.$J19]));IF(ISBLANK([.$D$12]);&quot;&quot;;[.$D$12]);&quot;&quot;)">
            <text:p/>
          </table:table-cell>
          <table:table-cell table:formula="of:=IF(ISNUMBER(SEARCH(&quot;L&quot;;[.$J19]));IF(ISBLANK([.$D$13]);&quot;&quot;;[.$D$13]);&quot;&quot;)">
            <text:p/>
          </table:table-cell>
          <table:table-cell table:formula="of:=IF(ISNUMBER(SEARCH(&quot;M&quot;;[.$J19]));IF(ISBLANK([.$D$14]);&quot;&quot;;[.$D$14]);&quot;&quot;)">
            <text:p/>
          </table:table-cell>
          <table:table-cell table:formula="of:=IF(ISNUMBER(SEARCH(&quot;N&quot;;[.$J19]));IF(ISBLANK([.$D$15]);&quot;&quot;;[.$D$15]);&quot;&quot;)">
            <text:p/>
          </table:table-cell>
          <table:table-cell/>
          <table:table-cell table:formula="of:=IF(ISNUMBER(SEARCH(&quot;A&quot;;[.$J19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19]));IF(ISBLANK([.$E$3]);&quot;&quot;;[.$E$3]);&quot;&quot;)">
            <text:p/>
          </table:table-cell>
          <table:table-cell table:formula="of:=IF(ISNUMBER(SEARCH(&quot;C&quot;;[.$J19]));IF(ISBLANK([.$E$4]);&quot;&quot;;[.$E$4]);&quot;&quot;)">
            <text:p/>
          </table:table-cell>
          <table:table-cell table:formula="of:=IF(ISNUMBER(SEARCH(&quot;D&quot;;[.$J19]));IF(ISBLANK([.$E$5]);&quot;&quot;;[.$E$5]);&quot;&quot;)">
            <text:p/>
          </table:table-cell>
          <table:table-cell table:formula="of:=IF(ISNUMBER(SEARCH(&quot;E&quot;;[.$J19]));IF(ISBLANK([.$E$6]);&quot;&quot;;[.$E$6]);&quot;&quot;)">
            <text:p/>
          </table:table-cell>
          <table:table-cell table:formula="of:=IF(ISNUMBER(SEARCH(&quot;F&quot;;[.$J19]));IF(ISBLANK([.$E$7]);&quot;&quot;;[.$E$7]);&quot;&quot;)">
            <text:p/>
          </table:table-cell>
          <table:table-cell table:formula="of:=IF(ISNUMBER(SEARCH(&quot;G&quot;;[.$J19]));IF(ISBLANK([.$E$8]);&quot;&quot;;[.$E$8]);&quot;&quot;)">
            <text:p/>
          </table:table-cell>
          <table:table-cell table:formula="of:=IF(ISNUMBER(SEARCH(&quot;H&quot;;[.$J19]));IF(ISBLANK([.$E$9]);&quot;&quot;;[.$E$9]);&quot;&quot;)">
            <text:p/>
          </table:table-cell>
          <table:table-cell table:formula="of:=IF(ISNUMBER(SEARCH(&quot;I&quot;;[.$J19]));IF(ISBLANK([.$E$10]);&quot;&quot;;[.$E$10]);&quot;&quot;)">
            <text:p/>
          </table:table-cell>
          <table:table-cell table:formula="of:=IF(ISNUMBER(SEARCH(&quot;J&quot;;[.$J19]));IF(ISBLANK([.$E$11]);&quot;&quot;;[.$E$11]);&quot;&quot;)">
            <text:p/>
          </table:table-cell>
          <table:table-cell table:formula="of:=IF(ISNUMBER(SEARCH(&quot;K&quot;;[.$J19]));IF(ISBLANK([.$E$12]);&quot;&quot;;[.$E$12]);&quot;&quot;)">
            <text:p/>
          </table:table-cell>
          <table:table-cell table:formula="of:=IF(ISNUMBER(SEARCH(&quot;L&quot;;[.$J19]));IF(ISBLANK([.$E$13]);&quot;&quot;;[.$E$13]);&quot;&quot;)">
            <text:p/>
          </table:table-cell>
          <table:table-cell table:formula="of:=IF(ISNUMBER(SEARCH(&quot;M&quot;;[.$J19]));IF(ISBLANK([.$E$14]);&quot;&quot;;[.$E$14]);&quot;&quot;)">
            <text:p/>
          </table:table-cell>
          <table:table-cell table:formula="of:=IF(ISNUMBER(SEARCH(&quot;N&quot;;[.$J19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20])); ISNUMBER(SEARCH(&quot;D&quot;;[.J20])); ISNUMBER(SEARCH(&quot;H&quot;;[.J20])); ISNUMBER(SEARCH(&quot;L&quot;;[.J20])); ISNUMBER(SEARCH(&quot;M&quot;;[.J20])); ISNUMBER(SEARCH(&quot;N&quot;;[.J20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BCDEGHI </text:p>
          </table:table-cell>
          <table:table-cell table:style-name="ce5" office:value-type="string" calcext:value-type="string">
            <text:p>BCDFGKN </text:p>
          </table:table-cell>
          <table:table-cell table:style-name="ce5" office:value-type="string" calcext:value-type="string">
            <text:p>ABCDEGHI </text:p>
          </table:table-cell>
          <table:table-cell table:style-name="ce5" office:value-type="string" calcext:value-type="string">
            <text:p>AJM </text:p>
          </table:table-cell>
          <table:table-cell table:formula="of:=COUNTIF([.$J$1:.$J$1999];[.J20])" office:value-type="float" office:value="1" calcext:value-type="float">
            <text:p>1</text:p>
          </table:table-cell>
          <table:table-cell/>
          <table:table-cell table:formula="of:=IF(ISNUMBER(SEARCH(&quot;A&quot;;[.$J20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20]));IF(ISBLANK([.$C$3]);&quot;&quot;;[.$C$3]);&quot;&quot;)">
            <text:p/>
          </table:table-cell>
          <table:table-cell table:formula="of:=IF(ISNUMBER(SEARCH(&quot;C&quot;;[.$J20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20]));IF(ISBLANK([.$C$5]);&quot;&quot;;[.$C$5]);&quot;&quot;)">
            <text:p/>
          </table:table-cell>
          <table:table-cell table:formula="of:=IF(ISNUMBER(SEARCH(&quot;E&quot;;[.$J20]));IF(ISBLANK([.$C$6]);&quot;&quot;;[.$C$6]);&quot;&quot;)" office:value-type="string" office:string-value="FG" calcext:value-type="string">
            <text:p>FG</text:p>
          </table:table-cell>
          <table:table-cell table:formula="of:=IF(ISNUMBER(SEARCH(&quot;F&quot;;[.$J20]));IF(ISBLANK([.$C$7]);&quot;&quot;;[.$C$7]);&quot;&quot;)">
            <text:p/>
          </table:table-cell>
          <table:table-cell table:formula="of:=IF(ISNUMBER(SEARCH(&quot;G&quot;;[.$J20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20]));IF(ISBLANK([.$C$9]);&quot;&quot;;[.$C$9]);&quot;&quot;)">
            <text:p/>
          </table:table-cell>
          <table:table-cell table:formula="of:=IF(ISNUMBER(SEARCH(&quot;I&quot;;[.$J20]));IF(ISBLANK([.$C$10]);&quot;&quot;;[.$C$10]);&quot;&quot;)">
            <text:p/>
          </table:table-cell>
          <table:table-cell table:formula="of:=IF(ISNUMBER(SEARCH(&quot;J&quot;;[.$J20]));IF(ISBLANK([.$C$11]);&quot;&quot;;[.$C$11]);&quot;&quot;)">
            <text:p/>
          </table:table-cell>
          <table:table-cell table:formula="of:=IF(ISNUMBER(SEARCH(&quot;K&quot;;[.$J20]));IF(ISBLANK([.$C$12]);&quot;&quot;;[.$C$12]);&quot;&quot;)">
            <text:p/>
          </table:table-cell>
          <table:table-cell table:formula="of:=IF(ISNUMBER(SEARCH(&quot;L&quot;;[.$J20]));IF(ISBLANK([.$C$13]);&quot;&quot;;[.$C$13]);&quot;&quot;)">
            <text:p/>
          </table:table-cell>
          <table:table-cell table:formula="of:=IF(ISNUMBER(SEARCH(&quot;M&quot;;[.$J20]));IF(ISBLANK([.$C$14]);&quot;&quot;;[.$C$14]);&quot;&quot;)">
            <text:p/>
          </table:table-cell>
          <table:table-cell table:formula="of:=IF(ISNUMBER(SEARCH(&quot;N&quot;;[.$J20]));IF(ISBLANK([.$C$15]);&quot;&quot;;[.$C$15]);&quot;&quot;)">
            <text:p/>
          </table:table-cell>
          <table:table-cell/>
          <table:table-cell table:formula="of:=IF(ISNUMBER(SEARCH(&quot;A&quot;;[.$J20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20]));IF(ISBLANK([.$D$3]);&quot;&quot;;[.$D$3]);&quot;&quot;)">
            <text:p/>
          </table:table-cell>
          <table:table-cell table:formula="of:=IF(ISNUMBER(SEARCH(&quot;C&quot;;[.$J20]));IF(ISBLANK([.$D$4]);&quot;&quot;;[.$D$4]);&quot;&quot;)">
            <text:p/>
          </table:table-cell>
          <table:table-cell table:formula="of:=IF(ISNUMBER(SEARCH(&quot;D&quot;;[.$J20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20]));IF(ISBLANK([.$D$6]);&quot;&quot;;[.$D$6]);&quot;&quot;)">
            <text:p/>
          </table:table-cell>
          <table:table-cell table:formula="of:=IF(ISNUMBER(SEARCH(&quot;F&quot;;[.$J20]));IF(ISBLANK([.$D$7]);&quot;&quot;;[.$D$7]);&quot;&quot;)">
            <text:p/>
          </table:table-cell>
          <table:table-cell table:formula="of:=IF(ISNUMBER(SEARCH(&quot;G&quot;;[.$J20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20]));IF(ISBLANK([.$D$9]);&quot;&quot;;[.$D$9]);&quot;&quot;)">
            <text:p/>
          </table:table-cell>
          <table:table-cell table:formula="of:=IF(ISNUMBER(SEARCH(&quot;I&quot;;[.$J20]));IF(ISBLANK([.$D$10]);&quot;&quot;;[.$D$10]);&quot;&quot;)" office:value-type="string" office:string-value="I" calcext:value-type="string">
            <text:p>I</text:p>
          </table:table-cell>
          <table:table-cell table:formula="of:=IF(ISNUMBER(SEARCH(&quot;J&quot;;[.$J20]));IF(ISBLANK([.$D$11]);&quot;&quot;;[.$D$11]);&quot;&quot;)">
            <text:p/>
          </table:table-cell>
          <table:table-cell table:formula="of:=IF(ISNUMBER(SEARCH(&quot;K&quot;;[.$J20]));IF(ISBLANK([.$D$12]);&quot;&quot;;[.$D$12]);&quot;&quot;)">
            <text:p/>
          </table:table-cell>
          <table:table-cell table:formula="of:=IF(ISNUMBER(SEARCH(&quot;L&quot;;[.$J20]));IF(ISBLANK([.$D$13]);&quot;&quot;;[.$D$13]);&quot;&quot;)">
            <text:p/>
          </table:table-cell>
          <table:table-cell table:formula="of:=IF(ISNUMBER(SEARCH(&quot;M&quot;;[.$J20]));IF(ISBLANK([.$D$14]);&quot;&quot;;[.$D$14]);&quot;&quot;)">
            <text:p/>
          </table:table-cell>
          <table:table-cell table:formula="of:=IF(ISNUMBER(SEARCH(&quot;N&quot;;[.$J20]));IF(ISBLANK([.$D$15]);&quot;&quot;;[.$D$15]);&quot;&quot;)">
            <text:p/>
          </table:table-cell>
          <table:table-cell/>
          <table:table-cell table:formula="of:=IF(ISNUMBER(SEARCH(&quot;A&quot;;[.$J20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20]));IF(ISBLANK([.$E$3]);&quot;&quot;;[.$E$3]);&quot;&quot;)">
            <text:p/>
          </table:table-cell>
          <table:table-cell table:formula="of:=IF(ISNUMBER(SEARCH(&quot;C&quot;;[.$J20]));IF(ISBLANK([.$E$4]);&quot;&quot;;[.$E$4]);&quot;&quot;)">
            <text:p/>
          </table:table-cell>
          <table:table-cell table:formula="of:=IF(ISNUMBER(SEARCH(&quot;D&quot;;[.$J20]));IF(ISBLANK([.$E$5]);&quot;&quot;;[.$E$5]);&quot;&quot;)">
            <text:p/>
          </table:table-cell>
          <table:table-cell table:formula="of:=IF(ISNUMBER(SEARCH(&quot;E&quot;;[.$J20]));IF(ISBLANK([.$E$6]);&quot;&quot;;[.$E$6]);&quot;&quot;)">
            <text:p/>
          </table:table-cell>
          <table:table-cell table:formula="of:=IF(ISNUMBER(SEARCH(&quot;F&quot;;[.$J20]));IF(ISBLANK([.$E$7]);&quot;&quot;;[.$E$7]);&quot;&quot;)">
            <text:p/>
          </table:table-cell>
          <table:table-cell table:formula="of:=IF(ISNUMBER(SEARCH(&quot;G&quot;;[.$J20]));IF(ISBLANK([.$E$8]);&quot;&quot;;[.$E$8]);&quot;&quot;)">
            <text:p/>
          </table:table-cell>
          <table:table-cell table:formula="of:=IF(ISNUMBER(SEARCH(&quot;H&quot;;[.$J20]));IF(ISBLANK([.$E$9]);&quot;&quot;;[.$E$9]);&quot;&quot;)">
            <text:p/>
          </table:table-cell>
          <table:table-cell table:formula="of:=IF(ISNUMBER(SEARCH(&quot;I&quot;;[.$J20]));IF(ISBLANK([.$E$10]);&quot;&quot;;[.$E$10]);&quot;&quot;)" office:value-type="string" office:string-value="JM" calcext:value-type="string">
            <text:p>JM</text:p>
          </table:table-cell>
          <table:table-cell table:formula="of:=IF(ISNUMBER(SEARCH(&quot;J&quot;;[.$J20]));IF(ISBLANK([.$E$11]);&quot;&quot;;[.$E$11]);&quot;&quot;)">
            <text:p/>
          </table:table-cell>
          <table:table-cell table:formula="of:=IF(ISNUMBER(SEARCH(&quot;K&quot;;[.$J20]));IF(ISBLANK([.$E$12]);&quot;&quot;;[.$E$12]);&quot;&quot;)">
            <text:p/>
          </table:table-cell>
          <table:table-cell table:formula="of:=IF(ISNUMBER(SEARCH(&quot;L&quot;;[.$J20]));IF(ISBLANK([.$E$13]);&quot;&quot;;[.$E$13]);&quot;&quot;)">
            <text:p/>
          </table:table-cell>
          <table:table-cell table:formula="of:=IF(ISNUMBER(SEARCH(&quot;M&quot;;[.$J20]));IF(ISBLANK([.$E$14]);&quot;&quot;;[.$E$14]);&quot;&quot;)">
            <text:p/>
          </table:table-cell>
          <table:table-cell table:formula="of:=IF(ISNUMBER(SEARCH(&quot;N&quot;;[.$J20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21])); ISNUMBER(SEARCH(&quot;D&quot;;[.J21])); ISNUMBER(SEARCH(&quot;H&quot;;[.J21])); ISNUMBER(SEARCH(&quot;L&quot;;[.J21])); ISNUMBER(SEARCH(&quot;M&quot;;[.J21])); ISNUMBER(SEARCH(&quot;N&quot;;[.J21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DGHIM </text:p>
          </table:table-cell>
          <table:table-cell table:style-name="ce5" office:value-type="string" calcext:value-type="string">
            <text:p>CDKN </text:p>
          </table:table-cell>
          <table:table-cell table:style-name="ce5" office:value-type="string" calcext:value-type="string">
            <text:p>ABCDEGHI </text:p>
          </table:table-cell>
          <table:table-cell table:style-name="ce5" office:value-type="string" calcext:value-type="string">
            <text:p>AHJM </text:p>
          </table:table-cell>
          <table:table-cell table:formula="of:=COUNTIF([.$J$1:.$J$1999];[.J21])" office:value-type="float" office:value="1" calcext:value-type="float">
            <text:p>1</text:p>
          </table:table-cell>
          <table:table-cell/>
          <table:table-cell table:formula="of:=IF(ISNUMBER(SEARCH(&quot;A&quot;;[.$J21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21]));IF(ISBLANK([.$C$3]);&quot;&quot;;[.$C$3]);&quot;&quot;)">
            <text:p/>
          </table:table-cell>
          <table:table-cell table:formula="of:=IF(ISNUMBER(SEARCH(&quot;C&quot;;[.$J21]));IF(ISBLANK([.$C$4]);&quot;&quot;;[.$C$4]);&quot;&quot;)">
            <text:p/>
          </table:table-cell>
          <table:table-cell table:formula="of:=IF(ISNUMBER(SEARCH(&quot;D&quot;;[.$J21]));IF(ISBLANK([.$C$5]);&quot;&quot;;[.$C$5]);&quot;&quot;)">
            <text:p/>
          </table:table-cell>
          <table:table-cell table:formula="of:=IF(ISNUMBER(SEARCH(&quot;E&quot;;[.$J21]));IF(ISBLANK([.$C$6]);&quot;&quot;;[.$C$6]);&quot;&quot;)">
            <text:p/>
          </table:table-cell>
          <table:table-cell table:formula="of:=IF(ISNUMBER(SEARCH(&quot;F&quot;;[.$J21]));IF(ISBLANK([.$C$7]);&quot;&quot;;[.$C$7]);&quot;&quot;)">
            <text:p/>
          </table:table-cell>
          <table:table-cell table:formula="of:=IF(ISNUMBER(SEARCH(&quot;G&quot;;[.$J21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21]));IF(ISBLANK([.$C$9]);&quot;&quot;;[.$C$9]);&quot;&quot;)">
            <text:p/>
          </table:table-cell>
          <table:table-cell table:formula="of:=IF(ISNUMBER(SEARCH(&quot;I&quot;;[.$J21]));IF(ISBLANK([.$C$10]);&quot;&quot;;[.$C$10]);&quot;&quot;)">
            <text:p/>
          </table:table-cell>
          <table:table-cell table:formula="of:=IF(ISNUMBER(SEARCH(&quot;J&quot;;[.$J21]));IF(ISBLANK([.$C$11]);&quot;&quot;;[.$C$11]);&quot;&quot;)">
            <text:p/>
          </table:table-cell>
          <table:table-cell table:formula="of:=IF(ISNUMBER(SEARCH(&quot;K&quot;;[.$J21]));IF(ISBLANK([.$C$12]);&quot;&quot;;[.$C$12]);&quot;&quot;)">
            <text:p/>
          </table:table-cell>
          <table:table-cell table:formula="of:=IF(ISNUMBER(SEARCH(&quot;L&quot;;[.$J21]));IF(ISBLANK([.$C$13]);&quot;&quot;;[.$C$13]);&quot;&quot;)">
            <text:p/>
          </table:table-cell>
          <table:table-cell table:formula="of:=IF(ISNUMBER(SEARCH(&quot;M&quot;;[.$J21]));IF(ISBLANK([.$C$14]);&quot;&quot;;[.$C$14]);&quot;&quot;)" office:value-type="string" office:string-value="C" calcext:value-type="string">
            <text:p>C</text:p>
          </table:table-cell>
          <table:table-cell table:formula="of:=IF(ISNUMBER(SEARCH(&quot;N&quot;;[.$J21]));IF(ISBLANK([.$C$15]);&quot;&quot;;[.$C$15]);&quot;&quot;)">
            <text:p/>
          </table:table-cell>
          <table:table-cell/>
          <table:table-cell table:formula="of:=IF(ISNUMBER(SEARCH(&quot;A&quot;;[.$J21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21]));IF(ISBLANK([.$D$3]);&quot;&quot;;[.$D$3]);&quot;&quot;)">
            <text:p/>
          </table:table-cell>
          <table:table-cell table:formula="of:=IF(ISNUMBER(SEARCH(&quot;C&quot;;[.$J21]));IF(ISBLANK([.$D$4]);&quot;&quot;;[.$D$4]);&quot;&quot;)">
            <text:p/>
          </table:table-cell>
          <table:table-cell table:formula="of:=IF(ISNUMBER(SEARCH(&quot;D&quot;;[.$J21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21]));IF(ISBLANK([.$D$6]);&quot;&quot;;[.$D$6]);&quot;&quot;)">
            <text:p/>
          </table:table-cell>
          <table:table-cell table:formula="of:=IF(ISNUMBER(SEARCH(&quot;F&quot;;[.$J21]));IF(ISBLANK([.$D$7]);&quot;&quot;;[.$D$7]);&quot;&quot;)">
            <text:p/>
          </table:table-cell>
          <table:table-cell table:formula="of:=IF(ISNUMBER(SEARCH(&quot;G&quot;;[.$J21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21]));IF(ISBLANK([.$D$9]);&quot;&quot;;[.$D$9]);&quot;&quot;)">
            <text:p/>
          </table:table-cell>
          <table:table-cell table:formula="of:=IF(ISNUMBER(SEARCH(&quot;I&quot;;[.$J21]));IF(ISBLANK([.$D$10]);&quot;&quot;;[.$D$10]);&quot;&quot;)" office:value-type="string" office:string-value="I" calcext:value-type="string">
            <text:p>I</text:p>
          </table:table-cell>
          <table:table-cell table:formula="of:=IF(ISNUMBER(SEARCH(&quot;J&quot;;[.$J21]));IF(ISBLANK([.$D$11]);&quot;&quot;;[.$D$11]);&quot;&quot;)">
            <text:p/>
          </table:table-cell>
          <table:table-cell table:formula="of:=IF(ISNUMBER(SEARCH(&quot;K&quot;;[.$J21]));IF(ISBLANK([.$D$12]);&quot;&quot;;[.$D$12]);&quot;&quot;)">
            <text:p/>
          </table:table-cell>
          <table:table-cell table:formula="of:=IF(ISNUMBER(SEARCH(&quot;L&quot;;[.$J21]));IF(ISBLANK([.$D$13]);&quot;&quot;;[.$D$13]);&quot;&quot;)">
            <text:p/>
          </table:table-cell>
          <table:table-cell table:formula="of:=IF(ISNUMBER(SEARCH(&quot;M&quot;;[.$J21]));IF(ISBLANK([.$D$14]);&quot;&quot;;[.$D$14]);&quot;&quot;)" office:value-type="string" office:string-value="D" calcext:value-type="string">
            <text:p>D</text:p>
          </table:table-cell>
          <table:table-cell table:formula="of:=IF(ISNUMBER(SEARCH(&quot;N&quot;;[.$J21]));IF(ISBLANK([.$D$15]);&quot;&quot;;[.$D$15]);&quot;&quot;)">
            <text:p/>
          </table:table-cell>
          <table:table-cell/>
          <table:table-cell table:formula="of:=IF(ISNUMBER(SEARCH(&quot;A&quot;;[.$J21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21]));IF(ISBLANK([.$E$3]);&quot;&quot;;[.$E$3]);&quot;&quot;)">
            <text:p/>
          </table:table-cell>
          <table:table-cell table:formula="of:=IF(ISNUMBER(SEARCH(&quot;C&quot;;[.$J21]));IF(ISBLANK([.$E$4]);&quot;&quot;;[.$E$4]);&quot;&quot;)">
            <text:p/>
          </table:table-cell>
          <table:table-cell table:formula="of:=IF(ISNUMBER(SEARCH(&quot;D&quot;;[.$J21]));IF(ISBLANK([.$E$5]);&quot;&quot;;[.$E$5]);&quot;&quot;)">
            <text:p/>
          </table:table-cell>
          <table:table-cell table:formula="of:=IF(ISNUMBER(SEARCH(&quot;E&quot;;[.$J21]));IF(ISBLANK([.$E$6]);&quot;&quot;;[.$E$6]);&quot;&quot;)">
            <text:p/>
          </table:table-cell>
          <table:table-cell table:formula="of:=IF(ISNUMBER(SEARCH(&quot;F&quot;;[.$J21]));IF(ISBLANK([.$E$7]);&quot;&quot;;[.$E$7]);&quot;&quot;)">
            <text:p/>
          </table:table-cell>
          <table:table-cell table:formula="of:=IF(ISNUMBER(SEARCH(&quot;G&quot;;[.$J21]));IF(ISBLANK([.$E$8]);&quot;&quot;;[.$E$8]);&quot;&quot;)">
            <text:p/>
          </table:table-cell>
          <table:table-cell table:formula="of:=IF(ISNUMBER(SEARCH(&quot;H&quot;;[.$J21]));IF(ISBLANK([.$E$9]);&quot;&quot;;[.$E$9]);&quot;&quot;)">
            <text:p/>
          </table:table-cell>
          <table:table-cell table:formula="of:=IF(ISNUMBER(SEARCH(&quot;I&quot;;[.$J21]));IF(ISBLANK([.$E$10]);&quot;&quot;;[.$E$10]);&quot;&quot;)" office:value-type="string" office:string-value="JM" calcext:value-type="string">
            <text:p>JM</text:p>
          </table:table-cell>
          <table:table-cell table:formula="of:=IF(ISNUMBER(SEARCH(&quot;J&quot;;[.$J21]));IF(ISBLANK([.$E$11]);&quot;&quot;;[.$E$11]);&quot;&quot;)">
            <text:p/>
          </table:table-cell>
          <table:table-cell table:formula="of:=IF(ISNUMBER(SEARCH(&quot;K&quot;;[.$J21]));IF(ISBLANK([.$E$12]);&quot;&quot;;[.$E$12]);&quot;&quot;)">
            <text:p/>
          </table:table-cell>
          <table:table-cell table:formula="of:=IF(ISNUMBER(SEARCH(&quot;L&quot;;[.$J21]));IF(ISBLANK([.$E$13]);&quot;&quot;;[.$E$13]);&quot;&quot;)">
            <text:p/>
          </table:table-cell>
          <table:table-cell table:formula="of:=IF(ISNUMBER(SEARCH(&quot;M&quot;;[.$J21]));IF(ISBLANK([.$E$14]);&quot;&quot;;[.$E$14]);&quot;&quot;)" office:value-type="string" office:string-value="H" calcext:value-type="string">
            <text:p>H</text:p>
          </table:table-cell>
          <table:table-cell table:formula="of:=IF(ISNUMBER(SEARCH(&quot;N&quot;;[.$J21]));IF(ISBLANK([.$E$15]);&quot;&quot;;[.$E$15]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Stavu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IF(OR(ISNUMBER(SEARCH(&quot;C&quot;;[.J22])); ISNUMBER(SEARCH(&quot;D&quot;;[.J22])); ISNUMBER(SEARCH(&quot;H&quot;;[.J22])); ISNUMBER(SEARCH(&quot;L&quot;;[.J22])); ISNUMBER(SEARCH(&quot;M&quot;;[.J22])); ISNUMBER(SEARCH(&quot;N&quot;;[.J22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HJM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DGHIM </text:p>
          </table:table-cell>
          <table:table-cell table:style-name="ce5" office:value-type="string" calcext:value-type="string">
            <text:p>AHJM </text:p>
          </table:table-cell>
          <table:table-cell table:formula="of:=COUNTIF([.$J$1:.$J$1999];[.J22])" office:value-type="float" office:value="1" calcext:value-type="float">
            <text:p>1</text:p>
          </table:table-cell>
          <table:table-cell/>
          <table:table-cell table:formula="of:=IF(ISNUMBER(SEARCH(&quot;A&quot;;[.$J22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22]));IF(ISBLANK([.$C$3]);&quot;&quot;;[.$C$3]);&quot;&quot;)">
            <text:p/>
          </table:table-cell>
          <table:table-cell table:formula="of:=IF(ISNUMBER(SEARCH(&quot;C&quot;;[.$J22]));IF(ISBLANK([.$C$4]);&quot;&quot;;[.$C$4]);&quot;&quot;)">
            <text:p/>
          </table:table-cell>
          <table:table-cell table:formula="of:=IF(ISNUMBER(SEARCH(&quot;D&quot;;[.$J22]));IF(ISBLANK([.$C$5]);&quot;&quot;;[.$C$5]);&quot;&quot;)">
            <text:p/>
          </table:table-cell>
          <table:table-cell table:formula="of:=IF(ISNUMBER(SEARCH(&quot;E&quot;;[.$J22]));IF(ISBLANK([.$C$6]);&quot;&quot;;[.$C$6]);&quot;&quot;)">
            <text:p/>
          </table:table-cell>
          <table:table-cell table:formula="of:=IF(ISNUMBER(SEARCH(&quot;F&quot;;[.$J22]));IF(ISBLANK([.$C$7]);&quot;&quot;;[.$C$7]);&quot;&quot;)">
            <text:p/>
          </table:table-cell>
          <table:table-cell table:formula="of:=IF(ISNUMBER(SEARCH(&quot;G&quot;;[.$J22]));IF(ISBLANK([.$C$8]);&quot;&quot;;[.$C$8]);&quot;&quot;)">
            <text:p/>
          </table:table-cell>
          <table:table-cell table:formula="of:=IF(ISNUMBER(SEARCH(&quot;H&quot;;[.$J22]));IF(ISBLANK([.$C$9]);&quot;&quot;;[.$C$9]);&quot;&quot;)">
            <text:p/>
          </table:table-cell>
          <table:table-cell table:formula="of:=IF(ISNUMBER(SEARCH(&quot;I&quot;;[.$J22]));IF(ISBLANK([.$C$10]);&quot;&quot;;[.$C$10]);&quot;&quot;)">
            <text:p/>
          </table:table-cell>
          <table:table-cell table:formula="of:=IF(ISNUMBER(SEARCH(&quot;J&quot;;[.$J22]));IF(ISBLANK([.$C$11]);&quot;&quot;;[.$C$11]);&quot;&quot;)" office:value-type="string" office:string-value="M" calcext:value-type="string">
            <text:p>M</text:p>
          </table:table-cell>
          <table:table-cell table:formula="of:=IF(ISNUMBER(SEARCH(&quot;K&quot;;[.$J22]));IF(ISBLANK([.$C$12]);&quot;&quot;;[.$C$12]);&quot;&quot;)">
            <text:p/>
          </table:table-cell>
          <table:table-cell table:formula="of:=IF(ISNUMBER(SEARCH(&quot;L&quot;;[.$J22]));IF(ISBLANK([.$C$13]);&quot;&quot;;[.$C$13]);&quot;&quot;)">
            <text:p/>
          </table:table-cell>
          <table:table-cell table:formula="of:=IF(ISNUMBER(SEARCH(&quot;M&quot;;[.$J22]));IF(ISBLANK([.$C$14]);&quot;&quot;;[.$C$14]);&quot;&quot;)" office:value-type="string" office:string-value="C" calcext:value-type="string">
            <text:p>C</text:p>
          </table:table-cell>
          <table:table-cell table:formula="of:=IF(ISNUMBER(SEARCH(&quot;N&quot;;[.$J22]));IF(ISBLANK([.$C$15]);&quot;&quot;;[.$C$15]);&quot;&quot;)">
            <text:p/>
          </table:table-cell>
          <table:table-cell/>
          <table:table-cell table:formula="of:=IF(ISNUMBER(SEARCH(&quot;A&quot;;[.$J22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22]));IF(ISBLANK([.$D$3]);&quot;&quot;;[.$D$3]);&quot;&quot;)">
            <text:p/>
          </table:table-cell>
          <table:table-cell table:formula="of:=IF(ISNUMBER(SEARCH(&quot;C&quot;;[.$J22]));IF(ISBLANK([.$D$4]);&quot;&quot;;[.$D$4]);&quot;&quot;)">
            <text:p/>
          </table:table-cell>
          <table:table-cell table:formula="of:=IF(ISNUMBER(SEARCH(&quot;D&quot;;[.$J22]));IF(ISBLANK([.$D$5]);&quot;&quot;;[.$D$5]);&quot;&quot;)">
            <text:p/>
          </table:table-cell>
          <table:table-cell table:formula="of:=IF(ISNUMBER(SEARCH(&quot;E&quot;;[.$J22]));IF(ISBLANK([.$D$6]);&quot;&quot;;[.$D$6]);&quot;&quot;)">
            <text:p/>
          </table:table-cell>
          <table:table-cell table:formula="of:=IF(ISNUMBER(SEARCH(&quot;F&quot;;[.$J22]));IF(ISBLANK([.$D$7]);&quot;&quot;;[.$D$7]);&quot;&quot;)">
            <text:p/>
          </table:table-cell>
          <table:table-cell table:formula="of:=IF(ISNUMBER(SEARCH(&quot;G&quot;;[.$J22]));IF(ISBLANK([.$D$8]);&quot;&quot;;[.$D$8]);&quot;&quot;)">
            <text:p/>
          </table:table-cell>
          <table:table-cell table:formula="of:=IF(ISNUMBER(SEARCH(&quot;H&quot;;[.$J22]));IF(ISBLANK([.$D$9]);&quot;&quot;;[.$D$9]);&quot;&quot;)">
            <text:p/>
          </table:table-cell>
          <table:table-cell table:formula="of:=IF(ISNUMBER(SEARCH(&quot;I&quot;;[.$J22]));IF(ISBLANK([.$D$10]);&quot;&quot;;[.$D$10]);&quot;&quot;)">
            <text:p/>
          </table:table-cell>
          <table:table-cell table:formula="of:=IF(ISNUMBER(SEARCH(&quot;J&quot;;[.$J22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J22]));IF(ISBLANK([.$D$12]);&quot;&quot;;[.$D$12]);&quot;&quot;)">
            <text:p/>
          </table:table-cell>
          <table:table-cell table:formula="of:=IF(ISNUMBER(SEARCH(&quot;L&quot;;[.$J22]));IF(ISBLANK([.$D$13]);&quot;&quot;;[.$D$13]);&quot;&quot;)">
            <text:p/>
          </table:table-cell>
          <table:table-cell table:formula="of:=IF(ISNUMBER(SEARCH(&quot;M&quot;;[.$J22]));IF(ISBLANK([.$D$14]);&quot;&quot;;[.$D$14]);&quot;&quot;)" office:value-type="string" office:string-value="D" calcext:value-type="string">
            <text:p>D</text:p>
          </table:table-cell>
          <table:table-cell table:formula="of:=IF(ISNUMBER(SEARCH(&quot;N&quot;;[.$J22]));IF(ISBLANK([.$D$15]);&quot;&quot;;[.$D$15]);&quot;&quot;)">
            <text:p/>
          </table:table-cell>
          <table:table-cell/>
          <table:table-cell table:formula="of:=IF(ISNUMBER(SEARCH(&quot;A&quot;;[.$J22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22]));IF(ISBLANK([.$E$3]);&quot;&quot;;[.$E$3]);&quot;&quot;)">
            <text:p/>
          </table:table-cell>
          <table:table-cell table:formula="of:=IF(ISNUMBER(SEARCH(&quot;C&quot;;[.$J22]));IF(ISBLANK([.$E$4]);&quot;&quot;;[.$E$4]);&quot;&quot;)">
            <text:p/>
          </table:table-cell>
          <table:table-cell table:formula="of:=IF(ISNUMBER(SEARCH(&quot;D&quot;;[.$J22]));IF(ISBLANK([.$E$5]);&quot;&quot;;[.$E$5]);&quot;&quot;)">
            <text:p/>
          </table:table-cell>
          <table:table-cell table:formula="of:=IF(ISNUMBER(SEARCH(&quot;E&quot;;[.$J22]));IF(ISBLANK([.$E$6]);&quot;&quot;;[.$E$6]);&quot;&quot;)">
            <text:p/>
          </table:table-cell>
          <table:table-cell table:formula="of:=IF(ISNUMBER(SEARCH(&quot;F&quot;;[.$J22]));IF(ISBLANK([.$E$7]);&quot;&quot;;[.$E$7]);&quot;&quot;)">
            <text:p/>
          </table:table-cell>
          <table:table-cell table:formula="of:=IF(ISNUMBER(SEARCH(&quot;G&quot;;[.$J22]));IF(ISBLANK([.$E$8]);&quot;&quot;;[.$E$8]);&quot;&quot;)">
            <text:p/>
          </table:table-cell>
          <table:table-cell table:formula="of:=IF(ISNUMBER(SEARCH(&quot;H&quot;;[.$J22]));IF(ISBLANK([.$E$9]);&quot;&quot;;[.$E$9]);&quot;&quot;)">
            <text:p/>
          </table:table-cell>
          <table:table-cell table:formula="of:=IF(ISNUMBER(SEARCH(&quot;I&quot;;[.$J22]));IF(ISBLANK([.$E$10]);&quot;&quot;;[.$E$10]);&quot;&quot;)">
            <text:p/>
          </table:table-cell>
          <table:table-cell table:formula="of:=IF(ISNUMBER(SEARCH(&quot;J&quot;;[.$J22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J22]));IF(ISBLANK([.$E$12]);&quot;&quot;;[.$E$12]);&quot;&quot;)">
            <text:p/>
          </table:table-cell>
          <table:table-cell table:formula="of:=IF(ISNUMBER(SEARCH(&quot;L&quot;;[.$J22]));IF(ISBLANK([.$E$13]);&quot;&quot;;[.$E$13]);&quot;&quot;)">
            <text:p/>
          </table:table-cell>
          <table:table-cell table:formula="of:=IF(ISNUMBER(SEARCH(&quot;M&quot;;[.$J22]));IF(ISBLANK([.$E$14]);&quot;&quot;;[.$E$14]);&quot;&quot;)" office:value-type="string" office:string-value="H" calcext:value-type="string">
            <text:p>H</text:p>
          </table:table-cell>
          <table:table-cell table:formula="of:=IF(ISNUMBER(SEARCH(&quot;N&quot;;[.$J22]));IF(ISBLANK([.$E$15]);&quot;&quot;;[.$E$15]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Accepting</text:p>
          </table:table-cell>
          <table:table-cell table:formula="of:=COUNTIF([.F2:.F46];&quot;=&lt;&quot;)" office:value-type="float" office:value="35" calcext:value-type="float">
            <text:p>35</text:p>
          </table:table-cell>
          <table:table-cell office:value-type="string" calcext:value-type="string">
            <text:p>&lt;</text:p>
          </table:table-cell>
          <table:table-cell/>
          <table:table-cell table:formula="of:=IF(OR(ISNUMBER(SEARCH(&quot;C&quot;;[.J23])); ISNUMBER(SEARCH(&quot;D&quot;;[.J23])); ISNUMBER(SEARCH(&quot;H&quot;;[.J23])); ISNUMBER(SEARCH(&quot;L&quot;;[.J23])); ISNUMBER(SEARCH(&quot;M&quot;;[.J23])); ISNUMBER(SEARCH(&quot;N&quot;;[.J23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BC </text:p>
          </table:table-cell>
          <table:table-cell table:style-name="ce5" office:value-type="string" calcext:value-type="string">
            <text:p>B </text:p>
          </table:table-cell>
          <table:table-cell table:number-columns-repeated="2" office:value-type="string" calcext:value-type="string">
            <text:p>ERROR</text:p>
          </table:table-cell>
          <table:table-cell table:formula="of:=COUNTIF([.$J$1:.$J$1999];[.J23])" office:value-type="float" office:value="1" calcext:value-type="float">
            <text:p>1</text:p>
          </table:table-cell>
          <table:table-cell/>
          <table:table-cell table:formula="of:=IF(ISNUMBER(SEARCH(&quot;A&quot;;[.$J23]));IF(ISBLANK([.$C$2]);&quot;&quot;;[.$C$2]);&quot;&quot;)">
            <text:p/>
          </table:table-cell>
          <table:table-cell table:formula="of:=IF(ISNUMBER(SEARCH(&quot;B&quot;;[.$J23]));IF(ISBLANK([.$C$3]);&quot;&quot;;[.$C$3]);&quot;&quot;)">
            <text:p/>
          </table:table-cell>
          <table:table-cell table:formula="of:=IF(ISNUMBER(SEARCH(&quot;C&quot;;[.$J23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23]));IF(ISBLANK([.$C$5]);&quot;&quot;;[.$C$5]);&quot;&quot;)">
            <text:p/>
          </table:table-cell>
          <table:table-cell table:formula="of:=IF(ISNUMBER(SEARCH(&quot;E&quot;;[.$J23]));IF(ISBLANK([.$C$6]);&quot;&quot;;[.$C$6]);&quot;&quot;)">
            <text:p/>
          </table:table-cell>
          <table:table-cell table:formula="of:=IF(ISNUMBER(SEARCH(&quot;F&quot;;[.$J23]));IF(ISBLANK([.$C$7]);&quot;&quot;;[.$C$7]);&quot;&quot;)">
            <text:p/>
          </table:table-cell>
          <table:table-cell table:formula="of:=IF(ISNUMBER(SEARCH(&quot;G&quot;;[.$J23]));IF(ISBLANK([.$C$8]);&quot;&quot;;[.$C$8]);&quot;&quot;)">
            <text:p/>
          </table:table-cell>
          <table:table-cell table:formula="of:=IF(ISNUMBER(SEARCH(&quot;H&quot;;[.$J23]));IF(ISBLANK([.$C$9]);&quot;&quot;;[.$C$9]);&quot;&quot;)">
            <text:p/>
          </table:table-cell>
          <table:table-cell table:formula="of:=IF(ISNUMBER(SEARCH(&quot;I&quot;;[.$J23]));IF(ISBLANK([.$C$10]);&quot;&quot;;[.$C$10]);&quot;&quot;)">
            <text:p/>
          </table:table-cell>
          <table:table-cell table:formula="of:=IF(ISNUMBER(SEARCH(&quot;J&quot;;[.$J23]));IF(ISBLANK([.$C$11]);&quot;&quot;;[.$C$11]);&quot;&quot;)">
            <text:p/>
          </table:table-cell>
          <table:table-cell table:formula="of:=IF(ISNUMBER(SEARCH(&quot;K&quot;;[.$J23]));IF(ISBLANK([.$C$12]);&quot;&quot;;[.$C$12]);&quot;&quot;)">
            <text:p/>
          </table:table-cell>
          <table:table-cell table:formula="of:=IF(ISNUMBER(SEARCH(&quot;L&quot;;[.$J23]));IF(ISBLANK([.$C$13]);&quot;&quot;;[.$C$13]);&quot;&quot;)">
            <text:p/>
          </table:table-cell>
          <table:table-cell table:formula="of:=IF(ISNUMBER(SEARCH(&quot;M&quot;;[.$J23]));IF(ISBLANK([.$C$14]);&quot;&quot;;[.$C$14]);&quot;&quot;)">
            <text:p/>
          </table:table-cell>
          <table:table-cell table:formula="of:=IF(ISNUMBER(SEARCH(&quot;N&quot;;[.$J23]));IF(ISBLANK([.$C$15]);&quot;&quot;;[.$C$15]);&quot;&quot;)">
            <text:p/>
          </table:table-cell>
          <table:table-cell/>
          <table:table-cell table:formula="of:=IF(ISNUMBER(SEARCH(&quot;A&quot;;[.$J23]));IF(ISBLANK([.$D$2]);&quot;&quot;;[.$D$2]);&quot;&quot;)">
            <text:p/>
          </table:table-cell>
          <table:table-cell table:formula="of:=IF(ISNUMBER(SEARCH(&quot;B&quot;;[.$J23]));IF(ISBLANK([.$D$3]);&quot;&quot;;[.$D$3]);&quot;&quot;)">
            <text:p/>
          </table:table-cell>
          <table:table-cell table:formula="of:=IF(ISNUMBER(SEARCH(&quot;C&quot;;[.$J23]));IF(ISBLANK([.$D$4]);&quot;&quot;;[.$D$4]);&quot;&quot;)">
            <text:p/>
          </table:table-cell>
          <table:table-cell table:formula="of:=IF(ISNUMBER(SEARCH(&quot;D&quot;;[.$J23]));IF(ISBLANK([.$D$5]);&quot;&quot;;[.$D$5]);&quot;&quot;)">
            <text:p/>
          </table:table-cell>
          <table:table-cell table:formula="of:=IF(ISNUMBER(SEARCH(&quot;E&quot;;[.$J23]));IF(ISBLANK([.$D$6]);&quot;&quot;;[.$D$6]);&quot;&quot;)">
            <text:p/>
          </table:table-cell>
          <table:table-cell table:formula="of:=IF(ISNUMBER(SEARCH(&quot;F&quot;;[.$J23]));IF(ISBLANK([.$D$7]);&quot;&quot;;[.$D$7]);&quot;&quot;)">
            <text:p/>
          </table:table-cell>
          <table:table-cell table:formula="of:=IF(ISNUMBER(SEARCH(&quot;G&quot;;[.$J23]));IF(ISBLANK([.$D$8]);&quot;&quot;;[.$D$8]);&quot;&quot;)">
            <text:p/>
          </table:table-cell>
          <table:table-cell table:formula="of:=IF(ISNUMBER(SEARCH(&quot;H&quot;;[.$J23]));IF(ISBLANK([.$D$9]);&quot;&quot;;[.$D$9]);&quot;&quot;)">
            <text:p/>
          </table:table-cell>
          <table:table-cell table:formula="of:=IF(ISNUMBER(SEARCH(&quot;I&quot;;[.$J23]));IF(ISBLANK([.$D$10]);&quot;&quot;;[.$D$10]);&quot;&quot;)">
            <text:p/>
          </table:table-cell>
          <table:table-cell table:formula="of:=IF(ISNUMBER(SEARCH(&quot;J&quot;;[.$J23]));IF(ISBLANK([.$D$11]);&quot;&quot;;[.$D$11]);&quot;&quot;)">
            <text:p/>
          </table:table-cell>
          <table:table-cell table:formula="of:=IF(ISNUMBER(SEARCH(&quot;K&quot;;[.$J23]));IF(ISBLANK([.$D$12]);&quot;&quot;;[.$D$12]);&quot;&quot;)">
            <text:p/>
          </table:table-cell>
          <table:table-cell table:formula="of:=IF(ISNUMBER(SEARCH(&quot;L&quot;;[.$J23]));IF(ISBLANK([.$D$13]);&quot;&quot;;[.$D$13]);&quot;&quot;)">
            <text:p/>
          </table:table-cell>
          <table:table-cell table:formula="of:=IF(ISNUMBER(SEARCH(&quot;M&quot;;[.$J23]));IF(ISBLANK([.$D$14]);&quot;&quot;;[.$D$14]);&quot;&quot;)">
            <text:p/>
          </table:table-cell>
          <table:table-cell table:formula="of:=IF(ISNUMBER(SEARCH(&quot;N&quot;;[.$J23]));IF(ISBLANK([.$D$15]);&quot;&quot;;[.$D$15]);&quot;&quot;)">
            <text:p/>
          </table:table-cell>
          <table:table-cell/>
          <table:table-cell table:formula="of:=IF(ISNUMBER(SEARCH(&quot;A&quot;;[.$J23]));IF(ISBLANK([.$E$2]);&quot;&quot;;[.$E$2]);&quot;&quot;)">
            <text:p/>
          </table:table-cell>
          <table:table-cell table:formula="of:=IF(ISNUMBER(SEARCH(&quot;B&quot;;[.$J23]));IF(ISBLANK([.$E$3]);&quot;&quot;;[.$E$3]);&quot;&quot;)">
            <text:p/>
          </table:table-cell>
          <table:table-cell table:formula="of:=IF(ISNUMBER(SEARCH(&quot;C&quot;;[.$J23]));IF(ISBLANK([.$E$4]);&quot;&quot;;[.$E$4]);&quot;&quot;)">
            <text:p/>
          </table:table-cell>
          <table:table-cell table:formula="of:=IF(ISNUMBER(SEARCH(&quot;D&quot;;[.$J23]));IF(ISBLANK([.$E$5]);&quot;&quot;;[.$E$5]);&quot;&quot;)">
            <text:p/>
          </table:table-cell>
          <table:table-cell table:formula="of:=IF(ISNUMBER(SEARCH(&quot;E&quot;;[.$J23]));IF(ISBLANK([.$E$6]);&quot;&quot;;[.$E$6]);&quot;&quot;)">
            <text:p/>
          </table:table-cell>
          <table:table-cell table:formula="of:=IF(ISNUMBER(SEARCH(&quot;F&quot;;[.$J23]));IF(ISBLANK([.$E$7]);&quot;&quot;;[.$E$7]);&quot;&quot;)">
            <text:p/>
          </table:table-cell>
          <table:table-cell table:formula="of:=IF(ISNUMBER(SEARCH(&quot;G&quot;;[.$J23]));IF(ISBLANK([.$E$8]);&quot;&quot;;[.$E$8]);&quot;&quot;)">
            <text:p/>
          </table:table-cell>
          <table:table-cell table:formula="of:=IF(ISNUMBER(SEARCH(&quot;H&quot;;[.$J23]));IF(ISBLANK([.$E$9]);&quot;&quot;;[.$E$9]);&quot;&quot;)">
            <text:p/>
          </table:table-cell>
          <table:table-cell table:formula="of:=IF(ISNUMBER(SEARCH(&quot;I&quot;;[.$J23]));IF(ISBLANK([.$E$10]);&quot;&quot;;[.$E$10]);&quot;&quot;)">
            <text:p/>
          </table:table-cell>
          <table:table-cell table:formula="of:=IF(ISNUMBER(SEARCH(&quot;J&quot;;[.$J23]));IF(ISBLANK([.$E$11]);&quot;&quot;;[.$E$11]);&quot;&quot;)">
            <text:p/>
          </table:table-cell>
          <table:table-cell table:formula="of:=IF(ISNUMBER(SEARCH(&quot;K&quot;;[.$J23]));IF(ISBLANK([.$E$12]);&quot;&quot;;[.$E$12]);&quot;&quot;)">
            <text:p/>
          </table:table-cell>
          <table:table-cell table:formula="of:=IF(ISNUMBER(SEARCH(&quot;L&quot;;[.$J23]));IF(ISBLANK([.$E$13]);&quot;&quot;;[.$E$13]);&quot;&quot;)">
            <text:p/>
          </table:table-cell>
          <table:table-cell table:formula="of:=IF(ISNUMBER(SEARCH(&quot;M&quot;;[.$J23]));IF(ISBLANK([.$E$14]);&quot;&quot;;[.$E$14]);&quot;&quot;)">
            <text:p/>
          </table:table-cell>
          <table:table-cell table:formula="of:=IF(ISNUMBER(SEARCH(&quot;N&quot;;[.$J23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24])); ISNUMBER(SEARCH(&quot;D&quot;;[.J24])); ISNUMBER(SEARCH(&quot;H&quot;;[.J24])); ISNUMBER(SEARCH(&quot;L&quot;;[.J24])); ISNUMBER(SEARCH(&quot;M&quot;;[.J24])); ISNUMBER(SEARCH(&quot;N&quot;;[.J24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FG </text:p>
          </table:table-cell>
          <table:table-cell table:style-name="ce5" office:value-type="string" calcext:value-type="string">
            <text:p>E </text:p>
          </table:table-cell>
          <table:table-cell office:value-type="string" calcext:value-type="string">
            <text:p>ERROR</text:p>
          </table:table-cell>
          <table:table-cell table:formula="of:=COUNTIF([.$J$1:.$J$1999];[.J24])" office:value-type="float" office:value="1" calcext:value-type="float">
            <text:p>1</text:p>
          </table:table-cell>
          <table:table-cell/>
          <table:table-cell table:formula="of:=IF(ISNUMBER(SEARCH(&quot;A&quot;;[.$J24]));IF(ISBLANK([.$C$2]);&quot;&quot;;[.$C$2]);&quot;&quot;)">
            <text:p/>
          </table:table-cell>
          <table:table-cell table:formula="of:=IF(ISNUMBER(SEARCH(&quot;B&quot;;[.$J24]));IF(ISBLANK([.$C$3]);&quot;&quot;;[.$C$3]);&quot;&quot;)">
            <text:p/>
          </table:table-cell>
          <table:table-cell table:formula="of:=IF(ISNUMBER(SEARCH(&quot;C&quot;;[.$J24]));IF(ISBLANK([.$C$4]);&quot;&quot;;[.$C$4]);&quot;&quot;)">
            <text:p/>
          </table:table-cell>
          <table:table-cell table:formula="of:=IF(ISNUMBER(SEARCH(&quot;D&quot;;[.$J24]));IF(ISBLANK([.$C$5]);&quot;&quot;;[.$C$5]);&quot;&quot;)">
            <text:p/>
          </table:table-cell>
          <table:table-cell table:formula="of:=IF(ISNUMBER(SEARCH(&quot;E&quot;;[.$J24]));IF(ISBLANK([.$C$6]);&quot;&quot;;[.$C$6]);&quot;&quot;)" office:value-type="string" office:string-value="FG" calcext:value-type="string">
            <text:p>FG</text:p>
          </table:table-cell>
          <table:table-cell table:formula="of:=IF(ISNUMBER(SEARCH(&quot;F&quot;;[.$J24]));IF(ISBLANK([.$C$7]);&quot;&quot;;[.$C$7]);&quot;&quot;)">
            <text:p/>
          </table:table-cell>
          <table:table-cell table:formula="of:=IF(ISNUMBER(SEARCH(&quot;G&quot;;[.$J24]));IF(ISBLANK([.$C$8]);&quot;&quot;;[.$C$8]);&quot;&quot;)">
            <text:p/>
          </table:table-cell>
          <table:table-cell table:formula="of:=IF(ISNUMBER(SEARCH(&quot;H&quot;;[.$J24]));IF(ISBLANK([.$C$9]);&quot;&quot;;[.$C$9]);&quot;&quot;)">
            <text:p/>
          </table:table-cell>
          <table:table-cell table:formula="of:=IF(ISNUMBER(SEARCH(&quot;I&quot;;[.$J24]));IF(ISBLANK([.$C$10]);&quot;&quot;;[.$C$10]);&quot;&quot;)">
            <text:p/>
          </table:table-cell>
          <table:table-cell table:formula="of:=IF(ISNUMBER(SEARCH(&quot;J&quot;;[.$J24]));IF(ISBLANK([.$C$11]);&quot;&quot;;[.$C$11]);&quot;&quot;)">
            <text:p/>
          </table:table-cell>
          <table:table-cell table:formula="of:=IF(ISNUMBER(SEARCH(&quot;K&quot;;[.$J24]));IF(ISBLANK([.$C$12]);&quot;&quot;;[.$C$12]);&quot;&quot;)">
            <text:p/>
          </table:table-cell>
          <table:table-cell table:formula="of:=IF(ISNUMBER(SEARCH(&quot;L&quot;;[.$J24]));IF(ISBLANK([.$C$13]);&quot;&quot;;[.$C$13]);&quot;&quot;)">
            <text:p/>
          </table:table-cell>
          <table:table-cell table:formula="of:=IF(ISNUMBER(SEARCH(&quot;M&quot;;[.$J24]));IF(ISBLANK([.$C$14]);&quot;&quot;;[.$C$14]);&quot;&quot;)">
            <text:p/>
          </table:table-cell>
          <table:table-cell table:formula="of:=IF(ISNUMBER(SEARCH(&quot;N&quot;;[.$J24]));IF(ISBLANK([.$C$15]);&quot;&quot;;[.$C$15]);&quot;&quot;)">
            <text:p/>
          </table:table-cell>
          <table:table-cell/>
          <table:table-cell table:formula="of:=IF(ISNUMBER(SEARCH(&quot;A&quot;;[.$J24]));IF(ISBLANK([.$D$2]);&quot;&quot;;[.$D$2]);&quot;&quot;)">
            <text:p/>
          </table:table-cell>
          <table:table-cell table:formula="of:=IF(ISNUMBER(SEARCH(&quot;B&quot;;[.$J24]));IF(ISBLANK([.$D$3]);&quot;&quot;;[.$D$3]);&quot;&quot;)">
            <text:p/>
          </table:table-cell>
          <table:table-cell table:formula="of:=IF(ISNUMBER(SEARCH(&quot;C&quot;;[.$J24]));IF(ISBLANK([.$D$4]);&quot;&quot;;[.$D$4]);&quot;&quot;)">
            <text:p/>
          </table:table-cell>
          <table:table-cell table:formula="of:=IF(ISNUMBER(SEARCH(&quot;D&quot;;[.$J24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24]));IF(ISBLANK([.$D$6]);&quot;&quot;;[.$D$6]);&quot;&quot;)">
            <text:p/>
          </table:table-cell>
          <table:table-cell table:formula="of:=IF(ISNUMBER(SEARCH(&quot;F&quot;;[.$J24]));IF(ISBLANK([.$D$7]);&quot;&quot;;[.$D$7]);&quot;&quot;)">
            <text:p/>
          </table:table-cell>
          <table:table-cell table:formula="of:=IF(ISNUMBER(SEARCH(&quot;G&quot;;[.$J24]));IF(ISBLANK([.$D$8]);&quot;&quot;;[.$D$8]);&quot;&quot;)">
            <text:p/>
          </table:table-cell>
          <table:table-cell table:formula="of:=IF(ISNUMBER(SEARCH(&quot;H&quot;;[.$J24]));IF(ISBLANK([.$D$9]);&quot;&quot;;[.$D$9]);&quot;&quot;)">
            <text:p/>
          </table:table-cell>
          <table:table-cell table:formula="of:=IF(ISNUMBER(SEARCH(&quot;I&quot;;[.$J24]));IF(ISBLANK([.$D$10]);&quot;&quot;;[.$D$10]);&quot;&quot;)">
            <text:p/>
          </table:table-cell>
          <table:table-cell table:formula="of:=IF(ISNUMBER(SEARCH(&quot;J&quot;;[.$J24]));IF(ISBLANK([.$D$11]);&quot;&quot;;[.$D$11]);&quot;&quot;)">
            <text:p/>
          </table:table-cell>
          <table:table-cell table:formula="of:=IF(ISNUMBER(SEARCH(&quot;K&quot;;[.$J24]));IF(ISBLANK([.$D$12]);&quot;&quot;;[.$D$12]);&quot;&quot;)">
            <text:p/>
          </table:table-cell>
          <table:table-cell table:formula="of:=IF(ISNUMBER(SEARCH(&quot;L&quot;;[.$J24]));IF(ISBLANK([.$D$13]);&quot;&quot;;[.$D$13]);&quot;&quot;)">
            <text:p/>
          </table:table-cell>
          <table:table-cell table:formula="of:=IF(ISNUMBER(SEARCH(&quot;M&quot;;[.$J24]));IF(ISBLANK([.$D$14]);&quot;&quot;;[.$D$14]);&quot;&quot;)">
            <text:p/>
          </table:table-cell>
          <table:table-cell table:formula="of:=IF(ISNUMBER(SEARCH(&quot;N&quot;;[.$J24]));IF(ISBLANK([.$D$15]);&quot;&quot;;[.$D$15]);&quot;&quot;)">
            <text:p/>
          </table:table-cell>
          <table:table-cell/>
          <table:table-cell table:formula="of:=IF(ISNUMBER(SEARCH(&quot;A&quot;;[.$J24]));IF(ISBLANK([.$E$2]);&quot;&quot;;[.$E$2]);&quot;&quot;)">
            <text:p/>
          </table:table-cell>
          <table:table-cell table:formula="of:=IF(ISNUMBER(SEARCH(&quot;B&quot;;[.$J24]));IF(ISBLANK([.$E$3]);&quot;&quot;;[.$E$3]);&quot;&quot;)">
            <text:p/>
          </table:table-cell>
          <table:table-cell table:formula="of:=IF(ISNUMBER(SEARCH(&quot;C&quot;;[.$J24]));IF(ISBLANK([.$E$4]);&quot;&quot;;[.$E$4]);&quot;&quot;)">
            <text:p/>
          </table:table-cell>
          <table:table-cell table:formula="of:=IF(ISNUMBER(SEARCH(&quot;D&quot;;[.$J24]));IF(ISBLANK([.$E$5]);&quot;&quot;;[.$E$5]);&quot;&quot;)">
            <text:p/>
          </table:table-cell>
          <table:table-cell table:formula="of:=IF(ISNUMBER(SEARCH(&quot;E&quot;;[.$J24]));IF(ISBLANK([.$E$6]);&quot;&quot;;[.$E$6]);&quot;&quot;)">
            <text:p/>
          </table:table-cell>
          <table:table-cell table:formula="of:=IF(ISNUMBER(SEARCH(&quot;F&quot;;[.$J24]));IF(ISBLANK([.$E$7]);&quot;&quot;;[.$E$7]);&quot;&quot;)">
            <text:p/>
          </table:table-cell>
          <table:table-cell table:formula="of:=IF(ISNUMBER(SEARCH(&quot;G&quot;;[.$J24]));IF(ISBLANK([.$E$8]);&quot;&quot;;[.$E$8]);&quot;&quot;)">
            <text:p/>
          </table:table-cell>
          <table:table-cell table:formula="of:=IF(ISNUMBER(SEARCH(&quot;H&quot;;[.$J24]));IF(ISBLANK([.$E$9]);&quot;&quot;;[.$E$9]);&quot;&quot;)">
            <text:p/>
          </table:table-cell>
          <table:table-cell table:formula="of:=IF(ISNUMBER(SEARCH(&quot;I&quot;;[.$J24]));IF(ISBLANK([.$E$10]);&quot;&quot;;[.$E$10]);&quot;&quot;)">
            <text:p/>
          </table:table-cell>
          <table:table-cell table:formula="of:=IF(ISNUMBER(SEARCH(&quot;J&quot;;[.$J24]));IF(ISBLANK([.$E$11]);&quot;&quot;;[.$E$11]);&quot;&quot;)">
            <text:p/>
          </table:table-cell>
          <table:table-cell table:formula="of:=IF(ISNUMBER(SEARCH(&quot;K&quot;;[.$J24]));IF(ISBLANK([.$E$12]);&quot;&quot;;[.$E$12]);&quot;&quot;)">
            <text:p/>
          </table:table-cell>
          <table:table-cell table:formula="of:=IF(ISNUMBER(SEARCH(&quot;L&quot;;[.$J24]));IF(ISBLANK([.$E$13]);&quot;&quot;;[.$E$13]);&quot;&quot;)">
            <text:p/>
          </table:table-cell>
          <table:table-cell table:formula="of:=IF(ISNUMBER(SEARCH(&quot;M&quot;;[.$J24]));IF(ISBLANK([.$E$14]);&quot;&quot;;[.$E$14]);&quot;&quot;)">
            <text:p/>
          </table:table-cell>
          <table:table-cell table:formula="of:=IF(ISNUMBER(SEARCH(&quot;N&quot;;[.$J24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25])); ISNUMBER(SEARCH(&quot;D&quot;;[.J25])); ISNUMBER(SEARCH(&quot;H&quot;;[.J25])); ISNUMBER(SEARCH(&quot;L&quot;;[.J25])); ISNUMBER(SEARCH(&quot;M&quot;;[.J25])); ISNUMBER(SEARCH(&quot;N&quot;;[.J25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H </text:p>
          </table:table-cell>
          <table:table-cell table:number-columns-repeated="3" office:value-type="string" calcext:value-type="string">
            <text:p>ERROR</text:p>
          </table:table-cell>
          <table:table-cell table:formula="of:=COUNTIF([.$J$1:.$J$1999];[.J25])" office:value-type="float" office:value="1" calcext:value-type="float">
            <text:p>1</text:p>
          </table:table-cell>
          <table:table-cell/>
          <table:table-cell table:formula="of:=IF(ISNUMBER(SEARCH(&quot;A&quot;;[.$J25]));IF(ISBLANK([.$C$2]);&quot;&quot;;[.$C$2]);&quot;&quot;)">
            <text:p/>
          </table:table-cell>
          <table:table-cell table:formula="of:=IF(ISNUMBER(SEARCH(&quot;B&quot;;[.$J25]));IF(ISBLANK([.$C$3]);&quot;&quot;;[.$C$3]);&quot;&quot;)">
            <text:p/>
          </table:table-cell>
          <table:table-cell table:formula="of:=IF(ISNUMBER(SEARCH(&quot;C&quot;;[.$J25]));IF(ISBLANK([.$C$4]);&quot;&quot;;[.$C$4]);&quot;&quot;)">
            <text:p/>
          </table:table-cell>
          <table:table-cell table:formula="of:=IF(ISNUMBER(SEARCH(&quot;D&quot;;[.$J25]));IF(ISBLANK([.$C$5]);&quot;&quot;;[.$C$5]);&quot;&quot;)">
            <text:p/>
          </table:table-cell>
          <table:table-cell table:formula="of:=IF(ISNUMBER(SEARCH(&quot;E&quot;;[.$J25]));IF(ISBLANK([.$C$6]);&quot;&quot;;[.$C$6]);&quot;&quot;)">
            <text:p/>
          </table:table-cell>
          <table:table-cell table:formula="of:=IF(ISNUMBER(SEARCH(&quot;F&quot;;[.$J25]));IF(ISBLANK([.$C$7]);&quot;&quot;;[.$C$7]);&quot;&quot;)">
            <text:p/>
          </table:table-cell>
          <table:table-cell table:formula="of:=IF(ISNUMBER(SEARCH(&quot;G&quot;;[.$J25]));IF(ISBLANK([.$C$8]);&quot;&quot;;[.$C$8]);&quot;&quot;)">
            <text:p/>
          </table:table-cell>
          <table:table-cell table:formula="of:=IF(ISNUMBER(SEARCH(&quot;H&quot;;[.$J25]));IF(ISBLANK([.$C$9]);&quot;&quot;;[.$C$9]);&quot;&quot;)">
            <text:p/>
          </table:table-cell>
          <table:table-cell table:formula="of:=IF(ISNUMBER(SEARCH(&quot;I&quot;;[.$J25]));IF(ISBLANK([.$C$10]);&quot;&quot;;[.$C$10]);&quot;&quot;)">
            <text:p/>
          </table:table-cell>
          <table:table-cell table:formula="of:=IF(ISNUMBER(SEARCH(&quot;J&quot;;[.$J25]));IF(ISBLANK([.$C$11]);&quot;&quot;;[.$C$11]);&quot;&quot;)">
            <text:p/>
          </table:table-cell>
          <table:table-cell table:formula="of:=IF(ISNUMBER(SEARCH(&quot;K&quot;;[.$J25]));IF(ISBLANK([.$C$12]);&quot;&quot;;[.$C$12]);&quot;&quot;)">
            <text:p/>
          </table:table-cell>
          <table:table-cell table:formula="of:=IF(ISNUMBER(SEARCH(&quot;L&quot;;[.$J25]));IF(ISBLANK([.$C$13]);&quot;&quot;;[.$C$13]);&quot;&quot;)">
            <text:p/>
          </table:table-cell>
          <table:table-cell table:formula="of:=IF(ISNUMBER(SEARCH(&quot;M&quot;;[.$J25]));IF(ISBLANK([.$C$14]);&quot;&quot;;[.$C$14]);&quot;&quot;)">
            <text:p/>
          </table:table-cell>
          <table:table-cell table:formula="of:=IF(ISNUMBER(SEARCH(&quot;N&quot;;[.$J25]));IF(ISBLANK([.$C$15]);&quot;&quot;;[.$C$15]);&quot;&quot;)">
            <text:p/>
          </table:table-cell>
          <table:table-cell/>
          <table:table-cell table:formula="of:=IF(ISNUMBER(SEARCH(&quot;A&quot;;[.$J25]));IF(ISBLANK([.$D$2]);&quot;&quot;;[.$D$2]);&quot;&quot;)">
            <text:p/>
          </table:table-cell>
          <table:table-cell table:formula="of:=IF(ISNUMBER(SEARCH(&quot;B&quot;;[.$J25]));IF(ISBLANK([.$D$3]);&quot;&quot;;[.$D$3]);&quot;&quot;)">
            <text:p/>
          </table:table-cell>
          <table:table-cell table:formula="of:=IF(ISNUMBER(SEARCH(&quot;C&quot;;[.$J25]));IF(ISBLANK([.$D$4]);&quot;&quot;;[.$D$4]);&quot;&quot;)">
            <text:p/>
          </table:table-cell>
          <table:table-cell table:formula="of:=IF(ISNUMBER(SEARCH(&quot;D&quot;;[.$J25]));IF(ISBLANK([.$D$5]);&quot;&quot;;[.$D$5]);&quot;&quot;)">
            <text:p/>
          </table:table-cell>
          <table:table-cell table:formula="of:=IF(ISNUMBER(SEARCH(&quot;E&quot;;[.$J25]));IF(ISBLANK([.$D$6]);&quot;&quot;;[.$D$6]);&quot;&quot;)">
            <text:p/>
          </table:table-cell>
          <table:table-cell table:formula="of:=IF(ISNUMBER(SEARCH(&quot;F&quot;;[.$J25]));IF(ISBLANK([.$D$7]);&quot;&quot;;[.$D$7]);&quot;&quot;)">
            <text:p/>
          </table:table-cell>
          <table:table-cell table:formula="of:=IF(ISNUMBER(SEARCH(&quot;G&quot;;[.$J25]));IF(ISBLANK([.$D$8]);&quot;&quot;;[.$D$8]);&quot;&quot;)">
            <text:p/>
          </table:table-cell>
          <table:table-cell table:formula="of:=IF(ISNUMBER(SEARCH(&quot;H&quot;;[.$J25]));IF(ISBLANK([.$D$9]);&quot;&quot;;[.$D$9]);&quot;&quot;)">
            <text:p/>
          </table:table-cell>
          <table:table-cell table:formula="of:=IF(ISNUMBER(SEARCH(&quot;I&quot;;[.$J25]));IF(ISBLANK([.$D$10]);&quot;&quot;;[.$D$10]);&quot;&quot;)">
            <text:p/>
          </table:table-cell>
          <table:table-cell table:formula="of:=IF(ISNUMBER(SEARCH(&quot;J&quot;;[.$J25]));IF(ISBLANK([.$D$11]);&quot;&quot;;[.$D$11]);&quot;&quot;)">
            <text:p/>
          </table:table-cell>
          <table:table-cell table:formula="of:=IF(ISNUMBER(SEARCH(&quot;K&quot;;[.$J25]));IF(ISBLANK([.$D$12]);&quot;&quot;;[.$D$12]);&quot;&quot;)">
            <text:p/>
          </table:table-cell>
          <table:table-cell table:formula="of:=IF(ISNUMBER(SEARCH(&quot;L&quot;;[.$J25]));IF(ISBLANK([.$D$13]);&quot;&quot;;[.$D$13]);&quot;&quot;)">
            <text:p/>
          </table:table-cell>
          <table:table-cell table:formula="of:=IF(ISNUMBER(SEARCH(&quot;M&quot;;[.$J25]));IF(ISBLANK([.$D$14]);&quot;&quot;;[.$D$14]);&quot;&quot;)">
            <text:p/>
          </table:table-cell>
          <table:table-cell table:formula="of:=IF(ISNUMBER(SEARCH(&quot;N&quot;;[.$J25]));IF(ISBLANK([.$D$15]);&quot;&quot;;[.$D$15]);&quot;&quot;)">
            <text:p/>
          </table:table-cell>
          <table:table-cell/>
          <table:table-cell table:formula="of:=IF(ISNUMBER(SEARCH(&quot;A&quot;;[.$J25]));IF(ISBLANK([.$E$2]);&quot;&quot;;[.$E$2]);&quot;&quot;)">
            <text:p/>
          </table:table-cell>
          <table:table-cell table:formula="of:=IF(ISNUMBER(SEARCH(&quot;B&quot;;[.$J25]));IF(ISBLANK([.$E$3]);&quot;&quot;;[.$E$3]);&quot;&quot;)">
            <text:p/>
          </table:table-cell>
          <table:table-cell table:formula="of:=IF(ISNUMBER(SEARCH(&quot;C&quot;;[.$J25]));IF(ISBLANK([.$E$4]);&quot;&quot;;[.$E$4]);&quot;&quot;)">
            <text:p/>
          </table:table-cell>
          <table:table-cell table:formula="of:=IF(ISNUMBER(SEARCH(&quot;D&quot;;[.$J25]));IF(ISBLANK([.$E$5]);&quot;&quot;;[.$E$5]);&quot;&quot;)">
            <text:p/>
          </table:table-cell>
          <table:table-cell table:formula="of:=IF(ISNUMBER(SEARCH(&quot;E&quot;;[.$J25]));IF(ISBLANK([.$E$6]);&quot;&quot;;[.$E$6]);&quot;&quot;)">
            <text:p/>
          </table:table-cell>
          <table:table-cell table:formula="of:=IF(ISNUMBER(SEARCH(&quot;F&quot;;[.$J25]));IF(ISBLANK([.$E$7]);&quot;&quot;;[.$E$7]);&quot;&quot;)">
            <text:p/>
          </table:table-cell>
          <table:table-cell table:formula="of:=IF(ISNUMBER(SEARCH(&quot;G&quot;;[.$J25]));IF(ISBLANK([.$E$8]);&quot;&quot;;[.$E$8]);&quot;&quot;)">
            <text:p/>
          </table:table-cell>
          <table:table-cell table:formula="of:=IF(ISNUMBER(SEARCH(&quot;H&quot;;[.$J25]));IF(ISBLANK([.$E$9]);&quot;&quot;;[.$E$9]);&quot;&quot;)">
            <text:p/>
          </table:table-cell>
          <table:table-cell table:formula="of:=IF(ISNUMBER(SEARCH(&quot;I&quot;;[.$J25]));IF(ISBLANK([.$E$10]);&quot;&quot;;[.$E$10]);&quot;&quot;)">
            <text:p/>
          </table:table-cell>
          <table:table-cell table:formula="of:=IF(ISNUMBER(SEARCH(&quot;J&quot;;[.$J25]));IF(ISBLANK([.$E$11]);&quot;&quot;;[.$E$11]);&quot;&quot;)">
            <text:p/>
          </table:table-cell>
          <table:table-cell table:formula="of:=IF(ISNUMBER(SEARCH(&quot;K&quot;;[.$J25]));IF(ISBLANK([.$E$12]);&quot;&quot;;[.$E$12]);&quot;&quot;)">
            <text:p/>
          </table:table-cell>
          <table:table-cell table:formula="of:=IF(ISNUMBER(SEARCH(&quot;L&quot;;[.$J25]));IF(ISBLANK([.$E$13]);&quot;&quot;;[.$E$13]);&quot;&quot;)">
            <text:p/>
          </table:table-cell>
          <table:table-cell table:formula="of:=IF(ISNUMBER(SEARCH(&quot;M&quot;;[.$J25]));IF(ISBLANK([.$E$14]);&quot;&quot;;[.$E$14]);&quot;&quot;)">
            <text:p/>
          </table:table-cell>
          <table:table-cell table:formula="of:=IF(ISNUMBER(SEARCH(&quot;N&quot;;[.$J25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26])); ISNUMBER(SEARCH(&quot;D&quot;;[.J26])); ISNUMBER(SEARCH(&quot;H&quot;;[.J26])); ISNUMBER(SEARCH(&quot;L&quot;;[.J26])); ISNUMBER(SEARCH(&quot;M&quot;;[.J26])); ISNUMBER(SEARCH(&quot;N&quot;;[.J26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CDKN </text:p>
          </table:table-cell>
          <table:table-cell table:style-name="ce5" office:value-type="string" calcext:value-type="string">
            <text:p>AB </text:p>
          </table:table-cell>
          <table:table-cell table:style-name="ce5" office:value-type="string" calcext:value-type="string">
            <text:p>AE </text:p>
          </table:table-cell>
          <table:table-cell table:style-name="ce5" office:value-type="string" calcext:value-type="string">
            <text:p>B </text:p>
          </table:table-cell>
          <table:table-cell table:formula="of:=COUNTIF([.$J$1:.$J$1999];[.J26])" office:value-type="float" office:value="1" calcext:value-type="float">
            <text:p>1</text:p>
          </table:table-cell>
          <table:table-cell/>
          <table:table-cell table:formula="of:=IF(ISNUMBER(SEARCH(&quot;A&quot;;[.$J26]));IF(ISBLANK([.$C$2]);&quot;&quot;;[.$C$2]);&quot;&quot;)">
            <text:p/>
          </table:table-cell>
          <table:table-cell table:formula="of:=IF(ISNUMBER(SEARCH(&quot;B&quot;;[.$J26]));IF(ISBLANK([.$C$3]);&quot;&quot;;[.$C$3]);&quot;&quot;)">
            <text:p/>
          </table:table-cell>
          <table:table-cell table:formula="of:=IF(ISNUMBER(SEARCH(&quot;C&quot;;[.$J26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26]));IF(ISBLANK([.$C$5]);&quot;&quot;;[.$C$5]);&quot;&quot;)">
            <text:p/>
          </table:table-cell>
          <table:table-cell table:formula="of:=IF(ISNUMBER(SEARCH(&quot;E&quot;;[.$J26]));IF(ISBLANK([.$C$6]);&quot;&quot;;[.$C$6]);&quot;&quot;)">
            <text:p/>
          </table:table-cell>
          <table:table-cell table:formula="of:=IF(ISNUMBER(SEARCH(&quot;F&quot;;[.$J26]));IF(ISBLANK([.$C$7]);&quot;&quot;;[.$C$7]);&quot;&quot;)">
            <text:p/>
          </table:table-cell>
          <table:table-cell table:formula="of:=IF(ISNUMBER(SEARCH(&quot;G&quot;;[.$J26]));IF(ISBLANK([.$C$8]);&quot;&quot;;[.$C$8]);&quot;&quot;)">
            <text:p/>
          </table:table-cell>
          <table:table-cell table:formula="of:=IF(ISNUMBER(SEARCH(&quot;H&quot;;[.$J26]));IF(ISBLANK([.$C$9]);&quot;&quot;;[.$C$9]);&quot;&quot;)">
            <text:p/>
          </table:table-cell>
          <table:table-cell table:formula="of:=IF(ISNUMBER(SEARCH(&quot;I&quot;;[.$J26]));IF(ISBLANK([.$C$10]);&quot;&quot;;[.$C$10]);&quot;&quot;)">
            <text:p/>
          </table:table-cell>
          <table:table-cell table:formula="of:=IF(ISNUMBER(SEARCH(&quot;J&quot;;[.$J26]));IF(ISBLANK([.$C$11]);&quot;&quot;;[.$C$11]);&quot;&quot;)">
            <text:p/>
          </table:table-cell>
          <table:table-cell table:formula="of:=IF(ISNUMBER(SEARCH(&quot;K&quot;;[.$J26]));IF(ISBLANK([.$C$12]);&quot;&quot;;[.$C$12]);&quot;&quot;)" office:value-type="string" office:string-value="A" calcext:value-type="string">
            <text:p>A</text:p>
          </table:table-cell>
          <table:table-cell table:formula="of:=IF(ISNUMBER(SEARCH(&quot;L&quot;;[.$J26]));IF(ISBLANK([.$C$13]);&quot;&quot;;[.$C$13]);&quot;&quot;)">
            <text:p/>
          </table:table-cell>
          <table:table-cell table:formula="of:=IF(ISNUMBER(SEARCH(&quot;M&quot;;[.$J26]));IF(ISBLANK([.$C$14]);&quot;&quot;;[.$C$14]);&quot;&quot;)">
            <text:p/>
          </table:table-cell>
          <table:table-cell table:formula="of:=IF(ISNUMBER(SEARCH(&quot;N&quot;;[.$J26]));IF(ISBLANK([.$C$15]);&quot;&quot;;[.$C$15]);&quot;&quot;)">
            <text:p/>
          </table:table-cell>
          <table:table-cell/>
          <table:table-cell table:formula="of:=IF(ISNUMBER(SEARCH(&quot;A&quot;;[.$J26]));IF(ISBLANK([.$D$2]);&quot;&quot;;[.$D$2]);&quot;&quot;)">
            <text:p/>
          </table:table-cell>
          <table:table-cell table:formula="of:=IF(ISNUMBER(SEARCH(&quot;B&quot;;[.$J26]));IF(ISBLANK([.$D$3]);&quot;&quot;;[.$D$3]);&quot;&quot;)">
            <text:p/>
          </table:table-cell>
          <table:table-cell table:formula="of:=IF(ISNUMBER(SEARCH(&quot;C&quot;;[.$J26]));IF(ISBLANK([.$D$4]);&quot;&quot;;[.$D$4]);&quot;&quot;)">
            <text:p/>
          </table:table-cell>
          <table:table-cell table:formula="of:=IF(ISNUMBER(SEARCH(&quot;D&quot;;[.$J26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26]));IF(ISBLANK([.$D$6]);&quot;&quot;;[.$D$6]);&quot;&quot;)">
            <text:p/>
          </table:table-cell>
          <table:table-cell table:formula="of:=IF(ISNUMBER(SEARCH(&quot;F&quot;;[.$J26]));IF(ISBLANK([.$D$7]);&quot;&quot;;[.$D$7]);&quot;&quot;)">
            <text:p/>
          </table:table-cell>
          <table:table-cell table:formula="of:=IF(ISNUMBER(SEARCH(&quot;G&quot;;[.$J26]));IF(ISBLANK([.$D$8]);&quot;&quot;;[.$D$8]);&quot;&quot;)">
            <text:p/>
          </table:table-cell>
          <table:table-cell table:formula="of:=IF(ISNUMBER(SEARCH(&quot;H&quot;;[.$J26]));IF(ISBLANK([.$D$9]);&quot;&quot;;[.$D$9]);&quot;&quot;)">
            <text:p/>
          </table:table-cell>
          <table:table-cell table:formula="of:=IF(ISNUMBER(SEARCH(&quot;I&quot;;[.$J26]));IF(ISBLANK([.$D$10]);&quot;&quot;;[.$D$10]);&quot;&quot;)">
            <text:p/>
          </table:table-cell>
          <table:table-cell table:formula="of:=IF(ISNUMBER(SEARCH(&quot;J&quot;;[.$J26]));IF(ISBLANK([.$D$11]);&quot;&quot;;[.$D$11]);&quot;&quot;)">
            <text:p/>
          </table:table-cell>
          <table:table-cell table:formula="of:=IF(ISNUMBER(SEARCH(&quot;K&quot;;[.$J26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J26]));IF(ISBLANK([.$D$13]);&quot;&quot;;[.$D$13]);&quot;&quot;)">
            <text:p/>
          </table:table-cell>
          <table:table-cell table:formula="of:=IF(ISNUMBER(SEARCH(&quot;M&quot;;[.$J26]));IF(ISBLANK([.$D$14]);&quot;&quot;;[.$D$14]);&quot;&quot;)">
            <text:p/>
          </table:table-cell>
          <table:table-cell table:formula="of:=IF(ISNUMBER(SEARCH(&quot;N&quot;;[.$J26]));IF(ISBLANK([.$D$15]);&quot;&quot;;[.$D$15]);&quot;&quot;)" office:value-type="string" office:string-value="A" calcext:value-type="string">
            <text:p>A</text:p>
          </table:table-cell>
          <table:table-cell/>
          <table:table-cell table:formula="of:=IF(ISNUMBER(SEARCH(&quot;A&quot;;[.$J26]));IF(ISBLANK([.$E$2]);&quot;&quot;;[.$E$2]);&quot;&quot;)">
            <text:p/>
          </table:table-cell>
          <table:table-cell table:formula="of:=IF(ISNUMBER(SEARCH(&quot;B&quot;;[.$J26]));IF(ISBLANK([.$E$3]);&quot;&quot;;[.$E$3]);&quot;&quot;)">
            <text:p/>
          </table:table-cell>
          <table:table-cell table:formula="of:=IF(ISNUMBER(SEARCH(&quot;C&quot;;[.$J26]));IF(ISBLANK([.$E$4]);&quot;&quot;;[.$E$4]);&quot;&quot;)">
            <text:p/>
          </table:table-cell>
          <table:table-cell table:formula="of:=IF(ISNUMBER(SEARCH(&quot;D&quot;;[.$J26]));IF(ISBLANK([.$E$5]);&quot;&quot;;[.$E$5]);&quot;&quot;)">
            <text:p/>
          </table:table-cell>
          <table:table-cell table:formula="of:=IF(ISNUMBER(SEARCH(&quot;E&quot;;[.$J26]));IF(ISBLANK([.$E$6]);&quot;&quot;;[.$E$6]);&quot;&quot;)">
            <text:p/>
          </table:table-cell>
          <table:table-cell table:formula="of:=IF(ISNUMBER(SEARCH(&quot;F&quot;;[.$J26]));IF(ISBLANK([.$E$7]);&quot;&quot;;[.$E$7]);&quot;&quot;)">
            <text:p/>
          </table:table-cell>
          <table:table-cell table:formula="of:=IF(ISNUMBER(SEARCH(&quot;G&quot;;[.$J26]));IF(ISBLANK([.$E$8]);&quot;&quot;;[.$E$8]);&quot;&quot;)">
            <text:p/>
          </table:table-cell>
          <table:table-cell table:formula="of:=IF(ISNUMBER(SEARCH(&quot;H&quot;;[.$J26]));IF(ISBLANK([.$E$9]);&quot;&quot;;[.$E$9]);&quot;&quot;)">
            <text:p/>
          </table:table-cell>
          <table:table-cell table:formula="of:=IF(ISNUMBER(SEARCH(&quot;I&quot;;[.$J26]));IF(ISBLANK([.$E$10]);&quot;&quot;;[.$E$10]);&quot;&quot;)">
            <text:p/>
          </table:table-cell>
          <table:table-cell table:formula="of:=IF(ISNUMBER(SEARCH(&quot;J&quot;;[.$J26]));IF(ISBLANK([.$E$11]);&quot;&quot;;[.$E$11]);&quot;&quot;)">
            <text:p/>
          </table:table-cell>
          <table:table-cell table:formula="of:=IF(ISNUMBER(SEARCH(&quot;K&quot;;[.$J26]));IF(ISBLANK([.$E$12]);&quot;&quot;;[.$E$12]);&quot;&quot;)" office:value-type="string" office:string-value="B" calcext:value-type="string">
            <text:p>B</text:p>
          </table:table-cell>
          <table:table-cell table:formula="of:=IF(ISNUMBER(SEARCH(&quot;L&quot;;[.$J26]));IF(ISBLANK([.$E$13]);&quot;&quot;;[.$E$13]);&quot;&quot;)">
            <text:p/>
          </table:table-cell>
          <table:table-cell table:formula="of:=IF(ISNUMBER(SEARCH(&quot;M&quot;;[.$J26]));IF(ISBLANK([.$E$14]);&quot;&quot;;[.$E$14]);&quot;&quot;)">
            <text:p/>
          </table:table-cell>
          <table:table-cell table:formula="of:=IF(ISNUMBER(SEARCH(&quot;N&quot;;[.$J26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27])); ISNUMBER(SEARCH(&quot;D&quot;;[.J27])); ISNUMBER(SEARCH(&quot;H&quot;;[.J27])); ISNUMBER(SEARCH(&quot;L&quot;;[.J27])); ISNUMBER(SEARCH(&quot;M&quot;;[.J27])); ISNUMBER(SEARCH(&quot;N&quot;;[.J27]))); &quot;&lt;&quot;;&quot;&quot;)">
            <text:p/>
          </table:table-cell>
          <table:table-cell table:style-name="ce4" table:number-columns-repeated="3"/>
          <table:table-cell table:style-name="ce5" office:value-type="string" calcext:value-type="string">
            <text:p>FG </text:p>
          </table:table-cell>
          <table:table-cell table:style-name="ce5" office:value-type="string" calcext:value-type="string">
            <text:p>HKN </text:p>
          </table:table-cell>
          <table:table-cell table:style-name="ce5" office:value-type="string" calcext:value-type="string">
            <text:p>ABCD </text:p>
          </table:table-cell>
          <table:table-cell table:style-name="ce5" office:value-type="string" calcext:value-type="string">
            <text:p>HJ </text:p>
          </table:table-cell>
          <table:table-cell table:formula="of:=COUNTIF([.$J$1:.$J$1999];[.J27])" office:value-type="float" office:value="1" calcext:value-type="float">
            <text:p>1</text:p>
          </table:table-cell>
          <table:table-cell/>
          <table:table-cell table:formula="of:=IF(ISNUMBER(SEARCH(&quot;A&quot;;[.$J27]));IF(ISBLANK([.$C$2]);&quot;&quot;;[.$C$2]);&quot;&quot;)">
            <text:p/>
          </table:table-cell>
          <table:table-cell table:formula="of:=IF(ISNUMBER(SEARCH(&quot;B&quot;;[.$J27]));IF(ISBLANK([.$C$3]);&quot;&quot;;[.$C$3]);&quot;&quot;)">
            <text:p/>
          </table:table-cell>
          <table:table-cell table:formula="of:=IF(ISNUMBER(SEARCH(&quot;C&quot;;[.$J27]));IF(ISBLANK([.$C$4]);&quot;&quot;;[.$C$4]);&quot;&quot;)">
            <text:p/>
          </table:table-cell>
          <table:table-cell table:formula="of:=IF(ISNUMBER(SEARCH(&quot;D&quot;;[.$J27]));IF(ISBLANK([.$C$5]);&quot;&quot;;[.$C$5]);&quot;&quot;)">
            <text:p/>
          </table:table-cell>
          <table:table-cell table:formula="of:=IF(ISNUMBER(SEARCH(&quot;E&quot;;[.$J27]));IF(ISBLANK([.$C$6]);&quot;&quot;;[.$C$6]);&quot;&quot;)">
            <text:p/>
          </table:table-cell>
          <table:table-cell table:formula="of:=IF(ISNUMBER(SEARCH(&quot;F&quot;;[.$J27]));IF(ISBLANK([.$C$7]);&quot;&quot;;[.$C$7]);&quot;&quot;)" office:value-type="string" office:string-value="HN" calcext:value-type="string">
            <text:p>HN</text:p>
          </table:table-cell>
          <table:table-cell table:formula="of:=IF(ISNUMBER(SEARCH(&quot;G&quot;;[.$J27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27]));IF(ISBLANK([.$C$9]);&quot;&quot;;[.$C$9]);&quot;&quot;)">
            <text:p/>
          </table:table-cell>
          <table:table-cell table:formula="of:=IF(ISNUMBER(SEARCH(&quot;I&quot;;[.$J27]));IF(ISBLANK([.$C$10]);&quot;&quot;;[.$C$10]);&quot;&quot;)">
            <text:p/>
          </table:table-cell>
          <table:table-cell table:formula="of:=IF(ISNUMBER(SEARCH(&quot;J&quot;;[.$J27]));IF(ISBLANK([.$C$11]);&quot;&quot;;[.$C$11]);&quot;&quot;)">
            <text:p/>
          </table:table-cell>
          <table:table-cell table:formula="of:=IF(ISNUMBER(SEARCH(&quot;K&quot;;[.$J27]));IF(ISBLANK([.$C$12]);&quot;&quot;;[.$C$12]);&quot;&quot;)">
            <text:p/>
          </table:table-cell>
          <table:table-cell table:formula="of:=IF(ISNUMBER(SEARCH(&quot;L&quot;;[.$J27]));IF(ISBLANK([.$C$13]);&quot;&quot;;[.$C$13]);&quot;&quot;)">
            <text:p/>
          </table:table-cell>
          <table:table-cell table:formula="of:=IF(ISNUMBER(SEARCH(&quot;M&quot;;[.$J27]));IF(ISBLANK([.$C$14]);&quot;&quot;;[.$C$14]);&quot;&quot;)">
            <text:p/>
          </table:table-cell>
          <table:table-cell table:formula="of:=IF(ISNUMBER(SEARCH(&quot;N&quot;;[.$J27]));IF(ISBLANK([.$C$15]);&quot;&quot;;[.$C$15]);&quot;&quot;)">
            <text:p/>
          </table:table-cell>
          <table:table-cell/>
          <table:table-cell table:formula="of:=IF(ISNUMBER(SEARCH(&quot;A&quot;;[.$J27]));IF(ISBLANK([.$D$2]);&quot;&quot;;[.$D$2]);&quot;&quot;)">
            <text:p/>
          </table:table-cell>
          <table:table-cell table:formula="of:=IF(ISNUMBER(SEARCH(&quot;B&quot;;[.$J27]));IF(ISBLANK([.$D$3]);&quot;&quot;;[.$D$3]);&quot;&quot;)">
            <text:p/>
          </table:table-cell>
          <table:table-cell table:formula="of:=IF(ISNUMBER(SEARCH(&quot;C&quot;;[.$J27]));IF(ISBLANK([.$D$4]);&quot;&quot;;[.$D$4]);&quot;&quot;)">
            <text:p/>
          </table:table-cell>
          <table:table-cell table:formula="of:=IF(ISNUMBER(SEARCH(&quot;D&quot;;[.$J27]));IF(ISBLANK([.$D$5]);&quot;&quot;;[.$D$5]);&quot;&quot;)">
            <text:p/>
          </table:table-cell>
          <table:table-cell table:formula="of:=IF(ISNUMBER(SEARCH(&quot;E&quot;;[.$J27]));IF(ISBLANK([.$D$6]);&quot;&quot;;[.$D$6]);&quot;&quot;)">
            <text:p/>
          </table:table-cell>
          <table:table-cell table:formula="of:=IF(ISNUMBER(SEARCH(&quot;F&quot;;[.$J27]));IF(ISBLANK([.$D$7]);&quot;&quot;;[.$D$7]);&quot;&quot;)" office:value-type="string" office:string-value="AC" calcext:value-type="string">
            <text:p>AC</text:p>
          </table:table-cell>
          <table:table-cell table:formula="of:=IF(ISNUMBER(SEARCH(&quot;G&quot;;[.$J27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27]));IF(ISBLANK([.$D$9]);&quot;&quot;;[.$D$9]);&quot;&quot;)">
            <text:p/>
          </table:table-cell>
          <table:table-cell table:formula="of:=IF(ISNUMBER(SEARCH(&quot;I&quot;;[.$J27]));IF(ISBLANK([.$D$10]);&quot;&quot;;[.$D$10]);&quot;&quot;)">
            <text:p/>
          </table:table-cell>
          <table:table-cell table:formula="of:=IF(ISNUMBER(SEARCH(&quot;J&quot;;[.$J27]));IF(ISBLANK([.$D$11]);&quot;&quot;;[.$D$11]);&quot;&quot;)">
            <text:p/>
          </table:table-cell>
          <table:table-cell table:formula="of:=IF(ISNUMBER(SEARCH(&quot;K&quot;;[.$J27]));IF(ISBLANK([.$D$12]);&quot;&quot;;[.$D$12]);&quot;&quot;)">
            <text:p/>
          </table:table-cell>
          <table:table-cell table:formula="of:=IF(ISNUMBER(SEARCH(&quot;L&quot;;[.$J27]));IF(ISBLANK([.$D$13]);&quot;&quot;;[.$D$13]);&quot;&quot;)">
            <text:p/>
          </table:table-cell>
          <table:table-cell table:formula="of:=IF(ISNUMBER(SEARCH(&quot;M&quot;;[.$J27]));IF(ISBLANK([.$D$14]);&quot;&quot;;[.$D$14]);&quot;&quot;)">
            <text:p/>
          </table:table-cell>
          <table:table-cell table:formula="of:=IF(ISNUMBER(SEARCH(&quot;N&quot;;[.$J27]));IF(ISBLANK([.$D$15]);&quot;&quot;;[.$D$15]);&quot;&quot;)">
            <text:p/>
          </table:table-cell>
          <table:table-cell/>
          <table:table-cell table:formula="of:=IF(ISNUMBER(SEARCH(&quot;A&quot;;[.$J27]));IF(ISBLANK([.$E$2]);&quot;&quot;;[.$E$2]);&quot;&quot;)">
            <text:p/>
          </table:table-cell>
          <table:table-cell table:formula="of:=IF(ISNUMBER(SEARCH(&quot;B&quot;;[.$J27]));IF(ISBLANK([.$E$3]);&quot;&quot;;[.$E$3]);&quot;&quot;)">
            <text:p/>
          </table:table-cell>
          <table:table-cell table:formula="of:=IF(ISNUMBER(SEARCH(&quot;C&quot;;[.$J27]));IF(ISBLANK([.$E$4]);&quot;&quot;;[.$E$4]);&quot;&quot;)">
            <text:p/>
          </table:table-cell>
          <table:table-cell table:formula="of:=IF(ISNUMBER(SEARCH(&quot;D&quot;;[.$J27]));IF(ISBLANK([.$E$5]);&quot;&quot;;[.$E$5]);&quot;&quot;)">
            <text:p/>
          </table:table-cell>
          <table:table-cell table:formula="of:=IF(ISNUMBER(SEARCH(&quot;E&quot;;[.$J27]));IF(ISBLANK([.$E$6]);&quot;&quot;;[.$E$6]);&quot;&quot;)">
            <text:p/>
          </table:table-cell>
          <table:table-cell table:formula="of:=IF(ISNUMBER(SEARCH(&quot;F&quot;;[.$J27]));IF(ISBLANK([.$E$7]);&quot;&quot;;[.$E$7]);&quot;&quot;)" office:value-type="string" office:string-value="HJ" calcext:value-type="string">
            <text:p>HJ</text:p>
          </table:table-cell>
          <table:table-cell table:formula="of:=IF(ISNUMBER(SEARCH(&quot;G&quot;;[.$J27]));IF(ISBLANK([.$E$8]);&quot;&quot;;[.$E$8]);&quot;&quot;)">
            <text:p/>
          </table:table-cell>
          <table:table-cell table:formula="of:=IF(ISNUMBER(SEARCH(&quot;H&quot;;[.$J27]));IF(ISBLANK([.$E$9]);&quot;&quot;;[.$E$9]);&quot;&quot;)">
            <text:p/>
          </table:table-cell>
          <table:table-cell table:formula="of:=IF(ISNUMBER(SEARCH(&quot;I&quot;;[.$J27]));IF(ISBLANK([.$E$10]);&quot;&quot;;[.$E$10]);&quot;&quot;)">
            <text:p/>
          </table:table-cell>
          <table:table-cell table:formula="of:=IF(ISNUMBER(SEARCH(&quot;J&quot;;[.$J27]));IF(ISBLANK([.$E$11]);&quot;&quot;;[.$E$11]);&quot;&quot;)">
            <text:p/>
          </table:table-cell>
          <table:table-cell table:formula="of:=IF(ISNUMBER(SEARCH(&quot;K&quot;;[.$J27]));IF(ISBLANK([.$E$12]);&quot;&quot;;[.$E$12]);&quot;&quot;)">
            <text:p/>
          </table:table-cell>
          <table:table-cell table:formula="of:=IF(ISNUMBER(SEARCH(&quot;L&quot;;[.$J27]));IF(ISBLANK([.$E$13]);&quot;&quot;;[.$E$13]);&quot;&quot;)">
            <text:p/>
          </table:table-cell>
          <table:table-cell table:formula="of:=IF(ISNUMBER(SEARCH(&quot;M&quot;;[.$J27]));IF(ISBLANK([.$E$14]);&quot;&quot;;[.$E$14]);&quot;&quot;)">
            <text:p/>
          </table:table-cell>
          <table:table-cell table:formula="of:=IF(ISNUMBER(SEARCH(&quot;N&quot;;[.$J27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28])); ISNUMBER(SEARCH(&quot;D&quot;;[.J28])); ISNUMBER(SEARCH(&quot;H&quot;;[.J28])); ISNUMBER(SEARCH(&quot;L&quot;;[.J28])); ISNUMBER(SEARCH(&quot;M&quot;;[.J28])); ISNUMBER(SEARCH(&quot;N&quot;;[.J28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BHKN </text:p>
          </table:table-cell>
          <table:table-cell table:style-name="ce5" office:value-type="string" calcext:value-type="string">
            <text:p>ACD 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ABJ </text:p>
          </table:table-cell>
          <table:table-cell table:formula="of:=COUNTIF([.$J$1:.$J$1999];[.J28])" office:value-type="float" office:value="1" calcext:value-type="float">
            <text:p>1</text:p>
          </table:table-cell>
          <table:table-cell/>
          <table:table-cell table:formula="of:=IF(ISNUMBER(SEARCH(&quot;A&quot;;[.$J28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28]));IF(ISBLANK([.$C$3]);&quot;&quot;;[.$C$3]);&quot;&quot;)">
            <text:p/>
          </table:table-cell>
          <table:table-cell table:formula="of:=IF(ISNUMBER(SEARCH(&quot;C&quot;;[.$J28]));IF(ISBLANK([.$C$4]);&quot;&quot;;[.$C$4]);&quot;&quot;)">
            <text:p/>
          </table:table-cell>
          <table:table-cell table:formula="of:=IF(ISNUMBER(SEARCH(&quot;D&quot;;[.$J28]));IF(ISBLANK([.$C$5]);&quot;&quot;;[.$C$5]);&quot;&quot;)">
            <text:p/>
          </table:table-cell>
          <table:table-cell table:formula="of:=IF(ISNUMBER(SEARCH(&quot;E&quot;;[.$J28]));IF(ISBLANK([.$C$6]);&quot;&quot;;[.$C$6]);&quot;&quot;)">
            <text:p/>
          </table:table-cell>
          <table:table-cell table:formula="of:=IF(ISNUMBER(SEARCH(&quot;F&quot;;[.$J28]));IF(ISBLANK([.$C$7]);&quot;&quot;;[.$C$7]);&quot;&quot;)">
            <text:p/>
          </table:table-cell>
          <table:table-cell table:formula="of:=IF(ISNUMBER(SEARCH(&quot;G&quot;;[.$J28]));IF(ISBLANK([.$C$8]);&quot;&quot;;[.$C$8]);&quot;&quot;)">
            <text:p/>
          </table:table-cell>
          <table:table-cell table:formula="of:=IF(ISNUMBER(SEARCH(&quot;H&quot;;[.$J28]));IF(ISBLANK([.$C$9]);&quot;&quot;;[.$C$9]);&quot;&quot;)">
            <text:p/>
          </table:table-cell>
          <table:table-cell table:formula="of:=IF(ISNUMBER(SEARCH(&quot;I&quot;;[.$J28]));IF(ISBLANK([.$C$10]);&quot;&quot;;[.$C$10]);&quot;&quot;)">
            <text:p/>
          </table:table-cell>
          <table:table-cell table:formula="of:=IF(ISNUMBER(SEARCH(&quot;J&quot;;[.$J28]));IF(ISBLANK([.$C$11]);&quot;&quot;;[.$C$11]);&quot;&quot;)">
            <text:p/>
          </table:table-cell>
          <table:table-cell table:formula="of:=IF(ISNUMBER(SEARCH(&quot;K&quot;;[.$J28]));IF(ISBLANK([.$C$12]);&quot;&quot;;[.$C$12]);&quot;&quot;)" office:value-type="string" office:string-value="A" calcext:value-type="string">
            <text:p>A</text:p>
          </table:table-cell>
          <table:table-cell table:formula="of:=IF(ISNUMBER(SEARCH(&quot;L&quot;;[.$J28]));IF(ISBLANK([.$C$13]);&quot;&quot;;[.$C$13]);&quot;&quot;)">
            <text:p/>
          </table:table-cell>
          <table:table-cell table:formula="of:=IF(ISNUMBER(SEARCH(&quot;M&quot;;[.$J28]));IF(ISBLANK([.$C$14]);&quot;&quot;;[.$C$14]);&quot;&quot;)">
            <text:p/>
          </table:table-cell>
          <table:table-cell table:formula="of:=IF(ISNUMBER(SEARCH(&quot;N&quot;;[.$J28]));IF(ISBLANK([.$C$15]);&quot;&quot;;[.$C$15]);&quot;&quot;)">
            <text:p/>
          </table:table-cell>
          <table:table-cell/>
          <table:table-cell table:formula="of:=IF(ISNUMBER(SEARCH(&quot;A&quot;;[.$J28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28]));IF(ISBLANK([.$D$3]);&quot;&quot;;[.$D$3]);&quot;&quot;)">
            <text:p/>
          </table:table-cell>
          <table:table-cell table:formula="of:=IF(ISNUMBER(SEARCH(&quot;C&quot;;[.$J28]));IF(ISBLANK([.$D$4]);&quot;&quot;;[.$D$4]);&quot;&quot;)">
            <text:p/>
          </table:table-cell>
          <table:table-cell table:formula="of:=IF(ISNUMBER(SEARCH(&quot;D&quot;;[.$J28]));IF(ISBLANK([.$D$5]);&quot;&quot;;[.$D$5]);&quot;&quot;)">
            <text:p/>
          </table:table-cell>
          <table:table-cell table:formula="of:=IF(ISNUMBER(SEARCH(&quot;E&quot;;[.$J28]));IF(ISBLANK([.$D$6]);&quot;&quot;;[.$D$6]);&quot;&quot;)">
            <text:p/>
          </table:table-cell>
          <table:table-cell table:formula="of:=IF(ISNUMBER(SEARCH(&quot;F&quot;;[.$J28]));IF(ISBLANK([.$D$7]);&quot;&quot;;[.$D$7]);&quot;&quot;)">
            <text:p/>
          </table:table-cell>
          <table:table-cell table:formula="of:=IF(ISNUMBER(SEARCH(&quot;G&quot;;[.$J28]));IF(ISBLANK([.$D$8]);&quot;&quot;;[.$D$8]);&quot;&quot;)">
            <text:p/>
          </table:table-cell>
          <table:table-cell table:formula="of:=IF(ISNUMBER(SEARCH(&quot;H&quot;;[.$J28]));IF(ISBLANK([.$D$9]);&quot;&quot;;[.$D$9]);&quot;&quot;)">
            <text:p/>
          </table:table-cell>
          <table:table-cell table:formula="of:=IF(ISNUMBER(SEARCH(&quot;I&quot;;[.$J28]));IF(ISBLANK([.$D$10]);&quot;&quot;;[.$D$10]);&quot;&quot;)">
            <text:p/>
          </table:table-cell>
          <table:table-cell table:formula="of:=IF(ISNUMBER(SEARCH(&quot;J&quot;;[.$J28]));IF(ISBLANK([.$D$11]);&quot;&quot;;[.$D$11]);&quot;&quot;)">
            <text:p/>
          </table:table-cell>
          <table:table-cell table:formula="of:=IF(ISNUMBER(SEARCH(&quot;K&quot;;[.$J28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J28]));IF(ISBLANK([.$D$13]);&quot;&quot;;[.$D$13]);&quot;&quot;)">
            <text:p/>
          </table:table-cell>
          <table:table-cell table:formula="of:=IF(ISNUMBER(SEARCH(&quot;M&quot;;[.$J28]));IF(ISBLANK([.$D$14]);&quot;&quot;;[.$D$14]);&quot;&quot;)">
            <text:p/>
          </table:table-cell>
          <table:table-cell table:formula="of:=IF(ISNUMBER(SEARCH(&quot;N&quot;;[.$J28]));IF(ISBLANK([.$D$15]);&quot;&quot;;[.$D$15]);&quot;&quot;)" office:value-type="string" office:string-value="A" calcext:value-type="string">
            <text:p>A</text:p>
          </table:table-cell>
          <table:table-cell/>
          <table:table-cell table:formula="of:=IF(ISNUMBER(SEARCH(&quot;A&quot;;[.$J28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28]));IF(ISBLANK([.$E$3]);&quot;&quot;;[.$E$3]);&quot;&quot;)">
            <text:p/>
          </table:table-cell>
          <table:table-cell table:formula="of:=IF(ISNUMBER(SEARCH(&quot;C&quot;;[.$J28]));IF(ISBLANK([.$E$4]);&quot;&quot;;[.$E$4]);&quot;&quot;)">
            <text:p/>
          </table:table-cell>
          <table:table-cell table:formula="of:=IF(ISNUMBER(SEARCH(&quot;D&quot;;[.$J28]));IF(ISBLANK([.$E$5]);&quot;&quot;;[.$E$5]);&quot;&quot;)">
            <text:p/>
          </table:table-cell>
          <table:table-cell table:formula="of:=IF(ISNUMBER(SEARCH(&quot;E&quot;;[.$J28]));IF(ISBLANK([.$E$6]);&quot;&quot;;[.$E$6]);&quot;&quot;)">
            <text:p/>
          </table:table-cell>
          <table:table-cell table:formula="of:=IF(ISNUMBER(SEARCH(&quot;F&quot;;[.$J28]));IF(ISBLANK([.$E$7]);&quot;&quot;;[.$E$7]);&quot;&quot;)">
            <text:p/>
          </table:table-cell>
          <table:table-cell table:formula="of:=IF(ISNUMBER(SEARCH(&quot;G&quot;;[.$J28]));IF(ISBLANK([.$E$8]);&quot;&quot;;[.$E$8]);&quot;&quot;)">
            <text:p/>
          </table:table-cell>
          <table:table-cell table:formula="of:=IF(ISNUMBER(SEARCH(&quot;H&quot;;[.$J28]));IF(ISBLANK([.$E$9]);&quot;&quot;;[.$E$9]);&quot;&quot;)">
            <text:p/>
          </table:table-cell>
          <table:table-cell table:formula="of:=IF(ISNUMBER(SEARCH(&quot;I&quot;;[.$J28]));IF(ISBLANK([.$E$10]);&quot;&quot;;[.$E$10]);&quot;&quot;)">
            <text:p/>
          </table:table-cell>
          <table:table-cell table:formula="of:=IF(ISNUMBER(SEARCH(&quot;J&quot;;[.$J28]));IF(ISBLANK([.$E$11]);&quot;&quot;;[.$E$11]);&quot;&quot;)">
            <text:p/>
          </table:table-cell>
          <table:table-cell table:formula="of:=IF(ISNUMBER(SEARCH(&quot;K&quot;;[.$J28]));IF(ISBLANK([.$E$12]);&quot;&quot;;[.$E$12]);&quot;&quot;)" office:value-type="string" office:string-value="B" calcext:value-type="string">
            <text:p>B</text:p>
          </table:table-cell>
          <table:table-cell table:formula="of:=IF(ISNUMBER(SEARCH(&quot;L&quot;;[.$J28]));IF(ISBLANK([.$E$13]);&quot;&quot;;[.$E$13]);&quot;&quot;)">
            <text:p/>
          </table:table-cell>
          <table:table-cell table:formula="of:=IF(ISNUMBER(SEARCH(&quot;M&quot;;[.$J28]));IF(ISBLANK([.$E$14]);&quot;&quot;;[.$E$14]);&quot;&quot;)">
            <text:p/>
          </table:table-cell>
          <table:table-cell table:formula="of:=IF(ISNUMBER(SEARCH(&quot;N&quot;;[.$J28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29])); ISNUMBER(SEARCH(&quot;D&quot;;[.J29])); ISNUMBER(SEARCH(&quot;H&quot;;[.J29])); ISNUMBER(SEARCH(&quot;L&quot;;[.J29])); ISNUMBER(SEARCH(&quot;M&quot;;[.J29])); ISNUMBER(SEARCH(&quot;N&quot;;[.J29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BCDFG 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AJ </text:p>
          </table:table-cell>
          <table:table-cell table:formula="of:=COUNTIF([.$J$1:.$J$1999];[.J29])" office:value-type="float" office:value="1" calcext:value-type="float">
            <text:p>1</text:p>
          </table:table-cell>
          <table:table-cell/>
          <table:table-cell table:formula="of:=IF(ISNUMBER(SEARCH(&quot;A&quot;;[.$J29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29]));IF(ISBLANK([.$C$3]);&quot;&quot;;[.$C$3]);&quot;&quot;)">
            <text:p/>
          </table:table-cell>
          <table:table-cell table:formula="of:=IF(ISNUMBER(SEARCH(&quot;C&quot;;[.$J29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29]));IF(ISBLANK([.$C$5]);&quot;&quot;;[.$C$5]);&quot;&quot;)">
            <text:p/>
          </table:table-cell>
          <table:table-cell table:formula="of:=IF(ISNUMBER(SEARCH(&quot;E&quot;;[.$J29]));IF(ISBLANK([.$C$6]);&quot;&quot;;[.$C$6]);&quot;&quot;)" office:value-type="string" office:string-value="FG" calcext:value-type="string">
            <text:p>FG</text:p>
          </table:table-cell>
          <table:table-cell table:formula="of:=IF(ISNUMBER(SEARCH(&quot;F&quot;;[.$J29]));IF(ISBLANK([.$C$7]);&quot;&quot;;[.$C$7]);&quot;&quot;)">
            <text:p/>
          </table:table-cell>
          <table:table-cell table:formula="of:=IF(ISNUMBER(SEARCH(&quot;G&quot;;[.$J29]));IF(ISBLANK([.$C$8]);&quot;&quot;;[.$C$8]);&quot;&quot;)">
            <text:p/>
          </table:table-cell>
          <table:table-cell table:formula="of:=IF(ISNUMBER(SEARCH(&quot;H&quot;;[.$J29]));IF(ISBLANK([.$C$9]);&quot;&quot;;[.$C$9]);&quot;&quot;)">
            <text:p/>
          </table:table-cell>
          <table:table-cell table:formula="of:=IF(ISNUMBER(SEARCH(&quot;I&quot;;[.$J29]));IF(ISBLANK([.$C$10]);&quot;&quot;;[.$C$10]);&quot;&quot;)">
            <text:p/>
          </table:table-cell>
          <table:table-cell table:formula="of:=IF(ISNUMBER(SEARCH(&quot;J&quot;;[.$J29]));IF(ISBLANK([.$C$11]);&quot;&quot;;[.$C$11]);&quot;&quot;)">
            <text:p/>
          </table:table-cell>
          <table:table-cell table:formula="of:=IF(ISNUMBER(SEARCH(&quot;K&quot;;[.$J29]));IF(ISBLANK([.$C$12]);&quot;&quot;;[.$C$12]);&quot;&quot;)">
            <text:p/>
          </table:table-cell>
          <table:table-cell table:formula="of:=IF(ISNUMBER(SEARCH(&quot;L&quot;;[.$J29]));IF(ISBLANK([.$C$13]);&quot;&quot;;[.$C$13]);&quot;&quot;)">
            <text:p/>
          </table:table-cell>
          <table:table-cell table:formula="of:=IF(ISNUMBER(SEARCH(&quot;M&quot;;[.$J29]));IF(ISBLANK([.$C$14]);&quot;&quot;;[.$C$14]);&quot;&quot;)">
            <text:p/>
          </table:table-cell>
          <table:table-cell table:formula="of:=IF(ISNUMBER(SEARCH(&quot;N&quot;;[.$J29]));IF(ISBLANK([.$C$15]);&quot;&quot;;[.$C$15]);&quot;&quot;)">
            <text:p/>
          </table:table-cell>
          <table:table-cell/>
          <table:table-cell table:formula="of:=IF(ISNUMBER(SEARCH(&quot;A&quot;;[.$J29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29]));IF(ISBLANK([.$D$3]);&quot;&quot;;[.$D$3]);&quot;&quot;)">
            <text:p/>
          </table:table-cell>
          <table:table-cell table:formula="of:=IF(ISNUMBER(SEARCH(&quot;C&quot;;[.$J29]));IF(ISBLANK([.$D$4]);&quot;&quot;;[.$D$4]);&quot;&quot;)">
            <text:p/>
          </table:table-cell>
          <table:table-cell table:formula="of:=IF(ISNUMBER(SEARCH(&quot;D&quot;;[.$J29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29]));IF(ISBLANK([.$D$6]);&quot;&quot;;[.$D$6]);&quot;&quot;)">
            <text:p/>
          </table:table-cell>
          <table:table-cell table:formula="of:=IF(ISNUMBER(SEARCH(&quot;F&quot;;[.$J29]));IF(ISBLANK([.$D$7]);&quot;&quot;;[.$D$7]);&quot;&quot;)">
            <text:p/>
          </table:table-cell>
          <table:table-cell table:formula="of:=IF(ISNUMBER(SEARCH(&quot;G&quot;;[.$J29]));IF(ISBLANK([.$D$8]);&quot;&quot;;[.$D$8]);&quot;&quot;)">
            <text:p/>
          </table:table-cell>
          <table:table-cell table:formula="of:=IF(ISNUMBER(SEARCH(&quot;H&quot;;[.$J29]));IF(ISBLANK([.$D$9]);&quot;&quot;;[.$D$9]);&quot;&quot;)">
            <text:p/>
          </table:table-cell>
          <table:table-cell table:formula="of:=IF(ISNUMBER(SEARCH(&quot;I&quot;;[.$J29]));IF(ISBLANK([.$D$10]);&quot;&quot;;[.$D$10]);&quot;&quot;)">
            <text:p/>
          </table:table-cell>
          <table:table-cell table:formula="of:=IF(ISNUMBER(SEARCH(&quot;J&quot;;[.$J29]));IF(ISBLANK([.$D$11]);&quot;&quot;;[.$D$11]);&quot;&quot;)">
            <text:p/>
          </table:table-cell>
          <table:table-cell table:formula="of:=IF(ISNUMBER(SEARCH(&quot;K&quot;;[.$J29]));IF(ISBLANK([.$D$12]);&quot;&quot;;[.$D$12]);&quot;&quot;)">
            <text:p/>
          </table:table-cell>
          <table:table-cell table:formula="of:=IF(ISNUMBER(SEARCH(&quot;L&quot;;[.$J29]));IF(ISBLANK([.$D$13]);&quot;&quot;;[.$D$13]);&quot;&quot;)">
            <text:p/>
          </table:table-cell>
          <table:table-cell table:formula="of:=IF(ISNUMBER(SEARCH(&quot;M&quot;;[.$J29]));IF(ISBLANK([.$D$14]);&quot;&quot;;[.$D$14]);&quot;&quot;)">
            <text:p/>
          </table:table-cell>
          <table:table-cell table:formula="of:=IF(ISNUMBER(SEARCH(&quot;N&quot;;[.$J29]));IF(ISBLANK([.$D$15]);&quot;&quot;;[.$D$15]);&quot;&quot;)">
            <text:p/>
          </table:table-cell>
          <table:table-cell/>
          <table:table-cell table:formula="of:=IF(ISNUMBER(SEARCH(&quot;A&quot;;[.$J29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29]));IF(ISBLANK([.$E$3]);&quot;&quot;;[.$E$3]);&quot;&quot;)">
            <text:p/>
          </table:table-cell>
          <table:table-cell table:formula="of:=IF(ISNUMBER(SEARCH(&quot;C&quot;;[.$J29]));IF(ISBLANK([.$E$4]);&quot;&quot;;[.$E$4]);&quot;&quot;)">
            <text:p/>
          </table:table-cell>
          <table:table-cell table:formula="of:=IF(ISNUMBER(SEARCH(&quot;D&quot;;[.$J29]));IF(ISBLANK([.$E$5]);&quot;&quot;;[.$E$5]);&quot;&quot;)">
            <text:p/>
          </table:table-cell>
          <table:table-cell table:formula="of:=IF(ISNUMBER(SEARCH(&quot;E&quot;;[.$J29]));IF(ISBLANK([.$E$6]);&quot;&quot;;[.$E$6]);&quot;&quot;)">
            <text:p/>
          </table:table-cell>
          <table:table-cell table:formula="of:=IF(ISNUMBER(SEARCH(&quot;F&quot;;[.$J29]));IF(ISBLANK([.$E$7]);&quot;&quot;;[.$E$7]);&quot;&quot;)">
            <text:p/>
          </table:table-cell>
          <table:table-cell table:formula="of:=IF(ISNUMBER(SEARCH(&quot;G&quot;;[.$J29]));IF(ISBLANK([.$E$8]);&quot;&quot;;[.$E$8]);&quot;&quot;)">
            <text:p/>
          </table:table-cell>
          <table:table-cell table:formula="of:=IF(ISNUMBER(SEARCH(&quot;H&quot;;[.$J29]));IF(ISBLANK([.$E$9]);&quot;&quot;;[.$E$9]);&quot;&quot;)">
            <text:p/>
          </table:table-cell>
          <table:table-cell table:formula="of:=IF(ISNUMBER(SEARCH(&quot;I&quot;;[.$J29]));IF(ISBLANK([.$E$10]);&quot;&quot;;[.$E$10]);&quot;&quot;)">
            <text:p/>
          </table:table-cell>
          <table:table-cell table:formula="of:=IF(ISNUMBER(SEARCH(&quot;J&quot;;[.$J29]));IF(ISBLANK([.$E$11]);&quot;&quot;;[.$E$11]);&quot;&quot;)">
            <text:p/>
          </table:table-cell>
          <table:table-cell table:formula="of:=IF(ISNUMBER(SEARCH(&quot;K&quot;;[.$J29]));IF(ISBLANK([.$E$12]);&quot;&quot;;[.$E$12]);&quot;&quot;)">
            <text:p/>
          </table:table-cell>
          <table:table-cell table:formula="of:=IF(ISNUMBER(SEARCH(&quot;L&quot;;[.$J29]));IF(ISBLANK([.$E$13]);&quot;&quot;;[.$E$13]);&quot;&quot;)">
            <text:p/>
          </table:table-cell>
          <table:table-cell table:formula="of:=IF(ISNUMBER(SEARCH(&quot;M&quot;;[.$J29]));IF(ISBLANK([.$E$14]);&quot;&quot;;[.$E$14]);&quot;&quot;)">
            <text:p/>
          </table:table-cell>
          <table:table-cell table:formula="of:=IF(ISNUMBER(SEARCH(&quot;N&quot;;[.$J29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30])); ISNUMBER(SEARCH(&quot;D&quot;;[.J30])); ISNUMBER(SEARCH(&quot;H&quot;;[.J30])); ISNUMBER(SEARCH(&quot;L&quot;;[.J30])); ISNUMBER(SEARCH(&quot;M&quot;;[.J30])); ISNUMBER(SEARCH(&quot;N&quot;;[.J30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BHJ </text:p>
          </table:table-cell>
          <table:table-cell table:number-columns-repeated="3" table:style-name="ce5" office:value-type="string" calcext:value-type="string">
            <text:p>M </text:p>
          </table:table-cell>
          <table:table-cell table:formula="of:=COUNTIF([.$J$1:.$J$1999];[.J30])" office:value-type="float" office:value="1" calcext:value-type="float">
            <text:p>1</text:p>
          </table:table-cell>
          <table:table-cell/>
          <table:table-cell table:formula="of:=IF(ISNUMBER(SEARCH(&quot;A&quot;;[.$J30]));IF(ISBLANK([.$C$2]);&quot;&quot;;[.$C$2]);&quot;&quot;)">
            <text:p/>
          </table:table-cell>
          <table:table-cell table:formula="of:=IF(ISNUMBER(SEARCH(&quot;B&quot;;[.$J30]));IF(ISBLANK([.$C$3]);&quot;&quot;;[.$C$3]);&quot;&quot;)">
            <text:p/>
          </table:table-cell>
          <table:table-cell table:formula="of:=IF(ISNUMBER(SEARCH(&quot;C&quot;;[.$J30]));IF(ISBLANK([.$C$4]);&quot;&quot;;[.$C$4]);&quot;&quot;)">
            <text:p/>
          </table:table-cell>
          <table:table-cell table:formula="of:=IF(ISNUMBER(SEARCH(&quot;D&quot;;[.$J30]));IF(ISBLANK([.$C$5]);&quot;&quot;;[.$C$5]);&quot;&quot;)">
            <text:p/>
          </table:table-cell>
          <table:table-cell table:formula="of:=IF(ISNUMBER(SEARCH(&quot;E&quot;;[.$J30]));IF(ISBLANK([.$C$6]);&quot;&quot;;[.$C$6]);&quot;&quot;)">
            <text:p/>
          </table:table-cell>
          <table:table-cell table:formula="of:=IF(ISNUMBER(SEARCH(&quot;F&quot;;[.$J30]));IF(ISBLANK([.$C$7]);&quot;&quot;;[.$C$7]);&quot;&quot;)">
            <text:p/>
          </table:table-cell>
          <table:table-cell table:formula="of:=IF(ISNUMBER(SEARCH(&quot;G&quot;;[.$J30]));IF(ISBLANK([.$C$8]);&quot;&quot;;[.$C$8]);&quot;&quot;)">
            <text:p/>
          </table:table-cell>
          <table:table-cell table:formula="of:=IF(ISNUMBER(SEARCH(&quot;H&quot;;[.$J30]));IF(ISBLANK([.$C$9]);&quot;&quot;;[.$C$9]);&quot;&quot;)">
            <text:p/>
          </table:table-cell>
          <table:table-cell table:formula="of:=IF(ISNUMBER(SEARCH(&quot;I&quot;;[.$J30]));IF(ISBLANK([.$C$10]);&quot;&quot;;[.$C$10]);&quot;&quot;)">
            <text:p/>
          </table:table-cell>
          <table:table-cell table:formula="of:=IF(ISNUMBER(SEARCH(&quot;J&quot;;[.$J30]));IF(ISBLANK([.$C$11]);&quot;&quot;;[.$C$11]);&quot;&quot;)" office:value-type="string" office:string-value="M" calcext:value-type="string">
            <text:p>M</text:p>
          </table:table-cell>
          <table:table-cell table:formula="of:=IF(ISNUMBER(SEARCH(&quot;K&quot;;[.$J30]));IF(ISBLANK([.$C$12]);&quot;&quot;;[.$C$12]);&quot;&quot;)">
            <text:p/>
          </table:table-cell>
          <table:table-cell table:formula="of:=IF(ISNUMBER(SEARCH(&quot;L&quot;;[.$J30]));IF(ISBLANK([.$C$13]);&quot;&quot;;[.$C$13]);&quot;&quot;)">
            <text:p/>
          </table:table-cell>
          <table:table-cell table:formula="of:=IF(ISNUMBER(SEARCH(&quot;M&quot;;[.$J30]));IF(ISBLANK([.$C$14]);&quot;&quot;;[.$C$14]);&quot;&quot;)">
            <text:p/>
          </table:table-cell>
          <table:table-cell table:formula="of:=IF(ISNUMBER(SEARCH(&quot;N&quot;;[.$J30]));IF(ISBLANK([.$C$15]);&quot;&quot;;[.$C$15]);&quot;&quot;)">
            <text:p/>
          </table:table-cell>
          <table:table-cell/>
          <table:table-cell table:formula="of:=IF(ISNUMBER(SEARCH(&quot;A&quot;;[.$J30]));IF(ISBLANK([.$D$2]);&quot;&quot;;[.$D$2]);&quot;&quot;)">
            <text:p/>
          </table:table-cell>
          <table:table-cell table:formula="of:=IF(ISNUMBER(SEARCH(&quot;B&quot;;[.$J30]));IF(ISBLANK([.$D$3]);&quot;&quot;;[.$D$3]);&quot;&quot;)">
            <text:p/>
          </table:table-cell>
          <table:table-cell table:formula="of:=IF(ISNUMBER(SEARCH(&quot;C&quot;;[.$J30]));IF(ISBLANK([.$D$4]);&quot;&quot;;[.$D$4]);&quot;&quot;)">
            <text:p/>
          </table:table-cell>
          <table:table-cell table:formula="of:=IF(ISNUMBER(SEARCH(&quot;D&quot;;[.$J30]));IF(ISBLANK([.$D$5]);&quot;&quot;;[.$D$5]);&quot;&quot;)">
            <text:p/>
          </table:table-cell>
          <table:table-cell table:formula="of:=IF(ISNUMBER(SEARCH(&quot;E&quot;;[.$J30]));IF(ISBLANK([.$D$6]);&quot;&quot;;[.$D$6]);&quot;&quot;)">
            <text:p/>
          </table:table-cell>
          <table:table-cell table:formula="of:=IF(ISNUMBER(SEARCH(&quot;F&quot;;[.$J30]));IF(ISBLANK([.$D$7]);&quot;&quot;;[.$D$7]);&quot;&quot;)">
            <text:p/>
          </table:table-cell>
          <table:table-cell table:formula="of:=IF(ISNUMBER(SEARCH(&quot;G&quot;;[.$J30]));IF(ISBLANK([.$D$8]);&quot;&quot;;[.$D$8]);&quot;&quot;)">
            <text:p/>
          </table:table-cell>
          <table:table-cell table:formula="of:=IF(ISNUMBER(SEARCH(&quot;H&quot;;[.$J30]));IF(ISBLANK([.$D$9]);&quot;&quot;;[.$D$9]);&quot;&quot;)">
            <text:p/>
          </table:table-cell>
          <table:table-cell table:formula="of:=IF(ISNUMBER(SEARCH(&quot;I&quot;;[.$J30]));IF(ISBLANK([.$D$10]);&quot;&quot;;[.$D$10]);&quot;&quot;)">
            <text:p/>
          </table:table-cell>
          <table:table-cell table:formula="of:=IF(ISNUMBER(SEARCH(&quot;J&quot;;[.$J30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J30]));IF(ISBLANK([.$D$12]);&quot;&quot;;[.$D$12]);&quot;&quot;)">
            <text:p/>
          </table:table-cell>
          <table:table-cell table:formula="of:=IF(ISNUMBER(SEARCH(&quot;L&quot;;[.$J30]));IF(ISBLANK([.$D$13]);&quot;&quot;;[.$D$13]);&quot;&quot;)">
            <text:p/>
          </table:table-cell>
          <table:table-cell table:formula="of:=IF(ISNUMBER(SEARCH(&quot;M&quot;;[.$J30]));IF(ISBLANK([.$D$14]);&quot;&quot;;[.$D$14]);&quot;&quot;)">
            <text:p/>
          </table:table-cell>
          <table:table-cell table:formula="of:=IF(ISNUMBER(SEARCH(&quot;N&quot;;[.$J30]));IF(ISBLANK([.$D$15]);&quot;&quot;;[.$D$15]);&quot;&quot;)">
            <text:p/>
          </table:table-cell>
          <table:table-cell/>
          <table:table-cell table:formula="of:=IF(ISNUMBER(SEARCH(&quot;A&quot;;[.$J30]));IF(ISBLANK([.$E$2]);&quot;&quot;;[.$E$2]);&quot;&quot;)">
            <text:p/>
          </table:table-cell>
          <table:table-cell table:formula="of:=IF(ISNUMBER(SEARCH(&quot;B&quot;;[.$J30]));IF(ISBLANK([.$E$3]);&quot;&quot;;[.$E$3]);&quot;&quot;)">
            <text:p/>
          </table:table-cell>
          <table:table-cell table:formula="of:=IF(ISNUMBER(SEARCH(&quot;C&quot;;[.$J30]));IF(ISBLANK([.$E$4]);&quot;&quot;;[.$E$4]);&quot;&quot;)">
            <text:p/>
          </table:table-cell>
          <table:table-cell table:formula="of:=IF(ISNUMBER(SEARCH(&quot;D&quot;;[.$J30]));IF(ISBLANK([.$E$5]);&quot;&quot;;[.$E$5]);&quot;&quot;)">
            <text:p/>
          </table:table-cell>
          <table:table-cell table:formula="of:=IF(ISNUMBER(SEARCH(&quot;E&quot;;[.$J30]));IF(ISBLANK([.$E$6]);&quot;&quot;;[.$E$6]);&quot;&quot;)">
            <text:p/>
          </table:table-cell>
          <table:table-cell table:formula="of:=IF(ISNUMBER(SEARCH(&quot;F&quot;;[.$J30]));IF(ISBLANK([.$E$7]);&quot;&quot;;[.$E$7]);&quot;&quot;)">
            <text:p/>
          </table:table-cell>
          <table:table-cell table:formula="of:=IF(ISNUMBER(SEARCH(&quot;G&quot;;[.$J30]));IF(ISBLANK([.$E$8]);&quot;&quot;;[.$E$8]);&quot;&quot;)">
            <text:p/>
          </table:table-cell>
          <table:table-cell table:formula="of:=IF(ISNUMBER(SEARCH(&quot;H&quot;;[.$J30]));IF(ISBLANK([.$E$9]);&quot;&quot;;[.$E$9]);&quot;&quot;)">
            <text:p/>
          </table:table-cell>
          <table:table-cell table:formula="of:=IF(ISNUMBER(SEARCH(&quot;I&quot;;[.$J30]));IF(ISBLANK([.$E$10]);&quot;&quot;;[.$E$10]);&quot;&quot;)">
            <text:p/>
          </table:table-cell>
          <table:table-cell table:formula="of:=IF(ISNUMBER(SEARCH(&quot;J&quot;;[.$J30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J30]));IF(ISBLANK([.$E$12]);&quot;&quot;;[.$E$12]);&quot;&quot;)">
            <text:p/>
          </table:table-cell>
          <table:table-cell table:formula="of:=IF(ISNUMBER(SEARCH(&quot;L&quot;;[.$J30]));IF(ISBLANK([.$E$13]);&quot;&quot;;[.$E$13]);&quot;&quot;)">
            <text:p/>
          </table:table-cell>
          <table:table-cell table:formula="of:=IF(ISNUMBER(SEARCH(&quot;M&quot;;[.$J30]));IF(ISBLANK([.$E$14]);&quot;&quot;;[.$E$14]);&quot;&quot;)">
            <text:p/>
          </table:table-cell>
          <table:table-cell table:formula="of:=IF(ISNUMBER(SEARCH(&quot;N&quot;;[.$J30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31])); ISNUMBER(SEARCH(&quot;D&quot;;[.J31])); ISNUMBER(SEARCH(&quot;H&quot;;[.J31])); ISNUMBER(SEARCH(&quot;L&quot;;[.J31])); ISNUMBER(SEARCH(&quot;M&quot;;[.J31])); ISNUMBER(SEARCH(&quot;N&quot;;[.J31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CD 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E </text:p>
          </table:table-cell>
          <table:table-cell office:value-type="string" calcext:value-type="string">
            <text:p>ERROR</text:p>
          </table:table-cell>
          <table:table-cell table:formula="of:=COUNTIF([.$J$1:.$J$1999];[.J31])" office:value-type="float" office:value="1" calcext:value-type="float">
            <text:p>1</text:p>
          </table:table-cell>
          <table:table-cell/>
          <table:table-cell table:formula="of:=IF(ISNUMBER(SEARCH(&quot;A&quot;;[.$J31]));IF(ISBLANK([.$C$2]);&quot;&quot;;[.$C$2]);&quot;&quot;)">
            <text:p/>
          </table:table-cell>
          <table:table-cell table:formula="of:=IF(ISNUMBER(SEARCH(&quot;B&quot;;[.$J31]));IF(ISBLANK([.$C$3]);&quot;&quot;;[.$C$3]);&quot;&quot;)">
            <text:p/>
          </table:table-cell>
          <table:table-cell table:formula="of:=IF(ISNUMBER(SEARCH(&quot;C&quot;;[.$J31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31]));IF(ISBLANK([.$C$5]);&quot;&quot;;[.$C$5]);&quot;&quot;)">
            <text:p/>
          </table:table-cell>
          <table:table-cell table:formula="of:=IF(ISNUMBER(SEARCH(&quot;E&quot;;[.$J31]));IF(ISBLANK([.$C$6]);&quot;&quot;;[.$C$6]);&quot;&quot;)">
            <text:p/>
          </table:table-cell>
          <table:table-cell table:formula="of:=IF(ISNUMBER(SEARCH(&quot;F&quot;;[.$J31]));IF(ISBLANK([.$C$7]);&quot;&quot;;[.$C$7]);&quot;&quot;)">
            <text:p/>
          </table:table-cell>
          <table:table-cell table:formula="of:=IF(ISNUMBER(SEARCH(&quot;G&quot;;[.$J31]));IF(ISBLANK([.$C$8]);&quot;&quot;;[.$C$8]);&quot;&quot;)">
            <text:p/>
          </table:table-cell>
          <table:table-cell table:formula="of:=IF(ISNUMBER(SEARCH(&quot;H&quot;;[.$J31]));IF(ISBLANK([.$C$9]);&quot;&quot;;[.$C$9]);&quot;&quot;)">
            <text:p/>
          </table:table-cell>
          <table:table-cell table:formula="of:=IF(ISNUMBER(SEARCH(&quot;I&quot;;[.$J31]));IF(ISBLANK([.$C$10]);&quot;&quot;;[.$C$10]);&quot;&quot;)">
            <text:p/>
          </table:table-cell>
          <table:table-cell table:formula="of:=IF(ISNUMBER(SEARCH(&quot;J&quot;;[.$J31]));IF(ISBLANK([.$C$11]);&quot;&quot;;[.$C$11]);&quot;&quot;)">
            <text:p/>
          </table:table-cell>
          <table:table-cell table:formula="of:=IF(ISNUMBER(SEARCH(&quot;K&quot;;[.$J31]));IF(ISBLANK([.$C$12]);&quot;&quot;;[.$C$12]);&quot;&quot;)">
            <text:p/>
          </table:table-cell>
          <table:table-cell table:formula="of:=IF(ISNUMBER(SEARCH(&quot;L&quot;;[.$J31]));IF(ISBLANK([.$C$13]);&quot;&quot;;[.$C$13]);&quot;&quot;)">
            <text:p/>
          </table:table-cell>
          <table:table-cell table:formula="of:=IF(ISNUMBER(SEARCH(&quot;M&quot;;[.$J31]));IF(ISBLANK([.$C$14]);&quot;&quot;;[.$C$14]);&quot;&quot;)">
            <text:p/>
          </table:table-cell>
          <table:table-cell table:formula="of:=IF(ISNUMBER(SEARCH(&quot;N&quot;;[.$J31]));IF(ISBLANK([.$C$15]);&quot;&quot;;[.$C$15]);&quot;&quot;)">
            <text:p/>
          </table:table-cell>
          <table:table-cell/>
          <table:table-cell table:formula="of:=IF(ISNUMBER(SEARCH(&quot;A&quot;;[.$J31]));IF(ISBLANK([.$D$2]);&quot;&quot;;[.$D$2]);&quot;&quot;)">
            <text:p/>
          </table:table-cell>
          <table:table-cell table:formula="of:=IF(ISNUMBER(SEARCH(&quot;B&quot;;[.$J31]));IF(ISBLANK([.$D$3]);&quot;&quot;;[.$D$3]);&quot;&quot;)">
            <text:p/>
          </table:table-cell>
          <table:table-cell table:formula="of:=IF(ISNUMBER(SEARCH(&quot;C&quot;;[.$J31]));IF(ISBLANK([.$D$4]);&quot;&quot;;[.$D$4]);&quot;&quot;)">
            <text:p/>
          </table:table-cell>
          <table:table-cell table:formula="of:=IF(ISNUMBER(SEARCH(&quot;D&quot;;[.$J31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31]));IF(ISBLANK([.$D$6]);&quot;&quot;;[.$D$6]);&quot;&quot;)">
            <text:p/>
          </table:table-cell>
          <table:table-cell table:formula="of:=IF(ISNUMBER(SEARCH(&quot;F&quot;;[.$J31]));IF(ISBLANK([.$D$7]);&quot;&quot;;[.$D$7]);&quot;&quot;)">
            <text:p/>
          </table:table-cell>
          <table:table-cell table:formula="of:=IF(ISNUMBER(SEARCH(&quot;G&quot;;[.$J31]));IF(ISBLANK([.$D$8]);&quot;&quot;;[.$D$8]);&quot;&quot;)">
            <text:p/>
          </table:table-cell>
          <table:table-cell table:formula="of:=IF(ISNUMBER(SEARCH(&quot;H&quot;;[.$J31]));IF(ISBLANK([.$D$9]);&quot;&quot;;[.$D$9]);&quot;&quot;)">
            <text:p/>
          </table:table-cell>
          <table:table-cell table:formula="of:=IF(ISNUMBER(SEARCH(&quot;I&quot;;[.$J31]));IF(ISBLANK([.$D$10]);&quot;&quot;;[.$D$10]);&quot;&quot;)">
            <text:p/>
          </table:table-cell>
          <table:table-cell table:formula="of:=IF(ISNUMBER(SEARCH(&quot;J&quot;;[.$J31]));IF(ISBLANK([.$D$11]);&quot;&quot;;[.$D$11]);&quot;&quot;)">
            <text:p/>
          </table:table-cell>
          <table:table-cell table:formula="of:=IF(ISNUMBER(SEARCH(&quot;K&quot;;[.$J31]));IF(ISBLANK([.$D$12]);&quot;&quot;;[.$D$12]);&quot;&quot;)">
            <text:p/>
          </table:table-cell>
          <table:table-cell table:formula="of:=IF(ISNUMBER(SEARCH(&quot;L&quot;;[.$J31]));IF(ISBLANK([.$D$13]);&quot;&quot;;[.$D$13]);&quot;&quot;)">
            <text:p/>
          </table:table-cell>
          <table:table-cell table:formula="of:=IF(ISNUMBER(SEARCH(&quot;M&quot;;[.$J31]));IF(ISBLANK([.$D$14]);&quot;&quot;;[.$D$14]);&quot;&quot;)">
            <text:p/>
          </table:table-cell>
          <table:table-cell table:formula="of:=IF(ISNUMBER(SEARCH(&quot;N&quot;;[.$J31]));IF(ISBLANK([.$D$15]);&quot;&quot;;[.$D$15]);&quot;&quot;)">
            <text:p/>
          </table:table-cell>
          <table:table-cell/>
          <table:table-cell table:formula="of:=IF(ISNUMBER(SEARCH(&quot;A&quot;;[.$J31]));IF(ISBLANK([.$E$2]);&quot;&quot;;[.$E$2]);&quot;&quot;)">
            <text:p/>
          </table:table-cell>
          <table:table-cell table:formula="of:=IF(ISNUMBER(SEARCH(&quot;B&quot;;[.$J31]));IF(ISBLANK([.$E$3]);&quot;&quot;;[.$E$3]);&quot;&quot;)">
            <text:p/>
          </table:table-cell>
          <table:table-cell table:formula="of:=IF(ISNUMBER(SEARCH(&quot;C&quot;;[.$J31]));IF(ISBLANK([.$E$4]);&quot;&quot;;[.$E$4]);&quot;&quot;)">
            <text:p/>
          </table:table-cell>
          <table:table-cell table:formula="of:=IF(ISNUMBER(SEARCH(&quot;D&quot;;[.$J31]));IF(ISBLANK([.$E$5]);&quot;&quot;;[.$E$5]);&quot;&quot;)">
            <text:p/>
          </table:table-cell>
          <table:table-cell table:formula="of:=IF(ISNUMBER(SEARCH(&quot;E&quot;;[.$J31]));IF(ISBLANK([.$E$6]);&quot;&quot;;[.$E$6]);&quot;&quot;)">
            <text:p/>
          </table:table-cell>
          <table:table-cell table:formula="of:=IF(ISNUMBER(SEARCH(&quot;F&quot;;[.$J31]));IF(ISBLANK([.$E$7]);&quot;&quot;;[.$E$7]);&quot;&quot;)">
            <text:p/>
          </table:table-cell>
          <table:table-cell table:formula="of:=IF(ISNUMBER(SEARCH(&quot;G&quot;;[.$J31]));IF(ISBLANK([.$E$8]);&quot;&quot;;[.$E$8]);&quot;&quot;)">
            <text:p/>
          </table:table-cell>
          <table:table-cell table:formula="of:=IF(ISNUMBER(SEARCH(&quot;H&quot;;[.$J31]));IF(ISBLANK([.$E$9]);&quot;&quot;;[.$E$9]);&quot;&quot;)">
            <text:p/>
          </table:table-cell>
          <table:table-cell table:formula="of:=IF(ISNUMBER(SEARCH(&quot;I&quot;;[.$J31]));IF(ISBLANK([.$E$10]);&quot;&quot;;[.$E$10]);&quot;&quot;)">
            <text:p/>
          </table:table-cell>
          <table:table-cell table:formula="of:=IF(ISNUMBER(SEARCH(&quot;J&quot;;[.$J31]));IF(ISBLANK([.$E$11]);&quot;&quot;;[.$E$11]);&quot;&quot;)">
            <text:p/>
          </table:table-cell>
          <table:table-cell table:formula="of:=IF(ISNUMBER(SEARCH(&quot;K&quot;;[.$J31]));IF(ISBLANK([.$E$12]);&quot;&quot;;[.$E$12]);&quot;&quot;)">
            <text:p/>
          </table:table-cell>
          <table:table-cell table:formula="of:=IF(ISNUMBER(SEARCH(&quot;L&quot;;[.$J31]));IF(ISBLANK([.$E$13]);&quot;&quot;;[.$E$13]);&quot;&quot;)">
            <text:p/>
          </table:table-cell>
          <table:table-cell table:formula="of:=IF(ISNUMBER(SEARCH(&quot;M&quot;;[.$J31]));IF(ISBLANK([.$E$14]);&quot;&quot;;[.$E$14]);&quot;&quot;)">
            <text:p/>
          </table:table-cell>
          <table:table-cell table:formula="of:=IF(ISNUMBER(SEARCH(&quot;N&quot;;[.$J31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32])); ISNUMBER(SEARCH(&quot;D&quot;;[.J32])); ISNUMBER(SEARCH(&quot;H&quot;;[.J32])); ISNUMBER(SEARCH(&quot;L&quot;;[.J32])); ISNUMBER(SEARCH(&quot;M&quot;;[.J32])); ISNUMBER(SEARCH(&quot;N&quot;;[.J32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CDKN 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AJM </text:p>
          </table:table-cell>
          <table:table-cell table:formula="of:=COUNTIF([.$J$1:.$J$1999];[.J32])" office:value-type="float" office:value="1" calcext:value-type="float">
            <text:p>1</text:p>
          </table:table-cell>
          <table:table-cell/>
          <table:table-cell table:formula="of:=IF(ISNUMBER(SEARCH(&quot;A&quot;;[.$J32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32]));IF(ISBLANK([.$C$3]);&quot;&quot;;[.$C$3]);&quot;&quot;)">
            <text:p/>
          </table:table-cell>
          <table:table-cell table:formula="of:=IF(ISNUMBER(SEARCH(&quot;C&quot;;[.$J32]));IF(ISBLANK([.$C$4]);&quot;&quot;;[.$C$4]);&quot;&quot;)">
            <text:p/>
          </table:table-cell>
          <table:table-cell table:formula="of:=IF(ISNUMBER(SEARCH(&quot;D&quot;;[.$J32]));IF(ISBLANK([.$C$5]);&quot;&quot;;[.$C$5]);&quot;&quot;)">
            <text:p/>
          </table:table-cell>
          <table:table-cell table:formula="of:=IF(ISNUMBER(SEARCH(&quot;E&quot;;[.$J32]));IF(ISBLANK([.$C$6]);&quot;&quot;;[.$C$6]);&quot;&quot;)">
            <text:p/>
          </table:table-cell>
          <table:table-cell table:formula="of:=IF(ISNUMBER(SEARCH(&quot;F&quot;;[.$J32]));IF(ISBLANK([.$C$7]);&quot;&quot;;[.$C$7]);&quot;&quot;)">
            <text:p/>
          </table:table-cell>
          <table:table-cell table:formula="of:=IF(ISNUMBER(SEARCH(&quot;G&quot;;[.$J32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32]));IF(ISBLANK([.$C$9]);&quot;&quot;;[.$C$9]);&quot;&quot;)">
            <text:p/>
          </table:table-cell>
          <table:table-cell table:formula="of:=IF(ISNUMBER(SEARCH(&quot;I&quot;;[.$J32]));IF(ISBLANK([.$C$10]);&quot;&quot;;[.$C$10]);&quot;&quot;)">
            <text:p/>
          </table:table-cell>
          <table:table-cell table:formula="of:=IF(ISNUMBER(SEARCH(&quot;J&quot;;[.$J32]));IF(ISBLANK([.$C$11]);&quot;&quot;;[.$C$11]);&quot;&quot;)">
            <text:p/>
          </table:table-cell>
          <table:table-cell table:formula="of:=IF(ISNUMBER(SEARCH(&quot;K&quot;;[.$J32]));IF(ISBLANK([.$C$12]);&quot;&quot;;[.$C$12]);&quot;&quot;)">
            <text:p/>
          </table:table-cell>
          <table:table-cell table:formula="of:=IF(ISNUMBER(SEARCH(&quot;L&quot;;[.$J32]));IF(ISBLANK([.$C$13]);&quot;&quot;;[.$C$13]);&quot;&quot;)">
            <text:p/>
          </table:table-cell>
          <table:table-cell table:formula="of:=IF(ISNUMBER(SEARCH(&quot;M&quot;;[.$J32]));IF(ISBLANK([.$C$14]);&quot;&quot;;[.$C$14]);&quot;&quot;)">
            <text:p/>
          </table:table-cell>
          <table:table-cell table:formula="of:=IF(ISNUMBER(SEARCH(&quot;N&quot;;[.$J32]));IF(ISBLANK([.$C$15]);&quot;&quot;;[.$C$15]);&quot;&quot;)">
            <text:p/>
          </table:table-cell>
          <table:table-cell/>
          <table:table-cell table:formula="of:=IF(ISNUMBER(SEARCH(&quot;A&quot;;[.$J32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32]));IF(ISBLANK([.$D$3]);&quot;&quot;;[.$D$3]);&quot;&quot;)">
            <text:p/>
          </table:table-cell>
          <table:table-cell table:formula="of:=IF(ISNUMBER(SEARCH(&quot;C&quot;;[.$J32]));IF(ISBLANK([.$D$4]);&quot;&quot;;[.$D$4]);&quot;&quot;)">
            <text:p/>
          </table:table-cell>
          <table:table-cell table:formula="of:=IF(ISNUMBER(SEARCH(&quot;D&quot;;[.$J32]));IF(ISBLANK([.$D$5]);&quot;&quot;;[.$D$5]);&quot;&quot;)">
            <text:p/>
          </table:table-cell>
          <table:table-cell table:formula="of:=IF(ISNUMBER(SEARCH(&quot;E&quot;;[.$J32]));IF(ISBLANK([.$D$6]);&quot;&quot;;[.$D$6]);&quot;&quot;)">
            <text:p/>
          </table:table-cell>
          <table:table-cell table:formula="of:=IF(ISNUMBER(SEARCH(&quot;F&quot;;[.$J32]));IF(ISBLANK([.$D$7]);&quot;&quot;;[.$D$7]);&quot;&quot;)">
            <text:p/>
          </table:table-cell>
          <table:table-cell table:formula="of:=IF(ISNUMBER(SEARCH(&quot;G&quot;;[.$J32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32]));IF(ISBLANK([.$D$9]);&quot;&quot;;[.$D$9]);&quot;&quot;)">
            <text:p/>
          </table:table-cell>
          <table:table-cell table:formula="of:=IF(ISNUMBER(SEARCH(&quot;I&quot;;[.$J32]));IF(ISBLANK([.$D$10]);&quot;&quot;;[.$D$10]);&quot;&quot;)" office:value-type="string" office:string-value="I" calcext:value-type="string">
            <text:p>I</text:p>
          </table:table-cell>
          <table:table-cell table:formula="of:=IF(ISNUMBER(SEARCH(&quot;J&quot;;[.$J32]));IF(ISBLANK([.$D$11]);&quot;&quot;;[.$D$11]);&quot;&quot;)">
            <text:p/>
          </table:table-cell>
          <table:table-cell table:formula="of:=IF(ISNUMBER(SEARCH(&quot;K&quot;;[.$J32]));IF(ISBLANK([.$D$12]);&quot;&quot;;[.$D$12]);&quot;&quot;)">
            <text:p/>
          </table:table-cell>
          <table:table-cell table:formula="of:=IF(ISNUMBER(SEARCH(&quot;L&quot;;[.$J32]));IF(ISBLANK([.$D$13]);&quot;&quot;;[.$D$13]);&quot;&quot;)">
            <text:p/>
          </table:table-cell>
          <table:table-cell table:formula="of:=IF(ISNUMBER(SEARCH(&quot;M&quot;;[.$J32]));IF(ISBLANK([.$D$14]);&quot;&quot;;[.$D$14]);&quot;&quot;)">
            <text:p/>
          </table:table-cell>
          <table:table-cell table:formula="of:=IF(ISNUMBER(SEARCH(&quot;N&quot;;[.$J32]));IF(ISBLANK([.$D$15]);&quot;&quot;;[.$D$15]);&quot;&quot;)">
            <text:p/>
          </table:table-cell>
          <table:table-cell/>
          <table:table-cell table:formula="of:=IF(ISNUMBER(SEARCH(&quot;A&quot;;[.$J32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32]));IF(ISBLANK([.$E$3]);&quot;&quot;;[.$E$3]);&quot;&quot;)">
            <text:p/>
          </table:table-cell>
          <table:table-cell table:formula="of:=IF(ISNUMBER(SEARCH(&quot;C&quot;;[.$J32]));IF(ISBLANK([.$E$4]);&quot;&quot;;[.$E$4]);&quot;&quot;)">
            <text:p/>
          </table:table-cell>
          <table:table-cell table:formula="of:=IF(ISNUMBER(SEARCH(&quot;D&quot;;[.$J32]));IF(ISBLANK([.$E$5]);&quot;&quot;;[.$E$5]);&quot;&quot;)">
            <text:p/>
          </table:table-cell>
          <table:table-cell table:formula="of:=IF(ISNUMBER(SEARCH(&quot;E&quot;;[.$J32]));IF(ISBLANK([.$E$6]);&quot;&quot;;[.$E$6]);&quot;&quot;)">
            <text:p/>
          </table:table-cell>
          <table:table-cell table:formula="of:=IF(ISNUMBER(SEARCH(&quot;F&quot;;[.$J32]));IF(ISBLANK([.$E$7]);&quot;&quot;;[.$E$7]);&quot;&quot;)">
            <text:p/>
          </table:table-cell>
          <table:table-cell table:formula="of:=IF(ISNUMBER(SEARCH(&quot;G&quot;;[.$J32]));IF(ISBLANK([.$E$8]);&quot;&quot;;[.$E$8]);&quot;&quot;)">
            <text:p/>
          </table:table-cell>
          <table:table-cell table:formula="of:=IF(ISNUMBER(SEARCH(&quot;H&quot;;[.$J32]));IF(ISBLANK([.$E$9]);&quot;&quot;;[.$E$9]);&quot;&quot;)">
            <text:p/>
          </table:table-cell>
          <table:table-cell table:formula="of:=IF(ISNUMBER(SEARCH(&quot;I&quot;;[.$J32]));IF(ISBLANK([.$E$10]);&quot;&quot;;[.$E$10]);&quot;&quot;)" office:value-type="string" office:string-value="JM" calcext:value-type="string">
            <text:p>JM</text:p>
          </table:table-cell>
          <table:table-cell table:formula="of:=IF(ISNUMBER(SEARCH(&quot;J&quot;;[.$J32]));IF(ISBLANK([.$E$11]);&quot;&quot;;[.$E$11]);&quot;&quot;)">
            <text:p/>
          </table:table-cell>
          <table:table-cell table:formula="of:=IF(ISNUMBER(SEARCH(&quot;K&quot;;[.$J32]));IF(ISBLANK([.$E$12]);&quot;&quot;;[.$E$12]);&quot;&quot;)">
            <text:p/>
          </table:table-cell>
          <table:table-cell table:formula="of:=IF(ISNUMBER(SEARCH(&quot;L&quot;;[.$J32]));IF(ISBLANK([.$E$13]);&quot;&quot;;[.$E$13]);&quot;&quot;)">
            <text:p/>
          </table:table-cell>
          <table:table-cell table:formula="of:=IF(ISNUMBER(SEARCH(&quot;M&quot;;[.$J32]));IF(ISBLANK([.$E$14]);&quot;&quot;;[.$E$14]);&quot;&quot;)">
            <text:p/>
          </table:table-cell>
          <table:table-cell table:formula="of:=IF(ISNUMBER(SEARCH(&quot;N&quot;;[.$J32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33])); ISNUMBER(SEARCH(&quot;D&quot;;[.J33])); ISNUMBER(SEARCH(&quot;H&quot;;[.J33])); ISNUMBER(SEARCH(&quot;L&quot;;[.J33])); ISNUMBER(SEARCH(&quot;M&quot;;[.J33])); ISNUMBER(SEARCH(&quot;N&quot;;[.J33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CDFG </text:p>
          </table:table-cell>
          <table:table-cell table:style-name="ce5" office:value-type="string" calcext:value-type="string">
            <text:p>BHKN 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HJ </text:p>
          </table:table-cell>
          <table:table-cell table:formula="of:=COUNTIF([.$J$1:.$J$1999];[.J33])" office:value-type="float" office:value="1" calcext:value-type="float">
            <text:p>1</text:p>
          </table:table-cell>
          <table:table-cell/>
          <table:table-cell table:formula="of:=IF(ISNUMBER(SEARCH(&quot;A&quot;;[.$J33]));IF(ISBLANK([.$C$2]);&quot;&quot;;[.$C$2]);&quot;&quot;)">
            <text:p/>
          </table:table-cell>
          <table:table-cell table:formula="of:=IF(ISNUMBER(SEARCH(&quot;B&quot;;[.$J33]));IF(ISBLANK([.$C$3]);&quot;&quot;;[.$C$3]);&quot;&quot;)">
            <text:p/>
          </table:table-cell>
          <table:table-cell table:formula="of:=IF(ISNUMBER(SEARCH(&quot;C&quot;;[.$J33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33]));IF(ISBLANK([.$C$5]);&quot;&quot;;[.$C$5]);&quot;&quot;)">
            <text:p/>
          </table:table-cell>
          <table:table-cell table:formula="of:=IF(ISNUMBER(SEARCH(&quot;E&quot;;[.$J33]));IF(ISBLANK([.$C$6]);&quot;&quot;;[.$C$6]);&quot;&quot;)">
            <text:p/>
          </table:table-cell>
          <table:table-cell table:formula="of:=IF(ISNUMBER(SEARCH(&quot;F&quot;;[.$J33]));IF(ISBLANK([.$C$7]);&quot;&quot;;[.$C$7]);&quot;&quot;)" office:value-type="string" office:string-value="HN" calcext:value-type="string">
            <text:p>HN</text:p>
          </table:table-cell>
          <table:table-cell table:formula="of:=IF(ISNUMBER(SEARCH(&quot;G&quot;;[.$J33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33]));IF(ISBLANK([.$C$9]);&quot;&quot;;[.$C$9]);&quot;&quot;)">
            <text:p/>
          </table:table-cell>
          <table:table-cell table:formula="of:=IF(ISNUMBER(SEARCH(&quot;I&quot;;[.$J33]));IF(ISBLANK([.$C$10]);&quot;&quot;;[.$C$10]);&quot;&quot;)">
            <text:p/>
          </table:table-cell>
          <table:table-cell table:formula="of:=IF(ISNUMBER(SEARCH(&quot;J&quot;;[.$J33]));IF(ISBLANK([.$C$11]);&quot;&quot;;[.$C$11]);&quot;&quot;)">
            <text:p/>
          </table:table-cell>
          <table:table-cell table:formula="of:=IF(ISNUMBER(SEARCH(&quot;K&quot;;[.$J33]));IF(ISBLANK([.$C$12]);&quot;&quot;;[.$C$12]);&quot;&quot;)">
            <text:p/>
          </table:table-cell>
          <table:table-cell table:formula="of:=IF(ISNUMBER(SEARCH(&quot;L&quot;;[.$J33]));IF(ISBLANK([.$C$13]);&quot;&quot;;[.$C$13]);&quot;&quot;)">
            <text:p/>
          </table:table-cell>
          <table:table-cell table:formula="of:=IF(ISNUMBER(SEARCH(&quot;M&quot;;[.$J33]));IF(ISBLANK([.$C$14]);&quot;&quot;;[.$C$14]);&quot;&quot;)">
            <text:p/>
          </table:table-cell>
          <table:table-cell table:formula="of:=IF(ISNUMBER(SEARCH(&quot;N&quot;;[.$J33]));IF(ISBLANK([.$C$15]);&quot;&quot;;[.$C$15]);&quot;&quot;)">
            <text:p/>
          </table:table-cell>
          <table:table-cell/>
          <table:table-cell table:formula="of:=IF(ISNUMBER(SEARCH(&quot;A&quot;;[.$J33]));IF(ISBLANK([.$D$2]);&quot;&quot;;[.$D$2]);&quot;&quot;)">
            <text:p/>
          </table:table-cell>
          <table:table-cell table:formula="of:=IF(ISNUMBER(SEARCH(&quot;B&quot;;[.$J33]));IF(ISBLANK([.$D$3]);&quot;&quot;;[.$D$3]);&quot;&quot;)">
            <text:p/>
          </table:table-cell>
          <table:table-cell table:formula="of:=IF(ISNUMBER(SEARCH(&quot;C&quot;;[.$J33]));IF(ISBLANK([.$D$4]);&quot;&quot;;[.$D$4]);&quot;&quot;)">
            <text:p/>
          </table:table-cell>
          <table:table-cell table:formula="of:=IF(ISNUMBER(SEARCH(&quot;D&quot;;[.$J33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33]));IF(ISBLANK([.$D$6]);&quot;&quot;;[.$D$6]);&quot;&quot;)">
            <text:p/>
          </table:table-cell>
          <table:table-cell table:formula="of:=IF(ISNUMBER(SEARCH(&quot;F&quot;;[.$J33]));IF(ISBLANK([.$D$7]);&quot;&quot;;[.$D$7]);&quot;&quot;)" office:value-type="string" office:string-value="AC" calcext:value-type="string">
            <text:p>AC</text:p>
          </table:table-cell>
          <table:table-cell table:formula="of:=IF(ISNUMBER(SEARCH(&quot;G&quot;;[.$J33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33]));IF(ISBLANK([.$D$9]);&quot;&quot;;[.$D$9]);&quot;&quot;)">
            <text:p/>
          </table:table-cell>
          <table:table-cell table:formula="of:=IF(ISNUMBER(SEARCH(&quot;I&quot;;[.$J33]));IF(ISBLANK([.$D$10]);&quot;&quot;;[.$D$10]);&quot;&quot;)">
            <text:p/>
          </table:table-cell>
          <table:table-cell table:formula="of:=IF(ISNUMBER(SEARCH(&quot;J&quot;;[.$J33]));IF(ISBLANK([.$D$11]);&quot;&quot;;[.$D$11]);&quot;&quot;)">
            <text:p/>
          </table:table-cell>
          <table:table-cell table:formula="of:=IF(ISNUMBER(SEARCH(&quot;K&quot;;[.$J33]));IF(ISBLANK([.$D$12]);&quot;&quot;;[.$D$12]);&quot;&quot;)">
            <text:p/>
          </table:table-cell>
          <table:table-cell table:formula="of:=IF(ISNUMBER(SEARCH(&quot;L&quot;;[.$J33]));IF(ISBLANK([.$D$13]);&quot;&quot;;[.$D$13]);&quot;&quot;)">
            <text:p/>
          </table:table-cell>
          <table:table-cell table:formula="of:=IF(ISNUMBER(SEARCH(&quot;M&quot;;[.$J33]));IF(ISBLANK([.$D$14]);&quot;&quot;;[.$D$14]);&quot;&quot;)">
            <text:p/>
          </table:table-cell>
          <table:table-cell table:formula="of:=IF(ISNUMBER(SEARCH(&quot;N&quot;;[.$J33]));IF(ISBLANK([.$D$15]);&quot;&quot;;[.$D$15]);&quot;&quot;)">
            <text:p/>
          </table:table-cell>
          <table:table-cell/>
          <table:table-cell table:formula="of:=IF(ISNUMBER(SEARCH(&quot;A&quot;;[.$J33]));IF(ISBLANK([.$E$2]);&quot;&quot;;[.$E$2]);&quot;&quot;)">
            <text:p/>
          </table:table-cell>
          <table:table-cell table:formula="of:=IF(ISNUMBER(SEARCH(&quot;B&quot;;[.$J33]));IF(ISBLANK([.$E$3]);&quot;&quot;;[.$E$3]);&quot;&quot;)">
            <text:p/>
          </table:table-cell>
          <table:table-cell table:formula="of:=IF(ISNUMBER(SEARCH(&quot;C&quot;;[.$J33]));IF(ISBLANK([.$E$4]);&quot;&quot;;[.$E$4]);&quot;&quot;)">
            <text:p/>
          </table:table-cell>
          <table:table-cell table:formula="of:=IF(ISNUMBER(SEARCH(&quot;D&quot;;[.$J33]));IF(ISBLANK([.$E$5]);&quot;&quot;;[.$E$5]);&quot;&quot;)">
            <text:p/>
          </table:table-cell>
          <table:table-cell table:formula="of:=IF(ISNUMBER(SEARCH(&quot;E&quot;;[.$J33]));IF(ISBLANK([.$E$6]);&quot;&quot;;[.$E$6]);&quot;&quot;)">
            <text:p/>
          </table:table-cell>
          <table:table-cell table:formula="of:=IF(ISNUMBER(SEARCH(&quot;F&quot;;[.$J33]));IF(ISBLANK([.$E$7]);&quot;&quot;;[.$E$7]);&quot;&quot;)" office:value-type="string" office:string-value="HJ" calcext:value-type="string">
            <text:p>HJ</text:p>
          </table:table-cell>
          <table:table-cell table:formula="of:=IF(ISNUMBER(SEARCH(&quot;G&quot;;[.$J33]));IF(ISBLANK([.$E$8]);&quot;&quot;;[.$E$8]);&quot;&quot;)">
            <text:p/>
          </table:table-cell>
          <table:table-cell table:formula="of:=IF(ISNUMBER(SEARCH(&quot;H&quot;;[.$J33]));IF(ISBLANK([.$E$9]);&quot;&quot;;[.$E$9]);&quot;&quot;)">
            <text:p/>
          </table:table-cell>
          <table:table-cell table:formula="of:=IF(ISNUMBER(SEARCH(&quot;I&quot;;[.$J33]));IF(ISBLANK([.$E$10]);&quot;&quot;;[.$E$10]);&quot;&quot;)">
            <text:p/>
          </table:table-cell>
          <table:table-cell table:formula="of:=IF(ISNUMBER(SEARCH(&quot;J&quot;;[.$J33]));IF(ISBLANK([.$E$11]);&quot;&quot;;[.$E$11]);&quot;&quot;)">
            <text:p/>
          </table:table-cell>
          <table:table-cell table:formula="of:=IF(ISNUMBER(SEARCH(&quot;K&quot;;[.$J33]));IF(ISBLANK([.$E$12]);&quot;&quot;;[.$E$12]);&quot;&quot;)">
            <text:p/>
          </table:table-cell>
          <table:table-cell table:formula="of:=IF(ISNUMBER(SEARCH(&quot;L&quot;;[.$J33]));IF(ISBLANK([.$E$13]);&quot;&quot;;[.$E$13]);&quot;&quot;)">
            <text:p/>
          </table:table-cell>
          <table:table-cell table:formula="of:=IF(ISNUMBER(SEARCH(&quot;M&quot;;[.$J33]));IF(ISBLANK([.$E$14]);&quot;&quot;;[.$E$14]);&quot;&quot;)">
            <text:p/>
          </table:table-cell>
          <table:table-cell table:formula="of:=IF(ISNUMBER(SEARCH(&quot;N&quot;;[.$J33]));IF(ISBLANK([.$E$15]);&quot;&quot;;[.$E$15]);&quot;&quot;)">
            <text:p/>
          </table:table-cell>
        </table:table-row>
        <table:table-row table:style-name="ro1">
          <table:table-cell table:style-name="ce1"/>
          <table:table-cell table:number-columns-repeated="4"/>
          <table:table-cell table:formula="of:=IF(OR(ISNUMBER(SEARCH(&quot;C&quot;;[.J34])); ISNUMBER(SEARCH(&quot;D&quot;;[.J34])); ISNUMBER(SEARCH(&quot;H&quot;;[.J34])); ISNUMBER(SEARCH(&quot;L&quot;;[.J34])); ISNUMBER(SEARCH(&quot;M&quot;;[.J34])); ISNUMBER(SEARCH(&quot;N&quot;;[.J34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BCDFGKN </text:p>
          </table:table-cell>
          <table:table-cell table:style-name="ce5" office:value-type="string" calcext:value-type="string">
            <text:p>ABHKN 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BHJ </text:p>
          </table:table-cell>
          <table:table-cell table:formula="of:=COUNTIF([.$J$1:.$J$1999];[.J34])" office:value-type="float" office:value="1" calcext:value-type="float">
            <text:p>1</text:p>
          </table:table-cell>
          <table:table-cell/>
          <table:table-cell table:formula="of:=IF(ISNUMBER(SEARCH(&quot;A&quot;;[.$J34]));IF(ISBLANK([.$C$2]);&quot;&quot;;[.$C$2]);&quot;&quot;)">
            <text:p/>
          </table:table-cell>
          <table:table-cell table:formula="of:=IF(ISNUMBER(SEARCH(&quot;B&quot;;[.$J34]));IF(ISBLANK([.$C$3]);&quot;&quot;;[.$C$3]);&quot;&quot;)">
            <text:p/>
          </table:table-cell>
          <table:table-cell table:formula="of:=IF(ISNUMBER(SEARCH(&quot;C&quot;;[.$J34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34]));IF(ISBLANK([.$C$5]);&quot;&quot;;[.$C$5]);&quot;&quot;)">
            <text:p/>
          </table:table-cell>
          <table:table-cell table:formula="of:=IF(ISNUMBER(SEARCH(&quot;E&quot;;[.$J34]));IF(ISBLANK([.$C$6]);&quot;&quot;;[.$C$6]);&quot;&quot;)">
            <text:p/>
          </table:table-cell>
          <table:table-cell table:formula="of:=IF(ISNUMBER(SEARCH(&quot;F&quot;;[.$J34]));IF(ISBLANK([.$C$7]);&quot;&quot;;[.$C$7]);&quot;&quot;)" office:value-type="string" office:string-value="HN" calcext:value-type="string">
            <text:p>HN</text:p>
          </table:table-cell>
          <table:table-cell table:formula="of:=IF(ISNUMBER(SEARCH(&quot;G&quot;;[.$J34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34]));IF(ISBLANK([.$C$9]);&quot;&quot;;[.$C$9]);&quot;&quot;)">
            <text:p/>
          </table:table-cell>
          <table:table-cell table:formula="of:=IF(ISNUMBER(SEARCH(&quot;I&quot;;[.$J34]));IF(ISBLANK([.$C$10]);&quot;&quot;;[.$C$10]);&quot;&quot;)">
            <text:p/>
          </table:table-cell>
          <table:table-cell table:formula="of:=IF(ISNUMBER(SEARCH(&quot;J&quot;;[.$J34]));IF(ISBLANK([.$C$11]);&quot;&quot;;[.$C$11]);&quot;&quot;)">
            <text:p/>
          </table:table-cell>
          <table:table-cell table:formula="of:=IF(ISNUMBER(SEARCH(&quot;K&quot;;[.$J34]));IF(ISBLANK([.$C$12]);&quot;&quot;;[.$C$12]);&quot;&quot;)" office:value-type="string" office:string-value="A" calcext:value-type="string">
            <text:p>A</text:p>
          </table:table-cell>
          <table:table-cell table:formula="of:=IF(ISNUMBER(SEARCH(&quot;L&quot;;[.$J34]));IF(ISBLANK([.$C$13]);&quot;&quot;;[.$C$13]);&quot;&quot;)">
            <text:p/>
          </table:table-cell>
          <table:table-cell table:formula="of:=IF(ISNUMBER(SEARCH(&quot;M&quot;;[.$J34]));IF(ISBLANK([.$C$14]);&quot;&quot;;[.$C$14]);&quot;&quot;)">
            <text:p/>
          </table:table-cell>
          <table:table-cell table:formula="of:=IF(ISNUMBER(SEARCH(&quot;N&quot;;[.$J34]));IF(ISBLANK([.$C$15]);&quot;&quot;;[.$C$15]);&quot;&quot;)">
            <text:p/>
          </table:table-cell>
          <table:table-cell/>
          <table:table-cell table:formula="of:=IF(ISNUMBER(SEARCH(&quot;A&quot;;[.$J34]));IF(ISBLANK([.$D$2]);&quot;&quot;;[.$D$2]);&quot;&quot;)">
            <text:p/>
          </table:table-cell>
          <table:table-cell table:formula="of:=IF(ISNUMBER(SEARCH(&quot;B&quot;;[.$J34]));IF(ISBLANK([.$D$3]);&quot;&quot;;[.$D$3]);&quot;&quot;)">
            <text:p/>
          </table:table-cell>
          <table:table-cell table:formula="of:=IF(ISNUMBER(SEARCH(&quot;C&quot;;[.$J34]));IF(ISBLANK([.$D$4]);&quot;&quot;;[.$D$4]);&quot;&quot;)">
            <text:p/>
          </table:table-cell>
          <table:table-cell table:formula="of:=IF(ISNUMBER(SEARCH(&quot;D&quot;;[.$J34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34]));IF(ISBLANK([.$D$6]);&quot;&quot;;[.$D$6]);&quot;&quot;)">
            <text:p/>
          </table:table-cell>
          <table:table-cell table:formula="of:=IF(ISNUMBER(SEARCH(&quot;F&quot;;[.$J34]));IF(ISBLANK([.$D$7]);&quot;&quot;;[.$D$7]);&quot;&quot;)" office:value-type="string" office:string-value="AC" calcext:value-type="string">
            <text:p>AC</text:p>
          </table:table-cell>
          <table:table-cell table:formula="of:=IF(ISNUMBER(SEARCH(&quot;G&quot;;[.$J34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34]));IF(ISBLANK([.$D$9]);&quot;&quot;;[.$D$9]);&quot;&quot;)">
            <text:p/>
          </table:table-cell>
          <table:table-cell table:formula="of:=IF(ISNUMBER(SEARCH(&quot;I&quot;;[.$J34]));IF(ISBLANK([.$D$10]);&quot;&quot;;[.$D$10]);&quot;&quot;)">
            <text:p/>
          </table:table-cell>
          <table:table-cell table:formula="of:=IF(ISNUMBER(SEARCH(&quot;J&quot;;[.$J34]));IF(ISBLANK([.$D$11]);&quot;&quot;;[.$D$11]);&quot;&quot;)">
            <text:p/>
          </table:table-cell>
          <table:table-cell table:formula="of:=IF(ISNUMBER(SEARCH(&quot;K&quot;;[.$J34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J34]));IF(ISBLANK([.$D$13]);&quot;&quot;;[.$D$13]);&quot;&quot;)">
            <text:p/>
          </table:table-cell>
          <table:table-cell table:formula="of:=IF(ISNUMBER(SEARCH(&quot;M&quot;;[.$J34]));IF(ISBLANK([.$D$14]);&quot;&quot;;[.$D$14]);&quot;&quot;)">
            <text:p/>
          </table:table-cell>
          <table:table-cell table:formula="of:=IF(ISNUMBER(SEARCH(&quot;N&quot;;[.$J34]));IF(ISBLANK([.$D$15]);&quot;&quot;;[.$D$15]);&quot;&quot;)" office:value-type="string" office:string-value="A" calcext:value-type="string">
            <text:p>A</text:p>
          </table:table-cell>
          <table:table-cell/>
          <table:table-cell table:formula="of:=IF(ISNUMBER(SEARCH(&quot;A&quot;;[.$J34]));IF(ISBLANK([.$E$2]);&quot;&quot;;[.$E$2]);&quot;&quot;)">
            <text:p/>
          </table:table-cell>
          <table:table-cell table:formula="of:=IF(ISNUMBER(SEARCH(&quot;B&quot;;[.$J34]));IF(ISBLANK([.$E$3]);&quot;&quot;;[.$E$3]);&quot;&quot;)">
            <text:p/>
          </table:table-cell>
          <table:table-cell table:formula="of:=IF(ISNUMBER(SEARCH(&quot;C&quot;;[.$J34]));IF(ISBLANK([.$E$4]);&quot;&quot;;[.$E$4]);&quot;&quot;)">
            <text:p/>
          </table:table-cell>
          <table:table-cell table:formula="of:=IF(ISNUMBER(SEARCH(&quot;D&quot;;[.$J34]));IF(ISBLANK([.$E$5]);&quot;&quot;;[.$E$5]);&quot;&quot;)">
            <text:p/>
          </table:table-cell>
          <table:table-cell table:formula="of:=IF(ISNUMBER(SEARCH(&quot;E&quot;;[.$J34]));IF(ISBLANK([.$E$6]);&quot;&quot;;[.$E$6]);&quot;&quot;)">
            <text:p/>
          </table:table-cell>
          <table:table-cell table:formula="of:=IF(ISNUMBER(SEARCH(&quot;F&quot;;[.$J34]));IF(ISBLANK([.$E$7]);&quot;&quot;;[.$E$7]);&quot;&quot;)" office:value-type="string" office:string-value="HJ" calcext:value-type="string">
            <text:p>HJ</text:p>
          </table:table-cell>
          <table:table-cell table:formula="of:=IF(ISNUMBER(SEARCH(&quot;G&quot;;[.$J34]));IF(ISBLANK([.$E$8]);&quot;&quot;;[.$E$8]);&quot;&quot;)">
            <text:p/>
          </table:table-cell>
          <table:table-cell table:formula="of:=IF(ISNUMBER(SEARCH(&quot;H&quot;;[.$J34]));IF(ISBLANK([.$E$9]);&quot;&quot;;[.$E$9]);&quot;&quot;)">
            <text:p/>
          </table:table-cell>
          <table:table-cell table:formula="of:=IF(ISNUMBER(SEARCH(&quot;I&quot;;[.$J34]));IF(ISBLANK([.$E$10]);&quot;&quot;;[.$E$10]);&quot;&quot;)">
            <text:p/>
          </table:table-cell>
          <table:table-cell table:formula="of:=IF(ISNUMBER(SEARCH(&quot;J&quot;;[.$J34]));IF(ISBLANK([.$E$11]);&quot;&quot;;[.$E$11]);&quot;&quot;)">
            <text:p/>
          </table:table-cell>
          <table:table-cell table:formula="of:=IF(ISNUMBER(SEARCH(&quot;K&quot;;[.$J34]));IF(ISBLANK([.$E$12]);&quot;&quot;;[.$E$12]);&quot;&quot;)" office:value-type="string" office:string-value="B" calcext:value-type="string">
            <text:p>B</text:p>
          </table:table-cell>
          <table:table-cell table:formula="of:=IF(ISNUMBER(SEARCH(&quot;L&quot;;[.$J34]));IF(ISBLANK([.$E$13]);&quot;&quot;;[.$E$13]);&quot;&quot;)">
            <text:p/>
          </table:table-cell>
          <table:table-cell table:formula="of:=IF(ISNUMBER(SEARCH(&quot;M&quot;;[.$J34]));IF(ISBLANK([.$E$14]);&quot;&quot;;[.$E$14]);&quot;&quot;)">
            <text:p/>
          </table:table-cell>
          <table:table-cell table:formula="of:=IF(ISNUMBER(SEARCH(&quot;N&quot;;[.$J34]));IF(ISBLANK([.$E$15]);&quot;&quot;;[.$E$15]);&quot;&quot;)">
            <text:p/>
          </table:table-cell>
        </table:table-row>
        <table:table-row table:style-name="ro1">
          <table:table-cell table:style-name="ce1"/>
          <table:table-cell table:number-columns-repeated="4"/>
          <table:table-cell table:formula="of:=IF(OR(ISNUMBER(SEARCH(&quot;C&quot;;[.J35])); ISNUMBER(SEARCH(&quot;D&quot;;[.J35])); ISNUMBER(SEARCH(&quot;H&quot;;[.J35])); ISNUMBER(SEARCH(&quot;L&quot;;[.J35])); ISNUMBER(SEARCH(&quot;M&quot;;[.J35])); ISNUMBER(SEARCH(&quot;N&quot;;[.J35]))); &quot;&lt;&quot;;&quot;&quot;)">
            <text:p/>
          </table:table-cell>
          <table:table-cell table:style-name="ce4" table:number-columns-repeated="3"/>
          <table:table-cell table:style-name="ce5" office:value-type="string" calcext:value-type="string">
            <text:p>E </text:p>
          </table:table-cell>
          <table:table-cell table:style-name="ce5" office:value-type="string" calcext:value-type="string">
            <text:p>FG </text:p>
          </table:table-cell>
          <table:table-cell table:number-columns-repeated="2" office:value-type="string" calcext:value-type="string">
            <text:p>ERROR</text:p>
          </table:table-cell>
          <table:table-cell table:formula="of:=COUNTIF([.$J$1:.$J$1999];[.J35])" office:value-type="float" office:value="1" calcext:value-type="float">
            <text:p>1</text:p>
          </table:table-cell>
          <table:table-cell/>
          <table:table-cell table:formula="of:=IF(ISNUMBER(SEARCH(&quot;A&quot;;[.$J35]));IF(ISBLANK([.$C$2]);&quot;&quot;;[.$C$2]);&quot;&quot;)">
            <text:p/>
          </table:table-cell>
          <table:table-cell table:formula="of:=IF(ISNUMBER(SEARCH(&quot;B&quot;;[.$J35]));IF(ISBLANK([.$C$3]);&quot;&quot;;[.$C$3]);&quot;&quot;)">
            <text:p/>
          </table:table-cell>
          <table:table-cell table:formula="of:=IF(ISNUMBER(SEARCH(&quot;C&quot;;[.$J35]));IF(ISBLANK([.$C$4]);&quot;&quot;;[.$C$4]);&quot;&quot;)">
            <text:p/>
          </table:table-cell>
          <table:table-cell table:formula="of:=IF(ISNUMBER(SEARCH(&quot;D&quot;;[.$J35]));IF(ISBLANK([.$C$5]);&quot;&quot;;[.$C$5]);&quot;&quot;)">
            <text:p/>
          </table:table-cell>
          <table:table-cell table:formula="of:=IF(ISNUMBER(SEARCH(&quot;E&quot;;[.$J35]));IF(ISBLANK([.$C$6]);&quot;&quot;;[.$C$6]);&quot;&quot;)" office:value-type="string" office:string-value="FG" calcext:value-type="string">
            <text:p>FG</text:p>
          </table:table-cell>
          <table:table-cell table:formula="of:=IF(ISNUMBER(SEARCH(&quot;F&quot;;[.$J35]));IF(ISBLANK([.$C$7]);&quot;&quot;;[.$C$7]);&quot;&quot;)">
            <text:p/>
          </table:table-cell>
          <table:table-cell table:formula="of:=IF(ISNUMBER(SEARCH(&quot;G&quot;;[.$J35]));IF(ISBLANK([.$C$8]);&quot;&quot;;[.$C$8]);&quot;&quot;)">
            <text:p/>
          </table:table-cell>
          <table:table-cell table:formula="of:=IF(ISNUMBER(SEARCH(&quot;H&quot;;[.$J35]));IF(ISBLANK([.$C$9]);&quot;&quot;;[.$C$9]);&quot;&quot;)">
            <text:p/>
          </table:table-cell>
          <table:table-cell table:formula="of:=IF(ISNUMBER(SEARCH(&quot;I&quot;;[.$J35]));IF(ISBLANK([.$C$10]);&quot;&quot;;[.$C$10]);&quot;&quot;)">
            <text:p/>
          </table:table-cell>
          <table:table-cell table:formula="of:=IF(ISNUMBER(SEARCH(&quot;J&quot;;[.$J35]));IF(ISBLANK([.$C$11]);&quot;&quot;;[.$C$11]);&quot;&quot;)">
            <text:p/>
          </table:table-cell>
          <table:table-cell table:formula="of:=IF(ISNUMBER(SEARCH(&quot;K&quot;;[.$J35]));IF(ISBLANK([.$C$12]);&quot;&quot;;[.$C$12]);&quot;&quot;)">
            <text:p/>
          </table:table-cell>
          <table:table-cell table:formula="of:=IF(ISNUMBER(SEARCH(&quot;L&quot;;[.$J35]));IF(ISBLANK([.$C$13]);&quot;&quot;;[.$C$13]);&quot;&quot;)">
            <text:p/>
          </table:table-cell>
          <table:table-cell table:formula="of:=IF(ISNUMBER(SEARCH(&quot;M&quot;;[.$J35]));IF(ISBLANK([.$C$14]);&quot;&quot;;[.$C$14]);&quot;&quot;)">
            <text:p/>
          </table:table-cell>
          <table:table-cell table:formula="of:=IF(ISNUMBER(SEARCH(&quot;N&quot;;[.$J35]));IF(ISBLANK([.$C$15]);&quot;&quot;;[.$C$15]);&quot;&quot;)">
            <text:p/>
          </table:table-cell>
          <table:table-cell/>
          <table:table-cell table:formula="of:=IF(ISNUMBER(SEARCH(&quot;A&quot;;[.$J35]));IF(ISBLANK([.$D$2]);&quot;&quot;;[.$D$2]);&quot;&quot;)">
            <text:p/>
          </table:table-cell>
          <table:table-cell table:formula="of:=IF(ISNUMBER(SEARCH(&quot;B&quot;;[.$J35]));IF(ISBLANK([.$D$3]);&quot;&quot;;[.$D$3]);&quot;&quot;)">
            <text:p/>
          </table:table-cell>
          <table:table-cell table:formula="of:=IF(ISNUMBER(SEARCH(&quot;C&quot;;[.$J35]));IF(ISBLANK([.$D$4]);&quot;&quot;;[.$D$4]);&quot;&quot;)">
            <text:p/>
          </table:table-cell>
          <table:table-cell table:formula="of:=IF(ISNUMBER(SEARCH(&quot;D&quot;;[.$J35]));IF(ISBLANK([.$D$5]);&quot;&quot;;[.$D$5]);&quot;&quot;)">
            <text:p/>
          </table:table-cell>
          <table:table-cell table:formula="of:=IF(ISNUMBER(SEARCH(&quot;E&quot;;[.$J35]));IF(ISBLANK([.$D$6]);&quot;&quot;;[.$D$6]);&quot;&quot;)">
            <text:p/>
          </table:table-cell>
          <table:table-cell table:formula="of:=IF(ISNUMBER(SEARCH(&quot;F&quot;;[.$J35]));IF(ISBLANK([.$D$7]);&quot;&quot;;[.$D$7]);&quot;&quot;)">
            <text:p/>
          </table:table-cell>
          <table:table-cell table:formula="of:=IF(ISNUMBER(SEARCH(&quot;G&quot;;[.$J35]));IF(ISBLANK([.$D$8]);&quot;&quot;;[.$D$8]);&quot;&quot;)">
            <text:p/>
          </table:table-cell>
          <table:table-cell table:formula="of:=IF(ISNUMBER(SEARCH(&quot;H&quot;;[.$J35]));IF(ISBLANK([.$D$9]);&quot;&quot;;[.$D$9]);&quot;&quot;)">
            <text:p/>
          </table:table-cell>
          <table:table-cell table:formula="of:=IF(ISNUMBER(SEARCH(&quot;I&quot;;[.$J35]));IF(ISBLANK([.$D$10]);&quot;&quot;;[.$D$10]);&quot;&quot;)">
            <text:p/>
          </table:table-cell>
          <table:table-cell table:formula="of:=IF(ISNUMBER(SEARCH(&quot;J&quot;;[.$J35]));IF(ISBLANK([.$D$11]);&quot;&quot;;[.$D$11]);&quot;&quot;)">
            <text:p/>
          </table:table-cell>
          <table:table-cell table:formula="of:=IF(ISNUMBER(SEARCH(&quot;K&quot;;[.$J35]));IF(ISBLANK([.$D$12]);&quot;&quot;;[.$D$12]);&quot;&quot;)">
            <text:p/>
          </table:table-cell>
          <table:table-cell table:formula="of:=IF(ISNUMBER(SEARCH(&quot;L&quot;;[.$J35]));IF(ISBLANK([.$D$13]);&quot;&quot;;[.$D$13]);&quot;&quot;)">
            <text:p/>
          </table:table-cell>
          <table:table-cell table:formula="of:=IF(ISNUMBER(SEARCH(&quot;M&quot;;[.$J35]));IF(ISBLANK([.$D$14]);&quot;&quot;;[.$D$14]);&quot;&quot;)">
            <text:p/>
          </table:table-cell>
          <table:table-cell table:formula="of:=IF(ISNUMBER(SEARCH(&quot;N&quot;;[.$J35]));IF(ISBLANK([.$D$15]);&quot;&quot;;[.$D$15]);&quot;&quot;)">
            <text:p/>
          </table:table-cell>
          <table:table-cell/>
          <table:table-cell table:formula="of:=IF(ISNUMBER(SEARCH(&quot;A&quot;;[.$J35]));IF(ISBLANK([.$E$2]);&quot;&quot;;[.$E$2]);&quot;&quot;)">
            <text:p/>
          </table:table-cell>
          <table:table-cell table:formula="of:=IF(ISNUMBER(SEARCH(&quot;B&quot;;[.$J35]));IF(ISBLANK([.$E$3]);&quot;&quot;;[.$E$3]);&quot;&quot;)">
            <text:p/>
          </table:table-cell>
          <table:table-cell table:formula="of:=IF(ISNUMBER(SEARCH(&quot;C&quot;;[.$J35]));IF(ISBLANK([.$E$4]);&quot;&quot;;[.$E$4]);&quot;&quot;)">
            <text:p/>
          </table:table-cell>
          <table:table-cell table:formula="of:=IF(ISNUMBER(SEARCH(&quot;D&quot;;[.$J35]));IF(ISBLANK([.$E$5]);&quot;&quot;;[.$E$5]);&quot;&quot;)">
            <text:p/>
          </table:table-cell>
          <table:table-cell table:formula="of:=IF(ISNUMBER(SEARCH(&quot;E&quot;;[.$J35]));IF(ISBLANK([.$E$6]);&quot;&quot;;[.$E$6]);&quot;&quot;)">
            <text:p/>
          </table:table-cell>
          <table:table-cell table:formula="of:=IF(ISNUMBER(SEARCH(&quot;F&quot;;[.$J35]));IF(ISBLANK([.$E$7]);&quot;&quot;;[.$E$7]);&quot;&quot;)">
            <text:p/>
          </table:table-cell>
          <table:table-cell table:formula="of:=IF(ISNUMBER(SEARCH(&quot;G&quot;;[.$J35]));IF(ISBLANK([.$E$8]);&quot;&quot;;[.$E$8]);&quot;&quot;)">
            <text:p/>
          </table:table-cell>
          <table:table-cell table:formula="of:=IF(ISNUMBER(SEARCH(&quot;H&quot;;[.$J35]));IF(ISBLANK([.$E$9]);&quot;&quot;;[.$E$9]);&quot;&quot;)">
            <text:p/>
          </table:table-cell>
          <table:table-cell table:formula="of:=IF(ISNUMBER(SEARCH(&quot;I&quot;;[.$J35]));IF(ISBLANK([.$E$10]);&quot;&quot;;[.$E$10]);&quot;&quot;)">
            <text:p/>
          </table:table-cell>
          <table:table-cell table:formula="of:=IF(ISNUMBER(SEARCH(&quot;J&quot;;[.$J35]));IF(ISBLANK([.$E$11]);&quot;&quot;;[.$E$11]);&quot;&quot;)">
            <text:p/>
          </table:table-cell>
          <table:table-cell table:formula="of:=IF(ISNUMBER(SEARCH(&quot;K&quot;;[.$J35]));IF(ISBLANK([.$E$12]);&quot;&quot;;[.$E$12]);&quot;&quot;)">
            <text:p/>
          </table:table-cell>
          <table:table-cell table:formula="of:=IF(ISNUMBER(SEARCH(&quot;L&quot;;[.$J35]));IF(ISBLANK([.$E$13]);&quot;&quot;;[.$E$13]);&quot;&quot;)">
            <text:p/>
          </table:table-cell>
          <table:table-cell table:formula="of:=IF(ISNUMBER(SEARCH(&quot;M&quot;;[.$J35]));IF(ISBLANK([.$E$14]);&quot;&quot;;[.$E$14]);&quot;&quot;)">
            <text:p/>
          </table:table-cell>
          <table:table-cell table:formula="of:=IF(ISNUMBER(SEARCH(&quot;N&quot;;[.$J35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36])); ISNUMBER(SEARCH(&quot;D&quot;;[.J36])); ISNUMBER(SEARCH(&quot;H&quot;;[.J36])); ISNUMBER(SEARCH(&quot;L&quot;;[.J36])); ISNUMBER(SEARCH(&quot;M&quot;;[.J36])); ISNUMBER(SEARCH(&quot;N&quot;;[.J36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HKN </text:p>
          </table:table-cell>
          <table:table-cell table:number-columns-repeated="2" table:style-name="ce5" office:value-type="string" calcext:value-type="string">
            <text:p>A </text:p>
          </table:table-cell>
          <table:table-cell table:style-name="ce5" office:value-type="string" calcext:value-type="string">
            <text:p>B </text:p>
          </table:table-cell>
          <table:table-cell table:formula="of:=COUNTIF([.$J$1:.$J$1999];[.J36])" office:value-type="float" office:value="1" calcext:value-type="float">
            <text:p>1</text:p>
          </table:table-cell>
          <table:table-cell/>
          <table:table-cell table:formula="of:=IF(ISNUMBER(SEARCH(&quot;A&quot;;[.$J36]));IF(ISBLANK([.$C$2]);&quot;&quot;;[.$C$2]);&quot;&quot;)">
            <text:p/>
          </table:table-cell>
          <table:table-cell table:formula="of:=IF(ISNUMBER(SEARCH(&quot;B&quot;;[.$J36]));IF(ISBLANK([.$C$3]);&quot;&quot;;[.$C$3]);&quot;&quot;)">
            <text:p/>
          </table:table-cell>
          <table:table-cell table:formula="of:=IF(ISNUMBER(SEARCH(&quot;C&quot;;[.$J36]));IF(ISBLANK([.$C$4]);&quot;&quot;;[.$C$4]);&quot;&quot;)">
            <text:p/>
          </table:table-cell>
          <table:table-cell table:formula="of:=IF(ISNUMBER(SEARCH(&quot;D&quot;;[.$J36]));IF(ISBLANK([.$C$5]);&quot;&quot;;[.$C$5]);&quot;&quot;)">
            <text:p/>
          </table:table-cell>
          <table:table-cell table:formula="of:=IF(ISNUMBER(SEARCH(&quot;E&quot;;[.$J36]));IF(ISBLANK([.$C$6]);&quot;&quot;;[.$C$6]);&quot;&quot;)">
            <text:p/>
          </table:table-cell>
          <table:table-cell table:formula="of:=IF(ISNUMBER(SEARCH(&quot;F&quot;;[.$J36]));IF(ISBLANK([.$C$7]);&quot;&quot;;[.$C$7]);&quot;&quot;)">
            <text:p/>
          </table:table-cell>
          <table:table-cell table:formula="of:=IF(ISNUMBER(SEARCH(&quot;G&quot;;[.$J36]));IF(ISBLANK([.$C$8]);&quot;&quot;;[.$C$8]);&quot;&quot;)">
            <text:p/>
          </table:table-cell>
          <table:table-cell table:formula="of:=IF(ISNUMBER(SEARCH(&quot;H&quot;;[.$J36]));IF(ISBLANK([.$C$9]);&quot;&quot;;[.$C$9]);&quot;&quot;)">
            <text:p/>
          </table:table-cell>
          <table:table-cell table:formula="of:=IF(ISNUMBER(SEARCH(&quot;I&quot;;[.$J36]));IF(ISBLANK([.$C$10]);&quot;&quot;;[.$C$10]);&quot;&quot;)">
            <text:p/>
          </table:table-cell>
          <table:table-cell table:formula="of:=IF(ISNUMBER(SEARCH(&quot;J&quot;;[.$J36]));IF(ISBLANK([.$C$11]);&quot;&quot;;[.$C$11]);&quot;&quot;)">
            <text:p/>
          </table:table-cell>
          <table:table-cell table:formula="of:=IF(ISNUMBER(SEARCH(&quot;K&quot;;[.$J36]));IF(ISBLANK([.$C$12]);&quot;&quot;;[.$C$12]);&quot;&quot;)" office:value-type="string" office:string-value="A" calcext:value-type="string">
            <text:p>A</text:p>
          </table:table-cell>
          <table:table-cell table:formula="of:=IF(ISNUMBER(SEARCH(&quot;L&quot;;[.$J36]));IF(ISBLANK([.$C$13]);&quot;&quot;;[.$C$13]);&quot;&quot;)">
            <text:p/>
          </table:table-cell>
          <table:table-cell table:formula="of:=IF(ISNUMBER(SEARCH(&quot;M&quot;;[.$J36]));IF(ISBLANK([.$C$14]);&quot;&quot;;[.$C$14]);&quot;&quot;)">
            <text:p/>
          </table:table-cell>
          <table:table-cell table:formula="of:=IF(ISNUMBER(SEARCH(&quot;N&quot;;[.$J36]));IF(ISBLANK([.$C$15]);&quot;&quot;;[.$C$15]);&quot;&quot;)">
            <text:p/>
          </table:table-cell>
          <table:table-cell/>
          <table:table-cell table:formula="of:=IF(ISNUMBER(SEARCH(&quot;A&quot;;[.$J36]));IF(ISBLANK([.$D$2]);&quot;&quot;;[.$D$2]);&quot;&quot;)">
            <text:p/>
          </table:table-cell>
          <table:table-cell table:formula="of:=IF(ISNUMBER(SEARCH(&quot;B&quot;;[.$J36]));IF(ISBLANK([.$D$3]);&quot;&quot;;[.$D$3]);&quot;&quot;)">
            <text:p/>
          </table:table-cell>
          <table:table-cell table:formula="of:=IF(ISNUMBER(SEARCH(&quot;C&quot;;[.$J36]));IF(ISBLANK([.$D$4]);&quot;&quot;;[.$D$4]);&quot;&quot;)">
            <text:p/>
          </table:table-cell>
          <table:table-cell table:formula="of:=IF(ISNUMBER(SEARCH(&quot;D&quot;;[.$J36]));IF(ISBLANK([.$D$5]);&quot;&quot;;[.$D$5]);&quot;&quot;)">
            <text:p/>
          </table:table-cell>
          <table:table-cell table:formula="of:=IF(ISNUMBER(SEARCH(&quot;E&quot;;[.$J36]));IF(ISBLANK([.$D$6]);&quot;&quot;;[.$D$6]);&quot;&quot;)">
            <text:p/>
          </table:table-cell>
          <table:table-cell table:formula="of:=IF(ISNUMBER(SEARCH(&quot;F&quot;;[.$J36]));IF(ISBLANK([.$D$7]);&quot;&quot;;[.$D$7]);&quot;&quot;)">
            <text:p/>
          </table:table-cell>
          <table:table-cell table:formula="of:=IF(ISNUMBER(SEARCH(&quot;G&quot;;[.$J36]));IF(ISBLANK([.$D$8]);&quot;&quot;;[.$D$8]);&quot;&quot;)">
            <text:p/>
          </table:table-cell>
          <table:table-cell table:formula="of:=IF(ISNUMBER(SEARCH(&quot;H&quot;;[.$J36]));IF(ISBLANK([.$D$9]);&quot;&quot;;[.$D$9]);&quot;&quot;)">
            <text:p/>
          </table:table-cell>
          <table:table-cell table:formula="of:=IF(ISNUMBER(SEARCH(&quot;I&quot;;[.$J36]));IF(ISBLANK([.$D$10]);&quot;&quot;;[.$D$10]);&quot;&quot;)">
            <text:p/>
          </table:table-cell>
          <table:table-cell table:formula="of:=IF(ISNUMBER(SEARCH(&quot;J&quot;;[.$J36]));IF(ISBLANK([.$D$11]);&quot;&quot;;[.$D$11]);&quot;&quot;)">
            <text:p/>
          </table:table-cell>
          <table:table-cell table:formula="of:=IF(ISNUMBER(SEARCH(&quot;K&quot;;[.$J36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J36]));IF(ISBLANK([.$D$13]);&quot;&quot;;[.$D$13]);&quot;&quot;)">
            <text:p/>
          </table:table-cell>
          <table:table-cell table:formula="of:=IF(ISNUMBER(SEARCH(&quot;M&quot;;[.$J36]));IF(ISBLANK([.$D$14]);&quot;&quot;;[.$D$14]);&quot;&quot;)">
            <text:p/>
          </table:table-cell>
          <table:table-cell table:formula="of:=IF(ISNUMBER(SEARCH(&quot;N&quot;;[.$J36]));IF(ISBLANK([.$D$15]);&quot;&quot;;[.$D$15]);&quot;&quot;)" office:value-type="string" office:string-value="A" calcext:value-type="string">
            <text:p>A</text:p>
          </table:table-cell>
          <table:table-cell/>
          <table:table-cell table:formula="of:=IF(ISNUMBER(SEARCH(&quot;A&quot;;[.$J36]));IF(ISBLANK([.$E$2]);&quot;&quot;;[.$E$2]);&quot;&quot;)">
            <text:p/>
          </table:table-cell>
          <table:table-cell table:formula="of:=IF(ISNUMBER(SEARCH(&quot;B&quot;;[.$J36]));IF(ISBLANK([.$E$3]);&quot;&quot;;[.$E$3]);&quot;&quot;)">
            <text:p/>
          </table:table-cell>
          <table:table-cell table:formula="of:=IF(ISNUMBER(SEARCH(&quot;C&quot;;[.$J36]));IF(ISBLANK([.$E$4]);&quot;&quot;;[.$E$4]);&quot;&quot;)">
            <text:p/>
          </table:table-cell>
          <table:table-cell table:formula="of:=IF(ISNUMBER(SEARCH(&quot;D&quot;;[.$J36]));IF(ISBLANK([.$E$5]);&quot;&quot;;[.$E$5]);&quot;&quot;)">
            <text:p/>
          </table:table-cell>
          <table:table-cell table:formula="of:=IF(ISNUMBER(SEARCH(&quot;E&quot;;[.$J36]));IF(ISBLANK([.$E$6]);&quot;&quot;;[.$E$6]);&quot;&quot;)">
            <text:p/>
          </table:table-cell>
          <table:table-cell table:formula="of:=IF(ISNUMBER(SEARCH(&quot;F&quot;;[.$J36]));IF(ISBLANK([.$E$7]);&quot;&quot;;[.$E$7]);&quot;&quot;)">
            <text:p/>
          </table:table-cell>
          <table:table-cell table:formula="of:=IF(ISNUMBER(SEARCH(&quot;G&quot;;[.$J36]));IF(ISBLANK([.$E$8]);&quot;&quot;;[.$E$8]);&quot;&quot;)">
            <text:p/>
          </table:table-cell>
          <table:table-cell table:formula="of:=IF(ISNUMBER(SEARCH(&quot;H&quot;;[.$J36]));IF(ISBLANK([.$E$9]);&quot;&quot;;[.$E$9]);&quot;&quot;)">
            <text:p/>
          </table:table-cell>
          <table:table-cell table:formula="of:=IF(ISNUMBER(SEARCH(&quot;I&quot;;[.$J36]));IF(ISBLANK([.$E$10]);&quot;&quot;;[.$E$10]);&quot;&quot;)">
            <text:p/>
          </table:table-cell>
          <table:table-cell table:formula="of:=IF(ISNUMBER(SEARCH(&quot;J&quot;;[.$J36]));IF(ISBLANK([.$E$11]);&quot;&quot;;[.$E$11]);&quot;&quot;)">
            <text:p/>
          </table:table-cell>
          <table:table-cell table:formula="of:=IF(ISNUMBER(SEARCH(&quot;K&quot;;[.$J36]));IF(ISBLANK([.$E$12]);&quot;&quot;;[.$E$12]);&quot;&quot;)" office:value-type="string" office:string-value="B" calcext:value-type="string">
            <text:p>B</text:p>
          </table:table-cell>
          <table:table-cell table:formula="of:=IF(ISNUMBER(SEARCH(&quot;L&quot;;[.$J36]));IF(ISBLANK([.$E$13]);&quot;&quot;;[.$E$13]);&quot;&quot;)">
            <text:p/>
          </table:table-cell>
          <table:table-cell table:formula="of:=IF(ISNUMBER(SEARCH(&quot;M&quot;;[.$J36]));IF(ISBLANK([.$E$14]);&quot;&quot;;[.$E$14]);&quot;&quot;)">
            <text:p/>
          </table:table-cell>
          <table:table-cell table:formula="of:=IF(ISNUMBER(SEARCH(&quot;N&quot;;[.$J36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37])); ISNUMBER(SEARCH(&quot;D&quot;;[.J37])); ISNUMBER(SEARCH(&quot;H&quot;;[.J37])); ISNUMBER(SEARCH(&quot;L&quot;;[.J37])); ISNUMBER(SEARCH(&quot;M&quot;;[.J37])); ISNUMBER(SEARCH(&quot;N&quot;;[.J37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BCD </text:p>
          </table:table-cell>
          <table:table-cell table:style-name="ce5" office:value-type="string" calcext:value-type="string">
            <text:p>BCD 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AJ </text:p>
          </table:table-cell>
          <table:table-cell table:formula="of:=COUNTIF([.$J$1:.$J$1999];[.J37])" office:value-type="float" office:value="1" calcext:value-type="float">
            <text:p>1</text:p>
          </table:table-cell>
          <table:table-cell/>
          <table:table-cell table:formula="of:=IF(ISNUMBER(SEARCH(&quot;A&quot;;[.$J37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37]));IF(ISBLANK([.$C$3]);&quot;&quot;;[.$C$3]);&quot;&quot;)">
            <text:p/>
          </table:table-cell>
          <table:table-cell table:formula="of:=IF(ISNUMBER(SEARCH(&quot;C&quot;;[.$J37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37]));IF(ISBLANK([.$C$5]);&quot;&quot;;[.$C$5]);&quot;&quot;)">
            <text:p/>
          </table:table-cell>
          <table:table-cell table:formula="of:=IF(ISNUMBER(SEARCH(&quot;E&quot;;[.$J37]));IF(ISBLANK([.$C$6]);&quot;&quot;;[.$C$6]);&quot;&quot;)">
            <text:p/>
          </table:table-cell>
          <table:table-cell table:formula="of:=IF(ISNUMBER(SEARCH(&quot;F&quot;;[.$J37]));IF(ISBLANK([.$C$7]);&quot;&quot;;[.$C$7]);&quot;&quot;)">
            <text:p/>
          </table:table-cell>
          <table:table-cell table:formula="of:=IF(ISNUMBER(SEARCH(&quot;G&quot;;[.$J37]));IF(ISBLANK([.$C$8]);&quot;&quot;;[.$C$8]);&quot;&quot;)">
            <text:p/>
          </table:table-cell>
          <table:table-cell table:formula="of:=IF(ISNUMBER(SEARCH(&quot;H&quot;;[.$J37]));IF(ISBLANK([.$C$9]);&quot;&quot;;[.$C$9]);&quot;&quot;)">
            <text:p/>
          </table:table-cell>
          <table:table-cell table:formula="of:=IF(ISNUMBER(SEARCH(&quot;I&quot;;[.$J37]));IF(ISBLANK([.$C$10]);&quot;&quot;;[.$C$10]);&quot;&quot;)">
            <text:p/>
          </table:table-cell>
          <table:table-cell table:formula="of:=IF(ISNUMBER(SEARCH(&quot;J&quot;;[.$J37]));IF(ISBLANK([.$C$11]);&quot;&quot;;[.$C$11]);&quot;&quot;)">
            <text:p/>
          </table:table-cell>
          <table:table-cell table:formula="of:=IF(ISNUMBER(SEARCH(&quot;K&quot;;[.$J37]));IF(ISBLANK([.$C$12]);&quot;&quot;;[.$C$12]);&quot;&quot;)">
            <text:p/>
          </table:table-cell>
          <table:table-cell table:formula="of:=IF(ISNUMBER(SEARCH(&quot;L&quot;;[.$J37]));IF(ISBLANK([.$C$13]);&quot;&quot;;[.$C$13]);&quot;&quot;)">
            <text:p/>
          </table:table-cell>
          <table:table-cell table:formula="of:=IF(ISNUMBER(SEARCH(&quot;M&quot;;[.$J37]));IF(ISBLANK([.$C$14]);&quot;&quot;;[.$C$14]);&quot;&quot;)">
            <text:p/>
          </table:table-cell>
          <table:table-cell table:formula="of:=IF(ISNUMBER(SEARCH(&quot;N&quot;;[.$J37]));IF(ISBLANK([.$C$15]);&quot;&quot;;[.$C$15]);&quot;&quot;)">
            <text:p/>
          </table:table-cell>
          <table:table-cell/>
          <table:table-cell table:formula="of:=IF(ISNUMBER(SEARCH(&quot;A&quot;;[.$J37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37]));IF(ISBLANK([.$D$3]);&quot;&quot;;[.$D$3]);&quot;&quot;)">
            <text:p/>
          </table:table-cell>
          <table:table-cell table:formula="of:=IF(ISNUMBER(SEARCH(&quot;C&quot;;[.$J37]));IF(ISBLANK([.$D$4]);&quot;&quot;;[.$D$4]);&quot;&quot;)">
            <text:p/>
          </table:table-cell>
          <table:table-cell table:formula="of:=IF(ISNUMBER(SEARCH(&quot;D&quot;;[.$J37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37]));IF(ISBLANK([.$D$6]);&quot;&quot;;[.$D$6]);&quot;&quot;)">
            <text:p/>
          </table:table-cell>
          <table:table-cell table:formula="of:=IF(ISNUMBER(SEARCH(&quot;F&quot;;[.$J37]));IF(ISBLANK([.$D$7]);&quot;&quot;;[.$D$7]);&quot;&quot;)">
            <text:p/>
          </table:table-cell>
          <table:table-cell table:formula="of:=IF(ISNUMBER(SEARCH(&quot;G&quot;;[.$J37]));IF(ISBLANK([.$D$8]);&quot;&quot;;[.$D$8]);&quot;&quot;)">
            <text:p/>
          </table:table-cell>
          <table:table-cell table:formula="of:=IF(ISNUMBER(SEARCH(&quot;H&quot;;[.$J37]));IF(ISBLANK([.$D$9]);&quot;&quot;;[.$D$9]);&quot;&quot;)">
            <text:p/>
          </table:table-cell>
          <table:table-cell table:formula="of:=IF(ISNUMBER(SEARCH(&quot;I&quot;;[.$J37]));IF(ISBLANK([.$D$10]);&quot;&quot;;[.$D$10]);&quot;&quot;)">
            <text:p/>
          </table:table-cell>
          <table:table-cell table:formula="of:=IF(ISNUMBER(SEARCH(&quot;J&quot;;[.$J37]));IF(ISBLANK([.$D$11]);&quot;&quot;;[.$D$11]);&quot;&quot;)">
            <text:p/>
          </table:table-cell>
          <table:table-cell table:formula="of:=IF(ISNUMBER(SEARCH(&quot;K&quot;;[.$J37]));IF(ISBLANK([.$D$12]);&quot;&quot;;[.$D$12]);&quot;&quot;)">
            <text:p/>
          </table:table-cell>
          <table:table-cell table:formula="of:=IF(ISNUMBER(SEARCH(&quot;L&quot;;[.$J37]));IF(ISBLANK([.$D$13]);&quot;&quot;;[.$D$13]);&quot;&quot;)">
            <text:p/>
          </table:table-cell>
          <table:table-cell table:formula="of:=IF(ISNUMBER(SEARCH(&quot;M&quot;;[.$J37]));IF(ISBLANK([.$D$14]);&quot;&quot;;[.$D$14]);&quot;&quot;)">
            <text:p/>
          </table:table-cell>
          <table:table-cell table:formula="of:=IF(ISNUMBER(SEARCH(&quot;N&quot;;[.$J37]));IF(ISBLANK([.$D$15]);&quot;&quot;;[.$D$15]);&quot;&quot;)">
            <text:p/>
          </table:table-cell>
          <table:table-cell/>
          <table:table-cell table:formula="of:=IF(ISNUMBER(SEARCH(&quot;A&quot;;[.$J37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37]));IF(ISBLANK([.$E$3]);&quot;&quot;;[.$E$3]);&quot;&quot;)">
            <text:p/>
          </table:table-cell>
          <table:table-cell table:formula="of:=IF(ISNUMBER(SEARCH(&quot;C&quot;;[.$J37]));IF(ISBLANK([.$E$4]);&quot;&quot;;[.$E$4]);&quot;&quot;)">
            <text:p/>
          </table:table-cell>
          <table:table-cell table:formula="of:=IF(ISNUMBER(SEARCH(&quot;D&quot;;[.$J37]));IF(ISBLANK([.$E$5]);&quot;&quot;;[.$E$5]);&quot;&quot;)">
            <text:p/>
          </table:table-cell>
          <table:table-cell table:formula="of:=IF(ISNUMBER(SEARCH(&quot;E&quot;;[.$J37]));IF(ISBLANK([.$E$6]);&quot;&quot;;[.$E$6]);&quot;&quot;)">
            <text:p/>
          </table:table-cell>
          <table:table-cell table:formula="of:=IF(ISNUMBER(SEARCH(&quot;F&quot;;[.$J37]));IF(ISBLANK([.$E$7]);&quot;&quot;;[.$E$7]);&quot;&quot;)">
            <text:p/>
          </table:table-cell>
          <table:table-cell table:formula="of:=IF(ISNUMBER(SEARCH(&quot;G&quot;;[.$J37]));IF(ISBLANK([.$E$8]);&quot;&quot;;[.$E$8]);&quot;&quot;)">
            <text:p/>
          </table:table-cell>
          <table:table-cell table:formula="of:=IF(ISNUMBER(SEARCH(&quot;H&quot;;[.$J37]));IF(ISBLANK([.$E$9]);&quot;&quot;;[.$E$9]);&quot;&quot;)">
            <text:p/>
          </table:table-cell>
          <table:table-cell table:formula="of:=IF(ISNUMBER(SEARCH(&quot;I&quot;;[.$J37]));IF(ISBLANK([.$E$10]);&quot;&quot;;[.$E$10]);&quot;&quot;)">
            <text:p/>
          </table:table-cell>
          <table:table-cell table:formula="of:=IF(ISNUMBER(SEARCH(&quot;J&quot;;[.$J37]));IF(ISBLANK([.$E$11]);&quot;&quot;;[.$E$11]);&quot;&quot;)">
            <text:p/>
          </table:table-cell>
          <table:table-cell table:formula="of:=IF(ISNUMBER(SEARCH(&quot;K&quot;;[.$J37]));IF(ISBLANK([.$E$12]);&quot;&quot;;[.$E$12]);&quot;&quot;)">
            <text:p/>
          </table:table-cell>
          <table:table-cell table:formula="of:=IF(ISNUMBER(SEARCH(&quot;L&quot;;[.$J37]));IF(ISBLANK([.$E$13]);&quot;&quot;;[.$E$13]);&quot;&quot;)">
            <text:p/>
          </table:table-cell>
          <table:table-cell table:formula="of:=IF(ISNUMBER(SEARCH(&quot;M&quot;;[.$J37]));IF(ISBLANK([.$E$14]);&quot;&quot;;[.$E$14]);&quot;&quot;)">
            <text:p/>
          </table:table-cell>
          <table:table-cell table:formula="of:=IF(ISNUMBER(SEARCH(&quot;N&quot;;[.$J37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38])); ISNUMBER(SEARCH(&quot;D&quot;;[.J38])); ISNUMBER(SEARCH(&quot;H&quot;;[.J38])); ISNUMBER(SEARCH(&quot;L&quot;;[.J38])); ISNUMBER(SEARCH(&quot;M&quot;;[.J38])); ISNUMBER(SEARCH(&quot;N&quot;;[.J38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HJ </text:p>
          </table:table-cell>
          <table:table-cell table:number-columns-repeated="3" table:style-name="ce5" office:value-type="string" calcext:value-type="string">
            <text:p>M </text:p>
          </table:table-cell>
          <table:table-cell table:formula="of:=COUNTIF([.$J$1:.$J$1999];[.J38])" office:value-type="float" office:value="1" calcext:value-type="float">
            <text:p>1</text:p>
          </table:table-cell>
          <table:table-cell/>
          <table:table-cell table:formula="of:=IF(ISNUMBER(SEARCH(&quot;A&quot;;[.$J38]));IF(ISBLANK([.$C$2]);&quot;&quot;;[.$C$2]);&quot;&quot;)">
            <text:p/>
          </table:table-cell>
          <table:table-cell table:formula="of:=IF(ISNUMBER(SEARCH(&quot;B&quot;;[.$J38]));IF(ISBLANK([.$C$3]);&quot;&quot;;[.$C$3]);&quot;&quot;)">
            <text:p/>
          </table:table-cell>
          <table:table-cell table:formula="of:=IF(ISNUMBER(SEARCH(&quot;C&quot;;[.$J38]));IF(ISBLANK([.$C$4]);&quot;&quot;;[.$C$4]);&quot;&quot;)">
            <text:p/>
          </table:table-cell>
          <table:table-cell table:formula="of:=IF(ISNUMBER(SEARCH(&quot;D&quot;;[.$J38]));IF(ISBLANK([.$C$5]);&quot;&quot;;[.$C$5]);&quot;&quot;)">
            <text:p/>
          </table:table-cell>
          <table:table-cell table:formula="of:=IF(ISNUMBER(SEARCH(&quot;E&quot;;[.$J38]));IF(ISBLANK([.$C$6]);&quot;&quot;;[.$C$6]);&quot;&quot;)">
            <text:p/>
          </table:table-cell>
          <table:table-cell table:formula="of:=IF(ISNUMBER(SEARCH(&quot;F&quot;;[.$J38]));IF(ISBLANK([.$C$7]);&quot;&quot;;[.$C$7]);&quot;&quot;)">
            <text:p/>
          </table:table-cell>
          <table:table-cell table:formula="of:=IF(ISNUMBER(SEARCH(&quot;G&quot;;[.$J38]));IF(ISBLANK([.$C$8]);&quot;&quot;;[.$C$8]);&quot;&quot;)">
            <text:p/>
          </table:table-cell>
          <table:table-cell table:formula="of:=IF(ISNUMBER(SEARCH(&quot;H&quot;;[.$J38]));IF(ISBLANK([.$C$9]);&quot;&quot;;[.$C$9]);&quot;&quot;)">
            <text:p/>
          </table:table-cell>
          <table:table-cell table:formula="of:=IF(ISNUMBER(SEARCH(&quot;I&quot;;[.$J38]));IF(ISBLANK([.$C$10]);&quot;&quot;;[.$C$10]);&quot;&quot;)">
            <text:p/>
          </table:table-cell>
          <table:table-cell table:formula="of:=IF(ISNUMBER(SEARCH(&quot;J&quot;;[.$J38]));IF(ISBLANK([.$C$11]);&quot;&quot;;[.$C$11]);&quot;&quot;)" office:value-type="string" office:string-value="M" calcext:value-type="string">
            <text:p>M</text:p>
          </table:table-cell>
          <table:table-cell table:formula="of:=IF(ISNUMBER(SEARCH(&quot;K&quot;;[.$J38]));IF(ISBLANK([.$C$12]);&quot;&quot;;[.$C$12]);&quot;&quot;)">
            <text:p/>
          </table:table-cell>
          <table:table-cell table:formula="of:=IF(ISNUMBER(SEARCH(&quot;L&quot;;[.$J38]));IF(ISBLANK([.$C$13]);&quot;&quot;;[.$C$13]);&quot;&quot;)">
            <text:p/>
          </table:table-cell>
          <table:table-cell table:formula="of:=IF(ISNUMBER(SEARCH(&quot;M&quot;;[.$J38]));IF(ISBLANK([.$C$14]);&quot;&quot;;[.$C$14]);&quot;&quot;)">
            <text:p/>
          </table:table-cell>
          <table:table-cell table:formula="of:=IF(ISNUMBER(SEARCH(&quot;N&quot;;[.$J38]));IF(ISBLANK([.$C$15]);&quot;&quot;;[.$C$15]);&quot;&quot;)">
            <text:p/>
          </table:table-cell>
          <table:table-cell/>
          <table:table-cell table:formula="of:=IF(ISNUMBER(SEARCH(&quot;A&quot;;[.$J38]));IF(ISBLANK([.$D$2]);&quot;&quot;;[.$D$2]);&quot;&quot;)">
            <text:p/>
          </table:table-cell>
          <table:table-cell table:formula="of:=IF(ISNUMBER(SEARCH(&quot;B&quot;;[.$J38]));IF(ISBLANK([.$D$3]);&quot;&quot;;[.$D$3]);&quot;&quot;)">
            <text:p/>
          </table:table-cell>
          <table:table-cell table:formula="of:=IF(ISNUMBER(SEARCH(&quot;C&quot;;[.$J38]));IF(ISBLANK([.$D$4]);&quot;&quot;;[.$D$4]);&quot;&quot;)">
            <text:p/>
          </table:table-cell>
          <table:table-cell table:formula="of:=IF(ISNUMBER(SEARCH(&quot;D&quot;;[.$J38]));IF(ISBLANK([.$D$5]);&quot;&quot;;[.$D$5]);&quot;&quot;)">
            <text:p/>
          </table:table-cell>
          <table:table-cell table:formula="of:=IF(ISNUMBER(SEARCH(&quot;E&quot;;[.$J38]));IF(ISBLANK([.$D$6]);&quot;&quot;;[.$D$6]);&quot;&quot;)">
            <text:p/>
          </table:table-cell>
          <table:table-cell table:formula="of:=IF(ISNUMBER(SEARCH(&quot;F&quot;;[.$J38]));IF(ISBLANK([.$D$7]);&quot;&quot;;[.$D$7]);&quot;&quot;)">
            <text:p/>
          </table:table-cell>
          <table:table-cell table:formula="of:=IF(ISNUMBER(SEARCH(&quot;G&quot;;[.$J38]));IF(ISBLANK([.$D$8]);&quot;&quot;;[.$D$8]);&quot;&quot;)">
            <text:p/>
          </table:table-cell>
          <table:table-cell table:formula="of:=IF(ISNUMBER(SEARCH(&quot;H&quot;;[.$J38]));IF(ISBLANK([.$D$9]);&quot;&quot;;[.$D$9]);&quot;&quot;)">
            <text:p/>
          </table:table-cell>
          <table:table-cell table:formula="of:=IF(ISNUMBER(SEARCH(&quot;I&quot;;[.$J38]));IF(ISBLANK([.$D$10]);&quot;&quot;;[.$D$10]);&quot;&quot;)">
            <text:p/>
          </table:table-cell>
          <table:table-cell table:formula="of:=IF(ISNUMBER(SEARCH(&quot;J&quot;;[.$J38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J38]));IF(ISBLANK([.$D$12]);&quot;&quot;;[.$D$12]);&quot;&quot;)">
            <text:p/>
          </table:table-cell>
          <table:table-cell table:formula="of:=IF(ISNUMBER(SEARCH(&quot;L&quot;;[.$J38]));IF(ISBLANK([.$D$13]);&quot;&quot;;[.$D$13]);&quot;&quot;)">
            <text:p/>
          </table:table-cell>
          <table:table-cell table:formula="of:=IF(ISNUMBER(SEARCH(&quot;M&quot;;[.$J38]));IF(ISBLANK([.$D$14]);&quot;&quot;;[.$D$14]);&quot;&quot;)">
            <text:p/>
          </table:table-cell>
          <table:table-cell table:formula="of:=IF(ISNUMBER(SEARCH(&quot;N&quot;;[.$J38]));IF(ISBLANK([.$D$15]);&quot;&quot;;[.$D$15]);&quot;&quot;)">
            <text:p/>
          </table:table-cell>
          <table:table-cell/>
          <table:table-cell table:formula="of:=IF(ISNUMBER(SEARCH(&quot;A&quot;;[.$J38]));IF(ISBLANK([.$E$2]);&quot;&quot;;[.$E$2]);&quot;&quot;)">
            <text:p/>
          </table:table-cell>
          <table:table-cell table:formula="of:=IF(ISNUMBER(SEARCH(&quot;B&quot;;[.$J38]));IF(ISBLANK([.$E$3]);&quot;&quot;;[.$E$3]);&quot;&quot;)">
            <text:p/>
          </table:table-cell>
          <table:table-cell table:formula="of:=IF(ISNUMBER(SEARCH(&quot;C&quot;;[.$J38]));IF(ISBLANK([.$E$4]);&quot;&quot;;[.$E$4]);&quot;&quot;)">
            <text:p/>
          </table:table-cell>
          <table:table-cell table:formula="of:=IF(ISNUMBER(SEARCH(&quot;D&quot;;[.$J38]));IF(ISBLANK([.$E$5]);&quot;&quot;;[.$E$5]);&quot;&quot;)">
            <text:p/>
          </table:table-cell>
          <table:table-cell table:formula="of:=IF(ISNUMBER(SEARCH(&quot;E&quot;;[.$J38]));IF(ISBLANK([.$E$6]);&quot;&quot;;[.$E$6]);&quot;&quot;)">
            <text:p/>
          </table:table-cell>
          <table:table-cell table:formula="of:=IF(ISNUMBER(SEARCH(&quot;F&quot;;[.$J38]));IF(ISBLANK([.$E$7]);&quot;&quot;;[.$E$7]);&quot;&quot;)">
            <text:p/>
          </table:table-cell>
          <table:table-cell table:formula="of:=IF(ISNUMBER(SEARCH(&quot;G&quot;;[.$J38]));IF(ISBLANK([.$E$8]);&quot;&quot;;[.$E$8]);&quot;&quot;)">
            <text:p/>
          </table:table-cell>
          <table:table-cell table:formula="of:=IF(ISNUMBER(SEARCH(&quot;H&quot;;[.$J38]));IF(ISBLANK([.$E$9]);&quot;&quot;;[.$E$9]);&quot;&quot;)">
            <text:p/>
          </table:table-cell>
          <table:table-cell table:formula="of:=IF(ISNUMBER(SEARCH(&quot;I&quot;;[.$J38]));IF(ISBLANK([.$E$10]);&quot;&quot;;[.$E$10]);&quot;&quot;)">
            <text:p/>
          </table:table-cell>
          <table:table-cell table:formula="of:=IF(ISNUMBER(SEARCH(&quot;J&quot;;[.$J38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J38]));IF(ISBLANK([.$E$12]);&quot;&quot;;[.$E$12]);&quot;&quot;)">
            <text:p/>
          </table:table-cell>
          <table:table-cell table:formula="of:=IF(ISNUMBER(SEARCH(&quot;L&quot;;[.$J38]));IF(ISBLANK([.$E$13]);&quot;&quot;;[.$E$13]);&quot;&quot;)">
            <text:p/>
          </table:table-cell>
          <table:table-cell table:formula="of:=IF(ISNUMBER(SEARCH(&quot;M&quot;;[.$J38]));IF(ISBLANK([.$E$14]);&quot;&quot;;[.$E$14]);&quot;&quot;)">
            <text:p/>
          </table:table-cell>
          <table:table-cell table:formula="of:=IF(ISNUMBER(SEARCH(&quot;N&quot;;[.$J38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39])); ISNUMBER(SEARCH(&quot;D&quot;;[.J39])); ISNUMBER(SEARCH(&quot;H&quot;;[.J39])); ISNUMBER(SEARCH(&quot;L&quot;;[.J39])); ISNUMBER(SEARCH(&quot;M&quot;;[.J39])); ISNUMBER(SEARCH(&quot;N&quot;;[.J39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ACD </text:p>
          </table:table-cell>
          <table:table-cell table:style-name="ce5" office:value-type="string" calcext:value-type="string">
            <text:p>BCD 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AJ </text:p>
          </table:table-cell>
          <table:table-cell table:formula="of:=COUNTIF([.$J$1:.$J$1999];[.J39])" office:value-type="float" office:value="1" calcext:value-type="float">
            <text:p>1</text:p>
          </table:table-cell>
          <table:table-cell/>
          <table:table-cell table:formula="of:=IF(ISNUMBER(SEARCH(&quot;A&quot;;[.$J39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39]));IF(ISBLANK([.$C$3]);&quot;&quot;;[.$C$3]);&quot;&quot;)">
            <text:p/>
          </table:table-cell>
          <table:table-cell table:formula="of:=IF(ISNUMBER(SEARCH(&quot;C&quot;;[.$J39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39]));IF(ISBLANK([.$C$5]);&quot;&quot;;[.$C$5]);&quot;&quot;)">
            <text:p/>
          </table:table-cell>
          <table:table-cell table:formula="of:=IF(ISNUMBER(SEARCH(&quot;E&quot;;[.$J39]));IF(ISBLANK([.$C$6]);&quot;&quot;;[.$C$6]);&quot;&quot;)">
            <text:p/>
          </table:table-cell>
          <table:table-cell table:formula="of:=IF(ISNUMBER(SEARCH(&quot;F&quot;;[.$J39]));IF(ISBLANK([.$C$7]);&quot;&quot;;[.$C$7]);&quot;&quot;)">
            <text:p/>
          </table:table-cell>
          <table:table-cell table:formula="of:=IF(ISNUMBER(SEARCH(&quot;G&quot;;[.$J39]));IF(ISBLANK([.$C$8]);&quot;&quot;;[.$C$8]);&quot;&quot;)">
            <text:p/>
          </table:table-cell>
          <table:table-cell table:formula="of:=IF(ISNUMBER(SEARCH(&quot;H&quot;;[.$J39]));IF(ISBLANK([.$C$9]);&quot;&quot;;[.$C$9]);&quot;&quot;)">
            <text:p/>
          </table:table-cell>
          <table:table-cell table:formula="of:=IF(ISNUMBER(SEARCH(&quot;I&quot;;[.$J39]));IF(ISBLANK([.$C$10]);&quot;&quot;;[.$C$10]);&quot;&quot;)">
            <text:p/>
          </table:table-cell>
          <table:table-cell table:formula="of:=IF(ISNUMBER(SEARCH(&quot;J&quot;;[.$J39]));IF(ISBLANK([.$C$11]);&quot;&quot;;[.$C$11]);&quot;&quot;)">
            <text:p/>
          </table:table-cell>
          <table:table-cell table:formula="of:=IF(ISNUMBER(SEARCH(&quot;K&quot;;[.$J39]));IF(ISBLANK([.$C$12]);&quot;&quot;;[.$C$12]);&quot;&quot;)">
            <text:p/>
          </table:table-cell>
          <table:table-cell table:formula="of:=IF(ISNUMBER(SEARCH(&quot;L&quot;;[.$J39]));IF(ISBLANK([.$C$13]);&quot;&quot;;[.$C$13]);&quot;&quot;)">
            <text:p/>
          </table:table-cell>
          <table:table-cell table:formula="of:=IF(ISNUMBER(SEARCH(&quot;M&quot;;[.$J39]));IF(ISBLANK([.$C$14]);&quot;&quot;;[.$C$14]);&quot;&quot;)">
            <text:p/>
          </table:table-cell>
          <table:table-cell table:formula="of:=IF(ISNUMBER(SEARCH(&quot;N&quot;;[.$J39]));IF(ISBLANK([.$C$15]);&quot;&quot;;[.$C$15]);&quot;&quot;)">
            <text:p/>
          </table:table-cell>
          <table:table-cell/>
          <table:table-cell table:formula="of:=IF(ISNUMBER(SEARCH(&quot;A&quot;;[.$J39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39]));IF(ISBLANK([.$D$3]);&quot;&quot;;[.$D$3]);&quot;&quot;)">
            <text:p/>
          </table:table-cell>
          <table:table-cell table:formula="of:=IF(ISNUMBER(SEARCH(&quot;C&quot;;[.$J39]));IF(ISBLANK([.$D$4]);&quot;&quot;;[.$D$4]);&quot;&quot;)">
            <text:p/>
          </table:table-cell>
          <table:table-cell table:formula="of:=IF(ISNUMBER(SEARCH(&quot;D&quot;;[.$J39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39]));IF(ISBLANK([.$D$6]);&quot;&quot;;[.$D$6]);&quot;&quot;)">
            <text:p/>
          </table:table-cell>
          <table:table-cell table:formula="of:=IF(ISNUMBER(SEARCH(&quot;F&quot;;[.$J39]));IF(ISBLANK([.$D$7]);&quot;&quot;;[.$D$7]);&quot;&quot;)">
            <text:p/>
          </table:table-cell>
          <table:table-cell table:formula="of:=IF(ISNUMBER(SEARCH(&quot;G&quot;;[.$J39]));IF(ISBLANK([.$D$8]);&quot;&quot;;[.$D$8]);&quot;&quot;)">
            <text:p/>
          </table:table-cell>
          <table:table-cell table:formula="of:=IF(ISNUMBER(SEARCH(&quot;H&quot;;[.$J39]));IF(ISBLANK([.$D$9]);&quot;&quot;;[.$D$9]);&quot;&quot;)">
            <text:p/>
          </table:table-cell>
          <table:table-cell table:formula="of:=IF(ISNUMBER(SEARCH(&quot;I&quot;;[.$J39]));IF(ISBLANK([.$D$10]);&quot;&quot;;[.$D$10]);&quot;&quot;)">
            <text:p/>
          </table:table-cell>
          <table:table-cell table:formula="of:=IF(ISNUMBER(SEARCH(&quot;J&quot;;[.$J39]));IF(ISBLANK([.$D$11]);&quot;&quot;;[.$D$11]);&quot;&quot;)">
            <text:p/>
          </table:table-cell>
          <table:table-cell table:formula="of:=IF(ISNUMBER(SEARCH(&quot;K&quot;;[.$J39]));IF(ISBLANK([.$D$12]);&quot;&quot;;[.$D$12]);&quot;&quot;)">
            <text:p/>
          </table:table-cell>
          <table:table-cell table:formula="of:=IF(ISNUMBER(SEARCH(&quot;L&quot;;[.$J39]));IF(ISBLANK([.$D$13]);&quot;&quot;;[.$D$13]);&quot;&quot;)">
            <text:p/>
          </table:table-cell>
          <table:table-cell table:formula="of:=IF(ISNUMBER(SEARCH(&quot;M&quot;;[.$J39]));IF(ISBLANK([.$D$14]);&quot;&quot;;[.$D$14]);&quot;&quot;)">
            <text:p/>
          </table:table-cell>
          <table:table-cell table:formula="of:=IF(ISNUMBER(SEARCH(&quot;N&quot;;[.$J39]));IF(ISBLANK([.$D$15]);&quot;&quot;;[.$D$15]);&quot;&quot;)">
            <text:p/>
          </table:table-cell>
          <table:table-cell/>
          <table:table-cell table:formula="of:=IF(ISNUMBER(SEARCH(&quot;A&quot;;[.$J39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39]));IF(ISBLANK([.$E$3]);&quot;&quot;;[.$E$3]);&quot;&quot;)">
            <text:p/>
          </table:table-cell>
          <table:table-cell table:formula="of:=IF(ISNUMBER(SEARCH(&quot;C&quot;;[.$J39]));IF(ISBLANK([.$E$4]);&quot;&quot;;[.$E$4]);&quot;&quot;)">
            <text:p/>
          </table:table-cell>
          <table:table-cell table:formula="of:=IF(ISNUMBER(SEARCH(&quot;D&quot;;[.$J39]));IF(ISBLANK([.$E$5]);&quot;&quot;;[.$E$5]);&quot;&quot;)">
            <text:p/>
          </table:table-cell>
          <table:table-cell table:formula="of:=IF(ISNUMBER(SEARCH(&quot;E&quot;;[.$J39]));IF(ISBLANK([.$E$6]);&quot;&quot;;[.$E$6]);&quot;&quot;)">
            <text:p/>
          </table:table-cell>
          <table:table-cell table:formula="of:=IF(ISNUMBER(SEARCH(&quot;F&quot;;[.$J39]));IF(ISBLANK([.$E$7]);&quot;&quot;;[.$E$7]);&quot;&quot;)">
            <text:p/>
          </table:table-cell>
          <table:table-cell table:formula="of:=IF(ISNUMBER(SEARCH(&quot;G&quot;;[.$J39]));IF(ISBLANK([.$E$8]);&quot;&quot;;[.$E$8]);&quot;&quot;)">
            <text:p/>
          </table:table-cell>
          <table:table-cell table:formula="of:=IF(ISNUMBER(SEARCH(&quot;H&quot;;[.$J39]));IF(ISBLANK([.$E$9]);&quot;&quot;;[.$E$9]);&quot;&quot;)">
            <text:p/>
          </table:table-cell>
          <table:table-cell table:formula="of:=IF(ISNUMBER(SEARCH(&quot;I&quot;;[.$J39]));IF(ISBLANK([.$E$10]);&quot;&quot;;[.$E$10]);&quot;&quot;)">
            <text:p/>
          </table:table-cell>
          <table:table-cell table:formula="of:=IF(ISNUMBER(SEARCH(&quot;J&quot;;[.$J39]));IF(ISBLANK([.$E$11]);&quot;&quot;;[.$E$11]);&quot;&quot;)">
            <text:p/>
          </table:table-cell>
          <table:table-cell table:formula="of:=IF(ISNUMBER(SEARCH(&quot;K&quot;;[.$J39]));IF(ISBLANK([.$E$12]);&quot;&quot;;[.$E$12]);&quot;&quot;)">
            <text:p/>
          </table:table-cell>
          <table:table-cell table:formula="of:=IF(ISNUMBER(SEARCH(&quot;L&quot;;[.$J39]));IF(ISBLANK([.$E$13]);&quot;&quot;;[.$E$13]);&quot;&quot;)">
            <text:p/>
          </table:table-cell>
          <table:table-cell table:formula="of:=IF(ISNUMBER(SEARCH(&quot;M&quot;;[.$J39]));IF(ISBLANK([.$E$14]);&quot;&quot;;[.$E$14]);&quot;&quot;)">
            <text:p/>
          </table:table-cell>
          <table:table-cell table:formula="of:=IF(ISNUMBER(SEARCH(&quot;N&quot;;[.$J39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40])); ISNUMBER(SEARCH(&quot;D&quot;;[.J40])); ISNUMBER(SEARCH(&quot;H&quot;;[.J40])); ISNUMBER(SEARCH(&quot;L&quot;;[.J40])); ISNUMBER(SEARCH(&quot;M&quot;;[.J40])); ISNUMBER(SEARCH(&quot;N&quot;;[.J40]))); &quot;&lt;&quot;;&quot;&quot;)">
            <text:p/>
          </table:table-cell>
          <table:table-cell table:style-name="ce4" table:number-columns-repeated="3"/>
          <table:table-cell table:style-name="ce5" office:value-type="string" calcext:value-type="string">
            <text:p>ABJ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GHIM </text:p>
          </table:table-cell>
          <table:table-cell table:style-name="ce5" office:value-type="string" calcext:value-type="string">
            <text:p>AJM </text:p>
          </table:table-cell>
          <table:table-cell table:formula="of:=COUNTIF([.$J$1:.$J$1999];[.J40])" office:value-type="float" office:value="1" calcext:value-type="float">
            <text:p>1</text:p>
          </table:table-cell>
          <table:table-cell/>
          <table:table-cell table:formula="of:=IF(ISNUMBER(SEARCH(&quot;A&quot;;[.$J40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40]));IF(ISBLANK([.$C$3]);&quot;&quot;;[.$C$3]);&quot;&quot;)">
            <text:p/>
          </table:table-cell>
          <table:table-cell table:formula="of:=IF(ISNUMBER(SEARCH(&quot;C&quot;;[.$J40]));IF(ISBLANK([.$C$4]);&quot;&quot;;[.$C$4]);&quot;&quot;)">
            <text:p/>
          </table:table-cell>
          <table:table-cell table:formula="of:=IF(ISNUMBER(SEARCH(&quot;D&quot;;[.$J40]));IF(ISBLANK([.$C$5]);&quot;&quot;;[.$C$5]);&quot;&quot;)">
            <text:p/>
          </table:table-cell>
          <table:table-cell table:formula="of:=IF(ISNUMBER(SEARCH(&quot;E&quot;;[.$J40]));IF(ISBLANK([.$C$6]);&quot;&quot;;[.$C$6]);&quot;&quot;)">
            <text:p/>
          </table:table-cell>
          <table:table-cell table:formula="of:=IF(ISNUMBER(SEARCH(&quot;F&quot;;[.$J40]));IF(ISBLANK([.$C$7]);&quot;&quot;;[.$C$7]);&quot;&quot;)">
            <text:p/>
          </table:table-cell>
          <table:table-cell table:formula="of:=IF(ISNUMBER(SEARCH(&quot;G&quot;;[.$J40]));IF(ISBLANK([.$C$8]);&quot;&quot;;[.$C$8]);&quot;&quot;)">
            <text:p/>
          </table:table-cell>
          <table:table-cell table:formula="of:=IF(ISNUMBER(SEARCH(&quot;H&quot;;[.$J40]));IF(ISBLANK([.$C$9]);&quot;&quot;;[.$C$9]);&quot;&quot;)">
            <text:p/>
          </table:table-cell>
          <table:table-cell table:formula="of:=IF(ISNUMBER(SEARCH(&quot;I&quot;;[.$J40]));IF(ISBLANK([.$C$10]);&quot;&quot;;[.$C$10]);&quot;&quot;)">
            <text:p/>
          </table:table-cell>
          <table:table-cell table:formula="of:=IF(ISNUMBER(SEARCH(&quot;J&quot;;[.$J40]));IF(ISBLANK([.$C$11]);&quot;&quot;;[.$C$11]);&quot;&quot;)" office:value-type="string" office:string-value="M" calcext:value-type="string">
            <text:p>M</text:p>
          </table:table-cell>
          <table:table-cell table:formula="of:=IF(ISNUMBER(SEARCH(&quot;K&quot;;[.$J40]));IF(ISBLANK([.$C$12]);&quot;&quot;;[.$C$12]);&quot;&quot;)">
            <text:p/>
          </table:table-cell>
          <table:table-cell table:formula="of:=IF(ISNUMBER(SEARCH(&quot;L&quot;;[.$J40]));IF(ISBLANK([.$C$13]);&quot;&quot;;[.$C$13]);&quot;&quot;)">
            <text:p/>
          </table:table-cell>
          <table:table-cell table:formula="of:=IF(ISNUMBER(SEARCH(&quot;M&quot;;[.$J40]));IF(ISBLANK([.$C$14]);&quot;&quot;;[.$C$14]);&quot;&quot;)">
            <text:p/>
          </table:table-cell>
          <table:table-cell table:formula="of:=IF(ISNUMBER(SEARCH(&quot;N&quot;;[.$J40]));IF(ISBLANK([.$C$15]);&quot;&quot;;[.$C$15]);&quot;&quot;)">
            <text:p/>
          </table:table-cell>
          <table:table-cell/>
          <table:table-cell table:formula="of:=IF(ISNUMBER(SEARCH(&quot;A&quot;;[.$J40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40]));IF(ISBLANK([.$D$3]);&quot;&quot;;[.$D$3]);&quot;&quot;)">
            <text:p/>
          </table:table-cell>
          <table:table-cell table:formula="of:=IF(ISNUMBER(SEARCH(&quot;C&quot;;[.$J40]));IF(ISBLANK([.$D$4]);&quot;&quot;;[.$D$4]);&quot;&quot;)">
            <text:p/>
          </table:table-cell>
          <table:table-cell table:formula="of:=IF(ISNUMBER(SEARCH(&quot;D&quot;;[.$J40]));IF(ISBLANK([.$D$5]);&quot;&quot;;[.$D$5]);&quot;&quot;)">
            <text:p/>
          </table:table-cell>
          <table:table-cell table:formula="of:=IF(ISNUMBER(SEARCH(&quot;E&quot;;[.$J40]));IF(ISBLANK([.$D$6]);&quot;&quot;;[.$D$6]);&quot;&quot;)">
            <text:p/>
          </table:table-cell>
          <table:table-cell table:formula="of:=IF(ISNUMBER(SEARCH(&quot;F&quot;;[.$J40]));IF(ISBLANK([.$D$7]);&quot;&quot;;[.$D$7]);&quot;&quot;)">
            <text:p/>
          </table:table-cell>
          <table:table-cell table:formula="of:=IF(ISNUMBER(SEARCH(&quot;G&quot;;[.$J40]));IF(ISBLANK([.$D$8]);&quot;&quot;;[.$D$8]);&quot;&quot;)">
            <text:p/>
          </table:table-cell>
          <table:table-cell table:formula="of:=IF(ISNUMBER(SEARCH(&quot;H&quot;;[.$J40]));IF(ISBLANK([.$D$9]);&quot;&quot;;[.$D$9]);&quot;&quot;)">
            <text:p/>
          </table:table-cell>
          <table:table-cell table:formula="of:=IF(ISNUMBER(SEARCH(&quot;I&quot;;[.$J40]));IF(ISBLANK([.$D$10]);&quot;&quot;;[.$D$10]);&quot;&quot;)">
            <text:p/>
          </table:table-cell>
          <table:table-cell table:formula="of:=IF(ISNUMBER(SEARCH(&quot;J&quot;;[.$J40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J40]));IF(ISBLANK([.$D$12]);&quot;&quot;;[.$D$12]);&quot;&quot;)">
            <text:p/>
          </table:table-cell>
          <table:table-cell table:formula="of:=IF(ISNUMBER(SEARCH(&quot;L&quot;;[.$J40]));IF(ISBLANK([.$D$13]);&quot;&quot;;[.$D$13]);&quot;&quot;)">
            <text:p/>
          </table:table-cell>
          <table:table-cell table:formula="of:=IF(ISNUMBER(SEARCH(&quot;M&quot;;[.$J40]));IF(ISBLANK([.$D$14]);&quot;&quot;;[.$D$14]);&quot;&quot;)">
            <text:p/>
          </table:table-cell>
          <table:table-cell table:formula="of:=IF(ISNUMBER(SEARCH(&quot;N&quot;;[.$J40]));IF(ISBLANK([.$D$15]);&quot;&quot;;[.$D$15]);&quot;&quot;)">
            <text:p/>
          </table:table-cell>
          <table:table-cell/>
          <table:table-cell table:formula="of:=IF(ISNUMBER(SEARCH(&quot;A&quot;;[.$J40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40]));IF(ISBLANK([.$E$3]);&quot;&quot;;[.$E$3]);&quot;&quot;)">
            <text:p/>
          </table:table-cell>
          <table:table-cell table:formula="of:=IF(ISNUMBER(SEARCH(&quot;C&quot;;[.$J40]));IF(ISBLANK([.$E$4]);&quot;&quot;;[.$E$4]);&quot;&quot;)">
            <text:p/>
          </table:table-cell>
          <table:table-cell table:formula="of:=IF(ISNUMBER(SEARCH(&quot;D&quot;;[.$J40]));IF(ISBLANK([.$E$5]);&quot;&quot;;[.$E$5]);&quot;&quot;)">
            <text:p/>
          </table:table-cell>
          <table:table-cell table:formula="of:=IF(ISNUMBER(SEARCH(&quot;E&quot;;[.$J40]));IF(ISBLANK([.$E$6]);&quot;&quot;;[.$E$6]);&quot;&quot;)">
            <text:p/>
          </table:table-cell>
          <table:table-cell table:formula="of:=IF(ISNUMBER(SEARCH(&quot;F&quot;;[.$J40]));IF(ISBLANK([.$E$7]);&quot;&quot;;[.$E$7]);&quot;&quot;)">
            <text:p/>
          </table:table-cell>
          <table:table-cell table:formula="of:=IF(ISNUMBER(SEARCH(&quot;G&quot;;[.$J40]));IF(ISBLANK([.$E$8]);&quot;&quot;;[.$E$8]);&quot;&quot;)">
            <text:p/>
          </table:table-cell>
          <table:table-cell table:formula="of:=IF(ISNUMBER(SEARCH(&quot;H&quot;;[.$J40]));IF(ISBLANK([.$E$9]);&quot;&quot;;[.$E$9]);&quot;&quot;)">
            <text:p/>
          </table:table-cell>
          <table:table-cell table:formula="of:=IF(ISNUMBER(SEARCH(&quot;I&quot;;[.$J40]));IF(ISBLANK([.$E$10]);&quot;&quot;;[.$E$10]);&quot;&quot;)">
            <text:p/>
          </table:table-cell>
          <table:table-cell table:formula="of:=IF(ISNUMBER(SEARCH(&quot;J&quot;;[.$J40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J40]));IF(ISBLANK([.$E$12]);&quot;&quot;;[.$E$12]);&quot;&quot;)">
            <text:p/>
          </table:table-cell>
          <table:table-cell table:formula="of:=IF(ISNUMBER(SEARCH(&quot;L&quot;;[.$J40]));IF(ISBLANK([.$E$13]);&quot;&quot;;[.$E$13]);&quot;&quot;)">
            <text:p/>
          </table:table-cell>
          <table:table-cell table:formula="of:=IF(ISNUMBER(SEARCH(&quot;M&quot;;[.$J40]));IF(ISBLANK([.$E$14]);&quot;&quot;;[.$E$14]);&quot;&quot;)">
            <text:p/>
          </table:table-cell>
          <table:table-cell table:formula="of:=IF(ISNUMBER(SEARCH(&quot;N&quot;;[.$J40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41])); ISNUMBER(SEARCH(&quot;D&quot;;[.J41])); ISNUMBER(SEARCH(&quot;H&quot;;[.J41])); ISNUMBER(SEARCH(&quot;L&quot;;[.J41])); ISNUMBER(SEARCH(&quot;M&quot;;[.J41])); ISNUMBER(SEARCH(&quot;N&quot;;[.J41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BCDFG </text:p>
          </table:table-cell>
          <table:table-cell table:style-name="ce5" office:value-type="string" calcext:value-type="string">
            <text:p>BHKN 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HJ </text:p>
          </table:table-cell>
          <table:table-cell table:formula="of:=COUNTIF([.$J$1:.$J$1999];[.J41])" office:value-type="float" office:value="1" calcext:value-type="float">
            <text:p>1</text:p>
          </table:table-cell>
          <table:table-cell/>
          <table:table-cell table:formula="of:=IF(ISNUMBER(SEARCH(&quot;A&quot;;[.$J41]));IF(ISBLANK([.$C$2]);&quot;&quot;;[.$C$2]);&quot;&quot;)">
            <text:p/>
          </table:table-cell>
          <table:table-cell table:formula="of:=IF(ISNUMBER(SEARCH(&quot;B&quot;;[.$J41]));IF(ISBLANK([.$C$3]);&quot;&quot;;[.$C$3]);&quot;&quot;)">
            <text:p/>
          </table:table-cell>
          <table:table-cell table:formula="of:=IF(ISNUMBER(SEARCH(&quot;C&quot;;[.$J41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41]));IF(ISBLANK([.$C$5]);&quot;&quot;;[.$C$5]);&quot;&quot;)">
            <text:p/>
          </table:table-cell>
          <table:table-cell table:formula="of:=IF(ISNUMBER(SEARCH(&quot;E&quot;;[.$J41]));IF(ISBLANK([.$C$6]);&quot;&quot;;[.$C$6]);&quot;&quot;)">
            <text:p/>
          </table:table-cell>
          <table:table-cell table:formula="of:=IF(ISNUMBER(SEARCH(&quot;F&quot;;[.$J41]));IF(ISBLANK([.$C$7]);&quot;&quot;;[.$C$7]);&quot;&quot;)" office:value-type="string" office:string-value="HN" calcext:value-type="string">
            <text:p>HN</text:p>
          </table:table-cell>
          <table:table-cell table:formula="of:=IF(ISNUMBER(SEARCH(&quot;G&quot;;[.$J41]));IF(ISBLANK([.$C$8]);&quot;&quot;;[.$C$8]);&quot;&quot;)" office:value-type="string" office:string-value="KN" calcext:value-type="string">
            <text:p>KN</text:p>
          </table:table-cell>
          <table:table-cell table:formula="of:=IF(ISNUMBER(SEARCH(&quot;H&quot;;[.$J41]));IF(ISBLANK([.$C$9]);&quot;&quot;;[.$C$9]);&quot;&quot;)">
            <text:p/>
          </table:table-cell>
          <table:table-cell table:formula="of:=IF(ISNUMBER(SEARCH(&quot;I&quot;;[.$J41]));IF(ISBLANK([.$C$10]);&quot;&quot;;[.$C$10]);&quot;&quot;)">
            <text:p/>
          </table:table-cell>
          <table:table-cell table:formula="of:=IF(ISNUMBER(SEARCH(&quot;J&quot;;[.$J41]));IF(ISBLANK([.$C$11]);&quot;&quot;;[.$C$11]);&quot;&quot;)">
            <text:p/>
          </table:table-cell>
          <table:table-cell table:formula="of:=IF(ISNUMBER(SEARCH(&quot;K&quot;;[.$J41]));IF(ISBLANK([.$C$12]);&quot;&quot;;[.$C$12]);&quot;&quot;)">
            <text:p/>
          </table:table-cell>
          <table:table-cell table:formula="of:=IF(ISNUMBER(SEARCH(&quot;L&quot;;[.$J41]));IF(ISBLANK([.$C$13]);&quot;&quot;;[.$C$13]);&quot;&quot;)">
            <text:p/>
          </table:table-cell>
          <table:table-cell table:formula="of:=IF(ISNUMBER(SEARCH(&quot;M&quot;;[.$J41]));IF(ISBLANK([.$C$14]);&quot;&quot;;[.$C$14]);&quot;&quot;)">
            <text:p/>
          </table:table-cell>
          <table:table-cell table:formula="of:=IF(ISNUMBER(SEARCH(&quot;N&quot;;[.$J41]));IF(ISBLANK([.$C$15]);&quot;&quot;;[.$C$15]);&quot;&quot;)">
            <text:p/>
          </table:table-cell>
          <table:table-cell/>
          <table:table-cell table:formula="of:=IF(ISNUMBER(SEARCH(&quot;A&quot;;[.$J41]));IF(ISBLANK([.$D$2]);&quot;&quot;;[.$D$2]);&quot;&quot;)">
            <text:p/>
          </table:table-cell>
          <table:table-cell table:formula="of:=IF(ISNUMBER(SEARCH(&quot;B&quot;;[.$J41]));IF(ISBLANK([.$D$3]);&quot;&quot;;[.$D$3]);&quot;&quot;)">
            <text:p/>
          </table:table-cell>
          <table:table-cell table:formula="of:=IF(ISNUMBER(SEARCH(&quot;C&quot;;[.$J41]));IF(ISBLANK([.$D$4]);&quot;&quot;;[.$D$4]);&quot;&quot;)">
            <text:p/>
          </table:table-cell>
          <table:table-cell table:formula="of:=IF(ISNUMBER(SEARCH(&quot;D&quot;;[.$J41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41]));IF(ISBLANK([.$D$6]);&quot;&quot;;[.$D$6]);&quot;&quot;)">
            <text:p/>
          </table:table-cell>
          <table:table-cell table:formula="of:=IF(ISNUMBER(SEARCH(&quot;F&quot;;[.$J41]));IF(ISBLANK([.$D$7]);&quot;&quot;;[.$D$7]);&quot;&quot;)" office:value-type="string" office:string-value="AC" calcext:value-type="string">
            <text:p>AC</text:p>
          </table:table-cell>
          <table:table-cell table:formula="of:=IF(ISNUMBER(SEARCH(&quot;G&quot;;[.$J41]));IF(ISBLANK([.$D$8]);&quot;&quot;;[.$D$8]);&quot;&quot;)" office:value-type="string" office:string-value="ABCD" calcext:value-type="string">
            <text:p>ABCD</text:p>
          </table:table-cell>
          <table:table-cell table:formula="of:=IF(ISNUMBER(SEARCH(&quot;H&quot;;[.$J41]));IF(ISBLANK([.$D$9]);&quot;&quot;;[.$D$9]);&quot;&quot;)">
            <text:p/>
          </table:table-cell>
          <table:table-cell table:formula="of:=IF(ISNUMBER(SEARCH(&quot;I&quot;;[.$J41]));IF(ISBLANK([.$D$10]);&quot;&quot;;[.$D$10]);&quot;&quot;)">
            <text:p/>
          </table:table-cell>
          <table:table-cell table:formula="of:=IF(ISNUMBER(SEARCH(&quot;J&quot;;[.$J41]));IF(ISBLANK([.$D$11]);&quot;&quot;;[.$D$11]);&quot;&quot;)">
            <text:p/>
          </table:table-cell>
          <table:table-cell table:formula="of:=IF(ISNUMBER(SEARCH(&quot;K&quot;;[.$J41]));IF(ISBLANK([.$D$12]);&quot;&quot;;[.$D$12]);&quot;&quot;)">
            <text:p/>
          </table:table-cell>
          <table:table-cell table:formula="of:=IF(ISNUMBER(SEARCH(&quot;L&quot;;[.$J41]));IF(ISBLANK([.$D$13]);&quot;&quot;;[.$D$13]);&quot;&quot;)">
            <text:p/>
          </table:table-cell>
          <table:table-cell table:formula="of:=IF(ISNUMBER(SEARCH(&quot;M&quot;;[.$J41]));IF(ISBLANK([.$D$14]);&quot;&quot;;[.$D$14]);&quot;&quot;)">
            <text:p/>
          </table:table-cell>
          <table:table-cell table:formula="of:=IF(ISNUMBER(SEARCH(&quot;N&quot;;[.$J41]));IF(ISBLANK([.$D$15]);&quot;&quot;;[.$D$15]);&quot;&quot;)">
            <text:p/>
          </table:table-cell>
          <table:table-cell/>
          <table:table-cell table:formula="of:=IF(ISNUMBER(SEARCH(&quot;A&quot;;[.$J41]));IF(ISBLANK([.$E$2]);&quot;&quot;;[.$E$2]);&quot;&quot;)">
            <text:p/>
          </table:table-cell>
          <table:table-cell table:formula="of:=IF(ISNUMBER(SEARCH(&quot;B&quot;;[.$J41]));IF(ISBLANK([.$E$3]);&quot;&quot;;[.$E$3]);&quot;&quot;)">
            <text:p/>
          </table:table-cell>
          <table:table-cell table:formula="of:=IF(ISNUMBER(SEARCH(&quot;C&quot;;[.$J41]));IF(ISBLANK([.$E$4]);&quot;&quot;;[.$E$4]);&quot;&quot;)">
            <text:p/>
          </table:table-cell>
          <table:table-cell table:formula="of:=IF(ISNUMBER(SEARCH(&quot;D&quot;;[.$J41]));IF(ISBLANK([.$E$5]);&quot;&quot;;[.$E$5]);&quot;&quot;)">
            <text:p/>
          </table:table-cell>
          <table:table-cell table:formula="of:=IF(ISNUMBER(SEARCH(&quot;E&quot;;[.$J41]));IF(ISBLANK([.$E$6]);&quot;&quot;;[.$E$6]);&quot;&quot;)">
            <text:p/>
          </table:table-cell>
          <table:table-cell table:formula="of:=IF(ISNUMBER(SEARCH(&quot;F&quot;;[.$J41]));IF(ISBLANK([.$E$7]);&quot;&quot;;[.$E$7]);&quot;&quot;)" office:value-type="string" office:string-value="HJ" calcext:value-type="string">
            <text:p>HJ</text:p>
          </table:table-cell>
          <table:table-cell table:formula="of:=IF(ISNUMBER(SEARCH(&quot;G&quot;;[.$J41]));IF(ISBLANK([.$E$8]);&quot;&quot;;[.$E$8]);&quot;&quot;)">
            <text:p/>
          </table:table-cell>
          <table:table-cell table:formula="of:=IF(ISNUMBER(SEARCH(&quot;H&quot;;[.$J41]));IF(ISBLANK([.$E$9]);&quot;&quot;;[.$E$9]);&quot;&quot;)">
            <text:p/>
          </table:table-cell>
          <table:table-cell table:formula="of:=IF(ISNUMBER(SEARCH(&quot;I&quot;;[.$J41]));IF(ISBLANK([.$E$10]);&quot;&quot;;[.$E$10]);&quot;&quot;)">
            <text:p/>
          </table:table-cell>
          <table:table-cell table:formula="of:=IF(ISNUMBER(SEARCH(&quot;J&quot;;[.$J41]));IF(ISBLANK([.$E$11]);&quot;&quot;;[.$E$11]);&quot;&quot;)">
            <text:p/>
          </table:table-cell>
          <table:table-cell table:formula="of:=IF(ISNUMBER(SEARCH(&quot;K&quot;;[.$J41]));IF(ISBLANK([.$E$12]);&quot;&quot;;[.$E$12]);&quot;&quot;)">
            <text:p/>
          </table:table-cell>
          <table:table-cell table:formula="of:=IF(ISNUMBER(SEARCH(&quot;L&quot;;[.$J41]));IF(ISBLANK([.$E$13]);&quot;&quot;;[.$E$13]);&quot;&quot;)">
            <text:p/>
          </table:table-cell>
          <table:table-cell table:formula="of:=IF(ISNUMBER(SEARCH(&quot;M&quot;;[.$J41]));IF(ISBLANK([.$E$14]);&quot;&quot;;[.$E$14]);&quot;&quot;)">
            <text:p/>
          </table:table-cell>
          <table:table-cell table:formula="of:=IF(ISNUMBER(SEARCH(&quot;N&quot;;[.$J41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42])); ISNUMBER(SEARCH(&quot;D&quot;;[.J42])); ISNUMBER(SEARCH(&quot;H&quot;;[.J42])); ISNUMBER(SEARCH(&quot;L&quot;;[.J42])); ISNUMBER(SEARCH(&quot;M&quot;;[.J42])); ISNUMBER(SEARCH(&quot;N&quot;;[.J42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M </text:p>
          </table:table-cell>
          <table:table-cell table:style-name="ce5" office:value-type="string" calcext:value-type="string">
            <text:p>C </text:p>
          </table:table-cell>
          <table:table-cell table:style-name="ce5" office:value-type="string" calcext:value-type="string">
            <text:p>D </text:p>
          </table:table-cell>
          <table:table-cell table:style-name="ce5" office:value-type="string" calcext:value-type="string">
            <text:p>H </text:p>
          </table:table-cell>
          <table:table-cell table:formula="of:=COUNTIF([.$J$1:.$J$1999];[.J42])" office:value-type="float" office:value="1" calcext:value-type="float">
            <text:p>1</text:p>
          </table:table-cell>
          <table:table-cell/>
          <table:table-cell table:formula="of:=IF(ISNUMBER(SEARCH(&quot;A&quot;;[.$J42]));IF(ISBLANK([.$C$2]);&quot;&quot;;[.$C$2]);&quot;&quot;)">
            <text:p/>
          </table:table-cell>
          <table:table-cell table:formula="of:=IF(ISNUMBER(SEARCH(&quot;B&quot;;[.$J42]));IF(ISBLANK([.$C$3]);&quot;&quot;;[.$C$3]);&quot;&quot;)">
            <text:p/>
          </table:table-cell>
          <table:table-cell table:formula="of:=IF(ISNUMBER(SEARCH(&quot;C&quot;;[.$J42]));IF(ISBLANK([.$C$4]);&quot;&quot;;[.$C$4]);&quot;&quot;)">
            <text:p/>
          </table:table-cell>
          <table:table-cell table:formula="of:=IF(ISNUMBER(SEARCH(&quot;D&quot;;[.$J42]));IF(ISBLANK([.$C$5]);&quot;&quot;;[.$C$5]);&quot;&quot;)">
            <text:p/>
          </table:table-cell>
          <table:table-cell table:formula="of:=IF(ISNUMBER(SEARCH(&quot;E&quot;;[.$J42]));IF(ISBLANK([.$C$6]);&quot;&quot;;[.$C$6]);&quot;&quot;)">
            <text:p/>
          </table:table-cell>
          <table:table-cell table:formula="of:=IF(ISNUMBER(SEARCH(&quot;F&quot;;[.$J42]));IF(ISBLANK([.$C$7]);&quot;&quot;;[.$C$7]);&quot;&quot;)">
            <text:p/>
          </table:table-cell>
          <table:table-cell table:formula="of:=IF(ISNUMBER(SEARCH(&quot;G&quot;;[.$J42]));IF(ISBLANK([.$C$8]);&quot;&quot;;[.$C$8]);&quot;&quot;)">
            <text:p/>
          </table:table-cell>
          <table:table-cell table:formula="of:=IF(ISNUMBER(SEARCH(&quot;H&quot;;[.$J42]));IF(ISBLANK([.$C$9]);&quot;&quot;;[.$C$9]);&quot;&quot;)">
            <text:p/>
          </table:table-cell>
          <table:table-cell table:formula="of:=IF(ISNUMBER(SEARCH(&quot;I&quot;;[.$J42]));IF(ISBLANK([.$C$10]);&quot;&quot;;[.$C$10]);&quot;&quot;)">
            <text:p/>
          </table:table-cell>
          <table:table-cell table:formula="of:=IF(ISNUMBER(SEARCH(&quot;J&quot;;[.$J42]));IF(ISBLANK([.$C$11]);&quot;&quot;;[.$C$11]);&quot;&quot;)">
            <text:p/>
          </table:table-cell>
          <table:table-cell table:formula="of:=IF(ISNUMBER(SEARCH(&quot;K&quot;;[.$J42]));IF(ISBLANK([.$C$12]);&quot;&quot;;[.$C$12]);&quot;&quot;)">
            <text:p/>
          </table:table-cell>
          <table:table-cell table:formula="of:=IF(ISNUMBER(SEARCH(&quot;L&quot;;[.$J42]));IF(ISBLANK([.$C$13]);&quot;&quot;;[.$C$13]);&quot;&quot;)">
            <text:p/>
          </table:table-cell>
          <table:table-cell table:formula="of:=IF(ISNUMBER(SEARCH(&quot;M&quot;;[.$J42]));IF(ISBLANK([.$C$14]);&quot;&quot;;[.$C$14]);&quot;&quot;)" office:value-type="string" office:string-value="C" calcext:value-type="string">
            <text:p>C</text:p>
          </table:table-cell>
          <table:table-cell table:formula="of:=IF(ISNUMBER(SEARCH(&quot;N&quot;;[.$J42]));IF(ISBLANK([.$C$15]);&quot;&quot;;[.$C$15]);&quot;&quot;)">
            <text:p/>
          </table:table-cell>
          <table:table-cell/>
          <table:table-cell table:formula="of:=IF(ISNUMBER(SEARCH(&quot;A&quot;;[.$J42]));IF(ISBLANK([.$D$2]);&quot;&quot;;[.$D$2]);&quot;&quot;)">
            <text:p/>
          </table:table-cell>
          <table:table-cell table:formula="of:=IF(ISNUMBER(SEARCH(&quot;B&quot;;[.$J42]));IF(ISBLANK([.$D$3]);&quot;&quot;;[.$D$3]);&quot;&quot;)">
            <text:p/>
          </table:table-cell>
          <table:table-cell table:formula="of:=IF(ISNUMBER(SEARCH(&quot;C&quot;;[.$J42]));IF(ISBLANK([.$D$4]);&quot;&quot;;[.$D$4]);&quot;&quot;)">
            <text:p/>
          </table:table-cell>
          <table:table-cell table:formula="of:=IF(ISNUMBER(SEARCH(&quot;D&quot;;[.$J42]));IF(ISBLANK([.$D$5]);&quot;&quot;;[.$D$5]);&quot;&quot;)">
            <text:p/>
          </table:table-cell>
          <table:table-cell table:formula="of:=IF(ISNUMBER(SEARCH(&quot;E&quot;;[.$J42]));IF(ISBLANK([.$D$6]);&quot;&quot;;[.$D$6]);&quot;&quot;)">
            <text:p/>
          </table:table-cell>
          <table:table-cell table:formula="of:=IF(ISNUMBER(SEARCH(&quot;F&quot;;[.$J42]));IF(ISBLANK([.$D$7]);&quot;&quot;;[.$D$7]);&quot;&quot;)">
            <text:p/>
          </table:table-cell>
          <table:table-cell table:formula="of:=IF(ISNUMBER(SEARCH(&quot;G&quot;;[.$J42]));IF(ISBLANK([.$D$8]);&quot;&quot;;[.$D$8]);&quot;&quot;)">
            <text:p/>
          </table:table-cell>
          <table:table-cell table:formula="of:=IF(ISNUMBER(SEARCH(&quot;H&quot;;[.$J42]));IF(ISBLANK([.$D$9]);&quot;&quot;;[.$D$9]);&quot;&quot;)">
            <text:p/>
          </table:table-cell>
          <table:table-cell table:formula="of:=IF(ISNUMBER(SEARCH(&quot;I&quot;;[.$J42]));IF(ISBLANK([.$D$10]);&quot;&quot;;[.$D$10]);&quot;&quot;)">
            <text:p/>
          </table:table-cell>
          <table:table-cell table:formula="of:=IF(ISNUMBER(SEARCH(&quot;J&quot;;[.$J42]));IF(ISBLANK([.$D$11]);&quot;&quot;;[.$D$11]);&quot;&quot;)">
            <text:p/>
          </table:table-cell>
          <table:table-cell table:formula="of:=IF(ISNUMBER(SEARCH(&quot;K&quot;;[.$J42]));IF(ISBLANK([.$D$12]);&quot;&quot;;[.$D$12]);&quot;&quot;)">
            <text:p/>
          </table:table-cell>
          <table:table-cell table:formula="of:=IF(ISNUMBER(SEARCH(&quot;L&quot;;[.$J42]));IF(ISBLANK([.$D$13]);&quot;&quot;;[.$D$13]);&quot;&quot;)">
            <text:p/>
          </table:table-cell>
          <table:table-cell table:formula="of:=IF(ISNUMBER(SEARCH(&quot;M&quot;;[.$J42]));IF(ISBLANK([.$D$14]);&quot;&quot;;[.$D$14]);&quot;&quot;)" office:value-type="string" office:string-value="D" calcext:value-type="string">
            <text:p>D</text:p>
          </table:table-cell>
          <table:table-cell table:formula="of:=IF(ISNUMBER(SEARCH(&quot;N&quot;;[.$J42]));IF(ISBLANK([.$D$15]);&quot;&quot;;[.$D$15]);&quot;&quot;)">
            <text:p/>
          </table:table-cell>
          <table:table-cell/>
          <table:table-cell table:formula="of:=IF(ISNUMBER(SEARCH(&quot;A&quot;;[.$J42]));IF(ISBLANK([.$E$2]);&quot;&quot;;[.$E$2]);&quot;&quot;)">
            <text:p/>
          </table:table-cell>
          <table:table-cell table:formula="of:=IF(ISNUMBER(SEARCH(&quot;B&quot;;[.$J42]));IF(ISBLANK([.$E$3]);&quot;&quot;;[.$E$3]);&quot;&quot;)">
            <text:p/>
          </table:table-cell>
          <table:table-cell table:formula="of:=IF(ISNUMBER(SEARCH(&quot;C&quot;;[.$J42]));IF(ISBLANK([.$E$4]);&quot;&quot;;[.$E$4]);&quot;&quot;)">
            <text:p/>
          </table:table-cell>
          <table:table-cell table:formula="of:=IF(ISNUMBER(SEARCH(&quot;D&quot;;[.$J42]));IF(ISBLANK([.$E$5]);&quot;&quot;;[.$E$5]);&quot;&quot;)">
            <text:p/>
          </table:table-cell>
          <table:table-cell table:formula="of:=IF(ISNUMBER(SEARCH(&quot;E&quot;;[.$J42]));IF(ISBLANK([.$E$6]);&quot;&quot;;[.$E$6]);&quot;&quot;)">
            <text:p/>
          </table:table-cell>
          <table:table-cell table:formula="of:=IF(ISNUMBER(SEARCH(&quot;F&quot;;[.$J42]));IF(ISBLANK([.$E$7]);&quot;&quot;;[.$E$7]);&quot;&quot;)">
            <text:p/>
          </table:table-cell>
          <table:table-cell table:formula="of:=IF(ISNUMBER(SEARCH(&quot;G&quot;;[.$J42]));IF(ISBLANK([.$E$8]);&quot;&quot;;[.$E$8]);&quot;&quot;)">
            <text:p/>
          </table:table-cell>
          <table:table-cell table:formula="of:=IF(ISNUMBER(SEARCH(&quot;H&quot;;[.$J42]));IF(ISBLANK([.$E$9]);&quot;&quot;;[.$E$9]);&quot;&quot;)">
            <text:p/>
          </table:table-cell>
          <table:table-cell table:formula="of:=IF(ISNUMBER(SEARCH(&quot;I&quot;;[.$J42]));IF(ISBLANK([.$E$10]);&quot;&quot;;[.$E$10]);&quot;&quot;)">
            <text:p/>
          </table:table-cell>
          <table:table-cell table:formula="of:=IF(ISNUMBER(SEARCH(&quot;J&quot;;[.$J42]));IF(ISBLANK([.$E$11]);&quot;&quot;;[.$E$11]);&quot;&quot;)">
            <text:p/>
          </table:table-cell>
          <table:table-cell table:formula="of:=IF(ISNUMBER(SEARCH(&quot;K&quot;;[.$J42]));IF(ISBLANK([.$E$12]);&quot;&quot;;[.$E$12]);&quot;&quot;)">
            <text:p/>
          </table:table-cell>
          <table:table-cell table:formula="of:=IF(ISNUMBER(SEARCH(&quot;L&quot;;[.$J42]));IF(ISBLANK([.$E$13]);&quot;&quot;;[.$E$13]);&quot;&quot;)">
            <text:p/>
          </table:table-cell>
          <table:table-cell table:formula="of:=IF(ISNUMBER(SEARCH(&quot;M&quot;;[.$J42]));IF(ISBLANK([.$E$14]);&quot;&quot;;[.$E$14]);&quot;&quot;)" office:value-type="string" office:string-value="H" calcext:value-type="string">
            <text:p>H</text:p>
          </table:table-cell>
          <table:table-cell table:formula="of:=IF(ISNUMBER(SEARCH(&quot;N&quot;;[.$J42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43])); ISNUMBER(SEARCH(&quot;D&quot;;[.J43])); ISNUMBER(SEARCH(&quot;H&quot;;[.J43])); ISNUMBER(SEARCH(&quot;L&quot;;[.J43])); ISNUMBER(SEARCH(&quot;M&quot;;[.J43])); ISNUMBER(SEARCH(&quot;N&quot;;[.J43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BHKN </text:p>
          </table:table-cell>
          <table:table-cell table:number-columns-repeated="2" table:style-name="ce5" office:value-type="string" calcext:value-type="string">
            <text:p>A </text:p>
          </table:table-cell>
          <table:table-cell table:style-name="ce5" office:value-type="string" calcext:value-type="string">
            <text:p>B </text:p>
          </table:table-cell>
          <table:table-cell table:formula="of:=COUNTIF([.$J$1:.$J$1999];[.J43])" office:value-type="float" office:value="1" calcext:value-type="float">
            <text:p>1</text:p>
          </table:table-cell>
          <table:table-cell/>
          <table:table-cell table:formula="of:=IF(ISNUMBER(SEARCH(&quot;A&quot;;[.$J43]));IF(ISBLANK([.$C$2]);&quot;&quot;;[.$C$2]);&quot;&quot;)">
            <text:p/>
          </table:table-cell>
          <table:table-cell table:formula="of:=IF(ISNUMBER(SEARCH(&quot;B&quot;;[.$J43]));IF(ISBLANK([.$C$3]);&quot;&quot;;[.$C$3]);&quot;&quot;)">
            <text:p/>
          </table:table-cell>
          <table:table-cell table:formula="of:=IF(ISNUMBER(SEARCH(&quot;C&quot;;[.$J43]));IF(ISBLANK([.$C$4]);&quot;&quot;;[.$C$4]);&quot;&quot;)">
            <text:p/>
          </table:table-cell>
          <table:table-cell table:formula="of:=IF(ISNUMBER(SEARCH(&quot;D&quot;;[.$J43]));IF(ISBLANK([.$C$5]);&quot;&quot;;[.$C$5]);&quot;&quot;)">
            <text:p/>
          </table:table-cell>
          <table:table-cell table:formula="of:=IF(ISNUMBER(SEARCH(&quot;E&quot;;[.$J43]));IF(ISBLANK([.$C$6]);&quot;&quot;;[.$C$6]);&quot;&quot;)">
            <text:p/>
          </table:table-cell>
          <table:table-cell table:formula="of:=IF(ISNUMBER(SEARCH(&quot;F&quot;;[.$J43]));IF(ISBLANK([.$C$7]);&quot;&quot;;[.$C$7]);&quot;&quot;)">
            <text:p/>
          </table:table-cell>
          <table:table-cell table:formula="of:=IF(ISNUMBER(SEARCH(&quot;G&quot;;[.$J43]));IF(ISBLANK([.$C$8]);&quot;&quot;;[.$C$8]);&quot;&quot;)">
            <text:p/>
          </table:table-cell>
          <table:table-cell table:formula="of:=IF(ISNUMBER(SEARCH(&quot;H&quot;;[.$J43]));IF(ISBLANK([.$C$9]);&quot;&quot;;[.$C$9]);&quot;&quot;)">
            <text:p/>
          </table:table-cell>
          <table:table-cell table:formula="of:=IF(ISNUMBER(SEARCH(&quot;I&quot;;[.$J43]));IF(ISBLANK([.$C$10]);&quot;&quot;;[.$C$10]);&quot;&quot;)">
            <text:p/>
          </table:table-cell>
          <table:table-cell table:formula="of:=IF(ISNUMBER(SEARCH(&quot;J&quot;;[.$J43]));IF(ISBLANK([.$C$11]);&quot;&quot;;[.$C$11]);&quot;&quot;)">
            <text:p/>
          </table:table-cell>
          <table:table-cell table:formula="of:=IF(ISNUMBER(SEARCH(&quot;K&quot;;[.$J43]));IF(ISBLANK([.$C$12]);&quot;&quot;;[.$C$12]);&quot;&quot;)" office:value-type="string" office:string-value="A" calcext:value-type="string">
            <text:p>A</text:p>
          </table:table-cell>
          <table:table-cell table:formula="of:=IF(ISNUMBER(SEARCH(&quot;L&quot;;[.$J43]));IF(ISBLANK([.$C$13]);&quot;&quot;;[.$C$13]);&quot;&quot;)">
            <text:p/>
          </table:table-cell>
          <table:table-cell table:formula="of:=IF(ISNUMBER(SEARCH(&quot;M&quot;;[.$J43]));IF(ISBLANK([.$C$14]);&quot;&quot;;[.$C$14]);&quot;&quot;)">
            <text:p/>
          </table:table-cell>
          <table:table-cell table:formula="of:=IF(ISNUMBER(SEARCH(&quot;N&quot;;[.$J43]));IF(ISBLANK([.$C$15]);&quot;&quot;;[.$C$15]);&quot;&quot;)">
            <text:p/>
          </table:table-cell>
          <table:table-cell/>
          <table:table-cell table:formula="of:=IF(ISNUMBER(SEARCH(&quot;A&quot;;[.$J43]));IF(ISBLANK([.$D$2]);&quot;&quot;;[.$D$2]);&quot;&quot;)">
            <text:p/>
          </table:table-cell>
          <table:table-cell table:formula="of:=IF(ISNUMBER(SEARCH(&quot;B&quot;;[.$J43]));IF(ISBLANK([.$D$3]);&quot;&quot;;[.$D$3]);&quot;&quot;)">
            <text:p/>
          </table:table-cell>
          <table:table-cell table:formula="of:=IF(ISNUMBER(SEARCH(&quot;C&quot;;[.$J43]));IF(ISBLANK([.$D$4]);&quot;&quot;;[.$D$4]);&quot;&quot;)">
            <text:p/>
          </table:table-cell>
          <table:table-cell table:formula="of:=IF(ISNUMBER(SEARCH(&quot;D&quot;;[.$J43]));IF(ISBLANK([.$D$5]);&quot;&quot;;[.$D$5]);&quot;&quot;)">
            <text:p/>
          </table:table-cell>
          <table:table-cell table:formula="of:=IF(ISNUMBER(SEARCH(&quot;E&quot;;[.$J43]));IF(ISBLANK([.$D$6]);&quot;&quot;;[.$D$6]);&quot;&quot;)">
            <text:p/>
          </table:table-cell>
          <table:table-cell table:formula="of:=IF(ISNUMBER(SEARCH(&quot;F&quot;;[.$J43]));IF(ISBLANK([.$D$7]);&quot;&quot;;[.$D$7]);&quot;&quot;)">
            <text:p/>
          </table:table-cell>
          <table:table-cell table:formula="of:=IF(ISNUMBER(SEARCH(&quot;G&quot;;[.$J43]));IF(ISBLANK([.$D$8]);&quot;&quot;;[.$D$8]);&quot;&quot;)">
            <text:p/>
          </table:table-cell>
          <table:table-cell table:formula="of:=IF(ISNUMBER(SEARCH(&quot;H&quot;;[.$J43]));IF(ISBLANK([.$D$9]);&quot;&quot;;[.$D$9]);&quot;&quot;)">
            <text:p/>
          </table:table-cell>
          <table:table-cell table:formula="of:=IF(ISNUMBER(SEARCH(&quot;I&quot;;[.$J43]));IF(ISBLANK([.$D$10]);&quot;&quot;;[.$D$10]);&quot;&quot;)">
            <text:p/>
          </table:table-cell>
          <table:table-cell table:formula="of:=IF(ISNUMBER(SEARCH(&quot;J&quot;;[.$J43]));IF(ISBLANK([.$D$11]);&quot;&quot;;[.$D$11]);&quot;&quot;)">
            <text:p/>
          </table:table-cell>
          <table:table-cell table:formula="of:=IF(ISNUMBER(SEARCH(&quot;K&quot;;[.$J43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J43]));IF(ISBLANK([.$D$13]);&quot;&quot;;[.$D$13]);&quot;&quot;)">
            <text:p/>
          </table:table-cell>
          <table:table-cell table:formula="of:=IF(ISNUMBER(SEARCH(&quot;M&quot;;[.$J43]));IF(ISBLANK([.$D$14]);&quot;&quot;;[.$D$14]);&quot;&quot;)">
            <text:p/>
          </table:table-cell>
          <table:table-cell table:formula="of:=IF(ISNUMBER(SEARCH(&quot;N&quot;;[.$J43]));IF(ISBLANK([.$D$15]);&quot;&quot;;[.$D$15]);&quot;&quot;)" office:value-type="string" office:string-value="A" calcext:value-type="string">
            <text:p>A</text:p>
          </table:table-cell>
          <table:table-cell/>
          <table:table-cell table:formula="of:=IF(ISNUMBER(SEARCH(&quot;A&quot;;[.$J43]));IF(ISBLANK([.$E$2]);&quot;&quot;;[.$E$2]);&quot;&quot;)">
            <text:p/>
          </table:table-cell>
          <table:table-cell table:formula="of:=IF(ISNUMBER(SEARCH(&quot;B&quot;;[.$J43]));IF(ISBLANK([.$E$3]);&quot;&quot;;[.$E$3]);&quot;&quot;)">
            <text:p/>
          </table:table-cell>
          <table:table-cell table:formula="of:=IF(ISNUMBER(SEARCH(&quot;C&quot;;[.$J43]));IF(ISBLANK([.$E$4]);&quot;&quot;;[.$E$4]);&quot;&quot;)">
            <text:p/>
          </table:table-cell>
          <table:table-cell table:formula="of:=IF(ISNUMBER(SEARCH(&quot;D&quot;;[.$J43]));IF(ISBLANK([.$E$5]);&quot;&quot;;[.$E$5]);&quot;&quot;)">
            <text:p/>
          </table:table-cell>
          <table:table-cell table:formula="of:=IF(ISNUMBER(SEARCH(&quot;E&quot;;[.$J43]));IF(ISBLANK([.$E$6]);&quot;&quot;;[.$E$6]);&quot;&quot;)">
            <text:p/>
          </table:table-cell>
          <table:table-cell table:formula="of:=IF(ISNUMBER(SEARCH(&quot;F&quot;;[.$J43]));IF(ISBLANK([.$E$7]);&quot;&quot;;[.$E$7]);&quot;&quot;)">
            <text:p/>
          </table:table-cell>
          <table:table-cell table:formula="of:=IF(ISNUMBER(SEARCH(&quot;G&quot;;[.$J43]));IF(ISBLANK([.$E$8]);&quot;&quot;;[.$E$8]);&quot;&quot;)">
            <text:p/>
          </table:table-cell>
          <table:table-cell table:formula="of:=IF(ISNUMBER(SEARCH(&quot;H&quot;;[.$J43]));IF(ISBLANK([.$E$9]);&quot;&quot;;[.$E$9]);&quot;&quot;)">
            <text:p/>
          </table:table-cell>
          <table:table-cell table:formula="of:=IF(ISNUMBER(SEARCH(&quot;I&quot;;[.$J43]));IF(ISBLANK([.$E$10]);&quot;&quot;;[.$E$10]);&quot;&quot;)">
            <text:p/>
          </table:table-cell>
          <table:table-cell table:formula="of:=IF(ISNUMBER(SEARCH(&quot;J&quot;;[.$J43]));IF(ISBLANK([.$E$11]);&quot;&quot;;[.$E$11]);&quot;&quot;)">
            <text:p/>
          </table:table-cell>
          <table:table-cell table:formula="of:=IF(ISNUMBER(SEARCH(&quot;K&quot;;[.$J43]));IF(ISBLANK([.$E$12]);&quot;&quot;;[.$E$12]);&quot;&quot;)" office:value-type="string" office:string-value="B" calcext:value-type="string">
            <text:p>B</text:p>
          </table:table-cell>
          <table:table-cell table:formula="of:=IF(ISNUMBER(SEARCH(&quot;L&quot;;[.$J43]));IF(ISBLANK([.$E$13]);&quot;&quot;;[.$E$13]);&quot;&quot;)">
            <text:p/>
          </table:table-cell>
          <table:table-cell table:formula="of:=IF(ISNUMBER(SEARCH(&quot;M&quot;;[.$J43]));IF(ISBLANK([.$E$14]);&quot;&quot;;[.$E$14]);&quot;&quot;)">
            <text:p/>
          </table:table-cell>
          <table:table-cell table:formula="of:=IF(ISNUMBER(SEARCH(&quot;N&quot;;[.$J43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44])); ISNUMBER(SEARCH(&quot;D&quot;;[.J44])); ISNUMBER(SEARCH(&quot;H&quot;;[.J44])); ISNUMBER(SEARCH(&quot;L&quot;;[.J44])); ISNUMBER(SEARCH(&quot;M&quot;;[.J44])); ISNUMBER(SEARCH(&quot;N&quot;;[.J44]))); &quot;&lt;&quot;;&quot;&quot;)">
            <text:p/>
          </table:table-cell>
          <table:table-cell table:style-name="ce4" table:number-columns-repeated="3"/>
          <table:table-cell table:style-name="ce5" office:value-type="string" calcext:value-type="string">
            <text:p>A </text:p>
          </table:table-cell>
          <table:table-cell table:style-name="ce5" office:value-type="string" calcext:value-type="string">
            <text:p>CD 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AJ </text:p>
          </table:table-cell>
          <table:table-cell table:formula="of:=COUNTIF([.$J$1:.$J$1999];[.J44])" office:value-type="float" office:value="1" calcext:value-type="float">
            <text:p>1</text:p>
          </table:table-cell>
          <table:table-cell/>
          <table:table-cell table:formula="of:=IF(ISNUMBER(SEARCH(&quot;A&quot;;[.$J44]));IF(ISBLANK([.$C$2]);&quot;&quot;;[.$C$2]);&quot;&quot;)" office:value-type="string" office:string-value="CD" calcext:value-type="string">
            <text:p>CD</text:p>
          </table:table-cell>
          <table:table-cell table:formula="of:=IF(ISNUMBER(SEARCH(&quot;B&quot;;[.$J44]));IF(ISBLANK([.$C$3]);&quot;&quot;;[.$C$3]);&quot;&quot;)">
            <text:p/>
          </table:table-cell>
          <table:table-cell table:formula="of:=IF(ISNUMBER(SEARCH(&quot;C&quot;;[.$J44]));IF(ISBLANK([.$C$4]);&quot;&quot;;[.$C$4]);&quot;&quot;)">
            <text:p/>
          </table:table-cell>
          <table:table-cell table:formula="of:=IF(ISNUMBER(SEARCH(&quot;D&quot;;[.$J44]));IF(ISBLANK([.$C$5]);&quot;&quot;;[.$C$5]);&quot;&quot;)">
            <text:p/>
          </table:table-cell>
          <table:table-cell table:formula="of:=IF(ISNUMBER(SEARCH(&quot;E&quot;;[.$J44]));IF(ISBLANK([.$C$6]);&quot;&quot;;[.$C$6]);&quot;&quot;)">
            <text:p/>
          </table:table-cell>
          <table:table-cell table:formula="of:=IF(ISNUMBER(SEARCH(&quot;F&quot;;[.$J44]));IF(ISBLANK([.$C$7]);&quot;&quot;;[.$C$7]);&quot;&quot;)">
            <text:p/>
          </table:table-cell>
          <table:table-cell table:formula="of:=IF(ISNUMBER(SEARCH(&quot;G&quot;;[.$J44]));IF(ISBLANK([.$C$8]);&quot;&quot;;[.$C$8]);&quot;&quot;)">
            <text:p/>
          </table:table-cell>
          <table:table-cell table:formula="of:=IF(ISNUMBER(SEARCH(&quot;H&quot;;[.$J44]));IF(ISBLANK([.$C$9]);&quot;&quot;;[.$C$9]);&quot;&quot;)">
            <text:p/>
          </table:table-cell>
          <table:table-cell table:formula="of:=IF(ISNUMBER(SEARCH(&quot;I&quot;;[.$J44]));IF(ISBLANK([.$C$10]);&quot;&quot;;[.$C$10]);&quot;&quot;)">
            <text:p/>
          </table:table-cell>
          <table:table-cell table:formula="of:=IF(ISNUMBER(SEARCH(&quot;J&quot;;[.$J44]));IF(ISBLANK([.$C$11]);&quot;&quot;;[.$C$11]);&quot;&quot;)">
            <text:p/>
          </table:table-cell>
          <table:table-cell table:formula="of:=IF(ISNUMBER(SEARCH(&quot;K&quot;;[.$J44]));IF(ISBLANK([.$C$12]);&quot;&quot;;[.$C$12]);&quot;&quot;)">
            <text:p/>
          </table:table-cell>
          <table:table-cell table:formula="of:=IF(ISNUMBER(SEARCH(&quot;L&quot;;[.$J44]));IF(ISBLANK([.$C$13]);&quot;&quot;;[.$C$13]);&quot;&quot;)">
            <text:p/>
          </table:table-cell>
          <table:table-cell table:formula="of:=IF(ISNUMBER(SEARCH(&quot;M&quot;;[.$J44]));IF(ISBLANK([.$C$14]);&quot;&quot;;[.$C$14]);&quot;&quot;)">
            <text:p/>
          </table:table-cell>
          <table:table-cell table:formula="of:=IF(ISNUMBER(SEARCH(&quot;N&quot;;[.$J44]));IF(ISBLANK([.$C$15]);&quot;&quot;;[.$C$15]);&quot;&quot;)">
            <text:p/>
          </table:table-cell>
          <table:table-cell/>
          <table:table-cell table:formula="of:=IF(ISNUMBER(SEARCH(&quot;A&quot;;[.$J44]));IF(ISBLANK([.$D$2]);&quot;&quot;;[.$D$2]);&quot;&quot;)" office:value-type="string" office:string-value="AGHI" calcext:value-type="string">
            <text:p>AGHI</text:p>
          </table:table-cell>
          <table:table-cell table:formula="of:=IF(ISNUMBER(SEARCH(&quot;B&quot;;[.$J44]));IF(ISBLANK([.$D$3]);&quot;&quot;;[.$D$3]);&quot;&quot;)">
            <text:p/>
          </table:table-cell>
          <table:table-cell table:formula="of:=IF(ISNUMBER(SEARCH(&quot;C&quot;;[.$J44]));IF(ISBLANK([.$D$4]);&quot;&quot;;[.$D$4]);&quot;&quot;)">
            <text:p/>
          </table:table-cell>
          <table:table-cell table:formula="of:=IF(ISNUMBER(SEARCH(&quot;D&quot;;[.$J44]));IF(ISBLANK([.$D$5]);&quot;&quot;;[.$D$5]);&quot;&quot;)">
            <text:p/>
          </table:table-cell>
          <table:table-cell table:formula="of:=IF(ISNUMBER(SEARCH(&quot;E&quot;;[.$J44]));IF(ISBLANK([.$D$6]);&quot;&quot;;[.$D$6]);&quot;&quot;)">
            <text:p/>
          </table:table-cell>
          <table:table-cell table:formula="of:=IF(ISNUMBER(SEARCH(&quot;F&quot;;[.$J44]));IF(ISBLANK([.$D$7]);&quot;&quot;;[.$D$7]);&quot;&quot;)">
            <text:p/>
          </table:table-cell>
          <table:table-cell table:formula="of:=IF(ISNUMBER(SEARCH(&quot;G&quot;;[.$J44]));IF(ISBLANK([.$D$8]);&quot;&quot;;[.$D$8]);&quot;&quot;)">
            <text:p/>
          </table:table-cell>
          <table:table-cell table:formula="of:=IF(ISNUMBER(SEARCH(&quot;H&quot;;[.$J44]));IF(ISBLANK([.$D$9]);&quot;&quot;;[.$D$9]);&quot;&quot;)">
            <text:p/>
          </table:table-cell>
          <table:table-cell table:formula="of:=IF(ISNUMBER(SEARCH(&quot;I&quot;;[.$J44]));IF(ISBLANK([.$D$10]);&quot;&quot;;[.$D$10]);&quot;&quot;)">
            <text:p/>
          </table:table-cell>
          <table:table-cell table:formula="of:=IF(ISNUMBER(SEARCH(&quot;J&quot;;[.$J44]));IF(ISBLANK([.$D$11]);&quot;&quot;;[.$D$11]);&quot;&quot;)">
            <text:p/>
          </table:table-cell>
          <table:table-cell table:formula="of:=IF(ISNUMBER(SEARCH(&quot;K&quot;;[.$J44]));IF(ISBLANK([.$D$12]);&quot;&quot;;[.$D$12]);&quot;&quot;)">
            <text:p/>
          </table:table-cell>
          <table:table-cell table:formula="of:=IF(ISNUMBER(SEARCH(&quot;L&quot;;[.$J44]));IF(ISBLANK([.$D$13]);&quot;&quot;;[.$D$13]);&quot;&quot;)">
            <text:p/>
          </table:table-cell>
          <table:table-cell table:formula="of:=IF(ISNUMBER(SEARCH(&quot;M&quot;;[.$J44]));IF(ISBLANK([.$D$14]);&quot;&quot;;[.$D$14]);&quot;&quot;)">
            <text:p/>
          </table:table-cell>
          <table:table-cell table:formula="of:=IF(ISNUMBER(SEARCH(&quot;N&quot;;[.$J44]));IF(ISBLANK([.$D$15]);&quot;&quot;;[.$D$15]);&quot;&quot;)">
            <text:p/>
          </table:table-cell>
          <table:table-cell/>
          <table:table-cell table:formula="of:=IF(ISNUMBER(SEARCH(&quot;A&quot;;[.$J44]));IF(ISBLANK([.$E$2]);&quot;&quot;;[.$E$2]);&quot;&quot;)" office:value-type="string" office:string-value="JA" calcext:value-type="string">
            <text:p>JA</text:p>
          </table:table-cell>
          <table:table-cell table:formula="of:=IF(ISNUMBER(SEARCH(&quot;B&quot;;[.$J44]));IF(ISBLANK([.$E$3]);&quot;&quot;;[.$E$3]);&quot;&quot;)">
            <text:p/>
          </table:table-cell>
          <table:table-cell table:formula="of:=IF(ISNUMBER(SEARCH(&quot;C&quot;;[.$J44]));IF(ISBLANK([.$E$4]);&quot;&quot;;[.$E$4]);&quot;&quot;)">
            <text:p/>
          </table:table-cell>
          <table:table-cell table:formula="of:=IF(ISNUMBER(SEARCH(&quot;D&quot;;[.$J44]));IF(ISBLANK([.$E$5]);&quot;&quot;;[.$E$5]);&quot;&quot;)">
            <text:p/>
          </table:table-cell>
          <table:table-cell table:formula="of:=IF(ISNUMBER(SEARCH(&quot;E&quot;;[.$J44]));IF(ISBLANK([.$E$6]);&quot;&quot;;[.$E$6]);&quot;&quot;)">
            <text:p/>
          </table:table-cell>
          <table:table-cell table:formula="of:=IF(ISNUMBER(SEARCH(&quot;F&quot;;[.$J44]));IF(ISBLANK([.$E$7]);&quot;&quot;;[.$E$7]);&quot;&quot;)">
            <text:p/>
          </table:table-cell>
          <table:table-cell table:formula="of:=IF(ISNUMBER(SEARCH(&quot;G&quot;;[.$J44]));IF(ISBLANK([.$E$8]);&quot;&quot;;[.$E$8]);&quot;&quot;)">
            <text:p/>
          </table:table-cell>
          <table:table-cell table:formula="of:=IF(ISNUMBER(SEARCH(&quot;H&quot;;[.$J44]));IF(ISBLANK([.$E$9]);&quot;&quot;;[.$E$9]);&quot;&quot;)">
            <text:p/>
          </table:table-cell>
          <table:table-cell table:formula="of:=IF(ISNUMBER(SEARCH(&quot;I&quot;;[.$J44]));IF(ISBLANK([.$E$10]);&quot;&quot;;[.$E$10]);&quot;&quot;)">
            <text:p/>
          </table:table-cell>
          <table:table-cell table:formula="of:=IF(ISNUMBER(SEARCH(&quot;J&quot;;[.$J44]));IF(ISBLANK([.$E$11]);&quot;&quot;;[.$E$11]);&quot;&quot;)">
            <text:p/>
          </table:table-cell>
          <table:table-cell table:formula="of:=IF(ISNUMBER(SEARCH(&quot;K&quot;;[.$J44]));IF(ISBLANK([.$E$12]);&quot;&quot;;[.$E$12]);&quot;&quot;)">
            <text:p/>
          </table:table-cell>
          <table:table-cell table:formula="of:=IF(ISNUMBER(SEARCH(&quot;L&quot;;[.$J44]));IF(ISBLANK([.$E$13]);&quot;&quot;;[.$E$13]);&quot;&quot;)">
            <text:p/>
          </table:table-cell>
          <table:table-cell table:formula="of:=IF(ISNUMBER(SEARCH(&quot;M&quot;;[.$J44]));IF(ISBLANK([.$E$14]);&quot;&quot;;[.$E$14]);&quot;&quot;)">
            <text:p/>
          </table:table-cell>
          <table:table-cell table:formula="of:=IF(ISNUMBER(SEARCH(&quot;N&quot;;[.$J44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45])); ISNUMBER(SEARCH(&quot;D&quot;;[.J45])); ISNUMBER(SEARCH(&quot;H&quot;;[.J45])); ISNUMBER(SEARCH(&quot;L&quot;;[.J45])); ISNUMBER(SEARCH(&quot;M&quot;;[.J45])); ISNUMBER(SEARCH(&quot;N&quot;;[.J45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C </text:p>
          </table:table-cell>
          <table:table-cell table:style-name="ce5" office:value-type="string" calcext:value-type="string">
            <text:p>B </text:p>
          </table:table-cell>
          <table:table-cell table:number-columns-repeated="2" office:value-type="string" calcext:value-type="string">
            <text:p>ERROR</text:p>
          </table:table-cell>
          <table:table-cell table:formula="of:=COUNTIF([.$J$1:.$J$1999];[.J45])" office:value-type="float" office:value="1" calcext:value-type="float">
            <text:p>1</text:p>
          </table:table-cell>
          <table:table-cell/>
          <table:table-cell table:formula="of:=IF(ISNUMBER(SEARCH(&quot;A&quot;;[.$J45]));IF(ISBLANK([.$C$2]);&quot;&quot;;[.$C$2]);&quot;&quot;)">
            <text:p/>
          </table:table-cell>
          <table:table-cell table:formula="of:=IF(ISNUMBER(SEARCH(&quot;B&quot;;[.$J45]));IF(ISBLANK([.$C$3]);&quot;&quot;;[.$C$3]);&quot;&quot;)">
            <text:p/>
          </table:table-cell>
          <table:table-cell table:formula="of:=IF(ISNUMBER(SEARCH(&quot;C&quot;;[.$J45]));IF(ISBLANK([.$C$4]);&quot;&quot;;[.$C$4]);&quot;&quot;)" office:value-type="string" office:string-value="B" calcext:value-type="string">
            <text:p>B</text:p>
          </table:table-cell>
          <table:table-cell table:formula="of:=IF(ISNUMBER(SEARCH(&quot;D&quot;;[.$J45]));IF(ISBLANK([.$C$5]);&quot;&quot;;[.$C$5]);&quot;&quot;)">
            <text:p/>
          </table:table-cell>
          <table:table-cell table:formula="of:=IF(ISNUMBER(SEARCH(&quot;E&quot;;[.$J45]));IF(ISBLANK([.$C$6]);&quot;&quot;;[.$C$6]);&quot;&quot;)">
            <text:p/>
          </table:table-cell>
          <table:table-cell table:formula="of:=IF(ISNUMBER(SEARCH(&quot;F&quot;;[.$J45]));IF(ISBLANK([.$C$7]);&quot;&quot;;[.$C$7]);&quot;&quot;)">
            <text:p/>
          </table:table-cell>
          <table:table-cell table:formula="of:=IF(ISNUMBER(SEARCH(&quot;G&quot;;[.$J45]));IF(ISBLANK([.$C$8]);&quot;&quot;;[.$C$8]);&quot;&quot;)">
            <text:p/>
          </table:table-cell>
          <table:table-cell table:formula="of:=IF(ISNUMBER(SEARCH(&quot;H&quot;;[.$J45]));IF(ISBLANK([.$C$9]);&quot;&quot;;[.$C$9]);&quot;&quot;)">
            <text:p/>
          </table:table-cell>
          <table:table-cell table:formula="of:=IF(ISNUMBER(SEARCH(&quot;I&quot;;[.$J45]));IF(ISBLANK([.$C$10]);&quot;&quot;;[.$C$10]);&quot;&quot;)">
            <text:p/>
          </table:table-cell>
          <table:table-cell table:formula="of:=IF(ISNUMBER(SEARCH(&quot;J&quot;;[.$J45]));IF(ISBLANK([.$C$11]);&quot;&quot;;[.$C$11]);&quot;&quot;)">
            <text:p/>
          </table:table-cell>
          <table:table-cell table:formula="of:=IF(ISNUMBER(SEARCH(&quot;K&quot;;[.$J45]));IF(ISBLANK([.$C$12]);&quot;&quot;;[.$C$12]);&quot;&quot;)">
            <text:p/>
          </table:table-cell>
          <table:table-cell table:formula="of:=IF(ISNUMBER(SEARCH(&quot;L&quot;;[.$J45]));IF(ISBLANK([.$C$13]);&quot;&quot;;[.$C$13]);&quot;&quot;)">
            <text:p/>
          </table:table-cell>
          <table:table-cell table:formula="of:=IF(ISNUMBER(SEARCH(&quot;M&quot;;[.$J45]));IF(ISBLANK([.$C$14]);&quot;&quot;;[.$C$14]);&quot;&quot;)">
            <text:p/>
          </table:table-cell>
          <table:table-cell table:formula="of:=IF(ISNUMBER(SEARCH(&quot;N&quot;;[.$J45]));IF(ISBLANK([.$C$15]);&quot;&quot;;[.$C$15]);&quot;&quot;)">
            <text:p/>
          </table:table-cell>
          <table:table-cell/>
          <table:table-cell table:formula="of:=IF(ISNUMBER(SEARCH(&quot;A&quot;;[.$J45]));IF(ISBLANK([.$D$2]);&quot;&quot;;[.$D$2]);&quot;&quot;)">
            <text:p/>
          </table:table-cell>
          <table:table-cell table:formula="of:=IF(ISNUMBER(SEARCH(&quot;B&quot;;[.$J45]));IF(ISBLANK([.$D$3]);&quot;&quot;;[.$D$3]);&quot;&quot;)">
            <text:p/>
          </table:table-cell>
          <table:table-cell table:formula="of:=IF(ISNUMBER(SEARCH(&quot;C&quot;;[.$J45]));IF(ISBLANK([.$D$4]);&quot;&quot;;[.$D$4]);&quot;&quot;)">
            <text:p/>
          </table:table-cell>
          <table:table-cell table:formula="of:=IF(ISNUMBER(SEARCH(&quot;D&quot;;[.$J45]));IF(ISBLANK([.$D$5]);&quot;&quot;;[.$D$5]);&quot;&quot;)">
            <text:p/>
          </table:table-cell>
          <table:table-cell table:formula="of:=IF(ISNUMBER(SEARCH(&quot;E&quot;;[.$J45]));IF(ISBLANK([.$D$6]);&quot;&quot;;[.$D$6]);&quot;&quot;)">
            <text:p/>
          </table:table-cell>
          <table:table-cell table:formula="of:=IF(ISNUMBER(SEARCH(&quot;F&quot;;[.$J45]));IF(ISBLANK([.$D$7]);&quot;&quot;;[.$D$7]);&quot;&quot;)">
            <text:p/>
          </table:table-cell>
          <table:table-cell table:formula="of:=IF(ISNUMBER(SEARCH(&quot;G&quot;;[.$J45]));IF(ISBLANK([.$D$8]);&quot;&quot;;[.$D$8]);&quot;&quot;)">
            <text:p/>
          </table:table-cell>
          <table:table-cell table:formula="of:=IF(ISNUMBER(SEARCH(&quot;H&quot;;[.$J45]));IF(ISBLANK([.$D$9]);&quot;&quot;;[.$D$9]);&quot;&quot;)">
            <text:p/>
          </table:table-cell>
          <table:table-cell table:formula="of:=IF(ISNUMBER(SEARCH(&quot;I&quot;;[.$J45]));IF(ISBLANK([.$D$10]);&quot;&quot;;[.$D$10]);&quot;&quot;)">
            <text:p/>
          </table:table-cell>
          <table:table-cell table:formula="of:=IF(ISNUMBER(SEARCH(&quot;J&quot;;[.$J45]));IF(ISBLANK([.$D$11]);&quot;&quot;;[.$D$11]);&quot;&quot;)">
            <text:p/>
          </table:table-cell>
          <table:table-cell table:formula="of:=IF(ISNUMBER(SEARCH(&quot;K&quot;;[.$J45]));IF(ISBLANK([.$D$12]);&quot;&quot;;[.$D$12]);&quot;&quot;)">
            <text:p/>
          </table:table-cell>
          <table:table-cell table:formula="of:=IF(ISNUMBER(SEARCH(&quot;L&quot;;[.$J45]));IF(ISBLANK([.$D$13]);&quot;&quot;;[.$D$13]);&quot;&quot;)">
            <text:p/>
          </table:table-cell>
          <table:table-cell table:formula="of:=IF(ISNUMBER(SEARCH(&quot;M&quot;;[.$J45]));IF(ISBLANK([.$D$14]);&quot;&quot;;[.$D$14]);&quot;&quot;)">
            <text:p/>
          </table:table-cell>
          <table:table-cell table:formula="of:=IF(ISNUMBER(SEARCH(&quot;N&quot;;[.$J45]));IF(ISBLANK([.$D$15]);&quot;&quot;;[.$D$15]);&quot;&quot;)">
            <text:p/>
          </table:table-cell>
          <table:table-cell/>
          <table:table-cell table:formula="of:=IF(ISNUMBER(SEARCH(&quot;A&quot;;[.$J45]));IF(ISBLANK([.$E$2]);&quot;&quot;;[.$E$2]);&quot;&quot;)">
            <text:p/>
          </table:table-cell>
          <table:table-cell table:formula="of:=IF(ISNUMBER(SEARCH(&quot;B&quot;;[.$J45]));IF(ISBLANK([.$E$3]);&quot;&quot;;[.$E$3]);&quot;&quot;)">
            <text:p/>
          </table:table-cell>
          <table:table-cell table:formula="of:=IF(ISNUMBER(SEARCH(&quot;C&quot;;[.$J45]));IF(ISBLANK([.$E$4]);&quot;&quot;;[.$E$4]);&quot;&quot;)">
            <text:p/>
          </table:table-cell>
          <table:table-cell table:formula="of:=IF(ISNUMBER(SEARCH(&quot;D&quot;;[.$J45]));IF(ISBLANK([.$E$5]);&quot;&quot;;[.$E$5]);&quot;&quot;)">
            <text:p/>
          </table:table-cell>
          <table:table-cell table:formula="of:=IF(ISNUMBER(SEARCH(&quot;E&quot;;[.$J45]));IF(ISBLANK([.$E$6]);&quot;&quot;;[.$E$6]);&quot;&quot;)">
            <text:p/>
          </table:table-cell>
          <table:table-cell table:formula="of:=IF(ISNUMBER(SEARCH(&quot;F&quot;;[.$J45]));IF(ISBLANK([.$E$7]);&quot;&quot;;[.$E$7]);&quot;&quot;)">
            <text:p/>
          </table:table-cell>
          <table:table-cell table:formula="of:=IF(ISNUMBER(SEARCH(&quot;G&quot;;[.$J45]));IF(ISBLANK([.$E$8]);&quot;&quot;;[.$E$8]);&quot;&quot;)">
            <text:p/>
          </table:table-cell>
          <table:table-cell table:formula="of:=IF(ISNUMBER(SEARCH(&quot;H&quot;;[.$J45]));IF(ISBLANK([.$E$9]);&quot;&quot;;[.$E$9]);&quot;&quot;)">
            <text:p/>
          </table:table-cell>
          <table:table-cell table:formula="of:=IF(ISNUMBER(SEARCH(&quot;I&quot;;[.$J45]));IF(ISBLANK([.$E$10]);&quot;&quot;;[.$E$10]);&quot;&quot;)">
            <text:p/>
          </table:table-cell>
          <table:table-cell table:formula="of:=IF(ISNUMBER(SEARCH(&quot;J&quot;;[.$J45]));IF(ISBLANK([.$E$11]);&quot;&quot;;[.$E$11]);&quot;&quot;)">
            <text:p/>
          </table:table-cell>
          <table:table-cell table:formula="of:=IF(ISNUMBER(SEARCH(&quot;K&quot;;[.$J45]));IF(ISBLANK([.$E$12]);&quot;&quot;;[.$E$12]);&quot;&quot;)">
            <text:p/>
          </table:table-cell>
          <table:table-cell table:formula="of:=IF(ISNUMBER(SEARCH(&quot;L&quot;;[.$J45]));IF(ISBLANK([.$E$13]);&quot;&quot;;[.$E$13]);&quot;&quot;)">
            <text:p/>
          </table:table-cell>
          <table:table-cell table:formula="of:=IF(ISNUMBER(SEARCH(&quot;M&quot;;[.$J45]));IF(ISBLANK([.$E$14]);&quot;&quot;;[.$E$14]);&quot;&quot;)">
            <text:p/>
          </table:table-cell>
          <table:table-cell table:formula="of:=IF(ISNUMBER(SEARCH(&quot;N&quot;;[.$J45]));IF(ISBLANK([.$E$15]);&quot;&quot;;[.$E$15]);&quot;&quot;)">
            <text:p/>
          </table:table-cell>
        </table:table-row>
        <table:table-row table:style-name="ro1">
          <table:table-cell table:number-columns-repeated="5"/>
          <table:table-cell table:formula="of:=IF(OR(ISNUMBER(SEARCH(&quot;C&quot;;[.J46])); ISNUMBER(SEARCH(&quot;D&quot;;[.J46])); ISNUMBER(SEARCH(&quot;H&quot;;[.J46])); ISNUMBER(SEARCH(&quot;L&quot;;[.J46])); ISNUMBER(SEARCH(&quot;M&quot;;[.J46])); ISNUMBER(SEARCH(&quot;N&quot;;[.J46]))); &quot;&lt;&quot;;&quot;&quot;)" office:value-type="string" office:string-value="&lt;" calcext:value-type="string">
            <text:p>&lt;</text:p>
          </table:table-cell>
          <table:table-cell table:style-name="ce4" table:number-columns-repeated="3"/>
          <table:table-cell table:style-name="ce5" office:value-type="string" calcext:value-type="string">
            <text:p>D </text:p>
          </table:table-cell>
          <table:table-cell office:value-type="string" calcext:value-type="string">
            <text:p>ERROR</text:p>
          </table:table-cell>
          <table:table-cell table:style-name="ce5" office:value-type="string" calcext:value-type="string">
            <text:p>E </text:p>
          </table:table-cell>
          <table:table-cell office:value-type="string" calcext:value-type="string">
            <text:p>ERROR</text:p>
          </table:table-cell>
          <table:table-cell table:formula="of:=COUNTIF([.$J$1:.$J$1999];[.J46])" office:value-type="float" office:value="1" calcext:value-type="float">
            <text:p>1</text:p>
          </table:table-cell>
          <table:table-cell/>
          <table:table-cell table:formula="of:=IF(ISNUMBER(SEARCH(&quot;A&quot;;[.$J46]));IF(ISBLANK([.$C$2]);&quot;&quot;;[.$C$2]);&quot;&quot;)">
            <text:p/>
          </table:table-cell>
          <table:table-cell table:formula="of:=IF(ISNUMBER(SEARCH(&quot;B&quot;;[.$J46]));IF(ISBLANK([.$C$3]);&quot;&quot;;[.$C$3]);&quot;&quot;)">
            <text:p/>
          </table:table-cell>
          <table:table-cell table:formula="of:=IF(ISNUMBER(SEARCH(&quot;C&quot;;[.$J46]));IF(ISBLANK([.$C$4]);&quot;&quot;;[.$C$4]);&quot;&quot;)">
            <text:p/>
          </table:table-cell>
          <table:table-cell table:formula="of:=IF(ISNUMBER(SEARCH(&quot;D&quot;;[.$J46]));IF(ISBLANK([.$C$5]);&quot;&quot;;[.$C$5]);&quot;&quot;)">
            <text:p/>
          </table:table-cell>
          <table:table-cell table:formula="of:=IF(ISNUMBER(SEARCH(&quot;E&quot;;[.$J46]));IF(ISBLANK([.$C$6]);&quot;&quot;;[.$C$6]);&quot;&quot;)">
            <text:p/>
          </table:table-cell>
          <table:table-cell table:formula="of:=IF(ISNUMBER(SEARCH(&quot;F&quot;;[.$J46]));IF(ISBLANK([.$C$7]);&quot;&quot;;[.$C$7]);&quot;&quot;)">
            <text:p/>
          </table:table-cell>
          <table:table-cell table:formula="of:=IF(ISNUMBER(SEARCH(&quot;G&quot;;[.$J46]));IF(ISBLANK([.$C$8]);&quot;&quot;;[.$C$8]);&quot;&quot;)">
            <text:p/>
          </table:table-cell>
          <table:table-cell table:formula="of:=IF(ISNUMBER(SEARCH(&quot;H&quot;;[.$J46]));IF(ISBLANK([.$C$9]);&quot;&quot;;[.$C$9]);&quot;&quot;)">
            <text:p/>
          </table:table-cell>
          <table:table-cell table:formula="of:=IF(ISNUMBER(SEARCH(&quot;I&quot;;[.$J46]));IF(ISBLANK([.$C$10]);&quot;&quot;;[.$C$10]);&quot;&quot;)">
            <text:p/>
          </table:table-cell>
          <table:table-cell table:formula="of:=IF(ISNUMBER(SEARCH(&quot;J&quot;;[.$J46]));IF(ISBLANK([.$C$11]);&quot;&quot;;[.$C$11]);&quot;&quot;)">
            <text:p/>
          </table:table-cell>
          <table:table-cell table:formula="of:=IF(ISNUMBER(SEARCH(&quot;K&quot;;[.$J46]));IF(ISBLANK([.$C$12]);&quot;&quot;;[.$C$12]);&quot;&quot;)">
            <text:p/>
          </table:table-cell>
          <table:table-cell table:formula="of:=IF(ISNUMBER(SEARCH(&quot;L&quot;;[.$J46]));IF(ISBLANK([.$C$13]);&quot;&quot;;[.$C$13]);&quot;&quot;)">
            <text:p/>
          </table:table-cell>
          <table:table-cell table:formula="of:=IF(ISNUMBER(SEARCH(&quot;M&quot;;[.$J46]));IF(ISBLANK([.$C$14]);&quot;&quot;;[.$C$14]);&quot;&quot;)">
            <text:p/>
          </table:table-cell>
          <table:table-cell table:formula="of:=IF(ISNUMBER(SEARCH(&quot;N&quot;;[.$J46]));IF(ISBLANK([.$C$15]);&quot;&quot;;[.$C$15]);&quot;&quot;)">
            <text:p/>
          </table:table-cell>
          <table:table-cell/>
          <table:table-cell table:formula="of:=IF(ISNUMBER(SEARCH(&quot;A&quot;;[.$J46]));IF(ISBLANK([.$D$2]);&quot;&quot;;[.$D$2]);&quot;&quot;)">
            <text:p/>
          </table:table-cell>
          <table:table-cell table:formula="of:=IF(ISNUMBER(SEARCH(&quot;B&quot;;[.$J46]));IF(ISBLANK([.$D$3]);&quot;&quot;;[.$D$3]);&quot;&quot;)">
            <text:p/>
          </table:table-cell>
          <table:table-cell table:formula="of:=IF(ISNUMBER(SEARCH(&quot;C&quot;;[.$J46]));IF(ISBLANK([.$D$4]);&quot;&quot;;[.$D$4]);&quot;&quot;)">
            <text:p/>
          </table:table-cell>
          <table:table-cell table:formula="of:=IF(ISNUMBER(SEARCH(&quot;D&quot;;[.$J46]));IF(ISBLANK([.$D$5]);&quot;&quot;;[.$D$5]);&quot;&quot;)" office:value-type="string" office:string-value="E" calcext:value-type="string">
            <text:p>E</text:p>
          </table:table-cell>
          <table:table-cell table:formula="of:=IF(ISNUMBER(SEARCH(&quot;E&quot;;[.$J46]));IF(ISBLANK([.$D$6]);&quot;&quot;;[.$D$6]);&quot;&quot;)">
            <text:p/>
          </table:table-cell>
          <table:table-cell table:formula="of:=IF(ISNUMBER(SEARCH(&quot;F&quot;;[.$J46]));IF(ISBLANK([.$D$7]);&quot;&quot;;[.$D$7]);&quot;&quot;)">
            <text:p/>
          </table:table-cell>
          <table:table-cell table:formula="of:=IF(ISNUMBER(SEARCH(&quot;G&quot;;[.$J46]));IF(ISBLANK([.$D$8]);&quot;&quot;;[.$D$8]);&quot;&quot;)">
            <text:p/>
          </table:table-cell>
          <table:table-cell table:formula="of:=IF(ISNUMBER(SEARCH(&quot;H&quot;;[.$J46]));IF(ISBLANK([.$D$9]);&quot;&quot;;[.$D$9]);&quot;&quot;)">
            <text:p/>
          </table:table-cell>
          <table:table-cell table:formula="of:=IF(ISNUMBER(SEARCH(&quot;I&quot;;[.$J46]));IF(ISBLANK([.$D$10]);&quot;&quot;;[.$D$10]);&quot;&quot;)">
            <text:p/>
          </table:table-cell>
          <table:table-cell table:formula="of:=IF(ISNUMBER(SEARCH(&quot;J&quot;;[.$J46]));IF(ISBLANK([.$D$11]);&quot;&quot;;[.$D$11]);&quot;&quot;)">
            <text:p/>
          </table:table-cell>
          <table:table-cell table:formula="of:=IF(ISNUMBER(SEARCH(&quot;K&quot;;[.$J46]));IF(ISBLANK([.$D$12]);&quot;&quot;;[.$D$12]);&quot;&quot;)">
            <text:p/>
          </table:table-cell>
          <table:table-cell table:formula="of:=IF(ISNUMBER(SEARCH(&quot;L&quot;;[.$J46]));IF(ISBLANK([.$D$13]);&quot;&quot;;[.$D$13]);&quot;&quot;)">
            <text:p/>
          </table:table-cell>
          <table:table-cell table:formula="of:=IF(ISNUMBER(SEARCH(&quot;M&quot;;[.$J46]));IF(ISBLANK([.$D$14]);&quot;&quot;;[.$D$14]);&quot;&quot;)">
            <text:p/>
          </table:table-cell>
          <table:table-cell table:formula="of:=IF(ISNUMBER(SEARCH(&quot;N&quot;;[.$J46]));IF(ISBLANK([.$D$15]);&quot;&quot;;[.$D$15]);&quot;&quot;)">
            <text:p/>
          </table:table-cell>
          <table:table-cell/>
          <table:table-cell table:formula="of:=IF(ISNUMBER(SEARCH(&quot;A&quot;;[.$J46]));IF(ISBLANK([.$E$2]);&quot;&quot;;[.$E$2]);&quot;&quot;)">
            <text:p/>
          </table:table-cell>
          <table:table-cell table:formula="of:=IF(ISNUMBER(SEARCH(&quot;B&quot;;[.$J46]));IF(ISBLANK([.$E$3]);&quot;&quot;;[.$E$3]);&quot;&quot;)">
            <text:p/>
          </table:table-cell>
          <table:table-cell table:formula="of:=IF(ISNUMBER(SEARCH(&quot;C&quot;;[.$J46]));IF(ISBLANK([.$E$4]);&quot;&quot;;[.$E$4]);&quot;&quot;)">
            <text:p/>
          </table:table-cell>
          <table:table-cell table:formula="of:=IF(ISNUMBER(SEARCH(&quot;D&quot;;[.$J46]));IF(ISBLANK([.$E$5]);&quot;&quot;;[.$E$5]);&quot;&quot;)">
            <text:p/>
          </table:table-cell>
          <table:table-cell table:formula="of:=IF(ISNUMBER(SEARCH(&quot;E&quot;;[.$J46]));IF(ISBLANK([.$E$6]);&quot;&quot;;[.$E$6]);&quot;&quot;)">
            <text:p/>
          </table:table-cell>
          <table:table-cell table:formula="of:=IF(ISNUMBER(SEARCH(&quot;F&quot;;[.$J46]));IF(ISBLANK([.$E$7]);&quot;&quot;;[.$E$7]);&quot;&quot;)">
            <text:p/>
          </table:table-cell>
          <table:table-cell table:formula="of:=IF(ISNUMBER(SEARCH(&quot;G&quot;;[.$J46]));IF(ISBLANK([.$E$8]);&quot;&quot;;[.$E$8]);&quot;&quot;)">
            <text:p/>
          </table:table-cell>
          <table:table-cell table:formula="of:=IF(ISNUMBER(SEARCH(&quot;H&quot;;[.$J46]));IF(ISBLANK([.$E$9]);&quot;&quot;;[.$E$9]);&quot;&quot;)">
            <text:p/>
          </table:table-cell>
          <table:table-cell table:formula="of:=IF(ISNUMBER(SEARCH(&quot;I&quot;;[.$J46]));IF(ISBLANK([.$E$10]);&quot;&quot;;[.$E$10]);&quot;&quot;)">
            <text:p/>
          </table:table-cell>
          <table:table-cell table:formula="of:=IF(ISNUMBER(SEARCH(&quot;J&quot;;[.$J46]));IF(ISBLANK([.$E$11]);&quot;&quot;;[.$E$11]);&quot;&quot;)">
            <text:p/>
          </table:table-cell>
          <table:table-cell table:formula="of:=IF(ISNUMBER(SEARCH(&quot;K&quot;;[.$J46]));IF(ISBLANK([.$E$12]);&quot;&quot;;[.$E$12]);&quot;&quot;)">
            <text:p/>
          </table:table-cell>
          <table:table-cell table:formula="of:=IF(ISNUMBER(SEARCH(&quot;L&quot;;[.$J46]));IF(ISBLANK([.$E$13]);&quot;&quot;;[.$E$13]);&quot;&quot;)">
            <text:p/>
          </table:table-cell>
          <table:table-cell table:formula="of:=IF(ISNUMBER(SEARCH(&quot;M&quot;;[.$J46]));IF(ISBLANK([.$E$14]);&quot;&quot;;[.$E$14]);&quot;&quot;)">
            <text:p/>
          </table:table-cell>
          <table:table-cell table:formula="of:=IF(ISNUMBER(SEARCH(&quot;N&quot;;[.$J4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47:.$AC47])">
            <text:p/>
          </table:table-cell>
          <table:table-cell table:formula="of:=COM.MICROSOFT.CONCAT([.$AE47:.$AR47])">
            <text:p/>
          </table:table-cell>
          <table:table-cell table:formula="of:=COM.MICROSOFT.CONCAT([.$AT47:.$BG47])">
            <text:p/>
          </table:table-cell>
          <table:table-cell table:formula="of:=COUNTIF([.$J$1:.$J$1999];[.J47])" office:value-type="float" office:value="0" calcext:value-type="float">
            <text:p>0</text:p>
          </table:table-cell>
          <table:table-cell/>
          <table:table-cell table:formula="of:=IF(ISNUMBER(SEARCH(&quot;A&quot;;[.$J47]));IF(ISBLANK([.$C$2]);&quot;&quot;;[.$C$2]);&quot;&quot;)">
            <text:p/>
          </table:table-cell>
          <table:table-cell table:formula="of:=IF(ISNUMBER(SEARCH(&quot;B&quot;;[.$J47]));IF(ISBLANK([.$C$3]);&quot;&quot;;[.$C$3]);&quot;&quot;)">
            <text:p/>
          </table:table-cell>
          <table:table-cell table:formula="of:=IF(ISNUMBER(SEARCH(&quot;C&quot;;[.$J47]));IF(ISBLANK([.$C$4]);&quot;&quot;;[.$C$4]);&quot;&quot;)">
            <text:p/>
          </table:table-cell>
          <table:table-cell table:formula="of:=IF(ISNUMBER(SEARCH(&quot;D&quot;;[.$J47]));IF(ISBLANK([.$C$5]);&quot;&quot;;[.$C$5]);&quot;&quot;)">
            <text:p/>
          </table:table-cell>
          <table:table-cell table:formula="of:=IF(ISNUMBER(SEARCH(&quot;E&quot;;[.$J47]));IF(ISBLANK([.$C$6]);&quot;&quot;;[.$C$6]);&quot;&quot;)">
            <text:p/>
          </table:table-cell>
          <table:table-cell table:formula="of:=IF(ISNUMBER(SEARCH(&quot;F&quot;;[.$J47]));IF(ISBLANK([.$C$7]);&quot;&quot;;[.$C$7]);&quot;&quot;)">
            <text:p/>
          </table:table-cell>
          <table:table-cell table:formula="of:=IF(ISNUMBER(SEARCH(&quot;G&quot;;[.$J47]));IF(ISBLANK([.$C$8]);&quot;&quot;;[.$C$8]);&quot;&quot;)">
            <text:p/>
          </table:table-cell>
          <table:table-cell table:formula="of:=IF(ISNUMBER(SEARCH(&quot;H&quot;;[.$J47]));IF(ISBLANK([.$C$9]);&quot;&quot;;[.$C$9]);&quot;&quot;)">
            <text:p/>
          </table:table-cell>
          <table:table-cell table:formula="of:=IF(ISNUMBER(SEARCH(&quot;I&quot;;[.$J47]));IF(ISBLANK([.$C$10]);&quot;&quot;;[.$C$10]);&quot;&quot;)">
            <text:p/>
          </table:table-cell>
          <table:table-cell table:formula="of:=IF(ISNUMBER(SEARCH(&quot;J&quot;;[.$J47]));IF(ISBLANK([.$C$11]);&quot;&quot;;[.$C$11]);&quot;&quot;)">
            <text:p/>
          </table:table-cell>
          <table:table-cell table:formula="of:=IF(ISNUMBER(SEARCH(&quot;K&quot;;[.$J47]));IF(ISBLANK([.$C$12]);&quot;&quot;;[.$C$12]);&quot;&quot;)">
            <text:p/>
          </table:table-cell>
          <table:table-cell table:formula="of:=IF(ISNUMBER(SEARCH(&quot;L&quot;;[.$J47]));IF(ISBLANK([.$C$13]);&quot;&quot;;[.$C$13]);&quot;&quot;)">
            <text:p/>
          </table:table-cell>
          <table:table-cell table:formula="of:=IF(ISNUMBER(SEARCH(&quot;M&quot;;[.$J47]));IF(ISBLANK([.$C$14]);&quot;&quot;;[.$C$14]);&quot;&quot;)">
            <text:p/>
          </table:table-cell>
          <table:table-cell table:formula="of:=IF(ISNUMBER(SEARCH(&quot;N&quot;;[.$J47]));IF(ISBLANK([.$C$15]);&quot;&quot;;[.$C$15]);&quot;&quot;)">
            <text:p/>
          </table:table-cell>
          <table:table-cell/>
          <table:table-cell table:formula="of:=IF(ISNUMBER(SEARCH(&quot;A&quot;;[.$J47]));IF(ISBLANK([.$D$2]);&quot;&quot;;[.$D$2]);&quot;&quot;)">
            <text:p/>
          </table:table-cell>
          <table:table-cell table:formula="of:=IF(ISNUMBER(SEARCH(&quot;B&quot;;[.$J47]));IF(ISBLANK([.$D$3]);&quot;&quot;;[.$D$3]);&quot;&quot;)">
            <text:p/>
          </table:table-cell>
          <table:table-cell table:formula="of:=IF(ISNUMBER(SEARCH(&quot;C&quot;;[.$J47]));IF(ISBLANK([.$D$4]);&quot;&quot;;[.$D$4]);&quot;&quot;)">
            <text:p/>
          </table:table-cell>
          <table:table-cell table:formula="of:=IF(ISNUMBER(SEARCH(&quot;D&quot;;[.$J47]));IF(ISBLANK([.$D$5]);&quot;&quot;;[.$D$5]);&quot;&quot;)">
            <text:p/>
          </table:table-cell>
          <table:table-cell table:formula="of:=IF(ISNUMBER(SEARCH(&quot;E&quot;;[.$J47]));IF(ISBLANK([.$D$6]);&quot;&quot;;[.$D$6]);&quot;&quot;)">
            <text:p/>
          </table:table-cell>
          <table:table-cell table:formula="of:=IF(ISNUMBER(SEARCH(&quot;F&quot;;[.$J47]));IF(ISBLANK([.$D$7]);&quot;&quot;;[.$D$7]);&quot;&quot;)">
            <text:p/>
          </table:table-cell>
          <table:table-cell table:formula="of:=IF(ISNUMBER(SEARCH(&quot;G&quot;;[.$J47]));IF(ISBLANK([.$D$8]);&quot;&quot;;[.$D$8]);&quot;&quot;)">
            <text:p/>
          </table:table-cell>
          <table:table-cell table:formula="of:=IF(ISNUMBER(SEARCH(&quot;H&quot;;[.$J47]));IF(ISBLANK([.$D$9]);&quot;&quot;;[.$D$9]);&quot;&quot;)">
            <text:p/>
          </table:table-cell>
          <table:table-cell table:formula="of:=IF(ISNUMBER(SEARCH(&quot;I&quot;;[.$J47]));IF(ISBLANK([.$D$10]);&quot;&quot;;[.$D$10]);&quot;&quot;)">
            <text:p/>
          </table:table-cell>
          <table:table-cell table:formula="of:=IF(ISNUMBER(SEARCH(&quot;J&quot;;[.$J47]));IF(ISBLANK([.$D$11]);&quot;&quot;;[.$D$11]);&quot;&quot;)">
            <text:p/>
          </table:table-cell>
          <table:table-cell table:formula="of:=IF(ISNUMBER(SEARCH(&quot;K&quot;;[.$J47]));IF(ISBLANK([.$D$12]);&quot;&quot;;[.$D$12]);&quot;&quot;)">
            <text:p/>
          </table:table-cell>
          <table:table-cell table:formula="of:=IF(ISNUMBER(SEARCH(&quot;L&quot;;[.$J47]));IF(ISBLANK([.$D$13]);&quot;&quot;;[.$D$13]);&quot;&quot;)">
            <text:p/>
          </table:table-cell>
          <table:table-cell table:formula="of:=IF(ISNUMBER(SEARCH(&quot;M&quot;;[.$J47]));IF(ISBLANK([.$D$14]);&quot;&quot;;[.$D$14]);&quot;&quot;)">
            <text:p/>
          </table:table-cell>
          <table:table-cell table:formula="of:=IF(ISNUMBER(SEARCH(&quot;N&quot;;[.$J47]));IF(ISBLANK([.$D$15]);&quot;&quot;;[.$D$15]);&quot;&quot;)">
            <text:p/>
          </table:table-cell>
          <table:table-cell/>
          <table:table-cell table:formula="of:=IF(ISNUMBER(SEARCH(&quot;A&quot;;[.$J47]));IF(ISBLANK([.$E$2]);&quot;&quot;;[.$E$2]);&quot;&quot;)">
            <text:p/>
          </table:table-cell>
          <table:table-cell table:formula="of:=IF(ISNUMBER(SEARCH(&quot;B&quot;;[.$J47]));IF(ISBLANK([.$E$3]);&quot;&quot;;[.$E$3]);&quot;&quot;)">
            <text:p/>
          </table:table-cell>
          <table:table-cell table:formula="of:=IF(ISNUMBER(SEARCH(&quot;C&quot;;[.$J47]));IF(ISBLANK([.$E$4]);&quot;&quot;;[.$E$4]);&quot;&quot;)">
            <text:p/>
          </table:table-cell>
          <table:table-cell table:formula="of:=IF(ISNUMBER(SEARCH(&quot;D&quot;;[.$J47]));IF(ISBLANK([.$E$5]);&quot;&quot;;[.$E$5]);&quot;&quot;)">
            <text:p/>
          </table:table-cell>
          <table:table-cell table:formula="of:=IF(ISNUMBER(SEARCH(&quot;E&quot;;[.$J47]));IF(ISBLANK([.$E$6]);&quot;&quot;;[.$E$6]);&quot;&quot;)">
            <text:p/>
          </table:table-cell>
          <table:table-cell table:formula="of:=IF(ISNUMBER(SEARCH(&quot;F&quot;;[.$J47]));IF(ISBLANK([.$E$7]);&quot;&quot;;[.$E$7]);&quot;&quot;)">
            <text:p/>
          </table:table-cell>
          <table:table-cell table:formula="of:=IF(ISNUMBER(SEARCH(&quot;G&quot;;[.$J47]));IF(ISBLANK([.$E$8]);&quot;&quot;;[.$E$8]);&quot;&quot;)">
            <text:p/>
          </table:table-cell>
          <table:table-cell table:formula="of:=IF(ISNUMBER(SEARCH(&quot;H&quot;;[.$J47]));IF(ISBLANK([.$E$9]);&quot;&quot;;[.$E$9]);&quot;&quot;)">
            <text:p/>
          </table:table-cell>
          <table:table-cell table:formula="of:=IF(ISNUMBER(SEARCH(&quot;I&quot;;[.$J47]));IF(ISBLANK([.$E$10]);&quot;&quot;;[.$E$10]);&quot;&quot;)">
            <text:p/>
          </table:table-cell>
          <table:table-cell table:formula="of:=IF(ISNUMBER(SEARCH(&quot;J&quot;;[.$J47]));IF(ISBLANK([.$E$11]);&quot;&quot;;[.$E$11]);&quot;&quot;)">
            <text:p/>
          </table:table-cell>
          <table:table-cell table:formula="of:=IF(ISNUMBER(SEARCH(&quot;K&quot;;[.$J47]));IF(ISBLANK([.$E$12]);&quot;&quot;;[.$E$12]);&quot;&quot;)">
            <text:p/>
          </table:table-cell>
          <table:table-cell table:formula="of:=IF(ISNUMBER(SEARCH(&quot;L&quot;;[.$J47]));IF(ISBLANK([.$E$13]);&quot;&quot;;[.$E$13]);&quot;&quot;)">
            <text:p/>
          </table:table-cell>
          <table:table-cell table:formula="of:=IF(ISNUMBER(SEARCH(&quot;M&quot;;[.$J47]));IF(ISBLANK([.$E$14]);&quot;&quot;;[.$E$14]);&quot;&quot;)">
            <text:p/>
          </table:table-cell>
          <table:table-cell table:formula="of:=IF(ISNUMBER(SEARCH(&quot;N&quot;;[.$J4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48:.$AC48])">
            <text:p/>
          </table:table-cell>
          <table:table-cell table:formula="of:=COM.MICROSOFT.CONCAT([.$AE48:.$AR48])">
            <text:p/>
          </table:table-cell>
          <table:table-cell table:formula="of:=COM.MICROSOFT.CONCAT([.$AT48:.$BG48])">
            <text:p/>
          </table:table-cell>
          <table:table-cell table:formula="of:=COUNTIF([.$J$1:.$J$1999];[.J48])" office:value-type="float" office:value="0" calcext:value-type="float">
            <text:p>0</text:p>
          </table:table-cell>
          <table:table-cell/>
          <table:table-cell table:formula="of:=IF(ISNUMBER(SEARCH(&quot;A&quot;;[.$J48]));IF(ISBLANK([.$C$2]);&quot;&quot;;[.$C$2]);&quot;&quot;)">
            <text:p/>
          </table:table-cell>
          <table:table-cell table:formula="of:=IF(ISNUMBER(SEARCH(&quot;B&quot;;[.$J48]));IF(ISBLANK([.$C$3]);&quot;&quot;;[.$C$3]);&quot;&quot;)">
            <text:p/>
          </table:table-cell>
          <table:table-cell table:formula="of:=IF(ISNUMBER(SEARCH(&quot;C&quot;;[.$J48]));IF(ISBLANK([.$C$4]);&quot;&quot;;[.$C$4]);&quot;&quot;)">
            <text:p/>
          </table:table-cell>
          <table:table-cell table:formula="of:=IF(ISNUMBER(SEARCH(&quot;D&quot;;[.$J48]));IF(ISBLANK([.$C$5]);&quot;&quot;;[.$C$5]);&quot;&quot;)">
            <text:p/>
          </table:table-cell>
          <table:table-cell table:formula="of:=IF(ISNUMBER(SEARCH(&quot;E&quot;;[.$J48]));IF(ISBLANK([.$C$6]);&quot;&quot;;[.$C$6]);&quot;&quot;)">
            <text:p/>
          </table:table-cell>
          <table:table-cell table:formula="of:=IF(ISNUMBER(SEARCH(&quot;F&quot;;[.$J48]));IF(ISBLANK([.$C$7]);&quot;&quot;;[.$C$7]);&quot;&quot;)">
            <text:p/>
          </table:table-cell>
          <table:table-cell table:formula="of:=IF(ISNUMBER(SEARCH(&quot;G&quot;;[.$J48]));IF(ISBLANK([.$C$8]);&quot;&quot;;[.$C$8]);&quot;&quot;)">
            <text:p/>
          </table:table-cell>
          <table:table-cell table:formula="of:=IF(ISNUMBER(SEARCH(&quot;H&quot;;[.$J48]));IF(ISBLANK([.$C$9]);&quot;&quot;;[.$C$9]);&quot;&quot;)">
            <text:p/>
          </table:table-cell>
          <table:table-cell table:formula="of:=IF(ISNUMBER(SEARCH(&quot;I&quot;;[.$J48]));IF(ISBLANK([.$C$10]);&quot;&quot;;[.$C$10]);&quot;&quot;)">
            <text:p/>
          </table:table-cell>
          <table:table-cell table:formula="of:=IF(ISNUMBER(SEARCH(&quot;J&quot;;[.$J48]));IF(ISBLANK([.$C$11]);&quot;&quot;;[.$C$11]);&quot;&quot;)">
            <text:p/>
          </table:table-cell>
          <table:table-cell table:formula="of:=IF(ISNUMBER(SEARCH(&quot;K&quot;;[.$J48]));IF(ISBLANK([.$C$12]);&quot;&quot;;[.$C$12]);&quot;&quot;)">
            <text:p/>
          </table:table-cell>
          <table:table-cell table:formula="of:=IF(ISNUMBER(SEARCH(&quot;L&quot;;[.$J48]));IF(ISBLANK([.$C$13]);&quot;&quot;;[.$C$13]);&quot;&quot;)">
            <text:p/>
          </table:table-cell>
          <table:table-cell table:formula="of:=IF(ISNUMBER(SEARCH(&quot;M&quot;;[.$J48]));IF(ISBLANK([.$C$14]);&quot;&quot;;[.$C$14]);&quot;&quot;)">
            <text:p/>
          </table:table-cell>
          <table:table-cell table:formula="of:=IF(ISNUMBER(SEARCH(&quot;N&quot;;[.$J48]));IF(ISBLANK([.$C$15]);&quot;&quot;;[.$C$15]);&quot;&quot;)">
            <text:p/>
          </table:table-cell>
          <table:table-cell/>
          <table:table-cell table:formula="of:=IF(ISNUMBER(SEARCH(&quot;A&quot;;[.$J48]));IF(ISBLANK([.$D$2]);&quot;&quot;;[.$D$2]);&quot;&quot;)">
            <text:p/>
          </table:table-cell>
          <table:table-cell table:formula="of:=IF(ISNUMBER(SEARCH(&quot;B&quot;;[.$J48]));IF(ISBLANK([.$D$3]);&quot;&quot;;[.$D$3]);&quot;&quot;)">
            <text:p/>
          </table:table-cell>
          <table:table-cell table:formula="of:=IF(ISNUMBER(SEARCH(&quot;C&quot;;[.$J48]));IF(ISBLANK([.$D$4]);&quot;&quot;;[.$D$4]);&quot;&quot;)">
            <text:p/>
          </table:table-cell>
          <table:table-cell table:formula="of:=IF(ISNUMBER(SEARCH(&quot;D&quot;;[.$J48]));IF(ISBLANK([.$D$5]);&quot;&quot;;[.$D$5]);&quot;&quot;)">
            <text:p/>
          </table:table-cell>
          <table:table-cell table:formula="of:=IF(ISNUMBER(SEARCH(&quot;E&quot;;[.$J48]));IF(ISBLANK([.$D$6]);&quot;&quot;;[.$D$6]);&quot;&quot;)">
            <text:p/>
          </table:table-cell>
          <table:table-cell table:formula="of:=IF(ISNUMBER(SEARCH(&quot;F&quot;;[.$J48]));IF(ISBLANK([.$D$7]);&quot;&quot;;[.$D$7]);&quot;&quot;)">
            <text:p/>
          </table:table-cell>
          <table:table-cell table:formula="of:=IF(ISNUMBER(SEARCH(&quot;G&quot;;[.$J48]));IF(ISBLANK([.$D$8]);&quot;&quot;;[.$D$8]);&quot;&quot;)">
            <text:p/>
          </table:table-cell>
          <table:table-cell table:formula="of:=IF(ISNUMBER(SEARCH(&quot;H&quot;;[.$J48]));IF(ISBLANK([.$D$9]);&quot;&quot;;[.$D$9]);&quot;&quot;)">
            <text:p/>
          </table:table-cell>
          <table:table-cell table:formula="of:=IF(ISNUMBER(SEARCH(&quot;I&quot;;[.$J48]));IF(ISBLANK([.$D$10]);&quot;&quot;;[.$D$10]);&quot;&quot;)">
            <text:p/>
          </table:table-cell>
          <table:table-cell table:formula="of:=IF(ISNUMBER(SEARCH(&quot;J&quot;;[.$J48]));IF(ISBLANK([.$D$11]);&quot;&quot;;[.$D$11]);&quot;&quot;)">
            <text:p/>
          </table:table-cell>
          <table:table-cell table:formula="of:=IF(ISNUMBER(SEARCH(&quot;K&quot;;[.$J48]));IF(ISBLANK([.$D$12]);&quot;&quot;;[.$D$12]);&quot;&quot;)">
            <text:p/>
          </table:table-cell>
          <table:table-cell table:formula="of:=IF(ISNUMBER(SEARCH(&quot;L&quot;;[.$J48]));IF(ISBLANK([.$D$13]);&quot;&quot;;[.$D$13]);&quot;&quot;)">
            <text:p/>
          </table:table-cell>
          <table:table-cell table:formula="of:=IF(ISNUMBER(SEARCH(&quot;M&quot;;[.$J48]));IF(ISBLANK([.$D$14]);&quot;&quot;;[.$D$14]);&quot;&quot;)">
            <text:p/>
          </table:table-cell>
          <table:table-cell table:formula="of:=IF(ISNUMBER(SEARCH(&quot;N&quot;;[.$J48]));IF(ISBLANK([.$D$15]);&quot;&quot;;[.$D$15]);&quot;&quot;)">
            <text:p/>
          </table:table-cell>
          <table:table-cell/>
          <table:table-cell table:formula="of:=IF(ISNUMBER(SEARCH(&quot;A&quot;;[.$J48]));IF(ISBLANK([.$E$2]);&quot;&quot;;[.$E$2]);&quot;&quot;)">
            <text:p/>
          </table:table-cell>
          <table:table-cell table:formula="of:=IF(ISNUMBER(SEARCH(&quot;B&quot;;[.$J48]));IF(ISBLANK([.$E$3]);&quot;&quot;;[.$E$3]);&quot;&quot;)">
            <text:p/>
          </table:table-cell>
          <table:table-cell table:formula="of:=IF(ISNUMBER(SEARCH(&quot;C&quot;;[.$J48]));IF(ISBLANK([.$E$4]);&quot;&quot;;[.$E$4]);&quot;&quot;)">
            <text:p/>
          </table:table-cell>
          <table:table-cell table:formula="of:=IF(ISNUMBER(SEARCH(&quot;D&quot;;[.$J48]));IF(ISBLANK([.$E$5]);&quot;&quot;;[.$E$5]);&quot;&quot;)">
            <text:p/>
          </table:table-cell>
          <table:table-cell table:formula="of:=IF(ISNUMBER(SEARCH(&quot;E&quot;;[.$J48]));IF(ISBLANK([.$E$6]);&quot;&quot;;[.$E$6]);&quot;&quot;)">
            <text:p/>
          </table:table-cell>
          <table:table-cell table:formula="of:=IF(ISNUMBER(SEARCH(&quot;F&quot;;[.$J48]));IF(ISBLANK([.$E$7]);&quot;&quot;;[.$E$7]);&quot;&quot;)">
            <text:p/>
          </table:table-cell>
          <table:table-cell table:formula="of:=IF(ISNUMBER(SEARCH(&quot;G&quot;;[.$J48]));IF(ISBLANK([.$E$8]);&quot;&quot;;[.$E$8]);&quot;&quot;)">
            <text:p/>
          </table:table-cell>
          <table:table-cell table:formula="of:=IF(ISNUMBER(SEARCH(&quot;H&quot;;[.$J48]));IF(ISBLANK([.$E$9]);&quot;&quot;;[.$E$9]);&quot;&quot;)">
            <text:p/>
          </table:table-cell>
          <table:table-cell table:formula="of:=IF(ISNUMBER(SEARCH(&quot;I&quot;;[.$J48]));IF(ISBLANK([.$E$10]);&quot;&quot;;[.$E$10]);&quot;&quot;)">
            <text:p/>
          </table:table-cell>
          <table:table-cell table:formula="of:=IF(ISNUMBER(SEARCH(&quot;J&quot;;[.$J48]));IF(ISBLANK([.$E$11]);&quot;&quot;;[.$E$11]);&quot;&quot;)">
            <text:p/>
          </table:table-cell>
          <table:table-cell table:formula="of:=IF(ISNUMBER(SEARCH(&quot;K&quot;;[.$J48]));IF(ISBLANK([.$E$12]);&quot;&quot;;[.$E$12]);&quot;&quot;)">
            <text:p/>
          </table:table-cell>
          <table:table-cell table:formula="of:=IF(ISNUMBER(SEARCH(&quot;L&quot;;[.$J48]));IF(ISBLANK([.$E$13]);&quot;&quot;;[.$E$13]);&quot;&quot;)">
            <text:p/>
          </table:table-cell>
          <table:table-cell table:formula="of:=IF(ISNUMBER(SEARCH(&quot;M&quot;;[.$J48]));IF(ISBLANK([.$E$14]);&quot;&quot;;[.$E$14]);&quot;&quot;)">
            <text:p/>
          </table:table-cell>
          <table:table-cell table:formula="of:=IF(ISNUMBER(SEARCH(&quot;N&quot;;[.$J4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49:.$AC49])">
            <text:p/>
          </table:table-cell>
          <table:table-cell table:formula="of:=COM.MICROSOFT.CONCAT([.$AE49:.$AR49])">
            <text:p/>
          </table:table-cell>
          <table:table-cell table:formula="of:=COM.MICROSOFT.CONCAT([.$AT49:.$BG49])">
            <text:p/>
          </table:table-cell>
          <table:table-cell table:formula="of:=COUNTIF([.$J$1:.$J$1999];[.J49])" office:value-type="float" office:value="0" calcext:value-type="float">
            <text:p>0</text:p>
          </table:table-cell>
          <table:table-cell/>
          <table:table-cell table:formula="of:=IF(ISNUMBER(SEARCH(&quot;A&quot;;[.$J49]));IF(ISBLANK([.$C$2]);&quot;&quot;;[.$C$2]);&quot;&quot;)">
            <text:p/>
          </table:table-cell>
          <table:table-cell table:formula="of:=IF(ISNUMBER(SEARCH(&quot;B&quot;;[.$J49]));IF(ISBLANK([.$C$3]);&quot;&quot;;[.$C$3]);&quot;&quot;)">
            <text:p/>
          </table:table-cell>
          <table:table-cell table:formula="of:=IF(ISNUMBER(SEARCH(&quot;C&quot;;[.$J49]));IF(ISBLANK([.$C$4]);&quot;&quot;;[.$C$4]);&quot;&quot;)">
            <text:p/>
          </table:table-cell>
          <table:table-cell table:formula="of:=IF(ISNUMBER(SEARCH(&quot;D&quot;;[.$J49]));IF(ISBLANK([.$C$5]);&quot;&quot;;[.$C$5]);&quot;&quot;)">
            <text:p/>
          </table:table-cell>
          <table:table-cell table:formula="of:=IF(ISNUMBER(SEARCH(&quot;E&quot;;[.$J49]));IF(ISBLANK([.$C$6]);&quot;&quot;;[.$C$6]);&quot;&quot;)">
            <text:p/>
          </table:table-cell>
          <table:table-cell table:formula="of:=IF(ISNUMBER(SEARCH(&quot;F&quot;;[.$J49]));IF(ISBLANK([.$C$7]);&quot;&quot;;[.$C$7]);&quot;&quot;)">
            <text:p/>
          </table:table-cell>
          <table:table-cell table:formula="of:=IF(ISNUMBER(SEARCH(&quot;G&quot;;[.$J49]));IF(ISBLANK([.$C$8]);&quot;&quot;;[.$C$8]);&quot;&quot;)">
            <text:p/>
          </table:table-cell>
          <table:table-cell table:formula="of:=IF(ISNUMBER(SEARCH(&quot;H&quot;;[.$J49]));IF(ISBLANK([.$C$9]);&quot;&quot;;[.$C$9]);&quot;&quot;)">
            <text:p/>
          </table:table-cell>
          <table:table-cell table:formula="of:=IF(ISNUMBER(SEARCH(&quot;I&quot;;[.$J49]));IF(ISBLANK([.$C$10]);&quot;&quot;;[.$C$10]);&quot;&quot;)">
            <text:p/>
          </table:table-cell>
          <table:table-cell table:formula="of:=IF(ISNUMBER(SEARCH(&quot;J&quot;;[.$J49]));IF(ISBLANK([.$C$11]);&quot;&quot;;[.$C$11]);&quot;&quot;)">
            <text:p/>
          </table:table-cell>
          <table:table-cell table:formula="of:=IF(ISNUMBER(SEARCH(&quot;K&quot;;[.$J49]));IF(ISBLANK([.$C$12]);&quot;&quot;;[.$C$12]);&quot;&quot;)">
            <text:p/>
          </table:table-cell>
          <table:table-cell table:formula="of:=IF(ISNUMBER(SEARCH(&quot;L&quot;;[.$J49]));IF(ISBLANK([.$C$13]);&quot;&quot;;[.$C$13]);&quot;&quot;)">
            <text:p/>
          </table:table-cell>
          <table:table-cell table:formula="of:=IF(ISNUMBER(SEARCH(&quot;M&quot;;[.$J49]));IF(ISBLANK([.$C$14]);&quot;&quot;;[.$C$14]);&quot;&quot;)">
            <text:p/>
          </table:table-cell>
          <table:table-cell table:formula="of:=IF(ISNUMBER(SEARCH(&quot;N&quot;;[.$J49]));IF(ISBLANK([.$C$15]);&quot;&quot;;[.$C$15]);&quot;&quot;)">
            <text:p/>
          </table:table-cell>
          <table:table-cell/>
          <table:table-cell table:formula="of:=IF(ISNUMBER(SEARCH(&quot;A&quot;;[.$J49]));IF(ISBLANK([.$D$2]);&quot;&quot;;[.$D$2]);&quot;&quot;)">
            <text:p/>
          </table:table-cell>
          <table:table-cell table:formula="of:=IF(ISNUMBER(SEARCH(&quot;B&quot;;[.$J49]));IF(ISBLANK([.$D$3]);&quot;&quot;;[.$D$3]);&quot;&quot;)">
            <text:p/>
          </table:table-cell>
          <table:table-cell table:formula="of:=IF(ISNUMBER(SEARCH(&quot;C&quot;;[.$J49]));IF(ISBLANK([.$D$4]);&quot;&quot;;[.$D$4]);&quot;&quot;)">
            <text:p/>
          </table:table-cell>
          <table:table-cell table:formula="of:=IF(ISNUMBER(SEARCH(&quot;D&quot;;[.$J49]));IF(ISBLANK([.$D$5]);&quot;&quot;;[.$D$5]);&quot;&quot;)">
            <text:p/>
          </table:table-cell>
          <table:table-cell table:formula="of:=IF(ISNUMBER(SEARCH(&quot;E&quot;;[.$J49]));IF(ISBLANK([.$D$6]);&quot;&quot;;[.$D$6]);&quot;&quot;)">
            <text:p/>
          </table:table-cell>
          <table:table-cell table:formula="of:=IF(ISNUMBER(SEARCH(&quot;F&quot;;[.$J49]));IF(ISBLANK([.$D$7]);&quot;&quot;;[.$D$7]);&quot;&quot;)">
            <text:p/>
          </table:table-cell>
          <table:table-cell table:formula="of:=IF(ISNUMBER(SEARCH(&quot;G&quot;;[.$J49]));IF(ISBLANK([.$D$8]);&quot;&quot;;[.$D$8]);&quot;&quot;)">
            <text:p/>
          </table:table-cell>
          <table:table-cell table:formula="of:=IF(ISNUMBER(SEARCH(&quot;H&quot;;[.$J49]));IF(ISBLANK([.$D$9]);&quot;&quot;;[.$D$9]);&quot;&quot;)">
            <text:p/>
          </table:table-cell>
          <table:table-cell table:formula="of:=IF(ISNUMBER(SEARCH(&quot;I&quot;;[.$J49]));IF(ISBLANK([.$D$10]);&quot;&quot;;[.$D$10]);&quot;&quot;)">
            <text:p/>
          </table:table-cell>
          <table:table-cell table:formula="of:=IF(ISNUMBER(SEARCH(&quot;J&quot;;[.$J49]));IF(ISBLANK([.$D$11]);&quot;&quot;;[.$D$11]);&quot;&quot;)">
            <text:p/>
          </table:table-cell>
          <table:table-cell table:formula="of:=IF(ISNUMBER(SEARCH(&quot;K&quot;;[.$J49]));IF(ISBLANK([.$D$12]);&quot;&quot;;[.$D$12]);&quot;&quot;)">
            <text:p/>
          </table:table-cell>
          <table:table-cell table:formula="of:=IF(ISNUMBER(SEARCH(&quot;L&quot;;[.$J49]));IF(ISBLANK([.$D$13]);&quot;&quot;;[.$D$13]);&quot;&quot;)">
            <text:p/>
          </table:table-cell>
          <table:table-cell table:formula="of:=IF(ISNUMBER(SEARCH(&quot;M&quot;;[.$J49]));IF(ISBLANK([.$D$14]);&quot;&quot;;[.$D$14]);&quot;&quot;)">
            <text:p/>
          </table:table-cell>
          <table:table-cell table:formula="of:=IF(ISNUMBER(SEARCH(&quot;N&quot;;[.$J49]));IF(ISBLANK([.$D$15]);&quot;&quot;;[.$D$15]);&quot;&quot;)">
            <text:p/>
          </table:table-cell>
          <table:table-cell/>
          <table:table-cell table:formula="of:=IF(ISNUMBER(SEARCH(&quot;A&quot;;[.$J49]));IF(ISBLANK([.$E$2]);&quot;&quot;;[.$E$2]);&quot;&quot;)">
            <text:p/>
          </table:table-cell>
          <table:table-cell table:formula="of:=IF(ISNUMBER(SEARCH(&quot;B&quot;;[.$J49]));IF(ISBLANK([.$E$3]);&quot;&quot;;[.$E$3]);&quot;&quot;)">
            <text:p/>
          </table:table-cell>
          <table:table-cell table:formula="of:=IF(ISNUMBER(SEARCH(&quot;C&quot;;[.$J49]));IF(ISBLANK([.$E$4]);&quot;&quot;;[.$E$4]);&quot;&quot;)">
            <text:p/>
          </table:table-cell>
          <table:table-cell table:formula="of:=IF(ISNUMBER(SEARCH(&quot;D&quot;;[.$J49]));IF(ISBLANK([.$E$5]);&quot;&quot;;[.$E$5]);&quot;&quot;)">
            <text:p/>
          </table:table-cell>
          <table:table-cell table:formula="of:=IF(ISNUMBER(SEARCH(&quot;E&quot;;[.$J49]));IF(ISBLANK([.$E$6]);&quot;&quot;;[.$E$6]);&quot;&quot;)">
            <text:p/>
          </table:table-cell>
          <table:table-cell table:formula="of:=IF(ISNUMBER(SEARCH(&quot;F&quot;;[.$J49]));IF(ISBLANK([.$E$7]);&quot;&quot;;[.$E$7]);&quot;&quot;)">
            <text:p/>
          </table:table-cell>
          <table:table-cell table:formula="of:=IF(ISNUMBER(SEARCH(&quot;G&quot;;[.$J49]));IF(ISBLANK([.$E$8]);&quot;&quot;;[.$E$8]);&quot;&quot;)">
            <text:p/>
          </table:table-cell>
          <table:table-cell table:formula="of:=IF(ISNUMBER(SEARCH(&quot;H&quot;;[.$J49]));IF(ISBLANK([.$E$9]);&quot;&quot;;[.$E$9]);&quot;&quot;)">
            <text:p/>
          </table:table-cell>
          <table:table-cell table:formula="of:=IF(ISNUMBER(SEARCH(&quot;I&quot;;[.$J49]));IF(ISBLANK([.$E$10]);&quot;&quot;;[.$E$10]);&quot;&quot;)">
            <text:p/>
          </table:table-cell>
          <table:table-cell table:formula="of:=IF(ISNUMBER(SEARCH(&quot;J&quot;;[.$J49]));IF(ISBLANK([.$E$11]);&quot;&quot;;[.$E$11]);&quot;&quot;)">
            <text:p/>
          </table:table-cell>
          <table:table-cell table:formula="of:=IF(ISNUMBER(SEARCH(&quot;K&quot;;[.$J49]));IF(ISBLANK([.$E$12]);&quot;&quot;;[.$E$12]);&quot;&quot;)">
            <text:p/>
          </table:table-cell>
          <table:table-cell table:formula="of:=IF(ISNUMBER(SEARCH(&quot;L&quot;;[.$J49]));IF(ISBLANK([.$E$13]);&quot;&quot;;[.$E$13]);&quot;&quot;)">
            <text:p/>
          </table:table-cell>
          <table:table-cell table:formula="of:=IF(ISNUMBER(SEARCH(&quot;M&quot;;[.$J49]));IF(ISBLANK([.$E$14]);&quot;&quot;;[.$E$14]);&quot;&quot;)">
            <text:p/>
          </table:table-cell>
          <table:table-cell table:formula="of:=IF(ISNUMBER(SEARCH(&quot;N&quot;;[.$J4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0:.$AC50])">
            <text:p/>
          </table:table-cell>
          <table:table-cell table:formula="of:=COM.MICROSOFT.CONCAT([.$AE50:.$AR50])">
            <text:p/>
          </table:table-cell>
          <table:table-cell table:formula="of:=COM.MICROSOFT.CONCAT([.$AT50:.$BG50])">
            <text:p/>
          </table:table-cell>
          <table:table-cell table:formula="of:=COUNTIF([.$J$1:.$J$1999];[.J50])" office:value-type="float" office:value="0" calcext:value-type="float">
            <text:p>0</text:p>
          </table:table-cell>
          <table:table-cell/>
          <table:table-cell table:formula="of:=IF(ISNUMBER(SEARCH(&quot;A&quot;;[.$J50]));IF(ISBLANK([.$C$2]);&quot;&quot;;[.$C$2]);&quot;&quot;)">
            <text:p/>
          </table:table-cell>
          <table:table-cell table:formula="of:=IF(ISNUMBER(SEARCH(&quot;B&quot;;[.$J50]));IF(ISBLANK([.$C$3]);&quot;&quot;;[.$C$3]);&quot;&quot;)">
            <text:p/>
          </table:table-cell>
          <table:table-cell table:formula="of:=IF(ISNUMBER(SEARCH(&quot;C&quot;;[.$J50]));IF(ISBLANK([.$C$4]);&quot;&quot;;[.$C$4]);&quot;&quot;)">
            <text:p/>
          </table:table-cell>
          <table:table-cell table:formula="of:=IF(ISNUMBER(SEARCH(&quot;D&quot;;[.$J50]));IF(ISBLANK([.$C$5]);&quot;&quot;;[.$C$5]);&quot;&quot;)">
            <text:p/>
          </table:table-cell>
          <table:table-cell table:formula="of:=IF(ISNUMBER(SEARCH(&quot;E&quot;;[.$J50]));IF(ISBLANK([.$C$6]);&quot;&quot;;[.$C$6]);&quot;&quot;)">
            <text:p/>
          </table:table-cell>
          <table:table-cell table:formula="of:=IF(ISNUMBER(SEARCH(&quot;F&quot;;[.$J50]));IF(ISBLANK([.$C$7]);&quot;&quot;;[.$C$7]);&quot;&quot;)">
            <text:p/>
          </table:table-cell>
          <table:table-cell table:formula="of:=IF(ISNUMBER(SEARCH(&quot;G&quot;;[.$J50]));IF(ISBLANK([.$C$8]);&quot;&quot;;[.$C$8]);&quot;&quot;)">
            <text:p/>
          </table:table-cell>
          <table:table-cell table:formula="of:=IF(ISNUMBER(SEARCH(&quot;H&quot;;[.$J50]));IF(ISBLANK([.$C$9]);&quot;&quot;;[.$C$9]);&quot;&quot;)">
            <text:p/>
          </table:table-cell>
          <table:table-cell table:formula="of:=IF(ISNUMBER(SEARCH(&quot;I&quot;;[.$J50]));IF(ISBLANK([.$C$10]);&quot;&quot;;[.$C$10]);&quot;&quot;)">
            <text:p/>
          </table:table-cell>
          <table:table-cell table:formula="of:=IF(ISNUMBER(SEARCH(&quot;J&quot;;[.$J50]));IF(ISBLANK([.$C$11]);&quot;&quot;;[.$C$11]);&quot;&quot;)">
            <text:p/>
          </table:table-cell>
          <table:table-cell table:formula="of:=IF(ISNUMBER(SEARCH(&quot;K&quot;;[.$J50]));IF(ISBLANK([.$C$12]);&quot;&quot;;[.$C$12]);&quot;&quot;)">
            <text:p/>
          </table:table-cell>
          <table:table-cell table:formula="of:=IF(ISNUMBER(SEARCH(&quot;L&quot;;[.$J50]));IF(ISBLANK([.$C$13]);&quot;&quot;;[.$C$13]);&quot;&quot;)">
            <text:p/>
          </table:table-cell>
          <table:table-cell table:formula="of:=IF(ISNUMBER(SEARCH(&quot;M&quot;;[.$J50]));IF(ISBLANK([.$C$14]);&quot;&quot;;[.$C$14]);&quot;&quot;)">
            <text:p/>
          </table:table-cell>
          <table:table-cell table:formula="of:=IF(ISNUMBER(SEARCH(&quot;N&quot;;[.$J50]));IF(ISBLANK([.$C$15]);&quot;&quot;;[.$C$15]);&quot;&quot;)">
            <text:p/>
          </table:table-cell>
          <table:table-cell/>
          <table:table-cell table:formula="of:=IF(ISNUMBER(SEARCH(&quot;A&quot;;[.$J50]));IF(ISBLANK([.$D$2]);&quot;&quot;;[.$D$2]);&quot;&quot;)">
            <text:p/>
          </table:table-cell>
          <table:table-cell table:formula="of:=IF(ISNUMBER(SEARCH(&quot;B&quot;;[.$J50]));IF(ISBLANK([.$D$3]);&quot;&quot;;[.$D$3]);&quot;&quot;)">
            <text:p/>
          </table:table-cell>
          <table:table-cell table:formula="of:=IF(ISNUMBER(SEARCH(&quot;C&quot;;[.$J50]));IF(ISBLANK([.$D$4]);&quot;&quot;;[.$D$4]);&quot;&quot;)">
            <text:p/>
          </table:table-cell>
          <table:table-cell table:formula="of:=IF(ISNUMBER(SEARCH(&quot;D&quot;;[.$J50]));IF(ISBLANK([.$D$5]);&quot;&quot;;[.$D$5]);&quot;&quot;)">
            <text:p/>
          </table:table-cell>
          <table:table-cell table:formula="of:=IF(ISNUMBER(SEARCH(&quot;E&quot;;[.$J50]));IF(ISBLANK([.$D$6]);&quot;&quot;;[.$D$6]);&quot;&quot;)">
            <text:p/>
          </table:table-cell>
          <table:table-cell table:formula="of:=IF(ISNUMBER(SEARCH(&quot;F&quot;;[.$J50]));IF(ISBLANK([.$D$7]);&quot;&quot;;[.$D$7]);&quot;&quot;)">
            <text:p/>
          </table:table-cell>
          <table:table-cell table:formula="of:=IF(ISNUMBER(SEARCH(&quot;G&quot;;[.$J50]));IF(ISBLANK([.$D$8]);&quot;&quot;;[.$D$8]);&quot;&quot;)">
            <text:p/>
          </table:table-cell>
          <table:table-cell table:formula="of:=IF(ISNUMBER(SEARCH(&quot;H&quot;;[.$J50]));IF(ISBLANK([.$D$9]);&quot;&quot;;[.$D$9]);&quot;&quot;)">
            <text:p/>
          </table:table-cell>
          <table:table-cell table:formula="of:=IF(ISNUMBER(SEARCH(&quot;I&quot;;[.$J50]));IF(ISBLANK([.$D$10]);&quot;&quot;;[.$D$10]);&quot;&quot;)">
            <text:p/>
          </table:table-cell>
          <table:table-cell table:formula="of:=IF(ISNUMBER(SEARCH(&quot;J&quot;;[.$J50]));IF(ISBLANK([.$D$11]);&quot;&quot;;[.$D$11]);&quot;&quot;)">
            <text:p/>
          </table:table-cell>
          <table:table-cell table:formula="of:=IF(ISNUMBER(SEARCH(&quot;K&quot;;[.$J50]));IF(ISBLANK([.$D$12]);&quot;&quot;;[.$D$12]);&quot;&quot;)">
            <text:p/>
          </table:table-cell>
          <table:table-cell table:formula="of:=IF(ISNUMBER(SEARCH(&quot;L&quot;;[.$J50]));IF(ISBLANK([.$D$13]);&quot;&quot;;[.$D$13]);&quot;&quot;)">
            <text:p/>
          </table:table-cell>
          <table:table-cell table:formula="of:=IF(ISNUMBER(SEARCH(&quot;M&quot;;[.$J50]));IF(ISBLANK([.$D$14]);&quot;&quot;;[.$D$14]);&quot;&quot;)">
            <text:p/>
          </table:table-cell>
          <table:table-cell table:formula="of:=IF(ISNUMBER(SEARCH(&quot;N&quot;;[.$J50]));IF(ISBLANK([.$D$15]);&quot;&quot;;[.$D$15]);&quot;&quot;)">
            <text:p/>
          </table:table-cell>
          <table:table-cell/>
          <table:table-cell table:formula="of:=IF(ISNUMBER(SEARCH(&quot;A&quot;;[.$J50]));IF(ISBLANK([.$E$2]);&quot;&quot;;[.$E$2]);&quot;&quot;)">
            <text:p/>
          </table:table-cell>
          <table:table-cell table:formula="of:=IF(ISNUMBER(SEARCH(&quot;B&quot;;[.$J50]));IF(ISBLANK([.$E$3]);&quot;&quot;;[.$E$3]);&quot;&quot;)">
            <text:p/>
          </table:table-cell>
          <table:table-cell table:formula="of:=IF(ISNUMBER(SEARCH(&quot;C&quot;;[.$J50]));IF(ISBLANK([.$E$4]);&quot;&quot;;[.$E$4]);&quot;&quot;)">
            <text:p/>
          </table:table-cell>
          <table:table-cell table:formula="of:=IF(ISNUMBER(SEARCH(&quot;D&quot;;[.$J50]));IF(ISBLANK([.$E$5]);&quot;&quot;;[.$E$5]);&quot;&quot;)">
            <text:p/>
          </table:table-cell>
          <table:table-cell table:formula="of:=IF(ISNUMBER(SEARCH(&quot;E&quot;;[.$J50]));IF(ISBLANK([.$E$6]);&quot;&quot;;[.$E$6]);&quot;&quot;)">
            <text:p/>
          </table:table-cell>
          <table:table-cell table:formula="of:=IF(ISNUMBER(SEARCH(&quot;F&quot;;[.$J50]));IF(ISBLANK([.$E$7]);&quot;&quot;;[.$E$7]);&quot;&quot;)">
            <text:p/>
          </table:table-cell>
          <table:table-cell table:formula="of:=IF(ISNUMBER(SEARCH(&quot;G&quot;;[.$J50]));IF(ISBLANK([.$E$8]);&quot;&quot;;[.$E$8]);&quot;&quot;)">
            <text:p/>
          </table:table-cell>
          <table:table-cell table:formula="of:=IF(ISNUMBER(SEARCH(&quot;H&quot;;[.$J50]));IF(ISBLANK([.$E$9]);&quot;&quot;;[.$E$9]);&quot;&quot;)">
            <text:p/>
          </table:table-cell>
          <table:table-cell table:formula="of:=IF(ISNUMBER(SEARCH(&quot;I&quot;;[.$J50]));IF(ISBLANK([.$E$10]);&quot;&quot;;[.$E$10]);&quot;&quot;)">
            <text:p/>
          </table:table-cell>
          <table:table-cell table:formula="of:=IF(ISNUMBER(SEARCH(&quot;J&quot;;[.$J50]));IF(ISBLANK([.$E$11]);&quot;&quot;;[.$E$11]);&quot;&quot;)">
            <text:p/>
          </table:table-cell>
          <table:table-cell table:formula="of:=IF(ISNUMBER(SEARCH(&quot;K&quot;;[.$J50]));IF(ISBLANK([.$E$12]);&quot;&quot;;[.$E$12]);&quot;&quot;)">
            <text:p/>
          </table:table-cell>
          <table:table-cell table:formula="of:=IF(ISNUMBER(SEARCH(&quot;L&quot;;[.$J50]));IF(ISBLANK([.$E$13]);&quot;&quot;;[.$E$13]);&quot;&quot;)">
            <text:p/>
          </table:table-cell>
          <table:table-cell table:formula="of:=IF(ISNUMBER(SEARCH(&quot;M&quot;;[.$J50]));IF(ISBLANK([.$E$14]);&quot;&quot;;[.$E$14]);&quot;&quot;)">
            <text:p/>
          </table:table-cell>
          <table:table-cell table:formula="of:=IF(ISNUMBER(SEARCH(&quot;N&quot;;[.$J5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1:.$AC51])">
            <text:p/>
          </table:table-cell>
          <table:table-cell table:formula="of:=COM.MICROSOFT.CONCAT([.$AE51:.$AR51])">
            <text:p/>
          </table:table-cell>
          <table:table-cell table:formula="of:=COM.MICROSOFT.CONCAT([.$AT51:.$BG51])">
            <text:p/>
          </table:table-cell>
          <table:table-cell table:formula="of:=COUNTIF([.$J$1:.$J$1999];[.J51])" office:value-type="float" office:value="0" calcext:value-type="float">
            <text:p>0</text:p>
          </table:table-cell>
          <table:table-cell/>
          <table:table-cell table:formula="of:=IF(ISNUMBER(SEARCH(&quot;A&quot;;[.$J51]));IF(ISBLANK([.$C$2]);&quot;&quot;;[.$C$2]);&quot;&quot;)">
            <text:p/>
          </table:table-cell>
          <table:table-cell table:formula="of:=IF(ISNUMBER(SEARCH(&quot;B&quot;;[.$J51]));IF(ISBLANK([.$C$3]);&quot;&quot;;[.$C$3]);&quot;&quot;)">
            <text:p/>
          </table:table-cell>
          <table:table-cell table:formula="of:=IF(ISNUMBER(SEARCH(&quot;C&quot;;[.$J51]));IF(ISBLANK([.$C$4]);&quot;&quot;;[.$C$4]);&quot;&quot;)">
            <text:p/>
          </table:table-cell>
          <table:table-cell table:formula="of:=IF(ISNUMBER(SEARCH(&quot;D&quot;;[.$J51]));IF(ISBLANK([.$C$5]);&quot;&quot;;[.$C$5]);&quot;&quot;)">
            <text:p/>
          </table:table-cell>
          <table:table-cell table:formula="of:=IF(ISNUMBER(SEARCH(&quot;E&quot;;[.$J51]));IF(ISBLANK([.$C$6]);&quot;&quot;;[.$C$6]);&quot;&quot;)">
            <text:p/>
          </table:table-cell>
          <table:table-cell table:formula="of:=IF(ISNUMBER(SEARCH(&quot;F&quot;;[.$J51]));IF(ISBLANK([.$C$7]);&quot;&quot;;[.$C$7]);&quot;&quot;)">
            <text:p/>
          </table:table-cell>
          <table:table-cell table:formula="of:=IF(ISNUMBER(SEARCH(&quot;G&quot;;[.$J51]));IF(ISBLANK([.$C$8]);&quot;&quot;;[.$C$8]);&quot;&quot;)">
            <text:p/>
          </table:table-cell>
          <table:table-cell table:formula="of:=IF(ISNUMBER(SEARCH(&quot;H&quot;;[.$J51]));IF(ISBLANK([.$C$9]);&quot;&quot;;[.$C$9]);&quot;&quot;)">
            <text:p/>
          </table:table-cell>
          <table:table-cell table:formula="of:=IF(ISNUMBER(SEARCH(&quot;I&quot;;[.$J51]));IF(ISBLANK([.$C$10]);&quot;&quot;;[.$C$10]);&quot;&quot;)">
            <text:p/>
          </table:table-cell>
          <table:table-cell table:formula="of:=IF(ISNUMBER(SEARCH(&quot;J&quot;;[.$J51]));IF(ISBLANK([.$C$11]);&quot;&quot;;[.$C$11]);&quot;&quot;)">
            <text:p/>
          </table:table-cell>
          <table:table-cell table:formula="of:=IF(ISNUMBER(SEARCH(&quot;K&quot;;[.$J51]));IF(ISBLANK([.$C$12]);&quot;&quot;;[.$C$12]);&quot;&quot;)">
            <text:p/>
          </table:table-cell>
          <table:table-cell table:formula="of:=IF(ISNUMBER(SEARCH(&quot;L&quot;;[.$J51]));IF(ISBLANK([.$C$13]);&quot;&quot;;[.$C$13]);&quot;&quot;)">
            <text:p/>
          </table:table-cell>
          <table:table-cell table:formula="of:=IF(ISNUMBER(SEARCH(&quot;M&quot;;[.$J51]));IF(ISBLANK([.$C$14]);&quot;&quot;;[.$C$14]);&quot;&quot;)">
            <text:p/>
          </table:table-cell>
          <table:table-cell table:formula="of:=IF(ISNUMBER(SEARCH(&quot;N&quot;;[.$J51]));IF(ISBLANK([.$C$15]);&quot;&quot;;[.$C$15]);&quot;&quot;)">
            <text:p/>
          </table:table-cell>
          <table:table-cell/>
          <table:table-cell table:formula="of:=IF(ISNUMBER(SEARCH(&quot;A&quot;;[.$J51]));IF(ISBLANK([.$D$2]);&quot;&quot;;[.$D$2]);&quot;&quot;)">
            <text:p/>
          </table:table-cell>
          <table:table-cell table:formula="of:=IF(ISNUMBER(SEARCH(&quot;B&quot;;[.$J51]));IF(ISBLANK([.$D$3]);&quot;&quot;;[.$D$3]);&quot;&quot;)">
            <text:p/>
          </table:table-cell>
          <table:table-cell table:formula="of:=IF(ISNUMBER(SEARCH(&quot;C&quot;;[.$J51]));IF(ISBLANK([.$D$4]);&quot;&quot;;[.$D$4]);&quot;&quot;)">
            <text:p/>
          </table:table-cell>
          <table:table-cell table:formula="of:=IF(ISNUMBER(SEARCH(&quot;D&quot;;[.$J51]));IF(ISBLANK([.$D$5]);&quot;&quot;;[.$D$5]);&quot;&quot;)">
            <text:p/>
          </table:table-cell>
          <table:table-cell table:formula="of:=IF(ISNUMBER(SEARCH(&quot;E&quot;;[.$J51]));IF(ISBLANK([.$D$6]);&quot;&quot;;[.$D$6]);&quot;&quot;)">
            <text:p/>
          </table:table-cell>
          <table:table-cell table:formula="of:=IF(ISNUMBER(SEARCH(&quot;F&quot;;[.$J51]));IF(ISBLANK([.$D$7]);&quot;&quot;;[.$D$7]);&quot;&quot;)">
            <text:p/>
          </table:table-cell>
          <table:table-cell table:formula="of:=IF(ISNUMBER(SEARCH(&quot;G&quot;;[.$J51]));IF(ISBLANK([.$D$8]);&quot;&quot;;[.$D$8]);&quot;&quot;)">
            <text:p/>
          </table:table-cell>
          <table:table-cell table:formula="of:=IF(ISNUMBER(SEARCH(&quot;H&quot;;[.$J51]));IF(ISBLANK([.$D$9]);&quot;&quot;;[.$D$9]);&quot;&quot;)">
            <text:p/>
          </table:table-cell>
          <table:table-cell table:formula="of:=IF(ISNUMBER(SEARCH(&quot;I&quot;;[.$J51]));IF(ISBLANK([.$D$10]);&quot;&quot;;[.$D$10]);&quot;&quot;)">
            <text:p/>
          </table:table-cell>
          <table:table-cell table:formula="of:=IF(ISNUMBER(SEARCH(&quot;J&quot;;[.$J51]));IF(ISBLANK([.$D$11]);&quot;&quot;;[.$D$11]);&quot;&quot;)">
            <text:p/>
          </table:table-cell>
          <table:table-cell table:formula="of:=IF(ISNUMBER(SEARCH(&quot;K&quot;;[.$J51]));IF(ISBLANK([.$D$12]);&quot;&quot;;[.$D$12]);&quot;&quot;)">
            <text:p/>
          </table:table-cell>
          <table:table-cell table:formula="of:=IF(ISNUMBER(SEARCH(&quot;L&quot;;[.$J51]));IF(ISBLANK([.$D$13]);&quot;&quot;;[.$D$13]);&quot;&quot;)">
            <text:p/>
          </table:table-cell>
          <table:table-cell table:formula="of:=IF(ISNUMBER(SEARCH(&quot;M&quot;;[.$J51]));IF(ISBLANK([.$D$14]);&quot;&quot;;[.$D$14]);&quot;&quot;)">
            <text:p/>
          </table:table-cell>
          <table:table-cell table:formula="of:=IF(ISNUMBER(SEARCH(&quot;N&quot;;[.$J51]));IF(ISBLANK([.$D$15]);&quot;&quot;;[.$D$15]);&quot;&quot;)">
            <text:p/>
          </table:table-cell>
          <table:table-cell/>
          <table:table-cell table:formula="of:=IF(ISNUMBER(SEARCH(&quot;A&quot;;[.$J51]));IF(ISBLANK([.$E$2]);&quot;&quot;;[.$E$2]);&quot;&quot;)">
            <text:p/>
          </table:table-cell>
          <table:table-cell table:formula="of:=IF(ISNUMBER(SEARCH(&quot;B&quot;;[.$J51]));IF(ISBLANK([.$E$3]);&quot;&quot;;[.$E$3]);&quot;&quot;)">
            <text:p/>
          </table:table-cell>
          <table:table-cell table:formula="of:=IF(ISNUMBER(SEARCH(&quot;C&quot;;[.$J51]));IF(ISBLANK([.$E$4]);&quot;&quot;;[.$E$4]);&quot;&quot;)">
            <text:p/>
          </table:table-cell>
          <table:table-cell table:formula="of:=IF(ISNUMBER(SEARCH(&quot;D&quot;;[.$J51]));IF(ISBLANK([.$E$5]);&quot;&quot;;[.$E$5]);&quot;&quot;)">
            <text:p/>
          </table:table-cell>
          <table:table-cell table:formula="of:=IF(ISNUMBER(SEARCH(&quot;E&quot;;[.$J51]));IF(ISBLANK([.$E$6]);&quot;&quot;;[.$E$6]);&quot;&quot;)">
            <text:p/>
          </table:table-cell>
          <table:table-cell table:formula="of:=IF(ISNUMBER(SEARCH(&quot;F&quot;;[.$J51]));IF(ISBLANK([.$E$7]);&quot;&quot;;[.$E$7]);&quot;&quot;)">
            <text:p/>
          </table:table-cell>
          <table:table-cell table:formula="of:=IF(ISNUMBER(SEARCH(&quot;G&quot;;[.$J51]));IF(ISBLANK([.$E$8]);&quot;&quot;;[.$E$8]);&quot;&quot;)">
            <text:p/>
          </table:table-cell>
          <table:table-cell table:formula="of:=IF(ISNUMBER(SEARCH(&quot;H&quot;;[.$J51]));IF(ISBLANK([.$E$9]);&quot;&quot;;[.$E$9]);&quot;&quot;)">
            <text:p/>
          </table:table-cell>
          <table:table-cell table:formula="of:=IF(ISNUMBER(SEARCH(&quot;I&quot;;[.$J51]));IF(ISBLANK([.$E$10]);&quot;&quot;;[.$E$10]);&quot;&quot;)">
            <text:p/>
          </table:table-cell>
          <table:table-cell table:formula="of:=IF(ISNUMBER(SEARCH(&quot;J&quot;;[.$J51]));IF(ISBLANK([.$E$11]);&quot;&quot;;[.$E$11]);&quot;&quot;)">
            <text:p/>
          </table:table-cell>
          <table:table-cell table:formula="of:=IF(ISNUMBER(SEARCH(&quot;K&quot;;[.$J51]));IF(ISBLANK([.$E$12]);&quot;&quot;;[.$E$12]);&quot;&quot;)">
            <text:p/>
          </table:table-cell>
          <table:table-cell table:formula="of:=IF(ISNUMBER(SEARCH(&quot;L&quot;;[.$J51]));IF(ISBLANK([.$E$13]);&quot;&quot;;[.$E$13]);&quot;&quot;)">
            <text:p/>
          </table:table-cell>
          <table:table-cell table:formula="of:=IF(ISNUMBER(SEARCH(&quot;M&quot;;[.$J51]));IF(ISBLANK([.$E$14]);&quot;&quot;;[.$E$14]);&quot;&quot;)">
            <text:p/>
          </table:table-cell>
          <table:table-cell table:formula="of:=IF(ISNUMBER(SEARCH(&quot;N&quot;;[.$J5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2:.$AC52])">
            <text:p/>
          </table:table-cell>
          <table:table-cell table:formula="of:=COM.MICROSOFT.CONCAT([.$AE52:.$AR52])">
            <text:p/>
          </table:table-cell>
          <table:table-cell table:formula="of:=COM.MICROSOFT.CONCAT([.$AT52:.$BG52])">
            <text:p/>
          </table:table-cell>
          <table:table-cell table:formula="of:=COUNTIF([.$J$1:.$J$1999];[.J52])" office:value-type="float" office:value="0" calcext:value-type="float">
            <text:p>0</text:p>
          </table:table-cell>
          <table:table-cell/>
          <table:table-cell table:formula="of:=IF(ISNUMBER(SEARCH(&quot;A&quot;;[.$J52]));IF(ISBLANK([.$C$2]);&quot;&quot;;[.$C$2]);&quot;&quot;)">
            <text:p/>
          </table:table-cell>
          <table:table-cell table:formula="of:=IF(ISNUMBER(SEARCH(&quot;B&quot;;[.$J52]));IF(ISBLANK([.$C$3]);&quot;&quot;;[.$C$3]);&quot;&quot;)">
            <text:p/>
          </table:table-cell>
          <table:table-cell table:formula="of:=IF(ISNUMBER(SEARCH(&quot;C&quot;;[.$J52]));IF(ISBLANK([.$C$4]);&quot;&quot;;[.$C$4]);&quot;&quot;)">
            <text:p/>
          </table:table-cell>
          <table:table-cell table:formula="of:=IF(ISNUMBER(SEARCH(&quot;D&quot;;[.$J52]));IF(ISBLANK([.$C$5]);&quot;&quot;;[.$C$5]);&quot;&quot;)">
            <text:p/>
          </table:table-cell>
          <table:table-cell table:formula="of:=IF(ISNUMBER(SEARCH(&quot;E&quot;;[.$J52]));IF(ISBLANK([.$C$6]);&quot;&quot;;[.$C$6]);&quot;&quot;)">
            <text:p/>
          </table:table-cell>
          <table:table-cell table:formula="of:=IF(ISNUMBER(SEARCH(&quot;F&quot;;[.$J52]));IF(ISBLANK([.$C$7]);&quot;&quot;;[.$C$7]);&quot;&quot;)">
            <text:p/>
          </table:table-cell>
          <table:table-cell table:formula="of:=IF(ISNUMBER(SEARCH(&quot;G&quot;;[.$J52]));IF(ISBLANK([.$C$8]);&quot;&quot;;[.$C$8]);&quot;&quot;)">
            <text:p/>
          </table:table-cell>
          <table:table-cell table:formula="of:=IF(ISNUMBER(SEARCH(&quot;H&quot;;[.$J52]));IF(ISBLANK([.$C$9]);&quot;&quot;;[.$C$9]);&quot;&quot;)">
            <text:p/>
          </table:table-cell>
          <table:table-cell table:formula="of:=IF(ISNUMBER(SEARCH(&quot;I&quot;;[.$J52]));IF(ISBLANK([.$C$10]);&quot;&quot;;[.$C$10]);&quot;&quot;)">
            <text:p/>
          </table:table-cell>
          <table:table-cell table:formula="of:=IF(ISNUMBER(SEARCH(&quot;J&quot;;[.$J52]));IF(ISBLANK([.$C$11]);&quot;&quot;;[.$C$11]);&quot;&quot;)">
            <text:p/>
          </table:table-cell>
          <table:table-cell table:formula="of:=IF(ISNUMBER(SEARCH(&quot;K&quot;;[.$J52]));IF(ISBLANK([.$C$12]);&quot;&quot;;[.$C$12]);&quot;&quot;)">
            <text:p/>
          </table:table-cell>
          <table:table-cell table:formula="of:=IF(ISNUMBER(SEARCH(&quot;L&quot;;[.$J52]));IF(ISBLANK([.$C$13]);&quot;&quot;;[.$C$13]);&quot;&quot;)">
            <text:p/>
          </table:table-cell>
          <table:table-cell table:formula="of:=IF(ISNUMBER(SEARCH(&quot;M&quot;;[.$J52]));IF(ISBLANK([.$C$14]);&quot;&quot;;[.$C$14]);&quot;&quot;)">
            <text:p/>
          </table:table-cell>
          <table:table-cell table:formula="of:=IF(ISNUMBER(SEARCH(&quot;N&quot;;[.$J52]));IF(ISBLANK([.$C$15]);&quot;&quot;;[.$C$15]);&quot;&quot;)">
            <text:p/>
          </table:table-cell>
          <table:table-cell/>
          <table:table-cell table:formula="of:=IF(ISNUMBER(SEARCH(&quot;A&quot;;[.$J52]));IF(ISBLANK([.$D$2]);&quot;&quot;;[.$D$2]);&quot;&quot;)">
            <text:p/>
          </table:table-cell>
          <table:table-cell table:formula="of:=IF(ISNUMBER(SEARCH(&quot;B&quot;;[.$J52]));IF(ISBLANK([.$D$3]);&quot;&quot;;[.$D$3]);&quot;&quot;)">
            <text:p/>
          </table:table-cell>
          <table:table-cell table:formula="of:=IF(ISNUMBER(SEARCH(&quot;C&quot;;[.$J52]));IF(ISBLANK([.$D$4]);&quot;&quot;;[.$D$4]);&quot;&quot;)">
            <text:p/>
          </table:table-cell>
          <table:table-cell table:formula="of:=IF(ISNUMBER(SEARCH(&quot;D&quot;;[.$J52]));IF(ISBLANK([.$D$5]);&quot;&quot;;[.$D$5]);&quot;&quot;)">
            <text:p/>
          </table:table-cell>
          <table:table-cell table:formula="of:=IF(ISNUMBER(SEARCH(&quot;E&quot;;[.$J52]));IF(ISBLANK([.$D$6]);&quot;&quot;;[.$D$6]);&quot;&quot;)">
            <text:p/>
          </table:table-cell>
          <table:table-cell table:formula="of:=IF(ISNUMBER(SEARCH(&quot;F&quot;;[.$J52]));IF(ISBLANK([.$D$7]);&quot;&quot;;[.$D$7]);&quot;&quot;)">
            <text:p/>
          </table:table-cell>
          <table:table-cell table:formula="of:=IF(ISNUMBER(SEARCH(&quot;G&quot;;[.$J52]));IF(ISBLANK([.$D$8]);&quot;&quot;;[.$D$8]);&quot;&quot;)">
            <text:p/>
          </table:table-cell>
          <table:table-cell table:formula="of:=IF(ISNUMBER(SEARCH(&quot;H&quot;;[.$J52]));IF(ISBLANK([.$D$9]);&quot;&quot;;[.$D$9]);&quot;&quot;)">
            <text:p/>
          </table:table-cell>
          <table:table-cell table:formula="of:=IF(ISNUMBER(SEARCH(&quot;I&quot;;[.$J52]));IF(ISBLANK([.$D$10]);&quot;&quot;;[.$D$10]);&quot;&quot;)">
            <text:p/>
          </table:table-cell>
          <table:table-cell table:formula="of:=IF(ISNUMBER(SEARCH(&quot;J&quot;;[.$J52]));IF(ISBLANK([.$D$11]);&quot;&quot;;[.$D$11]);&quot;&quot;)">
            <text:p/>
          </table:table-cell>
          <table:table-cell table:formula="of:=IF(ISNUMBER(SEARCH(&quot;K&quot;;[.$J52]));IF(ISBLANK([.$D$12]);&quot;&quot;;[.$D$12]);&quot;&quot;)">
            <text:p/>
          </table:table-cell>
          <table:table-cell table:formula="of:=IF(ISNUMBER(SEARCH(&quot;L&quot;;[.$J52]));IF(ISBLANK([.$D$13]);&quot;&quot;;[.$D$13]);&quot;&quot;)">
            <text:p/>
          </table:table-cell>
          <table:table-cell table:formula="of:=IF(ISNUMBER(SEARCH(&quot;M&quot;;[.$J52]));IF(ISBLANK([.$D$14]);&quot;&quot;;[.$D$14]);&quot;&quot;)">
            <text:p/>
          </table:table-cell>
          <table:table-cell table:formula="of:=IF(ISNUMBER(SEARCH(&quot;N&quot;;[.$J52]));IF(ISBLANK([.$D$15]);&quot;&quot;;[.$D$15]);&quot;&quot;)">
            <text:p/>
          </table:table-cell>
          <table:table-cell/>
          <table:table-cell table:formula="of:=IF(ISNUMBER(SEARCH(&quot;A&quot;;[.$J52]));IF(ISBLANK([.$E$2]);&quot;&quot;;[.$E$2]);&quot;&quot;)">
            <text:p/>
          </table:table-cell>
          <table:table-cell table:formula="of:=IF(ISNUMBER(SEARCH(&quot;B&quot;;[.$J52]));IF(ISBLANK([.$E$3]);&quot;&quot;;[.$E$3]);&quot;&quot;)">
            <text:p/>
          </table:table-cell>
          <table:table-cell table:formula="of:=IF(ISNUMBER(SEARCH(&quot;C&quot;;[.$J52]));IF(ISBLANK([.$E$4]);&quot;&quot;;[.$E$4]);&quot;&quot;)">
            <text:p/>
          </table:table-cell>
          <table:table-cell table:formula="of:=IF(ISNUMBER(SEARCH(&quot;D&quot;;[.$J52]));IF(ISBLANK([.$E$5]);&quot;&quot;;[.$E$5]);&quot;&quot;)">
            <text:p/>
          </table:table-cell>
          <table:table-cell table:formula="of:=IF(ISNUMBER(SEARCH(&quot;E&quot;;[.$J52]));IF(ISBLANK([.$E$6]);&quot;&quot;;[.$E$6]);&quot;&quot;)">
            <text:p/>
          </table:table-cell>
          <table:table-cell table:formula="of:=IF(ISNUMBER(SEARCH(&quot;F&quot;;[.$J52]));IF(ISBLANK([.$E$7]);&quot;&quot;;[.$E$7]);&quot;&quot;)">
            <text:p/>
          </table:table-cell>
          <table:table-cell table:formula="of:=IF(ISNUMBER(SEARCH(&quot;G&quot;;[.$J52]));IF(ISBLANK([.$E$8]);&quot;&quot;;[.$E$8]);&quot;&quot;)">
            <text:p/>
          </table:table-cell>
          <table:table-cell table:formula="of:=IF(ISNUMBER(SEARCH(&quot;H&quot;;[.$J52]));IF(ISBLANK([.$E$9]);&quot;&quot;;[.$E$9]);&quot;&quot;)">
            <text:p/>
          </table:table-cell>
          <table:table-cell table:formula="of:=IF(ISNUMBER(SEARCH(&quot;I&quot;;[.$J52]));IF(ISBLANK([.$E$10]);&quot;&quot;;[.$E$10]);&quot;&quot;)">
            <text:p/>
          </table:table-cell>
          <table:table-cell table:formula="of:=IF(ISNUMBER(SEARCH(&quot;J&quot;;[.$J52]));IF(ISBLANK([.$E$11]);&quot;&quot;;[.$E$11]);&quot;&quot;)">
            <text:p/>
          </table:table-cell>
          <table:table-cell table:formula="of:=IF(ISNUMBER(SEARCH(&quot;K&quot;;[.$J52]));IF(ISBLANK([.$E$12]);&quot;&quot;;[.$E$12]);&quot;&quot;)">
            <text:p/>
          </table:table-cell>
          <table:table-cell table:formula="of:=IF(ISNUMBER(SEARCH(&quot;L&quot;;[.$J52]));IF(ISBLANK([.$E$13]);&quot;&quot;;[.$E$13]);&quot;&quot;)">
            <text:p/>
          </table:table-cell>
          <table:table-cell table:formula="of:=IF(ISNUMBER(SEARCH(&quot;M&quot;;[.$J52]));IF(ISBLANK([.$E$14]);&quot;&quot;;[.$E$14]);&quot;&quot;)">
            <text:p/>
          </table:table-cell>
          <table:table-cell table:formula="of:=IF(ISNUMBER(SEARCH(&quot;N&quot;;[.$J5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3:.$AC53])">
            <text:p/>
          </table:table-cell>
          <table:table-cell table:formula="of:=COM.MICROSOFT.CONCAT([.$AE53:.$AR53])">
            <text:p/>
          </table:table-cell>
          <table:table-cell table:formula="of:=COM.MICROSOFT.CONCAT([.$AT53:.$BG53])">
            <text:p/>
          </table:table-cell>
          <table:table-cell table:formula="of:=COUNTIF([.$J$1:.$J$1999];[.J53])" office:value-type="float" office:value="0" calcext:value-type="float">
            <text:p>0</text:p>
          </table:table-cell>
          <table:table-cell/>
          <table:table-cell table:formula="of:=IF(ISNUMBER(SEARCH(&quot;A&quot;;[.$J53]));IF(ISBLANK([.$C$2]);&quot;&quot;;[.$C$2]);&quot;&quot;)">
            <text:p/>
          </table:table-cell>
          <table:table-cell table:formula="of:=IF(ISNUMBER(SEARCH(&quot;B&quot;;[.$J53]));IF(ISBLANK([.$C$3]);&quot;&quot;;[.$C$3]);&quot;&quot;)">
            <text:p/>
          </table:table-cell>
          <table:table-cell table:formula="of:=IF(ISNUMBER(SEARCH(&quot;C&quot;;[.$J53]));IF(ISBLANK([.$C$4]);&quot;&quot;;[.$C$4]);&quot;&quot;)">
            <text:p/>
          </table:table-cell>
          <table:table-cell table:formula="of:=IF(ISNUMBER(SEARCH(&quot;D&quot;;[.$J53]));IF(ISBLANK([.$C$5]);&quot;&quot;;[.$C$5]);&quot;&quot;)">
            <text:p/>
          </table:table-cell>
          <table:table-cell table:formula="of:=IF(ISNUMBER(SEARCH(&quot;E&quot;;[.$J53]));IF(ISBLANK([.$C$6]);&quot;&quot;;[.$C$6]);&quot;&quot;)">
            <text:p/>
          </table:table-cell>
          <table:table-cell table:formula="of:=IF(ISNUMBER(SEARCH(&quot;F&quot;;[.$J53]));IF(ISBLANK([.$C$7]);&quot;&quot;;[.$C$7]);&quot;&quot;)">
            <text:p/>
          </table:table-cell>
          <table:table-cell table:formula="of:=IF(ISNUMBER(SEARCH(&quot;G&quot;;[.$J53]));IF(ISBLANK([.$C$8]);&quot;&quot;;[.$C$8]);&quot;&quot;)">
            <text:p/>
          </table:table-cell>
          <table:table-cell table:formula="of:=IF(ISNUMBER(SEARCH(&quot;H&quot;;[.$J53]));IF(ISBLANK([.$C$9]);&quot;&quot;;[.$C$9]);&quot;&quot;)">
            <text:p/>
          </table:table-cell>
          <table:table-cell table:formula="of:=IF(ISNUMBER(SEARCH(&quot;I&quot;;[.$J53]));IF(ISBLANK([.$C$10]);&quot;&quot;;[.$C$10]);&quot;&quot;)">
            <text:p/>
          </table:table-cell>
          <table:table-cell table:formula="of:=IF(ISNUMBER(SEARCH(&quot;J&quot;;[.$J53]));IF(ISBLANK([.$C$11]);&quot;&quot;;[.$C$11]);&quot;&quot;)">
            <text:p/>
          </table:table-cell>
          <table:table-cell table:formula="of:=IF(ISNUMBER(SEARCH(&quot;K&quot;;[.$J53]));IF(ISBLANK([.$C$12]);&quot;&quot;;[.$C$12]);&quot;&quot;)">
            <text:p/>
          </table:table-cell>
          <table:table-cell table:formula="of:=IF(ISNUMBER(SEARCH(&quot;L&quot;;[.$J53]));IF(ISBLANK([.$C$13]);&quot;&quot;;[.$C$13]);&quot;&quot;)">
            <text:p/>
          </table:table-cell>
          <table:table-cell table:formula="of:=IF(ISNUMBER(SEARCH(&quot;M&quot;;[.$J53]));IF(ISBLANK([.$C$14]);&quot;&quot;;[.$C$14]);&quot;&quot;)">
            <text:p/>
          </table:table-cell>
          <table:table-cell table:formula="of:=IF(ISNUMBER(SEARCH(&quot;N&quot;;[.$J53]));IF(ISBLANK([.$C$15]);&quot;&quot;;[.$C$15]);&quot;&quot;)">
            <text:p/>
          </table:table-cell>
          <table:table-cell/>
          <table:table-cell table:formula="of:=IF(ISNUMBER(SEARCH(&quot;A&quot;;[.$J53]));IF(ISBLANK([.$D$2]);&quot;&quot;;[.$D$2]);&quot;&quot;)">
            <text:p/>
          </table:table-cell>
          <table:table-cell table:formula="of:=IF(ISNUMBER(SEARCH(&quot;B&quot;;[.$J53]));IF(ISBLANK([.$D$3]);&quot;&quot;;[.$D$3]);&quot;&quot;)">
            <text:p/>
          </table:table-cell>
          <table:table-cell table:formula="of:=IF(ISNUMBER(SEARCH(&quot;C&quot;;[.$J53]));IF(ISBLANK([.$D$4]);&quot;&quot;;[.$D$4]);&quot;&quot;)">
            <text:p/>
          </table:table-cell>
          <table:table-cell table:formula="of:=IF(ISNUMBER(SEARCH(&quot;D&quot;;[.$J53]));IF(ISBLANK([.$D$5]);&quot;&quot;;[.$D$5]);&quot;&quot;)">
            <text:p/>
          </table:table-cell>
          <table:table-cell table:formula="of:=IF(ISNUMBER(SEARCH(&quot;E&quot;;[.$J53]));IF(ISBLANK([.$D$6]);&quot;&quot;;[.$D$6]);&quot;&quot;)">
            <text:p/>
          </table:table-cell>
          <table:table-cell table:formula="of:=IF(ISNUMBER(SEARCH(&quot;F&quot;;[.$J53]));IF(ISBLANK([.$D$7]);&quot;&quot;;[.$D$7]);&quot;&quot;)">
            <text:p/>
          </table:table-cell>
          <table:table-cell table:formula="of:=IF(ISNUMBER(SEARCH(&quot;G&quot;;[.$J53]));IF(ISBLANK([.$D$8]);&quot;&quot;;[.$D$8]);&quot;&quot;)">
            <text:p/>
          </table:table-cell>
          <table:table-cell table:formula="of:=IF(ISNUMBER(SEARCH(&quot;H&quot;;[.$J53]));IF(ISBLANK([.$D$9]);&quot;&quot;;[.$D$9]);&quot;&quot;)">
            <text:p/>
          </table:table-cell>
          <table:table-cell table:formula="of:=IF(ISNUMBER(SEARCH(&quot;I&quot;;[.$J53]));IF(ISBLANK([.$D$10]);&quot;&quot;;[.$D$10]);&quot;&quot;)">
            <text:p/>
          </table:table-cell>
          <table:table-cell table:formula="of:=IF(ISNUMBER(SEARCH(&quot;J&quot;;[.$J53]));IF(ISBLANK([.$D$11]);&quot;&quot;;[.$D$11]);&quot;&quot;)">
            <text:p/>
          </table:table-cell>
          <table:table-cell table:formula="of:=IF(ISNUMBER(SEARCH(&quot;K&quot;;[.$J53]));IF(ISBLANK([.$D$12]);&quot;&quot;;[.$D$12]);&quot;&quot;)">
            <text:p/>
          </table:table-cell>
          <table:table-cell table:formula="of:=IF(ISNUMBER(SEARCH(&quot;L&quot;;[.$J53]));IF(ISBLANK([.$D$13]);&quot;&quot;;[.$D$13]);&quot;&quot;)">
            <text:p/>
          </table:table-cell>
          <table:table-cell table:formula="of:=IF(ISNUMBER(SEARCH(&quot;M&quot;;[.$J53]));IF(ISBLANK([.$D$14]);&quot;&quot;;[.$D$14]);&quot;&quot;)">
            <text:p/>
          </table:table-cell>
          <table:table-cell table:formula="of:=IF(ISNUMBER(SEARCH(&quot;N&quot;;[.$J53]));IF(ISBLANK([.$D$15]);&quot;&quot;;[.$D$15]);&quot;&quot;)">
            <text:p/>
          </table:table-cell>
          <table:table-cell/>
          <table:table-cell table:formula="of:=IF(ISNUMBER(SEARCH(&quot;A&quot;;[.$J53]));IF(ISBLANK([.$E$2]);&quot;&quot;;[.$E$2]);&quot;&quot;)">
            <text:p/>
          </table:table-cell>
          <table:table-cell table:formula="of:=IF(ISNUMBER(SEARCH(&quot;B&quot;;[.$J53]));IF(ISBLANK([.$E$3]);&quot;&quot;;[.$E$3]);&quot;&quot;)">
            <text:p/>
          </table:table-cell>
          <table:table-cell table:formula="of:=IF(ISNUMBER(SEARCH(&quot;C&quot;;[.$J53]));IF(ISBLANK([.$E$4]);&quot;&quot;;[.$E$4]);&quot;&quot;)">
            <text:p/>
          </table:table-cell>
          <table:table-cell table:formula="of:=IF(ISNUMBER(SEARCH(&quot;D&quot;;[.$J53]));IF(ISBLANK([.$E$5]);&quot;&quot;;[.$E$5]);&quot;&quot;)">
            <text:p/>
          </table:table-cell>
          <table:table-cell table:formula="of:=IF(ISNUMBER(SEARCH(&quot;E&quot;;[.$J53]));IF(ISBLANK([.$E$6]);&quot;&quot;;[.$E$6]);&quot;&quot;)">
            <text:p/>
          </table:table-cell>
          <table:table-cell table:formula="of:=IF(ISNUMBER(SEARCH(&quot;F&quot;;[.$J53]));IF(ISBLANK([.$E$7]);&quot;&quot;;[.$E$7]);&quot;&quot;)">
            <text:p/>
          </table:table-cell>
          <table:table-cell table:formula="of:=IF(ISNUMBER(SEARCH(&quot;G&quot;;[.$J53]));IF(ISBLANK([.$E$8]);&quot;&quot;;[.$E$8]);&quot;&quot;)">
            <text:p/>
          </table:table-cell>
          <table:table-cell table:formula="of:=IF(ISNUMBER(SEARCH(&quot;H&quot;;[.$J53]));IF(ISBLANK([.$E$9]);&quot;&quot;;[.$E$9]);&quot;&quot;)">
            <text:p/>
          </table:table-cell>
          <table:table-cell table:formula="of:=IF(ISNUMBER(SEARCH(&quot;I&quot;;[.$J53]));IF(ISBLANK([.$E$10]);&quot;&quot;;[.$E$10]);&quot;&quot;)">
            <text:p/>
          </table:table-cell>
          <table:table-cell table:formula="of:=IF(ISNUMBER(SEARCH(&quot;J&quot;;[.$J53]));IF(ISBLANK([.$E$11]);&quot;&quot;;[.$E$11]);&quot;&quot;)">
            <text:p/>
          </table:table-cell>
          <table:table-cell table:formula="of:=IF(ISNUMBER(SEARCH(&quot;K&quot;;[.$J53]));IF(ISBLANK([.$E$12]);&quot;&quot;;[.$E$12]);&quot;&quot;)">
            <text:p/>
          </table:table-cell>
          <table:table-cell table:formula="of:=IF(ISNUMBER(SEARCH(&quot;L&quot;;[.$J53]));IF(ISBLANK([.$E$13]);&quot;&quot;;[.$E$13]);&quot;&quot;)">
            <text:p/>
          </table:table-cell>
          <table:table-cell table:formula="of:=IF(ISNUMBER(SEARCH(&quot;M&quot;;[.$J53]));IF(ISBLANK([.$E$14]);&quot;&quot;;[.$E$14]);&quot;&quot;)">
            <text:p/>
          </table:table-cell>
          <table:table-cell table:formula="of:=IF(ISNUMBER(SEARCH(&quot;N&quot;;[.$J5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4:.$AC54])">
            <text:p/>
          </table:table-cell>
          <table:table-cell table:formula="of:=COM.MICROSOFT.CONCAT([.$AE54:.$AR54])">
            <text:p/>
          </table:table-cell>
          <table:table-cell table:formula="of:=COM.MICROSOFT.CONCAT([.$AT54:.$BG54])">
            <text:p/>
          </table:table-cell>
          <table:table-cell table:formula="of:=COUNTIF([.$J$1:.$J$1999];[.J54])" office:value-type="float" office:value="0" calcext:value-type="float">
            <text:p>0</text:p>
          </table:table-cell>
          <table:table-cell/>
          <table:table-cell table:formula="of:=IF(ISNUMBER(SEARCH(&quot;A&quot;;[.$J54]));IF(ISBLANK([.$C$2]);&quot;&quot;;[.$C$2]);&quot;&quot;)">
            <text:p/>
          </table:table-cell>
          <table:table-cell table:formula="of:=IF(ISNUMBER(SEARCH(&quot;B&quot;;[.$J54]));IF(ISBLANK([.$C$3]);&quot;&quot;;[.$C$3]);&quot;&quot;)">
            <text:p/>
          </table:table-cell>
          <table:table-cell table:formula="of:=IF(ISNUMBER(SEARCH(&quot;C&quot;;[.$J54]));IF(ISBLANK([.$C$4]);&quot;&quot;;[.$C$4]);&quot;&quot;)">
            <text:p/>
          </table:table-cell>
          <table:table-cell table:formula="of:=IF(ISNUMBER(SEARCH(&quot;D&quot;;[.$J54]));IF(ISBLANK([.$C$5]);&quot;&quot;;[.$C$5]);&quot;&quot;)">
            <text:p/>
          </table:table-cell>
          <table:table-cell table:formula="of:=IF(ISNUMBER(SEARCH(&quot;E&quot;;[.$J54]));IF(ISBLANK([.$C$6]);&quot;&quot;;[.$C$6]);&quot;&quot;)">
            <text:p/>
          </table:table-cell>
          <table:table-cell table:formula="of:=IF(ISNUMBER(SEARCH(&quot;F&quot;;[.$J54]));IF(ISBLANK([.$C$7]);&quot;&quot;;[.$C$7]);&quot;&quot;)">
            <text:p/>
          </table:table-cell>
          <table:table-cell table:formula="of:=IF(ISNUMBER(SEARCH(&quot;G&quot;;[.$J54]));IF(ISBLANK([.$C$8]);&quot;&quot;;[.$C$8]);&quot;&quot;)">
            <text:p/>
          </table:table-cell>
          <table:table-cell table:formula="of:=IF(ISNUMBER(SEARCH(&quot;H&quot;;[.$J54]));IF(ISBLANK([.$C$9]);&quot;&quot;;[.$C$9]);&quot;&quot;)">
            <text:p/>
          </table:table-cell>
          <table:table-cell table:formula="of:=IF(ISNUMBER(SEARCH(&quot;I&quot;;[.$J54]));IF(ISBLANK([.$C$10]);&quot;&quot;;[.$C$10]);&quot;&quot;)">
            <text:p/>
          </table:table-cell>
          <table:table-cell table:formula="of:=IF(ISNUMBER(SEARCH(&quot;J&quot;;[.$J54]));IF(ISBLANK([.$C$11]);&quot;&quot;;[.$C$11]);&quot;&quot;)">
            <text:p/>
          </table:table-cell>
          <table:table-cell table:formula="of:=IF(ISNUMBER(SEARCH(&quot;K&quot;;[.$J54]));IF(ISBLANK([.$C$12]);&quot;&quot;;[.$C$12]);&quot;&quot;)">
            <text:p/>
          </table:table-cell>
          <table:table-cell table:formula="of:=IF(ISNUMBER(SEARCH(&quot;L&quot;;[.$J54]));IF(ISBLANK([.$C$13]);&quot;&quot;;[.$C$13]);&quot;&quot;)">
            <text:p/>
          </table:table-cell>
          <table:table-cell table:formula="of:=IF(ISNUMBER(SEARCH(&quot;M&quot;;[.$J54]));IF(ISBLANK([.$C$14]);&quot;&quot;;[.$C$14]);&quot;&quot;)">
            <text:p/>
          </table:table-cell>
          <table:table-cell table:formula="of:=IF(ISNUMBER(SEARCH(&quot;N&quot;;[.$J54]));IF(ISBLANK([.$C$15]);&quot;&quot;;[.$C$15]);&quot;&quot;)">
            <text:p/>
          </table:table-cell>
          <table:table-cell/>
          <table:table-cell table:formula="of:=IF(ISNUMBER(SEARCH(&quot;A&quot;;[.$J54]));IF(ISBLANK([.$D$2]);&quot;&quot;;[.$D$2]);&quot;&quot;)">
            <text:p/>
          </table:table-cell>
          <table:table-cell table:formula="of:=IF(ISNUMBER(SEARCH(&quot;B&quot;;[.$J54]));IF(ISBLANK([.$D$3]);&quot;&quot;;[.$D$3]);&quot;&quot;)">
            <text:p/>
          </table:table-cell>
          <table:table-cell table:formula="of:=IF(ISNUMBER(SEARCH(&quot;C&quot;;[.$J54]));IF(ISBLANK([.$D$4]);&quot;&quot;;[.$D$4]);&quot;&quot;)">
            <text:p/>
          </table:table-cell>
          <table:table-cell table:formula="of:=IF(ISNUMBER(SEARCH(&quot;D&quot;;[.$J54]));IF(ISBLANK([.$D$5]);&quot;&quot;;[.$D$5]);&quot;&quot;)">
            <text:p/>
          </table:table-cell>
          <table:table-cell table:formula="of:=IF(ISNUMBER(SEARCH(&quot;E&quot;;[.$J54]));IF(ISBLANK([.$D$6]);&quot;&quot;;[.$D$6]);&quot;&quot;)">
            <text:p/>
          </table:table-cell>
          <table:table-cell table:formula="of:=IF(ISNUMBER(SEARCH(&quot;F&quot;;[.$J54]));IF(ISBLANK([.$D$7]);&quot;&quot;;[.$D$7]);&quot;&quot;)">
            <text:p/>
          </table:table-cell>
          <table:table-cell table:formula="of:=IF(ISNUMBER(SEARCH(&quot;G&quot;;[.$J54]));IF(ISBLANK([.$D$8]);&quot;&quot;;[.$D$8]);&quot;&quot;)">
            <text:p/>
          </table:table-cell>
          <table:table-cell table:formula="of:=IF(ISNUMBER(SEARCH(&quot;H&quot;;[.$J54]));IF(ISBLANK([.$D$9]);&quot;&quot;;[.$D$9]);&quot;&quot;)">
            <text:p/>
          </table:table-cell>
          <table:table-cell table:formula="of:=IF(ISNUMBER(SEARCH(&quot;I&quot;;[.$J54]));IF(ISBLANK([.$D$10]);&quot;&quot;;[.$D$10]);&quot;&quot;)">
            <text:p/>
          </table:table-cell>
          <table:table-cell table:formula="of:=IF(ISNUMBER(SEARCH(&quot;J&quot;;[.$J54]));IF(ISBLANK([.$D$11]);&quot;&quot;;[.$D$11]);&quot;&quot;)">
            <text:p/>
          </table:table-cell>
          <table:table-cell table:formula="of:=IF(ISNUMBER(SEARCH(&quot;K&quot;;[.$J54]));IF(ISBLANK([.$D$12]);&quot;&quot;;[.$D$12]);&quot;&quot;)">
            <text:p/>
          </table:table-cell>
          <table:table-cell table:formula="of:=IF(ISNUMBER(SEARCH(&quot;L&quot;;[.$J54]));IF(ISBLANK([.$D$13]);&quot;&quot;;[.$D$13]);&quot;&quot;)">
            <text:p/>
          </table:table-cell>
          <table:table-cell table:formula="of:=IF(ISNUMBER(SEARCH(&quot;M&quot;;[.$J54]));IF(ISBLANK([.$D$14]);&quot;&quot;;[.$D$14]);&quot;&quot;)">
            <text:p/>
          </table:table-cell>
          <table:table-cell table:formula="of:=IF(ISNUMBER(SEARCH(&quot;N&quot;;[.$J54]));IF(ISBLANK([.$D$15]);&quot;&quot;;[.$D$15]);&quot;&quot;)">
            <text:p/>
          </table:table-cell>
          <table:table-cell/>
          <table:table-cell table:formula="of:=IF(ISNUMBER(SEARCH(&quot;A&quot;;[.$J54]));IF(ISBLANK([.$E$2]);&quot;&quot;;[.$E$2]);&quot;&quot;)">
            <text:p/>
          </table:table-cell>
          <table:table-cell table:formula="of:=IF(ISNUMBER(SEARCH(&quot;B&quot;;[.$J54]));IF(ISBLANK([.$E$3]);&quot;&quot;;[.$E$3]);&quot;&quot;)">
            <text:p/>
          </table:table-cell>
          <table:table-cell table:formula="of:=IF(ISNUMBER(SEARCH(&quot;C&quot;;[.$J54]));IF(ISBLANK([.$E$4]);&quot;&quot;;[.$E$4]);&quot;&quot;)">
            <text:p/>
          </table:table-cell>
          <table:table-cell table:formula="of:=IF(ISNUMBER(SEARCH(&quot;D&quot;;[.$J54]));IF(ISBLANK([.$E$5]);&quot;&quot;;[.$E$5]);&quot;&quot;)">
            <text:p/>
          </table:table-cell>
          <table:table-cell table:formula="of:=IF(ISNUMBER(SEARCH(&quot;E&quot;;[.$J54]));IF(ISBLANK([.$E$6]);&quot;&quot;;[.$E$6]);&quot;&quot;)">
            <text:p/>
          </table:table-cell>
          <table:table-cell table:formula="of:=IF(ISNUMBER(SEARCH(&quot;F&quot;;[.$J54]));IF(ISBLANK([.$E$7]);&quot;&quot;;[.$E$7]);&quot;&quot;)">
            <text:p/>
          </table:table-cell>
          <table:table-cell table:formula="of:=IF(ISNUMBER(SEARCH(&quot;G&quot;;[.$J54]));IF(ISBLANK([.$E$8]);&quot;&quot;;[.$E$8]);&quot;&quot;)">
            <text:p/>
          </table:table-cell>
          <table:table-cell table:formula="of:=IF(ISNUMBER(SEARCH(&quot;H&quot;;[.$J54]));IF(ISBLANK([.$E$9]);&quot;&quot;;[.$E$9]);&quot;&quot;)">
            <text:p/>
          </table:table-cell>
          <table:table-cell table:formula="of:=IF(ISNUMBER(SEARCH(&quot;I&quot;;[.$J54]));IF(ISBLANK([.$E$10]);&quot;&quot;;[.$E$10]);&quot;&quot;)">
            <text:p/>
          </table:table-cell>
          <table:table-cell table:formula="of:=IF(ISNUMBER(SEARCH(&quot;J&quot;;[.$J54]));IF(ISBLANK([.$E$11]);&quot;&quot;;[.$E$11]);&quot;&quot;)">
            <text:p/>
          </table:table-cell>
          <table:table-cell table:formula="of:=IF(ISNUMBER(SEARCH(&quot;K&quot;;[.$J54]));IF(ISBLANK([.$E$12]);&quot;&quot;;[.$E$12]);&quot;&quot;)">
            <text:p/>
          </table:table-cell>
          <table:table-cell table:formula="of:=IF(ISNUMBER(SEARCH(&quot;L&quot;;[.$J54]));IF(ISBLANK([.$E$13]);&quot;&quot;;[.$E$13]);&quot;&quot;)">
            <text:p/>
          </table:table-cell>
          <table:table-cell table:formula="of:=IF(ISNUMBER(SEARCH(&quot;M&quot;;[.$J54]));IF(ISBLANK([.$E$14]);&quot;&quot;;[.$E$14]);&quot;&quot;)">
            <text:p/>
          </table:table-cell>
          <table:table-cell table:formula="of:=IF(ISNUMBER(SEARCH(&quot;N&quot;;[.$J5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5:.$AC55])">
            <text:p/>
          </table:table-cell>
          <table:table-cell table:formula="of:=COM.MICROSOFT.CONCAT([.$AE55:.$AR55])">
            <text:p/>
          </table:table-cell>
          <table:table-cell table:formula="of:=COM.MICROSOFT.CONCAT([.$AT55:.$BG55])">
            <text:p/>
          </table:table-cell>
          <table:table-cell table:formula="of:=COUNTIF([.$J$1:.$J$1999];[.J55])" office:value-type="float" office:value="0" calcext:value-type="float">
            <text:p>0</text:p>
          </table:table-cell>
          <table:table-cell/>
          <table:table-cell table:formula="of:=IF(ISNUMBER(SEARCH(&quot;A&quot;;[.$J55]));IF(ISBLANK([.$C$2]);&quot;&quot;;[.$C$2]);&quot;&quot;)">
            <text:p/>
          </table:table-cell>
          <table:table-cell table:formula="of:=IF(ISNUMBER(SEARCH(&quot;B&quot;;[.$J55]));IF(ISBLANK([.$C$3]);&quot;&quot;;[.$C$3]);&quot;&quot;)">
            <text:p/>
          </table:table-cell>
          <table:table-cell table:formula="of:=IF(ISNUMBER(SEARCH(&quot;C&quot;;[.$J55]));IF(ISBLANK([.$C$4]);&quot;&quot;;[.$C$4]);&quot;&quot;)">
            <text:p/>
          </table:table-cell>
          <table:table-cell table:formula="of:=IF(ISNUMBER(SEARCH(&quot;D&quot;;[.$J55]));IF(ISBLANK([.$C$5]);&quot;&quot;;[.$C$5]);&quot;&quot;)">
            <text:p/>
          </table:table-cell>
          <table:table-cell table:formula="of:=IF(ISNUMBER(SEARCH(&quot;E&quot;;[.$J55]));IF(ISBLANK([.$C$6]);&quot;&quot;;[.$C$6]);&quot;&quot;)">
            <text:p/>
          </table:table-cell>
          <table:table-cell table:formula="of:=IF(ISNUMBER(SEARCH(&quot;F&quot;;[.$J55]));IF(ISBLANK([.$C$7]);&quot;&quot;;[.$C$7]);&quot;&quot;)">
            <text:p/>
          </table:table-cell>
          <table:table-cell table:formula="of:=IF(ISNUMBER(SEARCH(&quot;G&quot;;[.$J55]));IF(ISBLANK([.$C$8]);&quot;&quot;;[.$C$8]);&quot;&quot;)">
            <text:p/>
          </table:table-cell>
          <table:table-cell table:formula="of:=IF(ISNUMBER(SEARCH(&quot;H&quot;;[.$J55]));IF(ISBLANK([.$C$9]);&quot;&quot;;[.$C$9]);&quot;&quot;)">
            <text:p/>
          </table:table-cell>
          <table:table-cell table:formula="of:=IF(ISNUMBER(SEARCH(&quot;I&quot;;[.$J55]));IF(ISBLANK([.$C$10]);&quot;&quot;;[.$C$10]);&quot;&quot;)">
            <text:p/>
          </table:table-cell>
          <table:table-cell table:formula="of:=IF(ISNUMBER(SEARCH(&quot;J&quot;;[.$J55]));IF(ISBLANK([.$C$11]);&quot;&quot;;[.$C$11]);&quot;&quot;)">
            <text:p/>
          </table:table-cell>
          <table:table-cell table:formula="of:=IF(ISNUMBER(SEARCH(&quot;K&quot;;[.$J55]));IF(ISBLANK([.$C$12]);&quot;&quot;;[.$C$12]);&quot;&quot;)">
            <text:p/>
          </table:table-cell>
          <table:table-cell table:formula="of:=IF(ISNUMBER(SEARCH(&quot;L&quot;;[.$J55]));IF(ISBLANK([.$C$13]);&quot;&quot;;[.$C$13]);&quot;&quot;)">
            <text:p/>
          </table:table-cell>
          <table:table-cell table:formula="of:=IF(ISNUMBER(SEARCH(&quot;M&quot;;[.$J55]));IF(ISBLANK([.$C$14]);&quot;&quot;;[.$C$14]);&quot;&quot;)">
            <text:p/>
          </table:table-cell>
          <table:table-cell table:formula="of:=IF(ISNUMBER(SEARCH(&quot;N&quot;;[.$J55]));IF(ISBLANK([.$C$15]);&quot;&quot;;[.$C$15]);&quot;&quot;)">
            <text:p/>
          </table:table-cell>
          <table:table-cell/>
          <table:table-cell table:formula="of:=IF(ISNUMBER(SEARCH(&quot;A&quot;;[.$J55]));IF(ISBLANK([.$D$2]);&quot;&quot;;[.$D$2]);&quot;&quot;)">
            <text:p/>
          </table:table-cell>
          <table:table-cell table:formula="of:=IF(ISNUMBER(SEARCH(&quot;B&quot;;[.$J55]));IF(ISBLANK([.$D$3]);&quot;&quot;;[.$D$3]);&quot;&quot;)">
            <text:p/>
          </table:table-cell>
          <table:table-cell table:formula="of:=IF(ISNUMBER(SEARCH(&quot;C&quot;;[.$J55]));IF(ISBLANK([.$D$4]);&quot;&quot;;[.$D$4]);&quot;&quot;)">
            <text:p/>
          </table:table-cell>
          <table:table-cell table:formula="of:=IF(ISNUMBER(SEARCH(&quot;D&quot;;[.$J55]));IF(ISBLANK([.$D$5]);&quot;&quot;;[.$D$5]);&quot;&quot;)">
            <text:p/>
          </table:table-cell>
          <table:table-cell table:formula="of:=IF(ISNUMBER(SEARCH(&quot;E&quot;;[.$J55]));IF(ISBLANK([.$D$6]);&quot;&quot;;[.$D$6]);&quot;&quot;)">
            <text:p/>
          </table:table-cell>
          <table:table-cell table:formula="of:=IF(ISNUMBER(SEARCH(&quot;F&quot;;[.$J55]));IF(ISBLANK([.$D$7]);&quot;&quot;;[.$D$7]);&quot;&quot;)">
            <text:p/>
          </table:table-cell>
          <table:table-cell table:formula="of:=IF(ISNUMBER(SEARCH(&quot;G&quot;;[.$J55]));IF(ISBLANK([.$D$8]);&quot;&quot;;[.$D$8]);&quot;&quot;)">
            <text:p/>
          </table:table-cell>
          <table:table-cell table:formula="of:=IF(ISNUMBER(SEARCH(&quot;H&quot;;[.$J55]));IF(ISBLANK([.$D$9]);&quot;&quot;;[.$D$9]);&quot;&quot;)">
            <text:p/>
          </table:table-cell>
          <table:table-cell table:formula="of:=IF(ISNUMBER(SEARCH(&quot;I&quot;;[.$J55]));IF(ISBLANK([.$D$10]);&quot;&quot;;[.$D$10]);&quot;&quot;)">
            <text:p/>
          </table:table-cell>
          <table:table-cell table:formula="of:=IF(ISNUMBER(SEARCH(&quot;J&quot;;[.$J55]));IF(ISBLANK([.$D$11]);&quot;&quot;;[.$D$11]);&quot;&quot;)">
            <text:p/>
          </table:table-cell>
          <table:table-cell table:formula="of:=IF(ISNUMBER(SEARCH(&quot;K&quot;;[.$J55]));IF(ISBLANK([.$D$12]);&quot;&quot;;[.$D$12]);&quot;&quot;)">
            <text:p/>
          </table:table-cell>
          <table:table-cell table:formula="of:=IF(ISNUMBER(SEARCH(&quot;L&quot;;[.$J55]));IF(ISBLANK([.$D$13]);&quot;&quot;;[.$D$13]);&quot;&quot;)">
            <text:p/>
          </table:table-cell>
          <table:table-cell table:formula="of:=IF(ISNUMBER(SEARCH(&quot;M&quot;;[.$J55]));IF(ISBLANK([.$D$14]);&quot;&quot;;[.$D$14]);&quot;&quot;)">
            <text:p/>
          </table:table-cell>
          <table:table-cell table:formula="of:=IF(ISNUMBER(SEARCH(&quot;N&quot;;[.$J55]));IF(ISBLANK([.$D$15]);&quot;&quot;;[.$D$15]);&quot;&quot;)">
            <text:p/>
          </table:table-cell>
          <table:table-cell/>
          <table:table-cell table:formula="of:=IF(ISNUMBER(SEARCH(&quot;A&quot;;[.$J55]));IF(ISBLANK([.$E$2]);&quot;&quot;;[.$E$2]);&quot;&quot;)">
            <text:p/>
          </table:table-cell>
          <table:table-cell table:formula="of:=IF(ISNUMBER(SEARCH(&quot;B&quot;;[.$J55]));IF(ISBLANK([.$E$3]);&quot;&quot;;[.$E$3]);&quot;&quot;)">
            <text:p/>
          </table:table-cell>
          <table:table-cell table:formula="of:=IF(ISNUMBER(SEARCH(&quot;C&quot;;[.$J55]));IF(ISBLANK([.$E$4]);&quot;&quot;;[.$E$4]);&quot;&quot;)">
            <text:p/>
          </table:table-cell>
          <table:table-cell table:formula="of:=IF(ISNUMBER(SEARCH(&quot;D&quot;;[.$J55]));IF(ISBLANK([.$E$5]);&quot;&quot;;[.$E$5]);&quot;&quot;)">
            <text:p/>
          </table:table-cell>
          <table:table-cell table:formula="of:=IF(ISNUMBER(SEARCH(&quot;E&quot;;[.$J55]));IF(ISBLANK([.$E$6]);&quot;&quot;;[.$E$6]);&quot;&quot;)">
            <text:p/>
          </table:table-cell>
          <table:table-cell table:formula="of:=IF(ISNUMBER(SEARCH(&quot;F&quot;;[.$J55]));IF(ISBLANK([.$E$7]);&quot;&quot;;[.$E$7]);&quot;&quot;)">
            <text:p/>
          </table:table-cell>
          <table:table-cell table:formula="of:=IF(ISNUMBER(SEARCH(&quot;G&quot;;[.$J55]));IF(ISBLANK([.$E$8]);&quot;&quot;;[.$E$8]);&quot;&quot;)">
            <text:p/>
          </table:table-cell>
          <table:table-cell table:formula="of:=IF(ISNUMBER(SEARCH(&quot;H&quot;;[.$J55]));IF(ISBLANK([.$E$9]);&quot;&quot;;[.$E$9]);&quot;&quot;)">
            <text:p/>
          </table:table-cell>
          <table:table-cell table:formula="of:=IF(ISNUMBER(SEARCH(&quot;I&quot;;[.$J55]));IF(ISBLANK([.$E$10]);&quot;&quot;;[.$E$10]);&quot;&quot;)">
            <text:p/>
          </table:table-cell>
          <table:table-cell table:formula="of:=IF(ISNUMBER(SEARCH(&quot;J&quot;;[.$J55]));IF(ISBLANK([.$E$11]);&quot;&quot;;[.$E$11]);&quot;&quot;)">
            <text:p/>
          </table:table-cell>
          <table:table-cell table:formula="of:=IF(ISNUMBER(SEARCH(&quot;K&quot;;[.$J55]));IF(ISBLANK([.$E$12]);&quot;&quot;;[.$E$12]);&quot;&quot;)">
            <text:p/>
          </table:table-cell>
          <table:table-cell table:formula="of:=IF(ISNUMBER(SEARCH(&quot;L&quot;;[.$J55]));IF(ISBLANK([.$E$13]);&quot;&quot;;[.$E$13]);&quot;&quot;)">
            <text:p/>
          </table:table-cell>
          <table:table-cell table:formula="of:=IF(ISNUMBER(SEARCH(&quot;M&quot;;[.$J55]));IF(ISBLANK([.$E$14]);&quot;&quot;;[.$E$14]);&quot;&quot;)">
            <text:p/>
          </table:table-cell>
          <table:table-cell table:formula="of:=IF(ISNUMBER(SEARCH(&quot;N&quot;;[.$J5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6:.$AC56])">
            <text:p/>
          </table:table-cell>
          <table:table-cell table:formula="of:=COM.MICROSOFT.CONCAT([.$AE56:.$AR56])">
            <text:p/>
          </table:table-cell>
          <table:table-cell table:formula="of:=COM.MICROSOFT.CONCAT([.$AT56:.$BG56])">
            <text:p/>
          </table:table-cell>
          <table:table-cell table:formula="of:=COUNTIF([.$J$1:.$J$1999];[.J56])" office:value-type="float" office:value="0" calcext:value-type="float">
            <text:p>0</text:p>
          </table:table-cell>
          <table:table-cell/>
          <table:table-cell table:formula="of:=IF(ISNUMBER(SEARCH(&quot;A&quot;;[.$J56]));IF(ISBLANK([.$C$2]);&quot;&quot;;[.$C$2]);&quot;&quot;)">
            <text:p/>
          </table:table-cell>
          <table:table-cell table:formula="of:=IF(ISNUMBER(SEARCH(&quot;B&quot;;[.$J56]));IF(ISBLANK([.$C$3]);&quot;&quot;;[.$C$3]);&quot;&quot;)">
            <text:p/>
          </table:table-cell>
          <table:table-cell table:formula="of:=IF(ISNUMBER(SEARCH(&quot;C&quot;;[.$J56]));IF(ISBLANK([.$C$4]);&quot;&quot;;[.$C$4]);&quot;&quot;)">
            <text:p/>
          </table:table-cell>
          <table:table-cell table:formula="of:=IF(ISNUMBER(SEARCH(&quot;D&quot;;[.$J56]));IF(ISBLANK([.$C$5]);&quot;&quot;;[.$C$5]);&quot;&quot;)">
            <text:p/>
          </table:table-cell>
          <table:table-cell table:formula="of:=IF(ISNUMBER(SEARCH(&quot;E&quot;;[.$J56]));IF(ISBLANK([.$C$6]);&quot;&quot;;[.$C$6]);&quot;&quot;)">
            <text:p/>
          </table:table-cell>
          <table:table-cell table:formula="of:=IF(ISNUMBER(SEARCH(&quot;F&quot;;[.$J56]));IF(ISBLANK([.$C$7]);&quot;&quot;;[.$C$7]);&quot;&quot;)">
            <text:p/>
          </table:table-cell>
          <table:table-cell table:formula="of:=IF(ISNUMBER(SEARCH(&quot;G&quot;;[.$J56]));IF(ISBLANK([.$C$8]);&quot;&quot;;[.$C$8]);&quot;&quot;)">
            <text:p/>
          </table:table-cell>
          <table:table-cell table:formula="of:=IF(ISNUMBER(SEARCH(&quot;H&quot;;[.$J56]));IF(ISBLANK([.$C$9]);&quot;&quot;;[.$C$9]);&quot;&quot;)">
            <text:p/>
          </table:table-cell>
          <table:table-cell table:formula="of:=IF(ISNUMBER(SEARCH(&quot;I&quot;;[.$J56]));IF(ISBLANK([.$C$10]);&quot;&quot;;[.$C$10]);&quot;&quot;)">
            <text:p/>
          </table:table-cell>
          <table:table-cell table:formula="of:=IF(ISNUMBER(SEARCH(&quot;J&quot;;[.$J56]));IF(ISBLANK([.$C$11]);&quot;&quot;;[.$C$11]);&quot;&quot;)">
            <text:p/>
          </table:table-cell>
          <table:table-cell table:formula="of:=IF(ISNUMBER(SEARCH(&quot;K&quot;;[.$J56]));IF(ISBLANK([.$C$12]);&quot;&quot;;[.$C$12]);&quot;&quot;)">
            <text:p/>
          </table:table-cell>
          <table:table-cell table:formula="of:=IF(ISNUMBER(SEARCH(&quot;L&quot;;[.$J56]));IF(ISBLANK([.$C$13]);&quot;&quot;;[.$C$13]);&quot;&quot;)">
            <text:p/>
          </table:table-cell>
          <table:table-cell table:formula="of:=IF(ISNUMBER(SEARCH(&quot;M&quot;;[.$J56]));IF(ISBLANK([.$C$14]);&quot;&quot;;[.$C$14]);&quot;&quot;)">
            <text:p/>
          </table:table-cell>
          <table:table-cell table:formula="of:=IF(ISNUMBER(SEARCH(&quot;N&quot;;[.$J56]));IF(ISBLANK([.$C$15]);&quot;&quot;;[.$C$15]);&quot;&quot;)">
            <text:p/>
          </table:table-cell>
          <table:table-cell/>
          <table:table-cell table:formula="of:=IF(ISNUMBER(SEARCH(&quot;A&quot;;[.$J56]));IF(ISBLANK([.$D$2]);&quot;&quot;;[.$D$2]);&quot;&quot;)">
            <text:p/>
          </table:table-cell>
          <table:table-cell table:formula="of:=IF(ISNUMBER(SEARCH(&quot;B&quot;;[.$J56]));IF(ISBLANK([.$D$3]);&quot;&quot;;[.$D$3]);&quot;&quot;)">
            <text:p/>
          </table:table-cell>
          <table:table-cell table:formula="of:=IF(ISNUMBER(SEARCH(&quot;C&quot;;[.$J56]));IF(ISBLANK([.$D$4]);&quot;&quot;;[.$D$4]);&quot;&quot;)">
            <text:p/>
          </table:table-cell>
          <table:table-cell table:formula="of:=IF(ISNUMBER(SEARCH(&quot;D&quot;;[.$J56]));IF(ISBLANK([.$D$5]);&quot;&quot;;[.$D$5]);&quot;&quot;)">
            <text:p/>
          </table:table-cell>
          <table:table-cell table:formula="of:=IF(ISNUMBER(SEARCH(&quot;E&quot;;[.$J56]));IF(ISBLANK([.$D$6]);&quot;&quot;;[.$D$6]);&quot;&quot;)">
            <text:p/>
          </table:table-cell>
          <table:table-cell table:formula="of:=IF(ISNUMBER(SEARCH(&quot;F&quot;;[.$J56]));IF(ISBLANK([.$D$7]);&quot;&quot;;[.$D$7]);&quot;&quot;)">
            <text:p/>
          </table:table-cell>
          <table:table-cell table:formula="of:=IF(ISNUMBER(SEARCH(&quot;G&quot;;[.$J56]));IF(ISBLANK([.$D$8]);&quot;&quot;;[.$D$8]);&quot;&quot;)">
            <text:p/>
          </table:table-cell>
          <table:table-cell table:formula="of:=IF(ISNUMBER(SEARCH(&quot;H&quot;;[.$J56]));IF(ISBLANK([.$D$9]);&quot;&quot;;[.$D$9]);&quot;&quot;)">
            <text:p/>
          </table:table-cell>
          <table:table-cell table:formula="of:=IF(ISNUMBER(SEARCH(&quot;I&quot;;[.$J56]));IF(ISBLANK([.$D$10]);&quot;&quot;;[.$D$10]);&quot;&quot;)">
            <text:p/>
          </table:table-cell>
          <table:table-cell table:formula="of:=IF(ISNUMBER(SEARCH(&quot;J&quot;;[.$J56]));IF(ISBLANK([.$D$11]);&quot;&quot;;[.$D$11]);&quot;&quot;)">
            <text:p/>
          </table:table-cell>
          <table:table-cell table:formula="of:=IF(ISNUMBER(SEARCH(&quot;K&quot;;[.$J56]));IF(ISBLANK([.$D$12]);&quot;&quot;;[.$D$12]);&quot;&quot;)">
            <text:p/>
          </table:table-cell>
          <table:table-cell table:formula="of:=IF(ISNUMBER(SEARCH(&quot;L&quot;;[.$J56]));IF(ISBLANK([.$D$13]);&quot;&quot;;[.$D$13]);&quot;&quot;)">
            <text:p/>
          </table:table-cell>
          <table:table-cell table:formula="of:=IF(ISNUMBER(SEARCH(&quot;M&quot;;[.$J56]));IF(ISBLANK([.$D$14]);&quot;&quot;;[.$D$14]);&quot;&quot;)">
            <text:p/>
          </table:table-cell>
          <table:table-cell table:formula="of:=IF(ISNUMBER(SEARCH(&quot;N&quot;;[.$J56]));IF(ISBLANK([.$D$15]);&quot;&quot;;[.$D$15]);&quot;&quot;)">
            <text:p/>
          </table:table-cell>
          <table:table-cell/>
          <table:table-cell table:formula="of:=IF(ISNUMBER(SEARCH(&quot;A&quot;;[.$J56]));IF(ISBLANK([.$E$2]);&quot;&quot;;[.$E$2]);&quot;&quot;)">
            <text:p/>
          </table:table-cell>
          <table:table-cell table:formula="of:=IF(ISNUMBER(SEARCH(&quot;B&quot;;[.$J56]));IF(ISBLANK([.$E$3]);&quot;&quot;;[.$E$3]);&quot;&quot;)">
            <text:p/>
          </table:table-cell>
          <table:table-cell table:formula="of:=IF(ISNUMBER(SEARCH(&quot;C&quot;;[.$J56]));IF(ISBLANK([.$E$4]);&quot;&quot;;[.$E$4]);&quot;&quot;)">
            <text:p/>
          </table:table-cell>
          <table:table-cell table:formula="of:=IF(ISNUMBER(SEARCH(&quot;D&quot;;[.$J56]));IF(ISBLANK([.$E$5]);&quot;&quot;;[.$E$5]);&quot;&quot;)">
            <text:p/>
          </table:table-cell>
          <table:table-cell table:formula="of:=IF(ISNUMBER(SEARCH(&quot;E&quot;;[.$J56]));IF(ISBLANK([.$E$6]);&quot;&quot;;[.$E$6]);&quot;&quot;)">
            <text:p/>
          </table:table-cell>
          <table:table-cell table:formula="of:=IF(ISNUMBER(SEARCH(&quot;F&quot;;[.$J56]));IF(ISBLANK([.$E$7]);&quot;&quot;;[.$E$7]);&quot;&quot;)">
            <text:p/>
          </table:table-cell>
          <table:table-cell table:formula="of:=IF(ISNUMBER(SEARCH(&quot;G&quot;;[.$J56]));IF(ISBLANK([.$E$8]);&quot;&quot;;[.$E$8]);&quot;&quot;)">
            <text:p/>
          </table:table-cell>
          <table:table-cell table:formula="of:=IF(ISNUMBER(SEARCH(&quot;H&quot;;[.$J56]));IF(ISBLANK([.$E$9]);&quot;&quot;;[.$E$9]);&quot;&quot;)">
            <text:p/>
          </table:table-cell>
          <table:table-cell table:formula="of:=IF(ISNUMBER(SEARCH(&quot;I&quot;;[.$J56]));IF(ISBLANK([.$E$10]);&quot;&quot;;[.$E$10]);&quot;&quot;)">
            <text:p/>
          </table:table-cell>
          <table:table-cell table:formula="of:=IF(ISNUMBER(SEARCH(&quot;J&quot;;[.$J56]));IF(ISBLANK([.$E$11]);&quot;&quot;;[.$E$11]);&quot;&quot;)">
            <text:p/>
          </table:table-cell>
          <table:table-cell table:formula="of:=IF(ISNUMBER(SEARCH(&quot;K&quot;;[.$J56]));IF(ISBLANK([.$E$12]);&quot;&quot;;[.$E$12]);&quot;&quot;)">
            <text:p/>
          </table:table-cell>
          <table:table-cell table:formula="of:=IF(ISNUMBER(SEARCH(&quot;L&quot;;[.$J56]));IF(ISBLANK([.$E$13]);&quot;&quot;;[.$E$13]);&quot;&quot;)">
            <text:p/>
          </table:table-cell>
          <table:table-cell table:formula="of:=IF(ISNUMBER(SEARCH(&quot;M&quot;;[.$J56]));IF(ISBLANK([.$E$14]);&quot;&quot;;[.$E$14]);&quot;&quot;)">
            <text:p/>
          </table:table-cell>
          <table:table-cell table:formula="of:=IF(ISNUMBER(SEARCH(&quot;N&quot;;[.$J5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7:.$AC57])">
            <text:p/>
          </table:table-cell>
          <table:table-cell table:formula="of:=COM.MICROSOFT.CONCAT([.$AE57:.$AR57])">
            <text:p/>
          </table:table-cell>
          <table:table-cell table:formula="of:=COM.MICROSOFT.CONCAT([.$AT57:.$BG57])">
            <text:p/>
          </table:table-cell>
          <table:table-cell table:formula="of:=COUNTIF([.$J$1:.$J$1999];[.J57])" office:value-type="float" office:value="0" calcext:value-type="float">
            <text:p>0</text:p>
          </table:table-cell>
          <table:table-cell/>
          <table:table-cell table:formula="of:=IF(ISNUMBER(SEARCH(&quot;A&quot;;[.$J57]));IF(ISBLANK([.$C$2]);&quot;&quot;;[.$C$2]);&quot;&quot;)">
            <text:p/>
          </table:table-cell>
          <table:table-cell table:formula="of:=IF(ISNUMBER(SEARCH(&quot;B&quot;;[.$J57]));IF(ISBLANK([.$C$3]);&quot;&quot;;[.$C$3]);&quot;&quot;)">
            <text:p/>
          </table:table-cell>
          <table:table-cell table:formula="of:=IF(ISNUMBER(SEARCH(&quot;C&quot;;[.$J57]));IF(ISBLANK([.$C$4]);&quot;&quot;;[.$C$4]);&quot;&quot;)">
            <text:p/>
          </table:table-cell>
          <table:table-cell table:formula="of:=IF(ISNUMBER(SEARCH(&quot;D&quot;;[.$J57]));IF(ISBLANK([.$C$5]);&quot;&quot;;[.$C$5]);&quot;&quot;)">
            <text:p/>
          </table:table-cell>
          <table:table-cell table:formula="of:=IF(ISNUMBER(SEARCH(&quot;E&quot;;[.$J57]));IF(ISBLANK([.$C$6]);&quot;&quot;;[.$C$6]);&quot;&quot;)">
            <text:p/>
          </table:table-cell>
          <table:table-cell table:formula="of:=IF(ISNUMBER(SEARCH(&quot;F&quot;;[.$J57]));IF(ISBLANK([.$C$7]);&quot;&quot;;[.$C$7]);&quot;&quot;)">
            <text:p/>
          </table:table-cell>
          <table:table-cell table:formula="of:=IF(ISNUMBER(SEARCH(&quot;G&quot;;[.$J57]));IF(ISBLANK([.$C$8]);&quot;&quot;;[.$C$8]);&quot;&quot;)">
            <text:p/>
          </table:table-cell>
          <table:table-cell table:formula="of:=IF(ISNUMBER(SEARCH(&quot;H&quot;;[.$J57]));IF(ISBLANK([.$C$9]);&quot;&quot;;[.$C$9]);&quot;&quot;)">
            <text:p/>
          </table:table-cell>
          <table:table-cell table:formula="of:=IF(ISNUMBER(SEARCH(&quot;I&quot;;[.$J57]));IF(ISBLANK([.$C$10]);&quot;&quot;;[.$C$10]);&quot;&quot;)">
            <text:p/>
          </table:table-cell>
          <table:table-cell table:formula="of:=IF(ISNUMBER(SEARCH(&quot;J&quot;;[.$J57]));IF(ISBLANK([.$C$11]);&quot;&quot;;[.$C$11]);&quot;&quot;)">
            <text:p/>
          </table:table-cell>
          <table:table-cell table:formula="of:=IF(ISNUMBER(SEARCH(&quot;K&quot;;[.$J57]));IF(ISBLANK([.$C$12]);&quot;&quot;;[.$C$12]);&quot;&quot;)">
            <text:p/>
          </table:table-cell>
          <table:table-cell table:formula="of:=IF(ISNUMBER(SEARCH(&quot;L&quot;;[.$J57]));IF(ISBLANK([.$C$13]);&quot;&quot;;[.$C$13]);&quot;&quot;)">
            <text:p/>
          </table:table-cell>
          <table:table-cell table:formula="of:=IF(ISNUMBER(SEARCH(&quot;M&quot;;[.$J57]));IF(ISBLANK([.$C$14]);&quot;&quot;;[.$C$14]);&quot;&quot;)">
            <text:p/>
          </table:table-cell>
          <table:table-cell table:formula="of:=IF(ISNUMBER(SEARCH(&quot;N&quot;;[.$J57]));IF(ISBLANK([.$C$15]);&quot;&quot;;[.$C$15]);&quot;&quot;)">
            <text:p/>
          </table:table-cell>
          <table:table-cell/>
          <table:table-cell table:formula="of:=IF(ISNUMBER(SEARCH(&quot;A&quot;;[.$J57]));IF(ISBLANK([.$D$2]);&quot;&quot;;[.$D$2]);&quot;&quot;)">
            <text:p/>
          </table:table-cell>
          <table:table-cell table:formula="of:=IF(ISNUMBER(SEARCH(&quot;B&quot;;[.$J57]));IF(ISBLANK([.$D$3]);&quot;&quot;;[.$D$3]);&quot;&quot;)">
            <text:p/>
          </table:table-cell>
          <table:table-cell table:formula="of:=IF(ISNUMBER(SEARCH(&quot;C&quot;;[.$J57]));IF(ISBLANK([.$D$4]);&quot;&quot;;[.$D$4]);&quot;&quot;)">
            <text:p/>
          </table:table-cell>
          <table:table-cell table:formula="of:=IF(ISNUMBER(SEARCH(&quot;D&quot;;[.$J57]));IF(ISBLANK([.$D$5]);&quot;&quot;;[.$D$5]);&quot;&quot;)">
            <text:p/>
          </table:table-cell>
          <table:table-cell table:formula="of:=IF(ISNUMBER(SEARCH(&quot;E&quot;;[.$J57]));IF(ISBLANK([.$D$6]);&quot;&quot;;[.$D$6]);&quot;&quot;)">
            <text:p/>
          </table:table-cell>
          <table:table-cell table:formula="of:=IF(ISNUMBER(SEARCH(&quot;F&quot;;[.$J57]));IF(ISBLANK([.$D$7]);&quot;&quot;;[.$D$7]);&quot;&quot;)">
            <text:p/>
          </table:table-cell>
          <table:table-cell table:formula="of:=IF(ISNUMBER(SEARCH(&quot;G&quot;;[.$J57]));IF(ISBLANK([.$D$8]);&quot;&quot;;[.$D$8]);&quot;&quot;)">
            <text:p/>
          </table:table-cell>
          <table:table-cell table:formula="of:=IF(ISNUMBER(SEARCH(&quot;H&quot;;[.$J57]));IF(ISBLANK([.$D$9]);&quot;&quot;;[.$D$9]);&quot;&quot;)">
            <text:p/>
          </table:table-cell>
          <table:table-cell table:formula="of:=IF(ISNUMBER(SEARCH(&quot;I&quot;;[.$J57]));IF(ISBLANK([.$D$10]);&quot;&quot;;[.$D$10]);&quot;&quot;)">
            <text:p/>
          </table:table-cell>
          <table:table-cell table:formula="of:=IF(ISNUMBER(SEARCH(&quot;J&quot;;[.$J57]));IF(ISBLANK([.$D$11]);&quot;&quot;;[.$D$11]);&quot;&quot;)">
            <text:p/>
          </table:table-cell>
          <table:table-cell table:formula="of:=IF(ISNUMBER(SEARCH(&quot;K&quot;;[.$J57]));IF(ISBLANK([.$D$12]);&quot;&quot;;[.$D$12]);&quot;&quot;)">
            <text:p/>
          </table:table-cell>
          <table:table-cell table:formula="of:=IF(ISNUMBER(SEARCH(&quot;L&quot;;[.$J57]));IF(ISBLANK([.$D$13]);&quot;&quot;;[.$D$13]);&quot;&quot;)">
            <text:p/>
          </table:table-cell>
          <table:table-cell table:formula="of:=IF(ISNUMBER(SEARCH(&quot;M&quot;;[.$J57]));IF(ISBLANK([.$D$14]);&quot;&quot;;[.$D$14]);&quot;&quot;)">
            <text:p/>
          </table:table-cell>
          <table:table-cell table:formula="of:=IF(ISNUMBER(SEARCH(&quot;N&quot;;[.$J57]));IF(ISBLANK([.$D$15]);&quot;&quot;;[.$D$15]);&quot;&quot;)">
            <text:p/>
          </table:table-cell>
          <table:table-cell/>
          <table:table-cell table:formula="of:=IF(ISNUMBER(SEARCH(&quot;A&quot;;[.$J57]));IF(ISBLANK([.$E$2]);&quot;&quot;;[.$E$2]);&quot;&quot;)">
            <text:p/>
          </table:table-cell>
          <table:table-cell table:formula="of:=IF(ISNUMBER(SEARCH(&quot;B&quot;;[.$J57]));IF(ISBLANK([.$E$3]);&quot;&quot;;[.$E$3]);&quot;&quot;)">
            <text:p/>
          </table:table-cell>
          <table:table-cell table:formula="of:=IF(ISNUMBER(SEARCH(&quot;C&quot;;[.$J57]));IF(ISBLANK([.$E$4]);&quot;&quot;;[.$E$4]);&quot;&quot;)">
            <text:p/>
          </table:table-cell>
          <table:table-cell table:formula="of:=IF(ISNUMBER(SEARCH(&quot;D&quot;;[.$J57]));IF(ISBLANK([.$E$5]);&quot;&quot;;[.$E$5]);&quot;&quot;)">
            <text:p/>
          </table:table-cell>
          <table:table-cell table:formula="of:=IF(ISNUMBER(SEARCH(&quot;E&quot;;[.$J57]));IF(ISBLANK([.$E$6]);&quot;&quot;;[.$E$6]);&quot;&quot;)">
            <text:p/>
          </table:table-cell>
          <table:table-cell table:formula="of:=IF(ISNUMBER(SEARCH(&quot;F&quot;;[.$J57]));IF(ISBLANK([.$E$7]);&quot;&quot;;[.$E$7]);&quot;&quot;)">
            <text:p/>
          </table:table-cell>
          <table:table-cell table:formula="of:=IF(ISNUMBER(SEARCH(&quot;G&quot;;[.$J57]));IF(ISBLANK([.$E$8]);&quot;&quot;;[.$E$8]);&quot;&quot;)">
            <text:p/>
          </table:table-cell>
          <table:table-cell table:formula="of:=IF(ISNUMBER(SEARCH(&quot;H&quot;;[.$J57]));IF(ISBLANK([.$E$9]);&quot;&quot;;[.$E$9]);&quot;&quot;)">
            <text:p/>
          </table:table-cell>
          <table:table-cell table:formula="of:=IF(ISNUMBER(SEARCH(&quot;I&quot;;[.$J57]));IF(ISBLANK([.$E$10]);&quot;&quot;;[.$E$10]);&quot;&quot;)">
            <text:p/>
          </table:table-cell>
          <table:table-cell table:formula="of:=IF(ISNUMBER(SEARCH(&quot;J&quot;;[.$J57]));IF(ISBLANK([.$E$11]);&quot;&quot;;[.$E$11]);&quot;&quot;)">
            <text:p/>
          </table:table-cell>
          <table:table-cell table:formula="of:=IF(ISNUMBER(SEARCH(&quot;K&quot;;[.$J57]));IF(ISBLANK([.$E$12]);&quot;&quot;;[.$E$12]);&quot;&quot;)">
            <text:p/>
          </table:table-cell>
          <table:table-cell table:formula="of:=IF(ISNUMBER(SEARCH(&quot;L&quot;;[.$J57]));IF(ISBLANK([.$E$13]);&quot;&quot;;[.$E$13]);&quot;&quot;)">
            <text:p/>
          </table:table-cell>
          <table:table-cell table:formula="of:=IF(ISNUMBER(SEARCH(&quot;M&quot;;[.$J57]));IF(ISBLANK([.$E$14]);&quot;&quot;;[.$E$14]);&quot;&quot;)">
            <text:p/>
          </table:table-cell>
          <table:table-cell table:formula="of:=IF(ISNUMBER(SEARCH(&quot;N&quot;;[.$J5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8:.$AC58])">
            <text:p/>
          </table:table-cell>
          <table:table-cell table:formula="of:=COM.MICROSOFT.CONCAT([.$AE58:.$AR58])">
            <text:p/>
          </table:table-cell>
          <table:table-cell table:formula="of:=COM.MICROSOFT.CONCAT([.$AT58:.$BG58])">
            <text:p/>
          </table:table-cell>
          <table:table-cell table:formula="of:=COUNTIF([.$J$1:.$J$1999];[.J58])" office:value-type="float" office:value="0" calcext:value-type="float">
            <text:p>0</text:p>
          </table:table-cell>
          <table:table-cell/>
          <table:table-cell table:formula="of:=IF(ISNUMBER(SEARCH(&quot;A&quot;;[.$J58]));IF(ISBLANK([.$C$2]);&quot;&quot;;[.$C$2]);&quot;&quot;)">
            <text:p/>
          </table:table-cell>
          <table:table-cell table:formula="of:=IF(ISNUMBER(SEARCH(&quot;B&quot;;[.$J58]));IF(ISBLANK([.$C$3]);&quot;&quot;;[.$C$3]);&quot;&quot;)">
            <text:p/>
          </table:table-cell>
          <table:table-cell table:formula="of:=IF(ISNUMBER(SEARCH(&quot;C&quot;;[.$J58]));IF(ISBLANK([.$C$4]);&quot;&quot;;[.$C$4]);&quot;&quot;)">
            <text:p/>
          </table:table-cell>
          <table:table-cell table:formula="of:=IF(ISNUMBER(SEARCH(&quot;D&quot;;[.$J58]));IF(ISBLANK([.$C$5]);&quot;&quot;;[.$C$5]);&quot;&quot;)">
            <text:p/>
          </table:table-cell>
          <table:table-cell table:formula="of:=IF(ISNUMBER(SEARCH(&quot;E&quot;;[.$J58]));IF(ISBLANK([.$C$6]);&quot;&quot;;[.$C$6]);&quot;&quot;)">
            <text:p/>
          </table:table-cell>
          <table:table-cell table:formula="of:=IF(ISNUMBER(SEARCH(&quot;F&quot;;[.$J58]));IF(ISBLANK([.$C$7]);&quot;&quot;;[.$C$7]);&quot;&quot;)">
            <text:p/>
          </table:table-cell>
          <table:table-cell table:formula="of:=IF(ISNUMBER(SEARCH(&quot;G&quot;;[.$J58]));IF(ISBLANK([.$C$8]);&quot;&quot;;[.$C$8]);&quot;&quot;)">
            <text:p/>
          </table:table-cell>
          <table:table-cell table:formula="of:=IF(ISNUMBER(SEARCH(&quot;H&quot;;[.$J58]));IF(ISBLANK([.$C$9]);&quot;&quot;;[.$C$9]);&quot;&quot;)">
            <text:p/>
          </table:table-cell>
          <table:table-cell table:formula="of:=IF(ISNUMBER(SEARCH(&quot;I&quot;;[.$J58]));IF(ISBLANK([.$C$10]);&quot;&quot;;[.$C$10]);&quot;&quot;)">
            <text:p/>
          </table:table-cell>
          <table:table-cell table:formula="of:=IF(ISNUMBER(SEARCH(&quot;J&quot;;[.$J58]));IF(ISBLANK([.$C$11]);&quot;&quot;;[.$C$11]);&quot;&quot;)">
            <text:p/>
          </table:table-cell>
          <table:table-cell table:formula="of:=IF(ISNUMBER(SEARCH(&quot;K&quot;;[.$J58]));IF(ISBLANK([.$C$12]);&quot;&quot;;[.$C$12]);&quot;&quot;)">
            <text:p/>
          </table:table-cell>
          <table:table-cell table:formula="of:=IF(ISNUMBER(SEARCH(&quot;L&quot;;[.$J58]));IF(ISBLANK([.$C$13]);&quot;&quot;;[.$C$13]);&quot;&quot;)">
            <text:p/>
          </table:table-cell>
          <table:table-cell table:formula="of:=IF(ISNUMBER(SEARCH(&quot;M&quot;;[.$J58]));IF(ISBLANK([.$C$14]);&quot;&quot;;[.$C$14]);&quot;&quot;)">
            <text:p/>
          </table:table-cell>
          <table:table-cell table:formula="of:=IF(ISNUMBER(SEARCH(&quot;N&quot;;[.$J58]));IF(ISBLANK([.$C$15]);&quot;&quot;;[.$C$15]);&quot;&quot;)">
            <text:p/>
          </table:table-cell>
          <table:table-cell/>
          <table:table-cell table:formula="of:=IF(ISNUMBER(SEARCH(&quot;A&quot;;[.$J58]));IF(ISBLANK([.$D$2]);&quot;&quot;;[.$D$2]);&quot;&quot;)">
            <text:p/>
          </table:table-cell>
          <table:table-cell table:formula="of:=IF(ISNUMBER(SEARCH(&quot;B&quot;;[.$J58]));IF(ISBLANK([.$D$3]);&quot;&quot;;[.$D$3]);&quot;&quot;)">
            <text:p/>
          </table:table-cell>
          <table:table-cell table:formula="of:=IF(ISNUMBER(SEARCH(&quot;C&quot;;[.$J58]));IF(ISBLANK([.$D$4]);&quot;&quot;;[.$D$4]);&quot;&quot;)">
            <text:p/>
          </table:table-cell>
          <table:table-cell table:formula="of:=IF(ISNUMBER(SEARCH(&quot;D&quot;;[.$J58]));IF(ISBLANK([.$D$5]);&quot;&quot;;[.$D$5]);&quot;&quot;)">
            <text:p/>
          </table:table-cell>
          <table:table-cell table:formula="of:=IF(ISNUMBER(SEARCH(&quot;E&quot;;[.$J58]));IF(ISBLANK([.$D$6]);&quot;&quot;;[.$D$6]);&quot;&quot;)">
            <text:p/>
          </table:table-cell>
          <table:table-cell table:formula="of:=IF(ISNUMBER(SEARCH(&quot;F&quot;;[.$J58]));IF(ISBLANK([.$D$7]);&quot;&quot;;[.$D$7]);&quot;&quot;)">
            <text:p/>
          </table:table-cell>
          <table:table-cell table:formula="of:=IF(ISNUMBER(SEARCH(&quot;G&quot;;[.$J58]));IF(ISBLANK([.$D$8]);&quot;&quot;;[.$D$8]);&quot;&quot;)">
            <text:p/>
          </table:table-cell>
          <table:table-cell table:formula="of:=IF(ISNUMBER(SEARCH(&quot;H&quot;;[.$J58]));IF(ISBLANK([.$D$9]);&quot;&quot;;[.$D$9]);&quot;&quot;)">
            <text:p/>
          </table:table-cell>
          <table:table-cell table:formula="of:=IF(ISNUMBER(SEARCH(&quot;I&quot;;[.$J58]));IF(ISBLANK([.$D$10]);&quot;&quot;;[.$D$10]);&quot;&quot;)">
            <text:p/>
          </table:table-cell>
          <table:table-cell table:formula="of:=IF(ISNUMBER(SEARCH(&quot;J&quot;;[.$J58]));IF(ISBLANK([.$D$11]);&quot;&quot;;[.$D$11]);&quot;&quot;)">
            <text:p/>
          </table:table-cell>
          <table:table-cell table:formula="of:=IF(ISNUMBER(SEARCH(&quot;K&quot;;[.$J58]));IF(ISBLANK([.$D$12]);&quot;&quot;;[.$D$12]);&quot;&quot;)">
            <text:p/>
          </table:table-cell>
          <table:table-cell table:formula="of:=IF(ISNUMBER(SEARCH(&quot;L&quot;;[.$J58]));IF(ISBLANK([.$D$13]);&quot;&quot;;[.$D$13]);&quot;&quot;)">
            <text:p/>
          </table:table-cell>
          <table:table-cell table:formula="of:=IF(ISNUMBER(SEARCH(&quot;M&quot;;[.$J58]));IF(ISBLANK([.$D$14]);&quot;&quot;;[.$D$14]);&quot;&quot;)">
            <text:p/>
          </table:table-cell>
          <table:table-cell table:formula="of:=IF(ISNUMBER(SEARCH(&quot;N&quot;;[.$J58]));IF(ISBLANK([.$D$15]);&quot;&quot;;[.$D$15]);&quot;&quot;)">
            <text:p/>
          </table:table-cell>
          <table:table-cell/>
          <table:table-cell table:formula="of:=IF(ISNUMBER(SEARCH(&quot;A&quot;;[.$J58]));IF(ISBLANK([.$E$2]);&quot;&quot;;[.$E$2]);&quot;&quot;)">
            <text:p/>
          </table:table-cell>
          <table:table-cell table:formula="of:=IF(ISNUMBER(SEARCH(&quot;B&quot;;[.$J58]));IF(ISBLANK([.$E$3]);&quot;&quot;;[.$E$3]);&quot;&quot;)">
            <text:p/>
          </table:table-cell>
          <table:table-cell table:formula="of:=IF(ISNUMBER(SEARCH(&quot;C&quot;;[.$J58]));IF(ISBLANK([.$E$4]);&quot;&quot;;[.$E$4]);&quot;&quot;)">
            <text:p/>
          </table:table-cell>
          <table:table-cell table:formula="of:=IF(ISNUMBER(SEARCH(&quot;D&quot;;[.$J58]));IF(ISBLANK([.$E$5]);&quot;&quot;;[.$E$5]);&quot;&quot;)">
            <text:p/>
          </table:table-cell>
          <table:table-cell table:formula="of:=IF(ISNUMBER(SEARCH(&quot;E&quot;;[.$J58]));IF(ISBLANK([.$E$6]);&quot;&quot;;[.$E$6]);&quot;&quot;)">
            <text:p/>
          </table:table-cell>
          <table:table-cell table:formula="of:=IF(ISNUMBER(SEARCH(&quot;F&quot;;[.$J58]));IF(ISBLANK([.$E$7]);&quot;&quot;;[.$E$7]);&quot;&quot;)">
            <text:p/>
          </table:table-cell>
          <table:table-cell table:formula="of:=IF(ISNUMBER(SEARCH(&quot;G&quot;;[.$J58]));IF(ISBLANK([.$E$8]);&quot;&quot;;[.$E$8]);&quot;&quot;)">
            <text:p/>
          </table:table-cell>
          <table:table-cell table:formula="of:=IF(ISNUMBER(SEARCH(&quot;H&quot;;[.$J58]));IF(ISBLANK([.$E$9]);&quot;&quot;;[.$E$9]);&quot;&quot;)">
            <text:p/>
          </table:table-cell>
          <table:table-cell table:formula="of:=IF(ISNUMBER(SEARCH(&quot;I&quot;;[.$J58]));IF(ISBLANK([.$E$10]);&quot;&quot;;[.$E$10]);&quot;&quot;)">
            <text:p/>
          </table:table-cell>
          <table:table-cell table:formula="of:=IF(ISNUMBER(SEARCH(&quot;J&quot;;[.$J58]));IF(ISBLANK([.$E$11]);&quot;&quot;;[.$E$11]);&quot;&quot;)">
            <text:p/>
          </table:table-cell>
          <table:table-cell table:formula="of:=IF(ISNUMBER(SEARCH(&quot;K&quot;;[.$J58]));IF(ISBLANK([.$E$12]);&quot;&quot;;[.$E$12]);&quot;&quot;)">
            <text:p/>
          </table:table-cell>
          <table:table-cell table:formula="of:=IF(ISNUMBER(SEARCH(&quot;L&quot;;[.$J58]));IF(ISBLANK([.$E$13]);&quot;&quot;;[.$E$13]);&quot;&quot;)">
            <text:p/>
          </table:table-cell>
          <table:table-cell table:formula="of:=IF(ISNUMBER(SEARCH(&quot;M&quot;;[.$J58]));IF(ISBLANK([.$E$14]);&quot;&quot;;[.$E$14]);&quot;&quot;)">
            <text:p/>
          </table:table-cell>
          <table:table-cell table:formula="of:=IF(ISNUMBER(SEARCH(&quot;N&quot;;[.$J5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59:.$AC59])">
            <text:p/>
          </table:table-cell>
          <table:table-cell table:formula="of:=COM.MICROSOFT.CONCAT([.$AE59:.$AR59])">
            <text:p/>
          </table:table-cell>
          <table:table-cell table:formula="of:=COM.MICROSOFT.CONCAT([.$AT59:.$BG59])">
            <text:p/>
          </table:table-cell>
          <table:table-cell table:formula="of:=COUNTIF([.$J$1:.$J$1999];[.J59])" office:value-type="float" office:value="0" calcext:value-type="float">
            <text:p>0</text:p>
          </table:table-cell>
          <table:table-cell/>
          <table:table-cell table:formula="of:=IF(ISNUMBER(SEARCH(&quot;A&quot;;[.$J59]));IF(ISBLANK([.$C$2]);&quot;&quot;;[.$C$2]);&quot;&quot;)">
            <text:p/>
          </table:table-cell>
          <table:table-cell table:formula="of:=IF(ISNUMBER(SEARCH(&quot;B&quot;;[.$J59]));IF(ISBLANK([.$C$3]);&quot;&quot;;[.$C$3]);&quot;&quot;)">
            <text:p/>
          </table:table-cell>
          <table:table-cell table:formula="of:=IF(ISNUMBER(SEARCH(&quot;C&quot;;[.$J59]));IF(ISBLANK([.$C$4]);&quot;&quot;;[.$C$4]);&quot;&quot;)">
            <text:p/>
          </table:table-cell>
          <table:table-cell table:formula="of:=IF(ISNUMBER(SEARCH(&quot;D&quot;;[.$J59]));IF(ISBLANK([.$C$5]);&quot;&quot;;[.$C$5]);&quot;&quot;)">
            <text:p/>
          </table:table-cell>
          <table:table-cell table:formula="of:=IF(ISNUMBER(SEARCH(&quot;E&quot;;[.$J59]));IF(ISBLANK([.$C$6]);&quot;&quot;;[.$C$6]);&quot;&quot;)">
            <text:p/>
          </table:table-cell>
          <table:table-cell table:formula="of:=IF(ISNUMBER(SEARCH(&quot;F&quot;;[.$J59]));IF(ISBLANK([.$C$7]);&quot;&quot;;[.$C$7]);&quot;&quot;)">
            <text:p/>
          </table:table-cell>
          <table:table-cell table:formula="of:=IF(ISNUMBER(SEARCH(&quot;G&quot;;[.$J59]));IF(ISBLANK([.$C$8]);&quot;&quot;;[.$C$8]);&quot;&quot;)">
            <text:p/>
          </table:table-cell>
          <table:table-cell table:formula="of:=IF(ISNUMBER(SEARCH(&quot;H&quot;;[.$J59]));IF(ISBLANK([.$C$9]);&quot;&quot;;[.$C$9]);&quot;&quot;)">
            <text:p/>
          </table:table-cell>
          <table:table-cell table:formula="of:=IF(ISNUMBER(SEARCH(&quot;I&quot;;[.$J59]));IF(ISBLANK([.$C$10]);&quot;&quot;;[.$C$10]);&quot;&quot;)">
            <text:p/>
          </table:table-cell>
          <table:table-cell table:formula="of:=IF(ISNUMBER(SEARCH(&quot;J&quot;;[.$J59]));IF(ISBLANK([.$C$11]);&quot;&quot;;[.$C$11]);&quot;&quot;)">
            <text:p/>
          </table:table-cell>
          <table:table-cell table:formula="of:=IF(ISNUMBER(SEARCH(&quot;K&quot;;[.$J59]));IF(ISBLANK([.$C$12]);&quot;&quot;;[.$C$12]);&quot;&quot;)">
            <text:p/>
          </table:table-cell>
          <table:table-cell table:formula="of:=IF(ISNUMBER(SEARCH(&quot;L&quot;;[.$J59]));IF(ISBLANK([.$C$13]);&quot;&quot;;[.$C$13]);&quot;&quot;)">
            <text:p/>
          </table:table-cell>
          <table:table-cell table:formula="of:=IF(ISNUMBER(SEARCH(&quot;M&quot;;[.$J59]));IF(ISBLANK([.$C$14]);&quot;&quot;;[.$C$14]);&quot;&quot;)">
            <text:p/>
          </table:table-cell>
          <table:table-cell table:formula="of:=IF(ISNUMBER(SEARCH(&quot;N&quot;;[.$J59]));IF(ISBLANK([.$C$15]);&quot;&quot;;[.$C$15]);&quot;&quot;)">
            <text:p/>
          </table:table-cell>
          <table:table-cell/>
          <table:table-cell table:formula="of:=IF(ISNUMBER(SEARCH(&quot;A&quot;;[.$J59]));IF(ISBLANK([.$D$2]);&quot;&quot;;[.$D$2]);&quot;&quot;)">
            <text:p/>
          </table:table-cell>
          <table:table-cell table:formula="of:=IF(ISNUMBER(SEARCH(&quot;B&quot;;[.$J59]));IF(ISBLANK([.$D$3]);&quot;&quot;;[.$D$3]);&quot;&quot;)">
            <text:p/>
          </table:table-cell>
          <table:table-cell table:formula="of:=IF(ISNUMBER(SEARCH(&quot;C&quot;;[.$J59]));IF(ISBLANK([.$D$4]);&quot;&quot;;[.$D$4]);&quot;&quot;)">
            <text:p/>
          </table:table-cell>
          <table:table-cell table:formula="of:=IF(ISNUMBER(SEARCH(&quot;D&quot;;[.$J59]));IF(ISBLANK([.$D$5]);&quot;&quot;;[.$D$5]);&quot;&quot;)">
            <text:p/>
          </table:table-cell>
          <table:table-cell table:formula="of:=IF(ISNUMBER(SEARCH(&quot;E&quot;;[.$J59]));IF(ISBLANK([.$D$6]);&quot;&quot;;[.$D$6]);&quot;&quot;)">
            <text:p/>
          </table:table-cell>
          <table:table-cell table:formula="of:=IF(ISNUMBER(SEARCH(&quot;F&quot;;[.$J59]));IF(ISBLANK([.$D$7]);&quot;&quot;;[.$D$7]);&quot;&quot;)">
            <text:p/>
          </table:table-cell>
          <table:table-cell table:formula="of:=IF(ISNUMBER(SEARCH(&quot;G&quot;;[.$J59]));IF(ISBLANK([.$D$8]);&quot;&quot;;[.$D$8]);&quot;&quot;)">
            <text:p/>
          </table:table-cell>
          <table:table-cell table:formula="of:=IF(ISNUMBER(SEARCH(&quot;H&quot;;[.$J59]));IF(ISBLANK([.$D$9]);&quot;&quot;;[.$D$9]);&quot;&quot;)">
            <text:p/>
          </table:table-cell>
          <table:table-cell table:formula="of:=IF(ISNUMBER(SEARCH(&quot;I&quot;;[.$J59]));IF(ISBLANK([.$D$10]);&quot;&quot;;[.$D$10]);&quot;&quot;)">
            <text:p/>
          </table:table-cell>
          <table:table-cell table:formula="of:=IF(ISNUMBER(SEARCH(&quot;J&quot;;[.$J59]));IF(ISBLANK([.$D$11]);&quot;&quot;;[.$D$11]);&quot;&quot;)">
            <text:p/>
          </table:table-cell>
          <table:table-cell table:formula="of:=IF(ISNUMBER(SEARCH(&quot;K&quot;;[.$J59]));IF(ISBLANK([.$D$12]);&quot;&quot;;[.$D$12]);&quot;&quot;)">
            <text:p/>
          </table:table-cell>
          <table:table-cell table:formula="of:=IF(ISNUMBER(SEARCH(&quot;L&quot;;[.$J59]));IF(ISBLANK([.$D$13]);&quot;&quot;;[.$D$13]);&quot;&quot;)">
            <text:p/>
          </table:table-cell>
          <table:table-cell table:formula="of:=IF(ISNUMBER(SEARCH(&quot;M&quot;;[.$J59]));IF(ISBLANK([.$D$14]);&quot;&quot;;[.$D$14]);&quot;&quot;)">
            <text:p/>
          </table:table-cell>
          <table:table-cell table:formula="of:=IF(ISNUMBER(SEARCH(&quot;N&quot;;[.$J59]));IF(ISBLANK([.$D$15]);&quot;&quot;;[.$D$15]);&quot;&quot;)">
            <text:p/>
          </table:table-cell>
          <table:table-cell/>
          <table:table-cell table:formula="of:=IF(ISNUMBER(SEARCH(&quot;A&quot;;[.$J59]));IF(ISBLANK([.$E$2]);&quot;&quot;;[.$E$2]);&quot;&quot;)">
            <text:p/>
          </table:table-cell>
          <table:table-cell table:formula="of:=IF(ISNUMBER(SEARCH(&quot;B&quot;;[.$J59]));IF(ISBLANK([.$E$3]);&quot;&quot;;[.$E$3]);&quot;&quot;)">
            <text:p/>
          </table:table-cell>
          <table:table-cell table:formula="of:=IF(ISNUMBER(SEARCH(&quot;C&quot;;[.$J59]));IF(ISBLANK([.$E$4]);&quot;&quot;;[.$E$4]);&quot;&quot;)">
            <text:p/>
          </table:table-cell>
          <table:table-cell table:formula="of:=IF(ISNUMBER(SEARCH(&quot;D&quot;;[.$J59]));IF(ISBLANK([.$E$5]);&quot;&quot;;[.$E$5]);&quot;&quot;)">
            <text:p/>
          </table:table-cell>
          <table:table-cell table:formula="of:=IF(ISNUMBER(SEARCH(&quot;E&quot;;[.$J59]));IF(ISBLANK([.$E$6]);&quot;&quot;;[.$E$6]);&quot;&quot;)">
            <text:p/>
          </table:table-cell>
          <table:table-cell table:formula="of:=IF(ISNUMBER(SEARCH(&quot;F&quot;;[.$J59]));IF(ISBLANK([.$E$7]);&quot;&quot;;[.$E$7]);&quot;&quot;)">
            <text:p/>
          </table:table-cell>
          <table:table-cell table:formula="of:=IF(ISNUMBER(SEARCH(&quot;G&quot;;[.$J59]));IF(ISBLANK([.$E$8]);&quot;&quot;;[.$E$8]);&quot;&quot;)">
            <text:p/>
          </table:table-cell>
          <table:table-cell table:formula="of:=IF(ISNUMBER(SEARCH(&quot;H&quot;;[.$J59]));IF(ISBLANK([.$E$9]);&quot;&quot;;[.$E$9]);&quot;&quot;)">
            <text:p/>
          </table:table-cell>
          <table:table-cell table:formula="of:=IF(ISNUMBER(SEARCH(&quot;I&quot;;[.$J59]));IF(ISBLANK([.$E$10]);&quot;&quot;;[.$E$10]);&quot;&quot;)">
            <text:p/>
          </table:table-cell>
          <table:table-cell table:formula="of:=IF(ISNUMBER(SEARCH(&quot;J&quot;;[.$J59]));IF(ISBLANK([.$E$11]);&quot;&quot;;[.$E$11]);&quot;&quot;)">
            <text:p/>
          </table:table-cell>
          <table:table-cell table:formula="of:=IF(ISNUMBER(SEARCH(&quot;K&quot;;[.$J59]));IF(ISBLANK([.$E$12]);&quot;&quot;;[.$E$12]);&quot;&quot;)">
            <text:p/>
          </table:table-cell>
          <table:table-cell table:formula="of:=IF(ISNUMBER(SEARCH(&quot;L&quot;;[.$J59]));IF(ISBLANK([.$E$13]);&quot;&quot;;[.$E$13]);&quot;&quot;)">
            <text:p/>
          </table:table-cell>
          <table:table-cell table:formula="of:=IF(ISNUMBER(SEARCH(&quot;M&quot;;[.$J59]));IF(ISBLANK([.$E$14]);&quot;&quot;;[.$E$14]);&quot;&quot;)">
            <text:p/>
          </table:table-cell>
          <table:table-cell table:formula="of:=IF(ISNUMBER(SEARCH(&quot;N&quot;;[.$J5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0:.$AC60])">
            <text:p/>
          </table:table-cell>
          <table:table-cell table:formula="of:=COM.MICROSOFT.CONCAT([.$AE60:.$AR60])">
            <text:p/>
          </table:table-cell>
          <table:table-cell table:formula="of:=COM.MICROSOFT.CONCAT([.$AT60:.$BG60])">
            <text:p/>
          </table:table-cell>
          <table:table-cell table:formula="of:=COUNTIF([.$J$1:.$J$1999];[.J60])" office:value-type="float" office:value="0" calcext:value-type="float">
            <text:p>0</text:p>
          </table:table-cell>
          <table:table-cell/>
          <table:table-cell table:formula="of:=IF(ISNUMBER(SEARCH(&quot;A&quot;;[.$J60]));IF(ISBLANK([.$C$2]);&quot;&quot;;[.$C$2]);&quot;&quot;)">
            <text:p/>
          </table:table-cell>
          <table:table-cell table:formula="of:=IF(ISNUMBER(SEARCH(&quot;B&quot;;[.$J60]));IF(ISBLANK([.$C$3]);&quot;&quot;;[.$C$3]);&quot;&quot;)">
            <text:p/>
          </table:table-cell>
          <table:table-cell table:formula="of:=IF(ISNUMBER(SEARCH(&quot;C&quot;;[.$J60]));IF(ISBLANK([.$C$4]);&quot;&quot;;[.$C$4]);&quot;&quot;)">
            <text:p/>
          </table:table-cell>
          <table:table-cell table:formula="of:=IF(ISNUMBER(SEARCH(&quot;D&quot;;[.$J60]));IF(ISBLANK([.$C$5]);&quot;&quot;;[.$C$5]);&quot;&quot;)">
            <text:p/>
          </table:table-cell>
          <table:table-cell table:formula="of:=IF(ISNUMBER(SEARCH(&quot;E&quot;;[.$J60]));IF(ISBLANK([.$C$6]);&quot;&quot;;[.$C$6]);&quot;&quot;)">
            <text:p/>
          </table:table-cell>
          <table:table-cell table:formula="of:=IF(ISNUMBER(SEARCH(&quot;F&quot;;[.$J60]));IF(ISBLANK([.$C$7]);&quot;&quot;;[.$C$7]);&quot;&quot;)">
            <text:p/>
          </table:table-cell>
          <table:table-cell table:formula="of:=IF(ISNUMBER(SEARCH(&quot;G&quot;;[.$J60]));IF(ISBLANK([.$C$8]);&quot;&quot;;[.$C$8]);&quot;&quot;)">
            <text:p/>
          </table:table-cell>
          <table:table-cell table:formula="of:=IF(ISNUMBER(SEARCH(&quot;H&quot;;[.$J60]));IF(ISBLANK([.$C$9]);&quot;&quot;;[.$C$9]);&quot;&quot;)">
            <text:p/>
          </table:table-cell>
          <table:table-cell table:formula="of:=IF(ISNUMBER(SEARCH(&quot;I&quot;;[.$J60]));IF(ISBLANK([.$C$10]);&quot;&quot;;[.$C$10]);&quot;&quot;)">
            <text:p/>
          </table:table-cell>
          <table:table-cell table:formula="of:=IF(ISNUMBER(SEARCH(&quot;J&quot;;[.$J60]));IF(ISBLANK([.$C$11]);&quot;&quot;;[.$C$11]);&quot;&quot;)">
            <text:p/>
          </table:table-cell>
          <table:table-cell table:formula="of:=IF(ISNUMBER(SEARCH(&quot;K&quot;;[.$J60]));IF(ISBLANK([.$C$12]);&quot;&quot;;[.$C$12]);&quot;&quot;)">
            <text:p/>
          </table:table-cell>
          <table:table-cell table:formula="of:=IF(ISNUMBER(SEARCH(&quot;L&quot;;[.$J60]));IF(ISBLANK([.$C$13]);&quot;&quot;;[.$C$13]);&quot;&quot;)">
            <text:p/>
          </table:table-cell>
          <table:table-cell table:formula="of:=IF(ISNUMBER(SEARCH(&quot;M&quot;;[.$J60]));IF(ISBLANK([.$C$14]);&quot;&quot;;[.$C$14]);&quot;&quot;)">
            <text:p/>
          </table:table-cell>
          <table:table-cell table:formula="of:=IF(ISNUMBER(SEARCH(&quot;N&quot;;[.$J60]));IF(ISBLANK([.$C$15]);&quot;&quot;;[.$C$15]);&quot;&quot;)">
            <text:p/>
          </table:table-cell>
          <table:table-cell/>
          <table:table-cell table:formula="of:=IF(ISNUMBER(SEARCH(&quot;A&quot;;[.$J60]));IF(ISBLANK([.$D$2]);&quot;&quot;;[.$D$2]);&quot;&quot;)">
            <text:p/>
          </table:table-cell>
          <table:table-cell table:formula="of:=IF(ISNUMBER(SEARCH(&quot;B&quot;;[.$J60]));IF(ISBLANK([.$D$3]);&quot;&quot;;[.$D$3]);&quot;&quot;)">
            <text:p/>
          </table:table-cell>
          <table:table-cell table:formula="of:=IF(ISNUMBER(SEARCH(&quot;C&quot;;[.$J60]));IF(ISBLANK([.$D$4]);&quot;&quot;;[.$D$4]);&quot;&quot;)">
            <text:p/>
          </table:table-cell>
          <table:table-cell table:formula="of:=IF(ISNUMBER(SEARCH(&quot;D&quot;;[.$J60]));IF(ISBLANK([.$D$5]);&quot;&quot;;[.$D$5]);&quot;&quot;)">
            <text:p/>
          </table:table-cell>
          <table:table-cell table:formula="of:=IF(ISNUMBER(SEARCH(&quot;E&quot;;[.$J60]));IF(ISBLANK([.$D$6]);&quot;&quot;;[.$D$6]);&quot;&quot;)">
            <text:p/>
          </table:table-cell>
          <table:table-cell table:formula="of:=IF(ISNUMBER(SEARCH(&quot;F&quot;;[.$J60]));IF(ISBLANK([.$D$7]);&quot;&quot;;[.$D$7]);&quot;&quot;)">
            <text:p/>
          </table:table-cell>
          <table:table-cell table:formula="of:=IF(ISNUMBER(SEARCH(&quot;G&quot;;[.$J60]));IF(ISBLANK([.$D$8]);&quot;&quot;;[.$D$8]);&quot;&quot;)">
            <text:p/>
          </table:table-cell>
          <table:table-cell table:formula="of:=IF(ISNUMBER(SEARCH(&quot;H&quot;;[.$J60]));IF(ISBLANK([.$D$9]);&quot;&quot;;[.$D$9]);&quot;&quot;)">
            <text:p/>
          </table:table-cell>
          <table:table-cell table:formula="of:=IF(ISNUMBER(SEARCH(&quot;I&quot;;[.$J60]));IF(ISBLANK([.$D$10]);&quot;&quot;;[.$D$10]);&quot;&quot;)">
            <text:p/>
          </table:table-cell>
          <table:table-cell table:formula="of:=IF(ISNUMBER(SEARCH(&quot;J&quot;;[.$J60]));IF(ISBLANK([.$D$11]);&quot;&quot;;[.$D$11]);&quot;&quot;)">
            <text:p/>
          </table:table-cell>
          <table:table-cell table:formula="of:=IF(ISNUMBER(SEARCH(&quot;K&quot;;[.$J60]));IF(ISBLANK([.$D$12]);&quot;&quot;;[.$D$12]);&quot;&quot;)">
            <text:p/>
          </table:table-cell>
          <table:table-cell table:formula="of:=IF(ISNUMBER(SEARCH(&quot;L&quot;;[.$J60]));IF(ISBLANK([.$D$13]);&quot;&quot;;[.$D$13]);&quot;&quot;)">
            <text:p/>
          </table:table-cell>
          <table:table-cell table:formula="of:=IF(ISNUMBER(SEARCH(&quot;M&quot;;[.$J60]));IF(ISBLANK([.$D$14]);&quot;&quot;;[.$D$14]);&quot;&quot;)">
            <text:p/>
          </table:table-cell>
          <table:table-cell table:formula="of:=IF(ISNUMBER(SEARCH(&quot;N&quot;;[.$J60]));IF(ISBLANK([.$D$15]);&quot;&quot;;[.$D$15]);&quot;&quot;)">
            <text:p/>
          </table:table-cell>
          <table:table-cell/>
          <table:table-cell table:formula="of:=IF(ISNUMBER(SEARCH(&quot;A&quot;;[.$J60]));IF(ISBLANK([.$E$2]);&quot;&quot;;[.$E$2]);&quot;&quot;)">
            <text:p/>
          </table:table-cell>
          <table:table-cell table:formula="of:=IF(ISNUMBER(SEARCH(&quot;B&quot;;[.$J60]));IF(ISBLANK([.$E$3]);&quot;&quot;;[.$E$3]);&quot;&quot;)">
            <text:p/>
          </table:table-cell>
          <table:table-cell table:formula="of:=IF(ISNUMBER(SEARCH(&quot;C&quot;;[.$J60]));IF(ISBLANK([.$E$4]);&quot;&quot;;[.$E$4]);&quot;&quot;)">
            <text:p/>
          </table:table-cell>
          <table:table-cell table:formula="of:=IF(ISNUMBER(SEARCH(&quot;D&quot;;[.$J60]));IF(ISBLANK([.$E$5]);&quot;&quot;;[.$E$5]);&quot;&quot;)">
            <text:p/>
          </table:table-cell>
          <table:table-cell table:formula="of:=IF(ISNUMBER(SEARCH(&quot;E&quot;;[.$J60]));IF(ISBLANK([.$E$6]);&quot;&quot;;[.$E$6]);&quot;&quot;)">
            <text:p/>
          </table:table-cell>
          <table:table-cell table:formula="of:=IF(ISNUMBER(SEARCH(&quot;F&quot;;[.$J60]));IF(ISBLANK([.$E$7]);&quot;&quot;;[.$E$7]);&quot;&quot;)">
            <text:p/>
          </table:table-cell>
          <table:table-cell table:formula="of:=IF(ISNUMBER(SEARCH(&quot;G&quot;;[.$J60]));IF(ISBLANK([.$E$8]);&quot;&quot;;[.$E$8]);&quot;&quot;)">
            <text:p/>
          </table:table-cell>
          <table:table-cell table:formula="of:=IF(ISNUMBER(SEARCH(&quot;H&quot;;[.$J60]));IF(ISBLANK([.$E$9]);&quot;&quot;;[.$E$9]);&quot;&quot;)">
            <text:p/>
          </table:table-cell>
          <table:table-cell table:formula="of:=IF(ISNUMBER(SEARCH(&quot;I&quot;;[.$J60]));IF(ISBLANK([.$E$10]);&quot;&quot;;[.$E$10]);&quot;&quot;)">
            <text:p/>
          </table:table-cell>
          <table:table-cell table:formula="of:=IF(ISNUMBER(SEARCH(&quot;J&quot;;[.$J60]));IF(ISBLANK([.$E$11]);&quot;&quot;;[.$E$11]);&quot;&quot;)">
            <text:p/>
          </table:table-cell>
          <table:table-cell table:formula="of:=IF(ISNUMBER(SEARCH(&quot;K&quot;;[.$J60]));IF(ISBLANK([.$E$12]);&quot;&quot;;[.$E$12]);&quot;&quot;)">
            <text:p/>
          </table:table-cell>
          <table:table-cell table:formula="of:=IF(ISNUMBER(SEARCH(&quot;L&quot;;[.$J60]));IF(ISBLANK([.$E$13]);&quot;&quot;;[.$E$13]);&quot;&quot;)">
            <text:p/>
          </table:table-cell>
          <table:table-cell table:formula="of:=IF(ISNUMBER(SEARCH(&quot;M&quot;;[.$J60]));IF(ISBLANK([.$E$14]);&quot;&quot;;[.$E$14]);&quot;&quot;)">
            <text:p/>
          </table:table-cell>
          <table:table-cell table:formula="of:=IF(ISNUMBER(SEARCH(&quot;N&quot;;[.$J6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1:.$AC61])">
            <text:p/>
          </table:table-cell>
          <table:table-cell table:formula="of:=COM.MICROSOFT.CONCAT([.$AE61:.$AR61])">
            <text:p/>
          </table:table-cell>
          <table:table-cell table:formula="of:=COM.MICROSOFT.CONCAT([.$AT61:.$BG61])">
            <text:p/>
          </table:table-cell>
          <table:table-cell table:formula="of:=COUNTIF([.$J$1:.$J$1999];[.J61])" office:value-type="float" office:value="0" calcext:value-type="float">
            <text:p>0</text:p>
          </table:table-cell>
          <table:table-cell/>
          <table:table-cell table:formula="of:=IF(ISNUMBER(SEARCH(&quot;A&quot;;[.$J61]));IF(ISBLANK([.$C$2]);&quot;&quot;;[.$C$2]);&quot;&quot;)">
            <text:p/>
          </table:table-cell>
          <table:table-cell table:formula="of:=IF(ISNUMBER(SEARCH(&quot;B&quot;;[.$J61]));IF(ISBLANK([.$C$3]);&quot;&quot;;[.$C$3]);&quot;&quot;)">
            <text:p/>
          </table:table-cell>
          <table:table-cell table:formula="of:=IF(ISNUMBER(SEARCH(&quot;C&quot;;[.$J61]));IF(ISBLANK([.$C$4]);&quot;&quot;;[.$C$4]);&quot;&quot;)">
            <text:p/>
          </table:table-cell>
          <table:table-cell table:formula="of:=IF(ISNUMBER(SEARCH(&quot;D&quot;;[.$J61]));IF(ISBLANK([.$C$5]);&quot;&quot;;[.$C$5]);&quot;&quot;)">
            <text:p/>
          </table:table-cell>
          <table:table-cell table:formula="of:=IF(ISNUMBER(SEARCH(&quot;E&quot;;[.$J61]));IF(ISBLANK([.$C$6]);&quot;&quot;;[.$C$6]);&quot;&quot;)">
            <text:p/>
          </table:table-cell>
          <table:table-cell table:formula="of:=IF(ISNUMBER(SEARCH(&quot;F&quot;;[.$J61]));IF(ISBLANK([.$C$7]);&quot;&quot;;[.$C$7]);&quot;&quot;)">
            <text:p/>
          </table:table-cell>
          <table:table-cell table:formula="of:=IF(ISNUMBER(SEARCH(&quot;G&quot;;[.$J61]));IF(ISBLANK([.$C$8]);&quot;&quot;;[.$C$8]);&quot;&quot;)">
            <text:p/>
          </table:table-cell>
          <table:table-cell table:formula="of:=IF(ISNUMBER(SEARCH(&quot;H&quot;;[.$J61]));IF(ISBLANK([.$C$9]);&quot;&quot;;[.$C$9]);&quot;&quot;)">
            <text:p/>
          </table:table-cell>
          <table:table-cell table:formula="of:=IF(ISNUMBER(SEARCH(&quot;I&quot;;[.$J61]));IF(ISBLANK([.$C$10]);&quot;&quot;;[.$C$10]);&quot;&quot;)">
            <text:p/>
          </table:table-cell>
          <table:table-cell table:formula="of:=IF(ISNUMBER(SEARCH(&quot;J&quot;;[.$J61]));IF(ISBLANK([.$C$11]);&quot;&quot;;[.$C$11]);&quot;&quot;)">
            <text:p/>
          </table:table-cell>
          <table:table-cell table:formula="of:=IF(ISNUMBER(SEARCH(&quot;K&quot;;[.$J61]));IF(ISBLANK([.$C$12]);&quot;&quot;;[.$C$12]);&quot;&quot;)">
            <text:p/>
          </table:table-cell>
          <table:table-cell table:formula="of:=IF(ISNUMBER(SEARCH(&quot;L&quot;;[.$J61]));IF(ISBLANK([.$C$13]);&quot;&quot;;[.$C$13]);&quot;&quot;)">
            <text:p/>
          </table:table-cell>
          <table:table-cell table:formula="of:=IF(ISNUMBER(SEARCH(&quot;M&quot;;[.$J61]));IF(ISBLANK([.$C$14]);&quot;&quot;;[.$C$14]);&quot;&quot;)">
            <text:p/>
          </table:table-cell>
          <table:table-cell table:formula="of:=IF(ISNUMBER(SEARCH(&quot;N&quot;;[.$J61]));IF(ISBLANK([.$C$15]);&quot;&quot;;[.$C$15]);&quot;&quot;)">
            <text:p/>
          </table:table-cell>
          <table:table-cell/>
          <table:table-cell table:formula="of:=IF(ISNUMBER(SEARCH(&quot;A&quot;;[.$J61]));IF(ISBLANK([.$D$2]);&quot;&quot;;[.$D$2]);&quot;&quot;)">
            <text:p/>
          </table:table-cell>
          <table:table-cell table:formula="of:=IF(ISNUMBER(SEARCH(&quot;B&quot;;[.$J61]));IF(ISBLANK([.$D$3]);&quot;&quot;;[.$D$3]);&quot;&quot;)">
            <text:p/>
          </table:table-cell>
          <table:table-cell table:formula="of:=IF(ISNUMBER(SEARCH(&quot;C&quot;;[.$J61]));IF(ISBLANK([.$D$4]);&quot;&quot;;[.$D$4]);&quot;&quot;)">
            <text:p/>
          </table:table-cell>
          <table:table-cell table:formula="of:=IF(ISNUMBER(SEARCH(&quot;D&quot;;[.$J61]));IF(ISBLANK([.$D$5]);&quot;&quot;;[.$D$5]);&quot;&quot;)">
            <text:p/>
          </table:table-cell>
          <table:table-cell table:formula="of:=IF(ISNUMBER(SEARCH(&quot;E&quot;;[.$J61]));IF(ISBLANK([.$D$6]);&quot;&quot;;[.$D$6]);&quot;&quot;)">
            <text:p/>
          </table:table-cell>
          <table:table-cell table:formula="of:=IF(ISNUMBER(SEARCH(&quot;F&quot;;[.$J61]));IF(ISBLANK([.$D$7]);&quot;&quot;;[.$D$7]);&quot;&quot;)">
            <text:p/>
          </table:table-cell>
          <table:table-cell table:formula="of:=IF(ISNUMBER(SEARCH(&quot;G&quot;;[.$J61]));IF(ISBLANK([.$D$8]);&quot;&quot;;[.$D$8]);&quot;&quot;)">
            <text:p/>
          </table:table-cell>
          <table:table-cell table:formula="of:=IF(ISNUMBER(SEARCH(&quot;H&quot;;[.$J61]));IF(ISBLANK([.$D$9]);&quot;&quot;;[.$D$9]);&quot;&quot;)">
            <text:p/>
          </table:table-cell>
          <table:table-cell table:formula="of:=IF(ISNUMBER(SEARCH(&quot;I&quot;;[.$J61]));IF(ISBLANK([.$D$10]);&quot;&quot;;[.$D$10]);&quot;&quot;)">
            <text:p/>
          </table:table-cell>
          <table:table-cell table:formula="of:=IF(ISNUMBER(SEARCH(&quot;J&quot;;[.$J61]));IF(ISBLANK([.$D$11]);&quot;&quot;;[.$D$11]);&quot;&quot;)">
            <text:p/>
          </table:table-cell>
          <table:table-cell table:formula="of:=IF(ISNUMBER(SEARCH(&quot;K&quot;;[.$J61]));IF(ISBLANK([.$D$12]);&quot;&quot;;[.$D$12]);&quot;&quot;)">
            <text:p/>
          </table:table-cell>
          <table:table-cell table:formula="of:=IF(ISNUMBER(SEARCH(&quot;L&quot;;[.$J61]));IF(ISBLANK([.$D$13]);&quot;&quot;;[.$D$13]);&quot;&quot;)">
            <text:p/>
          </table:table-cell>
          <table:table-cell table:formula="of:=IF(ISNUMBER(SEARCH(&quot;M&quot;;[.$J61]));IF(ISBLANK([.$D$14]);&quot;&quot;;[.$D$14]);&quot;&quot;)">
            <text:p/>
          </table:table-cell>
          <table:table-cell table:formula="of:=IF(ISNUMBER(SEARCH(&quot;N&quot;;[.$J61]));IF(ISBLANK([.$D$15]);&quot;&quot;;[.$D$15]);&quot;&quot;)">
            <text:p/>
          </table:table-cell>
          <table:table-cell/>
          <table:table-cell table:formula="of:=IF(ISNUMBER(SEARCH(&quot;A&quot;;[.$J61]));IF(ISBLANK([.$E$2]);&quot;&quot;;[.$E$2]);&quot;&quot;)">
            <text:p/>
          </table:table-cell>
          <table:table-cell table:formula="of:=IF(ISNUMBER(SEARCH(&quot;B&quot;;[.$J61]));IF(ISBLANK([.$E$3]);&quot;&quot;;[.$E$3]);&quot;&quot;)">
            <text:p/>
          </table:table-cell>
          <table:table-cell table:formula="of:=IF(ISNUMBER(SEARCH(&quot;C&quot;;[.$J61]));IF(ISBLANK([.$E$4]);&quot;&quot;;[.$E$4]);&quot;&quot;)">
            <text:p/>
          </table:table-cell>
          <table:table-cell table:formula="of:=IF(ISNUMBER(SEARCH(&quot;D&quot;;[.$J61]));IF(ISBLANK([.$E$5]);&quot;&quot;;[.$E$5]);&quot;&quot;)">
            <text:p/>
          </table:table-cell>
          <table:table-cell table:formula="of:=IF(ISNUMBER(SEARCH(&quot;E&quot;;[.$J61]));IF(ISBLANK([.$E$6]);&quot;&quot;;[.$E$6]);&quot;&quot;)">
            <text:p/>
          </table:table-cell>
          <table:table-cell table:formula="of:=IF(ISNUMBER(SEARCH(&quot;F&quot;;[.$J61]));IF(ISBLANK([.$E$7]);&quot;&quot;;[.$E$7]);&quot;&quot;)">
            <text:p/>
          </table:table-cell>
          <table:table-cell table:formula="of:=IF(ISNUMBER(SEARCH(&quot;G&quot;;[.$J61]));IF(ISBLANK([.$E$8]);&quot;&quot;;[.$E$8]);&quot;&quot;)">
            <text:p/>
          </table:table-cell>
          <table:table-cell table:formula="of:=IF(ISNUMBER(SEARCH(&quot;H&quot;;[.$J61]));IF(ISBLANK([.$E$9]);&quot;&quot;;[.$E$9]);&quot;&quot;)">
            <text:p/>
          </table:table-cell>
          <table:table-cell table:formula="of:=IF(ISNUMBER(SEARCH(&quot;I&quot;;[.$J61]));IF(ISBLANK([.$E$10]);&quot;&quot;;[.$E$10]);&quot;&quot;)">
            <text:p/>
          </table:table-cell>
          <table:table-cell table:formula="of:=IF(ISNUMBER(SEARCH(&quot;J&quot;;[.$J61]));IF(ISBLANK([.$E$11]);&quot;&quot;;[.$E$11]);&quot;&quot;)">
            <text:p/>
          </table:table-cell>
          <table:table-cell table:formula="of:=IF(ISNUMBER(SEARCH(&quot;K&quot;;[.$J61]));IF(ISBLANK([.$E$12]);&quot;&quot;;[.$E$12]);&quot;&quot;)">
            <text:p/>
          </table:table-cell>
          <table:table-cell table:formula="of:=IF(ISNUMBER(SEARCH(&quot;L&quot;;[.$J61]));IF(ISBLANK([.$E$13]);&quot;&quot;;[.$E$13]);&quot;&quot;)">
            <text:p/>
          </table:table-cell>
          <table:table-cell table:formula="of:=IF(ISNUMBER(SEARCH(&quot;M&quot;;[.$J61]));IF(ISBLANK([.$E$14]);&quot;&quot;;[.$E$14]);&quot;&quot;)">
            <text:p/>
          </table:table-cell>
          <table:table-cell table:formula="of:=IF(ISNUMBER(SEARCH(&quot;N&quot;;[.$J6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2:.$AC62])">
            <text:p/>
          </table:table-cell>
          <table:table-cell table:formula="of:=COM.MICROSOFT.CONCAT([.$AE62:.$AR62])">
            <text:p/>
          </table:table-cell>
          <table:table-cell table:formula="of:=COM.MICROSOFT.CONCAT([.$AT62:.$BG62])">
            <text:p/>
          </table:table-cell>
          <table:table-cell table:formula="of:=COUNTIF([.$J$1:.$J$1999];[.J62])" office:value-type="float" office:value="0" calcext:value-type="float">
            <text:p>0</text:p>
          </table:table-cell>
          <table:table-cell/>
          <table:table-cell table:formula="of:=IF(ISNUMBER(SEARCH(&quot;A&quot;;[.$J62]));IF(ISBLANK([.$C$2]);&quot;&quot;;[.$C$2]);&quot;&quot;)">
            <text:p/>
          </table:table-cell>
          <table:table-cell table:formula="of:=IF(ISNUMBER(SEARCH(&quot;B&quot;;[.$J62]));IF(ISBLANK([.$C$3]);&quot;&quot;;[.$C$3]);&quot;&quot;)">
            <text:p/>
          </table:table-cell>
          <table:table-cell table:formula="of:=IF(ISNUMBER(SEARCH(&quot;C&quot;;[.$J62]));IF(ISBLANK([.$C$4]);&quot;&quot;;[.$C$4]);&quot;&quot;)">
            <text:p/>
          </table:table-cell>
          <table:table-cell table:formula="of:=IF(ISNUMBER(SEARCH(&quot;D&quot;;[.$J62]));IF(ISBLANK([.$C$5]);&quot;&quot;;[.$C$5]);&quot;&quot;)">
            <text:p/>
          </table:table-cell>
          <table:table-cell table:formula="of:=IF(ISNUMBER(SEARCH(&quot;E&quot;;[.$J62]));IF(ISBLANK([.$C$6]);&quot;&quot;;[.$C$6]);&quot;&quot;)">
            <text:p/>
          </table:table-cell>
          <table:table-cell table:formula="of:=IF(ISNUMBER(SEARCH(&quot;F&quot;;[.$J62]));IF(ISBLANK([.$C$7]);&quot;&quot;;[.$C$7]);&quot;&quot;)">
            <text:p/>
          </table:table-cell>
          <table:table-cell table:formula="of:=IF(ISNUMBER(SEARCH(&quot;G&quot;;[.$J62]));IF(ISBLANK([.$C$8]);&quot;&quot;;[.$C$8]);&quot;&quot;)">
            <text:p/>
          </table:table-cell>
          <table:table-cell table:formula="of:=IF(ISNUMBER(SEARCH(&quot;H&quot;;[.$J62]));IF(ISBLANK([.$C$9]);&quot;&quot;;[.$C$9]);&quot;&quot;)">
            <text:p/>
          </table:table-cell>
          <table:table-cell table:formula="of:=IF(ISNUMBER(SEARCH(&quot;I&quot;;[.$J62]));IF(ISBLANK([.$C$10]);&quot;&quot;;[.$C$10]);&quot;&quot;)">
            <text:p/>
          </table:table-cell>
          <table:table-cell table:formula="of:=IF(ISNUMBER(SEARCH(&quot;J&quot;;[.$J62]));IF(ISBLANK([.$C$11]);&quot;&quot;;[.$C$11]);&quot;&quot;)">
            <text:p/>
          </table:table-cell>
          <table:table-cell table:formula="of:=IF(ISNUMBER(SEARCH(&quot;K&quot;;[.$J62]));IF(ISBLANK([.$C$12]);&quot;&quot;;[.$C$12]);&quot;&quot;)">
            <text:p/>
          </table:table-cell>
          <table:table-cell table:formula="of:=IF(ISNUMBER(SEARCH(&quot;L&quot;;[.$J62]));IF(ISBLANK([.$C$13]);&quot;&quot;;[.$C$13]);&quot;&quot;)">
            <text:p/>
          </table:table-cell>
          <table:table-cell table:formula="of:=IF(ISNUMBER(SEARCH(&quot;M&quot;;[.$J62]));IF(ISBLANK([.$C$14]);&quot;&quot;;[.$C$14]);&quot;&quot;)">
            <text:p/>
          </table:table-cell>
          <table:table-cell table:formula="of:=IF(ISNUMBER(SEARCH(&quot;N&quot;;[.$J62]));IF(ISBLANK([.$C$15]);&quot;&quot;;[.$C$15]);&quot;&quot;)">
            <text:p/>
          </table:table-cell>
          <table:table-cell/>
          <table:table-cell table:formula="of:=IF(ISNUMBER(SEARCH(&quot;A&quot;;[.$J62]));IF(ISBLANK([.$D$2]);&quot;&quot;;[.$D$2]);&quot;&quot;)">
            <text:p/>
          </table:table-cell>
          <table:table-cell table:formula="of:=IF(ISNUMBER(SEARCH(&quot;B&quot;;[.$J62]));IF(ISBLANK([.$D$3]);&quot;&quot;;[.$D$3]);&quot;&quot;)">
            <text:p/>
          </table:table-cell>
          <table:table-cell table:formula="of:=IF(ISNUMBER(SEARCH(&quot;C&quot;;[.$J62]));IF(ISBLANK([.$D$4]);&quot;&quot;;[.$D$4]);&quot;&quot;)">
            <text:p/>
          </table:table-cell>
          <table:table-cell table:formula="of:=IF(ISNUMBER(SEARCH(&quot;D&quot;;[.$J62]));IF(ISBLANK([.$D$5]);&quot;&quot;;[.$D$5]);&quot;&quot;)">
            <text:p/>
          </table:table-cell>
          <table:table-cell table:formula="of:=IF(ISNUMBER(SEARCH(&quot;E&quot;;[.$J62]));IF(ISBLANK([.$D$6]);&quot;&quot;;[.$D$6]);&quot;&quot;)">
            <text:p/>
          </table:table-cell>
          <table:table-cell table:formula="of:=IF(ISNUMBER(SEARCH(&quot;F&quot;;[.$J62]));IF(ISBLANK([.$D$7]);&quot;&quot;;[.$D$7]);&quot;&quot;)">
            <text:p/>
          </table:table-cell>
          <table:table-cell table:formula="of:=IF(ISNUMBER(SEARCH(&quot;G&quot;;[.$J62]));IF(ISBLANK([.$D$8]);&quot;&quot;;[.$D$8]);&quot;&quot;)">
            <text:p/>
          </table:table-cell>
          <table:table-cell table:formula="of:=IF(ISNUMBER(SEARCH(&quot;H&quot;;[.$J62]));IF(ISBLANK([.$D$9]);&quot;&quot;;[.$D$9]);&quot;&quot;)">
            <text:p/>
          </table:table-cell>
          <table:table-cell table:formula="of:=IF(ISNUMBER(SEARCH(&quot;I&quot;;[.$J62]));IF(ISBLANK([.$D$10]);&quot;&quot;;[.$D$10]);&quot;&quot;)">
            <text:p/>
          </table:table-cell>
          <table:table-cell table:formula="of:=IF(ISNUMBER(SEARCH(&quot;J&quot;;[.$J62]));IF(ISBLANK([.$D$11]);&quot;&quot;;[.$D$11]);&quot;&quot;)">
            <text:p/>
          </table:table-cell>
          <table:table-cell table:formula="of:=IF(ISNUMBER(SEARCH(&quot;K&quot;;[.$J62]));IF(ISBLANK([.$D$12]);&quot;&quot;;[.$D$12]);&quot;&quot;)">
            <text:p/>
          </table:table-cell>
          <table:table-cell table:formula="of:=IF(ISNUMBER(SEARCH(&quot;L&quot;;[.$J62]));IF(ISBLANK([.$D$13]);&quot;&quot;;[.$D$13]);&quot;&quot;)">
            <text:p/>
          </table:table-cell>
          <table:table-cell table:formula="of:=IF(ISNUMBER(SEARCH(&quot;M&quot;;[.$J62]));IF(ISBLANK([.$D$14]);&quot;&quot;;[.$D$14]);&quot;&quot;)">
            <text:p/>
          </table:table-cell>
          <table:table-cell table:formula="of:=IF(ISNUMBER(SEARCH(&quot;N&quot;;[.$J62]));IF(ISBLANK([.$D$15]);&quot;&quot;;[.$D$15]);&quot;&quot;)">
            <text:p/>
          </table:table-cell>
          <table:table-cell/>
          <table:table-cell table:formula="of:=IF(ISNUMBER(SEARCH(&quot;A&quot;;[.$J62]));IF(ISBLANK([.$E$2]);&quot;&quot;;[.$E$2]);&quot;&quot;)">
            <text:p/>
          </table:table-cell>
          <table:table-cell table:formula="of:=IF(ISNUMBER(SEARCH(&quot;B&quot;;[.$J62]));IF(ISBLANK([.$E$3]);&quot;&quot;;[.$E$3]);&quot;&quot;)">
            <text:p/>
          </table:table-cell>
          <table:table-cell table:formula="of:=IF(ISNUMBER(SEARCH(&quot;C&quot;;[.$J62]));IF(ISBLANK([.$E$4]);&quot;&quot;;[.$E$4]);&quot;&quot;)">
            <text:p/>
          </table:table-cell>
          <table:table-cell table:formula="of:=IF(ISNUMBER(SEARCH(&quot;D&quot;;[.$J62]));IF(ISBLANK([.$E$5]);&quot;&quot;;[.$E$5]);&quot;&quot;)">
            <text:p/>
          </table:table-cell>
          <table:table-cell table:formula="of:=IF(ISNUMBER(SEARCH(&quot;E&quot;;[.$J62]));IF(ISBLANK([.$E$6]);&quot;&quot;;[.$E$6]);&quot;&quot;)">
            <text:p/>
          </table:table-cell>
          <table:table-cell table:formula="of:=IF(ISNUMBER(SEARCH(&quot;F&quot;;[.$J62]));IF(ISBLANK([.$E$7]);&quot;&quot;;[.$E$7]);&quot;&quot;)">
            <text:p/>
          </table:table-cell>
          <table:table-cell table:formula="of:=IF(ISNUMBER(SEARCH(&quot;G&quot;;[.$J62]));IF(ISBLANK([.$E$8]);&quot;&quot;;[.$E$8]);&quot;&quot;)">
            <text:p/>
          </table:table-cell>
          <table:table-cell table:formula="of:=IF(ISNUMBER(SEARCH(&quot;H&quot;;[.$J62]));IF(ISBLANK([.$E$9]);&quot;&quot;;[.$E$9]);&quot;&quot;)">
            <text:p/>
          </table:table-cell>
          <table:table-cell table:formula="of:=IF(ISNUMBER(SEARCH(&quot;I&quot;;[.$J62]));IF(ISBLANK([.$E$10]);&quot;&quot;;[.$E$10]);&quot;&quot;)">
            <text:p/>
          </table:table-cell>
          <table:table-cell table:formula="of:=IF(ISNUMBER(SEARCH(&quot;J&quot;;[.$J62]));IF(ISBLANK([.$E$11]);&quot;&quot;;[.$E$11]);&quot;&quot;)">
            <text:p/>
          </table:table-cell>
          <table:table-cell table:formula="of:=IF(ISNUMBER(SEARCH(&quot;K&quot;;[.$J62]));IF(ISBLANK([.$E$12]);&quot;&quot;;[.$E$12]);&quot;&quot;)">
            <text:p/>
          </table:table-cell>
          <table:table-cell table:formula="of:=IF(ISNUMBER(SEARCH(&quot;L&quot;;[.$J62]));IF(ISBLANK([.$E$13]);&quot;&quot;;[.$E$13]);&quot;&quot;)">
            <text:p/>
          </table:table-cell>
          <table:table-cell table:formula="of:=IF(ISNUMBER(SEARCH(&quot;M&quot;;[.$J62]));IF(ISBLANK([.$E$14]);&quot;&quot;;[.$E$14]);&quot;&quot;)">
            <text:p/>
          </table:table-cell>
          <table:table-cell table:formula="of:=IF(ISNUMBER(SEARCH(&quot;N&quot;;[.$J6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3:.$AC63])">
            <text:p/>
          </table:table-cell>
          <table:table-cell table:formula="of:=COM.MICROSOFT.CONCAT([.$AE63:.$AR63])">
            <text:p/>
          </table:table-cell>
          <table:table-cell table:formula="of:=COM.MICROSOFT.CONCAT([.$AT63:.$BG63])">
            <text:p/>
          </table:table-cell>
          <table:table-cell table:formula="of:=COUNTIF([.$J$1:.$J$1999];[.J63])" office:value-type="float" office:value="0" calcext:value-type="float">
            <text:p>0</text:p>
          </table:table-cell>
          <table:table-cell/>
          <table:table-cell table:formula="of:=IF(ISNUMBER(SEARCH(&quot;A&quot;;[.$J63]));IF(ISBLANK([.$C$2]);&quot;&quot;;[.$C$2]);&quot;&quot;)">
            <text:p/>
          </table:table-cell>
          <table:table-cell table:formula="of:=IF(ISNUMBER(SEARCH(&quot;B&quot;;[.$J63]));IF(ISBLANK([.$C$3]);&quot;&quot;;[.$C$3]);&quot;&quot;)">
            <text:p/>
          </table:table-cell>
          <table:table-cell table:formula="of:=IF(ISNUMBER(SEARCH(&quot;C&quot;;[.$J63]));IF(ISBLANK([.$C$4]);&quot;&quot;;[.$C$4]);&quot;&quot;)">
            <text:p/>
          </table:table-cell>
          <table:table-cell table:formula="of:=IF(ISNUMBER(SEARCH(&quot;D&quot;;[.$J63]));IF(ISBLANK([.$C$5]);&quot;&quot;;[.$C$5]);&quot;&quot;)">
            <text:p/>
          </table:table-cell>
          <table:table-cell table:formula="of:=IF(ISNUMBER(SEARCH(&quot;E&quot;;[.$J63]));IF(ISBLANK([.$C$6]);&quot;&quot;;[.$C$6]);&quot;&quot;)">
            <text:p/>
          </table:table-cell>
          <table:table-cell table:formula="of:=IF(ISNUMBER(SEARCH(&quot;F&quot;;[.$J63]));IF(ISBLANK([.$C$7]);&quot;&quot;;[.$C$7]);&quot;&quot;)">
            <text:p/>
          </table:table-cell>
          <table:table-cell table:formula="of:=IF(ISNUMBER(SEARCH(&quot;G&quot;;[.$J63]));IF(ISBLANK([.$C$8]);&quot;&quot;;[.$C$8]);&quot;&quot;)">
            <text:p/>
          </table:table-cell>
          <table:table-cell table:formula="of:=IF(ISNUMBER(SEARCH(&quot;H&quot;;[.$J63]));IF(ISBLANK([.$C$9]);&quot;&quot;;[.$C$9]);&quot;&quot;)">
            <text:p/>
          </table:table-cell>
          <table:table-cell table:formula="of:=IF(ISNUMBER(SEARCH(&quot;I&quot;;[.$J63]));IF(ISBLANK([.$C$10]);&quot;&quot;;[.$C$10]);&quot;&quot;)">
            <text:p/>
          </table:table-cell>
          <table:table-cell table:formula="of:=IF(ISNUMBER(SEARCH(&quot;J&quot;;[.$J63]));IF(ISBLANK([.$C$11]);&quot;&quot;;[.$C$11]);&quot;&quot;)">
            <text:p/>
          </table:table-cell>
          <table:table-cell table:formula="of:=IF(ISNUMBER(SEARCH(&quot;K&quot;;[.$J63]));IF(ISBLANK([.$C$12]);&quot;&quot;;[.$C$12]);&quot;&quot;)">
            <text:p/>
          </table:table-cell>
          <table:table-cell table:formula="of:=IF(ISNUMBER(SEARCH(&quot;L&quot;;[.$J63]));IF(ISBLANK([.$C$13]);&quot;&quot;;[.$C$13]);&quot;&quot;)">
            <text:p/>
          </table:table-cell>
          <table:table-cell table:formula="of:=IF(ISNUMBER(SEARCH(&quot;M&quot;;[.$J63]));IF(ISBLANK([.$C$14]);&quot;&quot;;[.$C$14]);&quot;&quot;)">
            <text:p/>
          </table:table-cell>
          <table:table-cell table:formula="of:=IF(ISNUMBER(SEARCH(&quot;N&quot;;[.$J63]));IF(ISBLANK([.$C$15]);&quot;&quot;;[.$C$15]);&quot;&quot;)">
            <text:p/>
          </table:table-cell>
          <table:table-cell/>
          <table:table-cell table:formula="of:=IF(ISNUMBER(SEARCH(&quot;A&quot;;[.$J63]));IF(ISBLANK([.$D$2]);&quot;&quot;;[.$D$2]);&quot;&quot;)">
            <text:p/>
          </table:table-cell>
          <table:table-cell table:formula="of:=IF(ISNUMBER(SEARCH(&quot;B&quot;;[.$J63]));IF(ISBLANK([.$D$3]);&quot;&quot;;[.$D$3]);&quot;&quot;)">
            <text:p/>
          </table:table-cell>
          <table:table-cell table:formula="of:=IF(ISNUMBER(SEARCH(&quot;C&quot;;[.$J63]));IF(ISBLANK([.$D$4]);&quot;&quot;;[.$D$4]);&quot;&quot;)">
            <text:p/>
          </table:table-cell>
          <table:table-cell table:formula="of:=IF(ISNUMBER(SEARCH(&quot;D&quot;;[.$J63]));IF(ISBLANK([.$D$5]);&quot;&quot;;[.$D$5]);&quot;&quot;)">
            <text:p/>
          </table:table-cell>
          <table:table-cell table:formula="of:=IF(ISNUMBER(SEARCH(&quot;E&quot;;[.$J63]));IF(ISBLANK([.$D$6]);&quot;&quot;;[.$D$6]);&quot;&quot;)">
            <text:p/>
          </table:table-cell>
          <table:table-cell table:formula="of:=IF(ISNUMBER(SEARCH(&quot;F&quot;;[.$J63]));IF(ISBLANK([.$D$7]);&quot;&quot;;[.$D$7]);&quot;&quot;)">
            <text:p/>
          </table:table-cell>
          <table:table-cell table:formula="of:=IF(ISNUMBER(SEARCH(&quot;G&quot;;[.$J63]));IF(ISBLANK([.$D$8]);&quot;&quot;;[.$D$8]);&quot;&quot;)">
            <text:p/>
          </table:table-cell>
          <table:table-cell table:formula="of:=IF(ISNUMBER(SEARCH(&quot;H&quot;;[.$J63]));IF(ISBLANK([.$D$9]);&quot;&quot;;[.$D$9]);&quot;&quot;)">
            <text:p/>
          </table:table-cell>
          <table:table-cell table:formula="of:=IF(ISNUMBER(SEARCH(&quot;I&quot;;[.$J63]));IF(ISBLANK([.$D$10]);&quot;&quot;;[.$D$10]);&quot;&quot;)">
            <text:p/>
          </table:table-cell>
          <table:table-cell table:formula="of:=IF(ISNUMBER(SEARCH(&quot;J&quot;;[.$J63]));IF(ISBLANK([.$D$11]);&quot;&quot;;[.$D$11]);&quot;&quot;)">
            <text:p/>
          </table:table-cell>
          <table:table-cell table:formula="of:=IF(ISNUMBER(SEARCH(&quot;K&quot;;[.$J63]));IF(ISBLANK([.$D$12]);&quot;&quot;;[.$D$12]);&quot;&quot;)">
            <text:p/>
          </table:table-cell>
          <table:table-cell table:formula="of:=IF(ISNUMBER(SEARCH(&quot;L&quot;;[.$J63]));IF(ISBLANK([.$D$13]);&quot;&quot;;[.$D$13]);&quot;&quot;)">
            <text:p/>
          </table:table-cell>
          <table:table-cell table:formula="of:=IF(ISNUMBER(SEARCH(&quot;M&quot;;[.$J63]));IF(ISBLANK([.$D$14]);&quot;&quot;;[.$D$14]);&quot;&quot;)">
            <text:p/>
          </table:table-cell>
          <table:table-cell table:formula="of:=IF(ISNUMBER(SEARCH(&quot;N&quot;;[.$J63]));IF(ISBLANK([.$D$15]);&quot;&quot;;[.$D$15]);&quot;&quot;)">
            <text:p/>
          </table:table-cell>
          <table:table-cell/>
          <table:table-cell table:formula="of:=IF(ISNUMBER(SEARCH(&quot;A&quot;;[.$J63]));IF(ISBLANK([.$E$2]);&quot;&quot;;[.$E$2]);&quot;&quot;)">
            <text:p/>
          </table:table-cell>
          <table:table-cell table:formula="of:=IF(ISNUMBER(SEARCH(&quot;B&quot;;[.$J63]));IF(ISBLANK([.$E$3]);&quot;&quot;;[.$E$3]);&quot;&quot;)">
            <text:p/>
          </table:table-cell>
          <table:table-cell table:formula="of:=IF(ISNUMBER(SEARCH(&quot;C&quot;;[.$J63]));IF(ISBLANK([.$E$4]);&quot;&quot;;[.$E$4]);&quot;&quot;)">
            <text:p/>
          </table:table-cell>
          <table:table-cell table:formula="of:=IF(ISNUMBER(SEARCH(&quot;D&quot;;[.$J63]));IF(ISBLANK([.$E$5]);&quot;&quot;;[.$E$5]);&quot;&quot;)">
            <text:p/>
          </table:table-cell>
          <table:table-cell table:formula="of:=IF(ISNUMBER(SEARCH(&quot;E&quot;;[.$J63]));IF(ISBLANK([.$E$6]);&quot;&quot;;[.$E$6]);&quot;&quot;)">
            <text:p/>
          </table:table-cell>
          <table:table-cell table:formula="of:=IF(ISNUMBER(SEARCH(&quot;F&quot;;[.$J63]));IF(ISBLANK([.$E$7]);&quot;&quot;;[.$E$7]);&quot;&quot;)">
            <text:p/>
          </table:table-cell>
          <table:table-cell table:formula="of:=IF(ISNUMBER(SEARCH(&quot;G&quot;;[.$J63]));IF(ISBLANK([.$E$8]);&quot;&quot;;[.$E$8]);&quot;&quot;)">
            <text:p/>
          </table:table-cell>
          <table:table-cell table:formula="of:=IF(ISNUMBER(SEARCH(&quot;H&quot;;[.$J63]));IF(ISBLANK([.$E$9]);&quot;&quot;;[.$E$9]);&quot;&quot;)">
            <text:p/>
          </table:table-cell>
          <table:table-cell table:formula="of:=IF(ISNUMBER(SEARCH(&quot;I&quot;;[.$J63]));IF(ISBLANK([.$E$10]);&quot;&quot;;[.$E$10]);&quot;&quot;)">
            <text:p/>
          </table:table-cell>
          <table:table-cell table:formula="of:=IF(ISNUMBER(SEARCH(&quot;J&quot;;[.$J63]));IF(ISBLANK([.$E$11]);&quot;&quot;;[.$E$11]);&quot;&quot;)">
            <text:p/>
          </table:table-cell>
          <table:table-cell table:formula="of:=IF(ISNUMBER(SEARCH(&quot;K&quot;;[.$J63]));IF(ISBLANK([.$E$12]);&quot;&quot;;[.$E$12]);&quot;&quot;)">
            <text:p/>
          </table:table-cell>
          <table:table-cell table:formula="of:=IF(ISNUMBER(SEARCH(&quot;L&quot;;[.$J63]));IF(ISBLANK([.$E$13]);&quot;&quot;;[.$E$13]);&quot;&quot;)">
            <text:p/>
          </table:table-cell>
          <table:table-cell table:formula="of:=IF(ISNUMBER(SEARCH(&quot;M&quot;;[.$J63]));IF(ISBLANK([.$E$14]);&quot;&quot;;[.$E$14]);&quot;&quot;)">
            <text:p/>
          </table:table-cell>
          <table:table-cell table:formula="of:=IF(ISNUMBER(SEARCH(&quot;N&quot;;[.$J6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4:.$AC64])">
            <text:p/>
          </table:table-cell>
          <table:table-cell table:formula="of:=COM.MICROSOFT.CONCAT([.$AE64:.$AR64])">
            <text:p/>
          </table:table-cell>
          <table:table-cell table:formula="of:=COM.MICROSOFT.CONCAT([.$AT64:.$BG64])">
            <text:p/>
          </table:table-cell>
          <table:table-cell table:formula="of:=COUNTIF([.$J$1:.$J$1999];[.J64])" office:value-type="float" office:value="0" calcext:value-type="float">
            <text:p>0</text:p>
          </table:table-cell>
          <table:table-cell/>
          <table:table-cell table:formula="of:=IF(ISNUMBER(SEARCH(&quot;A&quot;;[.$J64]));IF(ISBLANK([.$C$2]);&quot;&quot;;[.$C$2]);&quot;&quot;)">
            <text:p/>
          </table:table-cell>
          <table:table-cell table:formula="of:=IF(ISNUMBER(SEARCH(&quot;B&quot;;[.$J64]));IF(ISBLANK([.$C$3]);&quot;&quot;;[.$C$3]);&quot;&quot;)">
            <text:p/>
          </table:table-cell>
          <table:table-cell table:formula="of:=IF(ISNUMBER(SEARCH(&quot;C&quot;;[.$J64]));IF(ISBLANK([.$C$4]);&quot;&quot;;[.$C$4]);&quot;&quot;)">
            <text:p/>
          </table:table-cell>
          <table:table-cell table:formula="of:=IF(ISNUMBER(SEARCH(&quot;D&quot;;[.$J64]));IF(ISBLANK([.$C$5]);&quot;&quot;;[.$C$5]);&quot;&quot;)">
            <text:p/>
          </table:table-cell>
          <table:table-cell table:formula="of:=IF(ISNUMBER(SEARCH(&quot;E&quot;;[.$J64]));IF(ISBLANK([.$C$6]);&quot;&quot;;[.$C$6]);&quot;&quot;)">
            <text:p/>
          </table:table-cell>
          <table:table-cell table:formula="of:=IF(ISNUMBER(SEARCH(&quot;F&quot;;[.$J64]));IF(ISBLANK([.$C$7]);&quot;&quot;;[.$C$7]);&quot;&quot;)">
            <text:p/>
          </table:table-cell>
          <table:table-cell table:formula="of:=IF(ISNUMBER(SEARCH(&quot;G&quot;;[.$J64]));IF(ISBLANK([.$C$8]);&quot;&quot;;[.$C$8]);&quot;&quot;)">
            <text:p/>
          </table:table-cell>
          <table:table-cell table:formula="of:=IF(ISNUMBER(SEARCH(&quot;H&quot;;[.$J64]));IF(ISBLANK([.$C$9]);&quot;&quot;;[.$C$9]);&quot;&quot;)">
            <text:p/>
          </table:table-cell>
          <table:table-cell table:formula="of:=IF(ISNUMBER(SEARCH(&quot;I&quot;;[.$J64]));IF(ISBLANK([.$C$10]);&quot;&quot;;[.$C$10]);&quot;&quot;)">
            <text:p/>
          </table:table-cell>
          <table:table-cell table:formula="of:=IF(ISNUMBER(SEARCH(&quot;J&quot;;[.$J64]));IF(ISBLANK([.$C$11]);&quot;&quot;;[.$C$11]);&quot;&quot;)">
            <text:p/>
          </table:table-cell>
          <table:table-cell table:formula="of:=IF(ISNUMBER(SEARCH(&quot;K&quot;;[.$J64]));IF(ISBLANK([.$C$12]);&quot;&quot;;[.$C$12]);&quot;&quot;)">
            <text:p/>
          </table:table-cell>
          <table:table-cell table:formula="of:=IF(ISNUMBER(SEARCH(&quot;L&quot;;[.$J64]));IF(ISBLANK([.$C$13]);&quot;&quot;;[.$C$13]);&quot;&quot;)">
            <text:p/>
          </table:table-cell>
          <table:table-cell table:formula="of:=IF(ISNUMBER(SEARCH(&quot;M&quot;;[.$J64]));IF(ISBLANK([.$C$14]);&quot;&quot;;[.$C$14]);&quot;&quot;)">
            <text:p/>
          </table:table-cell>
          <table:table-cell table:formula="of:=IF(ISNUMBER(SEARCH(&quot;N&quot;;[.$J64]));IF(ISBLANK([.$C$15]);&quot;&quot;;[.$C$15]);&quot;&quot;)">
            <text:p/>
          </table:table-cell>
          <table:table-cell/>
          <table:table-cell table:formula="of:=IF(ISNUMBER(SEARCH(&quot;A&quot;;[.$J64]));IF(ISBLANK([.$D$2]);&quot;&quot;;[.$D$2]);&quot;&quot;)">
            <text:p/>
          </table:table-cell>
          <table:table-cell table:formula="of:=IF(ISNUMBER(SEARCH(&quot;B&quot;;[.$J64]));IF(ISBLANK([.$D$3]);&quot;&quot;;[.$D$3]);&quot;&quot;)">
            <text:p/>
          </table:table-cell>
          <table:table-cell table:formula="of:=IF(ISNUMBER(SEARCH(&quot;C&quot;;[.$J64]));IF(ISBLANK([.$D$4]);&quot;&quot;;[.$D$4]);&quot;&quot;)">
            <text:p/>
          </table:table-cell>
          <table:table-cell table:formula="of:=IF(ISNUMBER(SEARCH(&quot;D&quot;;[.$J64]));IF(ISBLANK([.$D$5]);&quot;&quot;;[.$D$5]);&quot;&quot;)">
            <text:p/>
          </table:table-cell>
          <table:table-cell table:formula="of:=IF(ISNUMBER(SEARCH(&quot;E&quot;;[.$J64]));IF(ISBLANK([.$D$6]);&quot;&quot;;[.$D$6]);&quot;&quot;)">
            <text:p/>
          </table:table-cell>
          <table:table-cell table:formula="of:=IF(ISNUMBER(SEARCH(&quot;F&quot;;[.$J64]));IF(ISBLANK([.$D$7]);&quot;&quot;;[.$D$7]);&quot;&quot;)">
            <text:p/>
          </table:table-cell>
          <table:table-cell table:formula="of:=IF(ISNUMBER(SEARCH(&quot;G&quot;;[.$J64]));IF(ISBLANK([.$D$8]);&quot;&quot;;[.$D$8]);&quot;&quot;)">
            <text:p/>
          </table:table-cell>
          <table:table-cell table:formula="of:=IF(ISNUMBER(SEARCH(&quot;H&quot;;[.$J64]));IF(ISBLANK([.$D$9]);&quot;&quot;;[.$D$9]);&quot;&quot;)">
            <text:p/>
          </table:table-cell>
          <table:table-cell table:formula="of:=IF(ISNUMBER(SEARCH(&quot;I&quot;;[.$J64]));IF(ISBLANK([.$D$10]);&quot;&quot;;[.$D$10]);&quot;&quot;)">
            <text:p/>
          </table:table-cell>
          <table:table-cell table:formula="of:=IF(ISNUMBER(SEARCH(&quot;J&quot;;[.$J64]));IF(ISBLANK([.$D$11]);&quot;&quot;;[.$D$11]);&quot;&quot;)">
            <text:p/>
          </table:table-cell>
          <table:table-cell table:formula="of:=IF(ISNUMBER(SEARCH(&quot;K&quot;;[.$J64]));IF(ISBLANK([.$D$12]);&quot;&quot;;[.$D$12]);&quot;&quot;)">
            <text:p/>
          </table:table-cell>
          <table:table-cell table:formula="of:=IF(ISNUMBER(SEARCH(&quot;L&quot;;[.$J64]));IF(ISBLANK([.$D$13]);&quot;&quot;;[.$D$13]);&quot;&quot;)">
            <text:p/>
          </table:table-cell>
          <table:table-cell table:formula="of:=IF(ISNUMBER(SEARCH(&quot;M&quot;;[.$J64]));IF(ISBLANK([.$D$14]);&quot;&quot;;[.$D$14]);&quot;&quot;)">
            <text:p/>
          </table:table-cell>
          <table:table-cell table:formula="of:=IF(ISNUMBER(SEARCH(&quot;N&quot;;[.$J64]));IF(ISBLANK([.$D$15]);&quot;&quot;;[.$D$15]);&quot;&quot;)">
            <text:p/>
          </table:table-cell>
          <table:table-cell/>
          <table:table-cell table:formula="of:=IF(ISNUMBER(SEARCH(&quot;A&quot;;[.$J64]));IF(ISBLANK([.$E$2]);&quot;&quot;;[.$E$2]);&quot;&quot;)">
            <text:p/>
          </table:table-cell>
          <table:table-cell table:formula="of:=IF(ISNUMBER(SEARCH(&quot;B&quot;;[.$J64]));IF(ISBLANK([.$E$3]);&quot;&quot;;[.$E$3]);&quot;&quot;)">
            <text:p/>
          </table:table-cell>
          <table:table-cell table:formula="of:=IF(ISNUMBER(SEARCH(&quot;C&quot;;[.$J64]));IF(ISBLANK([.$E$4]);&quot;&quot;;[.$E$4]);&quot;&quot;)">
            <text:p/>
          </table:table-cell>
          <table:table-cell table:formula="of:=IF(ISNUMBER(SEARCH(&quot;D&quot;;[.$J64]));IF(ISBLANK([.$E$5]);&quot;&quot;;[.$E$5]);&quot;&quot;)">
            <text:p/>
          </table:table-cell>
          <table:table-cell table:formula="of:=IF(ISNUMBER(SEARCH(&quot;E&quot;;[.$J64]));IF(ISBLANK([.$E$6]);&quot;&quot;;[.$E$6]);&quot;&quot;)">
            <text:p/>
          </table:table-cell>
          <table:table-cell table:formula="of:=IF(ISNUMBER(SEARCH(&quot;F&quot;;[.$J64]));IF(ISBLANK([.$E$7]);&quot;&quot;;[.$E$7]);&quot;&quot;)">
            <text:p/>
          </table:table-cell>
          <table:table-cell table:formula="of:=IF(ISNUMBER(SEARCH(&quot;G&quot;;[.$J64]));IF(ISBLANK([.$E$8]);&quot;&quot;;[.$E$8]);&quot;&quot;)">
            <text:p/>
          </table:table-cell>
          <table:table-cell table:formula="of:=IF(ISNUMBER(SEARCH(&quot;H&quot;;[.$J64]));IF(ISBLANK([.$E$9]);&quot;&quot;;[.$E$9]);&quot;&quot;)">
            <text:p/>
          </table:table-cell>
          <table:table-cell table:formula="of:=IF(ISNUMBER(SEARCH(&quot;I&quot;;[.$J64]));IF(ISBLANK([.$E$10]);&quot;&quot;;[.$E$10]);&quot;&quot;)">
            <text:p/>
          </table:table-cell>
          <table:table-cell table:formula="of:=IF(ISNUMBER(SEARCH(&quot;J&quot;;[.$J64]));IF(ISBLANK([.$E$11]);&quot;&quot;;[.$E$11]);&quot;&quot;)">
            <text:p/>
          </table:table-cell>
          <table:table-cell table:formula="of:=IF(ISNUMBER(SEARCH(&quot;K&quot;;[.$J64]));IF(ISBLANK([.$E$12]);&quot;&quot;;[.$E$12]);&quot;&quot;)">
            <text:p/>
          </table:table-cell>
          <table:table-cell table:formula="of:=IF(ISNUMBER(SEARCH(&quot;L&quot;;[.$J64]));IF(ISBLANK([.$E$13]);&quot;&quot;;[.$E$13]);&quot;&quot;)">
            <text:p/>
          </table:table-cell>
          <table:table-cell table:formula="of:=IF(ISNUMBER(SEARCH(&quot;M&quot;;[.$J64]));IF(ISBLANK([.$E$14]);&quot;&quot;;[.$E$14]);&quot;&quot;)">
            <text:p/>
          </table:table-cell>
          <table:table-cell table:formula="of:=IF(ISNUMBER(SEARCH(&quot;N&quot;;[.$J6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5:.$AC65])">
            <text:p/>
          </table:table-cell>
          <table:table-cell table:formula="of:=COM.MICROSOFT.CONCAT([.$AE65:.$AR65])">
            <text:p/>
          </table:table-cell>
          <table:table-cell table:formula="of:=COM.MICROSOFT.CONCAT([.$AT65:.$BG65])">
            <text:p/>
          </table:table-cell>
          <table:table-cell table:formula="of:=COUNTIF([.$J$1:.$J$1999];[.J65])" office:value-type="float" office:value="0" calcext:value-type="float">
            <text:p>0</text:p>
          </table:table-cell>
          <table:table-cell/>
          <table:table-cell table:formula="of:=IF(ISNUMBER(SEARCH(&quot;A&quot;;[.$J65]));IF(ISBLANK([.$C$2]);&quot;&quot;;[.$C$2]);&quot;&quot;)">
            <text:p/>
          </table:table-cell>
          <table:table-cell table:formula="of:=IF(ISNUMBER(SEARCH(&quot;B&quot;;[.$J65]));IF(ISBLANK([.$C$3]);&quot;&quot;;[.$C$3]);&quot;&quot;)">
            <text:p/>
          </table:table-cell>
          <table:table-cell table:formula="of:=IF(ISNUMBER(SEARCH(&quot;C&quot;;[.$J65]));IF(ISBLANK([.$C$4]);&quot;&quot;;[.$C$4]);&quot;&quot;)">
            <text:p/>
          </table:table-cell>
          <table:table-cell table:formula="of:=IF(ISNUMBER(SEARCH(&quot;D&quot;;[.$J65]));IF(ISBLANK([.$C$5]);&quot;&quot;;[.$C$5]);&quot;&quot;)">
            <text:p/>
          </table:table-cell>
          <table:table-cell table:formula="of:=IF(ISNUMBER(SEARCH(&quot;E&quot;;[.$J65]));IF(ISBLANK([.$C$6]);&quot;&quot;;[.$C$6]);&quot;&quot;)">
            <text:p/>
          </table:table-cell>
          <table:table-cell table:formula="of:=IF(ISNUMBER(SEARCH(&quot;F&quot;;[.$J65]));IF(ISBLANK([.$C$7]);&quot;&quot;;[.$C$7]);&quot;&quot;)">
            <text:p/>
          </table:table-cell>
          <table:table-cell table:formula="of:=IF(ISNUMBER(SEARCH(&quot;G&quot;;[.$J65]));IF(ISBLANK([.$C$8]);&quot;&quot;;[.$C$8]);&quot;&quot;)">
            <text:p/>
          </table:table-cell>
          <table:table-cell table:formula="of:=IF(ISNUMBER(SEARCH(&quot;H&quot;;[.$J65]));IF(ISBLANK([.$C$9]);&quot;&quot;;[.$C$9]);&quot;&quot;)">
            <text:p/>
          </table:table-cell>
          <table:table-cell table:formula="of:=IF(ISNUMBER(SEARCH(&quot;I&quot;;[.$J65]));IF(ISBLANK([.$C$10]);&quot;&quot;;[.$C$10]);&quot;&quot;)">
            <text:p/>
          </table:table-cell>
          <table:table-cell table:formula="of:=IF(ISNUMBER(SEARCH(&quot;J&quot;;[.$J65]));IF(ISBLANK([.$C$11]);&quot;&quot;;[.$C$11]);&quot;&quot;)">
            <text:p/>
          </table:table-cell>
          <table:table-cell table:formula="of:=IF(ISNUMBER(SEARCH(&quot;K&quot;;[.$J65]));IF(ISBLANK([.$C$12]);&quot;&quot;;[.$C$12]);&quot;&quot;)">
            <text:p/>
          </table:table-cell>
          <table:table-cell table:formula="of:=IF(ISNUMBER(SEARCH(&quot;L&quot;;[.$J65]));IF(ISBLANK([.$C$13]);&quot;&quot;;[.$C$13]);&quot;&quot;)">
            <text:p/>
          </table:table-cell>
          <table:table-cell table:formula="of:=IF(ISNUMBER(SEARCH(&quot;M&quot;;[.$J65]));IF(ISBLANK([.$C$14]);&quot;&quot;;[.$C$14]);&quot;&quot;)">
            <text:p/>
          </table:table-cell>
          <table:table-cell table:formula="of:=IF(ISNUMBER(SEARCH(&quot;N&quot;;[.$J65]));IF(ISBLANK([.$C$15]);&quot;&quot;;[.$C$15]);&quot;&quot;)">
            <text:p/>
          </table:table-cell>
          <table:table-cell/>
          <table:table-cell table:formula="of:=IF(ISNUMBER(SEARCH(&quot;A&quot;;[.$J65]));IF(ISBLANK([.$D$2]);&quot;&quot;;[.$D$2]);&quot;&quot;)">
            <text:p/>
          </table:table-cell>
          <table:table-cell table:formula="of:=IF(ISNUMBER(SEARCH(&quot;B&quot;;[.$J65]));IF(ISBLANK([.$D$3]);&quot;&quot;;[.$D$3]);&quot;&quot;)">
            <text:p/>
          </table:table-cell>
          <table:table-cell table:formula="of:=IF(ISNUMBER(SEARCH(&quot;C&quot;;[.$J65]));IF(ISBLANK([.$D$4]);&quot;&quot;;[.$D$4]);&quot;&quot;)">
            <text:p/>
          </table:table-cell>
          <table:table-cell table:formula="of:=IF(ISNUMBER(SEARCH(&quot;D&quot;;[.$J65]));IF(ISBLANK([.$D$5]);&quot;&quot;;[.$D$5]);&quot;&quot;)">
            <text:p/>
          </table:table-cell>
          <table:table-cell table:formula="of:=IF(ISNUMBER(SEARCH(&quot;E&quot;;[.$J65]));IF(ISBLANK([.$D$6]);&quot;&quot;;[.$D$6]);&quot;&quot;)">
            <text:p/>
          </table:table-cell>
          <table:table-cell table:formula="of:=IF(ISNUMBER(SEARCH(&quot;F&quot;;[.$J65]));IF(ISBLANK([.$D$7]);&quot;&quot;;[.$D$7]);&quot;&quot;)">
            <text:p/>
          </table:table-cell>
          <table:table-cell table:formula="of:=IF(ISNUMBER(SEARCH(&quot;G&quot;;[.$J65]));IF(ISBLANK([.$D$8]);&quot;&quot;;[.$D$8]);&quot;&quot;)">
            <text:p/>
          </table:table-cell>
          <table:table-cell table:formula="of:=IF(ISNUMBER(SEARCH(&quot;H&quot;;[.$J65]));IF(ISBLANK([.$D$9]);&quot;&quot;;[.$D$9]);&quot;&quot;)">
            <text:p/>
          </table:table-cell>
          <table:table-cell table:formula="of:=IF(ISNUMBER(SEARCH(&quot;I&quot;;[.$J65]));IF(ISBLANK([.$D$10]);&quot;&quot;;[.$D$10]);&quot;&quot;)">
            <text:p/>
          </table:table-cell>
          <table:table-cell table:formula="of:=IF(ISNUMBER(SEARCH(&quot;J&quot;;[.$J65]));IF(ISBLANK([.$D$11]);&quot;&quot;;[.$D$11]);&quot;&quot;)">
            <text:p/>
          </table:table-cell>
          <table:table-cell table:formula="of:=IF(ISNUMBER(SEARCH(&quot;K&quot;;[.$J65]));IF(ISBLANK([.$D$12]);&quot;&quot;;[.$D$12]);&quot;&quot;)">
            <text:p/>
          </table:table-cell>
          <table:table-cell table:formula="of:=IF(ISNUMBER(SEARCH(&quot;L&quot;;[.$J65]));IF(ISBLANK([.$D$13]);&quot;&quot;;[.$D$13]);&quot;&quot;)">
            <text:p/>
          </table:table-cell>
          <table:table-cell table:formula="of:=IF(ISNUMBER(SEARCH(&quot;M&quot;;[.$J65]));IF(ISBLANK([.$D$14]);&quot;&quot;;[.$D$14]);&quot;&quot;)">
            <text:p/>
          </table:table-cell>
          <table:table-cell table:formula="of:=IF(ISNUMBER(SEARCH(&quot;N&quot;;[.$J65]));IF(ISBLANK([.$D$15]);&quot;&quot;;[.$D$15]);&quot;&quot;)">
            <text:p/>
          </table:table-cell>
          <table:table-cell/>
          <table:table-cell table:formula="of:=IF(ISNUMBER(SEARCH(&quot;A&quot;;[.$J65]));IF(ISBLANK([.$E$2]);&quot;&quot;;[.$E$2]);&quot;&quot;)">
            <text:p/>
          </table:table-cell>
          <table:table-cell table:formula="of:=IF(ISNUMBER(SEARCH(&quot;B&quot;;[.$J65]));IF(ISBLANK([.$E$3]);&quot;&quot;;[.$E$3]);&quot;&quot;)">
            <text:p/>
          </table:table-cell>
          <table:table-cell table:formula="of:=IF(ISNUMBER(SEARCH(&quot;C&quot;;[.$J65]));IF(ISBLANK([.$E$4]);&quot;&quot;;[.$E$4]);&quot;&quot;)">
            <text:p/>
          </table:table-cell>
          <table:table-cell table:formula="of:=IF(ISNUMBER(SEARCH(&quot;D&quot;;[.$J65]));IF(ISBLANK([.$E$5]);&quot;&quot;;[.$E$5]);&quot;&quot;)">
            <text:p/>
          </table:table-cell>
          <table:table-cell table:formula="of:=IF(ISNUMBER(SEARCH(&quot;E&quot;;[.$J65]));IF(ISBLANK([.$E$6]);&quot;&quot;;[.$E$6]);&quot;&quot;)">
            <text:p/>
          </table:table-cell>
          <table:table-cell table:formula="of:=IF(ISNUMBER(SEARCH(&quot;F&quot;;[.$J65]));IF(ISBLANK([.$E$7]);&quot;&quot;;[.$E$7]);&quot;&quot;)">
            <text:p/>
          </table:table-cell>
          <table:table-cell table:formula="of:=IF(ISNUMBER(SEARCH(&quot;G&quot;;[.$J65]));IF(ISBLANK([.$E$8]);&quot;&quot;;[.$E$8]);&quot;&quot;)">
            <text:p/>
          </table:table-cell>
          <table:table-cell table:formula="of:=IF(ISNUMBER(SEARCH(&quot;H&quot;;[.$J65]));IF(ISBLANK([.$E$9]);&quot;&quot;;[.$E$9]);&quot;&quot;)">
            <text:p/>
          </table:table-cell>
          <table:table-cell table:formula="of:=IF(ISNUMBER(SEARCH(&quot;I&quot;;[.$J65]));IF(ISBLANK([.$E$10]);&quot;&quot;;[.$E$10]);&quot;&quot;)">
            <text:p/>
          </table:table-cell>
          <table:table-cell table:formula="of:=IF(ISNUMBER(SEARCH(&quot;J&quot;;[.$J65]));IF(ISBLANK([.$E$11]);&quot;&quot;;[.$E$11]);&quot;&quot;)">
            <text:p/>
          </table:table-cell>
          <table:table-cell table:formula="of:=IF(ISNUMBER(SEARCH(&quot;K&quot;;[.$J65]));IF(ISBLANK([.$E$12]);&quot;&quot;;[.$E$12]);&quot;&quot;)">
            <text:p/>
          </table:table-cell>
          <table:table-cell table:formula="of:=IF(ISNUMBER(SEARCH(&quot;L&quot;;[.$J65]));IF(ISBLANK([.$E$13]);&quot;&quot;;[.$E$13]);&quot;&quot;)">
            <text:p/>
          </table:table-cell>
          <table:table-cell table:formula="of:=IF(ISNUMBER(SEARCH(&quot;M&quot;;[.$J65]));IF(ISBLANK([.$E$14]);&quot;&quot;;[.$E$14]);&quot;&quot;)">
            <text:p/>
          </table:table-cell>
          <table:table-cell table:formula="of:=IF(ISNUMBER(SEARCH(&quot;N&quot;;[.$J6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6:.$AC66])">
            <text:p/>
          </table:table-cell>
          <table:table-cell table:formula="of:=COM.MICROSOFT.CONCAT([.$AE66:.$AR66])">
            <text:p/>
          </table:table-cell>
          <table:table-cell table:formula="of:=COM.MICROSOFT.CONCAT([.$AT66:.$BG66])">
            <text:p/>
          </table:table-cell>
          <table:table-cell table:formula="of:=COUNTIF([.$J$1:.$J$1999];[.J66])" office:value-type="float" office:value="0" calcext:value-type="float">
            <text:p>0</text:p>
          </table:table-cell>
          <table:table-cell/>
          <table:table-cell table:formula="of:=IF(ISNUMBER(SEARCH(&quot;A&quot;;[.$J66]));IF(ISBLANK([.$C$2]);&quot;&quot;;[.$C$2]);&quot;&quot;)">
            <text:p/>
          </table:table-cell>
          <table:table-cell table:formula="of:=IF(ISNUMBER(SEARCH(&quot;B&quot;;[.$J66]));IF(ISBLANK([.$C$3]);&quot;&quot;;[.$C$3]);&quot;&quot;)">
            <text:p/>
          </table:table-cell>
          <table:table-cell table:formula="of:=IF(ISNUMBER(SEARCH(&quot;C&quot;;[.$J66]));IF(ISBLANK([.$C$4]);&quot;&quot;;[.$C$4]);&quot;&quot;)">
            <text:p/>
          </table:table-cell>
          <table:table-cell table:formula="of:=IF(ISNUMBER(SEARCH(&quot;D&quot;;[.$J66]));IF(ISBLANK([.$C$5]);&quot;&quot;;[.$C$5]);&quot;&quot;)">
            <text:p/>
          </table:table-cell>
          <table:table-cell table:formula="of:=IF(ISNUMBER(SEARCH(&quot;E&quot;;[.$J66]));IF(ISBLANK([.$C$6]);&quot;&quot;;[.$C$6]);&quot;&quot;)">
            <text:p/>
          </table:table-cell>
          <table:table-cell table:formula="of:=IF(ISNUMBER(SEARCH(&quot;F&quot;;[.$J66]));IF(ISBLANK([.$C$7]);&quot;&quot;;[.$C$7]);&quot;&quot;)">
            <text:p/>
          </table:table-cell>
          <table:table-cell table:formula="of:=IF(ISNUMBER(SEARCH(&quot;G&quot;;[.$J66]));IF(ISBLANK([.$C$8]);&quot;&quot;;[.$C$8]);&quot;&quot;)">
            <text:p/>
          </table:table-cell>
          <table:table-cell table:formula="of:=IF(ISNUMBER(SEARCH(&quot;H&quot;;[.$J66]));IF(ISBLANK([.$C$9]);&quot;&quot;;[.$C$9]);&quot;&quot;)">
            <text:p/>
          </table:table-cell>
          <table:table-cell table:formula="of:=IF(ISNUMBER(SEARCH(&quot;I&quot;;[.$J66]));IF(ISBLANK([.$C$10]);&quot;&quot;;[.$C$10]);&quot;&quot;)">
            <text:p/>
          </table:table-cell>
          <table:table-cell table:formula="of:=IF(ISNUMBER(SEARCH(&quot;J&quot;;[.$J66]));IF(ISBLANK([.$C$11]);&quot;&quot;;[.$C$11]);&quot;&quot;)">
            <text:p/>
          </table:table-cell>
          <table:table-cell table:formula="of:=IF(ISNUMBER(SEARCH(&quot;K&quot;;[.$J66]));IF(ISBLANK([.$C$12]);&quot;&quot;;[.$C$12]);&quot;&quot;)">
            <text:p/>
          </table:table-cell>
          <table:table-cell table:formula="of:=IF(ISNUMBER(SEARCH(&quot;L&quot;;[.$J66]));IF(ISBLANK([.$C$13]);&quot;&quot;;[.$C$13]);&quot;&quot;)">
            <text:p/>
          </table:table-cell>
          <table:table-cell table:formula="of:=IF(ISNUMBER(SEARCH(&quot;M&quot;;[.$J66]));IF(ISBLANK([.$C$14]);&quot;&quot;;[.$C$14]);&quot;&quot;)">
            <text:p/>
          </table:table-cell>
          <table:table-cell table:formula="of:=IF(ISNUMBER(SEARCH(&quot;N&quot;;[.$J66]));IF(ISBLANK([.$C$15]);&quot;&quot;;[.$C$15]);&quot;&quot;)">
            <text:p/>
          </table:table-cell>
          <table:table-cell/>
          <table:table-cell table:formula="of:=IF(ISNUMBER(SEARCH(&quot;A&quot;;[.$J66]));IF(ISBLANK([.$D$2]);&quot;&quot;;[.$D$2]);&quot;&quot;)">
            <text:p/>
          </table:table-cell>
          <table:table-cell table:formula="of:=IF(ISNUMBER(SEARCH(&quot;B&quot;;[.$J66]));IF(ISBLANK([.$D$3]);&quot;&quot;;[.$D$3]);&quot;&quot;)">
            <text:p/>
          </table:table-cell>
          <table:table-cell table:formula="of:=IF(ISNUMBER(SEARCH(&quot;C&quot;;[.$J66]));IF(ISBLANK([.$D$4]);&quot;&quot;;[.$D$4]);&quot;&quot;)">
            <text:p/>
          </table:table-cell>
          <table:table-cell table:formula="of:=IF(ISNUMBER(SEARCH(&quot;D&quot;;[.$J66]));IF(ISBLANK([.$D$5]);&quot;&quot;;[.$D$5]);&quot;&quot;)">
            <text:p/>
          </table:table-cell>
          <table:table-cell table:formula="of:=IF(ISNUMBER(SEARCH(&quot;E&quot;;[.$J66]));IF(ISBLANK([.$D$6]);&quot;&quot;;[.$D$6]);&quot;&quot;)">
            <text:p/>
          </table:table-cell>
          <table:table-cell table:formula="of:=IF(ISNUMBER(SEARCH(&quot;F&quot;;[.$J66]));IF(ISBLANK([.$D$7]);&quot;&quot;;[.$D$7]);&quot;&quot;)">
            <text:p/>
          </table:table-cell>
          <table:table-cell table:formula="of:=IF(ISNUMBER(SEARCH(&quot;G&quot;;[.$J66]));IF(ISBLANK([.$D$8]);&quot;&quot;;[.$D$8]);&quot;&quot;)">
            <text:p/>
          </table:table-cell>
          <table:table-cell table:formula="of:=IF(ISNUMBER(SEARCH(&quot;H&quot;;[.$J66]));IF(ISBLANK([.$D$9]);&quot;&quot;;[.$D$9]);&quot;&quot;)">
            <text:p/>
          </table:table-cell>
          <table:table-cell table:formula="of:=IF(ISNUMBER(SEARCH(&quot;I&quot;;[.$J66]));IF(ISBLANK([.$D$10]);&quot;&quot;;[.$D$10]);&quot;&quot;)">
            <text:p/>
          </table:table-cell>
          <table:table-cell table:formula="of:=IF(ISNUMBER(SEARCH(&quot;J&quot;;[.$J66]));IF(ISBLANK([.$D$11]);&quot;&quot;;[.$D$11]);&quot;&quot;)">
            <text:p/>
          </table:table-cell>
          <table:table-cell table:formula="of:=IF(ISNUMBER(SEARCH(&quot;K&quot;;[.$J66]));IF(ISBLANK([.$D$12]);&quot;&quot;;[.$D$12]);&quot;&quot;)">
            <text:p/>
          </table:table-cell>
          <table:table-cell table:formula="of:=IF(ISNUMBER(SEARCH(&quot;L&quot;;[.$J66]));IF(ISBLANK([.$D$13]);&quot;&quot;;[.$D$13]);&quot;&quot;)">
            <text:p/>
          </table:table-cell>
          <table:table-cell table:formula="of:=IF(ISNUMBER(SEARCH(&quot;M&quot;;[.$J66]));IF(ISBLANK([.$D$14]);&quot;&quot;;[.$D$14]);&quot;&quot;)">
            <text:p/>
          </table:table-cell>
          <table:table-cell table:formula="of:=IF(ISNUMBER(SEARCH(&quot;N&quot;;[.$J66]));IF(ISBLANK([.$D$15]);&quot;&quot;;[.$D$15]);&quot;&quot;)">
            <text:p/>
          </table:table-cell>
          <table:table-cell/>
          <table:table-cell table:formula="of:=IF(ISNUMBER(SEARCH(&quot;A&quot;;[.$J66]));IF(ISBLANK([.$E$2]);&quot;&quot;;[.$E$2]);&quot;&quot;)">
            <text:p/>
          </table:table-cell>
          <table:table-cell table:formula="of:=IF(ISNUMBER(SEARCH(&quot;B&quot;;[.$J66]));IF(ISBLANK([.$E$3]);&quot;&quot;;[.$E$3]);&quot;&quot;)">
            <text:p/>
          </table:table-cell>
          <table:table-cell table:formula="of:=IF(ISNUMBER(SEARCH(&quot;C&quot;;[.$J66]));IF(ISBLANK([.$E$4]);&quot;&quot;;[.$E$4]);&quot;&quot;)">
            <text:p/>
          </table:table-cell>
          <table:table-cell table:formula="of:=IF(ISNUMBER(SEARCH(&quot;D&quot;;[.$J66]));IF(ISBLANK([.$E$5]);&quot;&quot;;[.$E$5]);&quot;&quot;)">
            <text:p/>
          </table:table-cell>
          <table:table-cell table:formula="of:=IF(ISNUMBER(SEARCH(&quot;E&quot;;[.$J66]));IF(ISBLANK([.$E$6]);&quot;&quot;;[.$E$6]);&quot;&quot;)">
            <text:p/>
          </table:table-cell>
          <table:table-cell table:formula="of:=IF(ISNUMBER(SEARCH(&quot;F&quot;;[.$J66]));IF(ISBLANK([.$E$7]);&quot;&quot;;[.$E$7]);&quot;&quot;)">
            <text:p/>
          </table:table-cell>
          <table:table-cell table:formula="of:=IF(ISNUMBER(SEARCH(&quot;G&quot;;[.$J66]));IF(ISBLANK([.$E$8]);&quot;&quot;;[.$E$8]);&quot;&quot;)">
            <text:p/>
          </table:table-cell>
          <table:table-cell table:formula="of:=IF(ISNUMBER(SEARCH(&quot;H&quot;;[.$J66]));IF(ISBLANK([.$E$9]);&quot;&quot;;[.$E$9]);&quot;&quot;)">
            <text:p/>
          </table:table-cell>
          <table:table-cell table:formula="of:=IF(ISNUMBER(SEARCH(&quot;I&quot;;[.$J66]));IF(ISBLANK([.$E$10]);&quot;&quot;;[.$E$10]);&quot;&quot;)">
            <text:p/>
          </table:table-cell>
          <table:table-cell table:formula="of:=IF(ISNUMBER(SEARCH(&quot;J&quot;;[.$J66]));IF(ISBLANK([.$E$11]);&quot;&quot;;[.$E$11]);&quot;&quot;)">
            <text:p/>
          </table:table-cell>
          <table:table-cell table:formula="of:=IF(ISNUMBER(SEARCH(&quot;K&quot;;[.$J66]));IF(ISBLANK([.$E$12]);&quot;&quot;;[.$E$12]);&quot;&quot;)">
            <text:p/>
          </table:table-cell>
          <table:table-cell table:formula="of:=IF(ISNUMBER(SEARCH(&quot;L&quot;;[.$J66]));IF(ISBLANK([.$E$13]);&quot;&quot;;[.$E$13]);&quot;&quot;)">
            <text:p/>
          </table:table-cell>
          <table:table-cell table:formula="of:=IF(ISNUMBER(SEARCH(&quot;M&quot;;[.$J66]));IF(ISBLANK([.$E$14]);&quot;&quot;;[.$E$14]);&quot;&quot;)">
            <text:p/>
          </table:table-cell>
          <table:table-cell table:formula="of:=IF(ISNUMBER(SEARCH(&quot;N&quot;;[.$J6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7:.$AC67])">
            <text:p/>
          </table:table-cell>
          <table:table-cell table:formula="of:=COM.MICROSOFT.CONCAT([.$AE67:.$AR67])">
            <text:p/>
          </table:table-cell>
          <table:table-cell table:formula="of:=COM.MICROSOFT.CONCAT([.$AT67:.$BG67])">
            <text:p/>
          </table:table-cell>
          <table:table-cell table:formula="of:=COUNTIF([.$J$1:.$J$1999];[.J67])" office:value-type="float" office:value="0" calcext:value-type="float">
            <text:p>0</text:p>
          </table:table-cell>
          <table:table-cell/>
          <table:table-cell table:formula="of:=IF(ISNUMBER(SEARCH(&quot;A&quot;;[.$J67]));IF(ISBLANK([.$C$2]);&quot;&quot;;[.$C$2]);&quot;&quot;)">
            <text:p/>
          </table:table-cell>
          <table:table-cell table:formula="of:=IF(ISNUMBER(SEARCH(&quot;B&quot;;[.$J67]));IF(ISBLANK([.$C$3]);&quot;&quot;;[.$C$3]);&quot;&quot;)">
            <text:p/>
          </table:table-cell>
          <table:table-cell table:formula="of:=IF(ISNUMBER(SEARCH(&quot;C&quot;;[.$J67]));IF(ISBLANK([.$C$4]);&quot;&quot;;[.$C$4]);&quot;&quot;)">
            <text:p/>
          </table:table-cell>
          <table:table-cell table:formula="of:=IF(ISNUMBER(SEARCH(&quot;D&quot;;[.$J67]));IF(ISBLANK([.$C$5]);&quot;&quot;;[.$C$5]);&quot;&quot;)">
            <text:p/>
          </table:table-cell>
          <table:table-cell table:formula="of:=IF(ISNUMBER(SEARCH(&quot;E&quot;;[.$J67]));IF(ISBLANK([.$C$6]);&quot;&quot;;[.$C$6]);&quot;&quot;)">
            <text:p/>
          </table:table-cell>
          <table:table-cell table:formula="of:=IF(ISNUMBER(SEARCH(&quot;F&quot;;[.$J67]));IF(ISBLANK([.$C$7]);&quot;&quot;;[.$C$7]);&quot;&quot;)">
            <text:p/>
          </table:table-cell>
          <table:table-cell table:formula="of:=IF(ISNUMBER(SEARCH(&quot;G&quot;;[.$J67]));IF(ISBLANK([.$C$8]);&quot;&quot;;[.$C$8]);&quot;&quot;)">
            <text:p/>
          </table:table-cell>
          <table:table-cell table:formula="of:=IF(ISNUMBER(SEARCH(&quot;H&quot;;[.$J67]));IF(ISBLANK([.$C$9]);&quot;&quot;;[.$C$9]);&quot;&quot;)">
            <text:p/>
          </table:table-cell>
          <table:table-cell table:formula="of:=IF(ISNUMBER(SEARCH(&quot;I&quot;;[.$J67]));IF(ISBLANK([.$C$10]);&quot;&quot;;[.$C$10]);&quot;&quot;)">
            <text:p/>
          </table:table-cell>
          <table:table-cell table:formula="of:=IF(ISNUMBER(SEARCH(&quot;J&quot;;[.$J67]));IF(ISBLANK([.$C$11]);&quot;&quot;;[.$C$11]);&quot;&quot;)">
            <text:p/>
          </table:table-cell>
          <table:table-cell table:formula="of:=IF(ISNUMBER(SEARCH(&quot;K&quot;;[.$J67]));IF(ISBLANK([.$C$12]);&quot;&quot;;[.$C$12]);&quot;&quot;)">
            <text:p/>
          </table:table-cell>
          <table:table-cell table:formula="of:=IF(ISNUMBER(SEARCH(&quot;L&quot;;[.$J67]));IF(ISBLANK([.$C$13]);&quot;&quot;;[.$C$13]);&quot;&quot;)">
            <text:p/>
          </table:table-cell>
          <table:table-cell table:formula="of:=IF(ISNUMBER(SEARCH(&quot;M&quot;;[.$J67]));IF(ISBLANK([.$C$14]);&quot;&quot;;[.$C$14]);&quot;&quot;)">
            <text:p/>
          </table:table-cell>
          <table:table-cell table:formula="of:=IF(ISNUMBER(SEARCH(&quot;N&quot;;[.$J67]));IF(ISBLANK([.$C$15]);&quot;&quot;;[.$C$15]);&quot;&quot;)">
            <text:p/>
          </table:table-cell>
          <table:table-cell/>
          <table:table-cell table:formula="of:=IF(ISNUMBER(SEARCH(&quot;A&quot;;[.$J67]));IF(ISBLANK([.$D$2]);&quot;&quot;;[.$D$2]);&quot;&quot;)">
            <text:p/>
          </table:table-cell>
          <table:table-cell table:formula="of:=IF(ISNUMBER(SEARCH(&quot;B&quot;;[.$J67]));IF(ISBLANK([.$D$3]);&quot;&quot;;[.$D$3]);&quot;&quot;)">
            <text:p/>
          </table:table-cell>
          <table:table-cell table:formula="of:=IF(ISNUMBER(SEARCH(&quot;C&quot;;[.$J67]));IF(ISBLANK([.$D$4]);&quot;&quot;;[.$D$4]);&quot;&quot;)">
            <text:p/>
          </table:table-cell>
          <table:table-cell table:formula="of:=IF(ISNUMBER(SEARCH(&quot;D&quot;;[.$J67]));IF(ISBLANK([.$D$5]);&quot;&quot;;[.$D$5]);&quot;&quot;)">
            <text:p/>
          </table:table-cell>
          <table:table-cell table:formula="of:=IF(ISNUMBER(SEARCH(&quot;E&quot;;[.$J67]));IF(ISBLANK([.$D$6]);&quot;&quot;;[.$D$6]);&quot;&quot;)">
            <text:p/>
          </table:table-cell>
          <table:table-cell table:formula="of:=IF(ISNUMBER(SEARCH(&quot;F&quot;;[.$J67]));IF(ISBLANK([.$D$7]);&quot;&quot;;[.$D$7]);&quot;&quot;)">
            <text:p/>
          </table:table-cell>
          <table:table-cell table:formula="of:=IF(ISNUMBER(SEARCH(&quot;G&quot;;[.$J67]));IF(ISBLANK([.$D$8]);&quot;&quot;;[.$D$8]);&quot;&quot;)">
            <text:p/>
          </table:table-cell>
          <table:table-cell table:formula="of:=IF(ISNUMBER(SEARCH(&quot;H&quot;;[.$J67]));IF(ISBLANK([.$D$9]);&quot;&quot;;[.$D$9]);&quot;&quot;)">
            <text:p/>
          </table:table-cell>
          <table:table-cell table:formula="of:=IF(ISNUMBER(SEARCH(&quot;I&quot;;[.$J67]));IF(ISBLANK([.$D$10]);&quot;&quot;;[.$D$10]);&quot;&quot;)">
            <text:p/>
          </table:table-cell>
          <table:table-cell table:formula="of:=IF(ISNUMBER(SEARCH(&quot;J&quot;;[.$J67]));IF(ISBLANK([.$D$11]);&quot;&quot;;[.$D$11]);&quot;&quot;)">
            <text:p/>
          </table:table-cell>
          <table:table-cell table:formula="of:=IF(ISNUMBER(SEARCH(&quot;K&quot;;[.$J67]));IF(ISBLANK([.$D$12]);&quot;&quot;;[.$D$12]);&quot;&quot;)">
            <text:p/>
          </table:table-cell>
          <table:table-cell table:formula="of:=IF(ISNUMBER(SEARCH(&quot;L&quot;;[.$J67]));IF(ISBLANK([.$D$13]);&quot;&quot;;[.$D$13]);&quot;&quot;)">
            <text:p/>
          </table:table-cell>
          <table:table-cell table:formula="of:=IF(ISNUMBER(SEARCH(&quot;M&quot;;[.$J67]));IF(ISBLANK([.$D$14]);&quot;&quot;;[.$D$14]);&quot;&quot;)">
            <text:p/>
          </table:table-cell>
          <table:table-cell table:formula="of:=IF(ISNUMBER(SEARCH(&quot;N&quot;;[.$J67]));IF(ISBLANK([.$D$15]);&quot;&quot;;[.$D$15]);&quot;&quot;)">
            <text:p/>
          </table:table-cell>
          <table:table-cell/>
          <table:table-cell table:formula="of:=IF(ISNUMBER(SEARCH(&quot;A&quot;;[.$J67]));IF(ISBLANK([.$E$2]);&quot;&quot;;[.$E$2]);&quot;&quot;)">
            <text:p/>
          </table:table-cell>
          <table:table-cell table:formula="of:=IF(ISNUMBER(SEARCH(&quot;B&quot;;[.$J67]));IF(ISBLANK([.$E$3]);&quot;&quot;;[.$E$3]);&quot;&quot;)">
            <text:p/>
          </table:table-cell>
          <table:table-cell table:formula="of:=IF(ISNUMBER(SEARCH(&quot;C&quot;;[.$J67]));IF(ISBLANK([.$E$4]);&quot;&quot;;[.$E$4]);&quot;&quot;)">
            <text:p/>
          </table:table-cell>
          <table:table-cell table:formula="of:=IF(ISNUMBER(SEARCH(&quot;D&quot;;[.$J67]));IF(ISBLANK([.$E$5]);&quot;&quot;;[.$E$5]);&quot;&quot;)">
            <text:p/>
          </table:table-cell>
          <table:table-cell table:formula="of:=IF(ISNUMBER(SEARCH(&quot;E&quot;;[.$J67]));IF(ISBLANK([.$E$6]);&quot;&quot;;[.$E$6]);&quot;&quot;)">
            <text:p/>
          </table:table-cell>
          <table:table-cell table:formula="of:=IF(ISNUMBER(SEARCH(&quot;F&quot;;[.$J67]));IF(ISBLANK([.$E$7]);&quot;&quot;;[.$E$7]);&quot;&quot;)">
            <text:p/>
          </table:table-cell>
          <table:table-cell table:formula="of:=IF(ISNUMBER(SEARCH(&quot;G&quot;;[.$J67]));IF(ISBLANK([.$E$8]);&quot;&quot;;[.$E$8]);&quot;&quot;)">
            <text:p/>
          </table:table-cell>
          <table:table-cell table:formula="of:=IF(ISNUMBER(SEARCH(&quot;H&quot;;[.$J67]));IF(ISBLANK([.$E$9]);&quot;&quot;;[.$E$9]);&quot;&quot;)">
            <text:p/>
          </table:table-cell>
          <table:table-cell table:formula="of:=IF(ISNUMBER(SEARCH(&quot;I&quot;;[.$J67]));IF(ISBLANK([.$E$10]);&quot;&quot;;[.$E$10]);&quot;&quot;)">
            <text:p/>
          </table:table-cell>
          <table:table-cell table:formula="of:=IF(ISNUMBER(SEARCH(&quot;J&quot;;[.$J67]));IF(ISBLANK([.$E$11]);&quot;&quot;;[.$E$11]);&quot;&quot;)">
            <text:p/>
          </table:table-cell>
          <table:table-cell table:formula="of:=IF(ISNUMBER(SEARCH(&quot;K&quot;;[.$J67]));IF(ISBLANK([.$E$12]);&quot;&quot;;[.$E$12]);&quot;&quot;)">
            <text:p/>
          </table:table-cell>
          <table:table-cell table:formula="of:=IF(ISNUMBER(SEARCH(&quot;L&quot;;[.$J67]));IF(ISBLANK([.$E$13]);&quot;&quot;;[.$E$13]);&quot;&quot;)">
            <text:p/>
          </table:table-cell>
          <table:table-cell table:formula="of:=IF(ISNUMBER(SEARCH(&quot;M&quot;;[.$J67]));IF(ISBLANK([.$E$14]);&quot;&quot;;[.$E$14]);&quot;&quot;)">
            <text:p/>
          </table:table-cell>
          <table:table-cell table:formula="of:=IF(ISNUMBER(SEARCH(&quot;N&quot;;[.$J6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8:.$AC68])">
            <text:p/>
          </table:table-cell>
          <table:table-cell table:formula="of:=COM.MICROSOFT.CONCAT([.$AE68:.$AR68])">
            <text:p/>
          </table:table-cell>
          <table:table-cell table:formula="of:=COM.MICROSOFT.CONCAT([.$AT68:.$BG68])">
            <text:p/>
          </table:table-cell>
          <table:table-cell table:formula="of:=COUNTIF([.$J$1:.$J$1999];[.J68])" office:value-type="float" office:value="0" calcext:value-type="float">
            <text:p>0</text:p>
          </table:table-cell>
          <table:table-cell/>
          <table:table-cell table:formula="of:=IF(ISNUMBER(SEARCH(&quot;A&quot;;[.$J68]));IF(ISBLANK([.$C$2]);&quot;&quot;;[.$C$2]);&quot;&quot;)">
            <text:p/>
          </table:table-cell>
          <table:table-cell table:formula="of:=IF(ISNUMBER(SEARCH(&quot;B&quot;;[.$J68]));IF(ISBLANK([.$C$3]);&quot;&quot;;[.$C$3]);&quot;&quot;)">
            <text:p/>
          </table:table-cell>
          <table:table-cell table:formula="of:=IF(ISNUMBER(SEARCH(&quot;C&quot;;[.$J68]));IF(ISBLANK([.$C$4]);&quot;&quot;;[.$C$4]);&quot;&quot;)">
            <text:p/>
          </table:table-cell>
          <table:table-cell table:formula="of:=IF(ISNUMBER(SEARCH(&quot;D&quot;;[.$J68]));IF(ISBLANK([.$C$5]);&quot;&quot;;[.$C$5]);&quot;&quot;)">
            <text:p/>
          </table:table-cell>
          <table:table-cell table:formula="of:=IF(ISNUMBER(SEARCH(&quot;E&quot;;[.$J68]));IF(ISBLANK([.$C$6]);&quot;&quot;;[.$C$6]);&quot;&quot;)">
            <text:p/>
          </table:table-cell>
          <table:table-cell table:formula="of:=IF(ISNUMBER(SEARCH(&quot;F&quot;;[.$J68]));IF(ISBLANK([.$C$7]);&quot;&quot;;[.$C$7]);&quot;&quot;)">
            <text:p/>
          </table:table-cell>
          <table:table-cell table:formula="of:=IF(ISNUMBER(SEARCH(&quot;G&quot;;[.$J68]));IF(ISBLANK([.$C$8]);&quot;&quot;;[.$C$8]);&quot;&quot;)">
            <text:p/>
          </table:table-cell>
          <table:table-cell table:formula="of:=IF(ISNUMBER(SEARCH(&quot;H&quot;;[.$J68]));IF(ISBLANK([.$C$9]);&quot;&quot;;[.$C$9]);&quot;&quot;)">
            <text:p/>
          </table:table-cell>
          <table:table-cell table:formula="of:=IF(ISNUMBER(SEARCH(&quot;I&quot;;[.$J68]));IF(ISBLANK([.$C$10]);&quot;&quot;;[.$C$10]);&quot;&quot;)">
            <text:p/>
          </table:table-cell>
          <table:table-cell table:formula="of:=IF(ISNUMBER(SEARCH(&quot;J&quot;;[.$J68]));IF(ISBLANK([.$C$11]);&quot;&quot;;[.$C$11]);&quot;&quot;)">
            <text:p/>
          </table:table-cell>
          <table:table-cell table:formula="of:=IF(ISNUMBER(SEARCH(&quot;K&quot;;[.$J68]));IF(ISBLANK([.$C$12]);&quot;&quot;;[.$C$12]);&quot;&quot;)">
            <text:p/>
          </table:table-cell>
          <table:table-cell table:formula="of:=IF(ISNUMBER(SEARCH(&quot;L&quot;;[.$J68]));IF(ISBLANK([.$C$13]);&quot;&quot;;[.$C$13]);&quot;&quot;)">
            <text:p/>
          </table:table-cell>
          <table:table-cell table:formula="of:=IF(ISNUMBER(SEARCH(&quot;M&quot;;[.$J68]));IF(ISBLANK([.$C$14]);&quot;&quot;;[.$C$14]);&quot;&quot;)">
            <text:p/>
          </table:table-cell>
          <table:table-cell table:formula="of:=IF(ISNUMBER(SEARCH(&quot;N&quot;;[.$J68]));IF(ISBLANK([.$C$15]);&quot;&quot;;[.$C$15]);&quot;&quot;)">
            <text:p/>
          </table:table-cell>
          <table:table-cell/>
          <table:table-cell table:formula="of:=IF(ISNUMBER(SEARCH(&quot;A&quot;;[.$J68]));IF(ISBLANK([.$D$2]);&quot;&quot;;[.$D$2]);&quot;&quot;)">
            <text:p/>
          </table:table-cell>
          <table:table-cell table:formula="of:=IF(ISNUMBER(SEARCH(&quot;B&quot;;[.$J68]));IF(ISBLANK([.$D$3]);&quot;&quot;;[.$D$3]);&quot;&quot;)">
            <text:p/>
          </table:table-cell>
          <table:table-cell table:formula="of:=IF(ISNUMBER(SEARCH(&quot;C&quot;;[.$J68]));IF(ISBLANK([.$D$4]);&quot;&quot;;[.$D$4]);&quot;&quot;)">
            <text:p/>
          </table:table-cell>
          <table:table-cell table:formula="of:=IF(ISNUMBER(SEARCH(&quot;D&quot;;[.$J68]));IF(ISBLANK([.$D$5]);&quot;&quot;;[.$D$5]);&quot;&quot;)">
            <text:p/>
          </table:table-cell>
          <table:table-cell table:formula="of:=IF(ISNUMBER(SEARCH(&quot;E&quot;;[.$J68]));IF(ISBLANK([.$D$6]);&quot;&quot;;[.$D$6]);&quot;&quot;)">
            <text:p/>
          </table:table-cell>
          <table:table-cell table:formula="of:=IF(ISNUMBER(SEARCH(&quot;F&quot;;[.$J68]));IF(ISBLANK([.$D$7]);&quot;&quot;;[.$D$7]);&quot;&quot;)">
            <text:p/>
          </table:table-cell>
          <table:table-cell table:formula="of:=IF(ISNUMBER(SEARCH(&quot;G&quot;;[.$J68]));IF(ISBLANK([.$D$8]);&quot;&quot;;[.$D$8]);&quot;&quot;)">
            <text:p/>
          </table:table-cell>
          <table:table-cell table:formula="of:=IF(ISNUMBER(SEARCH(&quot;H&quot;;[.$J68]));IF(ISBLANK([.$D$9]);&quot;&quot;;[.$D$9]);&quot;&quot;)">
            <text:p/>
          </table:table-cell>
          <table:table-cell table:formula="of:=IF(ISNUMBER(SEARCH(&quot;I&quot;;[.$J68]));IF(ISBLANK([.$D$10]);&quot;&quot;;[.$D$10]);&quot;&quot;)">
            <text:p/>
          </table:table-cell>
          <table:table-cell table:formula="of:=IF(ISNUMBER(SEARCH(&quot;J&quot;;[.$J68]));IF(ISBLANK([.$D$11]);&quot;&quot;;[.$D$11]);&quot;&quot;)">
            <text:p/>
          </table:table-cell>
          <table:table-cell table:formula="of:=IF(ISNUMBER(SEARCH(&quot;K&quot;;[.$J68]));IF(ISBLANK([.$D$12]);&quot;&quot;;[.$D$12]);&quot;&quot;)">
            <text:p/>
          </table:table-cell>
          <table:table-cell table:formula="of:=IF(ISNUMBER(SEARCH(&quot;L&quot;;[.$J68]));IF(ISBLANK([.$D$13]);&quot;&quot;;[.$D$13]);&quot;&quot;)">
            <text:p/>
          </table:table-cell>
          <table:table-cell table:formula="of:=IF(ISNUMBER(SEARCH(&quot;M&quot;;[.$J68]));IF(ISBLANK([.$D$14]);&quot;&quot;;[.$D$14]);&quot;&quot;)">
            <text:p/>
          </table:table-cell>
          <table:table-cell table:formula="of:=IF(ISNUMBER(SEARCH(&quot;N&quot;;[.$J68]));IF(ISBLANK([.$D$15]);&quot;&quot;;[.$D$15]);&quot;&quot;)">
            <text:p/>
          </table:table-cell>
          <table:table-cell/>
          <table:table-cell table:formula="of:=IF(ISNUMBER(SEARCH(&quot;A&quot;;[.$J68]));IF(ISBLANK([.$E$2]);&quot;&quot;;[.$E$2]);&quot;&quot;)">
            <text:p/>
          </table:table-cell>
          <table:table-cell table:formula="of:=IF(ISNUMBER(SEARCH(&quot;B&quot;;[.$J68]));IF(ISBLANK([.$E$3]);&quot;&quot;;[.$E$3]);&quot;&quot;)">
            <text:p/>
          </table:table-cell>
          <table:table-cell table:formula="of:=IF(ISNUMBER(SEARCH(&quot;C&quot;;[.$J68]));IF(ISBLANK([.$E$4]);&quot;&quot;;[.$E$4]);&quot;&quot;)">
            <text:p/>
          </table:table-cell>
          <table:table-cell table:formula="of:=IF(ISNUMBER(SEARCH(&quot;D&quot;;[.$J68]));IF(ISBLANK([.$E$5]);&quot;&quot;;[.$E$5]);&quot;&quot;)">
            <text:p/>
          </table:table-cell>
          <table:table-cell table:formula="of:=IF(ISNUMBER(SEARCH(&quot;E&quot;;[.$J68]));IF(ISBLANK([.$E$6]);&quot;&quot;;[.$E$6]);&quot;&quot;)">
            <text:p/>
          </table:table-cell>
          <table:table-cell table:formula="of:=IF(ISNUMBER(SEARCH(&quot;F&quot;;[.$J68]));IF(ISBLANK([.$E$7]);&quot;&quot;;[.$E$7]);&quot;&quot;)">
            <text:p/>
          </table:table-cell>
          <table:table-cell table:formula="of:=IF(ISNUMBER(SEARCH(&quot;G&quot;;[.$J68]));IF(ISBLANK([.$E$8]);&quot;&quot;;[.$E$8]);&quot;&quot;)">
            <text:p/>
          </table:table-cell>
          <table:table-cell table:formula="of:=IF(ISNUMBER(SEARCH(&quot;H&quot;;[.$J68]));IF(ISBLANK([.$E$9]);&quot;&quot;;[.$E$9]);&quot;&quot;)">
            <text:p/>
          </table:table-cell>
          <table:table-cell table:formula="of:=IF(ISNUMBER(SEARCH(&quot;I&quot;;[.$J68]));IF(ISBLANK([.$E$10]);&quot;&quot;;[.$E$10]);&quot;&quot;)">
            <text:p/>
          </table:table-cell>
          <table:table-cell table:formula="of:=IF(ISNUMBER(SEARCH(&quot;J&quot;;[.$J68]));IF(ISBLANK([.$E$11]);&quot;&quot;;[.$E$11]);&quot;&quot;)">
            <text:p/>
          </table:table-cell>
          <table:table-cell table:formula="of:=IF(ISNUMBER(SEARCH(&quot;K&quot;;[.$J68]));IF(ISBLANK([.$E$12]);&quot;&quot;;[.$E$12]);&quot;&quot;)">
            <text:p/>
          </table:table-cell>
          <table:table-cell table:formula="of:=IF(ISNUMBER(SEARCH(&quot;L&quot;;[.$J68]));IF(ISBLANK([.$E$13]);&quot;&quot;;[.$E$13]);&quot;&quot;)">
            <text:p/>
          </table:table-cell>
          <table:table-cell table:formula="of:=IF(ISNUMBER(SEARCH(&quot;M&quot;;[.$J68]));IF(ISBLANK([.$E$14]);&quot;&quot;;[.$E$14]);&quot;&quot;)">
            <text:p/>
          </table:table-cell>
          <table:table-cell table:formula="of:=IF(ISNUMBER(SEARCH(&quot;N&quot;;[.$J6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69:.$AC69])">
            <text:p/>
          </table:table-cell>
          <table:table-cell table:formula="of:=COM.MICROSOFT.CONCAT([.$AE69:.$AR69])">
            <text:p/>
          </table:table-cell>
          <table:table-cell table:formula="of:=COM.MICROSOFT.CONCAT([.$AT69:.$BG69])">
            <text:p/>
          </table:table-cell>
          <table:table-cell table:formula="of:=COUNTIF([.$J$1:.$J$1999];[.J69])" office:value-type="float" office:value="0" calcext:value-type="float">
            <text:p>0</text:p>
          </table:table-cell>
          <table:table-cell/>
          <table:table-cell table:formula="of:=IF(ISNUMBER(SEARCH(&quot;A&quot;;[.$J69]));IF(ISBLANK([.$C$2]);&quot;&quot;;[.$C$2]);&quot;&quot;)">
            <text:p/>
          </table:table-cell>
          <table:table-cell table:formula="of:=IF(ISNUMBER(SEARCH(&quot;B&quot;;[.$J69]));IF(ISBLANK([.$C$3]);&quot;&quot;;[.$C$3]);&quot;&quot;)">
            <text:p/>
          </table:table-cell>
          <table:table-cell table:formula="of:=IF(ISNUMBER(SEARCH(&quot;C&quot;;[.$J69]));IF(ISBLANK([.$C$4]);&quot;&quot;;[.$C$4]);&quot;&quot;)">
            <text:p/>
          </table:table-cell>
          <table:table-cell table:formula="of:=IF(ISNUMBER(SEARCH(&quot;D&quot;;[.$J69]));IF(ISBLANK([.$C$5]);&quot;&quot;;[.$C$5]);&quot;&quot;)">
            <text:p/>
          </table:table-cell>
          <table:table-cell table:formula="of:=IF(ISNUMBER(SEARCH(&quot;E&quot;;[.$J69]));IF(ISBLANK([.$C$6]);&quot;&quot;;[.$C$6]);&quot;&quot;)">
            <text:p/>
          </table:table-cell>
          <table:table-cell table:formula="of:=IF(ISNUMBER(SEARCH(&quot;F&quot;;[.$J69]));IF(ISBLANK([.$C$7]);&quot;&quot;;[.$C$7]);&quot;&quot;)">
            <text:p/>
          </table:table-cell>
          <table:table-cell table:formula="of:=IF(ISNUMBER(SEARCH(&quot;G&quot;;[.$J69]));IF(ISBLANK([.$C$8]);&quot;&quot;;[.$C$8]);&quot;&quot;)">
            <text:p/>
          </table:table-cell>
          <table:table-cell table:formula="of:=IF(ISNUMBER(SEARCH(&quot;H&quot;;[.$J69]));IF(ISBLANK([.$C$9]);&quot;&quot;;[.$C$9]);&quot;&quot;)">
            <text:p/>
          </table:table-cell>
          <table:table-cell table:formula="of:=IF(ISNUMBER(SEARCH(&quot;I&quot;;[.$J69]));IF(ISBLANK([.$C$10]);&quot;&quot;;[.$C$10]);&quot;&quot;)">
            <text:p/>
          </table:table-cell>
          <table:table-cell table:formula="of:=IF(ISNUMBER(SEARCH(&quot;J&quot;;[.$J69]));IF(ISBLANK([.$C$11]);&quot;&quot;;[.$C$11]);&quot;&quot;)">
            <text:p/>
          </table:table-cell>
          <table:table-cell table:formula="of:=IF(ISNUMBER(SEARCH(&quot;K&quot;;[.$J69]));IF(ISBLANK([.$C$12]);&quot;&quot;;[.$C$12]);&quot;&quot;)">
            <text:p/>
          </table:table-cell>
          <table:table-cell table:formula="of:=IF(ISNUMBER(SEARCH(&quot;L&quot;;[.$J69]));IF(ISBLANK([.$C$13]);&quot;&quot;;[.$C$13]);&quot;&quot;)">
            <text:p/>
          </table:table-cell>
          <table:table-cell table:formula="of:=IF(ISNUMBER(SEARCH(&quot;M&quot;;[.$J69]));IF(ISBLANK([.$C$14]);&quot;&quot;;[.$C$14]);&quot;&quot;)">
            <text:p/>
          </table:table-cell>
          <table:table-cell table:formula="of:=IF(ISNUMBER(SEARCH(&quot;N&quot;;[.$J69]));IF(ISBLANK([.$C$15]);&quot;&quot;;[.$C$15]);&quot;&quot;)">
            <text:p/>
          </table:table-cell>
          <table:table-cell/>
          <table:table-cell table:formula="of:=IF(ISNUMBER(SEARCH(&quot;A&quot;;[.$J69]));IF(ISBLANK([.$D$2]);&quot;&quot;;[.$D$2]);&quot;&quot;)">
            <text:p/>
          </table:table-cell>
          <table:table-cell table:formula="of:=IF(ISNUMBER(SEARCH(&quot;B&quot;;[.$J69]));IF(ISBLANK([.$D$3]);&quot;&quot;;[.$D$3]);&quot;&quot;)">
            <text:p/>
          </table:table-cell>
          <table:table-cell table:formula="of:=IF(ISNUMBER(SEARCH(&quot;C&quot;;[.$J69]));IF(ISBLANK([.$D$4]);&quot;&quot;;[.$D$4]);&quot;&quot;)">
            <text:p/>
          </table:table-cell>
          <table:table-cell table:formula="of:=IF(ISNUMBER(SEARCH(&quot;D&quot;;[.$J69]));IF(ISBLANK([.$D$5]);&quot;&quot;;[.$D$5]);&quot;&quot;)">
            <text:p/>
          </table:table-cell>
          <table:table-cell table:formula="of:=IF(ISNUMBER(SEARCH(&quot;E&quot;;[.$J69]));IF(ISBLANK([.$D$6]);&quot;&quot;;[.$D$6]);&quot;&quot;)">
            <text:p/>
          </table:table-cell>
          <table:table-cell table:formula="of:=IF(ISNUMBER(SEARCH(&quot;F&quot;;[.$J69]));IF(ISBLANK([.$D$7]);&quot;&quot;;[.$D$7]);&quot;&quot;)">
            <text:p/>
          </table:table-cell>
          <table:table-cell table:formula="of:=IF(ISNUMBER(SEARCH(&quot;G&quot;;[.$J69]));IF(ISBLANK([.$D$8]);&quot;&quot;;[.$D$8]);&quot;&quot;)">
            <text:p/>
          </table:table-cell>
          <table:table-cell table:formula="of:=IF(ISNUMBER(SEARCH(&quot;H&quot;;[.$J69]));IF(ISBLANK([.$D$9]);&quot;&quot;;[.$D$9]);&quot;&quot;)">
            <text:p/>
          </table:table-cell>
          <table:table-cell table:formula="of:=IF(ISNUMBER(SEARCH(&quot;I&quot;;[.$J69]));IF(ISBLANK([.$D$10]);&quot;&quot;;[.$D$10]);&quot;&quot;)">
            <text:p/>
          </table:table-cell>
          <table:table-cell table:formula="of:=IF(ISNUMBER(SEARCH(&quot;J&quot;;[.$J69]));IF(ISBLANK([.$D$11]);&quot;&quot;;[.$D$11]);&quot;&quot;)">
            <text:p/>
          </table:table-cell>
          <table:table-cell table:formula="of:=IF(ISNUMBER(SEARCH(&quot;K&quot;;[.$J69]));IF(ISBLANK([.$D$12]);&quot;&quot;;[.$D$12]);&quot;&quot;)">
            <text:p/>
          </table:table-cell>
          <table:table-cell table:formula="of:=IF(ISNUMBER(SEARCH(&quot;L&quot;;[.$J69]));IF(ISBLANK([.$D$13]);&quot;&quot;;[.$D$13]);&quot;&quot;)">
            <text:p/>
          </table:table-cell>
          <table:table-cell table:formula="of:=IF(ISNUMBER(SEARCH(&quot;M&quot;;[.$J69]));IF(ISBLANK([.$D$14]);&quot;&quot;;[.$D$14]);&quot;&quot;)">
            <text:p/>
          </table:table-cell>
          <table:table-cell table:formula="of:=IF(ISNUMBER(SEARCH(&quot;N&quot;;[.$J69]));IF(ISBLANK([.$D$15]);&quot;&quot;;[.$D$15]);&quot;&quot;)">
            <text:p/>
          </table:table-cell>
          <table:table-cell/>
          <table:table-cell table:formula="of:=IF(ISNUMBER(SEARCH(&quot;A&quot;;[.$J69]));IF(ISBLANK([.$E$2]);&quot;&quot;;[.$E$2]);&quot;&quot;)">
            <text:p/>
          </table:table-cell>
          <table:table-cell table:formula="of:=IF(ISNUMBER(SEARCH(&quot;B&quot;;[.$J69]));IF(ISBLANK([.$E$3]);&quot;&quot;;[.$E$3]);&quot;&quot;)">
            <text:p/>
          </table:table-cell>
          <table:table-cell table:formula="of:=IF(ISNUMBER(SEARCH(&quot;C&quot;;[.$J69]));IF(ISBLANK([.$E$4]);&quot;&quot;;[.$E$4]);&quot;&quot;)">
            <text:p/>
          </table:table-cell>
          <table:table-cell table:formula="of:=IF(ISNUMBER(SEARCH(&quot;D&quot;;[.$J69]));IF(ISBLANK([.$E$5]);&quot;&quot;;[.$E$5]);&quot;&quot;)">
            <text:p/>
          </table:table-cell>
          <table:table-cell table:formula="of:=IF(ISNUMBER(SEARCH(&quot;E&quot;;[.$J69]));IF(ISBLANK([.$E$6]);&quot;&quot;;[.$E$6]);&quot;&quot;)">
            <text:p/>
          </table:table-cell>
          <table:table-cell table:formula="of:=IF(ISNUMBER(SEARCH(&quot;F&quot;;[.$J69]));IF(ISBLANK([.$E$7]);&quot;&quot;;[.$E$7]);&quot;&quot;)">
            <text:p/>
          </table:table-cell>
          <table:table-cell table:formula="of:=IF(ISNUMBER(SEARCH(&quot;G&quot;;[.$J69]));IF(ISBLANK([.$E$8]);&quot;&quot;;[.$E$8]);&quot;&quot;)">
            <text:p/>
          </table:table-cell>
          <table:table-cell table:formula="of:=IF(ISNUMBER(SEARCH(&quot;H&quot;;[.$J69]));IF(ISBLANK([.$E$9]);&quot;&quot;;[.$E$9]);&quot;&quot;)">
            <text:p/>
          </table:table-cell>
          <table:table-cell table:formula="of:=IF(ISNUMBER(SEARCH(&quot;I&quot;;[.$J69]));IF(ISBLANK([.$E$10]);&quot;&quot;;[.$E$10]);&quot;&quot;)">
            <text:p/>
          </table:table-cell>
          <table:table-cell table:formula="of:=IF(ISNUMBER(SEARCH(&quot;J&quot;;[.$J69]));IF(ISBLANK([.$E$11]);&quot;&quot;;[.$E$11]);&quot;&quot;)">
            <text:p/>
          </table:table-cell>
          <table:table-cell table:formula="of:=IF(ISNUMBER(SEARCH(&quot;K&quot;;[.$J69]));IF(ISBLANK([.$E$12]);&quot;&quot;;[.$E$12]);&quot;&quot;)">
            <text:p/>
          </table:table-cell>
          <table:table-cell table:formula="of:=IF(ISNUMBER(SEARCH(&quot;L&quot;;[.$J69]));IF(ISBLANK([.$E$13]);&quot;&quot;;[.$E$13]);&quot;&quot;)">
            <text:p/>
          </table:table-cell>
          <table:table-cell table:formula="of:=IF(ISNUMBER(SEARCH(&quot;M&quot;;[.$J69]));IF(ISBLANK([.$E$14]);&quot;&quot;;[.$E$14]);&quot;&quot;)">
            <text:p/>
          </table:table-cell>
          <table:table-cell table:formula="of:=IF(ISNUMBER(SEARCH(&quot;N&quot;;[.$J6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0:.$AC70])">
            <text:p/>
          </table:table-cell>
          <table:table-cell table:formula="of:=COM.MICROSOFT.CONCAT([.$AE70:.$AR70])">
            <text:p/>
          </table:table-cell>
          <table:table-cell table:formula="of:=COM.MICROSOFT.CONCAT([.$AT70:.$BG70])">
            <text:p/>
          </table:table-cell>
          <table:table-cell table:formula="of:=COUNTIF([.$J$1:.$J$1999];[.J70])" office:value-type="float" office:value="0" calcext:value-type="float">
            <text:p>0</text:p>
          </table:table-cell>
          <table:table-cell/>
          <table:table-cell table:formula="of:=IF(ISNUMBER(SEARCH(&quot;A&quot;;[.$J70]));IF(ISBLANK([.$C$2]);&quot;&quot;;[.$C$2]);&quot;&quot;)">
            <text:p/>
          </table:table-cell>
          <table:table-cell table:formula="of:=IF(ISNUMBER(SEARCH(&quot;B&quot;;[.$J70]));IF(ISBLANK([.$C$3]);&quot;&quot;;[.$C$3]);&quot;&quot;)">
            <text:p/>
          </table:table-cell>
          <table:table-cell table:formula="of:=IF(ISNUMBER(SEARCH(&quot;C&quot;;[.$J70]));IF(ISBLANK([.$C$4]);&quot;&quot;;[.$C$4]);&quot;&quot;)">
            <text:p/>
          </table:table-cell>
          <table:table-cell table:formula="of:=IF(ISNUMBER(SEARCH(&quot;D&quot;;[.$J70]));IF(ISBLANK([.$C$5]);&quot;&quot;;[.$C$5]);&quot;&quot;)">
            <text:p/>
          </table:table-cell>
          <table:table-cell table:formula="of:=IF(ISNUMBER(SEARCH(&quot;E&quot;;[.$J70]));IF(ISBLANK([.$C$6]);&quot;&quot;;[.$C$6]);&quot;&quot;)">
            <text:p/>
          </table:table-cell>
          <table:table-cell table:formula="of:=IF(ISNUMBER(SEARCH(&quot;F&quot;;[.$J70]));IF(ISBLANK([.$C$7]);&quot;&quot;;[.$C$7]);&quot;&quot;)">
            <text:p/>
          </table:table-cell>
          <table:table-cell table:formula="of:=IF(ISNUMBER(SEARCH(&quot;G&quot;;[.$J70]));IF(ISBLANK([.$C$8]);&quot;&quot;;[.$C$8]);&quot;&quot;)">
            <text:p/>
          </table:table-cell>
          <table:table-cell table:formula="of:=IF(ISNUMBER(SEARCH(&quot;H&quot;;[.$J70]));IF(ISBLANK([.$C$9]);&quot;&quot;;[.$C$9]);&quot;&quot;)">
            <text:p/>
          </table:table-cell>
          <table:table-cell table:formula="of:=IF(ISNUMBER(SEARCH(&quot;I&quot;;[.$J70]));IF(ISBLANK([.$C$10]);&quot;&quot;;[.$C$10]);&quot;&quot;)">
            <text:p/>
          </table:table-cell>
          <table:table-cell table:formula="of:=IF(ISNUMBER(SEARCH(&quot;J&quot;;[.$J70]));IF(ISBLANK([.$C$11]);&quot;&quot;;[.$C$11]);&quot;&quot;)">
            <text:p/>
          </table:table-cell>
          <table:table-cell table:formula="of:=IF(ISNUMBER(SEARCH(&quot;K&quot;;[.$J70]));IF(ISBLANK([.$C$12]);&quot;&quot;;[.$C$12]);&quot;&quot;)">
            <text:p/>
          </table:table-cell>
          <table:table-cell table:formula="of:=IF(ISNUMBER(SEARCH(&quot;L&quot;;[.$J70]));IF(ISBLANK([.$C$13]);&quot;&quot;;[.$C$13]);&quot;&quot;)">
            <text:p/>
          </table:table-cell>
          <table:table-cell table:formula="of:=IF(ISNUMBER(SEARCH(&quot;M&quot;;[.$J70]));IF(ISBLANK([.$C$14]);&quot;&quot;;[.$C$14]);&quot;&quot;)">
            <text:p/>
          </table:table-cell>
          <table:table-cell table:formula="of:=IF(ISNUMBER(SEARCH(&quot;N&quot;;[.$J70]));IF(ISBLANK([.$C$15]);&quot;&quot;;[.$C$15]);&quot;&quot;)">
            <text:p/>
          </table:table-cell>
          <table:table-cell/>
          <table:table-cell table:formula="of:=IF(ISNUMBER(SEARCH(&quot;A&quot;;[.$J70]));IF(ISBLANK([.$D$2]);&quot;&quot;;[.$D$2]);&quot;&quot;)">
            <text:p/>
          </table:table-cell>
          <table:table-cell table:formula="of:=IF(ISNUMBER(SEARCH(&quot;B&quot;;[.$J70]));IF(ISBLANK([.$D$3]);&quot;&quot;;[.$D$3]);&quot;&quot;)">
            <text:p/>
          </table:table-cell>
          <table:table-cell table:formula="of:=IF(ISNUMBER(SEARCH(&quot;C&quot;;[.$J70]));IF(ISBLANK([.$D$4]);&quot;&quot;;[.$D$4]);&quot;&quot;)">
            <text:p/>
          </table:table-cell>
          <table:table-cell table:formula="of:=IF(ISNUMBER(SEARCH(&quot;D&quot;;[.$J70]));IF(ISBLANK([.$D$5]);&quot;&quot;;[.$D$5]);&quot;&quot;)">
            <text:p/>
          </table:table-cell>
          <table:table-cell table:formula="of:=IF(ISNUMBER(SEARCH(&quot;E&quot;;[.$J70]));IF(ISBLANK([.$D$6]);&quot;&quot;;[.$D$6]);&quot;&quot;)">
            <text:p/>
          </table:table-cell>
          <table:table-cell table:formula="of:=IF(ISNUMBER(SEARCH(&quot;F&quot;;[.$J70]));IF(ISBLANK([.$D$7]);&quot;&quot;;[.$D$7]);&quot;&quot;)">
            <text:p/>
          </table:table-cell>
          <table:table-cell table:formula="of:=IF(ISNUMBER(SEARCH(&quot;G&quot;;[.$J70]));IF(ISBLANK([.$D$8]);&quot;&quot;;[.$D$8]);&quot;&quot;)">
            <text:p/>
          </table:table-cell>
          <table:table-cell table:formula="of:=IF(ISNUMBER(SEARCH(&quot;H&quot;;[.$J70]));IF(ISBLANK([.$D$9]);&quot;&quot;;[.$D$9]);&quot;&quot;)">
            <text:p/>
          </table:table-cell>
          <table:table-cell table:formula="of:=IF(ISNUMBER(SEARCH(&quot;I&quot;;[.$J70]));IF(ISBLANK([.$D$10]);&quot;&quot;;[.$D$10]);&quot;&quot;)">
            <text:p/>
          </table:table-cell>
          <table:table-cell table:formula="of:=IF(ISNUMBER(SEARCH(&quot;J&quot;;[.$J70]));IF(ISBLANK([.$D$11]);&quot;&quot;;[.$D$11]);&quot;&quot;)">
            <text:p/>
          </table:table-cell>
          <table:table-cell table:formula="of:=IF(ISNUMBER(SEARCH(&quot;K&quot;;[.$J70]));IF(ISBLANK([.$D$12]);&quot;&quot;;[.$D$12]);&quot;&quot;)">
            <text:p/>
          </table:table-cell>
          <table:table-cell table:formula="of:=IF(ISNUMBER(SEARCH(&quot;L&quot;;[.$J70]));IF(ISBLANK([.$D$13]);&quot;&quot;;[.$D$13]);&quot;&quot;)">
            <text:p/>
          </table:table-cell>
          <table:table-cell table:formula="of:=IF(ISNUMBER(SEARCH(&quot;M&quot;;[.$J70]));IF(ISBLANK([.$D$14]);&quot;&quot;;[.$D$14]);&quot;&quot;)">
            <text:p/>
          </table:table-cell>
          <table:table-cell table:formula="of:=IF(ISNUMBER(SEARCH(&quot;N&quot;;[.$J70]));IF(ISBLANK([.$D$15]);&quot;&quot;;[.$D$15]);&quot;&quot;)">
            <text:p/>
          </table:table-cell>
          <table:table-cell/>
          <table:table-cell table:formula="of:=IF(ISNUMBER(SEARCH(&quot;A&quot;;[.$J70]));IF(ISBLANK([.$E$2]);&quot;&quot;;[.$E$2]);&quot;&quot;)">
            <text:p/>
          </table:table-cell>
          <table:table-cell table:formula="of:=IF(ISNUMBER(SEARCH(&quot;B&quot;;[.$J70]));IF(ISBLANK([.$E$3]);&quot;&quot;;[.$E$3]);&quot;&quot;)">
            <text:p/>
          </table:table-cell>
          <table:table-cell table:formula="of:=IF(ISNUMBER(SEARCH(&quot;C&quot;;[.$J70]));IF(ISBLANK([.$E$4]);&quot;&quot;;[.$E$4]);&quot;&quot;)">
            <text:p/>
          </table:table-cell>
          <table:table-cell table:formula="of:=IF(ISNUMBER(SEARCH(&quot;D&quot;;[.$J70]));IF(ISBLANK([.$E$5]);&quot;&quot;;[.$E$5]);&quot;&quot;)">
            <text:p/>
          </table:table-cell>
          <table:table-cell table:formula="of:=IF(ISNUMBER(SEARCH(&quot;E&quot;;[.$J70]));IF(ISBLANK([.$E$6]);&quot;&quot;;[.$E$6]);&quot;&quot;)">
            <text:p/>
          </table:table-cell>
          <table:table-cell table:formula="of:=IF(ISNUMBER(SEARCH(&quot;F&quot;;[.$J70]));IF(ISBLANK([.$E$7]);&quot;&quot;;[.$E$7]);&quot;&quot;)">
            <text:p/>
          </table:table-cell>
          <table:table-cell table:formula="of:=IF(ISNUMBER(SEARCH(&quot;G&quot;;[.$J70]));IF(ISBLANK([.$E$8]);&quot;&quot;;[.$E$8]);&quot;&quot;)">
            <text:p/>
          </table:table-cell>
          <table:table-cell table:formula="of:=IF(ISNUMBER(SEARCH(&quot;H&quot;;[.$J70]));IF(ISBLANK([.$E$9]);&quot;&quot;;[.$E$9]);&quot;&quot;)">
            <text:p/>
          </table:table-cell>
          <table:table-cell table:formula="of:=IF(ISNUMBER(SEARCH(&quot;I&quot;;[.$J70]));IF(ISBLANK([.$E$10]);&quot;&quot;;[.$E$10]);&quot;&quot;)">
            <text:p/>
          </table:table-cell>
          <table:table-cell table:formula="of:=IF(ISNUMBER(SEARCH(&quot;J&quot;;[.$J70]));IF(ISBLANK([.$E$11]);&quot;&quot;;[.$E$11]);&quot;&quot;)">
            <text:p/>
          </table:table-cell>
          <table:table-cell table:formula="of:=IF(ISNUMBER(SEARCH(&quot;K&quot;;[.$J70]));IF(ISBLANK([.$E$12]);&quot;&quot;;[.$E$12]);&quot;&quot;)">
            <text:p/>
          </table:table-cell>
          <table:table-cell table:formula="of:=IF(ISNUMBER(SEARCH(&quot;L&quot;;[.$J70]));IF(ISBLANK([.$E$13]);&quot;&quot;;[.$E$13]);&quot;&quot;)">
            <text:p/>
          </table:table-cell>
          <table:table-cell table:formula="of:=IF(ISNUMBER(SEARCH(&quot;M&quot;;[.$J70]));IF(ISBLANK([.$E$14]);&quot;&quot;;[.$E$14]);&quot;&quot;)">
            <text:p/>
          </table:table-cell>
          <table:table-cell table:formula="of:=IF(ISNUMBER(SEARCH(&quot;N&quot;;[.$J7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1:.$AC71])">
            <text:p/>
          </table:table-cell>
          <table:table-cell table:formula="of:=COM.MICROSOFT.CONCAT([.$AE71:.$AR71])">
            <text:p/>
          </table:table-cell>
          <table:table-cell table:formula="of:=COM.MICROSOFT.CONCAT([.$AT71:.$BG71])">
            <text:p/>
          </table:table-cell>
          <table:table-cell table:formula="of:=COUNTIF([.$J$1:.$J$1999];[.J71])" office:value-type="float" office:value="0" calcext:value-type="float">
            <text:p>0</text:p>
          </table:table-cell>
          <table:table-cell/>
          <table:table-cell table:formula="of:=IF(ISNUMBER(SEARCH(&quot;A&quot;;[.$J71]));IF(ISBLANK([.$C$2]);&quot;&quot;;[.$C$2]);&quot;&quot;)">
            <text:p/>
          </table:table-cell>
          <table:table-cell table:formula="of:=IF(ISNUMBER(SEARCH(&quot;B&quot;;[.$J71]));IF(ISBLANK([.$C$3]);&quot;&quot;;[.$C$3]);&quot;&quot;)">
            <text:p/>
          </table:table-cell>
          <table:table-cell table:formula="of:=IF(ISNUMBER(SEARCH(&quot;C&quot;;[.$J71]));IF(ISBLANK([.$C$4]);&quot;&quot;;[.$C$4]);&quot;&quot;)">
            <text:p/>
          </table:table-cell>
          <table:table-cell table:formula="of:=IF(ISNUMBER(SEARCH(&quot;D&quot;;[.$J71]));IF(ISBLANK([.$C$5]);&quot;&quot;;[.$C$5]);&quot;&quot;)">
            <text:p/>
          </table:table-cell>
          <table:table-cell table:formula="of:=IF(ISNUMBER(SEARCH(&quot;E&quot;;[.$J71]));IF(ISBLANK([.$C$6]);&quot;&quot;;[.$C$6]);&quot;&quot;)">
            <text:p/>
          </table:table-cell>
          <table:table-cell table:formula="of:=IF(ISNUMBER(SEARCH(&quot;F&quot;;[.$J71]));IF(ISBLANK([.$C$7]);&quot;&quot;;[.$C$7]);&quot;&quot;)">
            <text:p/>
          </table:table-cell>
          <table:table-cell table:formula="of:=IF(ISNUMBER(SEARCH(&quot;G&quot;;[.$J71]));IF(ISBLANK([.$C$8]);&quot;&quot;;[.$C$8]);&quot;&quot;)">
            <text:p/>
          </table:table-cell>
          <table:table-cell table:formula="of:=IF(ISNUMBER(SEARCH(&quot;H&quot;;[.$J71]));IF(ISBLANK([.$C$9]);&quot;&quot;;[.$C$9]);&quot;&quot;)">
            <text:p/>
          </table:table-cell>
          <table:table-cell table:formula="of:=IF(ISNUMBER(SEARCH(&quot;I&quot;;[.$J71]));IF(ISBLANK([.$C$10]);&quot;&quot;;[.$C$10]);&quot;&quot;)">
            <text:p/>
          </table:table-cell>
          <table:table-cell table:formula="of:=IF(ISNUMBER(SEARCH(&quot;J&quot;;[.$J71]));IF(ISBLANK([.$C$11]);&quot;&quot;;[.$C$11]);&quot;&quot;)">
            <text:p/>
          </table:table-cell>
          <table:table-cell table:formula="of:=IF(ISNUMBER(SEARCH(&quot;K&quot;;[.$J71]));IF(ISBLANK([.$C$12]);&quot;&quot;;[.$C$12]);&quot;&quot;)">
            <text:p/>
          </table:table-cell>
          <table:table-cell table:formula="of:=IF(ISNUMBER(SEARCH(&quot;L&quot;;[.$J71]));IF(ISBLANK([.$C$13]);&quot;&quot;;[.$C$13]);&quot;&quot;)">
            <text:p/>
          </table:table-cell>
          <table:table-cell table:formula="of:=IF(ISNUMBER(SEARCH(&quot;M&quot;;[.$J71]));IF(ISBLANK([.$C$14]);&quot;&quot;;[.$C$14]);&quot;&quot;)">
            <text:p/>
          </table:table-cell>
          <table:table-cell table:formula="of:=IF(ISNUMBER(SEARCH(&quot;N&quot;;[.$J71]));IF(ISBLANK([.$C$15]);&quot;&quot;;[.$C$15]);&quot;&quot;)">
            <text:p/>
          </table:table-cell>
          <table:table-cell/>
          <table:table-cell table:formula="of:=IF(ISNUMBER(SEARCH(&quot;A&quot;;[.$J71]));IF(ISBLANK([.$D$2]);&quot;&quot;;[.$D$2]);&quot;&quot;)">
            <text:p/>
          </table:table-cell>
          <table:table-cell table:formula="of:=IF(ISNUMBER(SEARCH(&quot;B&quot;;[.$J71]));IF(ISBLANK([.$D$3]);&quot;&quot;;[.$D$3]);&quot;&quot;)">
            <text:p/>
          </table:table-cell>
          <table:table-cell table:formula="of:=IF(ISNUMBER(SEARCH(&quot;C&quot;;[.$J71]));IF(ISBLANK([.$D$4]);&quot;&quot;;[.$D$4]);&quot;&quot;)">
            <text:p/>
          </table:table-cell>
          <table:table-cell table:formula="of:=IF(ISNUMBER(SEARCH(&quot;D&quot;;[.$J71]));IF(ISBLANK([.$D$5]);&quot;&quot;;[.$D$5]);&quot;&quot;)">
            <text:p/>
          </table:table-cell>
          <table:table-cell table:formula="of:=IF(ISNUMBER(SEARCH(&quot;E&quot;;[.$J71]));IF(ISBLANK([.$D$6]);&quot;&quot;;[.$D$6]);&quot;&quot;)">
            <text:p/>
          </table:table-cell>
          <table:table-cell table:formula="of:=IF(ISNUMBER(SEARCH(&quot;F&quot;;[.$J71]));IF(ISBLANK([.$D$7]);&quot;&quot;;[.$D$7]);&quot;&quot;)">
            <text:p/>
          </table:table-cell>
          <table:table-cell table:formula="of:=IF(ISNUMBER(SEARCH(&quot;G&quot;;[.$J71]));IF(ISBLANK([.$D$8]);&quot;&quot;;[.$D$8]);&quot;&quot;)">
            <text:p/>
          </table:table-cell>
          <table:table-cell table:formula="of:=IF(ISNUMBER(SEARCH(&quot;H&quot;;[.$J71]));IF(ISBLANK([.$D$9]);&quot;&quot;;[.$D$9]);&quot;&quot;)">
            <text:p/>
          </table:table-cell>
          <table:table-cell table:formula="of:=IF(ISNUMBER(SEARCH(&quot;I&quot;;[.$J71]));IF(ISBLANK([.$D$10]);&quot;&quot;;[.$D$10]);&quot;&quot;)">
            <text:p/>
          </table:table-cell>
          <table:table-cell table:formula="of:=IF(ISNUMBER(SEARCH(&quot;J&quot;;[.$J71]));IF(ISBLANK([.$D$11]);&quot;&quot;;[.$D$11]);&quot;&quot;)">
            <text:p/>
          </table:table-cell>
          <table:table-cell table:formula="of:=IF(ISNUMBER(SEARCH(&quot;K&quot;;[.$J71]));IF(ISBLANK([.$D$12]);&quot;&quot;;[.$D$12]);&quot;&quot;)">
            <text:p/>
          </table:table-cell>
          <table:table-cell table:formula="of:=IF(ISNUMBER(SEARCH(&quot;L&quot;;[.$J71]));IF(ISBLANK([.$D$13]);&quot;&quot;;[.$D$13]);&quot;&quot;)">
            <text:p/>
          </table:table-cell>
          <table:table-cell table:formula="of:=IF(ISNUMBER(SEARCH(&quot;M&quot;;[.$J71]));IF(ISBLANK([.$D$14]);&quot;&quot;;[.$D$14]);&quot;&quot;)">
            <text:p/>
          </table:table-cell>
          <table:table-cell table:formula="of:=IF(ISNUMBER(SEARCH(&quot;N&quot;;[.$J71]));IF(ISBLANK([.$D$15]);&quot;&quot;;[.$D$15]);&quot;&quot;)">
            <text:p/>
          </table:table-cell>
          <table:table-cell/>
          <table:table-cell table:formula="of:=IF(ISNUMBER(SEARCH(&quot;A&quot;;[.$J71]));IF(ISBLANK([.$E$2]);&quot;&quot;;[.$E$2]);&quot;&quot;)">
            <text:p/>
          </table:table-cell>
          <table:table-cell table:formula="of:=IF(ISNUMBER(SEARCH(&quot;B&quot;;[.$J71]));IF(ISBLANK([.$E$3]);&quot;&quot;;[.$E$3]);&quot;&quot;)">
            <text:p/>
          </table:table-cell>
          <table:table-cell table:formula="of:=IF(ISNUMBER(SEARCH(&quot;C&quot;;[.$J71]));IF(ISBLANK([.$E$4]);&quot;&quot;;[.$E$4]);&quot;&quot;)">
            <text:p/>
          </table:table-cell>
          <table:table-cell table:formula="of:=IF(ISNUMBER(SEARCH(&quot;D&quot;;[.$J71]));IF(ISBLANK([.$E$5]);&quot;&quot;;[.$E$5]);&quot;&quot;)">
            <text:p/>
          </table:table-cell>
          <table:table-cell table:formula="of:=IF(ISNUMBER(SEARCH(&quot;E&quot;;[.$J71]));IF(ISBLANK([.$E$6]);&quot;&quot;;[.$E$6]);&quot;&quot;)">
            <text:p/>
          </table:table-cell>
          <table:table-cell table:formula="of:=IF(ISNUMBER(SEARCH(&quot;F&quot;;[.$J71]));IF(ISBLANK([.$E$7]);&quot;&quot;;[.$E$7]);&quot;&quot;)">
            <text:p/>
          </table:table-cell>
          <table:table-cell table:formula="of:=IF(ISNUMBER(SEARCH(&quot;G&quot;;[.$J71]));IF(ISBLANK([.$E$8]);&quot;&quot;;[.$E$8]);&quot;&quot;)">
            <text:p/>
          </table:table-cell>
          <table:table-cell table:formula="of:=IF(ISNUMBER(SEARCH(&quot;H&quot;;[.$J71]));IF(ISBLANK([.$E$9]);&quot;&quot;;[.$E$9]);&quot;&quot;)">
            <text:p/>
          </table:table-cell>
          <table:table-cell table:formula="of:=IF(ISNUMBER(SEARCH(&quot;I&quot;;[.$J71]));IF(ISBLANK([.$E$10]);&quot;&quot;;[.$E$10]);&quot;&quot;)">
            <text:p/>
          </table:table-cell>
          <table:table-cell table:formula="of:=IF(ISNUMBER(SEARCH(&quot;J&quot;;[.$J71]));IF(ISBLANK([.$E$11]);&quot;&quot;;[.$E$11]);&quot;&quot;)">
            <text:p/>
          </table:table-cell>
          <table:table-cell table:formula="of:=IF(ISNUMBER(SEARCH(&quot;K&quot;;[.$J71]));IF(ISBLANK([.$E$12]);&quot;&quot;;[.$E$12]);&quot;&quot;)">
            <text:p/>
          </table:table-cell>
          <table:table-cell table:formula="of:=IF(ISNUMBER(SEARCH(&quot;L&quot;;[.$J71]));IF(ISBLANK([.$E$13]);&quot;&quot;;[.$E$13]);&quot;&quot;)">
            <text:p/>
          </table:table-cell>
          <table:table-cell table:formula="of:=IF(ISNUMBER(SEARCH(&quot;M&quot;;[.$J71]));IF(ISBLANK([.$E$14]);&quot;&quot;;[.$E$14]);&quot;&quot;)">
            <text:p/>
          </table:table-cell>
          <table:table-cell table:formula="of:=IF(ISNUMBER(SEARCH(&quot;N&quot;;[.$J7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2:.$AC72])">
            <text:p/>
          </table:table-cell>
          <table:table-cell table:formula="of:=COM.MICROSOFT.CONCAT([.$AE72:.$AR72])">
            <text:p/>
          </table:table-cell>
          <table:table-cell table:formula="of:=COM.MICROSOFT.CONCAT([.$AT72:.$BG72])">
            <text:p/>
          </table:table-cell>
          <table:table-cell table:formula="of:=COUNTIF([.$J$1:.$J$1999];[.J72])" office:value-type="float" office:value="0" calcext:value-type="float">
            <text:p>0</text:p>
          </table:table-cell>
          <table:table-cell/>
          <table:table-cell table:formula="of:=IF(ISNUMBER(SEARCH(&quot;A&quot;;[.$J72]));IF(ISBLANK([.$C$2]);&quot;&quot;;[.$C$2]);&quot;&quot;)">
            <text:p/>
          </table:table-cell>
          <table:table-cell table:formula="of:=IF(ISNUMBER(SEARCH(&quot;B&quot;;[.$J72]));IF(ISBLANK([.$C$3]);&quot;&quot;;[.$C$3]);&quot;&quot;)">
            <text:p/>
          </table:table-cell>
          <table:table-cell table:formula="of:=IF(ISNUMBER(SEARCH(&quot;C&quot;;[.$J72]));IF(ISBLANK([.$C$4]);&quot;&quot;;[.$C$4]);&quot;&quot;)">
            <text:p/>
          </table:table-cell>
          <table:table-cell table:formula="of:=IF(ISNUMBER(SEARCH(&quot;D&quot;;[.$J72]));IF(ISBLANK([.$C$5]);&quot;&quot;;[.$C$5]);&quot;&quot;)">
            <text:p/>
          </table:table-cell>
          <table:table-cell table:formula="of:=IF(ISNUMBER(SEARCH(&quot;E&quot;;[.$J72]));IF(ISBLANK([.$C$6]);&quot;&quot;;[.$C$6]);&quot;&quot;)">
            <text:p/>
          </table:table-cell>
          <table:table-cell table:formula="of:=IF(ISNUMBER(SEARCH(&quot;F&quot;;[.$J72]));IF(ISBLANK([.$C$7]);&quot;&quot;;[.$C$7]);&quot;&quot;)">
            <text:p/>
          </table:table-cell>
          <table:table-cell table:formula="of:=IF(ISNUMBER(SEARCH(&quot;G&quot;;[.$J72]));IF(ISBLANK([.$C$8]);&quot;&quot;;[.$C$8]);&quot;&quot;)">
            <text:p/>
          </table:table-cell>
          <table:table-cell table:formula="of:=IF(ISNUMBER(SEARCH(&quot;H&quot;;[.$J72]));IF(ISBLANK([.$C$9]);&quot;&quot;;[.$C$9]);&quot;&quot;)">
            <text:p/>
          </table:table-cell>
          <table:table-cell table:formula="of:=IF(ISNUMBER(SEARCH(&quot;I&quot;;[.$J72]));IF(ISBLANK([.$C$10]);&quot;&quot;;[.$C$10]);&quot;&quot;)">
            <text:p/>
          </table:table-cell>
          <table:table-cell table:formula="of:=IF(ISNUMBER(SEARCH(&quot;J&quot;;[.$J72]));IF(ISBLANK([.$C$11]);&quot;&quot;;[.$C$11]);&quot;&quot;)">
            <text:p/>
          </table:table-cell>
          <table:table-cell table:formula="of:=IF(ISNUMBER(SEARCH(&quot;K&quot;;[.$J72]));IF(ISBLANK([.$C$12]);&quot;&quot;;[.$C$12]);&quot;&quot;)">
            <text:p/>
          </table:table-cell>
          <table:table-cell table:formula="of:=IF(ISNUMBER(SEARCH(&quot;L&quot;;[.$J72]));IF(ISBLANK([.$C$13]);&quot;&quot;;[.$C$13]);&quot;&quot;)">
            <text:p/>
          </table:table-cell>
          <table:table-cell table:formula="of:=IF(ISNUMBER(SEARCH(&quot;M&quot;;[.$J72]));IF(ISBLANK([.$C$14]);&quot;&quot;;[.$C$14]);&quot;&quot;)">
            <text:p/>
          </table:table-cell>
          <table:table-cell table:formula="of:=IF(ISNUMBER(SEARCH(&quot;N&quot;;[.$J72]));IF(ISBLANK([.$C$15]);&quot;&quot;;[.$C$15]);&quot;&quot;)">
            <text:p/>
          </table:table-cell>
          <table:table-cell/>
          <table:table-cell table:formula="of:=IF(ISNUMBER(SEARCH(&quot;A&quot;;[.$J72]));IF(ISBLANK([.$D$2]);&quot;&quot;;[.$D$2]);&quot;&quot;)">
            <text:p/>
          </table:table-cell>
          <table:table-cell table:formula="of:=IF(ISNUMBER(SEARCH(&quot;B&quot;;[.$J72]));IF(ISBLANK([.$D$3]);&quot;&quot;;[.$D$3]);&quot;&quot;)">
            <text:p/>
          </table:table-cell>
          <table:table-cell table:formula="of:=IF(ISNUMBER(SEARCH(&quot;C&quot;;[.$J72]));IF(ISBLANK([.$D$4]);&quot;&quot;;[.$D$4]);&quot;&quot;)">
            <text:p/>
          </table:table-cell>
          <table:table-cell table:formula="of:=IF(ISNUMBER(SEARCH(&quot;D&quot;;[.$J72]));IF(ISBLANK([.$D$5]);&quot;&quot;;[.$D$5]);&quot;&quot;)">
            <text:p/>
          </table:table-cell>
          <table:table-cell table:formula="of:=IF(ISNUMBER(SEARCH(&quot;E&quot;;[.$J72]));IF(ISBLANK([.$D$6]);&quot;&quot;;[.$D$6]);&quot;&quot;)">
            <text:p/>
          </table:table-cell>
          <table:table-cell table:formula="of:=IF(ISNUMBER(SEARCH(&quot;F&quot;;[.$J72]));IF(ISBLANK([.$D$7]);&quot;&quot;;[.$D$7]);&quot;&quot;)">
            <text:p/>
          </table:table-cell>
          <table:table-cell table:formula="of:=IF(ISNUMBER(SEARCH(&quot;G&quot;;[.$J72]));IF(ISBLANK([.$D$8]);&quot;&quot;;[.$D$8]);&quot;&quot;)">
            <text:p/>
          </table:table-cell>
          <table:table-cell table:formula="of:=IF(ISNUMBER(SEARCH(&quot;H&quot;;[.$J72]));IF(ISBLANK([.$D$9]);&quot;&quot;;[.$D$9]);&quot;&quot;)">
            <text:p/>
          </table:table-cell>
          <table:table-cell table:formula="of:=IF(ISNUMBER(SEARCH(&quot;I&quot;;[.$J72]));IF(ISBLANK([.$D$10]);&quot;&quot;;[.$D$10]);&quot;&quot;)">
            <text:p/>
          </table:table-cell>
          <table:table-cell table:formula="of:=IF(ISNUMBER(SEARCH(&quot;J&quot;;[.$J72]));IF(ISBLANK([.$D$11]);&quot;&quot;;[.$D$11]);&quot;&quot;)">
            <text:p/>
          </table:table-cell>
          <table:table-cell table:formula="of:=IF(ISNUMBER(SEARCH(&quot;K&quot;;[.$J72]));IF(ISBLANK([.$D$12]);&quot;&quot;;[.$D$12]);&quot;&quot;)">
            <text:p/>
          </table:table-cell>
          <table:table-cell table:formula="of:=IF(ISNUMBER(SEARCH(&quot;L&quot;;[.$J72]));IF(ISBLANK([.$D$13]);&quot;&quot;;[.$D$13]);&quot;&quot;)">
            <text:p/>
          </table:table-cell>
          <table:table-cell table:formula="of:=IF(ISNUMBER(SEARCH(&quot;M&quot;;[.$J72]));IF(ISBLANK([.$D$14]);&quot;&quot;;[.$D$14]);&quot;&quot;)">
            <text:p/>
          </table:table-cell>
          <table:table-cell table:formula="of:=IF(ISNUMBER(SEARCH(&quot;N&quot;;[.$J72]));IF(ISBLANK([.$D$15]);&quot;&quot;;[.$D$15]);&quot;&quot;)">
            <text:p/>
          </table:table-cell>
          <table:table-cell/>
          <table:table-cell table:formula="of:=IF(ISNUMBER(SEARCH(&quot;A&quot;;[.$J72]));IF(ISBLANK([.$E$2]);&quot;&quot;;[.$E$2]);&quot;&quot;)">
            <text:p/>
          </table:table-cell>
          <table:table-cell table:formula="of:=IF(ISNUMBER(SEARCH(&quot;B&quot;;[.$J72]));IF(ISBLANK([.$E$3]);&quot;&quot;;[.$E$3]);&quot;&quot;)">
            <text:p/>
          </table:table-cell>
          <table:table-cell table:formula="of:=IF(ISNUMBER(SEARCH(&quot;C&quot;;[.$J72]));IF(ISBLANK([.$E$4]);&quot;&quot;;[.$E$4]);&quot;&quot;)">
            <text:p/>
          </table:table-cell>
          <table:table-cell table:formula="of:=IF(ISNUMBER(SEARCH(&quot;D&quot;;[.$J72]));IF(ISBLANK([.$E$5]);&quot;&quot;;[.$E$5]);&quot;&quot;)">
            <text:p/>
          </table:table-cell>
          <table:table-cell table:formula="of:=IF(ISNUMBER(SEARCH(&quot;E&quot;;[.$J72]));IF(ISBLANK([.$E$6]);&quot;&quot;;[.$E$6]);&quot;&quot;)">
            <text:p/>
          </table:table-cell>
          <table:table-cell table:formula="of:=IF(ISNUMBER(SEARCH(&quot;F&quot;;[.$J72]));IF(ISBLANK([.$E$7]);&quot;&quot;;[.$E$7]);&quot;&quot;)">
            <text:p/>
          </table:table-cell>
          <table:table-cell table:formula="of:=IF(ISNUMBER(SEARCH(&quot;G&quot;;[.$J72]));IF(ISBLANK([.$E$8]);&quot;&quot;;[.$E$8]);&quot;&quot;)">
            <text:p/>
          </table:table-cell>
          <table:table-cell table:formula="of:=IF(ISNUMBER(SEARCH(&quot;H&quot;;[.$J72]));IF(ISBLANK([.$E$9]);&quot;&quot;;[.$E$9]);&quot;&quot;)">
            <text:p/>
          </table:table-cell>
          <table:table-cell table:formula="of:=IF(ISNUMBER(SEARCH(&quot;I&quot;;[.$J72]));IF(ISBLANK([.$E$10]);&quot;&quot;;[.$E$10]);&quot;&quot;)">
            <text:p/>
          </table:table-cell>
          <table:table-cell table:formula="of:=IF(ISNUMBER(SEARCH(&quot;J&quot;;[.$J72]));IF(ISBLANK([.$E$11]);&quot;&quot;;[.$E$11]);&quot;&quot;)">
            <text:p/>
          </table:table-cell>
          <table:table-cell table:formula="of:=IF(ISNUMBER(SEARCH(&quot;K&quot;;[.$J72]));IF(ISBLANK([.$E$12]);&quot;&quot;;[.$E$12]);&quot;&quot;)">
            <text:p/>
          </table:table-cell>
          <table:table-cell table:formula="of:=IF(ISNUMBER(SEARCH(&quot;L&quot;;[.$J72]));IF(ISBLANK([.$E$13]);&quot;&quot;;[.$E$13]);&quot;&quot;)">
            <text:p/>
          </table:table-cell>
          <table:table-cell table:formula="of:=IF(ISNUMBER(SEARCH(&quot;M&quot;;[.$J72]));IF(ISBLANK([.$E$14]);&quot;&quot;;[.$E$14]);&quot;&quot;)">
            <text:p/>
          </table:table-cell>
          <table:table-cell table:formula="of:=IF(ISNUMBER(SEARCH(&quot;N&quot;;[.$J7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3:.$AC73])">
            <text:p/>
          </table:table-cell>
          <table:table-cell table:formula="of:=COM.MICROSOFT.CONCAT([.$AE73:.$AR73])">
            <text:p/>
          </table:table-cell>
          <table:table-cell table:formula="of:=COM.MICROSOFT.CONCAT([.$AT73:.$BG73])">
            <text:p/>
          </table:table-cell>
          <table:table-cell table:formula="of:=COUNTIF([.$J$1:.$J$1999];[.J73])" office:value-type="float" office:value="0" calcext:value-type="float">
            <text:p>0</text:p>
          </table:table-cell>
          <table:table-cell/>
          <table:table-cell table:formula="of:=IF(ISNUMBER(SEARCH(&quot;A&quot;;[.$J73]));IF(ISBLANK([.$C$2]);&quot;&quot;;[.$C$2]);&quot;&quot;)">
            <text:p/>
          </table:table-cell>
          <table:table-cell table:formula="of:=IF(ISNUMBER(SEARCH(&quot;B&quot;;[.$J73]));IF(ISBLANK([.$C$3]);&quot;&quot;;[.$C$3]);&quot;&quot;)">
            <text:p/>
          </table:table-cell>
          <table:table-cell table:formula="of:=IF(ISNUMBER(SEARCH(&quot;C&quot;;[.$J73]));IF(ISBLANK([.$C$4]);&quot;&quot;;[.$C$4]);&quot;&quot;)">
            <text:p/>
          </table:table-cell>
          <table:table-cell table:formula="of:=IF(ISNUMBER(SEARCH(&quot;D&quot;;[.$J73]));IF(ISBLANK([.$C$5]);&quot;&quot;;[.$C$5]);&quot;&quot;)">
            <text:p/>
          </table:table-cell>
          <table:table-cell table:formula="of:=IF(ISNUMBER(SEARCH(&quot;E&quot;;[.$J73]));IF(ISBLANK([.$C$6]);&quot;&quot;;[.$C$6]);&quot;&quot;)">
            <text:p/>
          </table:table-cell>
          <table:table-cell table:formula="of:=IF(ISNUMBER(SEARCH(&quot;F&quot;;[.$J73]));IF(ISBLANK([.$C$7]);&quot;&quot;;[.$C$7]);&quot;&quot;)">
            <text:p/>
          </table:table-cell>
          <table:table-cell table:formula="of:=IF(ISNUMBER(SEARCH(&quot;G&quot;;[.$J73]));IF(ISBLANK([.$C$8]);&quot;&quot;;[.$C$8]);&quot;&quot;)">
            <text:p/>
          </table:table-cell>
          <table:table-cell table:formula="of:=IF(ISNUMBER(SEARCH(&quot;H&quot;;[.$J73]));IF(ISBLANK([.$C$9]);&quot;&quot;;[.$C$9]);&quot;&quot;)">
            <text:p/>
          </table:table-cell>
          <table:table-cell table:formula="of:=IF(ISNUMBER(SEARCH(&quot;I&quot;;[.$J73]));IF(ISBLANK([.$C$10]);&quot;&quot;;[.$C$10]);&quot;&quot;)">
            <text:p/>
          </table:table-cell>
          <table:table-cell table:formula="of:=IF(ISNUMBER(SEARCH(&quot;J&quot;;[.$J73]));IF(ISBLANK([.$C$11]);&quot;&quot;;[.$C$11]);&quot;&quot;)">
            <text:p/>
          </table:table-cell>
          <table:table-cell table:formula="of:=IF(ISNUMBER(SEARCH(&quot;K&quot;;[.$J73]));IF(ISBLANK([.$C$12]);&quot;&quot;;[.$C$12]);&quot;&quot;)">
            <text:p/>
          </table:table-cell>
          <table:table-cell table:formula="of:=IF(ISNUMBER(SEARCH(&quot;L&quot;;[.$J73]));IF(ISBLANK([.$C$13]);&quot;&quot;;[.$C$13]);&quot;&quot;)">
            <text:p/>
          </table:table-cell>
          <table:table-cell table:formula="of:=IF(ISNUMBER(SEARCH(&quot;M&quot;;[.$J73]));IF(ISBLANK([.$C$14]);&quot;&quot;;[.$C$14]);&quot;&quot;)">
            <text:p/>
          </table:table-cell>
          <table:table-cell table:formula="of:=IF(ISNUMBER(SEARCH(&quot;N&quot;;[.$J73]));IF(ISBLANK([.$C$15]);&quot;&quot;;[.$C$15]);&quot;&quot;)">
            <text:p/>
          </table:table-cell>
          <table:table-cell/>
          <table:table-cell table:formula="of:=IF(ISNUMBER(SEARCH(&quot;A&quot;;[.$J73]));IF(ISBLANK([.$D$2]);&quot;&quot;;[.$D$2]);&quot;&quot;)">
            <text:p/>
          </table:table-cell>
          <table:table-cell table:formula="of:=IF(ISNUMBER(SEARCH(&quot;B&quot;;[.$J73]));IF(ISBLANK([.$D$3]);&quot;&quot;;[.$D$3]);&quot;&quot;)">
            <text:p/>
          </table:table-cell>
          <table:table-cell table:formula="of:=IF(ISNUMBER(SEARCH(&quot;C&quot;;[.$J73]));IF(ISBLANK([.$D$4]);&quot;&quot;;[.$D$4]);&quot;&quot;)">
            <text:p/>
          </table:table-cell>
          <table:table-cell table:formula="of:=IF(ISNUMBER(SEARCH(&quot;D&quot;;[.$J73]));IF(ISBLANK([.$D$5]);&quot;&quot;;[.$D$5]);&quot;&quot;)">
            <text:p/>
          </table:table-cell>
          <table:table-cell table:formula="of:=IF(ISNUMBER(SEARCH(&quot;E&quot;;[.$J73]));IF(ISBLANK([.$D$6]);&quot;&quot;;[.$D$6]);&quot;&quot;)">
            <text:p/>
          </table:table-cell>
          <table:table-cell table:formula="of:=IF(ISNUMBER(SEARCH(&quot;F&quot;;[.$J73]));IF(ISBLANK([.$D$7]);&quot;&quot;;[.$D$7]);&quot;&quot;)">
            <text:p/>
          </table:table-cell>
          <table:table-cell table:formula="of:=IF(ISNUMBER(SEARCH(&quot;G&quot;;[.$J73]));IF(ISBLANK([.$D$8]);&quot;&quot;;[.$D$8]);&quot;&quot;)">
            <text:p/>
          </table:table-cell>
          <table:table-cell table:formula="of:=IF(ISNUMBER(SEARCH(&quot;H&quot;;[.$J73]));IF(ISBLANK([.$D$9]);&quot;&quot;;[.$D$9]);&quot;&quot;)">
            <text:p/>
          </table:table-cell>
          <table:table-cell table:formula="of:=IF(ISNUMBER(SEARCH(&quot;I&quot;;[.$J73]));IF(ISBLANK([.$D$10]);&quot;&quot;;[.$D$10]);&quot;&quot;)">
            <text:p/>
          </table:table-cell>
          <table:table-cell table:formula="of:=IF(ISNUMBER(SEARCH(&quot;J&quot;;[.$J73]));IF(ISBLANK([.$D$11]);&quot;&quot;;[.$D$11]);&quot;&quot;)">
            <text:p/>
          </table:table-cell>
          <table:table-cell table:formula="of:=IF(ISNUMBER(SEARCH(&quot;K&quot;;[.$J73]));IF(ISBLANK([.$D$12]);&quot;&quot;;[.$D$12]);&quot;&quot;)">
            <text:p/>
          </table:table-cell>
          <table:table-cell table:formula="of:=IF(ISNUMBER(SEARCH(&quot;L&quot;;[.$J73]));IF(ISBLANK([.$D$13]);&quot;&quot;;[.$D$13]);&quot;&quot;)">
            <text:p/>
          </table:table-cell>
          <table:table-cell table:formula="of:=IF(ISNUMBER(SEARCH(&quot;M&quot;;[.$J73]));IF(ISBLANK([.$D$14]);&quot;&quot;;[.$D$14]);&quot;&quot;)">
            <text:p/>
          </table:table-cell>
          <table:table-cell table:formula="of:=IF(ISNUMBER(SEARCH(&quot;N&quot;;[.$J73]));IF(ISBLANK([.$D$15]);&quot;&quot;;[.$D$15]);&quot;&quot;)">
            <text:p/>
          </table:table-cell>
          <table:table-cell/>
          <table:table-cell table:formula="of:=IF(ISNUMBER(SEARCH(&quot;A&quot;;[.$J73]));IF(ISBLANK([.$E$2]);&quot;&quot;;[.$E$2]);&quot;&quot;)">
            <text:p/>
          </table:table-cell>
          <table:table-cell table:formula="of:=IF(ISNUMBER(SEARCH(&quot;B&quot;;[.$J73]));IF(ISBLANK([.$E$3]);&quot;&quot;;[.$E$3]);&quot;&quot;)">
            <text:p/>
          </table:table-cell>
          <table:table-cell table:formula="of:=IF(ISNUMBER(SEARCH(&quot;C&quot;;[.$J73]));IF(ISBLANK([.$E$4]);&quot;&quot;;[.$E$4]);&quot;&quot;)">
            <text:p/>
          </table:table-cell>
          <table:table-cell table:formula="of:=IF(ISNUMBER(SEARCH(&quot;D&quot;;[.$J73]));IF(ISBLANK([.$E$5]);&quot;&quot;;[.$E$5]);&quot;&quot;)">
            <text:p/>
          </table:table-cell>
          <table:table-cell table:formula="of:=IF(ISNUMBER(SEARCH(&quot;E&quot;;[.$J73]));IF(ISBLANK([.$E$6]);&quot;&quot;;[.$E$6]);&quot;&quot;)">
            <text:p/>
          </table:table-cell>
          <table:table-cell table:formula="of:=IF(ISNUMBER(SEARCH(&quot;F&quot;;[.$J73]));IF(ISBLANK([.$E$7]);&quot;&quot;;[.$E$7]);&quot;&quot;)">
            <text:p/>
          </table:table-cell>
          <table:table-cell table:formula="of:=IF(ISNUMBER(SEARCH(&quot;G&quot;;[.$J73]));IF(ISBLANK([.$E$8]);&quot;&quot;;[.$E$8]);&quot;&quot;)">
            <text:p/>
          </table:table-cell>
          <table:table-cell table:formula="of:=IF(ISNUMBER(SEARCH(&quot;H&quot;;[.$J73]));IF(ISBLANK([.$E$9]);&quot;&quot;;[.$E$9]);&quot;&quot;)">
            <text:p/>
          </table:table-cell>
          <table:table-cell table:formula="of:=IF(ISNUMBER(SEARCH(&quot;I&quot;;[.$J73]));IF(ISBLANK([.$E$10]);&quot;&quot;;[.$E$10]);&quot;&quot;)">
            <text:p/>
          </table:table-cell>
          <table:table-cell table:formula="of:=IF(ISNUMBER(SEARCH(&quot;J&quot;;[.$J73]));IF(ISBLANK([.$E$11]);&quot;&quot;;[.$E$11]);&quot;&quot;)">
            <text:p/>
          </table:table-cell>
          <table:table-cell table:formula="of:=IF(ISNUMBER(SEARCH(&quot;K&quot;;[.$J73]));IF(ISBLANK([.$E$12]);&quot;&quot;;[.$E$12]);&quot;&quot;)">
            <text:p/>
          </table:table-cell>
          <table:table-cell table:formula="of:=IF(ISNUMBER(SEARCH(&quot;L&quot;;[.$J73]));IF(ISBLANK([.$E$13]);&quot;&quot;;[.$E$13]);&quot;&quot;)">
            <text:p/>
          </table:table-cell>
          <table:table-cell table:formula="of:=IF(ISNUMBER(SEARCH(&quot;M&quot;;[.$J73]));IF(ISBLANK([.$E$14]);&quot;&quot;;[.$E$14]);&quot;&quot;)">
            <text:p/>
          </table:table-cell>
          <table:table-cell table:formula="of:=IF(ISNUMBER(SEARCH(&quot;N&quot;;[.$J7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4:.$AC74])">
            <text:p/>
          </table:table-cell>
          <table:table-cell table:formula="of:=COM.MICROSOFT.CONCAT([.$AE74:.$AR74])">
            <text:p/>
          </table:table-cell>
          <table:table-cell table:formula="of:=COM.MICROSOFT.CONCAT([.$AT74:.$BG74])">
            <text:p/>
          </table:table-cell>
          <table:table-cell table:formula="of:=COUNTIF([.$J$1:.$J$1999];[.J74])" office:value-type="float" office:value="0" calcext:value-type="float">
            <text:p>0</text:p>
          </table:table-cell>
          <table:table-cell/>
          <table:table-cell table:formula="of:=IF(ISNUMBER(SEARCH(&quot;A&quot;;[.$J74]));IF(ISBLANK([.$C$2]);&quot;&quot;;[.$C$2]);&quot;&quot;)">
            <text:p/>
          </table:table-cell>
          <table:table-cell table:formula="of:=IF(ISNUMBER(SEARCH(&quot;B&quot;;[.$J74]));IF(ISBLANK([.$C$3]);&quot;&quot;;[.$C$3]);&quot;&quot;)">
            <text:p/>
          </table:table-cell>
          <table:table-cell table:formula="of:=IF(ISNUMBER(SEARCH(&quot;C&quot;;[.$J74]));IF(ISBLANK([.$C$4]);&quot;&quot;;[.$C$4]);&quot;&quot;)">
            <text:p/>
          </table:table-cell>
          <table:table-cell table:formula="of:=IF(ISNUMBER(SEARCH(&quot;D&quot;;[.$J74]));IF(ISBLANK([.$C$5]);&quot;&quot;;[.$C$5]);&quot;&quot;)">
            <text:p/>
          </table:table-cell>
          <table:table-cell table:formula="of:=IF(ISNUMBER(SEARCH(&quot;E&quot;;[.$J74]));IF(ISBLANK([.$C$6]);&quot;&quot;;[.$C$6]);&quot;&quot;)">
            <text:p/>
          </table:table-cell>
          <table:table-cell table:formula="of:=IF(ISNUMBER(SEARCH(&quot;F&quot;;[.$J74]));IF(ISBLANK([.$C$7]);&quot;&quot;;[.$C$7]);&quot;&quot;)">
            <text:p/>
          </table:table-cell>
          <table:table-cell table:formula="of:=IF(ISNUMBER(SEARCH(&quot;G&quot;;[.$J74]));IF(ISBLANK([.$C$8]);&quot;&quot;;[.$C$8]);&quot;&quot;)">
            <text:p/>
          </table:table-cell>
          <table:table-cell table:formula="of:=IF(ISNUMBER(SEARCH(&quot;H&quot;;[.$J74]));IF(ISBLANK([.$C$9]);&quot;&quot;;[.$C$9]);&quot;&quot;)">
            <text:p/>
          </table:table-cell>
          <table:table-cell table:formula="of:=IF(ISNUMBER(SEARCH(&quot;I&quot;;[.$J74]));IF(ISBLANK([.$C$10]);&quot;&quot;;[.$C$10]);&quot;&quot;)">
            <text:p/>
          </table:table-cell>
          <table:table-cell table:formula="of:=IF(ISNUMBER(SEARCH(&quot;J&quot;;[.$J74]));IF(ISBLANK([.$C$11]);&quot;&quot;;[.$C$11]);&quot;&quot;)">
            <text:p/>
          </table:table-cell>
          <table:table-cell table:formula="of:=IF(ISNUMBER(SEARCH(&quot;K&quot;;[.$J74]));IF(ISBLANK([.$C$12]);&quot;&quot;;[.$C$12]);&quot;&quot;)">
            <text:p/>
          </table:table-cell>
          <table:table-cell table:formula="of:=IF(ISNUMBER(SEARCH(&quot;L&quot;;[.$J74]));IF(ISBLANK([.$C$13]);&quot;&quot;;[.$C$13]);&quot;&quot;)">
            <text:p/>
          </table:table-cell>
          <table:table-cell table:formula="of:=IF(ISNUMBER(SEARCH(&quot;M&quot;;[.$J74]));IF(ISBLANK([.$C$14]);&quot;&quot;;[.$C$14]);&quot;&quot;)">
            <text:p/>
          </table:table-cell>
          <table:table-cell table:formula="of:=IF(ISNUMBER(SEARCH(&quot;N&quot;;[.$J74]));IF(ISBLANK([.$C$15]);&quot;&quot;;[.$C$15]);&quot;&quot;)">
            <text:p/>
          </table:table-cell>
          <table:table-cell/>
          <table:table-cell table:formula="of:=IF(ISNUMBER(SEARCH(&quot;A&quot;;[.$J74]));IF(ISBLANK([.$D$2]);&quot;&quot;;[.$D$2]);&quot;&quot;)">
            <text:p/>
          </table:table-cell>
          <table:table-cell table:formula="of:=IF(ISNUMBER(SEARCH(&quot;B&quot;;[.$J74]));IF(ISBLANK([.$D$3]);&quot;&quot;;[.$D$3]);&quot;&quot;)">
            <text:p/>
          </table:table-cell>
          <table:table-cell table:formula="of:=IF(ISNUMBER(SEARCH(&quot;C&quot;;[.$J74]));IF(ISBLANK([.$D$4]);&quot;&quot;;[.$D$4]);&quot;&quot;)">
            <text:p/>
          </table:table-cell>
          <table:table-cell table:formula="of:=IF(ISNUMBER(SEARCH(&quot;D&quot;;[.$J74]));IF(ISBLANK([.$D$5]);&quot;&quot;;[.$D$5]);&quot;&quot;)">
            <text:p/>
          </table:table-cell>
          <table:table-cell table:formula="of:=IF(ISNUMBER(SEARCH(&quot;E&quot;;[.$J74]));IF(ISBLANK([.$D$6]);&quot;&quot;;[.$D$6]);&quot;&quot;)">
            <text:p/>
          </table:table-cell>
          <table:table-cell table:formula="of:=IF(ISNUMBER(SEARCH(&quot;F&quot;;[.$J74]));IF(ISBLANK([.$D$7]);&quot;&quot;;[.$D$7]);&quot;&quot;)">
            <text:p/>
          </table:table-cell>
          <table:table-cell table:formula="of:=IF(ISNUMBER(SEARCH(&quot;G&quot;;[.$J74]));IF(ISBLANK([.$D$8]);&quot;&quot;;[.$D$8]);&quot;&quot;)">
            <text:p/>
          </table:table-cell>
          <table:table-cell table:formula="of:=IF(ISNUMBER(SEARCH(&quot;H&quot;;[.$J74]));IF(ISBLANK([.$D$9]);&quot;&quot;;[.$D$9]);&quot;&quot;)">
            <text:p/>
          </table:table-cell>
          <table:table-cell table:formula="of:=IF(ISNUMBER(SEARCH(&quot;I&quot;;[.$J74]));IF(ISBLANK([.$D$10]);&quot;&quot;;[.$D$10]);&quot;&quot;)">
            <text:p/>
          </table:table-cell>
          <table:table-cell table:formula="of:=IF(ISNUMBER(SEARCH(&quot;J&quot;;[.$J74]));IF(ISBLANK([.$D$11]);&quot;&quot;;[.$D$11]);&quot;&quot;)">
            <text:p/>
          </table:table-cell>
          <table:table-cell table:formula="of:=IF(ISNUMBER(SEARCH(&quot;K&quot;;[.$J74]));IF(ISBLANK([.$D$12]);&quot;&quot;;[.$D$12]);&quot;&quot;)">
            <text:p/>
          </table:table-cell>
          <table:table-cell table:formula="of:=IF(ISNUMBER(SEARCH(&quot;L&quot;;[.$J74]));IF(ISBLANK([.$D$13]);&quot;&quot;;[.$D$13]);&quot;&quot;)">
            <text:p/>
          </table:table-cell>
          <table:table-cell table:formula="of:=IF(ISNUMBER(SEARCH(&quot;M&quot;;[.$J74]));IF(ISBLANK([.$D$14]);&quot;&quot;;[.$D$14]);&quot;&quot;)">
            <text:p/>
          </table:table-cell>
          <table:table-cell table:formula="of:=IF(ISNUMBER(SEARCH(&quot;N&quot;;[.$J74]));IF(ISBLANK([.$D$15]);&quot;&quot;;[.$D$15]);&quot;&quot;)">
            <text:p/>
          </table:table-cell>
          <table:table-cell/>
          <table:table-cell table:formula="of:=IF(ISNUMBER(SEARCH(&quot;A&quot;;[.$J74]));IF(ISBLANK([.$E$2]);&quot;&quot;;[.$E$2]);&quot;&quot;)">
            <text:p/>
          </table:table-cell>
          <table:table-cell table:formula="of:=IF(ISNUMBER(SEARCH(&quot;B&quot;;[.$J74]));IF(ISBLANK([.$E$3]);&quot;&quot;;[.$E$3]);&quot;&quot;)">
            <text:p/>
          </table:table-cell>
          <table:table-cell table:formula="of:=IF(ISNUMBER(SEARCH(&quot;C&quot;;[.$J74]));IF(ISBLANK([.$E$4]);&quot;&quot;;[.$E$4]);&quot;&quot;)">
            <text:p/>
          </table:table-cell>
          <table:table-cell table:formula="of:=IF(ISNUMBER(SEARCH(&quot;D&quot;;[.$J74]));IF(ISBLANK([.$E$5]);&quot;&quot;;[.$E$5]);&quot;&quot;)">
            <text:p/>
          </table:table-cell>
          <table:table-cell table:formula="of:=IF(ISNUMBER(SEARCH(&quot;E&quot;;[.$J74]));IF(ISBLANK([.$E$6]);&quot;&quot;;[.$E$6]);&quot;&quot;)">
            <text:p/>
          </table:table-cell>
          <table:table-cell table:formula="of:=IF(ISNUMBER(SEARCH(&quot;F&quot;;[.$J74]));IF(ISBLANK([.$E$7]);&quot;&quot;;[.$E$7]);&quot;&quot;)">
            <text:p/>
          </table:table-cell>
          <table:table-cell table:formula="of:=IF(ISNUMBER(SEARCH(&quot;G&quot;;[.$J74]));IF(ISBLANK([.$E$8]);&quot;&quot;;[.$E$8]);&quot;&quot;)">
            <text:p/>
          </table:table-cell>
          <table:table-cell table:formula="of:=IF(ISNUMBER(SEARCH(&quot;H&quot;;[.$J74]));IF(ISBLANK([.$E$9]);&quot;&quot;;[.$E$9]);&quot;&quot;)">
            <text:p/>
          </table:table-cell>
          <table:table-cell table:formula="of:=IF(ISNUMBER(SEARCH(&quot;I&quot;;[.$J74]));IF(ISBLANK([.$E$10]);&quot;&quot;;[.$E$10]);&quot;&quot;)">
            <text:p/>
          </table:table-cell>
          <table:table-cell table:formula="of:=IF(ISNUMBER(SEARCH(&quot;J&quot;;[.$J74]));IF(ISBLANK([.$E$11]);&quot;&quot;;[.$E$11]);&quot;&quot;)">
            <text:p/>
          </table:table-cell>
          <table:table-cell table:formula="of:=IF(ISNUMBER(SEARCH(&quot;K&quot;;[.$J74]));IF(ISBLANK([.$E$12]);&quot;&quot;;[.$E$12]);&quot;&quot;)">
            <text:p/>
          </table:table-cell>
          <table:table-cell table:formula="of:=IF(ISNUMBER(SEARCH(&quot;L&quot;;[.$J74]));IF(ISBLANK([.$E$13]);&quot;&quot;;[.$E$13]);&quot;&quot;)">
            <text:p/>
          </table:table-cell>
          <table:table-cell table:formula="of:=IF(ISNUMBER(SEARCH(&quot;M&quot;;[.$J74]));IF(ISBLANK([.$E$14]);&quot;&quot;;[.$E$14]);&quot;&quot;)">
            <text:p/>
          </table:table-cell>
          <table:table-cell table:formula="of:=IF(ISNUMBER(SEARCH(&quot;N&quot;;[.$J7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5:.$AC75])">
            <text:p/>
          </table:table-cell>
          <table:table-cell table:formula="of:=COM.MICROSOFT.CONCAT([.$AE75:.$AR75])">
            <text:p/>
          </table:table-cell>
          <table:table-cell table:formula="of:=COM.MICROSOFT.CONCAT([.$AT75:.$BG75])">
            <text:p/>
          </table:table-cell>
          <table:table-cell table:formula="of:=COUNTIF([.$J$1:.$J$1999];[.J75])" office:value-type="float" office:value="0" calcext:value-type="float">
            <text:p>0</text:p>
          </table:table-cell>
          <table:table-cell/>
          <table:table-cell table:formula="of:=IF(ISNUMBER(SEARCH(&quot;A&quot;;[.$J75]));IF(ISBLANK([.$C$2]);&quot;&quot;;[.$C$2]);&quot;&quot;)">
            <text:p/>
          </table:table-cell>
          <table:table-cell table:formula="of:=IF(ISNUMBER(SEARCH(&quot;B&quot;;[.$J75]));IF(ISBLANK([.$C$3]);&quot;&quot;;[.$C$3]);&quot;&quot;)">
            <text:p/>
          </table:table-cell>
          <table:table-cell table:formula="of:=IF(ISNUMBER(SEARCH(&quot;C&quot;;[.$J75]));IF(ISBLANK([.$C$4]);&quot;&quot;;[.$C$4]);&quot;&quot;)">
            <text:p/>
          </table:table-cell>
          <table:table-cell table:formula="of:=IF(ISNUMBER(SEARCH(&quot;D&quot;;[.$J75]));IF(ISBLANK([.$C$5]);&quot;&quot;;[.$C$5]);&quot;&quot;)">
            <text:p/>
          </table:table-cell>
          <table:table-cell table:formula="of:=IF(ISNUMBER(SEARCH(&quot;E&quot;;[.$J75]));IF(ISBLANK([.$C$6]);&quot;&quot;;[.$C$6]);&quot;&quot;)">
            <text:p/>
          </table:table-cell>
          <table:table-cell table:formula="of:=IF(ISNUMBER(SEARCH(&quot;F&quot;;[.$J75]));IF(ISBLANK([.$C$7]);&quot;&quot;;[.$C$7]);&quot;&quot;)">
            <text:p/>
          </table:table-cell>
          <table:table-cell table:formula="of:=IF(ISNUMBER(SEARCH(&quot;G&quot;;[.$J75]));IF(ISBLANK([.$C$8]);&quot;&quot;;[.$C$8]);&quot;&quot;)">
            <text:p/>
          </table:table-cell>
          <table:table-cell table:formula="of:=IF(ISNUMBER(SEARCH(&quot;H&quot;;[.$J75]));IF(ISBLANK([.$C$9]);&quot;&quot;;[.$C$9]);&quot;&quot;)">
            <text:p/>
          </table:table-cell>
          <table:table-cell table:formula="of:=IF(ISNUMBER(SEARCH(&quot;I&quot;;[.$J75]));IF(ISBLANK([.$C$10]);&quot;&quot;;[.$C$10]);&quot;&quot;)">
            <text:p/>
          </table:table-cell>
          <table:table-cell table:formula="of:=IF(ISNUMBER(SEARCH(&quot;J&quot;;[.$J75]));IF(ISBLANK([.$C$11]);&quot;&quot;;[.$C$11]);&quot;&quot;)">
            <text:p/>
          </table:table-cell>
          <table:table-cell table:formula="of:=IF(ISNUMBER(SEARCH(&quot;K&quot;;[.$J75]));IF(ISBLANK([.$C$12]);&quot;&quot;;[.$C$12]);&quot;&quot;)">
            <text:p/>
          </table:table-cell>
          <table:table-cell table:formula="of:=IF(ISNUMBER(SEARCH(&quot;L&quot;;[.$J75]));IF(ISBLANK([.$C$13]);&quot;&quot;;[.$C$13]);&quot;&quot;)">
            <text:p/>
          </table:table-cell>
          <table:table-cell table:formula="of:=IF(ISNUMBER(SEARCH(&quot;M&quot;;[.$J75]));IF(ISBLANK([.$C$14]);&quot;&quot;;[.$C$14]);&quot;&quot;)">
            <text:p/>
          </table:table-cell>
          <table:table-cell table:formula="of:=IF(ISNUMBER(SEARCH(&quot;N&quot;;[.$J75]));IF(ISBLANK([.$C$15]);&quot;&quot;;[.$C$15]);&quot;&quot;)">
            <text:p/>
          </table:table-cell>
          <table:table-cell/>
          <table:table-cell table:formula="of:=IF(ISNUMBER(SEARCH(&quot;A&quot;;[.$J75]));IF(ISBLANK([.$D$2]);&quot;&quot;;[.$D$2]);&quot;&quot;)">
            <text:p/>
          </table:table-cell>
          <table:table-cell table:formula="of:=IF(ISNUMBER(SEARCH(&quot;B&quot;;[.$J75]));IF(ISBLANK([.$D$3]);&quot;&quot;;[.$D$3]);&quot;&quot;)">
            <text:p/>
          </table:table-cell>
          <table:table-cell table:formula="of:=IF(ISNUMBER(SEARCH(&quot;C&quot;;[.$J75]));IF(ISBLANK([.$D$4]);&quot;&quot;;[.$D$4]);&quot;&quot;)">
            <text:p/>
          </table:table-cell>
          <table:table-cell table:formula="of:=IF(ISNUMBER(SEARCH(&quot;D&quot;;[.$J75]));IF(ISBLANK([.$D$5]);&quot;&quot;;[.$D$5]);&quot;&quot;)">
            <text:p/>
          </table:table-cell>
          <table:table-cell table:formula="of:=IF(ISNUMBER(SEARCH(&quot;E&quot;;[.$J75]));IF(ISBLANK([.$D$6]);&quot;&quot;;[.$D$6]);&quot;&quot;)">
            <text:p/>
          </table:table-cell>
          <table:table-cell table:formula="of:=IF(ISNUMBER(SEARCH(&quot;F&quot;;[.$J75]));IF(ISBLANK([.$D$7]);&quot;&quot;;[.$D$7]);&quot;&quot;)">
            <text:p/>
          </table:table-cell>
          <table:table-cell table:formula="of:=IF(ISNUMBER(SEARCH(&quot;G&quot;;[.$J75]));IF(ISBLANK([.$D$8]);&quot;&quot;;[.$D$8]);&quot;&quot;)">
            <text:p/>
          </table:table-cell>
          <table:table-cell table:formula="of:=IF(ISNUMBER(SEARCH(&quot;H&quot;;[.$J75]));IF(ISBLANK([.$D$9]);&quot;&quot;;[.$D$9]);&quot;&quot;)">
            <text:p/>
          </table:table-cell>
          <table:table-cell table:formula="of:=IF(ISNUMBER(SEARCH(&quot;I&quot;;[.$J75]));IF(ISBLANK([.$D$10]);&quot;&quot;;[.$D$10]);&quot;&quot;)">
            <text:p/>
          </table:table-cell>
          <table:table-cell table:formula="of:=IF(ISNUMBER(SEARCH(&quot;J&quot;;[.$J75]));IF(ISBLANK([.$D$11]);&quot;&quot;;[.$D$11]);&quot;&quot;)">
            <text:p/>
          </table:table-cell>
          <table:table-cell table:formula="of:=IF(ISNUMBER(SEARCH(&quot;K&quot;;[.$J75]));IF(ISBLANK([.$D$12]);&quot;&quot;;[.$D$12]);&quot;&quot;)">
            <text:p/>
          </table:table-cell>
          <table:table-cell table:formula="of:=IF(ISNUMBER(SEARCH(&quot;L&quot;;[.$J75]));IF(ISBLANK([.$D$13]);&quot;&quot;;[.$D$13]);&quot;&quot;)">
            <text:p/>
          </table:table-cell>
          <table:table-cell table:formula="of:=IF(ISNUMBER(SEARCH(&quot;M&quot;;[.$J75]));IF(ISBLANK([.$D$14]);&quot;&quot;;[.$D$14]);&quot;&quot;)">
            <text:p/>
          </table:table-cell>
          <table:table-cell table:formula="of:=IF(ISNUMBER(SEARCH(&quot;N&quot;;[.$J75]));IF(ISBLANK([.$D$15]);&quot;&quot;;[.$D$15]);&quot;&quot;)">
            <text:p/>
          </table:table-cell>
          <table:table-cell/>
          <table:table-cell table:formula="of:=IF(ISNUMBER(SEARCH(&quot;A&quot;;[.$J75]));IF(ISBLANK([.$E$2]);&quot;&quot;;[.$E$2]);&quot;&quot;)">
            <text:p/>
          </table:table-cell>
          <table:table-cell table:formula="of:=IF(ISNUMBER(SEARCH(&quot;B&quot;;[.$J75]));IF(ISBLANK([.$E$3]);&quot;&quot;;[.$E$3]);&quot;&quot;)">
            <text:p/>
          </table:table-cell>
          <table:table-cell table:formula="of:=IF(ISNUMBER(SEARCH(&quot;C&quot;;[.$J75]));IF(ISBLANK([.$E$4]);&quot;&quot;;[.$E$4]);&quot;&quot;)">
            <text:p/>
          </table:table-cell>
          <table:table-cell table:formula="of:=IF(ISNUMBER(SEARCH(&quot;D&quot;;[.$J75]));IF(ISBLANK([.$E$5]);&quot;&quot;;[.$E$5]);&quot;&quot;)">
            <text:p/>
          </table:table-cell>
          <table:table-cell table:formula="of:=IF(ISNUMBER(SEARCH(&quot;E&quot;;[.$J75]));IF(ISBLANK([.$E$6]);&quot;&quot;;[.$E$6]);&quot;&quot;)">
            <text:p/>
          </table:table-cell>
          <table:table-cell table:formula="of:=IF(ISNUMBER(SEARCH(&quot;F&quot;;[.$J75]));IF(ISBLANK([.$E$7]);&quot;&quot;;[.$E$7]);&quot;&quot;)">
            <text:p/>
          </table:table-cell>
          <table:table-cell table:formula="of:=IF(ISNUMBER(SEARCH(&quot;G&quot;;[.$J75]));IF(ISBLANK([.$E$8]);&quot;&quot;;[.$E$8]);&quot;&quot;)">
            <text:p/>
          </table:table-cell>
          <table:table-cell table:formula="of:=IF(ISNUMBER(SEARCH(&quot;H&quot;;[.$J75]));IF(ISBLANK([.$E$9]);&quot;&quot;;[.$E$9]);&quot;&quot;)">
            <text:p/>
          </table:table-cell>
          <table:table-cell table:formula="of:=IF(ISNUMBER(SEARCH(&quot;I&quot;;[.$J75]));IF(ISBLANK([.$E$10]);&quot;&quot;;[.$E$10]);&quot;&quot;)">
            <text:p/>
          </table:table-cell>
          <table:table-cell table:formula="of:=IF(ISNUMBER(SEARCH(&quot;J&quot;;[.$J75]));IF(ISBLANK([.$E$11]);&quot;&quot;;[.$E$11]);&quot;&quot;)">
            <text:p/>
          </table:table-cell>
          <table:table-cell table:formula="of:=IF(ISNUMBER(SEARCH(&quot;K&quot;;[.$J75]));IF(ISBLANK([.$E$12]);&quot;&quot;;[.$E$12]);&quot;&quot;)">
            <text:p/>
          </table:table-cell>
          <table:table-cell table:formula="of:=IF(ISNUMBER(SEARCH(&quot;L&quot;;[.$J75]));IF(ISBLANK([.$E$13]);&quot;&quot;;[.$E$13]);&quot;&quot;)">
            <text:p/>
          </table:table-cell>
          <table:table-cell table:formula="of:=IF(ISNUMBER(SEARCH(&quot;M&quot;;[.$J75]));IF(ISBLANK([.$E$14]);&quot;&quot;;[.$E$14]);&quot;&quot;)">
            <text:p/>
          </table:table-cell>
          <table:table-cell table:formula="of:=IF(ISNUMBER(SEARCH(&quot;N&quot;;[.$J7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6:.$AC76])">
            <text:p/>
          </table:table-cell>
          <table:table-cell table:formula="of:=COM.MICROSOFT.CONCAT([.$AE76:.$AR76])">
            <text:p/>
          </table:table-cell>
          <table:table-cell table:formula="of:=COM.MICROSOFT.CONCAT([.$AT76:.$BG76])">
            <text:p/>
          </table:table-cell>
          <table:table-cell table:formula="of:=COUNTIF([.$J$1:.$J$1999];[.J76])" office:value-type="float" office:value="0" calcext:value-type="float">
            <text:p>0</text:p>
          </table:table-cell>
          <table:table-cell/>
          <table:table-cell table:formula="of:=IF(ISNUMBER(SEARCH(&quot;A&quot;;[.$J76]));IF(ISBLANK([.$C$2]);&quot;&quot;;[.$C$2]);&quot;&quot;)">
            <text:p/>
          </table:table-cell>
          <table:table-cell table:formula="of:=IF(ISNUMBER(SEARCH(&quot;B&quot;;[.$J76]));IF(ISBLANK([.$C$3]);&quot;&quot;;[.$C$3]);&quot;&quot;)">
            <text:p/>
          </table:table-cell>
          <table:table-cell table:formula="of:=IF(ISNUMBER(SEARCH(&quot;C&quot;;[.$J76]));IF(ISBLANK([.$C$4]);&quot;&quot;;[.$C$4]);&quot;&quot;)">
            <text:p/>
          </table:table-cell>
          <table:table-cell table:formula="of:=IF(ISNUMBER(SEARCH(&quot;D&quot;;[.$J76]));IF(ISBLANK([.$C$5]);&quot;&quot;;[.$C$5]);&quot;&quot;)">
            <text:p/>
          </table:table-cell>
          <table:table-cell table:formula="of:=IF(ISNUMBER(SEARCH(&quot;E&quot;;[.$J76]));IF(ISBLANK([.$C$6]);&quot;&quot;;[.$C$6]);&quot;&quot;)">
            <text:p/>
          </table:table-cell>
          <table:table-cell table:formula="of:=IF(ISNUMBER(SEARCH(&quot;F&quot;;[.$J76]));IF(ISBLANK([.$C$7]);&quot;&quot;;[.$C$7]);&quot;&quot;)">
            <text:p/>
          </table:table-cell>
          <table:table-cell table:formula="of:=IF(ISNUMBER(SEARCH(&quot;G&quot;;[.$J76]));IF(ISBLANK([.$C$8]);&quot;&quot;;[.$C$8]);&quot;&quot;)">
            <text:p/>
          </table:table-cell>
          <table:table-cell table:formula="of:=IF(ISNUMBER(SEARCH(&quot;H&quot;;[.$J76]));IF(ISBLANK([.$C$9]);&quot;&quot;;[.$C$9]);&quot;&quot;)">
            <text:p/>
          </table:table-cell>
          <table:table-cell table:formula="of:=IF(ISNUMBER(SEARCH(&quot;I&quot;;[.$J76]));IF(ISBLANK([.$C$10]);&quot;&quot;;[.$C$10]);&quot;&quot;)">
            <text:p/>
          </table:table-cell>
          <table:table-cell table:formula="of:=IF(ISNUMBER(SEARCH(&quot;J&quot;;[.$J76]));IF(ISBLANK([.$C$11]);&quot;&quot;;[.$C$11]);&quot;&quot;)">
            <text:p/>
          </table:table-cell>
          <table:table-cell table:formula="of:=IF(ISNUMBER(SEARCH(&quot;K&quot;;[.$J76]));IF(ISBLANK([.$C$12]);&quot;&quot;;[.$C$12]);&quot;&quot;)">
            <text:p/>
          </table:table-cell>
          <table:table-cell table:formula="of:=IF(ISNUMBER(SEARCH(&quot;L&quot;;[.$J76]));IF(ISBLANK([.$C$13]);&quot;&quot;;[.$C$13]);&quot;&quot;)">
            <text:p/>
          </table:table-cell>
          <table:table-cell table:formula="of:=IF(ISNUMBER(SEARCH(&quot;M&quot;;[.$J76]));IF(ISBLANK([.$C$14]);&quot;&quot;;[.$C$14]);&quot;&quot;)">
            <text:p/>
          </table:table-cell>
          <table:table-cell table:formula="of:=IF(ISNUMBER(SEARCH(&quot;N&quot;;[.$J76]));IF(ISBLANK([.$C$15]);&quot;&quot;;[.$C$15]);&quot;&quot;)">
            <text:p/>
          </table:table-cell>
          <table:table-cell/>
          <table:table-cell table:formula="of:=IF(ISNUMBER(SEARCH(&quot;A&quot;;[.$J76]));IF(ISBLANK([.$D$2]);&quot;&quot;;[.$D$2]);&quot;&quot;)">
            <text:p/>
          </table:table-cell>
          <table:table-cell table:formula="of:=IF(ISNUMBER(SEARCH(&quot;B&quot;;[.$J76]));IF(ISBLANK([.$D$3]);&quot;&quot;;[.$D$3]);&quot;&quot;)">
            <text:p/>
          </table:table-cell>
          <table:table-cell table:formula="of:=IF(ISNUMBER(SEARCH(&quot;C&quot;;[.$J76]));IF(ISBLANK([.$D$4]);&quot;&quot;;[.$D$4]);&quot;&quot;)">
            <text:p/>
          </table:table-cell>
          <table:table-cell table:formula="of:=IF(ISNUMBER(SEARCH(&quot;D&quot;;[.$J76]));IF(ISBLANK([.$D$5]);&quot;&quot;;[.$D$5]);&quot;&quot;)">
            <text:p/>
          </table:table-cell>
          <table:table-cell table:formula="of:=IF(ISNUMBER(SEARCH(&quot;E&quot;;[.$J76]));IF(ISBLANK([.$D$6]);&quot;&quot;;[.$D$6]);&quot;&quot;)">
            <text:p/>
          </table:table-cell>
          <table:table-cell table:formula="of:=IF(ISNUMBER(SEARCH(&quot;F&quot;;[.$J76]));IF(ISBLANK([.$D$7]);&quot;&quot;;[.$D$7]);&quot;&quot;)">
            <text:p/>
          </table:table-cell>
          <table:table-cell table:formula="of:=IF(ISNUMBER(SEARCH(&quot;G&quot;;[.$J76]));IF(ISBLANK([.$D$8]);&quot;&quot;;[.$D$8]);&quot;&quot;)">
            <text:p/>
          </table:table-cell>
          <table:table-cell table:formula="of:=IF(ISNUMBER(SEARCH(&quot;H&quot;;[.$J76]));IF(ISBLANK([.$D$9]);&quot;&quot;;[.$D$9]);&quot;&quot;)">
            <text:p/>
          </table:table-cell>
          <table:table-cell table:formula="of:=IF(ISNUMBER(SEARCH(&quot;I&quot;;[.$J76]));IF(ISBLANK([.$D$10]);&quot;&quot;;[.$D$10]);&quot;&quot;)">
            <text:p/>
          </table:table-cell>
          <table:table-cell table:formula="of:=IF(ISNUMBER(SEARCH(&quot;J&quot;;[.$J76]));IF(ISBLANK([.$D$11]);&quot;&quot;;[.$D$11]);&quot;&quot;)">
            <text:p/>
          </table:table-cell>
          <table:table-cell table:formula="of:=IF(ISNUMBER(SEARCH(&quot;K&quot;;[.$J76]));IF(ISBLANK([.$D$12]);&quot;&quot;;[.$D$12]);&quot;&quot;)">
            <text:p/>
          </table:table-cell>
          <table:table-cell table:formula="of:=IF(ISNUMBER(SEARCH(&quot;L&quot;;[.$J76]));IF(ISBLANK([.$D$13]);&quot;&quot;;[.$D$13]);&quot;&quot;)">
            <text:p/>
          </table:table-cell>
          <table:table-cell table:formula="of:=IF(ISNUMBER(SEARCH(&quot;M&quot;;[.$J76]));IF(ISBLANK([.$D$14]);&quot;&quot;;[.$D$14]);&quot;&quot;)">
            <text:p/>
          </table:table-cell>
          <table:table-cell table:formula="of:=IF(ISNUMBER(SEARCH(&quot;N&quot;;[.$J76]));IF(ISBLANK([.$D$15]);&quot;&quot;;[.$D$15]);&quot;&quot;)">
            <text:p/>
          </table:table-cell>
          <table:table-cell/>
          <table:table-cell table:formula="of:=IF(ISNUMBER(SEARCH(&quot;A&quot;;[.$J76]));IF(ISBLANK([.$E$2]);&quot;&quot;;[.$E$2]);&quot;&quot;)">
            <text:p/>
          </table:table-cell>
          <table:table-cell table:formula="of:=IF(ISNUMBER(SEARCH(&quot;B&quot;;[.$J76]));IF(ISBLANK([.$E$3]);&quot;&quot;;[.$E$3]);&quot;&quot;)">
            <text:p/>
          </table:table-cell>
          <table:table-cell table:formula="of:=IF(ISNUMBER(SEARCH(&quot;C&quot;;[.$J76]));IF(ISBLANK([.$E$4]);&quot;&quot;;[.$E$4]);&quot;&quot;)">
            <text:p/>
          </table:table-cell>
          <table:table-cell table:formula="of:=IF(ISNUMBER(SEARCH(&quot;D&quot;;[.$J76]));IF(ISBLANK([.$E$5]);&quot;&quot;;[.$E$5]);&quot;&quot;)">
            <text:p/>
          </table:table-cell>
          <table:table-cell table:formula="of:=IF(ISNUMBER(SEARCH(&quot;E&quot;;[.$J76]));IF(ISBLANK([.$E$6]);&quot;&quot;;[.$E$6]);&quot;&quot;)">
            <text:p/>
          </table:table-cell>
          <table:table-cell table:formula="of:=IF(ISNUMBER(SEARCH(&quot;F&quot;;[.$J76]));IF(ISBLANK([.$E$7]);&quot;&quot;;[.$E$7]);&quot;&quot;)">
            <text:p/>
          </table:table-cell>
          <table:table-cell table:formula="of:=IF(ISNUMBER(SEARCH(&quot;G&quot;;[.$J76]));IF(ISBLANK([.$E$8]);&quot;&quot;;[.$E$8]);&quot;&quot;)">
            <text:p/>
          </table:table-cell>
          <table:table-cell table:formula="of:=IF(ISNUMBER(SEARCH(&quot;H&quot;;[.$J76]));IF(ISBLANK([.$E$9]);&quot;&quot;;[.$E$9]);&quot;&quot;)">
            <text:p/>
          </table:table-cell>
          <table:table-cell table:formula="of:=IF(ISNUMBER(SEARCH(&quot;I&quot;;[.$J76]));IF(ISBLANK([.$E$10]);&quot;&quot;;[.$E$10]);&quot;&quot;)">
            <text:p/>
          </table:table-cell>
          <table:table-cell table:formula="of:=IF(ISNUMBER(SEARCH(&quot;J&quot;;[.$J76]));IF(ISBLANK([.$E$11]);&quot;&quot;;[.$E$11]);&quot;&quot;)">
            <text:p/>
          </table:table-cell>
          <table:table-cell table:formula="of:=IF(ISNUMBER(SEARCH(&quot;K&quot;;[.$J76]));IF(ISBLANK([.$E$12]);&quot;&quot;;[.$E$12]);&quot;&quot;)">
            <text:p/>
          </table:table-cell>
          <table:table-cell table:formula="of:=IF(ISNUMBER(SEARCH(&quot;L&quot;;[.$J76]));IF(ISBLANK([.$E$13]);&quot;&quot;;[.$E$13]);&quot;&quot;)">
            <text:p/>
          </table:table-cell>
          <table:table-cell table:formula="of:=IF(ISNUMBER(SEARCH(&quot;M&quot;;[.$J76]));IF(ISBLANK([.$E$14]);&quot;&quot;;[.$E$14]);&quot;&quot;)">
            <text:p/>
          </table:table-cell>
          <table:table-cell table:formula="of:=IF(ISNUMBER(SEARCH(&quot;N&quot;;[.$J7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7:.$AC77])">
            <text:p/>
          </table:table-cell>
          <table:table-cell table:formula="of:=COM.MICROSOFT.CONCAT([.$AE77:.$AR77])">
            <text:p/>
          </table:table-cell>
          <table:table-cell table:formula="of:=COM.MICROSOFT.CONCAT([.$AT77:.$BG77])">
            <text:p/>
          </table:table-cell>
          <table:table-cell table:formula="of:=COUNTIF([.$J$1:.$J$1999];[.J77])" office:value-type="float" office:value="0" calcext:value-type="float">
            <text:p>0</text:p>
          </table:table-cell>
          <table:table-cell/>
          <table:table-cell table:formula="of:=IF(ISNUMBER(SEARCH(&quot;A&quot;;[.$J77]));IF(ISBLANK([.$C$2]);&quot;&quot;;[.$C$2]);&quot;&quot;)">
            <text:p/>
          </table:table-cell>
          <table:table-cell table:formula="of:=IF(ISNUMBER(SEARCH(&quot;B&quot;;[.$J77]));IF(ISBLANK([.$C$3]);&quot;&quot;;[.$C$3]);&quot;&quot;)">
            <text:p/>
          </table:table-cell>
          <table:table-cell table:formula="of:=IF(ISNUMBER(SEARCH(&quot;C&quot;;[.$J77]));IF(ISBLANK([.$C$4]);&quot;&quot;;[.$C$4]);&quot;&quot;)">
            <text:p/>
          </table:table-cell>
          <table:table-cell table:formula="of:=IF(ISNUMBER(SEARCH(&quot;D&quot;;[.$J77]));IF(ISBLANK([.$C$5]);&quot;&quot;;[.$C$5]);&quot;&quot;)">
            <text:p/>
          </table:table-cell>
          <table:table-cell table:formula="of:=IF(ISNUMBER(SEARCH(&quot;E&quot;;[.$J77]));IF(ISBLANK([.$C$6]);&quot;&quot;;[.$C$6]);&quot;&quot;)">
            <text:p/>
          </table:table-cell>
          <table:table-cell table:formula="of:=IF(ISNUMBER(SEARCH(&quot;F&quot;;[.$J77]));IF(ISBLANK([.$C$7]);&quot;&quot;;[.$C$7]);&quot;&quot;)">
            <text:p/>
          </table:table-cell>
          <table:table-cell table:formula="of:=IF(ISNUMBER(SEARCH(&quot;G&quot;;[.$J77]));IF(ISBLANK([.$C$8]);&quot;&quot;;[.$C$8]);&quot;&quot;)">
            <text:p/>
          </table:table-cell>
          <table:table-cell table:formula="of:=IF(ISNUMBER(SEARCH(&quot;H&quot;;[.$J77]));IF(ISBLANK([.$C$9]);&quot;&quot;;[.$C$9]);&quot;&quot;)">
            <text:p/>
          </table:table-cell>
          <table:table-cell table:formula="of:=IF(ISNUMBER(SEARCH(&quot;I&quot;;[.$J77]));IF(ISBLANK([.$C$10]);&quot;&quot;;[.$C$10]);&quot;&quot;)">
            <text:p/>
          </table:table-cell>
          <table:table-cell table:formula="of:=IF(ISNUMBER(SEARCH(&quot;J&quot;;[.$J77]));IF(ISBLANK([.$C$11]);&quot;&quot;;[.$C$11]);&quot;&quot;)">
            <text:p/>
          </table:table-cell>
          <table:table-cell table:formula="of:=IF(ISNUMBER(SEARCH(&quot;K&quot;;[.$J77]));IF(ISBLANK([.$C$12]);&quot;&quot;;[.$C$12]);&quot;&quot;)">
            <text:p/>
          </table:table-cell>
          <table:table-cell table:formula="of:=IF(ISNUMBER(SEARCH(&quot;L&quot;;[.$J77]));IF(ISBLANK([.$C$13]);&quot;&quot;;[.$C$13]);&quot;&quot;)">
            <text:p/>
          </table:table-cell>
          <table:table-cell table:formula="of:=IF(ISNUMBER(SEARCH(&quot;M&quot;;[.$J77]));IF(ISBLANK([.$C$14]);&quot;&quot;;[.$C$14]);&quot;&quot;)">
            <text:p/>
          </table:table-cell>
          <table:table-cell table:formula="of:=IF(ISNUMBER(SEARCH(&quot;N&quot;;[.$J77]));IF(ISBLANK([.$C$15]);&quot;&quot;;[.$C$15]);&quot;&quot;)">
            <text:p/>
          </table:table-cell>
          <table:table-cell/>
          <table:table-cell table:formula="of:=IF(ISNUMBER(SEARCH(&quot;A&quot;;[.$J77]));IF(ISBLANK([.$D$2]);&quot;&quot;;[.$D$2]);&quot;&quot;)">
            <text:p/>
          </table:table-cell>
          <table:table-cell table:formula="of:=IF(ISNUMBER(SEARCH(&quot;B&quot;;[.$J77]));IF(ISBLANK([.$D$3]);&quot;&quot;;[.$D$3]);&quot;&quot;)">
            <text:p/>
          </table:table-cell>
          <table:table-cell table:formula="of:=IF(ISNUMBER(SEARCH(&quot;C&quot;;[.$J77]));IF(ISBLANK([.$D$4]);&quot;&quot;;[.$D$4]);&quot;&quot;)">
            <text:p/>
          </table:table-cell>
          <table:table-cell table:formula="of:=IF(ISNUMBER(SEARCH(&quot;D&quot;;[.$J77]));IF(ISBLANK([.$D$5]);&quot;&quot;;[.$D$5]);&quot;&quot;)">
            <text:p/>
          </table:table-cell>
          <table:table-cell table:formula="of:=IF(ISNUMBER(SEARCH(&quot;E&quot;;[.$J77]));IF(ISBLANK([.$D$6]);&quot;&quot;;[.$D$6]);&quot;&quot;)">
            <text:p/>
          </table:table-cell>
          <table:table-cell table:formula="of:=IF(ISNUMBER(SEARCH(&quot;F&quot;;[.$J77]));IF(ISBLANK([.$D$7]);&quot;&quot;;[.$D$7]);&quot;&quot;)">
            <text:p/>
          </table:table-cell>
          <table:table-cell table:formula="of:=IF(ISNUMBER(SEARCH(&quot;G&quot;;[.$J77]));IF(ISBLANK([.$D$8]);&quot;&quot;;[.$D$8]);&quot;&quot;)">
            <text:p/>
          </table:table-cell>
          <table:table-cell table:formula="of:=IF(ISNUMBER(SEARCH(&quot;H&quot;;[.$J77]));IF(ISBLANK([.$D$9]);&quot;&quot;;[.$D$9]);&quot;&quot;)">
            <text:p/>
          </table:table-cell>
          <table:table-cell table:formula="of:=IF(ISNUMBER(SEARCH(&quot;I&quot;;[.$J77]));IF(ISBLANK([.$D$10]);&quot;&quot;;[.$D$10]);&quot;&quot;)">
            <text:p/>
          </table:table-cell>
          <table:table-cell table:formula="of:=IF(ISNUMBER(SEARCH(&quot;J&quot;;[.$J77]));IF(ISBLANK([.$D$11]);&quot;&quot;;[.$D$11]);&quot;&quot;)">
            <text:p/>
          </table:table-cell>
          <table:table-cell table:formula="of:=IF(ISNUMBER(SEARCH(&quot;K&quot;;[.$J77]));IF(ISBLANK([.$D$12]);&quot;&quot;;[.$D$12]);&quot;&quot;)">
            <text:p/>
          </table:table-cell>
          <table:table-cell table:formula="of:=IF(ISNUMBER(SEARCH(&quot;L&quot;;[.$J77]));IF(ISBLANK([.$D$13]);&quot;&quot;;[.$D$13]);&quot;&quot;)">
            <text:p/>
          </table:table-cell>
          <table:table-cell table:formula="of:=IF(ISNUMBER(SEARCH(&quot;M&quot;;[.$J77]));IF(ISBLANK([.$D$14]);&quot;&quot;;[.$D$14]);&quot;&quot;)">
            <text:p/>
          </table:table-cell>
          <table:table-cell table:formula="of:=IF(ISNUMBER(SEARCH(&quot;N&quot;;[.$J77]));IF(ISBLANK([.$D$15]);&quot;&quot;;[.$D$15]);&quot;&quot;)">
            <text:p/>
          </table:table-cell>
          <table:table-cell/>
          <table:table-cell table:formula="of:=IF(ISNUMBER(SEARCH(&quot;A&quot;;[.$J77]));IF(ISBLANK([.$E$2]);&quot;&quot;;[.$E$2]);&quot;&quot;)">
            <text:p/>
          </table:table-cell>
          <table:table-cell table:formula="of:=IF(ISNUMBER(SEARCH(&quot;B&quot;;[.$J77]));IF(ISBLANK([.$E$3]);&quot;&quot;;[.$E$3]);&quot;&quot;)">
            <text:p/>
          </table:table-cell>
          <table:table-cell table:formula="of:=IF(ISNUMBER(SEARCH(&quot;C&quot;;[.$J77]));IF(ISBLANK([.$E$4]);&quot;&quot;;[.$E$4]);&quot;&quot;)">
            <text:p/>
          </table:table-cell>
          <table:table-cell table:formula="of:=IF(ISNUMBER(SEARCH(&quot;D&quot;;[.$J77]));IF(ISBLANK([.$E$5]);&quot;&quot;;[.$E$5]);&quot;&quot;)">
            <text:p/>
          </table:table-cell>
          <table:table-cell table:formula="of:=IF(ISNUMBER(SEARCH(&quot;E&quot;;[.$J77]));IF(ISBLANK([.$E$6]);&quot;&quot;;[.$E$6]);&quot;&quot;)">
            <text:p/>
          </table:table-cell>
          <table:table-cell table:formula="of:=IF(ISNUMBER(SEARCH(&quot;F&quot;;[.$J77]));IF(ISBLANK([.$E$7]);&quot;&quot;;[.$E$7]);&quot;&quot;)">
            <text:p/>
          </table:table-cell>
          <table:table-cell table:formula="of:=IF(ISNUMBER(SEARCH(&quot;G&quot;;[.$J77]));IF(ISBLANK([.$E$8]);&quot;&quot;;[.$E$8]);&quot;&quot;)">
            <text:p/>
          </table:table-cell>
          <table:table-cell table:formula="of:=IF(ISNUMBER(SEARCH(&quot;H&quot;;[.$J77]));IF(ISBLANK([.$E$9]);&quot;&quot;;[.$E$9]);&quot;&quot;)">
            <text:p/>
          </table:table-cell>
          <table:table-cell table:formula="of:=IF(ISNUMBER(SEARCH(&quot;I&quot;;[.$J77]));IF(ISBLANK([.$E$10]);&quot;&quot;;[.$E$10]);&quot;&quot;)">
            <text:p/>
          </table:table-cell>
          <table:table-cell table:formula="of:=IF(ISNUMBER(SEARCH(&quot;J&quot;;[.$J77]));IF(ISBLANK([.$E$11]);&quot;&quot;;[.$E$11]);&quot;&quot;)">
            <text:p/>
          </table:table-cell>
          <table:table-cell table:formula="of:=IF(ISNUMBER(SEARCH(&quot;K&quot;;[.$J77]));IF(ISBLANK([.$E$12]);&quot;&quot;;[.$E$12]);&quot;&quot;)">
            <text:p/>
          </table:table-cell>
          <table:table-cell table:formula="of:=IF(ISNUMBER(SEARCH(&quot;L&quot;;[.$J77]));IF(ISBLANK([.$E$13]);&quot;&quot;;[.$E$13]);&quot;&quot;)">
            <text:p/>
          </table:table-cell>
          <table:table-cell table:formula="of:=IF(ISNUMBER(SEARCH(&quot;M&quot;;[.$J77]));IF(ISBLANK([.$E$14]);&quot;&quot;;[.$E$14]);&quot;&quot;)">
            <text:p/>
          </table:table-cell>
          <table:table-cell table:formula="of:=IF(ISNUMBER(SEARCH(&quot;N&quot;;[.$J7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8:.$AC78])">
            <text:p/>
          </table:table-cell>
          <table:table-cell table:formula="of:=COM.MICROSOFT.CONCAT([.$AE78:.$AR78])">
            <text:p/>
          </table:table-cell>
          <table:table-cell table:formula="of:=COM.MICROSOFT.CONCAT([.$AT78:.$BG78])">
            <text:p/>
          </table:table-cell>
          <table:table-cell table:formula="of:=COUNTIF([.$J$1:.$J$1999];[.J78])" office:value-type="float" office:value="0" calcext:value-type="float">
            <text:p>0</text:p>
          </table:table-cell>
          <table:table-cell/>
          <table:table-cell table:formula="of:=IF(ISNUMBER(SEARCH(&quot;A&quot;;[.$J78]));IF(ISBLANK([.$C$2]);&quot;&quot;;[.$C$2]);&quot;&quot;)">
            <text:p/>
          </table:table-cell>
          <table:table-cell table:formula="of:=IF(ISNUMBER(SEARCH(&quot;B&quot;;[.$J78]));IF(ISBLANK([.$C$3]);&quot;&quot;;[.$C$3]);&quot;&quot;)">
            <text:p/>
          </table:table-cell>
          <table:table-cell table:formula="of:=IF(ISNUMBER(SEARCH(&quot;C&quot;;[.$J78]));IF(ISBLANK([.$C$4]);&quot;&quot;;[.$C$4]);&quot;&quot;)">
            <text:p/>
          </table:table-cell>
          <table:table-cell table:formula="of:=IF(ISNUMBER(SEARCH(&quot;D&quot;;[.$J78]));IF(ISBLANK([.$C$5]);&quot;&quot;;[.$C$5]);&quot;&quot;)">
            <text:p/>
          </table:table-cell>
          <table:table-cell table:formula="of:=IF(ISNUMBER(SEARCH(&quot;E&quot;;[.$J78]));IF(ISBLANK([.$C$6]);&quot;&quot;;[.$C$6]);&quot;&quot;)">
            <text:p/>
          </table:table-cell>
          <table:table-cell table:formula="of:=IF(ISNUMBER(SEARCH(&quot;F&quot;;[.$J78]));IF(ISBLANK([.$C$7]);&quot;&quot;;[.$C$7]);&quot;&quot;)">
            <text:p/>
          </table:table-cell>
          <table:table-cell table:formula="of:=IF(ISNUMBER(SEARCH(&quot;G&quot;;[.$J78]));IF(ISBLANK([.$C$8]);&quot;&quot;;[.$C$8]);&quot;&quot;)">
            <text:p/>
          </table:table-cell>
          <table:table-cell table:formula="of:=IF(ISNUMBER(SEARCH(&quot;H&quot;;[.$J78]));IF(ISBLANK([.$C$9]);&quot;&quot;;[.$C$9]);&quot;&quot;)">
            <text:p/>
          </table:table-cell>
          <table:table-cell table:formula="of:=IF(ISNUMBER(SEARCH(&quot;I&quot;;[.$J78]));IF(ISBLANK([.$C$10]);&quot;&quot;;[.$C$10]);&quot;&quot;)">
            <text:p/>
          </table:table-cell>
          <table:table-cell table:formula="of:=IF(ISNUMBER(SEARCH(&quot;J&quot;;[.$J78]));IF(ISBLANK([.$C$11]);&quot;&quot;;[.$C$11]);&quot;&quot;)">
            <text:p/>
          </table:table-cell>
          <table:table-cell table:formula="of:=IF(ISNUMBER(SEARCH(&quot;K&quot;;[.$J78]));IF(ISBLANK([.$C$12]);&quot;&quot;;[.$C$12]);&quot;&quot;)">
            <text:p/>
          </table:table-cell>
          <table:table-cell table:formula="of:=IF(ISNUMBER(SEARCH(&quot;L&quot;;[.$J78]));IF(ISBLANK([.$C$13]);&quot;&quot;;[.$C$13]);&quot;&quot;)">
            <text:p/>
          </table:table-cell>
          <table:table-cell table:formula="of:=IF(ISNUMBER(SEARCH(&quot;M&quot;;[.$J78]));IF(ISBLANK([.$C$14]);&quot;&quot;;[.$C$14]);&quot;&quot;)">
            <text:p/>
          </table:table-cell>
          <table:table-cell table:formula="of:=IF(ISNUMBER(SEARCH(&quot;N&quot;;[.$J78]));IF(ISBLANK([.$C$15]);&quot;&quot;;[.$C$15]);&quot;&quot;)">
            <text:p/>
          </table:table-cell>
          <table:table-cell/>
          <table:table-cell table:formula="of:=IF(ISNUMBER(SEARCH(&quot;A&quot;;[.$J78]));IF(ISBLANK([.$D$2]);&quot;&quot;;[.$D$2]);&quot;&quot;)">
            <text:p/>
          </table:table-cell>
          <table:table-cell table:formula="of:=IF(ISNUMBER(SEARCH(&quot;B&quot;;[.$J78]));IF(ISBLANK([.$D$3]);&quot;&quot;;[.$D$3]);&quot;&quot;)">
            <text:p/>
          </table:table-cell>
          <table:table-cell table:formula="of:=IF(ISNUMBER(SEARCH(&quot;C&quot;;[.$J78]));IF(ISBLANK([.$D$4]);&quot;&quot;;[.$D$4]);&quot;&quot;)">
            <text:p/>
          </table:table-cell>
          <table:table-cell table:formula="of:=IF(ISNUMBER(SEARCH(&quot;D&quot;;[.$J78]));IF(ISBLANK([.$D$5]);&quot;&quot;;[.$D$5]);&quot;&quot;)">
            <text:p/>
          </table:table-cell>
          <table:table-cell table:formula="of:=IF(ISNUMBER(SEARCH(&quot;E&quot;;[.$J78]));IF(ISBLANK([.$D$6]);&quot;&quot;;[.$D$6]);&quot;&quot;)">
            <text:p/>
          </table:table-cell>
          <table:table-cell table:formula="of:=IF(ISNUMBER(SEARCH(&quot;F&quot;;[.$J78]));IF(ISBLANK([.$D$7]);&quot;&quot;;[.$D$7]);&quot;&quot;)">
            <text:p/>
          </table:table-cell>
          <table:table-cell table:formula="of:=IF(ISNUMBER(SEARCH(&quot;G&quot;;[.$J78]));IF(ISBLANK([.$D$8]);&quot;&quot;;[.$D$8]);&quot;&quot;)">
            <text:p/>
          </table:table-cell>
          <table:table-cell table:formula="of:=IF(ISNUMBER(SEARCH(&quot;H&quot;;[.$J78]));IF(ISBLANK([.$D$9]);&quot;&quot;;[.$D$9]);&quot;&quot;)">
            <text:p/>
          </table:table-cell>
          <table:table-cell table:formula="of:=IF(ISNUMBER(SEARCH(&quot;I&quot;;[.$J78]));IF(ISBLANK([.$D$10]);&quot;&quot;;[.$D$10]);&quot;&quot;)">
            <text:p/>
          </table:table-cell>
          <table:table-cell table:formula="of:=IF(ISNUMBER(SEARCH(&quot;J&quot;;[.$J78]));IF(ISBLANK([.$D$11]);&quot;&quot;;[.$D$11]);&quot;&quot;)">
            <text:p/>
          </table:table-cell>
          <table:table-cell table:formula="of:=IF(ISNUMBER(SEARCH(&quot;K&quot;;[.$J78]));IF(ISBLANK([.$D$12]);&quot;&quot;;[.$D$12]);&quot;&quot;)">
            <text:p/>
          </table:table-cell>
          <table:table-cell table:formula="of:=IF(ISNUMBER(SEARCH(&quot;L&quot;;[.$J78]));IF(ISBLANK([.$D$13]);&quot;&quot;;[.$D$13]);&quot;&quot;)">
            <text:p/>
          </table:table-cell>
          <table:table-cell table:formula="of:=IF(ISNUMBER(SEARCH(&quot;M&quot;;[.$J78]));IF(ISBLANK([.$D$14]);&quot;&quot;;[.$D$14]);&quot;&quot;)">
            <text:p/>
          </table:table-cell>
          <table:table-cell table:formula="of:=IF(ISNUMBER(SEARCH(&quot;N&quot;;[.$J78]));IF(ISBLANK([.$D$15]);&quot;&quot;;[.$D$15]);&quot;&quot;)">
            <text:p/>
          </table:table-cell>
          <table:table-cell/>
          <table:table-cell table:formula="of:=IF(ISNUMBER(SEARCH(&quot;A&quot;;[.$J78]));IF(ISBLANK([.$E$2]);&quot;&quot;;[.$E$2]);&quot;&quot;)">
            <text:p/>
          </table:table-cell>
          <table:table-cell table:formula="of:=IF(ISNUMBER(SEARCH(&quot;B&quot;;[.$J78]));IF(ISBLANK([.$E$3]);&quot;&quot;;[.$E$3]);&quot;&quot;)">
            <text:p/>
          </table:table-cell>
          <table:table-cell table:formula="of:=IF(ISNUMBER(SEARCH(&quot;C&quot;;[.$J78]));IF(ISBLANK([.$E$4]);&quot;&quot;;[.$E$4]);&quot;&quot;)">
            <text:p/>
          </table:table-cell>
          <table:table-cell table:formula="of:=IF(ISNUMBER(SEARCH(&quot;D&quot;;[.$J78]));IF(ISBLANK([.$E$5]);&quot;&quot;;[.$E$5]);&quot;&quot;)">
            <text:p/>
          </table:table-cell>
          <table:table-cell table:formula="of:=IF(ISNUMBER(SEARCH(&quot;E&quot;;[.$J78]));IF(ISBLANK([.$E$6]);&quot;&quot;;[.$E$6]);&quot;&quot;)">
            <text:p/>
          </table:table-cell>
          <table:table-cell table:formula="of:=IF(ISNUMBER(SEARCH(&quot;F&quot;;[.$J78]));IF(ISBLANK([.$E$7]);&quot;&quot;;[.$E$7]);&quot;&quot;)">
            <text:p/>
          </table:table-cell>
          <table:table-cell table:formula="of:=IF(ISNUMBER(SEARCH(&quot;G&quot;;[.$J78]));IF(ISBLANK([.$E$8]);&quot;&quot;;[.$E$8]);&quot;&quot;)">
            <text:p/>
          </table:table-cell>
          <table:table-cell table:formula="of:=IF(ISNUMBER(SEARCH(&quot;H&quot;;[.$J78]));IF(ISBLANK([.$E$9]);&quot;&quot;;[.$E$9]);&quot;&quot;)">
            <text:p/>
          </table:table-cell>
          <table:table-cell table:formula="of:=IF(ISNUMBER(SEARCH(&quot;I&quot;;[.$J78]));IF(ISBLANK([.$E$10]);&quot;&quot;;[.$E$10]);&quot;&quot;)">
            <text:p/>
          </table:table-cell>
          <table:table-cell table:formula="of:=IF(ISNUMBER(SEARCH(&quot;J&quot;;[.$J78]));IF(ISBLANK([.$E$11]);&quot;&quot;;[.$E$11]);&quot;&quot;)">
            <text:p/>
          </table:table-cell>
          <table:table-cell table:formula="of:=IF(ISNUMBER(SEARCH(&quot;K&quot;;[.$J78]));IF(ISBLANK([.$E$12]);&quot;&quot;;[.$E$12]);&quot;&quot;)">
            <text:p/>
          </table:table-cell>
          <table:table-cell table:formula="of:=IF(ISNUMBER(SEARCH(&quot;L&quot;;[.$J78]));IF(ISBLANK([.$E$13]);&quot;&quot;;[.$E$13]);&quot;&quot;)">
            <text:p/>
          </table:table-cell>
          <table:table-cell table:formula="of:=IF(ISNUMBER(SEARCH(&quot;M&quot;;[.$J78]));IF(ISBLANK([.$E$14]);&quot;&quot;;[.$E$14]);&quot;&quot;)">
            <text:p/>
          </table:table-cell>
          <table:table-cell table:formula="of:=IF(ISNUMBER(SEARCH(&quot;N&quot;;[.$J7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79:.$AC79])">
            <text:p/>
          </table:table-cell>
          <table:table-cell table:formula="of:=COM.MICROSOFT.CONCAT([.$AE79:.$AR79])">
            <text:p/>
          </table:table-cell>
          <table:table-cell table:formula="of:=COM.MICROSOFT.CONCAT([.$AT79:.$BG79])">
            <text:p/>
          </table:table-cell>
          <table:table-cell table:formula="of:=COUNTIF([.$J$1:.$J$1999];[.J79])" office:value-type="float" office:value="0" calcext:value-type="float">
            <text:p>0</text:p>
          </table:table-cell>
          <table:table-cell/>
          <table:table-cell table:formula="of:=IF(ISNUMBER(SEARCH(&quot;A&quot;;[.$J79]));IF(ISBLANK([.$C$2]);&quot;&quot;;[.$C$2]);&quot;&quot;)">
            <text:p/>
          </table:table-cell>
          <table:table-cell table:formula="of:=IF(ISNUMBER(SEARCH(&quot;B&quot;;[.$J79]));IF(ISBLANK([.$C$3]);&quot;&quot;;[.$C$3]);&quot;&quot;)">
            <text:p/>
          </table:table-cell>
          <table:table-cell table:formula="of:=IF(ISNUMBER(SEARCH(&quot;C&quot;;[.$J79]));IF(ISBLANK([.$C$4]);&quot;&quot;;[.$C$4]);&quot;&quot;)">
            <text:p/>
          </table:table-cell>
          <table:table-cell table:formula="of:=IF(ISNUMBER(SEARCH(&quot;D&quot;;[.$J79]));IF(ISBLANK([.$C$5]);&quot;&quot;;[.$C$5]);&quot;&quot;)">
            <text:p/>
          </table:table-cell>
          <table:table-cell table:formula="of:=IF(ISNUMBER(SEARCH(&quot;E&quot;;[.$J79]));IF(ISBLANK([.$C$6]);&quot;&quot;;[.$C$6]);&quot;&quot;)">
            <text:p/>
          </table:table-cell>
          <table:table-cell table:formula="of:=IF(ISNUMBER(SEARCH(&quot;F&quot;;[.$J79]));IF(ISBLANK([.$C$7]);&quot;&quot;;[.$C$7]);&quot;&quot;)">
            <text:p/>
          </table:table-cell>
          <table:table-cell table:formula="of:=IF(ISNUMBER(SEARCH(&quot;G&quot;;[.$J79]));IF(ISBLANK([.$C$8]);&quot;&quot;;[.$C$8]);&quot;&quot;)">
            <text:p/>
          </table:table-cell>
          <table:table-cell table:formula="of:=IF(ISNUMBER(SEARCH(&quot;H&quot;;[.$J79]));IF(ISBLANK([.$C$9]);&quot;&quot;;[.$C$9]);&quot;&quot;)">
            <text:p/>
          </table:table-cell>
          <table:table-cell table:formula="of:=IF(ISNUMBER(SEARCH(&quot;I&quot;;[.$J79]));IF(ISBLANK([.$C$10]);&quot;&quot;;[.$C$10]);&quot;&quot;)">
            <text:p/>
          </table:table-cell>
          <table:table-cell table:formula="of:=IF(ISNUMBER(SEARCH(&quot;J&quot;;[.$J79]));IF(ISBLANK([.$C$11]);&quot;&quot;;[.$C$11]);&quot;&quot;)">
            <text:p/>
          </table:table-cell>
          <table:table-cell table:formula="of:=IF(ISNUMBER(SEARCH(&quot;K&quot;;[.$J79]));IF(ISBLANK([.$C$12]);&quot;&quot;;[.$C$12]);&quot;&quot;)">
            <text:p/>
          </table:table-cell>
          <table:table-cell table:formula="of:=IF(ISNUMBER(SEARCH(&quot;L&quot;;[.$J79]));IF(ISBLANK([.$C$13]);&quot;&quot;;[.$C$13]);&quot;&quot;)">
            <text:p/>
          </table:table-cell>
          <table:table-cell table:formula="of:=IF(ISNUMBER(SEARCH(&quot;M&quot;;[.$J79]));IF(ISBLANK([.$C$14]);&quot;&quot;;[.$C$14]);&quot;&quot;)">
            <text:p/>
          </table:table-cell>
          <table:table-cell table:formula="of:=IF(ISNUMBER(SEARCH(&quot;N&quot;;[.$J79]));IF(ISBLANK([.$C$15]);&quot;&quot;;[.$C$15]);&quot;&quot;)">
            <text:p/>
          </table:table-cell>
          <table:table-cell/>
          <table:table-cell table:formula="of:=IF(ISNUMBER(SEARCH(&quot;A&quot;;[.$J79]));IF(ISBLANK([.$D$2]);&quot;&quot;;[.$D$2]);&quot;&quot;)">
            <text:p/>
          </table:table-cell>
          <table:table-cell table:formula="of:=IF(ISNUMBER(SEARCH(&quot;B&quot;;[.$J79]));IF(ISBLANK([.$D$3]);&quot;&quot;;[.$D$3]);&quot;&quot;)">
            <text:p/>
          </table:table-cell>
          <table:table-cell table:formula="of:=IF(ISNUMBER(SEARCH(&quot;C&quot;;[.$J79]));IF(ISBLANK([.$D$4]);&quot;&quot;;[.$D$4]);&quot;&quot;)">
            <text:p/>
          </table:table-cell>
          <table:table-cell table:formula="of:=IF(ISNUMBER(SEARCH(&quot;D&quot;;[.$J79]));IF(ISBLANK([.$D$5]);&quot;&quot;;[.$D$5]);&quot;&quot;)">
            <text:p/>
          </table:table-cell>
          <table:table-cell table:formula="of:=IF(ISNUMBER(SEARCH(&quot;E&quot;;[.$J79]));IF(ISBLANK([.$D$6]);&quot;&quot;;[.$D$6]);&quot;&quot;)">
            <text:p/>
          </table:table-cell>
          <table:table-cell table:formula="of:=IF(ISNUMBER(SEARCH(&quot;F&quot;;[.$J79]));IF(ISBLANK([.$D$7]);&quot;&quot;;[.$D$7]);&quot;&quot;)">
            <text:p/>
          </table:table-cell>
          <table:table-cell table:formula="of:=IF(ISNUMBER(SEARCH(&quot;G&quot;;[.$J79]));IF(ISBLANK([.$D$8]);&quot;&quot;;[.$D$8]);&quot;&quot;)">
            <text:p/>
          </table:table-cell>
          <table:table-cell table:formula="of:=IF(ISNUMBER(SEARCH(&quot;H&quot;;[.$J79]));IF(ISBLANK([.$D$9]);&quot;&quot;;[.$D$9]);&quot;&quot;)">
            <text:p/>
          </table:table-cell>
          <table:table-cell table:formula="of:=IF(ISNUMBER(SEARCH(&quot;I&quot;;[.$J79]));IF(ISBLANK([.$D$10]);&quot;&quot;;[.$D$10]);&quot;&quot;)">
            <text:p/>
          </table:table-cell>
          <table:table-cell table:formula="of:=IF(ISNUMBER(SEARCH(&quot;J&quot;;[.$J79]));IF(ISBLANK([.$D$11]);&quot;&quot;;[.$D$11]);&quot;&quot;)">
            <text:p/>
          </table:table-cell>
          <table:table-cell table:formula="of:=IF(ISNUMBER(SEARCH(&quot;K&quot;;[.$J79]));IF(ISBLANK([.$D$12]);&quot;&quot;;[.$D$12]);&quot;&quot;)">
            <text:p/>
          </table:table-cell>
          <table:table-cell table:formula="of:=IF(ISNUMBER(SEARCH(&quot;L&quot;;[.$J79]));IF(ISBLANK([.$D$13]);&quot;&quot;;[.$D$13]);&quot;&quot;)">
            <text:p/>
          </table:table-cell>
          <table:table-cell table:formula="of:=IF(ISNUMBER(SEARCH(&quot;M&quot;;[.$J79]));IF(ISBLANK([.$D$14]);&quot;&quot;;[.$D$14]);&quot;&quot;)">
            <text:p/>
          </table:table-cell>
          <table:table-cell table:formula="of:=IF(ISNUMBER(SEARCH(&quot;N&quot;;[.$J79]));IF(ISBLANK([.$D$15]);&quot;&quot;;[.$D$15]);&quot;&quot;)">
            <text:p/>
          </table:table-cell>
          <table:table-cell/>
          <table:table-cell table:formula="of:=IF(ISNUMBER(SEARCH(&quot;A&quot;;[.$J79]));IF(ISBLANK([.$E$2]);&quot;&quot;;[.$E$2]);&quot;&quot;)">
            <text:p/>
          </table:table-cell>
          <table:table-cell table:formula="of:=IF(ISNUMBER(SEARCH(&quot;B&quot;;[.$J79]));IF(ISBLANK([.$E$3]);&quot;&quot;;[.$E$3]);&quot;&quot;)">
            <text:p/>
          </table:table-cell>
          <table:table-cell table:formula="of:=IF(ISNUMBER(SEARCH(&quot;C&quot;;[.$J79]));IF(ISBLANK([.$E$4]);&quot;&quot;;[.$E$4]);&quot;&quot;)">
            <text:p/>
          </table:table-cell>
          <table:table-cell table:formula="of:=IF(ISNUMBER(SEARCH(&quot;D&quot;;[.$J79]));IF(ISBLANK([.$E$5]);&quot;&quot;;[.$E$5]);&quot;&quot;)">
            <text:p/>
          </table:table-cell>
          <table:table-cell table:formula="of:=IF(ISNUMBER(SEARCH(&quot;E&quot;;[.$J79]));IF(ISBLANK([.$E$6]);&quot;&quot;;[.$E$6]);&quot;&quot;)">
            <text:p/>
          </table:table-cell>
          <table:table-cell table:formula="of:=IF(ISNUMBER(SEARCH(&quot;F&quot;;[.$J79]));IF(ISBLANK([.$E$7]);&quot;&quot;;[.$E$7]);&quot;&quot;)">
            <text:p/>
          </table:table-cell>
          <table:table-cell table:formula="of:=IF(ISNUMBER(SEARCH(&quot;G&quot;;[.$J79]));IF(ISBLANK([.$E$8]);&quot;&quot;;[.$E$8]);&quot;&quot;)">
            <text:p/>
          </table:table-cell>
          <table:table-cell table:formula="of:=IF(ISNUMBER(SEARCH(&quot;H&quot;;[.$J79]));IF(ISBLANK([.$E$9]);&quot;&quot;;[.$E$9]);&quot;&quot;)">
            <text:p/>
          </table:table-cell>
          <table:table-cell table:formula="of:=IF(ISNUMBER(SEARCH(&quot;I&quot;;[.$J79]));IF(ISBLANK([.$E$10]);&quot;&quot;;[.$E$10]);&quot;&quot;)">
            <text:p/>
          </table:table-cell>
          <table:table-cell table:formula="of:=IF(ISNUMBER(SEARCH(&quot;J&quot;;[.$J79]));IF(ISBLANK([.$E$11]);&quot;&quot;;[.$E$11]);&quot;&quot;)">
            <text:p/>
          </table:table-cell>
          <table:table-cell table:formula="of:=IF(ISNUMBER(SEARCH(&quot;K&quot;;[.$J79]));IF(ISBLANK([.$E$12]);&quot;&quot;;[.$E$12]);&quot;&quot;)">
            <text:p/>
          </table:table-cell>
          <table:table-cell table:formula="of:=IF(ISNUMBER(SEARCH(&quot;L&quot;;[.$J79]));IF(ISBLANK([.$E$13]);&quot;&quot;;[.$E$13]);&quot;&quot;)">
            <text:p/>
          </table:table-cell>
          <table:table-cell table:formula="of:=IF(ISNUMBER(SEARCH(&quot;M&quot;;[.$J79]));IF(ISBLANK([.$E$14]);&quot;&quot;;[.$E$14]);&quot;&quot;)">
            <text:p/>
          </table:table-cell>
          <table:table-cell table:formula="of:=IF(ISNUMBER(SEARCH(&quot;N&quot;;[.$J7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0:.$AC80])">
            <text:p/>
          </table:table-cell>
          <table:table-cell table:formula="of:=COM.MICROSOFT.CONCAT([.$AE80:.$AR80])">
            <text:p/>
          </table:table-cell>
          <table:table-cell table:formula="of:=COM.MICROSOFT.CONCAT([.$AT80:.$BG80])">
            <text:p/>
          </table:table-cell>
          <table:table-cell table:formula="of:=COUNTIF([.$J$1:.$J$1999];[.J80])" office:value-type="float" office:value="0" calcext:value-type="float">
            <text:p>0</text:p>
          </table:table-cell>
          <table:table-cell/>
          <table:table-cell table:formula="of:=IF(ISNUMBER(SEARCH(&quot;A&quot;;[.$J80]));IF(ISBLANK([.$C$2]);&quot;&quot;;[.$C$2]);&quot;&quot;)">
            <text:p/>
          </table:table-cell>
          <table:table-cell table:formula="of:=IF(ISNUMBER(SEARCH(&quot;B&quot;;[.$J80]));IF(ISBLANK([.$C$3]);&quot;&quot;;[.$C$3]);&quot;&quot;)">
            <text:p/>
          </table:table-cell>
          <table:table-cell table:formula="of:=IF(ISNUMBER(SEARCH(&quot;C&quot;;[.$J80]));IF(ISBLANK([.$C$4]);&quot;&quot;;[.$C$4]);&quot;&quot;)">
            <text:p/>
          </table:table-cell>
          <table:table-cell table:formula="of:=IF(ISNUMBER(SEARCH(&quot;D&quot;;[.$J80]));IF(ISBLANK([.$C$5]);&quot;&quot;;[.$C$5]);&quot;&quot;)">
            <text:p/>
          </table:table-cell>
          <table:table-cell table:formula="of:=IF(ISNUMBER(SEARCH(&quot;E&quot;;[.$J80]));IF(ISBLANK([.$C$6]);&quot;&quot;;[.$C$6]);&quot;&quot;)">
            <text:p/>
          </table:table-cell>
          <table:table-cell table:formula="of:=IF(ISNUMBER(SEARCH(&quot;F&quot;;[.$J80]));IF(ISBLANK([.$C$7]);&quot;&quot;;[.$C$7]);&quot;&quot;)">
            <text:p/>
          </table:table-cell>
          <table:table-cell table:formula="of:=IF(ISNUMBER(SEARCH(&quot;G&quot;;[.$J80]));IF(ISBLANK([.$C$8]);&quot;&quot;;[.$C$8]);&quot;&quot;)">
            <text:p/>
          </table:table-cell>
          <table:table-cell table:formula="of:=IF(ISNUMBER(SEARCH(&quot;H&quot;;[.$J80]));IF(ISBLANK([.$C$9]);&quot;&quot;;[.$C$9]);&quot;&quot;)">
            <text:p/>
          </table:table-cell>
          <table:table-cell table:formula="of:=IF(ISNUMBER(SEARCH(&quot;I&quot;;[.$J80]));IF(ISBLANK([.$C$10]);&quot;&quot;;[.$C$10]);&quot;&quot;)">
            <text:p/>
          </table:table-cell>
          <table:table-cell table:formula="of:=IF(ISNUMBER(SEARCH(&quot;J&quot;;[.$J80]));IF(ISBLANK([.$C$11]);&quot;&quot;;[.$C$11]);&quot;&quot;)">
            <text:p/>
          </table:table-cell>
          <table:table-cell table:formula="of:=IF(ISNUMBER(SEARCH(&quot;K&quot;;[.$J80]));IF(ISBLANK([.$C$12]);&quot;&quot;;[.$C$12]);&quot;&quot;)">
            <text:p/>
          </table:table-cell>
          <table:table-cell table:formula="of:=IF(ISNUMBER(SEARCH(&quot;L&quot;;[.$J80]));IF(ISBLANK([.$C$13]);&quot;&quot;;[.$C$13]);&quot;&quot;)">
            <text:p/>
          </table:table-cell>
          <table:table-cell table:formula="of:=IF(ISNUMBER(SEARCH(&quot;M&quot;;[.$J80]));IF(ISBLANK([.$C$14]);&quot;&quot;;[.$C$14]);&quot;&quot;)">
            <text:p/>
          </table:table-cell>
          <table:table-cell table:formula="of:=IF(ISNUMBER(SEARCH(&quot;N&quot;;[.$J80]));IF(ISBLANK([.$C$15]);&quot;&quot;;[.$C$15]);&quot;&quot;)">
            <text:p/>
          </table:table-cell>
          <table:table-cell/>
          <table:table-cell table:formula="of:=IF(ISNUMBER(SEARCH(&quot;A&quot;;[.$J80]));IF(ISBLANK([.$D$2]);&quot;&quot;;[.$D$2]);&quot;&quot;)">
            <text:p/>
          </table:table-cell>
          <table:table-cell table:formula="of:=IF(ISNUMBER(SEARCH(&quot;B&quot;;[.$J80]));IF(ISBLANK([.$D$3]);&quot;&quot;;[.$D$3]);&quot;&quot;)">
            <text:p/>
          </table:table-cell>
          <table:table-cell table:formula="of:=IF(ISNUMBER(SEARCH(&quot;C&quot;;[.$J80]));IF(ISBLANK([.$D$4]);&quot;&quot;;[.$D$4]);&quot;&quot;)">
            <text:p/>
          </table:table-cell>
          <table:table-cell table:formula="of:=IF(ISNUMBER(SEARCH(&quot;D&quot;;[.$J80]));IF(ISBLANK([.$D$5]);&quot;&quot;;[.$D$5]);&quot;&quot;)">
            <text:p/>
          </table:table-cell>
          <table:table-cell table:formula="of:=IF(ISNUMBER(SEARCH(&quot;E&quot;;[.$J80]));IF(ISBLANK([.$D$6]);&quot;&quot;;[.$D$6]);&quot;&quot;)">
            <text:p/>
          </table:table-cell>
          <table:table-cell table:formula="of:=IF(ISNUMBER(SEARCH(&quot;F&quot;;[.$J80]));IF(ISBLANK([.$D$7]);&quot;&quot;;[.$D$7]);&quot;&quot;)">
            <text:p/>
          </table:table-cell>
          <table:table-cell table:formula="of:=IF(ISNUMBER(SEARCH(&quot;G&quot;;[.$J80]));IF(ISBLANK([.$D$8]);&quot;&quot;;[.$D$8]);&quot;&quot;)">
            <text:p/>
          </table:table-cell>
          <table:table-cell table:formula="of:=IF(ISNUMBER(SEARCH(&quot;H&quot;;[.$J80]));IF(ISBLANK([.$D$9]);&quot;&quot;;[.$D$9]);&quot;&quot;)">
            <text:p/>
          </table:table-cell>
          <table:table-cell table:formula="of:=IF(ISNUMBER(SEARCH(&quot;I&quot;;[.$J80]));IF(ISBLANK([.$D$10]);&quot;&quot;;[.$D$10]);&quot;&quot;)">
            <text:p/>
          </table:table-cell>
          <table:table-cell table:formula="of:=IF(ISNUMBER(SEARCH(&quot;J&quot;;[.$J80]));IF(ISBLANK([.$D$11]);&quot;&quot;;[.$D$11]);&quot;&quot;)">
            <text:p/>
          </table:table-cell>
          <table:table-cell table:formula="of:=IF(ISNUMBER(SEARCH(&quot;K&quot;;[.$J80]));IF(ISBLANK([.$D$12]);&quot;&quot;;[.$D$12]);&quot;&quot;)">
            <text:p/>
          </table:table-cell>
          <table:table-cell table:formula="of:=IF(ISNUMBER(SEARCH(&quot;L&quot;;[.$J80]));IF(ISBLANK([.$D$13]);&quot;&quot;;[.$D$13]);&quot;&quot;)">
            <text:p/>
          </table:table-cell>
          <table:table-cell table:formula="of:=IF(ISNUMBER(SEARCH(&quot;M&quot;;[.$J80]));IF(ISBLANK([.$D$14]);&quot;&quot;;[.$D$14]);&quot;&quot;)">
            <text:p/>
          </table:table-cell>
          <table:table-cell table:formula="of:=IF(ISNUMBER(SEARCH(&quot;N&quot;;[.$J80]));IF(ISBLANK([.$D$15]);&quot;&quot;;[.$D$15]);&quot;&quot;)">
            <text:p/>
          </table:table-cell>
          <table:table-cell/>
          <table:table-cell table:formula="of:=IF(ISNUMBER(SEARCH(&quot;A&quot;;[.$J80]));IF(ISBLANK([.$E$2]);&quot;&quot;;[.$E$2]);&quot;&quot;)">
            <text:p/>
          </table:table-cell>
          <table:table-cell table:formula="of:=IF(ISNUMBER(SEARCH(&quot;B&quot;;[.$J80]));IF(ISBLANK([.$E$3]);&quot;&quot;;[.$E$3]);&quot;&quot;)">
            <text:p/>
          </table:table-cell>
          <table:table-cell table:formula="of:=IF(ISNUMBER(SEARCH(&quot;C&quot;;[.$J80]));IF(ISBLANK([.$E$4]);&quot;&quot;;[.$E$4]);&quot;&quot;)">
            <text:p/>
          </table:table-cell>
          <table:table-cell table:formula="of:=IF(ISNUMBER(SEARCH(&quot;D&quot;;[.$J80]));IF(ISBLANK([.$E$5]);&quot;&quot;;[.$E$5]);&quot;&quot;)">
            <text:p/>
          </table:table-cell>
          <table:table-cell table:formula="of:=IF(ISNUMBER(SEARCH(&quot;E&quot;;[.$J80]));IF(ISBLANK([.$E$6]);&quot;&quot;;[.$E$6]);&quot;&quot;)">
            <text:p/>
          </table:table-cell>
          <table:table-cell table:formula="of:=IF(ISNUMBER(SEARCH(&quot;F&quot;;[.$J80]));IF(ISBLANK([.$E$7]);&quot;&quot;;[.$E$7]);&quot;&quot;)">
            <text:p/>
          </table:table-cell>
          <table:table-cell table:formula="of:=IF(ISNUMBER(SEARCH(&quot;G&quot;;[.$J80]));IF(ISBLANK([.$E$8]);&quot;&quot;;[.$E$8]);&quot;&quot;)">
            <text:p/>
          </table:table-cell>
          <table:table-cell table:formula="of:=IF(ISNUMBER(SEARCH(&quot;H&quot;;[.$J80]));IF(ISBLANK([.$E$9]);&quot;&quot;;[.$E$9]);&quot;&quot;)">
            <text:p/>
          </table:table-cell>
          <table:table-cell table:formula="of:=IF(ISNUMBER(SEARCH(&quot;I&quot;;[.$J80]));IF(ISBLANK([.$E$10]);&quot;&quot;;[.$E$10]);&quot;&quot;)">
            <text:p/>
          </table:table-cell>
          <table:table-cell table:formula="of:=IF(ISNUMBER(SEARCH(&quot;J&quot;;[.$J80]));IF(ISBLANK([.$E$11]);&quot;&quot;;[.$E$11]);&quot;&quot;)">
            <text:p/>
          </table:table-cell>
          <table:table-cell table:formula="of:=IF(ISNUMBER(SEARCH(&quot;K&quot;;[.$J80]));IF(ISBLANK([.$E$12]);&quot;&quot;;[.$E$12]);&quot;&quot;)">
            <text:p/>
          </table:table-cell>
          <table:table-cell table:formula="of:=IF(ISNUMBER(SEARCH(&quot;L&quot;;[.$J80]));IF(ISBLANK([.$E$13]);&quot;&quot;;[.$E$13]);&quot;&quot;)">
            <text:p/>
          </table:table-cell>
          <table:table-cell table:formula="of:=IF(ISNUMBER(SEARCH(&quot;M&quot;;[.$J80]));IF(ISBLANK([.$E$14]);&quot;&quot;;[.$E$14]);&quot;&quot;)">
            <text:p/>
          </table:table-cell>
          <table:table-cell table:formula="of:=IF(ISNUMBER(SEARCH(&quot;N&quot;;[.$J8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1:.$AC81])">
            <text:p/>
          </table:table-cell>
          <table:table-cell table:formula="of:=COM.MICROSOFT.CONCAT([.$AE81:.$AR81])">
            <text:p/>
          </table:table-cell>
          <table:table-cell table:formula="of:=COM.MICROSOFT.CONCAT([.$AT81:.$BG81])">
            <text:p/>
          </table:table-cell>
          <table:table-cell table:formula="of:=COUNTIF([.$J$1:.$J$1999];[.J81])" office:value-type="float" office:value="0" calcext:value-type="float">
            <text:p>0</text:p>
          </table:table-cell>
          <table:table-cell/>
          <table:table-cell table:formula="of:=IF(ISNUMBER(SEARCH(&quot;A&quot;;[.$J81]));IF(ISBLANK([.$C$2]);&quot;&quot;;[.$C$2]);&quot;&quot;)">
            <text:p/>
          </table:table-cell>
          <table:table-cell table:formula="of:=IF(ISNUMBER(SEARCH(&quot;B&quot;;[.$J81]));IF(ISBLANK([.$C$3]);&quot;&quot;;[.$C$3]);&quot;&quot;)">
            <text:p/>
          </table:table-cell>
          <table:table-cell table:formula="of:=IF(ISNUMBER(SEARCH(&quot;C&quot;;[.$J81]));IF(ISBLANK([.$C$4]);&quot;&quot;;[.$C$4]);&quot;&quot;)">
            <text:p/>
          </table:table-cell>
          <table:table-cell table:formula="of:=IF(ISNUMBER(SEARCH(&quot;D&quot;;[.$J81]));IF(ISBLANK([.$C$5]);&quot;&quot;;[.$C$5]);&quot;&quot;)">
            <text:p/>
          </table:table-cell>
          <table:table-cell table:formula="of:=IF(ISNUMBER(SEARCH(&quot;E&quot;;[.$J81]));IF(ISBLANK([.$C$6]);&quot;&quot;;[.$C$6]);&quot;&quot;)">
            <text:p/>
          </table:table-cell>
          <table:table-cell table:formula="of:=IF(ISNUMBER(SEARCH(&quot;F&quot;;[.$J81]));IF(ISBLANK([.$C$7]);&quot;&quot;;[.$C$7]);&quot;&quot;)">
            <text:p/>
          </table:table-cell>
          <table:table-cell table:formula="of:=IF(ISNUMBER(SEARCH(&quot;G&quot;;[.$J81]));IF(ISBLANK([.$C$8]);&quot;&quot;;[.$C$8]);&quot;&quot;)">
            <text:p/>
          </table:table-cell>
          <table:table-cell table:formula="of:=IF(ISNUMBER(SEARCH(&quot;H&quot;;[.$J81]));IF(ISBLANK([.$C$9]);&quot;&quot;;[.$C$9]);&quot;&quot;)">
            <text:p/>
          </table:table-cell>
          <table:table-cell table:formula="of:=IF(ISNUMBER(SEARCH(&quot;I&quot;;[.$J81]));IF(ISBLANK([.$C$10]);&quot;&quot;;[.$C$10]);&quot;&quot;)">
            <text:p/>
          </table:table-cell>
          <table:table-cell table:formula="of:=IF(ISNUMBER(SEARCH(&quot;J&quot;;[.$J81]));IF(ISBLANK([.$C$11]);&quot;&quot;;[.$C$11]);&quot;&quot;)">
            <text:p/>
          </table:table-cell>
          <table:table-cell table:formula="of:=IF(ISNUMBER(SEARCH(&quot;K&quot;;[.$J81]));IF(ISBLANK([.$C$12]);&quot;&quot;;[.$C$12]);&quot;&quot;)">
            <text:p/>
          </table:table-cell>
          <table:table-cell table:formula="of:=IF(ISNUMBER(SEARCH(&quot;L&quot;;[.$J81]));IF(ISBLANK([.$C$13]);&quot;&quot;;[.$C$13]);&quot;&quot;)">
            <text:p/>
          </table:table-cell>
          <table:table-cell table:formula="of:=IF(ISNUMBER(SEARCH(&quot;M&quot;;[.$J81]));IF(ISBLANK([.$C$14]);&quot;&quot;;[.$C$14]);&quot;&quot;)">
            <text:p/>
          </table:table-cell>
          <table:table-cell table:formula="of:=IF(ISNUMBER(SEARCH(&quot;N&quot;;[.$J81]));IF(ISBLANK([.$C$15]);&quot;&quot;;[.$C$15]);&quot;&quot;)">
            <text:p/>
          </table:table-cell>
          <table:table-cell/>
          <table:table-cell table:formula="of:=IF(ISNUMBER(SEARCH(&quot;A&quot;;[.$J81]));IF(ISBLANK([.$D$2]);&quot;&quot;;[.$D$2]);&quot;&quot;)">
            <text:p/>
          </table:table-cell>
          <table:table-cell table:formula="of:=IF(ISNUMBER(SEARCH(&quot;B&quot;;[.$J81]));IF(ISBLANK([.$D$3]);&quot;&quot;;[.$D$3]);&quot;&quot;)">
            <text:p/>
          </table:table-cell>
          <table:table-cell table:formula="of:=IF(ISNUMBER(SEARCH(&quot;C&quot;;[.$J81]));IF(ISBLANK([.$D$4]);&quot;&quot;;[.$D$4]);&quot;&quot;)">
            <text:p/>
          </table:table-cell>
          <table:table-cell table:formula="of:=IF(ISNUMBER(SEARCH(&quot;D&quot;;[.$J81]));IF(ISBLANK([.$D$5]);&quot;&quot;;[.$D$5]);&quot;&quot;)">
            <text:p/>
          </table:table-cell>
          <table:table-cell table:formula="of:=IF(ISNUMBER(SEARCH(&quot;E&quot;;[.$J81]));IF(ISBLANK([.$D$6]);&quot;&quot;;[.$D$6]);&quot;&quot;)">
            <text:p/>
          </table:table-cell>
          <table:table-cell table:formula="of:=IF(ISNUMBER(SEARCH(&quot;F&quot;;[.$J81]));IF(ISBLANK([.$D$7]);&quot;&quot;;[.$D$7]);&quot;&quot;)">
            <text:p/>
          </table:table-cell>
          <table:table-cell table:formula="of:=IF(ISNUMBER(SEARCH(&quot;G&quot;;[.$J81]));IF(ISBLANK([.$D$8]);&quot;&quot;;[.$D$8]);&quot;&quot;)">
            <text:p/>
          </table:table-cell>
          <table:table-cell table:formula="of:=IF(ISNUMBER(SEARCH(&quot;H&quot;;[.$J81]));IF(ISBLANK([.$D$9]);&quot;&quot;;[.$D$9]);&quot;&quot;)">
            <text:p/>
          </table:table-cell>
          <table:table-cell table:formula="of:=IF(ISNUMBER(SEARCH(&quot;I&quot;;[.$J81]));IF(ISBLANK([.$D$10]);&quot;&quot;;[.$D$10]);&quot;&quot;)">
            <text:p/>
          </table:table-cell>
          <table:table-cell table:formula="of:=IF(ISNUMBER(SEARCH(&quot;J&quot;;[.$J81]));IF(ISBLANK([.$D$11]);&quot;&quot;;[.$D$11]);&quot;&quot;)">
            <text:p/>
          </table:table-cell>
          <table:table-cell table:formula="of:=IF(ISNUMBER(SEARCH(&quot;K&quot;;[.$J81]));IF(ISBLANK([.$D$12]);&quot;&quot;;[.$D$12]);&quot;&quot;)">
            <text:p/>
          </table:table-cell>
          <table:table-cell table:formula="of:=IF(ISNUMBER(SEARCH(&quot;L&quot;;[.$J81]));IF(ISBLANK([.$D$13]);&quot;&quot;;[.$D$13]);&quot;&quot;)">
            <text:p/>
          </table:table-cell>
          <table:table-cell table:formula="of:=IF(ISNUMBER(SEARCH(&quot;M&quot;;[.$J81]));IF(ISBLANK([.$D$14]);&quot;&quot;;[.$D$14]);&quot;&quot;)">
            <text:p/>
          </table:table-cell>
          <table:table-cell table:formula="of:=IF(ISNUMBER(SEARCH(&quot;N&quot;;[.$J81]));IF(ISBLANK([.$D$15]);&quot;&quot;;[.$D$15]);&quot;&quot;)">
            <text:p/>
          </table:table-cell>
          <table:table-cell/>
          <table:table-cell table:formula="of:=IF(ISNUMBER(SEARCH(&quot;A&quot;;[.$J81]));IF(ISBLANK([.$E$2]);&quot;&quot;;[.$E$2]);&quot;&quot;)">
            <text:p/>
          </table:table-cell>
          <table:table-cell table:formula="of:=IF(ISNUMBER(SEARCH(&quot;B&quot;;[.$J81]));IF(ISBLANK([.$E$3]);&quot;&quot;;[.$E$3]);&quot;&quot;)">
            <text:p/>
          </table:table-cell>
          <table:table-cell table:formula="of:=IF(ISNUMBER(SEARCH(&quot;C&quot;;[.$J81]));IF(ISBLANK([.$E$4]);&quot;&quot;;[.$E$4]);&quot;&quot;)">
            <text:p/>
          </table:table-cell>
          <table:table-cell table:formula="of:=IF(ISNUMBER(SEARCH(&quot;D&quot;;[.$J81]));IF(ISBLANK([.$E$5]);&quot;&quot;;[.$E$5]);&quot;&quot;)">
            <text:p/>
          </table:table-cell>
          <table:table-cell table:formula="of:=IF(ISNUMBER(SEARCH(&quot;E&quot;;[.$J81]));IF(ISBLANK([.$E$6]);&quot;&quot;;[.$E$6]);&quot;&quot;)">
            <text:p/>
          </table:table-cell>
          <table:table-cell table:formula="of:=IF(ISNUMBER(SEARCH(&quot;F&quot;;[.$J81]));IF(ISBLANK([.$E$7]);&quot;&quot;;[.$E$7]);&quot;&quot;)">
            <text:p/>
          </table:table-cell>
          <table:table-cell table:formula="of:=IF(ISNUMBER(SEARCH(&quot;G&quot;;[.$J81]));IF(ISBLANK([.$E$8]);&quot;&quot;;[.$E$8]);&quot;&quot;)">
            <text:p/>
          </table:table-cell>
          <table:table-cell table:formula="of:=IF(ISNUMBER(SEARCH(&quot;H&quot;;[.$J81]));IF(ISBLANK([.$E$9]);&quot;&quot;;[.$E$9]);&quot;&quot;)">
            <text:p/>
          </table:table-cell>
          <table:table-cell table:formula="of:=IF(ISNUMBER(SEARCH(&quot;I&quot;;[.$J81]));IF(ISBLANK([.$E$10]);&quot;&quot;;[.$E$10]);&quot;&quot;)">
            <text:p/>
          </table:table-cell>
          <table:table-cell table:formula="of:=IF(ISNUMBER(SEARCH(&quot;J&quot;;[.$J81]));IF(ISBLANK([.$E$11]);&quot;&quot;;[.$E$11]);&quot;&quot;)">
            <text:p/>
          </table:table-cell>
          <table:table-cell table:formula="of:=IF(ISNUMBER(SEARCH(&quot;K&quot;;[.$J81]));IF(ISBLANK([.$E$12]);&quot;&quot;;[.$E$12]);&quot;&quot;)">
            <text:p/>
          </table:table-cell>
          <table:table-cell table:formula="of:=IF(ISNUMBER(SEARCH(&quot;L&quot;;[.$J81]));IF(ISBLANK([.$E$13]);&quot;&quot;;[.$E$13]);&quot;&quot;)">
            <text:p/>
          </table:table-cell>
          <table:table-cell table:formula="of:=IF(ISNUMBER(SEARCH(&quot;M&quot;;[.$J81]));IF(ISBLANK([.$E$14]);&quot;&quot;;[.$E$14]);&quot;&quot;)">
            <text:p/>
          </table:table-cell>
          <table:table-cell table:formula="of:=IF(ISNUMBER(SEARCH(&quot;N&quot;;[.$J8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2:.$AC82])">
            <text:p/>
          </table:table-cell>
          <table:table-cell table:formula="of:=COM.MICROSOFT.CONCAT([.$AE82:.$AR82])">
            <text:p/>
          </table:table-cell>
          <table:table-cell table:formula="of:=COM.MICROSOFT.CONCAT([.$AT82:.$BG82])">
            <text:p/>
          </table:table-cell>
          <table:table-cell table:formula="of:=COUNTIF([.$J$1:.$J$1999];[.J82])" office:value-type="float" office:value="0" calcext:value-type="float">
            <text:p>0</text:p>
          </table:table-cell>
          <table:table-cell/>
          <table:table-cell table:formula="of:=IF(ISNUMBER(SEARCH(&quot;A&quot;;[.$J82]));IF(ISBLANK([.$C$2]);&quot;&quot;;[.$C$2]);&quot;&quot;)">
            <text:p/>
          </table:table-cell>
          <table:table-cell table:formula="of:=IF(ISNUMBER(SEARCH(&quot;B&quot;;[.$J82]));IF(ISBLANK([.$C$3]);&quot;&quot;;[.$C$3]);&quot;&quot;)">
            <text:p/>
          </table:table-cell>
          <table:table-cell table:formula="of:=IF(ISNUMBER(SEARCH(&quot;C&quot;;[.$J82]));IF(ISBLANK([.$C$4]);&quot;&quot;;[.$C$4]);&quot;&quot;)">
            <text:p/>
          </table:table-cell>
          <table:table-cell table:formula="of:=IF(ISNUMBER(SEARCH(&quot;D&quot;;[.$J82]));IF(ISBLANK([.$C$5]);&quot;&quot;;[.$C$5]);&quot;&quot;)">
            <text:p/>
          </table:table-cell>
          <table:table-cell table:formula="of:=IF(ISNUMBER(SEARCH(&quot;E&quot;;[.$J82]));IF(ISBLANK([.$C$6]);&quot;&quot;;[.$C$6]);&quot;&quot;)">
            <text:p/>
          </table:table-cell>
          <table:table-cell table:formula="of:=IF(ISNUMBER(SEARCH(&quot;F&quot;;[.$J82]));IF(ISBLANK([.$C$7]);&quot;&quot;;[.$C$7]);&quot;&quot;)">
            <text:p/>
          </table:table-cell>
          <table:table-cell table:formula="of:=IF(ISNUMBER(SEARCH(&quot;G&quot;;[.$J82]));IF(ISBLANK([.$C$8]);&quot;&quot;;[.$C$8]);&quot;&quot;)">
            <text:p/>
          </table:table-cell>
          <table:table-cell table:formula="of:=IF(ISNUMBER(SEARCH(&quot;H&quot;;[.$J82]));IF(ISBLANK([.$C$9]);&quot;&quot;;[.$C$9]);&quot;&quot;)">
            <text:p/>
          </table:table-cell>
          <table:table-cell table:formula="of:=IF(ISNUMBER(SEARCH(&quot;I&quot;;[.$J82]));IF(ISBLANK([.$C$10]);&quot;&quot;;[.$C$10]);&quot;&quot;)">
            <text:p/>
          </table:table-cell>
          <table:table-cell table:formula="of:=IF(ISNUMBER(SEARCH(&quot;J&quot;;[.$J82]));IF(ISBLANK([.$C$11]);&quot;&quot;;[.$C$11]);&quot;&quot;)">
            <text:p/>
          </table:table-cell>
          <table:table-cell table:formula="of:=IF(ISNUMBER(SEARCH(&quot;K&quot;;[.$J82]));IF(ISBLANK([.$C$12]);&quot;&quot;;[.$C$12]);&quot;&quot;)">
            <text:p/>
          </table:table-cell>
          <table:table-cell table:formula="of:=IF(ISNUMBER(SEARCH(&quot;L&quot;;[.$J82]));IF(ISBLANK([.$C$13]);&quot;&quot;;[.$C$13]);&quot;&quot;)">
            <text:p/>
          </table:table-cell>
          <table:table-cell table:formula="of:=IF(ISNUMBER(SEARCH(&quot;M&quot;;[.$J82]));IF(ISBLANK([.$C$14]);&quot;&quot;;[.$C$14]);&quot;&quot;)">
            <text:p/>
          </table:table-cell>
          <table:table-cell table:formula="of:=IF(ISNUMBER(SEARCH(&quot;N&quot;;[.$J82]));IF(ISBLANK([.$C$15]);&quot;&quot;;[.$C$15]);&quot;&quot;)">
            <text:p/>
          </table:table-cell>
          <table:table-cell/>
          <table:table-cell table:formula="of:=IF(ISNUMBER(SEARCH(&quot;A&quot;;[.$J82]));IF(ISBLANK([.$D$2]);&quot;&quot;;[.$D$2]);&quot;&quot;)">
            <text:p/>
          </table:table-cell>
          <table:table-cell table:formula="of:=IF(ISNUMBER(SEARCH(&quot;B&quot;;[.$J82]));IF(ISBLANK([.$D$3]);&quot;&quot;;[.$D$3]);&quot;&quot;)">
            <text:p/>
          </table:table-cell>
          <table:table-cell table:formula="of:=IF(ISNUMBER(SEARCH(&quot;C&quot;;[.$J82]));IF(ISBLANK([.$D$4]);&quot;&quot;;[.$D$4]);&quot;&quot;)">
            <text:p/>
          </table:table-cell>
          <table:table-cell table:formula="of:=IF(ISNUMBER(SEARCH(&quot;D&quot;;[.$J82]));IF(ISBLANK([.$D$5]);&quot;&quot;;[.$D$5]);&quot;&quot;)">
            <text:p/>
          </table:table-cell>
          <table:table-cell table:formula="of:=IF(ISNUMBER(SEARCH(&quot;E&quot;;[.$J82]));IF(ISBLANK([.$D$6]);&quot;&quot;;[.$D$6]);&quot;&quot;)">
            <text:p/>
          </table:table-cell>
          <table:table-cell table:formula="of:=IF(ISNUMBER(SEARCH(&quot;F&quot;;[.$J82]));IF(ISBLANK([.$D$7]);&quot;&quot;;[.$D$7]);&quot;&quot;)">
            <text:p/>
          </table:table-cell>
          <table:table-cell table:formula="of:=IF(ISNUMBER(SEARCH(&quot;G&quot;;[.$J82]));IF(ISBLANK([.$D$8]);&quot;&quot;;[.$D$8]);&quot;&quot;)">
            <text:p/>
          </table:table-cell>
          <table:table-cell table:formula="of:=IF(ISNUMBER(SEARCH(&quot;H&quot;;[.$J82]));IF(ISBLANK([.$D$9]);&quot;&quot;;[.$D$9]);&quot;&quot;)">
            <text:p/>
          </table:table-cell>
          <table:table-cell table:formula="of:=IF(ISNUMBER(SEARCH(&quot;I&quot;;[.$J82]));IF(ISBLANK([.$D$10]);&quot;&quot;;[.$D$10]);&quot;&quot;)">
            <text:p/>
          </table:table-cell>
          <table:table-cell table:formula="of:=IF(ISNUMBER(SEARCH(&quot;J&quot;;[.$J82]));IF(ISBLANK([.$D$11]);&quot;&quot;;[.$D$11]);&quot;&quot;)">
            <text:p/>
          </table:table-cell>
          <table:table-cell table:formula="of:=IF(ISNUMBER(SEARCH(&quot;K&quot;;[.$J82]));IF(ISBLANK([.$D$12]);&quot;&quot;;[.$D$12]);&quot;&quot;)">
            <text:p/>
          </table:table-cell>
          <table:table-cell table:formula="of:=IF(ISNUMBER(SEARCH(&quot;L&quot;;[.$J82]));IF(ISBLANK([.$D$13]);&quot;&quot;;[.$D$13]);&quot;&quot;)">
            <text:p/>
          </table:table-cell>
          <table:table-cell table:formula="of:=IF(ISNUMBER(SEARCH(&quot;M&quot;;[.$J82]));IF(ISBLANK([.$D$14]);&quot;&quot;;[.$D$14]);&quot;&quot;)">
            <text:p/>
          </table:table-cell>
          <table:table-cell table:formula="of:=IF(ISNUMBER(SEARCH(&quot;N&quot;;[.$J82]));IF(ISBLANK([.$D$15]);&quot;&quot;;[.$D$15]);&quot;&quot;)">
            <text:p/>
          </table:table-cell>
          <table:table-cell/>
          <table:table-cell table:formula="of:=IF(ISNUMBER(SEARCH(&quot;A&quot;;[.$J82]));IF(ISBLANK([.$E$2]);&quot;&quot;;[.$E$2]);&quot;&quot;)">
            <text:p/>
          </table:table-cell>
          <table:table-cell table:formula="of:=IF(ISNUMBER(SEARCH(&quot;B&quot;;[.$J82]));IF(ISBLANK([.$E$3]);&quot;&quot;;[.$E$3]);&quot;&quot;)">
            <text:p/>
          </table:table-cell>
          <table:table-cell table:formula="of:=IF(ISNUMBER(SEARCH(&quot;C&quot;;[.$J82]));IF(ISBLANK([.$E$4]);&quot;&quot;;[.$E$4]);&quot;&quot;)">
            <text:p/>
          </table:table-cell>
          <table:table-cell table:formula="of:=IF(ISNUMBER(SEARCH(&quot;D&quot;;[.$J82]));IF(ISBLANK([.$E$5]);&quot;&quot;;[.$E$5]);&quot;&quot;)">
            <text:p/>
          </table:table-cell>
          <table:table-cell table:formula="of:=IF(ISNUMBER(SEARCH(&quot;E&quot;;[.$J82]));IF(ISBLANK([.$E$6]);&quot;&quot;;[.$E$6]);&quot;&quot;)">
            <text:p/>
          </table:table-cell>
          <table:table-cell table:formula="of:=IF(ISNUMBER(SEARCH(&quot;F&quot;;[.$J82]));IF(ISBLANK([.$E$7]);&quot;&quot;;[.$E$7]);&quot;&quot;)">
            <text:p/>
          </table:table-cell>
          <table:table-cell table:formula="of:=IF(ISNUMBER(SEARCH(&quot;G&quot;;[.$J82]));IF(ISBLANK([.$E$8]);&quot;&quot;;[.$E$8]);&quot;&quot;)">
            <text:p/>
          </table:table-cell>
          <table:table-cell table:formula="of:=IF(ISNUMBER(SEARCH(&quot;H&quot;;[.$J82]));IF(ISBLANK([.$E$9]);&quot;&quot;;[.$E$9]);&quot;&quot;)">
            <text:p/>
          </table:table-cell>
          <table:table-cell table:formula="of:=IF(ISNUMBER(SEARCH(&quot;I&quot;;[.$J82]));IF(ISBLANK([.$E$10]);&quot;&quot;;[.$E$10]);&quot;&quot;)">
            <text:p/>
          </table:table-cell>
          <table:table-cell table:formula="of:=IF(ISNUMBER(SEARCH(&quot;J&quot;;[.$J82]));IF(ISBLANK([.$E$11]);&quot;&quot;;[.$E$11]);&quot;&quot;)">
            <text:p/>
          </table:table-cell>
          <table:table-cell table:formula="of:=IF(ISNUMBER(SEARCH(&quot;K&quot;;[.$J82]));IF(ISBLANK([.$E$12]);&quot;&quot;;[.$E$12]);&quot;&quot;)">
            <text:p/>
          </table:table-cell>
          <table:table-cell table:formula="of:=IF(ISNUMBER(SEARCH(&quot;L&quot;;[.$J82]));IF(ISBLANK([.$E$13]);&quot;&quot;;[.$E$13]);&quot;&quot;)">
            <text:p/>
          </table:table-cell>
          <table:table-cell table:formula="of:=IF(ISNUMBER(SEARCH(&quot;M&quot;;[.$J82]));IF(ISBLANK([.$E$14]);&quot;&quot;;[.$E$14]);&quot;&quot;)">
            <text:p/>
          </table:table-cell>
          <table:table-cell table:formula="of:=IF(ISNUMBER(SEARCH(&quot;N&quot;;[.$J8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3:.$AC83])">
            <text:p/>
          </table:table-cell>
          <table:table-cell table:formula="of:=COM.MICROSOFT.CONCAT([.$AE83:.$AR83])">
            <text:p/>
          </table:table-cell>
          <table:table-cell table:formula="of:=COM.MICROSOFT.CONCAT([.$AT83:.$BG83])">
            <text:p/>
          </table:table-cell>
          <table:table-cell table:formula="of:=COUNTIF([.$J$1:.$J$1999];[.J83])" office:value-type="float" office:value="0" calcext:value-type="float">
            <text:p>0</text:p>
          </table:table-cell>
          <table:table-cell/>
          <table:table-cell table:formula="of:=IF(ISNUMBER(SEARCH(&quot;A&quot;;[.$J83]));IF(ISBLANK([.$C$2]);&quot;&quot;;[.$C$2]);&quot;&quot;)">
            <text:p/>
          </table:table-cell>
          <table:table-cell table:formula="of:=IF(ISNUMBER(SEARCH(&quot;B&quot;;[.$J83]));IF(ISBLANK([.$C$3]);&quot;&quot;;[.$C$3]);&quot;&quot;)">
            <text:p/>
          </table:table-cell>
          <table:table-cell table:formula="of:=IF(ISNUMBER(SEARCH(&quot;C&quot;;[.$J83]));IF(ISBLANK([.$C$4]);&quot;&quot;;[.$C$4]);&quot;&quot;)">
            <text:p/>
          </table:table-cell>
          <table:table-cell table:formula="of:=IF(ISNUMBER(SEARCH(&quot;D&quot;;[.$J83]));IF(ISBLANK([.$C$5]);&quot;&quot;;[.$C$5]);&quot;&quot;)">
            <text:p/>
          </table:table-cell>
          <table:table-cell table:formula="of:=IF(ISNUMBER(SEARCH(&quot;E&quot;;[.$J83]));IF(ISBLANK([.$C$6]);&quot;&quot;;[.$C$6]);&quot;&quot;)">
            <text:p/>
          </table:table-cell>
          <table:table-cell table:formula="of:=IF(ISNUMBER(SEARCH(&quot;F&quot;;[.$J83]));IF(ISBLANK([.$C$7]);&quot;&quot;;[.$C$7]);&quot;&quot;)">
            <text:p/>
          </table:table-cell>
          <table:table-cell table:formula="of:=IF(ISNUMBER(SEARCH(&quot;G&quot;;[.$J83]));IF(ISBLANK([.$C$8]);&quot;&quot;;[.$C$8]);&quot;&quot;)">
            <text:p/>
          </table:table-cell>
          <table:table-cell table:formula="of:=IF(ISNUMBER(SEARCH(&quot;H&quot;;[.$J83]));IF(ISBLANK([.$C$9]);&quot;&quot;;[.$C$9]);&quot;&quot;)">
            <text:p/>
          </table:table-cell>
          <table:table-cell table:formula="of:=IF(ISNUMBER(SEARCH(&quot;I&quot;;[.$J83]));IF(ISBLANK([.$C$10]);&quot;&quot;;[.$C$10]);&quot;&quot;)">
            <text:p/>
          </table:table-cell>
          <table:table-cell table:formula="of:=IF(ISNUMBER(SEARCH(&quot;J&quot;;[.$J83]));IF(ISBLANK([.$C$11]);&quot;&quot;;[.$C$11]);&quot;&quot;)">
            <text:p/>
          </table:table-cell>
          <table:table-cell table:formula="of:=IF(ISNUMBER(SEARCH(&quot;K&quot;;[.$J83]));IF(ISBLANK([.$C$12]);&quot;&quot;;[.$C$12]);&quot;&quot;)">
            <text:p/>
          </table:table-cell>
          <table:table-cell table:formula="of:=IF(ISNUMBER(SEARCH(&quot;L&quot;;[.$J83]));IF(ISBLANK([.$C$13]);&quot;&quot;;[.$C$13]);&quot;&quot;)">
            <text:p/>
          </table:table-cell>
          <table:table-cell table:formula="of:=IF(ISNUMBER(SEARCH(&quot;M&quot;;[.$J83]));IF(ISBLANK([.$C$14]);&quot;&quot;;[.$C$14]);&quot;&quot;)">
            <text:p/>
          </table:table-cell>
          <table:table-cell table:formula="of:=IF(ISNUMBER(SEARCH(&quot;N&quot;;[.$J83]));IF(ISBLANK([.$C$15]);&quot;&quot;;[.$C$15]);&quot;&quot;)">
            <text:p/>
          </table:table-cell>
          <table:table-cell/>
          <table:table-cell table:formula="of:=IF(ISNUMBER(SEARCH(&quot;A&quot;;[.$J83]));IF(ISBLANK([.$D$2]);&quot;&quot;;[.$D$2]);&quot;&quot;)">
            <text:p/>
          </table:table-cell>
          <table:table-cell table:formula="of:=IF(ISNUMBER(SEARCH(&quot;B&quot;;[.$J83]));IF(ISBLANK([.$D$3]);&quot;&quot;;[.$D$3]);&quot;&quot;)">
            <text:p/>
          </table:table-cell>
          <table:table-cell table:formula="of:=IF(ISNUMBER(SEARCH(&quot;C&quot;;[.$J83]));IF(ISBLANK([.$D$4]);&quot;&quot;;[.$D$4]);&quot;&quot;)">
            <text:p/>
          </table:table-cell>
          <table:table-cell table:formula="of:=IF(ISNUMBER(SEARCH(&quot;D&quot;;[.$J83]));IF(ISBLANK([.$D$5]);&quot;&quot;;[.$D$5]);&quot;&quot;)">
            <text:p/>
          </table:table-cell>
          <table:table-cell table:formula="of:=IF(ISNUMBER(SEARCH(&quot;E&quot;;[.$J83]));IF(ISBLANK([.$D$6]);&quot;&quot;;[.$D$6]);&quot;&quot;)">
            <text:p/>
          </table:table-cell>
          <table:table-cell table:formula="of:=IF(ISNUMBER(SEARCH(&quot;F&quot;;[.$J83]));IF(ISBLANK([.$D$7]);&quot;&quot;;[.$D$7]);&quot;&quot;)">
            <text:p/>
          </table:table-cell>
          <table:table-cell table:formula="of:=IF(ISNUMBER(SEARCH(&quot;G&quot;;[.$J83]));IF(ISBLANK([.$D$8]);&quot;&quot;;[.$D$8]);&quot;&quot;)">
            <text:p/>
          </table:table-cell>
          <table:table-cell table:formula="of:=IF(ISNUMBER(SEARCH(&quot;H&quot;;[.$J83]));IF(ISBLANK([.$D$9]);&quot;&quot;;[.$D$9]);&quot;&quot;)">
            <text:p/>
          </table:table-cell>
          <table:table-cell table:formula="of:=IF(ISNUMBER(SEARCH(&quot;I&quot;;[.$J83]));IF(ISBLANK([.$D$10]);&quot;&quot;;[.$D$10]);&quot;&quot;)">
            <text:p/>
          </table:table-cell>
          <table:table-cell table:formula="of:=IF(ISNUMBER(SEARCH(&quot;J&quot;;[.$J83]));IF(ISBLANK([.$D$11]);&quot;&quot;;[.$D$11]);&quot;&quot;)">
            <text:p/>
          </table:table-cell>
          <table:table-cell table:formula="of:=IF(ISNUMBER(SEARCH(&quot;K&quot;;[.$J83]));IF(ISBLANK([.$D$12]);&quot;&quot;;[.$D$12]);&quot;&quot;)">
            <text:p/>
          </table:table-cell>
          <table:table-cell table:formula="of:=IF(ISNUMBER(SEARCH(&quot;L&quot;;[.$J83]));IF(ISBLANK([.$D$13]);&quot;&quot;;[.$D$13]);&quot;&quot;)">
            <text:p/>
          </table:table-cell>
          <table:table-cell table:formula="of:=IF(ISNUMBER(SEARCH(&quot;M&quot;;[.$J83]));IF(ISBLANK([.$D$14]);&quot;&quot;;[.$D$14]);&quot;&quot;)">
            <text:p/>
          </table:table-cell>
          <table:table-cell table:formula="of:=IF(ISNUMBER(SEARCH(&quot;N&quot;;[.$J83]));IF(ISBLANK([.$D$15]);&quot;&quot;;[.$D$15]);&quot;&quot;)">
            <text:p/>
          </table:table-cell>
          <table:table-cell/>
          <table:table-cell table:formula="of:=IF(ISNUMBER(SEARCH(&quot;A&quot;;[.$J83]));IF(ISBLANK([.$E$2]);&quot;&quot;;[.$E$2]);&quot;&quot;)">
            <text:p/>
          </table:table-cell>
          <table:table-cell table:formula="of:=IF(ISNUMBER(SEARCH(&quot;B&quot;;[.$J83]));IF(ISBLANK([.$E$3]);&quot;&quot;;[.$E$3]);&quot;&quot;)">
            <text:p/>
          </table:table-cell>
          <table:table-cell table:formula="of:=IF(ISNUMBER(SEARCH(&quot;C&quot;;[.$J83]));IF(ISBLANK([.$E$4]);&quot;&quot;;[.$E$4]);&quot;&quot;)">
            <text:p/>
          </table:table-cell>
          <table:table-cell table:formula="of:=IF(ISNUMBER(SEARCH(&quot;D&quot;;[.$J83]));IF(ISBLANK([.$E$5]);&quot;&quot;;[.$E$5]);&quot;&quot;)">
            <text:p/>
          </table:table-cell>
          <table:table-cell table:formula="of:=IF(ISNUMBER(SEARCH(&quot;E&quot;;[.$J83]));IF(ISBLANK([.$E$6]);&quot;&quot;;[.$E$6]);&quot;&quot;)">
            <text:p/>
          </table:table-cell>
          <table:table-cell table:formula="of:=IF(ISNUMBER(SEARCH(&quot;F&quot;;[.$J83]));IF(ISBLANK([.$E$7]);&quot;&quot;;[.$E$7]);&quot;&quot;)">
            <text:p/>
          </table:table-cell>
          <table:table-cell table:formula="of:=IF(ISNUMBER(SEARCH(&quot;G&quot;;[.$J83]));IF(ISBLANK([.$E$8]);&quot;&quot;;[.$E$8]);&quot;&quot;)">
            <text:p/>
          </table:table-cell>
          <table:table-cell table:formula="of:=IF(ISNUMBER(SEARCH(&quot;H&quot;;[.$J83]));IF(ISBLANK([.$E$9]);&quot;&quot;;[.$E$9]);&quot;&quot;)">
            <text:p/>
          </table:table-cell>
          <table:table-cell table:formula="of:=IF(ISNUMBER(SEARCH(&quot;I&quot;;[.$J83]));IF(ISBLANK([.$E$10]);&quot;&quot;;[.$E$10]);&quot;&quot;)">
            <text:p/>
          </table:table-cell>
          <table:table-cell table:formula="of:=IF(ISNUMBER(SEARCH(&quot;J&quot;;[.$J83]));IF(ISBLANK([.$E$11]);&quot;&quot;;[.$E$11]);&quot;&quot;)">
            <text:p/>
          </table:table-cell>
          <table:table-cell table:formula="of:=IF(ISNUMBER(SEARCH(&quot;K&quot;;[.$J83]));IF(ISBLANK([.$E$12]);&quot;&quot;;[.$E$12]);&quot;&quot;)">
            <text:p/>
          </table:table-cell>
          <table:table-cell table:formula="of:=IF(ISNUMBER(SEARCH(&quot;L&quot;;[.$J83]));IF(ISBLANK([.$E$13]);&quot;&quot;;[.$E$13]);&quot;&quot;)">
            <text:p/>
          </table:table-cell>
          <table:table-cell table:formula="of:=IF(ISNUMBER(SEARCH(&quot;M&quot;;[.$J83]));IF(ISBLANK([.$E$14]);&quot;&quot;;[.$E$14]);&quot;&quot;)">
            <text:p/>
          </table:table-cell>
          <table:table-cell table:formula="of:=IF(ISNUMBER(SEARCH(&quot;N&quot;;[.$J8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4:.$AC84])">
            <text:p/>
          </table:table-cell>
          <table:table-cell table:formula="of:=COM.MICROSOFT.CONCAT([.$AE84:.$AR84])">
            <text:p/>
          </table:table-cell>
          <table:table-cell table:formula="of:=COM.MICROSOFT.CONCAT([.$AT84:.$BG84])">
            <text:p/>
          </table:table-cell>
          <table:table-cell table:formula="of:=COUNTIF([.$J$1:.$J$1999];[.J84])" office:value-type="float" office:value="0" calcext:value-type="float">
            <text:p>0</text:p>
          </table:table-cell>
          <table:table-cell/>
          <table:table-cell table:formula="of:=IF(ISNUMBER(SEARCH(&quot;A&quot;;[.$J84]));IF(ISBLANK([.$C$2]);&quot;&quot;;[.$C$2]);&quot;&quot;)">
            <text:p/>
          </table:table-cell>
          <table:table-cell table:formula="of:=IF(ISNUMBER(SEARCH(&quot;B&quot;;[.$J84]));IF(ISBLANK([.$C$3]);&quot;&quot;;[.$C$3]);&quot;&quot;)">
            <text:p/>
          </table:table-cell>
          <table:table-cell table:formula="of:=IF(ISNUMBER(SEARCH(&quot;C&quot;;[.$J84]));IF(ISBLANK([.$C$4]);&quot;&quot;;[.$C$4]);&quot;&quot;)">
            <text:p/>
          </table:table-cell>
          <table:table-cell table:formula="of:=IF(ISNUMBER(SEARCH(&quot;D&quot;;[.$J84]));IF(ISBLANK([.$C$5]);&quot;&quot;;[.$C$5]);&quot;&quot;)">
            <text:p/>
          </table:table-cell>
          <table:table-cell table:formula="of:=IF(ISNUMBER(SEARCH(&quot;E&quot;;[.$J84]));IF(ISBLANK([.$C$6]);&quot;&quot;;[.$C$6]);&quot;&quot;)">
            <text:p/>
          </table:table-cell>
          <table:table-cell table:formula="of:=IF(ISNUMBER(SEARCH(&quot;F&quot;;[.$J84]));IF(ISBLANK([.$C$7]);&quot;&quot;;[.$C$7]);&quot;&quot;)">
            <text:p/>
          </table:table-cell>
          <table:table-cell table:formula="of:=IF(ISNUMBER(SEARCH(&quot;G&quot;;[.$J84]));IF(ISBLANK([.$C$8]);&quot;&quot;;[.$C$8]);&quot;&quot;)">
            <text:p/>
          </table:table-cell>
          <table:table-cell table:formula="of:=IF(ISNUMBER(SEARCH(&quot;H&quot;;[.$J84]));IF(ISBLANK([.$C$9]);&quot;&quot;;[.$C$9]);&quot;&quot;)">
            <text:p/>
          </table:table-cell>
          <table:table-cell table:formula="of:=IF(ISNUMBER(SEARCH(&quot;I&quot;;[.$J84]));IF(ISBLANK([.$C$10]);&quot;&quot;;[.$C$10]);&quot;&quot;)">
            <text:p/>
          </table:table-cell>
          <table:table-cell table:formula="of:=IF(ISNUMBER(SEARCH(&quot;J&quot;;[.$J84]));IF(ISBLANK([.$C$11]);&quot;&quot;;[.$C$11]);&quot;&quot;)">
            <text:p/>
          </table:table-cell>
          <table:table-cell table:formula="of:=IF(ISNUMBER(SEARCH(&quot;K&quot;;[.$J84]));IF(ISBLANK([.$C$12]);&quot;&quot;;[.$C$12]);&quot;&quot;)">
            <text:p/>
          </table:table-cell>
          <table:table-cell table:formula="of:=IF(ISNUMBER(SEARCH(&quot;L&quot;;[.$J84]));IF(ISBLANK([.$C$13]);&quot;&quot;;[.$C$13]);&quot;&quot;)">
            <text:p/>
          </table:table-cell>
          <table:table-cell table:formula="of:=IF(ISNUMBER(SEARCH(&quot;M&quot;;[.$J84]));IF(ISBLANK([.$C$14]);&quot;&quot;;[.$C$14]);&quot;&quot;)">
            <text:p/>
          </table:table-cell>
          <table:table-cell table:formula="of:=IF(ISNUMBER(SEARCH(&quot;N&quot;;[.$J84]));IF(ISBLANK([.$C$15]);&quot;&quot;;[.$C$15]);&quot;&quot;)">
            <text:p/>
          </table:table-cell>
          <table:table-cell/>
          <table:table-cell table:formula="of:=IF(ISNUMBER(SEARCH(&quot;A&quot;;[.$J84]));IF(ISBLANK([.$D$2]);&quot;&quot;;[.$D$2]);&quot;&quot;)">
            <text:p/>
          </table:table-cell>
          <table:table-cell table:formula="of:=IF(ISNUMBER(SEARCH(&quot;B&quot;;[.$J84]));IF(ISBLANK([.$D$3]);&quot;&quot;;[.$D$3]);&quot;&quot;)">
            <text:p/>
          </table:table-cell>
          <table:table-cell table:formula="of:=IF(ISNUMBER(SEARCH(&quot;C&quot;;[.$J84]));IF(ISBLANK([.$D$4]);&quot;&quot;;[.$D$4]);&quot;&quot;)">
            <text:p/>
          </table:table-cell>
          <table:table-cell table:formula="of:=IF(ISNUMBER(SEARCH(&quot;D&quot;;[.$J84]));IF(ISBLANK([.$D$5]);&quot;&quot;;[.$D$5]);&quot;&quot;)">
            <text:p/>
          </table:table-cell>
          <table:table-cell table:formula="of:=IF(ISNUMBER(SEARCH(&quot;E&quot;;[.$J84]));IF(ISBLANK([.$D$6]);&quot;&quot;;[.$D$6]);&quot;&quot;)">
            <text:p/>
          </table:table-cell>
          <table:table-cell table:formula="of:=IF(ISNUMBER(SEARCH(&quot;F&quot;;[.$J84]));IF(ISBLANK([.$D$7]);&quot;&quot;;[.$D$7]);&quot;&quot;)">
            <text:p/>
          </table:table-cell>
          <table:table-cell table:formula="of:=IF(ISNUMBER(SEARCH(&quot;G&quot;;[.$J84]));IF(ISBLANK([.$D$8]);&quot;&quot;;[.$D$8]);&quot;&quot;)">
            <text:p/>
          </table:table-cell>
          <table:table-cell table:formula="of:=IF(ISNUMBER(SEARCH(&quot;H&quot;;[.$J84]));IF(ISBLANK([.$D$9]);&quot;&quot;;[.$D$9]);&quot;&quot;)">
            <text:p/>
          </table:table-cell>
          <table:table-cell table:formula="of:=IF(ISNUMBER(SEARCH(&quot;I&quot;;[.$J84]));IF(ISBLANK([.$D$10]);&quot;&quot;;[.$D$10]);&quot;&quot;)">
            <text:p/>
          </table:table-cell>
          <table:table-cell table:formula="of:=IF(ISNUMBER(SEARCH(&quot;J&quot;;[.$J84]));IF(ISBLANK([.$D$11]);&quot;&quot;;[.$D$11]);&quot;&quot;)">
            <text:p/>
          </table:table-cell>
          <table:table-cell table:formula="of:=IF(ISNUMBER(SEARCH(&quot;K&quot;;[.$J84]));IF(ISBLANK([.$D$12]);&quot;&quot;;[.$D$12]);&quot;&quot;)">
            <text:p/>
          </table:table-cell>
          <table:table-cell table:formula="of:=IF(ISNUMBER(SEARCH(&quot;L&quot;;[.$J84]));IF(ISBLANK([.$D$13]);&quot;&quot;;[.$D$13]);&quot;&quot;)">
            <text:p/>
          </table:table-cell>
          <table:table-cell table:formula="of:=IF(ISNUMBER(SEARCH(&quot;M&quot;;[.$J84]));IF(ISBLANK([.$D$14]);&quot;&quot;;[.$D$14]);&quot;&quot;)">
            <text:p/>
          </table:table-cell>
          <table:table-cell table:formula="of:=IF(ISNUMBER(SEARCH(&quot;N&quot;;[.$J84]));IF(ISBLANK([.$D$15]);&quot;&quot;;[.$D$15]);&quot;&quot;)">
            <text:p/>
          </table:table-cell>
          <table:table-cell/>
          <table:table-cell table:formula="of:=IF(ISNUMBER(SEARCH(&quot;A&quot;;[.$J84]));IF(ISBLANK([.$E$2]);&quot;&quot;;[.$E$2]);&quot;&quot;)">
            <text:p/>
          </table:table-cell>
          <table:table-cell table:formula="of:=IF(ISNUMBER(SEARCH(&quot;B&quot;;[.$J84]));IF(ISBLANK([.$E$3]);&quot;&quot;;[.$E$3]);&quot;&quot;)">
            <text:p/>
          </table:table-cell>
          <table:table-cell table:formula="of:=IF(ISNUMBER(SEARCH(&quot;C&quot;;[.$J84]));IF(ISBLANK([.$E$4]);&quot;&quot;;[.$E$4]);&quot;&quot;)">
            <text:p/>
          </table:table-cell>
          <table:table-cell table:formula="of:=IF(ISNUMBER(SEARCH(&quot;D&quot;;[.$J84]));IF(ISBLANK([.$E$5]);&quot;&quot;;[.$E$5]);&quot;&quot;)">
            <text:p/>
          </table:table-cell>
          <table:table-cell table:formula="of:=IF(ISNUMBER(SEARCH(&quot;E&quot;;[.$J84]));IF(ISBLANK([.$E$6]);&quot;&quot;;[.$E$6]);&quot;&quot;)">
            <text:p/>
          </table:table-cell>
          <table:table-cell table:formula="of:=IF(ISNUMBER(SEARCH(&quot;F&quot;;[.$J84]));IF(ISBLANK([.$E$7]);&quot;&quot;;[.$E$7]);&quot;&quot;)">
            <text:p/>
          </table:table-cell>
          <table:table-cell table:formula="of:=IF(ISNUMBER(SEARCH(&quot;G&quot;;[.$J84]));IF(ISBLANK([.$E$8]);&quot;&quot;;[.$E$8]);&quot;&quot;)">
            <text:p/>
          </table:table-cell>
          <table:table-cell table:formula="of:=IF(ISNUMBER(SEARCH(&quot;H&quot;;[.$J84]));IF(ISBLANK([.$E$9]);&quot;&quot;;[.$E$9]);&quot;&quot;)">
            <text:p/>
          </table:table-cell>
          <table:table-cell table:formula="of:=IF(ISNUMBER(SEARCH(&quot;I&quot;;[.$J84]));IF(ISBLANK([.$E$10]);&quot;&quot;;[.$E$10]);&quot;&quot;)">
            <text:p/>
          </table:table-cell>
          <table:table-cell table:formula="of:=IF(ISNUMBER(SEARCH(&quot;J&quot;;[.$J84]));IF(ISBLANK([.$E$11]);&quot;&quot;;[.$E$11]);&quot;&quot;)">
            <text:p/>
          </table:table-cell>
          <table:table-cell table:formula="of:=IF(ISNUMBER(SEARCH(&quot;K&quot;;[.$J84]));IF(ISBLANK([.$E$12]);&quot;&quot;;[.$E$12]);&quot;&quot;)">
            <text:p/>
          </table:table-cell>
          <table:table-cell table:formula="of:=IF(ISNUMBER(SEARCH(&quot;L&quot;;[.$J84]));IF(ISBLANK([.$E$13]);&quot;&quot;;[.$E$13]);&quot;&quot;)">
            <text:p/>
          </table:table-cell>
          <table:table-cell table:formula="of:=IF(ISNUMBER(SEARCH(&quot;M&quot;;[.$J84]));IF(ISBLANK([.$E$14]);&quot;&quot;;[.$E$14]);&quot;&quot;)">
            <text:p/>
          </table:table-cell>
          <table:table-cell table:formula="of:=IF(ISNUMBER(SEARCH(&quot;N&quot;;[.$J8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5:.$AC85])">
            <text:p/>
          </table:table-cell>
          <table:table-cell table:formula="of:=COM.MICROSOFT.CONCAT([.$AE85:.$AR85])">
            <text:p/>
          </table:table-cell>
          <table:table-cell table:formula="of:=COM.MICROSOFT.CONCAT([.$AT85:.$BG85])">
            <text:p/>
          </table:table-cell>
          <table:table-cell table:formula="of:=COUNTIF([.$J$1:.$J$1999];[.J85])" office:value-type="float" office:value="0" calcext:value-type="float">
            <text:p>0</text:p>
          </table:table-cell>
          <table:table-cell/>
          <table:table-cell table:formula="of:=IF(ISNUMBER(SEARCH(&quot;A&quot;;[.$J85]));IF(ISBLANK([.$C$2]);&quot;&quot;;[.$C$2]);&quot;&quot;)">
            <text:p/>
          </table:table-cell>
          <table:table-cell table:formula="of:=IF(ISNUMBER(SEARCH(&quot;B&quot;;[.$J85]));IF(ISBLANK([.$C$3]);&quot;&quot;;[.$C$3]);&quot;&quot;)">
            <text:p/>
          </table:table-cell>
          <table:table-cell table:formula="of:=IF(ISNUMBER(SEARCH(&quot;C&quot;;[.$J85]));IF(ISBLANK([.$C$4]);&quot;&quot;;[.$C$4]);&quot;&quot;)">
            <text:p/>
          </table:table-cell>
          <table:table-cell table:formula="of:=IF(ISNUMBER(SEARCH(&quot;D&quot;;[.$J85]));IF(ISBLANK([.$C$5]);&quot;&quot;;[.$C$5]);&quot;&quot;)">
            <text:p/>
          </table:table-cell>
          <table:table-cell table:formula="of:=IF(ISNUMBER(SEARCH(&quot;E&quot;;[.$J85]));IF(ISBLANK([.$C$6]);&quot;&quot;;[.$C$6]);&quot;&quot;)">
            <text:p/>
          </table:table-cell>
          <table:table-cell table:formula="of:=IF(ISNUMBER(SEARCH(&quot;F&quot;;[.$J85]));IF(ISBLANK([.$C$7]);&quot;&quot;;[.$C$7]);&quot;&quot;)">
            <text:p/>
          </table:table-cell>
          <table:table-cell table:formula="of:=IF(ISNUMBER(SEARCH(&quot;G&quot;;[.$J85]));IF(ISBLANK([.$C$8]);&quot;&quot;;[.$C$8]);&quot;&quot;)">
            <text:p/>
          </table:table-cell>
          <table:table-cell table:formula="of:=IF(ISNUMBER(SEARCH(&quot;H&quot;;[.$J85]));IF(ISBLANK([.$C$9]);&quot;&quot;;[.$C$9]);&quot;&quot;)">
            <text:p/>
          </table:table-cell>
          <table:table-cell table:formula="of:=IF(ISNUMBER(SEARCH(&quot;I&quot;;[.$J85]));IF(ISBLANK([.$C$10]);&quot;&quot;;[.$C$10]);&quot;&quot;)">
            <text:p/>
          </table:table-cell>
          <table:table-cell table:formula="of:=IF(ISNUMBER(SEARCH(&quot;J&quot;;[.$J85]));IF(ISBLANK([.$C$11]);&quot;&quot;;[.$C$11]);&quot;&quot;)">
            <text:p/>
          </table:table-cell>
          <table:table-cell table:formula="of:=IF(ISNUMBER(SEARCH(&quot;K&quot;;[.$J85]));IF(ISBLANK([.$C$12]);&quot;&quot;;[.$C$12]);&quot;&quot;)">
            <text:p/>
          </table:table-cell>
          <table:table-cell table:formula="of:=IF(ISNUMBER(SEARCH(&quot;L&quot;;[.$J85]));IF(ISBLANK([.$C$13]);&quot;&quot;;[.$C$13]);&quot;&quot;)">
            <text:p/>
          </table:table-cell>
          <table:table-cell table:formula="of:=IF(ISNUMBER(SEARCH(&quot;M&quot;;[.$J85]));IF(ISBLANK([.$C$14]);&quot;&quot;;[.$C$14]);&quot;&quot;)">
            <text:p/>
          </table:table-cell>
          <table:table-cell table:formula="of:=IF(ISNUMBER(SEARCH(&quot;N&quot;;[.$J85]));IF(ISBLANK([.$C$15]);&quot;&quot;;[.$C$15]);&quot;&quot;)">
            <text:p/>
          </table:table-cell>
          <table:table-cell/>
          <table:table-cell table:formula="of:=IF(ISNUMBER(SEARCH(&quot;A&quot;;[.$J85]));IF(ISBLANK([.$D$2]);&quot;&quot;;[.$D$2]);&quot;&quot;)">
            <text:p/>
          </table:table-cell>
          <table:table-cell table:formula="of:=IF(ISNUMBER(SEARCH(&quot;B&quot;;[.$J85]));IF(ISBLANK([.$D$3]);&quot;&quot;;[.$D$3]);&quot;&quot;)">
            <text:p/>
          </table:table-cell>
          <table:table-cell table:formula="of:=IF(ISNUMBER(SEARCH(&quot;C&quot;;[.$J85]));IF(ISBLANK([.$D$4]);&quot;&quot;;[.$D$4]);&quot;&quot;)">
            <text:p/>
          </table:table-cell>
          <table:table-cell table:formula="of:=IF(ISNUMBER(SEARCH(&quot;D&quot;;[.$J85]));IF(ISBLANK([.$D$5]);&quot;&quot;;[.$D$5]);&quot;&quot;)">
            <text:p/>
          </table:table-cell>
          <table:table-cell table:formula="of:=IF(ISNUMBER(SEARCH(&quot;E&quot;;[.$J85]));IF(ISBLANK([.$D$6]);&quot;&quot;;[.$D$6]);&quot;&quot;)">
            <text:p/>
          </table:table-cell>
          <table:table-cell table:formula="of:=IF(ISNUMBER(SEARCH(&quot;F&quot;;[.$J85]));IF(ISBLANK([.$D$7]);&quot;&quot;;[.$D$7]);&quot;&quot;)">
            <text:p/>
          </table:table-cell>
          <table:table-cell table:formula="of:=IF(ISNUMBER(SEARCH(&quot;G&quot;;[.$J85]));IF(ISBLANK([.$D$8]);&quot;&quot;;[.$D$8]);&quot;&quot;)">
            <text:p/>
          </table:table-cell>
          <table:table-cell table:formula="of:=IF(ISNUMBER(SEARCH(&quot;H&quot;;[.$J85]));IF(ISBLANK([.$D$9]);&quot;&quot;;[.$D$9]);&quot;&quot;)">
            <text:p/>
          </table:table-cell>
          <table:table-cell table:formula="of:=IF(ISNUMBER(SEARCH(&quot;I&quot;;[.$J85]));IF(ISBLANK([.$D$10]);&quot;&quot;;[.$D$10]);&quot;&quot;)">
            <text:p/>
          </table:table-cell>
          <table:table-cell table:formula="of:=IF(ISNUMBER(SEARCH(&quot;J&quot;;[.$J85]));IF(ISBLANK([.$D$11]);&quot;&quot;;[.$D$11]);&quot;&quot;)">
            <text:p/>
          </table:table-cell>
          <table:table-cell table:formula="of:=IF(ISNUMBER(SEARCH(&quot;K&quot;;[.$J85]));IF(ISBLANK([.$D$12]);&quot;&quot;;[.$D$12]);&quot;&quot;)">
            <text:p/>
          </table:table-cell>
          <table:table-cell table:formula="of:=IF(ISNUMBER(SEARCH(&quot;L&quot;;[.$J85]));IF(ISBLANK([.$D$13]);&quot;&quot;;[.$D$13]);&quot;&quot;)">
            <text:p/>
          </table:table-cell>
          <table:table-cell table:formula="of:=IF(ISNUMBER(SEARCH(&quot;M&quot;;[.$J85]));IF(ISBLANK([.$D$14]);&quot;&quot;;[.$D$14]);&quot;&quot;)">
            <text:p/>
          </table:table-cell>
          <table:table-cell table:formula="of:=IF(ISNUMBER(SEARCH(&quot;N&quot;;[.$J85]));IF(ISBLANK([.$D$15]);&quot;&quot;;[.$D$15]);&quot;&quot;)">
            <text:p/>
          </table:table-cell>
          <table:table-cell/>
          <table:table-cell table:formula="of:=IF(ISNUMBER(SEARCH(&quot;A&quot;;[.$J85]));IF(ISBLANK([.$E$2]);&quot;&quot;;[.$E$2]);&quot;&quot;)">
            <text:p/>
          </table:table-cell>
          <table:table-cell table:formula="of:=IF(ISNUMBER(SEARCH(&quot;B&quot;;[.$J85]));IF(ISBLANK([.$E$3]);&quot;&quot;;[.$E$3]);&quot;&quot;)">
            <text:p/>
          </table:table-cell>
          <table:table-cell table:formula="of:=IF(ISNUMBER(SEARCH(&quot;C&quot;;[.$J85]));IF(ISBLANK([.$E$4]);&quot;&quot;;[.$E$4]);&quot;&quot;)">
            <text:p/>
          </table:table-cell>
          <table:table-cell table:formula="of:=IF(ISNUMBER(SEARCH(&quot;D&quot;;[.$J85]));IF(ISBLANK([.$E$5]);&quot;&quot;;[.$E$5]);&quot;&quot;)">
            <text:p/>
          </table:table-cell>
          <table:table-cell table:formula="of:=IF(ISNUMBER(SEARCH(&quot;E&quot;;[.$J85]));IF(ISBLANK([.$E$6]);&quot;&quot;;[.$E$6]);&quot;&quot;)">
            <text:p/>
          </table:table-cell>
          <table:table-cell table:formula="of:=IF(ISNUMBER(SEARCH(&quot;F&quot;;[.$J85]));IF(ISBLANK([.$E$7]);&quot;&quot;;[.$E$7]);&quot;&quot;)">
            <text:p/>
          </table:table-cell>
          <table:table-cell table:formula="of:=IF(ISNUMBER(SEARCH(&quot;G&quot;;[.$J85]));IF(ISBLANK([.$E$8]);&quot;&quot;;[.$E$8]);&quot;&quot;)">
            <text:p/>
          </table:table-cell>
          <table:table-cell table:formula="of:=IF(ISNUMBER(SEARCH(&quot;H&quot;;[.$J85]));IF(ISBLANK([.$E$9]);&quot;&quot;;[.$E$9]);&quot;&quot;)">
            <text:p/>
          </table:table-cell>
          <table:table-cell table:formula="of:=IF(ISNUMBER(SEARCH(&quot;I&quot;;[.$J85]));IF(ISBLANK([.$E$10]);&quot;&quot;;[.$E$10]);&quot;&quot;)">
            <text:p/>
          </table:table-cell>
          <table:table-cell table:formula="of:=IF(ISNUMBER(SEARCH(&quot;J&quot;;[.$J85]));IF(ISBLANK([.$E$11]);&quot;&quot;;[.$E$11]);&quot;&quot;)">
            <text:p/>
          </table:table-cell>
          <table:table-cell table:formula="of:=IF(ISNUMBER(SEARCH(&quot;K&quot;;[.$J85]));IF(ISBLANK([.$E$12]);&quot;&quot;;[.$E$12]);&quot;&quot;)">
            <text:p/>
          </table:table-cell>
          <table:table-cell table:formula="of:=IF(ISNUMBER(SEARCH(&quot;L&quot;;[.$J85]));IF(ISBLANK([.$E$13]);&quot;&quot;;[.$E$13]);&quot;&quot;)">
            <text:p/>
          </table:table-cell>
          <table:table-cell table:formula="of:=IF(ISNUMBER(SEARCH(&quot;M&quot;;[.$J85]));IF(ISBLANK([.$E$14]);&quot;&quot;;[.$E$14]);&quot;&quot;)">
            <text:p/>
          </table:table-cell>
          <table:table-cell table:formula="of:=IF(ISNUMBER(SEARCH(&quot;N&quot;;[.$J8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6:.$AC86])">
            <text:p/>
          </table:table-cell>
          <table:table-cell table:formula="of:=COM.MICROSOFT.CONCAT([.$AE86:.$AR86])">
            <text:p/>
          </table:table-cell>
          <table:table-cell table:formula="of:=COM.MICROSOFT.CONCAT([.$AT86:.$BG86])">
            <text:p/>
          </table:table-cell>
          <table:table-cell table:formula="of:=COUNTIF([.$J$1:.$J$1999];[.J86])" office:value-type="float" office:value="0" calcext:value-type="float">
            <text:p>0</text:p>
          </table:table-cell>
          <table:table-cell/>
          <table:table-cell table:formula="of:=IF(ISNUMBER(SEARCH(&quot;A&quot;;[.$J86]));IF(ISBLANK([.$C$2]);&quot;&quot;;[.$C$2]);&quot;&quot;)">
            <text:p/>
          </table:table-cell>
          <table:table-cell table:formula="of:=IF(ISNUMBER(SEARCH(&quot;B&quot;;[.$J86]));IF(ISBLANK([.$C$3]);&quot;&quot;;[.$C$3]);&quot;&quot;)">
            <text:p/>
          </table:table-cell>
          <table:table-cell table:formula="of:=IF(ISNUMBER(SEARCH(&quot;C&quot;;[.$J86]));IF(ISBLANK([.$C$4]);&quot;&quot;;[.$C$4]);&quot;&quot;)">
            <text:p/>
          </table:table-cell>
          <table:table-cell table:formula="of:=IF(ISNUMBER(SEARCH(&quot;D&quot;;[.$J86]));IF(ISBLANK([.$C$5]);&quot;&quot;;[.$C$5]);&quot;&quot;)">
            <text:p/>
          </table:table-cell>
          <table:table-cell table:formula="of:=IF(ISNUMBER(SEARCH(&quot;E&quot;;[.$J86]));IF(ISBLANK([.$C$6]);&quot;&quot;;[.$C$6]);&quot;&quot;)">
            <text:p/>
          </table:table-cell>
          <table:table-cell table:formula="of:=IF(ISNUMBER(SEARCH(&quot;F&quot;;[.$J86]));IF(ISBLANK([.$C$7]);&quot;&quot;;[.$C$7]);&quot;&quot;)">
            <text:p/>
          </table:table-cell>
          <table:table-cell table:formula="of:=IF(ISNUMBER(SEARCH(&quot;G&quot;;[.$J86]));IF(ISBLANK([.$C$8]);&quot;&quot;;[.$C$8]);&quot;&quot;)">
            <text:p/>
          </table:table-cell>
          <table:table-cell table:formula="of:=IF(ISNUMBER(SEARCH(&quot;H&quot;;[.$J86]));IF(ISBLANK([.$C$9]);&quot;&quot;;[.$C$9]);&quot;&quot;)">
            <text:p/>
          </table:table-cell>
          <table:table-cell table:formula="of:=IF(ISNUMBER(SEARCH(&quot;I&quot;;[.$J86]));IF(ISBLANK([.$C$10]);&quot;&quot;;[.$C$10]);&quot;&quot;)">
            <text:p/>
          </table:table-cell>
          <table:table-cell table:formula="of:=IF(ISNUMBER(SEARCH(&quot;J&quot;;[.$J86]));IF(ISBLANK([.$C$11]);&quot;&quot;;[.$C$11]);&quot;&quot;)">
            <text:p/>
          </table:table-cell>
          <table:table-cell table:formula="of:=IF(ISNUMBER(SEARCH(&quot;K&quot;;[.$J86]));IF(ISBLANK([.$C$12]);&quot;&quot;;[.$C$12]);&quot;&quot;)">
            <text:p/>
          </table:table-cell>
          <table:table-cell table:formula="of:=IF(ISNUMBER(SEARCH(&quot;L&quot;;[.$J86]));IF(ISBLANK([.$C$13]);&quot;&quot;;[.$C$13]);&quot;&quot;)">
            <text:p/>
          </table:table-cell>
          <table:table-cell table:formula="of:=IF(ISNUMBER(SEARCH(&quot;M&quot;;[.$J86]));IF(ISBLANK([.$C$14]);&quot;&quot;;[.$C$14]);&quot;&quot;)">
            <text:p/>
          </table:table-cell>
          <table:table-cell table:formula="of:=IF(ISNUMBER(SEARCH(&quot;N&quot;;[.$J86]));IF(ISBLANK([.$C$15]);&quot;&quot;;[.$C$15]);&quot;&quot;)">
            <text:p/>
          </table:table-cell>
          <table:table-cell/>
          <table:table-cell table:formula="of:=IF(ISNUMBER(SEARCH(&quot;A&quot;;[.$J86]));IF(ISBLANK([.$D$2]);&quot;&quot;;[.$D$2]);&quot;&quot;)">
            <text:p/>
          </table:table-cell>
          <table:table-cell table:formula="of:=IF(ISNUMBER(SEARCH(&quot;B&quot;;[.$J86]));IF(ISBLANK([.$D$3]);&quot;&quot;;[.$D$3]);&quot;&quot;)">
            <text:p/>
          </table:table-cell>
          <table:table-cell table:formula="of:=IF(ISNUMBER(SEARCH(&quot;C&quot;;[.$J86]));IF(ISBLANK([.$D$4]);&quot;&quot;;[.$D$4]);&quot;&quot;)">
            <text:p/>
          </table:table-cell>
          <table:table-cell table:formula="of:=IF(ISNUMBER(SEARCH(&quot;D&quot;;[.$J86]));IF(ISBLANK([.$D$5]);&quot;&quot;;[.$D$5]);&quot;&quot;)">
            <text:p/>
          </table:table-cell>
          <table:table-cell table:formula="of:=IF(ISNUMBER(SEARCH(&quot;E&quot;;[.$J86]));IF(ISBLANK([.$D$6]);&quot;&quot;;[.$D$6]);&quot;&quot;)">
            <text:p/>
          </table:table-cell>
          <table:table-cell table:formula="of:=IF(ISNUMBER(SEARCH(&quot;F&quot;;[.$J86]));IF(ISBLANK([.$D$7]);&quot;&quot;;[.$D$7]);&quot;&quot;)">
            <text:p/>
          </table:table-cell>
          <table:table-cell table:formula="of:=IF(ISNUMBER(SEARCH(&quot;G&quot;;[.$J86]));IF(ISBLANK([.$D$8]);&quot;&quot;;[.$D$8]);&quot;&quot;)">
            <text:p/>
          </table:table-cell>
          <table:table-cell table:formula="of:=IF(ISNUMBER(SEARCH(&quot;H&quot;;[.$J86]));IF(ISBLANK([.$D$9]);&quot;&quot;;[.$D$9]);&quot;&quot;)">
            <text:p/>
          </table:table-cell>
          <table:table-cell table:formula="of:=IF(ISNUMBER(SEARCH(&quot;I&quot;;[.$J86]));IF(ISBLANK([.$D$10]);&quot;&quot;;[.$D$10]);&quot;&quot;)">
            <text:p/>
          </table:table-cell>
          <table:table-cell table:formula="of:=IF(ISNUMBER(SEARCH(&quot;J&quot;;[.$J86]));IF(ISBLANK([.$D$11]);&quot;&quot;;[.$D$11]);&quot;&quot;)">
            <text:p/>
          </table:table-cell>
          <table:table-cell table:formula="of:=IF(ISNUMBER(SEARCH(&quot;K&quot;;[.$J86]));IF(ISBLANK([.$D$12]);&quot;&quot;;[.$D$12]);&quot;&quot;)">
            <text:p/>
          </table:table-cell>
          <table:table-cell table:formula="of:=IF(ISNUMBER(SEARCH(&quot;L&quot;;[.$J86]));IF(ISBLANK([.$D$13]);&quot;&quot;;[.$D$13]);&quot;&quot;)">
            <text:p/>
          </table:table-cell>
          <table:table-cell table:formula="of:=IF(ISNUMBER(SEARCH(&quot;M&quot;;[.$J86]));IF(ISBLANK([.$D$14]);&quot;&quot;;[.$D$14]);&quot;&quot;)">
            <text:p/>
          </table:table-cell>
          <table:table-cell table:formula="of:=IF(ISNUMBER(SEARCH(&quot;N&quot;;[.$J86]));IF(ISBLANK([.$D$15]);&quot;&quot;;[.$D$15]);&quot;&quot;)">
            <text:p/>
          </table:table-cell>
          <table:table-cell/>
          <table:table-cell table:formula="of:=IF(ISNUMBER(SEARCH(&quot;A&quot;;[.$J86]));IF(ISBLANK([.$E$2]);&quot;&quot;;[.$E$2]);&quot;&quot;)">
            <text:p/>
          </table:table-cell>
          <table:table-cell table:formula="of:=IF(ISNUMBER(SEARCH(&quot;B&quot;;[.$J86]));IF(ISBLANK([.$E$3]);&quot;&quot;;[.$E$3]);&quot;&quot;)">
            <text:p/>
          </table:table-cell>
          <table:table-cell table:formula="of:=IF(ISNUMBER(SEARCH(&quot;C&quot;;[.$J86]));IF(ISBLANK([.$E$4]);&quot;&quot;;[.$E$4]);&quot;&quot;)">
            <text:p/>
          </table:table-cell>
          <table:table-cell table:formula="of:=IF(ISNUMBER(SEARCH(&quot;D&quot;;[.$J86]));IF(ISBLANK([.$E$5]);&quot;&quot;;[.$E$5]);&quot;&quot;)">
            <text:p/>
          </table:table-cell>
          <table:table-cell table:formula="of:=IF(ISNUMBER(SEARCH(&quot;E&quot;;[.$J86]));IF(ISBLANK([.$E$6]);&quot;&quot;;[.$E$6]);&quot;&quot;)">
            <text:p/>
          </table:table-cell>
          <table:table-cell table:formula="of:=IF(ISNUMBER(SEARCH(&quot;F&quot;;[.$J86]));IF(ISBLANK([.$E$7]);&quot;&quot;;[.$E$7]);&quot;&quot;)">
            <text:p/>
          </table:table-cell>
          <table:table-cell table:formula="of:=IF(ISNUMBER(SEARCH(&quot;G&quot;;[.$J86]));IF(ISBLANK([.$E$8]);&quot;&quot;;[.$E$8]);&quot;&quot;)">
            <text:p/>
          </table:table-cell>
          <table:table-cell table:formula="of:=IF(ISNUMBER(SEARCH(&quot;H&quot;;[.$J86]));IF(ISBLANK([.$E$9]);&quot;&quot;;[.$E$9]);&quot;&quot;)">
            <text:p/>
          </table:table-cell>
          <table:table-cell table:formula="of:=IF(ISNUMBER(SEARCH(&quot;I&quot;;[.$J86]));IF(ISBLANK([.$E$10]);&quot;&quot;;[.$E$10]);&quot;&quot;)">
            <text:p/>
          </table:table-cell>
          <table:table-cell table:formula="of:=IF(ISNUMBER(SEARCH(&quot;J&quot;;[.$J86]));IF(ISBLANK([.$E$11]);&quot;&quot;;[.$E$11]);&quot;&quot;)">
            <text:p/>
          </table:table-cell>
          <table:table-cell table:formula="of:=IF(ISNUMBER(SEARCH(&quot;K&quot;;[.$J86]));IF(ISBLANK([.$E$12]);&quot;&quot;;[.$E$12]);&quot;&quot;)">
            <text:p/>
          </table:table-cell>
          <table:table-cell table:formula="of:=IF(ISNUMBER(SEARCH(&quot;L&quot;;[.$J86]));IF(ISBLANK([.$E$13]);&quot;&quot;;[.$E$13]);&quot;&quot;)">
            <text:p/>
          </table:table-cell>
          <table:table-cell table:formula="of:=IF(ISNUMBER(SEARCH(&quot;M&quot;;[.$J86]));IF(ISBLANK([.$E$14]);&quot;&quot;;[.$E$14]);&quot;&quot;)">
            <text:p/>
          </table:table-cell>
          <table:table-cell table:formula="of:=IF(ISNUMBER(SEARCH(&quot;N&quot;;[.$J8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7:.$AC87])">
            <text:p/>
          </table:table-cell>
          <table:table-cell table:formula="of:=COM.MICROSOFT.CONCAT([.$AE87:.$AR87])">
            <text:p/>
          </table:table-cell>
          <table:table-cell table:formula="of:=COM.MICROSOFT.CONCAT([.$AT87:.$BG87])">
            <text:p/>
          </table:table-cell>
          <table:table-cell table:formula="of:=COUNTIF([.$J$1:.$J$1999];[.J87])" office:value-type="float" office:value="0" calcext:value-type="float">
            <text:p>0</text:p>
          </table:table-cell>
          <table:table-cell/>
          <table:table-cell table:formula="of:=IF(ISNUMBER(SEARCH(&quot;A&quot;;[.$J87]));IF(ISBLANK([.$C$2]);&quot;&quot;;[.$C$2]);&quot;&quot;)">
            <text:p/>
          </table:table-cell>
          <table:table-cell table:formula="of:=IF(ISNUMBER(SEARCH(&quot;B&quot;;[.$J87]));IF(ISBLANK([.$C$3]);&quot;&quot;;[.$C$3]);&quot;&quot;)">
            <text:p/>
          </table:table-cell>
          <table:table-cell table:formula="of:=IF(ISNUMBER(SEARCH(&quot;C&quot;;[.$J87]));IF(ISBLANK([.$C$4]);&quot;&quot;;[.$C$4]);&quot;&quot;)">
            <text:p/>
          </table:table-cell>
          <table:table-cell table:formula="of:=IF(ISNUMBER(SEARCH(&quot;D&quot;;[.$J87]));IF(ISBLANK([.$C$5]);&quot;&quot;;[.$C$5]);&quot;&quot;)">
            <text:p/>
          </table:table-cell>
          <table:table-cell table:formula="of:=IF(ISNUMBER(SEARCH(&quot;E&quot;;[.$J87]));IF(ISBLANK([.$C$6]);&quot;&quot;;[.$C$6]);&quot;&quot;)">
            <text:p/>
          </table:table-cell>
          <table:table-cell table:formula="of:=IF(ISNUMBER(SEARCH(&quot;F&quot;;[.$J87]));IF(ISBLANK([.$C$7]);&quot;&quot;;[.$C$7]);&quot;&quot;)">
            <text:p/>
          </table:table-cell>
          <table:table-cell table:formula="of:=IF(ISNUMBER(SEARCH(&quot;G&quot;;[.$J87]));IF(ISBLANK([.$C$8]);&quot;&quot;;[.$C$8]);&quot;&quot;)">
            <text:p/>
          </table:table-cell>
          <table:table-cell table:formula="of:=IF(ISNUMBER(SEARCH(&quot;H&quot;;[.$J87]));IF(ISBLANK([.$C$9]);&quot;&quot;;[.$C$9]);&quot;&quot;)">
            <text:p/>
          </table:table-cell>
          <table:table-cell table:formula="of:=IF(ISNUMBER(SEARCH(&quot;I&quot;;[.$J87]));IF(ISBLANK([.$C$10]);&quot;&quot;;[.$C$10]);&quot;&quot;)">
            <text:p/>
          </table:table-cell>
          <table:table-cell table:formula="of:=IF(ISNUMBER(SEARCH(&quot;J&quot;;[.$J87]));IF(ISBLANK([.$C$11]);&quot;&quot;;[.$C$11]);&quot;&quot;)">
            <text:p/>
          </table:table-cell>
          <table:table-cell table:formula="of:=IF(ISNUMBER(SEARCH(&quot;K&quot;;[.$J87]));IF(ISBLANK([.$C$12]);&quot;&quot;;[.$C$12]);&quot;&quot;)">
            <text:p/>
          </table:table-cell>
          <table:table-cell table:formula="of:=IF(ISNUMBER(SEARCH(&quot;L&quot;;[.$J87]));IF(ISBLANK([.$C$13]);&quot;&quot;;[.$C$13]);&quot;&quot;)">
            <text:p/>
          </table:table-cell>
          <table:table-cell table:formula="of:=IF(ISNUMBER(SEARCH(&quot;M&quot;;[.$J87]));IF(ISBLANK([.$C$14]);&quot;&quot;;[.$C$14]);&quot;&quot;)">
            <text:p/>
          </table:table-cell>
          <table:table-cell table:formula="of:=IF(ISNUMBER(SEARCH(&quot;N&quot;;[.$J87]));IF(ISBLANK([.$C$15]);&quot;&quot;;[.$C$15]);&quot;&quot;)">
            <text:p/>
          </table:table-cell>
          <table:table-cell/>
          <table:table-cell table:formula="of:=IF(ISNUMBER(SEARCH(&quot;A&quot;;[.$J87]));IF(ISBLANK([.$D$2]);&quot;&quot;;[.$D$2]);&quot;&quot;)">
            <text:p/>
          </table:table-cell>
          <table:table-cell table:formula="of:=IF(ISNUMBER(SEARCH(&quot;B&quot;;[.$J87]));IF(ISBLANK([.$D$3]);&quot;&quot;;[.$D$3]);&quot;&quot;)">
            <text:p/>
          </table:table-cell>
          <table:table-cell table:formula="of:=IF(ISNUMBER(SEARCH(&quot;C&quot;;[.$J87]));IF(ISBLANK([.$D$4]);&quot;&quot;;[.$D$4]);&quot;&quot;)">
            <text:p/>
          </table:table-cell>
          <table:table-cell table:formula="of:=IF(ISNUMBER(SEARCH(&quot;D&quot;;[.$J87]));IF(ISBLANK([.$D$5]);&quot;&quot;;[.$D$5]);&quot;&quot;)">
            <text:p/>
          </table:table-cell>
          <table:table-cell table:formula="of:=IF(ISNUMBER(SEARCH(&quot;E&quot;;[.$J87]));IF(ISBLANK([.$D$6]);&quot;&quot;;[.$D$6]);&quot;&quot;)">
            <text:p/>
          </table:table-cell>
          <table:table-cell table:formula="of:=IF(ISNUMBER(SEARCH(&quot;F&quot;;[.$J87]));IF(ISBLANK([.$D$7]);&quot;&quot;;[.$D$7]);&quot;&quot;)">
            <text:p/>
          </table:table-cell>
          <table:table-cell table:formula="of:=IF(ISNUMBER(SEARCH(&quot;G&quot;;[.$J87]));IF(ISBLANK([.$D$8]);&quot;&quot;;[.$D$8]);&quot;&quot;)">
            <text:p/>
          </table:table-cell>
          <table:table-cell table:formula="of:=IF(ISNUMBER(SEARCH(&quot;H&quot;;[.$J87]));IF(ISBLANK([.$D$9]);&quot;&quot;;[.$D$9]);&quot;&quot;)">
            <text:p/>
          </table:table-cell>
          <table:table-cell table:formula="of:=IF(ISNUMBER(SEARCH(&quot;I&quot;;[.$J87]));IF(ISBLANK([.$D$10]);&quot;&quot;;[.$D$10]);&quot;&quot;)">
            <text:p/>
          </table:table-cell>
          <table:table-cell table:formula="of:=IF(ISNUMBER(SEARCH(&quot;J&quot;;[.$J87]));IF(ISBLANK([.$D$11]);&quot;&quot;;[.$D$11]);&quot;&quot;)">
            <text:p/>
          </table:table-cell>
          <table:table-cell table:formula="of:=IF(ISNUMBER(SEARCH(&quot;K&quot;;[.$J87]));IF(ISBLANK([.$D$12]);&quot;&quot;;[.$D$12]);&quot;&quot;)">
            <text:p/>
          </table:table-cell>
          <table:table-cell table:formula="of:=IF(ISNUMBER(SEARCH(&quot;L&quot;;[.$J87]));IF(ISBLANK([.$D$13]);&quot;&quot;;[.$D$13]);&quot;&quot;)">
            <text:p/>
          </table:table-cell>
          <table:table-cell table:formula="of:=IF(ISNUMBER(SEARCH(&quot;M&quot;;[.$J87]));IF(ISBLANK([.$D$14]);&quot;&quot;;[.$D$14]);&quot;&quot;)">
            <text:p/>
          </table:table-cell>
          <table:table-cell table:formula="of:=IF(ISNUMBER(SEARCH(&quot;N&quot;;[.$J87]));IF(ISBLANK([.$D$15]);&quot;&quot;;[.$D$15]);&quot;&quot;)">
            <text:p/>
          </table:table-cell>
          <table:table-cell/>
          <table:table-cell table:formula="of:=IF(ISNUMBER(SEARCH(&quot;A&quot;;[.$J87]));IF(ISBLANK([.$E$2]);&quot;&quot;;[.$E$2]);&quot;&quot;)">
            <text:p/>
          </table:table-cell>
          <table:table-cell table:formula="of:=IF(ISNUMBER(SEARCH(&quot;B&quot;;[.$J87]));IF(ISBLANK([.$E$3]);&quot;&quot;;[.$E$3]);&quot;&quot;)">
            <text:p/>
          </table:table-cell>
          <table:table-cell table:formula="of:=IF(ISNUMBER(SEARCH(&quot;C&quot;;[.$J87]));IF(ISBLANK([.$E$4]);&quot;&quot;;[.$E$4]);&quot;&quot;)">
            <text:p/>
          </table:table-cell>
          <table:table-cell table:formula="of:=IF(ISNUMBER(SEARCH(&quot;D&quot;;[.$J87]));IF(ISBLANK([.$E$5]);&quot;&quot;;[.$E$5]);&quot;&quot;)">
            <text:p/>
          </table:table-cell>
          <table:table-cell table:formula="of:=IF(ISNUMBER(SEARCH(&quot;E&quot;;[.$J87]));IF(ISBLANK([.$E$6]);&quot;&quot;;[.$E$6]);&quot;&quot;)">
            <text:p/>
          </table:table-cell>
          <table:table-cell table:formula="of:=IF(ISNUMBER(SEARCH(&quot;F&quot;;[.$J87]));IF(ISBLANK([.$E$7]);&quot;&quot;;[.$E$7]);&quot;&quot;)">
            <text:p/>
          </table:table-cell>
          <table:table-cell table:formula="of:=IF(ISNUMBER(SEARCH(&quot;G&quot;;[.$J87]));IF(ISBLANK([.$E$8]);&quot;&quot;;[.$E$8]);&quot;&quot;)">
            <text:p/>
          </table:table-cell>
          <table:table-cell table:formula="of:=IF(ISNUMBER(SEARCH(&quot;H&quot;;[.$J87]));IF(ISBLANK([.$E$9]);&quot;&quot;;[.$E$9]);&quot;&quot;)">
            <text:p/>
          </table:table-cell>
          <table:table-cell table:formula="of:=IF(ISNUMBER(SEARCH(&quot;I&quot;;[.$J87]));IF(ISBLANK([.$E$10]);&quot;&quot;;[.$E$10]);&quot;&quot;)">
            <text:p/>
          </table:table-cell>
          <table:table-cell table:formula="of:=IF(ISNUMBER(SEARCH(&quot;J&quot;;[.$J87]));IF(ISBLANK([.$E$11]);&quot;&quot;;[.$E$11]);&quot;&quot;)">
            <text:p/>
          </table:table-cell>
          <table:table-cell table:formula="of:=IF(ISNUMBER(SEARCH(&quot;K&quot;;[.$J87]));IF(ISBLANK([.$E$12]);&quot;&quot;;[.$E$12]);&quot;&quot;)">
            <text:p/>
          </table:table-cell>
          <table:table-cell table:formula="of:=IF(ISNUMBER(SEARCH(&quot;L&quot;;[.$J87]));IF(ISBLANK([.$E$13]);&quot;&quot;;[.$E$13]);&quot;&quot;)">
            <text:p/>
          </table:table-cell>
          <table:table-cell table:formula="of:=IF(ISNUMBER(SEARCH(&quot;M&quot;;[.$J87]));IF(ISBLANK([.$E$14]);&quot;&quot;;[.$E$14]);&quot;&quot;)">
            <text:p/>
          </table:table-cell>
          <table:table-cell table:formula="of:=IF(ISNUMBER(SEARCH(&quot;N&quot;;[.$J8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8:.$AC88])">
            <text:p/>
          </table:table-cell>
          <table:table-cell table:formula="of:=COM.MICROSOFT.CONCAT([.$AE88:.$AR88])">
            <text:p/>
          </table:table-cell>
          <table:table-cell table:formula="of:=COM.MICROSOFT.CONCAT([.$AT88:.$BG88])">
            <text:p/>
          </table:table-cell>
          <table:table-cell table:formula="of:=COUNTIF([.$J$1:.$J$1999];[.J88])" office:value-type="float" office:value="0" calcext:value-type="float">
            <text:p>0</text:p>
          </table:table-cell>
          <table:table-cell/>
          <table:table-cell table:formula="of:=IF(ISNUMBER(SEARCH(&quot;A&quot;;[.$J88]));IF(ISBLANK([.$C$2]);&quot;&quot;;[.$C$2]);&quot;&quot;)">
            <text:p/>
          </table:table-cell>
          <table:table-cell table:formula="of:=IF(ISNUMBER(SEARCH(&quot;B&quot;;[.$J88]));IF(ISBLANK([.$C$3]);&quot;&quot;;[.$C$3]);&quot;&quot;)">
            <text:p/>
          </table:table-cell>
          <table:table-cell table:formula="of:=IF(ISNUMBER(SEARCH(&quot;C&quot;;[.$J88]));IF(ISBLANK([.$C$4]);&quot;&quot;;[.$C$4]);&quot;&quot;)">
            <text:p/>
          </table:table-cell>
          <table:table-cell table:formula="of:=IF(ISNUMBER(SEARCH(&quot;D&quot;;[.$J88]));IF(ISBLANK([.$C$5]);&quot;&quot;;[.$C$5]);&quot;&quot;)">
            <text:p/>
          </table:table-cell>
          <table:table-cell table:formula="of:=IF(ISNUMBER(SEARCH(&quot;E&quot;;[.$J88]));IF(ISBLANK([.$C$6]);&quot;&quot;;[.$C$6]);&quot;&quot;)">
            <text:p/>
          </table:table-cell>
          <table:table-cell table:formula="of:=IF(ISNUMBER(SEARCH(&quot;F&quot;;[.$J88]));IF(ISBLANK([.$C$7]);&quot;&quot;;[.$C$7]);&quot;&quot;)">
            <text:p/>
          </table:table-cell>
          <table:table-cell table:formula="of:=IF(ISNUMBER(SEARCH(&quot;G&quot;;[.$J88]));IF(ISBLANK([.$C$8]);&quot;&quot;;[.$C$8]);&quot;&quot;)">
            <text:p/>
          </table:table-cell>
          <table:table-cell table:formula="of:=IF(ISNUMBER(SEARCH(&quot;H&quot;;[.$J88]));IF(ISBLANK([.$C$9]);&quot;&quot;;[.$C$9]);&quot;&quot;)">
            <text:p/>
          </table:table-cell>
          <table:table-cell table:formula="of:=IF(ISNUMBER(SEARCH(&quot;I&quot;;[.$J88]));IF(ISBLANK([.$C$10]);&quot;&quot;;[.$C$10]);&quot;&quot;)">
            <text:p/>
          </table:table-cell>
          <table:table-cell table:formula="of:=IF(ISNUMBER(SEARCH(&quot;J&quot;;[.$J88]));IF(ISBLANK([.$C$11]);&quot;&quot;;[.$C$11]);&quot;&quot;)">
            <text:p/>
          </table:table-cell>
          <table:table-cell table:formula="of:=IF(ISNUMBER(SEARCH(&quot;K&quot;;[.$J88]));IF(ISBLANK([.$C$12]);&quot;&quot;;[.$C$12]);&quot;&quot;)">
            <text:p/>
          </table:table-cell>
          <table:table-cell table:formula="of:=IF(ISNUMBER(SEARCH(&quot;L&quot;;[.$J88]));IF(ISBLANK([.$C$13]);&quot;&quot;;[.$C$13]);&quot;&quot;)">
            <text:p/>
          </table:table-cell>
          <table:table-cell table:formula="of:=IF(ISNUMBER(SEARCH(&quot;M&quot;;[.$J88]));IF(ISBLANK([.$C$14]);&quot;&quot;;[.$C$14]);&quot;&quot;)">
            <text:p/>
          </table:table-cell>
          <table:table-cell table:formula="of:=IF(ISNUMBER(SEARCH(&quot;N&quot;;[.$J88]));IF(ISBLANK([.$C$15]);&quot;&quot;;[.$C$15]);&quot;&quot;)">
            <text:p/>
          </table:table-cell>
          <table:table-cell/>
          <table:table-cell table:formula="of:=IF(ISNUMBER(SEARCH(&quot;A&quot;;[.$J88]));IF(ISBLANK([.$D$2]);&quot;&quot;;[.$D$2]);&quot;&quot;)">
            <text:p/>
          </table:table-cell>
          <table:table-cell table:formula="of:=IF(ISNUMBER(SEARCH(&quot;B&quot;;[.$J88]));IF(ISBLANK([.$D$3]);&quot;&quot;;[.$D$3]);&quot;&quot;)">
            <text:p/>
          </table:table-cell>
          <table:table-cell table:formula="of:=IF(ISNUMBER(SEARCH(&quot;C&quot;;[.$J88]));IF(ISBLANK([.$D$4]);&quot;&quot;;[.$D$4]);&quot;&quot;)">
            <text:p/>
          </table:table-cell>
          <table:table-cell table:formula="of:=IF(ISNUMBER(SEARCH(&quot;D&quot;;[.$J88]));IF(ISBLANK([.$D$5]);&quot;&quot;;[.$D$5]);&quot;&quot;)">
            <text:p/>
          </table:table-cell>
          <table:table-cell table:formula="of:=IF(ISNUMBER(SEARCH(&quot;E&quot;;[.$J88]));IF(ISBLANK([.$D$6]);&quot;&quot;;[.$D$6]);&quot;&quot;)">
            <text:p/>
          </table:table-cell>
          <table:table-cell table:formula="of:=IF(ISNUMBER(SEARCH(&quot;F&quot;;[.$J88]));IF(ISBLANK([.$D$7]);&quot;&quot;;[.$D$7]);&quot;&quot;)">
            <text:p/>
          </table:table-cell>
          <table:table-cell table:formula="of:=IF(ISNUMBER(SEARCH(&quot;G&quot;;[.$J88]));IF(ISBLANK([.$D$8]);&quot;&quot;;[.$D$8]);&quot;&quot;)">
            <text:p/>
          </table:table-cell>
          <table:table-cell table:formula="of:=IF(ISNUMBER(SEARCH(&quot;H&quot;;[.$J88]));IF(ISBLANK([.$D$9]);&quot;&quot;;[.$D$9]);&quot;&quot;)">
            <text:p/>
          </table:table-cell>
          <table:table-cell table:formula="of:=IF(ISNUMBER(SEARCH(&quot;I&quot;;[.$J88]));IF(ISBLANK([.$D$10]);&quot;&quot;;[.$D$10]);&quot;&quot;)">
            <text:p/>
          </table:table-cell>
          <table:table-cell table:formula="of:=IF(ISNUMBER(SEARCH(&quot;J&quot;;[.$J88]));IF(ISBLANK([.$D$11]);&quot;&quot;;[.$D$11]);&quot;&quot;)">
            <text:p/>
          </table:table-cell>
          <table:table-cell table:formula="of:=IF(ISNUMBER(SEARCH(&quot;K&quot;;[.$J88]));IF(ISBLANK([.$D$12]);&quot;&quot;;[.$D$12]);&quot;&quot;)">
            <text:p/>
          </table:table-cell>
          <table:table-cell table:formula="of:=IF(ISNUMBER(SEARCH(&quot;L&quot;;[.$J88]));IF(ISBLANK([.$D$13]);&quot;&quot;;[.$D$13]);&quot;&quot;)">
            <text:p/>
          </table:table-cell>
          <table:table-cell table:formula="of:=IF(ISNUMBER(SEARCH(&quot;M&quot;;[.$J88]));IF(ISBLANK([.$D$14]);&quot;&quot;;[.$D$14]);&quot;&quot;)">
            <text:p/>
          </table:table-cell>
          <table:table-cell table:formula="of:=IF(ISNUMBER(SEARCH(&quot;N&quot;;[.$J88]));IF(ISBLANK([.$D$15]);&quot;&quot;;[.$D$15]);&quot;&quot;)">
            <text:p/>
          </table:table-cell>
          <table:table-cell/>
          <table:table-cell table:formula="of:=IF(ISNUMBER(SEARCH(&quot;A&quot;;[.$J88]));IF(ISBLANK([.$E$2]);&quot;&quot;;[.$E$2]);&quot;&quot;)">
            <text:p/>
          </table:table-cell>
          <table:table-cell table:formula="of:=IF(ISNUMBER(SEARCH(&quot;B&quot;;[.$J88]));IF(ISBLANK([.$E$3]);&quot;&quot;;[.$E$3]);&quot;&quot;)">
            <text:p/>
          </table:table-cell>
          <table:table-cell table:formula="of:=IF(ISNUMBER(SEARCH(&quot;C&quot;;[.$J88]));IF(ISBLANK([.$E$4]);&quot;&quot;;[.$E$4]);&quot;&quot;)">
            <text:p/>
          </table:table-cell>
          <table:table-cell table:formula="of:=IF(ISNUMBER(SEARCH(&quot;D&quot;;[.$J88]));IF(ISBLANK([.$E$5]);&quot;&quot;;[.$E$5]);&quot;&quot;)">
            <text:p/>
          </table:table-cell>
          <table:table-cell table:formula="of:=IF(ISNUMBER(SEARCH(&quot;E&quot;;[.$J88]));IF(ISBLANK([.$E$6]);&quot;&quot;;[.$E$6]);&quot;&quot;)">
            <text:p/>
          </table:table-cell>
          <table:table-cell table:formula="of:=IF(ISNUMBER(SEARCH(&quot;F&quot;;[.$J88]));IF(ISBLANK([.$E$7]);&quot;&quot;;[.$E$7]);&quot;&quot;)">
            <text:p/>
          </table:table-cell>
          <table:table-cell table:formula="of:=IF(ISNUMBER(SEARCH(&quot;G&quot;;[.$J88]));IF(ISBLANK([.$E$8]);&quot;&quot;;[.$E$8]);&quot;&quot;)">
            <text:p/>
          </table:table-cell>
          <table:table-cell table:formula="of:=IF(ISNUMBER(SEARCH(&quot;H&quot;;[.$J88]));IF(ISBLANK([.$E$9]);&quot;&quot;;[.$E$9]);&quot;&quot;)">
            <text:p/>
          </table:table-cell>
          <table:table-cell table:formula="of:=IF(ISNUMBER(SEARCH(&quot;I&quot;;[.$J88]));IF(ISBLANK([.$E$10]);&quot;&quot;;[.$E$10]);&quot;&quot;)">
            <text:p/>
          </table:table-cell>
          <table:table-cell table:formula="of:=IF(ISNUMBER(SEARCH(&quot;J&quot;;[.$J88]));IF(ISBLANK([.$E$11]);&quot;&quot;;[.$E$11]);&quot;&quot;)">
            <text:p/>
          </table:table-cell>
          <table:table-cell table:formula="of:=IF(ISNUMBER(SEARCH(&quot;K&quot;;[.$J88]));IF(ISBLANK([.$E$12]);&quot;&quot;;[.$E$12]);&quot;&quot;)">
            <text:p/>
          </table:table-cell>
          <table:table-cell table:formula="of:=IF(ISNUMBER(SEARCH(&quot;L&quot;;[.$J88]));IF(ISBLANK([.$E$13]);&quot;&quot;;[.$E$13]);&quot;&quot;)">
            <text:p/>
          </table:table-cell>
          <table:table-cell table:formula="of:=IF(ISNUMBER(SEARCH(&quot;M&quot;;[.$J88]));IF(ISBLANK([.$E$14]);&quot;&quot;;[.$E$14]);&quot;&quot;)">
            <text:p/>
          </table:table-cell>
          <table:table-cell table:formula="of:=IF(ISNUMBER(SEARCH(&quot;N&quot;;[.$J8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89:.$AC89])">
            <text:p/>
          </table:table-cell>
          <table:table-cell table:formula="of:=COM.MICROSOFT.CONCAT([.$AE89:.$AR89])">
            <text:p/>
          </table:table-cell>
          <table:table-cell table:formula="of:=COM.MICROSOFT.CONCAT([.$AT89:.$BG89])">
            <text:p/>
          </table:table-cell>
          <table:table-cell table:formula="of:=COUNTIF([.$J$1:.$J$1999];[.J89])" office:value-type="float" office:value="0" calcext:value-type="float">
            <text:p>0</text:p>
          </table:table-cell>
          <table:table-cell/>
          <table:table-cell table:formula="of:=IF(ISNUMBER(SEARCH(&quot;A&quot;;[.$J89]));IF(ISBLANK([.$C$2]);&quot;&quot;;[.$C$2]);&quot;&quot;)">
            <text:p/>
          </table:table-cell>
          <table:table-cell table:formula="of:=IF(ISNUMBER(SEARCH(&quot;B&quot;;[.$J89]));IF(ISBLANK([.$C$3]);&quot;&quot;;[.$C$3]);&quot;&quot;)">
            <text:p/>
          </table:table-cell>
          <table:table-cell table:formula="of:=IF(ISNUMBER(SEARCH(&quot;C&quot;;[.$J89]));IF(ISBLANK([.$C$4]);&quot;&quot;;[.$C$4]);&quot;&quot;)">
            <text:p/>
          </table:table-cell>
          <table:table-cell table:formula="of:=IF(ISNUMBER(SEARCH(&quot;D&quot;;[.$J89]));IF(ISBLANK([.$C$5]);&quot;&quot;;[.$C$5]);&quot;&quot;)">
            <text:p/>
          </table:table-cell>
          <table:table-cell table:formula="of:=IF(ISNUMBER(SEARCH(&quot;E&quot;;[.$J89]));IF(ISBLANK([.$C$6]);&quot;&quot;;[.$C$6]);&quot;&quot;)">
            <text:p/>
          </table:table-cell>
          <table:table-cell table:formula="of:=IF(ISNUMBER(SEARCH(&quot;F&quot;;[.$J89]));IF(ISBLANK([.$C$7]);&quot;&quot;;[.$C$7]);&quot;&quot;)">
            <text:p/>
          </table:table-cell>
          <table:table-cell table:formula="of:=IF(ISNUMBER(SEARCH(&quot;G&quot;;[.$J89]));IF(ISBLANK([.$C$8]);&quot;&quot;;[.$C$8]);&quot;&quot;)">
            <text:p/>
          </table:table-cell>
          <table:table-cell table:formula="of:=IF(ISNUMBER(SEARCH(&quot;H&quot;;[.$J89]));IF(ISBLANK([.$C$9]);&quot;&quot;;[.$C$9]);&quot;&quot;)">
            <text:p/>
          </table:table-cell>
          <table:table-cell table:formula="of:=IF(ISNUMBER(SEARCH(&quot;I&quot;;[.$J89]));IF(ISBLANK([.$C$10]);&quot;&quot;;[.$C$10]);&quot;&quot;)">
            <text:p/>
          </table:table-cell>
          <table:table-cell table:formula="of:=IF(ISNUMBER(SEARCH(&quot;J&quot;;[.$J89]));IF(ISBLANK([.$C$11]);&quot;&quot;;[.$C$11]);&quot;&quot;)">
            <text:p/>
          </table:table-cell>
          <table:table-cell table:formula="of:=IF(ISNUMBER(SEARCH(&quot;K&quot;;[.$J89]));IF(ISBLANK([.$C$12]);&quot;&quot;;[.$C$12]);&quot;&quot;)">
            <text:p/>
          </table:table-cell>
          <table:table-cell table:formula="of:=IF(ISNUMBER(SEARCH(&quot;L&quot;;[.$J89]));IF(ISBLANK([.$C$13]);&quot;&quot;;[.$C$13]);&quot;&quot;)">
            <text:p/>
          </table:table-cell>
          <table:table-cell table:formula="of:=IF(ISNUMBER(SEARCH(&quot;M&quot;;[.$J89]));IF(ISBLANK([.$C$14]);&quot;&quot;;[.$C$14]);&quot;&quot;)">
            <text:p/>
          </table:table-cell>
          <table:table-cell table:formula="of:=IF(ISNUMBER(SEARCH(&quot;N&quot;;[.$J89]));IF(ISBLANK([.$C$15]);&quot;&quot;;[.$C$15]);&quot;&quot;)">
            <text:p/>
          </table:table-cell>
          <table:table-cell/>
          <table:table-cell table:formula="of:=IF(ISNUMBER(SEARCH(&quot;A&quot;;[.$J89]));IF(ISBLANK([.$D$2]);&quot;&quot;;[.$D$2]);&quot;&quot;)">
            <text:p/>
          </table:table-cell>
          <table:table-cell table:formula="of:=IF(ISNUMBER(SEARCH(&quot;B&quot;;[.$J89]));IF(ISBLANK([.$D$3]);&quot;&quot;;[.$D$3]);&quot;&quot;)">
            <text:p/>
          </table:table-cell>
          <table:table-cell table:formula="of:=IF(ISNUMBER(SEARCH(&quot;C&quot;;[.$J89]));IF(ISBLANK([.$D$4]);&quot;&quot;;[.$D$4]);&quot;&quot;)">
            <text:p/>
          </table:table-cell>
          <table:table-cell table:formula="of:=IF(ISNUMBER(SEARCH(&quot;D&quot;;[.$J89]));IF(ISBLANK([.$D$5]);&quot;&quot;;[.$D$5]);&quot;&quot;)">
            <text:p/>
          </table:table-cell>
          <table:table-cell table:formula="of:=IF(ISNUMBER(SEARCH(&quot;E&quot;;[.$J89]));IF(ISBLANK([.$D$6]);&quot;&quot;;[.$D$6]);&quot;&quot;)">
            <text:p/>
          </table:table-cell>
          <table:table-cell table:formula="of:=IF(ISNUMBER(SEARCH(&quot;F&quot;;[.$J89]));IF(ISBLANK([.$D$7]);&quot;&quot;;[.$D$7]);&quot;&quot;)">
            <text:p/>
          </table:table-cell>
          <table:table-cell table:formula="of:=IF(ISNUMBER(SEARCH(&quot;G&quot;;[.$J89]));IF(ISBLANK([.$D$8]);&quot;&quot;;[.$D$8]);&quot;&quot;)">
            <text:p/>
          </table:table-cell>
          <table:table-cell table:formula="of:=IF(ISNUMBER(SEARCH(&quot;H&quot;;[.$J89]));IF(ISBLANK([.$D$9]);&quot;&quot;;[.$D$9]);&quot;&quot;)">
            <text:p/>
          </table:table-cell>
          <table:table-cell table:formula="of:=IF(ISNUMBER(SEARCH(&quot;I&quot;;[.$J89]));IF(ISBLANK([.$D$10]);&quot;&quot;;[.$D$10]);&quot;&quot;)">
            <text:p/>
          </table:table-cell>
          <table:table-cell table:formula="of:=IF(ISNUMBER(SEARCH(&quot;J&quot;;[.$J89]));IF(ISBLANK([.$D$11]);&quot;&quot;;[.$D$11]);&quot;&quot;)">
            <text:p/>
          </table:table-cell>
          <table:table-cell table:formula="of:=IF(ISNUMBER(SEARCH(&quot;K&quot;;[.$J89]));IF(ISBLANK([.$D$12]);&quot;&quot;;[.$D$12]);&quot;&quot;)">
            <text:p/>
          </table:table-cell>
          <table:table-cell table:formula="of:=IF(ISNUMBER(SEARCH(&quot;L&quot;;[.$J89]));IF(ISBLANK([.$D$13]);&quot;&quot;;[.$D$13]);&quot;&quot;)">
            <text:p/>
          </table:table-cell>
          <table:table-cell table:formula="of:=IF(ISNUMBER(SEARCH(&quot;M&quot;;[.$J89]));IF(ISBLANK([.$D$14]);&quot;&quot;;[.$D$14]);&quot;&quot;)">
            <text:p/>
          </table:table-cell>
          <table:table-cell table:formula="of:=IF(ISNUMBER(SEARCH(&quot;N&quot;;[.$J89]));IF(ISBLANK([.$D$15]);&quot;&quot;;[.$D$15]);&quot;&quot;)">
            <text:p/>
          </table:table-cell>
          <table:table-cell/>
          <table:table-cell table:formula="of:=IF(ISNUMBER(SEARCH(&quot;A&quot;;[.$J89]));IF(ISBLANK([.$E$2]);&quot;&quot;;[.$E$2]);&quot;&quot;)">
            <text:p/>
          </table:table-cell>
          <table:table-cell table:formula="of:=IF(ISNUMBER(SEARCH(&quot;B&quot;;[.$J89]));IF(ISBLANK([.$E$3]);&quot;&quot;;[.$E$3]);&quot;&quot;)">
            <text:p/>
          </table:table-cell>
          <table:table-cell table:formula="of:=IF(ISNUMBER(SEARCH(&quot;C&quot;;[.$J89]));IF(ISBLANK([.$E$4]);&quot;&quot;;[.$E$4]);&quot;&quot;)">
            <text:p/>
          </table:table-cell>
          <table:table-cell table:formula="of:=IF(ISNUMBER(SEARCH(&quot;D&quot;;[.$J89]));IF(ISBLANK([.$E$5]);&quot;&quot;;[.$E$5]);&quot;&quot;)">
            <text:p/>
          </table:table-cell>
          <table:table-cell table:formula="of:=IF(ISNUMBER(SEARCH(&quot;E&quot;;[.$J89]));IF(ISBLANK([.$E$6]);&quot;&quot;;[.$E$6]);&quot;&quot;)">
            <text:p/>
          </table:table-cell>
          <table:table-cell table:formula="of:=IF(ISNUMBER(SEARCH(&quot;F&quot;;[.$J89]));IF(ISBLANK([.$E$7]);&quot;&quot;;[.$E$7]);&quot;&quot;)">
            <text:p/>
          </table:table-cell>
          <table:table-cell table:formula="of:=IF(ISNUMBER(SEARCH(&quot;G&quot;;[.$J89]));IF(ISBLANK([.$E$8]);&quot;&quot;;[.$E$8]);&quot;&quot;)">
            <text:p/>
          </table:table-cell>
          <table:table-cell table:formula="of:=IF(ISNUMBER(SEARCH(&quot;H&quot;;[.$J89]));IF(ISBLANK([.$E$9]);&quot;&quot;;[.$E$9]);&quot;&quot;)">
            <text:p/>
          </table:table-cell>
          <table:table-cell table:formula="of:=IF(ISNUMBER(SEARCH(&quot;I&quot;;[.$J89]));IF(ISBLANK([.$E$10]);&quot;&quot;;[.$E$10]);&quot;&quot;)">
            <text:p/>
          </table:table-cell>
          <table:table-cell table:formula="of:=IF(ISNUMBER(SEARCH(&quot;J&quot;;[.$J89]));IF(ISBLANK([.$E$11]);&quot;&quot;;[.$E$11]);&quot;&quot;)">
            <text:p/>
          </table:table-cell>
          <table:table-cell table:formula="of:=IF(ISNUMBER(SEARCH(&quot;K&quot;;[.$J89]));IF(ISBLANK([.$E$12]);&quot;&quot;;[.$E$12]);&quot;&quot;)">
            <text:p/>
          </table:table-cell>
          <table:table-cell table:formula="of:=IF(ISNUMBER(SEARCH(&quot;L&quot;;[.$J89]));IF(ISBLANK([.$E$13]);&quot;&quot;;[.$E$13]);&quot;&quot;)">
            <text:p/>
          </table:table-cell>
          <table:table-cell table:formula="of:=IF(ISNUMBER(SEARCH(&quot;M&quot;;[.$J89]));IF(ISBLANK([.$E$14]);&quot;&quot;;[.$E$14]);&quot;&quot;)">
            <text:p/>
          </table:table-cell>
          <table:table-cell table:formula="of:=IF(ISNUMBER(SEARCH(&quot;N&quot;;[.$J8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0:.$AC90])">
            <text:p/>
          </table:table-cell>
          <table:table-cell table:formula="of:=COM.MICROSOFT.CONCAT([.$AE90:.$AR90])">
            <text:p/>
          </table:table-cell>
          <table:table-cell table:formula="of:=COM.MICROSOFT.CONCAT([.$AT90:.$BG90])">
            <text:p/>
          </table:table-cell>
          <table:table-cell table:formula="of:=COUNTIF([.$J$1:.$J$1999];[.J90])" office:value-type="float" office:value="0" calcext:value-type="float">
            <text:p>0</text:p>
          </table:table-cell>
          <table:table-cell/>
          <table:table-cell table:formula="of:=IF(ISNUMBER(SEARCH(&quot;A&quot;;[.$J90]));IF(ISBLANK([.$C$2]);&quot;&quot;;[.$C$2]);&quot;&quot;)">
            <text:p/>
          </table:table-cell>
          <table:table-cell table:formula="of:=IF(ISNUMBER(SEARCH(&quot;B&quot;;[.$J90]));IF(ISBLANK([.$C$3]);&quot;&quot;;[.$C$3]);&quot;&quot;)">
            <text:p/>
          </table:table-cell>
          <table:table-cell table:formula="of:=IF(ISNUMBER(SEARCH(&quot;C&quot;;[.$J90]));IF(ISBLANK([.$C$4]);&quot;&quot;;[.$C$4]);&quot;&quot;)">
            <text:p/>
          </table:table-cell>
          <table:table-cell table:formula="of:=IF(ISNUMBER(SEARCH(&quot;D&quot;;[.$J90]));IF(ISBLANK([.$C$5]);&quot;&quot;;[.$C$5]);&quot;&quot;)">
            <text:p/>
          </table:table-cell>
          <table:table-cell table:formula="of:=IF(ISNUMBER(SEARCH(&quot;E&quot;;[.$J90]));IF(ISBLANK([.$C$6]);&quot;&quot;;[.$C$6]);&quot;&quot;)">
            <text:p/>
          </table:table-cell>
          <table:table-cell table:formula="of:=IF(ISNUMBER(SEARCH(&quot;F&quot;;[.$J90]));IF(ISBLANK([.$C$7]);&quot;&quot;;[.$C$7]);&quot;&quot;)">
            <text:p/>
          </table:table-cell>
          <table:table-cell table:formula="of:=IF(ISNUMBER(SEARCH(&quot;G&quot;;[.$J90]));IF(ISBLANK([.$C$8]);&quot;&quot;;[.$C$8]);&quot;&quot;)">
            <text:p/>
          </table:table-cell>
          <table:table-cell table:formula="of:=IF(ISNUMBER(SEARCH(&quot;H&quot;;[.$J90]));IF(ISBLANK([.$C$9]);&quot;&quot;;[.$C$9]);&quot;&quot;)">
            <text:p/>
          </table:table-cell>
          <table:table-cell table:formula="of:=IF(ISNUMBER(SEARCH(&quot;I&quot;;[.$J90]));IF(ISBLANK([.$C$10]);&quot;&quot;;[.$C$10]);&quot;&quot;)">
            <text:p/>
          </table:table-cell>
          <table:table-cell table:formula="of:=IF(ISNUMBER(SEARCH(&quot;J&quot;;[.$J90]));IF(ISBLANK([.$C$11]);&quot;&quot;;[.$C$11]);&quot;&quot;)">
            <text:p/>
          </table:table-cell>
          <table:table-cell table:formula="of:=IF(ISNUMBER(SEARCH(&quot;K&quot;;[.$J90]));IF(ISBLANK([.$C$12]);&quot;&quot;;[.$C$12]);&quot;&quot;)">
            <text:p/>
          </table:table-cell>
          <table:table-cell table:formula="of:=IF(ISNUMBER(SEARCH(&quot;L&quot;;[.$J90]));IF(ISBLANK([.$C$13]);&quot;&quot;;[.$C$13]);&quot;&quot;)">
            <text:p/>
          </table:table-cell>
          <table:table-cell table:formula="of:=IF(ISNUMBER(SEARCH(&quot;M&quot;;[.$J90]));IF(ISBLANK([.$C$14]);&quot;&quot;;[.$C$14]);&quot;&quot;)">
            <text:p/>
          </table:table-cell>
          <table:table-cell table:formula="of:=IF(ISNUMBER(SEARCH(&quot;N&quot;;[.$J90]));IF(ISBLANK([.$C$15]);&quot;&quot;;[.$C$15]);&quot;&quot;)">
            <text:p/>
          </table:table-cell>
          <table:table-cell/>
          <table:table-cell table:formula="of:=IF(ISNUMBER(SEARCH(&quot;A&quot;;[.$J90]));IF(ISBLANK([.$D$2]);&quot;&quot;;[.$D$2]);&quot;&quot;)">
            <text:p/>
          </table:table-cell>
          <table:table-cell table:formula="of:=IF(ISNUMBER(SEARCH(&quot;B&quot;;[.$J90]));IF(ISBLANK([.$D$3]);&quot;&quot;;[.$D$3]);&quot;&quot;)">
            <text:p/>
          </table:table-cell>
          <table:table-cell table:formula="of:=IF(ISNUMBER(SEARCH(&quot;C&quot;;[.$J90]));IF(ISBLANK([.$D$4]);&quot;&quot;;[.$D$4]);&quot;&quot;)">
            <text:p/>
          </table:table-cell>
          <table:table-cell table:formula="of:=IF(ISNUMBER(SEARCH(&quot;D&quot;;[.$J90]));IF(ISBLANK([.$D$5]);&quot;&quot;;[.$D$5]);&quot;&quot;)">
            <text:p/>
          </table:table-cell>
          <table:table-cell table:formula="of:=IF(ISNUMBER(SEARCH(&quot;E&quot;;[.$J90]));IF(ISBLANK([.$D$6]);&quot;&quot;;[.$D$6]);&quot;&quot;)">
            <text:p/>
          </table:table-cell>
          <table:table-cell table:formula="of:=IF(ISNUMBER(SEARCH(&quot;F&quot;;[.$J90]));IF(ISBLANK([.$D$7]);&quot;&quot;;[.$D$7]);&quot;&quot;)">
            <text:p/>
          </table:table-cell>
          <table:table-cell table:formula="of:=IF(ISNUMBER(SEARCH(&quot;G&quot;;[.$J90]));IF(ISBLANK([.$D$8]);&quot;&quot;;[.$D$8]);&quot;&quot;)">
            <text:p/>
          </table:table-cell>
          <table:table-cell table:formula="of:=IF(ISNUMBER(SEARCH(&quot;H&quot;;[.$J90]));IF(ISBLANK([.$D$9]);&quot;&quot;;[.$D$9]);&quot;&quot;)">
            <text:p/>
          </table:table-cell>
          <table:table-cell table:formula="of:=IF(ISNUMBER(SEARCH(&quot;I&quot;;[.$J90]));IF(ISBLANK([.$D$10]);&quot;&quot;;[.$D$10]);&quot;&quot;)">
            <text:p/>
          </table:table-cell>
          <table:table-cell table:formula="of:=IF(ISNUMBER(SEARCH(&quot;J&quot;;[.$J90]));IF(ISBLANK([.$D$11]);&quot;&quot;;[.$D$11]);&quot;&quot;)">
            <text:p/>
          </table:table-cell>
          <table:table-cell table:formula="of:=IF(ISNUMBER(SEARCH(&quot;K&quot;;[.$J90]));IF(ISBLANK([.$D$12]);&quot;&quot;;[.$D$12]);&quot;&quot;)">
            <text:p/>
          </table:table-cell>
          <table:table-cell table:formula="of:=IF(ISNUMBER(SEARCH(&quot;L&quot;;[.$J90]));IF(ISBLANK([.$D$13]);&quot;&quot;;[.$D$13]);&quot;&quot;)">
            <text:p/>
          </table:table-cell>
          <table:table-cell table:formula="of:=IF(ISNUMBER(SEARCH(&quot;M&quot;;[.$J90]));IF(ISBLANK([.$D$14]);&quot;&quot;;[.$D$14]);&quot;&quot;)">
            <text:p/>
          </table:table-cell>
          <table:table-cell table:formula="of:=IF(ISNUMBER(SEARCH(&quot;N&quot;;[.$J90]));IF(ISBLANK([.$D$15]);&quot;&quot;;[.$D$15]);&quot;&quot;)">
            <text:p/>
          </table:table-cell>
          <table:table-cell/>
          <table:table-cell table:formula="of:=IF(ISNUMBER(SEARCH(&quot;A&quot;;[.$J90]));IF(ISBLANK([.$E$2]);&quot;&quot;;[.$E$2]);&quot;&quot;)">
            <text:p/>
          </table:table-cell>
          <table:table-cell table:formula="of:=IF(ISNUMBER(SEARCH(&quot;B&quot;;[.$J90]));IF(ISBLANK([.$E$3]);&quot;&quot;;[.$E$3]);&quot;&quot;)">
            <text:p/>
          </table:table-cell>
          <table:table-cell table:formula="of:=IF(ISNUMBER(SEARCH(&quot;C&quot;;[.$J90]));IF(ISBLANK([.$E$4]);&quot;&quot;;[.$E$4]);&quot;&quot;)">
            <text:p/>
          </table:table-cell>
          <table:table-cell table:formula="of:=IF(ISNUMBER(SEARCH(&quot;D&quot;;[.$J90]));IF(ISBLANK([.$E$5]);&quot;&quot;;[.$E$5]);&quot;&quot;)">
            <text:p/>
          </table:table-cell>
          <table:table-cell table:formula="of:=IF(ISNUMBER(SEARCH(&quot;E&quot;;[.$J90]));IF(ISBLANK([.$E$6]);&quot;&quot;;[.$E$6]);&quot;&quot;)">
            <text:p/>
          </table:table-cell>
          <table:table-cell table:formula="of:=IF(ISNUMBER(SEARCH(&quot;F&quot;;[.$J90]));IF(ISBLANK([.$E$7]);&quot;&quot;;[.$E$7]);&quot;&quot;)">
            <text:p/>
          </table:table-cell>
          <table:table-cell table:formula="of:=IF(ISNUMBER(SEARCH(&quot;G&quot;;[.$J90]));IF(ISBLANK([.$E$8]);&quot;&quot;;[.$E$8]);&quot;&quot;)">
            <text:p/>
          </table:table-cell>
          <table:table-cell table:formula="of:=IF(ISNUMBER(SEARCH(&quot;H&quot;;[.$J90]));IF(ISBLANK([.$E$9]);&quot;&quot;;[.$E$9]);&quot;&quot;)">
            <text:p/>
          </table:table-cell>
          <table:table-cell table:formula="of:=IF(ISNUMBER(SEARCH(&quot;I&quot;;[.$J90]));IF(ISBLANK([.$E$10]);&quot;&quot;;[.$E$10]);&quot;&quot;)">
            <text:p/>
          </table:table-cell>
          <table:table-cell table:formula="of:=IF(ISNUMBER(SEARCH(&quot;J&quot;;[.$J90]));IF(ISBLANK([.$E$11]);&quot;&quot;;[.$E$11]);&quot;&quot;)">
            <text:p/>
          </table:table-cell>
          <table:table-cell table:formula="of:=IF(ISNUMBER(SEARCH(&quot;K&quot;;[.$J90]));IF(ISBLANK([.$E$12]);&quot;&quot;;[.$E$12]);&quot;&quot;)">
            <text:p/>
          </table:table-cell>
          <table:table-cell table:formula="of:=IF(ISNUMBER(SEARCH(&quot;L&quot;;[.$J90]));IF(ISBLANK([.$E$13]);&quot;&quot;;[.$E$13]);&quot;&quot;)">
            <text:p/>
          </table:table-cell>
          <table:table-cell table:formula="of:=IF(ISNUMBER(SEARCH(&quot;M&quot;;[.$J90]));IF(ISBLANK([.$E$14]);&quot;&quot;;[.$E$14]);&quot;&quot;)">
            <text:p/>
          </table:table-cell>
          <table:table-cell table:formula="of:=IF(ISNUMBER(SEARCH(&quot;N&quot;;[.$J9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1:.$AC91])">
            <text:p/>
          </table:table-cell>
          <table:table-cell table:formula="of:=COM.MICROSOFT.CONCAT([.$AE91:.$AR91])">
            <text:p/>
          </table:table-cell>
          <table:table-cell table:formula="of:=COM.MICROSOFT.CONCAT([.$AT91:.$BG91])">
            <text:p/>
          </table:table-cell>
          <table:table-cell table:formula="of:=COUNTIF([.$J$1:.$J$1999];[.J91])" office:value-type="float" office:value="0" calcext:value-type="float">
            <text:p>0</text:p>
          </table:table-cell>
          <table:table-cell/>
          <table:table-cell table:formula="of:=IF(ISNUMBER(SEARCH(&quot;A&quot;;[.$J91]));IF(ISBLANK([.$C$2]);&quot;&quot;;[.$C$2]);&quot;&quot;)">
            <text:p/>
          </table:table-cell>
          <table:table-cell table:formula="of:=IF(ISNUMBER(SEARCH(&quot;B&quot;;[.$J91]));IF(ISBLANK([.$C$3]);&quot;&quot;;[.$C$3]);&quot;&quot;)">
            <text:p/>
          </table:table-cell>
          <table:table-cell table:formula="of:=IF(ISNUMBER(SEARCH(&quot;C&quot;;[.$J91]));IF(ISBLANK([.$C$4]);&quot;&quot;;[.$C$4]);&quot;&quot;)">
            <text:p/>
          </table:table-cell>
          <table:table-cell table:formula="of:=IF(ISNUMBER(SEARCH(&quot;D&quot;;[.$J91]));IF(ISBLANK([.$C$5]);&quot;&quot;;[.$C$5]);&quot;&quot;)">
            <text:p/>
          </table:table-cell>
          <table:table-cell table:formula="of:=IF(ISNUMBER(SEARCH(&quot;E&quot;;[.$J91]));IF(ISBLANK([.$C$6]);&quot;&quot;;[.$C$6]);&quot;&quot;)">
            <text:p/>
          </table:table-cell>
          <table:table-cell table:formula="of:=IF(ISNUMBER(SEARCH(&quot;F&quot;;[.$J91]));IF(ISBLANK([.$C$7]);&quot;&quot;;[.$C$7]);&quot;&quot;)">
            <text:p/>
          </table:table-cell>
          <table:table-cell table:formula="of:=IF(ISNUMBER(SEARCH(&quot;G&quot;;[.$J91]));IF(ISBLANK([.$C$8]);&quot;&quot;;[.$C$8]);&quot;&quot;)">
            <text:p/>
          </table:table-cell>
          <table:table-cell table:formula="of:=IF(ISNUMBER(SEARCH(&quot;H&quot;;[.$J91]));IF(ISBLANK([.$C$9]);&quot;&quot;;[.$C$9]);&quot;&quot;)">
            <text:p/>
          </table:table-cell>
          <table:table-cell table:formula="of:=IF(ISNUMBER(SEARCH(&quot;I&quot;;[.$J91]));IF(ISBLANK([.$C$10]);&quot;&quot;;[.$C$10]);&quot;&quot;)">
            <text:p/>
          </table:table-cell>
          <table:table-cell table:formula="of:=IF(ISNUMBER(SEARCH(&quot;J&quot;;[.$J91]));IF(ISBLANK([.$C$11]);&quot;&quot;;[.$C$11]);&quot;&quot;)">
            <text:p/>
          </table:table-cell>
          <table:table-cell table:formula="of:=IF(ISNUMBER(SEARCH(&quot;K&quot;;[.$J91]));IF(ISBLANK([.$C$12]);&quot;&quot;;[.$C$12]);&quot;&quot;)">
            <text:p/>
          </table:table-cell>
          <table:table-cell table:formula="of:=IF(ISNUMBER(SEARCH(&quot;L&quot;;[.$J91]));IF(ISBLANK([.$C$13]);&quot;&quot;;[.$C$13]);&quot;&quot;)">
            <text:p/>
          </table:table-cell>
          <table:table-cell table:formula="of:=IF(ISNUMBER(SEARCH(&quot;M&quot;;[.$J91]));IF(ISBLANK([.$C$14]);&quot;&quot;;[.$C$14]);&quot;&quot;)">
            <text:p/>
          </table:table-cell>
          <table:table-cell table:formula="of:=IF(ISNUMBER(SEARCH(&quot;N&quot;;[.$J91]));IF(ISBLANK([.$C$15]);&quot;&quot;;[.$C$15]);&quot;&quot;)">
            <text:p/>
          </table:table-cell>
          <table:table-cell/>
          <table:table-cell table:formula="of:=IF(ISNUMBER(SEARCH(&quot;A&quot;;[.$J91]));IF(ISBLANK([.$D$2]);&quot;&quot;;[.$D$2]);&quot;&quot;)">
            <text:p/>
          </table:table-cell>
          <table:table-cell table:formula="of:=IF(ISNUMBER(SEARCH(&quot;B&quot;;[.$J91]));IF(ISBLANK([.$D$3]);&quot;&quot;;[.$D$3]);&quot;&quot;)">
            <text:p/>
          </table:table-cell>
          <table:table-cell table:formula="of:=IF(ISNUMBER(SEARCH(&quot;C&quot;;[.$J91]));IF(ISBLANK([.$D$4]);&quot;&quot;;[.$D$4]);&quot;&quot;)">
            <text:p/>
          </table:table-cell>
          <table:table-cell table:formula="of:=IF(ISNUMBER(SEARCH(&quot;D&quot;;[.$J91]));IF(ISBLANK([.$D$5]);&quot;&quot;;[.$D$5]);&quot;&quot;)">
            <text:p/>
          </table:table-cell>
          <table:table-cell table:formula="of:=IF(ISNUMBER(SEARCH(&quot;E&quot;;[.$J91]));IF(ISBLANK([.$D$6]);&quot;&quot;;[.$D$6]);&quot;&quot;)">
            <text:p/>
          </table:table-cell>
          <table:table-cell table:formula="of:=IF(ISNUMBER(SEARCH(&quot;F&quot;;[.$J91]));IF(ISBLANK([.$D$7]);&quot;&quot;;[.$D$7]);&quot;&quot;)">
            <text:p/>
          </table:table-cell>
          <table:table-cell table:formula="of:=IF(ISNUMBER(SEARCH(&quot;G&quot;;[.$J91]));IF(ISBLANK([.$D$8]);&quot;&quot;;[.$D$8]);&quot;&quot;)">
            <text:p/>
          </table:table-cell>
          <table:table-cell table:formula="of:=IF(ISNUMBER(SEARCH(&quot;H&quot;;[.$J91]));IF(ISBLANK([.$D$9]);&quot;&quot;;[.$D$9]);&quot;&quot;)">
            <text:p/>
          </table:table-cell>
          <table:table-cell table:formula="of:=IF(ISNUMBER(SEARCH(&quot;I&quot;;[.$J91]));IF(ISBLANK([.$D$10]);&quot;&quot;;[.$D$10]);&quot;&quot;)">
            <text:p/>
          </table:table-cell>
          <table:table-cell table:formula="of:=IF(ISNUMBER(SEARCH(&quot;J&quot;;[.$J91]));IF(ISBLANK([.$D$11]);&quot;&quot;;[.$D$11]);&quot;&quot;)">
            <text:p/>
          </table:table-cell>
          <table:table-cell table:formula="of:=IF(ISNUMBER(SEARCH(&quot;K&quot;;[.$J91]));IF(ISBLANK([.$D$12]);&quot;&quot;;[.$D$12]);&quot;&quot;)">
            <text:p/>
          </table:table-cell>
          <table:table-cell table:formula="of:=IF(ISNUMBER(SEARCH(&quot;L&quot;;[.$J91]));IF(ISBLANK([.$D$13]);&quot;&quot;;[.$D$13]);&quot;&quot;)">
            <text:p/>
          </table:table-cell>
          <table:table-cell table:formula="of:=IF(ISNUMBER(SEARCH(&quot;M&quot;;[.$J91]));IF(ISBLANK([.$D$14]);&quot;&quot;;[.$D$14]);&quot;&quot;)">
            <text:p/>
          </table:table-cell>
          <table:table-cell table:formula="of:=IF(ISNUMBER(SEARCH(&quot;N&quot;;[.$J91]));IF(ISBLANK([.$D$15]);&quot;&quot;;[.$D$15]);&quot;&quot;)">
            <text:p/>
          </table:table-cell>
          <table:table-cell/>
          <table:table-cell table:formula="of:=IF(ISNUMBER(SEARCH(&quot;A&quot;;[.$J91]));IF(ISBLANK([.$E$2]);&quot;&quot;;[.$E$2]);&quot;&quot;)">
            <text:p/>
          </table:table-cell>
          <table:table-cell table:formula="of:=IF(ISNUMBER(SEARCH(&quot;B&quot;;[.$J91]));IF(ISBLANK([.$E$3]);&quot;&quot;;[.$E$3]);&quot;&quot;)">
            <text:p/>
          </table:table-cell>
          <table:table-cell table:formula="of:=IF(ISNUMBER(SEARCH(&quot;C&quot;;[.$J91]));IF(ISBLANK([.$E$4]);&quot;&quot;;[.$E$4]);&quot;&quot;)">
            <text:p/>
          </table:table-cell>
          <table:table-cell table:formula="of:=IF(ISNUMBER(SEARCH(&quot;D&quot;;[.$J91]));IF(ISBLANK([.$E$5]);&quot;&quot;;[.$E$5]);&quot;&quot;)">
            <text:p/>
          </table:table-cell>
          <table:table-cell table:formula="of:=IF(ISNUMBER(SEARCH(&quot;E&quot;;[.$J91]));IF(ISBLANK([.$E$6]);&quot;&quot;;[.$E$6]);&quot;&quot;)">
            <text:p/>
          </table:table-cell>
          <table:table-cell table:formula="of:=IF(ISNUMBER(SEARCH(&quot;F&quot;;[.$J91]));IF(ISBLANK([.$E$7]);&quot;&quot;;[.$E$7]);&quot;&quot;)">
            <text:p/>
          </table:table-cell>
          <table:table-cell table:formula="of:=IF(ISNUMBER(SEARCH(&quot;G&quot;;[.$J91]));IF(ISBLANK([.$E$8]);&quot;&quot;;[.$E$8]);&quot;&quot;)">
            <text:p/>
          </table:table-cell>
          <table:table-cell table:formula="of:=IF(ISNUMBER(SEARCH(&quot;H&quot;;[.$J91]));IF(ISBLANK([.$E$9]);&quot;&quot;;[.$E$9]);&quot;&quot;)">
            <text:p/>
          </table:table-cell>
          <table:table-cell table:formula="of:=IF(ISNUMBER(SEARCH(&quot;I&quot;;[.$J91]));IF(ISBLANK([.$E$10]);&quot;&quot;;[.$E$10]);&quot;&quot;)">
            <text:p/>
          </table:table-cell>
          <table:table-cell table:formula="of:=IF(ISNUMBER(SEARCH(&quot;J&quot;;[.$J91]));IF(ISBLANK([.$E$11]);&quot;&quot;;[.$E$11]);&quot;&quot;)">
            <text:p/>
          </table:table-cell>
          <table:table-cell table:formula="of:=IF(ISNUMBER(SEARCH(&quot;K&quot;;[.$J91]));IF(ISBLANK([.$E$12]);&quot;&quot;;[.$E$12]);&quot;&quot;)">
            <text:p/>
          </table:table-cell>
          <table:table-cell table:formula="of:=IF(ISNUMBER(SEARCH(&quot;L&quot;;[.$J91]));IF(ISBLANK([.$E$13]);&quot;&quot;;[.$E$13]);&quot;&quot;)">
            <text:p/>
          </table:table-cell>
          <table:table-cell table:formula="of:=IF(ISNUMBER(SEARCH(&quot;M&quot;;[.$J91]));IF(ISBLANK([.$E$14]);&quot;&quot;;[.$E$14]);&quot;&quot;)">
            <text:p/>
          </table:table-cell>
          <table:table-cell table:formula="of:=IF(ISNUMBER(SEARCH(&quot;N&quot;;[.$J9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2:.$AC92])">
            <text:p/>
          </table:table-cell>
          <table:table-cell table:formula="of:=COM.MICROSOFT.CONCAT([.$AE92:.$AR92])">
            <text:p/>
          </table:table-cell>
          <table:table-cell table:formula="of:=COM.MICROSOFT.CONCAT([.$AT92:.$BG92])">
            <text:p/>
          </table:table-cell>
          <table:table-cell table:formula="of:=COUNTIF([.$J$1:.$J$1999];[.J92])" office:value-type="float" office:value="0" calcext:value-type="float">
            <text:p>0</text:p>
          </table:table-cell>
          <table:table-cell/>
          <table:table-cell table:formula="of:=IF(ISNUMBER(SEARCH(&quot;A&quot;;[.$J92]));IF(ISBLANK([.$C$2]);&quot;&quot;;[.$C$2]);&quot;&quot;)">
            <text:p/>
          </table:table-cell>
          <table:table-cell table:formula="of:=IF(ISNUMBER(SEARCH(&quot;B&quot;;[.$J92]));IF(ISBLANK([.$C$3]);&quot;&quot;;[.$C$3]);&quot;&quot;)">
            <text:p/>
          </table:table-cell>
          <table:table-cell table:formula="of:=IF(ISNUMBER(SEARCH(&quot;C&quot;;[.$J92]));IF(ISBLANK([.$C$4]);&quot;&quot;;[.$C$4]);&quot;&quot;)">
            <text:p/>
          </table:table-cell>
          <table:table-cell table:formula="of:=IF(ISNUMBER(SEARCH(&quot;D&quot;;[.$J92]));IF(ISBLANK([.$C$5]);&quot;&quot;;[.$C$5]);&quot;&quot;)">
            <text:p/>
          </table:table-cell>
          <table:table-cell table:formula="of:=IF(ISNUMBER(SEARCH(&quot;E&quot;;[.$J92]));IF(ISBLANK([.$C$6]);&quot;&quot;;[.$C$6]);&quot;&quot;)">
            <text:p/>
          </table:table-cell>
          <table:table-cell table:formula="of:=IF(ISNUMBER(SEARCH(&quot;F&quot;;[.$J92]));IF(ISBLANK([.$C$7]);&quot;&quot;;[.$C$7]);&quot;&quot;)">
            <text:p/>
          </table:table-cell>
          <table:table-cell table:formula="of:=IF(ISNUMBER(SEARCH(&quot;G&quot;;[.$J92]));IF(ISBLANK([.$C$8]);&quot;&quot;;[.$C$8]);&quot;&quot;)">
            <text:p/>
          </table:table-cell>
          <table:table-cell table:formula="of:=IF(ISNUMBER(SEARCH(&quot;H&quot;;[.$J92]));IF(ISBLANK([.$C$9]);&quot;&quot;;[.$C$9]);&quot;&quot;)">
            <text:p/>
          </table:table-cell>
          <table:table-cell table:formula="of:=IF(ISNUMBER(SEARCH(&quot;I&quot;;[.$J92]));IF(ISBLANK([.$C$10]);&quot;&quot;;[.$C$10]);&quot;&quot;)">
            <text:p/>
          </table:table-cell>
          <table:table-cell table:formula="of:=IF(ISNUMBER(SEARCH(&quot;J&quot;;[.$J92]));IF(ISBLANK([.$C$11]);&quot;&quot;;[.$C$11]);&quot;&quot;)">
            <text:p/>
          </table:table-cell>
          <table:table-cell table:formula="of:=IF(ISNUMBER(SEARCH(&quot;K&quot;;[.$J92]));IF(ISBLANK([.$C$12]);&quot;&quot;;[.$C$12]);&quot;&quot;)">
            <text:p/>
          </table:table-cell>
          <table:table-cell table:formula="of:=IF(ISNUMBER(SEARCH(&quot;L&quot;;[.$J92]));IF(ISBLANK([.$C$13]);&quot;&quot;;[.$C$13]);&quot;&quot;)">
            <text:p/>
          </table:table-cell>
          <table:table-cell table:formula="of:=IF(ISNUMBER(SEARCH(&quot;M&quot;;[.$J92]));IF(ISBLANK([.$C$14]);&quot;&quot;;[.$C$14]);&quot;&quot;)">
            <text:p/>
          </table:table-cell>
          <table:table-cell table:formula="of:=IF(ISNUMBER(SEARCH(&quot;N&quot;;[.$J92]));IF(ISBLANK([.$C$15]);&quot;&quot;;[.$C$15]);&quot;&quot;)">
            <text:p/>
          </table:table-cell>
          <table:table-cell/>
          <table:table-cell table:formula="of:=IF(ISNUMBER(SEARCH(&quot;A&quot;;[.$J92]));IF(ISBLANK([.$D$2]);&quot;&quot;;[.$D$2]);&quot;&quot;)">
            <text:p/>
          </table:table-cell>
          <table:table-cell table:formula="of:=IF(ISNUMBER(SEARCH(&quot;B&quot;;[.$J92]));IF(ISBLANK([.$D$3]);&quot;&quot;;[.$D$3]);&quot;&quot;)">
            <text:p/>
          </table:table-cell>
          <table:table-cell table:formula="of:=IF(ISNUMBER(SEARCH(&quot;C&quot;;[.$J92]));IF(ISBLANK([.$D$4]);&quot;&quot;;[.$D$4]);&quot;&quot;)">
            <text:p/>
          </table:table-cell>
          <table:table-cell table:formula="of:=IF(ISNUMBER(SEARCH(&quot;D&quot;;[.$J92]));IF(ISBLANK([.$D$5]);&quot;&quot;;[.$D$5]);&quot;&quot;)">
            <text:p/>
          </table:table-cell>
          <table:table-cell table:formula="of:=IF(ISNUMBER(SEARCH(&quot;E&quot;;[.$J92]));IF(ISBLANK([.$D$6]);&quot;&quot;;[.$D$6]);&quot;&quot;)">
            <text:p/>
          </table:table-cell>
          <table:table-cell table:formula="of:=IF(ISNUMBER(SEARCH(&quot;F&quot;;[.$J92]));IF(ISBLANK([.$D$7]);&quot;&quot;;[.$D$7]);&quot;&quot;)">
            <text:p/>
          </table:table-cell>
          <table:table-cell table:formula="of:=IF(ISNUMBER(SEARCH(&quot;G&quot;;[.$J92]));IF(ISBLANK([.$D$8]);&quot;&quot;;[.$D$8]);&quot;&quot;)">
            <text:p/>
          </table:table-cell>
          <table:table-cell table:formula="of:=IF(ISNUMBER(SEARCH(&quot;H&quot;;[.$J92]));IF(ISBLANK([.$D$9]);&quot;&quot;;[.$D$9]);&quot;&quot;)">
            <text:p/>
          </table:table-cell>
          <table:table-cell table:formula="of:=IF(ISNUMBER(SEARCH(&quot;I&quot;;[.$J92]));IF(ISBLANK([.$D$10]);&quot;&quot;;[.$D$10]);&quot;&quot;)">
            <text:p/>
          </table:table-cell>
          <table:table-cell table:formula="of:=IF(ISNUMBER(SEARCH(&quot;J&quot;;[.$J92]));IF(ISBLANK([.$D$11]);&quot;&quot;;[.$D$11]);&quot;&quot;)">
            <text:p/>
          </table:table-cell>
          <table:table-cell table:formula="of:=IF(ISNUMBER(SEARCH(&quot;K&quot;;[.$J92]));IF(ISBLANK([.$D$12]);&quot;&quot;;[.$D$12]);&quot;&quot;)">
            <text:p/>
          </table:table-cell>
          <table:table-cell table:formula="of:=IF(ISNUMBER(SEARCH(&quot;L&quot;;[.$J92]));IF(ISBLANK([.$D$13]);&quot;&quot;;[.$D$13]);&quot;&quot;)">
            <text:p/>
          </table:table-cell>
          <table:table-cell table:formula="of:=IF(ISNUMBER(SEARCH(&quot;M&quot;;[.$J92]));IF(ISBLANK([.$D$14]);&quot;&quot;;[.$D$14]);&quot;&quot;)">
            <text:p/>
          </table:table-cell>
          <table:table-cell table:formula="of:=IF(ISNUMBER(SEARCH(&quot;N&quot;;[.$J92]));IF(ISBLANK([.$D$15]);&quot;&quot;;[.$D$15]);&quot;&quot;)">
            <text:p/>
          </table:table-cell>
          <table:table-cell/>
          <table:table-cell table:formula="of:=IF(ISNUMBER(SEARCH(&quot;A&quot;;[.$J92]));IF(ISBLANK([.$E$2]);&quot;&quot;;[.$E$2]);&quot;&quot;)">
            <text:p/>
          </table:table-cell>
          <table:table-cell table:formula="of:=IF(ISNUMBER(SEARCH(&quot;B&quot;;[.$J92]));IF(ISBLANK([.$E$3]);&quot;&quot;;[.$E$3]);&quot;&quot;)">
            <text:p/>
          </table:table-cell>
          <table:table-cell table:formula="of:=IF(ISNUMBER(SEARCH(&quot;C&quot;;[.$J92]));IF(ISBLANK([.$E$4]);&quot;&quot;;[.$E$4]);&quot;&quot;)">
            <text:p/>
          </table:table-cell>
          <table:table-cell table:formula="of:=IF(ISNUMBER(SEARCH(&quot;D&quot;;[.$J92]));IF(ISBLANK([.$E$5]);&quot;&quot;;[.$E$5]);&quot;&quot;)">
            <text:p/>
          </table:table-cell>
          <table:table-cell table:formula="of:=IF(ISNUMBER(SEARCH(&quot;E&quot;;[.$J92]));IF(ISBLANK([.$E$6]);&quot;&quot;;[.$E$6]);&quot;&quot;)">
            <text:p/>
          </table:table-cell>
          <table:table-cell table:formula="of:=IF(ISNUMBER(SEARCH(&quot;F&quot;;[.$J92]));IF(ISBLANK([.$E$7]);&quot;&quot;;[.$E$7]);&quot;&quot;)">
            <text:p/>
          </table:table-cell>
          <table:table-cell table:formula="of:=IF(ISNUMBER(SEARCH(&quot;G&quot;;[.$J92]));IF(ISBLANK([.$E$8]);&quot;&quot;;[.$E$8]);&quot;&quot;)">
            <text:p/>
          </table:table-cell>
          <table:table-cell table:formula="of:=IF(ISNUMBER(SEARCH(&quot;H&quot;;[.$J92]));IF(ISBLANK([.$E$9]);&quot;&quot;;[.$E$9]);&quot;&quot;)">
            <text:p/>
          </table:table-cell>
          <table:table-cell table:formula="of:=IF(ISNUMBER(SEARCH(&quot;I&quot;;[.$J92]));IF(ISBLANK([.$E$10]);&quot;&quot;;[.$E$10]);&quot;&quot;)">
            <text:p/>
          </table:table-cell>
          <table:table-cell table:formula="of:=IF(ISNUMBER(SEARCH(&quot;J&quot;;[.$J92]));IF(ISBLANK([.$E$11]);&quot;&quot;;[.$E$11]);&quot;&quot;)">
            <text:p/>
          </table:table-cell>
          <table:table-cell table:formula="of:=IF(ISNUMBER(SEARCH(&quot;K&quot;;[.$J92]));IF(ISBLANK([.$E$12]);&quot;&quot;;[.$E$12]);&quot;&quot;)">
            <text:p/>
          </table:table-cell>
          <table:table-cell table:formula="of:=IF(ISNUMBER(SEARCH(&quot;L&quot;;[.$J92]));IF(ISBLANK([.$E$13]);&quot;&quot;;[.$E$13]);&quot;&quot;)">
            <text:p/>
          </table:table-cell>
          <table:table-cell table:formula="of:=IF(ISNUMBER(SEARCH(&quot;M&quot;;[.$J92]));IF(ISBLANK([.$E$14]);&quot;&quot;;[.$E$14]);&quot;&quot;)">
            <text:p/>
          </table:table-cell>
          <table:table-cell table:formula="of:=IF(ISNUMBER(SEARCH(&quot;N&quot;;[.$J9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3:.$AC93])">
            <text:p/>
          </table:table-cell>
          <table:table-cell table:formula="of:=COM.MICROSOFT.CONCAT([.$AE93:.$AR93])">
            <text:p/>
          </table:table-cell>
          <table:table-cell table:formula="of:=COM.MICROSOFT.CONCAT([.$AT93:.$BG93])">
            <text:p/>
          </table:table-cell>
          <table:table-cell table:formula="of:=COUNTIF([.$J$1:.$J$1999];[.J93])" office:value-type="float" office:value="0" calcext:value-type="float">
            <text:p>0</text:p>
          </table:table-cell>
          <table:table-cell/>
          <table:table-cell table:formula="of:=IF(ISNUMBER(SEARCH(&quot;A&quot;;[.$J93]));IF(ISBLANK([.$C$2]);&quot;&quot;;[.$C$2]);&quot;&quot;)">
            <text:p/>
          </table:table-cell>
          <table:table-cell table:formula="of:=IF(ISNUMBER(SEARCH(&quot;B&quot;;[.$J93]));IF(ISBLANK([.$C$3]);&quot;&quot;;[.$C$3]);&quot;&quot;)">
            <text:p/>
          </table:table-cell>
          <table:table-cell table:formula="of:=IF(ISNUMBER(SEARCH(&quot;C&quot;;[.$J93]));IF(ISBLANK([.$C$4]);&quot;&quot;;[.$C$4]);&quot;&quot;)">
            <text:p/>
          </table:table-cell>
          <table:table-cell table:formula="of:=IF(ISNUMBER(SEARCH(&quot;D&quot;;[.$J93]));IF(ISBLANK([.$C$5]);&quot;&quot;;[.$C$5]);&quot;&quot;)">
            <text:p/>
          </table:table-cell>
          <table:table-cell table:formula="of:=IF(ISNUMBER(SEARCH(&quot;E&quot;;[.$J93]));IF(ISBLANK([.$C$6]);&quot;&quot;;[.$C$6]);&quot;&quot;)">
            <text:p/>
          </table:table-cell>
          <table:table-cell table:formula="of:=IF(ISNUMBER(SEARCH(&quot;F&quot;;[.$J93]));IF(ISBLANK([.$C$7]);&quot;&quot;;[.$C$7]);&quot;&quot;)">
            <text:p/>
          </table:table-cell>
          <table:table-cell table:formula="of:=IF(ISNUMBER(SEARCH(&quot;G&quot;;[.$J93]));IF(ISBLANK([.$C$8]);&quot;&quot;;[.$C$8]);&quot;&quot;)">
            <text:p/>
          </table:table-cell>
          <table:table-cell table:formula="of:=IF(ISNUMBER(SEARCH(&quot;H&quot;;[.$J93]));IF(ISBLANK([.$C$9]);&quot;&quot;;[.$C$9]);&quot;&quot;)">
            <text:p/>
          </table:table-cell>
          <table:table-cell table:formula="of:=IF(ISNUMBER(SEARCH(&quot;I&quot;;[.$J93]));IF(ISBLANK([.$C$10]);&quot;&quot;;[.$C$10]);&quot;&quot;)">
            <text:p/>
          </table:table-cell>
          <table:table-cell table:formula="of:=IF(ISNUMBER(SEARCH(&quot;J&quot;;[.$J93]));IF(ISBLANK([.$C$11]);&quot;&quot;;[.$C$11]);&quot;&quot;)">
            <text:p/>
          </table:table-cell>
          <table:table-cell table:formula="of:=IF(ISNUMBER(SEARCH(&quot;K&quot;;[.$J93]));IF(ISBLANK([.$C$12]);&quot;&quot;;[.$C$12]);&quot;&quot;)">
            <text:p/>
          </table:table-cell>
          <table:table-cell table:formula="of:=IF(ISNUMBER(SEARCH(&quot;L&quot;;[.$J93]));IF(ISBLANK([.$C$13]);&quot;&quot;;[.$C$13]);&quot;&quot;)">
            <text:p/>
          </table:table-cell>
          <table:table-cell table:formula="of:=IF(ISNUMBER(SEARCH(&quot;M&quot;;[.$J93]));IF(ISBLANK([.$C$14]);&quot;&quot;;[.$C$14]);&quot;&quot;)">
            <text:p/>
          </table:table-cell>
          <table:table-cell table:formula="of:=IF(ISNUMBER(SEARCH(&quot;N&quot;;[.$J93]));IF(ISBLANK([.$C$15]);&quot;&quot;;[.$C$15]);&quot;&quot;)">
            <text:p/>
          </table:table-cell>
          <table:table-cell/>
          <table:table-cell table:formula="of:=IF(ISNUMBER(SEARCH(&quot;A&quot;;[.$J93]));IF(ISBLANK([.$D$2]);&quot;&quot;;[.$D$2]);&quot;&quot;)">
            <text:p/>
          </table:table-cell>
          <table:table-cell table:formula="of:=IF(ISNUMBER(SEARCH(&quot;B&quot;;[.$J93]));IF(ISBLANK([.$D$3]);&quot;&quot;;[.$D$3]);&quot;&quot;)">
            <text:p/>
          </table:table-cell>
          <table:table-cell table:formula="of:=IF(ISNUMBER(SEARCH(&quot;C&quot;;[.$J93]));IF(ISBLANK([.$D$4]);&quot;&quot;;[.$D$4]);&quot;&quot;)">
            <text:p/>
          </table:table-cell>
          <table:table-cell table:formula="of:=IF(ISNUMBER(SEARCH(&quot;D&quot;;[.$J93]));IF(ISBLANK([.$D$5]);&quot;&quot;;[.$D$5]);&quot;&quot;)">
            <text:p/>
          </table:table-cell>
          <table:table-cell table:formula="of:=IF(ISNUMBER(SEARCH(&quot;E&quot;;[.$J93]));IF(ISBLANK([.$D$6]);&quot;&quot;;[.$D$6]);&quot;&quot;)">
            <text:p/>
          </table:table-cell>
          <table:table-cell table:formula="of:=IF(ISNUMBER(SEARCH(&quot;F&quot;;[.$J93]));IF(ISBLANK([.$D$7]);&quot;&quot;;[.$D$7]);&quot;&quot;)">
            <text:p/>
          </table:table-cell>
          <table:table-cell table:formula="of:=IF(ISNUMBER(SEARCH(&quot;G&quot;;[.$J93]));IF(ISBLANK([.$D$8]);&quot;&quot;;[.$D$8]);&quot;&quot;)">
            <text:p/>
          </table:table-cell>
          <table:table-cell table:formula="of:=IF(ISNUMBER(SEARCH(&quot;H&quot;;[.$J93]));IF(ISBLANK([.$D$9]);&quot;&quot;;[.$D$9]);&quot;&quot;)">
            <text:p/>
          </table:table-cell>
          <table:table-cell table:formula="of:=IF(ISNUMBER(SEARCH(&quot;I&quot;;[.$J93]));IF(ISBLANK([.$D$10]);&quot;&quot;;[.$D$10]);&quot;&quot;)">
            <text:p/>
          </table:table-cell>
          <table:table-cell table:formula="of:=IF(ISNUMBER(SEARCH(&quot;J&quot;;[.$J93]));IF(ISBLANK([.$D$11]);&quot;&quot;;[.$D$11]);&quot;&quot;)">
            <text:p/>
          </table:table-cell>
          <table:table-cell table:formula="of:=IF(ISNUMBER(SEARCH(&quot;K&quot;;[.$J93]));IF(ISBLANK([.$D$12]);&quot;&quot;;[.$D$12]);&quot;&quot;)">
            <text:p/>
          </table:table-cell>
          <table:table-cell table:formula="of:=IF(ISNUMBER(SEARCH(&quot;L&quot;;[.$J93]));IF(ISBLANK([.$D$13]);&quot;&quot;;[.$D$13]);&quot;&quot;)">
            <text:p/>
          </table:table-cell>
          <table:table-cell table:formula="of:=IF(ISNUMBER(SEARCH(&quot;M&quot;;[.$J93]));IF(ISBLANK([.$D$14]);&quot;&quot;;[.$D$14]);&quot;&quot;)">
            <text:p/>
          </table:table-cell>
          <table:table-cell table:formula="of:=IF(ISNUMBER(SEARCH(&quot;N&quot;;[.$J93]));IF(ISBLANK([.$D$15]);&quot;&quot;;[.$D$15]);&quot;&quot;)">
            <text:p/>
          </table:table-cell>
          <table:table-cell/>
          <table:table-cell table:formula="of:=IF(ISNUMBER(SEARCH(&quot;A&quot;;[.$J93]));IF(ISBLANK([.$E$2]);&quot;&quot;;[.$E$2]);&quot;&quot;)">
            <text:p/>
          </table:table-cell>
          <table:table-cell table:formula="of:=IF(ISNUMBER(SEARCH(&quot;B&quot;;[.$J93]));IF(ISBLANK([.$E$3]);&quot;&quot;;[.$E$3]);&quot;&quot;)">
            <text:p/>
          </table:table-cell>
          <table:table-cell table:formula="of:=IF(ISNUMBER(SEARCH(&quot;C&quot;;[.$J93]));IF(ISBLANK([.$E$4]);&quot;&quot;;[.$E$4]);&quot;&quot;)">
            <text:p/>
          </table:table-cell>
          <table:table-cell table:formula="of:=IF(ISNUMBER(SEARCH(&quot;D&quot;;[.$J93]));IF(ISBLANK([.$E$5]);&quot;&quot;;[.$E$5]);&quot;&quot;)">
            <text:p/>
          </table:table-cell>
          <table:table-cell table:formula="of:=IF(ISNUMBER(SEARCH(&quot;E&quot;;[.$J93]));IF(ISBLANK([.$E$6]);&quot;&quot;;[.$E$6]);&quot;&quot;)">
            <text:p/>
          </table:table-cell>
          <table:table-cell table:formula="of:=IF(ISNUMBER(SEARCH(&quot;F&quot;;[.$J93]));IF(ISBLANK([.$E$7]);&quot;&quot;;[.$E$7]);&quot;&quot;)">
            <text:p/>
          </table:table-cell>
          <table:table-cell table:formula="of:=IF(ISNUMBER(SEARCH(&quot;G&quot;;[.$J93]));IF(ISBLANK([.$E$8]);&quot;&quot;;[.$E$8]);&quot;&quot;)">
            <text:p/>
          </table:table-cell>
          <table:table-cell table:formula="of:=IF(ISNUMBER(SEARCH(&quot;H&quot;;[.$J93]));IF(ISBLANK([.$E$9]);&quot;&quot;;[.$E$9]);&quot;&quot;)">
            <text:p/>
          </table:table-cell>
          <table:table-cell table:formula="of:=IF(ISNUMBER(SEARCH(&quot;I&quot;;[.$J93]));IF(ISBLANK([.$E$10]);&quot;&quot;;[.$E$10]);&quot;&quot;)">
            <text:p/>
          </table:table-cell>
          <table:table-cell table:formula="of:=IF(ISNUMBER(SEARCH(&quot;J&quot;;[.$J93]));IF(ISBLANK([.$E$11]);&quot;&quot;;[.$E$11]);&quot;&quot;)">
            <text:p/>
          </table:table-cell>
          <table:table-cell table:formula="of:=IF(ISNUMBER(SEARCH(&quot;K&quot;;[.$J93]));IF(ISBLANK([.$E$12]);&quot;&quot;;[.$E$12]);&quot;&quot;)">
            <text:p/>
          </table:table-cell>
          <table:table-cell table:formula="of:=IF(ISNUMBER(SEARCH(&quot;L&quot;;[.$J93]));IF(ISBLANK([.$E$13]);&quot;&quot;;[.$E$13]);&quot;&quot;)">
            <text:p/>
          </table:table-cell>
          <table:table-cell table:formula="of:=IF(ISNUMBER(SEARCH(&quot;M&quot;;[.$J93]));IF(ISBLANK([.$E$14]);&quot;&quot;;[.$E$14]);&quot;&quot;)">
            <text:p/>
          </table:table-cell>
          <table:table-cell table:formula="of:=IF(ISNUMBER(SEARCH(&quot;N&quot;;[.$J9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4:.$AC94])">
            <text:p/>
          </table:table-cell>
          <table:table-cell table:formula="of:=COM.MICROSOFT.CONCAT([.$AE94:.$AR94])">
            <text:p/>
          </table:table-cell>
          <table:table-cell table:formula="of:=COM.MICROSOFT.CONCAT([.$AT94:.$BG94])">
            <text:p/>
          </table:table-cell>
          <table:table-cell table:formula="of:=COUNTIF([.$J$1:.$J$1999];[.J94])" office:value-type="float" office:value="0" calcext:value-type="float">
            <text:p>0</text:p>
          </table:table-cell>
          <table:table-cell/>
          <table:table-cell table:formula="of:=IF(ISNUMBER(SEARCH(&quot;A&quot;;[.$J94]));IF(ISBLANK([.$C$2]);&quot;&quot;;[.$C$2]);&quot;&quot;)">
            <text:p/>
          </table:table-cell>
          <table:table-cell table:formula="of:=IF(ISNUMBER(SEARCH(&quot;B&quot;;[.$J94]));IF(ISBLANK([.$C$3]);&quot;&quot;;[.$C$3]);&quot;&quot;)">
            <text:p/>
          </table:table-cell>
          <table:table-cell table:formula="of:=IF(ISNUMBER(SEARCH(&quot;C&quot;;[.$J94]));IF(ISBLANK([.$C$4]);&quot;&quot;;[.$C$4]);&quot;&quot;)">
            <text:p/>
          </table:table-cell>
          <table:table-cell table:formula="of:=IF(ISNUMBER(SEARCH(&quot;D&quot;;[.$J94]));IF(ISBLANK([.$C$5]);&quot;&quot;;[.$C$5]);&quot;&quot;)">
            <text:p/>
          </table:table-cell>
          <table:table-cell table:formula="of:=IF(ISNUMBER(SEARCH(&quot;E&quot;;[.$J94]));IF(ISBLANK([.$C$6]);&quot;&quot;;[.$C$6]);&quot;&quot;)">
            <text:p/>
          </table:table-cell>
          <table:table-cell table:formula="of:=IF(ISNUMBER(SEARCH(&quot;F&quot;;[.$J94]));IF(ISBLANK([.$C$7]);&quot;&quot;;[.$C$7]);&quot;&quot;)">
            <text:p/>
          </table:table-cell>
          <table:table-cell table:formula="of:=IF(ISNUMBER(SEARCH(&quot;G&quot;;[.$J94]));IF(ISBLANK([.$C$8]);&quot;&quot;;[.$C$8]);&quot;&quot;)">
            <text:p/>
          </table:table-cell>
          <table:table-cell table:formula="of:=IF(ISNUMBER(SEARCH(&quot;H&quot;;[.$J94]));IF(ISBLANK([.$C$9]);&quot;&quot;;[.$C$9]);&quot;&quot;)">
            <text:p/>
          </table:table-cell>
          <table:table-cell table:formula="of:=IF(ISNUMBER(SEARCH(&quot;I&quot;;[.$J94]));IF(ISBLANK([.$C$10]);&quot;&quot;;[.$C$10]);&quot;&quot;)">
            <text:p/>
          </table:table-cell>
          <table:table-cell table:formula="of:=IF(ISNUMBER(SEARCH(&quot;J&quot;;[.$J94]));IF(ISBLANK([.$C$11]);&quot;&quot;;[.$C$11]);&quot;&quot;)">
            <text:p/>
          </table:table-cell>
          <table:table-cell table:formula="of:=IF(ISNUMBER(SEARCH(&quot;K&quot;;[.$J94]));IF(ISBLANK([.$C$12]);&quot;&quot;;[.$C$12]);&quot;&quot;)">
            <text:p/>
          </table:table-cell>
          <table:table-cell table:formula="of:=IF(ISNUMBER(SEARCH(&quot;L&quot;;[.$J94]));IF(ISBLANK([.$C$13]);&quot;&quot;;[.$C$13]);&quot;&quot;)">
            <text:p/>
          </table:table-cell>
          <table:table-cell table:formula="of:=IF(ISNUMBER(SEARCH(&quot;M&quot;;[.$J94]));IF(ISBLANK([.$C$14]);&quot;&quot;;[.$C$14]);&quot;&quot;)">
            <text:p/>
          </table:table-cell>
          <table:table-cell table:formula="of:=IF(ISNUMBER(SEARCH(&quot;N&quot;;[.$J94]));IF(ISBLANK([.$C$15]);&quot;&quot;;[.$C$15]);&quot;&quot;)">
            <text:p/>
          </table:table-cell>
          <table:table-cell/>
          <table:table-cell table:formula="of:=IF(ISNUMBER(SEARCH(&quot;A&quot;;[.$J94]));IF(ISBLANK([.$D$2]);&quot;&quot;;[.$D$2]);&quot;&quot;)">
            <text:p/>
          </table:table-cell>
          <table:table-cell table:formula="of:=IF(ISNUMBER(SEARCH(&quot;B&quot;;[.$J94]));IF(ISBLANK([.$D$3]);&quot;&quot;;[.$D$3]);&quot;&quot;)">
            <text:p/>
          </table:table-cell>
          <table:table-cell table:formula="of:=IF(ISNUMBER(SEARCH(&quot;C&quot;;[.$J94]));IF(ISBLANK([.$D$4]);&quot;&quot;;[.$D$4]);&quot;&quot;)">
            <text:p/>
          </table:table-cell>
          <table:table-cell table:formula="of:=IF(ISNUMBER(SEARCH(&quot;D&quot;;[.$J94]));IF(ISBLANK([.$D$5]);&quot;&quot;;[.$D$5]);&quot;&quot;)">
            <text:p/>
          </table:table-cell>
          <table:table-cell table:formula="of:=IF(ISNUMBER(SEARCH(&quot;E&quot;;[.$J94]));IF(ISBLANK([.$D$6]);&quot;&quot;;[.$D$6]);&quot;&quot;)">
            <text:p/>
          </table:table-cell>
          <table:table-cell table:formula="of:=IF(ISNUMBER(SEARCH(&quot;F&quot;;[.$J94]));IF(ISBLANK([.$D$7]);&quot;&quot;;[.$D$7]);&quot;&quot;)">
            <text:p/>
          </table:table-cell>
          <table:table-cell table:formula="of:=IF(ISNUMBER(SEARCH(&quot;G&quot;;[.$J94]));IF(ISBLANK([.$D$8]);&quot;&quot;;[.$D$8]);&quot;&quot;)">
            <text:p/>
          </table:table-cell>
          <table:table-cell table:formula="of:=IF(ISNUMBER(SEARCH(&quot;H&quot;;[.$J94]));IF(ISBLANK([.$D$9]);&quot;&quot;;[.$D$9]);&quot;&quot;)">
            <text:p/>
          </table:table-cell>
          <table:table-cell table:formula="of:=IF(ISNUMBER(SEARCH(&quot;I&quot;;[.$J94]));IF(ISBLANK([.$D$10]);&quot;&quot;;[.$D$10]);&quot;&quot;)">
            <text:p/>
          </table:table-cell>
          <table:table-cell table:formula="of:=IF(ISNUMBER(SEARCH(&quot;J&quot;;[.$J94]));IF(ISBLANK([.$D$11]);&quot;&quot;;[.$D$11]);&quot;&quot;)">
            <text:p/>
          </table:table-cell>
          <table:table-cell table:formula="of:=IF(ISNUMBER(SEARCH(&quot;K&quot;;[.$J94]));IF(ISBLANK([.$D$12]);&quot;&quot;;[.$D$12]);&quot;&quot;)">
            <text:p/>
          </table:table-cell>
          <table:table-cell table:formula="of:=IF(ISNUMBER(SEARCH(&quot;L&quot;;[.$J94]));IF(ISBLANK([.$D$13]);&quot;&quot;;[.$D$13]);&quot;&quot;)">
            <text:p/>
          </table:table-cell>
          <table:table-cell table:formula="of:=IF(ISNUMBER(SEARCH(&quot;M&quot;;[.$J94]));IF(ISBLANK([.$D$14]);&quot;&quot;;[.$D$14]);&quot;&quot;)">
            <text:p/>
          </table:table-cell>
          <table:table-cell table:formula="of:=IF(ISNUMBER(SEARCH(&quot;N&quot;;[.$J94]));IF(ISBLANK([.$D$15]);&quot;&quot;;[.$D$15]);&quot;&quot;)">
            <text:p/>
          </table:table-cell>
          <table:table-cell/>
          <table:table-cell table:formula="of:=IF(ISNUMBER(SEARCH(&quot;A&quot;;[.$J94]));IF(ISBLANK([.$E$2]);&quot;&quot;;[.$E$2]);&quot;&quot;)">
            <text:p/>
          </table:table-cell>
          <table:table-cell table:formula="of:=IF(ISNUMBER(SEARCH(&quot;B&quot;;[.$J94]));IF(ISBLANK([.$E$3]);&quot;&quot;;[.$E$3]);&quot;&quot;)">
            <text:p/>
          </table:table-cell>
          <table:table-cell table:formula="of:=IF(ISNUMBER(SEARCH(&quot;C&quot;;[.$J94]));IF(ISBLANK([.$E$4]);&quot;&quot;;[.$E$4]);&quot;&quot;)">
            <text:p/>
          </table:table-cell>
          <table:table-cell table:formula="of:=IF(ISNUMBER(SEARCH(&quot;D&quot;;[.$J94]));IF(ISBLANK([.$E$5]);&quot;&quot;;[.$E$5]);&quot;&quot;)">
            <text:p/>
          </table:table-cell>
          <table:table-cell table:formula="of:=IF(ISNUMBER(SEARCH(&quot;E&quot;;[.$J94]));IF(ISBLANK([.$E$6]);&quot;&quot;;[.$E$6]);&quot;&quot;)">
            <text:p/>
          </table:table-cell>
          <table:table-cell table:formula="of:=IF(ISNUMBER(SEARCH(&quot;F&quot;;[.$J94]));IF(ISBLANK([.$E$7]);&quot;&quot;;[.$E$7]);&quot;&quot;)">
            <text:p/>
          </table:table-cell>
          <table:table-cell table:formula="of:=IF(ISNUMBER(SEARCH(&quot;G&quot;;[.$J94]));IF(ISBLANK([.$E$8]);&quot;&quot;;[.$E$8]);&quot;&quot;)">
            <text:p/>
          </table:table-cell>
          <table:table-cell table:formula="of:=IF(ISNUMBER(SEARCH(&quot;H&quot;;[.$J94]));IF(ISBLANK([.$E$9]);&quot;&quot;;[.$E$9]);&quot;&quot;)">
            <text:p/>
          </table:table-cell>
          <table:table-cell table:formula="of:=IF(ISNUMBER(SEARCH(&quot;I&quot;;[.$J94]));IF(ISBLANK([.$E$10]);&quot;&quot;;[.$E$10]);&quot;&quot;)">
            <text:p/>
          </table:table-cell>
          <table:table-cell table:formula="of:=IF(ISNUMBER(SEARCH(&quot;J&quot;;[.$J94]));IF(ISBLANK([.$E$11]);&quot;&quot;;[.$E$11]);&quot;&quot;)">
            <text:p/>
          </table:table-cell>
          <table:table-cell table:formula="of:=IF(ISNUMBER(SEARCH(&quot;K&quot;;[.$J94]));IF(ISBLANK([.$E$12]);&quot;&quot;;[.$E$12]);&quot;&quot;)">
            <text:p/>
          </table:table-cell>
          <table:table-cell table:formula="of:=IF(ISNUMBER(SEARCH(&quot;L&quot;;[.$J94]));IF(ISBLANK([.$E$13]);&quot;&quot;;[.$E$13]);&quot;&quot;)">
            <text:p/>
          </table:table-cell>
          <table:table-cell table:formula="of:=IF(ISNUMBER(SEARCH(&quot;M&quot;;[.$J94]));IF(ISBLANK([.$E$14]);&quot;&quot;;[.$E$14]);&quot;&quot;)">
            <text:p/>
          </table:table-cell>
          <table:table-cell table:formula="of:=IF(ISNUMBER(SEARCH(&quot;N&quot;;[.$J9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5:.$AC95])">
            <text:p/>
          </table:table-cell>
          <table:table-cell table:formula="of:=COM.MICROSOFT.CONCAT([.$AE95:.$AR95])">
            <text:p/>
          </table:table-cell>
          <table:table-cell table:formula="of:=COM.MICROSOFT.CONCAT([.$AT95:.$BG95])">
            <text:p/>
          </table:table-cell>
          <table:table-cell table:formula="of:=COUNTIF([.$J$1:.$J$1999];[.J95])" office:value-type="float" office:value="0" calcext:value-type="float">
            <text:p>0</text:p>
          </table:table-cell>
          <table:table-cell/>
          <table:table-cell table:formula="of:=IF(ISNUMBER(SEARCH(&quot;A&quot;;[.$J95]));IF(ISBLANK([.$C$2]);&quot;&quot;;[.$C$2]);&quot;&quot;)">
            <text:p/>
          </table:table-cell>
          <table:table-cell table:formula="of:=IF(ISNUMBER(SEARCH(&quot;B&quot;;[.$J95]));IF(ISBLANK([.$C$3]);&quot;&quot;;[.$C$3]);&quot;&quot;)">
            <text:p/>
          </table:table-cell>
          <table:table-cell table:formula="of:=IF(ISNUMBER(SEARCH(&quot;C&quot;;[.$J95]));IF(ISBLANK([.$C$4]);&quot;&quot;;[.$C$4]);&quot;&quot;)">
            <text:p/>
          </table:table-cell>
          <table:table-cell table:formula="of:=IF(ISNUMBER(SEARCH(&quot;D&quot;;[.$J95]));IF(ISBLANK([.$C$5]);&quot;&quot;;[.$C$5]);&quot;&quot;)">
            <text:p/>
          </table:table-cell>
          <table:table-cell table:formula="of:=IF(ISNUMBER(SEARCH(&quot;E&quot;;[.$J95]));IF(ISBLANK([.$C$6]);&quot;&quot;;[.$C$6]);&quot;&quot;)">
            <text:p/>
          </table:table-cell>
          <table:table-cell table:formula="of:=IF(ISNUMBER(SEARCH(&quot;F&quot;;[.$J95]));IF(ISBLANK([.$C$7]);&quot;&quot;;[.$C$7]);&quot;&quot;)">
            <text:p/>
          </table:table-cell>
          <table:table-cell table:formula="of:=IF(ISNUMBER(SEARCH(&quot;G&quot;;[.$J95]));IF(ISBLANK([.$C$8]);&quot;&quot;;[.$C$8]);&quot;&quot;)">
            <text:p/>
          </table:table-cell>
          <table:table-cell table:formula="of:=IF(ISNUMBER(SEARCH(&quot;H&quot;;[.$J95]));IF(ISBLANK([.$C$9]);&quot;&quot;;[.$C$9]);&quot;&quot;)">
            <text:p/>
          </table:table-cell>
          <table:table-cell table:formula="of:=IF(ISNUMBER(SEARCH(&quot;I&quot;;[.$J95]));IF(ISBLANK([.$C$10]);&quot;&quot;;[.$C$10]);&quot;&quot;)">
            <text:p/>
          </table:table-cell>
          <table:table-cell table:formula="of:=IF(ISNUMBER(SEARCH(&quot;J&quot;;[.$J95]));IF(ISBLANK([.$C$11]);&quot;&quot;;[.$C$11]);&quot;&quot;)">
            <text:p/>
          </table:table-cell>
          <table:table-cell table:formula="of:=IF(ISNUMBER(SEARCH(&quot;K&quot;;[.$J95]));IF(ISBLANK([.$C$12]);&quot;&quot;;[.$C$12]);&quot;&quot;)">
            <text:p/>
          </table:table-cell>
          <table:table-cell table:formula="of:=IF(ISNUMBER(SEARCH(&quot;L&quot;;[.$J95]));IF(ISBLANK([.$C$13]);&quot;&quot;;[.$C$13]);&quot;&quot;)">
            <text:p/>
          </table:table-cell>
          <table:table-cell table:formula="of:=IF(ISNUMBER(SEARCH(&quot;M&quot;;[.$J95]));IF(ISBLANK([.$C$14]);&quot;&quot;;[.$C$14]);&quot;&quot;)">
            <text:p/>
          </table:table-cell>
          <table:table-cell table:formula="of:=IF(ISNUMBER(SEARCH(&quot;N&quot;;[.$J95]));IF(ISBLANK([.$C$15]);&quot;&quot;;[.$C$15]);&quot;&quot;)">
            <text:p/>
          </table:table-cell>
          <table:table-cell/>
          <table:table-cell table:formula="of:=IF(ISNUMBER(SEARCH(&quot;A&quot;;[.$J95]));IF(ISBLANK([.$D$2]);&quot;&quot;;[.$D$2]);&quot;&quot;)">
            <text:p/>
          </table:table-cell>
          <table:table-cell table:formula="of:=IF(ISNUMBER(SEARCH(&quot;B&quot;;[.$J95]));IF(ISBLANK([.$D$3]);&quot;&quot;;[.$D$3]);&quot;&quot;)">
            <text:p/>
          </table:table-cell>
          <table:table-cell table:formula="of:=IF(ISNUMBER(SEARCH(&quot;C&quot;;[.$J95]));IF(ISBLANK([.$D$4]);&quot;&quot;;[.$D$4]);&quot;&quot;)">
            <text:p/>
          </table:table-cell>
          <table:table-cell table:formula="of:=IF(ISNUMBER(SEARCH(&quot;D&quot;;[.$J95]));IF(ISBLANK([.$D$5]);&quot;&quot;;[.$D$5]);&quot;&quot;)">
            <text:p/>
          </table:table-cell>
          <table:table-cell table:formula="of:=IF(ISNUMBER(SEARCH(&quot;E&quot;;[.$J95]));IF(ISBLANK([.$D$6]);&quot;&quot;;[.$D$6]);&quot;&quot;)">
            <text:p/>
          </table:table-cell>
          <table:table-cell table:formula="of:=IF(ISNUMBER(SEARCH(&quot;F&quot;;[.$J95]));IF(ISBLANK([.$D$7]);&quot;&quot;;[.$D$7]);&quot;&quot;)">
            <text:p/>
          </table:table-cell>
          <table:table-cell table:formula="of:=IF(ISNUMBER(SEARCH(&quot;G&quot;;[.$J95]));IF(ISBLANK([.$D$8]);&quot;&quot;;[.$D$8]);&quot;&quot;)">
            <text:p/>
          </table:table-cell>
          <table:table-cell table:formula="of:=IF(ISNUMBER(SEARCH(&quot;H&quot;;[.$J95]));IF(ISBLANK([.$D$9]);&quot;&quot;;[.$D$9]);&quot;&quot;)">
            <text:p/>
          </table:table-cell>
          <table:table-cell table:formula="of:=IF(ISNUMBER(SEARCH(&quot;I&quot;;[.$J95]));IF(ISBLANK([.$D$10]);&quot;&quot;;[.$D$10]);&quot;&quot;)">
            <text:p/>
          </table:table-cell>
          <table:table-cell table:formula="of:=IF(ISNUMBER(SEARCH(&quot;J&quot;;[.$J95]));IF(ISBLANK([.$D$11]);&quot;&quot;;[.$D$11]);&quot;&quot;)">
            <text:p/>
          </table:table-cell>
          <table:table-cell table:formula="of:=IF(ISNUMBER(SEARCH(&quot;K&quot;;[.$J95]));IF(ISBLANK([.$D$12]);&quot;&quot;;[.$D$12]);&quot;&quot;)">
            <text:p/>
          </table:table-cell>
          <table:table-cell table:formula="of:=IF(ISNUMBER(SEARCH(&quot;L&quot;;[.$J95]));IF(ISBLANK([.$D$13]);&quot;&quot;;[.$D$13]);&quot;&quot;)">
            <text:p/>
          </table:table-cell>
          <table:table-cell table:formula="of:=IF(ISNUMBER(SEARCH(&quot;M&quot;;[.$J95]));IF(ISBLANK([.$D$14]);&quot;&quot;;[.$D$14]);&quot;&quot;)">
            <text:p/>
          </table:table-cell>
          <table:table-cell table:formula="of:=IF(ISNUMBER(SEARCH(&quot;N&quot;;[.$J95]));IF(ISBLANK([.$D$15]);&quot;&quot;;[.$D$15]);&quot;&quot;)">
            <text:p/>
          </table:table-cell>
          <table:table-cell/>
          <table:table-cell table:formula="of:=IF(ISNUMBER(SEARCH(&quot;A&quot;;[.$J95]));IF(ISBLANK([.$E$2]);&quot;&quot;;[.$E$2]);&quot;&quot;)">
            <text:p/>
          </table:table-cell>
          <table:table-cell table:formula="of:=IF(ISNUMBER(SEARCH(&quot;B&quot;;[.$J95]));IF(ISBLANK([.$E$3]);&quot;&quot;;[.$E$3]);&quot;&quot;)">
            <text:p/>
          </table:table-cell>
          <table:table-cell table:formula="of:=IF(ISNUMBER(SEARCH(&quot;C&quot;;[.$J95]));IF(ISBLANK([.$E$4]);&quot;&quot;;[.$E$4]);&quot;&quot;)">
            <text:p/>
          </table:table-cell>
          <table:table-cell table:formula="of:=IF(ISNUMBER(SEARCH(&quot;D&quot;;[.$J95]));IF(ISBLANK([.$E$5]);&quot;&quot;;[.$E$5]);&quot;&quot;)">
            <text:p/>
          </table:table-cell>
          <table:table-cell table:formula="of:=IF(ISNUMBER(SEARCH(&quot;E&quot;;[.$J95]));IF(ISBLANK([.$E$6]);&quot;&quot;;[.$E$6]);&quot;&quot;)">
            <text:p/>
          </table:table-cell>
          <table:table-cell table:formula="of:=IF(ISNUMBER(SEARCH(&quot;F&quot;;[.$J95]));IF(ISBLANK([.$E$7]);&quot;&quot;;[.$E$7]);&quot;&quot;)">
            <text:p/>
          </table:table-cell>
          <table:table-cell table:formula="of:=IF(ISNUMBER(SEARCH(&quot;G&quot;;[.$J95]));IF(ISBLANK([.$E$8]);&quot;&quot;;[.$E$8]);&quot;&quot;)">
            <text:p/>
          </table:table-cell>
          <table:table-cell table:formula="of:=IF(ISNUMBER(SEARCH(&quot;H&quot;;[.$J95]));IF(ISBLANK([.$E$9]);&quot;&quot;;[.$E$9]);&quot;&quot;)">
            <text:p/>
          </table:table-cell>
          <table:table-cell table:formula="of:=IF(ISNUMBER(SEARCH(&quot;I&quot;;[.$J95]));IF(ISBLANK([.$E$10]);&quot;&quot;;[.$E$10]);&quot;&quot;)">
            <text:p/>
          </table:table-cell>
          <table:table-cell table:formula="of:=IF(ISNUMBER(SEARCH(&quot;J&quot;;[.$J95]));IF(ISBLANK([.$E$11]);&quot;&quot;;[.$E$11]);&quot;&quot;)">
            <text:p/>
          </table:table-cell>
          <table:table-cell table:formula="of:=IF(ISNUMBER(SEARCH(&quot;K&quot;;[.$J95]));IF(ISBLANK([.$E$12]);&quot;&quot;;[.$E$12]);&quot;&quot;)">
            <text:p/>
          </table:table-cell>
          <table:table-cell table:formula="of:=IF(ISNUMBER(SEARCH(&quot;L&quot;;[.$J95]));IF(ISBLANK([.$E$13]);&quot;&quot;;[.$E$13]);&quot;&quot;)">
            <text:p/>
          </table:table-cell>
          <table:table-cell table:formula="of:=IF(ISNUMBER(SEARCH(&quot;M&quot;;[.$J95]));IF(ISBLANK([.$E$14]);&quot;&quot;;[.$E$14]);&quot;&quot;)">
            <text:p/>
          </table:table-cell>
          <table:table-cell table:formula="of:=IF(ISNUMBER(SEARCH(&quot;N&quot;;[.$J9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6:.$AC96])">
            <text:p/>
          </table:table-cell>
          <table:table-cell table:formula="of:=COM.MICROSOFT.CONCAT([.$AE96:.$AR96])">
            <text:p/>
          </table:table-cell>
          <table:table-cell table:formula="of:=COM.MICROSOFT.CONCAT([.$AT96:.$BG96])">
            <text:p/>
          </table:table-cell>
          <table:table-cell table:formula="of:=COUNTIF([.$J$1:.$J$1999];[.J96])" office:value-type="float" office:value="0" calcext:value-type="float">
            <text:p>0</text:p>
          </table:table-cell>
          <table:table-cell/>
          <table:table-cell table:formula="of:=IF(ISNUMBER(SEARCH(&quot;A&quot;;[.$J96]));IF(ISBLANK([.$C$2]);&quot;&quot;;[.$C$2]);&quot;&quot;)">
            <text:p/>
          </table:table-cell>
          <table:table-cell table:formula="of:=IF(ISNUMBER(SEARCH(&quot;B&quot;;[.$J96]));IF(ISBLANK([.$C$3]);&quot;&quot;;[.$C$3]);&quot;&quot;)">
            <text:p/>
          </table:table-cell>
          <table:table-cell table:formula="of:=IF(ISNUMBER(SEARCH(&quot;C&quot;;[.$J96]));IF(ISBLANK([.$C$4]);&quot;&quot;;[.$C$4]);&quot;&quot;)">
            <text:p/>
          </table:table-cell>
          <table:table-cell table:formula="of:=IF(ISNUMBER(SEARCH(&quot;D&quot;;[.$J96]));IF(ISBLANK([.$C$5]);&quot;&quot;;[.$C$5]);&quot;&quot;)">
            <text:p/>
          </table:table-cell>
          <table:table-cell table:formula="of:=IF(ISNUMBER(SEARCH(&quot;E&quot;;[.$J96]));IF(ISBLANK([.$C$6]);&quot;&quot;;[.$C$6]);&quot;&quot;)">
            <text:p/>
          </table:table-cell>
          <table:table-cell table:formula="of:=IF(ISNUMBER(SEARCH(&quot;F&quot;;[.$J96]));IF(ISBLANK([.$C$7]);&quot;&quot;;[.$C$7]);&quot;&quot;)">
            <text:p/>
          </table:table-cell>
          <table:table-cell table:formula="of:=IF(ISNUMBER(SEARCH(&quot;G&quot;;[.$J96]));IF(ISBLANK([.$C$8]);&quot;&quot;;[.$C$8]);&quot;&quot;)">
            <text:p/>
          </table:table-cell>
          <table:table-cell table:formula="of:=IF(ISNUMBER(SEARCH(&quot;H&quot;;[.$J96]));IF(ISBLANK([.$C$9]);&quot;&quot;;[.$C$9]);&quot;&quot;)">
            <text:p/>
          </table:table-cell>
          <table:table-cell table:formula="of:=IF(ISNUMBER(SEARCH(&quot;I&quot;;[.$J96]));IF(ISBLANK([.$C$10]);&quot;&quot;;[.$C$10]);&quot;&quot;)">
            <text:p/>
          </table:table-cell>
          <table:table-cell table:formula="of:=IF(ISNUMBER(SEARCH(&quot;J&quot;;[.$J96]));IF(ISBLANK([.$C$11]);&quot;&quot;;[.$C$11]);&quot;&quot;)">
            <text:p/>
          </table:table-cell>
          <table:table-cell table:formula="of:=IF(ISNUMBER(SEARCH(&quot;K&quot;;[.$J96]));IF(ISBLANK([.$C$12]);&quot;&quot;;[.$C$12]);&quot;&quot;)">
            <text:p/>
          </table:table-cell>
          <table:table-cell table:formula="of:=IF(ISNUMBER(SEARCH(&quot;L&quot;;[.$J96]));IF(ISBLANK([.$C$13]);&quot;&quot;;[.$C$13]);&quot;&quot;)">
            <text:p/>
          </table:table-cell>
          <table:table-cell table:formula="of:=IF(ISNUMBER(SEARCH(&quot;M&quot;;[.$J96]));IF(ISBLANK([.$C$14]);&quot;&quot;;[.$C$14]);&quot;&quot;)">
            <text:p/>
          </table:table-cell>
          <table:table-cell table:formula="of:=IF(ISNUMBER(SEARCH(&quot;N&quot;;[.$J96]));IF(ISBLANK([.$C$15]);&quot;&quot;;[.$C$15]);&quot;&quot;)">
            <text:p/>
          </table:table-cell>
          <table:table-cell/>
          <table:table-cell table:formula="of:=IF(ISNUMBER(SEARCH(&quot;A&quot;;[.$J96]));IF(ISBLANK([.$D$2]);&quot;&quot;;[.$D$2]);&quot;&quot;)">
            <text:p/>
          </table:table-cell>
          <table:table-cell table:formula="of:=IF(ISNUMBER(SEARCH(&quot;B&quot;;[.$J96]));IF(ISBLANK([.$D$3]);&quot;&quot;;[.$D$3]);&quot;&quot;)">
            <text:p/>
          </table:table-cell>
          <table:table-cell table:formula="of:=IF(ISNUMBER(SEARCH(&quot;C&quot;;[.$J96]));IF(ISBLANK([.$D$4]);&quot;&quot;;[.$D$4]);&quot;&quot;)">
            <text:p/>
          </table:table-cell>
          <table:table-cell table:formula="of:=IF(ISNUMBER(SEARCH(&quot;D&quot;;[.$J96]));IF(ISBLANK([.$D$5]);&quot;&quot;;[.$D$5]);&quot;&quot;)">
            <text:p/>
          </table:table-cell>
          <table:table-cell table:formula="of:=IF(ISNUMBER(SEARCH(&quot;E&quot;;[.$J96]));IF(ISBLANK([.$D$6]);&quot;&quot;;[.$D$6]);&quot;&quot;)">
            <text:p/>
          </table:table-cell>
          <table:table-cell table:formula="of:=IF(ISNUMBER(SEARCH(&quot;F&quot;;[.$J96]));IF(ISBLANK([.$D$7]);&quot;&quot;;[.$D$7]);&quot;&quot;)">
            <text:p/>
          </table:table-cell>
          <table:table-cell table:formula="of:=IF(ISNUMBER(SEARCH(&quot;G&quot;;[.$J96]));IF(ISBLANK([.$D$8]);&quot;&quot;;[.$D$8]);&quot;&quot;)">
            <text:p/>
          </table:table-cell>
          <table:table-cell table:formula="of:=IF(ISNUMBER(SEARCH(&quot;H&quot;;[.$J96]));IF(ISBLANK([.$D$9]);&quot;&quot;;[.$D$9]);&quot;&quot;)">
            <text:p/>
          </table:table-cell>
          <table:table-cell table:formula="of:=IF(ISNUMBER(SEARCH(&quot;I&quot;;[.$J96]));IF(ISBLANK([.$D$10]);&quot;&quot;;[.$D$10]);&quot;&quot;)">
            <text:p/>
          </table:table-cell>
          <table:table-cell table:formula="of:=IF(ISNUMBER(SEARCH(&quot;J&quot;;[.$J96]));IF(ISBLANK([.$D$11]);&quot;&quot;;[.$D$11]);&quot;&quot;)">
            <text:p/>
          </table:table-cell>
          <table:table-cell table:formula="of:=IF(ISNUMBER(SEARCH(&quot;K&quot;;[.$J96]));IF(ISBLANK([.$D$12]);&quot;&quot;;[.$D$12]);&quot;&quot;)">
            <text:p/>
          </table:table-cell>
          <table:table-cell table:formula="of:=IF(ISNUMBER(SEARCH(&quot;L&quot;;[.$J96]));IF(ISBLANK([.$D$13]);&quot;&quot;;[.$D$13]);&quot;&quot;)">
            <text:p/>
          </table:table-cell>
          <table:table-cell table:formula="of:=IF(ISNUMBER(SEARCH(&quot;M&quot;;[.$J96]));IF(ISBLANK([.$D$14]);&quot;&quot;;[.$D$14]);&quot;&quot;)">
            <text:p/>
          </table:table-cell>
          <table:table-cell table:formula="of:=IF(ISNUMBER(SEARCH(&quot;N&quot;;[.$J96]));IF(ISBLANK([.$D$15]);&quot;&quot;;[.$D$15]);&quot;&quot;)">
            <text:p/>
          </table:table-cell>
          <table:table-cell/>
          <table:table-cell table:formula="of:=IF(ISNUMBER(SEARCH(&quot;A&quot;;[.$J96]));IF(ISBLANK([.$E$2]);&quot;&quot;;[.$E$2]);&quot;&quot;)">
            <text:p/>
          </table:table-cell>
          <table:table-cell table:formula="of:=IF(ISNUMBER(SEARCH(&quot;B&quot;;[.$J96]));IF(ISBLANK([.$E$3]);&quot;&quot;;[.$E$3]);&quot;&quot;)">
            <text:p/>
          </table:table-cell>
          <table:table-cell table:formula="of:=IF(ISNUMBER(SEARCH(&quot;C&quot;;[.$J96]));IF(ISBLANK([.$E$4]);&quot;&quot;;[.$E$4]);&quot;&quot;)">
            <text:p/>
          </table:table-cell>
          <table:table-cell table:formula="of:=IF(ISNUMBER(SEARCH(&quot;D&quot;;[.$J96]));IF(ISBLANK([.$E$5]);&quot;&quot;;[.$E$5]);&quot;&quot;)">
            <text:p/>
          </table:table-cell>
          <table:table-cell table:formula="of:=IF(ISNUMBER(SEARCH(&quot;E&quot;;[.$J96]));IF(ISBLANK([.$E$6]);&quot;&quot;;[.$E$6]);&quot;&quot;)">
            <text:p/>
          </table:table-cell>
          <table:table-cell table:formula="of:=IF(ISNUMBER(SEARCH(&quot;F&quot;;[.$J96]));IF(ISBLANK([.$E$7]);&quot;&quot;;[.$E$7]);&quot;&quot;)">
            <text:p/>
          </table:table-cell>
          <table:table-cell table:formula="of:=IF(ISNUMBER(SEARCH(&quot;G&quot;;[.$J96]));IF(ISBLANK([.$E$8]);&quot;&quot;;[.$E$8]);&quot;&quot;)">
            <text:p/>
          </table:table-cell>
          <table:table-cell table:formula="of:=IF(ISNUMBER(SEARCH(&quot;H&quot;;[.$J96]));IF(ISBLANK([.$E$9]);&quot;&quot;;[.$E$9]);&quot;&quot;)">
            <text:p/>
          </table:table-cell>
          <table:table-cell table:formula="of:=IF(ISNUMBER(SEARCH(&quot;I&quot;;[.$J96]));IF(ISBLANK([.$E$10]);&quot;&quot;;[.$E$10]);&quot;&quot;)">
            <text:p/>
          </table:table-cell>
          <table:table-cell table:formula="of:=IF(ISNUMBER(SEARCH(&quot;J&quot;;[.$J96]));IF(ISBLANK([.$E$11]);&quot;&quot;;[.$E$11]);&quot;&quot;)">
            <text:p/>
          </table:table-cell>
          <table:table-cell table:formula="of:=IF(ISNUMBER(SEARCH(&quot;K&quot;;[.$J96]));IF(ISBLANK([.$E$12]);&quot;&quot;;[.$E$12]);&quot;&quot;)">
            <text:p/>
          </table:table-cell>
          <table:table-cell table:formula="of:=IF(ISNUMBER(SEARCH(&quot;L&quot;;[.$J96]));IF(ISBLANK([.$E$13]);&quot;&quot;;[.$E$13]);&quot;&quot;)">
            <text:p/>
          </table:table-cell>
          <table:table-cell table:formula="of:=IF(ISNUMBER(SEARCH(&quot;M&quot;;[.$J96]));IF(ISBLANK([.$E$14]);&quot;&quot;;[.$E$14]);&quot;&quot;)">
            <text:p/>
          </table:table-cell>
          <table:table-cell table:formula="of:=IF(ISNUMBER(SEARCH(&quot;N&quot;;[.$J9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7:.$AC97])">
            <text:p/>
          </table:table-cell>
          <table:table-cell table:formula="of:=COM.MICROSOFT.CONCAT([.$AE97:.$AR97])">
            <text:p/>
          </table:table-cell>
          <table:table-cell table:formula="of:=COM.MICROSOFT.CONCAT([.$AT97:.$BG97])">
            <text:p/>
          </table:table-cell>
          <table:table-cell table:formula="of:=COUNTIF([.$J$1:.$J$1999];[.J97])" office:value-type="float" office:value="0" calcext:value-type="float">
            <text:p>0</text:p>
          </table:table-cell>
          <table:table-cell/>
          <table:table-cell table:formula="of:=IF(ISNUMBER(SEARCH(&quot;A&quot;;[.$J97]));IF(ISBLANK([.$C$2]);&quot;&quot;;[.$C$2]);&quot;&quot;)">
            <text:p/>
          </table:table-cell>
          <table:table-cell table:formula="of:=IF(ISNUMBER(SEARCH(&quot;B&quot;;[.$J97]));IF(ISBLANK([.$C$3]);&quot;&quot;;[.$C$3]);&quot;&quot;)">
            <text:p/>
          </table:table-cell>
          <table:table-cell table:formula="of:=IF(ISNUMBER(SEARCH(&quot;C&quot;;[.$J97]));IF(ISBLANK([.$C$4]);&quot;&quot;;[.$C$4]);&quot;&quot;)">
            <text:p/>
          </table:table-cell>
          <table:table-cell table:formula="of:=IF(ISNUMBER(SEARCH(&quot;D&quot;;[.$J97]));IF(ISBLANK([.$C$5]);&quot;&quot;;[.$C$5]);&quot;&quot;)">
            <text:p/>
          </table:table-cell>
          <table:table-cell table:formula="of:=IF(ISNUMBER(SEARCH(&quot;E&quot;;[.$J97]));IF(ISBLANK([.$C$6]);&quot;&quot;;[.$C$6]);&quot;&quot;)">
            <text:p/>
          </table:table-cell>
          <table:table-cell table:formula="of:=IF(ISNUMBER(SEARCH(&quot;F&quot;;[.$J97]));IF(ISBLANK([.$C$7]);&quot;&quot;;[.$C$7]);&quot;&quot;)">
            <text:p/>
          </table:table-cell>
          <table:table-cell table:formula="of:=IF(ISNUMBER(SEARCH(&quot;G&quot;;[.$J97]));IF(ISBLANK([.$C$8]);&quot;&quot;;[.$C$8]);&quot;&quot;)">
            <text:p/>
          </table:table-cell>
          <table:table-cell table:formula="of:=IF(ISNUMBER(SEARCH(&quot;H&quot;;[.$J97]));IF(ISBLANK([.$C$9]);&quot;&quot;;[.$C$9]);&quot;&quot;)">
            <text:p/>
          </table:table-cell>
          <table:table-cell table:formula="of:=IF(ISNUMBER(SEARCH(&quot;I&quot;;[.$J97]));IF(ISBLANK([.$C$10]);&quot;&quot;;[.$C$10]);&quot;&quot;)">
            <text:p/>
          </table:table-cell>
          <table:table-cell table:formula="of:=IF(ISNUMBER(SEARCH(&quot;J&quot;;[.$J97]));IF(ISBLANK([.$C$11]);&quot;&quot;;[.$C$11]);&quot;&quot;)">
            <text:p/>
          </table:table-cell>
          <table:table-cell table:formula="of:=IF(ISNUMBER(SEARCH(&quot;K&quot;;[.$J97]));IF(ISBLANK([.$C$12]);&quot;&quot;;[.$C$12]);&quot;&quot;)">
            <text:p/>
          </table:table-cell>
          <table:table-cell table:formula="of:=IF(ISNUMBER(SEARCH(&quot;L&quot;;[.$J97]));IF(ISBLANK([.$C$13]);&quot;&quot;;[.$C$13]);&quot;&quot;)">
            <text:p/>
          </table:table-cell>
          <table:table-cell table:formula="of:=IF(ISNUMBER(SEARCH(&quot;M&quot;;[.$J97]));IF(ISBLANK([.$C$14]);&quot;&quot;;[.$C$14]);&quot;&quot;)">
            <text:p/>
          </table:table-cell>
          <table:table-cell table:formula="of:=IF(ISNUMBER(SEARCH(&quot;N&quot;;[.$J97]));IF(ISBLANK([.$C$15]);&quot;&quot;;[.$C$15]);&quot;&quot;)">
            <text:p/>
          </table:table-cell>
          <table:table-cell/>
          <table:table-cell table:formula="of:=IF(ISNUMBER(SEARCH(&quot;A&quot;;[.$J97]));IF(ISBLANK([.$D$2]);&quot;&quot;;[.$D$2]);&quot;&quot;)">
            <text:p/>
          </table:table-cell>
          <table:table-cell table:formula="of:=IF(ISNUMBER(SEARCH(&quot;B&quot;;[.$J97]));IF(ISBLANK([.$D$3]);&quot;&quot;;[.$D$3]);&quot;&quot;)">
            <text:p/>
          </table:table-cell>
          <table:table-cell table:formula="of:=IF(ISNUMBER(SEARCH(&quot;C&quot;;[.$J97]));IF(ISBLANK([.$D$4]);&quot;&quot;;[.$D$4]);&quot;&quot;)">
            <text:p/>
          </table:table-cell>
          <table:table-cell table:formula="of:=IF(ISNUMBER(SEARCH(&quot;D&quot;;[.$J97]));IF(ISBLANK([.$D$5]);&quot;&quot;;[.$D$5]);&quot;&quot;)">
            <text:p/>
          </table:table-cell>
          <table:table-cell table:formula="of:=IF(ISNUMBER(SEARCH(&quot;E&quot;;[.$J97]));IF(ISBLANK([.$D$6]);&quot;&quot;;[.$D$6]);&quot;&quot;)">
            <text:p/>
          </table:table-cell>
          <table:table-cell table:formula="of:=IF(ISNUMBER(SEARCH(&quot;F&quot;;[.$J97]));IF(ISBLANK([.$D$7]);&quot;&quot;;[.$D$7]);&quot;&quot;)">
            <text:p/>
          </table:table-cell>
          <table:table-cell table:formula="of:=IF(ISNUMBER(SEARCH(&quot;G&quot;;[.$J97]));IF(ISBLANK([.$D$8]);&quot;&quot;;[.$D$8]);&quot;&quot;)">
            <text:p/>
          </table:table-cell>
          <table:table-cell table:formula="of:=IF(ISNUMBER(SEARCH(&quot;H&quot;;[.$J97]));IF(ISBLANK([.$D$9]);&quot;&quot;;[.$D$9]);&quot;&quot;)">
            <text:p/>
          </table:table-cell>
          <table:table-cell table:formula="of:=IF(ISNUMBER(SEARCH(&quot;I&quot;;[.$J97]));IF(ISBLANK([.$D$10]);&quot;&quot;;[.$D$10]);&quot;&quot;)">
            <text:p/>
          </table:table-cell>
          <table:table-cell table:formula="of:=IF(ISNUMBER(SEARCH(&quot;J&quot;;[.$J97]));IF(ISBLANK([.$D$11]);&quot;&quot;;[.$D$11]);&quot;&quot;)">
            <text:p/>
          </table:table-cell>
          <table:table-cell table:formula="of:=IF(ISNUMBER(SEARCH(&quot;K&quot;;[.$J97]));IF(ISBLANK([.$D$12]);&quot;&quot;;[.$D$12]);&quot;&quot;)">
            <text:p/>
          </table:table-cell>
          <table:table-cell table:formula="of:=IF(ISNUMBER(SEARCH(&quot;L&quot;;[.$J97]));IF(ISBLANK([.$D$13]);&quot;&quot;;[.$D$13]);&quot;&quot;)">
            <text:p/>
          </table:table-cell>
          <table:table-cell table:formula="of:=IF(ISNUMBER(SEARCH(&quot;M&quot;;[.$J97]));IF(ISBLANK([.$D$14]);&quot;&quot;;[.$D$14]);&quot;&quot;)">
            <text:p/>
          </table:table-cell>
          <table:table-cell table:formula="of:=IF(ISNUMBER(SEARCH(&quot;N&quot;;[.$J97]));IF(ISBLANK([.$D$15]);&quot;&quot;;[.$D$15]);&quot;&quot;)">
            <text:p/>
          </table:table-cell>
          <table:table-cell/>
          <table:table-cell table:formula="of:=IF(ISNUMBER(SEARCH(&quot;A&quot;;[.$J97]));IF(ISBLANK([.$E$2]);&quot;&quot;;[.$E$2]);&quot;&quot;)">
            <text:p/>
          </table:table-cell>
          <table:table-cell table:formula="of:=IF(ISNUMBER(SEARCH(&quot;B&quot;;[.$J97]));IF(ISBLANK([.$E$3]);&quot;&quot;;[.$E$3]);&quot;&quot;)">
            <text:p/>
          </table:table-cell>
          <table:table-cell table:formula="of:=IF(ISNUMBER(SEARCH(&quot;C&quot;;[.$J97]));IF(ISBLANK([.$E$4]);&quot;&quot;;[.$E$4]);&quot;&quot;)">
            <text:p/>
          </table:table-cell>
          <table:table-cell table:formula="of:=IF(ISNUMBER(SEARCH(&quot;D&quot;;[.$J97]));IF(ISBLANK([.$E$5]);&quot;&quot;;[.$E$5]);&quot;&quot;)">
            <text:p/>
          </table:table-cell>
          <table:table-cell table:formula="of:=IF(ISNUMBER(SEARCH(&quot;E&quot;;[.$J97]));IF(ISBLANK([.$E$6]);&quot;&quot;;[.$E$6]);&quot;&quot;)">
            <text:p/>
          </table:table-cell>
          <table:table-cell table:formula="of:=IF(ISNUMBER(SEARCH(&quot;F&quot;;[.$J97]));IF(ISBLANK([.$E$7]);&quot;&quot;;[.$E$7]);&quot;&quot;)">
            <text:p/>
          </table:table-cell>
          <table:table-cell table:formula="of:=IF(ISNUMBER(SEARCH(&quot;G&quot;;[.$J97]));IF(ISBLANK([.$E$8]);&quot;&quot;;[.$E$8]);&quot;&quot;)">
            <text:p/>
          </table:table-cell>
          <table:table-cell table:formula="of:=IF(ISNUMBER(SEARCH(&quot;H&quot;;[.$J97]));IF(ISBLANK([.$E$9]);&quot;&quot;;[.$E$9]);&quot;&quot;)">
            <text:p/>
          </table:table-cell>
          <table:table-cell table:formula="of:=IF(ISNUMBER(SEARCH(&quot;I&quot;;[.$J97]));IF(ISBLANK([.$E$10]);&quot;&quot;;[.$E$10]);&quot;&quot;)">
            <text:p/>
          </table:table-cell>
          <table:table-cell table:formula="of:=IF(ISNUMBER(SEARCH(&quot;J&quot;;[.$J97]));IF(ISBLANK([.$E$11]);&quot;&quot;;[.$E$11]);&quot;&quot;)">
            <text:p/>
          </table:table-cell>
          <table:table-cell table:formula="of:=IF(ISNUMBER(SEARCH(&quot;K&quot;;[.$J97]));IF(ISBLANK([.$E$12]);&quot;&quot;;[.$E$12]);&quot;&quot;)">
            <text:p/>
          </table:table-cell>
          <table:table-cell table:formula="of:=IF(ISNUMBER(SEARCH(&quot;L&quot;;[.$J97]));IF(ISBLANK([.$E$13]);&quot;&quot;;[.$E$13]);&quot;&quot;)">
            <text:p/>
          </table:table-cell>
          <table:table-cell table:formula="of:=IF(ISNUMBER(SEARCH(&quot;M&quot;;[.$J97]));IF(ISBLANK([.$E$14]);&quot;&quot;;[.$E$14]);&quot;&quot;)">
            <text:p/>
          </table:table-cell>
          <table:table-cell table:formula="of:=IF(ISNUMBER(SEARCH(&quot;N&quot;;[.$J9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8:.$AC98])">
            <text:p/>
          </table:table-cell>
          <table:table-cell table:formula="of:=COM.MICROSOFT.CONCAT([.$AE98:.$AR98])">
            <text:p/>
          </table:table-cell>
          <table:table-cell table:formula="of:=COM.MICROSOFT.CONCAT([.$AT98:.$BG98])">
            <text:p/>
          </table:table-cell>
          <table:table-cell table:formula="of:=COUNTIF([.$J$1:.$J$1999];[.J98])" office:value-type="float" office:value="0" calcext:value-type="float">
            <text:p>0</text:p>
          </table:table-cell>
          <table:table-cell/>
          <table:table-cell table:formula="of:=IF(ISNUMBER(SEARCH(&quot;A&quot;;[.$J98]));IF(ISBLANK([.$C$2]);&quot;&quot;;[.$C$2]);&quot;&quot;)">
            <text:p/>
          </table:table-cell>
          <table:table-cell table:formula="of:=IF(ISNUMBER(SEARCH(&quot;B&quot;;[.$J98]));IF(ISBLANK([.$C$3]);&quot;&quot;;[.$C$3]);&quot;&quot;)">
            <text:p/>
          </table:table-cell>
          <table:table-cell table:formula="of:=IF(ISNUMBER(SEARCH(&quot;C&quot;;[.$J98]));IF(ISBLANK([.$C$4]);&quot;&quot;;[.$C$4]);&quot;&quot;)">
            <text:p/>
          </table:table-cell>
          <table:table-cell table:formula="of:=IF(ISNUMBER(SEARCH(&quot;D&quot;;[.$J98]));IF(ISBLANK([.$C$5]);&quot;&quot;;[.$C$5]);&quot;&quot;)">
            <text:p/>
          </table:table-cell>
          <table:table-cell table:formula="of:=IF(ISNUMBER(SEARCH(&quot;E&quot;;[.$J98]));IF(ISBLANK([.$C$6]);&quot;&quot;;[.$C$6]);&quot;&quot;)">
            <text:p/>
          </table:table-cell>
          <table:table-cell table:formula="of:=IF(ISNUMBER(SEARCH(&quot;F&quot;;[.$J98]));IF(ISBLANK([.$C$7]);&quot;&quot;;[.$C$7]);&quot;&quot;)">
            <text:p/>
          </table:table-cell>
          <table:table-cell table:formula="of:=IF(ISNUMBER(SEARCH(&quot;G&quot;;[.$J98]));IF(ISBLANK([.$C$8]);&quot;&quot;;[.$C$8]);&quot;&quot;)">
            <text:p/>
          </table:table-cell>
          <table:table-cell table:formula="of:=IF(ISNUMBER(SEARCH(&quot;H&quot;;[.$J98]));IF(ISBLANK([.$C$9]);&quot;&quot;;[.$C$9]);&quot;&quot;)">
            <text:p/>
          </table:table-cell>
          <table:table-cell table:formula="of:=IF(ISNUMBER(SEARCH(&quot;I&quot;;[.$J98]));IF(ISBLANK([.$C$10]);&quot;&quot;;[.$C$10]);&quot;&quot;)">
            <text:p/>
          </table:table-cell>
          <table:table-cell table:formula="of:=IF(ISNUMBER(SEARCH(&quot;J&quot;;[.$J98]));IF(ISBLANK([.$C$11]);&quot;&quot;;[.$C$11]);&quot;&quot;)">
            <text:p/>
          </table:table-cell>
          <table:table-cell table:formula="of:=IF(ISNUMBER(SEARCH(&quot;K&quot;;[.$J98]));IF(ISBLANK([.$C$12]);&quot;&quot;;[.$C$12]);&quot;&quot;)">
            <text:p/>
          </table:table-cell>
          <table:table-cell table:formula="of:=IF(ISNUMBER(SEARCH(&quot;L&quot;;[.$J98]));IF(ISBLANK([.$C$13]);&quot;&quot;;[.$C$13]);&quot;&quot;)">
            <text:p/>
          </table:table-cell>
          <table:table-cell table:formula="of:=IF(ISNUMBER(SEARCH(&quot;M&quot;;[.$J98]));IF(ISBLANK([.$C$14]);&quot;&quot;;[.$C$14]);&quot;&quot;)">
            <text:p/>
          </table:table-cell>
          <table:table-cell table:formula="of:=IF(ISNUMBER(SEARCH(&quot;N&quot;;[.$J98]));IF(ISBLANK([.$C$15]);&quot;&quot;;[.$C$15]);&quot;&quot;)">
            <text:p/>
          </table:table-cell>
          <table:table-cell/>
          <table:table-cell table:formula="of:=IF(ISNUMBER(SEARCH(&quot;A&quot;;[.$J98]));IF(ISBLANK([.$D$2]);&quot;&quot;;[.$D$2]);&quot;&quot;)">
            <text:p/>
          </table:table-cell>
          <table:table-cell table:formula="of:=IF(ISNUMBER(SEARCH(&quot;B&quot;;[.$J98]));IF(ISBLANK([.$D$3]);&quot;&quot;;[.$D$3]);&quot;&quot;)">
            <text:p/>
          </table:table-cell>
          <table:table-cell table:formula="of:=IF(ISNUMBER(SEARCH(&quot;C&quot;;[.$J98]));IF(ISBLANK([.$D$4]);&quot;&quot;;[.$D$4]);&quot;&quot;)">
            <text:p/>
          </table:table-cell>
          <table:table-cell table:formula="of:=IF(ISNUMBER(SEARCH(&quot;D&quot;;[.$J98]));IF(ISBLANK([.$D$5]);&quot;&quot;;[.$D$5]);&quot;&quot;)">
            <text:p/>
          </table:table-cell>
          <table:table-cell table:formula="of:=IF(ISNUMBER(SEARCH(&quot;E&quot;;[.$J98]));IF(ISBLANK([.$D$6]);&quot;&quot;;[.$D$6]);&quot;&quot;)">
            <text:p/>
          </table:table-cell>
          <table:table-cell table:formula="of:=IF(ISNUMBER(SEARCH(&quot;F&quot;;[.$J98]));IF(ISBLANK([.$D$7]);&quot;&quot;;[.$D$7]);&quot;&quot;)">
            <text:p/>
          </table:table-cell>
          <table:table-cell table:formula="of:=IF(ISNUMBER(SEARCH(&quot;G&quot;;[.$J98]));IF(ISBLANK([.$D$8]);&quot;&quot;;[.$D$8]);&quot;&quot;)">
            <text:p/>
          </table:table-cell>
          <table:table-cell table:formula="of:=IF(ISNUMBER(SEARCH(&quot;H&quot;;[.$J98]));IF(ISBLANK([.$D$9]);&quot;&quot;;[.$D$9]);&quot;&quot;)">
            <text:p/>
          </table:table-cell>
          <table:table-cell table:formula="of:=IF(ISNUMBER(SEARCH(&quot;I&quot;;[.$J98]));IF(ISBLANK([.$D$10]);&quot;&quot;;[.$D$10]);&quot;&quot;)">
            <text:p/>
          </table:table-cell>
          <table:table-cell table:formula="of:=IF(ISNUMBER(SEARCH(&quot;J&quot;;[.$J98]));IF(ISBLANK([.$D$11]);&quot;&quot;;[.$D$11]);&quot;&quot;)">
            <text:p/>
          </table:table-cell>
          <table:table-cell table:formula="of:=IF(ISNUMBER(SEARCH(&quot;K&quot;;[.$J98]));IF(ISBLANK([.$D$12]);&quot;&quot;;[.$D$12]);&quot;&quot;)">
            <text:p/>
          </table:table-cell>
          <table:table-cell table:formula="of:=IF(ISNUMBER(SEARCH(&quot;L&quot;;[.$J98]));IF(ISBLANK([.$D$13]);&quot;&quot;;[.$D$13]);&quot;&quot;)">
            <text:p/>
          </table:table-cell>
          <table:table-cell table:formula="of:=IF(ISNUMBER(SEARCH(&quot;M&quot;;[.$J98]));IF(ISBLANK([.$D$14]);&quot;&quot;;[.$D$14]);&quot;&quot;)">
            <text:p/>
          </table:table-cell>
          <table:table-cell table:formula="of:=IF(ISNUMBER(SEARCH(&quot;N&quot;;[.$J98]));IF(ISBLANK([.$D$15]);&quot;&quot;;[.$D$15]);&quot;&quot;)">
            <text:p/>
          </table:table-cell>
          <table:table-cell/>
          <table:table-cell table:formula="of:=IF(ISNUMBER(SEARCH(&quot;A&quot;;[.$J98]));IF(ISBLANK([.$E$2]);&quot;&quot;;[.$E$2]);&quot;&quot;)">
            <text:p/>
          </table:table-cell>
          <table:table-cell table:formula="of:=IF(ISNUMBER(SEARCH(&quot;B&quot;;[.$J98]));IF(ISBLANK([.$E$3]);&quot;&quot;;[.$E$3]);&quot;&quot;)">
            <text:p/>
          </table:table-cell>
          <table:table-cell table:formula="of:=IF(ISNUMBER(SEARCH(&quot;C&quot;;[.$J98]));IF(ISBLANK([.$E$4]);&quot;&quot;;[.$E$4]);&quot;&quot;)">
            <text:p/>
          </table:table-cell>
          <table:table-cell table:formula="of:=IF(ISNUMBER(SEARCH(&quot;D&quot;;[.$J98]));IF(ISBLANK([.$E$5]);&quot;&quot;;[.$E$5]);&quot;&quot;)">
            <text:p/>
          </table:table-cell>
          <table:table-cell table:formula="of:=IF(ISNUMBER(SEARCH(&quot;E&quot;;[.$J98]));IF(ISBLANK([.$E$6]);&quot;&quot;;[.$E$6]);&quot;&quot;)">
            <text:p/>
          </table:table-cell>
          <table:table-cell table:formula="of:=IF(ISNUMBER(SEARCH(&quot;F&quot;;[.$J98]));IF(ISBLANK([.$E$7]);&quot;&quot;;[.$E$7]);&quot;&quot;)">
            <text:p/>
          </table:table-cell>
          <table:table-cell table:formula="of:=IF(ISNUMBER(SEARCH(&quot;G&quot;;[.$J98]));IF(ISBLANK([.$E$8]);&quot;&quot;;[.$E$8]);&quot;&quot;)">
            <text:p/>
          </table:table-cell>
          <table:table-cell table:formula="of:=IF(ISNUMBER(SEARCH(&quot;H&quot;;[.$J98]));IF(ISBLANK([.$E$9]);&quot;&quot;;[.$E$9]);&quot;&quot;)">
            <text:p/>
          </table:table-cell>
          <table:table-cell table:formula="of:=IF(ISNUMBER(SEARCH(&quot;I&quot;;[.$J98]));IF(ISBLANK([.$E$10]);&quot;&quot;;[.$E$10]);&quot;&quot;)">
            <text:p/>
          </table:table-cell>
          <table:table-cell table:formula="of:=IF(ISNUMBER(SEARCH(&quot;J&quot;;[.$J98]));IF(ISBLANK([.$E$11]);&quot;&quot;;[.$E$11]);&quot;&quot;)">
            <text:p/>
          </table:table-cell>
          <table:table-cell table:formula="of:=IF(ISNUMBER(SEARCH(&quot;K&quot;;[.$J98]));IF(ISBLANK([.$E$12]);&quot;&quot;;[.$E$12]);&quot;&quot;)">
            <text:p/>
          </table:table-cell>
          <table:table-cell table:formula="of:=IF(ISNUMBER(SEARCH(&quot;L&quot;;[.$J98]));IF(ISBLANK([.$E$13]);&quot;&quot;;[.$E$13]);&quot;&quot;)">
            <text:p/>
          </table:table-cell>
          <table:table-cell table:formula="of:=IF(ISNUMBER(SEARCH(&quot;M&quot;;[.$J98]));IF(ISBLANK([.$E$14]);&quot;&quot;;[.$E$14]);&quot;&quot;)">
            <text:p/>
          </table:table-cell>
          <table:table-cell table:formula="of:=IF(ISNUMBER(SEARCH(&quot;N&quot;;[.$J9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99:.$AC99])">
            <text:p/>
          </table:table-cell>
          <table:table-cell table:formula="of:=COM.MICROSOFT.CONCAT([.$AE99:.$AR99])">
            <text:p/>
          </table:table-cell>
          <table:table-cell table:formula="of:=COM.MICROSOFT.CONCAT([.$AT99:.$BG99])">
            <text:p/>
          </table:table-cell>
          <table:table-cell table:formula="of:=COUNTIF([.$J$1:.$J$1999];[.J99])" office:value-type="float" office:value="0" calcext:value-type="float">
            <text:p>0</text:p>
          </table:table-cell>
          <table:table-cell/>
          <table:table-cell table:formula="of:=IF(ISNUMBER(SEARCH(&quot;A&quot;;[.$J99]));IF(ISBLANK([.$C$2]);&quot;&quot;;[.$C$2]);&quot;&quot;)">
            <text:p/>
          </table:table-cell>
          <table:table-cell table:formula="of:=IF(ISNUMBER(SEARCH(&quot;B&quot;;[.$J99]));IF(ISBLANK([.$C$3]);&quot;&quot;;[.$C$3]);&quot;&quot;)">
            <text:p/>
          </table:table-cell>
          <table:table-cell table:formula="of:=IF(ISNUMBER(SEARCH(&quot;C&quot;;[.$J99]));IF(ISBLANK([.$C$4]);&quot;&quot;;[.$C$4]);&quot;&quot;)">
            <text:p/>
          </table:table-cell>
          <table:table-cell table:formula="of:=IF(ISNUMBER(SEARCH(&quot;D&quot;;[.$J99]));IF(ISBLANK([.$C$5]);&quot;&quot;;[.$C$5]);&quot;&quot;)">
            <text:p/>
          </table:table-cell>
          <table:table-cell table:formula="of:=IF(ISNUMBER(SEARCH(&quot;E&quot;;[.$J99]));IF(ISBLANK([.$C$6]);&quot;&quot;;[.$C$6]);&quot;&quot;)">
            <text:p/>
          </table:table-cell>
          <table:table-cell table:formula="of:=IF(ISNUMBER(SEARCH(&quot;F&quot;;[.$J99]));IF(ISBLANK([.$C$7]);&quot;&quot;;[.$C$7]);&quot;&quot;)">
            <text:p/>
          </table:table-cell>
          <table:table-cell table:formula="of:=IF(ISNUMBER(SEARCH(&quot;G&quot;;[.$J99]));IF(ISBLANK([.$C$8]);&quot;&quot;;[.$C$8]);&quot;&quot;)">
            <text:p/>
          </table:table-cell>
          <table:table-cell table:formula="of:=IF(ISNUMBER(SEARCH(&quot;H&quot;;[.$J99]));IF(ISBLANK([.$C$9]);&quot;&quot;;[.$C$9]);&quot;&quot;)">
            <text:p/>
          </table:table-cell>
          <table:table-cell table:formula="of:=IF(ISNUMBER(SEARCH(&quot;I&quot;;[.$J99]));IF(ISBLANK([.$C$10]);&quot;&quot;;[.$C$10]);&quot;&quot;)">
            <text:p/>
          </table:table-cell>
          <table:table-cell table:formula="of:=IF(ISNUMBER(SEARCH(&quot;J&quot;;[.$J99]));IF(ISBLANK([.$C$11]);&quot;&quot;;[.$C$11]);&quot;&quot;)">
            <text:p/>
          </table:table-cell>
          <table:table-cell table:formula="of:=IF(ISNUMBER(SEARCH(&quot;K&quot;;[.$J99]));IF(ISBLANK([.$C$12]);&quot;&quot;;[.$C$12]);&quot;&quot;)">
            <text:p/>
          </table:table-cell>
          <table:table-cell table:formula="of:=IF(ISNUMBER(SEARCH(&quot;L&quot;;[.$J99]));IF(ISBLANK([.$C$13]);&quot;&quot;;[.$C$13]);&quot;&quot;)">
            <text:p/>
          </table:table-cell>
          <table:table-cell table:formula="of:=IF(ISNUMBER(SEARCH(&quot;M&quot;;[.$J99]));IF(ISBLANK([.$C$14]);&quot;&quot;;[.$C$14]);&quot;&quot;)">
            <text:p/>
          </table:table-cell>
          <table:table-cell table:formula="of:=IF(ISNUMBER(SEARCH(&quot;N&quot;;[.$J99]));IF(ISBLANK([.$C$15]);&quot;&quot;;[.$C$15]);&quot;&quot;)">
            <text:p/>
          </table:table-cell>
          <table:table-cell/>
          <table:table-cell table:formula="of:=IF(ISNUMBER(SEARCH(&quot;A&quot;;[.$J99]));IF(ISBLANK([.$D$2]);&quot;&quot;;[.$D$2]);&quot;&quot;)">
            <text:p/>
          </table:table-cell>
          <table:table-cell table:formula="of:=IF(ISNUMBER(SEARCH(&quot;B&quot;;[.$J99]));IF(ISBLANK([.$D$3]);&quot;&quot;;[.$D$3]);&quot;&quot;)">
            <text:p/>
          </table:table-cell>
          <table:table-cell table:formula="of:=IF(ISNUMBER(SEARCH(&quot;C&quot;;[.$J99]));IF(ISBLANK([.$D$4]);&quot;&quot;;[.$D$4]);&quot;&quot;)">
            <text:p/>
          </table:table-cell>
          <table:table-cell table:formula="of:=IF(ISNUMBER(SEARCH(&quot;D&quot;;[.$J99]));IF(ISBLANK([.$D$5]);&quot;&quot;;[.$D$5]);&quot;&quot;)">
            <text:p/>
          </table:table-cell>
          <table:table-cell table:formula="of:=IF(ISNUMBER(SEARCH(&quot;E&quot;;[.$J99]));IF(ISBLANK([.$D$6]);&quot;&quot;;[.$D$6]);&quot;&quot;)">
            <text:p/>
          </table:table-cell>
          <table:table-cell table:formula="of:=IF(ISNUMBER(SEARCH(&quot;F&quot;;[.$J99]));IF(ISBLANK([.$D$7]);&quot;&quot;;[.$D$7]);&quot;&quot;)">
            <text:p/>
          </table:table-cell>
          <table:table-cell table:formula="of:=IF(ISNUMBER(SEARCH(&quot;G&quot;;[.$J99]));IF(ISBLANK([.$D$8]);&quot;&quot;;[.$D$8]);&quot;&quot;)">
            <text:p/>
          </table:table-cell>
          <table:table-cell table:formula="of:=IF(ISNUMBER(SEARCH(&quot;H&quot;;[.$J99]));IF(ISBLANK([.$D$9]);&quot;&quot;;[.$D$9]);&quot;&quot;)">
            <text:p/>
          </table:table-cell>
          <table:table-cell table:formula="of:=IF(ISNUMBER(SEARCH(&quot;I&quot;;[.$J99]));IF(ISBLANK([.$D$10]);&quot;&quot;;[.$D$10]);&quot;&quot;)">
            <text:p/>
          </table:table-cell>
          <table:table-cell table:formula="of:=IF(ISNUMBER(SEARCH(&quot;J&quot;;[.$J99]));IF(ISBLANK([.$D$11]);&quot;&quot;;[.$D$11]);&quot;&quot;)">
            <text:p/>
          </table:table-cell>
          <table:table-cell table:formula="of:=IF(ISNUMBER(SEARCH(&quot;K&quot;;[.$J99]));IF(ISBLANK([.$D$12]);&quot;&quot;;[.$D$12]);&quot;&quot;)">
            <text:p/>
          </table:table-cell>
          <table:table-cell table:formula="of:=IF(ISNUMBER(SEARCH(&quot;L&quot;;[.$J99]));IF(ISBLANK([.$D$13]);&quot;&quot;;[.$D$13]);&quot;&quot;)">
            <text:p/>
          </table:table-cell>
          <table:table-cell table:formula="of:=IF(ISNUMBER(SEARCH(&quot;M&quot;;[.$J99]));IF(ISBLANK([.$D$14]);&quot;&quot;;[.$D$14]);&quot;&quot;)">
            <text:p/>
          </table:table-cell>
          <table:table-cell table:formula="of:=IF(ISNUMBER(SEARCH(&quot;N&quot;;[.$J99]));IF(ISBLANK([.$D$15]);&quot;&quot;;[.$D$15]);&quot;&quot;)">
            <text:p/>
          </table:table-cell>
          <table:table-cell/>
          <table:table-cell table:formula="of:=IF(ISNUMBER(SEARCH(&quot;A&quot;;[.$J99]));IF(ISBLANK([.$E$2]);&quot;&quot;;[.$E$2]);&quot;&quot;)">
            <text:p/>
          </table:table-cell>
          <table:table-cell table:formula="of:=IF(ISNUMBER(SEARCH(&quot;B&quot;;[.$J99]));IF(ISBLANK([.$E$3]);&quot;&quot;;[.$E$3]);&quot;&quot;)">
            <text:p/>
          </table:table-cell>
          <table:table-cell table:formula="of:=IF(ISNUMBER(SEARCH(&quot;C&quot;;[.$J99]));IF(ISBLANK([.$E$4]);&quot;&quot;;[.$E$4]);&quot;&quot;)">
            <text:p/>
          </table:table-cell>
          <table:table-cell table:formula="of:=IF(ISNUMBER(SEARCH(&quot;D&quot;;[.$J99]));IF(ISBLANK([.$E$5]);&quot;&quot;;[.$E$5]);&quot;&quot;)">
            <text:p/>
          </table:table-cell>
          <table:table-cell table:formula="of:=IF(ISNUMBER(SEARCH(&quot;E&quot;;[.$J99]));IF(ISBLANK([.$E$6]);&quot;&quot;;[.$E$6]);&quot;&quot;)">
            <text:p/>
          </table:table-cell>
          <table:table-cell table:formula="of:=IF(ISNUMBER(SEARCH(&quot;F&quot;;[.$J99]));IF(ISBLANK([.$E$7]);&quot;&quot;;[.$E$7]);&quot;&quot;)">
            <text:p/>
          </table:table-cell>
          <table:table-cell table:formula="of:=IF(ISNUMBER(SEARCH(&quot;G&quot;;[.$J99]));IF(ISBLANK([.$E$8]);&quot;&quot;;[.$E$8]);&quot;&quot;)">
            <text:p/>
          </table:table-cell>
          <table:table-cell table:formula="of:=IF(ISNUMBER(SEARCH(&quot;H&quot;;[.$J99]));IF(ISBLANK([.$E$9]);&quot;&quot;;[.$E$9]);&quot;&quot;)">
            <text:p/>
          </table:table-cell>
          <table:table-cell table:formula="of:=IF(ISNUMBER(SEARCH(&quot;I&quot;;[.$J99]));IF(ISBLANK([.$E$10]);&quot;&quot;;[.$E$10]);&quot;&quot;)">
            <text:p/>
          </table:table-cell>
          <table:table-cell table:formula="of:=IF(ISNUMBER(SEARCH(&quot;J&quot;;[.$J99]));IF(ISBLANK([.$E$11]);&quot;&quot;;[.$E$11]);&quot;&quot;)">
            <text:p/>
          </table:table-cell>
          <table:table-cell table:formula="of:=IF(ISNUMBER(SEARCH(&quot;K&quot;;[.$J99]));IF(ISBLANK([.$E$12]);&quot;&quot;;[.$E$12]);&quot;&quot;)">
            <text:p/>
          </table:table-cell>
          <table:table-cell table:formula="of:=IF(ISNUMBER(SEARCH(&quot;L&quot;;[.$J99]));IF(ISBLANK([.$E$13]);&quot;&quot;;[.$E$13]);&quot;&quot;)">
            <text:p/>
          </table:table-cell>
          <table:table-cell table:formula="of:=IF(ISNUMBER(SEARCH(&quot;M&quot;;[.$J99]));IF(ISBLANK([.$E$14]);&quot;&quot;;[.$E$14]);&quot;&quot;)">
            <text:p/>
          </table:table-cell>
          <table:table-cell table:formula="of:=IF(ISNUMBER(SEARCH(&quot;N&quot;;[.$J9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0:.$AC100])">
            <text:p/>
          </table:table-cell>
          <table:table-cell table:formula="of:=COM.MICROSOFT.CONCAT([.$AE100:.$AR100])">
            <text:p/>
          </table:table-cell>
          <table:table-cell table:formula="of:=COM.MICROSOFT.CONCAT([.$AT100:.$BG100])">
            <text:p/>
          </table:table-cell>
          <table:table-cell table:formula="of:=COUNTIF([.$J$1:.$J$1999];[.J100])" office:value-type="float" office:value="0" calcext:value-type="float">
            <text:p>0</text:p>
          </table:table-cell>
          <table:table-cell/>
          <table:table-cell table:formula="of:=IF(ISNUMBER(SEARCH(&quot;A&quot;;[.$J100]));IF(ISBLANK([.$C$2]);&quot;&quot;;[.$C$2]);&quot;&quot;)">
            <text:p/>
          </table:table-cell>
          <table:table-cell table:formula="of:=IF(ISNUMBER(SEARCH(&quot;B&quot;;[.$J100]));IF(ISBLANK([.$C$3]);&quot;&quot;;[.$C$3]);&quot;&quot;)">
            <text:p/>
          </table:table-cell>
          <table:table-cell table:formula="of:=IF(ISNUMBER(SEARCH(&quot;C&quot;;[.$J100]));IF(ISBLANK([.$C$4]);&quot;&quot;;[.$C$4]);&quot;&quot;)">
            <text:p/>
          </table:table-cell>
          <table:table-cell table:formula="of:=IF(ISNUMBER(SEARCH(&quot;D&quot;;[.$J100]));IF(ISBLANK([.$C$5]);&quot;&quot;;[.$C$5]);&quot;&quot;)">
            <text:p/>
          </table:table-cell>
          <table:table-cell table:formula="of:=IF(ISNUMBER(SEARCH(&quot;E&quot;;[.$J100]));IF(ISBLANK([.$C$6]);&quot;&quot;;[.$C$6]);&quot;&quot;)">
            <text:p/>
          </table:table-cell>
          <table:table-cell table:formula="of:=IF(ISNUMBER(SEARCH(&quot;F&quot;;[.$J100]));IF(ISBLANK([.$C$7]);&quot;&quot;;[.$C$7]);&quot;&quot;)">
            <text:p/>
          </table:table-cell>
          <table:table-cell table:formula="of:=IF(ISNUMBER(SEARCH(&quot;G&quot;;[.$J100]));IF(ISBLANK([.$C$8]);&quot;&quot;;[.$C$8]);&quot;&quot;)">
            <text:p/>
          </table:table-cell>
          <table:table-cell table:formula="of:=IF(ISNUMBER(SEARCH(&quot;H&quot;;[.$J100]));IF(ISBLANK([.$C$9]);&quot;&quot;;[.$C$9]);&quot;&quot;)">
            <text:p/>
          </table:table-cell>
          <table:table-cell table:formula="of:=IF(ISNUMBER(SEARCH(&quot;I&quot;;[.$J100]));IF(ISBLANK([.$C$10]);&quot;&quot;;[.$C$10]);&quot;&quot;)">
            <text:p/>
          </table:table-cell>
          <table:table-cell table:formula="of:=IF(ISNUMBER(SEARCH(&quot;J&quot;;[.$J100]));IF(ISBLANK([.$C$11]);&quot;&quot;;[.$C$11]);&quot;&quot;)">
            <text:p/>
          </table:table-cell>
          <table:table-cell table:formula="of:=IF(ISNUMBER(SEARCH(&quot;K&quot;;[.$J100]));IF(ISBLANK([.$C$12]);&quot;&quot;;[.$C$12]);&quot;&quot;)">
            <text:p/>
          </table:table-cell>
          <table:table-cell table:formula="of:=IF(ISNUMBER(SEARCH(&quot;L&quot;;[.$J100]));IF(ISBLANK([.$C$13]);&quot;&quot;;[.$C$13]);&quot;&quot;)">
            <text:p/>
          </table:table-cell>
          <table:table-cell table:formula="of:=IF(ISNUMBER(SEARCH(&quot;M&quot;;[.$J100]));IF(ISBLANK([.$C$14]);&quot;&quot;;[.$C$14]);&quot;&quot;)">
            <text:p/>
          </table:table-cell>
          <table:table-cell table:formula="of:=IF(ISNUMBER(SEARCH(&quot;N&quot;;[.$J100]));IF(ISBLANK([.$C$15]);&quot;&quot;;[.$C$15]);&quot;&quot;)">
            <text:p/>
          </table:table-cell>
          <table:table-cell/>
          <table:table-cell table:formula="of:=IF(ISNUMBER(SEARCH(&quot;A&quot;;[.$J100]));IF(ISBLANK([.$D$2]);&quot;&quot;;[.$D$2]);&quot;&quot;)">
            <text:p/>
          </table:table-cell>
          <table:table-cell table:formula="of:=IF(ISNUMBER(SEARCH(&quot;B&quot;;[.$J100]));IF(ISBLANK([.$D$3]);&quot;&quot;;[.$D$3]);&quot;&quot;)">
            <text:p/>
          </table:table-cell>
          <table:table-cell table:formula="of:=IF(ISNUMBER(SEARCH(&quot;C&quot;;[.$J100]));IF(ISBLANK([.$D$4]);&quot;&quot;;[.$D$4]);&quot;&quot;)">
            <text:p/>
          </table:table-cell>
          <table:table-cell table:formula="of:=IF(ISNUMBER(SEARCH(&quot;D&quot;;[.$J100]));IF(ISBLANK([.$D$5]);&quot;&quot;;[.$D$5]);&quot;&quot;)">
            <text:p/>
          </table:table-cell>
          <table:table-cell table:formula="of:=IF(ISNUMBER(SEARCH(&quot;E&quot;;[.$J100]));IF(ISBLANK([.$D$6]);&quot;&quot;;[.$D$6]);&quot;&quot;)">
            <text:p/>
          </table:table-cell>
          <table:table-cell table:formula="of:=IF(ISNUMBER(SEARCH(&quot;F&quot;;[.$J100]));IF(ISBLANK([.$D$7]);&quot;&quot;;[.$D$7]);&quot;&quot;)">
            <text:p/>
          </table:table-cell>
          <table:table-cell table:formula="of:=IF(ISNUMBER(SEARCH(&quot;G&quot;;[.$J100]));IF(ISBLANK([.$D$8]);&quot;&quot;;[.$D$8]);&quot;&quot;)">
            <text:p/>
          </table:table-cell>
          <table:table-cell table:formula="of:=IF(ISNUMBER(SEARCH(&quot;H&quot;;[.$J100]));IF(ISBLANK([.$D$9]);&quot;&quot;;[.$D$9]);&quot;&quot;)">
            <text:p/>
          </table:table-cell>
          <table:table-cell table:formula="of:=IF(ISNUMBER(SEARCH(&quot;I&quot;;[.$J100]));IF(ISBLANK([.$D$10]);&quot;&quot;;[.$D$10]);&quot;&quot;)">
            <text:p/>
          </table:table-cell>
          <table:table-cell table:formula="of:=IF(ISNUMBER(SEARCH(&quot;J&quot;;[.$J100]));IF(ISBLANK([.$D$11]);&quot;&quot;;[.$D$11]);&quot;&quot;)">
            <text:p/>
          </table:table-cell>
          <table:table-cell table:formula="of:=IF(ISNUMBER(SEARCH(&quot;K&quot;;[.$J100]));IF(ISBLANK([.$D$12]);&quot;&quot;;[.$D$12]);&quot;&quot;)">
            <text:p/>
          </table:table-cell>
          <table:table-cell table:formula="of:=IF(ISNUMBER(SEARCH(&quot;L&quot;;[.$J100]));IF(ISBLANK([.$D$13]);&quot;&quot;;[.$D$13]);&quot;&quot;)">
            <text:p/>
          </table:table-cell>
          <table:table-cell table:formula="of:=IF(ISNUMBER(SEARCH(&quot;M&quot;;[.$J100]));IF(ISBLANK([.$D$14]);&quot;&quot;;[.$D$14]);&quot;&quot;)">
            <text:p/>
          </table:table-cell>
          <table:table-cell table:formula="of:=IF(ISNUMBER(SEARCH(&quot;N&quot;;[.$J100]));IF(ISBLANK([.$D$15]);&quot;&quot;;[.$D$15]);&quot;&quot;)">
            <text:p/>
          </table:table-cell>
          <table:table-cell/>
          <table:table-cell table:formula="of:=IF(ISNUMBER(SEARCH(&quot;A&quot;;[.$J100]));IF(ISBLANK([.$E$2]);&quot;&quot;;[.$E$2]);&quot;&quot;)">
            <text:p/>
          </table:table-cell>
          <table:table-cell table:formula="of:=IF(ISNUMBER(SEARCH(&quot;B&quot;;[.$J100]));IF(ISBLANK([.$E$3]);&quot;&quot;;[.$E$3]);&quot;&quot;)">
            <text:p/>
          </table:table-cell>
          <table:table-cell table:formula="of:=IF(ISNUMBER(SEARCH(&quot;C&quot;;[.$J100]));IF(ISBLANK([.$E$4]);&quot;&quot;;[.$E$4]);&quot;&quot;)">
            <text:p/>
          </table:table-cell>
          <table:table-cell table:formula="of:=IF(ISNUMBER(SEARCH(&quot;D&quot;;[.$J100]));IF(ISBLANK([.$E$5]);&quot;&quot;;[.$E$5]);&quot;&quot;)">
            <text:p/>
          </table:table-cell>
          <table:table-cell table:formula="of:=IF(ISNUMBER(SEARCH(&quot;E&quot;;[.$J100]));IF(ISBLANK([.$E$6]);&quot;&quot;;[.$E$6]);&quot;&quot;)">
            <text:p/>
          </table:table-cell>
          <table:table-cell table:formula="of:=IF(ISNUMBER(SEARCH(&quot;F&quot;;[.$J100]));IF(ISBLANK([.$E$7]);&quot;&quot;;[.$E$7]);&quot;&quot;)">
            <text:p/>
          </table:table-cell>
          <table:table-cell table:formula="of:=IF(ISNUMBER(SEARCH(&quot;G&quot;;[.$J100]));IF(ISBLANK([.$E$8]);&quot;&quot;;[.$E$8]);&quot;&quot;)">
            <text:p/>
          </table:table-cell>
          <table:table-cell table:formula="of:=IF(ISNUMBER(SEARCH(&quot;H&quot;;[.$J100]));IF(ISBLANK([.$E$9]);&quot;&quot;;[.$E$9]);&quot;&quot;)">
            <text:p/>
          </table:table-cell>
          <table:table-cell table:formula="of:=IF(ISNUMBER(SEARCH(&quot;I&quot;;[.$J100]));IF(ISBLANK([.$E$10]);&quot;&quot;;[.$E$10]);&quot;&quot;)">
            <text:p/>
          </table:table-cell>
          <table:table-cell table:formula="of:=IF(ISNUMBER(SEARCH(&quot;J&quot;;[.$J100]));IF(ISBLANK([.$E$11]);&quot;&quot;;[.$E$11]);&quot;&quot;)">
            <text:p/>
          </table:table-cell>
          <table:table-cell table:formula="of:=IF(ISNUMBER(SEARCH(&quot;K&quot;;[.$J100]));IF(ISBLANK([.$E$12]);&quot;&quot;;[.$E$12]);&quot;&quot;)">
            <text:p/>
          </table:table-cell>
          <table:table-cell table:formula="of:=IF(ISNUMBER(SEARCH(&quot;L&quot;;[.$J100]));IF(ISBLANK([.$E$13]);&quot;&quot;;[.$E$13]);&quot;&quot;)">
            <text:p/>
          </table:table-cell>
          <table:table-cell table:formula="of:=IF(ISNUMBER(SEARCH(&quot;M&quot;;[.$J100]));IF(ISBLANK([.$E$14]);&quot;&quot;;[.$E$14]);&quot;&quot;)">
            <text:p/>
          </table:table-cell>
          <table:table-cell table:formula="of:=IF(ISNUMBER(SEARCH(&quot;N&quot;;[.$J10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1:.$AC101])">
            <text:p/>
          </table:table-cell>
          <table:table-cell table:formula="of:=COM.MICROSOFT.CONCAT([.$AE101:.$AR101])">
            <text:p/>
          </table:table-cell>
          <table:table-cell table:formula="of:=COM.MICROSOFT.CONCAT([.$AT101:.$BG101])">
            <text:p/>
          </table:table-cell>
          <table:table-cell table:formula="of:=COUNTIF([.$J$1:.$J$1999];[.J101])" office:value-type="float" office:value="0" calcext:value-type="float">
            <text:p>0</text:p>
          </table:table-cell>
          <table:table-cell/>
          <table:table-cell table:formula="of:=IF(ISNUMBER(SEARCH(&quot;A&quot;;[.$J101]));IF(ISBLANK([.$C$2]);&quot;&quot;;[.$C$2]);&quot;&quot;)">
            <text:p/>
          </table:table-cell>
          <table:table-cell table:formula="of:=IF(ISNUMBER(SEARCH(&quot;B&quot;;[.$J101]));IF(ISBLANK([.$C$3]);&quot;&quot;;[.$C$3]);&quot;&quot;)">
            <text:p/>
          </table:table-cell>
          <table:table-cell table:formula="of:=IF(ISNUMBER(SEARCH(&quot;C&quot;;[.$J101]));IF(ISBLANK([.$C$4]);&quot;&quot;;[.$C$4]);&quot;&quot;)">
            <text:p/>
          </table:table-cell>
          <table:table-cell table:formula="of:=IF(ISNUMBER(SEARCH(&quot;D&quot;;[.$J101]));IF(ISBLANK([.$C$5]);&quot;&quot;;[.$C$5]);&quot;&quot;)">
            <text:p/>
          </table:table-cell>
          <table:table-cell table:formula="of:=IF(ISNUMBER(SEARCH(&quot;E&quot;;[.$J101]));IF(ISBLANK([.$C$6]);&quot;&quot;;[.$C$6]);&quot;&quot;)">
            <text:p/>
          </table:table-cell>
          <table:table-cell table:formula="of:=IF(ISNUMBER(SEARCH(&quot;F&quot;;[.$J101]));IF(ISBLANK([.$C$7]);&quot;&quot;;[.$C$7]);&quot;&quot;)">
            <text:p/>
          </table:table-cell>
          <table:table-cell table:formula="of:=IF(ISNUMBER(SEARCH(&quot;G&quot;;[.$J101]));IF(ISBLANK([.$C$8]);&quot;&quot;;[.$C$8]);&quot;&quot;)">
            <text:p/>
          </table:table-cell>
          <table:table-cell table:formula="of:=IF(ISNUMBER(SEARCH(&quot;H&quot;;[.$J101]));IF(ISBLANK([.$C$9]);&quot;&quot;;[.$C$9]);&quot;&quot;)">
            <text:p/>
          </table:table-cell>
          <table:table-cell table:formula="of:=IF(ISNUMBER(SEARCH(&quot;I&quot;;[.$J101]));IF(ISBLANK([.$C$10]);&quot;&quot;;[.$C$10]);&quot;&quot;)">
            <text:p/>
          </table:table-cell>
          <table:table-cell table:formula="of:=IF(ISNUMBER(SEARCH(&quot;J&quot;;[.$J101]));IF(ISBLANK([.$C$11]);&quot;&quot;;[.$C$11]);&quot;&quot;)">
            <text:p/>
          </table:table-cell>
          <table:table-cell table:formula="of:=IF(ISNUMBER(SEARCH(&quot;K&quot;;[.$J101]));IF(ISBLANK([.$C$12]);&quot;&quot;;[.$C$12]);&quot;&quot;)">
            <text:p/>
          </table:table-cell>
          <table:table-cell table:formula="of:=IF(ISNUMBER(SEARCH(&quot;L&quot;;[.$J101]));IF(ISBLANK([.$C$13]);&quot;&quot;;[.$C$13]);&quot;&quot;)">
            <text:p/>
          </table:table-cell>
          <table:table-cell table:formula="of:=IF(ISNUMBER(SEARCH(&quot;M&quot;;[.$J101]));IF(ISBLANK([.$C$14]);&quot;&quot;;[.$C$14]);&quot;&quot;)">
            <text:p/>
          </table:table-cell>
          <table:table-cell table:formula="of:=IF(ISNUMBER(SEARCH(&quot;N&quot;;[.$J101]));IF(ISBLANK([.$C$15]);&quot;&quot;;[.$C$15]);&quot;&quot;)">
            <text:p/>
          </table:table-cell>
          <table:table-cell/>
          <table:table-cell table:formula="of:=IF(ISNUMBER(SEARCH(&quot;A&quot;;[.$J101]));IF(ISBLANK([.$D$2]);&quot;&quot;;[.$D$2]);&quot;&quot;)">
            <text:p/>
          </table:table-cell>
          <table:table-cell table:formula="of:=IF(ISNUMBER(SEARCH(&quot;B&quot;;[.$J101]));IF(ISBLANK([.$D$3]);&quot;&quot;;[.$D$3]);&quot;&quot;)">
            <text:p/>
          </table:table-cell>
          <table:table-cell table:formula="of:=IF(ISNUMBER(SEARCH(&quot;C&quot;;[.$J101]));IF(ISBLANK([.$D$4]);&quot;&quot;;[.$D$4]);&quot;&quot;)">
            <text:p/>
          </table:table-cell>
          <table:table-cell table:formula="of:=IF(ISNUMBER(SEARCH(&quot;D&quot;;[.$J101]));IF(ISBLANK([.$D$5]);&quot;&quot;;[.$D$5]);&quot;&quot;)">
            <text:p/>
          </table:table-cell>
          <table:table-cell table:formula="of:=IF(ISNUMBER(SEARCH(&quot;E&quot;;[.$J101]));IF(ISBLANK([.$D$6]);&quot;&quot;;[.$D$6]);&quot;&quot;)">
            <text:p/>
          </table:table-cell>
          <table:table-cell table:formula="of:=IF(ISNUMBER(SEARCH(&quot;F&quot;;[.$J101]));IF(ISBLANK([.$D$7]);&quot;&quot;;[.$D$7]);&quot;&quot;)">
            <text:p/>
          </table:table-cell>
          <table:table-cell table:formula="of:=IF(ISNUMBER(SEARCH(&quot;G&quot;;[.$J101]));IF(ISBLANK([.$D$8]);&quot;&quot;;[.$D$8]);&quot;&quot;)">
            <text:p/>
          </table:table-cell>
          <table:table-cell table:formula="of:=IF(ISNUMBER(SEARCH(&quot;H&quot;;[.$J101]));IF(ISBLANK([.$D$9]);&quot;&quot;;[.$D$9]);&quot;&quot;)">
            <text:p/>
          </table:table-cell>
          <table:table-cell table:formula="of:=IF(ISNUMBER(SEARCH(&quot;I&quot;;[.$J101]));IF(ISBLANK([.$D$10]);&quot;&quot;;[.$D$10]);&quot;&quot;)">
            <text:p/>
          </table:table-cell>
          <table:table-cell table:formula="of:=IF(ISNUMBER(SEARCH(&quot;J&quot;;[.$J101]));IF(ISBLANK([.$D$11]);&quot;&quot;;[.$D$11]);&quot;&quot;)">
            <text:p/>
          </table:table-cell>
          <table:table-cell table:formula="of:=IF(ISNUMBER(SEARCH(&quot;K&quot;;[.$J101]));IF(ISBLANK([.$D$12]);&quot;&quot;;[.$D$12]);&quot;&quot;)">
            <text:p/>
          </table:table-cell>
          <table:table-cell table:formula="of:=IF(ISNUMBER(SEARCH(&quot;L&quot;;[.$J101]));IF(ISBLANK([.$D$13]);&quot;&quot;;[.$D$13]);&quot;&quot;)">
            <text:p/>
          </table:table-cell>
          <table:table-cell table:formula="of:=IF(ISNUMBER(SEARCH(&quot;M&quot;;[.$J101]));IF(ISBLANK([.$D$14]);&quot;&quot;;[.$D$14]);&quot;&quot;)">
            <text:p/>
          </table:table-cell>
          <table:table-cell table:formula="of:=IF(ISNUMBER(SEARCH(&quot;N&quot;;[.$J101]));IF(ISBLANK([.$D$15]);&quot;&quot;;[.$D$15]);&quot;&quot;)">
            <text:p/>
          </table:table-cell>
          <table:table-cell/>
          <table:table-cell table:formula="of:=IF(ISNUMBER(SEARCH(&quot;A&quot;;[.$J101]));IF(ISBLANK([.$E$2]);&quot;&quot;;[.$E$2]);&quot;&quot;)">
            <text:p/>
          </table:table-cell>
          <table:table-cell table:formula="of:=IF(ISNUMBER(SEARCH(&quot;B&quot;;[.$J101]));IF(ISBLANK([.$E$3]);&quot;&quot;;[.$E$3]);&quot;&quot;)">
            <text:p/>
          </table:table-cell>
          <table:table-cell table:formula="of:=IF(ISNUMBER(SEARCH(&quot;C&quot;;[.$J101]));IF(ISBLANK([.$E$4]);&quot;&quot;;[.$E$4]);&quot;&quot;)">
            <text:p/>
          </table:table-cell>
          <table:table-cell table:formula="of:=IF(ISNUMBER(SEARCH(&quot;D&quot;;[.$J101]));IF(ISBLANK([.$E$5]);&quot;&quot;;[.$E$5]);&quot;&quot;)">
            <text:p/>
          </table:table-cell>
          <table:table-cell table:formula="of:=IF(ISNUMBER(SEARCH(&quot;E&quot;;[.$J101]));IF(ISBLANK([.$E$6]);&quot;&quot;;[.$E$6]);&quot;&quot;)">
            <text:p/>
          </table:table-cell>
          <table:table-cell table:formula="of:=IF(ISNUMBER(SEARCH(&quot;F&quot;;[.$J101]));IF(ISBLANK([.$E$7]);&quot;&quot;;[.$E$7]);&quot;&quot;)">
            <text:p/>
          </table:table-cell>
          <table:table-cell table:formula="of:=IF(ISNUMBER(SEARCH(&quot;G&quot;;[.$J101]));IF(ISBLANK([.$E$8]);&quot;&quot;;[.$E$8]);&quot;&quot;)">
            <text:p/>
          </table:table-cell>
          <table:table-cell table:formula="of:=IF(ISNUMBER(SEARCH(&quot;H&quot;;[.$J101]));IF(ISBLANK([.$E$9]);&quot;&quot;;[.$E$9]);&quot;&quot;)">
            <text:p/>
          </table:table-cell>
          <table:table-cell table:formula="of:=IF(ISNUMBER(SEARCH(&quot;I&quot;;[.$J101]));IF(ISBLANK([.$E$10]);&quot;&quot;;[.$E$10]);&quot;&quot;)">
            <text:p/>
          </table:table-cell>
          <table:table-cell table:formula="of:=IF(ISNUMBER(SEARCH(&quot;J&quot;;[.$J101]));IF(ISBLANK([.$E$11]);&quot;&quot;;[.$E$11]);&quot;&quot;)">
            <text:p/>
          </table:table-cell>
          <table:table-cell table:formula="of:=IF(ISNUMBER(SEARCH(&quot;K&quot;;[.$J101]));IF(ISBLANK([.$E$12]);&quot;&quot;;[.$E$12]);&quot;&quot;)">
            <text:p/>
          </table:table-cell>
          <table:table-cell table:formula="of:=IF(ISNUMBER(SEARCH(&quot;L&quot;;[.$J101]));IF(ISBLANK([.$E$13]);&quot;&quot;;[.$E$13]);&quot;&quot;)">
            <text:p/>
          </table:table-cell>
          <table:table-cell table:formula="of:=IF(ISNUMBER(SEARCH(&quot;M&quot;;[.$J101]));IF(ISBLANK([.$E$14]);&quot;&quot;;[.$E$14]);&quot;&quot;)">
            <text:p/>
          </table:table-cell>
          <table:table-cell table:formula="of:=IF(ISNUMBER(SEARCH(&quot;N&quot;;[.$J10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2:.$AC102])">
            <text:p/>
          </table:table-cell>
          <table:table-cell table:formula="of:=COM.MICROSOFT.CONCAT([.$AE102:.$AR102])">
            <text:p/>
          </table:table-cell>
          <table:table-cell table:formula="of:=COM.MICROSOFT.CONCAT([.$AT102:.$BG102])">
            <text:p/>
          </table:table-cell>
          <table:table-cell table:formula="of:=COUNTIF([.$J$1:.$J$1999];[.J102])" office:value-type="float" office:value="0" calcext:value-type="float">
            <text:p>0</text:p>
          </table:table-cell>
          <table:table-cell/>
          <table:table-cell table:formula="of:=IF(ISNUMBER(SEARCH(&quot;A&quot;;[.$J102]));IF(ISBLANK([.$C$2]);&quot;&quot;;[.$C$2]);&quot;&quot;)">
            <text:p/>
          </table:table-cell>
          <table:table-cell table:formula="of:=IF(ISNUMBER(SEARCH(&quot;B&quot;;[.$J102]));IF(ISBLANK([.$C$3]);&quot;&quot;;[.$C$3]);&quot;&quot;)">
            <text:p/>
          </table:table-cell>
          <table:table-cell table:formula="of:=IF(ISNUMBER(SEARCH(&quot;C&quot;;[.$J102]));IF(ISBLANK([.$C$4]);&quot;&quot;;[.$C$4]);&quot;&quot;)">
            <text:p/>
          </table:table-cell>
          <table:table-cell table:formula="of:=IF(ISNUMBER(SEARCH(&quot;D&quot;;[.$J102]));IF(ISBLANK([.$C$5]);&quot;&quot;;[.$C$5]);&quot;&quot;)">
            <text:p/>
          </table:table-cell>
          <table:table-cell table:formula="of:=IF(ISNUMBER(SEARCH(&quot;E&quot;;[.$J102]));IF(ISBLANK([.$C$6]);&quot;&quot;;[.$C$6]);&quot;&quot;)">
            <text:p/>
          </table:table-cell>
          <table:table-cell table:formula="of:=IF(ISNUMBER(SEARCH(&quot;F&quot;;[.$J102]));IF(ISBLANK([.$C$7]);&quot;&quot;;[.$C$7]);&quot;&quot;)">
            <text:p/>
          </table:table-cell>
          <table:table-cell table:formula="of:=IF(ISNUMBER(SEARCH(&quot;G&quot;;[.$J102]));IF(ISBLANK([.$C$8]);&quot;&quot;;[.$C$8]);&quot;&quot;)">
            <text:p/>
          </table:table-cell>
          <table:table-cell table:formula="of:=IF(ISNUMBER(SEARCH(&quot;H&quot;;[.$J102]));IF(ISBLANK([.$C$9]);&quot;&quot;;[.$C$9]);&quot;&quot;)">
            <text:p/>
          </table:table-cell>
          <table:table-cell table:formula="of:=IF(ISNUMBER(SEARCH(&quot;I&quot;;[.$J102]));IF(ISBLANK([.$C$10]);&quot;&quot;;[.$C$10]);&quot;&quot;)">
            <text:p/>
          </table:table-cell>
          <table:table-cell table:formula="of:=IF(ISNUMBER(SEARCH(&quot;J&quot;;[.$J102]));IF(ISBLANK([.$C$11]);&quot;&quot;;[.$C$11]);&quot;&quot;)">
            <text:p/>
          </table:table-cell>
          <table:table-cell table:formula="of:=IF(ISNUMBER(SEARCH(&quot;K&quot;;[.$J102]));IF(ISBLANK([.$C$12]);&quot;&quot;;[.$C$12]);&quot;&quot;)">
            <text:p/>
          </table:table-cell>
          <table:table-cell table:formula="of:=IF(ISNUMBER(SEARCH(&quot;L&quot;;[.$J102]));IF(ISBLANK([.$C$13]);&quot;&quot;;[.$C$13]);&quot;&quot;)">
            <text:p/>
          </table:table-cell>
          <table:table-cell table:formula="of:=IF(ISNUMBER(SEARCH(&quot;M&quot;;[.$J102]));IF(ISBLANK([.$C$14]);&quot;&quot;;[.$C$14]);&quot;&quot;)">
            <text:p/>
          </table:table-cell>
          <table:table-cell table:formula="of:=IF(ISNUMBER(SEARCH(&quot;N&quot;;[.$J102]));IF(ISBLANK([.$C$15]);&quot;&quot;;[.$C$15]);&quot;&quot;)">
            <text:p/>
          </table:table-cell>
          <table:table-cell/>
          <table:table-cell table:formula="of:=IF(ISNUMBER(SEARCH(&quot;A&quot;;[.$J102]));IF(ISBLANK([.$D$2]);&quot;&quot;;[.$D$2]);&quot;&quot;)">
            <text:p/>
          </table:table-cell>
          <table:table-cell table:formula="of:=IF(ISNUMBER(SEARCH(&quot;B&quot;;[.$J102]));IF(ISBLANK([.$D$3]);&quot;&quot;;[.$D$3]);&quot;&quot;)">
            <text:p/>
          </table:table-cell>
          <table:table-cell table:formula="of:=IF(ISNUMBER(SEARCH(&quot;C&quot;;[.$J102]));IF(ISBLANK([.$D$4]);&quot;&quot;;[.$D$4]);&quot;&quot;)">
            <text:p/>
          </table:table-cell>
          <table:table-cell table:formula="of:=IF(ISNUMBER(SEARCH(&quot;D&quot;;[.$J102]));IF(ISBLANK([.$D$5]);&quot;&quot;;[.$D$5]);&quot;&quot;)">
            <text:p/>
          </table:table-cell>
          <table:table-cell table:formula="of:=IF(ISNUMBER(SEARCH(&quot;E&quot;;[.$J102]));IF(ISBLANK([.$D$6]);&quot;&quot;;[.$D$6]);&quot;&quot;)">
            <text:p/>
          </table:table-cell>
          <table:table-cell table:formula="of:=IF(ISNUMBER(SEARCH(&quot;F&quot;;[.$J102]));IF(ISBLANK([.$D$7]);&quot;&quot;;[.$D$7]);&quot;&quot;)">
            <text:p/>
          </table:table-cell>
          <table:table-cell table:formula="of:=IF(ISNUMBER(SEARCH(&quot;G&quot;;[.$J102]));IF(ISBLANK([.$D$8]);&quot;&quot;;[.$D$8]);&quot;&quot;)">
            <text:p/>
          </table:table-cell>
          <table:table-cell table:formula="of:=IF(ISNUMBER(SEARCH(&quot;H&quot;;[.$J102]));IF(ISBLANK([.$D$9]);&quot;&quot;;[.$D$9]);&quot;&quot;)">
            <text:p/>
          </table:table-cell>
          <table:table-cell table:formula="of:=IF(ISNUMBER(SEARCH(&quot;I&quot;;[.$J102]));IF(ISBLANK([.$D$10]);&quot;&quot;;[.$D$10]);&quot;&quot;)">
            <text:p/>
          </table:table-cell>
          <table:table-cell table:formula="of:=IF(ISNUMBER(SEARCH(&quot;J&quot;;[.$J102]));IF(ISBLANK([.$D$11]);&quot;&quot;;[.$D$11]);&quot;&quot;)">
            <text:p/>
          </table:table-cell>
          <table:table-cell table:formula="of:=IF(ISNUMBER(SEARCH(&quot;K&quot;;[.$J102]));IF(ISBLANK([.$D$12]);&quot;&quot;;[.$D$12]);&quot;&quot;)">
            <text:p/>
          </table:table-cell>
          <table:table-cell table:formula="of:=IF(ISNUMBER(SEARCH(&quot;L&quot;;[.$J102]));IF(ISBLANK([.$D$13]);&quot;&quot;;[.$D$13]);&quot;&quot;)">
            <text:p/>
          </table:table-cell>
          <table:table-cell table:formula="of:=IF(ISNUMBER(SEARCH(&quot;M&quot;;[.$J102]));IF(ISBLANK([.$D$14]);&quot;&quot;;[.$D$14]);&quot;&quot;)">
            <text:p/>
          </table:table-cell>
          <table:table-cell table:formula="of:=IF(ISNUMBER(SEARCH(&quot;N&quot;;[.$J102]));IF(ISBLANK([.$D$15]);&quot;&quot;;[.$D$15]);&quot;&quot;)">
            <text:p/>
          </table:table-cell>
          <table:table-cell/>
          <table:table-cell table:formula="of:=IF(ISNUMBER(SEARCH(&quot;A&quot;;[.$J102]));IF(ISBLANK([.$E$2]);&quot;&quot;;[.$E$2]);&quot;&quot;)">
            <text:p/>
          </table:table-cell>
          <table:table-cell table:formula="of:=IF(ISNUMBER(SEARCH(&quot;B&quot;;[.$J102]));IF(ISBLANK([.$E$3]);&quot;&quot;;[.$E$3]);&quot;&quot;)">
            <text:p/>
          </table:table-cell>
          <table:table-cell table:formula="of:=IF(ISNUMBER(SEARCH(&quot;C&quot;;[.$J102]));IF(ISBLANK([.$E$4]);&quot;&quot;;[.$E$4]);&quot;&quot;)">
            <text:p/>
          </table:table-cell>
          <table:table-cell table:formula="of:=IF(ISNUMBER(SEARCH(&quot;D&quot;;[.$J102]));IF(ISBLANK([.$E$5]);&quot;&quot;;[.$E$5]);&quot;&quot;)">
            <text:p/>
          </table:table-cell>
          <table:table-cell table:formula="of:=IF(ISNUMBER(SEARCH(&quot;E&quot;;[.$J102]));IF(ISBLANK([.$E$6]);&quot;&quot;;[.$E$6]);&quot;&quot;)">
            <text:p/>
          </table:table-cell>
          <table:table-cell table:formula="of:=IF(ISNUMBER(SEARCH(&quot;F&quot;;[.$J102]));IF(ISBLANK([.$E$7]);&quot;&quot;;[.$E$7]);&quot;&quot;)">
            <text:p/>
          </table:table-cell>
          <table:table-cell table:formula="of:=IF(ISNUMBER(SEARCH(&quot;G&quot;;[.$J102]));IF(ISBLANK([.$E$8]);&quot;&quot;;[.$E$8]);&quot;&quot;)">
            <text:p/>
          </table:table-cell>
          <table:table-cell table:formula="of:=IF(ISNUMBER(SEARCH(&quot;H&quot;;[.$J102]));IF(ISBLANK([.$E$9]);&quot;&quot;;[.$E$9]);&quot;&quot;)">
            <text:p/>
          </table:table-cell>
          <table:table-cell table:formula="of:=IF(ISNUMBER(SEARCH(&quot;I&quot;;[.$J102]));IF(ISBLANK([.$E$10]);&quot;&quot;;[.$E$10]);&quot;&quot;)">
            <text:p/>
          </table:table-cell>
          <table:table-cell table:formula="of:=IF(ISNUMBER(SEARCH(&quot;J&quot;;[.$J102]));IF(ISBLANK([.$E$11]);&quot;&quot;;[.$E$11]);&quot;&quot;)">
            <text:p/>
          </table:table-cell>
          <table:table-cell table:formula="of:=IF(ISNUMBER(SEARCH(&quot;K&quot;;[.$J102]));IF(ISBLANK([.$E$12]);&quot;&quot;;[.$E$12]);&quot;&quot;)">
            <text:p/>
          </table:table-cell>
          <table:table-cell table:formula="of:=IF(ISNUMBER(SEARCH(&quot;L&quot;;[.$J102]));IF(ISBLANK([.$E$13]);&quot;&quot;;[.$E$13]);&quot;&quot;)">
            <text:p/>
          </table:table-cell>
          <table:table-cell table:formula="of:=IF(ISNUMBER(SEARCH(&quot;M&quot;;[.$J102]));IF(ISBLANK([.$E$14]);&quot;&quot;;[.$E$14]);&quot;&quot;)">
            <text:p/>
          </table:table-cell>
          <table:table-cell table:formula="of:=IF(ISNUMBER(SEARCH(&quot;N&quot;;[.$J10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3:.$AC103])">
            <text:p/>
          </table:table-cell>
          <table:table-cell table:formula="of:=COM.MICROSOFT.CONCAT([.$AE103:.$AR103])">
            <text:p/>
          </table:table-cell>
          <table:table-cell table:formula="of:=COM.MICROSOFT.CONCAT([.$AT103:.$BG103])">
            <text:p/>
          </table:table-cell>
          <table:table-cell table:formula="of:=COUNTIF([.$J$1:.$J$1999];[.J103])" office:value-type="float" office:value="0" calcext:value-type="float">
            <text:p>0</text:p>
          </table:table-cell>
          <table:table-cell/>
          <table:table-cell table:formula="of:=IF(ISNUMBER(SEARCH(&quot;A&quot;;[.$J103]));IF(ISBLANK([.$C$2]);&quot;&quot;;[.$C$2]);&quot;&quot;)">
            <text:p/>
          </table:table-cell>
          <table:table-cell table:formula="of:=IF(ISNUMBER(SEARCH(&quot;B&quot;;[.$J103]));IF(ISBLANK([.$C$3]);&quot;&quot;;[.$C$3]);&quot;&quot;)">
            <text:p/>
          </table:table-cell>
          <table:table-cell table:formula="of:=IF(ISNUMBER(SEARCH(&quot;C&quot;;[.$J103]));IF(ISBLANK([.$C$4]);&quot;&quot;;[.$C$4]);&quot;&quot;)">
            <text:p/>
          </table:table-cell>
          <table:table-cell table:formula="of:=IF(ISNUMBER(SEARCH(&quot;D&quot;;[.$J103]));IF(ISBLANK([.$C$5]);&quot;&quot;;[.$C$5]);&quot;&quot;)">
            <text:p/>
          </table:table-cell>
          <table:table-cell table:formula="of:=IF(ISNUMBER(SEARCH(&quot;E&quot;;[.$J103]));IF(ISBLANK([.$C$6]);&quot;&quot;;[.$C$6]);&quot;&quot;)">
            <text:p/>
          </table:table-cell>
          <table:table-cell table:formula="of:=IF(ISNUMBER(SEARCH(&quot;F&quot;;[.$J103]));IF(ISBLANK([.$C$7]);&quot;&quot;;[.$C$7]);&quot;&quot;)">
            <text:p/>
          </table:table-cell>
          <table:table-cell table:formula="of:=IF(ISNUMBER(SEARCH(&quot;G&quot;;[.$J103]));IF(ISBLANK([.$C$8]);&quot;&quot;;[.$C$8]);&quot;&quot;)">
            <text:p/>
          </table:table-cell>
          <table:table-cell table:formula="of:=IF(ISNUMBER(SEARCH(&quot;H&quot;;[.$J103]));IF(ISBLANK([.$C$9]);&quot;&quot;;[.$C$9]);&quot;&quot;)">
            <text:p/>
          </table:table-cell>
          <table:table-cell table:formula="of:=IF(ISNUMBER(SEARCH(&quot;I&quot;;[.$J103]));IF(ISBLANK([.$C$10]);&quot;&quot;;[.$C$10]);&quot;&quot;)">
            <text:p/>
          </table:table-cell>
          <table:table-cell table:formula="of:=IF(ISNUMBER(SEARCH(&quot;J&quot;;[.$J103]));IF(ISBLANK([.$C$11]);&quot;&quot;;[.$C$11]);&quot;&quot;)">
            <text:p/>
          </table:table-cell>
          <table:table-cell table:formula="of:=IF(ISNUMBER(SEARCH(&quot;K&quot;;[.$J103]));IF(ISBLANK([.$C$12]);&quot;&quot;;[.$C$12]);&quot;&quot;)">
            <text:p/>
          </table:table-cell>
          <table:table-cell table:formula="of:=IF(ISNUMBER(SEARCH(&quot;L&quot;;[.$J103]));IF(ISBLANK([.$C$13]);&quot;&quot;;[.$C$13]);&quot;&quot;)">
            <text:p/>
          </table:table-cell>
          <table:table-cell table:formula="of:=IF(ISNUMBER(SEARCH(&quot;M&quot;;[.$J103]));IF(ISBLANK([.$C$14]);&quot;&quot;;[.$C$14]);&quot;&quot;)">
            <text:p/>
          </table:table-cell>
          <table:table-cell table:formula="of:=IF(ISNUMBER(SEARCH(&quot;N&quot;;[.$J103]));IF(ISBLANK([.$C$15]);&quot;&quot;;[.$C$15]);&quot;&quot;)">
            <text:p/>
          </table:table-cell>
          <table:table-cell/>
          <table:table-cell table:formula="of:=IF(ISNUMBER(SEARCH(&quot;A&quot;;[.$J103]));IF(ISBLANK([.$D$2]);&quot;&quot;;[.$D$2]);&quot;&quot;)">
            <text:p/>
          </table:table-cell>
          <table:table-cell table:formula="of:=IF(ISNUMBER(SEARCH(&quot;B&quot;;[.$J103]));IF(ISBLANK([.$D$3]);&quot;&quot;;[.$D$3]);&quot;&quot;)">
            <text:p/>
          </table:table-cell>
          <table:table-cell table:formula="of:=IF(ISNUMBER(SEARCH(&quot;C&quot;;[.$J103]));IF(ISBLANK([.$D$4]);&quot;&quot;;[.$D$4]);&quot;&quot;)">
            <text:p/>
          </table:table-cell>
          <table:table-cell table:formula="of:=IF(ISNUMBER(SEARCH(&quot;D&quot;;[.$J103]));IF(ISBLANK([.$D$5]);&quot;&quot;;[.$D$5]);&quot;&quot;)">
            <text:p/>
          </table:table-cell>
          <table:table-cell table:formula="of:=IF(ISNUMBER(SEARCH(&quot;E&quot;;[.$J103]));IF(ISBLANK([.$D$6]);&quot;&quot;;[.$D$6]);&quot;&quot;)">
            <text:p/>
          </table:table-cell>
          <table:table-cell table:formula="of:=IF(ISNUMBER(SEARCH(&quot;F&quot;;[.$J103]));IF(ISBLANK([.$D$7]);&quot;&quot;;[.$D$7]);&quot;&quot;)">
            <text:p/>
          </table:table-cell>
          <table:table-cell table:formula="of:=IF(ISNUMBER(SEARCH(&quot;G&quot;;[.$J103]));IF(ISBLANK([.$D$8]);&quot;&quot;;[.$D$8]);&quot;&quot;)">
            <text:p/>
          </table:table-cell>
          <table:table-cell table:formula="of:=IF(ISNUMBER(SEARCH(&quot;H&quot;;[.$J103]));IF(ISBLANK([.$D$9]);&quot;&quot;;[.$D$9]);&quot;&quot;)">
            <text:p/>
          </table:table-cell>
          <table:table-cell table:formula="of:=IF(ISNUMBER(SEARCH(&quot;I&quot;;[.$J103]));IF(ISBLANK([.$D$10]);&quot;&quot;;[.$D$10]);&quot;&quot;)">
            <text:p/>
          </table:table-cell>
          <table:table-cell table:formula="of:=IF(ISNUMBER(SEARCH(&quot;J&quot;;[.$J103]));IF(ISBLANK([.$D$11]);&quot;&quot;;[.$D$11]);&quot;&quot;)">
            <text:p/>
          </table:table-cell>
          <table:table-cell table:formula="of:=IF(ISNUMBER(SEARCH(&quot;K&quot;;[.$J103]));IF(ISBLANK([.$D$12]);&quot;&quot;;[.$D$12]);&quot;&quot;)">
            <text:p/>
          </table:table-cell>
          <table:table-cell table:formula="of:=IF(ISNUMBER(SEARCH(&quot;L&quot;;[.$J103]));IF(ISBLANK([.$D$13]);&quot;&quot;;[.$D$13]);&quot;&quot;)">
            <text:p/>
          </table:table-cell>
          <table:table-cell table:formula="of:=IF(ISNUMBER(SEARCH(&quot;M&quot;;[.$J103]));IF(ISBLANK([.$D$14]);&quot;&quot;;[.$D$14]);&quot;&quot;)">
            <text:p/>
          </table:table-cell>
          <table:table-cell table:formula="of:=IF(ISNUMBER(SEARCH(&quot;N&quot;;[.$J103]));IF(ISBLANK([.$D$15]);&quot;&quot;;[.$D$15]);&quot;&quot;)">
            <text:p/>
          </table:table-cell>
          <table:table-cell/>
          <table:table-cell table:formula="of:=IF(ISNUMBER(SEARCH(&quot;A&quot;;[.$J103]));IF(ISBLANK([.$E$2]);&quot;&quot;;[.$E$2]);&quot;&quot;)">
            <text:p/>
          </table:table-cell>
          <table:table-cell table:formula="of:=IF(ISNUMBER(SEARCH(&quot;B&quot;;[.$J103]));IF(ISBLANK([.$E$3]);&quot;&quot;;[.$E$3]);&quot;&quot;)">
            <text:p/>
          </table:table-cell>
          <table:table-cell table:formula="of:=IF(ISNUMBER(SEARCH(&quot;C&quot;;[.$J103]));IF(ISBLANK([.$E$4]);&quot;&quot;;[.$E$4]);&quot;&quot;)">
            <text:p/>
          </table:table-cell>
          <table:table-cell table:formula="of:=IF(ISNUMBER(SEARCH(&quot;D&quot;;[.$J103]));IF(ISBLANK([.$E$5]);&quot;&quot;;[.$E$5]);&quot;&quot;)">
            <text:p/>
          </table:table-cell>
          <table:table-cell table:formula="of:=IF(ISNUMBER(SEARCH(&quot;E&quot;;[.$J103]));IF(ISBLANK([.$E$6]);&quot;&quot;;[.$E$6]);&quot;&quot;)">
            <text:p/>
          </table:table-cell>
          <table:table-cell table:formula="of:=IF(ISNUMBER(SEARCH(&quot;F&quot;;[.$J103]));IF(ISBLANK([.$E$7]);&quot;&quot;;[.$E$7]);&quot;&quot;)">
            <text:p/>
          </table:table-cell>
          <table:table-cell table:formula="of:=IF(ISNUMBER(SEARCH(&quot;G&quot;;[.$J103]));IF(ISBLANK([.$E$8]);&quot;&quot;;[.$E$8]);&quot;&quot;)">
            <text:p/>
          </table:table-cell>
          <table:table-cell table:formula="of:=IF(ISNUMBER(SEARCH(&quot;H&quot;;[.$J103]));IF(ISBLANK([.$E$9]);&quot;&quot;;[.$E$9]);&quot;&quot;)">
            <text:p/>
          </table:table-cell>
          <table:table-cell table:formula="of:=IF(ISNUMBER(SEARCH(&quot;I&quot;;[.$J103]));IF(ISBLANK([.$E$10]);&quot;&quot;;[.$E$10]);&quot;&quot;)">
            <text:p/>
          </table:table-cell>
          <table:table-cell table:formula="of:=IF(ISNUMBER(SEARCH(&quot;J&quot;;[.$J103]));IF(ISBLANK([.$E$11]);&quot;&quot;;[.$E$11]);&quot;&quot;)">
            <text:p/>
          </table:table-cell>
          <table:table-cell table:formula="of:=IF(ISNUMBER(SEARCH(&quot;K&quot;;[.$J103]));IF(ISBLANK([.$E$12]);&quot;&quot;;[.$E$12]);&quot;&quot;)">
            <text:p/>
          </table:table-cell>
          <table:table-cell table:formula="of:=IF(ISNUMBER(SEARCH(&quot;L&quot;;[.$J103]));IF(ISBLANK([.$E$13]);&quot;&quot;;[.$E$13]);&quot;&quot;)">
            <text:p/>
          </table:table-cell>
          <table:table-cell table:formula="of:=IF(ISNUMBER(SEARCH(&quot;M&quot;;[.$J103]));IF(ISBLANK([.$E$14]);&quot;&quot;;[.$E$14]);&quot;&quot;)">
            <text:p/>
          </table:table-cell>
          <table:table-cell table:formula="of:=IF(ISNUMBER(SEARCH(&quot;N&quot;;[.$J10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4:.$AC104])">
            <text:p/>
          </table:table-cell>
          <table:table-cell table:formula="of:=COM.MICROSOFT.CONCAT([.$AE104:.$AR104])">
            <text:p/>
          </table:table-cell>
          <table:table-cell table:formula="of:=COM.MICROSOFT.CONCAT([.$AT104:.$BG104])">
            <text:p/>
          </table:table-cell>
          <table:table-cell table:formula="of:=COUNTIF([.$J$1:.$J$1999];[.J104])" office:value-type="float" office:value="0" calcext:value-type="float">
            <text:p>0</text:p>
          </table:table-cell>
          <table:table-cell/>
          <table:table-cell table:formula="of:=IF(ISNUMBER(SEARCH(&quot;A&quot;;[.$J104]));IF(ISBLANK([.$C$2]);&quot;&quot;;[.$C$2]);&quot;&quot;)">
            <text:p/>
          </table:table-cell>
          <table:table-cell table:formula="of:=IF(ISNUMBER(SEARCH(&quot;B&quot;;[.$J104]));IF(ISBLANK([.$C$3]);&quot;&quot;;[.$C$3]);&quot;&quot;)">
            <text:p/>
          </table:table-cell>
          <table:table-cell table:formula="of:=IF(ISNUMBER(SEARCH(&quot;C&quot;;[.$J104]));IF(ISBLANK([.$C$4]);&quot;&quot;;[.$C$4]);&quot;&quot;)">
            <text:p/>
          </table:table-cell>
          <table:table-cell table:formula="of:=IF(ISNUMBER(SEARCH(&quot;D&quot;;[.$J104]));IF(ISBLANK([.$C$5]);&quot;&quot;;[.$C$5]);&quot;&quot;)">
            <text:p/>
          </table:table-cell>
          <table:table-cell table:formula="of:=IF(ISNUMBER(SEARCH(&quot;E&quot;;[.$J104]));IF(ISBLANK([.$C$6]);&quot;&quot;;[.$C$6]);&quot;&quot;)">
            <text:p/>
          </table:table-cell>
          <table:table-cell table:formula="of:=IF(ISNUMBER(SEARCH(&quot;F&quot;;[.$J104]));IF(ISBLANK([.$C$7]);&quot;&quot;;[.$C$7]);&quot;&quot;)">
            <text:p/>
          </table:table-cell>
          <table:table-cell table:formula="of:=IF(ISNUMBER(SEARCH(&quot;G&quot;;[.$J104]));IF(ISBLANK([.$C$8]);&quot;&quot;;[.$C$8]);&quot;&quot;)">
            <text:p/>
          </table:table-cell>
          <table:table-cell table:formula="of:=IF(ISNUMBER(SEARCH(&quot;H&quot;;[.$J104]));IF(ISBLANK([.$C$9]);&quot;&quot;;[.$C$9]);&quot;&quot;)">
            <text:p/>
          </table:table-cell>
          <table:table-cell table:formula="of:=IF(ISNUMBER(SEARCH(&quot;I&quot;;[.$J104]));IF(ISBLANK([.$C$10]);&quot;&quot;;[.$C$10]);&quot;&quot;)">
            <text:p/>
          </table:table-cell>
          <table:table-cell table:formula="of:=IF(ISNUMBER(SEARCH(&quot;J&quot;;[.$J104]));IF(ISBLANK([.$C$11]);&quot;&quot;;[.$C$11]);&quot;&quot;)">
            <text:p/>
          </table:table-cell>
          <table:table-cell table:formula="of:=IF(ISNUMBER(SEARCH(&quot;K&quot;;[.$J104]));IF(ISBLANK([.$C$12]);&quot;&quot;;[.$C$12]);&quot;&quot;)">
            <text:p/>
          </table:table-cell>
          <table:table-cell table:formula="of:=IF(ISNUMBER(SEARCH(&quot;L&quot;;[.$J104]));IF(ISBLANK([.$C$13]);&quot;&quot;;[.$C$13]);&quot;&quot;)">
            <text:p/>
          </table:table-cell>
          <table:table-cell table:formula="of:=IF(ISNUMBER(SEARCH(&quot;M&quot;;[.$J104]));IF(ISBLANK([.$C$14]);&quot;&quot;;[.$C$14]);&quot;&quot;)">
            <text:p/>
          </table:table-cell>
          <table:table-cell table:formula="of:=IF(ISNUMBER(SEARCH(&quot;N&quot;;[.$J104]));IF(ISBLANK([.$C$15]);&quot;&quot;;[.$C$15]);&quot;&quot;)">
            <text:p/>
          </table:table-cell>
          <table:table-cell/>
          <table:table-cell table:formula="of:=IF(ISNUMBER(SEARCH(&quot;A&quot;;[.$J104]));IF(ISBLANK([.$D$2]);&quot;&quot;;[.$D$2]);&quot;&quot;)">
            <text:p/>
          </table:table-cell>
          <table:table-cell table:formula="of:=IF(ISNUMBER(SEARCH(&quot;B&quot;;[.$J104]));IF(ISBLANK([.$D$3]);&quot;&quot;;[.$D$3]);&quot;&quot;)">
            <text:p/>
          </table:table-cell>
          <table:table-cell table:formula="of:=IF(ISNUMBER(SEARCH(&quot;C&quot;;[.$J104]));IF(ISBLANK([.$D$4]);&quot;&quot;;[.$D$4]);&quot;&quot;)">
            <text:p/>
          </table:table-cell>
          <table:table-cell table:formula="of:=IF(ISNUMBER(SEARCH(&quot;D&quot;;[.$J104]));IF(ISBLANK([.$D$5]);&quot;&quot;;[.$D$5]);&quot;&quot;)">
            <text:p/>
          </table:table-cell>
          <table:table-cell table:formula="of:=IF(ISNUMBER(SEARCH(&quot;E&quot;;[.$J104]));IF(ISBLANK([.$D$6]);&quot;&quot;;[.$D$6]);&quot;&quot;)">
            <text:p/>
          </table:table-cell>
          <table:table-cell table:formula="of:=IF(ISNUMBER(SEARCH(&quot;F&quot;;[.$J104]));IF(ISBLANK([.$D$7]);&quot;&quot;;[.$D$7]);&quot;&quot;)">
            <text:p/>
          </table:table-cell>
          <table:table-cell table:formula="of:=IF(ISNUMBER(SEARCH(&quot;G&quot;;[.$J104]));IF(ISBLANK([.$D$8]);&quot;&quot;;[.$D$8]);&quot;&quot;)">
            <text:p/>
          </table:table-cell>
          <table:table-cell table:formula="of:=IF(ISNUMBER(SEARCH(&quot;H&quot;;[.$J104]));IF(ISBLANK([.$D$9]);&quot;&quot;;[.$D$9]);&quot;&quot;)">
            <text:p/>
          </table:table-cell>
          <table:table-cell table:formula="of:=IF(ISNUMBER(SEARCH(&quot;I&quot;;[.$J104]));IF(ISBLANK([.$D$10]);&quot;&quot;;[.$D$10]);&quot;&quot;)">
            <text:p/>
          </table:table-cell>
          <table:table-cell table:formula="of:=IF(ISNUMBER(SEARCH(&quot;J&quot;;[.$J104]));IF(ISBLANK([.$D$11]);&quot;&quot;;[.$D$11]);&quot;&quot;)">
            <text:p/>
          </table:table-cell>
          <table:table-cell table:formula="of:=IF(ISNUMBER(SEARCH(&quot;K&quot;;[.$J104]));IF(ISBLANK([.$D$12]);&quot;&quot;;[.$D$12]);&quot;&quot;)">
            <text:p/>
          </table:table-cell>
          <table:table-cell table:formula="of:=IF(ISNUMBER(SEARCH(&quot;L&quot;;[.$J104]));IF(ISBLANK([.$D$13]);&quot;&quot;;[.$D$13]);&quot;&quot;)">
            <text:p/>
          </table:table-cell>
          <table:table-cell table:formula="of:=IF(ISNUMBER(SEARCH(&quot;M&quot;;[.$J104]));IF(ISBLANK([.$D$14]);&quot;&quot;;[.$D$14]);&quot;&quot;)">
            <text:p/>
          </table:table-cell>
          <table:table-cell table:formula="of:=IF(ISNUMBER(SEARCH(&quot;N&quot;;[.$J104]));IF(ISBLANK([.$D$15]);&quot;&quot;;[.$D$15]);&quot;&quot;)">
            <text:p/>
          </table:table-cell>
          <table:table-cell/>
          <table:table-cell table:formula="of:=IF(ISNUMBER(SEARCH(&quot;A&quot;;[.$J104]));IF(ISBLANK([.$E$2]);&quot;&quot;;[.$E$2]);&quot;&quot;)">
            <text:p/>
          </table:table-cell>
          <table:table-cell table:formula="of:=IF(ISNUMBER(SEARCH(&quot;B&quot;;[.$J104]));IF(ISBLANK([.$E$3]);&quot;&quot;;[.$E$3]);&quot;&quot;)">
            <text:p/>
          </table:table-cell>
          <table:table-cell table:formula="of:=IF(ISNUMBER(SEARCH(&quot;C&quot;;[.$J104]));IF(ISBLANK([.$E$4]);&quot;&quot;;[.$E$4]);&quot;&quot;)">
            <text:p/>
          </table:table-cell>
          <table:table-cell table:formula="of:=IF(ISNUMBER(SEARCH(&quot;D&quot;;[.$J104]));IF(ISBLANK([.$E$5]);&quot;&quot;;[.$E$5]);&quot;&quot;)">
            <text:p/>
          </table:table-cell>
          <table:table-cell table:formula="of:=IF(ISNUMBER(SEARCH(&quot;E&quot;;[.$J104]));IF(ISBLANK([.$E$6]);&quot;&quot;;[.$E$6]);&quot;&quot;)">
            <text:p/>
          </table:table-cell>
          <table:table-cell table:formula="of:=IF(ISNUMBER(SEARCH(&quot;F&quot;;[.$J104]));IF(ISBLANK([.$E$7]);&quot;&quot;;[.$E$7]);&quot;&quot;)">
            <text:p/>
          </table:table-cell>
          <table:table-cell table:formula="of:=IF(ISNUMBER(SEARCH(&quot;G&quot;;[.$J104]));IF(ISBLANK([.$E$8]);&quot;&quot;;[.$E$8]);&quot;&quot;)">
            <text:p/>
          </table:table-cell>
          <table:table-cell table:formula="of:=IF(ISNUMBER(SEARCH(&quot;H&quot;;[.$J104]));IF(ISBLANK([.$E$9]);&quot;&quot;;[.$E$9]);&quot;&quot;)">
            <text:p/>
          </table:table-cell>
          <table:table-cell table:formula="of:=IF(ISNUMBER(SEARCH(&quot;I&quot;;[.$J104]));IF(ISBLANK([.$E$10]);&quot;&quot;;[.$E$10]);&quot;&quot;)">
            <text:p/>
          </table:table-cell>
          <table:table-cell table:formula="of:=IF(ISNUMBER(SEARCH(&quot;J&quot;;[.$J104]));IF(ISBLANK([.$E$11]);&quot;&quot;;[.$E$11]);&quot;&quot;)">
            <text:p/>
          </table:table-cell>
          <table:table-cell table:formula="of:=IF(ISNUMBER(SEARCH(&quot;K&quot;;[.$J104]));IF(ISBLANK([.$E$12]);&quot;&quot;;[.$E$12]);&quot;&quot;)">
            <text:p/>
          </table:table-cell>
          <table:table-cell table:formula="of:=IF(ISNUMBER(SEARCH(&quot;L&quot;;[.$J104]));IF(ISBLANK([.$E$13]);&quot;&quot;;[.$E$13]);&quot;&quot;)">
            <text:p/>
          </table:table-cell>
          <table:table-cell table:formula="of:=IF(ISNUMBER(SEARCH(&quot;M&quot;;[.$J104]));IF(ISBLANK([.$E$14]);&quot;&quot;;[.$E$14]);&quot;&quot;)">
            <text:p/>
          </table:table-cell>
          <table:table-cell table:formula="of:=IF(ISNUMBER(SEARCH(&quot;N&quot;;[.$J10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5:.$AC105])">
            <text:p/>
          </table:table-cell>
          <table:table-cell table:formula="of:=COM.MICROSOFT.CONCAT([.$AE105:.$AR105])">
            <text:p/>
          </table:table-cell>
          <table:table-cell table:formula="of:=COM.MICROSOFT.CONCAT([.$AT105:.$BG105])">
            <text:p/>
          </table:table-cell>
          <table:table-cell table:formula="of:=COUNTIF([.$J$1:.$J$1999];[.J105])" office:value-type="float" office:value="0" calcext:value-type="float">
            <text:p>0</text:p>
          </table:table-cell>
          <table:table-cell/>
          <table:table-cell table:formula="of:=IF(ISNUMBER(SEARCH(&quot;A&quot;;[.$J105]));IF(ISBLANK([.$C$2]);&quot;&quot;;[.$C$2]);&quot;&quot;)">
            <text:p/>
          </table:table-cell>
          <table:table-cell table:formula="of:=IF(ISNUMBER(SEARCH(&quot;B&quot;;[.$J105]));IF(ISBLANK([.$C$3]);&quot;&quot;;[.$C$3]);&quot;&quot;)">
            <text:p/>
          </table:table-cell>
          <table:table-cell table:formula="of:=IF(ISNUMBER(SEARCH(&quot;C&quot;;[.$J105]));IF(ISBLANK([.$C$4]);&quot;&quot;;[.$C$4]);&quot;&quot;)">
            <text:p/>
          </table:table-cell>
          <table:table-cell table:formula="of:=IF(ISNUMBER(SEARCH(&quot;D&quot;;[.$J105]));IF(ISBLANK([.$C$5]);&quot;&quot;;[.$C$5]);&quot;&quot;)">
            <text:p/>
          </table:table-cell>
          <table:table-cell table:formula="of:=IF(ISNUMBER(SEARCH(&quot;E&quot;;[.$J105]));IF(ISBLANK([.$C$6]);&quot;&quot;;[.$C$6]);&quot;&quot;)">
            <text:p/>
          </table:table-cell>
          <table:table-cell table:formula="of:=IF(ISNUMBER(SEARCH(&quot;F&quot;;[.$J105]));IF(ISBLANK([.$C$7]);&quot;&quot;;[.$C$7]);&quot;&quot;)">
            <text:p/>
          </table:table-cell>
          <table:table-cell table:formula="of:=IF(ISNUMBER(SEARCH(&quot;G&quot;;[.$J105]));IF(ISBLANK([.$C$8]);&quot;&quot;;[.$C$8]);&quot;&quot;)">
            <text:p/>
          </table:table-cell>
          <table:table-cell table:formula="of:=IF(ISNUMBER(SEARCH(&quot;H&quot;;[.$J105]));IF(ISBLANK([.$C$9]);&quot;&quot;;[.$C$9]);&quot;&quot;)">
            <text:p/>
          </table:table-cell>
          <table:table-cell table:formula="of:=IF(ISNUMBER(SEARCH(&quot;I&quot;;[.$J105]));IF(ISBLANK([.$C$10]);&quot;&quot;;[.$C$10]);&quot;&quot;)">
            <text:p/>
          </table:table-cell>
          <table:table-cell table:formula="of:=IF(ISNUMBER(SEARCH(&quot;J&quot;;[.$J105]));IF(ISBLANK([.$C$11]);&quot;&quot;;[.$C$11]);&quot;&quot;)">
            <text:p/>
          </table:table-cell>
          <table:table-cell table:formula="of:=IF(ISNUMBER(SEARCH(&quot;K&quot;;[.$J105]));IF(ISBLANK([.$C$12]);&quot;&quot;;[.$C$12]);&quot;&quot;)">
            <text:p/>
          </table:table-cell>
          <table:table-cell table:formula="of:=IF(ISNUMBER(SEARCH(&quot;L&quot;;[.$J105]));IF(ISBLANK([.$C$13]);&quot;&quot;;[.$C$13]);&quot;&quot;)">
            <text:p/>
          </table:table-cell>
          <table:table-cell table:formula="of:=IF(ISNUMBER(SEARCH(&quot;M&quot;;[.$J105]));IF(ISBLANK([.$C$14]);&quot;&quot;;[.$C$14]);&quot;&quot;)">
            <text:p/>
          </table:table-cell>
          <table:table-cell table:formula="of:=IF(ISNUMBER(SEARCH(&quot;N&quot;;[.$J105]));IF(ISBLANK([.$C$15]);&quot;&quot;;[.$C$15]);&quot;&quot;)">
            <text:p/>
          </table:table-cell>
          <table:table-cell/>
          <table:table-cell table:formula="of:=IF(ISNUMBER(SEARCH(&quot;A&quot;;[.$J105]));IF(ISBLANK([.$D$2]);&quot;&quot;;[.$D$2]);&quot;&quot;)">
            <text:p/>
          </table:table-cell>
          <table:table-cell table:formula="of:=IF(ISNUMBER(SEARCH(&quot;B&quot;;[.$J105]));IF(ISBLANK([.$D$3]);&quot;&quot;;[.$D$3]);&quot;&quot;)">
            <text:p/>
          </table:table-cell>
          <table:table-cell table:formula="of:=IF(ISNUMBER(SEARCH(&quot;C&quot;;[.$J105]));IF(ISBLANK([.$D$4]);&quot;&quot;;[.$D$4]);&quot;&quot;)">
            <text:p/>
          </table:table-cell>
          <table:table-cell table:formula="of:=IF(ISNUMBER(SEARCH(&quot;D&quot;;[.$J105]));IF(ISBLANK([.$D$5]);&quot;&quot;;[.$D$5]);&quot;&quot;)">
            <text:p/>
          </table:table-cell>
          <table:table-cell table:formula="of:=IF(ISNUMBER(SEARCH(&quot;E&quot;;[.$J105]));IF(ISBLANK([.$D$6]);&quot;&quot;;[.$D$6]);&quot;&quot;)">
            <text:p/>
          </table:table-cell>
          <table:table-cell table:formula="of:=IF(ISNUMBER(SEARCH(&quot;F&quot;;[.$J105]));IF(ISBLANK([.$D$7]);&quot;&quot;;[.$D$7]);&quot;&quot;)">
            <text:p/>
          </table:table-cell>
          <table:table-cell table:formula="of:=IF(ISNUMBER(SEARCH(&quot;G&quot;;[.$J105]));IF(ISBLANK([.$D$8]);&quot;&quot;;[.$D$8]);&quot;&quot;)">
            <text:p/>
          </table:table-cell>
          <table:table-cell table:formula="of:=IF(ISNUMBER(SEARCH(&quot;H&quot;;[.$J105]));IF(ISBLANK([.$D$9]);&quot;&quot;;[.$D$9]);&quot;&quot;)">
            <text:p/>
          </table:table-cell>
          <table:table-cell table:formula="of:=IF(ISNUMBER(SEARCH(&quot;I&quot;;[.$J105]));IF(ISBLANK([.$D$10]);&quot;&quot;;[.$D$10]);&quot;&quot;)">
            <text:p/>
          </table:table-cell>
          <table:table-cell table:formula="of:=IF(ISNUMBER(SEARCH(&quot;J&quot;;[.$J105]));IF(ISBLANK([.$D$11]);&quot;&quot;;[.$D$11]);&quot;&quot;)">
            <text:p/>
          </table:table-cell>
          <table:table-cell table:formula="of:=IF(ISNUMBER(SEARCH(&quot;K&quot;;[.$J105]));IF(ISBLANK([.$D$12]);&quot;&quot;;[.$D$12]);&quot;&quot;)">
            <text:p/>
          </table:table-cell>
          <table:table-cell table:formula="of:=IF(ISNUMBER(SEARCH(&quot;L&quot;;[.$J105]));IF(ISBLANK([.$D$13]);&quot;&quot;;[.$D$13]);&quot;&quot;)">
            <text:p/>
          </table:table-cell>
          <table:table-cell table:formula="of:=IF(ISNUMBER(SEARCH(&quot;M&quot;;[.$J105]));IF(ISBLANK([.$D$14]);&quot;&quot;;[.$D$14]);&quot;&quot;)">
            <text:p/>
          </table:table-cell>
          <table:table-cell table:formula="of:=IF(ISNUMBER(SEARCH(&quot;N&quot;;[.$J105]));IF(ISBLANK([.$D$15]);&quot;&quot;;[.$D$15]);&quot;&quot;)">
            <text:p/>
          </table:table-cell>
          <table:table-cell/>
          <table:table-cell table:formula="of:=IF(ISNUMBER(SEARCH(&quot;A&quot;;[.$J105]));IF(ISBLANK([.$E$2]);&quot;&quot;;[.$E$2]);&quot;&quot;)">
            <text:p/>
          </table:table-cell>
          <table:table-cell table:formula="of:=IF(ISNUMBER(SEARCH(&quot;B&quot;;[.$J105]));IF(ISBLANK([.$E$3]);&quot;&quot;;[.$E$3]);&quot;&quot;)">
            <text:p/>
          </table:table-cell>
          <table:table-cell table:formula="of:=IF(ISNUMBER(SEARCH(&quot;C&quot;;[.$J105]));IF(ISBLANK([.$E$4]);&quot;&quot;;[.$E$4]);&quot;&quot;)">
            <text:p/>
          </table:table-cell>
          <table:table-cell table:formula="of:=IF(ISNUMBER(SEARCH(&quot;D&quot;;[.$J105]));IF(ISBLANK([.$E$5]);&quot;&quot;;[.$E$5]);&quot;&quot;)">
            <text:p/>
          </table:table-cell>
          <table:table-cell table:formula="of:=IF(ISNUMBER(SEARCH(&quot;E&quot;;[.$J105]));IF(ISBLANK([.$E$6]);&quot;&quot;;[.$E$6]);&quot;&quot;)">
            <text:p/>
          </table:table-cell>
          <table:table-cell table:formula="of:=IF(ISNUMBER(SEARCH(&quot;F&quot;;[.$J105]));IF(ISBLANK([.$E$7]);&quot;&quot;;[.$E$7]);&quot;&quot;)">
            <text:p/>
          </table:table-cell>
          <table:table-cell table:formula="of:=IF(ISNUMBER(SEARCH(&quot;G&quot;;[.$J105]));IF(ISBLANK([.$E$8]);&quot;&quot;;[.$E$8]);&quot;&quot;)">
            <text:p/>
          </table:table-cell>
          <table:table-cell table:formula="of:=IF(ISNUMBER(SEARCH(&quot;H&quot;;[.$J105]));IF(ISBLANK([.$E$9]);&quot;&quot;;[.$E$9]);&quot;&quot;)">
            <text:p/>
          </table:table-cell>
          <table:table-cell table:formula="of:=IF(ISNUMBER(SEARCH(&quot;I&quot;;[.$J105]));IF(ISBLANK([.$E$10]);&quot;&quot;;[.$E$10]);&quot;&quot;)">
            <text:p/>
          </table:table-cell>
          <table:table-cell table:formula="of:=IF(ISNUMBER(SEARCH(&quot;J&quot;;[.$J105]));IF(ISBLANK([.$E$11]);&quot;&quot;;[.$E$11]);&quot;&quot;)">
            <text:p/>
          </table:table-cell>
          <table:table-cell table:formula="of:=IF(ISNUMBER(SEARCH(&quot;K&quot;;[.$J105]));IF(ISBLANK([.$E$12]);&quot;&quot;;[.$E$12]);&quot;&quot;)">
            <text:p/>
          </table:table-cell>
          <table:table-cell table:formula="of:=IF(ISNUMBER(SEARCH(&quot;L&quot;;[.$J105]));IF(ISBLANK([.$E$13]);&quot;&quot;;[.$E$13]);&quot;&quot;)">
            <text:p/>
          </table:table-cell>
          <table:table-cell table:formula="of:=IF(ISNUMBER(SEARCH(&quot;M&quot;;[.$J105]));IF(ISBLANK([.$E$14]);&quot;&quot;;[.$E$14]);&quot;&quot;)">
            <text:p/>
          </table:table-cell>
          <table:table-cell table:formula="of:=IF(ISNUMBER(SEARCH(&quot;N&quot;;[.$J10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6:.$AC106])">
            <text:p/>
          </table:table-cell>
          <table:table-cell table:formula="of:=COM.MICROSOFT.CONCAT([.$AE106:.$AR106])">
            <text:p/>
          </table:table-cell>
          <table:table-cell table:formula="of:=COM.MICROSOFT.CONCAT([.$AT106:.$BG106])">
            <text:p/>
          </table:table-cell>
          <table:table-cell table:formula="of:=COUNTIF([.$J$1:.$J$1999];[.J106])" office:value-type="float" office:value="0" calcext:value-type="float">
            <text:p>0</text:p>
          </table:table-cell>
          <table:table-cell/>
          <table:table-cell table:formula="of:=IF(ISNUMBER(SEARCH(&quot;A&quot;;[.$J106]));IF(ISBLANK([.$C$2]);&quot;&quot;;[.$C$2]);&quot;&quot;)">
            <text:p/>
          </table:table-cell>
          <table:table-cell table:formula="of:=IF(ISNUMBER(SEARCH(&quot;B&quot;;[.$J106]));IF(ISBLANK([.$C$3]);&quot;&quot;;[.$C$3]);&quot;&quot;)">
            <text:p/>
          </table:table-cell>
          <table:table-cell table:formula="of:=IF(ISNUMBER(SEARCH(&quot;C&quot;;[.$J106]));IF(ISBLANK([.$C$4]);&quot;&quot;;[.$C$4]);&quot;&quot;)">
            <text:p/>
          </table:table-cell>
          <table:table-cell table:formula="of:=IF(ISNUMBER(SEARCH(&quot;D&quot;;[.$J106]));IF(ISBLANK([.$C$5]);&quot;&quot;;[.$C$5]);&quot;&quot;)">
            <text:p/>
          </table:table-cell>
          <table:table-cell table:formula="of:=IF(ISNUMBER(SEARCH(&quot;E&quot;;[.$J106]));IF(ISBLANK([.$C$6]);&quot;&quot;;[.$C$6]);&quot;&quot;)">
            <text:p/>
          </table:table-cell>
          <table:table-cell table:formula="of:=IF(ISNUMBER(SEARCH(&quot;F&quot;;[.$J106]));IF(ISBLANK([.$C$7]);&quot;&quot;;[.$C$7]);&quot;&quot;)">
            <text:p/>
          </table:table-cell>
          <table:table-cell table:formula="of:=IF(ISNUMBER(SEARCH(&quot;G&quot;;[.$J106]));IF(ISBLANK([.$C$8]);&quot;&quot;;[.$C$8]);&quot;&quot;)">
            <text:p/>
          </table:table-cell>
          <table:table-cell table:formula="of:=IF(ISNUMBER(SEARCH(&quot;H&quot;;[.$J106]));IF(ISBLANK([.$C$9]);&quot;&quot;;[.$C$9]);&quot;&quot;)">
            <text:p/>
          </table:table-cell>
          <table:table-cell table:formula="of:=IF(ISNUMBER(SEARCH(&quot;I&quot;;[.$J106]));IF(ISBLANK([.$C$10]);&quot;&quot;;[.$C$10]);&quot;&quot;)">
            <text:p/>
          </table:table-cell>
          <table:table-cell table:formula="of:=IF(ISNUMBER(SEARCH(&quot;J&quot;;[.$J106]));IF(ISBLANK([.$C$11]);&quot;&quot;;[.$C$11]);&quot;&quot;)">
            <text:p/>
          </table:table-cell>
          <table:table-cell table:formula="of:=IF(ISNUMBER(SEARCH(&quot;K&quot;;[.$J106]));IF(ISBLANK([.$C$12]);&quot;&quot;;[.$C$12]);&quot;&quot;)">
            <text:p/>
          </table:table-cell>
          <table:table-cell table:formula="of:=IF(ISNUMBER(SEARCH(&quot;L&quot;;[.$J106]));IF(ISBLANK([.$C$13]);&quot;&quot;;[.$C$13]);&quot;&quot;)">
            <text:p/>
          </table:table-cell>
          <table:table-cell table:formula="of:=IF(ISNUMBER(SEARCH(&quot;M&quot;;[.$J106]));IF(ISBLANK([.$C$14]);&quot;&quot;;[.$C$14]);&quot;&quot;)">
            <text:p/>
          </table:table-cell>
          <table:table-cell table:formula="of:=IF(ISNUMBER(SEARCH(&quot;N&quot;;[.$J106]));IF(ISBLANK([.$C$15]);&quot;&quot;;[.$C$15]);&quot;&quot;)">
            <text:p/>
          </table:table-cell>
          <table:table-cell/>
          <table:table-cell table:formula="of:=IF(ISNUMBER(SEARCH(&quot;A&quot;;[.$J106]));IF(ISBLANK([.$D$2]);&quot;&quot;;[.$D$2]);&quot;&quot;)">
            <text:p/>
          </table:table-cell>
          <table:table-cell table:formula="of:=IF(ISNUMBER(SEARCH(&quot;B&quot;;[.$J106]));IF(ISBLANK([.$D$3]);&quot;&quot;;[.$D$3]);&quot;&quot;)">
            <text:p/>
          </table:table-cell>
          <table:table-cell table:formula="of:=IF(ISNUMBER(SEARCH(&quot;C&quot;;[.$J106]));IF(ISBLANK([.$D$4]);&quot;&quot;;[.$D$4]);&quot;&quot;)">
            <text:p/>
          </table:table-cell>
          <table:table-cell table:formula="of:=IF(ISNUMBER(SEARCH(&quot;D&quot;;[.$J106]));IF(ISBLANK([.$D$5]);&quot;&quot;;[.$D$5]);&quot;&quot;)">
            <text:p/>
          </table:table-cell>
          <table:table-cell table:formula="of:=IF(ISNUMBER(SEARCH(&quot;E&quot;;[.$J106]));IF(ISBLANK([.$D$6]);&quot;&quot;;[.$D$6]);&quot;&quot;)">
            <text:p/>
          </table:table-cell>
          <table:table-cell table:formula="of:=IF(ISNUMBER(SEARCH(&quot;F&quot;;[.$J106]));IF(ISBLANK([.$D$7]);&quot;&quot;;[.$D$7]);&quot;&quot;)">
            <text:p/>
          </table:table-cell>
          <table:table-cell table:formula="of:=IF(ISNUMBER(SEARCH(&quot;G&quot;;[.$J106]));IF(ISBLANK([.$D$8]);&quot;&quot;;[.$D$8]);&quot;&quot;)">
            <text:p/>
          </table:table-cell>
          <table:table-cell table:formula="of:=IF(ISNUMBER(SEARCH(&quot;H&quot;;[.$J106]));IF(ISBLANK([.$D$9]);&quot;&quot;;[.$D$9]);&quot;&quot;)">
            <text:p/>
          </table:table-cell>
          <table:table-cell table:formula="of:=IF(ISNUMBER(SEARCH(&quot;I&quot;;[.$J106]));IF(ISBLANK([.$D$10]);&quot;&quot;;[.$D$10]);&quot;&quot;)">
            <text:p/>
          </table:table-cell>
          <table:table-cell table:formula="of:=IF(ISNUMBER(SEARCH(&quot;J&quot;;[.$J106]));IF(ISBLANK([.$D$11]);&quot;&quot;;[.$D$11]);&quot;&quot;)">
            <text:p/>
          </table:table-cell>
          <table:table-cell table:formula="of:=IF(ISNUMBER(SEARCH(&quot;K&quot;;[.$J106]));IF(ISBLANK([.$D$12]);&quot;&quot;;[.$D$12]);&quot;&quot;)">
            <text:p/>
          </table:table-cell>
          <table:table-cell table:formula="of:=IF(ISNUMBER(SEARCH(&quot;L&quot;;[.$J106]));IF(ISBLANK([.$D$13]);&quot;&quot;;[.$D$13]);&quot;&quot;)">
            <text:p/>
          </table:table-cell>
          <table:table-cell table:formula="of:=IF(ISNUMBER(SEARCH(&quot;M&quot;;[.$J106]));IF(ISBLANK([.$D$14]);&quot;&quot;;[.$D$14]);&quot;&quot;)">
            <text:p/>
          </table:table-cell>
          <table:table-cell table:formula="of:=IF(ISNUMBER(SEARCH(&quot;N&quot;;[.$J106]));IF(ISBLANK([.$D$15]);&quot;&quot;;[.$D$15]);&quot;&quot;)">
            <text:p/>
          </table:table-cell>
          <table:table-cell/>
          <table:table-cell table:formula="of:=IF(ISNUMBER(SEARCH(&quot;A&quot;;[.$J106]));IF(ISBLANK([.$E$2]);&quot;&quot;;[.$E$2]);&quot;&quot;)">
            <text:p/>
          </table:table-cell>
          <table:table-cell table:formula="of:=IF(ISNUMBER(SEARCH(&quot;B&quot;;[.$J106]));IF(ISBLANK([.$E$3]);&quot;&quot;;[.$E$3]);&quot;&quot;)">
            <text:p/>
          </table:table-cell>
          <table:table-cell table:formula="of:=IF(ISNUMBER(SEARCH(&quot;C&quot;;[.$J106]));IF(ISBLANK([.$E$4]);&quot;&quot;;[.$E$4]);&quot;&quot;)">
            <text:p/>
          </table:table-cell>
          <table:table-cell table:formula="of:=IF(ISNUMBER(SEARCH(&quot;D&quot;;[.$J106]));IF(ISBLANK([.$E$5]);&quot;&quot;;[.$E$5]);&quot;&quot;)">
            <text:p/>
          </table:table-cell>
          <table:table-cell table:formula="of:=IF(ISNUMBER(SEARCH(&quot;E&quot;;[.$J106]));IF(ISBLANK([.$E$6]);&quot;&quot;;[.$E$6]);&quot;&quot;)">
            <text:p/>
          </table:table-cell>
          <table:table-cell table:formula="of:=IF(ISNUMBER(SEARCH(&quot;F&quot;;[.$J106]));IF(ISBLANK([.$E$7]);&quot;&quot;;[.$E$7]);&quot;&quot;)">
            <text:p/>
          </table:table-cell>
          <table:table-cell table:formula="of:=IF(ISNUMBER(SEARCH(&quot;G&quot;;[.$J106]));IF(ISBLANK([.$E$8]);&quot;&quot;;[.$E$8]);&quot;&quot;)">
            <text:p/>
          </table:table-cell>
          <table:table-cell table:formula="of:=IF(ISNUMBER(SEARCH(&quot;H&quot;;[.$J106]));IF(ISBLANK([.$E$9]);&quot;&quot;;[.$E$9]);&quot;&quot;)">
            <text:p/>
          </table:table-cell>
          <table:table-cell table:formula="of:=IF(ISNUMBER(SEARCH(&quot;I&quot;;[.$J106]));IF(ISBLANK([.$E$10]);&quot;&quot;;[.$E$10]);&quot;&quot;)">
            <text:p/>
          </table:table-cell>
          <table:table-cell table:formula="of:=IF(ISNUMBER(SEARCH(&quot;J&quot;;[.$J106]));IF(ISBLANK([.$E$11]);&quot;&quot;;[.$E$11]);&quot;&quot;)">
            <text:p/>
          </table:table-cell>
          <table:table-cell table:formula="of:=IF(ISNUMBER(SEARCH(&quot;K&quot;;[.$J106]));IF(ISBLANK([.$E$12]);&quot;&quot;;[.$E$12]);&quot;&quot;)">
            <text:p/>
          </table:table-cell>
          <table:table-cell table:formula="of:=IF(ISNUMBER(SEARCH(&quot;L&quot;;[.$J106]));IF(ISBLANK([.$E$13]);&quot;&quot;;[.$E$13]);&quot;&quot;)">
            <text:p/>
          </table:table-cell>
          <table:table-cell table:formula="of:=IF(ISNUMBER(SEARCH(&quot;M&quot;;[.$J106]));IF(ISBLANK([.$E$14]);&quot;&quot;;[.$E$14]);&quot;&quot;)">
            <text:p/>
          </table:table-cell>
          <table:table-cell table:formula="of:=IF(ISNUMBER(SEARCH(&quot;N&quot;;[.$J10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7:.$AC107])">
            <text:p/>
          </table:table-cell>
          <table:table-cell table:formula="of:=COM.MICROSOFT.CONCAT([.$AE107:.$AR107])">
            <text:p/>
          </table:table-cell>
          <table:table-cell table:formula="of:=COM.MICROSOFT.CONCAT([.$AT107:.$BG107])">
            <text:p/>
          </table:table-cell>
          <table:table-cell table:formula="of:=COUNTIF([.$J$1:.$J$1999];[.J107])" office:value-type="float" office:value="0" calcext:value-type="float">
            <text:p>0</text:p>
          </table:table-cell>
          <table:table-cell/>
          <table:table-cell table:formula="of:=IF(ISNUMBER(SEARCH(&quot;A&quot;;[.$J107]));IF(ISBLANK([.$C$2]);&quot;&quot;;[.$C$2]);&quot;&quot;)">
            <text:p/>
          </table:table-cell>
          <table:table-cell table:formula="of:=IF(ISNUMBER(SEARCH(&quot;B&quot;;[.$J107]));IF(ISBLANK([.$C$3]);&quot;&quot;;[.$C$3]);&quot;&quot;)">
            <text:p/>
          </table:table-cell>
          <table:table-cell table:formula="of:=IF(ISNUMBER(SEARCH(&quot;C&quot;;[.$J107]));IF(ISBLANK([.$C$4]);&quot;&quot;;[.$C$4]);&quot;&quot;)">
            <text:p/>
          </table:table-cell>
          <table:table-cell table:formula="of:=IF(ISNUMBER(SEARCH(&quot;D&quot;;[.$J107]));IF(ISBLANK([.$C$5]);&quot;&quot;;[.$C$5]);&quot;&quot;)">
            <text:p/>
          </table:table-cell>
          <table:table-cell table:formula="of:=IF(ISNUMBER(SEARCH(&quot;E&quot;;[.$J107]));IF(ISBLANK([.$C$6]);&quot;&quot;;[.$C$6]);&quot;&quot;)">
            <text:p/>
          </table:table-cell>
          <table:table-cell table:formula="of:=IF(ISNUMBER(SEARCH(&quot;F&quot;;[.$J107]));IF(ISBLANK([.$C$7]);&quot;&quot;;[.$C$7]);&quot;&quot;)">
            <text:p/>
          </table:table-cell>
          <table:table-cell table:formula="of:=IF(ISNUMBER(SEARCH(&quot;G&quot;;[.$J107]));IF(ISBLANK([.$C$8]);&quot;&quot;;[.$C$8]);&quot;&quot;)">
            <text:p/>
          </table:table-cell>
          <table:table-cell table:formula="of:=IF(ISNUMBER(SEARCH(&quot;H&quot;;[.$J107]));IF(ISBLANK([.$C$9]);&quot;&quot;;[.$C$9]);&quot;&quot;)">
            <text:p/>
          </table:table-cell>
          <table:table-cell table:formula="of:=IF(ISNUMBER(SEARCH(&quot;I&quot;;[.$J107]));IF(ISBLANK([.$C$10]);&quot;&quot;;[.$C$10]);&quot;&quot;)">
            <text:p/>
          </table:table-cell>
          <table:table-cell table:formula="of:=IF(ISNUMBER(SEARCH(&quot;J&quot;;[.$J107]));IF(ISBLANK([.$C$11]);&quot;&quot;;[.$C$11]);&quot;&quot;)">
            <text:p/>
          </table:table-cell>
          <table:table-cell table:formula="of:=IF(ISNUMBER(SEARCH(&quot;K&quot;;[.$J107]));IF(ISBLANK([.$C$12]);&quot;&quot;;[.$C$12]);&quot;&quot;)">
            <text:p/>
          </table:table-cell>
          <table:table-cell table:formula="of:=IF(ISNUMBER(SEARCH(&quot;L&quot;;[.$J107]));IF(ISBLANK([.$C$13]);&quot;&quot;;[.$C$13]);&quot;&quot;)">
            <text:p/>
          </table:table-cell>
          <table:table-cell table:formula="of:=IF(ISNUMBER(SEARCH(&quot;M&quot;;[.$J107]));IF(ISBLANK([.$C$14]);&quot;&quot;;[.$C$14]);&quot;&quot;)">
            <text:p/>
          </table:table-cell>
          <table:table-cell table:formula="of:=IF(ISNUMBER(SEARCH(&quot;N&quot;;[.$J107]));IF(ISBLANK([.$C$15]);&quot;&quot;;[.$C$15]);&quot;&quot;)">
            <text:p/>
          </table:table-cell>
          <table:table-cell/>
          <table:table-cell table:formula="of:=IF(ISNUMBER(SEARCH(&quot;A&quot;;[.$J107]));IF(ISBLANK([.$D$2]);&quot;&quot;;[.$D$2]);&quot;&quot;)">
            <text:p/>
          </table:table-cell>
          <table:table-cell table:formula="of:=IF(ISNUMBER(SEARCH(&quot;B&quot;;[.$J107]));IF(ISBLANK([.$D$3]);&quot;&quot;;[.$D$3]);&quot;&quot;)">
            <text:p/>
          </table:table-cell>
          <table:table-cell table:formula="of:=IF(ISNUMBER(SEARCH(&quot;C&quot;;[.$J107]));IF(ISBLANK([.$D$4]);&quot;&quot;;[.$D$4]);&quot;&quot;)">
            <text:p/>
          </table:table-cell>
          <table:table-cell table:formula="of:=IF(ISNUMBER(SEARCH(&quot;D&quot;;[.$J107]));IF(ISBLANK([.$D$5]);&quot;&quot;;[.$D$5]);&quot;&quot;)">
            <text:p/>
          </table:table-cell>
          <table:table-cell table:formula="of:=IF(ISNUMBER(SEARCH(&quot;E&quot;;[.$J107]));IF(ISBLANK([.$D$6]);&quot;&quot;;[.$D$6]);&quot;&quot;)">
            <text:p/>
          </table:table-cell>
          <table:table-cell table:formula="of:=IF(ISNUMBER(SEARCH(&quot;F&quot;;[.$J107]));IF(ISBLANK([.$D$7]);&quot;&quot;;[.$D$7]);&quot;&quot;)">
            <text:p/>
          </table:table-cell>
          <table:table-cell table:formula="of:=IF(ISNUMBER(SEARCH(&quot;G&quot;;[.$J107]));IF(ISBLANK([.$D$8]);&quot;&quot;;[.$D$8]);&quot;&quot;)">
            <text:p/>
          </table:table-cell>
          <table:table-cell table:formula="of:=IF(ISNUMBER(SEARCH(&quot;H&quot;;[.$J107]));IF(ISBLANK([.$D$9]);&quot;&quot;;[.$D$9]);&quot;&quot;)">
            <text:p/>
          </table:table-cell>
          <table:table-cell table:formula="of:=IF(ISNUMBER(SEARCH(&quot;I&quot;;[.$J107]));IF(ISBLANK([.$D$10]);&quot;&quot;;[.$D$10]);&quot;&quot;)">
            <text:p/>
          </table:table-cell>
          <table:table-cell table:formula="of:=IF(ISNUMBER(SEARCH(&quot;J&quot;;[.$J107]));IF(ISBLANK([.$D$11]);&quot;&quot;;[.$D$11]);&quot;&quot;)">
            <text:p/>
          </table:table-cell>
          <table:table-cell table:formula="of:=IF(ISNUMBER(SEARCH(&quot;K&quot;;[.$J107]));IF(ISBLANK([.$D$12]);&quot;&quot;;[.$D$12]);&quot;&quot;)">
            <text:p/>
          </table:table-cell>
          <table:table-cell table:formula="of:=IF(ISNUMBER(SEARCH(&quot;L&quot;;[.$J107]));IF(ISBLANK([.$D$13]);&quot;&quot;;[.$D$13]);&quot;&quot;)">
            <text:p/>
          </table:table-cell>
          <table:table-cell table:formula="of:=IF(ISNUMBER(SEARCH(&quot;M&quot;;[.$J107]));IF(ISBLANK([.$D$14]);&quot;&quot;;[.$D$14]);&quot;&quot;)">
            <text:p/>
          </table:table-cell>
          <table:table-cell table:formula="of:=IF(ISNUMBER(SEARCH(&quot;N&quot;;[.$J107]));IF(ISBLANK([.$D$15]);&quot;&quot;;[.$D$15]);&quot;&quot;)">
            <text:p/>
          </table:table-cell>
          <table:table-cell/>
          <table:table-cell table:formula="of:=IF(ISNUMBER(SEARCH(&quot;A&quot;;[.$J107]));IF(ISBLANK([.$E$2]);&quot;&quot;;[.$E$2]);&quot;&quot;)">
            <text:p/>
          </table:table-cell>
          <table:table-cell table:formula="of:=IF(ISNUMBER(SEARCH(&quot;B&quot;;[.$J107]));IF(ISBLANK([.$E$3]);&quot;&quot;;[.$E$3]);&quot;&quot;)">
            <text:p/>
          </table:table-cell>
          <table:table-cell table:formula="of:=IF(ISNUMBER(SEARCH(&quot;C&quot;;[.$J107]));IF(ISBLANK([.$E$4]);&quot;&quot;;[.$E$4]);&quot;&quot;)">
            <text:p/>
          </table:table-cell>
          <table:table-cell table:formula="of:=IF(ISNUMBER(SEARCH(&quot;D&quot;;[.$J107]));IF(ISBLANK([.$E$5]);&quot;&quot;;[.$E$5]);&quot;&quot;)">
            <text:p/>
          </table:table-cell>
          <table:table-cell table:formula="of:=IF(ISNUMBER(SEARCH(&quot;E&quot;;[.$J107]));IF(ISBLANK([.$E$6]);&quot;&quot;;[.$E$6]);&quot;&quot;)">
            <text:p/>
          </table:table-cell>
          <table:table-cell table:formula="of:=IF(ISNUMBER(SEARCH(&quot;F&quot;;[.$J107]));IF(ISBLANK([.$E$7]);&quot;&quot;;[.$E$7]);&quot;&quot;)">
            <text:p/>
          </table:table-cell>
          <table:table-cell table:formula="of:=IF(ISNUMBER(SEARCH(&quot;G&quot;;[.$J107]));IF(ISBLANK([.$E$8]);&quot;&quot;;[.$E$8]);&quot;&quot;)">
            <text:p/>
          </table:table-cell>
          <table:table-cell table:formula="of:=IF(ISNUMBER(SEARCH(&quot;H&quot;;[.$J107]));IF(ISBLANK([.$E$9]);&quot;&quot;;[.$E$9]);&quot;&quot;)">
            <text:p/>
          </table:table-cell>
          <table:table-cell table:formula="of:=IF(ISNUMBER(SEARCH(&quot;I&quot;;[.$J107]));IF(ISBLANK([.$E$10]);&quot;&quot;;[.$E$10]);&quot;&quot;)">
            <text:p/>
          </table:table-cell>
          <table:table-cell table:formula="of:=IF(ISNUMBER(SEARCH(&quot;J&quot;;[.$J107]));IF(ISBLANK([.$E$11]);&quot;&quot;;[.$E$11]);&quot;&quot;)">
            <text:p/>
          </table:table-cell>
          <table:table-cell table:formula="of:=IF(ISNUMBER(SEARCH(&quot;K&quot;;[.$J107]));IF(ISBLANK([.$E$12]);&quot;&quot;;[.$E$12]);&quot;&quot;)">
            <text:p/>
          </table:table-cell>
          <table:table-cell table:formula="of:=IF(ISNUMBER(SEARCH(&quot;L&quot;;[.$J107]));IF(ISBLANK([.$E$13]);&quot;&quot;;[.$E$13]);&quot;&quot;)">
            <text:p/>
          </table:table-cell>
          <table:table-cell table:formula="of:=IF(ISNUMBER(SEARCH(&quot;M&quot;;[.$J107]));IF(ISBLANK([.$E$14]);&quot;&quot;;[.$E$14]);&quot;&quot;)">
            <text:p/>
          </table:table-cell>
          <table:table-cell table:formula="of:=IF(ISNUMBER(SEARCH(&quot;N&quot;;[.$J10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8:.$AC108])">
            <text:p/>
          </table:table-cell>
          <table:table-cell table:formula="of:=COM.MICROSOFT.CONCAT([.$AE108:.$AR108])">
            <text:p/>
          </table:table-cell>
          <table:table-cell table:formula="of:=COM.MICROSOFT.CONCAT([.$AT108:.$BG108])">
            <text:p/>
          </table:table-cell>
          <table:table-cell table:formula="of:=COUNTIF([.$J$1:.$J$1999];[.J108])" office:value-type="float" office:value="0" calcext:value-type="float">
            <text:p>0</text:p>
          </table:table-cell>
          <table:table-cell/>
          <table:table-cell table:formula="of:=IF(ISNUMBER(SEARCH(&quot;A&quot;;[.$J108]));IF(ISBLANK([.$C$2]);&quot;&quot;;[.$C$2]);&quot;&quot;)">
            <text:p/>
          </table:table-cell>
          <table:table-cell table:formula="of:=IF(ISNUMBER(SEARCH(&quot;B&quot;;[.$J108]));IF(ISBLANK([.$C$3]);&quot;&quot;;[.$C$3]);&quot;&quot;)">
            <text:p/>
          </table:table-cell>
          <table:table-cell table:formula="of:=IF(ISNUMBER(SEARCH(&quot;C&quot;;[.$J108]));IF(ISBLANK([.$C$4]);&quot;&quot;;[.$C$4]);&quot;&quot;)">
            <text:p/>
          </table:table-cell>
          <table:table-cell table:formula="of:=IF(ISNUMBER(SEARCH(&quot;D&quot;;[.$J108]));IF(ISBLANK([.$C$5]);&quot;&quot;;[.$C$5]);&quot;&quot;)">
            <text:p/>
          </table:table-cell>
          <table:table-cell table:formula="of:=IF(ISNUMBER(SEARCH(&quot;E&quot;;[.$J108]));IF(ISBLANK([.$C$6]);&quot;&quot;;[.$C$6]);&quot;&quot;)">
            <text:p/>
          </table:table-cell>
          <table:table-cell table:formula="of:=IF(ISNUMBER(SEARCH(&quot;F&quot;;[.$J108]));IF(ISBLANK([.$C$7]);&quot;&quot;;[.$C$7]);&quot;&quot;)">
            <text:p/>
          </table:table-cell>
          <table:table-cell table:formula="of:=IF(ISNUMBER(SEARCH(&quot;G&quot;;[.$J108]));IF(ISBLANK([.$C$8]);&quot;&quot;;[.$C$8]);&quot;&quot;)">
            <text:p/>
          </table:table-cell>
          <table:table-cell table:formula="of:=IF(ISNUMBER(SEARCH(&quot;H&quot;;[.$J108]));IF(ISBLANK([.$C$9]);&quot;&quot;;[.$C$9]);&quot;&quot;)">
            <text:p/>
          </table:table-cell>
          <table:table-cell table:formula="of:=IF(ISNUMBER(SEARCH(&quot;I&quot;;[.$J108]));IF(ISBLANK([.$C$10]);&quot;&quot;;[.$C$10]);&quot;&quot;)">
            <text:p/>
          </table:table-cell>
          <table:table-cell table:formula="of:=IF(ISNUMBER(SEARCH(&quot;J&quot;;[.$J108]));IF(ISBLANK([.$C$11]);&quot;&quot;;[.$C$11]);&quot;&quot;)">
            <text:p/>
          </table:table-cell>
          <table:table-cell table:formula="of:=IF(ISNUMBER(SEARCH(&quot;K&quot;;[.$J108]));IF(ISBLANK([.$C$12]);&quot;&quot;;[.$C$12]);&quot;&quot;)">
            <text:p/>
          </table:table-cell>
          <table:table-cell table:formula="of:=IF(ISNUMBER(SEARCH(&quot;L&quot;;[.$J108]));IF(ISBLANK([.$C$13]);&quot;&quot;;[.$C$13]);&quot;&quot;)">
            <text:p/>
          </table:table-cell>
          <table:table-cell table:formula="of:=IF(ISNUMBER(SEARCH(&quot;M&quot;;[.$J108]));IF(ISBLANK([.$C$14]);&quot;&quot;;[.$C$14]);&quot;&quot;)">
            <text:p/>
          </table:table-cell>
          <table:table-cell table:formula="of:=IF(ISNUMBER(SEARCH(&quot;N&quot;;[.$J108]));IF(ISBLANK([.$C$15]);&quot;&quot;;[.$C$15]);&quot;&quot;)">
            <text:p/>
          </table:table-cell>
          <table:table-cell/>
          <table:table-cell table:formula="of:=IF(ISNUMBER(SEARCH(&quot;A&quot;;[.$J108]));IF(ISBLANK([.$D$2]);&quot;&quot;;[.$D$2]);&quot;&quot;)">
            <text:p/>
          </table:table-cell>
          <table:table-cell table:formula="of:=IF(ISNUMBER(SEARCH(&quot;B&quot;;[.$J108]));IF(ISBLANK([.$D$3]);&quot;&quot;;[.$D$3]);&quot;&quot;)">
            <text:p/>
          </table:table-cell>
          <table:table-cell table:formula="of:=IF(ISNUMBER(SEARCH(&quot;C&quot;;[.$J108]));IF(ISBLANK([.$D$4]);&quot;&quot;;[.$D$4]);&quot;&quot;)">
            <text:p/>
          </table:table-cell>
          <table:table-cell table:formula="of:=IF(ISNUMBER(SEARCH(&quot;D&quot;;[.$J108]));IF(ISBLANK([.$D$5]);&quot;&quot;;[.$D$5]);&quot;&quot;)">
            <text:p/>
          </table:table-cell>
          <table:table-cell table:formula="of:=IF(ISNUMBER(SEARCH(&quot;E&quot;;[.$J108]));IF(ISBLANK([.$D$6]);&quot;&quot;;[.$D$6]);&quot;&quot;)">
            <text:p/>
          </table:table-cell>
          <table:table-cell table:formula="of:=IF(ISNUMBER(SEARCH(&quot;F&quot;;[.$J108]));IF(ISBLANK([.$D$7]);&quot;&quot;;[.$D$7]);&quot;&quot;)">
            <text:p/>
          </table:table-cell>
          <table:table-cell table:formula="of:=IF(ISNUMBER(SEARCH(&quot;G&quot;;[.$J108]));IF(ISBLANK([.$D$8]);&quot;&quot;;[.$D$8]);&quot;&quot;)">
            <text:p/>
          </table:table-cell>
          <table:table-cell table:formula="of:=IF(ISNUMBER(SEARCH(&quot;H&quot;;[.$J108]));IF(ISBLANK([.$D$9]);&quot;&quot;;[.$D$9]);&quot;&quot;)">
            <text:p/>
          </table:table-cell>
          <table:table-cell table:formula="of:=IF(ISNUMBER(SEARCH(&quot;I&quot;;[.$J108]));IF(ISBLANK([.$D$10]);&quot;&quot;;[.$D$10]);&quot;&quot;)">
            <text:p/>
          </table:table-cell>
          <table:table-cell table:formula="of:=IF(ISNUMBER(SEARCH(&quot;J&quot;;[.$J108]));IF(ISBLANK([.$D$11]);&quot;&quot;;[.$D$11]);&quot;&quot;)">
            <text:p/>
          </table:table-cell>
          <table:table-cell table:formula="of:=IF(ISNUMBER(SEARCH(&quot;K&quot;;[.$J108]));IF(ISBLANK([.$D$12]);&quot;&quot;;[.$D$12]);&quot;&quot;)">
            <text:p/>
          </table:table-cell>
          <table:table-cell table:formula="of:=IF(ISNUMBER(SEARCH(&quot;L&quot;;[.$J108]));IF(ISBLANK([.$D$13]);&quot;&quot;;[.$D$13]);&quot;&quot;)">
            <text:p/>
          </table:table-cell>
          <table:table-cell table:formula="of:=IF(ISNUMBER(SEARCH(&quot;M&quot;;[.$J108]));IF(ISBLANK([.$D$14]);&quot;&quot;;[.$D$14]);&quot;&quot;)">
            <text:p/>
          </table:table-cell>
          <table:table-cell table:formula="of:=IF(ISNUMBER(SEARCH(&quot;N&quot;;[.$J108]));IF(ISBLANK([.$D$15]);&quot;&quot;;[.$D$15]);&quot;&quot;)">
            <text:p/>
          </table:table-cell>
          <table:table-cell/>
          <table:table-cell table:formula="of:=IF(ISNUMBER(SEARCH(&quot;A&quot;;[.$J108]));IF(ISBLANK([.$E$2]);&quot;&quot;;[.$E$2]);&quot;&quot;)">
            <text:p/>
          </table:table-cell>
          <table:table-cell table:formula="of:=IF(ISNUMBER(SEARCH(&quot;B&quot;;[.$J108]));IF(ISBLANK([.$E$3]);&quot;&quot;;[.$E$3]);&quot;&quot;)">
            <text:p/>
          </table:table-cell>
          <table:table-cell table:formula="of:=IF(ISNUMBER(SEARCH(&quot;C&quot;;[.$J108]));IF(ISBLANK([.$E$4]);&quot;&quot;;[.$E$4]);&quot;&quot;)">
            <text:p/>
          </table:table-cell>
          <table:table-cell table:formula="of:=IF(ISNUMBER(SEARCH(&quot;D&quot;;[.$J108]));IF(ISBLANK([.$E$5]);&quot;&quot;;[.$E$5]);&quot;&quot;)">
            <text:p/>
          </table:table-cell>
          <table:table-cell table:formula="of:=IF(ISNUMBER(SEARCH(&quot;E&quot;;[.$J108]));IF(ISBLANK([.$E$6]);&quot;&quot;;[.$E$6]);&quot;&quot;)">
            <text:p/>
          </table:table-cell>
          <table:table-cell table:formula="of:=IF(ISNUMBER(SEARCH(&quot;F&quot;;[.$J108]));IF(ISBLANK([.$E$7]);&quot;&quot;;[.$E$7]);&quot;&quot;)">
            <text:p/>
          </table:table-cell>
          <table:table-cell table:formula="of:=IF(ISNUMBER(SEARCH(&quot;G&quot;;[.$J108]));IF(ISBLANK([.$E$8]);&quot;&quot;;[.$E$8]);&quot;&quot;)">
            <text:p/>
          </table:table-cell>
          <table:table-cell table:formula="of:=IF(ISNUMBER(SEARCH(&quot;H&quot;;[.$J108]));IF(ISBLANK([.$E$9]);&quot;&quot;;[.$E$9]);&quot;&quot;)">
            <text:p/>
          </table:table-cell>
          <table:table-cell table:formula="of:=IF(ISNUMBER(SEARCH(&quot;I&quot;;[.$J108]));IF(ISBLANK([.$E$10]);&quot;&quot;;[.$E$10]);&quot;&quot;)">
            <text:p/>
          </table:table-cell>
          <table:table-cell table:formula="of:=IF(ISNUMBER(SEARCH(&quot;J&quot;;[.$J108]));IF(ISBLANK([.$E$11]);&quot;&quot;;[.$E$11]);&quot;&quot;)">
            <text:p/>
          </table:table-cell>
          <table:table-cell table:formula="of:=IF(ISNUMBER(SEARCH(&quot;K&quot;;[.$J108]));IF(ISBLANK([.$E$12]);&quot;&quot;;[.$E$12]);&quot;&quot;)">
            <text:p/>
          </table:table-cell>
          <table:table-cell table:formula="of:=IF(ISNUMBER(SEARCH(&quot;L&quot;;[.$J108]));IF(ISBLANK([.$E$13]);&quot;&quot;;[.$E$13]);&quot;&quot;)">
            <text:p/>
          </table:table-cell>
          <table:table-cell table:formula="of:=IF(ISNUMBER(SEARCH(&quot;M&quot;;[.$J108]));IF(ISBLANK([.$E$14]);&quot;&quot;;[.$E$14]);&quot;&quot;)">
            <text:p/>
          </table:table-cell>
          <table:table-cell table:formula="of:=IF(ISNUMBER(SEARCH(&quot;N&quot;;[.$J10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09:.$AC109])">
            <text:p/>
          </table:table-cell>
          <table:table-cell table:formula="of:=COM.MICROSOFT.CONCAT([.$AE109:.$AR109])">
            <text:p/>
          </table:table-cell>
          <table:table-cell table:formula="of:=COM.MICROSOFT.CONCAT([.$AT109:.$BG109])">
            <text:p/>
          </table:table-cell>
          <table:table-cell table:formula="of:=COUNTIF([.$J$1:.$J$1999];[.J109])" office:value-type="float" office:value="0" calcext:value-type="float">
            <text:p>0</text:p>
          </table:table-cell>
          <table:table-cell/>
          <table:table-cell table:formula="of:=IF(ISNUMBER(SEARCH(&quot;A&quot;;[.$J109]));IF(ISBLANK([.$C$2]);&quot;&quot;;[.$C$2]);&quot;&quot;)">
            <text:p/>
          </table:table-cell>
          <table:table-cell table:formula="of:=IF(ISNUMBER(SEARCH(&quot;B&quot;;[.$J109]));IF(ISBLANK([.$C$3]);&quot;&quot;;[.$C$3]);&quot;&quot;)">
            <text:p/>
          </table:table-cell>
          <table:table-cell table:formula="of:=IF(ISNUMBER(SEARCH(&quot;C&quot;;[.$J109]));IF(ISBLANK([.$C$4]);&quot;&quot;;[.$C$4]);&quot;&quot;)">
            <text:p/>
          </table:table-cell>
          <table:table-cell table:formula="of:=IF(ISNUMBER(SEARCH(&quot;D&quot;;[.$J109]));IF(ISBLANK([.$C$5]);&quot;&quot;;[.$C$5]);&quot;&quot;)">
            <text:p/>
          </table:table-cell>
          <table:table-cell table:formula="of:=IF(ISNUMBER(SEARCH(&quot;E&quot;;[.$J109]));IF(ISBLANK([.$C$6]);&quot;&quot;;[.$C$6]);&quot;&quot;)">
            <text:p/>
          </table:table-cell>
          <table:table-cell table:formula="of:=IF(ISNUMBER(SEARCH(&quot;F&quot;;[.$J109]));IF(ISBLANK([.$C$7]);&quot;&quot;;[.$C$7]);&quot;&quot;)">
            <text:p/>
          </table:table-cell>
          <table:table-cell table:formula="of:=IF(ISNUMBER(SEARCH(&quot;G&quot;;[.$J109]));IF(ISBLANK([.$C$8]);&quot;&quot;;[.$C$8]);&quot;&quot;)">
            <text:p/>
          </table:table-cell>
          <table:table-cell table:formula="of:=IF(ISNUMBER(SEARCH(&quot;H&quot;;[.$J109]));IF(ISBLANK([.$C$9]);&quot;&quot;;[.$C$9]);&quot;&quot;)">
            <text:p/>
          </table:table-cell>
          <table:table-cell table:formula="of:=IF(ISNUMBER(SEARCH(&quot;I&quot;;[.$J109]));IF(ISBLANK([.$C$10]);&quot;&quot;;[.$C$10]);&quot;&quot;)">
            <text:p/>
          </table:table-cell>
          <table:table-cell table:formula="of:=IF(ISNUMBER(SEARCH(&quot;J&quot;;[.$J109]));IF(ISBLANK([.$C$11]);&quot;&quot;;[.$C$11]);&quot;&quot;)">
            <text:p/>
          </table:table-cell>
          <table:table-cell table:formula="of:=IF(ISNUMBER(SEARCH(&quot;K&quot;;[.$J109]));IF(ISBLANK([.$C$12]);&quot;&quot;;[.$C$12]);&quot;&quot;)">
            <text:p/>
          </table:table-cell>
          <table:table-cell table:formula="of:=IF(ISNUMBER(SEARCH(&quot;L&quot;;[.$J109]));IF(ISBLANK([.$C$13]);&quot;&quot;;[.$C$13]);&quot;&quot;)">
            <text:p/>
          </table:table-cell>
          <table:table-cell table:formula="of:=IF(ISNUMBER(SEARCH(&quot;M&quot;;[.$J109]));IF(ISBLANK([.$C$14]);&quot;&quot;;[.$C$14]);&quot;&quot;)">
            <text:p/>
          </table:table-cell>
          <table:table-cell table:formula="of:=IF(ISNUMBER(SEARCH(&quot;N&quot;;[.$J109]));IF(ISBLANK([.$C$15]);&quot;&quot;;[.$C$15]);&quot;&quot;)">
            <text:p/>
          </table:table-cell>
          <table:table-cell/>
          <table:table-cell table:formula="of:=IF(ISNUMBER(SEARCH(&quot;A&quot;;[.$J109]));IF(ISBLANK([.$D$2]);&quot;&quot;;[.$D$2]);&quot;&quot;)">
            <text:p/>
          </table:table-cell>
          <table:table-cell table:formula="of:=IF(ISNUMBER(SEARCH(&quot;B&quot;;[.$J109]));IF(ISBLANK([.$D$3]);&quot;&quot;;[.$D$3]);&quot;&quot;)">
            <text:p/>
          </table:table-cell>
          <table:table-cell table:formula="of:=IF(ISNUMBER(SEARCH(&quot;C&quot;;[.$J109]));IF(ISBLANK([.$D$4]);&quot;&quot;;[.$D$4]);&quot;&quot;)">
            <text:p/>
          </table:table-cell>
          <table:table-cell table:formula="of:=IF(ISNUMBER(SEARCH(&quot;D&quot;;[.$J109]));IF(ISBLANK([.$D$5]);&quot;&quot;;[.$D$5]);&quot;&quot;)">
            <text:p/>
          </table:table-cell>
          <table:table-cell table:formula="of:=IF(ISNUMBER(SEARCH(&quot;E&quot;;[.$J109]));IF(ISBLANK([.$D$6]);&quot;&quot;;[.$D$6]);&quot;&quot;)">
            <text:p/>
          </table:table-cell>
          <table:table-cell table:formula="of:=IF(ISNUMBER(SEARCH(&quot;F&quot;;[.$J109]));IF(ISBLANK([.$D$7]);&quot;&quot;;[.$D$7]);&quot;&quot;)">
            <text:p/>
          </table:table-cell>
          <table:table-cell table:formula="of:=IF(ISNUMBER(SEARCH(&quot;G&quot;;[.$J109]));IF(ISBLANK([.$D$8]);&quot;&quot;;[.$D$8]);&quot;&quot;)">
            <text:p/>
          </table:table-cell>
          <table:table-cell table:formula="of:=IF(ISNUMBER(SEARCH(&quot;H&quot;;[.$J109]));IF(ISBLANK([.$D$9]);&quot;&quot;;[.$D$9]);&quot;&quot;)">
            <text:p/>
          </table:table-cell>
          <table:table-cell table:formula="of:=IF(ISNUMBER(SEARCH(&quot;I&quot;;[.$J109]));IF(ISBLANK([.$D$10]);&quot;&quot;;[.$D$10]);&quot;&quot;)">
            <text:p/>
          </table:table-cell>
          <table:table-cell table:formula="of:=IF(ISNUMBER(SEARCH(&quot;J&quot;;[.$J109]));IF(ISBLANK([.$D$11]);&quot;&quot;;[.$D$11]);&quot;&quot;)">
            <text:p/>
          </table:table-cell>
          <table:table-cell table:formula="of:=IF(ISNUMBER(SEARCH(&quot;K&quot;;[.$J109]));IF(ISBLANK([.$D$12]);&quot;&quot;;[.$D$12]);&quot;&quot;)">
            <text:p/>
          </table:table-cell>
          <table:table-cell table:formula="of:=IF(ISNUMBER(SEARCH(&quot;L&quot;;[.$J109]));IF(ISBLANK([.$D$13]);&quot;&quot;;[.$D$13]);&quot;&quot;)">
            <text:p/>
          </table:table-cell>
          <table:table-cell table:formula="of:=IF(ISNUMBER(SEARCH(&quot;M&quot;;[.$J109]));IF(ISBLANK([.$D$14]);&quot;&quot;;[.$D$14]);&quot;&quot;)">
            <text:p/>
          </table:table-cell>
          <table:table-cell table:formula="of:=IF(ISNUMBER(SEARCH(&quot;N&quot;;[.$J109]));IF(ISBLANK([.$D$15]);&quot;&quot;;[.$D$15]);&quot;&quot;)">
            <text:p/>
          </table:table-cell>
          <table:table-cell/>
          <table:table-cell table:formula="of:=IF(ISNUMBER(SEARCH(&quot;A&quot;;[.$J109]));IF(ISBLANK([.$E$2]);&quot;&quot;;[.$E$2]);&quot;&quot;)">
            <text:p/>
          </table:table-cell>
          <table:table-cell table:formula="of:=IF(ISNUMBER(SEARCH(&quot;B&quot;;[.$J109]));IF(ISBLANK([.$E$3]);&quot;&quot;;[.$E$3]);&quot;&quot;)">
            <text:p/>
          </table:table-cell>
          <table:table-cell table:formula="of:=IF(ISNUMBER(SEARCH(&quot;C&quot;;[.$J109]));IF(ISBLANK([.$E$4]);&quot;&quot;;[.$E$4]);&quot;&quot;)">
            <text:p/>
          </table:table-cell>
          <table:table-cell table:formula="of:=IF(ISNUMBER(SEARCH(&quot;D&quot;;[.$J109]));IF(ISBLANK([.$E$5]);&quot;&quot;;[.$E$5]);&quot;&quot;)">
            <text:p/>
          </table:table-cell>
          <table:table-cell table:formula="of:=IF(ISNUMBER(SEARCH(&quot;E&quot;;[.$J109]));IF(ISBLANK([.$E$6]);&quot;&quot;;[.$E$6]);&quot;&quot;)">
            <text:p/>
          </table:table-cell>
          <table:table-cell table:formula="of:=IF(ISNUMBER(SEARCH(&quot;F&quot;;[.$J109]));IF(ISBLANK([.$E$7]);&quot;&quot;;[.$E$7]);&quot;&quot;)">
            <text:p/>
          </table:table-cell>
          <table:table-cell table:formula="of:=IF(ISNUMBER(SEARCH(&quot;G&quot;;[.$J109]));IF(ISBLANK([.$E$8]);&quot;&quot;;[.$E$8]);&quot;&quot;)">
            <text:p/>
          </table:table-cell>
          <table:table-cell table:formula="of:=IF(ISNUMBER(SEARCH(&quot;H&quot;;[.$J109]));IF(ISBLANK([.$E$9]);&quot;&quot;;[.$E$9]);&quot;&quot;)">
            <text:p/>
          </table:table-cell>
          <table:table-cell table:formula="of:=IF(ISNUMBER(SEARCH(&quot;I&quot;;[.$J109]));IF(ISBLANK([.$E$10]);&quot;&quot;;[.$E$10]);&quot;&quot;)">
            <text:p/>
          </table:table-cell>
          <table:table-cell table:formula="of:=IF(ISNUMBER(SEARCH(&quot;J&quot;;[.$J109]));IF(ISBLANK([.$E$11]);&quot;&quot;;[.$E$11]);&quot;&quot;)">
            <text:p/>
          </table:table-cell>
          <table:table-cell table:formula="of:=IF(ISNUMBER(SEARCH(&quot;K&quot;;[.$J109]));IF(ISBLANK([.$E$12]);&quot;&quot;;[.$E$12]);&quot;&quot;)">
            <text:p/>
          </table:table-cell>
          <table:table-cell table:formula="of:=IF(ISNUMBER(SEARCH(&quot;L&quot;;[.$J109]));IF(ISBLANK([.$E$13]);&quot;&quot;;[.$E$13]);&quot;&quot;)">
            <text:p/>
          </table:table-cell>
          <table:table-cell table:formula="of:=IF(ISNUMBER(SEARCH(&quot;M&quot;;[.$J109]));IF(ISBLANK([.$E$14]);&quot;&quot;;[.$E$14]);&quot;&quot;)">
            <text:p/>
          </table:table-cell>
          <table:table-cell table:formula="of:=IF(ISNUMBER(SEARCH(&quot;N&quot;;[.$J10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0:.$AC110])">
            <text:p/>
          </table:table-cell>
          <table:table-cell table:formula="of:=COM.MICROSOFT.CONCAT([.$AE110:.$AR110])">
            <text:p/>
          </table:table-cell>
          <table:table-cell table:formula="of:=COM.MICROSOFT.CONCAT([.$AT110:.$BG110])">
            <text:p/>
          </table:table-cell>
          <table:table-cell table:formula="of:=COUNTIF([.$J$1:.$J$1999];[.J110])" office:value-type="float" office:value="0" calcext:value-type="float">
            <text:p>0</text:p>
          </table:table-cell>
          <table:table-cell/>
          <table:table-cell table:formula="of:=IF(ISNUMBER(SEARCH(&quot;A&quot;;[.$J110]));IF(ISBLANK([.$C$2]);&quot;&quot;;[.$C$2]);&quot;&quot;)">
            <text:p/>
          </table:table-cell>
          <table:table-cell table:formula="of:=IF(ISNUMBER(SEARCH(&quot;B&quot;;[.$J110]));IF(ISBLANK([.$C$3]);&quot;&quot;;[.$C$3]);&quot;&quot;)">
            <text:p/>
          </table:table-cell>
          <table:table-cell table:formula="of:=IF(ISNUMBER(SEARCH(&quot;C&quot;;[.$J110]));IF(ISBLANK([.$C$4]);&quot;&quot;;[.$C$4]);&quot;&quot;)">
            <text:p/>
          </table:table-cell>
          <table:table-cell table:formula="of:=IF(ISNUMBER(SEARCH(&quot;D&quot;;[.$J110]));IF(ISBLANK([.$C$5]);&quot;&quot;;[.$C$5]);&quot;&quot;)">
            <text:p/>
          </table:table-cell>
          <table:table-cell table:formula="of:=IF(ISNUMBER(SEARCH(&quot;E&quot;;[.$J110]));IF(ISBLANK([.$C$6]);&quot;&quot;;[.$C$6]);&quot;&quot;)">
            <text:p/>
          </table:table-cell>
          <table:table-cell table:formula="of:=IF(ISNUMBER(SEARCH(&quot;F&quot;;[.$J110]));IF(ISBLANK([.$C$7]);&quot;&quot;;[.$C$7]);&quot;&quot;)">
            <text:p/>
          </table:table-cell>
          <table:table-cell table:formula="of:=IF(ISNUMBER(SEARCH(&quot;G&quot;;[.$J110]));IF(ISBLANK([.$C$8]);&quot;&quot;;[.$C$8]);&quot;&quot;)">
            <text:p/>
          </table:table-cell>
          <table:table-cell table:formula="of:=IF(ISNUMBER(SEARCH(&quot;H&quot;;[.$J110]));IF(ISBLANK([.$C$9]);&quot;&quot;;[.$C$9]);&quot;&quot;)">
            <text:p/>
          </table:table-cell>
          <table:table-cell table:formula="of:=IF(ISNUMBER(SEARCH(&quot;I&quot;;[.$J110]));IF(ISBLANK([.$C$10]);&quot;&quot;;[.$C$10]);&quot;&quot;)">
            <text:p/>
          </table:table-cell>
          <table:table-cell table:formula="of:=IF(ISNUMBER(SEARCH(&quot;J&quot;;[.$J110]));IF(ISBLANK([.$C$11]);&quot;&quot;;[.$C$11]);&quot;&quot;)">
            <text:p/>
          </table:table-cell>
          <table:table-cell table:formula="of:=IF(ISNUMBER(SEARCH(&quot;K&quot;;[.$J110]));IF(ISBLANK([.$C$12]);&quot;&quot;;[.$C$12]);&quot;&quot;)">
            <text:p/>
          </table:table-cell>
          <table:table-cell table:formula="of:=IF(ISNUMBER(SEARCH(&quot;L&quot;;[.$J110]));IF(ISBLANK([.$C$13]);&quot;&quot;;[.$C$13]);&quot;&quot;)">
            <text:p/>
          </table:table-cell>
          <table:table-cell table:formula="of:=IF(ISNUMBER(SEARCH(&quot;M&quot;;[.$J110]));IF(ISBLANK([.$C$14]);&quot;&quot;;[.$C$14]);&quot;&quot;)">
            <text:p/>
          </table:table-cell>
          <table:table-cell table:formula="of:=IF(ISNUMBER(SEARCH(&quot;N&quot;;[.$J110]));IF(ISBLANK([.$C$15]);&quot;&quot;;[.$C$15]);&quot;&quot;)">
            <text:p/>
          </table:table-cell>
          <table:table-cell/>
          <table:table-cell table:formula="of:=IF(ISNUMBER(SEARCH(&quot;A&quot;;[.$J110]));IF(ISBLANK([.$D$2]);&quot;&quot;;[.$D$2]);&quot;&quot;)">
            <text:p/>
          </table:table-cell>
          <table:table-cell table:formula="of:=IF(ISNUMBER(SEARCH(&quot;B&quot;;[.$J110]));IF(ISBLANK([.$D$3]);&quot;&quot;;[.$D$3]);&quot;&quot;)">
            <text:p/>
          </table:table-cell>
          <table:table-cell table:formula="of:=IF(ISNUMBER(SEARCH(&quot;C&quot;;[.$J110]));IF(ISBLANK([.$D$4]);&quot;&quot;;[.$D$4]);&quot;&quot;)">
            <text:p/>
          </table:table-cell>
          <table:table-cell table:formula="of:=IF(ISNUMBER(SEARCH(&quot;D&quot;;[.$J110]));IF(ISBLANK([.$D$5]);&quot;&quot;;[.$D$5]);&quot;&quot;)">
            <text:p/>
          </table:table-cell>
          <table:table-cell table:formula="of:=IF(ISNUMBER(SEARCH(&quot;E&quot;;[.$J110]));IF(ISBLANK([.$D$6]);&quot;&quot;;[.$D$6]);&quot;&quot;)">
            <text:p/>
          </table:table-cell>
          <table:table-cell table:formula="of:=IF(ISNUMBER(SEARCH(&quot;F&quot;;[.$J110]));IF(ISBLANK([.$D$7]);&quot;&quot;;[.$D$7]);&quot;&quot;)">
            <text:p/>
          </table:table-cell>
          <table:table-cell table:formula="of:=IF(ISNUMBER(SEARCH(&quot;G&quot;;[.$J110]));IF(ISBLANK([.$D$8]);&quot;&quot;;[.$D$8]);&quot;&quot;)">
            <text:p/>
          </table:table-cell>
          <table:table-cell table:formula="of:=IF(ISNUMBER(SEARCH(&quot;H&quot;;[.$J110]));IF(ISBLANK([.$D$9]);&quot;&quot;;[.$D$9]);&quot;&quot;)">
            <text:p/>
          </table:table-cell>
          <table:table-cell table:formula="of:=IF(ISNUMBER(SEARCH(&quot;I&quot;;[.$J110]));IF(ISBLANK([.$D$10]);&quot;&quot;;[.$D$10]);&quot;&quot;)">
            <text:p/>
          </table:table-cell>
          <table:table-cell table:formula="of:=IF(ISNUMBER(SEARCH(&quot;J&quot;;[.$J110]));IF(ISBLANK([.$D$11]);&quot;&quot;;[.$D$11]);&quot;&quot;)">
            <text:p/>
          </table:table-cell>
          <table:table-cell table:formula="of:=IF(ISNUMBER(SEARCH(&quot;K&quot;;[.$J110]));IF(ISBLANK([.$D$12]);&quot;&quot;;[.$D$12]);&quot;&quot;)">
            <text:p/>
          </table:table-cell>
          <table:table-cell table:formula="of:=IF(ISNUMBER(SEARCH(&quot;L&quot;;[.$J110]));IF(ISBLANK([.$D$13]);&quot;&quot;;[.$D$13]);&quot;&quot;)">
            <text:p/>
          </table:table-cell>
          <table:table-cell table:formula="of:=IF(ISNUMBER(SEARCH(&quot;M&quot;;[.$J110]));IF(ISBLANK([.$D$14]);&quot;&quot;;[.$D$14]);&quot;&quot;)">
            <text:p/>
          </table:table-cell>
          <table:table-cell table:formula="of:=IF(ISNUMBER(SEARCH(&quot;N&quot;;[.$J110]));IF(ISBLANK([.$D$15]);&quot;&quot;;[.$D$15]);&quot;&quot;)">
            <text:p/>
          </table:table-cell>
          <table:table-cell/>
          <table:table-cell table:formula="of:=IF(ISNUMBER(SEARCH(&quot;A&quot;;[.$J110]));IF(ISBLANK([.$E$2]);&quot;&quot;;[.$E$2]);&quot;&quot;)">
            <text:p/>
          </table:table-cell>
          <table:table-cell table:formula="of:=IF(ISNUMBER(SEARCH(&quot;B&quot;;[.$J110]));IF(ISBLANK([.$E$3]);&quot;&quot;;[.$E$3]);&quot;&quot;)">
            <text:p/>
          </table:table-cell>
          <table:table-cell table:formula="of:=IF(ISNUMBER(SEARCH(&quot;C&quot;;[.$J110]));IF(ISBLANK([.$E$4]);&quot;&quot;;[.$E$4]);&quot;&quot;)">
            <text:p/>
          </table:table-cell>
          <table:table-cell table:formula="of:=IF(ISNUMBER(SEARCH(&quot;D&quot;;[.$J110]));IF(ISBLANK([.$E$5]);&quot;&quot;;[.$E$5]);&quot;&quot;)">
            <text:p/>
          </table:table-cell>
          <table:table-cell table:formula="of:=IF(ISNUMBER(SEARCH(&quot;E&quot;;[.$J110]));IF(ISBLANK([.$E$6]);&quot;&quot;;[.$E$6]);&quot;&quot;)">
            <text:p/>
          </table:table-cell>
          <table:table-cell table:formula="of:=IF(ISNUMBER(SEARCH(&quot;F&quot;;[.$J110]));IF(ISBLANK([.$E$7]);&quot;&quot;;[.$E$7]);&quot;&quot;)">
            <text:p/>
          </table:table-cell>
          <table:table-cell table:formula="of:=IF(ISNUMBER(SEARCH(&quot;G&quot;;[.$J110]));IF(ISBLANK([.$E$8]);&quot;&quot;;[.$E$8]);&quot;&quot;)">
            <text:p/>
          </table:table-cell>
          <table:table-cell table:formula="of:=IF(ISNUMBER(SEARCH(&quot;H&quot;;[.$J110]));IF(ISBLANK([.$E$9]);&quot;&quot;;[.$E$9]);&quot;&quot;)">
            <text:p/>
          </table:table-cell>
          <table:table-cell table:formula="of:=IF(ISNUMBER(SEARCH(&quot;I&quot;;[.$J110]));IF(ISBLANK([.$E$10]);&quot;&quot;;[.$E$10]);&quot;&quot;)">
            <text:p/>
          </table:table-cell>
          <table:table-cell table:formula="of:=IF(ISNUMBER(SEARCH(&quot;J&quot;;[.$J110]));IF(ISBLANK([.$E$11]);&quot;&quot;;[.$E$11]);&quot;&quot;)">
            <text:p/>
          </table:table-cell>
          <table:table-cell table:formula="of:=IF(ISNUMBER(SEARCH(&quot;K&quot;;[.$J110]));IF(ISBLANK([.$E$12]);&quot;&quot;;[.$E$12]);&quot;&quot;)">
            <text:p/>
          </table:table-cell>
          <table:table-cell table:formula="of:=IF(ISNUMBER(SEARCH(&quot;L&quot;;[.$J110]));IF(ISBLANK([.$E$13]);&quot;&quot;;[.$E$13]);&quot;&quot;)">
            <text:p/>
          </table:table-cell>
          <table:table-cell table:formula="of:=IF(ISNUMBER(SEARCH(&quot;M&quot;;[.$J110]));IF(ISBLANK([.$E$14]);&quot;&quot;;[.$E$14]);&quot;&quot;)">
            <text:p/>
          </table:table-cell>
          <table:table-cell table:formula="of:=IF(ISNUMBER(SEARCH(&quot;N&quot;;[.$J11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1:.$AC111])">
            <text:p/>
          </table:table-cell>
          <table:table-cell table:formula="of:=COM.MICROSOFT.CONCAT([.$AE111:.$AR111])">
            <text:p/>
          </table:table-cell>
          <table:table-cell table:formula="of:=COM.MICROSOFT.CONCAT([.$AT111:.$BG111])">
            <text:p/>
          </table:table-cell>
          <table:table-cell table:formula="of:=COUNTIF([.$J$1:.$J$1999];[.J111])" office:value-type="float" office:value="0" calcext:value-type="float">
            <text:p>0</text:p>
          </table:table-cell>
          <table:table-cell/>
          <table:table-cell table:formula="of:=IF(ISNUMBER(SEARCH(&quot;A&quot;;[.$J111]));IF(ISBLANK([.$C$2]);&quot;&quot;;[.$C$2]);&quot;&quot;)">
            <text:p/>
          </table:table-cell>
          <table:table-cell table:formula="of:=IF(ISNUMBER(SEARCH(&quot;B&quot;;[.$J111]));IF(ISBLANK([.$C$3]);&quot;&quot;;[.$C$3]);&quot;&quot;)">
            <text:p/>
          </table:table-cell>
          <table:table-cell table:formula="of:=IF(ISNUMBER(SEARCH(&quot;C&quot;;[.$J111]));IF(ISBLANK([.$C$4]);&quot;&quot;;[.$C$4]);&quot;&quot;)">
            <text:p/>
          </table:table-cell>
          <table:table-cell table:formula="of:=IF(ISNUMBER(SEARCH(&quot;D&quot;;[.$J111]));IF(ISBLANK([.$C$5]);&quot;&quot;;[.$C$5]);&quot;&quot;)">
            <text:p/>
          </table:table-cell>
          <table:table-cell table:formula="of:=IF(ISNUMBER(SEARCH(&quot;E&quot;;[.$J111]));IF(ISBLANK([.$C$6]);&quot;&quot;;[.$C$6]);&quot;&quot;)">
            <text:p/>
          </table:table-cell>
          <table:table-cell table:formula="of:=IF(ISNUMBER(SEARCH(&quot;F&quot;;[.$J111]));IF(ISBLANK([.$C$7]);&quot;&quot;;[.$C$7]);&quot;&quot;)">
            <text:p/>
          </table:table-cell>
          <table:table-cell table:formula="of:=IF(ISNUMBER(SEARCH(&quot;G&quot;;[.$J111]));IF(ISBLANK([.$C$8]);&quot;&quot;;[.$C$8]);&quot;&quot;)">
            <text:p/>
          </table:table-cell>
          <table:table-cell table:formula="of:=IF(ISNUMBER(SEARCH(&quot;H&quot;;[.$J111]));IF(ISBLANK([.$C$9]);&quot;&quot;;[.$C$9]);&quot;&quot;)">
            <text:p/>
          </table:table-cell>
          <table:table-cell table:formula="of:=IF(ISNUMBER(SEARCH(&quot;I&quot;;[.$J111]));IF(ISBLANK([.$C$10]);&quot;&quot;;[.$C$10]);&quot;&quot;)">
            <text:p/>
          </table:table-cell>
          <table:table-cell table:formula="of:=IF(ISNUMBER(SEARCH(&quot;J&quot;;[.$J111]));IF(ISBLANK([.$C$11]);&quot;&quot;;[.$C$11]);&quot;&quot;)">
            <text:p/>
          </table:table-cell>
          <table:table-cell table:formula="of:=IF(ISNUMBER(SEARCH(&quot;K&quot;;[.$J111]));IF(ISBLANK([.$C$12]);&quot;&quot;;[.$C$12]);&quot;&quot;)">
            <text:p/>
          </table:table-cell>
          <table:table-cell table:formula="of:=IF(ISNUMBER(SEARCH(&quot;L&quot;;[.$J111]));IF(ISBLANK([.$C$13]);&quot;&quot;;[.$C$13]);&quot;&quot;)">
            <text:p/>
          </table:table-cell>
          <table:table-cell table:formula="of:=IF(ISNUMBER(SEARCH(&quot;M&quot;;[.$J111]));IF(ISBLANK([.$C$14]);&quot;&quot;;[.$C$14]);&quot;&quot;)">
            <text:p/>
          </table:table-cell>
          <table:table-cell table:formula="of:=IF(ISNUMBER(SEARCH(&quot;N&quot;;[.$J111]));IF(ISBLANK([.$C$15]);&quot;&quot;;[.$C$15]);&quot;&quot;)">
            <text:p/>
          </table:table-cell>
          <table:table-cell/>
          <table:table-cell table:formula="of:=IF(ISNUMBER(SEARCH(&quot;A&quot;;[.$J111]));IF(ISBLANK([.$D$2]);&quot;&quot;;[.$D$2]);&quot;&quot;)">
            <text:p/>
          </table:table-cell>
          <table:table-cell table:formula="of:=IF(ISNUMBER(SEARCH(&quot;B&quot;;[.$J111]));IF(ISBLANK([.$D$3]);&quot;&quot;;[.$D$3]);&quot;&quot;)">
            <text:p/>
          </table:table-cell>
          <table:table-cell table:formula="of:=IF(ISNUMBER(SEARCH(&quot;C&quot;;[.$J111]));IF(ISBLANK([.$D$4]);&quot;&quot;;[.$D$4]);&quot;&quot;)">
            <text:p/>
          </table:table-cell>
          <table:table-cell table:formula="of:=IF(ISNUMBER(SEARCH(&quot;D&quot;;[.$J111]));IF(ISBLANK([.$D$5]);&quot;&quot;;[.$D$5]);&quot;&quot;)">
            <text:p/>
          </table:table-cell>
          <table:table-cell table:formula="of:=IF(ISNUMBER(SEARCH(&quot;E&quot;;[.$J111]));IF(ISBLANK([.$D$6]);&quot;&quot;;[.$D$6]);&quot;&quot;)">
            <text:p/>
          </table:table-cell>
          <table:table-cell table:formula="of:=IF(ISNUMBER(SEARCH(&quot;F&quot;;[.$J111]));IF(ISBLANK([.$D$7]);&quot;&quot;;[.$D$7]);&quot;&quot;)">
            <text:p/>
          </table:table-cell>
          <table:table-cell table:formula="of:=IF(ISNUMBER(SEARCH(&quot;G&quot;;[.$J111]));IF(ISBLANK([.$D$8]);&quot;&quot;;[.$D$8]);&quot;&quot;)">
            <text:p/>
          </table:table-cell>
          <table:table-cell table:formula="of:=IF(ISNUMBER(SEARCH(&quot;H&quot;;[.$J111]));IF(ISBLANK([.$D$9]);&quot;&quot;;[.$D$9]);&quot;&quot;)">
            <text:p/>
          </table:table-cell>
          <table:table-cell table:formula="of:=IF(ISNUMBER(SEARCH(&quot;I&quot;;[.$J111]));IF(ISBLANK([.$D$10]);&quot;&quot;;[.$D$10]);&quot;&quot;)">
            <text:p/>
          </table:table-cell>
          <table:table-cell table:formula="of:=IF(ISNUMBER(SEARCH(&quot;J&quot;;[.$J111]));IF(ISBLANK([.$D$11]);&quot;&quot;;[.$D$11]);&quot;&quot;)">
            <text:p/>
          </table:table-cell>
          <table:table-cell table:formula="of:=IF(ISNUMBER(SEARCH(&quot;K&quot;;[.$J111]));IF(ISBLANK([.$D$12]);&quot;&quot;;[.$D$12]);&quot;&quot;)">
            <text:p/>
          </table:table-cell>
          <table:table-cell table:formula="of:=IF(ISNUMBER(SEARCH(&quot;L&quot;;[.$J111]));IF(ISBLANK([.$D$13]);&quot;&quot;;[.$D$13]);&quot;&quot;)">
            <text:p/>
          </table:table-cell>
          <table:table-cell table:formula="of:=IF(ISNUMBER(SEARCH(&quot;M&quot;;[.$J111]));IF(ISBLANK([.$D$14]);&quot;&quot;;[.$D$14]);&quot;&quot;)">
            <text:p/>
          </table:table-cell>
          <table:table-cell table:formula="of:=IF(ISNUMBER(SEARCH(&quot;N&quot;;[.$J111]));IF(ISBLANK([.$D$15]);&quot;&quot;;[.$D$15]);&quot;&quot;)">
            <text:p/>
          </table:table-cell>
          <table:table-cell/>
          <table:table-cell table:formula="of:=IF(ISNUMBER(SEARCH(&quot;A&quot;;[.$J111]));IF(ISBLANK([.$E$2]);&quot;&quot;;[.$E$2]);&quot;&quot;)">
            <text:p/>
          </table:table-cell>
          <table:table-cell table:formula="of:=IF(ISNUMBER(SEARCH(&quot;B&quot;;[.$J111]));IF(ISBLANK([.$E$3]);&quot;&quot;;[.$E$3]);&quot;&quot;)">
            <text:p/>
          </table:table-cell>
          <table:table-cell table:formula="of:=IF(ISNUMBER(SEARCH(&quot;C&quot;;[.$J111]));IF(ISBLANK([.$E$4]);&quot;&quot;;[.$E$4]);&quot;&quot;)">
            <text:p/>
          </table:table-cell>
          <table:table-cell table:formula="of:=IF(ISNUMBER(SEARCH(&quot;D&quot;;[.$J111]));IF(ISBLANK([.$E$5]);&quot;&quot;;[.$E$5]);&quot;&quot;)">
            <text:p/>
          </table:table-cell>
          <table:table-cell table:formula="of:=IF(ISNUMBER(SEARCH(&quot;E&quot;;[.$J111]));IF(ISBLANK([.$E$6]);&quot;&quot;;[.$E$6]);&quot;&quot;)">
            <text:p/>
          </table:table-cell>
          <table:table-cell table:formula="of:=IF(ISNUMBER(SEARCH(&quot;F&quot;;[.$J111]));IF(ISBLANK([.$E$7]);&quot;&quot;;[.$E$7]);&quot;&quot;)">
            <text:p/>
          </table:table-cell>
          <table:table-cell table:formula="of:=IF(ISNUMBER(SEARCH(&quot;G&quot;;[.$J111]));IF(ISBLANK([.$E$8]);&quot;&quot;;[.$E$8]);&quot;&quot;)">
            <text:p/>
          </table:table-cell>
          <table:table-cell table:formula="of:=IF(ISNUMBER(SEARCH(&quot;H&quot;;[.$J111]));IF(ISBLANK([.$E$9]);&quot;&quot;;[.$E$9]);&quot;&quot;)">
            <text:p/>
          </table:table-cell>
          <table:table-cell table:formula="of:=IF(ISNUMBER(SEARCH(&quot;I&quot;;[.$J111]));IF(ISBLANK([.$E$10]);&quot;&quot;;[.$E$10]);&quot;&quot;)">
            <text:p/>
          </table:table-cell>
          <table:table-cell table:formula="of:=IF(ISNUMBER(SEARCH(&quot;J&quot;;[.$J111]));IF(ISBLANK([.$E$11]);&quot;&quot;;[.$E$11]);&quot;&quot;)">
            <text:p/>
          </table:table-cell>
          <table:table-cell table:formula="of:=IF(ISNUMBER(SEARCH(&quot;K&quot;;[.$J111]));IF(ISBLANK([.$E$12]);&quot;&quot;;[.$E$12]);&quot;&quot;)">
            <text:p/>
          </table:table-cell>
          <table:table-cell table:formula="of:=IF(ISNUMBER(SEARCH(&quot;L&quot;;[.$J111]));IF(ISBLANK([.$E$13]);&quot;&quot;;[.$E$13]);&quot;&quot;)">
            <text:p/>
          </table:table-cell>
          <table:table-cell table:formula="of:=IF(ISNUMBER(SEARCH(&quot;M&quot;;[.$J111]));IF(ISBLANK([.$E$14]);&quot;&quot;;[.$E$14]);&quot;&quot;)">
            <text:p/>
          </table:table-cell>
          <table:table-cell table:formula="of:=IF(ISNUMBER(SEARCH(&quot;N&quot;;[.$J11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2:.$AC112])">
            <text:p/>
          </table:table-cell>
          <table:table-cell table:formula="of:=COM.MICROSOFT.CONCAT([.$AE112:.$AR112])">
            <text:p/>
          </table:table-cell>
          <table:table-cell table:formula="of:=COM.MICROSOFT.CONCAT([.$AT112:.$BG112])">
            <text:p/>
          </table:table-cell>
          <table:table-cell table:formula="of:=COUNTIF([.$J$1:.$J$1999];[.J112])" office:value-type="float" office:value="0" calcext:value-type="float">
            <text:p>0</text:p>
          </table:table-cell>
          <table:table-cell/>
          <table:table-cell table:formula="of:=IF(ISNUMBER(SEARCH(&quot;A&quot;;[.$J112]));IF(ISBLANK([.$C$2]);&quot;&quot;;[.$C$2]);&quot;&quot;)">
            <text:p/>
          </table:table-cell>
          <table:table-cell table:formula="of:=IF(ISNUMBER(SEARCH(&quot;B&quot;;[.$J112]));IF(ISBLANK([.$C$3]);&quot;&quot;;[.$C$3]);&quot;&quot;)">
            <text:p/>
          </table:table-cell>
          <table:table-cell table:formula="of:=IF(ISNUMBER(SEARCH(&quot;C&quot;;[.$J112]));IF(ISBLANK([.$C$4]);&quot;&quot;;[.$C$4]);&quot;&quot;)">
            <text:p/>
          </table:table-cell>
          <table:table-cell table:formula="of:=IF(ISNUMBER(SEARCH(&quot;D&quot;;[.$J112]));IF(ISBLANK([.$C$5]);&quot;&quot;;[.$C$5]);&quot;&quot;)">
            <text:p/>
          </table:table-cell>
          <table:table-cell table:formula="of:=IF(ISNUMBER(SEARCH(&quot;E&quot;;[.$J112]));IF(ISBLANK([.$C$6]);&quot;&quot;;[.$C$6]);&quot;&quot;)">
            <text:p/>
          </table:table-cell>
          <table:table-cell table:formula="of:=IF(ISNUMBER(SEARCH(&quot;F&quot;;[.$J112]));IF(ISBLANK([.$C$7]);&quot;&quot;;[.$C$7]);&quot;&quot;)">
            <text:p/>
          </table:table-cell>
          <table:table-cell table:formula="of:=IF(ISNUMBER(SEARCH(&quot;G&quot;;[.$J112]));IF(ISBLANK([.$C$8]);&quot;&quot;;[.$C$8]);&quot;&quot;)">
            <text:p/>
          </table:table-cell>
          <table:table-cell table:formula="of:=IF(ISNUMBER(SEARCH(&quot;H&quot;;[.$J112]));IF(ISBLANK([.$C$9]);&quot;&quot;;[.$C$9]);&quot;&quot;)">
            <text:p/>
          </table:table-cell>
          <table:table-cell table:formula="of:=IF(ISNUMBER(SEARCH(&quot;I&quot;;[.$J112]));IF(ISBLANK([.$C$10]);&quot;&quot;;[.$C$10]);&quot;&quot;)">
            <text:p/>
          </table:table-cell>
          <table:table-cell table:formula="of:=IF(ISNUMBER(SEARCH(&quot;J&quot;;[.$J112]));IF(ISBLANK([.$C$11]);&quot;&quot;;[.$C$11]);&quot;&quot;)">
            <text:p/>
          </table:table-cell>
          <table:table-cell table:formula="of:=IF(ISNUMBER(SEARCH(&quot;K&quot;;[.$J112]));IF(ISBLANK([.$C$12]);&quot;&quot;;[.$C$12]);&quot;&quot;)">
            <text:p/>
          </table:table-cell>
          <table:table-cell table:formula="of:=IF(ISNUMBER(SEARCH(&quot;L&quot;;[.$J112]));IF(ISBLANK([.$C$13]);&quot;&quot;;[.$C$13]);&quot;&quot;)">
            <text:p/>
          </table:table-cell>
          <table:table-cell table:formula="of:=IF(ISNUMBER(SEARCH(&quot;M&quot;;[.$J112]));IF(ISBLANK([.$C$14]);&quot;&quot;;[.$C$14]);&quot;&quot;)">
            <text:p/>
          </table:table-cell>
          <table:table-cell table:formula="of:=IF(ISNUMBER(SEARCH(&quot;N&quot;;[.$J112]));IF(ISBLANK([.$C$15]);&quot;&quot;;[.$C$15]);&quot;&quot;)">
            <text:p/>
          </table:table-cell>
          <table:table-cell/>
          <table:table-cell table:formula="of:=IF(ISNUMBER(SEARCH(&quot;A&quot;;[.$J112]));IF(ISBLANK([.$D$2]);&quot;&quot;;[.$D$2]);&quot;&quot;)">
            <text:p/>
          </table:table-cell>
          <table:table-cell table:formula="of:=IF(ISNUMBER(SEARCH(&quot;B&quot;;[.$J112]));IF(ISBLANK([.$D$3]);&quot;&quot;;[.$D$3]);&quot;&quot;)">
            <text:p/>
          </table:table-cell>
          <table:table-cell table:formula="of:=IF(ISNUMBER(SEARCH(&quot;C&quot;;[.$J112]));IF(ISBLANK([.$D$4]);&quot;&quot;;[.$D$4]);&quot;&quot;)">
            <text:p/>
          </table:table-cell>
          <table:table-cell table:formula="of:=IF(ISNUMBER(SEARCH(&quot;D&quot;;[.$J112]));IF(ISBLANK([.$D$5]);&quot;&quot;;[.$D$5]);&quot;&quot;)">
            <text:p/>
          </table:table-cell>
          <table:table-cell table:formula="of:=IF(ISNUMBER(SEARCH(&quot;E&quot;;[.$J112]));IF(ISBLANK([.$D$6]);&quot;&quot;;[.$D$6]);&quot;&quot;)">
            <text:p/>
          </table:table-cell>
          <table:table-cell table:formula="of:=IF(ISNUMBER(SEARCH(&quot;F&quot;;[.$J112]));IF(ISBLANK([.$D$7]);&quot;&quot;;[.$D$7]);&quot;&quot;)">
            <text:p/>
          </table:table-cell>
          <table:table-cell table:formula="of:=IF(ISNUMBER(SEARCH(&quot;G&quot;;[.$J112]));IF(ISBLANK([.$D$8]);&quot;&quot;;[.$D$8]);&quot;&quot;)">
            <text:p/>
          </table:table-cell>
          <table:table-cell table:formula="of:=IF(ISNUMBER(SEARCH(&quot;H&quot;;[.$J112]));IF(ISBLANK([.$D$9]);&quot;&quot;;[.$D$9]);&quot;&quot;)">
            <text:p/>
          </table:table-cell>
          <table:table-cell table:formula="of:=IF(ISNUMBER(SEARCH(&quot;I&quot;;[.$J112]));IF(ISBLANK([.$D$10]);&quot;&quot;;[.$D$10]);&quot;&quot;)">
            <text:p/>
          </table:table-cell>
          <table:table-cell table:formula="of:=IF(ISNUMBER(SEARCH(&quot;J&quot;;[.$J112]));IF(ISBLANK([.$D$11]);&quot;&quot;;[.$D$11]);&quot;&quot;)">
            <text:p/>
          </table:table-cell>
          <table:table-cell table:formula="of:=IF(ISNUMBER(SEARCH(&quot;K&quot;;[.$J112]));IF(ISBLANK([.$D$12]);&quot;&quot;;[.$D$12]);&quot;&quot;)">
            <text:p/>
          </table:table-cell>
          <table:table-cell table:formula="of:=IF(ISNUMBER(SEARCH(&quot;L&quot;;[.$J112]));IF(ISBLANK([.$D$13]);&quot;&quot;;[.$D$13]);&quot;&quot;)">
            <text:p/>
          </table:table-cell>
          <table:table-cell table:formula="of:=IF(ISNUMBER(SEARCH(&quot;M&quot;;[.$J112]));IF(ISBLANK([.$D$14]);&quot;&quot;;[.$D$14]);&quot;&quot;)">
            <text:p/>
          </table:table-cell>
          <table:table-cell table:formula="of:=IF(ISNUMBER(SEARCH(&quot;N&quot;;[.$J112]));IF(ISBLANK([.$D$15]);&quot;&quot;;[.$D$15]);&quot;&quot;)">
            <text:p/>
          </table:table-cell>
          <table:table-cell/>
          <table:table-cell table:formula="of:=IF(ISNUMBER(SEARCH(&quot;A&quot;;[.$J112]));IF(ISBLANK([.$E$2]);&quot;&quot;;[.$E$2]);&quot;&quot;)">
            <text:p/>
          </table:table-cell>
          <table:table-cell table:formula="of:=IF(ISNUMBER(SEARCH(&quot;B&quot;;[.$J112]));IF(ISBLANK([.$E$3]);&quot;&quot;;[.$E$3]);&quot;&quot;)">
            <text:p/>
          </table:table-cell>
          <table:table-cell table:formula="of:=IF(ISNUMBER(SEARCH(&quot;C&quot;;[.$J112]));IF(ISBLANK([.$E$4]);&quot;&quot;;[.$E$4]);&quot;&quot;)">
            <text:p/>
          </table:table-cell>
          <table:table-cell table:formula="of:=IF(ISNUMBER(SEARCH(&quot;D&quot;;[.$J112]));IF(ISBLANK([.$E$5]);&quot;&quot;;[.$E$5]);&quot;&quot;)">
            <text:p/>
          </table:table-cell>
          <table:table-cell table:formula="of:=IF(ISNUMBER(SEARCH(&quot;E&quot;;[.$J112]));IF(ISBLANK([.$E$6]);&quot;&quot;;[.$E$6]);&quot;&quot;)">
            <text:p/>
          </table:table-cell>
          <table:table-cell table:formula="of:=IF(ISNUMBER(SEARCH(&quot;F&quot;;[.$J112]));IF(ISBLANK([.$E$7]);&quot;&quot;;[.$E$7]);&quot;&quot;)">
            <text:p/>
          </table:table-cell>
          <table:table-cell table:formula="of:=IF(ISNUMBER(SEARCH(&quot;G&quot;;[.$J112]));IF(ISBLANK([.$E$8]);&quot;&quot;;[.$E$8]);&quot;&quot;)">
            <text:p/>
          </table:table-cell>
          <table:table-cell table:formula="of:=IF(ISNUMBER(SEARCH(&quot;H&quot;;[.$J112]));IF(ISBLANK([.$E$9]);&quot;&quot;;[.$E$9]);&quot;&quot;)">
            <text:p/>
          </table:table-cell>
          <table:table-cell table:formula="of:=IF(ISNUMBER(SEARCH(&quot;I&quot;;[.$J112]));IF(ISBLANK([.$E$10]);&quot;&quot;;[.$E$10]);&quot;&quot;)">
            <text:p/>
          </table:table-cell>
          <table:table-cell table:formula="of:=IF(ISNUMBER(SEARCH(&quot;J&quot;;[.$J112]));IF(ISBLANK([.$E$11]);&quot;&quot;;[.$E$11]);&quot;&quot;)">
            <text:p/>
          </table:table-cell>
          <table:table-cell table:formula="of:=IF(ISNUMBER(SEARCH(&quot;K&quot;;[.$J112]));IF(ISBLANK([.$E$12]);&quot;&quot;;[.$E$12]);&quot;&quot;)">
            <text:p/>
          </table:table-cell>
          <table:table-cell table:formula="of:=IF(ISNUMBER(SEARCH(&quot;L&quot;;[.$J112]));IF(ISBLANK([.$E$13]);&quot;&quot;;[.$E$13]);&quot;&quot;)">
            <text:p/>
          </table:table-cell>
          <table:table-cell table:formula="of:=IF(ISNUMBER(SEARCH(&quot;M&quot;;[.$J112]));IF(ISBLANK([.$E$14]);&quot;&quot;;[.$E$14]);&quot;&quot;)">
            <text:p/>
          </table:table-cell>
          <table:table-cell table:formula="of:=IF(ISNUMBER(SEARCH(&quot;N&quot;;[.$J11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3:.$AC113])">
            <text:p/>
          </table:table-cell>
          <table:table-cell table:formula="of:=COM.MICROSOFT.CONCAT([.$AE113:.$AR113])">
            <text:p/>
          </table:table-cell>
          <table:table-cell table:formula="of:=COM.MICROSOFT.CONCAT([.$AT113:.$BG113])">
            <text:p/>
          </table:table-cell>
          <table:table-cell table:formula="of:=COUNTIF([.$J$1:.$J$1999];[.J113])" office:value-type="float" office:value="0" calcext:value-type="float">
            <text:p>0</text:p>
          </table:table-cell>
          <table:table-cell/>
          <table:table-cell table:formula="of:=IF(ISNUMBER(SEARCH(&quot;A&quot;;[.$J113]));IF(ISBLANK([.$C$2]);&quot;&quot;;[.$C$2]);&quot;&quot;)">
            <text:p/>
          </table:table-cell>
          <table:table-cell table:formula="of:=IF(ISNUMBER(SEARCH(&quot;B&quot;;[.$J113]));IF(ISBLANK([.$C$3]);&quot;&quot;;[.$C$3]);&quot;&quot;)">
            <text:p/>
          </table:table-cell>
          <table:table-cell table:formula="of:=IF(ISNUMBER(SEARCH(&quot;C&quot;;[.$J113]));IF(ISBLANK([.$C$4]);&quot;&quot;;[.$C$4]);&quot;&quot;)">
            <text:p/>
          </table:table-cell>
          <table:table-cell table:formula="of:=IF(ISNUMBER(SEARCH(&quot;D&quot;;[.$J113]));IF(ISBLANK([.$C$5]);&quot;&quot;;[.$C$5]);&quot;&quot;)">
            <text:p/>
          </table:table-cell>
          <table:table-cell table:formula="of:=IF(ISNUMBER(SEARCH(&quot;E&quot;;[.$J113]));IF(ISBLANK([.$C$6]);&quot;&quot;;[.$C$6]);&quot;&quot;)">
            <text:p/>
          </table:table-cell>
          <table:table-cell table:formula="of:=IF(ISNUMBER(SEARCH(&quot;F&quot;;[.$J113]));IF(ISBLANK([.$C$7]);&quot;&quot;;[.$C$7]);&quot;&quot;)">
            <text:p/>
          </table:table-cell>
          <table:table-cell table:formula="of:=IF(ISNUMBER(SEARCH(&quot;G&quot;;[.$J113]));IF(ISBLANK([.$C$8]);&quot;&quot;;[.$C$8]);&quot;&quot;)">
            <text:p/>
          </table:table-cell>
          <table:table-cell table:formula="of:=IF(ISNUMBER(SEARCH(&quot;H&quot;;[.$J113]));IF(ISBLANK([.$C$9]);&quot;&quot;;[.$C$9]);&quot;&quot;)">
            <text:p/>
          </table:table-cell>
          <table:table-cell table:formula="of:=IF(ISNUMBER(SEARCH(&quot;I&quot;;[.$J113]));IF(ISBLANK([.$C$10]);&quot;&quot;;[.$C$10]);&quot;&quot;)">
            <text:p/>
          </table:table-cell>
          <table:table-cell table:formula="of:=IF(ISNUMBER(SEARCH(&quot;J&quot;;[.$J113]));IF(ISBLANK([.$C$11]);&quot;&quot;;[.$C$11]);&quot;&quot;)">
            <text:p/>
          </table:table-cell>
          <table:table-cell table:formula="of:=IF(ISNUMBER(SEARCH(&quot;K&quot;;[.$J113]));IF(ISBLANK([.$C$12]);&quot;&quot;;[.$C$12]);&quot;&quot;)">
            <text:p/>
          </table:table-cell>
          <table:table-cell table:formula="of:=IF(ISNUMBER(SEARCH(&quot;L&quot;;[.$J113]));IF(ISBLANK([.$C$13]);&quot;&quot;;[.$C$13]);&quot;&quot;)">
            <text:p/>
          </table:table-cell>
          <table:table-cell table:formula="of:=IF(ISNUMBER(SEARCH(&quot;M&quot;;[.$J113]));IF(ISBLANK([.$C$14]);&quot;&quot;;[.$C$14]);&quot;&quot;)">
            <text:p/>
          </table:table-cell>
          <table:table-cell table:formula="of:=IF(ISNUMBER(SEARCH(&quot;N&quot;;[.$J113]));IF(ISBLANK([.$C$15]);&quot;&quot;;[.$C$15]);&quot;&quot;)">
            <text:p/>
          </table:table-cell>
          <table:table-cell/>
          <table:table-cell table:formula="of:=IF(ISNUMBER(SEARCH(&quot;A&quot;;[.$J113]));IF(ISBLANK([.$D$2]);&quot;&quot;;[.$D$2]);&quot;&quot;)">
            <text:p/>
          </table:table-cell>
          <table:table-cell table:formula="of:=IF(ISNUMBER(SEARCH(&quot;B&quot;;[.$J113]));IF(ISBLANK([.$D$3]);&quot;&quot;;[.$D$3]);&quot;&quot;)">
            <text:p/>
          </table:table-cell>
          <table:table-cell table:formula="of:=IF(ISNUMBER(SEARCH(&quot;C&quot;;[.$J113]));IF(ISBLANK([.$D$4]);&quot;&quot;;[.$D$4]);&quot;&quot;)">
            <text:p/>
          </table:table-cell>
          <table:table-cell table:formula="of:=IF(ISNUMBER(SEARCH(&quot;D&quot;;[.$J113]));IF(ISBLANK([.$D$5]);&quot;&quot;;[.$D$5]);&quot;&quot;)">
            <text:p/>
          </table:table-cell>
          <table:table-cell table:formula="of:=IF(ISNUMBER(SEARCH(&quot;E&quot;;[.$J113]));IF(ISBLANK([.$D$6]);&quot;&quot;;[.$D$6]);&quot;&quot;)">
            <text:p/>
          </table:table-cell>
          <table:table-cell table:formula="of:=IF(ISNUMBER(SEARCH(&quot;F&quot;;[.$J113]));IF(ISBLANK([.$D$7]);&quot;&quot;;[.$D$7]);&quot;&quot;)">
            <text:p/>
          </table:table-cell>
          <table:table-cell table:formula="of:=IF(ISNUMBER(SEARCH(&quot;G&quot;;[.$J113]));IF(ISBLANK([.$D$8]);&quot;&quot;;[.$D$8]);&quot;&quot;)">
            <text:p/>
          </table:table-cell>
          <table:table-cell table:formula="of:=IF(ISNUMBER(SEARCH(&quot;H&quot;;[.$J113]));IF(ISBLANK([.$D$9]);&quot;&quot;;[.$D$9]);&quot;&quot;)">
            <text:p/>
          </table:table-cell>
          <table:table-cell table:formula="of:=IF(ISNUMBER(SEARCH(&quot;I&quot;;[.$J113]));IF(ISBLANK([.$D$10]);&quot;&quot;;[.$D$10]);&quot;&quot;)">
            <text:p/>
          </table:table-cell>
          <table:table-cell table:formula="of:=IF(ISNUMBER(SEARCH(&quot;J&quot;;[.$J113]));IF(ISBLANK([.$D$11]);&quot;&quot;;[.$D$11]);&quot;&quot;)">
            <text:p/>
          </table:table-cell>
          <table:table-cell table:formula="of:=IF(ISNUMBER(SEARCH(&quot;K&quot;;[.$J113]));IF(ISBLANK([.$D$12]);&quot;&quot;;[.$D$12]);&quot;&quot;)">
            <text:p/>
          </table:table-cell>
          <table:table-cell table:formula="of:=IF(ISNUMBER(SEARCH(&quot;L&quot;;[.$J113]));IF(ISBLANK([.$D$13]);&quot;&quot;;[.$D$13]);&quot;&quot;)">
            <text:p/>
          </table:table-cell>
          <table:table-cell table:formula="of:=IF(ISNUMBER(SEARCH(&quot;M&quot;;[.$J113]));IF(ISBLANK([.$D$14]);&quot;&quot;;[.$D$14]);&quot;&quot;)">
            <text:p/>
          </table:table-cell>
          <table:table-cell table:formula="of:=IF(ISNUMBER(SEARCH(&quot;N&quot;;[.$J113]));IF(ISBLANK([.$D$15]);&quot;&quot;;[.$D$15]);&quot;&quot;)">
            <text:p/>
          </table:table-cell>
          <table:table-cell/>
          <table:table-cell table:formula="of:=IF(ISNUMBER(SEARCH(&quot;A&quot;;[.$J113]));IF(ISBLANK([.$E$2]);&quot;&quot;;[.$E$2]);&quot;&quot;)">
            <text:p/>
          </table:table-cell>
          <table:table-cell table:formula="of:=IF(ISNUMBER(SEARCH(&quot;B&quot;;[.$J113]));IF(ISBLANK([.$E$3]);&quot;&quot;;[.$E$3]);&quot;&quot;)">
            <text:p/>
          </table:table-cell>
          <table:table-cell table:formula="of:=IF(ISNUMBER(SEARCH(&quot;C&quot;;[.$J113]));IF(ISBLANK([.$E$4]);&quot;&quot;;[.$E$4]);&quot;&quot;)">
            <text:p/>
          </table:table-cell>
          <table:table-cell table:formula="of:=IF(ISNUMBER(SEARCH(&quot;D&quot;;[.$J113]));IF(ISBLANK([.$E$5]);&quot;&quot;;[.$E$5]);&quot;&quot;)">
            <text:p/>
          </table:table-cell>
          <table:table-cell table:formula="of:=IF(ISNUMBER(SEARCH(&quot;E&quot;;[.$J113]));IF(ISBLANK([.$E$6]);&quot;&quot;;[.$E$6]);&quot;&quot;)">
            <text:p/>
          </table:table-cell>
          <table:table-cell table:formula="of:=IF(ISNUMBER(SEARCH(&quot;F&quot;;[.$J113]));IF(ISBLANK([.$E$7]);&quot;&quot;;[.$E$7]);&quot;&quot;)">
            <text:p/>
          </table:table-cell>
          <table:table-cell table:formula="of:=IF(ISNUMBER(SEARCH(&quot;G&quot;;[.$J113]));IF(ISBLANK([.$E$8]);&quot;&quot;;[.$E$8]);&quot;&quot;)">
            <text:p/>
          </table:table-cell>
          <table:table-cell table:formula="of:=IF(ISNUMBER(SEARCH(&quot;H&quot;;[.$J113]));IF(ISBLANK([.$E$9]);&quot;&quot;;[.$E$9]);&quot;&quot;)">
            <text:p/>
          </table:table-cell>
          <table:table-cell table:formula="of:=IF(ISNUMBER(SEARCH(&quot;I&quot;;[.$J113]));IF(ISBLANK([.$E$10]);&quot;&quot;;[.$E$10]);&quot;&quot;)">
            <text:p/>
          </table:table-cell>
          <table:table-cell table:formula="of:=IF(ISNUMBER(SEARCH(&quot;J&quot;;[.$J113]));IF(ISBLANK([.$E$11]);&quot;&quot;;[.$E$11]);&quot;&quot;)">
            <text:p/>
          </table:table-cell>
          <table:table-cell table:formula="of:=IF(ISNUMBER(SEARCH(&quot;K&quot;;[.$J113]));IF(ISBLANK([.$E$12]);&quot;&quot;;[.$E$12]);&quot;&quot;)">
            <text:p/>
          </table:table-cell>
          <table:table-cell table:formula="of:=IF(ISNUMBER(SEARCH(&quot;L&quot;;[.$J113]));IF(ISBLANK([.$E$13]);&quot;&quot;;[.$E$13]);&quot;&quot;)">
            <text:p/>
          </table:table-cell>
          <table:table-cell table:formula="of:=IF(ISNUMBER(SEARCH(&quot;M&quot;;[.$J113]));IF(ISBLANK([.$E$14]);&quot;&quot;;[.$E$14]);&quot;&quot;)">
            <text:p/>
          </table:table-cell>
          <table:table-cell table:formula="of:=IF(ISNUMBER(SEARCH(&quot;N&quot;;[.$J11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4:.$AC114])">
            <text:p/>
          </table:table-cell>
          <table:table-cell table:formula="of:=COM.MICROSOFT.CONCAT([.$AE114:.$AR114])">
            <text:p/>
          </table:table-cell>
          <table:table-cell table:formula="of:=COM.MICROSOFT.CONCAT([.$AT114:.$BG114])">
            <text:p/>
          </table:table-cell>
          <table:table-cell table:formula="of:=COUNTIF([.$J$1:.$J$1999];[.J114])" office:value-type="float" office:value="0" calcext:value-type="float">
            <text:p>0</text:p>
          </table:table-cell>
          <table:table-cell/>
          <table:table-cell table:formula="of:=IF(ISNUMBER(SEARCH(&quot;A&quot;;[.$J114]));IF(ISBLANK([.$C$2]);&quot;&quot;;[.$C$2]);&quot;&quot;)">
            <text:p/>
          </table:table-cell>
          <table:table-cell table:formula="of:=IF(ISNUMBER(SEARCH(&quot;B&quot;;[.$J114]));IF(ISBLANK([.$C$3]);&quot;&quot;;[.$C$3]);&quot;&quot;)">
            <text:p/>
          </table:table-cell>
          <table:table-cell table:formula="of:=IF(ISNUMBER(SEARCH(&quot;C&quot;;[.$J114]));IF(ISBLANK([.$C$4]);&quot;&quot;;[.$C$4]);&quot;&quot;)">
            <text:p/>
          </table:table-cell>
          <table:table-cell table:formula="of:=IF(ISNUMBER(SEARCH(&quot;D&quot;;[.$J114]));IF(ISBLANK([.$C$5]);&quot;&quot;;[.$C$5]);&quot;&quot;)">
            <text:p/>
          </table:table-cell>
          <table:table-cell table:formula="of:=IF(ISNUMBER(SEARCH(&quot;E&quot;;[.$J114]));IF(ISBLANK([.$C$6]);&quot;&quot;;[.$C$6]);&quot;&quot;)">
            <text:p/>
          </table:table-cell>
          <table:table-cell table:formula="of:=IF(ISNUMBER(SEARCH(&quot;F&quot;;[.$J114]));IF(ISBLANK([.$C$7]);&quot;&quot;;[.$C$7]);&quot;&quot;)">
            <text:p/>
          </table:table-cell>
          <table:table-cell table:formula="of:=IF(ISNUMBER(SEARCH(&quot;G&quot;;[.$J114]));IF(ISBLANK([.$C$8]);&quot;&quot;;[.$C$8]);&quot;&quot;)">
            <text:p/>
          </table:table-cell>
          <table:table-cell table:formula="of:=IF(ISNUMBER(SEARCH(&quot;H&quot;;[.$J114]));IF(ISBLANK([.$C$9]);&quot;&quot;;[.$C$9]);&quot;&quot;)">
            <text:p/>
          </table:table-cell>
          <table:table-cell table:formula="of:=IF(ISNUMBER(SEARCH(&quot;I&quot;;[.$J114]));IF(ISBLANK([.$C$10]);&quot;&quot;;[.$C$10]);&quot;&quot;)">
            <text:p/>
          </table:table-cell>
          <table:table-cell table:formula="of:=IF(ISNUMBER(SEARCH(&quot;J&quot;;[.$J114]));IF(ISBLANK([.$C$11]);&quot;&quot;;[.$C$11]);&quot;&quot;)">
            <text:p/>
          </table:table-cell>
          <table:table-cell table:formula="of:=IF(ISNUMBER(SEARCH(&quot;K&quot;;[.$J114]));IF(ISBLANK([.$C$12]);&quot;&quot;;[.$C$12]);&quot;&quot;)">
            <text:p/>
          </table:table-cell>
          <table:table-cell table:formula="of:=IF(ISNUMBER(SEARCH(&quot;L&quot;;[.$J114]));IF(ISBLANK([.$C$13]);&quot;&quot;;[.$C$13]);&quot;&quot;)">
            <text:p/>
          </table:table-cell>
          <table:table-cell table:formula="of:=IF(ISNUMBER(SEARCH(&quot;M&quot;;[.$J114]));IF(ISBLANK([.$C$14]);&quot;&quot;;[.$C$14]);&quot;&quot;)">
            <text:p/>
          </table:table-cell>
          <table:table-cell table:formula="of:=IF(ISNUMBER(SEARCH(&quot;N&quot;;[.$J114]));IF(ISBLANK([.$C$15]);&quot;&quot;;[.$C$15]);&quot;&quot;)">
            <text:p/>
          </table:table-cell>
          <table:table-cell/>
          <table:table-cell table:formula="of:=IF(ISNUMBER(SEARCH(&quot;A&quot;;[.$J114]));IF(ISBLANK([.$D$2]);&quot;&quot;;[.$D$2]);&quot;&quot;)">
            <text:p/>
          </table:table-cell>
          <table:table-cell table:formula="of:=IF(ISNUMBER(SEARCH(&quot;B&quot;;[.$J114]));IF(ISBLANK([.$D$3]);&quot;&quot;;[.$D$3]);&quot;&quot;)">
            <text:p/>
          </table:table-cell>
          <table:table-cell table:formula="of:=IF(ISNUMBER(SEARCH(&quot;C&quot;;[.$J114]));IF(ISBLANK([.$D$4]);&quot;&quot;;[.$D$4]);&quot;&quot;)">
            <text:p/>
          </table:table-cell>
          <table:table-cell table:formula="of:=IF(ISNUMBER(SEARCH(&quot;D&quot;;[.$J114]));IF(ISBLANK([.$D$5]);&quot;&quot;;[.$D$5]);&quot;&quot;)">
            <text:p/>
          </table:table-cell>
          <table:table-cell table:formula="of:=IF(ISNUMBER(SEARCH(&quot;E&quot;;[.$J114]));IF(ISBLANK([.$D$6]);&quot;&quot;;[.$D$6]);&quot;&quot;)">
            <text:p/>
          </table:table-cell>
          <table:table-cell table:formula="of:=IF(ISNUMBER(SEARCH(&quot;F&quot;;[.$J114]));IF(ISBLANK([.$D$7]);&quot;&quot;;[.$D$7]);&quot;&quot;)">
            <text:p/>
          </table:table-cell>
          <table:table-cell table:formula="of:=IF(ISNUMBER(SEARCH(&quot;G&quot;;[.$J114]));IF(ISBLANK([.$D$8]);&quot;&quot;;[.$D$8]);&quot;&quot;)">
            <text:p/>
          </table:table-cell>
          <table:table-cell table:formula="of:=IF(ISNUMBER(SEARCH(&quot;H&quot;;[.$J114]));IF(ISBLANK([.$D$9]);&quot;&quot;;[.$D$9]);&quot;&quot;)">
            <text:p/>
          </table:table-cell>
          <table:table-cell table:formula="of:=IF(ISNUMBER(SEARCH(&quot;I&quot;;[.$J114]));IF(ISBLANK([.$D$10]);&quot;&quot;;[.$D$10]);&quot;&quot;)">
            <text:p/>
          </table:table-cell>
          <table:table-cell table:formula="of:=IF(ISNUMBER(SEARCH(&quot;J&quot;;[.$J114]));IF(ISBLANK([.$D$11]);&quot;&quot;;[.$D$11]);&quot;&quot;)">
            <text:p/>
          </table:table-cell>
          <table:table-cell table:formula="of:=IF(ISNUMBER(SEARCH(&quot;K&quot;;[.$J114]));IF(ISBLANK([.$D$12]);&quot;&quot;;[.$D$12]);&quot;&quot;)">
            <text:p/>
          </table:table-cell>
          <table:table-cell table:formula="of:=IF(ISNUMBER(SEARCH(&quot;L&quot;;[.$J114]));IF(ISBLANK([.$D$13]);&quot;&quot;;[.$D$13]);&quot;&quot;)">
            <text:p/>
          </table:table-cell>
          <table:table-cell table:formula="of:=IF(ISNUMBER(SEARCH(&quot;M&quot;;[.$J114]));IF(ISBLANK([.$D$14]);&quot;&quot;;[.$D$14]);&quot;&quot;)">
            <text:p/>
          </table:table-cell>
          <table:table-cell table:formula="of:=IF(ISNUMBER(SEARCH(&quot;N&quot;;[.$J114]));IF(ISBLANK([.$D$15]);&quot;&quot;;[.$D$15]);&quot;&quot;)">
            <text:p/>
          </table:table-cell>
          <table:table-cell/>
          <table:table-cell table:formula="of:=IF(ISNUMBER(SEARCH(&quot;A&quot;;[.$J114]));IF(ISBLANK([.$E$2]);&quot;&quot;;[.$E$2]);&quot;&quot;)">
            <text:p/>
          </table:table-cell>
          <table:table-cell table:formula="of:=IF(ISNUMBER(SEARCH(&quot;B&quot;;[.$J114]));IF(ISBLANK([.$E$3]);&quot;&quot;;[.$E$3]);&quot;&quot;)">
            <text:p/>
          </table:table-cell>
          <table:table-cell table:formula="of:=IF(ISNUMBER(SEARCH(&quot;C&quot;;[.$J114]));IF(ISBLANK([.$E$4]);&quot;&quot;;[.$E$4]);&quot;&quot;)">
            <text:p/>
          </table:table-cell>
          <table:table-cell table:formula="of:=IF(ISNUMBER(SEARCH(&quot;D&quot;;[.$J114]));IF(ISBLANK([.$E$5]);&quot;&quot;;[.$E$5]);&quot;&quot;)">
            <text:p/>
          </table:table-cell>
          <table:table-cell table:formula="of:=IF(ISNUMBER(SEARCH(&quot;E&quot;;[.$J114]));IF(ISBLANK([.$E$6]);&quot;&quot;;[.$E$6]);&quot;&quot;)">
            <text:p/>
          </table:table-cell>
          <table:table-cell table:formula="of:=IF(ISNUMBER(SEARCH(&quot;F&quot;;[.$J114]));IF(ISBLANK([.$E$7]);&quot;&quot;;[.$E$7]);&quot;&quot;)">
            <text:p/>
          </table:table-cell>
          <table:table-cell table:formula="of:=IF(ISNUMBER(SEARCH(&quot;G&quot;;[.$J114]));IF(ISBLANK([.$E$8]);&quot;&quot;;[.$E$8]);&quot;&quot;)">
            <text:p/>
          </table:table-cell>
          <table:table-cell table:formula="of:=IF(ISNUMBER(SEARCH(&quot;H&quot;;[.$J114]));IF(ISBLANK([.$E$9]);&quot;&quot;;[.$E$9]);&quot;&quot;)">
            <text:p/>
          </table:table-cell>
          <table:table-cell table:formula="of:=IF(ISNUMBER(SEARCH(&quot;I&quot;;[.$J114]));IF(ISBLANK([.$E$10]);&quot;&quot;;[.$E$10]);&quot;&quot;)">
            <text:p/>
          </table:table-cell>
          <table:table-cell table:formula="of:=IF(ISNUMBER(SEARCH(&quot;J&quot;;[.$J114]));IF(ISBLANK([.$E$11]);&quot;&quot;;[.$E$11]);&quot;&quot;)">
            <text:p/>
          </table:table-cell>
          <table:table-cell table:formula="of:=IF(ISNUMBER(SEARCH(&quot;K&quot;;[.$J114]));IF(ISBLANK([.$E$12]);&quot;&quot;;[.$E$12]);&quot;&quot;)">
            <text:p/>
          </table:table-cell>
          <table:table-cell table:formula="of:=IF(ISNUMBER(SEARCH(&quot;L&quot;;[.$J114]));IF(ISBLANK([.$E$13]);&quot;&quot;;[.$E$13]);&quot;&quot;)">
            <text:p/>
          </table:table-cell>
          <table:table-cell table:formula="of:=IF(ISNUMBER(SEARCH(&quot;M&quot;;[.$J114]));IF(ISBLANK([.$E$14]);&quot;&quot;;[.$E$14]);&quot;&quot;)">
            <text:p/>
          </table:table-cell>
          <table:table-cell table:formula="of:=IF(ISNUMBER(SEARCH(&quot;N&quot;;[.$J11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5:.$AC115])">
            <text:p/>
          </table:table-cell>
          <table:table-cell table:formula="of:=COM.MICROSOFT.CONCAT([.$AE115:.$AR115])">
            <text:p/>
          </table:table-cell>
          <table:table-cell table:formula="of:=COM.MICROSOFT.CONCAT([.$AT115:.$BG115])">
            <text:p/>
          </table:table-cell>
          <table:table-cell table:formula="of:=COUNTIF([.$J$1:.$J$1999];[.J115])" office:value-type="float" office:value="0" calcext:value-type="float">
            <text:p>0</text:p>
          </table:table-cell>
          <table:table-cell/>
          <table:table-cell table:formula="of:=IF(ISNUMBER(SEARCH(&quot;A&quot;;[.$J115]));IF(ISBLANK([.$C$2]);&quot;&quot;;[.$C$2]);&quot;&quot;)">
            <text:p/>
          </table:table-cell>
          <table:table-cell table:formula="of:=IF(ISNUMBER(SEARCH(&quot;B&quot;;[.$J115]));IF(ISBLANK([.$C$3]);&quot;&quot;;[.$C$3]);&quot;&quot;)">
            <text:p/>
          </table:table-cell>
          <table:table-cell table:formula="of:=IF(ISNUMBER(SEARCH(&quot;C&quot;;[.$J115]));IF(ISBLANK([.$C$4]);&quot;&quot;;[.$C$4]);&quot;&quot;)">
            <text:p/>
          </table:table-cell>
          <table:table-cell table:formula="of:=IF(ISNUMBER(SEARCH(&quot;D&quot;;[.$J115]));IF(ISBLANK([.$C$5]);&quot;&quot;;[.$C$5]);&quot;&quot;)">
            <text:p/>
          </table:table-cell>
          <table:table-cell table:formula="of:=IF(ISNUMBER(SEARCH(&quot;E&quot;;[.$J115]));IF(ISBLANK([.$C$6]);&quot;&quot;;[.$C$6]);&quot;&quot;)">
            <text:p/>
          </table:table-cell>
          <table:table-cell table:formula="of:=IF(ISNUMBER(SEARCH(&quot;F&quot;;[.$J115]));IF(ISBLANK([.$C$7]);&quot;&quot;;[.$C$7]);&quot;&quot;)">
            <text:p/>
          </table:table-cell>
          <table:table-cell table:formula="of:=IF(ISNUMBER(SEARCH(&quot;G&quot;;[.$J115]));IF(ISBLANK([.$C$8]);&quot;&quot;;[.$C$8]);&quot;&quot;)">
            <text:p/>
          </table:table-cell>
          <table:table-cell table:formula="of:=IF(ISNUMBER(SEARCH(&quot;H&quot;;[.$J115]));IF(ISBLANK([.$C$9]);&quot;&quot;;[.$C$9]);&quot;&quot;)">
            <text:p/>
          </table:table-cell>
          <table:table-cell table:formula="of:=IF(ISNUMBER(SEARCH(&quot;I&quot;;[.$J115]));IF(ISBLANK([.$C$10]);&quot;&quot;;[.$C$10]);&quot;&quot;)">
            <text:p/>
          </table:table-cell>
          <table:table-cell table:formula="of:=IF(ISNUMBER(SEARCH(&quot;J&quot;;[.$J115]));IF(ISBLANK([.$C$11]);&quot;&quot;;[.$C$11]);&quot;&quot;)">
            <text:p/>
          </table:table-cell>
          <table:table-cell table:formula="of:=IF(ISNUMBER(SEARCH(&quot;K&quot;;[.$J115]));IF(ISBLANK([.$C$12]);&quot;&quot;;[.$C$12]);&quot;&quot;)">
            <text:p/>
          </table:table-cell>
          <table:table-cell table:formula="of:=IF(ISNUMBER(SEARCH(&quot;L&quot;;[.$J115]));IF(ISBLANK([.$C$13]);&quot;&quot;;[.$C$13]);&quot;&quot;)">
            <text:p/>
          </table:table-cell>
          <table:table-cell table:formula="of:=IF(ISNUMBER(SEARCH(&quot;M&quot;;[.$J115]));IF(ISBLANK([.$C$14]);&quot;&quot;;[.$C$14]);&quot;&quot;)">
            <text:p/>
          </table:table-cell>
          <table:table-cell table:formula="of:=IF(ISNUMBER(SEARCH(&quot;N&quot;;[.$J115]));IF(ISBLANK([.$C$15]);&quot;&quot;;[.$C$15]);&quot;&quot;)">
            <text:p/>
          </table:table-cell>
          <table:table-cell/>
          <table:table-cell table:formula="of:=IF(ISNUMBER(SEARCH(&quot;A&quot;;[.$J115]));IF(ISBLANK([.$D$2]);&quot;&quot;;[.$D$2]);&quot;&quot;)">
            <text:p/>
          </table:table-cell>
          <table:table-cell table:formula="of:=IF(ISNUMBER(SEARCH(&quot;B&quot;;[.$J115]));IF(ISBLANK([.$D$3]);&quot;&quot;;[.$D$3]);&quot;&quot;)">
            <text:p/>
          </table:table-cell>
          <table:table-cell table:formula="of:=IF(ISNUMBER(SEARCH(&quot;C&quot;;[.$J115]));IF(ISBLANK([.$D$4]);&quot;&quot;;[.$D$4]);&quot;&quot;)">
            <text:p/>
          </table:table-cell>
          <table:table-cell table:formula="of:=IF(ISNUMBER(SEARCH(&quot;D&quot;;[.$J115]));IF(ISBLANK([.$D$5]);&quot;&quot;;[.$D$5]);&quot;&quot;)">
            <text:p/>
          </table:table-cell>
          <table:table-cell table:formula="of:=IF(ISNUMBER(SEARCH(&quot;E&quot;;[.$J115]));IF(ISBLANK([.$D$6]);&quot;&quot;;[.$D$6]);&quot;&quot;)">
            <text:p/>
          </table:table-cell>
          <table:table-cell table:formula="of:=IF(ISNUMBER(SEARCH(&quot;F&quot;;[.$J115]));IF(ISBLANK([.$D$7]);&quot;&quot;;[.$D$7]);&quot;&quot;)">
            <text:p/>
          </table:table-cell>
          <table:table-cell table:formula="of:=IF(ISNUMBER(SEARCH(&quot;G&quot;;[.$J115]));IF(ISBLANK([.$D$8]);&quot;&quot;;[.$D$8]);&quot;&quot;)">
            <text:p/>
          </table:table-cell>
          <table:table-cell table:formula="of:=IF(ISNUMBER(SEARCH(&quot;H&quot;;[.$J115]));IF(ISBLANK([.$D$9]);&quot;&quot;;[.$D$9]);&quot;&quot;)">
            <text:p/>
          </table:table-cell>
          <table:table-cell table:formula="of:=IF(ISNUMBER(SEARCH(&quot;I&quot;;[.$J115]));IF(ISBLANK([.$D$10]);&quot;&quot;;[.$D$10]);&quot;&quot;)">
            <text:p/>
          </table:table-cell>
          <table:table-cell table:formula="of:=IF(ISNUMBER(SEARCH(&quot;J&quot;;[.$J115]));IF(ISBLANK([.$D$11]);&quot;&quot;;[.$D$11]);&quot;&quot;)">
            <text:p/>
          </table:table-cell>
          <table:table-cell table:formula="of:=IF(ISNUMBER(SEARCH(&quot;K&quot;;[.$J115]));IF(ISBLANK([.$D$12]);&quot;&quot;;[.$D$12]);&quot;&quot;)">
            <text:p/>
          </table:table-cell>
          <table:table-cell table:formula="of:=IF(ISNUMBER(SEARCH(&quot;L&quot;;[.$J115]));IF(ISBLANK([.$D$13]);&quot;&quot;;[.$D$13]);&quot;&quot;)">
            <text:p/>
          </table:table-cell>
          <table:table-cell table:formula="of:=IF(ISNUMBER(SEARCH(&quot;M&quot;;[.$J115]));IF(ISBLANK([.$D$14]);&quot;&quot;;[.$D$14]);&quot;&quot;)">
            <text:p/>
          </table:table-cell>
          <table:table-cell table:formula="of:=IF(ISNUMBER(SEARCH(&quot;N&quot;;[.$J115]));IF(ISBLANK([.$D$15]);&quot;&quot;;[.$D$15]);&quot;&quot;)">
            <text:p/>
          </table:table-cell>
          <table:table-cell/>
          <table:table-cell table:formula="of:=IF(ISNUMBER(SEARCH(&quot;A&quot;;[.$J115]));IF(ISBLANK([.$E$2]);&quot;&quot;;[.$E$2]);&quot;&quot;)">
            <text:p/>
          </table:table-cell>
          <table:table-cell table:formula="of:=IF(ISNUMBER(SEARCH(&quot;B&quot;;[.$J115]));IF(ISBLANK([.$E$3]);&quot;&quot;;[.$E$3]);&quot;&quot;)">
            <text:p/>
          </table:table-cell>
          <table:table-cell table:formula="of:=IF(ISNUMBER(SEARCH(&quot;C&quot;;[.$J115]));IF(ISBLANK([.$E$4]);&quot;&quot;;[.$E$4]);&quot;&quot;)">
            <text:p/>
          </table:table-cell>
          <table:table-cell table:formula="of:=IF(ISNUMBER(SEARCH(&quot;D&quot;;[.$J115]));IF(ISBLANK([.$E$5]);&quot;&quot;;[.$E$5]);&quot;&quot;)">
            <text:p/>
          </table:table-cell>
          <table:table-cell table:formula="of:=IF(ISNUMBER(SEARCH(&quot;E&quot;;[.$J115]));IF(ISBLANK([.$E$6]);&quot;&quot;;[.$E$6]);&quot;&quot;)">
            <text:p/>
          </table:table-cell>
          <table:table-cell table:formula="of:=IF(ISNUMBER(SEARCH(&quot;F&quot;;[.$J115]));IF(ISBLANK([.$E$7]);&quot;&quot;;[.$E$7]);&quot;&quot;)">
            <text:p/>
          </table:table-cell>
          <table:table-cell table:formula="of:=IF(ISNUMBER(SEARCH(&quot;G&quot;;[.$J115]));IF(ISBLANK([.$E$8]);&quot;&quot;;[.$E$8]);&quot;&quot;)">
            <text:p/>
          </table:table-cell>
          <table:table-cell table:formula="of:=IF(ISNUMBER(SEARCH(&quot;H&quot;;[.$J115]));IF(ISBLANK([.$E$9]);&quot;&quot;;[.$E$9]);&quot;&quot;)">
            <text:p/>
          </table:table-cell>
          <table:table-cell table:formula="of:=IF(ISNUMBER(SEARCH(&quot;I&quot;;[.$J115]));IF(ISBLANK([.$E$10]);&quot;&quot;;[.$E$10]);&quot;&quot;)">
            <text:p/>
          </table:table-cell>
          <table:table-cell table:formula="of:=IF(ISNUMBER(SEARCH(&quot;J&quot;;[.$J115]));IF(ISBLANK([.$E$11]);&quot;&quot;;[.$E$11]);&quot;&quot;)">
            <text:p/>
          </table:table-cell>
          <table:table-cell table:formula="of:=IF(ISNUMBER(SEARCH(&quot;K&quot;;[.$J115]));IF(ISBLANK([.$E$12]);&quot;&quot;;[.$E$12]);&quot;&quot;)">
            <text:p/>
          </table:table-cell>
          <table:table-cell table:formula="of:=IF(ISNUMBER(SEARCH(&quot;L&quot;;[.$J115]));IF(ISBLANK([.$E$13]);&quot;&quot;;[.$E$13]);&quot;&quot;)">
            <text:p/>
          </table:table-cell>
          <table:table-cell table:formula="of:=IF(ISNUMBER(SEARCH(&quot;M&quot;;[.$J115]));IF(ISBLANK([.$E$14]);&quot;&quot;;[.$E$14]);&quot;&quot;)">
            <text:p/>
          </table:table-cell>
          <table:table-cell table:formula="of:=IF(ISNUMBER(SEARCH(&quot;N&quot;;[.$J11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6:.$AC116])">
            <text:p/>
          </table:table-cell>
          <table:table-cell table:formula="of:=COM.MICROSOFT.CONCAT([.$AE116:.$AR116])">
            <text:p/>
          </table:table-cell>
          <table:table-cell table:formula="of:=COM.MICROSOFT.CONCAT([.$AT116:.$BG116])">
            <text:p/>
          </table:table-cell>
          <table:table-cell table:formula="of:=COUNTIF([.$J$1:.$J$1999];[.J116])" office:value-type="float" office:value="0" calcext:value-type="float">
            <text:p>0</text:p>
          </table:table-cell>
          <table:table-cell/>
          <table:table-cell table:formula="of:=IF(ISNUMBER(SEARCH(&quot;A&quot;;[.$J116]));IF(ISBLANK([.$C$2]);&quot;&quot;;[.$C$2]);&quot;&quot;)">
            <text:p/>
          </table:table-cell>
          <table:table-cell table:formula="of:=IF(ISNUMBER(SEARCH(&quot;B&quot;;[.$J116]));IF(ISBLANK([.$C$3]);&quot;&quot;;[.$C$3]);&quot;&quot;)">
            <text:p/>
          </table:table-cell>
          <table:table-cell table:formula="of:=IF(ISNUMBER(SEARCH(&quot;C&quot;;[.$J116]));IF(ISBLANK([.$C$4]);&quot;&quot;;[.$C$4]);&quot;&quot;)">
            <text:p/>
          </table:table-cell>
          <table:table-cell table:formula="of:=IF(ISNUMBER(SEARCH(&quot;D&quot;;[.$J116]));IF(ISBLANK([.$C$5]);&quot;&quot;;[.$C$5]);&quot;&quot;)">
            <text:p/>
          </table:table-cell>
          <table:table-cell table:formula="of:=IF(ISNUMBER(SEARCH(&quot;E&quot;;[.$J116]));IF(ISBLANK([.$C$6]);&quot;&quot;;[.$C$6]);&quot;&quot;)">
            <text:p/>
          </table:table-cell>
          <table:table-cell table:formula="of:=IF(ISNUMBER(SEARCH(&quot;F&quot;;[.$J116]));IF(ISBLANK([.$C$7]);&quot;&quot;;[.$C$7]);&quot;&quot;)">
            <text:p/>
          </table:table-cell>
          <table:table-cell table:formula="of:=IF(ISNUMBER(SEARCH(&quot;G&quot;;[.$J116]));IF(ISBLANK([.$C$8]);&quot;&quot;;[.$C$8]);&quot;&quot;)">
            <text:p/>
          </table:table-cell>
          <table:table-cell table:formula="of:=IF(ISNUMBER(SEARCH(&quot;H&quot;;[.$J116]));IF(ISBLANK([.$C$9]);&quot;&quot;;[.$C$9]);&quot;&quot;)">
            <text:p/>
          </table:table-cell>
          <table:table-cell table:formula="of:=IF(ISNUMBER(SEARCH(&quot;I&quot;;[.$J116]));IF(ISBLANK([.$C$10]);&quot;&quot;;[.$C$10]);&quot;&quot;)">
            <text:p/>
          </table:table-cell>
          <table:table-cell table:formula="of:=IF(ISNUMBER(SEARCH(&quot;J&quot;;[.$J116]));IF(ISBLANK([.$C$11]);&quot;&quot;;[.$C$11]);&quot;&quot;)">
            <text:p/>
          </table:table-cell>
          <table:table-cell table:formula="of:=IF(ISNUMBER(SEARCH(&quot;K&quot;;[.$J116]));IF(ISBLANK([.$C$12]);&quot;&quot;;[.$C$12]);&quot;&quot;)">
            <text:p/>
          </table:table-cell>
          <table:table-cell table:formula="of:=IF(ISNUMBER(SEARCH(&quot;L&quot;;[.$J116]));IF(ISBLANK([.$C$13]);&quot;&quot;;[.$C$13]);&quot;&quot;)">
            <text:p/>
          </table:table-cell>
          <table:table-cell table:formula="of:=IF(ISNUMBER(SEARCH(&quot;M&quot;;[.$J116]));IF(ISBLANK([.$C$14]);&quot;&quot;;[.$C$14]);&quot;&quot;)">
            <text:p/>
          </table:table-cell>
          <table:table-cell table:formula="of:=IF(ISNUMBER(SEARCH(&quot;N&quot;;[.$J116]));IF(ISBLANK([.$C$15]);&quot;&quot;;[.$C$15]);&quot;&quot;)">
            <text:p/>
          </table:table-cell>
          <table:table-cell/>
          <table:table-cell table:formula="of:=IF(ISNUMBER(SEARCH(&quot;A&quot;;[.$J116]));IF(ISBLANK([.$D$2]);&quot;&quot;;[.$D$2]);&quot;&quot;)">
            <text:p/>
          </table:table-cell>
          <table:table-cell table:formula="of:=IF(ISNUMBER(SEARCH(&quot;B&quot;;[.$J116]));IF(ISBLANK([.$D$3]);&quot;&quot;;[.$D$3]);&quot;&quot;)">
            <text:p/>
          </table:table-cell>
          <table:table-cell table:formula="of:=IF(ISNUMBER(SEARCH(&quot;C&quot;;[.$J116]));IF(ISBLANK([.$D$4]);&quot;&quot;;[.$D$4]);&quot;&quot;)">
            <text:p/>
          </table:table-cell>
          <table:table-cell table:formula="of:=IF(ISNUMBER(SEARCH(&quot;D&quot;;[.$J116]));IF(ISBLANK([.$D$5]);&quot;&quot;;[.$D$5]);&quot;&quot;)">
            <text:p/>
          </table:table-cell>
          <table:table-cell table:formula="of:=IF(ISNUMBER(SEARCH(&quot;E&quot;;[.$J116]));IF(ISBLANK([.$D$6]);&quot;&quot;;[.$D$6]);&quot;&quot;)">
            <text:p/>
          </table:table-cell>
          <table:table-cell table:formula="of:=IF(ISNUMBER(SEARCH(&quot;F&quot;;[.$J116]));IF(ISBLANK([.$D$7]);&quot;&quot;;[.$D$7]);&quot;&quot;)">
            <text:p/>
          </table:table-cell>
          <table:table-cell table:formula="of:=IF(ISNUMBER(SEARCH(&quot;G&quot;;[.$J116]));IF(ISBLANK([.$D$8]);&quot;&quot;;[.$D$8]);&quot;&quot;)">
            <text:p/>
          </table:table-cell>
          <table:table-cell table:formula="of:=IF(ISNUMBER(SEARCH(&quot;H&quot;;[.$J116]));IF(ISBLANK([.$D$9]);&quot;&quot;;[.$D$9]);&quot;&quot;)">
            <text:p/>
          </table:table-cell>
          <table:table-cell table:formula="of:=IF(ISNUMBER(SEARCH(&quot;I&quot;;[.$J116]));IF(ISBLANK([.$D$10]);&quot;&quot;;[.$D$10]);&quot;&quot;)">
            <text:p/>
          </table:table-cell>
          <table:table-cell table:formula="of:=IF(ISNUMBER(SEARCH(&quot;J&quot;;[.$J116]));IF(ISBLANK([.$D$11]);&quot;&quot;;[.$D$11]);&quot;&quot;)">
            <text:p/>
          </table:table-cell>
          <table:table-cell table:formula="of:=IF(ISNUMBER(SEARCH(&quot;K&quot;;[.$J116]));IF(ISBLANK([.$D$12]);&quot;&quot;;[.$D$12]);&quot;&quot;)">
            <text:p/>
          </table:table-cell>
          <table:table-cell table:formula="of:=IF(ISNUMBER(SEARCH(&quot;L&quot;;[.$J116]));IF(ISBLANK([.$D$13]);&quot;&quot;;[.$D$13]);&quot;&quot;)">
            <text:p/>
          </table:table-cell>
          <table:table-cell table:formula="of:=IF(ISNUMBER(SEARCH(&quot;M&quot;;[.$J116]));IF(ISBLANK([.$D$14]);&quot;&quot;;[.$D$14]);&quot;&quot;)">
            <text:p/>
          </table:table-cell>
          <table:table-cell table:formula="of:=IF(ISNUMBER(SEARCH(&quot;N&quot;;[.$J116]));IF(ISBLANK([.$D$15]);&quot;&quot;;[.$D$15]);&quot;&quot;)">
            <text:p/>
          </table:table-cell>
          <table:table-cell/>
          <table:table-cell table:formula="of:=IF(ISNUMBER(SEARCH(&quot;A&quot;;[.$J116]));IF(ISBLANK([.$E$2]);&quot;&quot;;[.$E$2]);&quot;&quot;)">
            <text:p/>
          </table:table-cell>
          <table:table-cell table:formula="of:=IF(ISNUMBER(SEARCH(&quot;B&quot;;[.$J116]));IF(ISBLANK([.$E$3]);&quot;&quot;;[.$E$3]);&quot;&quot;)">
            <text:p/>
          </table:table-cell>
          <table:table-cell table:formula="of:=IF(ISNUMBER(SEARCH(&quot;C&quot;;[.$J116]));IF(ISBLANK([.$E$4]);&quot;&quot;;[.$E$4]);&quot;&quot;)">
            <text:p/>
          </table:table-cell>
          <table:table-cell table:formula="of:=IF(ISNUMBER(SEARCH(&quot;D&quot;;[.$J116]));IF(ISBLANK([.$E$5]);&quot;&quot;;[.$E$5]);&quot;&quot;)">
            <text:p/>
          </table:table-cell>
          <table:table-cell table:formula="of:=IF(ISNUMBER(SEARCH(&quot;E&quot;;[.$J116]));IF(ISBLANK([.$E$6]);&quot;&quot;;[.$E$6]);&quot;&quot;)">
            <text:p/>
          </table:table-cell>
          <table:table-cell table:formula="of:=IF(ISNUMBER(SEARCH(&quot;F&quot;;[.$J116]));IF(ISBLANK([.$E$7]);&quot;&quot;;[.$E$7]);&quot;&quot;)">
            <text:p/>
          </table:table-cell>
          <table:table-cell table:formula="of:=IF(ISNUMBER(SEARCH(&quot;G&quot;;[.$J116]));IF(ISBLANK([.$E$8]);&quot;&quot;;[.$E$8]);&quot;&quot;)">
            <text:p/>
          </table:table-cell>
          <table:table-cell table:formula="of:=IF(ISNUMBER(SEARCH(&quot;H&quot;;[.$J116]));IF(ISBLANK([.$E$9]);&quot;&quot;;[.$E$9]);&quot;&quot;)">
            <text:p/>
          </table:table-cell>
          <table:table-cell table:formula="of:=IF(ISNUMBER(SEARCH(&quot;I&quot;;[.$J116]));IF(ISBLANK([.$E$10]);&quot;&quot;;[.$E$10]);&quot;&quot;)">
            <text:p/>
          </table:table-cell>
          <table:table-cell table:formula="of:=IF(ISNUMBER(SEARCH(&quot;J&quot;;[.$J116]));IF(ISBLANK([.$E$11]);&quot;&quot;;[.$E$11]);&quot;&quot;)">
            <text:p/>
          </table:table-cell>
          <table:table-cell table:formula="of:=IF(ISNUMBER(SEARCH(&quot;K&quot;;[.$J116]));IF(ISBLANK([.$E$12]);&quot;&quot;;[.$E$12]);&quot;&quot;)">
            <text:p/>
          </table:table-cell>
          <table:table-cell table:formula="of:=IF(ISNUMBER(SEARCH(&quot;L&quot;;[.$J116]));IF(ISBLANK([.$E$13]);&quot;&quot;;[.$E$13]);&quot;&quot;)">
            <text:p/>
          </table:table-cell>
          <table:table-cell table:formula="of:=IF(ISNUMBER(SEARCH(&quot;M&quot;;[.$J116]));IF(ISBLANK([.$E$14]);&quot;&quot;;[.$E$14]);&quot;&quot;)">
            <text:p/>
          </table:table-cell>
          <table:table-cell table:formula="of:=IF(ISNUMBER(SEARCH(&quot;N&quot;;[.$J11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7:.$AC117])">
            <text:p/>
          </table:table-cell>
          <table:table-cell table:formula="of:=COM.MICROSOFT.CONCAT([.$AE117:.$AR117])">
            <text:p/>
          </table:table-cell>
          <table:table-cell table:formula="of:=COM.MICROSOFT.CONCAT([.$AT117:.$BG117])">
            <text:p/>
          </table:table-cell>
          <table:table-cell table:formula="of:=COUNTIF([.$J$1:.$J$1999];[.J117])" office:value-type="float" office:value="0" calcext:value-type="float">
            <text:p>0</text:p>
          </table:table-cell>
          <table:table-cell/>
          <table:table-cell table:formula="of:=IF(ISNUMBER(SEARCH(&quot;A&quot;;[.$J117]));IF(ISBLANK([.$C$2]);&quot;&quot;;[.$C$2]);&quot;&quot;)">
            <text:p/>
          </table:table-cell>
          <table:table-cell table:formula="of:=IF(ISNUMBER(SEARCH(&quot;B&quot;;[.$J117]));IF(ISBLANK([.$C$3]);&quot;&quot;;[.$C$3]);&quot;&quot;)">
            <text:p/>
          </table:table-cell>
          <table:table-cell table:formula="of:=IF(ISNUMBER(SEARCH(&quot;C&quot;;[.$J117]));IF(ISBLANK([.$C$4]);&quot;&quot;;[.$C$4]);&quot;&quot;)">
            <text:p/>
          </table:table-cell>
          <table:table-cell table:formula="of:=IF(ISNUMBER(SEARCH(&quot;D&quot;;[.$J117]));IF(ISBLANK([.$C$5]);&quot;&quot;;[.$C$5]);&quot;&quot;)">
            <text:p/>
          </table:table-cell>
          <table:table-cell table:formula="of:=IF(ISNUMBER(SEARCH(&quot;E&quot;;[.$J117]));IF(ISBLANK([.$C$6]);&quot;&quot;;[.$C$6]);&quot;&quot;)">
            <text:p/>
          </table:table-cell>
          <table:table-cell table:formula="of:=IF(ISNUMBER(SEARCH(&quot;F&quot;;[.$J117]));IF(ISBLANK([.$C$7]);&quot;&quot;;[.$C$7]);&quot;&quot;)">
            <text:p/>
          </table:table-cell>
          <table:table-cell table:formula="of:=IF(ISNUMBER(SEARCH(&quot;G&quot;;[.$J117]));IF(ISBLANK([.$C$8]);&quot;&quot;;[.$C$8]);&quot;&quot;)">
            <text:p/>
          </table:table-cell>
          <table:table-cell table:formula="of:=IF(ISNUMBER(SEARCH(&quot;H&quot;;[.$J117]));IF(ISBLANK([.$C$9]);&quot;&quot;;[.$C$9]);&quot;&quot;)">
            <text:p/>
          </table:table-cell>
          <table:table-cell table:formula="of:=IF(ISNUMBER(SEARCH(&quot;I&quot;;[.$J117]));IF(ISBLANK([.$C$10]);&quot;&quot;;[.$C$10]);&quot;&quot;)">
            <text:p/>
          </table:table-cell>
          <table:table-cell table:formula="of:=IF(ISNUMBER(SEARCH(&quot;J&quot;;[.$J117]));IF(ISBLANK([.$C$11]);&quot;&quot;;[.$C$11]);&quot;&quot;)">
            <text:p/>
          </table:table-cell>
          <table:table-cell table:formula="of:=IF(ISNUMBER(SEARCH(&quot;K&quot;;[.$J117]));IF(ISBLANK([.$C$12]);&quot;&quot;;[.$C$12]);&quot;&quot;)">
            <text:p/>
          </table:table-cell>
          <table:table-cell table:formula="of:=IF(ISNUMBER(SEARCH(&quot;L&quot;;[.$J117]));IF(ISBLANK([.$C$13]);&quot;&quot;;[.$C$13]);&quot;&quot;)">
            <text:p/>
          </table:table-cell>
          <table:table-cell table:formula="of:=IF(ISNUMBER(SEARCH(&quot;M&quot;;[.$J117]));IF(ISBLANK([.$C$14]);&quot;&quot;;[.$C$14]);&quot;&quot;)">
            <text:p/>
          </table:table-cell>
          <table:table-cell table:formula="of:=IF(ISNUMBER(SEARCH(&quot;N&quot;;[.$J117]));IF(ISBLANK([.$C$15]);&quot;&quot;;[.$C$15]);&quot;&quot;)">
            <text:p/>
          </table:table-cell>
          <table:table-cell/>
          <table:table-cell table:formula="of:=IF(ISNUMBER(SEARCH(&quot;A&quot;;[.$J117]));IF(ISBLANK([.$D$2]);&quot;&quot;;[.$D$2]);&quot;&quot;)">
            <text:p/>
          </table:table-cell>
          <table:table-cell table:formula="of:=IF(ISNUMBER(SEARCH(&quot;B&quot;;[.$J117]));IF(ISBLANK([.$D$3]);&quot;&quot;;[.$D$3]);&quot;&quot;)">
            <text:p/>
          </table:table-cell>
          <table:table-cell table:formula="of:=IF(ISNUMBER(SEARCH(&quot;C&quot;;[.$J117]));IF(ISBLANK([.$D$4]);&quot;&quot;;[.$D$4]);&quot;&quot;)">
            <text:p/>
          </table:table-cell>
          <table:table-cell table:formula="of:=IF(ISNUMBER(SEARCH(&quot;D&quot;;[.$J117]));IF(ISBLANK([.$D$5]);&quot;&quot;;[.$D$5]);&quot;&quot;)">
            <text:p/>
          </table:table-cell>
          <table:table-cell table:formula="of:=IF(ISNUMBER(SEARCH(&quot;E&quot;;[.$J117]));IF(ISBLANK([.$D$6]);&quot;&quot;;[.$D$6]);&quot;&quot;)">
            <text:p/>
          </table:table-cell>
          <table:table-cell table:formula="of:=IF(ISNUMBER(SEARCH(&quot;F&quot;;[.$J117]));IF(ISBLANK([.$D$7]);&quot;&quot;;[.$D$7]);&quot;&quot;)">
            <text:p/>
          </table:table-cell>
          <table:table-cell table:formula="of:=IF(ISNUMBER(SEARCH(&quot;G&quot;;[.$J117]));IF(ISBLANK([.$D$8]);&quot;&quot;;[.$D$8]);&quot;&quot;)">
            <text:p/>
          </table:table-cell>
          <table:table-cell table:formula="of:=IF(ISNUMBER(SEARCH(&quot;H&quot;;[.$J117]));IF(ISBLANK([.$D$9]);&quot;&quot;;[.$D$9]);&quot;&quot;)">
            <text:p/>
          </table:table-cell>
          <table:table-cell table:formula="of:=IF(ISNUMBER(SEARCH(&quot;I&quot;;[.$J117]));IF(ISBLANK([.$D$10]);&quot;&quot;;[.$D$10]);&quot;&quot;)">
            <text:p/>
          </table:table-cell>
          <table:table-cell table:formula="of:=IF(ISNUMBER(SEARCH(&quot;J&quot;;[.$J117]));IF(ISBLANK([.$D$11]);&quot;&quot;;[.$D$11]);&quot;&quot;)">
            <text:p/>
          </table:table-cell>
          <table:table-cell table:formula="of:=IF(ISNUMBER(SEARCH(&quot;K&quot;;[.$J117]));IF(ISBLANK([.$D$12]);&quot;&quot;;[.$D$12]);&quot;&quot;)">
            <text:p/>
          </table:table-cell>
          <table:table-cell table:formula="of:=IF(ISNUMBER(SEARCH(&quot;L&quot;;[.$J117]));IF(ISBLANK([.$D$13]);&quot;&quot;;[.$D$13]);&quot;&quot;)">
            <text:p/>
          </table:table-cell>
          <table:table-cell table:formula="of:=IF(ISNUMBER(SEARCH(&quot;M&quot;;[.$J117]));IF(ISBLANK([.$D$14]);&quot;&quot;;[.$D$14]);&quot;&quot;)">
            <text:p/>
          </table:table-cell>
          <table:table-cell table:formula="of:=IF(ISNUMBER(SEARCH(&quot;N&quot;;[.$J117]));IF(ISBLANK([.$D$15]);&quot;&quot;;[.$D$15]);&quot;&quot;)">
            <text:p/>
          </table:table-cell>
          <table:table-cell/>
          <table:table-cell table:formula="of:=IF(ISNUMBER(SEARCH(&quot;A&quot;;[.$J117]));IF(ISBLANK([.$E$2]);&quot;&quot;;[.$E$2]);&quot;&quot;)">
            <text:p/>
          </table:table-cell>
          <table:table-cell table:formula="of:=IF(ISNUMBER(SEARCH(&quot;B&quot;;[.$J117]));IF(ISBLANK([.$E$3]);&quot;&quot;;[.$E$3]);&quot;&quot;)">
            <text:p/>
          </table:table-cell>
          <table:table-cell table:formula="of:=IF(ISNUMBER(SEARCH(&quot;C&quot;;[.$J117]));IF(ISBLANK([.$E$4]);&quot;&quot;;[.$E$4]);&quot;&quot;)">
            <text:p/>
          </table:table-cell>
          <table:table-cell table:formula="of:=IF(ISNUMBER(SEARCH(&quot;D&quot;;[.$J117]));IF(ISBLANK([.$E$5]);&quot;&quot;;[.$E$5]);&quot;&quot;)">
            <text:p/>
          </table:table-cell>
          <table:table-cell table:formula="of:=IF(ISNUMBER(SEARCH(&quot;E&quot;;[.$J117]));IF(ISBLANK([.$E$6]);&quot;&quot;;[.$E$6]);&quot;&quot;)">
            <text:p/>
          </table:table-cell>
          <table:table-cell table:formula="of:=IF(ISNUMBER(SEARCH(&quot;F&quot;;[.$J117]));IF(ISBLANK([.$E$7]);&quot;&quot;;[.$E$7]);&quot;&quot;)">
            <text:p/>
          </table:table-cell>
          <table:table-cell table:formula="of:=IF(ISNUMBER(SEARCH(&quot;G&quot;;[.$J117]));IF(ISBLANK([.$E$8]);&quot;&quot;;[.$E$8]);&quot;&quot;)">
            <text:p/>
          </table:table-cell>
          <table:table-cell table:formula="of:=IF(ISNUMBER(SEARCH(&quot;H&quot;;[.$J117]));IF(ISBLANK([.$E$9]);&quot;&quot;;[.$E$9]);&quot;&quot;)">
            <text:p/>
          </table:table-cell>
          <table:table-cell table:formula="of:=IF(ISNUMBER(SEARCH(&quot;I&quot;;[.$J117]));IF(ISBLANK([.$E$10]);&quot;&quot;;[.$E$10]);&quot;&quot;)">
            <text:p/>
          </table:table-cell>
          <table:table-cell table:formula="of:=IF(ISNUMBER(SEARCH(&quot;J&quot;;[.$J117]));IF(ISBLANK([.$E$11]);&quot;&quot;;[.$E$11]);&quot;&quot;)">
            <text:p/>
          </table:table-cell>
          <table:table-cell table:formula="of:=IF(ISNUMBER(SEARCH(&quot;K&quot;;[.$J117]));IF(ISBLANK([.$E$12]);&quot;&quot;;[.$E$12]);&quot;&quot;)">
            <text:p/>
          </table:table-cell>
          <table:table-cell table:formula="of:=IF(ISNUMBER(SEARCH(&quot;L&quot;;[.$J117]));IF(ISBLANK([.$E$13]);&quot;&quot;;[.$E$13]);&quot;&quot;)">
            <text:p/>
          </table:table-cell>
          <table:table-cell table:formula="of:=IF(ISNUMBER(SEARCH(&quot;M&quot;;[.$J117]));IF(ISBLANK([.$E$14]);&quot;&quot;;[.$E$14]);&quot;&quot;)">
            <text:p/>
          </table:table-cell>
          <table:table-cell table:formula="of:=IF(ISNUMBER(SEARCH(&quot;N&quot;;[.$J11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8:.$AC118])">
            <text:p/>
          </table:table-cell>
          <table:table-cell table:formula="of:=COM.MICROSOFT.CONCAT([.$AE118:.$AR118])">
            <text:p/>
          </table:table-cell>
          <table:table-cell table:formula="of:=COM.MICROSOFT.CONCAT([.$AT118:.$BG118])">
            <text:p/>
          </table:table-cell>
          <table:table-cell table:formula="of:=COUNTIF([.$J$1:.$J$1999];[.J118])" office:value-type="float" office:value="0" calcext:value-type="float">
            <text:p>0</text:p>
          </table:table-cell>
          <table:table-cell/>
          <table:table-cell table:formula="of:=IF(ISNUMBER(SEARCH(&quot;A&quot;;[.$J118]));IF(ISBLANK([.$C$2]);&quot;&quot;;[.$C$2]);&quot;&quot;)">
            <text:p/>
          </table:table-cell>
          <table:table-cell table:formula="of:=IF(ISNUMBER(SEARCH(&quot;B&quot;;[.$J118]));IF(ISBLANK([.$C$3]);&quot;&quot;;[.$C$3]);&quot;&quot;)">
            <text:p/>
          </table:table-cell>
          <table:table-cell table:formula="of:=IF(ISNUMBER(SEARCH(&quot;C&quot;;[.$J118]));IF(ISBLANK([.$C$4]);&quot;&quot;;[.$C$4]);&quot;&quot;)">
            <text:p/>
          </table:table-cell>
          <table:table-cell table:formula="of:=IF(ISNUMBER(SEARCH(&quot;D&quot;;[.$J118]));IF(ISBLANK([.$C$5]);&quot;&quot;;[.$C$5]);&quot;&quot;)">
            <text:p/>
          </table:table-cell>
          <table:table-cell table:formula="of:=IF(ISNUMBER(SEARCH(&quot;E&quot;;[.$J118]));IF(ISBLANK([.$C$6]);&quot;&quot;;[.$C$6]);&quot;&quot;)">
            <text:p/>
          </table:table-cell>
          <table:table-cell table:formula="of:=IF(ISNUMBER(SEARCH(&quot;F&quot;;[.$J118]));IF(ISBLANK([.$C$7]);&quot;&quot;;[.$C$7]);&quot;&quot;)">
            <text:p/>
          </table:table-cell>
          <table:table-cell table:formula="of:=IF(ISNUMBER(SEARCH(&quot;G&quot;;[.$J118]));IF(ISBLANK([.$C$8]);&quot;&quot;;[.$C$8]);&quot;&quot;)">
            <text:p/>
          </table:table-cell>
          <table:table-cell table:formula="of:=IF(ISNUMBER(SEARCH(&quot;H&quot;;[.$J118]));IF(ISBLANK([.$C$9]);&quot;&quot;;[.$C$9]);&quot;&quot;)">
            <text:p/>
          </table:table-cell>
          <table:table-cell table:formula="of:=IF(ISNUMBER(SEARCH(&quot;I&quot;;[.$J118]));IF(ISBLANK([.$C$10]);&quot;&quot;;[.$C$10]);&quot;&quot;)">
            <text:p/>
          </table:table-cell>
          <table:table-cell table:formula="of:=IF(ISNUMBER(SEARCH(&quot;J&quot;;[.$J118]));IF(ISBLANK([.$C$11]);&quot;&quot;;[.$C$11]);&quot;&quot;)">
            <text:p/>
          </table:table-cell>
          <table:table-cell table:formula="of:=IF(ISNUMBER(SEARCH(&quot;K&quot;;[.$J118]));IF(ISBLANK([.$C$12]);&quot;&quot;;[.$C$12]);&quot;&quot;)">
            <text:p/>
          </table:table-cell>
          <table:table-cell table:formula="of:=IF(ISNUMBER(SEARCH(&quot;L&quot;;[.$J118]));IF(ISBLANK([.$C$13]);&quot;&quot;;[.$C$13]);&quot;&quot;)">
            <text:p/>
          </table:table-cell>
          <table:table-cell table:formula="of:=IF(ISNUMBER(SEARCH(&quot;M&quot;;[.$J118]));IF(ISBLANK([.$C$14]);&quot;&quot;;[.$C$14]);&quot;&quot;)">
            <text:p/>
          </table:table-cell>
          <table:table-cell table:formula="of:=IF(ISNUMBER(SEARCH(&quot;N&quot;;[.$J118]));IF(ISBLANK([.$C$15]);&quot;&quot;;[.$C$15]);&quot;&quot;)">
            <text:p/>
          </table:table-cell>
          <table:table-cell/>
          <table:table-cell table:formula="of:=IF(ISNUMBER(SEARCH(&quot;A&quot;;[.$J118]));IF(ISBLANK([.$D$2]);&quot;&quot;;[.$D$2]);&quot;&quot;)">
            <text:p/>
          </table:table-cell>
          <table:table-cell table:formula="of:=IF(ISNUMBER(SEARCH(&quot;B&quot;;[.$J118]));IF(ISBLANK([.$D$3]);&quot;&quot;;[.$D$3]);&quot;&quot;)">
            <text:p/>
          </table:table-cell>
          <table:table-cell table:formula="of:=IF(ISNUMBER(SEARCH(&quot;C&quot;;[.$J118]));IF(ISBLANK([.$D$4]);&quot;&quot;;[.$D$4]);&quot;&quot;)">
            <text:p/>
          </table:table-cell>
          <table:table-cell table:formula="of:=IF(ISNUMBER(SEARCH(&quot;D&quot;;[.$J118]));IF(ISBLANK([.$D$5]);&quot;&quot;;[.$D$5]);&quot;&quot;)">
            <text:p/>
          </table:table-cell>
          <table:table-cell table:formula="of:=IF(ISNUMBER(SEARCH(&quot;E&quot;;[.$J118]));IF(ISBLANK([.$D$6]);&quot;&quot;;[.$D$6]);&quot;&quot;)">
            <text:p/>
          </table:table-cell>
          <table:table-cell table:formula="of:=IF(ISNUMBER(SEARCH(&quot;F&quot;;[.$J118]));IF(ISBLANK([.$D$7]);&quot;&quot;;[.$D$7]);&quot;&quot;)">
            <text:p/>
          </table:table-cell>
          <table:table-cell table:formula="of:=IF(ISNUMBER(SEARCH(&quot;G&quot;;[.$J118]));IF(ISBLANK([.$D$8]);&quot;&quot;;[.$D$8]);&quot;&quot;)">
            <text:p/>
          </table:table-cell>
          <table:table-cell table:formula="of:=IF(ISNUMBER(SEARCH(&quot;H&quot;;[.$J118]));IF(ISBLANK([.$D$9]);&quot;&quot;;[.$D$9]);&quot;&quot;)">
            <text:p/>
          </table:table-cell>
          <table:table-cell table:formula="of:=IF(ISNUMBER(SEARCH(&quot;I&quot;;[.$J118]));IF(ISBLANK([.$D$10]);&quot;&quot;;[.$D$10]);&quot;&quot;)">
            <text:p/>
          </table:table-cell>
          <table:table-cell table:formula="of:=IF(ISNUMBER(SEARCH(&quot;J&quot;;[.$J118]));IF(ISBLANK([.$D$11]);&quot;&quot;;[.$D$11]);&quot;&quot;)">
            <text:p/>
          </table:table-cell>
          <table:table-cell table:formula="of:=IF(ISNUMBER(SEARCH(&quot;K&quot;;[.$J118]));IF(ISBLANK([.$D$12]);&quot;&quot;;[.$D$12]);&quot;&quot;)">
            <text:p/>
          </table:table-cell>
          <table:table-cell table:formula="of:=IF(ISNUMBER(SEARCH(&quot;L&quot;;[.$J118]));IF(ISBLANK([.$D$13]);&quot;&quot;;[.$D$13]);&quot;&quot;)">
            <text:p/>
          </table:table-cell>
          <table:table-cell table:formula="of:=IF(ISNUMBER(SEARCH(&quot;M&quot;;[.$J118]));IF(ISBLANK([.$D$14]);&quot;&quot;;[.$D$14]);&quot;&quot;)">
            <text:p/>
          </table:table-cell>
          <table:table-cell table:formula="of:=IF(ISNUMBER(SEARCH(&quot;N&quot;;[.$J118]));IF(ISBLANK([.$D$15]);&quot;&quot;;[.$D$15]);&quot;&quot;)">
            <text:p/>
          </table:table-cell>
          <table:table-cell/>
          <table:table-cell table:formula="of:=IF(ISNUMBER(SEARCH(&quot;A&quot;;[.$J118]));IF(ISBLANK([.$E$2]);&quot;&quot;;[.$E$2]);&quot;&quot;)">
            <text:p/>
          </table:table-cell>
          <table:table-cell table:formula="of:=IF(ISNUMBER(SEARCH(&quot;B&quot;;[.$J118]));IF(ISBLANK([.$E$3]);&quot;&quot;;[.$E$3]);&quot;&quot;)">
            <text:p/>
          </table:table-cell>
          <table:table-cell table:formula="of:=IF(ISNUMBER(SEARCH(&quot;C&quot;;[.$J118]));IF(ISBLANK([.$E$4]);&quot;&quot;;[.$E$4]);&quot;&quot;)">
            <text:p/>
          </table:table-cell>
          <table:table-cell table:formula="of:=IF(ISNUMBER(SEARCH(&quot;D&quot;;[.$J118]));IF(ISBLANK([.$E$5]);&quot;&quot;;[.$E$5]);&quot;&quot;)">
            <text:p/>
          </table:table-cell>
          <table:table-cell table:formula="of:=IF(ISNUMBER(SEARCH(&quot;E&quot;;[.$J118]));IF(ISBLANK([.$E$6]);&quot;&quot;;[.$E$6]);&quot;&quot;)">
            <text:p/>
          </table:table-cell>
          <table:table-cell table:formula="of:=IF(ISNUMBER(SEARCH(&quot;F&quot;;[.$J118]));IF(ISBLANK([.$E$7]);&quot;&quot;;[.$E$7]);&quot;&quot;)">
            <text:p/>
          </table:table-cell>
          <table:table-cell table:formula="of:=IF(ISNUMBER(SEARCH(&quot;G&quot;;[.$J118]));IF(ISBLANK([.$E$8]);&quot;&quot;;[.$E$8]);&quot;&quot;)">
            <text:p/>
          </table:table-cell>
          <table:table-cell table:formula="of:=IF(ISNUMBER(SEARCH(&quot;H&quot;;[.$J118]));IF(ISBLANK([.$E$9]);&quot;&quot;;[.$E$9]);&quot;&quot;)">
            <text:p/>
          </table:table-cell>
          <table:table-cell table:formula="of:=IF(ISNUMBER(SEARCH(&quot;I&quot;;[.$J118]));IF(ISBLANK([.$E$10]);&quot;&quot;;[.$E$10]);&quot;&quot;)">
            <text:p/>
          </table:table-cell>
          <table:table-cell table:formula="of:=IF(ISNUMBER(SEARCH(&quot;J&quot;;[.$J118]));IF(ISBLANK([.$E$11]);&quot;&quot;;[.$E$11]);&quot;&quot;)">
            <text:p/>
          </table:table-cell>
          <table:table-cell table:formula="of:=IF(ISNUMBER(SEARCH(&quot;K&quot;;[.$J118]));IF(ISBLANK([.$E$12]);&quot;&quot;;[.$E$12]);&quot;&quot;)">
            <text:p/>
          </table:table-cell>
          <table:table-cell table:formula="of:=IF(ISNUMBER(SEARCH(&quot;L&quot;;[.$J118]));IF(ISBLANK([.$E$13]);&quot;&quot;;[.$E$13]);&quot;&quot;)">
            <text:p/>
          </table:table-cell>
          <table:table-cell table:formula="of:=IF(ISNUMBER(SEARCH(&quot;M&quot;;[.$J118]));IF(ISBLANK([.$E$14]);&quot;&quot;;[.$E$14]);&quot;&quot;)">
            <text:p/>
          </table:table-cell>
          <table:table-cell table:formula="of:=IF(ISNUMBER(SEARCH(&quot;N&quot;;[.$J11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19:.$AC119])">
            <text:p/>
          </table:table-cell>
          <table:table-cell table:formula="of:=COM.MICROSOFT.CONCAT([.$AE119:.$AR119])">
            <text:p/>
          </table:table-cell>
          <table:table-cell table:formula="of:=COM.MICROSOFT.CONCAT([.$AT119:.$BG119])">
            <text:p/>
          </table:table-cell>
          <table:table-cell table:formula="of:=COUNTIF([.$J$1:.$J$1999];[.J119])" office:value-type="float" office:value="0" calcext:value-type="float">
            <text:p>0</text:p>
          </table:table-cell>
          <table:table-cell/>
          <table:table-cell table:formula="of:=IF(ISNUMBER(SEARCH(&quot;A&quot;;[.$J119]));IF(ISBLANK([.$C$2]);&quot;&quot;;[.$C$2]);&quot;&quot;)">
            <text:p/>
          </table:table-cell>
          <table:table-cell table:formula="of:=IF(ISNUMBER(SEARCH(&quot;B&quot;;[.$J119]));IF(ISBLANK([.$C$3]);&quot;&quot;;[.$C$3]);&quot;&quot;)">
            <text:p/>
          </table:table-cell>
          <table:table-cell table:formula="of:=IF(ISNUMBER(SEARCH(&quot;C&quot;;[.$J119]));IF(ISBLANK([.$C$4]);&quot;&quot;;[.$C$4]);&quot;&quot;)">
            <text:p/>
          </table:table-cell>
          <table:table-cell table:formula="of:=IF(ISNUMBER(SEARCH(&quot;D&quot;;[.$J119]));IF(ISBLANK([.$C$5]);&quot;&quot;;[.$C$5]);&quot;&quot;)">
            <text:p/>
          </table:table-cell>
          <table:table-cell table:formula="of:=IF(ISNUMBER(SEARCH(&quot;E&quot;;[.$J119]));IF(ISBLANK([.$C$6]);&quot;&quot;;[.$C$6]);&quot;&quot;)">
            <text:p/>
          </table:table-cell>
          <table:table-cell table:formula="of:=IF(ISNUMBER(SEARCH(&quot;F&quot;;[.$J119]));IF(ISBLANK([.$C$7]);&quot;&quot;;[.$C$7]);&quot;&quot;)">
            <text:p/>
          </table:table-cell>
          <table:table-cell table:formula="of:=IF(ISNUMBER(SEARCH(&quot;G&quot;;[.$J119]));IF(ISBLANK([.$C$8]);&quot;&quot;;[.$C$8]);&quot;&quot;)">
            <text:p/>
          </table:table-cell>
          <table:table-cell table:formula="of:=IF(ISNUMBER(SEARCH(&quot;H&quot;;[.$J119]));IF(ISBLANK([.$C$9]);&quot;&quot;;[.$C$9]);&quot;&quot;)">
            <text:p/>
          </table:table-cell>
          <table:table-cell table:formula="of:=IF(ISNUMBER(SEARCH(&quot;I&quot;;[.$J119]));IF(ISBLANK([.$C$10]);&quot;&quot;;[.$C$10]);&quot;&quot;)">
            <text:p/>
          </table:table-cell>
          <table:table-cell table:formula="of:=IF(ISNUMBER(SEARCH(&quot;J&quot;;[.$J119]));IF(ISBLANK([.$C$11]);&quot;&quot;;[.$C$11]);&quot;&quot;)">
            <text:p/>
          </table:table-cell>
          <table:table-cell table:formula="of:=IF(ISNUMBER(SEARCH(&quot;K&quot;;[.$J119]));IF(ISBLANK([.$C$12]);&quot;&quot;;[.$C$12]);&quot;&quot;)">
            <text:p/>
          </table:table-cell>
          <table:table-cell table:formula="of:=IF(ISNUMBER(SEARCH(&quot;L&quot;;[.$J119]));IF(ISBLANK([.$C$13]);&quot;&quot;;[.$C$13]);&quot;&quot;)">
            <text:p/>
          </table:table-cell>
          <table:table-cell table:formula="of:=IF(ISNUMBER(SEARCH(&quot;M&quot;;[.$J119]));IF(ISBLANK([.$C$14]);&quot;&quot;;[.$C$14]);&quot;&quot;)">
            <text:p/>
          </table:table-cell>
          <table:table-cell table:formula="of:=IF(ISNUMBER(SEARCH(&quot;N&quot;;[.$J119]));IF(ISBLANK([.$C$15]);&quot;&quot;;[.$C$15]);&quot;&quot;)">
            <text:p/>
          </table:table-cell>
          <table:table-cell/>
          <table:table-cell table:formula="of:=IF(ISNUMBER(SEARCH(&quot;A&quot;;[.$J119]));IF(ISBLANK([.$D$2]);&quot;&quot;;[.$D$2]);&quot;&quot;)">
            <text:p/>
          </table:table-cell>
          <table:table-cell table:formula="of:=IF(ISNUMBER(SEARCH(&quot;B&quot;;[.$J119]));IF(ISBLANK([.$D$3]);&quot;&quot;;[.$D$3]);&quot;&quot;)">
            <text:p/>
          </table:table-cell>
          <table:table-cell table:formula="of:=IF(ISNUMBER(SEARCH(&quot;C&quot;;[.$J119]));IF(ISBLANK([.$D$4]);&quot;&quot;;[.$D$4]);&quot;&quot;)">
            <text:p/>
          </table:table-cell>
          <table:table-cell table:formula="of:=IF(ISNUMBER(SEARCH(&quot;D&quot;;[.$J119]));IF(ISBLANK([.$D$5]);&quot;&quot;;[.$D$5]);&quot;&quot;)">
            <text:p/>
          </table:table-cell>
          <table:table-cell table:formula="of:=IF(ISNUMBER(SEARCH(&quot;E&quot;;[.$J119]));IF(ISBLANK([.$D$6]);&quot;&quot;;[.$D$6]);&quot;&quot;)">
            <text:p/>
          </table:table-cell>
          <table:table-cell table:formula="of:=IF(ISNUMBER(SEARCH(&quot;F&quot;;[.$J119]));IF(ISBLANK([.$D$7]);&quot;&quot;;[.$D$7]);&quot;&quot;)">
            <text:p/>
          </table:table-cell>
          <table:table-cell table:formula="of:=IF(ISNUMBER(SEARCH(&quot;G&quot;;[.$J119]));IF(ISBLANK([.$D$8]);&quot;&quot;;[.$D$8]);&quot;&quot;)">
            <text:p/>
          </table:table-cell>
          <table:table-cell table:formula="of:=IF(ISNUMBER(SEARCH(&quot;H&quot;;[.$J119]));IF(ISBLANK([.$D$9]);&quot;&quot;;[.$D$9]);&quot;&quot;)">
            <text:p/>
          </table:table-cell>
          <table:table-cell table:formula="of:=IF(ISNUMBER(SEARCH(&quot;I&quot;;[.$J119]));IF(ISBLANK([.$D$10]);&quot;&quot;;[.$D$10]);&quot;&quot;)">
            <text:p/>
          </table:table-cell>
          <table:table-cell table:formula="of:=IF(ISNUMBER(SEARCH(&quot;J&quot;;[.$J119]));IF(ISBLANK([.$D$11]);&quot;&quot;;[.$D$11]);&quot;&quot;)">
            <text:p/>
          </table:table-cell>
          <table:table-cell table:formula="of:=IF(ISNUMBER(SEARCH(&quot;K&quot;;[.$J119]));IF(ISBLANK([.$D$12]);&quot;&quot;;[.$D$12]);&quot;&quot;)">
            <text:p/>
          </table:table-cell>
          <table:table-cell table:formula="of:=IF(ISNUMBER(SEARCH(&quot;L&quot;;[.$J119]));IF(ISBLANK([.$D$13]);&quot;&quot;;[.$D$13]);&quot;&quot;)">
            <text:p/>
          </table:table-cell>
          <table:table-cell table:formula="of:=IF(ISNUMBER(SEARCH(&quot;M&quot;;[.$J119]));IF(ISBLANK([.$D$14]);&quot;&quot;;[.$D$14]);&quot;&quot;)">
            <text:p/>
          </table:table-cell>
          <table:table-cell table:formula="of:=IF(ISNUMBER(SEARCH(&quot;N&quot;;[.$J119]));IF(ISBLANK([.$D$15]);&quot;&quot;;[.$D$15]);&quot;&quot;)">
            <text:p/>
          </table:table-cell>
          <table:table-cell/>
          <table:table-cell table:formula="of:=IF(ISNUMBER(SEARCH(&quot;A&quot;;[.$J119]));IF(ISBLANK([.$E$2]);&quot;&quot;;[.$E$2]);&quot;&quot;)">
            <text:p/>
          </table:table-cell>
          <table:table-cell table:formula="of:=IF(ISNUMBER(SEARCH(&quot;B&quot;;[.$J119]));IF(ISBLANK([.$E$3]);&quot;&quot;;[.$E$3]);&quot;&quot;)">
            <text:p/>
          </table:table-cell>
          <table:table-cell table:formula="of:=IF(ISNUMBER(SEARCH(&quot;C&quot;;[.$J119]));IF(ISBLANK([.$E$4]);&quot;&quot;;[.$E$4]);&quot;&quot;)">
            <text:p/>
          </table:table-cell>
          <table:table-cell table:formula="of:=IF(ISNUMBER(SEARCH(&quot;D&quot;;[.$J119]));IF(ISBLANK([.$E$5]);&quot;&quot;;[.$E$5]);&quot;&quot;)">
            <text:p/>
          </table:table-cell>
          <table:table-cell table:formula="of:=IF(ISNUMBER(SEARCH(&quot;E&quot;;[.$J119]));IF(ISBLANK([.$E$6]);&quot;&quot;;[.$E$6]);&quot;&quot;)">
            <text:p/>
          </table:table-cell>
          <table:table-cell table:formula="of:=IF(ISNUMBER(SEARCH(&quot;F&quot;;[.$J119]));IF(ISBLANK([.$E$7]);&quot;&quot;;[.$E$7]);&quot;&quot;)">
            <text:p/>
          </table:table-cell>
          <table:table-cell table:formula="of:=IF(ISNUMBER(SEARCH(&quot;G&quot;;[.$J119]));IF(ISBLANK([.$E$8]);&quot;&quot;;[.$E$8]);&quot;&quot;)">
            <text:p/>
          </table:table-cell>
          <table:table-cell table:formula="of:=IF(ISNUMBER(SEARCH(&quot;H&quot;;[.$J119]));IF(ISBLANK([.$E$9]);&quot;&quot;;[.$E$9]);&quot;&quot;)">
            <text:p/>
          </table:table-cell>
          <table:table-cell table:formula="of:=IF(ISNUMBER(SEARCH(&quot;I&quot;;[.$J119]));IF(ISBLANK([.$E$10]);&quot;&quot;;[.$E$10]);&quot;&quot;)">
            <text:p/>
          </table:table-cell>
          <table:table-cell table:formula="of:=IF(ISNUMBER(SEARCH(&quot;J&quot;;[.$J119]));IF(ISBLANK([.$E$11]);&quot;&quot;;[.$E$11]);&quot;&quot;)">
            <text:p/>
          </table:table-cell>
          <table:table-cell table:formula="of:=IF(ISNUMBER(SEARCH(&quot;K&quot;;[.$J119]));IF(ISBLANK([.$E$12]);&quot;&quot;;[.$E$12]);&quot;&quot;)">
            <text:p/>
          </table:table-cell>
          <table:table-cell table:formula="of:=IF(ISNUMBER(SEARCH(&quot;L&quot;;[.$J119]));IF(ISBLANK([.$E$13]);&quot;&quot;;[.$E$13]);&quot;&quot;)">
            <text:p/>
          </table:table-cell>
          <table:table-cell table:formula="of:=IF(ISNUMBER(SEARCH(&quot;M&quot;;[.$J119]));IF(ISBLANK([.$E$14]);&quot;&quot;;[.$E$14]);&quot;&quot;)">
            <text:p/>
          </table:table-cell>
          <table:table-cell table:formula="of:=IF(ISNUMBER(SEARCH(&quot;N&quot;;[.$J11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0:.$AC120])">
            <text:p/>
          </table:table-cell>
          <table:table-cell table:formula="of:=COM.MICROSOFT.CONCAT([.$AE120:.$AR120])">
            <text:p/>
          </table:table-cell>
          <table:table-cell table:formula="of:=COM.MICROSOFT.CONCAT([.$AT120:.$BG120])">
            <text:p/>
          </table:table-cell>
          <table:table-cell table:formula="of:=COUNTIF([.$J$1:.$J$1999];[.J120])" office:value-type="float" office:value="0" calcext:value-type="float">
            <text:p>0</text:p>
          </table:table-cell>
          <table:table-cell/>
          <table:table-cell table:formula="of:=IF(ISNUMBER(SEARCH(&quot;A&quot;;[.$J120]));IF(ISBLANK([.$C$2]);&quot;&quot;;[.$C$2]);&quot;&quot;)">
            <text:p/>
          </table:table-cell>
          <table:table-cell table:formula="of:=IF(ISNUMBER(SEARCH(&quot;B&quot;;[.$J120]));IF(ISBLANK([.$C$3]);&quot;&quot;;[.$C$3]);&quot;&quot;)">
            <text:p/>
          </table:table-cell>
          <table:table-cell table:formula="of:=IF(ISNUMBER(SEARCH(&quot;C&quot;;[.$J120]));IF(ISBLANK([.$C$4]);&quot;&quot;;[.$C$4]);&quot;&quot;)">
            <text:p/>
          </table:table-cell>
          <table:table-cell table:formula="of:=IF(ISNUMBER(SEARCH(&quot;D&quot;;[.$J120]));IF(ISBLANK([.$C$5]);&quot;&quot;;[.$C$5]);&quot;&quot;)">
            <text:p/>
          </table:table-cell>
          <table:table-cell table:formula="of:=IF(ISNUMBER(SEARCH(&quot;E&quot;;[.$J120]));IF(ISBLANK([.$C$6]);&quot;&quot;;[.$C$6]);&quot;&quot;)">
            <text:p/>
          </table:table-cell>
          <table:table-cell table:formula="of:=IF(ISNUMBER(SEARCH(&quot;F&quot;;[.$J120]));IF(ISBLANK([.$C$7]);&quot;&quot;;[.$C$7]);&quot;&quot;)">
            <text:p/>
          </table:table-cell>
          <table:table-cell table:formula="of:=IF(ISNUMBER(SEARCH(&quot;G&quot;;[.$J120]));IF(ISBLANK([.$C$8]);&quot;&quot;;[.$C$8]);&quot;&quot;)">
            <text:p/>
          </table:table-cell>
          <table:table-cell table:formula="of:=IF(ISNUMBER(SEARCH(&quot;H&quot;;[.$J120]));IF(ISBLANK([.$C$9]);&quot;&quot;;[.$C$9]);&quot;&quot;)">
            <text:p/>
          </table:table-cell>
          <table:table-cell table:formula="of:=IF(ISNUMBER(SEARCH(&quot;I&quot;;[.$J120]));IF(ISBLANK([.$C$10]);&quot;&quot;;[.$C$10]);&quot;&quot;)">
            <text:p/>
          </table:table-cell>
          <table:table-cell table:formula="of:=IF(ISNUMBER(SEARCH(&quot;J&quot;;[.$J120]));IF(ISBLANK([.$C$11]);&quot;&quot;;[.$C$11]);&quot;&quot;)">
            <text:p/>
          </table:table-cell>
          <table:table-cell table:formula="of:=IF(ISNUMBER(SEARCH(&quot;K&quot;;[.$J120]));IF(ISBLANK([.$C$12]);&quot;&quot;;[.$C$12]);&quot;&quot;)">
            <text:p/>
          </table:table-cell>
          <table:table-cell table:formula="of:=IF(ISNUMBER(SEARCH(&quot;L&quot;;[.$J120]));IF(ISBLANK([.$C$13]);&quot;&quot;;[.$C$13]);&quot;&quot;)">
            <text:p/>
          </table:table-cell>
          <table:table-cell table:formula="of:=IF(ISNUMBER(SEARCH(&quot;M&quot;;[.$J120]));IF(ISBLANK([.$C$14]);&quot;&quot;;[.$C$14]);&quot;&quot;)">
            <text:p/>
          </table:table-cell>
          <table:table-cell table:formula="of:=IF(ISNUMBER(SEARCH(&quot;N&quot;;[.$J120]));IF(ISBLANK([.$C$15]);&quot;&quot;;[.$C$15]);&quot;&quot;)">
            <text:p/>
          </table:table-cell>
          <table:table-cell/>
          <table:table-cell table:formula="of:=IF(ISNUMBER(SEARCH(&quot;A&quot;;[.$J120]));IF(ISBLANK([.$D$2]);&quot;&quot;;[.$D$2]);&quot;&quot;)">
            <text:p/>
          </table:table-cell>
          <table:table-cell table:formula="of:=IF(ISNUMBER(SEARCH(&quot;B&quot;;[.$J120]));IF(ISBLANK([.$D$3]);&quot;&quot;;[.$D$3]);&quot;&quot;)">
            <text:p/>
          </table:table-cell>
          <table:table-cell table:formula="of:=IF(ISNUMBER(SEARCH(&quot;C&quot;;[.$J120]));IF(ISBLANK([.$D$4]);&quot;&quot;;[.$D$4]);&quot;&quot;)">
            <text:p/>
          </table:table-cell>
          <table:table-cell table:formula="of:=IF(ISNUMBER(SEARCH(&quot;D&quot;;[.$J120]));IF(ISBLANK([.$D$5]);&quot;&quot;;[.$D$5]);&quot;&quot;)">
            <text:p/>
          </table:table-cell>
          <table:table-cell table:formula="of:=IF(ISNUMBER(SEARCH(&quot;E&quot;;[.$J120]));IF(ISBLANK([.$D$6]);&quot;&quot;;[.$D$6]);&quot;&quot;)">
            <text:p/>
          </table:table-cell>
          <table:table-cell table:formula="of:=IF(ISNUMBER(SEARCH(&quot;F&quot;;[.$J120]));IF(ISBLANK([.$D$7]);&quot;&quot;;[.$D$7]);&quot;&quot;)">
            <text:p/>
          </table:table-cell>
          <table:table-cell table:formula="of:=IF(ISNUMBER(SEARCH(&quot;G&quot;;[.$J120]));IF(ISBLANK([.$D$8]);&quot;&quot;;[.$D$8]);&quot;&quot;)">
            <text:p/>
          </table:table-cell>
          <table:table-cell table:formula="of:=IF(ISNUMBER(SEARCH(&quot;H&quot;;[.$J120]));IF(ISBLANK([.$D$9]);&quot;&quot;;[.$D$9]);&quot;&quot;)">
            <text:p/>
          </table:table-cell>
          <table:table-cell table:formula="of:=IF(ISNUMBER(SEARCH(&quot;I&quot;;[.$J120]));IF(ISBLANK([.$D$10]);&quot;&quot;;[.$D$10]);&quot;&quot;)">
            <text:p/>
          </table:table-cell>
          <table:table-cell table:formula="of:=IF(ISNUMBER(SEARCH(&quot;J&quot;;[.$J120]));IF(ISBLANK([.$D$11]);&quot;&quot;;[.$D$11]);&quot;&quot;)">
            <text:p/>
          </table:table-cell>
          <table:table-cell table:formula="of:=IF(ISNUMBER(SEARCH(&quot;K&quot;;[.$J120]));IF(ISBLANK([.$D$12]);&quot;&quot;;[.$D$12]);&quot;&quot;)">
            <text:p/>
          </table:table-cell>
          <table:table-cell table:formula="of:=IF(ISNUMBER(SEARCH(&quot;L&quot;;[.$J120]));IF(ISBLANK([.$D$13]);&quot;&quot;;[.$D$13]);&quot;&quot;)">
            <text:p/>
          </table:table-cell>
          <table:table-cell table:formula="of:=IF(ISNUMBER(SEARCH(&quot;M&quot;;[.$J120]));IF(ISBLANK([.$D$14]);&quot;&quot;;[.$D$14]);&quot;&quot;)">
            <text:p/>
          </table:table-cell>
          <table:table-cell table:formula="of:=IF(ISNUMBER(SEARCH(&quot;N&quot;;[.$J120]));IF(ISBLANK([.$D$15]);&quot;&quot;;[.$D$15]);&quot;&quot;)">
            <text:p/>
          </table:table-cell>
          <table:table-cell/>
          <table:table-cell table:formula="of:=IF(ISNUMBER(SEARCH(&quot;A&quot;;[.$J120]));IF(ISBLANK([.$E$2]);&quot;&quot;;[.$E$2]);&quot;&quot;)">
            <text:p/>
          </table:table-cell>
          <table:table-cell table:formula="of:=IF(ISNUMBER(SEARCH(&quot;B&quot;;[.$J120]));IF(ISBLANK([.$E$3]);&quot;&quot;;[.$E$3]);&quot;&quot;)">
            <text:p/>
          </table:table-cell>
          <table:table-cell table:formula="of:=IF(ISNUMBER(SEARCH(&quot;C&quot;;[.$J120]));IF(ISBLANK([.$E$4]);&quot;&quot;;[.$E$4]);&quot;&quot;)">
            <text:p/>
          </table:table-cell>
          <table:table-cell table:formula="of:=IF(ISNUMBER(SEARCH(&quot;D&quot;;[.$J120]));IF(ISBLANK([.$E$5]);&quot;&quot;;[.$E$5]);&quot;&quot;)">
            <text:p/>
          </table:table-cell>
          <table:table-cell table:formula="of:=IF(ISNUMBER(SEARCH(&quot;E&quot;;[.$J120]));IF(ISBLANK([.$E$6]);&quot;&quot;;[.$E$6]);&quot;&quot;)">
            <text:p/>
          </table:table-cell>
          <table:table-cell table:formula="of:=IF(ISNUMBER(SEARCH(&quot;F&quot;;[.$J120]));IF(ISBLANK([.$E$7]);&quot;&quot;;[.$E$7]);&quot;&quot;)">
            <text:p/>
          </table:table-cell>
          <table:table-cell table:formula="of:=IF(ISNUMBER(SEARCH(&quot;G&quot;;[.$J120]));IF(ISBLANK([.$E$8]);&quot;&quot;;[.$E$8]);&quot;&quot;)">
            <text:p/>
          </table:table-cell>
          <table:table-cell table:formula="of:=IF(ISNUMBER(SEARCH(&quot;H&quot;;[.$J120]));IF(ISBLANK([.$E$9]);&quot;&quot;;[.$E$9]);&quot;&quot;)">
            <text:p/>
          </table:table-cell>
          <table:table-cell table:formula="of:=IF(ISNUMBER(SEARCH(&quot;I&quot;;[.$J120]));IF(ISBLANK([.$E$10]);&quot;&quot;;[.$E$10]);&quot;&quot;)">
            <text:p/>
          </table:table-cell>
          <table:table-cell table:formula="of:=IF(ISNUMBER(SEARCH(&quot;J&quot;;[.$J120]));IF(ISBLANK([.$E$11]);&quot;&quot;;[.$E$11]);&quot;&quot;)">
            <text:p/>
          </table:table-cell>
          <table:table-cell table:formula="of:=IF(ISNUMBER(SEARCH(&quot;K&quot;;[.$J120]));IF(ISBLANK([.$E$12]);&quot;&quot;;[.$E$12]);&quot;&quot;)">
            <text:p/>
          </table:table-cell>
          <table:table-cell table:formula="of:=IF(ISNUMBER(SEARCH(&quot;L&quot;;[.$J120]));IF(ISBLANK([.$E$13]);&quot;&quot;;[.$E$13]);&quot;&quot;)">
            <text:p/>
          </table:table-cell>
          <table:table-cell table:formula="of:=IF(ISNUMBER(SEARCH(&quot;M&quot;;[.$J120]));IF(ISBLANK([.$E$14]);&quot;&quot;;[.$E$14]);&quot;&quot;)">
            <text:p/>
          </table:table-cell>
          <table:table-cell table:formula="of:=IF(ISNUMBER(SEARCH(&quot;N&quot;;[.$J12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1:.$AC121])">
            <text:p/>
          </table:table-cell>
          <table:table-cell table:formula="of:=COM.MICROSOFT.CONCAT([.$AE121:.$AR121])">
            <text:p/>
          </table:table-cell>
          <table:table-cell table:formula="of:=COM.MICROSOFT.CONCAT([.$AT121:.$BG121])">
            <text:p/>
          </table:table-cell>
          <table:table-cell table:formula="of:=COUNTIF([.$J$1:.$J$1999];[.J121])" office:value-type="float" office:value="0" calcext:value-type="float">
            <text:p>0</text:p>
          </table:table-cell>
          <table:table-cell/>
          <table:table-cell table:formula="of:=IF(ISNUMBER(SEARCH(&quot;A&quot;;[.$J121]));IF(ISBLANK([.$C$2]);&quot;&quot;;[.$C$2]);&quot;&quot;)">
            <text:p/>
          </table:table-cell>
          <table:table-cell table:formula="of:=IF(ISNUMBER(SEARCH(&quot;B&quot;;[.$J121]));IF(ISBLANK([.$C$3]);&quot;&quot;;[.$C$3]);&quot;&quot;)">
            <text:p/>
          </table:table-cell>
          <table:table-cell table:formula="of:=IF(ISNUMBER(SEARCH(&quot;C&quot;;[.$J121]));IF(ISBLANK([.$C$4]);&quot;&quot;;[.$C$4]);&quot;&quot;)">
            <text:p/>
          </table:table-cell>
          <table:table-cell table:formula="of:=IF(ISNUMBER(SEARCH(&quot;D&quot;;[.$J121]));IF(ISBLANK([.$C$5]);&quot;&quot;;[.$C$5]);&quot;&quot;)">
            <text:p/>
          </table:table-cell>
          <table:table-cell table:formula="of:=IF(ISNUMBER(SEARCH(&quot;E&quot;;[.$J121]));IF(ISBLANK([.$C$6]);&quot;&quot;;[.$C$6]);&quot;&quot;)">
            <text:p/>
          </table:table-cell>
          <table:table-cell table:formula="of:=IF(ISNUMBER(SEARCH(&quot;F&quot;;[.$J121]));IF(ISBLANK([.$C$7]);&quot;&quot;;[.$C$7]);&quot;&quot;)">
            <text:p/>
          </table:table-cell>
          <table:table-cell table:formula="of:=IF(ISNUMBER(SEARCH(&quot;G&quot;;[.$J121]));IF(ISBLANK([.$C$8]);&quot;&quot;;[.$C$8]);&quot;&quot;)">
            <text:p/>
          </table:table-cell>
          <table:table-cell table:formula="of:=IF(ISNUMBER(SEARCH(&quot;H&quot;;[.$J121]));IF(ISBLANK([.$C$9]);&quot;&quot;;[.$C$9]);&quot;&quot;)">
            <text:p/>
          </table:table-cell>
          <table:table-cell table:formula="of:=IF(ISNUMBER(SEARCH(&quot;I&quot;;[.$J121]));IF(ISBLANK([.$C$10]);&quot;&quot;;[.$C$10]);&quot;&quot;)">
            <text:p/>
          </table:table-cell>
          <table:table-cell table:formula="of:=IF(ISNUMBER(SEARCH(&quot;J&quot;;[.$J121]));IF(ISBLANK([.$C$11]);&quot;&quot;;[.$C$11]);&quot;&quot;)">
            <text:p/>
          </table:table-cell>
          <table:table-cell table:formula="of:=IF(ISNUMBER(SEARCH(&quot;K&quot;;[.$J121]));IF(ISBLANK([.$C$12]);&quot;&quot;;[.$C$12]);&quot;&quot;)">
            <text:p/>
          </table:table-cell>
          <table:table-cell table:formula="of:=IF(ISNUMBER(SEARCH(&quot;L&quot;;[.$J121]));IF(ISBLANK([.$C$13]);&quot;&quot;;[.$C$13]);&quot;&quot;)">
            <text:p/>
          </table:table-cell>
          <table:table-cell table:formula="of:=IF(ISNUMBER(SEARCH(&quot;M&quot;;[.$J121]));IF(ISBLANK([.$C$14]);&quot;&quot;;[.$C$14]);&quot;&quot;)">
            <text:p/>
          </table:table-cell>
          <table:table-cell table:formula="of:=IF(ISNUMBER(SEARCH(&quot;N&quot;;[.$J121]));IF(ISBLANK([.$C$15]);&quot;&quot;;[.$C$15]);&quot;&quot;)">
            <text:p/>
          </table:table-cell>
          <table:table-cell/>
          <table:table-cell table:formula="of:=IF(ISNUMBER(SEARCH(&quot;A&quot;;[.$J121]));IF(ISBLANK([.$D$2]);&quot;&quot;;[.$D$2]);&quot;&quot;)">
            <text:p/>
          </table:table-cell>
          <table:table-cell table:formula="of:=IF(ISNUMBER(SEARCH(&quot;B&quot;;[.$J121]));IF(ISBLANK([.$D$3]);&quot;&quot;;[.$D$3]);&quot;&quot;)">
            <text:p/>
          </table:table-cell>
          <table:table-cell table:formula="of:=IF(ISNUMBER(SEARCH(&quot;C&quot;;[.$J121]));IF(ISBLANK([.$D$4]);&quot;&quot;;[.$D$4]);&quot;&quot;)">
            <text:p/>
          </table:table-cell>
          <table:table-cell table:formula="of:=IF(ISNUMBER(SEARCH(&quot;D&quot;;[.$J121]));IF(ISBLANK([.$D$5]);&quot;&quot;;[.$D$5]);&quot;&quot;)">
            <text:p/>
          </table:table-cell>
          <table:table-cell table:formula="of:=IF(ISNUMBER(SEARCH(&quot;E&quot;;[.$J121]));IF(ISBLANK([.$D$6]);&quot;&quot;;[.$D$6]);&quot;&quot;)">
            <text:p/>
          </table:table-cell>
          <table:table-cell table:formula="of:=IF(ISNUMBER(SEARCH(&quot;F&quot;;[.$J121]));IF(ISBLANK([.$D$7]);&quot;&quot;;[.$D$7]);&quot;&quot;)">
            <text:p/>
          </table:table-cell>
          <table:table-cell table:formula="of:=IF(ISNUMBER(SEARCH(&quot;G&quot;;[.$J121]));IF(ISBLANK([.$D$8]);&quot;&quot;;[.$D$8]);&quot;&quot;)">
            <text:p/>
          </table:table-cell>
          <table:table-cell table:formula="of:=IF(ISNUMBER(SEARCH(&quot;H&quot;;[.$J121]));IF(ISBLANK([.$D$9]);&quot;&quot;;[.$D$9]);&quot;&quot;)">
            <text:p/>
          </table:table-cell>
          <table:table-cell table:formula="of:=IF(ISNUMBER(SEARCH(&quot;I&quot;;[.$J121]));IF(ISBLANK([.$D$10]);&quot;&quot;;[.$D$10]);&quot;&quot;)">
            <text:p/>
          </table:table-cell>
          <table:table-cell table:formula="of:=IF(ISNUMBER(SEARCH(&quot;J&quot;;[.$J121]));IF(ISBLANK([.$D$11]);&quot;&quot;;[.$D$11]);&quot;&quot;)">
            <text:p/>
          </table:table-cell>
          <table:table-cell table:formula="of:=IF(ISNUMBER(SEARCH(&quot;K&quot;;[.$J121]));IF(ISBLANK([.$D$12]);&quot;&quot;;[.$D$12]);&quot;&quot;)">
            <text:p/>
          </table:table-cell>
          <table:table-cell table:formula="of:=IF(ISNUMBER(SEARCH(&quot;L&quot;;[.$J121]));IF(ISBLANK([.$D$13]);&quot;&quot;;[.$D$13]);&quot;&quot;)">
            <text:p/>
          </table:table-cell>
          <table:table-cell table:formula="of:=IF(ISNUMBER(SEARCH(&quot;M&quot;;[.$J121]));IF(ISBLANK([.$D$14]);&quot;&quot;;[.$D$14]);&quot;&quot;)">
            <text:p/>
          </table:table-cell>
          <table:table-cell table:formula="of:=IF(ISNUMBER(SEARCH(&quot;N&quot;;[.$J121]));IF(ISBLANK([.$D$15]);&quot;&quot;;[.$D$15]);&quot;&quot;)">
            <text:p/>
          </table:table-cell>
          <table:table-cell/>
          <table:table-cell table:formula="of:=IF(ISNUMBER(SEARCH(&quot;A&quot;;[.$J121]));IF(ISBLANK([.$E$2]);&quot;&quot;;[.$E$2]);&quot;&quot;)">
            <text:p/>
          </table:table-cell>
          <table:table-cell table:formula="of:=IF(ISNUMBER(SEARCH(&quot;B&quot;;[.$J121]));IF(ISBLANK([.$E$3]);&quot;&quot;;[.$E$3]);&quot;&quot;)">
            <text:p/>
          </table:table-cell>
          <table:table-cell table:formula="of:=IF(ISNUMBER(SEARCH(&quot;C&quot;;[.$J121]));IF(ISBLANK([.$E$4]);&quot;&quot;;[.$E$4]);&quot;&quot;)">
            <text:p/>
          </table:table-cell>
          <table:table-cell table:formula="of:=IF(ISNUMBER(SEARCH(&quot;D&quot;;[.$J121]));IF(ISBLANK([.$E$5]);&quot;&quot;;[.$E$5]);&quot;&quot;)">
            <text:p/>
          </table:table-cell>
          <table:table-cell table:formula="of:=IF(ISNUMBER(SEARCH(&quot;E&quot;;[.$J121]));IF(ISBLANK([.$E$6]);&quot;&quot;;[.$E$6]);&quot;&quot;)">
            <text:p/>
          </table:table-cell>
          <table:table-cell table:formula="of:=IF(ISNUMBER(SEARCH(&quot;F&quot;;[.$J121]));IF(ISBLANK([.$E$7]);&quot;&quot;;[.$E$7]);&quot;&quot;)">
            <text:p/>
          </table:table-cell>
          <table:table-cell table:formula="of:=IF(ISNUMBER(SEARCH(&quot;G&quot;;[.$J121]));IF(ISBLANK([.$E$8]);&quot;&quot;;[.$E$8]);&quot;&quot;)">
            <text:p/>
          </table:table-cell>
          <table:table-cell table:formula="of:=IF(ISNUMBER(SEARCH(&quot;H&quot;;[.$J121]));IF(ISBLANK([.$E$9]);&quot;&quot;;[.$E$9]);&quot;&quot;)">
            <text:p/>
          </table:table-cell>
          <table:table-cell table:formula="of:=IF(ISNUMBER(SEARCH(&quot;I&quot;;[.$J121]));IF(ISBLANK([.$E$10]);&quot;&quot;;[.$E$10]);&quot;&quot;)">
            <text:p/>
          </table:table-cell>
          <table:table-cell table:formula="of:=IF(ISNUMBER(SEARCH(&quot;J&quot;;[.$J121]));IF(ISBLANK([.$E$11]);&quot;&quot;;[.$E$11]);&quot;&quot;)">
            <text:p/>
          </table:table-cell>
          <table:table-cell table:formula="of:=IF(ISNUMBER(SEARCH(&quot;K&quot;;[.$J121]));IF(ISBLANK([.$E$12]);&quot;&quot;;[.$E$12]);&quot;&quot;)">
            <text:p/>
          </table:table-cell>
          <table:table-cell table:formula="of:=IF(ISNUMBER(SEARCH(&quot;L&quot;;[.$J121]));IF(ISBLANK([.$E$13]);&quot;&quot;;[.$E$13]);&quot;&quot;)">
            <text:p/>
          </table:table-cell>
          <table:table-cell table:formula="of:=IF(ISNUMBER(SEARCH(&quot;M&quot;;[.$J121]));IF(ISBLANK([.$E$14]);&quot;&quot;;[.$E$14]);&quot;&quot;)">
            <text:p/>
          </table:table-cell>
          <table:table-cell table:formula="of:=IF(ISNUMBER(SEARCH(&quot;N&quot;;[.$J12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2:.$AC122])">
            <text:p/>
          </table:table-cell>
          <table:table-cell table:formula="of:=COM.MICROSOFT.CONCAT([.$AE122:.$AR122])">
            <text:p/>
          </table:table-cell>
          <table:table-cell table:formula="of:=COM.MICROSOFT.CONCAT([.$AT122:.$BG122])">
            <text:p/>
          </table:table-cell>
          <table:table-cell table:formula="of:=COUNTIF([.$J$1:.$J$1999];[.J122])" office:value-type="float" office:value="0" calcext:value-type="float">
            <text:p>0</text:p>
          </table:table-cell>
          <table:table-cell/>
          <table:table-cell table:formula="of:=IF(ISNUMBER(SEARCH(&quot;A&quot;;[.$J122]));IF(ISBLANK([.$C$2]);&quot;&quot;;[.$C$2]);&quot;&quot;)">
            <text:p/>
          </table:table-cell>
          <table:table-cell table:formula="of:=IF(ISNUMBER(SEARCH(&quot;B&quot;;[.$J122]));IF(ISBLANK([.$C$3]);&quot;&quot;;[.$C$3]);&quot;&quot;)">
            <text:p/>
          </table:table-cell>
          <table:table-cell table:formula="of:=IF(ISNUMBER(SEARCH(&quot;C&quot;;[.$J122]));IF(ISBLANK([.$C$4]);&quot;&quot;;[.$C$4]);&quot;&quot;)">
            <text:p/>
          </table:table-cell>
          <table:table-cell table:formula="of:=IF(ISNUMBER(SEARCH(&quot;D&quot;;[.$J122]));IF(ISBLANK([.$C$5]);&quot;&quot;;[.$C$5]);&quot;&quot;)">
            <text:p/>
          </table:table-cell>
          <table:table-cell table:formula="of:=IF(ISNUMBER(SEARCH(&quot;E&quot;;[.$J122]));IF(ISBLANK([.$C$6]);&quot;&quot;;[.$C$6]);&quot;&quot;)">
            <text:p/>
          </table:table-cell>
          <table:table-cell table:formula="of:=IF(ISNUMBER(SEARCH(&quot;F&quot;;[.$J122]));IF(ISBLANK([.$C$7]);&quot;&quot;;[.$C$7]);&quot;&quot;)">
            <text:p/>
          </table:table-cell>
          <table:table-cell table:formula="of:=IF(ISNUMBER(SEARCH(&quot;G&quot;;[.$J122]));IF(ISBLANK([.$C$8]);&quot;&quot;;[.$C$8]);&quot;&quot;)">
            <text:p/>
          </table:table-cell>
          <table:table-cell table:formula="of:=IF(ISNUMBER(SEARCH(&quot;H&quot;;[.$J122]));IF(ISBLANK([.$C$9]);&quot;&quot;;[.$C$9]);&quot;&quot;)">
            <text:p/>
          </table:table-cell>
          <table:table-cell table:formula="of:=IF(ISNUMBER(SEARCH(&quot;I&quot;;[.$J122]));IF(ISBLANK([.$C$10]);&quot;&quot;;[.$C$10]);&quot;&quot;)">
            <text:p/>
          </table:table-cell>
          <table:table-cell table:formula="of:=IF(ISNUMBER(SEARCH(&quot;J&quot;;[.$J122]));IF(ISBLANK([.$C$11]);&quot;&quot;;[.$C$11]);&quot;&quot;)">
            <text:p/>
          </table:table-cell>
          <table:table-cell table:formula="of:=IF(ISNUMBER(SEARCH(&quot;K&quot;;[.$J122]));IF(ISBLANK([.$C$12]);&quot;&quot;;[.$C$12]);&quot;&quot;)">
            <text:p/>
          </table:table-cell>
          <table:table-cell table:formula="of:=IF(ISNUMBER(SEARCH(&quot;L&quot;;[.$J122]));IF(ISBLANK([.$C$13]);&quot;&quot;;[.$C$13]);&quot;&quot;)">
            <text:p/>
          </table:table-cell>
          <table:table-cell table:formula="of:=IF(ISNUMBER(SEARCH(&quot;M&quot;;[.$J122]));IF(ISBLANK([.$C$14]);&quot;&quot;;[.$C$14]);&quot;&quot;)">
            <text:p/>
          </table:table-cell>
          <table:table-cell table:formula="of:=IF(ISNUMBER(SEARCH(&quot;N&quot;;[.$J122]));IF(ISBLANK([.$C$15]);&quot;&quot;;[.$C$15]);&quot;&quot;)">
            <text:p/>
          </table:table-cell>
          <table:table-cell/>
          <table:table-cell table:formula="of:=IF(ISNUMBER(SEARCH(&quot;A&quot;;[.$J122]));IF(ISBLANK([.$D$2]);&quot;&quot;;[.$D$2]);&quot;&quot;)">
            <text:p/>
          </table:table-cell>
          <table:table-cell table:formula="of:=IF(ISNUMBER(SEARCH(&quot;B&quot;;[.$J122]));IF(ISBLANK([.$D$3]);&quot;&quot;;[.$D$3]);&quot;&quot;)">
            <text:p/>
          </table:table-cell>
          <table:table-cell table:formula="of:=IF(ISNUMBER(SEARCH(&quot;C&quot;;[.$J122]));IF(ISBLANK([.$D$4]);&quot;&quot;;[.$D$4]);&quot;&quot;)">
            <text:p/>
          </table:table-cell>
          <table:table-cell table:formula="of:=IF(ISNUMBER(SEARCH(&quot;D&quot;;[.$J122]));IF(ISBLANK([.$D$5]);&quot;&quot;;[.$D$5]);&quot;&quot;)">
            <text:p/>
          </table:table-cell>
          <table:table-cell table:formula="of:=IF(ISNUMBER(SEARCH(&quot;E&quot;;[.$J122]));IF(ISBLANK([.$D$6]);&quot;&quot;;[.$D$6]);&quot;&quot;)">
            <text:p/>
          </table:table-cell>
          <table:table-cell table:formula="of:=IF(ISNUMBER(SEARCH(&quot;F&quot;;[.$J122]));IF(ISBLANK([.$D$7]);&quot;&quot;;[.$D$7]);&quot;&quot;)">
            <text:p/>
          </table:table-cell>
          <table:table-cell table:formula="of:=IF(ISNUMBER(SEARCH(&quot;G&quot;;[.$J122]));IF(ISBLANK([.$D$8]);&quot;&quot;;[.$D$8]);&quot;&quot;)">
            <text:p/>
          </table:table-cell>
          <table:table-cell table:formula="of:=IF(ISNUMBER(SEARCH(&quot;H&quot;;[.$J122]));IF(ISBLANK([.$D$9]);&quot;&quot;;[.$D$9]);&quot;&quot;)">
            <text:p/>
          </table:table-cell>
          <table:table-cell table:formula="of:=IF(ISNUMBER(SEARCH(&quot;I&quot;;[.$J122]));IF(ISBLANK([.$D$10]);&quot;&quot;;[.$D$10]);&quot;&quot;)">
            <text:p/>
          </table:table-cell>
          <table:table-cell table:formula="of:=IF(ISNUMBER(SEARCH(&quot;J&quot;;[.$J122]));IF(ISBLANK([.$D$11]);&quot;&quot;;[.$D$11]);&quot;&quot;)">
            <text:p/>
          </table:table-cell>
          <table:table-cell table:formula="of:=IF(ISNUMBER(SEARCH(&quot;K&quot;;[.$J122]));IF(ISBLANK([.$D$12]);&quot;&quot;;[.$D$12]);&quot;&quot;)">
            <text:p/>
          </table:table-cell>
          <table:table-cell table:formula="of:=IF(ISNUMBER(SEARCH(&quot;L&quot;;[.$J122]));IF(ISBLANK([.$D$13]);&quot;&quot;;[.$D$13]);&quot;&quot;)">
            <text:p/>
          </table:table-cell>
          <table:table-cell table:formula="of:=IF(ISNUMBER(SEARCH(&quot;M&quot;;[.$J122]));IF(ISBLANK([.$D$14]);&quot;&quot;;[.$D$14]);&quot;&quot;)">
            <text:p/>
          </table:table-cell>
          <table:table-cell table:formula="of:=IF(ISNUMBER(SEARCH(&quot;N&quot;;[.$J122]));IF(ISBLANK([.$D$15]);&quot;&quot;;[.$D$15]);&quot;&quot;)">
            <text:p/>
          </table:table-cell>
          <table:table-cell/>
          <table:table-cell table:formula="of:=IF(ISNUMBER(SEARCH(&quot;A&quot;;[.$J122]));IF(ISBLANK([.$E$2]);&quot;&quot;;[.$E$2]);&quot;&quot;)">
            <text:p/>
          </table:table-cell>
          <table:table-cell table:formula="of:=IF(ISNUMBER(SEARCH(&quot;B&quot;;[.$J122]));IF(ISBLANK([.$E$3]);&quot;&quot;;[.$E$3]);&quot;&quot;)">
            <text:p/>
          </table:table-cell>
          <table:table-cell table:formula="of:=IF(ISNUMBER(SEARCH(&quot;C&quot;;[.$J122]));IF(ISBLANK([.$E$4]);&quot;&quot;;[.$E$4]);&quot;&quot;)">
            <text:p/>
          </table:table-cell>
          <table:table-cell table:formula="of:=IF(ISNUMBER(SEARCH(&quot;D&quot;;[.$J122]));IF(ISBLANK([.$E$5]);&quot;&quot;;[.$E$5]);&quot;&quot;)">
            <text:p/>
          </table:table-cell>
          <table:table-cell table:formula="of:=IF(ISNUMBER(SEARCH(&quot;E&quot;;[.$J122]));IF(ISBLANK([.$E$6]);&quot;&quot;;[.$E$6]);&quot;&quot;)">
            <text:p/>
          </table:table-cell>
          <table:table-cell table:formula="of:=IF(ISNUMBER(SEARCH(&quot;F&quot;;[.$J122]));IF(ISBLANK([.$E$7]);&quot;&quot;;[.$E$7]);&quot;&quot;)">
            <text:p/>
          </table:table-cell>
          <table:table-cell table:formula="of:=IF(ISNUMBER(SEARCH(&quot;G&quot;;[.$J122]));IF(ISBLANK([.$E$8]);&quot;&quot;;[.$E$8]);&quot;&quot;)">
            <text:p/>
          </table:table-cell>
          <table:table-cell table:formula="of:=IF(ISNUMBER(SEARCH(&quot;H&quot;;[.$J122]));IF(ISBLANK([.$E$9]);&quot;&quot;;[.$E$9]);&quot;&quot;)">
            <text:p/>
          </table:table-cell>
          <table:table-cell table:formula="of:=IF(ISNUMBER(SEARCH(&quot;I&quot;;[.$J122]));IF(ISBLANK([.$E$10]);&quot;&quot;;[.$E$10]);&quot;&quot;)">
            <text:p/>
          </table:table-cell>
          <table:table-cell table:formula="of:=IF(ISNUMBER(SEARCH(&quot;J&quot;;[.$J122]));IF(ISBLANK([.$E$11]);&quot;&quot;;[.$E$11]);&quot;&quot;)">
            <text:p/>
          </table:table-cell>
          <table:table-cell table:formula="of:=IF(ISNUMBER(SEARCH(&quot;K&quot;;[.$J122]));IF(ISBLANK([.$E$12]);&quot;&quot;;[.$E$12]);&quot;&quot;)">
            <text:p/>
          </table:table-cell>
          <table:table-cell table:formula="of:=IF(ISNUMBER(SEARCH(&quot;L&quot;;[.$J122]));IF(ISBLANK([.$E$13]);&quot;&quot;;[.$E$13]);&quot;&quot;)">
            <text:p/>
          </table:table-cell>
          <table:table-cell table:formula="of:=IF(ISNUMBER(SEARCH(&quot;M&quot;;[.$J122]));IF(ISBLANK([.$E$14]);&quot;&quot;;[.$E$14]);&quot;&quot;)">
            <text:p/>
          </table:table-cell>
          <table:table-cell table:formula="of:=IF(ISNUMBER(SEARCH(&quot;N&quot;;[.$J12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3:.$AC123])">
            <text:p/>
          </table:table-cell>
          <table:table-cell table:formula="of:=COM.MICROSOFT.CONCAT([.$AE123:.$AR123])">
            <text:p/>
          </table:table-cell>
          <table:table-cell table:formula="of:=COM.MICROSOFT.CONCAT([.$AT123:.$BG123])">
            <text:p/>
          </table:table-cell>
          <table:table-cell table:formula="of:=COUNTIF([.$J$1:.$J$1999];[.J123])" office:value-type="float" office:value="0" calcext:value-type="float">
            <text:p>0</text:p>
          </table:table-cell>
          <table:table-cell/>
          <table:table-cell table:formula="of:=IF(ISNUMBER(SEARCH(&quot;A&quot;;[.$J123]));IF(ISBLANK([.$C$2]);&quot;&quot;;[.$C$2]);&quot;&quot;)">
            <text:p/>
          </table:table-cell>
          <table:table-cell table:formula="of:=IF(ISNUMBER(SEARCH(&quot;B&quot;;[.$J123]));IF(ISBLANK([.$C$3]);&quot;&quot;;[.$C$3]);&quot;&quot;)">
            <text:p/>
          </table:table-cell>
          <table:table-cell table:formula="of:=IF(ISNUMBER(SEARCH(&quot;C&quot;;[.$J123]));IF(ISBLANK([.$C$4]);&quot;&quot;;[.$C$4]);&quot;&quot;)">
            <text:p/>
          </table:table-cell>
          <table:table-cell table:formula="of:=IF(ISNUMBER(SEARCH(&quot;D&quot;;[.$J123]));IF(ISBLANK([.$C$5]);&quot;&quot;;[.$C$5]);&quot;&quot;)">
            <text:p/>
          </table:table-cell>
          <table:table-cell table:formula="of:=IF(ISNUMBER(SEARCH(&quot;E&quot;;[.$J123]));IF(ISBLANK([.$C$6]);&quot;&quot;;[.$C$6]);&quot;&quot;)">
            <text:p/>
          </table:table-cell>
          <table:table-cell table:formula="of:=IF(ISNUMBER(SEARCH(&quot;F&quot;;[.$J123]));IF(ISBLANK([.$C$7]);&quot;&quot;;[.$C$7]);&quot;&quot;)">
            <text:p/>
          </table:table-cell>
          <table:table-cell table:formula="of:=IF(ISNUMBER(SEARCH(&quot;G&quot;;[.$J123]));IF(ISBLANK([.$C$8]);&quot;&quot;;[.$C$8]);&quot;&quot;)">
            <text:p/>
          </table:table-cell>
          <table:table-cell table:formula="of:=IF(ISNUMBER(SEARCH(&quot;H&quot;;[.$J123]));IF(ISBLANK([.$C$9]);&quot;&quot;;[.$C$9]);&quot;&quot;)">
            <text:p/>
          </table:table-cell>
          <table:table-cell table:formula="of:=IF(ISNUMBER(SEARCH(&quot;I&quot;;[.$J123]));IF(ISBLANK([.$C$10]);&quot;&quot;;[.$C$10]);&quot;&quot;)">
            <text:p/>
          </table:table-cell>
          <table:table-cell table:formula="of:=IF(ISNUMBER(SEARCH(&quot;J&quot;;[.$J123]));IF(ISBLANK([.$C$11]);&quot;&quot;;[.$C$11]);&quot;&quot;)">
            <text:p/>
          </table:table-cell>
          <table:table-cell table:formula="of:=IF(ISNUMBER(SEARCH(&quot;K&quot;;[.$J123]));IF(ISBLANK([.$C$12]);&quot;&quot;;[.$C$12]);&quot;&quot;)">
            <text:p/>
          </table:table-cell>
          <table:table-cell table:formula="of:=IF(ISNUMBER(SEARCH(&quot;L&quot;;[.$J123]));IF(ISBLANK([.$C$13]);&quot;&quot;;[.$C$13]);&quot;&quot;)">
            <text:p/>
          </table:table-cell>
          <table:table-cell table:formula="of:=IF(ISNUMBER(SEARCH(&quot;M&quot;;[.$J123]));IF(ISBLANK([.$C$14]);&quot;&quot;;[.$C$14]);&quot;&quot;)">
            <text:p/>
          </table:table-cell>
          <table:table-cell table:formula="of:=IF(ISNUMBER(SEARCH(&quot;N&quot;;[.$J123]));IF(ISBLANK([.$C$15]);&quot;&quot;;[.$C$15]);&quot;&quot;)">
            <text:p/>
          </table:table-cell>
          <table:table-cell/>
          <table:table-cell table:formula="of:=IF(ISNUMBER(SEARCH(&quot;A&quot;;[.$J123]));IF(ISBLANK([.$D$2]);&quot;&quot;;[.$D$2]);&quot;&quot;)">
            <text:p/>
          </table:table-cell>
          <table:table-cell table:formula="of:=IF(ISNUMBER(SEARCH(&quot;B&quot;;[.$J123]));IF(ISBLANK([.$D$3]);&quot;&quot;;[.$D$3]);&quot;&quot;)">
            <text:p/>
          </table:table-cell>
          <table:table-cell table:formula="of:=IF(ISNUMBER(SEARCH(&quot;C&quot;;[.$J123]));IF(ISBLANK([.$D$4]);&quot;&quot;;[.$D$4]);&quot;&quot;)">
            <text:p/>
          </table:table-cell>
          <table:table-cell table:formula="of:=IF(ISNUMBER(SEARCH(&quot;D&quot;;[.$J123]));IF(ISBLANK([.$D$5]);&quot;&quot;;[.$D$5]);&quot;&quot;)">
            <text:p/>
          </table:table-cell>
          <table:table-cell table:formula="of:=IF(ISNUMBER(SEARCH(&quot;E&quot;;[.$J123]));IF(ISBLANK([.$D$6]);&quot;&quot;;[.$D$6]);&quot;&quot;)">
            <text:p/>
          </table:table-cell>
          <table:table-cell table:formula="of:=IF(ISNUMBER(SEARCH(&quot;F&quot;;[.$J123]));IF(ISBLANK([.$D$7]);&quot;&quot;;[.$D$7]);&quot;&quot;)">
            <text:p/>
          </table:table-cell>
          <table:table-cell table:formula="of:=IF(ISNUMBER(SEARCH(&quot;G&quot;;[.$J123]));IF(ISBLANK([.$D$8]);&quot;&quot;;[.$D$8]);&quot;&quot;)">
            <text:p/>
          </table:table-cell>
          <table:table-cell table:formula="of:=IF(ISNUMBER(SEARCH(&quot;H&quot;;[.$J123]));IF(ISBLANK([.$D$9]);&quot;&quot;;[.$D$9]);&quot;&quot;)">
            <text:p/>
          </table:table-cell>
          <table:table-cell table:formula="of:=IF(ISNUMBER(SEARCH(&quot;I&quot;;[.$J123]));IF(ISBLANK([.$D$10]);&quot;&quot;;[.$D$10]);&quot;&quot;)">
            <text:p/>
          </table:table-cell>
          <table:table-cell table:formula="of:=IF(ISNUMBER(SEARCH(&quot;J&quot;;[.$J123]));IF(ISBLANK([.$D$11]);&quot;&quot;;[.$D$11]);&quot;&quot;)">
            <text:p/>
          </table:table-cell>
          <table:table-cell table:formula="of:=IF(ISNUMBER(SEARCH(&quot;K&quot;;[.$J123]));IF(ISBLANK([.$D$12]);&quot;&quot;;[.$D$12]);&quot;&quot;)">
            <text:p/>
          </table:table-cell>
          <table:table-cell table:formula="of:=IF(ISNUMBER(SEARCH(&quot;L&quot;;[.$J123]));IF(ISBLANK([.$D$13]);&quot;&quot;;[.$D$13]);&quot;&quot;)">
            <text:p/>
          </table:table-cell>
          <table:table-cell table:formula="of:=IF(ISNUMBER(SEARCH(&quot;M&quot;;[.$J123]));IF(ISBLANK([.$D$14]);&quot;&quot;;[.$D$14]);&quot;&quot;)">
            <text:p/>
          </table:table-cell>
          <table:table-cell table:formula="of:=IF(ISNUMBER(SEARCH(&quot;N&quot;;[.$J123]));IF(ISBLANK([.$D$15]);&quot;&quot;;[.$D$15]);&quot;&quot;)">
            <text:p/>
          </table:table-cell>
          <table:table-cell/>
          <table:table-cell table:formula="of:=IF(ISNUMBER(SEARCH(&quot;A&quot;;[.$J123]));IF(ISBLANK([.$E$2]);&quot;&quot;;[.$E$2]);&quot;&quot;)">
            <text:p/>
          </table:table-cell>
          <table:table-cell table:formula="of:=IF(ISNUMBER(SEARCH(&quot;B&quot;;[.$J123]));IF(ISBLANK([.$E$3]);&quot;&quot;;[.$E$3]);&quot;&quot;)">
            <text:p/>
          </table:table-cell>
          <table:table-cell table:formula="of:=IF(ISNUMBER(SEARCH(&quot;C&quot;;[.$J123]));IF(ISBLANK([.$E$4]);&quot;&quot;;[.$E$4]);&quot;&quot;)">
            <text:p/>
          </table:table-cell>
          <table:table-cell table:formula="of:=IF(ISNUMBER(SEARCH(&quot;D&quot;;[.$J123]));IF(ISBLANK([.$E$5]);&quot;&quot;;[.$E$5]);&quot;&quot;)">
            <text:p/>
          </table:table-cell>
          <table:table-cell table:formula="of:=IF(ISNUMBER(SEARCH(&quot;E&quot;;[.$J123]));IF(ISBLANK([.$E$6]);&quot;&quot;;[.$E$6]);&quot;&quot;)">
            <text:p/>
          </table:table-cell>
          <table:table-cell table:formula="of:=IF(ISNUMBER(SEARCH(&quot;F&quot;;[.$J123]));IF(ISBLANK([.$E$7]);&quot;&quot;;[.$E$7]);&quot;&quot;)">
            <text:p/>
          </table:table-cell>
          <table:table-cell table:formula="of:=IF(ISNUMBER(SEARCH(&quot;G&quot;;[.$J123]));IF(ISBLANK([.$E$8]);&quot;&quot;;[.$E$8]);&quot;&quot;)">
            <text:p/>
          </table:table-cell>
          <table:table-cell table:formula="of:=IF(ISNUMBER(SEARCH(&quot;H&quot;;[.$J123]));IF(ISBLANK([.$E$9]);&quot;&quot;;[.$E$9]);&quot;&quot;)">
            <text:p/>
          </table:table-cell>
          <table:table-cell table:formula="of:=IF(ISNUMBER(SEARCH(&quot;I&quot;;[.$J123]));IF(ISBLANK([.$E$10]);&quot;&quot;;[.$E$10]);&quot;&quot;)">
            <text:p/>
          </table:table-cell>
          <table:table-cell table:formula="of:=IF(ISNUMBER(SEARCH(&quot;J&quot;;[.$J123]));IF(ISBLANK([.$E$11]);&quot;&quot;;[.$E$11]);&quot;&quot;)">
            <text:p/>
          </table:table-cell>
          <table:table-cell table:formula="of:=IF(ISNUMBER(SEARCH(&quot;K&quot;;[.$J123]));IF(ISBLANK([.$E$12]);&quot;&quot;;[.$E$12]);&quot;&quot;)">
            <text:p/>
          </table:table-cell>
          <table:table-cell table:formula="of:=IF(ISNUMBER(SEARCH(&quot;L&quot;;[.$J123]));IF(ISBLANK([.$E$13]);&quot;&quot;;[.$E$13]);&quot;&quot;)">
            <text:p/>
          </table:table-cell>
          <table:table-cell table:formula="of:=IF(ISNUMBER(SEARCH(&quot;M&quot;;[.$J123]));IF(ISBLANK([.$E$14]);&quot;&quot;;[.$E$14]);&quot;&quot;)">
            <text:p/>
          </table:table-cell>
          <table:table-cell table:formula="of:=IF(ISNUMBER(SEARCH(&quot;N&quot;;[.$J12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4:.$AC124])">
            <text:p/>
          </table:table-cell>
          <table:table-cell table:formula="of:=COM.MICROSOFT.CONCAT([.$AE124:.$AR124])">
            <text:p/>
          </table:table-cell>
          <table:table-cell table:formula="of:=COM.MICROSOFT.CONCAT([.$AT124:.$BG124])">
            <text:p/>
          </table:table-cell>
          <table:table-cell table:formula="of:=COUNTIF([.$J$1:.$J$1999];[.J124])" office:value-type="float" office:value="0" calcext:value-type="float">
            <text:p>0</text:p>
          </table:table-cell>
          <table:table-cell/>
          <table:table-cell table:formula="of:=IF(ISNUMBER(SEARCH(&quot;A&quot;;[.$J124]));IF(ISBLANK([.$C$2]);&quot;&quot;;[.$C$2]);&quot;&quot;)">
            <text:p/>
          </table:table-cell>
          <table:table-cell table:formula="of:=IF(ISNUMBER(SEARCH(&quot;B&quot;;[.$J124]));IF(ISBLANK([.$C$3]);&quot;&quot;;[.$C$3]);&quot;&quot;)">
            <text:p/>
          </table:table-cell>
          <table:table-cell table:formula="of:=IF(ISNUMBER(SEARCH(&quot;C&quot;;[.$J124]));IF(ISBLANK([.$C$4]);&quot;&quot;;[.$C$4]);&quot;&quot;)">
            <text:p/>
          </table:table-cell>
          <table:table-cell table:formula="of:=IF(ISNUMBER(SEARCH(&quot;D&quot;;[.$J124]));IF(ISBLANK([.$C$5]);&quot;&quot;;[.$C$5]);&quot;&quot;)">
            <text:p/>
          </table:table-cell>
          <table:table-cell table:formula="of:=IF(ISNUMBER(SEARCH(&quot;E&quot;;[.$J124]));IF(ISBLANK([.$C$6]);&quot;&quot;;[.$C$6]);&quot;&quot;)">
            <text:p/>
          </table:table-cell>
          <table:table-cell table:formula="of:=IF(ISNUMBER(SEARCH(&quot;F&quot;;[.$J124]));IF(ISBLANK([.$C$7]);&quot;&quot;;[.$C$7]);&quot;&quot;)">
            <text:p/>
          </table:table-cell>
          <table:table-cell table:formula="of:=IF(ISNUMBER(SEARCH(&quot;G&quot;;[.$J124]));IF(ISBLANK([.$C$8]);&quot;&quot;;[.$C$8]);&quot;&quot;)">
            <text:p/>
          </table:table-cell>
          <table:table-cell table:formula="of:=IF(ISNUMBER(SEARCH(&quot;H&quot;;[.$J124]));IF(ISBLANK([.$C$9]);&quot;&quot;;[.$C$9]);&quot;&quot;)">
            <text:p/>
          </table:table-cell>
          <table:table-cell table:formula="of:=IF(ISNUMBER(SEARCH(&quot;I&quot;;[.$J124]));IF(ISBLANK([.$C$10]);&quot;&quot;;[.$C$10]);&quot;&quot;)">
            <text:p/>
          </table:table-cell>
          <table:table-cell table:formula="of:=IF(ISNUMBER(SEARCH(&quot;J&quot;;[.$J124]));IF(ISBLANK([.$C$11]);&quot;&quot;;[.$C$11]);&quot;&quot;)">
            <text:p/>
          </table:table-cell>
          <table:table-cell table:formula="of:=IF(ISNUMBER(SEARCH(&quot;K&quot;;[.$J124]));IF(ISBLANK([.$C$12]);&quot;&quot;;[.$C$12]);&quot;&quot;)">
            <text:p/>
          </table:table-cell>
          <table:table-cell table:formula="of:=IF(ISNUMBER(SEARCH(&quot;L&quot;;[.$J124]));IF(ISBLANK([.$C$13]);&quot;&quot;;[.$C$13]);&quot;&quot;)">
            <text:p/>
          </table:table-cell>
          <table:table-cell table:formula="of:=IF(ISNUMBER(SEARCH(&quot;M&quot;;[.$J124]));IF(ISBLANK([.$C$14]);&quot;&quot;;[.$C$14]);&quot;&quot;)">
            <text:p/>
          </table:table-cell>
          <table:table-cell table:formula="of:=IF(ISNUMBER(SEARCH(&quot;N&quot;;[.$J124]));IF(ISBLANK([.$C$15]);&quot;&quot;;[.$C$15]);&quot;&quot;)">
            <text:p/>
          </table:table-cell>
          <table:table-cell/>
          <table:table-cell table:formula="of:=IF(ISNUMBER(SEARCH(&quot;A&quot;;[.$J124]));IF(ISBLANK([.$D$2]);&quot;&quot;;[.$D$2]);&quot;&quot;)">
            <text:p/>
          </table:table-cell>
          <table:table-cell table:formula="of:=IF(ISNUMBER(SEARCH(&quot;B&quot;;[.$J124]));IF(ISBLANK([.$D$3]);&quot;&quot;;[.$D$3]);&quot;&quot;)">
            <text:p/>
          </table:table-cell>
          <table:table-cell table:formula="of:=IF(ISNUMBER(SEARCH(&quot;C&quot;;[.$J124]));IF(ISBLANK([.$D$4]);&quot;&quot;;[.$D$4]);&quot;&quot;)">
            <text:p/>
          </table:table-cell>
          <table:table-cell table:formula="of:=IF(ISNUMBER(SEARCH(&quot;D&quot;;[.$J124]));IF(ISBLANK([.$D$5]);&quot;&quot;;[.$D$5]);&quot;&quot;)">
            <text:p/>
          </table:table-cell>
          <table:table-cell table:formula="of:=IF(ISNUMBER(SEARCH(&quot;E&quot;;[.$J124]));IF(ISBLANK([.$D$6]);&quot;&quot;;[.$D$6]);&quot;&quot;)">
            <text:p/>
          </table:table-cell>
          <table:table-cell table:formula="of:=IF(ISNUMBER(SEARCH(&quot;F&quot;;[.$J124]));IF(ISBLANK([.$D$7]);&quot;&quot;;[.$D$7]);&quot;&quot;)">
            <text:p/>
          </table:table-cell>
          <table:table-cell table:formula="of:=IF(ISNUMBER(SEARCH(&quot;G&quot;;[.$J124]));IF(ISBLANK([.$D$8]);&quot;&quot;;[.$D$8]);&quot;&quot;)">
            <text:p/>
          </table:table-cell>
          <table:table-cell table:formula="of:=IF(ISNUMBER(SEARCH(&quot;H&quot;;[.$J124]));IF(ISBLANK([.$D$9]);&quot;&quot;;[.$D$9]);&quot;&quot;)">
            <text:p/>
          </table:table-cell>
          <table:table-cell table:formula="of:=IF(ISNUMBER(SEARCH(&quot;I&quot;;[.$J124]));IF(ISBLANK([.$D$10]);&quot;&quot;;[.$D$10]);&quot;&quot;)">
            <text:p/>
          </table:table-cell>
          <table:table-cell table:formula="of:=IF(ISNUMBER(SEARCH(&quot;J&quot;;[.$J124]));IF(ISBLANK([.$D$11]);&quot;&quot;;[.$D$11]);&quot;&quot;)">
            <text:p/>
          </table:table-cell>
          <table:table-cell table:formula="of:=IF(ISNUMBER(SEARCH(&quot;K&quot;;[.$J124]));IF(ISBLANK([.$D$12]);&quot;&quot;;[.$D$12]);&quot;&quot;)">
            <text:p/>
          </table:table-cell>
          <table:table-cell table:formula="of:=IF(ISNUMBER(SEARCH(&quot;L&quot;;[.$J124]));IF(ISBLANK([.$D$13]);&quot;&quot;;[.$D$13]);&quot;&quot;)">
            <text:p/>
          </table:table-cell>
          <table:table-cell table:formula="of:=IF(ISNUMBER(SEARCH(&quot;M&quot;;[.$J124]));IF(ISBLANK([.$D$14]);&quot;&quot;;[.$D$14]);&quot;&quot;)">
            <text:p/>
          </table:table-cell>
          <table:table-cell table:formula="of:=IF(ISNUMBER(SEARCH(&quot;N&quot;;[.$J124]));IF(ISBLANK([.$D$15]);&quot;&quot;;[.$D$15]);&quot;&quot;)">
            <text:p/>
          </table:table-cell>
          <table:table-cell/>
          <table:table-cell table:formula="of:=IF(ISNUMBER(SEARCH(&quot;A&quot;;[.$J124]));IF(ISBLANK([.$E$2]);&quot;&quot;;[.$E$2]);&quot;&quot;)">
            <text:p/>
          </table:table-cell>
          <table:table-cell table:formula="of:=IF(ISNUMBER(SEARCH(&quot;B&quot;;[.$J124]));IF(ISBLANK([.$E$3]);&quot;&quot;;[.$E$3]);&quot;&quot;)">
            <text:p/>
          </table:table-cell>
          <table:table-cell table:formula="of:=IF(ISNUMBER(SEARCH(&quot;C&quot;;[.$J124]));IF(ISBLANK([.$E$4]);&quot;&quot;;[.$E$4]);&quot;&quot;)">
            <text:p/>
          </table:table-cell>
          <table:table-cell table:formula="of:=IF(ISNUMBER(SEARCH(&quot;D&quot;;[.$J124]));IF(ISBLANK([.$E$5]);&quot;&quot;;[.$E$5]);&quot;&quot;)">
            <text:p/>
          </table:table-cell>
          <table:table-cell table:formula="of:=IF(ISNUMBER(SEARCH(&quot;E&quot;;[.$J124]));IF(ISBLANK([.$E$6]);&quot;&quot;;[.$E$6]);&quot;&quot;)">
            <text:p/>
          </table:table-cell>
          <table:table-cell table:formula="of:=IF(ISNUMBER(SEARCH(&quot;F&quot;;[.$J124]));IF(ISBLANK([.$E$7]);&quot;&quot;;[.$E$7]);&quot;&quot;)">
            <text:p/>
          </table:table-cell>
          <table:table-cell table:formula="of:=IF(ISNUMBER(SEARCH(&quot;G&quot;;[.$J124]));IF(ISBLANK([.$E$8]);&quot;&quot;;[.$E$8]);&quot;&quot;)">
            <text:p/>
          </table:table-cell>
          <table:table-cell table:formula="of:=IF(ISNUMBER(SEARCH(&quot;H&quot;;[.$J124]));IF(ISBLANK([.$E$9]);&quot;&quot;;[.$E$9]);&quot;&quot;)">
            <text:p/>
          </table:table-cell>
          <table:table-cell table:formula="of:=IF(ISNUMBER(SEARCH(&quot;I&quot;;[.$J124]));IF(ISBLANK([.$E$10]);&quot;&quot;;[.$E$10]);&quot;&quot;)">
            <text:p/>
          </table:table-cell>
          <table:table-cell table:formula="of:=IF(ISNUMBER(SEARCH(&quot;J&quot;;[.$J124]));IF(ISBLANK([.$E$11]);&quot;&quot;;[.$E$11]);&quot;&quot;)">
            <text:p/>
          </table:table-cell>
          <table:table-cell table:formula="of:=IF(ISNUMBER(SEARCH(&quot;K&quot;;[.$J124]));IF(ISBLANK([.$E$12]);&quot;&quot;;[.$E$12]);&quot;&quot;)">
            <text:p/>
          </table:table-cell>
          <table:table-cell table:formula="of:=IF(ISNUMBER(SEARCH(&quot;L&quot;;[.$J124]));IF(ISBLANK([.$E$13]);&quot;&quot;;[.$E$13]);&quot;&quot;)">
            <text:p/>
          </table:table-cell>
          <table:table-cell table:formula="of:=IF(ISNUMBER(SEARCH(&quot;M&quot;;[.$J124]));IF(ISBLANK([.$E$14]);&quot;&quot;;[.$E$14]);&quot;&quot;)">
            <text:p/>
          </table:table-cell>
          <table:table-cell table:formula="of:=IF(ISNUMBER(SEARCH(&quot;N&quot;;[.$J12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5:.$AC125])">
            <text:p/>
          </table:table-cell>
          <table:table-cell table:formula="of:=COM.MICROSOFT.CONCAT([.$AE125:.$AR125])">
            <text:p/>
          </table:table-cell>
          <table:table-cell table:formula="of:=COM.MICROSOFT.CONCAT([.$AT125:.$BG125])">
            <text:p/>
          </table:table-cell>
          <table:table-cell table:formula="of:=COUNTIF([.$J$1:.$J$1999];[.J125])" office:value-type="float" office:value="0" calcext:value-type="float">
            <text:p>0</text:p>
          </table:table-cell>
          <table:table-cell/>
          <table:table-cell table:formula="of:=IF(ISNUMBER(SEARCH(&quot;A&quot;;[.$J125]));IF(ISBLANK([.$C$2]);&quot;&quot;;[.$C$2]);&quot;&quot;)">
            <text:p/>
          </table:table-cell>
          <table:table-cell table:formula="of:=IF(ISNUMBER(SEARCH(&quot;B&quot;;[.$J125]));IF(ISBLANK([.$C$3]);&quot;&quot;;[.$C$3]);&quot;&quot;)">
            <text:p/>
          </table:table-cell>
          <table:table-cell table:formula="of:=IF(ISNUMBER(SEARCH(&quot;C&quot;;[.$J125]));IF(ISBLANK([.$C$4]);&quot;&quot;;[.$C$4]);&quot;&quot;)">
            <text:p/>
          </table:table-cell>
          <table:table-cell table:formula="of:=IF(ISNUMBER(SEARCH(&quot;D&quot;;[.$J125]));IF(ISBLANK([.$C$5]);&quot;&quot;;[.$C$5]);&quot;&quot;)">
            <text:p/>
          </table:table-cell>
          <table:table-cell table:formula="of:=IF(ISNUMBER(SEARCH(&quot;E&quot;;[.$J125]));IF(ISBLANK([.$C$6]);&quot;&quot;;[.$C$6]);&quot;&quot;)">
            <text:p/>
          </table:table-cell>
          <table:table-cell table:formula="of:=IF(ISNUMBER(SEARCH(&quot;F&quot;;[.$J125]));IF(ISBLANK([.$C$7]);&quot;&quot;;[.$C$7]);&quot;&quot;)">
            <text:p/>
          </table:table-cell>
          <table:table-cell table:formula="of:=IF(ISNUMBER(SEARCH(&quot;G&quot;;[.$J125]));IF(ISBLANK([.$C$8]);&quot;&quot;;[.$C$8]);&quot;&quot;)">
            <text:p/>
          </table:table-cell>
          <table:table-cell table:formula="of:=IF(ISNUMBER(SEARCH(&quot;H&quot;;[.$J125]));IF(ISBLANK([.$C$9]);&quot;&quot;;[.$C$9]);&quot;&quot;)">
            <text:p/>
          </table:table-cell>
          <table:table-cell table:formula="of:=IF(ISNUMBER(SEARCH(&quot;I&quot;;[.$J125]));IF(ISBLANK([.$C$10]);&quot;&quot;;[.$C$10]);&quot;&quot;)">
            <text:p/>
          </table:table-cell>
          <table:table-cell table:formula="of:=IF(ISNUMBER(SEARCH(&quot;J&quot;;[.$J125]));IF(ISBLANK([.$C$11]);&quot;&quot;;[.$C$11]);&quot;&quot;)">
            <text:p/>
          </table:table-cell>
          <table:table-cell table:formula="of:=IF(ISNUMBER(SEARCH(&quot;K&quot;;[.$J125]));IF(ISBLANK([.$C$12]);&quot;&quot;;[.$C$12]);&quot;&quot;)">
            <text:p/>
          </table:table-cell>
          <table:table-cell table:formula="of:=IF(ISNUMBER(SEARCH(&quot;L&quot;;[.$J125]));IF(ISBLANK([.$C$13]);&quot;&quot;;[.$C$13]);&quot;&quot;)">
            <text:p/>
          </table:table-cell>
          <table:table-cell table:formula="of:=IF(ISNUMBER(SEARCH(&quot;M&quot;;[.$J125]));IF(ISBLANK([.$C$14]);&quot;&quot;;[.$C$14]);&quot;&quot;)">
            <text:p/>
          </table:table-cell>
          <table:table-cell table:formula="of:=IF(ISNUMBER(SEARCH(&quot;N&quot;;[.$J125]));IF(ISBLANK([.$C$15]);&quot;&quot;;[.$C$15]);&quot;&quot;)">
            <text:p/>
          </table:table-cell>
          <table:table-cell/>
          <table:table-cell table:formula="of:=IF(ISNUMBER(SEARCH(&quot;A&quot;;[.$J125]));IF(ISBLANK([.$D$2]);&quot;&quot;;[.$D$2]);&quot;&quot;)">
            <text:p/>
          </table:table-cell>
          <table:table-cell table:formula="of:=IF(ISNUMBER(SEARCH(&quot;B&quot;;[.$J125]));IF(ISBLANK([.$D$3]);&quot;&quot;;[.$D$3]);&quot;&quot;)">
            <text:p/>
          </table:table-cell>
          <table:table-cell table:formula="of:=IF(ISNUMBER(SEARCH(&quot;C&quot;;[.$J125]));IF(ISBLANK([.$D$4]);&quot;&quot;;[.$D$4]);&quot;&quot;)">
            <text:p/>
          </table:table-cell>
          <table:table-cell table:formula="of:=IF(ISNUMBER(SEARCH(&quot;D&quot;;[.$J125]));IF(ISBLANK([.$D$5]);&quot;&quot;;[.$D$5]);&quot;&quot;)">
            <text:p/>
          </table:table-cell>
          <table:table-cell table:formula="of:=IF(ISNUMBER(SEARCH(&quot;E&quot;;[.$J125]));IF(ISBLANK([.$D$6]);&quot;&quot;;[.$D$6]);&quot;&quot;)">
            <text:p/>
          </table:table-cell>
          <table:table-cell table:formula="of:=IF(ISNUMBER(SEARCH(&quot;F&quot;;[.$J125]));IF(ISBLANK([.$D$7]);&quot;&quot;;[.$D$7]);&quot;&quot;)">
            <text:p/>
          </table:table-cell>
          <table:table-cell table:formula="of:=IF(ISNUMBER(SEARCH(&quot;G&quot;;[.$J125]));IF(ISBLANK([.$D$8]);&quot;&quot;;[.$D$8]);&quot;&quot;)">
            <text:p/>
          </table:table-cell>
          <table:table-cell table:formula="of:=IF(ISNUMBER(SEARCH(&quot;H&quot;;[.$J125]));IF(ISBLANK([.$D$9]);&quot;&quot;;[.$D$9]);&quot;&quot;)">
            <text:p/>
          </table:table-cell>
          <table:table-cell table:formula="of:=IF(ISNUMBER(SEARCH(&quot;I&quot;;[.$J125]));IF(ISBLANK([.$D$10]);&quot;&quot;;[.$D$10]);&quot;&quot;)">
            <text:p/>
          </table:table-cell>
          <table:table-cell table:formula="of:=IF(ISNUMBER(SEARCH(&quot;J&quot;;[.$J125]));IF(ISBLANK([.$D$11]);&quot;&quot;;[.$D$11]);&quot;&quot;)">
            <text:p/>
          </table:table-cell>
          <table:table-cell table:formula="of:=IF(ISNUMBER(SEARCH(&quot;K&quot;;[.$J125]));IF(ISBLANK([.$D$12]);&quot;&quot;;[.$D$12]);&quot;&quot;)">
            <text:p/>
          </table:table-cell>
          <table:table-cell table:formula="of:=IF(ISNUMBER(SEARCH(&quot;L&quot;;[.$J125]));IF(ISBLANK([.$D$13]);&quot;&quot;;[.$D$13]);&quot;&quot;)">
            <text:p/>
          </table:table-cell>
          <table:table-cell table:formula="of:=IF(ISNUMBER(SEARCH(&quot;M&quot;;[.$J125]));IF(ISBLANK([.$D$14]);&quot;&quot;;[.$D$14]);&quot;&quot;)">
            <text:p/>
          </table:table-cell>
          <table:table-cell table:formula="of:=IF(ISNUMBER(SEARCH(&quot;N&quot;;[.$J125]));IF(ISBLANK([.$D$15]);&quot;&quot;;[.$D$15]);&quot;&quot;)">
            <text:p/>
          </table:table-cell>
          <table:table-cell/>
          <table:table-cell table:formula="of:=IF(ISNUMBER(SEARCH(&quot;A&quot;;[.$J125]));IF(ISBLANK([.$E$2]);&quot;&quot;;[.$E$2]);&quot;&quot;)">
            <text:p/>
          </table:table-cell>
          <table:table-cell table:formula="of:=IF(ISNUMBER(SEARCH(&quot;B&quot;;[.$J125]));IF(ISBLANK([.$E$3]);&quot;&quot;;[.$E$3]);&quot;&quot;)">
            <text:p/>
          </table:table-cell>
          <table:table-cell table:formula="of:=IF(ISNUMBER(SEARCH(&quot;C&quot;;[.$J125]));IF(ISBLANK([.$E$4]);&quot;&quot;;[.$E$4]);&quot;&quot;)">
            <text:p/>
          </table:table-cell>
          <table:table-cell table:formula="of:=IF(ISNUMBER(SEARCH(&quot;D&quot;;[.$J125]));IF(ISBLANK([.$E$5]);&quot;&quot;;[.$E$5]);&quot;&quot;)">
            <text:p/>
          </table:table-cell>
          <table:table-cell table:formula="of:=IF(ISNUMBER(SEARCH(&quot;E&quot;;[.$J125]));IF(ISBLANK([.$E$6]);&quot;&quot;;[.$E$6]);&quot;&quot;)">
            <text:p/>
          </table:table-cell>
          <table:table-cell table:formula="of:=IF(ISNUMBER(SEARCH(&quot;F&quot;;[.$J125]));IF(ISBLANK([.$E$7]);&quot;&quot;;[.$E$7]);&quot;&quot;)">
            <text:p/>
          </table:table-cell>
          <table:table-cell table:formula="of:=IF(ISNUMBER(SEARCH(&quot;G&quot;;[.$J125]));IF(ISBLANK([.$E$8]);&quot;&quot;;[.$E$8]);&quot;&quot;)">
            <text:p/>
          </table:table-cell>
          <table:table-cell table:formula="of:=IF(ISNUMBER(SEARCH(&quot;H&quot;;[.$J125]));IF(ISBLANK([.$E$9]);&quot;&quot;;[.$E$9]);&quot;&quot;)">
            <text:p/>
          </table:table-cell>
          <table:table-cell table:formula="of:=IF(ISNUMBER(SEARCH(&quot;I&quot;;[.$J125]));IF(ISBLANK([.$E$10]);&quot;&quot;;[.$E$10]);&quot;&quot;)">
            <text:p/>
          </table:table-cell>
          <table:table-cell table:formula="of:=IF(ISNUMBER(SEARCH(&quot;J&quot;;[.$J125]));IF(ISBLANK([.$E$11]);&quot;&quot;;[.$E$11]);&quot;&quot;)">
            <text:p/>
          </table:table-cell>
          <table:table-cell table:formula="of:=IF(ISNUMBER(SEARCH(&quot;K&quot;;[.$J125]));IF(ISBLANK([.$E$12]);&quot;&quot;;[.$E$12]);&quot;&quot;)">
            <text:p/>
          </table:table-cell>
          <table:table-cell table:formula="of:=IF(ISNUMBER(SEARCH(&quot;L&quot;;[.$J125]));IF(ISBLANK([.$E$13]);&quot;&quot;;[.$E$13]);&quot;&quot;)">
            <text:p/>
          </table:table-cell>
          <table:table-cell table:formula="of:=IF(ISNUMBER(SEARCH(&quot;M&quot;;[.$J125]));IF(ISBLANK([.$E$14]);&quot;&quot;;[.$E$14]);&quot;&quot;)">
            <text:p/>
          </table:table-cell>
          <table:table-cell table:formula="of:=IF(ISNUMBER(SEARCH(&quot;N&quot;;[.$J12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6:.$AC126])">
            <text:p/>
          </table:table-cell>
          <table:table-cell table:formula="of:=COM.MICROSOFT.CONCAT([.$AE126:.$AR126])">
            <text:p/>
          </table:table-cell>
          <table:table-cell table:formula="of:=COM.MICROSOFT.CONCAT([.$AT126:.$BG126])">
            <text:p/>
          </table:table-cell>
          <table:table-cell table:formula="of:=COUNTIF([.$J$1:.$J$1999];[.J126])" office:value-type="float" office:value="0" calcext:value-type="float">
            <text:p>0</text:p>
          </table:table-cell>
          <table:table-cell/>
          <table:table-cell table:formula="of:=IF(ISNUMBER(SEARCH(&quot;A&quot;;[.$J126]));IF(ISBLANK([.$C$2]);&quot;&quot;;[.$C$2]);&quot;&quot;)">
            <text:p/>
          </table:table-cell>
          <table:table-cell table:formula="of:=IF(ISNUMBER(SEARCH(&quot;B&quot;;[.$J126]));IF(ISBLANK([.$C$3]);&quot;&quot;;[.$C$3]);&quot;&quot;)">
            <text:p/>
          </table:table-cell>
          <table:table-cell table:formula="of:=IF(ISNUMBER(SEARCH(&quot;C&quot;;[.$J126]));IF(ISBLANK([.$C$4]);&quot;&quot;;[.$C$4]);&quot;&quot;)">
            <text:p/>
          </table:table-cell>
          <table:table-cell table:formula="of:=IF(ISNUMBER(SEARCH(&quot;D&quot;;[.$J126]));IF(ISBLANK([.$C$5]);&quot;&quot;;[.$C$5]);&quot;&quot;)">
            <text:p/>
          </table:table-cell>
          <table:table-cell table:formula="of:=IF(ISNUMBER(SEARCH(&quot;E&quot;;[.$J126]));IF(ISBLANK([.$C$6]);&quot;&quot;;[.$C$6]);&quot;&quot;)">
            <text:p/>
          </table:table-cell>
          <table:table-cell table:formula="of:=IF(ISNUMBER(SEARCH(&quot;F&quot;;[.$J126]));IF(ISBLANK([.$C$7]);&quot;&quot;;[.$C$7]);&quot;&quot;)">
            <text:p/>
          </table:table-cell>
          <table:table-cell table:formula="of:=IF(ISNUMBER(SEARCH(&quot;G&quot;;[.$J126]));IF(ISBLANK([.$C$8]);&quot;&quot;;[.$C$8]);&quot;&quot;)">
            <text:p/>
          </table:table-cell>
          <table:table-cell table:formula="of:=IF(ISNUMBER(SEARCH(&quot;H&quot;;[.$J126]));IF(ISBLANK([.$C$9]);&quot;&quot;;[.$C$9]);&quot;&quot;)">
            <text:p/>
          </table:table-cell>
          <table:table-cell table:formula="of:=IF(ISNUMBER(SEARCH(&quot;I&quot;;[.$J126]));IF(ISBLANK([.$C$10]);&quot;&quot;;[.$C$10]);&quot;&quot;)">
            <text:p/>
          </table:table-cell>
          <table:table-cell table:formula="of:=IF(ISNUMBER(SEARCH(&quot;J&quot;;[.$J126]));IF(ISBLANK([.$C$11]);&quot;&quot;;[.$C$11]);&quot;&quot;)">
            <text:p/>
          </table:table-cell>
          <table:table-cell table:formula="of:=IF(ISNUMBER(SEARCH(&quot;K&quot;;[.$J126]));IF(ISBLANK([.$C$12]);&quot;&quot;;[.$C$12]);&quot;&quot;)">
            <text:p/>
          </table:table-cell>
          <table:table-cell table:formula="of:=IF(ISNUMBER(SEARCH(&quot;L&quot;;[.$J126]));IF(ISBLANK([.$C$13]);&quot;&quot;;[.$C$13]);&quot;&quot;)">
            <text:p/>
          </table:table-cell>
          <table:table-cell table:formula="of:=IF(ISNUMBER(SEARCH(&quot;M&quot;;[.$J126]));IF(ISBLANK([.$C$14]);&quot;&quot;;[.$C$14]);&quot;&quot;)">
            <text:p/>
          </table:table-cell>
          <table:table-cell table:formula="of:=IF(ISNUMBER(SEARCH(&quot;N&quot;;[.$J126]));IF(ISBLANK([.$C$15]);&quot;&quot;;[.$C$15]);&quot;&quot;)">
            <text:p/>
          </table:table-cell>
          <table:table-cell/>
          <table:table-cell table:formula="of:=IF(ISNUMBER(SEARCH(&quot;A&quot;;[.$J126]));IF(ISBLANK([.$D$2]);&quot;&quot;;[.$D$2]);&quot;&quot;)">
            <text:p/>
          </table:table-cell>
          <table:table-cell table:formula="of:=IF(ISNUMBER(SEARCH(&quot;B&quot;;[.$J126]));IF(ISBLANK([.$D$3]);&quot;&quot;;[.$D$3]);&quot;&quot;)">
            <text:p/>
          </table:table-cell>
          <table:table-cell table:formula="of:=IF(ISNUMBER(SEARCH(&quot;C&quot;;[.$J126]));IF(ISBLANK([.$D$4]);&quot;&quot;;[.$D$4]);&quot;&quot;)">
            <text:p/>
          </table:table-cell>
          <table:table-cell table:formula="of:=IF(ISNUMBER(SEARCH(&quot;D&quot;;[.$J126]));IF(ISBLANK([.$D$5]);&quot;&quot;;[.$D$5]);&quot;&quot;)">
            <text:p/>
          </table:table-cell>
          <table:table-cell table:formula="of:=IF(ISNUMBER(SEARCH(&quot;E&quot;;[.$J126]));IF(ISBLANK([.$D$6]);&quot;&quot;;[.$D$6]);&quot;&quot;)">
            <text:p/>
          </table:table-cell>
          <table:table-cell table:formula="of:=IF(ISNUMBER(SEARCH(&quot;F&quot;;[.$J126]));IF(ISBLANK([.$D$7]);&quot;&quot;;[.$D$7]);&quot;&quot;)">
            <text:p/>
          </table:table-cell>
          <table:table-cell table:formula="of:=IF(ISNUMBER(SEARCH(&quot;G&quot;;[.$J126]));IF(ISBLANK([.$D$8]);&quot;&quot;;[.$D$8]);&quot;&quot;)">
            <text:p/>
          </table:table-cell>
          <table:table-cell table:formula="of:=IF(ISNUMBER(SEARCH(&quot;H&quot;;[.$J126]));IF(ISBLANK([.$D$9]);&quot;&quot;;[.$D$9]);&quot;&quot;)">
            <text:p/>
          </table:table-cell>
          <table:table-cell table:formula="of:=IF(ISNUMBER(SEARCH(&quot;I&quot;;[.$J126]));IF(ISBLANK([.$D$10]);&quot;&quot;;[.$D$10]);&quot;&quot;)">
            <text:p/>
          </table:table-cell>
          <table:table-cell table:formula="of:=IF(ISNUMBER(SEARCH(&quot;J&quot;;[.$J126]));IF(ISBLANK([.$D$11]);&quot;&quot;;[.$D$11]);&quot;&quot;)">
            <text:p/>
          </table:table-cell>
          <table:table-cell table:formula="of:=IF(ISNUMBER(SEARCH(&quot;K&quot;;[.$J126]));IF(ISBLANK([.$D$12]);&quot;&quot;;[.$D$12]);&quot;&quot;)">
            <text:p/>
          </table:table-cell>
          <table:table-cell table:formula="of:=IF(ISNUMBER(SEARCH(&quot;L&quot;;[.$J126]));IF(ISBLANK([.$D$13]);&quot;&quot;;[.$D$13]);&quot;&quot;)">
            <text:p/>
          </table:table-cell>
          <table:table-cell table:formula="of:=IF(ISNUMBER(SEARCH(&quot;M&quot;;[.$J126]));IF(ISBLANK([.$D$14]);&quot;&quot;;[.$D$14]);&quot;&quot;)">
            <text:p/>
          </table:table-cell>
          <table:table-cell table:formula="of:=IF(ISNUMBER(SEARCH(&quot;N&quot;;[.$J126]));IF(ISBLANK([.$D$15]);&quot;&quot;;[.$D$15]);&quot;&quot;)">
            <text:p/>
          </table:table-cell>
          <table:table-cell/>
          <table:table-cell table:formula="of:=IF(ISNUMBER(SEARCH(&quot;A&quot;;[.$J126]));IF(ISBLANK([.$E$2]);&quot;&quot;;[.$E$2]);&quot;&quot;)">
            <text:p/>
          </table:table-cell>
          <table:table-cell table:formula="of:=IF(ISNUMBER(SEARCH(&quot;B&quot;;[.$J126]));IF(ISBLANK([.$E$3]);&quot;&quot;;[.$E$3]);&quot;&quot;)">
            <text:p/>
          </table:table-cell>
          <table:table-cell table:formula="of:=IF(ISNUMBER(SEARCH(&quot;C&quot;;[.$J126]));IF(ISBLANK([.$E$4]);&quot;&quot;;[.$E$4]);&quot;&quot;)">
            <text:p/>
          </table:table-cell>
          <table:table-cell table:formula="of:=IF(ISNUMBER(SEARCH(&quot;D&quot;;[.$J126]));IF(ISBLANK([.$E$5]);&quot;&quot;;[.$E$5]);&quot;&quot;)">
            <text:p/>
          </table:table-cell>
          <table:table-cell table:formula="of:=IF(ISNUMBER(SEARCH(&quot;E&quot;;[.$J126]));IF(ISBLANK([.$E$6]);&quot;&quot;;[.$E$6]);&quot;&quot;)">
            <text:p/>
          </table:table-cell>
          <table:table-cell table:formula="of:=IF(ISNUMBER(SEARCH(&quot;F&quot;;[.$J126]));IF(ISBLANK([.$E$7]);&quot;&quot;;[.$E$7]);&quot;&quot;)">
            <text:p/>
          </table:table-cell>
          <table:table-cell table:formula="of:=IF(ISNUMBER(SEARCH(&quot;G&quot;;[.$J126]));IF(ISBLANK([.$E$8]);&quot;&quot;;[.$E$8]);&quot;&quot;)">
            <text:p/>
          </table:table-cell>
          <table:table-cell table:formula="of:=IF(ISNUMBER(SEARCH(&quot;H&quot;;[.$J126]));IF(ISBLANK([.$E$9]);&quot;&quot;;[.$E$9]);&quot;&quot;)">
            <text:p/>
          </table:table-cell>
          <table:table-cell table:formula="of:=IF(ISNUMBER(SEARCH(&quot;I&quot;;[.$J126]));IF(ISBLANK([.$E$10]);&quot;&quot;;[.$E$10]);&quot;&quot;)">
            <text:p/>
          </table:table-cell>
          <table:table-cell table:formula="of:=IF(ISNUMBER(SEARCH(&quot;J&quot;;[.$J126]));IF(ISBLANK([.$E$11]);&quot;&quot;;[.$E$11]);&quot;&quot;)">
            <text:p/>
          </table:table-cell>
          <table:table-cell table:formula="of:=IF(ISNUMBER(SEARCH(&quot;K&quot;;[.$J126]));IF(ISBLANK([.$E$12]);&quot;&quot;;[.$E$12]);&quot;&quot;)">
            <text:p/>
          </table:table-cell>
          <table:table-cell table:formula="of:=IF(ISNUMBER(SEARCH(&quot;L&quot;;[.$J126]));IF(ISBLANK([.$E$13]);&quot;&quot;;[.$E$13]);&quot;&quot;)">
            <text:p/>
          </table:table-cell>
          <table:table-cell table:formula="of:=IF(ISNUMBER(SEARCH(&quot;M&quot;;[.$J126]));IF(ISBLANK([.$E$14]);&quot;&quot;;[.$E$14]);&quot;&quot;)">
            <text:p/>
          </table:table-cell>
          <table:table-cell table:formula="of:=IF(ISNUMBER(SEARCH(&quot;N&quot;;[.$J12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7:.$AC127])">
            <text:p/>
          </table:table-cell>
          <table:table-cell table:formula="of:=COM.MICROSOFT.CONCAT([.$AE127:.$AR127])">
            <text:p/>
          </table:table-cell>
          <table:table-cell table:formula="of:=COM.MICROSOFT.CONCAT([.$AT127:.$BG127])">
            <text:p/>
          </table:table-cell>
          <table:table-cell table:formula="of:=COUNTIF([.$J$1:.$J$1999];[.J127])" office:value-type="float" office:value="0" calcext:value-type="float">
            <text:p>0</text:p>
          </table:table-cell>
          <table:table-cell/>
          <table:table-cell table:formula="of:=IF(ISNUMBER(SEARCH(&quot;A&quot;;[.$J127]));IF(ISBLANK([.$C$2]);&quot;&quot;;[.$C$2]);&quot;&quot;)">
            <text:p/>
          </table:table-cell>
          <table:table-cell table:formula="of:=IF(ISNUMBER(SEARCH(&quot;B&quot;;[.$J127]));IF(ISBLANK([.$C$3]);&quot;&quot;;[.$C$3]);&quot;&quot;)">
            <text:p/>
          </table:table-cell>
          <table:table-cell table:formula="of:=IF(ISNUMBER(SEARCH(&quot;C&quot;;[.$J127]));IF(ISBLANK([.$C$4]);&quot;&quot;;[.$C$4]);&quot;&quot;)">
            <text:p/>
          </table:table-cell>
          <table:table-cell table:formula="of:=IF(ISNUMBER(SEARCH(&quot;D&quot;;[.$J127]));IF(ISBLANK([.$C$5]);&quot;&quot;;[.$C$5]);&quot;&quot;)">
            <text:p/>
          </table:table-cell>
          <table:table-cell table:formula="of:=IF(ISNUMBER(SEARCH(&quot;E&quot;;[.$J127]));IF(ISBLANK([.$C$6]);&quot;&quot;;[.$C$6]);&quot;&quot;)">
            <text:p/>
          </table:table-cell>
          <table:table-cell table:formula="of:=IF(ISNUMBER(SEARCH(&quot;F&quot;;[.$J127]));IF(ISBLANK([.$C$7]);&quot;&quot;;[.$C$7]);&quot;&quot;)">
            <text:p/>
          </table:table-cell>
          <table:table-cell table:formula="of:=IF(ISNUMBER(SEARCH(&quot;G&quot;;[.$J127]));IF(ISBLANK([.$C$8]);&quot;&quot;;[.$C$8]);&quot;&quot;)">
            <text:p/>
          </table:table-cell>
          <table:table-cell table:formula="of:=IF(ISNUMBER(SEARCH(&quot;H&quot;;[.$J127]));IF(ISBLANK([.$C$9]);&quot;&quot;;[.$C$9]);&quot;&quot;)">
            <text:p/>
          </table:table-cell>
          <table:table-cell table:formula="of:=IF(ISNUMBER(SEARCH(&quot;I&quot;;[.$J127]));IF(ISBLANK([.$C$10]);&quot;&quot;;[.$C$10]);&quot;&quot;)">
            <text:p/>
          </table:table-cell>
          <table:table-cell table:formula="of:=IF(ISNUMBER(SEARCH(&quot;J&quot;;[.$J127]));IF(ISBLANK([.$C$11]);&quot;&quot;;[.$C$11]);&quot;&quot;)">
            <text:p/>
          </table:table-cell>
          <table:table-cell table:formula="of:=IF(ISNUMBER(SEARCH(&quot;K&quot;;[.$J127]));IF(ISBLANK([.$C$12]);&quot;&quot;;[.$C$12]);&quot;&quot;)">
            <text:p/>
          </table:table-cell>
          <table:table-cell table:formula="of:=IF(ISNUMBER(SEARCH(&quot;L&quot;;[.$J127]));IF(ISBLANK([.$C$13]);&quot;&quot;;[.$C$13]);&quot;&quot;)">
            <text:p/>
          </table:table-cell>
          <table:table-cell table:formula="of:=IF(ISNUMBER(SEARCH(&quot;M&quot;;[.$J127]));IF(ISBLANK([.$C$14]);&quot;&quot;;[.$C$14]);&quot;&quot;)">
            <text:p/>
          </table:table-cell>
          <table:table-cell table:formula="of:=IF(ISNUMBER(SEARCH(&quot;N&quot;;[.$J127]));IF(ISBLANK([.$C$15]);&quot;&quot;;[.$C$15]);&quot;&quot;)">
            <text:p/>
          </table:table-cell>
          <table:table-cell/>
          <table:table-cell table:formula="of:=IF(ISNUMBER(SEARCH(&quot;A&quot;;[.$J127]));IF(ISBLANK([.$D$2]);&quot;&quot;;[.$D$2]);&quot;&quot;)">
            <text:p/>
          </table:table-cell>
          <table:table-cell table:formula="of:=IF(ISNUMBER(SEARCH(&quot;B&quot;;[.$J127]));IF(ISBLANK([.$D$3]);&quot;&quot;;[.$D$3]);&quot;&quot;)">
            <text:p/>
          </table:table-cell>
          <table:table-cell table:formula="of:=IF(ISNUMBER(SEARCH(&quot;C&quot;;[.$J127]));IF(ISBLANK([.$D$4]);&quot;&quot;;[.$D$4]);&quot;&quot;)">
            <text:p/>
          </table:table-cell>
          <table:table-cell table:formula="of:=IF(ISNUMBER(SEARCH(&quot;D&quot;;[.$J127]));IF(ISBLANK([.$D$5]);&quot;&quot;;[.$D$5]);&quot;&quot;)">
            <text:p/>
          </table:table-cell>
          <table:table-cell table:formula="of:=IF(ISNUMBER(SEARCH(&quot;E&quot;;[.$J127]));IF(ISBLANK([.$D$6]);&quot;&quot;;[.$D$6]);&quot;&quot;)">
            <text:p/>
          </table:table-cell>
          <table:table-cell table:formula="of:=IF(ISNUMBER(SEARCH(&quot;F&quot;;[.$J127]));IF(ISBLANK([.$D$7]);&quot;&quot;;[.$D$7]);&quot;&quot;)">
            <text:p/>
          </table:table-cell>
          <table:table-cell table:formula="of:=IF(ISNUMBER(SEARCH(&quot;G&quot;;[.$J127]));IF(ISBLANK([.$D$8]);&quot;&quot;;[.$D$8]);&quot;&quot;)">
            <text:p/>
          </table:table-cell>
          <table:table-cell table:formula="of:=IF(ISNUMBER(SEARCH(&quot;H&quot;;[.$J127]));IF(ISBLANK([.$D$9]);&quot;&quot;;[.$D$9]);&quot;&quot;)">
            <text:p/>
          </table:table-cell>
          <table:table-cell table:formula="of:=IF(ISNUMBER(SEARCH(&quot;I&quot;;[.$J127]));IF(ISBLANK([.$D$10]);&quot;&quot;;[.$D$10]);&quot;&quot;)">
            <text:p/>
          </table:table-cell>
          <table:table-cell table:formula="of:=IF(ISNUMBER(SEARCH(&quot;J&quot;;[.$J127]));IF(ISBLANK([.$D$11]);&quot;&quot;;[.$D$11]);&quot;&quot;)">
            <text:p/>
          </table:table-cell>
          <table:table-cell table:formula="of:=IF(ISNUMBER(SEARCH(&quot;K&quot;;[.$J127]));IF(ISBLANK([.$D$12]);&quot;&quot;;[.$D$12]);&quot;&quot;)">
            <text:p/>
          </table:table-cell>
          <table:table-cell table:formula="of:=IF(ISNUMBER(SEARCH(&quot;L&quot;;[.$J127]));IF(ISBLANK([.$D$13]);&quot;&quot;;[.$D$13]);&quot;&quot;)">
            <text:p/>
          </table:table-cell>
          <table:table-cell table:formula="of:=IF(ISNUMBER(SEARCH(&quot;M&quot;;[.$J127]));IF(ISBLANK([.$D$14]);&quot;&quot;;[.$D$14]);&quot;&quot;)">
            <text:p/>
          </table:table-cell>
          <table:table-cell table:formula="of:=IF(ISNUMBER(SEARCH(&quot;N&quot;;[.$J127]));IF(ISBLANK([.$D$15]);&quot;&quot;;[.$D$15]);&quot;&quot;)">
            <text:p/>
          </table:table-cell>
          <table:table-cell/>
          <table:table-cell table:formula="of:=IF(ISNUMBER(SEARCH(&quot;A&quot;;[.$J127]));IF(ISBLANK([.$E$2]);&quot;&quot;;[.$E$2]);&quot;&quot;)">
            <text:p/>
          </table:table-cell>
          <table:table-cell table:formula="of:=IF(ISNUMBER(SEARCH(&quot;B&quot;;[.$J127]));IF(ISBLANK([.$E$3]);&quot;&quot;;[.$E$3]);&quot;&quot;)">
            <text:p/>
          </table:table-cell>
          <table:table-cell table:formula="of:=IF(ISNUMBER(SEARCH(&quot;C&quot;;[.$J127]));IF(ISBLANK([.$E$4]);&quot;&quot;;[.$E$4]);&quot;&quot;)">
            <text:p/>
          </table:table-cell>
          <table:table-cell table:formula="of:=IF(ISNUMBER(SEARCH(&quot;D&quot;;[.$J127]));IF(ISBLANK([.$E$5]);&quot;&quot;;[.$E$5]);&quot;&quot;)">
            <text:p/>
          </table:table-cell>
          <table:table-cell table:formula="of:=IF(ISNUMBER(SEARCH(&quot;E&quot;;[.$J127]));IF(ISBLANK([.$E$6]);&quot;&quot;;[.$E$6]);&quot;&quot;)">
            <text:p/>
          </table:table-cell>
          <table:table-cell table:formula="of:=IF(ISNUMBER(SEARCH(&quot;F&quot;;[.$J127]));IF(ISBLANK([.$E$7]);&quot;&quot;;[.$E$7]);&quot;&quot;)">
            <text:p/>
          </table:table-cell>
          <table:table-cell table:formula="of:=IF(ISNUMBER(SEARCH(&quot;G&quot;;[.$J127]));IF(ISBLANK([.$E$8]);&quot;&quot;;[.$E$8]);&quot;&quot;)">
            <text:p/>
          </table:table-cell>
          <table:table-cell table:formula="of:=IF(ISNUMBER(SEARCH(&quot;H&quot;;[.$J127]));IF(ISBLANK([.$E$9]);&quot;&quot;;[.$E$9]);&quot;&quot;)">
            <text:p/>
          </table:table-cell>
          <table:table-cell table:formula="of:=IF(ISNUMBER(SEARCH(&quot;I&quot;;[.$J127]));IF(ISBLANK([.$E$10]);&quot;&quot;;[.$E$10]);&quot;&quot;)">
            <text:p/>
          </table:table-cell>
          <table:table-cell table:formula="of:=IF(ISNUMBER(SEARCH(&quot;J&quot;;[.$J127]));IF(ISBLANK([.$E$11]);&quot;&quot;;[.$E$11]);&quot;&quot;)">
            <text:p/>
          </table:table-cell>
          <table:table-cell table:formula="of:=IF(ISNUMBER(SEARCH(&quot;K&quot;;[.$J127]));IF(ISBLANK([.$E$12]);&quot;&quot;;[.$E$12]);&quot;&quot;)">
            <text:p/>
          </table:table-cell>
          <table:table-cell table:formula="of:=IF(ISNUMBER(SEARCH(&quot;L&quot;;[.$J127]));IF(ISBLANK([.$E$13]);&quot;&quot;;[.$E$13]);&quot;&quot;)">
            <text:p/>
          </table:table-cell>
          <table:table-cell table:formula="of:=IF(ISNUMBER(SEARCH(&quot;M&quot;;[.$J127]));IF(ISBLANK([.$E$14]);&quot;&quot;;[.$E$14]);&quot;&quot;)">
            <text:p/>
          </table:table-cell>
          <table:table-cell table:formula="of:=IF(ISNUMBER(SEARCH(&quot;N&quot;;[.$J12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8:.$AC128])">
            <text:p/>
          </table:table-cell>
          <table:table-cell table:formula="of:=COM.MICROSOFT.CONCAT([.$AE128:.$AR128])">
            <text:p/>
          </table:table-cell>
          <table:table-cell table:formula="of:=COM.MICROSOFT.CONCAT([.$AT128:.$BG128])">
            <text:p/>
          </table:table-cell>
          <table:table-cell table:formula="of:=COUNTIF([.$J$1:.$J$1999];[.J128])" office:value-type="float" office:value="0" calcext:value-type="float">
            <text:p>0</text:p>
          </table:table-cell>
          <table:table-cell/>
          <table:table-cell table:formula="of:=IF(ISNUMBER(SEARCH(&quot;A&quot;;[.$J128]));IF(ISBLANK([.$C$2]);&quot;&quot;;[.$C$2]);&quot;&quot;)">
            <text:p/>
          </table:table-cell>
          <table:table-cell table:formula="of:=IF(ISNUMBER(SEARCH(&quot;B&quot;;[.$J128]));IF(ISBLANK([.$C$3]);&quot;&quot;;[.$C$3]);&quot;&quot;)">
            <text:p/>
          </table:table-cell>
          <table:table-cell table:formula="of:=IF(ISNUMBER(SEARCH(&quot;C&quot;;[.$J128]));IF(ISBLANK([.$C$4]);&quot;&quot;;[.$C$4]);&quot;&quot;)">
            <text:p/>
          </table:table-cell>
          <table:table-cell table:formula="of:=IF(ISNUMBER(SEARCH(&quot;D&quot;;[.$J128]));IF(ISBLANK([.$C$5]);&quot;&quot;;[.$C$5]);&quot;&quot;)">
            <text:p/>
          </table:table-cell>
          <table:table-cell table:formula="of:=IF(ISNUMBER(SEARCH(&quot;E&quot;;[.$J128]));IF(ISBLANK([.$C$6]);&quot;&quot;;[.$C$6]);&quot;&quot;)">
            <text:p/>
          </table:table-cell>
          <table:table-cell table:formula="of:=IF(ISNUMBER(SEARCH(&quot;F&quot;;[.$J128]));IF(ISBLANK([.$C$7]);&quot;&quot;;[.$C$7]);&quot;&quot;)">
            <text:p/>
          </table:table-cell>
          <table:table-cell table:formula="of:=IF(ISNUMBER(SEARCH(&quot;G&quot;;[.$J128]));IF(ISBLANK([.$C$8]);&quot;&quot;;[.$C$8]);&quot;&quot;)">
            <text:p/>
          </table:table-cell>
          <table:table-cell table:formula="of:=IF(ISNUMBER(SEARCH(&quot;H&quot;;[.$J128]));IF(ISBLANK([.$C$9]);&quot;&quot;;[.$C$9]);&quot;&quot;)">
            <text:p/>
          </table:table-cell>
          <table:table-cell table:formula="of:=IF(ISNUMBER(SEARCH(&quot;I&quot;;[.$J128]));IF(ISBLANK([.$C$10]);&quot;&quot;;[.$C$10]);&quot;&quot;)">
            <text:p/>
          </table:table-cell>
          <table:table-cell table:formula="of:=IF(ISNUMBER(SEARCH(&quot;J&quot;;[.$J128]));IF(ISBLANK([.$C$11]);&quot;&quot;;[.$C$11]);&quot;&quot;)">
            <text:p/>
          </table:table-cell>
          <table:table-cell table:formula="of:=IF(ISNUMBER(SEARCH(&quot;K&quot;;[.$J128]));IF(ISBLANK([.$C$12]);&quot;&quot;;[.$C$12]);&quot;&quot;)">
            <text:p/>
          </table:table-cell>
          <table:table-cell table:formula="of:=IF(ISNUMBER(SEARCH(&quot;L&quot;;[.$J128]));IF(ISBLANK([.$C$13]);&quot;&quot;;[.$C$13]);&quot;&quot;)">
            <text:p/>
          </table:table-cell>
          <table:table-cell table:formula="of:=IF(ISNUMBER(SEARCH(&quot;M&quot;;[.$J128]));IF(ISBLANK([.$C$14]);&quot;&quot;;[.$C$14]);&quot;&quot;)">
            <text:p/>
          </table:table-cell>
          <table:table-cell table:formula="of:=IF(ISNUMBER(SEARCH(&quot;N&quot;;[.$J128]));IF(ISBLANK([.$C$15]);&quot;&quot;;[.$C$15]);&quot;&quot;)">
            <text:p/>
          </table:table-cell>
          <table:table-cell/>
          <table:table-cell table:formula="of:=IF(ISNUMBER(SEARCH(&quot;A&quot;;[.$J128]));IF(ISBLANK([.$D$2]);&quot;&quot;;[.$D$2]);&quot;&quot;)">
            <text:p/>
          </table:table-cell>
          <table:table-cell table:formula="of:=IF(ISNUMBER(SEARCH(&quot;B&quot;;[.$J128]));IF(ISBLANK([.$D$3]);&quot;&quot;;[.$D$3]);&quot;&quot;)">
            <text:p/>
          </table:table-cell>
          <table:table-cell table:formula="of:=IF(ISNUMBER(SEARCH(&quot;C&quot;;[.$J128]));IF(ISBLANK([.$D$4]);&quot;&quot;;[.$D$4]);&quot;&quot;)">
            <text:p/>
          </table:table-cell>
          <table:table-cell table:formula="of:=IF(ISNUMBER(SEARCH(&quot;D&quot;;[.$J128]));IF(ISBLANK([.$D$5]);&quot;&quot;;[.$D$5]);&quot;&quot;)">
            <text:p/>
          </table:table-cell>
          <table:table-cell table:formula="of:=IF(ISNUMBER(SEARCH(&quot;E&quot;;[.$J128]));IF(ISBLANK([.$D$6]);&quot;&quot;;[.$D$6]);&quot;&quot;)">
            <text:p/>
          </table:table-cell>
          <table:table-cell table:formula="of:=IF(ISNUMBER(SEARCH(&quot;F&quot;;[.$J128]));IF(ISBLANK([.$D$7]);&quot;&quot;;[.$D$7]);&quot;&quot;)">
            <text:p/>
          </table:table-cell>
          <table:table-cell table:formula="of:=IF(ISNUMBER(SEARCH(&quot;G&quot;;[.$J128]));IF(ISBLANK([.$D$8]);&quot;&quot;;[.$D$8]);&quot;&quot;)">
            <text:p/>
          </table:table-cell>
          <table:table-cell table:formula="of:=IF(ISNUMBER(SEARCH(&quot;H&quot;;[.$J128]));IF(ISBLANK([.$D$9]);&quot;&quot;;[.$D$9]);&quot;&quot;)">
            <text:p/>
          </table:table-cell>
          <table:table-cell table:formula="of:=IF(ISNUMBER(SEARCH(&quot;I&quot;;[.$J128]));IF(ISBLANK([.$D$10]);&quot;&quot;;[.$D$10]);&quot;&quot;)">
            <text:p/>
          </table:table-cell>
          <table:table-cell table:formula="of:=IF(ISNUMBER(SEARCH(&quot;J&quot;;[.$J128]));IF(ISBLANK([.$D$11]);&quot;&quot;;[.$D$11]);&quot;&quot;)">
            <text:p/>
          </table:table-cell>
          <table:table-cell table:formula="of:=IF(ISNUMBER(SEARCH(&quot;K&quot;;[.$J128]));IF(ISBLANK([.$D$12]);&quot;&quot;;[.$D$12]);&quot;&quot;)">
            <text:p/>
          </table:table-cell>
          <table:table-cell table:formula="of:=IF(ISNUMBER(SEARCH(&quot;L&quot;;[.$J128]));IF(ISBLANK([.$D$13]);&quot;&quot;;[.$D$13]);&quot;&quot;)">
            <text:p/>
          </table:table-cell>
          <table:table-cell table:formula="of:=IF(ISNUMBER(SEARCH(&quot;M&quot;;[.$J128]));IF(ISBLANK([.$D$14]);&quot;&quot;;[.$D$14]);&quot;&quot;)">
            <text:p/>
          </table:table-cell>
          <table:table-cell table:formula="of:=IF(ISNUMBER(SEARCH(&quot;N&quot;;[.$J128]));IF(ISBLANK([.$D$15]);&quot;&quot;;[.$D$15]);&quot;&quot;)">
            <text:p/>
          </table:table-cell>
          <table:table-cell/>
          <table:table-cell table:formula="of:=IF(ISNUMBER(SEARCH(&quot;A&quot;;[.$J128]));IF(ISBLANK([.$E$2]);&quot;&quot;;[.$E$2]);&quot;&quot;)">
            <text:p/>
          </table:table-cell>
          <table:table-cell table:formula="of:=IF(ISNUMBER(SEARCH(&quot;B&quot;;[.$J128]));IF(ISBLANK([.$E$3]);&quot;&quot;;[.$E$3]);&quot;&quot;)">
            <text:p/>
          </table:table-cell>
          <table:table-cell table:formula="of:=IF(ISNUMBER(SEARCH(&quot;C&quot;;[.$J128]));IF(ISBLANK([.$E$4]);&quot;&quot;;[.$E$4]);&quot;&quot;)">
            <text:p/>
          </table:table-cell>
          <table:table-cell table:formula="of:=IF(ISNUMBER(SEARCH(&quot;D&quot;;[.$J128]));IF(ISBLANK([.$E$5]);&quot;&quot;;[.$E$5]);&quot;&quot;)">
            <text:p/>
          </table:table-cell>
          <table:table-cell table:formula="of:=IF(ISNUMBER(SEARCH(&quot;E&quot;;[.$J128]));IF(ISBLANK([.$E$6]);&quot;&quot;;[.$E$6]);&quot;&quot;)">
            <text:p/>
          </table:table-cell>
          <table:table-cell table:formula="of:=IF(ISNUMBER(SEARCH(&quot;F&quot;;[.$J128]));IF(ISBLANK([.$E$7]);&quot;&quot;;[.$E$7]);&quot;&quot;)">
            <text:p/>
          </table:table-cell>
          <table:table-cell table:formula="of:=IF(ISNUMBER(SEARCH(&quot;G&quot;;[.$J128]));IF(ISBLANK([.$E$8]);&quot;&quot;;[.$E$8]);&quot;&quot;)">
            <text:p/>
          </table:table-cell>
          <table:table-cell table:formula="of:=IF(ISNUMBER(SEARCH(&quot;H&quot;;[.$J128]));IF(ISBLANK([.$E$9]);&quot;&quot;;[.$E$9]);&quot;&quot;)">
            <text:p/>
          </table:table-cell>
          <table:table-cell table:formula="of:=IF(ISNUMBER(SEARCH(&quot;I&quot;;[.$J128]));IF(ISBLANK([.$E$10]);&quot;&quot;;[.$E$10]);&quot;&quot;)">
            <text:p/>
          </table:table-cell>
          <table:table-cell table:formula="of:=IF(ISNUMBER(SEARCH(&quot;J&quot;;[.$J128]));IF(ISBLANK([.$E$11]);&quot;&quot;;[.$E$11]);&quot;&quot;)">
            <text:p/>
          </table:table-cell>
          <table:table-cell table:formula="of:=IF(ISNUMBER(SEARCH(&quot;K&quot;;[.$J128]));IF(ISBLANK([.$E$12]);&quot;&quot;;[.$E$12]);&quot;&quot;)">
            <text:p/>
          </table:table-cell>
          <table:table-cell table:formula="of:=IF(ISNUMBER(SEARCH(&quot;L&quot;;[.$J128]));IF(ISBLANK([.$E$13]);&quot;&quot;;[.$E$13]);&quot;&quot;)">
            <text:p/>
          </table:table-cell>
          <table:table-cell table:formula="of:=IF(ISNUMBER(SEARCH(&quot;M&quot;;[.$J128]));IF(ISBLANK([.$E$14]);&quot;&quot;;[.$E$14]);&quot;&quot;)">
            <text:p/>
          </table:table-cell>
          <table:table-cell table:formula="of:=IF(ISNUMBER(SEARCH(&quot;N&quot;;[.$J12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29:.$AC129])">
            <text:p/>
          </table:table-cell>
          <table:table-cell table:formula="of:=COM.MICROSOFT.CONCAT([.$AE129:.$AR129])">
            <text:p/>
          </table:table-cell>
          <table:table-cell table:formula="of:=COM.MICROSOFT.CONCAT([.$AT129:.$BG129])">
            <text:p/>
          </table:table-cell>
          <table:table-cell table:formula="of:=COUNTIF([.$J$1:.$J$1999];[.J129])" office:value-type="float" office:value="0" calcext:value-type="float">
            <text:p>0</text:p>
          </table:table-cell>
          <table:table-cell/>
          <table:table-cell table:formula="of:=IF(ISNUMBER(SEARCH(&quot;A&quot;;[.$J129]));IF(ISBLANK([.$C$2]);&quot;&quot;;[.$C$2]);&quot;&quot;)">
            <text:p/>
          </table:table-cell>
          <table:table-cell table:formula="of:=IF(ISNUMBER(SEARCH(&quot;B&quot;;[.$J129]));IF(ISBLANK([.$C$3]);&quot;&quot;;[.$C$3]);&quot;&quot;)">
            <text:p/>
          </table:table-cell>
          <table:table-cell table:formula="of:=IF(ISNUMBER(SEARCH(&quot;C&quot;;[.$J129]));IF(ISBLANK([.$C$4]);&quot;&quot;;[.$C$4]);&quot;&quot;)">
            <text:p/>
          </table:table-cell>
          <table:table-cell table:formula="of:=IF(ISNUMBER(SEARCH(&quot;D&quot;;[.$J129]));IF(ISBLANK([.$C$5]);&quot;&quot;;[.$C$5]);&quot;&quot;)">
            <text:p/>
          </table:table-cell>
          <table:table-cell table:formula="of:=IF(ISNUMBER(SEARCH(&quot;E&quot;;[.$J129]));IF(ISBLANK([.$C$6]);&quot;&quot;;[.$C$6]);&quot;&quot;)">
            <text:p/>
          </table:table-cell>
          <table:table-cell table:formula="of:=IF(ISNUMBER(SEARCH(&quot;F&quot;;[.$J129]));IF(ISBLANK([.$C$7]);&quot;&quot;;[.$C$7]);&quot;&quot;)">
            <text:p/>
          </table:table-cell>
          <table:table-cell table:formula="of:=IF(ISNUMBER(SEARCH(&quot;G&quot;;[.$J129]));IF(ISBLANK([.$C$8]);&quot;&quot;;[.$C$8]);&quot;&quot;)">
            <text:p/>
          </table:table-cell>
          <table:table-cell table:formula="of:=IF(ISNUMBER(SEARCH(&quot;H&quot;;[.$J129]));IF(ISBLANK([.$C$9]);&quot;&quot;;[.$C$9]);&quot;&quot;)">
            <text:p/>
          </table:table-cell>
          <table:table-cell table:formula="of:=IF(ISNUMBER(SEARCH(&quot;I&quot;;[.$J129]));IF(ISBLANK([.$C$10]);&quot;&quot;;[.$C$10]);&quot;&quot;)">
            <text:p/>
          </table:table-cell>
          <table:table-cell table:formula="of:=IF(ISNUMBER(SEARCH(&quot;J&quot;;[.$J129]));IF(ISBLANK([.$C$11]);&quot;&quot;;[.$C$11]);&quot;&quot;)">
            <text:p/>
          </table:table-cell>
          <table:table-cell table:formula="of:=IF(ISNUMBER(SEARCH(&quot;K&quot;;[.$J129]));IF(ISBLANK([.$C$12]);&quot;&quot;;[.$C$12]);&quot;&quot;)">
            <text:p/>
          </table:table-cell>
          <table:table-cell table:formula="of:=IF(ISNUMBER(SEARCH(&quot;L&quot;;[.$J129]));IF(ISBLANK([.$C$13]);&quot;&quot;;[.$C$13]);&quot;&quot;)">
            <text:p/>
          </table:table-cell>
          <table:table-cell table:formula="of:=IF(ISNUMBER(SEARCH(&quot;M&quot;;[.$J129]));IF(ISBLANK([.$C$14]);&quot;&quot;;[.$C$14]);&quot;&quot;)">
            <text:p/>
          </table:table-cell>
          <table:table-cell table:formula="of:=IF(ISNUMBER(SEARCH(&quot;N&quot;;[.$J129]));IF(ISBLANK([.$C$15]);&quot;&quot;;[.$C$15]);&quot;&quot;)">
            <text:p/>
          </table:table-cell>
          <table:table-cell/>
          <table:table-cell table:formula="of:=IF(ISNUMBER(SEARCH(&quot;A&quot;;[.$J129]));IF(ISBLANK([.$D$2]);&quot;&quot;;[.$D$2]);&quot;&quot;)">
            <text:p/>
          </table:table-cell>
          <table:table-cell table:formula="of:=IF(ISNUMBER(SEARCH(&quot;B&quot;;[.$J129]));IF(ISBLANK([.$D$3]);&quot;&quot;;[.$D$3]);&quot;&quot;)">
            <text:p/>
          </table:table-cell>
          <table:table-cell table:formula="of:=IF(ISNUMBER(SEARCH(&quot;C&quot;;[.$J129]));IF(ISBLANK([.$D$4]);&quot;&quot;;[.$D$4]);&quot;&quot;)">
            <text:p/>
          </table:table-cell>
          <table:table-cell table:formula="of:=IF(ISNUMBER(SEARCH(&quot;D&quot;;[.$J129]));IF(ISBLANK([.$D$5]);&quot;&quot;;[.$D$5]);&quot;&quot;)">
            <text:p/>
          </table:table-cell>
          <table:table-cell table:formula="of:=IF(ISNUMBER(SEARCH(&quot;E&quot;;[.$J129]));IF(ISBLANK([.$D$6]);&quot;&quot;;[.$D$6]);&quot;&quot;)">
            <text:p/>
          </table:table-cell>
          <table:table-cell table:formula="of:=IF(ISNUMBER(SEARCH(&quot;F&quot;;[.$J129]));IF(ISBLANK([.$D$7]);&quot;&quot;;[.$D$7]);&quot;&quot;)">
            <text:p/>
          </table:table-cell>
          <table:table-cell table:formula="of:=IF(ISNUMBER(SEARCH(&quot;G&quot;;[.$J129]));IF(ISBLANK([.$D$8]);&quot;&quot;;[.$D$8]);&quot;&quot;)">
            <text:p/>
          </table:table-cell>
          <table:table-cell table:formula="of:=IF(ISNUMBER(SEARCH(&quot;H&quot;;[.$J129]));IF(ISBLANK([.$D$9]);&quot;&quot;;[.$D$9]);&quot;&quot;)">
            <text:p/>
          </table:table-cell>
          <table:table-cell table:formula="of:=IF(ISNUMBER(SEARCH(&quot;I&quot;;[.$J129]));IF(ISBLANK([.$D$10]);&quot;&quot;;[.$D$10]);&quot;&quot;)">
            <text:p/>
          </table:table-cell>
          <table:table-cell table:formula="of:=IF(ISNUMBER(SEARCH(&quot;J&quot;;[.$J129]));IF(ISBLANK([.$D$11]);&quot;&quot;;[.$D$11]);&quot;&quot;)">
            <text:p/>
          </table:table-cell>
          <table:table-cell table:formula="of:=IF(ISNUMBER(SEARCH(&quot;K&quot;;[.$J129]));IF(ISBLANK([.$D$12]);&quot;&quot;;[.$D$12]);&quot;&quot;)">
            <text:p/>
          </table:table-cell>
          <table:table-cell table:formula="of:=IF(ISNUMBER(SEARCH(&quot;L&quot;;[.$J129]));IF(ISBLANK([.$D$13]);&quot;&quot;;[.$D$13]);&quot;&quot;)">
            <text:p/>
          </table:table-cell>
          <table:table-cell table:formula="of:=IF(ISNUMBER(SEARCH(&quot;M&quot;;[.$J129]));IF(ISBLANK([.$D$14]);&quot;&quot;;[.$D$14]);&quot;&quot;)">
            <text:p/>
          </table:table-cell>
          <table:table-cell table:formula="of:=IF(ISNUMBER(SEARCH(&quot;N&quot;;[.$J129]));IF(ISBLANK([.$D$15]);&quot;&quot;;[.$D$15]);&quot;&quot;)">
            <text:p/>
          </table:table-cell>
          <table:table-cell/>
          <table:table-cell table:formula="of:=IF(ISNUMBER(SEARCH(&quot;A&quot;;[.$J129]));IF(ISBLANK([.$E$2]);&quot;&quot;;[.$E$2]);&quot;&quot;)">
            <text:p/>
          </table:table-cell>
          <table:table-cell table:formula="of:=IF(ISNUMBER(SEARCH(&quot;B&quot;;[.$J129]));IF(ISBLANK([.$E$3]);&quot;&quot;;[.$E$3]);&quot;&quot;)">
            <text:p/>
          </table:table-cell>
          <table:table-cell table:formula="of:=IF(ISNUMBER(SEARCH(&quot;C&quot;;[.$J129]));IF(ISBLANK([.$E$4]);&quot;&quot;;[.$E$4]);&quot;&quot;)">
            <text:p/>
          </table:table-cell>
          <table:table-cell table:formula="of:=IF(ISNUMBER(SEARCH(&quot;D&quot;;[.$J129]));IF(ISBLANK([.$E$5]);&quot;&quot;;[.$E$5]);&quot;&quot;)">
            <text:p/>
          </table:table-cell>
          <table:table-cell table:formula="of:=IF(ISNUMBER(SEARCH(&quot;E&quot;;[.$J129]));IF(ISBLANK([.$E$6]);&quot;&quot;;[.$E$6]);&quot;&quot;)">
            <text:p/>
          </table:table-cell>
          <table:table-cell table:formula="of:=IF(ISNUMBER(SEARCH(&quot;F&quot;;[.$J129]));IF(ISBLANK([.$E$7]);&quot;&quot;;[.$E$7]);&quot;&quot;)">
            <text:p/>
          </table:table-cell>
          <table:table-cell table:formula="of:=IF(ISNUMBER(SEARCH(&quot;G&quot;;[.$J129]));IF(ISBLANK([.$E$8]);&quot;&quot;;[.$E$8]);&quot;&quot;)">
            <text:p/>
          </table:table-cell>
          <table:table-cell table:formula="of:=IF(ISNUMBER(SEARCH(&quot;H&quot;;[.$J129]));IF(ISBLANK([.$E$9]);&quot;&quot;;[.$E$9]);&quot;&quot;)">
            <text:p/>
          </table:table-cell>
          <table:table-cell table:formula="of:=IF(ISNUMBER(SEARCH(&quot;I&quot;;[.$J129]));IF(ISBLANK([.$E$10]);&quot;&quot;;[.$E$10]);&quot;&quot;)">
            <text:p/>
          </table:table-cell>
          <table:table-cell table:formula="of:=IF(ISNUMBER(SEARCH(&quot;J&quot;;[.$J129]));IF(ISBLANK([.$E$11]);&quot;&quot;;[.$E$11]);&quot;&quot;)">
            <text:p/>
          </table:table-cell>
          <table:table-cell table:formula="of:=IF(ISNUMBER(SEARCH(&quot;K&quot;;[.$J129]));IF(ISBLANK([.$E$12]);&quot;&quot;;[.$E$12]);&quot;&quot;)">
            <text:p/>
          </table:table-cell>
          <table:table-cell table:formula="of:=IF(ISNUMBER(SEARCH(&quot;L&quot;;[.$J129]));IF(ISBLANK([.$E$13]);&quot;&quot;;[.$E$13]);&quot;&quot;)">
            <text:p/>
          </table:table-cell>
          <table:table-cell table:formula="of:=IF(ISNUMBER(SEARCH(&quot;M&quot;;[.$J129]));IF(ISBLANK([.$E$14]);&quot;&quot;;[.$E$14]);&quot;&quot;)">
            <text:p/>
          </table:table-cell>
          <table:table-cell table:formula="of:=IF(ISNUMBER(SEARCH(&quot;N&quot;;[.$J12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0:.$AC130])">
            <text:p/>
          </table:table-cell>
          <table:table-cell table:formula="of:=COM.MICROSOFT.CONCAT([.$AE130:.$AR130])">
            <text:p/>
          </table:table-cell>
          <table:table-cell table:formula="of:=COM.MICROSOFT.CONCAT([.$AT130:.$BG130])">
            <text:p/>
          </table:table-cell>
          <table:table-cell table:formula="of:=COUNTIF([.$J$1:.$J$1999];[.J130])" office:value-type="float" office:value="0" calcext:value-type="float">
            <text:p>0</text:p>
          </table:table-cell>
          <table:table-cell/>
          <table:table-cell table:formula="of:=IF(ISNUMBER(SEARCH(&quot;A&quot;;[.$J130]));IF(ISBLANK([.$C$2]);&quot;&quot;;[.$C$2]);&quot;&quot;)">
            <text:p/>
          </table:table-cell>
          <table:table-cell table:formula="of:=IF(ISNUMBER(SEARCH(&quot;B&quot;;[.$J130]));IF(ISBLANK([.$C$3]);&quot;&quot;;[.$C$3]);&quot;&quot;)">
            <text:p/>
          </table:table-cell>
          <table:table-cell table:formula="of:=IF(ISNUMBER(SEARCH(&quot;C&quot;;[.$J130]));IF(ISBLANK([.$C$4]);&quot;&quot;;[.$C$4]);&quot;&quot;)">
            <text:p/>
          </table:table-cell>
          <table:table-cell table:formula="of:=IF(ISNUMBER(SEARCH(&quot;D&quot;;[.$J130]));IF(ISBLANK([.$C$5]);&quot;&quot;;[.$C$5]);&quot;&quot;)">
            <text:p/>
          </table:table-cell>
          <table:table-cell table:formula="of:=IF(ISNUMBER(SEARCH(&quot;E&quot;;[.$J130]));IF(ISBLANK([.$C$6]);&quot;&quot;;[.$C$6]);&quot;&quot;)">
            <text:p/>
          </table:table-cell>
          <table:table-cell table:formula="of:=IF(ISNUMBER(SEARCH(&quot;F&quot;;[.$J130]));IF(ISBLANK([.$C$7]);&quot;&quot;;[.$C$7]);&quot;&quot;)">
            <text:p/>
          </table:table-cell>
          <table:table-cell table:formula="of:=IF(ISNUMBER(SEARCH(&quot;G&quot;;[.$J130]));IF(ISBLANK([.$C$8]);&quot;&quot;;[.$C$8]);&quot;&quot;)">
            <text:p/>
          </table:table-cell>
          <table:table-cell table:formula="of:=IF(ISNUMBER(SEARCH(&quot;H&quot;;[.$J130]));IF(ISBLANK([.$C$9]);&quot;&quot;;[.$C$9]);&quot;&quot;)">
            <text:p/>
          </table:table-cell>
          <table:table-cell table:formula="of:=IF(ISNUMBER(SEARCH(&quot;I&quot;;[.$J130]));IF(ISBLANK([.$C$10]);&quot;&quot;;[.$C$10]);&quot;&quot;)">
            <text:p/>
          </table:table-cell>
          <table:table-cell table:formula="of:=IF(ISNUMBER(SEARCH(&quot;J&quot;;[.$J130]));IF(ISBLANK([.$C$11]);&quot;&quot;;[.$C$11]);&quot;&quot;)">
            <text:p/>
          </table:table-cell>
          <table:table-cell table:formula="of:=IF(ISNUMBER(SEARCH(&quot;K&quot;;[.$J130]));IF(ISBLANK([.$C$12]);&quot;&quot;;[.$C$12]);&quot;&quot;)">
            <text:p/>
          </table:table-cell>
          <table:table-cell table:formula="of:=IF(ISNUMBER(SEARCH(&quot;L&quot;;[.$J130]));IF(ISBLANK([.$C$13]);&quot;&quot;;[.$C$13]);&quot;&quot;)">
            <text:p/>
          </table:table-cell>
          <table:table-cell table:formula="of:=IF(ISNUMBER(SEARCH(&quot;M&quot;;[.$J130]));IF(ISBLANK([.$C$14]);&quot;&quot;;[.$C$14]);&quot;&quot;)">
            <text:p/>
          </table:table-cell>
          <table:table-cell table:formula="of:=IF(ISNUMBER(SEARCH(&quot;N&quot;;[.$J130]));IF(ISBLANK([.$C$15]);&quot;&quot;;[.$C$15]);&quot;&quot;)">
            <text:p/>
          </table:table-cell>
          <table:table-cell/>
          <table:table-cell table:formula="of:=IF(ISNUMBER(SEARCH(&quot;A&quot;;[.$J130]));IF(ISBLANK([.$D$2]);&quot;&quot;;[.$D$2]);&quot;&quot;)">
            <text:p/>
          </table:table-cell>
          <table:table-cell table:formula="of:=IF(ISNUMBER(SEARCH(&quot;B&quot;;[.$J130]));IF(ISBLANK([.$D$3]);&quot;&quot;;[.$D$3]);&quot;&quot;)">
            <text:p/>
          </table:table-cell>
          <table:table-cell table:formula="of:=IF(ISNUMBER(SEARCH(&quot;C&quot;;[.$J130]));IF(ISBLANK([.$D$4]);&quot;&quot;;[.$D$4]);&quot;&quot;)">
            <text:p/>
          </table:table-cell>
          <table:table-cell table:formula="of:=IF(ISNUMBER(SEARCH(&quot;D&quot;;[.$J130]));IF(ISBLANK([.$D$5]);&quot;&quot;;[.$D$5]);&quot;&quot;)">
            <text:p/>
          </table:table-cell>
          <table:table-cell table:formula="of:=IF(ISNUMBER(SEARCH(&quot;E&quot;;[.$J130]));IF(ISBLANK([.$D$6]);&quot;&quot;;[.$D$6]);&quot;&quot;)">
            <text:p/>
          </table:table-cell>
          <table:table-cell table:formula="of:=IF(ISNUMBER(SEARCH(&quot;F&quot;;[.$J130]));IF(ISBLANK([.$D$7]);&quot;&quot;;[.$D$7]);&quot;&quot;)">
            <text:p/>
          </table:table-cell>
          <table:table-cell table:formula="of:=IF(ISNUMBER(SEARCH(&quot;G&quot;;[.$J130]));IF(ISBLANK([.$D$8]);&quot;&quot;;[.$D$8]);&quot;&quot;)">
            <text:p/>
          </table:table-cell>
          <table:table-cell table:formula="of:=IF(ISNUMBER(SEARCH(&quot;H&quot;;[.$J130]));IF(ISBLANK([.$D$9]);&quot;&quot;;[.$D$9]);&quot;&quot;)">
            <text:p/>
          </table:table-cell>
          <table:table-cell table:formula="of:=IF(ISNUMBER(SEARCH(&quot;I&quot;;[.$J130]));IF(ISBLANK([.$D$10]);&quot;&quot;;[.$D$10]);&quot;&quot;)">
            <text:p/>
          </table:table-cell>
          <table:table-cell table:formula="of:=IF(ISNUMBER(SEARCH(&quot;J&quot;;[.$J130]));IF(ISBLANK([.$D$11]);&quot;&quot;;[.$D$11]);&quot;&quot;)">
            <text:p/>
          </table:table-cell>
          <table:table-cell table:formula="of:=IF(ISNUMBER(SEARCH(&quot;K&quot;;[.$J130]));IF(ISBLANK([.$D$12]);&quot;&quot;;[.$D$12]);&quot;&quot;)">
            <text:p/>
          </table:table-cell>
          <table:table-cell table:formula="of:=IF(ISNUMBER(SEARCH(&quot;L&quot;;[.$J130]));IF(ISBLANK([.$D$13]);&quot;&quot;;[.$D$13]);&quot;&quot;)">
            <text:p/>
          </table:table-cell>
          <table:table-cell table:formula="of:=IF(ISNUMBER(SEARCH(&quot;M&quot;;[.$J130]));IF(ISBLANK([.$D$14]);&quot;&quot;;[.$D$14]);&quot;&quot;)">
            <text:p/>
          </table:table-cell>
          <table:table-cell table:formula="of:=IF(ISNUMBER(SEARCH(&quot;N&quot;;[.$J130]));IF(ISBLANK([.$D$15]);&quot;&quot;;[.$D$15]);&quot;&quot;)">
            <text:p/>
          </table:table-cell>
          <table:table-cell/>
          <table:table-cell table:formula="of:=IF(ISNUMBER(SEARCH(&quot;A&quot;;[.$J130]));IF(ISBLANK([.$E$2]);&quot;&quot;;[.$E$2]);&quot;&quot;)">
            <text:p/>
          </table:table-cell>
          <table:table-cell table:formula="of:=IF(ISNUMBER(SEARCH(&quot;B&quot;;[.$J130]));IF(ISBLANK([.$E$3]);&quot;&quot;;[.$E$3]);&quot;&quot;)">
            <text:p/>
          </table:table-cell>
          <table:table-cell table:formula="of:=IF(ISNUMBER(SEARCH(&quot;C&quot;;[.$J130]));IF(ISBLANK([.$E$4]);&quot;&quot;;[.$E$4]);&quot;&quot;)">
            <text:p/>
          </table:table-cell>
          <table:table-cell table:formula="of:=IF(ISNUMBER(SEARCH(&quot;D&quot;;[.$J130]));IF(ISBLANK([.$E$5]);&quot;&quot;;[.$E$5]);&quot;&quot;)">
            <text:p/>
          </table:table-cell>
          <table:table-cell table:formula="of:=IF(ISNUMBER(SEARCH(&quot;E&quot;;[.$J130]));IF(ISBLANK([.$E$6]);&quot;&quot;;[.$E$6]);&quot;&quot;)">
            <text:p/>
          </table:table-cell>
          <table:table-cell table:formula="of:=IF(ISNUMBER(SEARCH(&quot;F&quot;;[.$J130]));IF(ISBLANK([.$E$7]);&quot;&quot;;[.$E$7]);&quot;&quot;)">
            <text:p/>
          </table:table-cell>
          <table:table-cell table:formula="of:=IF(ISNUMBER(SEARCH(&quot;G&quot;;[.$J130]));IF(ISBLANK([.$E$8]);&quot;&quot;;[.$E$8]);&quot;&quot;)">
            <text:p/>
          </table:table-cell>
          <table:table-cell table:formula="of:=IF(ISNUMBER(SEARCH(&quot;H&quot;;[.$J130]));IF(ISBLANK([.$E$9]);&quot;&quot;;[.$E$9]);&quot;&quot;)">
            <text:p/>
          </table:table-cell>
          <table:table-cell table:formula="of:=IF(ISNUMBER(SEARCH(&quot;I&quot;;[.$J130]));IF(ISBLANK([.$E$10]);&quot;&quot;;[.$E$10]);&quot;&quot;)">
            <text:p/>
          </table:table-cell>
          <table:table-cell table:formula="of:=IF(ISNUMBER(SEARCH(&quot;J&quot;;[.$J130]));IF(ISBLANK([.$E$11]);&quot;&quot;;[.$E$11]);&quot;&quot;)">
            <text:p/>
          </table:table-cell>
          <table:table-cell table:formula="of:=IF(ISNUMBER(SEARCH(&quot;K&quot;;[.$J130]));IF(ISBLANK([.$E$12]);&quot;&quot;;[.$E$12]);&quot;&quot;)">
            <text:p/>
          </table:table-cell>
          <table:table-cell table:formula="of:=IF(ISNUMBER(SEARCH(&quot;L&quot;;[.$J130]));IF(ISBLANK([.$E$13]);&quot;&quot;;[.$E$13]);&quot;&quot;)">
            <text:p/>
          </table:table-cell>
          <table:table-cell table:formula="of:=IF(ISNUMBER(SEARCH(&quot;M&quot;;[.$J130]));IF(ISBLANK([.$E$14]);&quot;&quot;;[.$E$14]);&quot;&quot;)">
            <text:p/>
          </table:table-cell>
          <table:table-cell table:formula="of:=IF(ISNUMBER(SEARCH(&quot;N&quot;;[.$J13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1:.$AC131])">
            <text:p/>
          </table:table-cell>
          <table:table-cell table:formula="of:=COM.MICROSOFT.CONCAT([.$AE131:.$AR131])">
            <text:p/>
          </table:table-cell>
          <table:table-cell table:formula="of:=COM.MICROSOFT.CONCAT([.$AT131:.$BG131])">
            <text:p/>
          </table:table-cell>
          <table:table-cell table:formula="of:=COUNTIF([.$J$1:.$J$1999];[.J131])" office:value-type="float" office:value="0" calcext:value-type="float">
            <text:p>0</text:p>
          </table:table-cell>
          <table:table-cell/>
          <table:table-cell table:formula="of:=IF(ISNUMBER(SEARCH(&quot;A&quot;;[.$J131]));IF(ISBLANK([.$C$2]);&quot;&quot;;[.$C$2]);&quot;&quot;)">
            <text:p/>
          </table:table-cell>
          <table:table-cell table:formula="of:=IF(ISNUMBER(SEARCH(&quot;B&quot;;[.$J131]));IF(ISBLANK([.$C$3]);&quot;&quot;;[.$C$3]);&quot;&quot;)">
            <text:p/>
          </table:table-cell>
          <table:table-cell table:formula="of:=IF(ISNUMBER(SEARCH(&quot;C&quot;;[.$J131]));IF(ISBLANK([.$C$4]);&quot;&quot;;[.$C$4]);&quot;&quot;)">
            <text:p/>
          </table:table-cell>
          <table:table-cell table:formula="of:=IF(ISNUMBER(SEARCH(&quot;D&quot;;[.$J131]));IF(ISBLANK([.$C$5]);&quot;&quot;;[.$C$5]);&quot;&quot;)">
            <text:p/>
          </table:table-cell>
          <table:table-cell table:formula="of:=IF(ISNUMBER(SEARCH(&quot;E&quot;;[.$J131]));IF(ISBLANK([.$C$6]);&quot;&quot;;[.$C$6]);&quot;&quot;)">
            <text:p/>
          </table:table-cell>
          <table:table-cell table:formula="of:=IF(ISNUMBER(SEARCH(&quot;F&quot;;[.$J131]));IF(ISBLANK([.$C$7]);&quot;&quot;;[.$C$7]);&quot;&quot;)">
            <text:p/>
          </table:table-cell>
          <table:table-cell table:formula="of:=IF(ISNUMBER(SEARCH(&quot;G&quot;;[.$J131]));IF(ISBLANK([.$C$8]);&quot;&quot;;[.$C$8]);&quot;&quot;)">
            <text:p/>
          </table:table-cell>
          <table:table-cell table:formula="of:=IF(ISNUMBER(SEARCH(&quot;H&quot;;[.$J131]));IF(ISBLANK([.$C$9]);&quot;&quot;;[.$C$9]);&quot;&quot;)">
            <text:p/>
          </table:table-cell>
          <table:table-cell table:formula="of:=IF(ISNUMBER(SEARCH(&quot;I&quot;;[.$J131]));IF(ISBLANK([.$C$10]);&quot;&quot;;[.$C$10]);&quot;&quot;)">
            <text:p/>
          </table:table-cell>
          <table:table-cell table:formula="of:=IF(ISNUMBER(SEARCH(&quot;J&quot;;[.$J131]));IF(ISBLANK([.$C$11]);&quot;&quot;;[.$C$11]);&quot;&quot;)">
            <text:p/>
          </table:table-cell>
          <table:table-cell table:formula="of:=IF(ISNUMBER(SEARCH(&quot;K&quot;;[.$J131]));IF(ISBLANK([.$C$12]);&quot;&quot;;[.$C$12]);&quot;&quot;)">
            <text:p/>
          </table:table-cell>
          <table:table-cell table:formula="of:=IF(ISNUMBER(SEARCH(&quot;L&quot;;[.$J131]));IF(ISBLANK([.$C$13]);&quot;&quot;;[.$C$13]);&quot;&quot;)">
            <text:p/>
          </table:table-cell>
          <table:table-cell table:formula="of:=IF(ISNUMBER(SEARCH(&quot;M&quot;;[.$J131]));IF(ISBLANK([.$C$14]);&quot;&quot;;[.$C$14]);&quot;&quot;)">
            <text:p/>
          </table:table-cell>
          <table:table-cell table:formula="of:=IF(ISNUMBER(SEARCH(&quot;N&quot;;[.$J131]));IF(ISBLANK([.$C$15]);&quot;&quot;;[.$C$15]);&quot;&quot;)">
            <text:p/>
          </table:table-cell>
          <table:table-cell/>
          <table:table-cell table:formula="of:=IF(ISNUMBER(SEARCH(&quot;A&quot;;[.$J131]));IF(ISBLANK([.$D$2]);&quot;&quot;;[.$D$2]);&quot;&quot;)">
            <text:p/>
          </table:table-cell>
          <table:table-cell table:formula="of:=IF(ISNUMBER(SEARCH(&quot;B&quot;;[.$J131]));IF(ISBLANK([.$D$3]);&quot;&quot;;[.$D$3]);&quot;&quot;)">
            <text:p/>
          </table:table-cell>
          <table:table-cell table:formula="of:=IF(ISNUMBER(SEARCH(&quot;C&quot;;[.$J131]));IF(ISBLANK([.$D$4]);&quot;&quot;;[.$D$4]);&quot;&quot;)">
            <text:p/>
          </table:table-cell>
          <table:table-cell table:formula="of:=IF(ISNUMBER(SEARCH(&quot;D&quot;;[.$J131]));IF(ISBLANK([.$D$5]);&quot;&quot;;[.$D$5]);&quot;&quot;)">
            <text:p/>
          </table:table-cell>
          <table:table-cell table:formula="of:=IF(ISNUMBER(SEARCH(&quot;E&quot;;[.$J131]));IF(ISBLANK([.$D$6]);&quot;&quot;;[.$D$6]);&quot;&quot;)">
            <text:p/>
          </table:table-cell>
          <table:table-cell table:formula="of:=IF(ISNUMBER(SEARCH(&quot;F&quot;;[.$J131]));IF(ISBLANK([.$D$7]);&quot;&quot;;[.$D$7]);&quot;&quot;)">
            <text:p/>
          </table:table-cell>
          <table:table-cell table:formula="of:=IF(ISNUMBER(SEARCH(&quot;G&quot;;[.$J131]));IF(ISBLANK([.$D$8]);&quot;&quot;;[.$D$8]);&quot;&quot;)">
            <text:p/>
          </table:table-cell>
          <table:table-cell table:formula="of:=IF(ISNUMBER(SEARCH(&quot;H&quot;;[.$J131]));IF(ISBLANK([.$D$9]);&quot;&quot;;[.$D$9]);&quot;&quot;)">
            <text:p/>
          </table:table-cell>
          <table:table-cell table:formula="of:=IF(ISNUMBER(SEARCH(&quot;I&quot;;[.$J131]));IF(ISBLANK([.$D$10]);&quot;&quot;;[.$D$10]);&quot;&quot;)">
            <text:p/>
          </table:table-cell>
          <table:table-cell table:formula="of:=IF(ISNUMBER(SEARCH(&quot;J&quot;;[.$J131]));IF(ISBLANK([.$D$11]);&quot;&quot;;[.$D$11]);&quot;&quot;)">
            <text:p/>
          </table:table-cell>
          <table:table-cell table:formula="of:=IF(ISNUMBER(SEARCH(&quot;K&quot;;[.$J131]));IF(ISBLANK([.$D$12]);&quot;&quot;;[.$D$12]);&quot;&quot;)">
            <text:p/>
          </table:table-cell>
          <table:table-cell table:formula="of:=IF(ISNUMBER(SEARCH(&quot;L&quot;;[.$J131]));IF(ISBLANK([.$D$13]);&quot;&quot;;[.$D$13]);&quot;&quot;)">
            <text:p/>
          </table:table-cell>
          <table:table-cell table:formula="of:=IF(ISNUMBER(SEARCH(&quot;M&quot;;[.$J131]));IF(ISBLANK([.$D$14]);&quot;&quot;;[.$D$14]);&quot;&quot;)">
            <text:p/>
          </table:table-cell>
          <table:table-cell table:formula="of:=IF(ISNUMBER(SEARCH(&quot;N&quot;;[.$J131]));IF(ISBLANK([.$D$15]);&quot;&quot;;[.$D$15]);&quot;&quot;)">
            <text:p/>
          </table:table-cell>
          <table:table-cell/>
          <table:table-cell table:formula="of:=IF(ISNUMBER(SEARCH(&quot;A&quot;;[.$J131]));IF(ISBLANK([.$E$2]);&quot;&quot;;[.$E$2]);&quot;&quot;)">
            <text:p/>
          </table:table-cell>
          <table:table-cell table:formula="of:=IF(ISNUMBER(SEARCH(&quot;B&quot;;[.$J131]));IF(ISBLANK([.$E$3]);&quot;&quot;;[.$E$3]);&quot;&quot;)">
            <text:p/>
          </table:table-cell>
          <table:table-cell table:formula="of:=IF(ISNUMBER(SEARCH(&quot;C&quot;;[.$J131]));IF(ISBLANK([.$E$4]);&quot;&quot;;[.$E$4]);&quot;&quot;)">
            <text:p/>
          </table:table-cell>
          <table:table-cell table:formula="of:=IF(ISNUMBER(SEARCH(&quot;D&quot;;[.$J131]));IF(ISBLANK([.$E$5]);&quot;&quot;;[.$E$5]);&quot;&quot;)">
            <text:p/>
          </table:table-cell>
          <table:table-cell table:formula="of:=IF(ISNUMBER(SEARCH(&quot;E&quot;;[.$J131]));IF(ISBLANK([.$E$6]);&quot;&quot;;[.$E$6]);&quot;&quot;)">
            <text:p/>
          </table:table-cell>
          <table:table-cell table:formula="of:=IF(ISNUMBER(SEARCH(&quot;F&quot;;[.$J131]));IF(ISBLANK([.$E$7]);&quot;&quot;;[.$E$7]);&quot;&quot;)">
            <text:p/>
          </table:table-cell>
          <table:table-cell table:formula="of:=IF(ISNUMBER(SEARCH(&quot;G&quot;;[.$J131]));IF(ISBLANK([.$E$8]);&quot;&quot;;[.$E$8]);&quot;&quot;)">
            <text:p/>
          </table:table-cell>
          <table:table-cell table:formula="of:=IF(ISNUMBER(SEARCH(&quot;H&quot;;[.$J131]));IF(ISBLANK([.$E$9]);&quot;&quot;;[.$E$9]);&quot;&quot;)">
            <text:p/>
          </table:table-cell>
          <table:table-cell table:formula="of:=IF(ISNUMBER(SEARCH(&quot;I&quot;;[.$J131]));IF(ISBLANK([.$E$10]);&quot;&quot;;[.$E$10]);&quot;&quot;)">
            <text:p/>
          </table:table-cell>
          <table:table-cell table:formula="of:=IF(ISNUMBER(SEARCH(&quot;J&quot;;[.$J131]));IF(ISBLANK([.$E$11]);&quot;&quot;;[.$E$11]);&quot;&quot;)">
            <text:p/>
          </table:table-cell>
          <table:table-cell table:formula="of:=IF(ISNUMBER(SEARCH(&quot;K&quot;;[.$J131]));IF(ISBLANK([.$E$12]);&quot;&quot;;[.$E$12]);&quot;&quot;)">
            <text:p/>
          </table:table-cell>
          <table:table-cell table:formula="of:=IF(ISNUMBER(SEARCH(&quot;L&quot;;[.$J131]));IF(ISBLANK([.$E$13]);&quot;&quot;;[.$E$13]);&quot;&quot;)">
            <text:p/>
          </table:table-cell>
          <table:table-cell table:formula="of:=IF(ISNUMBER(SEARCH(&quot;M&quot;;[.$J131]));IF(ISBLANK([.$E$14]);&quot;&quot;;[.$E$14]);&quot;&quot;)">
            <text:p/>
          </table:table-cell>
          <table:table-cell table:formula="of:=IF(ISNUMBER(SEARCH(&quot;N&quot;;[.$J13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2:.$AC132])">
            <text:p/>
          </table:table-cell>
          <table:table-cell table:formula="of:=COM.MICROSOFT.CONCAT([.$AE132:.$AR132])">
            <text:p/>
          </table:table-cell>
          <table:table-cell table:formula="of:=COM.MICROSOFT.CONCAT([.$AT132:.$BG132])">
            <text:p/>
          </table:table-cell>
          <table:table-cell table:formula="of:=COUNTIF([.$J$1:.$J$1999];[.J132])" office:value-type="float" office:value="0" calcext:value-type="float">
            <text:p>0</text:p>
          </table:table-cell>
          <table:table-cell/>
          <table:table-cell table:formula="of:=IF(ISNUMBER(SEARCH(&quot;A&quot;;[.$J132]));IF(ISBLANK([.$C$2]);&quot;&quot;;[.$C$2]);&quot;&quot;)">
            <text:p/>
          </table:table-cell>
          <table:table-cell table:formula="of:=IF(ISNUMBER(SEARCH(&quot;B&quot;;[.$J132]));IF(ISBLANK([.$C$3]);&quot;&quot;;[.$C$3]);&quot;&quot;)">
            <text:p/>
          </table:table-cell>
          <table:table-cell table:formula="of:=IF(ISNUMBER(SEARCH(&quot;C&quot;;[.$J132]));IF(ISBLANK([.$C$4]);&quot;&quot;;[.$C$4]);&quot;&quot;)">
            <text:p/>
          </table:table-cell>
          <table:table-cell table:formula="of:=IF(ISNUMBER(SEARCH(&quot;D&quot;;[.$J132]));IF(ISBLANK([.$C$5]);&quot;&quot;;[.$C$5]);&quot;&quot;)">
            <text:p/>
          </table:table-cell>
          <table:table-cell table:formula="of:=IF(ISNUMBER(SEARCH(&quot;E&quot;;[.$J132]));IF(ISBLANK([.$C$6]);&quot;&quot;;[.$C$6]);&quot;&quot;)">
            <text:p/>
          </table:table-cell>
          <table:table-cell table:formula="of:=IF(ISNUMBER(SEARCH(&quot;F&quot;;[.$J132]));IF(ISBLANK([.$C$7]);&quot;&quot;;[.$C$7]);&quot;&quot;)">
            <text:p/>
          </table:table-cell>
          <table:table-cell table:formula="of:=IF(ISNUMBER(SEARCH(&quot;G&quot;;[.$J132]));IF(ISBLANK([.$C$8]);&quot;&quot;;[.$C$8]);&quot;&quot;)">
            <text:p/>
          </table:table-cell>
          <table:table-cell table:formula="of:=IF(ISNUMBER(SEARCH(&quot;H&quot;;[.$J132]));IF(ISBLANK([.$C$9]);&quot;&quot;;[.$C$9]);&quot;&quot;)">
            <text:p/>
          </table:table-cell>
          <table:table-cell table:formula="of:=IF(ISNUMBER(SEARCH(&quot;I&quot;;[.$J132]));IF(ISBLANK([.$C$10]);&quot;&quot;;[.$C$10]);&quot;&quot;)">
            <text:p/>
          </table:table-cell>
          <table:table-cell table:formula="of:=IF(ISNUMBER(SEARCH(&quot;J&quot;;[.$J132]));IF(ISBLANK([.$C$11]);&quot;&quot;;[.$C$11]);&quot;&quot;)">
            <text:p/>
          </table:table-cell>
          <table:table-cell table:formula="of:=IF(ISNUMBER(SEARCH(&quot;K&quot;;[.$J132]));IF(ISBLANK([.$C$12]);&quot;&quot;;[.$C$12]);&quot;&quot;)">
            <text:p/>
          </table:table-cell>
          <table:table-cell table:formula="of:=IF(ISNUMBER(SEARCH(&quot;L&quot;;[.$J132]));IF(ISBLANK([.$C$13]);&quot;&quot;;[.$C$13]);&quot;&quot;)">
            <text:p/>
          </table:table-cell>
          <table:table-cell table:formula="of:=IF(ISNUMBER(SEARCH(&quot;M&quot;;[.$J132]));IF(ISBLANK([.$C$14]);&quot;&quot;;[.$C$14]);&quot;&quot;)">
            <text:p/>
          </table:table-cell>
          <table:table-cell table:formula="of:=IF(ISNUMBER(SEARCH(&quot;N&quot;;[.$J132]));IF(ISBLANK([.$C$15]);&quot;&quot;;[.$C$15]);&quot;&quot;)">
            <text:p/>
          </table:table-cell>
          <table:table-cell/>
          <table:table-cell table:formula="of:=IF(ISNUMBER(SEARCH(&quot;A&quot;;[.$J132]));IF(ISBLANK([.$D$2]);&quot;&quot;;[.$D$2]);&quot;&quot;)">
            <text:p/>
          </table:table-cell>
          <table:table-cell table:formula="of:=IF(ISNUMBER(SEARCH(&quot;B&quot;;[.$J132]));IF(ISBLANK([.$D$3]);&quot;&quot;;[.$D$3]);&quot;&quot;)">
            <text:p/>
          </table:table-cell>
          <table:table-cell table:formula="of:=IF(ISNUMBER(SEARCH(&quot;C&quot;;[.$J132]));IF(ISBLANK([.$D$4]);&quot;&quot;;[.$D$4]);&quot;&quot;)">
            <text:p/>
          </table:table-cell>
          <table:table-cell table:formula="of:=IF(ISNUMBER(SEARCH(&quot;D&quot;;[.$J132]));IF(ISBLANK([.$D$5]);&quot;&quot;;[.$D$5]);&quot;&quot;)">
            <text:p/>
          </table:table-cell>
          <table:table-cell table:formula="of:=IF(ISNUMBER(SEARCH(&quot;E&quot;;[.$J132]));IF(ISBLANK([.$D$6]);&quot;&quot;;[.$D$6]);&quot;&quot;)">
            <text:p/>
          </table:table-cell>
          <table:table-cell table:formula="of:=IF(ISNUMBER(SEARCH(&quot;F&quot;;[.$J132]));IF(ISBLANK([.$D$7]);&quot;&quot;;[.$D$7]);&quot;&quot;)">
            <text:p/>
          </table:table-cell>
          <table:table-cell table:formula="of:=IF(ISNUMBER(SEARCH(&quot;G&quot;;[.$J132]));IF(ISBLANK([.$D$8]);&quot;&quot;;[.$D$8]);&quot;&quot;)">
            <text:p/>
          </table:table-cell>
          <table:table-cell table:formula="of:=IF(ISNUMBER(SEARCH(&quot;H&quot;;[.$J132]));IF(ISBLANK([.$D$9]);&quot;&quot;;[.$D$9]);&quot;&quot;)">
            <text:p/>
          </table:table-cell>
          <table:table-cell table:formula="of:=IF(ISNUMBER(SEARCH(&quot;I&quot;;[.$J132]));IF(ISBLANK([.$D$10]);&quot;&quot;;[.$D$10]);&quot;&quot;)">
            <text:p/>
          </table:table-cell>
          <table:table-cell table:formula="of:=IF(ISNUMBER(SEARCH(&quot;J&quot;;[.$J132]));IF(ISBLANK([.$D$11]);&quot;&quot;;[.$D$11]);&quot;&quot;)">
            <text:p/>
          </table:table-cell>
          <table:table-cell table:formula="of:=IF(ISNUMBER(SEARCH(&quot;K&quot;;[.$J132]));IF(ISBLANK([.$D$12]);&quot;&quot;;[.$D$12]);&quot;&quot;)">
            <text:p/>
          </table:table-cell>
          <table:table-cell table:formula="of:=IF(ISNUMBER(SEARCH(&quot;L&quot;;[.$J132]));IF(ISBLANK([.$D$13]);&quot;&quot;;[.$D$13]);&quot;&quot;)">
            <text:p/>
          </table:table-cell>
          <table:table-cell table:formula="of:=IF(ISNUMBER(SEARCH(&quot;M&quot;;[.$J132]));IF(ISBLANK([.$D$14]);&quot;&quot;;[.$D$14]);&quot;&quot;)">
            <text:p/>
          </table:table-cell>
          <table:table-cell table:formula="of:=IF(ISNUMBER(SEARCH(&quot;N&quot;;[.$J132]));IF(ISBLANK([.$D$15]);&quot;&quot;;[.$D$15]);&quot;&quot;)">
            <text:p/>
          </table:table-cell>
          <table:table-cell/>
          <table:table-cell table:formula="of:=IF(ISNUMBER(SEARCH(&quot;A&quot;;[.$J132]));IF(ISBLANK([.$E$2]);&quot;&quot;;[.$E$2]);&quot;&quot;)">
            <text:p/>
          </table:table-cell>
          <table:table-cell table:formula="of:=IF(ISNUMBER(SEARCH(&quot;B&quot;;[.$J132]));IF(ISBLANK([.$E$3]);&quot;&quot;;[.$E$3]);&quot;&quot;)">
            <text:p/>
          </table:table-cell>
          <table:table-cell table:formula="of:=IF(ISNUMBER(SEARCH(&quot;C&quot;;[.$J132]));IF(ISBLANK([.$E$4]);&quot;&quot;;[.$E$4]);&quot;&quot;)">
            <text:p/>
          </table:table-cell>
          <table:table-cell table:formula="of:=IF(ISNUMBER(SEARCH(&quot;D&quot;;[.$J132]));IF(ISBLANK([.$E$5]);&quot;&quot;;[.$E$5]);&quot;&quot;)">
            <text:p/>
          </table:table-cell>
          <table:table-cell table:formula="of:=IF(ISNUMBER(SEARCH(&quot;E&quot;;[.$J132]));IF(ISBLANK([.$E$6]);&quot;&quot;;[.$E$6]);&quot;&quot;)">
            <text:p/>
          </table:table-cell>
          <table:table-cell table:formula="of:=IF(ISNUMBER(SEARCH(&quot;F&quot;;[.$J132]));IF(ISBLANK([.$E$7]);&quot;&quot;;[.$E$7]);&quot;&quot;)">
            <text:p/>
          </table:table-cell>
          <table:table-cell table:formula="of:=IF(ISNUMBER(SEARCH(&quot;G&quot;;[.$J132]));IF(ISBLANK([.$E$8]);&quot;&quot;;[.$E$8]);&quot;&quot;)">
            <text:p/>
          </table:table-cell>
          <table:table-cell table:formula="of:=IF(ISNUMBER(SEARCH(&quot;H&quot;;[.$J132]));IF(ISBLANK([.$E$9]);&quot;&quot;;[.$E$9]);&quot;&quot;)">
            <text:p/>
          </table:table-cell>
          <table:table-cell table:formula="of:=IF(ISNUMBER(SEARCH(&quot;I&quot;;[.$J132]));IF(ISBLANK([.$E$10]);&quot;&quot;;[.$E$10]);&quot;&quot;)">
            <text:p/>
          </table:table-cell>
          <table:table-cell table:formula="of:=IF(ISNUMBER(SEARCH(&quot;J&quot;;[.$J132]));IF(ISBLANK([.$E$11]);&quot;&quot;;[.$E$11]);&quot;&quot;)">
            <text:p/>
          </table:table-cell>
          <table:table-cell table:formula="of:=IF(ISNUMBER(SEARCH(&quot;K&quot;;[.$J132]));IF(ISBLANK([.$E$12]);&quot;&quot;;[.$E$12]);&quot;&quot;)">
            <text:p/>
          </table:table-cell>
          <table:table-cell table:formula="of:=IF(ISNUMBER(SEARCH(&quot;L&quot;;[.$J132]));IF(ISBLANK([.$E$13]);&quot;&quot;;[.$E$13]);&quot;&quot;)">
            <text:p/>
          </table:table-cell>
          <table:table-cell table:formula="of:=IF(ISNUMBER(SEARCH(&quot;M&quot;;[.$J132]));IF(ISBLANK([.$E$14]);&quot;&quot;;[.$E$14]);&quot;&quot;)">
            <text:p/>
          </table:table-cell>
          <table:table-cell table:formula="of:=IF(ISNUMBER(SEARCH(&quot;N&quot;;[.$J13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3:.$AC133])">
            <text:p/>
          </table:table-cell>
          <table:table-cell table:formula="of:=COM.MICROSOFT.CONCAT([.$AE133:.$AR133])">
            <text:p/>
          </table:table-cell>
          <table:table-cell table:formula="of:=COM.MICROSOFT.CONCAT([.$AT133:.$BG133])">
            <text:p/>
          </table:table-cell>
          <table:table-cell table:formula="of:=COUNTIF([.$J$1:.$J$1999];[.J133])" office:value-type="float" office:value="0" calcext:value-type="float">
            <text:p>0</text:p>
          </table:table-cell>
          <table:table-cell/>
          <table:table-cell table:formula="of:=IF(ISNUMBER(SEARCH(&quot;A&quot;;[.$J133]));IF(ISBLANK([.$C$2]);&quot;&quot;;[.$C$2]);&quot;&quot;)">
            <text:p/>
          </table:table-cell>
          <table:table-cell table:formula="of:=IF(ISNUMBER(SEARCH(&quot;B&quot;;[.$J133]));IF(ISBLANK([.$C$3]);&quot;&quot;;[.$C$3]);&quot;&quot;)">
            <text:p/>
          </table:table-cell>
          <table:table-cell table:formula="of:=IF(ISNUMBER(SEARCH(&quot;C&quot;;[.$J133]));IF(ISBLANK([.$C$4]);&quot;&quot;;[.$C$4]);&quot;&quot;)">
            <text:p/>
          </table:table-cell>
          <table:table-cell table:formula="of:=IF(ISNUMBER(SEARCH(&quot;D&quot;;[.$J133]));IF(ISBLANK([.$C$5]);&quot;&quot;;[.$C$5]);&quot;&quot;)">
            <text:p/>
          </table:table-cell>
          <table:table-cell table:formula="of:=IF(ISNUMBER(SEARCH(&quot;E&quot;;[.$J133]));IF(ISBLANK([.$C$6]);&quot;&quot;;[.$C$6]);&quot;&quot;)">
            <text:p/>
          </table:table-cell>
          <table:table-cell table:formula="of:=IF(ISNUMBER(SEARCH(&quot;F&quot;;[.$J133]));IF(ISBLANK([.$C$7]);&quot;&quot;;[.$C$7]);&quot;&quot;)">
            <text:p/>
          </table:table-cell>
          <table:table-cell table:formula="of:=IF(ISNUMBER(SEARCH(&quot;G&quot;;[.$J133]));IF(ISBLANK([.$C$8]);&quot;&quot;;[.$C$8]);&quot;&quot;)">
            <text:p/>
          </table:table-cell>
          <table:table-cell table:formula="of:=IF(ISNUMBER(SEARCH(&quot;H&quot;;[.$J133]));IF(ISBLANK([.$C$9]);&quot;&quot;;[.$C$9]);&quot;&quot;)">
            <text:p/>
          </table:table-cell>
          <table:table-cell table:formula="of:=IF(ISNUMBER(SEARCH(&quot;I&quot;;[.$J133]));IF(ISBLANK([.$C$10]);&quot;&quot;;[.$C$10]);&quot;&quot;)">
            <text:p/>
          </table:table-cell>
          <table:table-cell table:formula="of:=IF(ISNUMBER(SEARCH(&quot;J&quot;;[.$J133]));IF(ISBLANK([.$C$11]);&quot;&quot;;[.$C$11]);&quot;&quot;)">
            <text:p/>
          </table:table-cell>
          <table:table-cell table:formula="of:=IF(ISNUMBER(SEARCH(&quot;K&quot;;[.$J133]));IF(ISBLANK([.$C$12]);&quot;&quot;;[.$C$12]);&quot;&quot;)">
            <text:p/>
          </table:table-cell>
          <table:table-cell table:formula="of:=IF(ISNUMBER(SEARCH(&quot;L&quot;;[.$J133]));IF(ISBLANK([.$C$13]);&quot;&quot;;[.$C$13]);&quot;&quot;)">
            <text:p/>
          </table:table-cell>
          <table:table-cell table:formula="of:=IF(ISNUMBER(SEARCH(&quot;M&quot;;[.$J133]));IF(ISBLANK([.$C$14]);&quot;&quot;;[.$C$14]);&quot;&quot;)">
            <text:p/>
          </table:table-cell>
          <table:table-cell table:formula="of:=IF(ISNUMBER(SEARCH(&quot;N&quot;;[.$J133]));IF(ISBLANK([.$C$15]);&quot;&quot;;[.$C$15]);&quot;&quot;)">
            <text:p/>
          </table:table-cell>
          <table:table-cell/>
          <table:table-cell table:formula="of:=IF(ISNUMBER(SEARCH(&quot;A&quot;;[.$J133]));IF(ISBLANK([.$D$2]);&quot;&quot;;[.$D$2]);&quot;&quot;)">
            <text:p/>
          </table:table-cell>
          <table:table-cell table:formula="of:=IF(ISNUMBER(SEARCH(&quot;B&quot;;[.$J133]));IF(ISBLANK([.$D$3]);&quot;&quot;;[.$D$3]);&quot;&quot;)">
            <text:p/>
          </table:table-cell>
          <table:table-cell table:formula="of:=IF(ISNUMBER(SEARCH(&quot;C&quot;;[.$J133]));IF(ISBLANK([.$D$4]);&quot;&quot;;[.$D$4]);&quot;&quot;)">
            <text:p/>
          </table:table-cell>
          <table:table-cell table:formula="of:=IF(ISNUMBER(SEARCH(&quot;D&quot;;[.$J133]));IF(ISBLANK([.$D$5]);&quot;&quot;;[.$D$5]);&quot;&quot;)">
            <text:p/>
          </table:table-cell>
          <table:table-cell table:formula="of:=IF(ISNUMBER(SEARCH(&quot;E&quot;;[.$J133]));IF(ISBLANK([.$D$6]);&quot;&quot;;[.$D$6]);&quot;&quot;)">
            <text:p/>
          </table:table-cell>
          <table:table-cell table:formula="of:=IF(ISNUMBER(SEARCH(&quot;F&quot;;[.$J133]));IF(ISBLANK([.$D$7]);&quot;&quot;;[.$D$7]);&quot;&quot;)">
            <text:p/>
          </table:table-cell>
          <table:table-cell table:formula="of:=IF(ISNUMBER(SEARCH(&quot;G&quot;;[.$J133]));IF(ISBLANK([.$D$8]);&quot;&quot;;[.$D$8]);&quot;&quot;)">
            <text:p/>
          </table:table-cell>
          <table:table-cell table:formula="of:=IF(ISNUMBER(SEARCH(&quot;H&quot;;[.$J133]));IF(ISBLANK([.$D$9]);&quot;&quot;;[.$D$9]);&quot;&quot;)">
            <text:p/>
          </table:table-cell>
          <table:table-cell table:formula="of:=IF(ISNUMBER(SEARCH(&quot;I&quot;;[.$J133]));IF(ISBLANK([.$D$10]);&quot;&quot;;[.$D$10]);&quot;&quot;)">
            <text:p/>
          </table:table-cell>
          <table:table-cell table:formula="of:=IF(ISNUMBER(SEARCH(&quot;J&quot;;[.$J133]));IF(ISBLANK([.$D$11]);&quot;&quot;;[.$D$11]);&quot;&quot;)">
            <text:p/>
          </table:table-cell>
          <table:table-cell table:formula="of:=IF(ISNUMBER(SEARCH(&quot;K&quot;;[.$J133]));IF(ISBLANK([.$D$12]);&quot;&quot;;[.$D$12]);&quot;&quot;)">
            <text:p/>
          </table:table-cell>
          <table:table-cell table:formula="of:=IF(ISNUMBER(SEARCH(&quot;L&quot;;[.$J133]));IF(ISBLANK([.$D$13]);&quot;&quot;;[.$D$13]);&quot;&quot;)">
            <text:p/>
          </table:table-cell>
          <table:table-cell table:formula="of:=IF(ISNUMBER(SEARCH(&quot;M&quot;;[.$J133]));IF(ISBLANK([.$D$14]);&quot;&quot;;[.$D$14]);&quot;&quot;)">
            <text:p/>
          </table:table-cell>
          <table:table-cell table:formula="of:=IF(ISNUMBER(SEARCH(&quot;N&quot;;[.$J133]));IF(ISBLANK([.$D$15]);&quot;&quot;;[.$D$15]);&quot;&quot;)">
            <text:p/>
          </table:table-cell>
          <table:table-cell/>
          <table:table-cell table:formula="of:=IF(ISNUMBER(SEARCH(&quot;A&quot;;[.$J133]));IF(ISBLANK([.$E$2]);&quot;&quot;;[.$E$2]);&quot;&quot;)">
            <text:p/>
          </table:table-cell>
          <table:table-cell table:formula="of:=IF(ISNUMBER(SEARCH(&quot;B&quot;;[.$J133]));IF(ISBLANK([.$E$3]);&quot;&quot;;[.$E$3]);&quot;&quot;)">
            <text:p/>
          </table:table-cell>
          <table:table-cell table:formula="of:=IF(ISNUMBER(SEARCH(&quot;C&quot;;[.$J133]));IF(ISBLANK([.$E$4]);&quot;&quot;;[.$E$4]);&quot;&quot;)">
            <text:p/>
          </table:table-cell>
          <table:table-cell table:formula="of:=IF(ISNUMBER(SEARCH(&quot;D&quot;;[.$J133]));IF(ISBLANK([.$E$5]);&quot;&quot;;[.$E$5]);&quot;&quot;)">
            <text:p/>
          </table:table-cell>
          <table:table-cell table:formula="of:=IF(ISNUMBER(SEARCH(&quot;E&quot;;[.$J133]));IF(ISBLANK([.$E$6]);&quot;&quot;;[.$E$6]);&quot;&quot;)">
            <text:p/>
          </table:table-cell>
          <table:table-cell table:formula="of:=IF(ISNUMBER(SEARCH(&quot;F&quot;;[.$J133]));IF(ISBLANK([.$E$7]);&quot;&quot;;[.$E$7]);&quot;&quot;)">
            <text:p/>
          </table:table-cell>
          <table:table-cell table:formula="of:=IF(ISNUMBER(SEARCH(&quot;G&quot;;[.$J133]));IF(ISBLANK([.$E$8]);&quot;&quot;;[.$E$8]);&quot;&quot;)">
            <text:p/>
          </table:table-cell>
          <table:table-cell table:formula="of:=IF(ISNUMBER(SEARCH(&quot;H&quot;;[.$J133]));IF(ISBLANK([.$E$9]);&quot;&quot;;[.$E$9]);&quot;&quot;)">
            <text:p/>
          </table:table-cell>
          <table:table-cell table:formula="of:=IF(ISNUMBER(SEARCH(&quot;I&quot;;[.$J133]));IF(ISBLANK([.$E$10]);&quot;&quot;;[.$E$10]);&quot;&quot;)">
            <text:p/>
          </table:table-cell>
          <table:table-cell table:formula="of:=IF(ISNUMBER(SEARCH(&quot;J&quot;;[.$J133]));IF(ISBLANK([.$E$11]);&quot;&quot;;[.$E$11]);&quot;&quot;)">
            <text:p/>
          </table:table-cell>
          <table:table-cell table:formula="of:=IF(ISNUMBER(SEARCH(&quot;K&quot;;[.$J133]));IF(ISBLANK([.$E$12]);&quot;&quot;;[.$E$12]);&quot;&quot;)">
            <text:p/>
          </table:table-cell>
          <table:table-cell table:formula="of:=IF(ISNUMBER(SEARCH(&quot;L&quot;;[.$J133]));IF(ISBLANK([.$E$13]);&quot;&quot;;[.$E$13]);&quot;&quot;)">
            <text:p/>
          </table:table-cell>
          <table:table-cell table:formula="of:=IF(ISNUMBER(SEARCH(&quot;M&quot;;[.$J133]));IF(ISBLANK([.$E$14]);&quot;&quot;;[.$E$14]);&quot;&quot;)">
            <text:p/>
          </table:table-cell>
          <table:table-cell table:formula="of:=IF(ISNUMBER(SEARCH(&quot;N&quot;;[.$J13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4:.$AC134])">
            <text:p/>
          </table:table-cell>
          <table:table-cell table:formula="of:=COM.MICROSOFT.CONCAT([.$AE134:.$AR134])">
            <text:p/>
          </table:table-cell>
          <table:table-cell table:formula="of:=COM.MICROSOFT.CONCAT([.$AT134:.$BG134])">
            <text:p/>
          </table:table-cell>
          <table:table-cell table:formula="of:=COUNTIF([.$J$1:.$J$1999];[.J134])" office:value-type="float" office:value="0" calcext:value-type="float">
            <text:p>0</text:p>
          </table:table-cell>
          <table:table-cell/>
          <table:table-cell table:formula="of:=IF(ISNUMBER(SEARCH(&quot;A&quot;;[.$J134]));IF(ISBLANK([.$C$2]);&quot;&quot;;[.$C$2]);&quot;&quot;)">
            <text:p/>
          </table:table-cell>
          <table:table-cell table:formula="of:=IF(ISNUMBER(SEARCH(&quot;B&quot;;[.$J134]));IF(ISBLANK([.$C$3]);&quot;&quot;;[.$C$3]);&quot;&quot;)">
            <text:p/>
          </table:table-cell>
          <table:table-cell table:formula="of:=IF(ISNUMBER(SEARCH(&quot;C&quot;;[.$J134]));IF(ISBLANK([.$C$4]);&quot;&quot;;[.$C$4]);&quot;&quot;)">
            <text:p/>
          </table:table-cell>
          <table:table-cell table:formula="of:=IF(ISNUMBER(SEARCH(&quot;D&quot;;[.$J134]));IF(ISBLANK([.$C$5]);&quot;&quot;;[.$C$5]);&quot;&quot;)">
            <text:p/>
          </table:table-cell>
          <table:table-cell table:formula="of:=IF(ISNUMBER(SEARCH(&quot;E&quot;;[.$J134]));IF(ISBLANK([.$C$6]);&quot;&quot;;[.$C$6]);&quot;&quot;)">
            <text:p/>
          </table:table-cell>
          <table:table-cell table:formula="of:=IF(ISNUMBER(SEARCH(&quot;F&quot;;[.$J134]));IF(ISBLANK([.$C$7]);&quot;&quot;;[.$C$7]);&quot;&quot;)">
            <text:p/>
          </table:table-cell>
          <table:table-cell table:formula="of:=IF(ISNUMBER(SEARCH(&quot;G&quot;;[.$J134]));IF(ISBLANK([.$C$8]);&quot;&quot;;[.$C$8]);&quot;&quot;)">
            <text:p/>
          </table:table-cell>
          <table:table-cell table:formula="of:=IF(ISNUMBER(SEARCH(&quot;H&quot;;[.$J134]));IF(ISBLANK([.$C$9]);&quot;&quot;;[.$C$9]);&quot;&quot;)">
            <text:p/>
          </table:table-cell>
          <table:table-cell table:formula="of:=IF(ISNUMBER(SEARCH(&quot;I&quot;;[.$J134]));IF(ISBLANK([.$C$10]);&quot;&quot;;[.$C$10]);&quot;&quot;)">
            <text:p/>
          </table:table-cell>
          <table:table-cell table:formula="of:=IF(ISNUMBER(SEARCH(&quot;J&quot;;[.$J134]));IF(ISBLANK([.$C$11]);&quot;&quot;;[.$C$11]);&quot;&quot;)">
            <text:p/>
          </table:table-cell>
          <table:table-cell table:formula="of:=IF(ISNUMBER(SEARCH(&quot;K&quot;;[.$J134]));IF(ISBLANK([.$C$12]);&quot;&quot;;[.$C$12]);&quot;&quot;)">
            <text:p/>
          </table:table-cell>
          <table:table-cell table:formula="of:=IF(ISNUMBER(SEARCH(&quot;L&quot;;[.$J134]));IF(ISBLANK([.$C$13]);&quot;&quot;;[.$C$13]);&quot;&quot;)">
            <text:p/>
          </table:table-cell>
          <table:table-cell table:formula="of:=IF(ISNUMBER(SEARCH(&quot;M&quot;;[.$J134]));IF(ISBLANK([.$C$14]);&quot;&quot;;[.$C$14]);&quot;&quot;)">
            <text:p/>
          </table:table-cell>
          <table:table-cell table:formula="of:=IF(ISNUMBER(SEARCH(&quot;N&quot;;[.$J134]));IF(ISBLANK([.$C$15]);&quot;&quot;;[.$C$15]);&quot;&quot;)">
            <text:p/>
          </table:table-cell>
          <table:table-cell/>
          <table:table-cell table:formula="of:=IF(ISNUMBER(SEARCH(&quot;A&quot;;[.$J134]));IF(ISBLANK([.$D$2]);&quot;&quot;;[.$D$2]);&quot;&quot;)">
            <text:p/>
          </table:table-cell>
          <table:table-cell table:formula="of:=IF(ISNUMBER(SEARCH(&quot;B&quot;;[.$J134]));IF(ISBLANK([.$D$3]);&quot;&quot;;[.$D$3]);&quot;&quot;)">
            <text:p/>
          </table:table-cell>
          <table:table-cell table:formula="of:=IF(ISNUMBER(SEARCH(&quot;C&quot;;[.$J134]));IF(ISBLANK([.$D$4]);&quot;&quot;;[.$D$4]);&quot;&quot;)">
            <text:p/>
          </table:table-cell>
          <table:table-cell table:formula="of:=IF(ISNUMBER(SEARCH(&quot;D&quot;;[.$J134]));IF(ISBLANK([.$D$5]);&quot;&quot;;[.$D$5]);&quot;&quot;)">
            <text:p/>
          </table:table-cell>
          <table:table-cell table:formula="of:=IF(ISNUMBER(SEARCH(&quot;E&quot;;[.$J134]));IF(ISBLANK([.$D$6]);&quot;&quot;;[.$D$6]);&quot;&quot;)">
            <text:p/>
          </table:table-cell>
          <table:table-cell table:formula="of:=IF(ISNUMBER(SEARCH(&quot;F&quot;;[.$J134]));IF(ISBLANK([.$D$7]);&quot;&quot;;[.$D$7]);&quot;&quot;)">
            <text:p/>
          </table:table-cell>
          <table:table-cell table:formula="of:=IF(ISNUMBER(SEARCH(&quot;G&quot;;[.$J134]));IF(ISBLANK([.$D$8]);&quot;&quot;;[.$D$8]);&quot;&quot;)">
            <text:p/>
          </table:table-cell>
          <table:table-cell table:formula="of:=IF(ISNUMBER(SEARCH(&quot;H&quot;;[.$J134]));IF(ISBLANK([.$D$9]);&quot;&quot;;[.$D$9]);&quot;&quot;)">
            <text:p/>
          </table:table-cell>
          <table:table-cell table:formula="of:=IF(ISNUMBER(SEARCH(&quot;I&quot;;[.$J134]));IF(ISBLANK([.$D$10]);&quot;&quot;;[.$D$10]);&quot;&quot;)">
            <text:p/>
          </table:table-cell>
          <table:table-cell table:formula="of:=IF(ISNUMBER(SEARCH(&quot;J&quot;;[.$J134]));IF(ISBLANK([.$D$11]);&quot;&quot;;[.$D$11]);&quot;&quot;)">
            <text:p/>
          </table:table-cell>
          <table:table-cell table:formula="of:=IF(ISNUMBER(SEARCH(&quot;K&quot;;[.$J134]));IF(ISBLANK([.$D$12]);&quot;&quot;;[.$D$12]);&quot;&quot;)">
            <text:p/>
          </table:table-cell>
          <table:table-cell table:formula="of:=IF(ISNUMBER(SEARCH(&quot;L&quot;;[.$J134]));IF(ISBLANK([.$D$13]);&quot;&quot;;[.$D$13]);&quot;&quot;)">
            <text:p/>
          </table:table-cell>
          <table:table-cell table:formula="of:=IF(ISNUMBER(SEARCH(&quot;M&quot;;[.$J134]));IF(ISBLANK([.$D$14]);&quot;&quot;;[.$D$14]);&quot;&quot;)">
            <text:p/>
          </table:table-cell>
          <table:table-cell table:formula="of:=IF(ISNUMBER(SEARCH(&quot;N&quot;;[.$J134]));IF(ISBLANK([.$D$15]);&quot;&quot;;[.$D$15]);&quot;&quot;)">
            <text:p/>
          </table:table-cell>
          <table:table-cell/>
          <table:table-cell table:formula="of:=IF(ISNUMBER(SEARCH(&quot;A&quot;;[.$J134]));IF(ISBLANK([.$E$2]);&quot;&quot;;[.$E$2]);&quot;&quot;)">
            <text:p/>
          </table:table-cell>
          <table:table-cell table:formula="of:=IF(ISNUMBER(SEARCH(&quot;B&quot;;[.$J134]));IF(ISBLANK([.$E$3]);&quot;&quot;;[.$E$3]);&quot;&quot;)">
            <text:p/>
          </table:table-cell>
          <table:table-cell table:formula="of:=IF(ISNUMBER(SEARCH(&quot;C&quot;;[.$J134]));IF(ISBLANK([.$E$4]);&quot;&quot;;[.$E$4]);&quot;&quot;)">
            <text:p/>
          </table:table-cell>
          <table:table-cell table:formula="of:=IF(ISNUMBER(SEARCH(&quot;D&quot;;[.$J134]));IF(ISBLANK([.$E$5]);&quot;&quot;;[.$E$5]);&quot;&quot;)">
            <text:p/>
          </table:table-cell>
          <table:table-cell table:formula="of:=IF(ISNUMBER(SEARCH(&quot;E&quot;;[.$J134]));IF(ISBLANK([.$E$6]);&quot;&quot;;[.$E$6]);&quot;&quot;)">
            <text:p/>
          </table:table-cell>
          <table:table-cell table:formula="of:=IF(ISNUMBER(SEARCH(&quot;F&quot;;[.$J134]));IF(ISBLANK([.$E$7]);&quot;&quot;;[.$E$7]);&quot;&quot;)">
            <text:p/>
          </table:table-cell>
          <table:table-cell table:formula="of:=IF(ISNUMBER(SEARCH(&quot;G&quot;;[.$J134]));IF(ISBLANK([.$E$8]);&quot;&quot;;[.$E$8]);&quot;&quot;)">
            <text:p/>
          </table:table-cell>
          <table:table-cell table:formula="of:=IF(ISNUMBER(SEARCH(&quot;H&quot;;[.$J134]));IF(ISBLANK([.$E$9]);&quot;&quot;;[.$E$9]);&quot;&quot;)">
            <text:p/>
          </table:table-cell>
          <table:table-cell table:formula="of:=IF(ISNUMBER(SEARCH(&quot;I&quot;;[.$J134]));IF(ISBLANK([.$E$10]);&quot;&quot;;[.$E$10]);&quot;&quot;)">
            <text:p/>
          </table:table-cell>
          <table:table-cell table:formula="of:=IF(ISNUMBER(SEARCH(&quot;J&quot;;[.$J134]));IF(ISBLANK([.$E$11]);&quot;&quot;;[.$E$11]);&quot;&quot;)">
            <text:p/>
          </table:table-cell>
          <table:table-cell table:formula="of:=IF(ISNUMBER(SEARCH(&quot;K&quot;;[.$J134]));IF(ISBLANK([.$E$12]);&quot;&quot;;[.$E$12]);&quot;&quot;)">
            <text:p/>
          </table:table-cell>
          <table:table-cell table:formula="of:=IF(ISNUMBER(SEARCH(&quot;L&quot;;[.$J134]));IF(ISBLANK([.$E$13]);&quot;&quot;;[.$E$13]);&quot;&quot;)">
            <text:p/>
          </table:table-cell>
          <table:table-cell table:formula="of:=IF(ISNUMBER(SEARCH(&quot;M&quot;;[.$J134]));IF(ISBLANK([.$E$14]);&quot;&quot;;[.$E$14]);&quot;&quot;)">
            <text:p/>
          </table:table-cell>
          <table:table-cell table:formula="of:=IF(ISNUMBER(SEARCH(&quot;N&quot;;[.$J13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5:.$AC135])">
            <text:p/>
          </table:table-cell>
          <table:table-cell table:formula="of:=COM.MICROSOFT.CONCAT([.$AE135:.$AR135])">
            <text:p/>
          </table:table-cell>
          <table:table-cell table:formula="of:=COM.MICROSOFT.CONCAT([.$AT135:.$BG135])">
            <text:p/>
          </table:table-cell>
          <table:table-cell table:formula="of:=COUNTIF([.$J$1:.$J$1999];[.J135])" office:value-type="float" office:value="0" calcext:value-type="float">
            <text:p>0</text:p>
          </table:table-cell>
          <table:table-cell/>
          <table:table-cell table:formula="of:=IF(ISNUMBER(SEARCH(&quot;A&quot;;[.$J135]));IF(ISBLANK([.$C$2]);&quot;&quot;;[.$C$2]);&quot;&quot;)">
            <text:p/>
          </table:table-cell>
          <table:table-cell table:formula="of:=IF(ISNUMBER(SEARCH(&quot;B&quot;;[.$J135]));IF(ISBLANK([.$C$3]);&quot;&quot;;[.$C$3]);&quot;&quot;)">
            <text:p/>
          </table:table-cell>
          <table:table-cell table:formula="of:=IF(ISNUMBER(SEARCH(&quot;C&quot;;[.$J135]));IF(ISBLANK([.$C$4]);&quot;&quot;;[.$C$4]);&quot;&quot;)">
            <text:p/>
          </table:table-cell>
          <table:table-cell table:formula="of:=IF(ISNUMBER(SEARCH(&quot;D&quot;;[.$J135]));IF(ISBLANK([.$C$5]);&quot;&quot;;[.$C$5]);&quot;&quot;)">
            <text:p/>
          </table:table-cell>
          <table:table-cell table:formula="of:=IF(ISNUMBER(SEARCH(&quot;E&quot;;[.$J135]));IF(ISBLANK([.$C$6]);&quot;&quot;;[.$C$6]);&quot;&quot;)">
            <text:p/>
          </table:table-cell>
          <table:table-cell table:formula="of:=IF(ISNUMBER(SEARCH(&quot;F&quot;;[.$J135]));IF(ISBLANK([.$C$7]);&quot;&quot;;[.$C$7]);&quot;&quot;)">
            <text:p/>
          </table:table-cell>
          <table:table-cell table:formula="of:=IF(ISNUMBER(SEARCH(&quot;G&quot;;[.$J135]));IF(ISBLANK([.$C$8]);&quot;&quot;;[.$C$8]);&quot;&quot;)">
            <text:p/>
          </table:table-cell>
          <table:table-cell table:formula="of:=IF(ISNUMBER(SEARCH(&quot;H&quot;;[.$J135]));IF(ISBLANK([.$C$9]);&quot;&quot;;[.$C$9]);&quot;&quot;)">
            <text:p/>
          </table:table-cell>
          <table:table-cell table:formula="of:=IF(ISNUMBER(SEARCH(&quot;I&quot;;[.$J135]));IF(ISBLANK([.$C$10]);&quot;&quot;;[.$C$10]);&quot;&quot;)">
            <text:p/>
          </table:table-cell>
          <table:table-cell table:formula="of:=IF(ISNUMBER(SEARCH(&quot;J&quot;;[.$J135]));IF(ISBLANK([.$C$11]);&quot;&quot;;[.$C$11]);&quot;&quot;)">
            <text:p/>
          </table:table-cell>
          <table:table-cell table:formula="of:=IF(ISNUMBER(SEARCH(&quot;K&quot;;[.$J135]));IF(ISBLANK([.$C$12]);&quot;&quot;;[.$C$12]);&quot;&quot;)">
            <text:p/>
          </table:table-cell>
          <table:table-cell table:formula="of:=IF(ISNUMBER(SEARCH(&quot;L&quot;;[.$J135]));IF(ISBLANK([.$C$13]);&quot;&quot;;[.$C$13]);&quot;&quot;)">
            <text:p/>
          </table:table-cell>
          <table:table-cell table:formula="of:=IF(ISNUMBER(SEARCH(&quot;M&quot;;[.$J135]));IF(ISBLANK([.$C$14]);&quot;&quot;;[.$C$14]);&quot;&quot;)">
            <text:p/>
          </table:table-cell>
          <table:table-cell table:formula="of:=IF(ISNUMBER(SEARCH(&quot;N&quot;;[.$J135]));IF(ISBLANK([.$C$15]);&quot;&quot;;[.$C$15]);&quot;&quot;)">
            <text:p/>
          </table:table-cell>
          <table:table-cell/>
          <table:table-cell table:formula="of:=IF(ISNUMBER(SEARCH(&quot;A&quot;;[.$J135]));IF(ISBLANK([.$D$2]);&quot;&quot;;[.$D$2]);&quot;&quot;)">
            <text:p/>
          </table:table-cell>
          <table:table-cell table:formula="of:=IF(ISNUMBER(SEARCH(&quot;B&quot;;[.$J135]));IF(ISBLANK([.$D$3]);&quot;&quot;;[.$D$3]);&quot;&quot;)">
            <text:p/>
          </table:table-cell>
          <table:table-cell table:formula="of:=IF(ISNUMBER(SEARCH(&quot;C&quot;;[.$J135]));IF(ISBLANK([.$D$4]);&quot;&quot;;[.$D$4]);&quot;&quot;)">
            <text:p/>
          </table:table-cell>
          <table:table-cell table:formula="of:=IF(ISNUMBER(SEARCH(&quot;D&quot;;[.$J135]));IF(ISBLANK([.$D$5]);&quot;&quot;;[.$D$5]);&quot;&quot;)">
            <text:p/>
          </table:table-cell>
          <table:table-cell table:formula="of:=IF(ISNUMBER(SEARCH(&quot;E&quot;;[.$J135]));IF(ISBLANK([.$D$6]);&quot;&quot;;[.$D$6]);&quot;&quot;)">
            <text:p/>
          </table:table-cell>
          <table:table-cell table:formula="of:=IF(ISNUMBER(SEARCH(&quot;F&quot;;[.$J135]));IF(ISBLANK([.$D$7]);&quot;&quot;;[.$D$7]);&quot;&quot;)">
            <text:p/>
          </table:table-cell>
          <table:table-cell table:formula="of:=IF(ISNUMBER(SEARCH(&quot;G&quot;;[.$J135]));IF(ISBLANK([.$D$8]);&quot;&quot;;[.$D$8]);&quot;&quot;)">
            <text:p/>
          </table:table-cell>
          <table:table-cell table:formula="of:=IF(ISNUMBER(SEARCH(&quot;H&quot;;[.$J135]));IF(ISBLANK([.$D$9]);&quot;&quot;;[.$D$9]);&quot;&quot;)">
            <text:p/>
          </table:table-cell>
          <table:table-cell table:formula="of:=IF(ISNUMBER(SEARCH(&quot;I&quot;;[.$J135]));IF(ISBLANK([.$D$10]);&quot;&quot;;[.$D$10]);&quot;&quot;)">
            <text:p/>
          </table:table-cell>
          <table:table-cell table:formula="of:=IF(ISNUMBER(SEARCH(&quot;J&quot;;[.$J135]));IF(ISBLANK([.$D$11]);&quot;&quot;;[.$D$11]);&quot;&quot;)">
            <text:p/>
          </table:table-cell>
          <table:table-cell table:formula="of:=IF(ISNUMBER(SEARCH(&quot;K&quot;;[.$J135]));IF(ISBLANK([.$D$12]);&quot;&quot;;[.$D$12]);&quot;&quot;)">
            <text:p/>
          </table:table-cell>
          <table:table-cell table:formula="of:=IF(ISNUMBER(SEARCH(&quot;L&quot;;[.$J135]));IF(ISBLANK([.$D$13]);&quot;&quot;;[.$D$13]);&quot;&quot;)">
            <text:p/>
          </table:table-cell>
          <table:table-cell table:formula="of:=IF(ISNUMBER(SEARCH(&quot;M&quot;;[.$J135]));IF(ISBLANK([.$D$14]);&quot;&quot;;[.$D$14]);&quot;&quot;)">
            <text:p/>
          </table:table-cell>
          <table:table-cell table:formula="of:=IF(ISNUMBER(SEARCH(&quot;N&quot;;[.$J135]));IF(ISBLANK([.$D$15]);&quot;&quot;;[.$D$15]);&quot;&quot;)">
            <text:p/>
          </table:table-cell>
          <table:table-cell/>
          <table:table-cell table:formula="of:=IF(ISNUMBER(SEARCH(&quot;A&quot;;[.$J135]));IF(ISBLANK([.$E$2]);&quot;&quot;;[.$E$2]);&quot;&quot;)">
            <text:p/>
          </table:table-cell>
          <table:table-cell table:formula="of:=IF(ISNUMBER(SEARCH(&quot;B&quot;;[.$J135]));IF(ISBLANK([.$E$3]);&quot;&quot;;[.$E$3]);&quot;&quot;)">
            <text:p/>
          </table:table-cell>
          <table:table-cell table:formula="of:=IF(ISNUMBER(SEARCH(&quot;C&quot;;[.$J135]));IF(ISBLANK([.$E$4]);&quot;&quot;;[.$E$4]);&quot;&quot;)">
            <text:p/>
          </table:table-cell>
          <table:table-cell table:formula="of:=IF(ISNUMBER(SEARCH(&quot;D&quot;;[.$J135]));IF(ISBLANK([.$E$5]);&quot;&quot;;[.$E$5]);&quot;&quot;)">
            <text:p/>
          </table:table-cell>
          <table:table-cell table:formula="of:=IF(ISNUMBER(SEARCH(&quot;E&quot;;[.$J135]));IF(ISBLANK([.$E$6]);&quot;&quot;;[.$E$6]);&quot;&quot;)">
            <text:p/>
          </table:table-cell>
          <table:table-cell table:formula="of:=IF(ISNUMBER(SEARCH(&quot;F&quot;;[.$J135]));IF(ISBLANK([.$E$7]);&quot;&quot;;[.$E$7]);&quot;&quot;)">
            <text:p/>
          </table:table-cell>
          <table:table-cell table:formula="of:=IF(ISNUMBER(SEARCH(&quot;G&quot;;[.$J135]));IF(ISBLANK([.$E$8]);&quot;&quot;;[.$E$8]);&quot;&quot;)">
            <text:p/>
          </table:table-cell>
          <table:table-cell table:formula="of:=IF(ISNUMBER(SEARCH(&quot;H&quot;;[.$J135]));IF(ISBLANK([.$E$9]);&quot;&quot;;[.$E$9]);&quot;&quot;)">
            <text:p/>
          </table:table-cell>
          <table:table-cell table:formula="of:=IF(ISNUMBER(SEARCH(&quot;I&quot;;[.$J135]));IF(ISBLANK([.$E$10]);&quot;&quot;;[.$E$10]);&quot;&quot;)">
            <text:p/>
          </table:table-cell>
          <table:table-cell table:formula="of:=IF(ISNUMBER(SEARCH(&quot;J&quot;;[.$J135]));IF(ISBLANK([.$E$11]);&quot;&quot;;[.$E$11]);&quot;&quot;)">
            <text:p/>
          </table:table-cell>
          <table:table-cell table:formula="of:=IF(ISNUMBER(SEARCH(&quot;K&quot;;[.$J135]));IF(ISBLANK([.$E$12]);&quot;&quot;;[.$E$12]);&quot;&quot;)">
            <text:p/>
          </table:table-cell>
          <table:table-cell table:formula="of:=IF(ISNUMBER(SEARCH(&quot;L&quot;;[.$J135]));IF(ISBLANK([.$E$13]);&quot;&quot;;[.$E$13]);&quot;&quot;)">
            <text:p/>
          </table:table-cell>
          <table:table-cell table:formula="of:=IF(ISNUMBER(SEARCH(&quot;M&quot;;[.$J135]));IF(ISBLANK([.$E$14]);&quot;&quot;;[.$E$14]);&quot;&quot;)">
            <text:p/>
          </table:table-cell>
          <table:table-cell table:formula="of:=IF(ISNUMBER(SEARCH(&quot;N&quot;;[.$J13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6:.$AC136])">
            <text:p/>
          </table:table-cell>
          <table:table-cell table:formula="of:=COM.MICROSOFT.CONCAT([.$AE136:.$AR136])">
            <text:p/>
          </table:table-cell>
          <table:table-cell table:formula="of:=COM.MICROSOFT.CONCAT([.$AT136:.$BG136])">
            <text:p/>
          </table:table-cell>
          <table:table-cell table:formula="of:=COUNTIF([.$J$1:.$J$1999];[.J136])" office:value-type="float" office:value="0" calcext:value-type="float">
            <text:p>0</text:p>
          </table:table-cell>
          <table:table-cell/>
          <table:table-cell table:formula="of:=IF(ISNUMBER(SEARCH(&quot;A&quot;;[.$J136]));IF(ISBLANK([.$C$2]);&quot;&quot;;[.$C$2]);&quot;&quot;)">
            <text:p/>
          </table:table-cell>
          <table:table-cell table:formula="of:=IF(ISNUMBER(SEARCH(&quot;B&quot;;[.$J136]));IF(ISBLANK([.$C$3]);&quot;&quot;;[.$C$3]);&quot;&quot;)">
            <text:p/>
          </table:table-cell>
          <table:table-cell table:formula="of:=IF(ISNUMBER(SEARCH(&quot;C&quot;;[.$J136]));IF(ISBLANK([.$C$4]);&quot;&quot;;[.$C$4]);&quot;&quot;)">
            <text:p/>
          </table:table-cell>
          <table:table-cell table:formula="of:=IF(ISNUMBER(SEARCH(&quot;D&quot;;[.$J136]));IF(ISBLANK([.$C$5]);&quot;&quot;;[.$C$5]);&quot;&quot;)">
            <text:p/>
          </table:table-cell>
          <table:table-cell table:formula="of:=IF(ISNUMBER(SEARCH(&quot;E&quot;;[.$J136]));IF(ISBLANK([.$C$6]);&quot;&quot;;[.$C$6]);&quot;&quot;)">
            <text:p/>
          </table:table-cell>
          <table:table-cell table:formula="of:=IF(ISNUMBER(SEARCH(&quot;F&quot;;[.$J136]));IF(ISBLANK([.$C$7]);&quot;&quot;;[.$C$7]);&quot;&quot;)">
            <text:p/>
          </table:table-cell>
          <table:table-cell table:formula="of:=IF(ISNUMBER(SEARCH(&quot;G&quot;;[.$J136]));IF(ISBLANK([.$C$8]);&quot;&quot;;[.$C$8]);&quot;&quot;)">
            <text:p/>
          </table:table-cell>
          <table:table-cell table:formula="of:=IF(ISNUMBER(SEARCH(&quot;H&quot;;[.$J136]));IF(ISBLANK([.$C$9]);&quot;&quot;;[.$C$9]);&quot;&quot;)">
            <text:p/>
          </table:table-cell>
          <table:table-cell table:formula="of:=IF(ISNUMBER(SEARCH(&quot;I&quot;;[.$J136]));IF(ISBLANK([.$C$10]);&quot;&quot;;[.$C$10]);&quot;&quot;)">
            <text:p/>
          </table:table-cell>
          <table:table-cell table:formula="of:=IF(ISNUMBER(SEARCH(&quot;J&quot;;[.$J136]));IF(ISBLANK([.$C$11]);&quot;&quot;;[.$C$11]);&quot;&quot;)">
            <text:p/>
          </table:table-cell>
          <table:table-cell table:formula="of:=IF(ISNUMBER(SEARCH(&quot;K&quot;;[.$J136]));IF(ISBLANK([.$C$12]);&quot;&quot;;[.$C$12]);&quot;&quot;)">
            <text:p/>
          </table:table-cell>
          <table:table-cell table:formula="of:=IF(ISNUMBER(SEARCH(&quot;L&quot;;[.$J136]));IF(ISBLANK([.$C$13]);&quot;&quot;;[.$C$13]);&quot;&quot;)">
            <text:p/>
          </table:table-cell>
          <table:table-cell table:formula="of:=IF(ISNUMBER(SEARCH(&quot;M&quot;;[.$J136]));IF(ISBLANK([.$C$14]);&quot;&quot;;[.$C$14]);&quot;&quot;)">
            <text:p/>
          </table:table-cell>
          <table:table-cell table:formula="of:=IF(ISNUMBER(SEARCH(&quot;N&quot;;[.$J136]));IF(ISBLANK([.$C$15]);&quot;&quot;;[.$C$15]);&quot;&quot;)">
            <text:p/>
          </table:table-cell>
          <table:table-cell/>
          <table:table-cell table:formula="of:=IF(ISNUMBER(SEARCH(&quot;A&quot;;[.$J136]));IF(ISBLANK([.$D$2]);&quot;&quot;;[.$D$2]);&quot;&quot;)">
            <text:p/>
          </table:table-cell>
          <table:table-cell table:formula="of:=IF(ISNUMBER(SEARCH(&quot;B&quot;;[.$J136]));IF(ISBLANK([.$D$3]);&quot;&quot;;[.$D$3]);&quot;&quot;)">
            <text:p/>
          </table:table-cell>
          <table:table-cell table:formula="of:=IF(ISNUMBER(SEARCH(&quot;C&quot;;[.$J136]));IF(ISBLANK([.$D$4]);&quot;&quot;;[.$D$4]);&quot;&quot;)">
            <text:p/>
          </table:table-cell>
          <table:table-cell table:formula="of:=IF(ISNUMBER(SEARCH(&quot;D&quot;;[.$J136]));IF(ISBLANK([.$D$5]);&quot;&quot;;[.$D$5]);&quot;&quot;)">
            <text:p/>
          </table:table-cell>
          <table:table-cell table:formula="of:=IF(ISNUMBER(SEARCH(&quot;E&quot;;[.$J136]));IF(ISBLANK([.$D$6]);&quot;&quot;;[.$D$6]);&quot;&quot;)">
            <text:p/>
          </table:table-cell>
          <table:table-cell table:formula="of:=IF(ISNUMBER(SEARCH(&quot;F&quot;;[.$J136]));IF(ISBLANK([.$D$7]);&quot;&quot;;[.$D$7]);&quot;&quot;)">
            <text:p/>
          </table:table-cell>
          <table:table-cell table:formula="of:=IF(ISNUMBER(SEARCH(&quot;G&quot;;[.$J136]));IF(ISBLANK([.$D$8]);&quot;&quot;;[.$D$8]);&quot;&quot;)">
            <text:p/>
          </table:table-cell>
          <table:table-cell table:formula="of:=IF(ISNUMBER(SEARCH(&quot;H&quot;;[.$J136]));IF(ISBLANK([.$D$9]);&quot;&quot;;[.$D$9]);&quot;&quot;)">
            <text:p/>
          </table:table-cell>
          <table:table-cell table:formula="of:=IF(ISNUMBER(SEARCH(&quot;I&quot;;[.$J136]));IF(ISBLANK([.$D$10]);&quot;&quot;;[.$D$10]);&quot;&quot;)">
            <text:p/>
          </table:table-cell>
          <table:table-cell table:formula="of:=IF(ISNUMBER(SEARCH(&quot;J&quot;;[.$J136]));IF(ISBLANK([.$D$11]);&quot;&quot;;[.$D$11]);&quot;&quot;)">
            <text:p/>
          </table:table-cell>
          <table:table-cell table:formula="of:=IF(ISNUMBER(SEARCH(&quot;K&quot;;[.$J136]));IF(ISBLANK([.$D$12]);&quot;&quot;;[.$D$12]);&quot;&quot;)">
            <text:p/>
          </table:table-cell>
          <table:table-cell table:formula="of:=IF(ISNUMBER(SEARCH(&quot;L&quot;;[.$J136]));IF(ISBLANK([.$D$13]);&quot;&quot;;[.$D$13]);&quot;&quot;)">
            <text:p/>
          </table:table-cell>
          <table:table-cell table:formula="of:=IF(ISNUMBER(SEARCH(&quot;M&quot;;[.$J136]));IF(ISBLANK([.$D$14]);&quot;&quot;;[.$D$14]);&quot;&quot;)">
            <text:p/>
          </table:table-cell>
          <table:table-cell table:formula="of:=IF(ISNUMBER(SEARCH(&quot;N&quot;;[.$J136]));IF(ISBLANK([.$D$15]);&quot;&quot;;[.$D$15]);&quot;&quot;)">
            <text:p/>
          </table:table-cell>
          <table:table-cell/>
          <table:table-cell table:formula="of:=IF(ISNUMBER(SEARCH(&quot;A&quot;;[.$J136]));IF(ISBLANK([.$E$2]);&quot;&quot;;[.$E$2]);&quot;&quot;)">
            <text:p/>
          </table:table-cell>
          <table:table-cell table:formula="of:=IF(ISNUMBER(SEARCH(&quot;B&quot;;[.$J136]));IF(ISBLANK([.$E$3]);&quot;&quot;;[.$E$3]);&quot;&quot;)">
            <text:p/>
          </table:table-cell>
          <table:table-cell table:formula="of:=IF(ISNUMBER(SEARCH(&quot;C&quot;;[.$J136]));IF(ISBLANK([.$E$4]);&quot;&quot;;[.$E$4]);&quot;&quot;)">
            <text:p/>
          </table:table-cell>
          <table:table-cell table:formula="of:=IF(ISNUMBER(SEARCH(&quot;D&quot;;[.$J136]));IF(ISBLANK([.$E$5]);&quot;&quot;;[.$E$5]);&quot;&quot;)">
            <text:p/>
          </table:table-cell>
          <table:table-cell table:formula="of:=IF(ISNUMBER(SEARCH(&quot;E&quot;;[.$J136]));IF(ISBLANK([.$E$6]);&quot;&quot;;[.$E$6]);&quot;&quot;)">
            <text:p/>
          </table:table-cell>
          <table:table-cell table:formula="of:=IF(ISNUMBER(SEARCH(&quot;F&quot;;[.$J136]));IF(ISBLANK([.$E$7]);&quot;&quot;;[.$E$7]);&quot;&quot;)">
            <text:p/>
          </table:table-cell>
          <table:table-cell table:formula="of:=IF(ISNUMBER(SEARCH(&quot;G&quot;;[.$J136]));IF(ISBLANK([.$E$8]);&quot;&quot;;[.$E$8]);&quot;&quot;)">
            <text:p/>
          </table:table-cell>
          <table:table-cell table:formula="of:=IF(ISNUMBER(SEARCH(&quot;H&quot;;[.$J136]));IF(ISBLANK([.$E$9]);&quot;&quot;;[.$E$9]);&quot;&quot;)">
            <text:p/>
          </table:table-cell>
          <table:table-cell table:formula="of:=IF(ISNUMBER(SEARCH(&quot;I&quot;;[.$J136]));IF(ISBLANK([.$E$10]);&quot;&quot;;[.$E$10]);&quot;&quot;)">
            <text:p/>
          </table:table-cell>
          <table:table-cell table:formula="of:=IF(ISNUMBER(SEARCH(&quot;J&quot;;[.$J136]));IF(ISBLANK([.$E$11]);&quot;&quot;;[.$E$11]);&quot;&quot;)">
            <text:p/>
          </table:table-cell>
          <table:table-cell table:formula="of:=IF(ISNUMBER(SEARCH(&quot;K&quot;;[.$J136]));IF(ISBLANK([.$E$12]);&quot;&quot;;[.$E$12]);&quot;&quot;)">
            <text:p/>
          </table:table-cell>
          <table:table-cell table:formula="of:=IF(ISNUMBER(SEARCH(&quot;L&quot;;[.$J136]));IF(ISBLANK([.$E$13]);&quot;&quot;;[.$E$13]);&quot;&quot;)">
            <text:p/>
          </table:table-cell>
          <table:table-cell table:formula="of:=IF(ISNUMBER(SEARCH(&quot;M&quot;;[.$J136]));IF(ISBLANK([.$E$14]);&quot;&quot;;[.$E$14]);&quot;&quot;)">
            <text:p/>
          </table:table-cell>
          <table:table-cell table:formula="of:=IF(ISNUMBER(SEARCH(&quot;N&quot;;[.$J13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7:.$AC137])">
            <text:p/>
          </table:table-cell>
          <table:table-cell table:formula="of:=COM.MICROSOFT.CONCAT([.$AE137:.$AR137])">
            <text:p/>
          </table:table-cell>
          <table:table-cell table:formula="of:=COM.MICROSOFT.CONCAT([.$AT137:.$BG137])">
            <text:p/>
          </table:table-cell>
          <table:table-cell table:formula="of:=COUNTIF([.$J$1:.$J$1999];[.J137])" office:value-type="float" office:value="0" calcext:value-type="float">
            <text:p>0</text:p>
          </table:table-cell>
          <table:table-cell/>
          <table:table-cell table:formula="of:=IF(ISNUMBER(SEARCH(&quot;A&quot;;[.$J137]));IF(ISBLANK([.$C$2]);&quot;&quot;;[.$C$2]);&quot;&quot;)">
            <text:p/>
          </table:table-cell>
          <table:table-cell table:formula="of:=IF(ISNUMBER(SEARCH(&quot;B&quot;;[.$J137]));IF(ISBLANK([.$C$3]);&quot;&quot;;[.$C$3]);&quot;&quot;)">
            <text:p/>
          </table:table-cell>
          <table:table-cell table:formula="of:=IF(ISNUMBER(SEARCH(&quot;C&quot;;[.$J137]));IF(ISBLANK([.$C$4]);&quot;&quot;;[.$C$4]);&quot;&quot;)">
            <text:p/>
          </table:table-cell>
          <table:table-cell table:formula="of:=IF(ISNUMBER(SEARCH(&quot;D&quot;;[.$J137]));IF(ISBLANK([.$C$5]);&quot;&quot;;[.$C$5]);&quot;&quot;)">
            <text:p/>
          </table:table-cell>
          <table:table-cell table:formula="of:=IF(ISNUMBER(SEARCH(&quot;E&quot;;[.$J137]));IF(ISBLANK([.$C$6]);&quot;&quot;;[.$C$6]);&quot;&quot;)">
            <text:p/>
          </table:table-cell>
          <table:table-cell table:formula="of:=IF(ISNUMBER(SEARCH(&quot;F&quot;;[.$J137]));IF(ISBLANK([.$C$7]);&quot;&quot;;[.$C$7]);&quot;&quot;)">
            <text:p/>
          </table:table-cell>
          <table:table-cell table:formula="of:=IF(ISNUMBER(SEARCH(&quot;G&quot;;[.$J137]));IF(ISBLANK([.$C$8]);&quot;&quot;;[.$C$8]);&quot;&quot;)">
            <text:p/>
          </table:table-cell>
          <table:table-cell table:formula="of:=IF(ISNUMBER(SEARCH(&quot;H&quot;;[.$J137]));IF(ISBLANK([.$C$9]);&quot;&quot;;[.$C$9]);&quot;&quot;)">
            <text:p/>
          </table:table-cell>
          <table:table-cell table:formula="of:=IF(ISNUMBER(SEARCH(&quot;I&quot;;[.$J137]));IF(ISBLANK([.$C$10]);&quot;&quot;;[.$C$10]);&quot;&quot;)">
            <text:p/>
          </table:table-cell>
          <table:table-cell table:formula="of:=IF(ISNUMBER(SEARCH(&quot;J&quot;;[.$J137]));IF(ISBLANK([.$C$11]);&quot;&quot;;[.$C$11]);&quot;&quot;)">
            <text:p/>
          </table:table-cell>
          <table:table-cell table:formula="of:=IF(ISNUMBER(SEARCH(&quot;K&quot;;[.$J137]));IF(ISBLANK([.$C$12]);&quot;&quot;;[.$C$12]);&quot;&quot;)">
            <text:p/>
          </table:table-cell>
          <table:table-cell table:formula="of:=IF(ISNUMBER(SEARCH(&quot;L&quot;;[.$J137]));IF(ISBLANK([.$C$13]);&quot;&quot;;[.$C$13]);&quot;&quot;)">
            <text:p/>
          </table:table-cell>
          <table:table-cell table:formula="of:=IF(ISNUMBER(SEARCH(&quot;M&quot;;[.$J137]));IF(ISBLANK([.$C$14]);&quot;&quot;;[.$C$14]);&quot;&quot;)">
            <text:p/>
          </table:table-cell>
          <table:table-cell table:formula="of:=IF(ISNUMBER(SEARCH(&quot;N&quot;;[.$J137]));IF(ISBLANK([.$C$15]);&quot;&quot;;[.$C$15]);&quot;&quot;)">
            <text:p/>
          </table:table-cell>
          <table:table-cell/>
          <table:table-cell table:formula="of:=IF(ISNUMBER(SEARCH(&quot;A&quot;;[.$J137]));IF(ISBLANK([.$D$2]);&quot;&quot;;[.$D$2]);&quot;&quot;)">
            <text:p/>
          </table:table-cell>
          <table:table-cell table:formula="of:=IF(ISNUMBER(SEARCH(&quot;B&quot;;[.$J137]));IF(ISBLANK([.$D$3]);&quot;&quot;;[.$D$3]);&quot;&quot;)">
            <text:p/>
          </table:table-cell>
          <table:table-cell table:formula="of:=IF(ISNUMBER(SEARCH(&quot;C&quot;;[.$J137]));IF(ISBLANK([.$D$4]);&quot;&quot;;[.$D$4]);&quot;&quot;)">
            <text:p/>
          </table:table-cell>
          <table:table-cell table:formula="of:=IF(ISNUMBER(SEARCH(&quot;D&quot;;[.$J137]));IF(ISBLANK([.$D$5]);&quot;&quot;;[.$D$5]);&quot;&quot;)">
            <text:p/>
          </table:table-cell>
          <table:table-cell table:formula="of:=IF(ISNUMBER(SEARCH(&quot;E&quot;;[.$J137]));IF(ISBLANK([.$D$6]);&quot;&quot;;[.$D$6]);&quot;&quot;)">
            <text:p/>
          </table:table-cell>
          <table:table-cell table:formula="of:=IF(ISNUMBER(SEARCH(&quot;F&quot;;[.$J137]));IF(ISBLANK([.$D$7]);&quot;&quot;;[.$D$7]);&quot;&quot;)">
            <text:p/>
          </table:table-cell>
          <table:table-cell table:formula="of:=IF(ISNUMBER(SEARCH(&quot;G&quot;;[.$J137]));IF(ISBLANK([.$D$8]);&quot;&quot;;[.$D$8]);&quot;&quot;)">
            <text:p/>
          </table:table-cell>
          <table:table-cell table:formula="of:=IF(ISNUMBER(SEARCH(&quot;H&quot;;[.$J137]));IF(ISBLANK([.$D$9]);&quot;&quot;;[.$D$9]);&quot;&quot;)">
            <text:p/>
          </table:table-cell>
          <table:table-cell table:formula="of:=IF(ISNUMBER(SEARCH(&quot;I&quot;;[.$J137]));IF(ISBLANK([.$D$10]);&quot;&quot;;[.$D$10]);&quot;&quot;)">
            <text:p/>
          </table:table-cell>
          <table:table-cell table:formula="of:=IF(ISNUMBER(SEARCH(&quot;J&quot;;[.$J137]));IF(ISBLANK([.$D$11]);&quot;&quot;;[.$D$11]);&quot;&quot;)">
            <text:p/>
          </table:table-cell>
          <table:table-cell table:formula="of:=IF(ISNUMBER(SEARCH(&quot;K&quot;;[.$J137]));IF(ISBLANK([.$D$12]);&quot;&quot;;[.$D$12]);&quot;&quot;)">
            <text:p/>
          </table:table-cell>
          <table:table-cell table:formula="of:=IF(ISNUMBER(SEARCH(&quot;L&quot;;[.$J137]));IF(ISBLANK([.$D$13]);&quot;&quot;;[.$D$13]);&quot;&quot;)">
            <text:p/>
          </table:table-cell>
          <table:table-cell table:formula="of:=IF(ISNUMBER(SEARCH(&quot;M&quot;;[.$J137]));IF(ISBLANK([.$D$14]);&quot;&quot;;[.$D$14]);&quot;&quot;)">
            <text:p/>
          </table:table-cell>
          <table:table-cell table:formula="of:=IF(ISNUMBER(SEARCH(&quot;N&quot;;[.$J137]));IF(ISBLANK([.$D$15]);&quot;&quot;;[.$D$15]);&quot;&quot;)">
            <text:p/>
          </table:table-cell>
          <table:table-cell/>
          <table:table-cell table:formula="of:=IF(ISNUMBER(SEARCH(&quot;A&quot;;[.$J137]));IF(ISBLANK([.$E$2]);&quot;&quot;;[.$E$2]);&quot;&quot;)">
            <text:p/>
          </table:table-cell>
          <table:table-cell table:formula="of:=IF(ISNUMBER(SEARCH(&quot;B&quot;;[.$J137]));IF(ISBLANK([.$E$3]);&quot;&quot;;[.$E$3]);&quot;&quot;)">
            <text:p/>
          </table:table-cell>
          <table:table-cell table:formula="of:=IF(ISNUMBER(SEARCH(&quot;C&quot;;[.$J137]));IF(ISBLANK([.$E$4]);&quot;&quot;;[.$E$4]);&quot;&quot;)">
            <text:p/>
          </table:table-cell>
          <table:table-cell table:formula="of:=IF(ISNUMBER(SEARCH(&quot;D&quot;;[.$J137]));IF(ISBLANK([.$E$5]);&quot;&quot;;[.$E$5]);&quot;&quot;)">
            <text:p/>
          </table:table-cell>
          <table:table-cell table:formula="of:=IF(ISNUMBER(SEARCH(&quot;E&quot;;[.$J137]));IF(ISBLANK([.$E$6]);&quot;&quot;;[.$E$6]);&quot;&quot;)">
            <text:p/>
          </table:table-cell>
          <table:table-cell table:formula="of:=IF(ISNUMBER(SEARCH(&quot;F&quot;;[.$J137]));IF(ISBLANK([.$E$7]);&quot;&quot;;[.$E$7]);&quot;&quot;)">
            <text:p/>
          </table:table-cell>
          <table:table-cell table:formula="of:=IF(ISNUMBER(SEARCH(&quot;G&quot;;[.$J137]));IF(ISBLANK([.$E$8]);&quot;&quot;;[.$E$8]);&quot;&quot;)">
            <text:p/>
          </table:table-cell>
          <table:table-cell table:formula="of:=IF(ISNUMBER(SEARCH(&quot;H&quot;;[.$J137]));IF(ISBLANK([.$E$9]);&quot;&quot;;[.$E$9]);&quot;&quot;)">
            <text:p/>
          </table:table-cell>
          <table:table-cell table:formula="of:=IF(ISNUMBER(SEARCH(&quot;I&quot;;[.$J137]));IF(ISBLANK([.$E$10]);&quot;&quot;;[.$E$10]);&quot;&quot;)">
            <text:p/>
          </table:table-cell>
          <table:table-cell table:formula="of:=IF(ISNUMBER(SEARCH(&quot;J&quot;;[.$J137]));IF(ISBLANK([.$E$11]);&quot;&quot;;[.$E$11]);&quot;&quot;)">
            <text:p/>
          </table:table-cell>
          <table:table-cell table:formula="of:=IF(ISNUMBER(SEARCH(&quot;K&quot;;[.$J137]));IF(ISBLANK([.$E$12]);&quot;&quot;;[.$E$12]);&quot;&quot;)">
            <text:p/>
          </table:table-cell>
          <table:table-cell table:formula="of:=IF(ISNUMBER(SEARCH(&quot;L&quot;;[.$J137]));IF(ISBLANK([.$E$13]);&quot;&quot;;[.$E$13]);&quot;&quot;)">
            <text:p/>
          </table:table-cell>
          <table:table-cell table:formula="of:=IF(ISNUMBER(SEARCH(&quot;M&quot;;[.$J137]));IF(ISBLANK([.$E$14]);&quot;&quot;;[.$E$14]);&quot;&quot;)">
            <text:p/>
          </table:table-cell>
          <table:table-cell table:formula="of:=IF(ISNUMBER(SEARCH(&quot;N&quot;;[.$J13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8:.$AC138])">
            <text:p/>
          </table:table-cell>
          <table:table-cell table:formula="of:=COM.MICROSOFT.CONCAT([.$AE138:.$AR138])">
            <text:p/>
          </table:table-cell>
          <table:table-cell table:formula="of:=COM.MICROSOFT.CONCAT([.$AT138:.$BG138])">
            <text:p/>
          </table:table-cell>
          <table:table-cell table:formula="of:=COUNTIF([.$J$1:.$J$1999];[.J138])" office:value-type="float" office:value="0" calcext:value-type="float">
            <text:p>0</text:p>
          </table:table-cell>
          <table:table-cell/>
          <table:table-cell table:formula="of:=IF(ISNUMBER(SEARCH(&quot;A&quot;;[.$J138]));IF(ISBLANK([.$C$2]);&quot;&quot;;[.$C$2]);&quot;&quot;)">
            <text:p/>
          </table:table-cell>
          <table:table-cell table:formula="of:=IF(ISNUMBER(SEARCH(&quot;B&quot;;[.$J138]));IF(ISBLANK([.$C$3]);&quot;&quot;;[.$C$3]);&quot;&quot;)">
            <text:p/>
          </table:table-cell>
          <table:table-cell table:formula="of:=IF(ISNUMBER(SEARCH(&quot;C&quot;;[.$J138]));IF(ISBLANK([.$C$4]);&quot;&quot;;[.$C$4]);&quot;&quot;)">
            <text:p/>
          </table:table-cell>
          <table:table-cell table:formula="of:=IF(ISNUMBER(SEARCH(&quot;D&quot;;[.$J138]));IF(ISBLANK([.$C$5]);&quot;&quot;;[.$C$5]);&quot;&quot;)">
            <text:p/>
          </table:table-cell>
          <table:table-cell table:formula="of:=IF(ISNUMBER(SEARCH(&quot;E&quot;;[.$J138]));IF(ISBLANK([.$C$6]);&quot;&quot;;[.$C$6]);&quot;&quot;)">
            <text:p/>
          </table:table-cell>
          <table:table-cell table:formula="of:=IF(ISNUMBER(SEARCH(&quot;F&quot;;[.$J138]));IF(ISBLANK([.$C$7]);&quot;&quot;;[.$C$7]);&quot;&quot;)">
            <text:p/>
          </table:table-cell>
          <table:table-cell table:formula="of:=IF(ISNUMBER(SEARCH(&quot;G&quot;;[.$J138]));IF(ISBLANK([.$C$8]);&quot;&quot;;[.$C$8]);&quot;&quot;)">
            <text:p/>
          </table:table-cell>
          <table:table-cell table:formula="of:=IF(ISNUMBER(SEARCH(&quot;H&quot;;[.$J138]));IF(ISBLANK([.$C$9]);&quot;&quot;;[.$C$9]);&quot;&quot;)">
            <text:p/>
          </table:table-cell>
          <table:table-cell table:formula="of:=IF(ISNUMBER(SEARCH(&quot;I&quot;;[.$J138]));IF(ISBLANK([.$C$10]);&quot;&quot;;[.$C$10]);&quot;&quot;)">
            <text:p/>
          </table:table-cell>
          <table:table-cell table:formula="of:=IF(ISNUMBER(SEARCH(&quot;J&quot;;[.$J138]));IF(ISBLANK([.$C$11]);&quot;&quot;;[.$C$11]);&quot;&quot;)">
            <text:p/>
          </table:table-cell>
          <table:table-cell table:formula="of:=IF(ISNUMBER(SEARCH(&quot;K&quot;;[.$J138]));IF(ISBLANK([.$C$12]);&quot;&quot;;[.$C$12]);&quot;&quot;)">
            <text:p/>
          </table:table-cell>
          <table:table-cell table:formula="of:=IF(ISNUMBER(SEARCH(&quot;L&quot;;[.$J138]));IF(ISBLANK([.$C$13]);&quot;&quot;;[.$C$13]);&quot;&quot;)">
            <text:p/>
          </table:table-cell>
          <table:table-cell table:formula="of:=IF(ISNUMBER(SEARCH(&quot;M&quot;;[.$J138]));IF(ISBLANK([.$C$14]);&quot;&quot;;[.$C$14]);&quot;&quot;)">
            <text:p/>
          </table:table-cell>
          <table:table-cell table:formula="of:=IF(ISNUMBER(SEARCH(&quot;N&quot;;[.$J138]));IF(ISBLANK([.$C$15]);&quot;&quot;;[.$C$15]);&quot;&quot;)">
            <text:p/>
          </table:table-cell>
          <table:table-cell/>
          <table:table-cell table:formula="of:=IF(ISNUMBER(SEARCH(&quot;A&quot;;[.$J138]));IF(ISBLANK([.$D$2]);&quot;&quot;;[.$D$2]);&quot;&quot;)">
            <text:p/>
          </table:table-cell>
          <table:table-cell table:formula="of:=IF(ISNUMBER(SEARCH(&quot;B&quot;;[.$J138]));IF(ISBLANK([.$D$3]);&quot;&quot;;[.$D$3]);&quot;&quot;)">
            <text:p/>
          </table:table-cell>
          <table:table-cell table:formula="of:=IF(ISNUMBER(SEARCH(&quot;C&quot;;[.$J138]));IF(ISBLANK([.$D$4]);&quot;&quot;;[.$D$4]);&quot;&quot;)">
            <text:p/>
          </table:table-cell>
          <table:table-cell table:formula="of:=IF(ISNUMBER(SEARCH(&quot;D&quot;;[.$J138]));IF(ISBLANK([.$D$5]);&quot;&quot;;[.$D$5]);&quot;&quot;)">
            <text:p/>
          </table:table-cell>
          <table:table-cell table:formula="of:=IF(ISNUMBER(SEARCH(&quot;E&quot;;[.$J138]));IF(ISBLANK([.$D$6]);&quot;&quot;;[.$D$6]);&quot;&quot;)">
            <text:p/>
          </table:table-cell>
          <table:table-cell table:formula="of:=IF(ISNUMBER(SEARCH(&quot;F&quot;;[.$J138]));IF(ISBLANK([.$D$7]);&quot;&quot;;[.$D$7]);&quot;&quot;)">
            <text:p/>
          </table:table-cell>
          <table:table-cell table:formula="of:=IF(ISNUMBER(SEARCH(&quot;G&quot;;[.$J138]));IF(ISBLANK([.$D$8]);&quot;&quot;;[.$D$8]);&quot;&quot;)">
            <text:p/>
          </table:table-cell>
          <table:table-cell table:formula="of:=IF(ISNUMBER(SEARCH(&quot;H&quot;;[.$J138]));IF(ISBLANK([.$D$9]);&quot;&quot;;[.$D$9]);&quot;&quot;)">
            <text:p/>
          </table:table-cell>
          <table:table-cell table:formula="of:=IF(ISNUMBER(SEARCH(&quot;I&quot;;[.$J138]));IF(ISBLANK([.$D$10]);&quot;&quot;;[.$D$10]);&quot;&quot;)">
            <text:p/>
          </table:table-cell>
          <table:table-cell table:formula="of:=IF(ISNUMBER(SEARCH(&quot;J&quot;;[.$J138]));IF(ISBLANK([.$D$11]);&quot;&quot;;[.$D$11]);&quot;&quot;)">
            <text:p/>
          </table:table-cell>
          <table:table-cell table:formula="of:=IF(ISNUMBER(SEARCH(&quot;K&quot;;[.$J138]));IF(ISBLANK([.$D$12]);&quot;&quot;;[.$D$12]);&quot;&quot;)">
            <text:p/>
          </table:table-cell>
          <table:table-cell table:formula="of:=IF(ISNUMBER(SEARCH(&quot;L&quot;;[.$J138]));IF(ISBLANK([.$D$13]);&quot;&quot;;[.$D$13]);&quot;&quot;)">
            <text:p/>
          </table:table-cell>
          <table:table-cell table:formula="of:=IF(ISNUMBER(SEARCH(&quot;M&quot;;[.$J138]));IF(ISBLANK([.$D$14]);&quot;&quot;;[.$D$14]);&quot;&quot;)">
            <text:p/>
          </table:table-cell>
          <table:table-cell table:formula="of:=IF(ISNUMBER(SEARCH(&quot;N&quot;;[.$J138]));IF(ISBLANK([.$D$15]);&quot;&quot;;[.$D$15]);&quot;&quot;)">
            <text:p/>
          </table:table-cell>
          <table:table-cell/>
          <table:table-cell table:formula="of:=IF(ISNUMBER(SEARCH(&quot;A&quot;;[.$J138]));IF(ISBLANK([.$E$2]);&quot;&quot;;[.$E$2]);&quot;&quot;)">
            <text:p/>
          </table:table-cell>
          <table:table-cell table:formula="of:=IF(ISNUMBER(SEARCH(&quot;B&quot;;[.$J138]));IF(ISBLANK([.$E$3]);&quot;&quot;;[.$E$3]);&quot;&quot;)">
            <text:p/>
          </table:table-cell>
          <table:table-cell table:formula="of:=IF(ISNUMBER(SEARCH(&quot;C&quot;;[.$J138]));IF(ISBLANK([.$E$4]);&quot;&quot;;[.$E$4]);&quot;&quot;)">
            <text:p/>
          </table:table-cell>
          <table:table-cell table:formula="of:=IF(ISNUMBER(SEARCH(&quot;D&quot;;[.$J138]));IF(ISBLANK([.$E$5]);&quot;&quot;;[.$E$5]);&quot;&quot;)">
            <text:p/>
          </table:table-cell>
          <table:table-cell table:formula="of:=IF(ISNUMBER(SEARCH(&quot;E&quot;;[.$J138]));IF(ISBLANK([.$E$6]);&quot;&quot;;[.$E$6]);&quot;&quot;)">
            <text:p/>
          </table:table-cell>
          <table:table-cell table:formula="of:=IF(ISNUMBER(SEARCH(&quot;F&quot;;[.$J138]));IF(ISBLANK([.$E$7]);&quot;&quot;;[.$E$7]);&quot;&quot;)">
            <text:p/>
          </table:table-cell>
          <table:table-cell table:formula="of:=IF(ISNUMBER(SEARCH(&quot;G&quot;;[.$J138]));IF(ISBLANK([.$E$8]);&quot;&quot;;[.$E$8]);&quot;&quot;)">
            <text:p/>
          </table:table-cell>
          <table:table-cell table:formula="of:=IF(ISNUMBER(SEARCH(&quot;H&quot;;[.$J138]));IF(ISBLANK([.$E$9]);&quot;&quot;;[.$E$9]);&quot;&quot;)">
            <text:p/>
          </table:table-cell>
          <table:table-cell table:formula="of:=IF(ISNUMBER(SEARCH(&quot;I&quot;;[.$J138]));IF(ISBLANK([.$E$10]);&quot;&quot;;[.$E$10]);&quot;&quot;)">
            <text:p/>
          </table:table-cell>
          <table:table-cell table:formula="of:=IF(ISNUMBER(SEARCH(&quot;J&quot;;[.$J138]));IF(ISBLANK([.$E$11]);&quot;&quot;;[.$E$11]);&quot;&quot;)">
            <text:p/>
          </table:table-cell>
          <table:table-cell table:formula="of:=IF(ISNUMBER(SEARCH(&quot;K&quot;;[.$J138]));IF(ISBLANK([.$E$12]);&quot;&quot;;[.$E$12]);&quot;&quot;)">
            <text:p/>
          </table:table-cell>
          <table:table-cell table:formula="of:=IF(ISNUMBER(SEARCH(&quot;L&quot;;[.$J138]));IF(ISBLANK([.$E$13]);&quot;&quot;;[.$E$13]);&quot;&quot;)">
            <text:p/>
          </table:table-cell>
          <table:table-cell table:formula="of:=IF(ISNUMBER(SEARCH(&quot;M&quot;;[.$J138]));IF(ISBLANK([.$E$14]);&quot;&quot;;[.$E$14]);&quot;&quot;)">
            <text:p/>
          </table:table-cell>
          <table:table-cell table:formula="of:=IF(ISNUMBER(SEARCH(&quot;N&quot;;[.$J13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39:.$AC139])">
            <text:p/>
          </table:table-cell>
          <table:table-cell table:formula="of:=COM.MICROSOFT.CONCAT([.$AE139:.$AR139])">
            <text:p/>
          </table:table-cell>
          <table:table-cell table:formula="of:=COM.MICROSOFT.CONCAT([.$AT139:.$BG139])">
            <text:p/>
          </table:table-cell>
          <table:table-cell table:formula="of:=COUNTIF([.$J$1:.$J$1999];[.J139])" office:value-type="float" office:value="0" calcext:value-type="float">
            <text:p>0</text:p>
          </table:table-cell>
          <table:table-cell/>
          <table:table-cell table:formula="of:=IF(ISNUMBER(SEARCH(&quot;A&quot;;[.$J139]));IF(ISBLANK([.$C$2]);&quot;&quot;;[.$C$2]);&quot;&quot;)">
            <text:p/>
          </table:table-cell>
          <table:table-cell table:formula="of:=IF(ISNUMBER(SEARCH(&quot;B&quot;;[.$J139]));IF(ISBLANK([.$C$3]);&quot;&quot;;[.$C$3]);&quot;&quot;)">
            <text:p/>
          </table:table-cell>
          <table:table-cell table:formula="of:=IF(ISNUMBER(SEARCH(&quot;C&quot;;[.$J139]));IF(ISBLANK([.$C$4]);&quot;&quot;;[.$C$4]);&quot;&quot;)">
            <text:p/>
          </table:table-cell>
          <table:table-cell table:formula="of:=IF(ISNUMBER(SEARCH(&quot;D&quot;;[.$J139]));IF(ISBLANK([.$C$5]);&quot;&quot;;[.$C$5]);&quot;&quot;)">
            <text:p/>
          </table:table-cell>
          <table:table-cell table:formula="of:=IF(ISNUMBER(SEARCH(&quot;E&quot;;[.$J139]));IF(ISBLANK([.$C$6]);&quot;&quot;;[.$C$6]);&quot;&quot;)">
            <text:p/>
          </table:table-cell>
          <table:table-cell table:formula="of:=IF(ISNUMBER(SEARCH(&quot;F&quot;;[.$J139]));IF(ISBLANK([.$C$7]);&quot;&quot;;[.$C$7]);&quot;&quot;)">
            <text:p/>
          </table:table-cell>
          <table:table-cell table:formula="of:=IF(ISNUMBER(SEARCH(&quot;G&quot;;[.$J139]));IF(ISBLANK([.$C$8]);&quot;&quot;;[.$C$8]);&quot;&quot;)">
            <text:p/>
          </table:table-cell>
          <table:table-cell table:formula="of:=IF(ISNUMBER(SEARCH(&quot;H&quot;;[.$J139]));IF(ISBLANK([.$C$9]);&quot;&quot;;[.$C$9]);&quot;&quot;)">
            <text:p/>
          </table:table-cell>
          <table:table-cell table:formula="of:=IF(ISNUMBER(SEARCH(&quot;I&quot;;[.$J139]));IF(ISBLANK([.$C$10]);&quot;&quot;;[.$C$10]);&quot;&quot;)">
            <text:p/>
          </table:table-cell>
          <table:table-cell table:formula="of:=IF(ISNUMBER(SEARCH(&quot;J&quot;;[.$J139]));IF(ISBLANK([.$C$11]);&quot;&quot;;[.$C$11]);&quot;&quot;)">
            <text:p/>
          </table:table-cell>
          <table:table-cell table:formula="of:=IF(ISNUMBER(SEARCH(&quot;K&quot;;[.$J139]));IF(ISBLANK([.$C$12]);&quot;&quot;;[.$C$12]);&quot;&quot;)">
            <text:p/>
          </table:table-cell>
          <table:table-cell table:formula="of:=IF(ISNUMBER(SEARCH(&quot;L&quot;;[.$J139]));IF(ISBLANK([.$C$13]);&quot;&quot;;[.$C$13]);&quot;&quot;)">
            <text:p/>
          </table:table-cell>
          <table:table-cell table:formula="of:=IF(ISNUMBER(SEARCH(&quot;M&quot;;[.$J139]));IF(ISBLANK([.$C$14]);&quot;&quot;;[.$C$14]);&quot;&quot;)">
            <text:p/>
          </table:table-cell>
          <table:table-cell table:formula="of:=IF(ISNUMBER(SEARCH(&quot;N&quot;;[.$J139]));IF(ISBLANK([.$C$15]);&quot;&quot;;[.$C$15]);&quot;&quot;)">
            <text:p/>
          </table:table-cell>
          <table:table-cell/>
          <table:table-cell table:formula="of:=IF(ISNUMBER(SEARCH(&quot;A&quot;;[.$J139]));IF(ISBLANK([.$D$2]);&quot;&quot;;[.$D$2]);&quot;&quot;)">
            <text:p/>
          </table:table-cell>
          <table:table-cell table:formula="of:=IF(ISNUMBER(SEARCH(&quot;B&quot;;[.$J139]));IF(ISBLANK([.$D$3]);&quot;&quot;;[.$D$3]);&quot;&quot;)">
            <text:p/>
          </table:table-cell>
          <table:table-cell table:formula="of:=IF(ISNUMBER(SEARCH(&quot;C&quot;;[.$J139]));IF(ISBLANK([.$D$4]);&quot;&quot;;[.$D$4]);&quot;&quot;)">
            <text:p/>
          </table:table-cell>
          <table:table-cell table:formula="of:=IF(ISNUMBER(SEARCH(&quot;D&quot;;[.$J139]));IF(ISBLANK([.$D$5]);&quot;&quot;;[.$D$5]);&quot;&quot;)">
            <text:p/>
          </table:table-cell>
          <table:table-cell table:formula="of:=IF(ISNUMBER(SEARCH(&quot;E&quot;;[.$J139]));IF(ISBLANK([.$D$6]);&quot;&quot;;[.$D$6]);&quot;&quot;)">
            <text:p/>
          </table:table-cell>
          <table:table-cell table:formula="of:=IF(ISNUMBER(SEARCH(&quot;F&quot;;[.$J139]));IF(ISBLANK([.$D$7]);&quot;&quot;;[.$D$7]);&quot;&quot;)">
            <text:p/>
          </table:table-cell>
          <table:table-cell table:formula="of:=IF(ISNUMBER(SEARCH(&quot;G&quot;;[.$J139]));IF(ISBLANK([.$D$8]);&quot;&quot;;[.$D$8]);&quot;&quot;)">
            <text:p/>
          </table:table-cell>
          <table:table-cell table:formula="of:=IF(ISNUMBER(SEARCH(&quot;H&quot;;[.$J139]));IF(ISBLANK([.$D$9]);&quot;&quot;;[.$D$9]);&quot;&quot;)">
            <text:p/>
          </table:table-cell>
          <table:table-cell table:formula="of:=IF(ISNUMBER(SEARCH(&quot;I&quot;;[.$J139]));IF(ISBLANK([.$D$10]);&quot;&quot;;[.$D$10]);&quot;&quot;)">
            <text:p/>
          </table:table-cell>
          <table:table-cell table:formula="of:=IF(ISNUMBER(SEARCH(&quot;J&quot;;[.$J139]));IF(ISBLANK([.$D$11]);&quot;&quot;;[.$D$11]);&quot;&quot;)">
            <text:p/>
          </table:table-cell>
          <table:table-cell table:formula="of:=IF(ISNUMBER(SEARCH(&quot;K&quot;;[.$J139]));IF(ISBLANK([.$D$12]);&quot;&quot;;[.$D$12]);&quot;&quot;)">
            <text:p/>
          </table:table-cell>
          <table:table-cell table:formula="of:=IF(ISNUMBER(SEARCH(&quot;L&quot;;[.$J139]));IF(ISBLANK([.$D$13]);&quot;&quot;;[.$D$13]);&quot;&quot;)">
            <text:p/>
          </table:table-cell>
          <table:table-cell table:formula="of:=IF(ISNUMBER(SEARCH(&quot;M&quot;;[.$J139]));IF(ISBLANK([.$D$14]);&quot;&quot;;[.$D$14]);&quot;&quot;)">
            <text:p/>
          </table:table-cell>
          <table:table-cell table:formula="of:=IF(ISNUMBER(SEARCH(&quot;N&quot;;[.$J139]));IF(ISBLANK([.$D$15]);&quot;&quot;;[.$D$15]);&quot;&quot;)">
            <text:p/>
          </table:table-cell>
          <table:table-cell/>
          <table:table-cell table:formula="of:=IF(ISNUMBER(SEARCH(&quot;A&quot;;[.$J139]));IF(ISBLANK([.$E$2]);&quot;&quot;;[.$E$2]);&quot;&quot;)">
            <text:p/>
          </table:table-cell>
          <table:table-cell table:formula="of:=IF(ISNUMBER(SEARCH(&quot;B&quot;;[.$J139]));IF(ISBLANK([.$E$3]);&quot;&quot;;[.$E$3]);&quot;&quot;)">
            <text:p/>
          </table:table-cell>
          <table:table-cell table:formula="of:=IF(ISNUMBER(SEARCH(&quot;C&quot;;[.$J139]));IF(ISBLANK([.$E$4]);&quot;&quot;;[.$E$4]);&quot;&quot;)">
            <text:p/>
          </table:table-cell>
          <table:table-cell table:formula="of:=IF(ISNUMBER(SEARCH(&quot;D&quot;;[.$J139]));IF(ISBLANK([.$E$5]);&quot;&quot;;[.$E$5]);&quot;&quot;)">
            <text:p/>
          </table:table-cell>
          <table:table-cell table:formula="of:=IF(ISNUMBER(SEARCH(&quot;E&quot;;[.$J139]));IF(ISBLANK([.$E$6]);&quot;&quot;;[.$E$6]);&quot;&quot;)">
            <text:p/>
          </table:table-cell>
          <table:table-cell table:formula="of:=IF(ISNUMBER(SEARCH(&quot;F&quot;;[.$J139]));IF(ISBLANK([.$E$7]);&quot;&quot;;[.$E$7]);&quot;&quot;)">
            <text:p/>
          </table:table-cell>
          <table:table-cell table:formula="of:=IF(ISNUMBER(SEARCH(&quot;G&quot;;[.$J139]));IF(ISBLANK([.$E$8]);&quot;&quot;;[.$E$8]);&quot;&quot;)">
            <text:p/>
          </table:table-cell>
          <table:table-cell table:formula="of:=IF(ISNUMBER(SEARCH(&quot;H&quot;;[.$J139]));IF(ISBLANK([.$E$9]);&quot;&quot;;[.$E$9]);&quot;&quot;)">
            <text:p/>
          </table:table-cell>
          <table:table-cell table:formula="of:=IF(ISNUMBER(SEARCH(&quot;I&quot;;[.$J139]));IF(ISBLANK([.$E$10]);&quot;&quot;;[.$E$10]);&quot;&quot;)">
            <text:p/>
          </table:table-cell>
          <table:table-cell table:formula="of:=IF(ISNUMBER(SEARCH(&quot;J&quot;;[.$J139]));IF(ISBLANK([.$E$11]);&quot;&quot;;[.$E$11]);&quot;&quot;)">
            <text:p/>
          </table:table-cell>
          <table:table-cell table:formula="of:=IF(ISNUMBER(SEARCH(&quot;K&quot;;[.$J139]));IF(ISBLANK([.$E$12]);&quot;&quot;;[.$E$12]);&quot;&quot;)">
            <text:p/>
          </table:table-cell>
          <table:table-cell table:formula="of:=IF(ISNUMBER(SEARCH(&quot;L&quot;;[.$J139]));IF(ISBLANK([.$E$13]);&quot;&quot;;[.$E$13]);&quot;&quot;)">
            <text:p/>
          </table:table-cell>
          <table:table-cell table:formula="of:=IF(ISNUMBER(SEARCH(&quot;M&quot;;[.$J139]));IF(ISBLANK([.$E$14]);&quot;&quot;;[.$E$14]);&quot;&quot;)">
            <text:p/>
          </table:table-cell>
          <table:table-cell table:formula="of:=IF(ISNUMBER(SEARCH(&quot;N&quot;;[.$J13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0:.$AC140])">
            <text:p/>
          </table:table-cell>
          <table:table-cell table:formula="of:=COM.MICROSOFT.CONCAT([.$AE140:.$AR140])">
            <text:p/>
          </table:table-cell>
          <table:table-cell table:formula="of:=COM.MICROSOFT.CONCAT([.$AT140:.$BG140])">
            <text:p/>
          </table:table-cell>
          <table:table-cell table:formula="of:=COUNTIF([.$J$1:.$J$1999];[.J140])" office:value-type="float" office:value="0" calcext:value-type="float">
            <text:p>0</text:p>
          </table:table-cell>
          <table:table-cell/>
          <table:table-cell table:formula="of:=IF(ISNUMBER(SEARCH(&quot;A&quot;;[.$J140]));IF(ISBLANK([.$C$2]);&quot;&quot;;[.$C$2]);&quot;&quot;)">
            <text:p/>
          </table:table-cell>
          <table:table-cell table:formula="of:=IF(ISNUMBER(SEARCH(&quot;B&quot;;[.$J140]));IF(ISBLANK([.$C$3]);&quot;&quot;;[.$C$3]);&quot;&quot;)">
            <text:p/>
          </table:table-cell>
          <table:table-cell table:formula="of:=IF(ISNUMBER(SEARCH(&quot;C&quot;;[.$J140]));IF(ISBLANK([.$C$4]);&quot;&quot;;[.$C$4]);&quot;&quot;)">
            <text:p/>
          </table:table-cell>
          <table:table-cell table:formula="of:=IF(ISNUMBER(SEARCH(&quot;D&quot;;[.$J140]));IF(ISBLANK([.$C$5]);&quot;&quot;;[.$C$5]);&quot;&quot;)">
            <text:p/>
          </table:table-cell>
          <table:table-cell table:formula="of:=IF(ISNUMBER(SEARCH(&quot;E&quot;;[.$J140]));IF(ISBLANK([.$C$6]);&quot;&quot;;[.$C$6]);&quot;&quot;)">
            <text:p/>
          </table:table-cell>
          <table:table-cell table:formula="of:=IF(ISNUMBER(SEARCH(&quot;F&quot;;[.$J140]));IF(ISBLANK([.$C$7]);&quot;&quot;;[.$C$7]);&quot;&quot;)">
            <text:p/>
          </table:table-cell>
          <table:table-cell table:formula="of:=IF(ISNUMBER(SEARCH(&quot;G&quot;;[.$J140]));IF(ISBLANK([.$C$8]);&quot;&quot;;[.$C$8]);&quot;&quot;)">
            <text:p/>
          </table:table-cell>
          <table:table-cell table:formula="of:=IF(ISNUMBER(SEARCH(&quot;H&quot;;[.$J140]));IF(ISBLANK([.$C$9]);&quot;&quot;;[.$C$9]);&quot;&quot;)">
            <text:p/>
          </table:table-cell>
          <table:table-cell table:formula="of:=IF(ISNUMBER(SEARCH(&quot;I&quot;;[.$J140]));IF(ISBLANK([.$C$10]);&quot;&quot;;[.$C$10]);&quot;&quot;)">
            <text:p/>
          </table:table-cell>
          <table:table-cell table:formula="of:=IF(ISNUMBER(SEARCH(&quot;J&quot;;[.$J140]));IF(ISBLANK([.$C$11]);&quot;&quot;;[.$C$11]);&quot;&quot;)">
            <text:p/>
          </table:table-cell>
          <table:table-cell table:formula="of:=IF(ISNUMBER(SEARCH(&quot;K&quot;;[.$J140]));IF(ISBLANK([.$C$12]);&quot;&quot;;[.$C$12]);&quot;&quot;)">
            <text:p/>
          </table:table-cell>
          <table:table-cell table:formula="of:=IF(ISNUMBER(SEARCH(&quot;L&quot;;[.$J140]));IF(ISBLANK([.$C$13]);&quot;&quot;;[.$C$13]);&quot;&quot;)">
            <text:p/>
          </table:table-cell>
          <table:table-cell table:formula="of:=IF(ISNUMBER(SEARCH(&quot;M&quot;;[.$J140]));IF(ISBLANK([.$C$14]);&quot;&quot;;[.$C$14]);&quot;&quot;)">
            <text:p/>
          </table:table-cell>
          <table:table-cell table:formula="of:=IF(ISNUMBER(SEARCH(&quot;N&quot;;[.$J140]));IF(ISBLANK([.$C$15]);&quot;&quot;;[.$C$15]);&quot;&quot;)">
            <text:p/>
          </table:table-cell>
          <table:table-cell/>
          <table:table-cell table:formula="of:=IF(ISNUMBER(SEARCH(&quot;A&quot;;[.$J140]));IF(ISBLANK([.$D$2]);&quot;&quot;;[.$D$2]);&quot;&quot;)">
            <text:p/>
          </table:table-cell>
          <table:table-cell table:formula="of:=IF(ISNUMBER(SEARCH(&quot;B&quot;;[.$J140]));IF(ISBLANK([.$D$3]);&quot;&quot;;[.$D$3]);&quot;&quot;)">
            <text:p/>
          </table:table-cell>
          <table:table-cell table:formula="of:=IF(ISNUMBER(SEARCH(&quot;C&quot;;[.$J140]));IF(ISBLANK([.$D$4]);&quot;&quot;;[.$D$4]);&quot;&quot;)">
            <text:p/>
          </table:table-cell>
          <table:table-cell table:formula="of:=IF(ISNUMBER(SEARCH(&quot;D&quot;;[.$J140]));IF(ISBLANK([.$D$5]);&quot;&quot;;[.$D$5]);&quot;&quot;)">
            <text:p/>
          </table:table-cell>
          <table:table-cell table:formula="of:=IF(ISNUMBER(SEARCH(&quot;E&quot;;[.$J140]));IF(ISBLANK([.$D$6]);&quot;&quot;;[.$D$6]);&quot;&quot;)">
            <text:p/>
          </table:table-cell>
          <table:table-cell table:formula="of:=IF(ISNUMBER(SEARCH(&quot;F&quot;;[.$J140]));IF(ISBLANK([.$D$7]);&quot;&quot;;[.$D$7]);&quot;&quot;)">
            <text:p/>
          </table:table-cell>
          <table:table-cell table:formula="of:=IF(ISNUMBER(SEARCH(&quot;G&quot;;[.$J140]));IF(ISBLANK([.$D$8]);&quot;&quot;;[.$D$8]);&quot;&quot;)">
            <text:p/>
          </table:table-cell>
          <table:table-cell table:formula="of:=IF(ISNUMBER(SEARCH(&quot;H&quot;;[.$J140]));IF(ISBLANK([.$D$9]);&quot;&quot;;[.$D$9]);&quot;&quot;)">
            <text:p/>
          </table:table-cell>
          <table:table-cell table:formula="of:=IF(ISNUMBER(SEARCH(&quot;I&quot;;[.$J140]));IF(ISBLANK([.$D$10]);&quot;&quot;;[.$D$10]);&quot;&quot;)">
            <text:p/>
          </table:table-cell>
          <table:table-cell table:formula="of:=IF(ISNUMBER(SEARCH(&quot;J&quot;;[.$J140]));IF(ISBLANK([.$D$11]);&quot;&quot;;[.$D$11]);&quot;&quot;)">
            <text:p/>
          </table:table-cell>
          <table:table-cell table:formula="of:=IF(ISNUMBER(SEARCH(&quot;K&quot;;[.$J140]));IF(ISBLANK([.$D$12]);&quot;&quot;;[.$D$12]);&quot;&quot;)">
            <text:p/>
          </table:table-cell>
          <table:table-cell table:formula="of:=IF(ISNUMBER(SEARCH(&quot;L&quot;;[.$J140]));IF(ISBLANK([.$D$13]);&quot;&quot;;[.$D$13]);&quot;&quot;)">
            <text:p/>
          </table:table-cell>
          <table:table-cell table:formula="of:=IF(ISNUMBER(SEARCH(&quot;M&quot;;[.$J140]));IF(ISBLANK([.$D$14]);&quot;&quot;;[.$D$14]);&quot;&quot;)">
            <text:p/>
          </table:table-cell>
          <table:table-cell table:formula="of:=IF(ISNUMBER(SEARCH(&quot;N&quot;;[.$J140]));IF(ISBLANK([.$D$15]);&quot;&quot;;[.$D$15]);&quot;&quot;)">
            <text:p/>
          </table:table-cell>
          <table:table-cell/>
          <table:table-cell table:formula="of:=IF(ISNUMBER(SEARCH(&quot;A&quot;;[.$J140]));IF(ISBLANK([.$E$2]);&quot;&quot;;[.$E$2]);&quot;&quot;)">
            <text:p/>
          </table:table-cell>
          <table:table-cell table:formula="of:=IF(ISNUMBER(SEARCH(&quot;B&quot;;[.$J140]));IF(ISBLANK([.$E$3]);&quot;&quot;;[.$E$3]);&quot;&quot;)">
            <text:p/>
          </table:table-cell>
          <table:table-cell table:formula="of:=IF(ISNUMBER(SEARCH(&quot;C&quot;;[.$J140]));IF(ISBLANK([.$E$4]);&quot;&quot;;[.$E$4]);&quot;&quot;)">
            <text:p/>
          </table:table-cell>
          <table:table-cell table:formula="of:=IF(ISNUMBER(SEARCH(&quot;D&quot;;[.$J140]));IF(ISBLANK([.$E$5]);&quot;&quot;;[.$E$5]);&quot;&quot;)">
            <text:p/>
          </table:table-cell>
          <table:table-cell table:formula="of:=IF(ISNUMBER(SEARCH(&quot;E&quot;;[.$J140]));IF(ISBLANK([.$E$6]);&quot;&quot;;[.$E$6]);&quot;&quot;)">
            <text:p/>
          </table:table-cell>
          <table:table-cell table:formula="of:=IF(ISNUMBER(SEARCH(&quot;F&quot;;[.$J140]));IF(ISBLANK([.$E$7]);&quot;&quot;;[.$E$7]);&quot;&quot;)">
            <text:p/>
          </table:table-cell>
          <table:table-cell table:formula="of:=IF(ISNUMBER(SEARCH(&quot;G&quot;;[.$J140]));IF(ISBLANK([.$E$8]);&quot;&quot;;[.$E$8]);&quot;&quot;)">
            <text:p/>
          </table:table-cell>
          <table:table-cell table:formula="of:=IF(ISNUMBER(SEARCH(&quot;H&quot;;[.$J140]));IF(ISBLANK([.$E$9]);&quot;&quot;;[.$E$9]);&quot;&quot;)">
            <text:p/>
          </table:table-cell>
          <table:table-cell table:formula="of:=IF(ISNUMBER(SEARCH(&quot;I&quot;;[.$J140]));IF(ISBLANK([.$E$10]);&quot;&quot;;[.$E$10]);&quot;&quot;)">
            <text:p/>
          </table:table-cell>
          <table:table-cell table:formula="of:=IF(ISNUMBER(SEARCH(&quot;J&quot;;[.$J140]));IF(ISBLANK([.$E$11]);&quot;&quot;;[.$E$11]);&quot;&quot;)">
            <text:p/>
          </table:table-cell>
          <table:table-cell table:formula="of:=IF(ISNUMBER(SEARCH(&quot;K&quot;;[.$J140]));IF(ISBLANK([.$E$12]);&quot;&quot;;[.$E$12]);&quot;&quot;)">
            <text:p/>
          </table:table-cell>
          <table:table-cell table:formula="of:=IF(ISNUMBER(SEARCH(&quot;L&quot;;[.$J140]));IF(ISBLANK([.$E$13]);&quot;&quot;;[.$E$13]);&quot;&quot;)">
            <text:p/>
          </table:table-cell>
          <table:table-cell table:formula="of:=IF(ISNUMBER(SEARCH(&quot;M&quot;;[.$J140]));IF(ISBLANK([.$E$14]);&quot;&quot;;[.$E$14]);&quot;&quot;)">
            <text:p/>
          </table:table-cell>
          <table:table-cell table:formula="of:=IF(ISNUMBER(SEARCH(&quot;N&quot;;[.$J14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1:.$AC141])">
            <text:p/>
          </table:table-cell>
          <table:table-cell table:formula="of:=COM.MICROSOFT.CONCAT([.$AE141:.$AR141])">
            <text:p/>
          </table:table-cell>
          <table:table-cell table:formula="of:=COM.MICROSOFT.CONCAT([.$AT141:.$BG141])">
            <text:p/>
          </table:table-cell>
          <table:table-cell table:formula="of:=COUNTIF([.$J$1:.$J$1999];[.J141])" office:value-type="float" office:value="0" calcext:value-type="float">
            <text:p>0</text:p>
          </table:table-cell>
          <table:table-cell/>
          <table:table-cell table:formula="of:=IF(ISNUMBER(SEARCH(&quot;A&quot;;[.$J141]));IF(ISBLANK([.$C$2]);&quot;&quot;;[.$C$2]);&quot;&quot;)">
            <text:p/>
          </table:table-cell>
          <table:table-cell table:formula="of:=IF(ISNUMBER(SEARCH(&quot;B&quot;;[.$J141]));IF(ISBLANK([.$C$3]);&quot;&quot;;[.$C$3]);&quot;&quot;)">
            <text:p/>
          </table:table-cell>
          <table:table-cell table:formula="of:=IF(ISNUMBER(SEARCH(&quot;C&quot;;[.$J141]));IF(ISBLANK([.$C$4]);&quot;&quot;;[.$C$4]);&quot;&quot;)">
            <text:p/>
          </table:table-cell>
          <table:table-cell table:formula="of:=IF(ISNUMBER(SEARCH(&quot;D&quot;;[.$J141]));IF(ISBLANK([.$C$5]);&quot;&quot;;[.$C$5]);&quot;&quot;)">
            <text:p/>
          </table:table-cell>
          <table:table-cell table:formula="of:=IF(ISNUMBER(SEARCH(&quot;E&quot;;[.$J141]));IF(ISBLANK([.$C$6]);&quot;&quot;;[.$C$6]);&quot;&quot;)">
            <text:p/>
          </table:table-cell>
          <table:table-cell table:formula="of:=IF(ISNUMBER(SEARCH(&quot;F&quot;;[.$J141]));IF(ISBLANK([.$C$7]);&quot;&quot;;[.$C$7]);&quot;&quot;)">
            <text:p/>
          </table:table-cell>
          <table:table-cell table:formula="of:=IF(ISNUMBER(SEARCH(&quot;G&quot;;[.$J141]));IF(ISBLANK([.$C$8]);&quot;&quot;;[.$C$8]);&quot;&quot;)">
            <text:p/>
          </table:table-cell>
          <table:table-cell table:formula="of:=IF(ISNUMBER(SEARCH(&quot;H&quot;;[.$J141]));IF(ISBLANK([.$C$9]);&quot;&quot;;[.$C$9]);&quot;&quot;)">
            <text:p/>
          </table:table-cell>
          <table:table-cell table:formula="of:=IF(ISNUMBER(SEARCH(&quot;I&quot;;[.$J141]));IF(ISBLANK([.$C$10]);&quot;&quot;;[.$C$10]);&quot;&quot;)">
            <text:p/>
          </table:table-cell>
          <table:table-cell table:formula="of:=IF(ISNUMBER(SEARCH(&quot;J&quot;;[.$J141]));IF(ISBLANK([.$C$11]);&quot;&quot;;[.$C$11]);&quot;&quot;)">
            <text:p/>
          </table:table-cell>
          <table:table-cell table:formula="of:=IF(ISNUMBER(SEARCH(&quot;K&quot;;[.$J141]));IF(ISBLANK([.$C$12]);&quot;&quot;;[.$C$12]);&quot;&quot;)">
            <text:p/>
          </table:table-cell>
          <table:table-cell table:formula="of:=IF(ISNUMBER(SEARCH(&quot;L&quot;;[.$J141]));IF(ISBLANK([.$C$13]);&quot;&quot;;[.$C$13]);&quot;&quot;)">
            <text:p/>
          </table:table-cell>
          <table:table-cell table:formula="of:=IF(ISNUMBER(SEARCH(&quot;M&quot;;[.$J141]));IF(ISBLANK([.$C$14]);&quot;&quot;;[.$C$14]);&quot;&quot;)">
            <text:p/>
          </table:table-cell>
          <table:table-cell table:formula="of:=IF(ISNUMBER(SEARCH(&quot;N&quot;;[.$J141]));IF(ISBLANK([.$C$15]);&quot;&quot;;[.$C$15]);&quot;&quot;)">
            <text:p/>
          </table:table-cell>
          <table:table-cell/>
          <table:table-cell table:formula="of:=IF(ISNUMBER(SEARCH(&quot;A&quot;;[.$J141]));IF(ISBLANK([.$D$2]);&quot;&quot;;[.$D$2]);&quot;&quot;)">
            <text:p/>
          </table:table-cell>
          <table:table-cell table:formula="of:=IF(ISNUMBER(SEARCH(&quot;B&quot;;[.$J141]));IF(ISBLANK([.$D$3]);&quot;&quot;;[.$D$3]);&quot;&quot;)">
            <text:p/>
          </table:table-cell>
          <table:table-cell table:formula="of:=IF(ISNUMBER(SEARCH(&quot;C&quot;;[.$J141]));IF(ISBLANK([.$D$4]);&quot;&quot;;[.$D$4]);&quot;&quot;)">
            <text:p/>
          </table:table-cell>
          <table:table-cell table:formula="of:=IF(ISNUMBER(SEARCH(&quot;D&quot;;[.$J141]));IF(ISBLANK([.$D$5]);&quot;&quot;;[.$D$5]);&quot;&quot;)">
            <text:p/>
          </table:table-cell>
          <table:table-cell table:formula="of:=IF(ISNUMBER(SEARCH(&quot;E&quot;;[.$J141]));IF(ISBLANK([.$D$6]);&quot;&quot;;[.$D$6]);&quot;&quot;)">
            <text:p/>
          </table:table-cell>
          <table:table-cell table:formula="of:=IF(ISNUMBER(SEARCH(&quot;F&quot;;[.$J141]));IF(ISBLANK([.$D$7]);&quot;&quot;;[.$D$7]);&quot;&quot;)">
            <text:p/>
          </table:table-cell>
          <table:table-cell table:formula="of:=IF(ISNUMBER(SEARCH(&quot;G&quot;;[.$J141]));IF(ISBLANK([.$D$8]);&quot;&quot;;[.$D$8]);&quot;&quot;)">
            <text:p/>
          </table:table-cell>
          <table:table-cell table:formula="of:=IF(ISNUMBER(SEARCH(&quot;H&quot;;[.$J141]));IF(ISBLANK([.$D$9]);&quot;&quot;;[.$D$9]);&quot;&quot;)">
            <text:p/>
          </table:table-cell>
          <table:table-cell table:formula="of:=IF(ISNUMBER(SEARCH(&quot;I&quot;;[.$J141]));IF(ISBLANK([.$D$10]);&quot;&quot;;[.$D$10]);&quot;&quot;)">
            <text:p/>
          </table:table-cell>
          <table:table-cell table:formula="of:=IF(ISNUMBER(SEARCH(&quot;J&quot;;[.$J141]));IF(ISBLANK([.$D$11]);&quot;&quot;;[.$D$11]);&quot;&quot;)">
            <text:p/>
          </table:table-cell>
          <table:table-cell table:formula="of:=IF(ISNUMBER(SEARCH(&quot;K&quot;;[.$J141]));IF(ISBLANK([.$D$12]);&quot;&quot;;[.$D$12]);&quot;&quot;)">
            <text:p/>
          </table:table-cell>
          <table:table-cell table:formula="of:=IF(ISNUMBER(SEARCH(&quot;L&quot;;[.$J141]));IF(ISBLANK([.$D$13]);&quot;&quot;;[.$D$13]);&quot;&quot;)">
            <text:p/>
          </table:table-cell>
          <table:table-cell table:formula="of:=IF(ISNUMBER(SEARCH(&quot;M&quot;;[.$J141]));IF(ISBLANK([.$D$14]);&quot;&quot;;[.$D$14]);&quot;&quot;)">
            <text:p/>
          </table:table-cell>
          <table:table-cell table:formula="of:=IF(ISNUMBER(SEARCH(&quot;N&quot;;[.$J141]));IF(ISBLANK([.$D$15]);&quot;&quot;;[.$D$15]);&quot;&quot;)">
            <text:p/>
          </table:table-cell>
          <table:table-cell/>
          <table:table-cell table:formula="of:=IF(ISNUMBER(SEARCH(&quot;A&quot;;[.$J141]));IF(ISBLANK([.$E$2]);&quot;&quot;;[.$E$2]);&quot;&quot;)">
            <text:p/>
          </table:table-cell>
          <table:table-cell table:formula="of:=IF(ISNUMBER(SEARCH(&quot;B&quot;;[.$J141]));IF(ISBLANK([.$E$3]);&quot;&quot;;[.$E$3]);&quot;&quot;)">
            <text:p/>
          </table:table-cell>
          <table:table-cell table:formula="of:=IF(ISNUMBER(SEARCH(&quot;C&quot;;[.$J141]));IF(ISBLANK([.$E$4]);&quot;&quot;;[.$E$4]);&quot;&quot;)">
            <text:p/>
          </table:table-cell>
          <table:table-cell table:formula="of:=IF(ISNUMBER(SEARCH(&quot;D&quot;;[.$J141]));IF(ISBLANK([.$E$5]);&quot;&quot;;[.$E$5]);&quot;&quot;)">
            <text:p/>
          </table:table-cell>
          <table:table-cell table:formula="of:=IF(ISNUMBER(SEARCH(&quot;E&quot;;[.$J141]));IF(ISBLANK([.$E$6]);&quot;&quot;;[.$E$6]);&quot;&quot;)">
            <text:p/>
          </table:table-cell>
          <table:table-cell table:formula="of:=IF(ISNUMBER(SEARCH(&quot;F&quot;;[.$J141]));IF(ISBLANK([.$E$7]);&quot;&quot;;[.$E$7]);&quot;&quot;)">
            <text:p/>
          </table:table-cell>
          <table:table-cell table:formula="of:=IF(ISNUMBER(SEARCH(&quot;G&quot;;[.$J141]));IF(ISBLANK([.$E$8]);&quot;&quot;;[.$E$8]);&quot;&quot;)">
            <text:p/>
          </table:table-cell>
          <table:table-cell table:formula="of:=IF(ISNUMBER(SEARCH(&quot;H&quot;;[.$J141]));IF(ISBLANK([.$E$9]);&quot;&quot;;[.$E$9]);&quot;&quot;)">
            <text:p/>
          </table:table-cell>
          <table:table-cell table:formula="of:=IF(ISNUMBER(SEARCH(&quot;I&quot;;[.$J141]));IF(ISBLANK([.$E$10]);&quot;&quot;;[.$E$10]);&quot;&quot;)">
            <text:p/>
          </table:table-cell>
          <table:table-cell table:formula="of:=IF(ISNUMBER(SEARCH(&quot;J&quot;;[.$J141]));IF(ISBLANK([.$E$11]);&quot;&quot;;[.$E$11]);&quot;&quot;)">
            <text:p/>
          </table:table-cell>
          <table:table-cell table:formula="of:=IF(ISNUMBER(SEARCH(&quot;K&quot;;[.$J141]));IF(ISBLANK([.$E$12]);&quot;&quot;;[.$E$12]);&quot;&quot;)">
            <text:p/>
          </table:table-cell>
          <table:table-cell table:formula="of:=IF(ISNUMBER(SEARCH(&quot;L&quot;;[.$J141]));IF(ISBLANK([.$E$13]);&quot;&quot;;[.$E$13]);&quot;&quot;)">
            <text:p/>
          </table:table-cell>
          <table:table-cell table:formula="of:=IF(ISNUMBER(SEARCH(&quot;M&quot;;[.$J141]));IF(ISBLANK([.$E$14]);&quot;&quot;;[.$E$14]);&quot;&quot;)">
            <text:p/>
          </table:table-cell>
          <table:table-cell table:formula="of:=IF(ISNUMBER(SEARCH(&quot;N&quot;;[.$J14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2:.$AC142])">
            <text:p/>
          </table:table-cell>
          <table:table-cell table:formula="of:=COM.MICROSOFT.CONCAT([.$AE142:.$AR142])">
            <text:p/>
          </table:table-cell>
          <table:table-cell table:formula="of:=COM.MICROSOFT.CONCAT([.$AT142:.$BG142])">
            <text:p/>
          </table:table-cell>
          <table:table-cell table:formula="of:=COUNTIF([.$J$1:.$J$1999];[.J142])" office:value-type="float" office:value="0" calcext:value-type="float">
            <text:p>0</text:p>
          </table:table-cell>
          <table:table-cell/>
          <table:table-cell table:formula="of:=IF(ISNUMBER(SEARCH(&quot;A&quot;;[.$J142]));IF(ISBLANK([.$C$2]);&quot;&quot;;[.$C$2]);&quot;&quot;)">
            <text:p/>
          </table:table-cell>
          <table:table-cell table:formula="of:=IF(ISNUMBER(SEARCH(&quot;B&quot;;[.$J142]));IF(ISBLANK([.$C$3]);&quot;&quot;;[.$C$3]);&quot;&quot;)">
            <text:p/>
          </table:table-cell>
          <table:table-cell table:formula="of:=IF(ISNUMBER(SEARCH(&quot;C&quot;;[.$J142]));IF(ISBLANK([.$C$4]);&quot;&quot;;[.$C$4]);&quot;&quot;)">
            <text:p/>
          </table:table-cell>
          <table:table-cell table:formula="of:=IF(ISNUMBER(SEARCH(&quot;D&quot;;[.$J142]));IF(ISBLANK([.$C$5]);&quot;&quot;;[.$C$5]);&quot;&quot;)">
            <text:p/>
          </table:table-cell>
          <table:table-cell table:formula="of:=IF(ISNUMBER(SEARCH(&quot;E&quot;;[.$J142]));IF(ISBLANK([.$C$6]);&quot;&quot;;[.$C$6]);&quot;&quot;)">
            <text:p/>
          </table:table-cell>
          <table:table-cell table:formula="of:=IF(ISNUMBER(SEARCH(&quot;F&quot;;[.$J142]));IF(ISBLANK([.$C$7]);&quot;&quot;;[.$C$7]);&quot;&quot;)">
            <text:p/>
          </table:table-cell>
          <table:table-cell table:formula="of:=IF(ISNUMBER(SEARCH(&quot;G&quot;;[.$J142]));IF(ISBLANK([.$C$8]);&quot;&quot;;[.$C$8]);&quot;&quot;)">
            <text:p/>
          </table:table-cell>
          <table:table-cell table:formula="of:=IF(ISNUMBER(SEARCH(&quot;H&quot;;[.$J142]));IF(ISBLANK([.$C$9]);&quot;&quot;;[.$C$9]);&quot;&quot;)">
            <text:p/>
          </table:table-cell>
          <table:table-cell table:formula="of:=IF(ISNUMBER(SEARCH(&quot;I&quot;;[.$J142]));IF(ISBLANK([.$C$10]);&quot;&quot;;[.$C$10]);&quot;&quot;)">
            <text:p/>
          </table:table-cell>
          <table:table-cell table:formula="of:=IF(ISNUMBER(SEARCH(&quot;J&quot;;[.$J142]));IF(ISBLANK([.$C$11]);&quot;&quot;;[.$C$11]);&quot;&quot;)">
            <text:p/>
          </table:table-cell>
          <table:table-cell table:formula="of:=IF(ISNUMBER(SEARCH(&quot;K&quot;;[.$J142]));IF(ISBLANK([.$C$12]);&quot;&quot;;[.$C$12]);&quot;&quot;)">
            <text:p/>
          </table:table-cell>
          <table:table-cell table:formula="of:=IF(ISNUMBER(SEARCH(&quot;L&quot;;[.$J142]));IF(ISBLANK([.$C$13]);&quot;&quot;;[.$C$13]);&quot;&quot;)">
            <text:p/>
          </table:table-cell>
          <table:table-cell table:formula="of:=IF(ISNUMBER(SEARCH(&quot;M&quot;;[.$J142]));IF(ISBLANK([.$C$14]);&quot;&quot;;[.$C$14]);&quot;&quot;)">
            <text:p/>
          </table:table-cell>
          <table:table-cell table:formula="of:=IF(ISNUMBER(SEARCH(&quot;N&quot;;[.$J142]));IF(ISBLANK([.$C$15]);&quot;&quot;;[.$C$15]);&quot;&quot;)">
            <text:p/>
          </table:table-cell>
          <table:table-cell/>
          <table:table-cell table:formula="of:=IF(ISNUMBER(SEARCH(&quot;A&quot;;[.$J142]));IF(ISBLANK([.$D$2]);&quot;&quot;;[.$D$2]);&quot;&quot;)">
            <text:p/>
          </table:table-cell>
          <table:table-cell table:formula="of:=IF(ISNUMBER(SEARCH(&quot;B&quot;;[.$J142]));IF(ISBLANK([.$D$3]);&quot;&quot;;[.$D$3]);&quot;&quot;)">
            <text:p/>
          </table:table-cell>
          <table:table-cell table:formula="of:=IF(ISNUMBER(SEARCH(&quot;C&quot;;[.$J142]));IF(ISBLANK([.$D$4]);&quot;&quot;;[.$D$4]);&quot;&quot;)">
            <text:p/>
          </table:table-cell>
          <table:table-cell table:formula="of:=IF(ISNUMBER(SEARCH(&quot;D&quot;;[.$J142]));IF(ISBLANK([.$D$5]);&quot;&quot;;[.$D$5]);&quot;&quot;)">
            <text:p/>
          </table:table-cell>
          <table:table-cell table:formula="of:=IF(ISNUMBER(SEARCH(&quot;E&quot;;[.$J142]));IF(ISBLANK([.$D$6]);&quot;&quot;;[.$D$6]);&quot;&quot;)">
            <text:p/>
          </table:table-cell>
          <table:table-cell table:formula="of:=IF(ISNUMBER(SEARCH(&quot;F&quot;;[.$J142]));IF(ISBLANK([.$D$7]);&quot;&quot;;[.$D$7]);&quot;&quot;)">
            <text:p/>
          </table:table-cell>
          <table:table-cell table:formula="of:=IF(ISNUMBER(SEARCH(&quot;G&quot;;[.$J142]));IF(ISBLANK([.$D$8]);&quot;&quot;;[.$D$8]);&quot;&quot;)">
            <text:p/>
          </table:table-cell>
          <table:table-cell table:formula="of:=IF(ISNUMBER(SEARCH(&quot;H&quot;;[.$J142]));IF(ISBLANK([.$D$9]);&quot;&quot;;[.$D$9]);&quot;&quot;)">
            <text:p/>
          </table:table-cell>
          <table:table-cell table:formula="of:=IF(ISNUMBER(SEARCH(&quot;I&quot;;[.$J142]));IF(ISBLANK([.$D$10]);&quot;&quot;;[.$D$10]);&quot;&quot;)">
            <text:p/>
          </table:table-cell>
          <table:table-cell table:formula="of:=IF(ISNUMBER(SEARCH(&quot;J&quot;;[.$J142]));IF(ISBLANK([.$D$11]);&quot;&quot;;[.$D$11]);&quot;&quot;)">
            <text:p/>
          </table:table-cell>
          <table:table-cell table:formula="of:=IF(ISNUMBER(SEARCH(&quot;K&quot;;[.$J142]));IF(ISBLANK([.$D$12]);&quot;&quot;;[.$D$12]);&quot;&quot;)">
            <text:p/>
          </table:table-cell>
          <table:table-cell table:formula="of:=IF(ISNUMBER(SEARCH(&quot;L&quot;;[.$J142]));IF(ISBLANK([.$D$13]);&quot;&quot;;[.$D$13]);&quot;&quot;)">
            <text:p/>
          </table:table-cell>
          <table:table-cell table:formula="of:=IF(ISNUMBER(SEARCH(&quot;M&quot;;[.$J142]));IF(ISBLANK([.$D$14]);&quot;&quot;;[.$D$14]);&quot;&quot;)">
            <text:p/>
          </table:table-cell>
          <table:table-cell table:formula="of:=IF(ISNUMBER(SEARCH(&quot;N&quot;;[.$J142]));IF(ISBLANK([.$D$15]);&quot;&quot;;[.$D$15]);&quot;&quot;)">
            <text:p/>
          </table:table-cell>
          <table:table-cell/>
          <table:table-cell table:formula="of:=IF(ISNUMBER(SEARCH(&quot;A&quot;;[.$J142]));IF(ISBLANK([.$E$2]);&quot;&quot;;[.$E$2]);&quot;&quot;)">
            <text:p/>
          </table:table-cell>
          <table:table-cell table:formula="of:=IF(ISNUMBER(SEARCH(&quot;B&quot;;[.$J142]));IF(ISBLANK([.$E$3]);&quot;&quot;;[.$E$3]);&quot;&quot;)">
            <text:p/>
          </table:table-cell>
          <table:table-cell table:formula="of:=IF(ISNUMBER(SEARCH(&quot;C&quot;;[.$J142]));IF(ISBLANK([.$E$4]);&quot;&quot;;[.$E$4]);&quot;&quot;)">
            <text:p/>
          </table:table-cell>
          <table:table-cell table:formula="of:=IF(ISNUMBER(SEARCH(&quot;D&quot;;[.$J142]));IF(ISBLANK([.$E$5]);&quot;&quot;;[.$E$5]);&quot;&quot;)">
            <text:p/>
          </table:table-cell>
          <table:table-cell table:formula="of:=IF(ISNUMBER(SEARCH(&quot;E&quot;;[.$J142]));IF(ISBLANK([.$E$6]);&quot;&quot;;[.$E$6]);&quot;&quot;)">
            <text:p/>
          </table:table-cell>
          <table:table-cell table:formula="of:=IF(ISNUMBER(SEARCH(&quot;F&quot;;[.$J142]));IF(ISBLANK([.$E$7]);&quot;&quot;;[.$E$7]);&quot;&quot;)">
            <text:p/>
          </table:table-cell>
          <table:table-cell table:formula="of:=IF(ISNUMBER(SEARCH(&quot;G&quot;;[.$J142]));IF(ISBLANK([.$E$8]);&quot;&quot;;[.$E$8]);&quot;&quot;)">
            <text:p/>
          </table:table-cell>
          <table:table-cell table:formula="of:=IF(ISNUMBER(SEARCH(&quot;H&quot;;[.$J142]));IF(ISBLANK([.$E$9]);&quot;&quot;;[.$E$9]);&quot;&quot;)">
            <text:p/>
          </table:table-cell>
          <table:table-cell table:formula="of:=IF(ISNUMBER(SEARCH(&quot;I&quot;;[.$J142]));IF(ISBLANK([.$E$10]);&quot;&quot;;[.$E$10]);&quot;&quot;)">
            <text:p/>
          </table:table-cell>
          <table:table-cell table:formula="of:=IF(ISNUMBER(SEARCH(&quot;J&quot;;[.$J142]));IF(ISBLANK([.$E$11]);&quot;&quot;;[.$E$11]);&quot;&quot;)">
            <text:p/>
          </table:table-cell>
          <table:table-cell table:formula="of:=IF(ISNUMBER(SEARCH(&quot;K&quot;;[.$J142]));IF(ISBLANK([.$E$12]);&quot;&quot;;[.$E$12]);&quot;&quot;)">
            <text:p/>
          </table:table-cell>
          <table:table-cell table:formula="of:=IF(ISNUMBER(SEARCH(&quot;L&quot;;[.$J142]));IF(ISBLANK([.$E$13]);&quot;&quot;;[.$E$13]);&quot;&quot;)">
            <text:p/>
          </table:table-cell>
          <table:table-cell table:formula="of:=IF(ISNUMBER(SEARCH(&quot;M&quot;;[.$J142]));IF(ISBLANK([.$E$14]);&quot;&quot;;[.$E$14]);&quot;&quot;)">
            <text:p/>
          </table:table-cell>
          <table:table-cell table:formula="of:=IF(ISNUMBER(SEARCH(&quot;N&quot;;[.$J14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3:.$AC143])">
            <text:p/>
          </table:table-cell>
          <table:table-cell table:formula="of:=COM.MICROSOFT.CONCAT([.$AE143:.$AR143])">
            <text:p/>
          </table:table-cell>
          <table:table-cell table:formula="of:=COM.MICROSOFT.CONCAT([.$AT143:.$BG143])">
            <text:p/>
          </table:table-cell>
          <table:table-cell table:formula="of:=COUNTIF([.$J$1:.$J$1999];[.J143])" office:value-type="float" office:value="0" calcext:value-type="float">
            <text:p>0</text:p>
          </table:table-cell>
          <table:table-cell/>
          <table:table-cell table:formula="of:=IF(ISNUMBER(SEARCH(&quot;A&quot;;[.$J143]));IF(ISBLANK([.$C$2]);&quot;&quot;;[.$C$2]);&quot;&quot;)">
            <text:p/>
          </table:table-cell>
          <table:table-cell table:formula="of:=IF(ISNUMBER(SEARCH(&quot;B&quot;;[.$J143]));IF(ISBLANK([.$C$3]);&quot;&quot;;[.$C$3]);&quot;&quot;)">
            <text:p/>
          </table:table-cell>
          <table:table-cell table:formula="of:=IF(ISNUMBER(SEARCH(&quot;C&quot;;[.$J143]));IF(ISBLANK([.$C$4]);&quot;&quot;;[.$C$4]);&quot;&quot;)">
            <text:p/>
          </table:table-cell>
          <table:table-cell table:formula="of:=IF(ISNUMBER(SEARCH(&quot;D&quot;;[.$J143]));IF(ISBLANK([.$C$5]);&quot;&quot;;[.$C$5]);&quot;&quot;)">
            <text:p/>
          </table:table-cell>
          <table:table-cell table:formula="of:=IF(ISNUMBER(SEARCH(&quot;E&quot;;[.$J143]));IF(ISBLANK([.$C$6]);&quot;&quot;;[.$C$6]);&quot;&quot;)">
            <text:p/>
          </table:table-cell>
          <table:table-cell table:formula="of:=IF(ISNUMBER(SEARCH(&quot;F&quot;;[.$J143]));IF(ISBLANK([.$C$7]);&quot;&quot;;[.$C$7]);&quot;&quot;)">
            <text:p/>
          </table:table-cell>
          <table:table-cell table:formula="of:=IF(ISNUMBER(SEARCH(&quot;G&quot;;[.$J143]));IF(ISBLANK([.$C$8]);&quot;&quot;;[.$C$8]);&quot;&quot;)">
            <text:p/>
          </table:table-cell>
          <table:table-cell table:formula="of:=IF(ISNUMBER(SEARCH(&quot;H&quot;;[.$J143]));IF(ISBLANK([.$C$9]);&quot;&quot;;[.$C$9]);&quot;&quot;)">
            <text:p/>
          </table:table-cell>
          <table:table-cell table:formula="of:=IF(ISNUMBER(SEARCH(&quot;I&quot;;[.$J143]));IF(ISBLANK([.$C$10]);&quot;&quot;;[.$C$10]);&quot;&quot;)">
            <text:p/>
          </table:table-cell>
          <table:table-cell table:formula="of:=IF(ISNUMBER(SEARCH(&quot;J&quot;;[.$J143]));IF(ISBLANK([.$C$11]);&quot;&quot;;[.$C$11]);&quot;&quot;)">
            <text:p/>
          </table:table-cell>
          <table:table-cell table:formula="of:=IF(ISNUMBER(SEARCH(&quot;K&quot;;[.$J143]));IF(ISBLANK([.$C$12]);&quot;&quot;;[.$C$12]);&quot;&quot;)">
            <text:p/>
          </table:table-cell>
          <table:table-cell table:formula="of:=IF(ISNUMBER(SEARCH(&quot;L&quot;;[.$J143]));IF(ISBLANK([.$C$13]);&quot;&quot;;[.$C$13]);&quot;&quot;)">
            <text:p/>
          </table:table-cell>
          <table:table-cell table:formula="of:=IF(ISNUMBER(SEARCH(&quot;M&quot;;[.$J143]));IF(ISBLANK([.$C$14]);&quot;&quot;;[.$C$14]);&quot;&quot;)">
            <text:p/>
          </table:table-cell>
          <table:table-cell table:formula="of:=IF(ISNUMBER(SEARCH(&quot;N&quot;;[.$J143]));IF(ISBLANK([.$C$15]);&quot;&quot;;[.$C$15]);&quot;&quot;)">
            <text:p/>
          </table:table-cell>
          <table:table-cell/>
          <table:table-cell table:formula="of:=IF(ISNUMBER(SEARCH(&quot;A&quot;;[.$J143]));IF(ISBLANK([.$D$2]);&quot;&quot;;[.$D$2]);&quot;&quot;)">
            <text:p/>
          </table:table-cell>
          <table:table-cell table:formula="of:=IF(ISNUMBER(SEARCH(&quot;B&quot;;[.$J143]));IF(ISBLANK([.$D$3]);&quot;&quot;;[.$D$3]);&quot;&quot;)">
            <text:p/>
          </table:table-cell>
          <table:table-cell table:formula="of:=IF(ISNUMBER(SEARCH(&quot;C&quot;;[.$J143]));IF(ISBLANK([.$D$4]);&quot;&quot;;[.$D$4]);&quot;&quot;)">
            <text:p/>
          </table:table-cell>
          <table:table-cell table:formula="of:=IF(ISNUMBER(SEARCH(&quot;D&quot;;[.$J143]));IF(ISBLANK([.$D$5]);&quot;&quot;;[.$D$5]);&quot;&quot;)">
            <text:p/>
          </table:table-cell>
          <table:table-cell table:formula="of:=IF(ISNUMBER(SEARCH(&quot;E&quot;;[.$J143]));IF(ISBLANK([.$D$6]);&quot;&quot;;[.$D$6]);&quot;&quot;)">
            <text:p/>
          </table:table-cell>
          <table:table-cell table:formula="of:=IF(ISNUMBER(SEARCH(&quot;F&quot;;[.$J143]));IF(ISBLANK([.$D$7]);&quot;&quot;;[.$D$7]);&quot;&quot;)">
            <text:p/>
          </table:table-cell>
          <table:table-cell table:formula="of:=IF(ISNUMBER(SEARCH(&quot;G&quot;;[.$J143]));IF(ISBLANK([.$D$8]);&quot;&quot;;[.$D$8]);&quot;&quot;)">
            <text:p/>
          </table:table-cell>
          <table:table-cell table:formula="of:=IF(ISNUMBER(SEARCH(&quot;H&quot;;[.$J143]));IF(ISBLANK([.$D$9]);&quot;&quot;;[.$D$9]);&quot;&quot;)">
            <text:p/>
          </table:table-cell>
          <table:table-cell table:formula="of:=IF(ISNUMBER(SEARCH(&quot;I&quot;;[.$J143]));IF(ISBLANK([.$D$10]);&quot;&quot;;[.$D$10]);&quot;&quot;)">
            <text:p/>
          </table:table-cell>
          <table:table-cell table:formula="of:=IF(ISNUMBER(SEARCH(&quot;J&quot;;[.$J143]));IF(ISBLANK([.$D$11]);&quot;&quot;;[.$D$11]);&quot;&quot;)">
            <text:p/>
          </table:table-cell>
          <table:table-cell table:formula="of:=IF(ISNUMBER(SEARCH(&quot;K&quot;;[.$J143]));IF(ISBLANK([.$D$12]);&quot;&quot;;[.$D$12]);&quot;&quot;)">
            <text:p/>
          </table:table-cell>
          <table:table-cell table:formula="of:=IF(ISNUMBER(SEARCH(&quot;L&quot;;[.$J143]));IF(ISBLANK([.$D$13]);&quot;&quot;;[.$D$13]);&quot;&quot;)">
            <text:p/>
          </table:table-cell>
          <table:table-cell table:formula="of:=IF(ISNUMBER(SEARCH(&quot;M&quot;;[.$J143]));IF(ISBLANK([.$D$14]);&quot;&quot;;[.$D$14]);&quot;&quot;)">
            <text:p/>
          </table:table-cell>
          <table:table-cell table:formula="of:=IF(ISNUMBER(SEARCH(&quot;N&quot;;[.$J143]));IF(ISBLANK([.$D$15]);&quot;&quot;;[.$D$15]);&quot;&quot;)">
            <text:p/>
          </table:table-cell>
          <table:table-cell/>
          <table:table-cell table:formula="of:=IF(ISNUMBER(SEARCH(&quot;A&quot;;[.$J143]));IF(ISBLANK([.$E$2]);&quot;&quot;;[.$E$2]);&quot;&quot;)">
            <text:p/>
          </table:table-cell>
          <table:table-cell table:formula="of:=IF(ISNUMBER(SEARCH(&quot;B&quot;;[.$J143]));IF(ISBLANK([.$E$3]);&quot;&quot;;[.$E$3]);&quot;&quot;)">
            <text:p/>
          </table:table-cell>
          <table:table-cell table:formula="of:=IF(ISNUMBER(SEARCH(&quot;C&quot;;[.$J143]));IF(ISBLANK([.$E$4]);&quot;&quot;;[.$E$4]);&quot;&quot;)">
            <text:p/>
          </table:table-cell>
          <table:table-cell table:formula="of:=IF(ISNUMBER(SEARCH(&quot;D&quot;;[.$J143]));IF(ISBLANK([.$E$5]);&quot;&quot;;[.$E$5]);&quot;&quot;)">
            <text:p/>
          </table:table-cell>
          <table:table-cell table:formula="of:=IF(ISNUMBER(SEARCH(&quot;E&quot;;[.$J143]));IF(ISBLANK([.$E$6]);&quot;&quot;;[.$E$6]);&quot;&quot;)">
            <text:p/>
          </table:table-cell>
          <table:table-cell table:formula="of:=IF(ISNUMBER(SEARCH(&quot;F&quot;;[.$J143]));IF(ISBLANK([.$E$7]);&quot;&quot;;[.$E$7]);&quot;&quot;)">
            <text:p/>
          </table:table-cell>
          <table:table-cell table:formula="of:=IF(ISNUMBER(SEARCH(&quot;G&quot;;[.$J143]));IF(ISBLANK([.$E$8]);&quot;&quot;;[.$E$8]);&quot;&quot;)">
            <text:p/>
          </table:table-cell>
          <table:table-cell table:formula="of:=IF(ISNUMBER(SEARCH(&quot;H&quot;;[.$J143]));IF(ISBLANK([.$E$9]);&quot;&quot;;[.$E$9]);&quot;&quot;)">
            <text:p/>
          </table:table-cell>
          <table:table-cell table:formula="of:=IF(ISNUMBER(SEARCH(&quot;I&quot;;[.$J143]));IF(ISBLANK([.$E$10]);&quot;&quot;;[.$E$10]);&quot;&quot;)">
            <text:p/>
          </table:table-cell>
          <table:table-cell table:formula="of:=IF(ISNUMBER(SEARCH(&quot;J&quot;;[.$J143]));IF(ISBLANK([.$E$11]);&quot;&quot;;[.$E$11]);&quot;&quot;)">
            <text:p/>
          </table:table-cell>
          <table:table-cell table:formula="of:=IF(ISNUMBER(SEARCH(&quot;K&quot;;[.$J143]));IF(ISBLANK([.$E$12]);&quot;&quot;;[.$E$12]);&quot;&quot;)">
            <text:p/>
          </table:table-cell>
          <table:table-cell table:formula="of:=IF(ISNUMBER(SEARCH(&quot;L&quot;;[.$J143]));IF(ISBLANK([.$E$13]);&quot;&quot;;[.$E$13]);&quot;&quot;)">
            <text:p/>
          </table:table-cell>
          <table:table-cell table:formula="of:=IF(ISNUMBER(SEARCH(&quot;M&quot;;[.$J143]));IF(ISBLANK([.$E$14]);&quot;&quot;;[.$E$14]);&quot;&quot;)">
            <text:p/>
          </table:table-cell>
          <table:table-cell table:formula="of:=IF(ISNUMBER(SEARCH(&quot;N&quot;;[.$J14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4:.$AC144])">
            <text:p/>
          </table:table-cell>
          <table:table-cell table:formula="of:=COM.MICROSOFT.CONCAT([.$AE144:.$AR144])">
            <text:p/>
          </table:table-cell>
          <table:table-cell table:formula="of:=COM.MICROSOFT.CONCAT([.$AT144:.$BG144])">
            <text:p/>
          </table:table-cell>
          <table:table-cell table:formula="of:=COUNTIF([.$J$1:.$J$1999];[.J144])" office:value-type="float" office:value="0" calcext:value-type="float">
            <text:p>0</text:p>
          </table:table-cell>
          <table:table-cell/>
          <table:table-cell table:formula="of:=IF(ISNUMBER(SEARCH(&quot;A&quot;;[.$J144]));IF(ISBLANK([.$C$2]);&quot;&quot;;[.$C$2]);&quot;&quot;)">
            <text:p/>
          </table:table-cell>
          <table:table-cell table:formula="of:=IF(ISNUMBER(SEARCH(&quot;B&quot;;[.$J144]));IF(ISBLANK([.$C$3]);&quot;&quot;;[.$C$3]);&quot;&quot;)">
            <text:p/>
          </table:table-cell>
          <table:table-cell table:formula="of:=IF(ISNUMBER(SEARCH(&quot;C&quot;;[.$J144]));IF(ISBLANK([.$C$4]);&quot;&quot;;[.$C$4]);&quot;&quot;)">
            <text:p/>
          </table:table-cell>
          <table:table-cell table:formula="of:=IF(ISNUMBER(SEARCH(&quot;D&quot;;[.$J144]));IF(ISBLANK([.$C$5]);&quot;&quot;;[.$C$5]);&quot;&quot;)">
            <text:p/>
          </table:table-cell>
          <table:table-cell table:formula="of:=IF(ISNUMBER(SEARCH(&quot;E&quot;;[.$J144]));IF(ISBLANK([.$C$6]);&quot;&quot;;[.$C$6]);&quot;&quot;)">
            <text:p/>
          </table:table-cell>
          <table:table-cell table:formula="of:=IF(ISNUMBER(SEARCH(&quot;F&quot;;[.$J144]));IF(ISBLANK([.$C$7]);&quot;&quot;;[.$C$7]);&quot;&quot;)">
            <text:p/>
          </table:table-cell>
          <table:table-cell table:formula="of:=IF(ISNUMBER(SEARCH(&quot;G&quot;;[.$J144]));IF(ISBLANK([.$C$8]);&quot;&quot;;[.$C$8]);&quot;&quot;)">
            <text:p/>
          </table:table-cell>
          <table:table-cell table:formula="of:=IF(ISNUMBER(SEARCH(&quot;H&quot;;[.$J144]));IF(ISBLANK([.$C$9]);&quot;&quot;;[.$C$9]);&quot;&quot;)">
            <text:p/>
          </table:table-cell>
          <table:table-cell table:formula="of:=IF(ISNUMBER(SEARCH(&quot;I&quot;;[.$J144]));IF(ISBLANK([.$C$10]);&quot;&quot;;[.$C$10]);&quot;&quot;)">
            <text:p/>
          </table:table-cell>
          <table:table-cell table:formula="of:=IF(ISNUMBER(SEARCH(&quot;J&quot;;[.$J144]));IF(ISBLANK([.$C$11]);&quot;&quot;;[.$C$11]);&quot;&quot;)">
            <text:p/>
          </table:table-cell>
          <table:table-cell table:formula="of:=IF(ISNUMBER(SEARCH(&quot;K&quot;;[.$J144]));IF(ISBLANK([.$C$12]);&quot;&quot;;[.$C$12]);&quot;&quot;)">
            <text:p/>
          </table:table-cell>
          <table:table-cell table:formula="of:=IF(ISNUMBER(SEARCH(&quot;L&quot;;[.$J144]));IF(ISBLANK([.$C$13]);&quot;&quot;;[.$C$13]);&quot;&quot;)">
            <text:p/>
          </table:table-cell>
          <table:table-cell table:formula="of:=IF(ISNUMBER(SEARCH(&quot;M&quot;;[.$J144]));IF(ISBLANK([.$C$14]);&quot;&quot;;[.$C$14]);&quot;&quot;)">
            <text:p/>
          </table:table-cell>
          <table:table-cell table:formula="of:=IF(ISNUMBER(SEARCH(&quot;N&quot;;[.$J144]));IF(ISBLANK([.$C$15]);&quot;&quot;;[.$C$15]);&quot;&quot;)">
            <text:p/>
          </table:table-cell>
          <table:table-cell/>
          <table:table-cell table:formula="of:=IF(ISNUMBER(SEARCH(&quot;A&quot;;[.$J144]));IF(ISBLANK([.$D$2]);&quot;&quot;;[.$D$2]);&quot;&quot;)">
            <text:p/>
          </table:table-cell>
          <table:table-cell table:formula="of:=IF(ISNUMBER(SEARCH(&quot;B&quot;;[.$J144]));IF(ISBLANK([.$D$3]);&quot;&quot;;[.$D$3]);&quot;&quot;)">
            <text:p/>
          </table:table-cell>
          <table:table-cell table:formula="of:=IF(ISNUMBER(SEARCH(&quot;C&quot;;[.$J144]));IF(ISBLANK([.$D$4]);&quot;&quot;;[.$D$4]);&quot;&quot;)">
            <text:p/>
          </table:table-cell>
          <table:table-cell table:formula="of:=IF(ISNUMBER(SEARCH(&quot;D&quot;;[.$J144]));IF(ISBLANK([.$D$5]);&quot;&quot;;[.$D$5]);&quot;&quot;)">
            <text:p/>
          </table:table-cell>
          <table:table-cell table:formula="of:=IF(ISNUMBER(SEARCH(&quot;E&quot;;[.$J144]));IF(ISBLANK([.$D$6]);&quot;&quot;;[.$D$6]);&quot;&quot;)">
            <text:p/>
          </table:table-cell>
          <table:table-cell table:formula="of:=IF(ISNUMBER(SEARCH(&quot;F&quot;;[.$J144]));IF(ISBLANK([.$D$7]);&quot;&quot;;[.$D$7]);&quot;&quot;)">
            <text:p/>
          </table:table-cell>
          <table:table-cell table:formula="of:=IF(ISNUMBER(SEARCH(&quot;G&quot;;[.$J144]));IF(ISBLANK([.$D$8]);&quot;&quot;;[.$D$8]);&quot;&quot;)">
            <text:p/>
          </table:table-cell>
          <table:table-cell table:formula="of:=IF(ISNUMBER(SEARCH(&quot;H&quot;;[.$J144]));IF(ISBLANK([.$D$9]);&quot;&quot;;[.$D$9]);&quot;&quot;)">
            <text:p/>
          </table:table-cell>
          <table:table-cell table:formula="of:=IF(ISNUMBER(SEARCH(&quot;I&quot;;[.$J144]));IF(ISBLANK([.$D$10]);&quot;&quot;;[.$D$10]);&quot;&quot;)">
            <text:p/>
          </table:table-cell>
          <table:table-cell table:formula="of:=IF(ISNUMBER(SEARCH(&quot;J&quot;;[.$J144]));IF(ISBLANK([.$D$11]);&quot;&quot;;[.$D$11]);&quot;&quot;)">
            <text:p/>
          </table:table-cell>
          <table:table-cell table:formula="of:=IF(ISNUMBER(SEARCH(&quot;K&quot;;[.$J144]));IF(ISBLANK([.$D$12]);&quot;&quot;;[.$D$12]);&quot;&quot;)">
            <text:p/>
          </table:table-cell>
          <table:table-cell table:formula="of:=IF(ISNUMBER(SEARCH(&quot;L&quot;;[.$J144]));IF(ISBLANK([.$D$13]);&quot;&quot;;[.$D$13]);&quot;&quot;)">
            <text:p/>
          </table:table-cell>
          <table:table-cell table:formula="of:=IF(ISNUMBER(SEARCH(&quot;M&quot;;[.$J144]));IF(ISBLANK([.$D$14]);&quot;&quot;;[.$D$14]);&quot;&quot;)">
            <text:p/>
          </table:table-cell>
          <table:table-cell table:formula="of:=IF(ISNUMBER(SEARCH(&quot;N&quot;;[.$J144]));IF(ISBLANK([.$D$15]);&quot;&quot;;[.$D$15]);&quot;&quot;)">
            <text:p/>
          </table:table-cell>
          <table:table-cell/>
          <table:table-cell table:formula="of:=IF(ISNUMBER(SEARCH(&quot;A&quot;;[.$J144]));IF(ISBLANK([.$E$2]);&quot;&quot;;[.$E$2]);&quot;&quot;)">
            <text:p/>
          </table:table-cell>
          <table:table-cell table:formula="of:=IF(ISNUMBER(SEARCH(&quot;B&quot;;[.$J144]));IF(ISBLANK([.$E$3]);&quot;&quot;;[.$E$3]);&quot;&quot;)">
            <text:p/>
          </table:table-cell>
          <table:table-cell table:formula="of:=IF(ISNUMBER(SEARCH(&quot;C&quot;;[.$J144]));IF(ISBLANK([.$E$4]);&quot;&quot;;[.$E$4]);&quot;&quot;)">
            <text:p/>
          </table:table-cell>
          <table:table-cell table:formula="of:=IF(ISNUMBER(SEARCH(&quot;D&quot;;[.$J144]));IF(ISBLANK([.$E$5]);&quot;&quot;;[.$E$5]);&quot;&quot;)">
            <text:p/>
          </table:table-cell>
          <table:table-cell table:formula="of:=IF(ISNUMBER(SEARCH(&quot;E&quot;;[.$J144]));IF(ISBLANK([.$E$6]);&quot;&quot;;[.$E$6]);&quot;&quot;)">
            <text:p/>
          </table:table-cell>
          <table:table-cell table:formula="of:=IF(ISNUMBER(SEARCH(&quot;F&quot;;[.$J144]));IF(ISBLANK([.$E$7]);&quot;&quot;;[.$E$7]);&quot;&quot;)">
            <text:p/>
          </table:table-cell>
          <table:table-cell table:formula="of:=IF(ISNUMBER(SEARCH(&quot;G&quot;;[.$J144]));IF(ISBLANK([.$E$8]);&quot;&quot;;[.$E$8]);&quot;&quot;)">
            <text:p/>
          </table:table-cell>
          <table:table-cell table:formula="of:=IF(ISNUMBER(SEARCH(&quot;H&quot;;[.$J144]));IF(ISBLANK([.$E$9]);&quot;&quot;;[.$E$9]);&quot;&quot;)">
            <text:p/>
          </table:table-cell>
          <table:table-cell table:formula="of:=IF(ISNUMBER(SEARCH(&quot;I&quot;;[.$J144]));IF(ISBLANK([.$E$10]);&quot;&quot;;[.$E$10]);&quot;&quot;)">
            <text:p/>
          </table:table-cell>
          <table:table-cell table:formula="of:=IF(ISNUMBER(SEARCH(&quot;J&quot;;[.$J144]));IF(ISBLANK([.$E$11]);&quot;&quot;;[.$E$11]);&quot;&quot;)">
            <text:p/>
          </table:table-cell>
          <table:table-cell table:formula="of:=IF(ISNUMBER(SEARCH(&quot;K&quot;;[.$J144]));IF(ISBLANK([.$E$12]);&quot;&quot;;[.$E$12]);&quot;&quot;)">
            <text:p/>
          </table:table-cell>
          <table:table-cell table:formula="of:=IF(ISNUMBER(SEARCH(&quot;L&quot;;[.$J144]));IF(ISBLANK([.$E$13]);&quot;&quot;;[.$E$13]);&quot;&quot;)">
            <text:p/>
          </table:table-cell>
          <table:table-cell table:formula="of:=IF(ISNUMBER(SEARCH(&quot;M&quot;;[.$J144]));IF(ISBLANK([.$E$14]);&quot;&quot;;[.$E$14]);&quot;&quot;)">
            <text:p/>
          </table:table-cell>
          <table:table-cell table:formula="of:=IF(ISNUMBER(SEARCH(&quot;N&quot;;[.$J14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5:.$AC145])">
            <text:p/>
          </table:table-cell>
          <table:table-cell table:formula="of:=COM.MICROSOFT.CONCAT([.$AE145:.$AR145])">
            <text:p/>
          </table:table-cell>
          <table:table-cell table:formula="of:=COM.MICROSOFT.CONCAT([.$AT145:.$BG145])">
            <text:p/>
          </table:table-cell>
          <table:table-cell table:formula="of:=COUNTIF([.$J$1:.$J$1999];[.J145])" office:value-type="float" office:value="0" calcext:value-type="float">
            <text:p>0</text:p>
          </table:table-cell>
          <table:table-cell/>
          <table:table-cell table:formula="of:=IF(ISNUMBER(SEARCH(&quot;A&quot;;[.$J145]));IF(ISBLANK([.$C$2]);&quot;&quot;;[.$C$2]);&quot;&quot;)">
            <text:p/>
          </table:table-cell>
          <table:table-cell table:formula="of:=IF(ISNUMBER(SEARCH(&quot;B&quot;;[.$J145]));IF(ISBLANK([.$C$3]);&quot;&quot;;[.$C$3]);&quot;&quot;)">
            <text:p/>
          </table:table-cell>
          <table:table-cell table:formula="of:=IF(ISNUMBER(SEARCH(&quot;C&quot;;[.$J145]));IF(ISBLANK([.$C$4]);&quot;&quot;;[.$C$4]);&quot;&quot;)">
            <text:p/>
          </table:table-cell>
          <table:table-cell table:formula="of:=IF(ISNUMBER(SEARCH(&quot;D&quot;;[.$J145]));IF(ISBLANK([.$C$5]);&quot;&quot;;[.$C$5]);&quot;&quot;)">
            <text:p/>
          </table:table-cell>
          <table:table-cell table:formula="of:=IF(ISNUMBER(SEARCH(&quot;E&quot;;[.$J145]));IF(ISBLANK([.$C$6]);&quot;&quot;;[.$C$6]);&quot;&quot;)">
            <text:p/>
          </table:table-cell>
          <table:table-cell table:formula="of:=IF(ISNUMBER(SEARCH(&quot;F&quot;;[.$J145]));IF(ISBLANK([.$C$7]);&quot;&quot;;[.$C$7]);&quot;&quot;)">
            <text:p/>
          </table:table-cell>
          <table:table-cell table:formula="of:=IF(ISNUMBER(SEARCH(&quot;G&quot;;[.$J145]));IF(ISBLANK([.$C$8]);&quot;&quot;;[.$C$8]);&quot;&quot;)">
            <text:p/>
          </table:table-cell>
          <table:table-cell table:formula="of:=IF(ISNUMBER(SEARCH(&quot;H&quot;;[.$J145]));IF(ISBLANK([.$C$9]);&quot;&quot;;[.$C$9]);&quot;&quot;)">
            <text:p/>
          </table:table-cell>
          <table:table-cell table:formula="of:=IF(ISNUMBER(SEARCH(&quot;I&quot;;[.$J145]));IF(ISBLANK([.$C$10]);&quot;&quot;;[.$C$10]);&quot;&quot;)">
            <text:p/>
          </table:table-cell>
          <table:table-cell table:formula="of:=IF(ISNUMBER(SEARCH(&quot;J&quot;;[.$J145]));IF(ISBLANK([.$C$11]);&quot;&quot;;[.$C$11]);&quot;&quot;)">
            <text:p/>
          </table:table-cell>
          <table:table-cell table:formula="of:=IF(ISNUMBER(SEARCH(&quot;K&quot;;[.$J145]));IF(ISBLANK([.$C$12]);&quot;&quot;;[.$C$12]);&quot;&quot;)">
            <text:p/>
          </table:table-cell>
          <table:table-cell table:formula="of:=IF(ISNUMBER(SEARCH(&quot;L&quot;;[.$J145]));IF(ISBLANK([.$C$13]);&quot;&quot;;[.$C$13]);&quot;&quot;)">
            <text:p/>
          </table:table-cell>
          <table:table-cell table:formula="of:=IF(ISNUMBER(SEARCH(&quot;M&quot;;[.$J145]));IF(ISBLANK([.$C$14]);&quot;&quot;;[.$C$14]);&quot;&quot;)">
            <text:p/>
          </table:table-cell>
          <table:table-cell table:formula="of:=IF(ISNUMBER(SEARCH(&quot;N&quot;;[.$J145]));IF(ISBLANK([.$C$15]);&quot;&quot;;[.$C$15]);&quot;&quot;)">
            <text:p/>
          </table:table-cell>
          <table:table-cell/>
          <table:table-cell table:formula="of:=IF(ISNUMBER(SEARCH(&quot;A&quot;;[.$J145]));IF(ISBLANK([.$D$2]);&quot;&quot;;[.$D$2]);&quot;&quot;)">
            <text:p/>
          </table:table-cell>
          <table:table-cell table:formula="of:=IF(ISNUMBER(SEARCH(&quot;B&quot;;[.$J145]));IF(ISBLANK([.$D$3]);&quot;&quot;;[.$D$3]);&quot;&quot;)">
            <text:p/>
          </table:table-cell>
          <table:table-cell table:formula="of:=IF(ISNUMBER(SEARCH(&quot;C&quot;;[.$J145]));IF(ISBLANK([.$D$4]);&quot;&quot;;[.$D$4]);&quot;&quot;)">
            <text:p/>
          </table:table-cell>
          <table:table-cell table:formula="of:=IF(ISNUMBER(SEARCH(&quot;D&quot;;[.$J145]));IF(ISBLANK([.$D$5]);&quot;&quot;;[.$D$5]);&quot;&quot;)">
            <text:p/>
          </table:table-cell>
          <table:table-cell table:formula="of:=IF(ISNUMBER(SEARCH(&quot;E&quot;;[.$J145]));IF(ISBLANK([.$D$6]);&quot;&quot;;[.$D$6]);&quot;&quot;)">
            <text:p/>
          </table:table-cell>
          <table:table-cell table:formula="of:=IF(ISNUMBER(SEARCH(&quot;F&quot;;[.$J145]));IF(ISBLANK([.$D$7]);&quot;&quot;;[.$D$7]);&quot;&quot;)">
            <text:p/>
          </table:table-cell>
          <table:table-cell table:formula="of:=IF(ISNUMBER(SEARCH(&quot;G&quot;;[.$J145]));IF(ISBLANK([.$D$8]);&quot;&quot;;[.$D$8]);&quot;&quot;)">
            <text:p/>
          </table:table-cell>
          <table:table-cell table:formula="of:=IF(ISNUMBER(SEARCH(&quot;H&quot;;[.$J145]));IF(ISBLANK([.$D$9]);&quot;&quot;;[.$D$9]);&quot;&quot;)">
            <text:p/>
          </table:table-cell>
          <table:table-cell table:formula="of:=IF(ISNUMBER(SEARCH(&quot;I&quot;;[.$J145]));IF(ISBLANK([.$D$10]);&quot;&quot;;[.$D$10]);&quot;&quot;)">
            <text:p/>
          </table:table-cell>
          <table:table-cell table:formula="of:=IF(ISNUMBER(SEARCH(&quot;J&quot;;[.$J145]));IF(ISBLANK([.$D$11]);&quot;&quot;;[.$D$11]);&quot;&quot;)">
            <text:p/>
          </table:table-cell>
          <table:table-cell table:formula="of:=IF(ISNUMBER(SEARCH(&quot;K&quot;;[.$J145]));IF(ISBLANK([.$D$12]);&quot;&quot;;[.$D$12]);&quot;&quot;)">
            <text:p/>
          </table:table-cell>
          <table:table-cell table:formula="of:=IF(ISNUMBER(SEARCH(&quot;L&quot;;[.$J145]));IF(ISBLANK([.$D$13]);&quot;&quot;;[.$D$13]);&quot;&quot;)">
            <text:p/>
          </table:table-cell>
          <table:table-cell table:formula="of:=IF(ISNUMBER(SEARCH(&quot;M&quot;;[.$J145]));IF(ISBLANK([.$D$14]);&quot;&quot;;[.$D$14]);&quot;&quot;)">
            <text:p/>
          </table:table-cell>
          <table:table-cell table:formula="of:=IF(ISNUMBER(SEARCH(&quot;N&quot;;[.$J145]));IF(ISBLANK([.$D$15]);&quot;&quot;;[.$D$15]);&quot;&quot;)">
            <text:p/>
          </table:table-cell>
          <table:table-cell/>
          <table:table-cell table:formula="of:=IF(ISNUMBER(SEARCH(&quot;A&quot;;[.$J145]));IF(ISBLANK([.$E$2]);&quot;&quot;;[.$E$2]);&quot;&quot;)">
            <text:p/>
          </table:table-cell>
          <table:table-cell table:formula="of:=IF(ISNUMBER(SEARCH(&quot;B&quot;;[.$J145]));IF(ISBLANK([.$E$3]);&quot;&quot;;[.$E$3]);&quot;&quot;)">
            <text:p/>
          </table:table-cell>
          <table:table-cell table:formula="of:=IF(ISNUMBER(SEARCH(&quot;C&quot;;[.$J145]));IF(ISBLANK([.$E$4]);&quot;&quot;;[.$E$4]);&quot;&quot;)">
            <text:p/>
          </table:table-cell>
          <table:table-cell table:formula="of:=IF(ISNUMBER(SEARCH(&quot;D&quot;;[.$J145]));IF(ISBLANK([.$E$5]);&quot;&quot;;[.$E$5]);&quot;&quot;)">
            <text:p/>
          </table:table-cell>
          <table:table-cell table:formula="of:=IF(ISNUMBER(SEARCH(&quot;E&quot;;[.$J145]));IF(ISBLANK([.$E$6]);&quot;&quot;;[.$E$6]);&quot;&quot;)">
            <text:p/>
          </table:table-cell>
          <table:table-cell table:formula="of:=IF(ISNUMBER(SEARCH(&quot;F&quot;;[.$J145]));IF(ISBLANK([.$E$7]);&quot;&quot;;[.$E$7]);&quot;&quot;)">
            <text:p/>
          </table:table-cell>
          <table:table-cell table:formula="of:=IF(ISNUMBER(SEARCH(&quot;G&quot;;[.$J145]));IF(ISBLANK([.$E$8]);&quot;&quot;;[.$E$8]);&quot;&quot;)">
            <text:p/>
          </table:table-cell>
          <table:table-cell table:formula="of:=IF(ISNUMBER(SEARCH(&quot;H&quot;;[.$J145]));IF(ISBLANK([.$E$9]);&quot;&quot;;[.$E$9]);&quot;&quot;)">
            <text:p/>
          </table:table-cell>
          <table:table-cell table:formula="of:=IF(ISNUMBER(SEARCH(&quot;I&quot;;[.$J145]));IF(ISBLANK([.$E$10]);&quot;&quot;;[.$E$10]);&quot;&quot;)">
            <text:p/>
          </table:table-cell>
          <table:table-cell table:formula="of:=IF(ISNUMBER(SEARCH(&quot;J&quot;;[.$J145]));IF(ISBLANK([.$E$11]);&quot;&quot;;[.$E$11]);&quot;&quot;)">
            <text:p/>
          </table:table-cell>
          <table:table-cell table:formula="of:=IF(ISNUMBER(SEARCH(&quot;K&quot;;[.$J145]));IF(ISBLANK([.$E$12]);&quot;&quot;;[.$E$12]);&quot;&quot;)">
            <text:p/>
          </table:table-cell>
          <table:table-cell table:formula="of:=IF(ISNUMBER(SEARCH(&quot;L&quot;;[.$J145]));IF(ISBLANK([.$E$13]);&quot;&quot;;[.$E$13]);&quot;&quot;)">
            <text:p/>
          </table:table-cell>
          <table:table-cell table:formula="of:=IF(ISNUMBER(SEARCH(&quot;M&quot;;[.$J145]));IF(ISBLANK([.$E$14]);&quot;&quot;;[.$E$14]);&quot;&quot;)">
            <text:p/>
          </table:table-cell>
          <table:table-cell table:formula="of:=IF(ISNUMBER(SEARCH(&quot;N&quot;;[.$J14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6:.$AC146])">
            <text:p/>
          </table:table-cell>
          <table:table-cell table:formula="of:=COM.MICROSOFT.CONCAT([.$AE146:.$AR146])">
            <text:p/>
          </table:table-cell>
          <table:table-cell table:formula="of:=COM.MICROSOFT.CONCAT([.$AT146:.$BG146])">
            <text:p/>
          </table:table-cell>
          <table:table-cell table:formula="of:=COUNTIF([.$J$1:.$J$1999];[.J146])" office:value-type="float" office:value="0" calcext:value-type="float">
            <text:p>0</text:p>
          </table:table-cell>
          <table:table-cell/>
          <table:table-cell table:formula="of:=IF(ISNUMBER(SEARCH(&quot;A&quot;;[.$J146]));IF(ISBLANK([.$C$2]);&quot;&quot;;[.$C$2]);&quot;&quot;)">
            <text:p/>
          </table:table-cell>
          <table:table-cell table:formula="of:=IF(ISNUMBER(SEARCH(&quot;B&quot;;[.$J146]));IF(ISBLANK([.$C$3]);&quot;&quot;;[.$C$3]);&quot;&quot;)">
            <text:p/>
          </table:table-cell>
          <table:table-cell table:formula="of:=IF(ISNUMBER(SEARCH(&quot;C&quot;;[.$J146]));IF(ISBLANK([.$C$4]);&quot;&quot;;[.$C$4]);&quot;&quot;)">
            <text:p/>
          </table:table-cell>
          <table:table-cell table:formula="of:=IF(ISNUMBER(SEARCH(&quot;D&quot;;[.$J146]));IF(ISBLANK([.$C$5]);&quot;&quot;;[.$C$5]);&quot;&quot;)">
            <text:p/>
          </table:table-cell>
          <table:table-cell table:formula="of:=IF(ISNUMBER(SEARCH(&quot;E&quot;;[.$J146]));IF(ISBLANK([.$C$6]);&quot;&quot;;[.$C$6]);&quot;&quot;)">
            <text:p/>
          </table:table-cell>
          <table:table-cell table:formula="of:=IF(ISNUMBER(SEARCH(&quot;F&quot;;[.$J146]));IF(ISBLANK([.$C$7]);&quot;&quot;;[.$C$7]);&quot;&quot;)">
            <text:p/>
          </table:table-cell>
          <table:table-cell table:formula="of:=IF(ISNUMBER(SEARCH(&quot;G&quot;;[.$J146]));IF(ISBLANK([.$C$8]);&quot;&quot;;[.$C$8]);&quot;&quot;)">
            <text:p/>
          </table:table-cell>
          <table:table-cell table:formula="of:=IF(ISNUMBER(SEARCH(&quot;H&quot;;[.$J146]));IF(ISBLANK([.$C$9]);&quot;&quot;;[.$C$9]);&quot;&quot;)">
            <text:p/>
          </table:table-cell>
          <table:table-cell table:formula="of:=IF(ISNUMBER(SEARCH(&quot;I&quot;;[.$J146]));IF(ISBLANK([.$C$10]);&quot;&quot;;[.$C$10]);&quot;&quot;)">
            <text:p/>
          </table:table-cell>
          <table:table-cell table:formula="of:=IF(ISNUMBER(SEARCH(&quot;J&quot;;[.$J146]));IF(ISBLANK([.$C$11]);&quot;&quot;;[.$C$11]);&quot;&quot;)">
            <text:p/>
          </table:table-cell>
          <table:table-cell table:formula="of:=IF(ISNUMBER(SEARCH(&quot;K&quot;;[.$J146]));IF(ISBLANK([.$C$12]);&quot;&quot;;[.$C$12]);&quot;&quot;)">
            <text:p/>
          </table:table-cell>
          <table:table-cell table:formula="of:=IF(ISNUMBER(SEARCH(&quot;L&quot;;[.$J146]));IF(ISBLANK([.$C$13]);&quot;&quot;;[.$C$13]);&quot;&quot;)">
            <text:p/>
          </table:table-cell>
          <table:table-cell table:formula="of:=IF(ISNUMBER(SEARCH(&quot;M&quot;;[.$J146]));IF(ISBLANK([.$C$14]);&quot;&quot;;[.$C$14]);&quot;&quot;)">
            <text:p/>
          </table:table-cell>
          <table:table-cell table:formula="of:=IF(ISNUMBER(SEARCH(&quot;N&quot;;[.$J146]));IF(ISBLANK([.$C$15]);&quot;&quot;;[.$C$15]);&quot;&quot;)">
            <text:p/>
          </table:table-cell>
          <table:table-cell/>
          <table:table-cell table:formula="of:=IF(ISNUMBER(SEARCH(&quot;A&quot;;[.$J146]));IF(ISBLANK([.$D$2]);&quot;&quot;;[.$D$2]);&quot;&quot;)">
            <text:p/>
          </table:table-cell>
          <table:table-cell table:formula="of:=IF(ISNUMBER(SEARCH(&quot;B&quot;;[.$J146]));IF(ISBLANK([.$D$3]);&quot;&quot;;[.$D$3]);&quot;&quot;)">
            <text:p/>
          </table:table-cell>
          <table:table-cell table:formula="of:=IF(ISNUMBER(SEARCH(&quot;C&quot;;[.$J146]));IF(ISBLANK([.$D$4]);&quot;&quot;;[.$D$4]);&quot;&quot;)">
            <text:p/>
          </table:table-cell>
          <table:table-cell table:formula="of:=IF(ISNUMBER(SEARCH(&quot;D&quot;;[.$J146]));IF(ISBLANK([.$D$5]);&quot;&quot;;[.$D$5]);&quot;&quot;)">
            <text:p/>
          </table:table-cell>
          <table:table-cell table:formula="of:=IF(ISNUMBER(SEARCH(&quot;E&quot;;[.$J146]));IF(ISBLANK([.$D$6]);&quot;&quot;;[.$D$6]);&quot;&quot;)">
            <text:p/>
          </table:table-cell>
          <table:table-cell table:formula="of:=IF(ISNUMBER(SEARCH(&quot;F&quot;;[.$J146]));IF(ISBLANK([.$D$7]);&quot;&quot;;[.$D$7]);&quot;&quot;)">
            <text:p/>
          </table:table-cell>
          <table:table-cell table:formula="of:=IF(ISNUMBER(SEARCH(&quot;G&quot;;[.$J146]));IF(ISBLANK([.$D$8]);&quot;&quot;;[.$D$8]);&quot;&quot;)">
            <text:p/>
          </table:table-cell>
          <table:table-cell table:formula="of:=IF(ISNUMBER(SEARCH(&quot;H&quot;;[.$J146]));IF(ISBLANK([.$D$9]);&quot;&quot;;[.$D$9]);&quot;&quot;)">
            <text:p/>
          </table:table-cell>
          <table:table-cell table:formula="of:=IF(ISNUMBER(SEARCH(&quot;I&quot;;[.$J146]));IF(ISBLANK([.$D$10]);&quot;&quot;;[.$D$10]);&quot;&quot;)">
            <text:p/>
          </table:table-cell>
          <table:table-cell table:formula="of:=IF(ISNUMBER(SEARCH(&quot;J&quot;;[.$J146]));IF(ISBLANK([.$D$11]);&quot;&quot;;[.$D$11]);&quot;&quot;)">
            <text:p/>
          </table:table-cell>
          <table:table-cell table:formula="of:=IF(ISNUMBER(SEARCH(&quot;K&quot;;[.$J146]));IF(ISBLANK([.$D$12]);&quot;&quot;;[.$D$12]);&quot;&quot;)">
            <text:p/>
          </table:table-cell>
          <table:table-cell table:formula="of:=IF(ISNUMBER(SEARCH(&quot;L&quot;;[.$J146]));IF(ISBLANK([.$D$13]);&quot;&quot;;[.$D$13]);&quot;&quot;)">
            <text:p/>
          </table:table-cell>
          <table:table-cell table:formula="of:=IF(ISNUMBER(SEARCH(&quot;M&quot;;[.$J146]));IF(ISBLANK([.$D$14]);&quot;&quot;;[.$D$14]);&quot;&quot;)">
            <text:p/>
          </table:table-cell>
          <table:table-cell table:formula="of:=IF(ISNUMBER(SEARCH(&quot;N&quot;;[.$J146]));IF(ISBLANK([.$D$15]);&quot;&quot;;[.$D$15]);&quot;&quot;)">
            <text:p/>
          </table:table-cell>
          <table:table-cell/>
          <table:table-cell table:formula="of:=IF(ISNUMBER(SEARCH(&quot;A&quot;;[.$J146]));IF(ISBLANK([.$E$2]);&quot;&quot;;[.$E$2]);&quot;&quot;)">
            <text:p/>
          </table:table-cell>
          <table:table-cell table:formula="of:=IF(ISNUMBER(SEARCH(&quot;B&quot;;[.$J146]));IF(ISBLANK([.$E$3]);&quot;&quot;;[.$E$3]);&quot;&quot;)">
            <text:p/>
          </table:table-cell>
          <table:table-cell table:formula="of:=IF(ISNUMBER(SEARCH(&quot;C&quot;;[.$J146]));IF(ISBLANK([.$E$4]);&quot;&quot;;[.$E$4]);&quot;&quot;)">
            <text:p/>
          </table:table-cell>
          <table:table-cell table:formula="of:=IF(ISNUMBER(SEARCH(&quot;D&quot;;[.$J146]));IF(ISBLANK([.$E$5]);&quot;&quot;;[.$E$5]);&quot;&quot;)">
            <text:p/>
          </table:table-cell>
          <table:table-cell table:formula="of:=IF(ISNUMBER(SEARCH(&quot;E&quot;;[.$J146]));IF(ISBLANK([.$E$6]);&quot;&quot;;[.$E$6]);&quot;&quot;)">
            <text:p/>
          </table:table-cell>
          <table:table-cell table:formula="of:=IF(ISNUMBER(SEARCH(&quot;F&quot;;[.$J146]));IF(ISBLANK([.$E$7]);&quot;&quot;;[.$E$7]);&quot;&quot;)">
            <text:p/>
          </table:table-cell>
          <table:table-cell table:formula="of:=IF(ISNUMBER(SEARCH(&quot;G&quot;;[.$J146]));IF(ISBLANK([.$E$8]);&quot;&quot;;[.$E$8]);&quot;&quot;)">
            <text:p/>
          </table:table-cell>
          <table:table-cell table:formula="of:=IF(ISNUMBER(SEARCH(&quot;H&quot;;[.$J146]));IF(ISBLANK([.$E$9]);&quot;&quot;;[.$E$9]);&quot;&quot;)">
            <text:p/>
          </table:table-cell>
          <table:table-cell table:formula="of:=IF(ISNUMBER(SEARCH(&quot;I&quot;;[.$J146]));IF(ISBLANK([.$E$10]);&quot;&quot;;[.$E$10]);&quot;&quot;)">
            <text:p/>
          </table:table-cell>
          <table:table-cell table:formula="of:=IF(ISNUMBER(SEARCH(&quot;J&quot;;[.$J146]));IF(ISBLANK([.$E$11]);&quot;&quot;;[.$E$11]);&quot;&quot;)">
            <text:p/>
          </table:table-cell>
          <table:table-cell table:formula="of:=IF(ISNUMBER(SEARCH(&quot;K&quot;;[.$J146]));IF(ISBLANK([.$E$12]);&quot;&quot;;[.$E$12]);&quot;&quot;)">
            <text:p/>
          </table:table-cell>
          <table:table-cell table:formula="of:=IF(ISNUMBER(SEARCH(&quot;L&quot;;[.$J146]));IF(ISBLANK([.$E$13]);&quot;&quot;;[.$E$13]);&quot;&quot;)">
            <text:p/>
          </table:table-cell>
          <table:table-cell table:formula="of:=IF(ISNUMBER(SEARCH(&quot;M&quot;;[.$J146]));IF(ISBLANK([.$E$14]);&quot;&quot;;[.$E$14]);&quot;&quot;)">
            <text:p/>
          </table:table-cell>
          <table:table-cell table:formula="of:=IF(ISNUMBER(SEARCH(&quot;N&quot;;[.$J14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7:.$AC147])">
            <text:p/>
          </table:table-cell>
          <table:table-cell table:formula="of:=COM.MICROSOFT.CONCAT([.$AE147:.$AR147])">
            <text:p/>
          </table:table-cell>
          <table:table-cell table:formula="of:=COM.MICROSOFT.CONCAT([.$AT147:.$BG147])">
            <text:p/>
          </table:table-cell>
          <table:table-cell table:formula="of:=COUNTIF([.$J$1:.$J$1999];[.J147])" office:value-type="float" office:value="0" calcext:value-type="float">
            <text:p>0</text:p>
          </table:table-cell>
          <table:table-cell/>
          <table:table-cell table:formula="of:=IF(ISNUMBER(SEARCH(&quot;A&quot;;[.$J147]));IF(ISBLANK([.$C$2]);&quot;&quot;;[.$C$2]);&quot;&quot;)">
            <text:p/>
          </table:table-cell>
          <table:table-cell table:formula="of:=IF(ISNUMBER(SEARCH(&quot;B&quot;;[.$J147]));IF(ISBLANK([.$C$3]);&quot;&quot;;[.$C$3]);&quot;&quot;)">
            <text:p/>
          </table:table-cell>
          <table:table-cell table:formula="of:=IF(ISNUMBER(SEARCH(&quot;C&quot;;[.$J147]));IF(ISBLANK([.$C$4]);&quot;&quot;;[.$C$4]);&quot;&quot;)">
            <text:p/>
          </table:table-cell>
          <table:table-cell table:formula="of:=IF(ISNUMBER(SEARCH(&quot;D&quot;;[.$J147]));IF(ISBLANK([.$C$5]);&quot;&quot;;[.$C$5]);&quot;&quot;)">
            <text:p/>
          </table:table-cell>
          <table:table-cell table:formula="of:=IF(ISNUMBER(SEARCH(&quot;E&quot;;[.$J147]));IF(ISBLANK([.$C$6]);&quot;&quot;;[.$C$6]);&quot;&quot;)">
            <text:p/>
          </table:table-cell>
          <table:table-cell table:formula="of:=IF(ISNUMBER(SEARCH(&quot;F&quot;;[.$J147]));IF(ISBLANK([.$C$7]);&quot;&quot;;[.$C$7]);&quot;&quot;)">
            <text:p/>
          </table:table-cell>
          <table:table-cell table:formula="of:=IF(ISNUMBER(SEARCH(&quot;G&quot;;[.$J147]));IF(ISBLANK([.$C$8]);&quot;&quot;;[.$C$8]);&quot;&quot;)">
            <text:p/>
          </table:table-cell>
          <table:table-cell table:formula="of:=IF(ISNUMBER(SEARCH(&quot;H&quot;;[.$J147]));IF(ISBLANK([.$C$9]);&quot;&quot;;[.$C$9]);&quot;&quot;)">
            <text:p/>
          </table:table-cell>
          <table:table-cell table:formula="of:=IF(ISNUMBER(SEARCH(&quot;I&quot;;[.$J147]));IF(ISBLANK([.$C$10]);&quot;&quot;;[.$C$10]);&quot;&quot;)">
            <text:p/>
          </table:table-cell>
          <table:table-cell table:formula="of:=IF(ISNUMBER(SEARCH(&quot;J&quot;;[.$J147]));IF(ISBLANK([.$C$11]);&quot;&quot;;[.$C$11]);&quot;&quot;)">
            <text:p/>
          </table:table-cell>
          <table:table-cell table:formula="of:=IF(ISNUMBER(SEARCH(&quot;K&quot;;[.$J147]));IF(ISBLANK([.$C$12]);&quot;&quot;;[.$C$12]);&quot;&quot;)">
            <text:p/>
          </table:table-cell>
          <table:table-cell table:formula="of:=IF(ISNUMBER(SEARCH(&quot;L&quot;;[.$J147]));IF(ISBLANK([.$C$13]);&quot;&quot;;[.$C$13]);&quot;&quot;)">
            <text:p/>
          </table:table-cell>
          <table:table-cell table:formula="of:=IF(ISNUMBER(SEARCH(&quot;M&quot;;[.$J147]));IF(ISBLANK([.$C$14]);&quot;&quot;;[.$C$14]);&quot;&quot;)">
            <text:p/>
          </table:table-cell>
          <table:table-cell table:formula="of:=IF(ISNUMBER(SEARCH(&quot;N&quot;;[.$J147]));IF(ISBLANK([.$C$15]);&quot;&quot;;[.$C$15]);&quot;&quot;)">
            <text:p/>
          </table:table-cell>
          <table:table-cell/>
          <table:table-cell table:formula="of:=IF(ISNUMBER(SEARCH(&quot;A&quot;;[.$J147]));IF(ISBLANK([.$D$2]);&quot;&quot;;[.$D$2]);&quot;&quot;)">
            <text:p/>
          </table:table-cell>
          <table:table-cell table:formula="of:=IF(ISNUMBER(SEARCH(&quot;B&quot;;[.$J147]));IF(ISBLANK([.$D$3]);&quot;&quot;;[.$D$3]);&quot;&quot;)">
            <text:p/>
          </table:table-cell>
          <table:table-cell table:formula="of:=IF(ISNUMBER(SEARCH(&quot;C&quot;;[.$J147]));IF(ISBLANK([.$D$4]);&quot;&quot;;[.$D$4]);&quot;&quot;)">
            <text:p/>
          </table:table-cell>
          <table:table-cell table:formula="of:=IF(ISNUMBER(SEARCH(&quot;D&quot;;[.$J147]));IF(ISBLANK([.$D$5]);&quot;&quot;;[.$D$5]);&quot;&quot;)">
            <text:p/>
          </table:table-cell>
          <table:table-cell table:formula="of:=IF(ISNUMBER(SEARCH(&quot;E&quot;;[.$J147]));IF(ISBLANK([.$D$6]);&quot;&quot;;[.$D$6]);&quot;&quot;)">
            <text:p/>
          </table:table-cell>
          <table:table-cell table:formula="of:=IF(ISNUMBER(SEARCH(&quot;F&quot;;[.$J147]));IF(ISBLANK([.$D$7]);&quot;&quot;;[.$D$7]);&quot;&quot;)">
            <text:p/>
          </table:table-cell>
          <table:table-cell table:formula="of:=IF(ISNUMBER(SEARCH(&quot;G&quot;;[.$J147]));IF(ISBLANK([.$D$8]);&quot;&quot;;[.$D$8]);&quot;&quot;)">
            <text:p/>
          </table:table-cell>
          <table:table-cell table:formula="of:=IF(ISNUMBER(SEARCH(&quot;H&quot;;[.$J147]));IF(ISBLANK([.$D$9]);&quot;&quot;;[.$D$9]);&quot;&quot;)">
            <text:p/>
          </table:table-cell>
          <table:table-cell table:formula="of:=IF(ISNUMBER(SEARCH(&quot;I&quot;;[.$J147]));IF(ISBLANK([.$D$10]);&quot;&quot;;[.$D$10]);&quot;&quot;)">
            <text:p/>
          </table:table-cell>
          <table:table-cell table:formula="of:=IF(ISNUMBER(SEARCH(&quot;J&quot;;[.$J147]));IF(ISBLANK([.$D$11]);&quot;&quot;;[.$D$11]);&quot;&quot;)">
            <text:p/>
          </table:table-cell>
          <table:table-cell table:formula="of:=IF(ISNUMBER(SEARCH(&quot;K&quot;;[.$J147]));IF(ISBLANK([.$D$12]);&quot;&quot;;[.$D$12]);&quot;&quot;)">
            <text:p/>
          </table:table-cell>
          <table:table-cell table:formula="of:=IF(ISNUMBER(SEARCH(&quot;L&quot;;[.$J147]));IF(ISBLANK([.$D$13]);&quot;&quot;;[.$D$13]);&quot;&quot;)">
            <text:p/>
          </table:table-cell>
          <table:table-cell table:formula="of:=IF(ISNUMBER(SEARCH(&quot;M&quot;;[.$J147]));IF(ISBLANK([.$D$14]);&quot;&quot;;[.$D$14]);&quot;&quot;)">
            <text:p/>
          </table:table-cell>
          <table:table-cell table:formula="of:=IF(ISNUMBER(SEARCH(&quot;N&quot;;[.$J147]));IF(ISBLANK([.$D$15]);&quot;&quot;;[.$D$15]);&quot;&quot;)">
            <text:p/>
          </table:table-cell>
          <table:table-cell/>
          <table:table-cell table:formula="of:=IF(ISNUMBER(SEARCH(&quot;A&quot;;[.$J147]));IF(ISBLANK([.$E$2]);&quot;&quot;;[.$E$2]);&quot;&quot;)">
            <text:p/>
          </table:table-cell>
          <table:table-cell table:formula="of:=IF(ISNUMBER(SEARCH(&quot;B&quot;;[.$J147]));IF(ISBLANK([.$E$3]);&quot;&quot;;[.$E$3]);&quot;&quot;)">
            <text:p/>
          </table:table-cell>
          <table:table-cell table:formula="of:=IF(ISNUMBER(SEARCH(&quot;C&quot;;[.$J147]));IF(ISBLANK([.$E$4]);&quot;&quot;;[.$E$4]);&quot;&quot;)">
            <text:p/>
          </table:table-cell>
          <table:table-cell table:formula="of:=IF(ISNUMBER(SEARCH(&quot;D&quot;;[.$J147]));IF(ISBLANK([.$E$5]);&quot;&quot;;[.$E$5]);&quot;&quot;)">
            <text:p/>
          </table:table-cell>
          <table:table-cell table:formula="of:=IF(ISNUMBER(SEARCH(&quot;E&quot;;[.$J147]));IF(ISBLANK([.$E$6]);&quot;&quot;;[.$E$6]);&quot;&quot;)">
            <text:p/>
          </table:table-cell>
          <table:table-cell table:formula="of:=IF(ISNUMBER(SEARCH(&quot;F&quot;;[.$J147]));IF(ISBLANK([.$E$7]);&quot;&quot;;[.$E$7]);&quot;&quot;)">
            <text:p/>
          </table:table-cell>
          <table:table-cell table:formula="of:=IF(ISNUMBER(SEARCH(&quot;G&quot;;[.$J147]));IF(ISBLANK([.$E$8]);&quot;&quot;;[.$E$8]);&quot;&quot;)">
            <text:p/>
          </table:table-cell>
          <table:table-cell table:formula="of:=IF(ISNUMBER(SEARCH(&quot;H&quot;;[.$J147]));IF(ISBLANK([.$E$9]);&quot;&quot;;[.$E$9]);&quot;&quot;)">
            <text:p/>
          </table:table-cell>
          <table:table-cell table:formula="of:=IF(ISNUMBER(SEARCH(&quot;I&quot;;[.$J147]));IF(ISBLANK([.$E$10]);&quot;&quot;;[.$E$10]);&quot;&quot;)">
            <text:p/>
          </table:table-cell>
          <table:table-cell table:formula="of:=IF(ISNUMBER(SEARCH(&quot;J&quot;;[.$J147]));IF(ISBLANK([.$E$11]);&quot;&quot;;[.$E$11]);&quot;&quot;)">
            <text:p/>
          </table:table-cell>
          <table:table-cell table:formula="of:=IF(ISNUMBER(SEARCH(&quot;K&quot;;[.$J147]));IF(ISBLANK([.$E$12]);&quot;&quot;;[.$E$12]);&quot;&quot;)">
            <text:p/>
          </table:table-cell>
          <table:table-cell table:formula="of:=IF(ISNUMBER(SEARCH(&quot;L&quot;;[.$J147]));IF(ISBLANK([.$E$13]);&quot;&quot;;[.$E$13]);&quot;&quot;)">
            <text:p/>
          </table:table-cell>
          <table:table-cell table:formula="of:=IF(ISNUMBER(SEARCH(&quot;M&quot;;[.$J147]));IF(ISBLANK([.$E$14]);&quot;&quot;;[.$E$14]);&quot;&quot;)">
            <text:p/>
          </table:table-cell>
          <table:table-cell table:formula="of:=IF(ISNUMBER(SEARCH(&quot;N&quot;;[.$J14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8:.$AC148])">
            <text:p/>
          </table:table-cell>
          <table:table-cell table:formula="of:=COM.MICROSOFT.CONCAT([.$AE148:.$AR148])">
            <text:p/>
          </table:table-cell>
          <table:table-cell table:formula="of:=COM.MICROSOFT.CONCAT([.$AT148:.$BG148])">
            <text:p/>
          </table:table-cell>
          <table:table-cell table:formula="of:=COUNTIF([.$J$1:.$J$1999];[.J148])" office:value-type="float" office:value="0" calcext:value-type="float">
            <text:p>0</text:p>
          </table:table-cell>
          <table:table-cell/>
          <table:table-cell table:formula="of:=IF(ISNUMBER(SEARCH(&quot;A&quot;;[.$J148]));IF(ISBLANK([.$C$2]);&quot;&quot;;[.$C$2]);&quot;&quot;)">
            <text:p/>
          </table:table-cell>
          <table:table-cell table:formula="of:=IF(ISNUMBER(SEARCH(&quot;B&quot;;[.$J148]));IF(ISBLANK([.$C$3]);&quot;&quot;;[.$C$3]);&quot;&quot;)">
            <text:p/>
          </table:table-cell>
          <table:table-cell table:formula="of:=IF(ISNUMBER(SEARCH(&quot;C&quot;;[.$J148]));IF(ISBLANK([.$C$4]);&quot;&quot;;[.$C$4]);&quot;&quot;)">
            <text:p/>
          </table:table-cell>
          <table:table-cell table:formula="of:=IF(ISNUMBER(SEARCH(&quot;D&quot;;[.$J148]));IF(ISBLANK([.$C$5]);&quot;&quot;;[.$C$5]);&quot;&quot;)">
            <text:p/>
          </table:table-cell>
          <table:table-cell table:formula="of:=IF(ISNUMBER(SEARCH(&quot;E&quot;;[.$J148]));IF(ISBLANK([.$C$6]);&quot;&quot;;[.$C$6]);&quot;&quot;)">
            <text:p/>
          </table:table-cell>
          <table:table-cell table:formula="of:=IF(ISNUMBER(SEARCH(&quot;F&quot;;[.$J148]));IF(ISBLANK([.$C$7]);&quot;&quot;;[.$C$7]);&quot;&quot;)">
            <text:p/>
          </table:table-cell>
          <table:table-cell table:formula="of:=IF(ISNUMBER(SEARCH(&quot;G&quot;;[.$J148]));IF(ISBLANK([.$C$8]);&quot;&quot;;[.$C$8]);&quot;&quot;)">
            <text:p/>
          </table:table-cell>
          <table:table-cell table:formula="of:=IF(ISNUMBER(SEARCH(&quot;H&quot;;[.$J148]));IF(ISBLANK([.$C$9]);&quot;&quot;;[.$C$9]);&quot;&quot;)">
            <text:p/>
          </table:table-cell>
          <table:table-cell table:formula="of:=IF(ISNUMBER(SEARCH(&quot;I&quot;;[.$J148]));IF(ISBLANK([.$C$10]);&quot;&quot;;[.$C$10]);&quot;&quot;)">
            <text:p/>
          </table:table-cell>
          <table:table-cell table:formula="of:=IF(ISNUMBER(SEARCH(&quot;J&quot;;[.$J148]));IF(ISBLANK([.$C$11]);&quot;&quot;;[.$C$11]);&quot;&quot;)">
            <text:p/>
          </table:table-cell>
          <table:table-cell table:formula="of:=IF(ISNUMBER(SEARCH(&quot;K&quot;;[.$J148]));IF(ISBLANK([.$C$12]);&quot;&quot;;[.$C$12]);&quot;&quot;)">
            <text:p/>
          </table:table-cell>
          <table:table-cell table:formula="of:=IF(ISNUMBER(SEARCH(&quot;L&quot;;[.$J148]));IF(ISBLANK([.$C$13]);&quot;&quot;;[.$C$13]);&quot;&quot;)">
            <text:p/>
          </table:table-cell>
          <table:table-cell table:formula="of:=IF(ISNUMBER(SEARCH(&quot;M&quot;;[.$J148]));IF(ISBLANK([.$C$14]);&quot;&quot;;[.$C$14]);&quot;&quot;)">
            <text:p/>
          </table:table-cell>
          <table:table-cell table:formula="of:=IF(ISNUMBER(SEARCH(&quot;N&quot;;[.$J148]));IF(ISBLANK([.$C$15]);&quot;&quot;;[.$C$15]);&quot;&quot;)">
            <text:p/>
          </table:table-cell>
          <table:table-cell/>
          <table:table-cell table:formula="of:=IF(ISNUMBER(SEARCH(&quot;A&quot;;[.$J148]));IF(ISBLANK([.$D$2]);&quot;&quot;;[.$D$2]);&quot;&quot;)">
            <text:p/>
          </table:table-cell>
          <table:table-cell table:formula="of:=IF(ISNUMBER(SEARCH(&quot;B&quot;;[.$J148]));IF(ISBLANK([.$D$3]);&quot;&quot;;[.$D$3]);&quot;&quot;)">
            <text:p/>
          </table:table-cell>
          <table:table-cell table:formula="of:=IF(ISNUMBER(SEARCH(&quot;C&quot;;[.$J148]));IF(ISBLANK([.$D$4]);&quot;&quot;;[.$D$4]);&quot;&quot;)">
            <text:p/>
          </table:table-cell>
          <table:table-cell table:formula="of:=IF(ISNUMBER(SEARCH(&quot;D&quot;;[.$J148]));IF(ISBLANK([.$D$5]);&quot;&quot;;[.$D$5]);&quot;&quot;)">
            <text:p/>
          </table:table-cell>
          <table:table-cell table:formula="of:=IF(ISNUMBER(SEARCH(&quot;E&quot;;[.$J148]));IF(ISBLANK([.$D$6]);&quot;&quot;;[.$D$6]);&quot;&quot;)">
            <text:p/>
          </table:table-cell>
          <table:table-cell table:formula="of:=IF(ISNUMBER(SEARCH(&quot;F&quot;;[.$J148]));IF(ISBLANK([.$D$7]);&quot;&quot;;[.$D$7]);&quot;&quot;)">
            <text:p/>
          </table:table-cell>
          <table:table-cell table:formula="of:=IF(ISNUMBER(SEARCH(&quot;G&quot;;[.$J148]));IF(ISBLANK([.$D$8]);&quot;&quot;;[.$D$8]);&quot;&quot;)">
            <text:p/>
          </table:table-cell>
          <table:table-cell table:formula="of:=IF(ISNUMBER(SEARCH(&quot;H&quot;;[.$J148]));IF(ISBLANK([.$D$9]);&quot;&quot;;[.$D$9]);&quot;&quot;)">
            <text:p/>
          </table:table-cell>
          <table:table-cell table:formula="of:=IF(ISNUMBER(SEARCH(&quot;I&quot;;[.$J148]));IF(ISBLANK([.$D$10]);&quot;&quot;;[.$D$10]);&quot;&quot;)">
            <text:p/>
          </table:table-cell>
          <table:table-cell table:formula="of:=IF(ISNUMBER(SEARCH(&quot;J&quot;;[.$J148]));IF(ISBLANK([.$D$11]);&quot;&quot;;[.$D$11]);&quot;&quot;)">
            <text:p/>
          </table:table-cell>
          <table:table-cell table:formula="of:=IF(ISNUMBER(SEARCH(&quot;K&quot;;[.$J148]));IF(ISBLANK([.$D$12]);&quot;&quot;;[.$D$12]);&quot;&quot;)">
            <text:p/>
          </table:table-cell>
          <table:table-cell table:formula="of:=IF(ISNUMBER(SEARCH(&quot;L&quot;;[.$J148]));IF(ISBLANK([.$D$13]);&quot;&quot;;[.$D$13]);&quot;&quot;)">
            <text:p/>
          </table:table-cell>
          <table:table-cell table:formula="of:=IF(ISNUMBER(SEARCH(&quot;M&quot;;[.$J148]));IF(ISBLANK([.$D$14]);&quot;&quot;;[.$D$14]);&quot;&quot;)">
            <text:p/>
          </table:table-cell>
          <table:table-cell table:formula="of:=IF(ISNUMBER(SEARCH(&quot;N&quot;;[.$J148]));IF(ISBLANK([.$D$15]);&quot;&quot;;[.$D$15]);&quot;&quot;)">
            <text:p/>
          </table:table-cell>
          <table:table-cell/>
          <table:table-cell table:formula="of:=IF(ISNUMBER(SEARCH(&quot;A&quot;;[.$J148]));IF(ISBLANK([.$E$2]);&quot;&quot;;[.$E$2]);&quot;&quot;)">
            <text:p/>
          </table:table-cell>
          <table:table-cell table:formula="of:=IF(ISNUMBER(SEARCH(&quot;B&quot;;[.$J148]));IF(ISBLANK([.$E$3]);&quot;&quot;;[.$E$3]);&quot;&quot;)">
            <text:p/>
          </table:table-cell>
          <table:table-cell table:formula="of:=IF(ISNUMBER(SEARCH(&quot;C&quot;;[.$J148]));IF(ISBLANK([.$E$4]);&quot;&quot;;[.$E$4]);&quot;&quot;)">
            <text:p/>
          </table:table-cell>
          <table:table-cell table:formula="of:=IF(ISNUMBER(SEARCH(&quot;D&quot;;[.$J148]));IF(ISBLANK([.$E$5]);&quot;&quot;;[.$E$5]);&quot;&quot;)">
            <text:p/>
          </table:table-cell>
          <table:table-cell table:formula="of:=IF(ISNUMBER(SEARCH(&quot;E&quot;;[.$J148]));IF(ISBLANK([.$E$6]);&quot;&quot;;[.$E$6]);&quot;&quot;)">
            <text:p/>
          </table:table-cell>
          <table:table-cell table:formula="of:=IF(ISNUMBER(SEARCH(&quot;F&quot;;[.$J148]));IF(ISBLANK([.$E$7]);&quot;&quot;;[.$E$7]);&quot;&quot;)">
            <text:p/>
          </table:table-cell>
          <table:table-cell table:formula="of:=IF(ISNUMBER(SEARCH(&quot;G&quot;;[.$J148]));IF(ISBLANK([.$E$8]);&quot;&quot;;[.$E$8]);&quot;&quot;)">
            <text:p/>
          </table:table-cell>
          <table:table-cell table:formula="of:=IF(ISNUMBER(SEARCH(&quot;H&quot;;[.$J148]));IF(ISBLANK([.$E$9]);&quot;&quot;;[.$E$9]);&quot;&quot;)">
            <text:p/>
          </table:table-cell>
          <table:table-cell table:formula="of:=IF(ISNUMBER(SEARCH(&quot;I&quot;;[.$J148]));IF(ISBLANK([.$E$10]);&quot;&quot;;[.$E$10]);&quot;&quot;)">
            <text:p/>
          </table:table-cell>
          <table:table-cell table:formula="of:=IF(ISNUMBER(SEARCH(&quot;J&quot;;[.$J148]));IF(ISBLANK([.$E$11]);&quot;&quot;;[.$E$11]);&quot;&quot;)">
            <text:p/>
          </table:table-cell>
          <table:table-cell table:formula="of:=IF(ISNUMBER(SEARCH(&quot;K&quot;;[.$J148]));IF(ISBLANK([.$E$12]);&quot;&quot;;[.$E$12]);&quot;&quot;)">
            <text:p/>
          </table:table-cell>
          <table:table-cell table:formula="of:=IF(ISNUMBER(SEARCH(&quot;L&quot;;[.$J148]));IF(ISBLANK([.$E$13]);&quot;&quot;;[.$E$13]);&quot;&quot;)">
            <text:p/>
          </table:table-cell>
          <table:table-cell table:formula="of:=IF(ISNUMBER(SEARCH(&quot;M&quot;;[.$J148]));IF(ISBLANK([.$E$14]);&quot;&quot;;[.$E$14]);&quot;&quot;)">
            <text:p/>
          </table:table-cell>
          <table:table-cell table:formula="of:=IF(ISNUMBER(SEARCH(&quot;N&quot;;[.$J14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49:.$AC149])">
            <text:p/>
          </table:table-cell>
          <table:table-cell table:formula="of:=COM.MICROSOFT.CONCAT([.$AE149:.$AR149])">
            <text:p/>
          </table:table-cell>
          <table:table-cell table:formula="of:=COM.MICROSOFT.CONCAT([.$AT149:.$BG149])">
            <text:p/>
          </table:table-cell>
          <table:table-cell table:formula="of:=COUNTIF([.$J$1:.$J$1999];[.J149])" office:value-type="float" office:value="0" calcext:value-type="float">
            <text:p>0</text:p>
          </table:table-cell>
          <table:table-cell/>
          <table:table-cell table:formula="of:=IF(ISNUMBER(SEARCH(&quot;A&quot;;[.$J149]));IF(ISBLANK([.$C$2]);&quot;&quot;;[.$C$2]);&quot;&quot;)">
            <text:p/>
          </table:table-cell>
          <table:table-cell table:formula="of:=IF(ISNUMBER(SEARCH(&quot;B&quot;;[.$J149]));IF(ISBLANK([.$C$3]);&quot;&quot;;[.$C$3]);&quot;&quot;)">
            <text:p/>
          </table:table-cell>
          <table:table-cell table:formula="of:=IF(ISNUMBER(SEARCH(&quot;C&quot;;[.$J149]));IF(ISBLANK([.$C$4]);&quot;&quot;;[.$C$4]);&quot;&quot;)">
            <text:p/>
          </table:table-cell>
          <table:table-cell table:formula="of:=IF(ISNUMBER(SEARCH(&quot;D&quot;;[.$J149]));IF(ISBLANK([.$C$5]);&quot;&quot;;[.$C$5]);&quot;&quot;)">
            <text:p/>
          </table:table-cell>
          <table:table-cell table:formula="of:=IF(ISNUMBER(SEARCH(&quot;E&quot;;[.$J149]));IF(ISBLANK([.$C$6]);&quot;&quot;;[.$C$6]);&quot;&quot;)">
            <text:p/>
          </table:table-cell>
          <table:table-cell table:formula="of:=IF(ISNUMBER(SEARCH(&quot;F&quot;;[.$J149]));IF(ISBLANK([.$C$7]);&quot;&quot;;[.$C$7]);&quot;&quot;)">
            <text:p/>
          </table:table-cell>
          <table:table-cell table:formula="of:=IF(ISNUMBER(SEARCH(&quot;G&quot;;[.$J149]));IF(ISBLANK([.$C$8]);&quot;&quot;;[.$C$8]);&quot;&quot;)">
            <text:p/>
          </table:table-cell>
          <table:table-cell table:formula="of:=IF(ISNUMBER(SEARCH(&quot;H&quot;;[.$J149]));IF(ISBLANK([.$C$9]);&quot;&quot;;[.$C$9]);&quot;&quot;)">
            <text:p/>
          </table:table-cell>
          <table:table-cell table:formula="of:=IF(ISNUMBER(SEARCH(&quot;I&quot;;[.$J149]));IF(ISBLANK([.$C$10]);&quot;&quot;;[.$C$10]);&quot;&quot;)">
            <text:p/>
          </table:table-cell>
          <table:table-cell table:formula="of:=IF(ISNUMBER(SEARCH(&quot;J&quot;;[.$J149]));IF(ISBLANK([.$C$11]);&quot;&quot;;[.$C$11]);&quot;&quot;)">
            <text:p/>
          </table:table-cell>
          <table:table-cell table:formula="of:=IF(ISNUMBER(SEARCH(&quot;K&quot;;[.$J149]));IF(ISBLANK([.$C$12]);&quot;&quot;;[.$C$12]);&quot;&quot;)">
            <text:p/>
          </table:table-cell>
          <table:table-cell table:formula="of:=IF(ISNUMBER(SEARCH(&quot;L&quot;;[.$J149]));IF(ISBLANK([.$C$13]);&quot;&quot;;[.$C$13]);&quot;&quot;)">
            <text:p/>
          </table:table-cell>
          <table:table-cell table:formula="of:=IF(ISNUMBER(SEARCH(&quot;M&quot;;[.$J149]));IF(ISBLANK([.$C$14]);&quot;&quot;;[.$C$14]);&quot;&quot;)">
            <text:p/>
          </table:table-cell>
          <table:table-cell table:formula="of:=IF(ISNUMBER(SEARCH(&quot;N&quot;;[.$J149]));IF(ISBLANK([.$C$15]);&quot;&quot;;[.$C$15]);&quot;&quot;)">
            <text:p/>
          </table:table-cell>
          <table:table-cell/>
          <table:table-cell table:formula="of:=IF(ISNUMBER(SEARCH(&quot;A&quot;;[.$J149]));IF(ISBLANK([.$D$2]);&quot;&quot;;[.$D$2]);&quot;&quot;)">
            <text:p/>
          </table:table-cell>
          <table:table-cell table:formula="of:=IF(ISNUMBER(SEARCH(&quot;B&quot;;[.$J149]));IF(ISBLANK([.$D$3]);&quot;&quot;;[.$D$3]);&quot;&quot;)">
            <text:p/>
          </table:table-cell>
          <table:table-cell table:formula="of:=IF(ISNUMBER(SEARCH(&quot;C&quot;;[.$J149]));IF(ISBLANK([.$D$4]);&quot;&quot;;[.$D$4]);&quot;&quot;)">
            <text:p/>
          </table:table-cell>
          <table:table-cell table:formula="of:=IF(ISNUMBER(SEARCH(&quot;D&quot;;[.$J149]));IF(ISBLANK([.$D$5]);&quot;&quot;;[.$D$5]);&quot;&quot;)">
            <text:p/>
          </table:table-cell>
          <table:table-cell table:formula="of:=IF(ISNUMBER(SEARCH(&quot;E&quot;;[.$J149]));IF(ISBLANK([.$D$6]);&quot;&quot;;[.$D$6]);&quot;&quot;)">
            <text:p/>
          </table:table-cell>
          <table:table-cell table:formula="of:=IF(ISNUMBER(SEARCH(&quot;F&quot;;[.$J149]));IF(ISBLANK([.$D$7]);&quot;&quot;;[.$D$7]);&quot;&quot;)">
            <text:p/>
          </table:table-cell>
          <table:table-cell table:formula="of:=IF(ISNUMBER(SEARCH(&quot;G&quot;;[.$J149]));IF(ISBLANK([.$D$8]);&quot;&quot;;[.$D$8]);&quot;&quot;)">
            <text:p/>
          </table:table-cell>
          <table:table-cell table:formula="of:=IF(ISNUMBER(SEARCH(&quot;H&quot;;[.$J149]));IF(ISBLANK([.$D$9]);&quot;&quot;;[.$D$9]);&quot;&quot;)">
            <text:p/>
          </table:table-cell>
          <table:table-cell table:formula="of:=IF(ISNUMBER(SEARCH(&quot;I&quot;;[.$J149]));IF(ISBLANK([.$D$10]);&quot;&quot;;[.$D$10]);&quot;&quot;)">
            <text:p/>
          </table:table-cell>
          <table:table-cell table:formula="of:=IF(ISNUMBER(SEARCH(&quot;J&quot;;[.$J149]));IF(ISBLANK([.$D$11]);&quot;&quot;;[.$D$11]);&quot;&quot;)">
            <text:p/>
          </table:table-cell>
          <table:table-cell table:formula="of:=IF(ISNUMBER(SEARCH(&quot;K&quot;;[.$J149]));IF(ISBLANK([.$D$12]);&quot;&quot;;[.$D$12]);&quot;&quot;)">
            <text:p/>
          </table:table-cell>
          <table:table-cell table:formula="of:=IF(ISNUMBER(SEARCH(&quot;L&quot;;[.$J149]));IF(ISBLANK([.$D$13]);&quot;&quot;;[.$D$13]);&quot;&quot;)">
            <text:p/>
          </table:table-cell>
          <table:table-cell table:formula="of:=IF(ISNUMBER(SEARCH(&quot;M&quot;;[.$J149]));IF(ISBLANK([.$D$14]);&quot;&quot;;[.$D$14]);&quot;&quot;)">
            <text:p/>
          </table:table-cell>
          <table:table-cell table:formula="of:=IF(ISNUMBER(SEARCH(&quot;N&quot;;[.$J149]));IF(ISBLANK([.$D$15]);&quot;&quot;;[.$D$15]);&quot;&quot;)">
            <text:p/>
          </table:table-cell>
          <table:table-cell/>
          <table:table-cell table:formula="of:=IF(ISNUMBER(SEARCH(&quot;A&quot;;[.$J149]));IF(ISBLANK([.$E$2]);&quot;&quot;;[.$E$2]);&quot;&quot;)">
            <text:p/>
          </table:table-cell>
          <table:table-cell table:formula="of:=IF(ISNUMBER(SEARCH(&quot;B&quot;;[.$J149]));IF(ISBLANK([.$E$3]);&quot;&quot;;[.$E$3]);&quot;&quot;)">
            <text:p/>
          </table:table-cell>
          <table:table-cell table:formula="of:=IF(ISNUMBER(SEARCH(&quot;C&quot;;[.$J149]));IF(ISBLANK([.$E$4]);&quot;&quot;;[.$E$4]);&quot;&quot;)">
            <text:p/>
          </table:table-cell>
          <table:table-cell table:formula="of:=IF(ISNUMBER(SEARCH(&quot;D&quot;;[.$J149]));IF(ISBLANK([.$E$5]);&quot;&quot;;[.$E$5]);&quot;&quot;)">
            <text:p/>
          </table:table-cell>
          <table:table-cell table:formula="of:=IF(ISNUMBER(SEARCH(&quot;E&quot;;[.$J149]));IF(ISBLANK([.$E$6]);&quot;&quot;;[.$E$6]);&quot;&quot;)">
            <text:p/>
          </table:table-cell>
          <table:table-cell table:formula="of:=IF(ISNUMBER(SEARCH(&quot;F&quot;;[.$J149]));IF(ISBLANK([.$E$7]);&quot;&quot;;[.$E$7]);&quot;&quot;)">
            <text:p/>
          </table:table-cell>
          <table:table-cell table:formula="of:=IF(ISNUMBER(SEARCH(&quot;G&quot;;[.$J149]));IF(ISBLANK([.$E$8]);&quot;&quot;;[.$E$8]);&quot;&quot;)">
            <text:p/>
          </table:table-cell>
          <table:table-cell table:formula="of:=IF(ISNUMBER(SEARCH(&quot;H&quot;;[.$J149]));IF(ISBLANK([.$E$9]);&quot;&quot;;[.$E$9]);&quot;&quot;)">
            <text:p/>
          </table:table-cell>
          <table:table-cell table:formula="of:=IF(ISNUMBER(SEARCH(&quot;I&quot;;[.$J149]));IF(ISBLANK([.$E$10]);&quot;&quot;;[.$E$10]);&quot;&quot;)">
            <text:p/>
          </table:table-cell>
          <table:table-cell table:formula="of:=IF(ISNUMBER(SEARCH(&quot;J&quot;;[.$J149]));IF(ISBLANK([.$E$11]);&quot;&quot;;[.$E$11]);&quot;&quot;)">
            <text:p/>
          </table:table-cell>
          <table:table-cell table:formula="of:=IF(ISNUMBER(SEARCH(&quot;K&quot;;[.$J149]));IF(ISBLANK([.$E$12]);&quot;&quot;;[.$E$12]);&quot;&quot;)">
            <text:p/>
          </table:table-cell>
          <table:table-cell table:formula="of:=IF(ISNUMBER(SEARCH(&quot;L&quot;;[.$J149]));IF(ISBLANK([.$E$13]);&quot;&quot;;[.$E$13]);&quot;&quot;)">
            <text:p/>
          </table:table-cell>
          <table:table-cell table:formula="of:=IF(ISNUMBER(SEARCH(&quot;M&quot;;[.$J149]));IF(ISBLANK([.$E$14]);&quot;&quot;;[.$E$14]);&quot;&quot;)">
            <text:p/>
          </table:table-cell>
          <table:table-cell table:formula="of:=IF(ISNUMBER(SEARCH(&quot;N&quot;;[.$J14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0:.$AC150])">
            <text:p/>
          </table:table-cell>
          <table:table-cell table:formula="of:=COM.MICROSOFT.CONCAT([.$AE150:.$AR150])">
            <text:p/>
          </table:table-cell>
          <table:table-cell table:formula="of:=COM.MICROSOFT.CONCAT([.$AT150:.$BG150])">
            <text:p/>
          </table:table-cell>
          <table:table-cell table:formula="of:=COUNTIF([.$J$1:.$J$1999];[.J150])" office:value-type="float" office:value="0" calcext:value-type="float">
            <text:p>0</text:p>
          </table:table-cell>
          <table:table-cell/>
          <table:table-cell table:formula="of:=IF(ISNUMBER(SEARCH(&quot;A&quot;;[.$J150]));IF(ISBLANK([.$C$2]);&quot;&quot;;[.$C$2]);&quot;&quot;)">
            <text:p/>
          </table:table-cell>
          <table:table-cell table:formula="of:=IF(ISNUMBER(SEARCH(&quot;B&quot;;[.$J150]));IF(ISBLANK([.$C$3]);&quot;&quot;;[.$C$3]);&quot;&quot;)">
            <text:p/>
          </table:table-cell>
          <table:table-cell table:formula="of:=IF(ISNUMBER(SEARCH(&quot;C&quot;;[.$J150]));IF(ISBLANK([.$C$4]);&quot;&quot;;[.$C$4]);&quot;&quot;)">
            <text:p/>
          </table:table-cell>
          <table:table-cell table:formula="of:=IF(ISNUMBER(SEARCH(&quot;D&quot;;[.$J150]));IF(ISBLANK([.$C$5]);&quot;&quot;;[.$C$5]);&quot;&quot;)">
            <text:p/>
          </table:table-cell>
          <table:table-cell table:formula="of:=IF(ISNUMBER(SEARCH(&quot;E&quot;;[.$J150]));IF(ISBLANK([.$C$6]);&quot;&quot;;[.$C$6]);&quot;&quot;)">
            <text:p/>
          </table:table-cell>
          <table:table-cell table:formula="of:=IF(ISNUMBER(SEARCH(&quot;F&quot;;[.$J150]));IF(ISBLANK([.$C$7]);&quot;&quot;;[.$C$7]);&quot;&quot;)">
            <text:p/>
          </table:table-cell>
          <table:table-cell table:formula="of:=IF(ISNUMBER(SEARCH(&quot;G&quot;;[.$J150]));IF(ISBLANK([.$C$8]);&quot;&quot;;[.$C$8]);&quot;&quot;)">
            <text:p/>
          </table:table-cell>
          <table:table-cell table:formula="of:=IF(ISNUMBER(SEARCH(&quot;H&quot;;[.$J150]));IF(ISBLANK([.$C$9]);&quot;&quot;;[.$C$9]);&quot;&quot;)">
            <text:p/>
          </table:table-cell>
          <table:table-cell table:formula="of:=IF(ISNUMBER(SEARCH(&quot;I&quot;;[.$J150]));IF(ISBLANK([.$C$10]);&quot;&quot;;[.$C$10]);&quot;&quot;)">
            <text:p/>
          </table:table-cell>
          <table:table-cell table:formula="of:=IF(ISNUMBER(SEARCH(&quot;J&quot;;[.$J150]));IF(ISBLANK([.$C$11]);&quot;&quot;;[.$C$11]);&quot;&quot;)">
            <text:p/>
          </table:table-cell>
          <table:table-cell table:formula="of:=IF(ISNUMBER(SEARCH(&quot;K&quot;;[.$J150]));IF(ISBLANK([.$C$12]);&quot;&quot;;[.$C$12]);&quot;&quot;)">
            <text:p/>
          </table:table-cell>
          <table:table-cell table:formula="of:=IF(ISNUMBER(SEARCH(&quot;L&quot;;[.$J150]));IF(ISBLANK([.$C$13]);&quot;&quot;;[.$C$13]);&quot;&quot;)">
            <text:p/>
          </table:table-cell>
          <table:table-cell table:formula="of:=IF(ISNUMBER(SEARCH(&quot;M&quot;;[.$J150]));IF(ISBLANK([.$C$14]);&quot;&quot;;[.$C$14]);&quot;&quot;)">
            <text:p/>
          </table:table-cell>
          <table:table-cell table:formula="of:=IF(ISNUMBER(SEARCH(&quot;N&quot;;[.$J150]));IF(ISBLANK([.$C$15]);&quot;&quot;;[.$C$15]);&quot;&quot;)">
            <text:p/>
          </table:table-cell>
          <table:table-cell/>
          <table:table-cell table:formula="of:=IF(ISNUMBER(SEARCH(&quot;A&quot;;[.$J150]));IF(ISBLANK([.$D$2]);&quot;&quot;;[.$D$2]);&quot;&quot;)">
            <text:p/>
          </table:table-cell>
          <table:table-cell table:formula="of:=IF(ISNUMBER(SEARCH(&quot;B&quot;;[.$J150]));IF(ISBLANK([.$D$3]);&quot;&quot;;[.$D$3]);&quot;&quot;)">
            <text:p/>
          </table:table-cell>
          <table:table-cell table:formula="of:=IF(ISNUMBER(SEARCH(&quot;C&quot;;[.$J150]));IF(ISBLANK([.$D$4]);&quot;&quot;;[.$D$4]);&quot;&quot;)">
            <text:p/>
          </table:table-cell>
          <table:table-cell table:formula="of:=IF(ISNUMBER(SEARCH(&quot;D&quot;;[.$J150]));IF(ISBLANK([.$D$5]);&quot;&quot;;[.$D$5]);&quot;&quot;)">
            <text:p/>
          </table:table-cell>
          <table:table-cell table:formula="of:=IF(ISNUMBER(SEARCH(&quot;E&quot;;[.$J150]));IF(ISBLANK([.$D$6]);&quot;&quot;;[.$D$6]);&quot;&quot;)">
            <text:p/>
          </table:table-cell>
          <table:table-cell table:formula="of:=IF(ISNUMBER(SEARCH(&quot;F&quot;;[.$J150]));IF(ISBLANK([.$D$7]);&quot;&quot;;[.$D$7]);&quot;&quot;)">
            <text:p/>
          </table:table-cell>
          <table:table-cell table:formula="of:=IF(ISNUMBER(SEARCH(&quot;G&quot;;[.$J150]));IF(ISBLANK([.$D$8]);&quot;&quot;;[.$D$8]);&quot;&quot;)">
            <text:p/>
          </table:table-cell>
          <table:table-cell table:formula="of:=IF(ISNUMBER(SEARCH(&quot;H&quot;;[.$J150]));IF(ISBLANK([.$D$9]);&quot;&quot;;[.$D$9]);&quot;&quot;)">
            <text:p/>
          </table:table-cell>
          <table:table-cell table:formula="of:=IF(ISNUMBER(SEARCH(&quot;I&quot;;[.$J150]));IF(ISBLANK([.$D$10]);&quot;&quot;;[.$D$10]);&quot;&quot;)">
            <text:p/>
          </table:table-cell>
          <table:table-cell table:formula="of:=IF(ISNUMBER(SEARCH(&quot;J&quot;;[.$J150]));IF(ISBLANK([.$D$11]);&quot;&quot;;[.$D$11]);&quot;&quot;)">
            <text:p/>
          </table:table-cell>
          <table:table-cell table:formula="of:=IF(ISNUMBER(SEARCH(&quot;K&quot;;[.$J150]));IF(ISBLANK([.$D$12]);&quot;&quot;;[.$D$12]);&quot;&quot;)">
            <text:p/>
          </table:table-cell>
          <table:table-cell table:formula="of:=IF(ISNUMBER(SEARCH(&quot;L&quot;;[.$J150]));IF(ISBLANK([.$D$13]);&quot;&quot;;[.$D$13]);&quot;&quot;)">
            <text:p/>
          </table:table-cell>
          <table:table-cell table:formula="of:=IF(ISNUMBER(SEARCH(&quot;M&quot;;[.$J150]));IF(ISBLANK([.$D$14]);&quot;&quot;;[.$D$14]);&quot;&quot;)">
            <text:p/>
          </table:table-cell>
          <table:table-cell table:formula="of:=IF(ISNUMBER(SEARCH(&quot;N&quot;;[.$J150]));IF(ISBLANK([.$D$15]);&quot;&quot;;[.$D$15]);&quot;&quot;)">
            <text:p/>
          </table:table-cell>
          <table:table-cell/>
          <table:table-cell table:formula="of:=IF(ISNUMBER(SEARCH(&quot;A&quot;;[.$J150]));IF(ISBLANK([.$E$2]);&quot;&quot;;[.$E$2]);&quot;&quot;)">
            <text:p/>
          </table:table-cell>
          <table:table-cell table:formula="of:=IF(ISNUMBER(SEARCH(&quot;B&quot;;[.$J150]));IF(ISBLANK([.$E$3]);&quot;&quot;;[.$E$3]);&quot;&quot;)">
            <text:p/>
          </table:table-cell>
          <table:table-cell table:formula="of:=IF(ISNUMBER(SEARCH(&quot;C&quot;;[.$J150]));IF(ISBLANK([.$E$4]);&quot;&quot;;[.$E$4]);&quot;&quot;)">
            <text:p/>
          </table:table-cell>
          <table:table-cell table:formula="of:=IF(ISNUMBER(SEARCH(&quot;D&quot;;[.$J150]));IF(ISBLANK([.$E$5]);&quot;&quot;;[.$E$5]);&quot;&quot;)">
            <text:p/>
          </table:table-cell>
          <table:table-cell table:formula="of:=IF(ISNUMBER(SEARCH(&quot;E&quot;;[.$J150]));IF(ISBLANK([.$E$6]);&quot;&quot;;[.$E$6]);&quot;&quot;)">
            <text:p/>
          </table:table-cell>
          <table:table-cell table:formula="of:=IF(ISNUMBER(SEARCH(&quot;F&quot;;[.$J150]));IF(ISBLANK([.$E$7]);&quot;&quot;;[.$E$7]);&quot;&quot;)">
            <text:p/>
          </table:table-cell>
          <table:table-cell table:formula="of:=IF(ISNUMBER(SEARCH(&quot;G&quot;;[.$J150]));IF(ISBLANK([.$E$8]);&quot;&quot;;[.$E$8]);&quot;&quot;)">
            <text:p/>
          </table:table-cell>
          <table:table-cell table:formula="of:=IF(ISNUMBER(SEARCH(&quot;H&quot;;[.$J150]));IF(ISBLANK([.$E$9]);&quot;&quot;;[.$E$9]);&quot;&quot;)">
            <text:p/>
          </table:table-cell>
          <table:table-cell table:formula="of:=IF(ISNUMBER(SEARCH(&quot;I&quot;;[.$J150]));IF(ISBLANK([.$E$10]);&quot;&quot;;[.$E$10]);&quot;&quot;)">
            <text:p/>
          </table:table-cell>
          <table:table-cell table:formula="of:=IF(ISNUMBER(SEARCH(&quot;J&quot;;[.$J150]));IF(ISBLANK([.$E$11]);&quot;&quot;;[.$E$11]);&quot;&quot;)">
            <text:p/>
          </table:table-cell>
          <table:table-cell table:formula="of:=IF(ISNUMBER(SEARCH(&quot;K&quot;;[.$J150]));IF(ISBLANK([.$E$12]);&quot;&quot;;[.$E$12]);&quot;&quot;)">
            <text:p/>
          </table:table-cell>
          <table:table-cell table:formula="of:=IF(ISNUMBER(SEARCH(&quot;L&quot;;[.$J150]));IF(ISBLANK([.$E$13]);&quot;&quot;;[.$E$13]);&quot;&quot;)">
            <text:p/>
          </table:table-cell>
          <table:table-cell table:formula="of:=IF(ISNUMBER(SEARCH(&quot;M&quot;;[.$J150]));IF(ISBLANK([.$E$14]);&quot;&quot;;[.$E$14]);&quot;&quot;)">
            <text:p/>
          </table:table-cell>
          <table:table-cell table:formula="of:=IF(ISNUMBER(SEARCH(&quot;N&quot;;[.$J15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1:.$AC151])">
            <text:p/>
          </table:table-cell>
          <table:table-cell table:formula="of:=COM.MICROSOFT.CONCAT([.$AE151:.$AR151])">
            <text:p/>
          </table:table-cell>
          <table:table-cell table:formula="of:=COM.MICROSOFT.CONCAT([.$AT151:.$BG151])">
            <text:p/>
          </table:table-cell>
          <table:table-cell table:formula="of:=COUNTIF([.$J$1:.$J$1999];[.J151])" office:value-type="float" office:value="0" calcext:value-type="float">
            <text:p>0</text:p>
          </table:table-cell>
          <table:table-cell/>
          <table:table-cell table:formula="of:=IF(ISNUMBER(SEARCH(&quot;A&quot;;[.$J151]));IF(ISBLANK([.$C$2]);&quot;&quot;;[.$C$2]);&quot;&quot;)">
            <text:p/>
          </table:table-cell>
          <table:table-cell table:formula="of:=IF(ISNUMBER(SEARCH(&quot;B&quot;;[.$J151]));IF(ISBLANK([.$C$3]);&quot;&quot;;[.$C$3]);&quot;&quot;)">
            <text:p/>
          </table:table-cell>
          <table:table-cell table:formula="of:=IF(ISNUMBER(SEARCH(&quot;C&quot;;[.$J151]));IF(ISBLANK([.$C$4]);&quot;&quot;;[.$C$4]);&quot;&quot;)">
            <text:p/>
          </table:table-cell>
          <table:table-cell table:formula="of:=IF(ISNUMBER(SEARCH(&quot;D&quot;;[.$J151]));IF(ISBLANK([.$C$5]);&quot;&quot;;[.$C$5]);&quot;&quot;)">
            <text:p/>
          </table:table-cell>
          <table:table-cell table:formula="of:=IF(ISNUMBER(SEARCH(&quot;E&quot;;[.$J151]));IF(ISBLANK([.$C$6]);&quot;&quot;;[.$C$6]);&quot;&quot;)">
            <text:p/>
          </table:table-cell>
          <table:table-cell table:formula="of:=IF(ISNUMBER(SEARCH(&quot;F&quot;;[.$J151]));IF(ISBLANK([.$C$7]);&quot;&quot;;[.$C$7]);&quot;&quot;)">
            <text:p/>
          </table:table-cell>
          <table:table-cell table:formula="of:=IF(ISNUMBER(SEARCH(&quot;G&quot;;[.$J151]));IF(ISBLANK([.$C$8]);&quot;&quot;;[.$C$8]);&quot;&quot;)">
            <text:p/>
          </table:table-cell>
          <table:table-cell table:formula="of:=IF(ISNUMBER(SEARCH(&quot;H&quot;;[.$J151]));IF(ISBLANK([.$C$9]);&quot;&quot;;[.$C$9]);&quot;&quot;)">
            <text:p/>
          </table:table-cell>
          <table:table-cell table:formula="of:=IF(ISNUMBER(SEARCH(&quot;I&quot;;[.$J151]));IF(ISBLANK([.$C$10]);&quot;&quot;;[.$C$10]);&quot;&quot;)">
            <text:p/>
          </table:table-cell>
          <table:table-cell table:formula="of:=IF(ISNUMBER(SEARCH(&quot;J&quot;;[.$J151]));IF(ISBLANK([.$C$11]);&quot;&quot;;[.$C$11]);&quot;&quot;)">
            <text:p/>
          </table:table-cell>
          <table:table-cell table:formula="of:=IF(ISNUMBER(SEARCH(&quot;K&quot;;[.$J151]));IF(ISBLANK([.$C$12]);&quot;&quot;;[.$C$12]);&quot;&quot;)">
            <text:p/>
          </table:table-cell>
          <table:table-cell table:formula="of:=IF(ISNUMBER(SEARCH(&quot;L&quot;;[.$J151]));IF(ISBLANK([.$C$13]);&quot;&quot;;[.$C$13]);&quot;&quot;)">
            <text:p/>
          </table:table-cell>
          <table:table-cell table:formula="of:=IF(ISNUMBER(SEARCH(&quot;M&quot;;[.$J151]));IF(ISBLANK([.$C$14]);&quot;&quot;;[.$C$14]);&quot;&quot;)">
            <text:p/>
          </table:table-cell>
          <table:table-cell table:formula="of:=IF(ISNUMBER(SEARCH(&quot;N&quot;;[.$J151]));IF(ISBLANK([.$C$15]);&quot;&quot;;[.$C$15]);&quot;&quot;)">
            <text:p/>
          </table:table-cell>
          <table:table-cell/>
          <table:table-cell table:formula="of:=IF(ISNUMBER(SEARCH(&quot;A&quot;;[.$J151]));IF(ISBLANK([.$D$2]);&quot;&quot;;[.$D$2]);&quot;&quot;)">
            <text:p/>
          </table:table-cell>
          <table:table-cell table:formula="of:=IF(ISNUMBER(SEARCH(&quot;B&quot;;[.$J151]));IF(ISBLANK([.$D$3]);&quot;&quot;;[.$D$3]);&quot;&quot;)">
            <text:p/>
          </table:table-cell>
          <table:table-cell table:formula="of:=IF(ISNUMBER(SEARCH(&quot;C&quot;;[.$J151]));IF(ISBLANK([.$D$4]);&quot;&quot;;[.$D$4]);&quot;&quot;)">
            <text:p/>
          </table:table-cell>
          <table:table-cell table:formula="of:=IF(ISNUMBER(SEARCH(&quot;D&quot;;[.$J151]));IF(ISBLANK([.$D$5]);&quot;&quot;;[.$D$5]);&quot;&quot;)">
            <text:p/>
          </table:table-cell>
          <table:table-cell table:formula="of:=IF(ISNUMBER(SEARCH(&quot;E&quot;;[.$J151]));IF(ISBLANK([.$D$6]);&quot;&quot;;[.$D$6]);&quot;&quot;)">
            <text:p/>
          </table:table-cell>
          <table:table-cell table:formula="of:=IF(ISNUMBER(SEARCH(&quot;F&quot;;[.$J151]));IF(ISBLANK([.$D$7]);&quot;&quot;;[.$D$7]);&quot;&quot;)">
            <text:p/>
          </table:table-cell>
          <table:table-cell table:formula="of:=IF(ISNUMBER(SEARCH(&quot;G&quot;;[.$J151]));IF(ISBLANK([.$D$8]);&quot;&quot;;[.$D$8]);&quot;&quot;)">
            <text:p/>
          </table:table-cell>
          <table:table-cell table:formula="of:=IF(ISNUMBER(SEARCH(&quot;H&quot;;[.$J151]));IF(ISBLANK([.$D$9]);&quot;&quot;;[.$D$9]);&quot;&quot;)">
            <text:p/>
          </table:table-cell>
          <table:table-cell table:formula="of:=IF(ISNUMBER(SEARCH(&quot;I&quot;;[.$J151]));IF(ISBLANK([.$D$10]);&quot;&quot;;[.$D$10]);&quot;&quot;)">
            <text:p/>
          </table:table-cell>
          <table:table-cell table:formula="of:=IF(ISNUMBER(SEARCH(&quot;J&quot;;[.$J151]));IF(ISBLANK([.$D$11]);&quot;&quot;;[.$D$11]);&quot;&quot;)">
            <text:p/>
          </table:table-cell>
          <table:table-cell table:formula="of:=IF(ISNUMBER(SEARCH(&quot;K&quot;;[.$J151]));IF(ISBLANK([.$D$12]);&quot;&quot;;[.$D$12]);&quot;&quot;)">
            <text:p/>
          </table:table-cell>
          <table:table-cell table:formula="of:=IF(ISNUMBER(SEARCH(&quot;L&quot;;[.$J151]));IF(ISBLANK([.$D$13]);&quot;&quot;;[.$D$13]);&quot;&quot;)">
            <text:p/>
          </table:table-cell>
          <table:table-cell table:formula="of:=IF(ISNUMBER(SEARCH(&quot;M&quot;;[.$J151]));IF(ISBLANK([.$D$14]);&quot;&quot;;[.$D$14]);&quot;&quot;)">
            <text:p/>
          </table:table-cell>
          <table:table-cell table:formula="of:=IF(ISNUMBER(SEARCH(&quot;N&quot;;[.$J151]));IF(ISBLANK([.$D$15]);&quot;&quot;;[.$D$15]);&quot;&quot;)">
            <text:p/>
          </table:table-cell>
          <table:table-cell/>
          <table:table-cell table:formula="of:=IF(ISNUMBER(SEARCH(&quot;A&quot;;[.$J151]));IF(ISBLANK([.$E$2]);&quot;&quot;;[.$E$2]);&quot;&quot;)">
            <text:p/>
          </table:table-cell>
          <table:table-cell table:formula="of:=IF(ISNUMBER(SEARCH(&quot;B&quot;;[.$J151]));IF(ISBLANK([.$E$3]);&quot;&quot;;[.$E$3]);&quot;&quot;)">
            <text:p/>
          </table:table-cell>
          <table:table-cell table:formula="of:=IF(ISNUMBER(SEARCH(&quot;C&quot;;[.$J151]));IF(ISBLANK([.$E$4]);&quot;&quot;;[.$E$4]);&quot;&quot;)">
            <text:p/>
          </table:table-cell>
          <table:table-cell table:formula="of:=IF(ISNUMBER(SEARCH(&quot;D&quot;;[.$J151]));IF(ISBLANK([.$E$5]);&quot;&quot;;[.$E$5]);&quot;&quot;)">
            <text:p/>
          </table:table-cell>
          <table:table-cell table:formula="of:=IF(ISNUMBER(SEARCH(&quot;E&quot;;[.$J151]));IF(ISBLANK([.$E$6]);&quot;&quot;;[.$E$6]);&quot;&quot;)">
            <text:p/>
          </table:table-cell>
          <table:table-cell table:formula="of:=IF(ISNUMBER(SEARCH(&quot;F&quot;;[.$J151]));IF(ISBLANK([.$E$7]);&quot;&quot;;[.$E$7]);&quot;&quot;)">
            <text:p/>
          </table:table-cell>
          <table:table-cell table:formula="of:=IF(ISNUMBER(SEARCH(&quot;G&quot;;[.$J151]));IF(ISBLANK([.$E$8]);&quot;&quot;;[.$E$8]);&quot;&quot;)">
            <text:p/>
          </table:table-cell>
          <table:table-cell table:formula="of:=IF(ISNUMBER(SEARCH(&quot;H&quot;;[.$J151]));IF(ISBLANK([.$E$9]);&quot;&quot;;[.$E$9]);&quot;&quot;)">
            <text:p/>
          </table:table-cell>
          <table:table-cell table:formula="of:=IF(ISNUMBER(SEARCH(&quot;I&quot;;[.$J151]));IF(ISBLANK([.$E$10]);&quot;&quot;;[.$E$10]);&quot;&quot;)">
            <text:p/>
          </table:table-cell>
          <table:table-cell table:formula="of:=IF(ISNUMBER(SEARCH(&quot;J&quot;;[.$J151]));IF(ISBLANK([.$E$11]);&quot;&quot;;[.$E$11]);&quot;&quot;)">
            <text:p/>
          </table:table-cell>
          <table:table-cell table:formula="of:=IF(ISNUMBER(SEARCH(&quot;K&quot;;[.$J151]));IF(ISBLANK([.$E$12]);&quot;&quot;;[.$E$12]);&quot;&quot;)">
            <text:p/>
          </table:table-cell>
          <table:table-cell table:formula="of:=IF(ISNUMBER(SEARCH(&quot;L&quot;;[.$J151]));IF(ISBLANK([.$E$13]);&quot;&quot;;[.$E$13]);&quot;&quot;)">
            <text:p/>
          </table:table-cell>
          <table:table-cell table:formula="of:=IF(ISNUMBER(SEARCH(&quot;M&quot;;[.$J151]));IF(ISBLANK([.$E$14]);&quot;&quot;;[.$E$14]);&quot;&quot;)">
            <text:p/>
          </table:table-cell>
          <table:table-cell table:formula="of:=IF(ISNUMBER(SEARCH(&quot;N&quot;;[.$J15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2:.$AC152])">
            <text:p/>
          </table:table-cell>
          <table:table-cell table:formula="of:=COM.MICROSOFT.CONCAT([.$AE152:.$AR152])">
            <text:p/>
          </table:table-cell>
          <table:table-cell table:formula="of:=COM.MICROSOFT.CONCAT([.$AT152:.$BG152])">
            <text:p/>
          </table:table-cell>
          <table:table-cell table:formula="of:=COUNTIF([.$J$1:.$J$1999];[.J152])" office:value-type="float" office:value="0" calcext:value-type="float">
            <text:p>0</text:p>
          </table:table-cell>
          <table:table-cell/>
          <table:table-cell table:formula="of:=IF(ISNUMBER(SEARCH(&quot;A&quot;;[.$J152]));IF(ISBLANK([.$C$2]);&quot;&quot;;[.$C$2]);&quot;&quot;)">
            <text:p/>
          </table:table-cell>
          <table:table-cell table:formula="of:=IF(ISNUMBER(SEARCH(&quot;B&quot;;[.$J152]));IF(ISBLANK([.$C$3]);&quot;&quot;;[.$C$3]);&quot;&quot;)">
            <text:p/>
          </table:table-cell>
          <table:table-cell table:formula="of:=IF(ISNUMBER(SEARCH(&quot;C&quot;;[.$J152]));IF(ISBLANK([.$C$4]);&quot;&quot;;[.$C$4]);&quot;&quot;)">
            <text:p/>
          </table:table-cell>
          <table:table-cell table:formula="of:=IF(ISNUMBER(SEARCH(&quot;D&quot;;[.$J152]));IF(ISBLANK([.$C$5]);&quot;&quot;;[.$C$5]);&quot;&quot;)">
            <text:p/>
          </table:table-cell>
          <table:table-cell table:formula="of:=IF(ISNUMBER(SEARCH(&quot;E&quot;;[.$J152]));IF(ISBLANK([.$C$6]);&quot;&quot;;[.$C$6]);&quot;&quot;)">
            <text:p/>
          </table:table-cell>
          <table:table-cell table:formula="of:=IF(ISNUMBER(SEARCH(&quot;F&quot;;[.$J152]));IF(ISBLANK([.$C$7]);&quot;&quot;;[.$C$7]);&quot;&quot;)">
            <text:p/>
          </table:table-cell>
          <table:table-cell table:formula="of:=IF(ISNUMBER(SEARCH(&quot;G&quot;;[.$J152]));IF(ISBLANK([.$C$8]);&quot;&quot;;[.$C$8]);&quot;&quot;)">
            <text:p/>
          </table:table-cell>
          <table:table-cell table:formula="of:=IF(ISNUMBER(SEARCH(&quot;H&quot;;[.$J152]));IF(ISBLANK([.$C$9]);&quot;&quot;;[.$C$9]);&quot;&quot;)">
            <text:p/>
          </table:table-cell>
          <table:table-cell table:formula="of:=IF(ISNUMBER(SEARCH(&quot;I&quot;;[.$J152]));IF(ISBLANK([.$C$10]);&quot;&quot;;[.$C$10]);&quot;&quot;)">
            <text:p/>
          </table:table-cell>
          <table:table-cell table:formula="of:=IF(ISNUMBER(SEARCH(&quot;J&quot;;[.$J152]));IF(ISBLANK([.$C$11]);&quot;&quot;;[.$C$11]);&quot;&quot;)">
            <text:p/>
          </table:table-cell>
          <table:table-cell table:formula="of:=IF(ISNUMBER(SEARCH(&quot;K&quot;;[.$J152]));IF(ISBLANK([.$C$12]);&quot;&quot;;[.$C$12]);&quot;&quot;)">
            <text:p/>
          </table:table-cell>
          <table:table-cell table:formula="of:=IF(ISNUMBER(SEARCH(&quot;L&quot;;[.$J152]));IF(ISBLANK([.$C$13]);&quot;&quot;;[.$C$13]);&quot;&quot;)">
            <text:p/>
          </table:table-cell>
          <table:table-cell table:formula="of:=IF(ISNUMBER(SEARCH(&quot;M&quot;;[.$J152]));IF(ISBLANK([.$C$14]);&quot;&quot;;[.$C$14]);&quot;&quot;)">
            <text:p/>
          </table:table-cell>
          <table:table-cell table:formula="of:=IF(ISNUMBER(SEARCH(&quot;N&quot;;[.$J152]));IF(ISBLANK([.$C$15]);&quot;&quot;;[.$C$15]);&quot;&quot;)">
            <text:p/>
          </table:table-cell>
          <table:table-cell/>
          <table:table-cell table:formula="of:=IF(ISNUMBER(SEARCH(&quot;A&quot;;[.$J152]));IF(ISBLANK([.$D$2]);&quot;&quot;;[.$D$2]);&quot;&quot;)">
            <text:p/>
          </table:table-cell>
          <table:table-cell table:formula="of:=IF(ISNUMBER(SEARCH(&quot;B&quot;;[.$J152]));IF(ISBLANK([.$D$3]);&quot;&quot;;[.$D$3]);&quot;&quot;)">
            <text:p/>
          </table:table-cell>
          <table:table-cell table:formula="of:=IF(ISNUMBER(SEARCH(&quot;C&quot;;[.$J152]));IF(ISBLANK([.$D$4]);&quot;&quot;;[.$D$4]);&quot;&quot;)">
            <text:p/>
          </table:table-cell>
          <table:table-cell table:formula="of:=IF(ISNUMBER(SEARCH(&quot;D&quot;;[.$J152]));IF(ISBLANK([.$D$5]);&quot;&quot;;[.$D$5]);&quot;&quot;)">
            <text:p/>
          </table:table-cell>
          <table:table-cell table:formula="of:=IF(ISNUMBER(SEARCH(&quot;E&quot;;[.$J152]));IF(ISBLANK([.$D$6]);&quot;&quot;;[.$D$6]);&quot;&quot;)">
            <text:p/>
          </table:table-cell>
          <table:table-cell table:formula="of:=IF(ISNUMBER(SEARCH(&quot;F&quot;;[.$J152]));IF(ISBLANK([.$D$7]);&quot;&quot;;[.$D$7]);&quot;&quot;)">
            <text:p/>
          </table:table-cell>
          <table:table-cell table:formula="of:=IF(ISNUMBER(SEARCH(&quot;G&quot;;[.$J152]));IF(ISBLANK([.$D$8]);&quot;&quot;;[.$D$8]);&quot;&quot;)">
            <text:p/>
          </table:table-cell>
          <table:table-cell table:formula="of:=IF(ISNUMBER(SEARCH(&quot;H&quot;;[.$J152]));IF(ISBLANK([.$D$9]);&quot;&quot;;[.$D$9]);&quot;&quot;)">
            <text:p/>
          </table:table-cell>
          <table:table-cell table:formula="of:=IF(ISNUMBER(SEARCH(&quot;I&quot;;[.$J152]));IF(ISBLANK([.$D$10]);&quot;&quot;;[.$D$10]);&quot;&quot;)">
            <text:p/>
          </table:table-cell>
          <table:table-cell table:formula="of:=IF(ISNUMBER(SEARCH(&quot;J&quot;;[.$J152]));IF(ISBLANK([.$D$11]);&quot;&quot;;[.$D$11]);&quot;&quot;)">
            <text:p/>
          </table:table-cell>
          <table:table-cell table:formula="of:=IF(ISNUMBER(SEARCH(&quot;K&quot;;[.$J152]));IF(ISBLANK([.$D$12]);&quot;&quot;;[.$D$12]);&quot;&quot;)">
            <text:p/>
          </table:table-cell>
          <table:table-cell table:formula="of:=IF(ISNUMBER(SEARCH(&quot;L&quot;;[.$J152]));IF(ISBLANK([.$D$13]);&quot;&quot;;[.$D$13]);&quot;&quot;)">
            <text:p/>
          </table:table-cell>
          <table:table-cell table:formula="of:=IF(ISNUMBER(SEARCH(&quot;M&quot;;[.$J152]));IF(ISBLANK([.$D$14]);&quot;&quot;;[.$D$14]);&quot;&quot;)">
            <text:p/>
          </table:table-cell>
          <table:table-cell table:formula="of:=IF(ISNUMBER(SEARCH(&quot;N&quot;;[.$J152]));IF(ISBLANK([.$D$15]);&quot;&quot;;[.$D$15]);&quot;&quot;)">
            <text:p/>
          </table:table-cell>
          <table:table-cell/>
          <table:table-cell table:formula="of:=IF(ISNUMBER(SEARCH(&quot;A&quot;;[.$J152]));IF(ISBLANK([.$E$2]);&quot;&quot;;[.$E$2]);&quot;&quot;)">
            <text:p/>
          </table:table-cell>
          <table:table-cell table:formula="of:=IF(ISNUMBER(SEARCH(&quot;B&quot;;[.$J152]));IF(ISBLANK([.$E$3]);&quot;&quot;;[.$E$3]);&quot;&quot;)">
            <text:p/>
          </table:table-cell>
          <table:table-cell table:formula="of:=IF(ISNUMBER(SEARCH(&quot;C&quot;;[.$J152]));IF(ISBLANK([.$E$4]);&quot;&quot;;[.$E$4]);&quot;&quot;)">
            <text:p/>
          </table:table-cell>
          <table:table-cell table:formula="of:=IF(ISNUMBER(SEARCH(&quot;D&quot;;[.$J152]));IF(ISBLANK([.$E$5]);&quot;&quot;;[.$E$5]);&quot;&quot;)">
            <text:p/>
          </table:table-cell>
          <table:table-cell table:formula="of:=IF(ISNUMBER(SEARCH(&quot;E&quot;;[.$J152]));IF(ISBLANK([.$E$6]);&quot;&quot;;[.$E$6]);&quot;&quot;)">
            <text:p/>
          </table:table-cell>
          <table:table-cell table:formula="of:=IF(ISNUMBER(SEARCH(&quot;F&quot;;[.$J152]));IF(ISBLANK([.$E$7]);&quot;&quot;;[.$E$7]);&quot;&quot;)">
            <text:p/>
          </table:table-cell>
          <table:table-cell table:formula="of:=IF(ISNUMBER(SEARCH(&quot;G&quot;;[.$J152]));IF(ISBLANK([.$E$8]);&quot;&quot;;[.$E$8]);&quot;&quot;)">
            <text:p/>
          </table:table-cell>
          <table:table-cell table:formula="of:=IF(ISNUMBER(SEARCH(&quot;H&quot;;[.$J152]));IF(ISBLANK([.$E$9]);&quot;&quot;;[.$E$9]);&quot;&quot;)">
            <text:p/>
          </table:table-cell>
          <table:table-cell table:formula="of:=IF(ISNUMBER(SEARCH(&quot;I&quot;;[.$J152]));IF(ISBLANK([.$E$10]);&quot;&quot;;[.$E$10]);&quot;&quot;)">
            <text:p/>
          </table:table-cell>
          <table:table-cell table:formula="of:=IF(ISNUMBER(SEARCH(&quot;J&quot;;[.$J152]));IF(ISBLANK([.$E$11]);&quot;&quot;;[.$E$11]);&quot;&quot;)">
            <text:p/>
          </table:table-cell>
          <table:table-cell table:formula="of:=IF(ISNUMBER(SEARCH(&quot;K&quot;;[.$J152]));IF(ISBLANK([.$E$12]);&quot;&quot;;[.$E$12]);&quot;&quot;)">
            <text:p/>
          </table:table-cell>
          <table:table-cell table:formula="of:=IF(ISNUMBER(SEARCH(&quot;L&quot;;[.$J152]));IF(ISBLANK([.$E$13]);&quot;&quot;;[.$E$13]);&quot;&quot;)">
            <text:p/>
          </table:table-cell>
          <table:table-cell table:formula="of:=IF(ISNUMBER(SEARCH(&quot;M&quot;;[.$J152]));IF(ISBLANK([.$E$14]);&quot;&quot;;[.$E$14]);&quot;&quot;)">
            <text:p/>
          </table:table-cell>
          <table:table-cell table:formula="of:=IF(ISNUMBER(SEARCH(&quot;N&quot;;[.$J15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3:.$AC153])">
            <text:p/>
          </table:table-cell>
          <table:table-cell table:formula="of:=COM.MICROSOFT.CONCAT([.$AE153:.$AR153])">
            <text:p/>
          </table:table-cell>
          <table:table-cell table:formula="of:=COM.MICROSOFT.CONCAT([.$AT153:.$BG153])">
            <text:p/>
          </table:table-cell>
          <table:table-cell table:formula="of:=COUNTIF([.$J$1:.$J$1999];[.J153])" office:value-type="float" office:value="0" calcext:value-type="float">
            <text:p>0</text:p>
          </table:table-cell>
          <table:table-cell/>
          <table:table-cell table:formula="of:=IF(ISNUMBER(SEARCH(&quot;A&quot;;[.$J153]));IF(ISBLANK([.$C$2]);&quot;&quot;;[.$C$2]);&quot;&quot;)">
            <text:p/>
          </table:table-cell>
          <table:table-cell table:formula="of:=IF(ISNUMBER(SEARCH(&quot;B&quot;;[.$J153]));IF(ISBLANK([.$C$3]);&quot;&quot;;[.$C$3]);&quot;&quot;)">
            <text:p/>
          </table:table-cell>
          <table:table-cell table:formula="of:=IF(ISNUMBER(SEARCH(&quot;C&quot;;[.$J153]));IF(ISBLANK([.$C$4]);&quot;&quot;;[.$C$4]);&quot;&quot;)">
            <text:p/>
          </table:table-cell>
          <table:table-cell table:formula="of:=IF(ISNUMBER(SEARCH(&quot;D&quot;;[.$J153]));IF(ISBLANK([.$C$5]);&quot;&quot;;[.$C$5]);&quot;&quot;)">
            <text:p/>
          </table:table-cell>
          <table:table-cell table:formula="of:=IF(ISNUMBER(SEARCH(&quot;E&quot;;[.$J153]));IF(ISBLANK([.$C$6]);&quot;&quot;;[.$C$6]);&quot;&quot;)">
            <text:p/>
          </table:table-cell>
          <table:table-cell table:formula="of:=IF(ISNUMBER(SEARCH(&quot;F&quot;;[.$J153]));IF(ISBLANK([.$C$7]);&quot;&quot;;[.$C$7]);&quot;&quot;)">
            <text:p/>
          </table:table-cell>
          <table:table-cell table:formula="of:=IF(ISNUMBER(SEARCH(&quot;G&quot;;[.$J153]));IF(ISBLANK([.$C$8]);&quot;&quot;;[.$C$8]);&quot;&quot;)">
            <text:p/>
          </table:table-cell>
          <table:table-cell table:formula="of:=IF(ISNUMBER(SEARCH(&quot;H&quot;;[.$J153]));IF(ISBLANK([.$C$9]);&quot;&quot;;[.$C$9]);&quot;&quot;)">
            <text:p/>
          </table:table-cell>
          <table:table-cell table:formula="of:=IF(ISNUMBER(SEARCH(&quot;I&quot;;[.$J153]));IF(ISBLANK([.$C$10]);&quot;&quot;;[.$C$10]);&quot;&quot;)">
            <text:p/>
          </table:table-cell>
          <table:table-cell table:formula="of:=IF(ISNUMBER(SEARCH(&quot;J&quot;;[.$J153]));IF(ISBLANK([.$C$11]);&quot;&quot;;[.$C$11]);&quot;&quot;)">
            <text:p/>
          </table:table-cell>
          <table:table-cell table:formula="of:=IF(ISNUMBER(SEARCH(&quot;K&quot;;[.$J153]));IF(ISBLANK([.$C$12]);&quot;&quot;;[.$C$12]);&quot;&quot;)">
            <text:p/>
          </table:table-cell>
          <table:table-cell table:formula="of:=IF(ISNUMBER(SEARCH(&quot;L&quot;;[.$J153]));IF(ISBLANK([.$C$13]);&quot;&quot;;[.$C$13]);&quot;&quot;)">
            <text:p/>
          </table:table-cell>
          <table:table-cell table:formula="of:=IF(ISNUMBER(SEARCH(&quot;M&quot;;[.$J153]));IF(ISBLANK([.$C$14]);&quot;&quot;;[.$C$14]);&quot;&quot;)">
            <text:p/>
          </table:table-cell>
          <table:table-cell table:formula="of:=IF(ISNUMBER(SEARCH(&quot;N&quot;;[.$J153]));IF(ISBLANK([.$C$15]);&quot;&quot;;[.$C$15]);&quot;&quot;)">
            <text:p/>
          </table:table-cell>
          <table:table-cell/>
          <table:table-cell table:formula="of:=IF(ISNUMBER(SEARCH(&quot;A&quot;;[.$J153]));IF(ISBLANK([.$D$2]);&quot;&quot;;[.$D$2]);&quot;&quot;)">
            <text:p/>
          </table:table-cell>
          <table:table-cell table:formula="of:=IF(ISNUMBER(SEARCH(&quot;B&quot;;[.$J153]));IF(ISBLANK([.$D$3]);&quot;&quot;;[.$D$3]);&quot;&quot;)">
            <text:p/>
          </table:table-cell>
          <table:table-cell table:formula="of:=IF(ISNUMBER(SEARCH(&quot;C&quot;;[.$J153]));IF(ISBLANK([.$D$4]);&quot;&quot;;[.$D$4]);&quot;&quot;)">
            <text:p/>
          </table:table-cell>
          <table:table-cell table:formula="of:=IF(ISNUMBER(SEARCH(&quot;D&quot;;[.$J153]));IF(ISBLANK([.$D$5]);&quot;&quot;;[.$D$5]);&quot;&quot;)">
            <text:p/>
          </table:table-cell>
          <table:table-cell table:formula="of:=IF(ISNUMBER(SEARCH(&quot;E&quot;;[.$J153]));IF(ISBLANK([.$D$6]);&quot;&quot;;[.$D$6]);&quot;&quot;)">
            <text:p/>
          </table:table-cell>
          <table:table-cell table:formula="of:=IF(ISNUMBER(SEARCH(&quot;F&quot;;[.$J153]));IF(ISBLANK([.$D$7]);&quot;&quot;;[.$D$7]);&quot;&quot;)">
            <text:p/>
          </table:table-cell>
          <table:table-cell table:formula="of:=IF(ISNUMBER(SEARCH(&quot;G&quot;;[.$J153]));IF(ISBLANK([.$D$8]);&quot;&quot;;[.$D$8]);&quot;&quot;)">
            <text:p/>
          </table:table-cell>
          <table:table-cell table:formula="of:=IF(ISNUMBER(SEARCH(&quot;H&quot;;[.$J153]));IF(ISBLANK([.$D$9]);&quot;&quot;;[.$D$9]);&quot;&quot;)">
            <text:p/>
          </table:table-cell>
          <table:table-cell table:formula="of:=IF(ISNUMBER(SEARCH(&quot;I&quot;;[.$J153]));IF(ISBLANK([.$D$10]);&quot;&quot;;[.$D$10]);&quot;&quot;)">
            <text:p/>
          </table:table-cell>
          <table:table-cell table:formula="of:=IF(ISNUMBER(SEARCH(&quot;J&quot;;[.$J153]));IF(ISBLANK([.$D$11]);&quot;&quot;;[.$D$11]);&quot;&quot;)">
            <text:p/>
          </table:table-cell>
          <table:table-cell table:formula="of:=IF(ISNUMBER(SEARCH(&quot;K&quot;;[.$J153]));IF(ISBLANK([.$D$12]);&quot;&quot;;[.$D$12]);&quot;&quot;)">
            <text:p/>
          </table:table-cell>
          <table:table-cell table:formula="of:=IF(ISNUMBER(SEARCH(&quot;L&quot;;[.$J153]));IF(ISBLANK([.$D$13]);&quot;&quot;;[.$D$13]);&quot;&quot;)">
            <text:p/>
          </table:table-cell>
          <table:table-cell table:formula="of:=IF(ISNUMBER(SEARCH(&quot;M&quot;;[.$J153]));IF(ISBLANK([.$D$14]);&quot;&quot;;[.$D$14]);&quot;&quot;)">
            <text:p/>
          </table:table-cell>
          <table:table-cell table:formula="of:=IF(ISNUMBER(SEARCH(&quot;N&quot;;[.$J153]));IF(ISBLANK([.$D$15]);&quot;&quot;;[.$D$15]);&quot;&quot;)">
            <text:p/>
          </table:table-cell>
          <table:table-cell/>
          <table:table-cell table:formula="of:=IF(ISNUMBER(SEARCH(&quot;A&quot;;[.$J153]));IF(ISBLANK([.$E$2]);&quot;&quot;;[.$E$2]);&quot;&quot;)">
            <text:p/>
          </table:table-cell>
          <table:table-cell table:formula="of:=IF(ISNUMBER(SEARCH(&quot;B&quot;;[.$J153]));IF(ISBLANK([.$E$3]);&quot;&quot;;[.$E$3]);&quot;&quot;)">
            <text:p/>
          </table:table-cell>
          <table:table-cell table:formula="of:=IF(ISNUMBER(SEARCH(&quot;C&quot;;[.$J153]));IF(ISBLANK([.$E$4]);&quot;&quot;;[.$E$4]);&quot;&quot;)">
            <text:p/>
          </table:table-cell>
          <table:table-cell table:formula="of:=IF(ISNUMBER(SEARCH(&quot;D&quot;;[.$J153]));IF(ISBLANK([.$E$5]);&quot;&quot;;[.$E$5]);&quot;&quot;)">
            <text:p/>
          </table:table-cell>
          <table:table-cell table:formula="of:=IF(ISNUMBER(SEARCH(&quot;E&quot;;[.$J153]));IF(ISBLANK([.$E$6]);&quot;&quot;;[.$E$6]);&quot;&quot;)">
            <text:p/>
          </table:table-cell>
          <table:table-cell table:formula="of:=IF(ISNUMBER(SEARCH(&quot;F&quot;;[.$J153]));IF(ISBLANK([.$E$7]);&quot;&quot;;[.$E$7]);&quot;&quot;)">
            <text:p/>
          </table:table-cell>
          <table:table-cell table:formula="of:=IF(ISNUMBER(SEARCH(&quot;G&quot;;[.$J153]));IF(ISBLANK([.$E$8]);&quot;&quot;;[.$E$8]);&quot;&quot;)">
            <text:p/>
          </table:table-cell>
          <table:table-cell table:formula="of:=IF(ISNUMBER(SEARCH(&quot;H&quot;;[.$J153]));IF(ISBLANK([.$E$9]);&quot;&quot;;[.$E$9]);&quot;&quot;)">
            <text:p/>
          </table:table-cell>
          <table:table-cell table:formula="of:=IF(ISNUMBER(SEARCH(&quot;I&quot;;[.$J153]));IF(ISBLANK([.$E$10]);&quot;&quot;;[.$E$10]);&quot;&quot;)">
            <text:p/>
          </table:table-cell>
          <table:table-cell table:formula="of:=IF(ISNUMBER(SEARCH(&quot;J&quot;;[.$J153]));IF(ISBLANK([.$E$11]);&quot;&quot;;[.$E$11]);&quot;&quot;)">
            <text:p/>
          </table:table-cell>
          <table:table-cell table:formula="of:=IF(ISNUMBER(SEARCH(&quot;K&quot;;[.$J153]));IF(ISBLANK([.$E$12]);&quot;&quot;;[.$E$12]);&quot;&quot;)">
            <text:p/>
          </table:table-cell>
          <table:table-cell table:formula="of:=IF(ISNUMBER(SEARCH(&quot;L&quot;;[.$J153]));IF(ISBLANK([.$E$13]);&quot;&quot;;[.$E$13]);&quot;&quot;)">
            <text:p/>
          </table:table-cell>
          <table:table-cell table:formula="of:=IF(ISNUMBER(SEARCH(&quot;M&quot;;[.$J153]));IF(ISBLANK([.$E$14]);&quot;&quot;;[.$E$14]);&quot;&quot;)">
            <text:p/>
          </table:table-cell>
          <table:table-cell table:formula="of:=IF(ISNUMBER(SEARCH(&quot;N&quot;;[.$J15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4:.$AC154])">
            <text:p/>
          </table:table-cell>
          <table:table-cell table:formula="of:=COM.MICROSOFT.CONCAT([.$AE154:.$AR154])">
            <text:p/>
          </table:table-cell>
          <table:table-cell table:formula="of:=COM.MICROSOFT.CONCAT([.$AT154:.$BG154])">
            <text:p/>
          </table:table-cell>
          <table:table-cell table:formula="of:=COUNTIF([.$J$1:.$J$1999];[.J154])" office:value-type="float" office:value="0" calcext:value-type="float">
            <text:p>0</text:p>
          </table:table-cell>
          <table:table-cell/>
          <table:table-cell table:formula="of:=IF(ISNUMBER(SEARCH(&quot;A&quot;;[.$J154]));IF(ISBLANK([.$C$2]);&quot;&quot;;[.$C$2]);&quot;&quot;)">
            <text:p/>
          </table:table-cell>
          <table:table-cell table:formula="of:=IF(ISNUMBER(SEARCH(&quot;B&quot;;[.$J154]));IF(ISBLANK([.$C$3]);&quot;&quot;;[.$C$3]);&quot;&quot;)">
            <text:p/>
          </table:table-cell>
          <table:table-cell table:formula="of:=IF(ISNUMBER(SEARCH(&quot;C&quot;;[.$J154]));IF(ISBLANK([.$C$4]);&quot;&quot;;[.$C$4]);&quot;&quot;)">
            <text:p/>
          </table:table-cell>
          <table:table-cell table:formula="of:=IF(ISNUMBER(SEARCH(&quot;D&quot;;[.$J154]));IF(ISBLANK([.$C$5]);&quot;&quot;;[.$C$5]);&quot;&quot;)">
            <text:p/>
          </table:table-cell>
          <table:table-cell table:formula="of:=IF(ISNUMBER(SEARCH(&quot;E&quot;;[.$J154]));IF(ISBLANK([.$C$6]);&quot;&quot;;[.$C$6]);&quot;&quot;)">
            <text:p/>
          </table:table-cell>
          <table:table-cell table:formula="of:=IF(ISNUMBER(SEARCH(&quot;F&quot;;[.$J154]));IF(ISBLANK([.$C$7]);&quot;&quot;;[.$C$7]);&quot;&quot;)">
            <text:p/>
          </table:table-cell>
          <table:table-cell table:formula="of:=IF(ISNUMBER(SEARCH(&quot;G&quot;;[.$J154]));IF(ISBLANK([.$C$8]);&quot;&quot;;[.$C$8]);&quot;&quot;)">
            <text:p/>
          </table:table-cell>
          <table:table-cell table:formula="of:=IF(ISNUMBER(SEARCH(&quot;H&quot;;[.$J154]));IF(ISBLANK([.$C$9]);&quot;&quot;;[.$C$9]);&quot;&quot;)">
            <text:p/>
          </table:table-cell>
          <table:table-cell table:formula="of:=IF(ISNUMBER(SEARCH(&quot;I&quot;;[.$J154]));IF(ISBLANK([.$C$10]);&quot;&quot;;[.$C$10]);&quot;&quot;)">
            <text:p/>
          </table:table-cell>
          <table:table-cell table:formula="of:=IF(ISNUMBER(SEARCH(&quot;J&quot;;[.$J154]));IF(ISBLANK([.$C$11]);&quot;&quot;;[.$C$11]);&quot;&quot;)">
            <text:p/>
          </table:table-cell>
          <table:table-cell table:formula="of:=IF(ISNUMBER(SEARCH(&quot;K&quot;;[.$J154]));IF(ISBLANK([.$C$12]);&quot;&quot;;[.$C$12]);&quot;&quot;)">
            <text:p/>
          </table:table-cell>
          <table:table-cell table:formula="of:=IF(ISNUMBER(SEARCH(&quot;L&quot;;[.$J154]));IF(ISBLANK([.$C$13]);&quot;&quot;;[.$C$13]);&quot;&quot;)">
            <text:p/>
          </table:table-cell>
          <table:table-cell table:formula="of:=IF(ISNUMBER(SEARCH(&quot;M&quot;;[.$J154]));IF(ISBLANK([.$C$14]);&quot;&quot;;[.$C$14]);&quot;&quot;)">
            <text:p/>
          </table:table-cell>
          <table:table-cell table:formula="of:=IF(ISNUMBER(SEARCH(&quot;N&quot;;[.$J154]));IF(ISBLANK([.$C$15]);&quot;&quot;;[.$C$15]);&quot;&quot;)">
            <text:p/>
          </table:table-cell>
          <table:table-cell/>
          <table:table-cell table:formula="of:=IF(ISNUMBER(SEARCH(&quot;A&quot;;[.$J154]));IF(ISBLANK([.$D$2]);&quot;&quot;;[.$D$2]);&quot;&quot;)">
            <text:p/>
          </table:table-cell>
          <table:table-cell table:formula="of:=IF(ISNUMBER(SEARCH(&quot;B&quot;;[.$J154]));IF(ISBLANK([.$D$3]);&quot;&quot;;[.$D$3]);&quot;&quot;)">
            <text:p/>
          </table:table-cell>
          <table:table-cell table:formula="of:=IF(ISNUMBER(SEARCH(&quot;C&quot;;[.$J154]));IF(ISBLANK([.$D$4]);&quot;&quot;;[.$D$4]);&quot;&quot;)">
            <text:p/>
          </table:table-cell>
          <table:table-cell table:formula="of:=IF(ISNUMBER(SEARCH(&quot;D&quot;;[.$J154]));IF(ISBLANK([.$D$5]);&quot;&quot;;[.$D$5]);&quot;&quot;)">
            <text:p/>
          </table:table-cell>
          <table:table-cell table:formula="of:=IF(ISNUMBER(SEARCH(&quot;E&quot;;[.$J154]));IF(ISBLANK([.$D$6]);&quot;&quot;;[.$D$6]);&quot;&quot;)">
            <text:p/>
          </table:table-cell>
          <table:table-cell table:formula="of:=IF(ISNUMBER(SEARCH(&quot;F&quot;;[.$J154]));IF(ISBLANK([.$D$7]);&quot;&quot;;[.$D$7]);&quot;&quot;)">
            <text:p/>
          </table:table-cell>
          <table:table-cell table:formula="of:=IF(ISNUMBER(SEARCH(&quot;G&quot;;[.$J154]));IF(ISBLANK([.$D$8]);&quot;&quot;;[.$D$8]);&quot;&quot;)">
            <text:p/>
          </table:table-cell>
          <table:table-cell table:formula="of:=IF(ISNUMBER(SEARCH(&quot;H&quot;;[.$J154]));IF(ISBLANK([.$D$9]);&quot;&quot;;[.$D$9]);&quot;&quot;)">
            <text:p/>
          </table:table-cell>
          <table:table-cell table:formula="of:=IF(ISNUMBER(SEARCH(&quot;I&quot;;[.$J154]));IF(ISBLANK([.$D$10]);&quot;&quot;;[.$D$10]);&quot;&quot;)">
            <text:p/>
          </table:table-cell>
          <table:table-cell table:formula="of:=IF(ISNUMBER(SEARCH(&quot;J&quot;;[.$J154]));IF(ISBLANK([.$D$11]);&quot;&quot;;[.$D$11]);&quot;&quot;)">
            <text:p/>
          </table:table-cell>
          <table:table-cell table:formula="of:=IF(ISNUMBER(SEARCH(&quot;K&quot;;[.$J154]));IF(ISBLANK([.$D$12]);&quot;&quot;;[.$D$12]);&quot;&quot;)">
            <text:p/>
          </table:table-cell>
          <table:table-cell table:formula="of:=IF(ISNUMBER(SEARCH(&quot;L&quot;;[.$J154]));IF(ISBLANK([.$D$13]);&quot;&quot;;[.$D$13]);&quot;&quot;)">
            <text:p/>
          </table:table-cell>
          <table:table-cell table:formula="of:=IF(ISNUMBER(SEARCH(&quot;M&quot;;[.$J154]));IF(ISBLANK([.$D$14]);&quot;&quot;;[.$D$14]);&quot;&quot;)">
            <text:p/>
          </table:table-cell>
          <table:table-cell table:formula="of:=IF(ISNUMBER(SEARCH(&quot;N&quot;;[.$J154]));IF(ISBLANK([.$D$15]);&quot;&quot;;[.$D$15]);&quot;&quot;)">
            <text:p/>
          </table:table-cell>
          <table:table-cell/>
          <table:table-cell table:formula="of:=IF(ISNUMBER(SEARCH(&quot;A&quot;;[.$J154]));IF(ISBLANK([.$E$2]);&quot;&quot;;[.$E$2]);&quot;&quot;)">
            <text:p/>
          </table:table-cell>
          <table:table-cell table:formula="of:=IF(ISNUMBER(SEARCH(&quot;B&quot;;[.$J154]));IF(ISBLANK([.$E$3]);&quot;&quot;;[.$E$3]);&quot;&quot;)">
            <text:p/>
          </table:table-cell>
          <table:table-cell table:formula="of:=IF(ISNUMBER(SEARCH(&quot;C&quot;;[.$J154]));IF(ISBLANK([.$E$4]);&quot;&quot;;[.$E$4]);&quot;&quot;)">
            <text:p/>
          </table:table-cell>
          <table:table-cell table:formula="of:=IF(ISNUMBER(SEARCH(&quot;D&quot;;[.$J154]));IF(ISBLANK([.$E$5]);&quot;&quot;;[.$E$5]);&quot;&quot;)">
            <text:p/>
          </table:table-cell>
          <table:table-cell table:formula="of:=IF(ISNUMBER(SEARCH(&quot;E&quot;;[.$J154]));IF(ISBLANK([.$E$6]);&quot;&quot;;[.$E$6]);&quot;&quot;)">
            <text:p/>
          </table:table-cell>
          <table:table-cell table:formula="of:=IF(ISNUMBER(SEARCH(&quot;F&quot;;[.$J154]));IF(ISBLANK([.$E$7]);&quot;&quot;;[.$E$7]);&quot;&quot;)">
            <text:p/>
          </table:table-cell>
          <table:table-cell table:formula="of:=IF(ISNUMBER(SEARCH(&quot;G&quot;;[.$J154]));IF(ISBLANK([.$E$8]);&quot;&quot;;[.$E$8]);&quot;&quot;)">
            <text:p/>
          </table:table-cell>
          <table:table-cell table:formula="of:=IF(ISNUMBER(SEARCH(&quot;H&quot;;[.$J154]));IF(ISBLANK([.$E$9]);&quot;&quot;;[.$E$9]);&quot;&quot;)">
            <text:p/>
          </table:table-cell>
          <table:table-cell table:formula="of:=IF(ISNUMBER(SEARCH(&quot;I&quot;;[.$J154]));IF(ISBLANK([.$E$10]);&quot;&quot;;[.$E$10]);&quot;&quot;)">
            <text:p/>
          </table:table-cell>
          <table:table-cell table:formula="of:=IF(ISNUMBER(SEARCH(&quot;J&quot;;[.$J154]));IF(ISBLANK([.$E$11]);&quot;&quot;;[.$E$11]);&quot;&quot;)">
            <text:p/>
          </table:table-cell>
          <table:table-cell table:formula="of:=IF(ISNUMBER(SEARCH(&quot;K&quot;;[.$J154]));IF(ISBLANK([.$E$12]);&quot;&quot;;[.$E$12]);&quot;&quot;)">
            <text:p/>
          </table:table-cell>
          <table:table-cell table:formula="of:=IF(ISNUMBER(SEARCH(&quot;L&quot;;[.$J154]));IF(ISBLANK([.$E$13]);&quot;&quot;;[.$E$13]);&quot;&quot;)">
            <text:p/>
          </table:table-cell>
          <table:table-cell table:formula="of:=IF(ISNUMBER(SEARCH(&quot;M&quot;;[.$J154]));IF(ISBLANK([.$E$14]);&quot;&quot;;[.$E$14]);&quot;&quot;)">
            <text:p/>
          </table:table-cell>
          <table:table-cell table:formula="of:=IF(ISNUMBER(SEARCH(&quot;N&quot;;[.$J15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5:.$AC155])">
            <text:p/>
          </table:table-cell>
          <table:table-cell table:formula="of:=COM.MICROSOFT.CONCAT([.$AE155:.$AR155])">
            <text:p/>
          </table:table-cell>
          <table:table-cell table:formula="of:=COM.MICROSOFT.CONCAT([.$AT155:.$BG155])">
            <text:p/>
          </table:table-cell>
          <table:table-cell table:formula="of:=COUNTIF([.$J$1:.$J$1999];[.J155])" office:value-type="float" office:value="0" calcext:value-type="float">
            <text:p>0</text:p>
          </table:table-cell>
          <table:table-cell/>
          <table:table-cell table:formula="of:=IF(ISNUMBER(SEARCH(&quot;A&quot;;[.$J155]));IF(ISBLANK([.$C$2]);&quot;&quot;;[.$C$2]);&quot;&quot;)">
            <text:p/>
          </table:table-cell>
          <table:table-cell table:formula="of:=IF(ISNUMBER(SEARCH(&quot;B&quot;;[.$J155]));IF(ISBLANK([.$C$3]);&quot;&quot;;[.$C$3]);&quot;&quot;)">
            <text:p/>
          </table:table-cell>
          <table:table-cell table:formula="of:=IF(ISNUMBER(SEARCH(&quot;C&quot;;[.$J155]));IF(ISBLANK([.$C$4]);&quot;&quot;;[.$C$4]);&quot;&quot;)">
            <text:p/>
          </table:table-cell>
          <table:table-cell table:formula="of:=IF(ISNUMBER(SEARCH(&quot;D&quot;;[.$J155]));IF(ISBLANK([.$C$5]);&quot;&quot;;[.$C$5]);&quot;&quot;)">
            <text:p/>
          </table:table-cell>
          <table:table-cell table:formula="of:=IF(ISNUMBER(SEARCH(&quot;E&quot;;[.$J155]));IF(ISBLANK([.$C$6]);&quot;&quot;;[.$C$6]);&quot;&quot;)">
            <text:p/>
          </table:table-cell>
          <table:table-cell table:formula="of:=IF(ISNUMBER(SEARCH(&quot;F&quot;;[.$J155]));IF(ISBLANK([.$C$7]);&quot;&quot;;[.$C$7]);&quot;&quot;)">
            <text:p/>
          </table:table-cell>
          <table:table-cell table:formula="of:=IF(ISNUMBER(SEARCH(&quot;G&quot;;[.$J155]));IF(ISBLANK([.$C$8]);&quot;&quot;;[.$C$8]);&quot;&quot;)">
            <text:p/>
          </table:table-cell>
          <table:table-cell table:formula="of:=IF(ISNUMBER(SEARCH(&quot;H&quot;;[.$J155]));IF(ISBLANK([.$C$9]);&quot;&quot;;[.$C$9]);&quot;&quot;)">
            <text:p/>
          </table:table-cell>
          <table:table-cell table:formula="of:=IF(ISNUMBER(SEARCH(&quot;I&quot;;[.$J155]));IF(ISBLANK([.$C$10]);&quot;&quot;;[.$C$10]);&quot;&quot;)">
            <text:p/>
          </table:table-cell>
          <table:table-cell table:formula="of:=IF(ISNUMBER(SEARCH(&quot;J&quot;;[.$J155]));IF(ISBLANK([.$C$11]);&quot;&quot;;[.$C$11]);&quot;&quot;)">
            <text:p/>
          </table:table-cell>
          <table:table-cell table:formula="of:=IF(ISNUMBER(SEARCH(&quot;K&quot;;[.$J155]));IF(ISBLANK([.$C$12]);&quot;&quot;;[.$C$12]);&quot;&quot;)">
            <text:p/>
          </table:table-cell>
          <table:table-cell table:formula="of:=IF(ISNUMBER(SEARCH(&quot;L&quot;;[.$J155]));IF(ISBLANK([.$C$13]);&quot;&quot;;[.$C$13]);&quot;&quot;)">
            <text:p/>
          </table:table-cell>
          <table:table-cell table:formula="of:=IF(ISNUMBER(SEARCH(&quot;M&quot;;[.$J155]));IF(ISBLANK([.$C$14]);&quot;&quot;;[.$C$14]);&quot;&quot;)">
            <text:p/>
          </table:table-cell>
          <table:table-cell table:formula="of:=IF(ISNUMBER(SEARCH(&quot;N&quot;;[.$J155]));IF(ISBLANK([.$C$15]);&quot;&quot;;[.$C$15]);&quot;&quot;)">
            <text:p/>
          </table:table-cell>
          <table:table-cell/>
          <table:table-cell table:formula="of:=IF(ISNUMBER(SEARCH(&quot;A&quot;;[.$J155]));IF(ISBLANK([.$D$2]);&quot;&quot;;[.$D$2]);&quot;&quot;)">
            <text:p/>
          </table:table-cell>
          <table:table-cell table:formula="of:=IF(ISNUMBER(SEARCH(&quot;B&quot;;[.$J155]));IF(ISBLANK([.$D$3]);&quot;&quot;;[.$D$3]);&quot;&quot;)">
            <text:p/>
          </table:table-cell>
          <table:table-cell table:formula="of:=IF(ISNUMBER(SEARCH(&quot;C&quot;;[.$J155]));IF(ISBLANK([.$D$4]);&quot;&quot;;[.$D$4]);&quot;&quot;)">
            <text:p/>
          </table:table-cell>
          <table:table-cell table:formula="of:=IF(ISNUMBER(SEARCH(&quot;D&quot;;[.$J155]));IF(ISBLANK([.$D$5]);&quot;&quot;;[.$D$5]);&quot;&quot;)">
            <text:p/>
          </table:table-cell>
          <table:table-cell table:formula="of:=IF(ISNUMBER(SEARCH(&quot;E&quot;;[.$J155]));IF(ISBLANK([.$D$6]);&quot;&quot;;[.$D$6]);&quot;&quot;)">
            <text:p/>
          </table:table-cell>
          <table:table-cell table:formula="of:=IF(ISNUMBER(SEARCH(&quot;F&quot;;[.$J155]));IF(ISBLANK([.$D$7]);&quot;&quot;;[.$D$7]);&quot;&quot;)">
            <text:p/>
          </table:table-cell>
          <table:table-cell table:formula="of:=IF(ISNUMBER(SEARCH(&quot;G&quot;;[.$J155]));IF(ISBLANK([.$D$8]);&quot;&quot;;[.$D$8]);&quot;&quot;)">
            <text:p/>
          </table:table-cell>
          <table:table-cell table:formula="of:=IF(ISNUMBER(SEARCH(&quot;H&quot;;[.$J155]));IF(ISBLANK([.$D$9]);&quot;&quot;;[.$D$9]);&quot;&quot;)">
            <text:p/>
          </table:table-cell>
          <table:table-cell table:formula="of:=IF(ISNUMBER(SEARCH(&quot;I&quot;;[.$J155]));IF(ISBLANK([.$D$10]);&quot;&quot;;[.$D$10]);&quot;&quot;)">
            <text:p/>
          </table:table-cell>
          <table:table-cell table:formula="of:=IF(ISNUMBER(SEARCH(&quot;J&quot;;[.$J155]));IF(ISBLANK([.$D$11]);&quot;&quot;;[.$D$11]);&quot;&quot;)">
            <text:p/>
          </table:table-cell>
          <table:table-cell table:formula="of:=IF(ISNUMBER(SEARCH(&quot;K&quot;;[.$J155]));IF(ISBLANK([.$D$12]);&quot;&quot;;[.$D$12]);&quot;&quot;)">
            <text:p/>
          </table:table-cell>
          <table:table-cell table:formula="of:=IF(ISNUMBER(SEARCH(&quot;L&quot;;[.$J155]));IF(ISBLANK([.$D$13]);&quot;&quot;;[.$D$13]);&quot;&quot;)">
            <text:p/>
          </table:table-cell>
          <table:table-cell table:formula="of:=IF(ISNUMBER(SEARCH(&quot;M&quot;;[.$J155]));IF(ISBLANK([.$D$14]);&quot;&quot;;[.$D$14]);&quot;&quot;)">
            <text:p/>
          </table:table-cell>
          <table:table-cell table:formula="of:=IF(ISNUMBER(SEARCH(&quot;N&quot;;[.$J155]));IF(ISBLANK([.$D$15]);&quot;&quot;;[.$D$15]);&quot;&quot;)">
            <text:p/>
          </table:table-cell>
          <table:table-cell/>
          <table:table-cell table:formula="of:=IF(ISNUMBER(SEARCH(&quot;A&quot;;[.$J155]));IF(ISBLANK([.$E$2]);&quot;&quot;;[.$E$2]);&quot;&quot;)">
            <text:p/>
          </table:table-cell>
          <table:table-cell table:formula="of:=IF(ISNUMBER(SEARCH(&quot;B&quot;;[.$J155]));IF(ISBLANK([.$E$3]);&quot;&quot;;[.$E$3]);&quot;&quot;)">
            <text:p/>
          </table:table-cell>
          <table:table-cell table:formula="of:=IF(ISNUMBER(SEARCH(&quot;C&quot;;[.$J155]));IF(ISBLANK([.$E$4]);&quot;&quot;;[.$E$4]);&quot;&quot;)">
            <text:p/>
          </table:table-cell>
          <table:table-cell table:formula="of:=IF(ISNUMBER(SEARCH(&quot;D&quot;;[.$J155]));IF(ISBLANK([.$E$5]);&quot;&quot;;[.$E$5]);&quot;&quot;)">
            <text:p/>
          </table:table-cell>
          <table:table-cell table:formula="of:=IF(ISNUMBER(SEARCH(&quot;E&quot;;[.$J155]));IF(ISBLANK([.$E$6]);&quot;&quot;;[.$E$6]);&quot;&quot;)">
            <text:p/>
          </table:table-cell>
          <table:table-cell table:formula="of:=IF(ISNUMBER(SEARCH(&quot;F&quot;;[.$J155]));IF(ISBLANK([.$E$7]);&quot;&quot;;[.$E$7]);&quot;&quot;)">
            <text:p/>
          </table:table-cell>
          <table:table-cell table:formula="of:=IF(ISNUMBER(SEARCH(&quot;G&quot;;[.$J155]));IF(ISBLANK([.$E$8]);&quot;&quot;;[.$E$8]);&quot;&quot;)">
            <text:p/>
          </table:table-cell>
          <table:table-cell table:formula="of:=IF(ISNUMBER(SEARCH(&quot;H&quot;;[.$J155]));IF(ISBLANK([.$E$9]);&quot;&quot;;[.$E$9]);&quot;&quot;)">
            <text:p/>
          </table:table-cell>
          <table:table-cell table:formula="of:=IF(ISNUMBER(SEARCH(&quot;I&quot;;[.$J155]));IF(ISBLANK([.$E$10]);&quot;&quot;;[.$E$10]);&quot;&quot;)">
            <text:p/>
          </table:table-cell>
          <table:table-cell table:formula="of:=IF(ISNUMBER(SEARCH(&quot;J&quot;;[.$J155]));IF(ISBLANK([.$E$11]);&quot;&quot;;[.$E$11]);&quot;&quot;)">
            <text:p/>
          </table:table-cell>
          <table:table-cell table:formula="of:=IF(ISNUMBER(SEARCH(&quot;K&quot;;[.$J155]));IF(ISBLANK([.$E$12]);&quot;&quot;;[.$E$12]);&quot;&quot;)">
            <text:p/>
          </table:table-cell>
          <table:table-cell table:formula="of:=IF(ISNUMBER(SEARCH(&quot;L&quot;;[.$J155]));IF(ISBLANK([.$E$13]);&quot;&quot;;[.$E$13]);&quot;&quot;)">
            <text:p/>
          </table:table-cell>
          <table:table-cell table:formula="of:=IF(ISNUMBER(SEARCH(&quot;M&quot;;[.$J155]));IF(ISBLANK([.$E$14]);&quot;&quot;;[.$E$14]);&quot;&quot;)">
            <text:p/>
          </table:table-cell>
          <table:table-cell table:formula="of:=IF(ISNUMBER(SEARCH(&quot;N&quot;;[.$J15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6:.$AC156])">
            <text:p/>
          </table:table-cell>
          <table:table-cell table:formula="of:=COM.MICROSOFT.CONCAT([.$AE156:.$AR156])">
            <text:p/>
          </table:table-cell>
          <table:table-cell table:formula="of:=COM.MICROSOFT.CONCAT([.$AT156:.$BG156])">
            <text:p/>
          </table:table-cell>
          <table:table-cell table:formula="of:=COUNTIF([.$J$1:.$J$1999];[.J156])" office:value-type="float" office:value="0" calcext:value-type="float">
            <text:p>0</text:p>
          </table:table-cell>
          <table:table-cell/>
          <table:table-cell table:formula="of:=IF(ISNUMBER(SEARCH(&quot;A&quot;;[.$J156]));IF(ISBLANK([.$C$2]);&quot;&quot;;[.$C$2]);&quot;&quot;)">
            <text:p/>
          </table:table-cell>
          <table:table-cell table:formula="of:=IF(ISNUMBER(SEARCH(&quot;B&quot;;[.$J156]));IF(ISBLANK([.$C$3]);&quot;&quot;;[.$C$3]);&quot;&quot;)">
            <text:p/>
          </table:table-cell>
          <table:table-cell table:formula="of:=IF(ISNUMBER(SEARCH(&quot;C&quot;;[.$J156]));IF(ISBLANK([.$C$4]);&quot;&quot;;[.$C$4]);&quot;&quot;)">
            <text:p/>
          </table:table-cell>
          <table:table-cell table:formula="of:=IF(ISNUMBER(SEARCH(&quot;D&quot;;[.$J156]));IF(ISBLANK([.$C$5]);&quot;&quot;;[.$C$5]);&quot;&quot;)">
            <text:p/>
          </table:table-cell>
          <table:table-cell table:formula="of:=IF(ISNUMBER(SEARCH(&quot;E&quot;;[.$J156]));IF(ISBLANK([.$C$6]);&quot;&quot;;[.$C$6]);&quot;&quot;)">
            <text:p/>
          </table:table-cell>
          <table:table-cell table:formula="of:=IF(ISNUMBER(SEARCH(&quot;F&quot;;[.$J156]));IF(ISBLANK([.$C$7]);&quot;&quot;;[.$C$7]);&quot;&quot;)">
            <text:p/>
          </table:table-cell>
          <table:table-cell table:formula="of:=IF(ISNUMBER(SEARCH(&quot;G&quot;;[.$J156]));IF(ISBLANK([.$C$8]);&quot;&quot;;[.$C$8]);&quot;&quot;)">
            <text:p/>
          </table:table-cell>
          <table:table-cell table:formula="of:=IF(ISNUMBER(SEARCH(&quot;H&quot;;[.$J156]));IF(ISBLANK([.$C$9]);&quot;&quot;;[.$C$9]);&quot;&quot;)">
            <text:p/>
          </table:table-cell>
          <table:table-cell table:formula="of:=IF(ISNUMBER(SEARCH(&quot;I&quot;;[.$J156]));IF(ISBLANK([.$C$10]);&quot;&quot;;[.$C$10]);&quot;&quot;)">
            <text:p/>
          </table:table-cell>
          <table:table-cell table:formula="of:=IF(ISNUMBER(SEARCH(&quot;J&quot;;[.$J156]));IF(ISBLANK([.$C$11]);&quot;&quot;;[.$C$11]);&quot;&quot;)">
            <text:p/>
          </table:table-cell>
          <table:table-cell table:formula="of:=IF(ISNUMBER(SEARCH(&quot;K&quot;;[.$J156]));IF(ISBLANK([.$C$12]);&quot;&quot;;[.$C$12]);&quot;&quot;)">
            <text:p/>
          </table:table-cell>
          <table:table-cell table:formula="of:=IF(ISNUMBER(SEARCH(&quot;L&quot;;[.$J156]));IF(ISBLANK([.$C$13]);&quot;&quot;;[.$C$13]);&quot;&quot;)">
            <text:p/>
          </table:table-cell>
          <table:table-cell table:formula="of:=IF(ISNUMBER(SEARCH(&quot;M&quot;;[.$J156]));IF(ISBLANK([.$C$14]);&quot;&quot;;[.$C$14]);&quot;&quot;)">
            <text:p/>
          </table:table-cell>
          <table:table-cell table:formula="of:=IF(ISNUMBER(SEARCH(&quot;N&quot;;[.$J156]));IF(ISBLANK([.$C$15]);&quot;&quot;;[.$C$15]);&quot;&quot;)">
            <text:p/>
          </table:table-cell>
          <table:table-cell/>
          <table:table-cell table:formula="of:=IF(ISNUMBER(SEARCH(&quot;A&quot;;[.$J156]));IF(ISBLANK([.$D$2]);&quot;&quot;;[.$D$2]);&quot;&quot;)">
            <text:p/>
          </table:table-cell>
          <table:table-cell table:formula="of:=IF(ISNUMBER(SEARCH(&quot;B&quot;;[.$J156]));IF(ISBLANK([.$D$3]);&quot;&quot;;[.$D$3]);&quot;&quot;)">
            <text:p/>
          </table:table-cell>
          <table:table-cell table:formula="of:=IF(ISNUMBER(SEARCH(&quot;C&quot;;[.$J156]));IF(ISBLANK([.$D$4]);&quot;&quot;;[.$D$4]);&quot;&quot;)">
            <text:p/>
          </table:table-cell>
          <table:table-cell table:formula="of:=IF(ISNUMBER(SEARCH(&quot;D&quot;;[.$J156]));IF(ISBLANK([.$D$5]);&quot;&quot;;[.$D$5]);&quot;&quot;)">
            <text:p/>
          </table:table-cell>
          <table:table-cell table:formula="of:=IF(ISNUMBER(SEARCH(&quot;E&quot;;[.$J156]));IF(ISBLANK([.$D$6]);&quot;&quot;;[.$D$6]);&quot;&quot;)">
            <text:p/>
          </table:table-cell>
          <table:table-cell table:formula="of:=IF(ISNUMBER(SEARCH(&quot;F&quot;;[.$J156]));IF(ISBLANK([.$D$7]);&quot;&quot;;[.$D$7]);&quot;&quot;)">
            <text:p/>
          </table:table-cell>
          <table:table-cell table:formula="of:=IF(ISNUMBER(SEARCH(&quot;G&quot;;[.$J156]));IF(ISBLANK([.$D$8]);&quot;&quot;;[.$D$8]);&quot;&quot;)">
            <text:p/>
          </table:table-cell>
          <table:table-cell table:formula="of:=IF(ISNUMBER(SEARCH(&quot;H&quot;;[.$J156]));IF(ISBLANK([.$D$9]);&quot;&quot;;[.$D$9]);&quot;&quot;)">
            <text:p/>
          </table:table-cell>
          <table:table-cell table:formula="of:=IF(ISNUMBER(SEARCH(&quot;I&quot;;[.$J156]));IF(ISBLANK([.$D$10]);&quot;&quot;;[.$D$10]);&quot;&quot;)">
            <text:p/>
          </table:table-cell>
          <table:table-cell table:formula="of:=IF(ISNUMBER(SEARCH(&quot;J&quot;;[.$J156]));IF(ISBLANK([.$D$11]);&quot;&quot;;[.$D$11]);&quot;&quot;)">
            <text:p/>
          </table:table-cell>
          <table:table-cell table:formula="of:=IF(ISNUMBER(SEARCH(&quot;K&quot;;[.$J156]));IF(ISBLANK([.$D$12]);&quot;&quot;;[.$D$12]);&quot;&quot;)">
            <text:p/>
          </table:table-cell>
          <table:table-cell table:formula="of:=IF(ISNUMBER(SEARCH(&quot;L&quot;;[.$J156]));IF(ISBLANK([.$D$13]);&quot;&quot;;[.$D$13]);&quot;&quot;)">
            <text:p/>
          </table:table-cell>
          <table:table-cell table:formula="of:=IF(ISNUMBER(SEARCH(&quot;M&quot;;[.$J156]));IF(ISBLANK([.$D$14]);&quot;&quot;;[.$D$14]);&quot;&quot;)">
            <text:p/>
          </table:table-cell>
          <table:table-cell table:formula="of:=IF(ISNUMBER(SEARCH(&quot;N&quot;;[.$J156]));IF(ISBLANK([.$D$15]);&quot;&quot;;[.$D$15]);&quot;&quot;)">
            <text:p/>
          </table:table-cell>
          <table:table-cell/>
          <table:table-cell table:formula="of:=IF(ISNUMBER(SEARCH(&quot;A&quot;;[.$J156]));IF(ISBLANK([.$E$2]);&quot;&quot;;[.$E$2]);&quot;&quot;)">
            <text:p/>
          </table:table-cell>
          <table:table-cell table:formula="of:=IF(ISNUMBER(SEARCH(&quot;B&quot;;[.$J156]));IF(ISBLANK([.$E$3]);&quot;&quot;;[.$E$3]);&quot;&quot;)">
            <text:p/>
          </table:table-cell>
          <table:table-cell table:formula="of:=IF(ISNUMBER(SEARCH(&quot;C&quot;;[.$J156]));IF(ISBLANK([.$E$4]);&quot;&quot;;[.$E$4]);&quot;&quot;)">
            <text:p/>
          </table:table-cell>
          <table:table-cell table:formula="of:=IF(ISNUMBER(SEARCH(&quot;D&quot;;[.$J156]));IF(ISBLANK([.$E$5]);&quot;&quot;;[.$E$5]);&quot;&quot;)">
            <text:p/>
          </table:table-cell>
          <table:table-cell table:formula="of:=IF(ISNUMBER(SEARCH(&quot;E&quot;;[.$J156]));IF(ISBLANK([.$E$6]);&quot;&quot;;[.$E$6]);&quot;&quot;)">
            <text:p/>
          </table:table-cell>
          <table:table-cell table:formula="of:=IF(ISNUMBER(SEARCH(&quot;F&quot;;[.$J156]));IF(ISBLANK([.$E$7]);&quot;&quot;;[.$E$7]);&quot;&quot;)">
            <text:p/>
          </table:table-cell>
          <table:table-cell table:formula="of:=IF(ISNUMBER(SEARCH(&quot;G&quot;;[.$J156]));IF(ISBLANK([.$E$8]);&quot;&quot;;[.$E$8]);&quot;&quot;)">
            <text:p/>
          </table:table-cell>
          <table:table-cell table:formula="of:=IF(ISNUMBER(SEARCH(&quot;H&quot;;[.$J156]));IF(ISBLANK([.$E$9]);&quot;&quot;;[.$E$9]);&quot;&quot;)">
            <text:p/>
          </table:table-cell>
          <table:table-cell table:formula="of:=IF(ISNUMBER(SEARCH(&quot;I&quot;;[.$J156]));IF(ISBLANK([.$E$10]);&quot;&quot;;[.$E$10]);&quot;&quot;)">
            <text:p/>
          </table:table-cell>
          <table:table-cell table:formula="of:=IF(ISNUMBER(SEARCH(&quot;J&quot;;[.$J156]));IF(ISBLANK([.$E$11]);&quot;&quot;;[.$E$11]);&quot;&quot;)">
            <text:p/>
          </table:table-cell>
          <table:table-cell table:formula="of:=IF(ISNUMBER(SEARCH(&quot;K&quot;;[.$J156]));IF(ISBLANK([.$E$12]);&quot;&quot;;[.$E$12]);&quot;&quot;)">
            <text:p/>
          </table:table-cell>
          <table:table-cell table:formula="of:=IF(ISNUMBER(SEARCH(&quot;L&quot;;[.$J156]));IF(ISBLANK([.$E$13]);&quot;&quot;;[.$E$13]);&quot;&quot;)">
            <text:p/>
          </table:table-cell>
          <table:table-cell table:formula="of:=IF(ISNUMBER(SEARCH(&quot;M&quot;;[.$J156]));IF(ISBLANK([.$E$14]);&quot;&quot;;[.$E$14]);&quot;&quot;)">
            <text:p/>
          </table:table-cell>
          <table:table-cell table:formula="of:=IF(ISNUMBER(SEARCH(&quot;N&quot;;[.$J15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7:.$AC157])">
            <text:p/>
          </table:table-cell>
          <table:table-cell table:formula="of:=COM.MICROSOFT.CONCAT([.$AE157:.$AR157])">
            <text:p/>
          </table:table-cell>
          <table:table-cell table:formula="of:=COM.MICROSOFT.CONCAT([.$AT157:.$BG157])">
            <text:p/>
          </table:table-cell>
          <table:table-cell table:formula="of:=COUNTIF([.$J$1:.$J$1999];[.J157])" office:value-type="float" office:value="0" calcext:value-type="float">
            <text:p>0</text:p>
          </table:table-cell>
          <table:table-cell/>
          <table:table-cell table:formula="of:=IF(ISNUMBER(SEARCH(&quot;A&quot;;[.$J157]));IF(ISBLANK([.$C$2]);&quot;&quot;;[.$C$2]);&quot;&quot;)">
            <text:p/>
          </table:table-cell>
          <table:table-cell table:formula="of:=IF(ISNUMBER(SEARCH(&quot;B&quot;;[.$J157]));IF(ISBLANK([.$C$3]);&quot;&quot;;[.$C$3]);&quot;&quot;)">
            <text:p/>
          </table:table-cell>
          <table:table-cell table:formula="of:=IF(ISNUMBER(SEARCH(&quot;C&quot;;[.$J157]));IF(ISBLANK([.$C$4]);&quot;&quot;;[.$C$4]);&quot;&quot;)">
            <text:p/>
          </table:table-cell>
          <table:table-cell table:formula="of:=IF(ISNUMBER(SEARCH(&quot;D&quot;;[.$J157]));IF(ISBLANK([.$C$5]);&quot;&quot;;[.$C$5]);&quot;&quot;)">
            <text:p/>
          </table:table-cell>
          <table:table-cell table:formula="of:=IF(ISNUMBER(SEARCH(&quot;E&quot;;[.$J157]));IF(ISBLANK([.$C$6]);&quot;&quot;;[.$C$6]);&quot;&quot;)">
            <text:p/>
          </table:table-cell>
          <table:table-cell table:formula="of:=IF(ISNUMBER(SEARCH(&quot;F&quot;;[.$J157]));IF(ISBLANK([.$C$7]);&quot;&quot;;[.$C$7]);&quot;&quot;)">
            <text:p/>
          </table:table-cell>
          <table:table-cell table:formula="of:=IF(ISNUMBER(SEARCH(&quot;G&quot;;[.$J157]));IF(ISBLANK([.$C$8]);&quot;&quot;;[.$C$8]);&quot;&quot;)">
            <text:p/>
          </table:table-cell>
          <table:table-cell table:formula="of:=IF(ISNUMBER(SEARCH(&quot;H&quot;;[.$J157]));IF(ISBLANK([.$C$9]);&quot;&quot;;[.$C$9]);&quot;&quot;)">
            <text:p/>
          </table:table-cell>
          <table:table-cell table:formula="of:=IF(ISNUMBER(SEARCH(&quot;I&quot;;[.$J157]));IF(ISBLANK([.$C$10]);&quot;&quot;;[.$C$10]);&quot;&quot;)">
            <text:p/>
          </table:table-cell>
          <table:table-cell table:formula="of:=IF(ISNUMBER(SEARCH(&quot;J&quot;;[.$J157]));IF(ISBLANK([.$C$11]);&quot;&quot;;[.$C$11]);&quot;&quot;)">
            <text:p/>
          </table:table-cell>
          <table:table-cell table:formula="of:=IF(ISNUMBER(SEARCH(&quot;K&quot;;[.$J157]));IF(ISBLANK([.$C$12]);&quot;&quot;;[.$C$12]);&quot;&quot;)">
            <text:p/>
          </table:table-cell>
          <table:table-cell table:formula="of:=IF(ISNUMBER(SEARCH(&quot;L&quot;;[.$J157]));IF(ISBLANK([.$C$13]);&quot;&quot;;[.$C$13]);&quot;&quot;)">
            <text:p/>
          </table:table-cell>
          <table:table-cell table:formula="of:=IF(ISNUMBER(SEARCH(&quot;M&quot;;[.$J157]));IF(ISBLANK([.$C$14]);&quot;&quot;;[.$C$14]);&quot;&quot;)">
            <text:p/>
          </table:table-cell>
          <table:table-cell table:formula="of:=IF(ISNUMBER(SEARCH(&quot;N&quot;;[.$J157]));IF(ISBLANK([.$C$15]);&quot;&quot;;[.$C$15]);&quot;&quot;)">
            <text:p/>
          </table:table-cell>
          <table:table-cell/>
          <table:table-cell table:formula="of:=IF(ISNUMBER(SEARCH(&quot;A&quot;;[.$J157]));IF(ISBLANK([.$D$2]);&quot;&quot;;[.$D$2]);&quot;&quot;)">
            <text:p/>
          </table:table-cell>
          <table:table-cell table:formula="of:=IF(ISNUMBER(SEARCH(&quot;B&quot;;[.$J157]));IF(ISBLANK([.$D$3]);&quot;&quot;;[.$D$3]);&quot;&quot;)">
            <text:p/>
          </table:table-cell>
          <table:table-cell table:formula="of:=IF(ISNUMBER(SEARCH(&quot;C&quot;;[.$J157]));IF(ISBLANK([.$D$4]);&quot;&quot;;[.$D$4]);&quot;&quot;)">
            <text:p/>
          </table:table-cell>
          <table:table-cell table:formula="of:=IF(ISNUMBER(SEARCH(&quot;D&quot;;[.$J157]));IF(ISBLANK([.$D$5]);&quot;&quot;;[.$D$5]);&quot;&quot;)">
            <text:p/>
          </table:table-cell>
          <table:table-cell table:formula="of:=IF(ISNUMBER(SEARCH(&quot;E&quot;;[.$J157]));IF(ISBLANK([.$D$6]);&quot;&quot;;[.$D$6]);&quot;&quot;)">
            <text:p/>
          </table:table-cell>
          <table:table-cell table:formula="of:=IF(ISNUMBER(SEARCH(&quot;F&quot;;[.$J157]));IF(ISBLANK([.$D$7]);&quot;&quot;;[.$D$7]);&quot;&quot;)">
            <text:p/>
          </table:table-cell>
          <table:table-cell table:formula="of:=IF(ISNUMBER(SEARCH(&quot;G&quot;;[.$J157]));IF(ISBLANK([.$D$8]);&quot;&quot;;[.$D$8]);&quot;&quot;)">
            <text:p/>
          </table:table-cell>
          <table:table-cell table:formula="of:=IF(ISNUMBER(SEARCH(&quot;H&quot;;[.$J157]));IF(ISBLANK([.$D$9]);&quot;&quot;;[.$D$9]);&quot;&quot;)">
            <text:p/>
          </table:table-cell>
          <table:table-cell table:formula="of:=IF(ISNUMBER(SEARCH(&quot;I&quot;;[.$J157]));IF(ISBLANK([.$D$10]);&quot;&quot;;[.$D$10]);&quot;&quot;)">
            <text:p/>
          </table:table-cell>
          <table:table-cell table:formula="of:=IF(ISNUMBER(SEARCH(&quot;J&quot;;[.$J157]));IF(ISBLANK([.$D$11]);&quot;&quot;;[.$D$11]);&quot;&quot;)">
            <text:p/>
          </table:table-cell>
          <table:table-cell table:formula="of:=IF(ISNUMBER(SEARCH(&quot;K&quot;;[.$J157]));IF(ISBLANK([.$D$12]);&quot;&quot;;[.$D$12]);&quot;&quot;)">
            <text:p/>
          </table:table-cell>
          <table:table-cell table:formula="of:=IF(ISNUMBER(SEARCH(&quot;L&quot;;[.$J157]));IF(ISBLANK([.$D$13]);&quot;&quot;;[.$D$13]);&quot;&quot;)">
            <text:p/>
          </table:table-cell>
          <table:table-cell table:formula="of:=IF(ISNUMBER(SEARCH(&quot;M&quot;;[.$J157]));IF(ISBLANK([.$D$14]);&quot;&quot;;[.$D$14]);&quot;&quot;)">
            <text:p/>
          </table:table-cell>
          <table:table-cell table:formula="of:=IF(ISNUMBER(SEARCH(&quot;N&quot;;[.$J157]));IF(ISBLANK([.$D$15]);&quot;&quot;;[.$D$15]);&quot;&quot;)">
            <text:p/>
          </table:table-cell>
          <table:table-cell/>
          <table:table-cell table:formula="of:=IF(ISNUMBER(SEARCH(&quot;A&quot;;[.$J157]));IF(ISBLANK([.$E$2]);&quot;&quot;;[.$E$2]);&quot;&quot;)">
            <text:p/>
          </table:table-cell>
          <table:table-cell table:formula="of:=IF(ISNUMBER(SEARCH(&quot;B&quot;;[.$J157]));IF(ISBLANK([.$E$3]);&quot;&quot;;[.$E$3]);&quot;&quot;)">
            <text:p/>
          </table:table-cell>
          <table:table-cell table:formula="of:=IF(ISNUMBER(SEARCH(&quot;C&quot;;[.$J157]));IF(ISBLANK([.$E$4]);&quot;&quot;;[.$E$4]);&quot;&quot;)">
            <text:p/>
          </table:table-cell>
          <table:table-cell table:formula="of:=IF(ISNUMBER(SEARCH(&quot;D&quot;;[.$J157]));IF(ISBLANK([.$E$5]);&quot;&quot;;[.$E$5]);&quot;&quot;)">
            <text:p/>
          </table:table-cell>
          <table:table-cell table:formula="of:=IF(ISNUMBER(SEARCH(&quot;E&quot;;[.$J157]));IF(ISBLANK([.$E$6]);&quot;&quot;;[.$E$6]);&quot;&quot;)">
            <text:p/>
          </table:table-cell>
          <table:table-cell table:formula="of:=IF(ISNUMBER(SEARCH(&quot;F&quot;;[.$J157]));IF(ISBLANK([.$E$7]);&quot;&quot;;[.$E$7]);&quot;&quot;)">
            <text:p/>
          </table:table-cell>
          <table:table-cell table:formula="of:=IF(ISNUMBER(SEARCH(&quot;G&quot;;[.$J157]));IF(ISBLANK([.$E$8]);&quot;&quot;;[.$E$8]);&quot;&quot;)">
            <text:p/>
          </table:table-cell>
          <table:table-cell table:formula="of:=IF(ISNUMBER(SEARCH(&quot;H&quot;;[.$J157]));IF(ISBLANK([.$E$9]);&quot;&quot;;[.$E$9]);&quot;&quot;)">
            <text:p/>
          </table:table-cell>
          <table:table-cell table:formula="of:=IF(ISNUMBER(SEARCH(&quot;I&quot;;[.$J157]));IF(ISBLANK([.$E$10]);&quot;&quot;;[.$E$10]);&quot;&quot;)">
            <text:p/>
          </table:table-cell>
          <table:table-cell table:formula="of:=IF(ISNUMBER(SEARCH(&quot;J&quot;;[.$J157]));IF(ISBLANK([.$E$11]);&quot;&quot;;[.$E$11]);&quot;&quot;)">
            <text:p/>
          </table:table-cell>
          <table:table-cell table:formula="of:=IF(ISNUMBER(SEARCH(&quot;K&quot;;[.$J157]));IF(ISBLANK([.$E$12]);&quot;&quot;;[.$E$12]);&quot;&quot;)">
            <text:p/>
          </table:table-cell>
          <table:table-cell table:formula="of:=IF(ISNUMBER(SEARCH(&quot;L&quot;;[.$J157]));IF(ISBLANK([.$E$13]);&quot;&quot;;[.$E$13]);&quot;&quot;)">
            <text:p/>
          </table:table-cell>
          <table:table-cell table:formula="of:=IF(ISNUMBER(SEARCH(&quot;M&quot;;[.$J157]));IF(ISBLANK([.$E$14]);&quot;&quot;;[.$E$14]);&quot;&quot;)">
            <text:p/>
          </table:table-cell>
          <table:table-cell table:formula="of:=IF(ISNUMBER(SEARCH(&quot;N&quot;;[.$J15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8:.$AC158])">
            <text:p/>
          </table:table-cell>
          <table:table-cell table:formula="of:=COM.MICROSOFT.CONCAT([.$AE158:.$AR158])">
            <text:p/>
          </table:table-cell>
          <table:table-cell table:formula="of:=COM.MICROSOFT.CONCAT([.$AT158:.$BG158])">
            <text:p/>
          </table:table-cell>
          <table:table-cell table:formula="of:=COUNTIF([.$J$1:.$J$1999];[.J158])" office:value-type="float" office:value="0" calcext:value-type="float">
            <text:p>0</text:p>
          </table:table-cell>
          <table:table-cell/>
          <table:table-cell table:formula="of:=IF(ISNUMBER(SEARCH(&quot;A&quot;;[.$J158]));IF(ISBLANK([.$C$2]);&quot;&quot;;[.$C$2]);&quot;&quot;)">
            <text:p/>
          </table:table-cell>
          <table:table-cell table:formula="of:=IF(ISNUMBER(SEARCH(&quot;B&quot;;[.$J158]));IF(ISBLANK([.$C$3]);&quot;&quot;;[.$C$3]);&quot;&quot;)">
            <text:p/>
          </table:table-cell>
          <table:table-cell table:formula="of:=IF(ISNUMBER(SEARCH(&quot;C&quot;;[.$J158]));IF(ISBLANK([.$C$4]);&quot;&quot;;[.$C$4]);&quot;&quot;)">
            <text:p/>
          </table:table-cell>
          <table:table-cell table:formula="of:=IF(ISNUMBER(SEARCH(&quot;D&quot;;[.$J158]));IF(ISBLANK([.$C$5]);&quot;&quot;;[.$C$5]);&quot;&quot;)">
            <text:p/>
          </table:table-cell>
          <table:table-cell table:formula="of:=IF(ISNUMBER(SEARCH(&quot;E&quot;;[.$J158]));IF(ISBLANK([.$C$6]);&quot;&quot;;[.$C$6]);&quot;&quot;)">
            <text:p/>
          </table:table-cell>
          <table:table-cell table:formula="of:=IF(ISNUMBER(SEARCH(&quot;F&quot;;[.$J158]));IF(ISBLANK([.$C$7]);&quot;&quot;;[.$C$7]);&quot;&quot;)">
            <text:p/>
          </table:table-cell>
          <table:table-cell table:formula="of:=IF(ISNUMBER(SEARCH(&quot;G&quot;;[.$J158]));IF(ISBLANK([.$C$8]);&quot;&quot;;[.$C$8]);&quot;&quot;)">
            <text:p/>
          </table:table-cell>
          <table:table-cell table:formula="of:=IF(ISNUMBER(SEARCH(&quot;H&quot;;[.$J158]));IF(ISBLANK([.$C$9]);&quot;&quot;;[.$C$9]);&quot;&quot;)">
            <text:p/>
          </table:table-cell>
          <table:table-cell table:formula="of:=IF(ISNUMBER(SEARCH(&quot;I&quot;;[.$J158]));IF(ISBLANK([.$C$10]);&quot;&quot;;[.$C$10]);&quot;&quot;)">
            <text:p/>
          </table:table-cell>
          <table:table-cell table:formula="of:=IF(ISNUMBER(SEARCH(&quot;J&quot;;[.$J158]));IF(ISBLANK([.$C$11]);&quot;&quot;;[.$C$11]);&quot;&quot;)">
            <text:p/>
          </table:table-cell>
          <table:table-cell table:formula="of:=IF(ISNUMBER(SEARCH(&quot;K&quot;;[.$J158]));IF(ISBLANK([.$C$12]);&quot;&quot;;[.$C$12]);&quot;&quot;)">
            <text:p/>
          </table:table-cell>
          <table:table-cell table:formula="of:=IF(ISNUMBER(SEARCH(&quot;L&quot;;[.$J158]));IF(ISBLANK([.$C$13]);&quot;&quot;;[.$C$13]);&quot;&quot;)">
            <text:p/>
          </table:table-cell>
          <table:table-cell table:formula="of:=IF(ISNUMBER(SEARCH(&quot;M&quot;;[.$J158]));IF(ISBLANK([.$C$14]);&quot;&quot;;[.$C$14]);&quot;&quot;)">
            <text:p/>
          </table:table-cell>
          <table:table-cell table:formula="of:=IF(ISNUMBER(SEARCH(&quot;N&quot;;[.$J158]));IF(ISBLANK([.$C$15]);&quot;&quot;;[.$C$15]);&quot;&quot;)">
            <text:p/>
          </table:table-cell>
          <table:table-cell/>
          <table:table-cell table:formula="of:=IF(ISNUMBER(SEARCH(&quot;A&quot;;[.$J158]));IF(ISBLANK([.$D$2]);&quot;&quot;;[.$D$2]);&quot;&quot;)">
            <text:p/>
          </table:table-cell>
          <table:table-cell table:formula="of:=IF(ISNUMBER(SEARCH(&quot;B&quot;;[.$J158]));IF(ISBLANK([.$D$3]);&quot;&quot;;[.$D$3]);&quot;&quot;)">
            <text:p/>
          </table:table-cell>
          <table:table-cell table:formula="of:=IF(ISNUMBER(SEARCH(&quot;C&quot;;[.$J158]));IF(ISBLANK([.$D$4]);&quot;&quot;;[.$D$4]);&quot;&quot;)">
            <text:p/>
          </table:table-cell>
          <table:table-cell table:formula="of:=IF(ISNUMBER(SEARCH(&quot;D&quot;;[.$J158]));IF(ISBLANK([.$D$5]);&quot;&quot;;[.$D$5]);&quot;&quot;)">
            <text:p/>
          </table:table-cell>
          <table:table-cell table:formula="of:=IF(ISNUMBER(SEARCH(&quot;E&quot;;[.$J158]));IF(ISBLANK([.$D$6]);&quot;&quot;;[.$D$6]);&quot;&quot;)">
            <text:p/>
          </table:table-cell>
          <table:table-cell table:formula="of:=IF(ISNUMBER(SEARCH(&quot;F&quot;;[.$J158]));IF(ISBLANK([.$D$7]);&quot;&quot;;[.$D$7]);&quot;&quot;)">
            <text:p/>
          </table:table-cell>
          <table:table-cell table:formula="of:=IF(ISNUMBER(SEARCH(&quot;G&quot;;[.$J158]));IF(ISBLANK([.$D$8]);&quot;&quot;;[.$D$8]);&quot;&quot;)">
            <text:p/>
          </table:table-cell>
          <table:table-cell table:formula="of:=IF(ISNUMBER(SEARCH(&quot;H&quot;;[.$J158]));IF(ISBLANK([.$D$9]);&quot;&quot;;[.$D$9]);&quot;&quot;)">
            <text:p/>
          </table:table-cell>
          <table:table-cell table:formula="of:=IF(ISNUMBER(SEARCH(&quot;I&quot;;[.$J158]));IF(ISBLANK([.$D$10]);&quot;&quot;;[.$D$10]);&quot;&quot;)">
            <text:p/>
          </table:table-cell>
          <table:table-cell table:formula="of:=IF(ISNUMBER(SEARCH(&quot;J&quot;;[.$J158]));IF(ISBLANK([.$D$11]);&quot;&quot;;[.$D$11]);&quot;&quot;)">
            <text:p/>
          </table:table-cell>
          <table:table-cell table:formula="of:=IF(ISNUMBER(SEARCH(&quot;K&quot;;[.$J158]));IF(ISBLANK([.$D$12]);&quot;&quot;;[.$D$12]);&quot;&quot;)">
            <text:p/>
          </table:table-cell>
          <table:table-cell table:formula="of:=IF(ISNUMBER(SEARCH(&quot;L&quot;;[.$J158]));IF(ISBLANK([.$D$13]);&quot;&quot;;[.$D$13]);&quot;&quot;)">
            <text:p/>
          </table:table-cell>
          <table:table-cell table:formula="of:=IF(ISNUMBER(SEARCH(&quot;M&quot;;[.$J158]));IF(ISBLANK([.$D$14]);&quot;&quot;;[.$D$14]);&quot;&quot;)">
            <text:p/>
          </table:table-cell>
          <table:table-cell table:formula="of:=IF(ISNUMBER(SEARCH(&quot;N&quot;;[.$J158]));IF(ISBLANK([.$D$15]);&quot;&quot;;[.$D$15]);&quot;&quot;)">
            <text:p/>
          </table:table-cell>
          <table:table-cell/>
          <table:table-cell table:formula="of:=IF(ISNUMBER(SEARCH(&quot;A&quot;;[.$J158]));IF(ISBLANK([.$E$2]);&quot;&quot;;[.$E$2]);&quot;&quot;)">
            <text:p/>
          </table:table-cell>
          <table:table-cell table:formula="of:=IF(ISNUMBER(SEARCH(&quot;B&quot;;[.$J158]));IF(ISBLANK([.$E$3]);&quot;&quot;;[.$E$3]);&quot;&quot;)">
            <text:p/>
          </table:table-cell>
          <table:table-cell table:formula="of:=IF(ISNUMBER(SEARCH(&quot;C&quot;;[.$J158]));IF(ISBLANK([.$E$4]);&quot;&quot;;[.$E$4]);&quot;&quot;)">
            <text:p/>
          </table:table-cell>
          <table:table-cell table:formula="of:=IF(ISNUMBER(SEARCH(&quot;D&quot;;[.$J158]));IF(ISBLANK([.$E$5]);&quot;&quot;;[.$E$5]);&quot;&quot;)">
            <text:p/>
          </table:table-cell>
          <table:table-cell table:formula="of:=IF(ISNUMBER(SEARCH(&quot;E&quot;;[.$J158]));IF(ISBLANK([.$E$6]);&quot;&quot;;[.$E$6]);&quot;&quot;)">
            <text:p/>
          </table:table-cell>
          <table:table-cell table:formula="of:=IF(ISNUMBER(SEARCH(&quot;F&quot;;[.$J158]));IF(ISBLANK([.$E$7]);&quot;&quot;;[.$E$7]);&quot;&quot;)">
            <text:p/>
          </table:table-cell>
          <table:table-cell table:formula="of:=IF(ISNUMBER(SEARCH(&quot;G&quot;;[.$J158]));IF(ISBLANK([.$E$8]);&quot;&quot;;[.$E$8]);&quot;&quot;)">
            <text:p/>
          </table:table-cell>
          <table:table-cell table:formula="of:=IF(ISNUMBER(SEARCH(&quot;H&quot;;[.$J158]));IF(ISBLANK([.$E$9]);&quot;&quot;;[.$E$9]);&quot;&quot;)">
            <text:p/>
          </table:table-cell>
          <table:table-cell table:formula="of:=IF(ISNUMBER(SEARCH(&quot;I&quot;;[.$J158]));IF(ISBLANK([.$E$10]);&quot;&quot;;[.$E$10]);&quot;&quot;)">
            <text:p/>
          </table:table-cell>
          <table:table-cell table:formula="of:=IF(ISNUMBER(SEARCH(&quot;J&quot;;[.$J158]));IF(ISBLANK([.$E$11]);&quot;&quot;;[.$E$11]);&quot;&quot;)">
            <text:p/>
          </table:table-cell>
          <table:table-cell table:formula="of:=IF(ISNUMBER(SEARCH(&quot;K&quot;;[.$J158]));IF(ISBLANK([.$E$12]);&quot;&quot;;[.$E$12]);&quot;&quot;)">
            <text:p/>
          </table:table-cell>
          <table:table-cell table:formula="of:=IF(ISNUMBER(SEARCH(&quot;L&quot;;[.$J158]));IF(ISBLANK([.$E$13]);&quot;&quot;;[.$E$13]);&quot;&quot;)">
            <text:p/>
          </table:table-cell>
          <table:table-cell table:formula="of:=IF(ISNUMBER(SEARCH(&quot;M&quot;;[.$J158]));IF(ISBLANK([.$E$14]);&quot;&quot;;[.$E$14]);&quot;&quot;)">
            <text:p/>
          </table:table-cell>
          <table:table-cell table:formula="of:=IF(ISNUMBER(SEARCH(&quot;N&quot;;[.$J15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59:.$AC159])">
            <text:p/>
          </table:table-cell>
          <table:table-cell table:formula="of:=COM.MICROSOFT.CONCAT([.$AE159:.$AR159])">
            <text:p/>
          </table:table-cell>
          <table:table-cell table:formula="of:=COM.MICROSOFT.CONCAT([.$AT159:.$BG159])">
            <text:p/>
          </table:table-cell>
          <table:table-cell table:formula="of:=COUNTIF([.$J$1:.$J$1999];[.J159])" office:value-type="float" office:value="0" calcext:value-type="float">
            <text:p>0</text:p>
          </table:table-cell>
          <table:table-cell/>
          <table:table-cell table:formula="of:=IF(ISNUMBER(SEARCH(&quot;A&quot;;[.$J159]));IF(ISBLANK([.$C$2]);&quot;&quot;;[.$C$2]);&quot;&quot;)">
            <text:p/>
          </table:table-cell>
          <table:table-cell table:formula="of:=IF(ISNUMBER(SEARCH(&quot;B&quot;;[.$J159]));IF(ISBLANK([.$C$3]);&quot;&quot;;[.$C$3]);&quot;&quot;)">
            <text:p/>
          </table:table-cell>
          <table:table-cell table:formula="of:=IF(ISNUMBER(SEARCH(&quot;C&quot;;[.$J159]));IF(ISBLANK([.$C$4]);&quot;&quot;;[.$C$4]);&quot;&quot;)">
            <text:p/>
          </table:table-cell>
          <table:table-cell table:formula="of:=IF(ISNUMBER(SEARCH(&quot;D&quot;;[.$J159]));IF(ISBLANK([.$C$5]);&quot;&quot;;[.$C$5]);&quot;&quot;)">
            <text:p/>
          </table:table-cell>
          <table:table-cell table:formula="of:=IF(ISNUMBER(SEARCH(&quot;E&quot;;[.$J159]));IF(ISBLANK([.$C$6]);&quot;&quot;;[.$C$6]);&quot;&quot;)">
            <text:p/>
          </table:table-cell>
          <table:table-cell table:formula="of:=IF(ISNUMBER(SEARCH(&quot;F&quot;;[.$J159]));IF(ISBLANK([.$C$7]);&quot;&quot;;[.$C$7]);&quot;&quot;)">
            <text:p/>
          </table:table-cell>
          <table:table-cell table:formula="of:=IF(ISNUMBER(SEARCH(&quot;G&quot;;[.$J159]));IF(ISBLANK([.$C$8]);&quot;&quot;;[.$C$8]);&quot;&quot;)">
            <text:p/>
          </table:table-cell>
          <table:table-cell table:formula="of:=IF(ISNUMBER(SEARCH(&quot;H&quot;;[.$J159]));IF(ISBLANK([.$C$9]);&quot;&quot;;[.$C$9]);&quot;&quot;)">
            <text:p/>
          </table:table-cell>
          <table:table-cell table:formula="of:=IF(ISNUMBER(SEARCH(&quot;I&quot;;[.$J159]));IF(ISBLANK([.$C$10]);&quot;&quot;;[.$C$10]);&quot;&quot;)">
            <text:p/>
          </table:table-cell>
          <table:table-cell table:formula="of:=IF(ISNUMBER(SEARCH(&quot;J&quot;;[.$J159]));IF(ISBLANK([.$C$11]);&quot;&quot;;[.$C$11]);&quot;&quot;)">
            <text:p/>
          </table:table-cell>
          <table:table-cell table:formula="of:=IF(ISNUMBER(SEARCH(&quot;K&quot;;[.$J159]));IF(ISBLANK([.$C$12]);&quot;&quot;;[.$C$12]);&quot;&quot;)">
            <text:p/>
          </table:table-cell>
          <table:table-cell table:formula="of:=IF(ISNUMBER(SEARCH(&quot;L&quot;;[.$J159]));IF(ISBLANK([.$C$13]);&quot;&quot;;[.$C$13]);&quot;&quot;)">
            <text:p/>
          </table:table-cell>
          <table:table-cell table:formula="of:=IF(ISNUMBER(SEARCH(&quot;M&quot;;[.$J159]));IF(ISBLANK([.$C$14]);&quot;&quot;;[.$C$14]);&quot;&quot;)">
            <text:p/>
          </table:table-cell>
          <table:table-cell table:formula="of:=IF(ISNUMBER(SEARCH(&quot;N&quot;;[.$J159]));IF(ISBLANK([.$C$15]);&quot;&quot;;[.$C$15]);&quot;&quot;)">
            <text:p/>
          </table:table-cell>
          <table:table-cell/>
          <table:table-cell table:formula="of:=IF(ISNUMBER(SEARCH(&quot;A&quot;;[.$J159]));IF(ISBLANK([.$D$2]);&quot;&quot;;[.$D$2]);&quot;&quot;)">
            <text:p/>
          </table:table-cell>
          <table:table-cell table:formula="of:=IF(ISNUMBER(SEARCH(&quot;B&quot;;[.$J159]));IF(ISBLANK([.$D$3]);&quot;&quot;;[.$D$3]);&quot;&quot;)">
            <text:p/>
          </table:table-cell>
          <table:table-cell table:formula="of:=IF(ISNUMBER(SEARCH(&quot;C&quot;;[.$J159]));IF(ISBLANK([.$D$4]);&quot;&quot;;[.$D$4]);&quot;&quot;)">
            <text:p/>
          </table:table-cell>
          <table:table-cell table:formula="of:=IF(ISNUMBER(SEARCH(&quot;D&quot;;[.$J159]));IF(ISBLANK([.$D$5]);&quot;&quot;;[.$D$5]);&quot;&quot;)">
            <text:p/>
          </table:table-cell>
          <table:table-cell table:formula="of:=IF(ISNUMBER(SEARCH(&quot;E&quot;;[.$J159]));IF(ISBLANK([.$D$6]);&quot;&quot;;[.$D$6]);&quot;&quot;)">
            <text:p/>
          </table:table-cell>
          <table:table-cell table:formula="of:=IF(ISNUMBER(SEARCH(&quot;F&quot;;[.$J159]));IF(ISBLANK([.$D$7]);&quot;&quot;;[.$D$7]);&quot;&quot;)">
            <text:p/>
          </table:table-cell>
          <table:table-cell table:formula="of:=IF(ISNUMBER(SEARCH(&quot;G&quot;;[.$J159]));IF(ISBLANK([.$D$8]);&quot;&quot;;[.$D$8]);&quot;&quot;)">
            <text:p/>
          </table:table-cell>
          <table:table-cell table:formula="of:=IF(ISNUMBER(SEARCH(&quot;H&quot;;[.$J159]));IF(ISBLANK([.$D$9]);&quot;&quot;;[.$D$9]);&quot;&quot;)">
            <text:p/>
          </table:table-cell>
          <table:table-cell table:formula="of:=IF(ISNUMBER(SEARCH(&quot;I&quot;;[.$J159]));IF(ISBLANK([.$D$10]);&quot;&quot;;[.$D$10]);&quot;&quot;)">
            <text:p/>
          </table:table-cell>
          <table:table-cell table:formula="of:=IF(ISNUMBER(SEARCH(&quot;J&quot;;[.$J159]));IF(ISBLANK([.$D$11]);&quot;&quot;;[.$D$11]);&quot;&quot;)">
            <text:p/>
          </table:table-cell>
          <table:table-cell table:formula="of:=IF(ISNUMBER(SEARCH(&quot;K&quot;;[.$J159]));IF(ISBLANK([.$D$12]);&quot;&quot;;[.$D$12]);&quot;&quot;)">
            <text:p/>
          </table:table-cell>
          <table:table-cell table:formula="of:=IF(ISNUMBER(SEARCH(&quot;L&quot;;[.$J159]));IF(ISBLANK([.$D$13]);&quot;&quot;;[.$D$13]);&quot;&quot;)">
            <text:p/>
          </table:table-cell>
          <table:table-cell table:formula="of:=IF(ISNUMBER(SEARCH(&quot;M&quot;;[.$J159]));IF(ISBLANK([.$D$14]);&quot;&quot;;[.$D$14]);&quot;&quot;)">
            <text:p/>
          </table:table-cell>
          <table:table-cell table:formula="of:=IF(ISNUMBER(SEARCH(&quot;N&quot;;[.$J159]));IF(ISBLANK([.$D$15]);&quot;&quot;;[.$D$15]);&quot;&quot;)">
            <text:p/>
          </table:table-cell>
          <table:table-cell/>
          <table:table-cell table:formula="of:=IF(ISNUMBER(SEARCH(&quot;A&quot;;[.$J159]));IF(ISBLANK([.$E$2]);&quot;&quot;;[.$E$2]);&quot;&quot;)">
            <text:p/>
          </table:table-cell>
          <table:table-cell table:formula="of:=IF(ISNUMBER(SEARCH(&quot;B&quot;;[.$J159]));IF(ISBLANK([.$E$3]);&quot;&quot;;[.$E$3]);&quot;&quot;)">
            <text:p/>
          </table:table-cell>
          <table:table-cell table:formula="of:=IF(ISNUMBER(SEARCH(&quot;C&quot;;[.$J159]));IF(ISBLANK([.$E$4]);&quot;&quot;;[.$E$4]);&quot;&quot;)">
            <text:p/>
          </table:table-cell>
          <table:table-cell table:formula="of:=IF(ISNUMBER(SEARCH(&quot;D&quot;;[.$J159]));IF(ISBLANK([.$E$5]);&quot;&quot;;[.$E$5]);&quot;&quot;)">
            <text:p/>
          </table:table-cell>
          <table:table-cell table:formula="of:=IF(ISNUMBER(SEARCH(&quot;E&quot;;[.$J159]));IF(ISBLANK([.$E$6]);&quot;&quot;;[.$E$6]);&quot;&quot;)">
            <text:p/>
          </table:table-cell>
          <table:table-cell table:formula="of:=IF(ISNUMBER(SEARCH(&quot;F&quot;;[.$J159]));IF(ISBLANK([.$E$7]);&quot;&quot;;[.$E$7]);&quot;&quot;)">
            <text:p/>
          </table:table-cell>
          <table:table-cell table:formula="of:=IF(ISNUMBER(SEARCH(&quot;G&quot;;[.$J159]));IF(ISBLANK([.$E$8]);&quot;&quot;;[.$E$8]);&quot;&quot;)">
            <text:p/>
          </table:table-cell>
          <table:table-cell table:formula="of:=IF(ISNUMBER(SEARCH(&quot;H&quot;;[.$J159]));IF(ISBLANK([.$E$9]);&quot;&quot;;[.$E$9]);&quot;&quot;)">
            <text:p/>
          </table:table-cell>
          <table:table-cell table:formula="of:=IF(ISNUMBER(SEARCH(&quot;I&quot;;[.$J159]));IF(ISBLANK([.$E$10]);&quot;&quot;;[.$E$10]);&quot;&quot;)">
            <text:p/>
          </table:table-cell>
          <table:table-cell table:formula="of:=IF(ISNUMBER(SEARCH(&quot;J&quot;;[.$J159]));IF(ISBLANK([.$E$11]);&quot;&quot;;[.$E$11]);&quot;&quot;)">
            <text:p/>
          </table:table-cell>
          <table:table-cell table:formula="of:=IF(ISNUMBER(SEARCH(&quot;K&quot;;[.$J159]));IF(ISBLANK([.$E$12]);&quot;&quot;;[.$E$12]);&quot;&quot;)">
            <text:p/>
          </table:table-cell>
          <table:table-cell table:formula="of:=IF(ISNUMBER(SEARCH(&quot;L&quot;;[.$J159]));IF(ISBLANK([.$E$13]);&quot;&quot;;[.$E$13]);&quot;&quot;)">
            <text:p/>
          </table:table-cell>
          <table:table-cell table:formula="of:=IF(ISNUMBER(SEARCH(&quot;M&quot;;[.$J159]));IF(ISBLANK([.$E$14]);&quot;&quot;;[.$E$14]);&quot;&quot;)">
            <text:p/>
          </table:table-cell>
          <table:table-cell table:formula="of:=IF(ISNUMBER(SEARCH(&quot;N&quot;;[.$J15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0:.$AC160])">
            <text:p/>
          </table:table-cell>
          <table:table-cell table:formula="of:=COM.MICROSOFT.CONCAT([.$AE160:.$AR160])">
            <text:p/>
          </table:table-cell>
          <table:table-cell table:formula="of:=COM.MICROSOFT.CONCAT([.$AT160:.$BG160])">
            <text:p/>
          </table:table-cell>
          <table:table-cell table:formula="of:=COUNTIF([.$J$1:.$J$1999];[.J160])" office:value-type="float" office:value="0" calcext:value-type="float">
            <text:p>0</text:p>
          </table:table-cell>
          <table:table-cell/>
          <table:table-cell table:formula="of:=IF(ISNUMBER(SEARCH(&quot;A&quot;;[.$J160]));IF(ISBLANK([.$C$2]);&quot;&quot;;[.$C$2]);&quot;&quot;)">
            <text:p/>
          </table:table-cell>
          <table:table-cell table:formula="of:=IF(ISNUMBER(SEARCH(&quot;B&quot;;[.$J160]));IF(ISBLANK([.$C$3]);&quot;&quot;;[.$C$3]);&quot;&quot;)">
            <text:p/>
          </table:table-cell>
          <table:table-cell table:formula="of:=IF(ISNUMBER(SEARCH(&quot;C&quot;;[.$J160]));IF(ISBLANK([.$C$4]);&quot;&quot;;[.$C$4]);&quot;&quot;)">
            <text:p/>
          </table:table-cell>
          <table:table-cell table:formula="of:=IF(ISNUMBER(SEARCH(&quot;D&quot;;[.$J160]));IF(ISBLANK([.$C$5]);&quot;&quot;;[.$C$5]);&quot;&quot;)">
            <text:p/>
          </table:table-cell>
          <table:table-cell table:formula="of:=IF(ISNUMBER(SEARCH(&quot;E&quot;;[.$J160]));IF(ISBLANK([.$C$6]);&quot;&quot;;[.$C$6]);&quot;&quot;)">
            <text:p/>
          </table:table-cell>
          <table:table-cell table:formula="of:=IF(ISNUMBER(SEARCH(&quot;F&quot;;[.$J160]));IF(ISBLANK([.$C$7]);&quot;&quot;;[.$C$7]);&quot;&quot;)">
            <text:p/>
          </table:table-cell>
          <table:table-cell table:formula="of:=IF(ISNUMBER(SEARCH(&quot;G&quot;;[.$J160]));IF(ISBLANK([.$C$8]);&quot;&quot;;[.$C$8]);&quot;&quot;)">
            <text:p/>
          </table:table-cell>
          <table:table-cell table:formula="of:=IF(ISNUMBER(SEARCH(&quot;H&quot;;[.$J160]));IF(ISBLANK([.$C$9]);&quot;&quot;;[.$C$9]);&quot;&quot;)">
            <text:p/>
          </table:table-cell>
          <table:table-cell table:formula="of:=IF(ISNUMBER(SEARCH(&quot;I&quot;;[.$J160]));IF(ISBLANK([.$C$10]);&quot;&quot;;[.$C$10]);&quot;&quot;)">
            <text:p/>
          </table:table-cell>
          <table:table-cell table:formula="of:=IF(ISNUMBER(SEARCH(&quot;J&quot;;[.$J160]));IF(ISBLANK([.$C$11]);&quot;&quot;;[.$C$11]);&quot;&quot;)">
            <text:p/>
          </table:table-cell>
          <table:table-cell table:formula="of:=IF(ISNUMBER(SEARCH(&quot;K&quot;;[.$J160]));IF(ISBLANK([.$C$12]);&quot;&quot;;[.$C$12]);&quot;&quot;)">
            <text:p/>
          </table:table-cell>
          <table:table-cell table:formula="of:=IF(ISNUMBER(SEARCH(&quot;L&quot;;[.$J160]));IF(ISBLANK([.$C$13]);&quot;&quot;;[.$C$13]);&quot;&quot;)">
            <text:p/>
          </table:table-cell>
          <table:table-cell table:formula="of:=IF(ISNUMBER(SEARCH(&quot;M&quot;;[.$J160]));IF(ISBLANK([.$C$14]);&quot;&quot;;[.$C$14]);&quot;&quot;)">
            <text:p/>
          </table:table-cell>
          <table:table-cell table:formula="of:=IF(ISNUMBER(SEARCH(&quot;N&quot;;[.$J160]));IF(ISBLANK([.$C$15]);&quot;&quot;;[.$C$15]);&quot;&quot;)">
            <text:p/>
          </table:table-cell>
          <table:table-cell/>
          <table:table-cell table:formula="of:=IF(ISNUMBER(SEARCH(&quot;A&quot;;[.$J160]));IF(ISBLANK([.$D$2]);&quot;&quot;;[.$D$2]);&quot;&quot;)">
            <text:p/>
          </table:table-cell>
          <table:table-cell table:formula="of:=IF(ISNUMBER(SEARCH(&quot;B&quot;;[.$J160]));IF(ISBLANK([.$D$3]);&quot;&quot;;[.$D$3]);&quot;&quot;)">
            <text:p/>
          </table:table-cell>
          <table:table-cell table:formula="of:=IF(ISNUMBER(SEARCH(&quot;C&quot;;[.$J160]));IF(ISBLANK([.$D$4]);&quot;&quot;;[.$D$4]);&quot;&quot;)">
            <text:p/>
          </table:table-cell>
          <table:table-cell table:formula="of:=IF(ISNUMBER(SEARCH(&quot;D&quot;;[.$J160]));IF(ISBLANK([.$D$5]);&quot;&quot;;[.$D$5]);&quot;&quot;)">
            <text:p/>
          </table:table-cell>
          <table:table-cell table:formula="of:=IF(ISNUMBER(SEARCH(&quot;E&quot;;[.$J160]));IF(ISBLANK([.$D$6]);&quot;&quot;;[.$D$6]);&quot;&quot;)">
            <text:p/>
          </table:table-cell>
          <table:table-cell table:formula="of:=IF(ISNUMBER(SEARCH(&quot;F&quot;;[.$J160]));IF(ISBLANK([.$D$7]);&quot;&quot;;[.$D$7]);&quot;&quot;)">
            <text:p/>
          </table:table-cell>
          <table:table-cell table:formula="of:=IF(ISNUMBER(SEARCH(&quot;G&quot;;[.$J160]));IF(ISBLANK([.$D$8]);&quot;&quot;;[.$D$8]);&quot;&quot;)">
            <text:p/>
          </table:table-cell>
          <table:table-cell table:formula="of:=IF(ISNUMBER(SEARCH(&quot;H&quot;;[.$J160]));IF(ISBLANK([.$D$9]);&quot;&quot;;[.$D$9]);&quot;&quot;)">
            <text:p/>
          </table:table-cell>
          <table:table-cell table:formula="of:=IF(ISNUMBER(SEARCH(&quot;I&quot;;[.$J160]));IF(ISBLANK([.$D$10]);&quot;&quot;;[.$D$10]);&quot;&quot;)">
            <text:p/>
          </table:table-cell>
          <table:table-cell table:formula="of:=IF(ISNUMBER(SEARCH(&quot;J&quot;;[.$J160]));IF(ISBLANK([.$D$11]);&quot;&quot;;[.$D$11]);&quot;&quot;)">
            <text:p/>
          </table:table-cell>
          <table:table-cell table:formula="of:=IF(ISNUMBER(SEARCH(&quot;K&quot;;[.$J160]));IF(ISBLANK([.$D$12]);&quot;&quot;;[.$D$12]);&quot;&quot;)">
            <text:p/>
          </table:table-cell>
          <table:table-cell table:formula="of:=IF(ISNUMBER(SEARCH(&quot;L&quot;;[.$J160]));IF(ISBLANK([.$D$13]);&quot;&quot;;[.$D$13]);&quot;&quot;)">
            <text:p/>
          </table:table-cell>
          <table:table-cell table:formula="of:=IF(ISNUMBER(SEARCH(&quot;M&quot;;[.$J160]));IF(ISBLANK([.$D$14]);&quot;&quot;;[.$D$14]);&quot;&quot;)">
            <text:p/>
          </table:table-cell>
          <table:table-cell table:formula="of:=IF(ISNUMBER(SEARCH(&quot;N&quot;;[.$J160]));IF(ISBLANK([.$D$15]);&quot;&quot;;[.$D$15]);&quot;&quot;)">
            <text:p/>
          </table:table-cell>
          <table:table-cell/>
          <table:table-cell table:formula="of:=IF(ISNUMBER(SEARCH(&quot;A&quot;;[.$J160]));IF(ISBLANK([.$E$2]);&quot;&quot;;[.$E$2]);&quot;&quot;)">
            <text:p/>
          </table:table-cell>
          <table:table-cell table:formula="of:=IF(ISNUMBER(SEARCH(&quot;B&quot;;[.$J160]));IF(ISBLANK([.$E$3]);&quot;&quot;;[.$E$3]);&quot;&quot;)">
            <text:p/>
          </table:table-cell>
          <table:table-cell table:formula="of:=IF(ISNUMBER(SEARCH(&quot;C&quot;;[.$J160]));IF(ISBLANK([.$E$4]);&quot;&quot;;[.$E$4]);&quot;&quot;)">
            <text:p/>
          </table:table-cell>
          <table:table-cell table:formula="of:=IF(ISNUMBER(SEARCH(&quot;D&quot;;[.$J160]));IF(ISBLANK([.$E$5]);&quot;&quot;;[.$E$5]);&quot;&quot;)">
            <text:p/>
          </table:table-cell>
          <table:table-cell table:formula="of:=IF(ISNUMBER(SEARCH(&quot;E&quot;;[.$J160]));IF(ISBLANK([.$E$6]);&quot;&quot;;[.$E$6]);&quot;&quot;)">
            <text:p/>
          </table:table-cell>
          <table:table-cell table:formula="of:=IF(ISNUMBER(SEARCH(&quot;F&quot;;[.$J160]));IF(ISBLANK([.$E$7]);&quot;&quot;;[.$E$7]);&quot;&quot;)">
            <text:p/>
          </table:table-cell>
          <table:table-cell table:formula="of:=IF(ISNUMBER(SEARCH(&quot;G&quot;;[.$J160]));IF(ISBLANK([.$E$8]);&quot;&quot;;[.$E$8]);&quot;&quot;)">
            <text:p/>
          </table:table-cell>
          <table:table-cell table:formula="of:=IF(ISNUMBER(SEARCH(&quot;H&quot;;[.$J160]));IF(ISBLANK([.$E$9]);&quot;&quot;;[.$E$9]);&quot;&quot;)">
            <text:p/>
          </table:table-cell>
          <table:table-cell table:formula="of:=IF(ISNUMBER(SEARCH(&quot;I&quot;;[.$J160]));IF(ISBLANK([.$E$10]);&quot;&quot;;[.$E$10]);&quot;&quot;)">
            <text:p/>
          </table:table-cell>
          <table:table-cell table:formula="of:=IF(ISNUMBER(SEARCH(&quot;J&quot;;[.$J160]));IF(ISBLANK([.$E$11]);&quot;&quot;;[.$E$11]);&quot;&quot;)">
            <text:p/>
          </table:table-cell>
          <table:table-cell table:formula="of:=IF(ISNUMBER(SEARCH(&quot;K&quot;;[.$J160]));IF(ISBLANK([.$E$12]);&quot;&quot;;[.$E$12]);&quot;&quot;)">
            <text:p/>
          </table:table-cell>
          <table:table-cell table:formula="of:=IF(ISNUMBER(SEARCH(&quot;L&quot;;[.$J160]));IF(ISBLANK([.$E$13]);&quot;&quot;;[.$E$13]);&quot;&quot;)">
            <text:p/>
          </table:table-cell>
          <table:table-cell table:formula="of:=IF(ISNUMBER(SEARCH(&quot;M&quot;;[.$J160]));IF(ISBLANK([.$E$14]);&quot;&quot;;[.$E$14]);&quot;&quot;)">
            <text:p/>
          </table:table-cell>
          <table:table-cell table:formula="of:=IF(ISNUMBER(SEARCH(&quot;N&quot;;[.$J16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1:.$AC161])">
            <text:p/>
          </table:table-cell>
          <table:table-cell table:formula="of:=COM.MICROSOFT.CONCAT([.$AE161:.$AR161])">
            <text:p/>
          </table:table-cell>
          <table:table-cell table:formula="of:=COM.MICROSOFT.CONCAT([.$AT161:.$BG161])">
            <text:p/>
          </table:table-cell>
          <table:table-cell table:formula="of:=COUNTIF([.$J$1:.$J$1999];[.J161])" office:value-type="float" office:value="0" calcext:value-type="float">
            <text:p>0</text:p>
          </table:table-cell>
          <table:table-cell/>
          <table:table-cell table:formula="of:=IF(ISNUMBER(SEARCH(&quot;A&quot;;[.$J161]));IF(ISBLANK([.$C$2]);&quot;&quot;;[.$C$2]);&quot;&quot;)">
            <text:p/>
          </table:table-cell>
          <table:table-cell table:formula="of:=IF(ISNUMBER(SEARCH(&quot;B&quot;;[.$J161]));IF(ISBLANK([.$C$3]);&quot;&quot;;[.$C$3]);&quot;&quot;)">
            <text:p/>
          </table:table-cell>
          <table:table-cell table:formula="of:=IF(ISNUMBER(SEARCH(&quot;C&quot;;[.$J161]));IF(ISBLANK([.$C$4]);&quot;&quot;;[.$C$4]);&quot;&quot;)">
            <text:p/>
          </table:table-cell>
          <table:table-cell table:formula="of:=IF(ISNUMBER(SEARCH(&quot;D&quot;;[.$J161]));IF(ISBLANK([.$C$5]);&quot;&quot;;[.$C$5]);&quot;&quot;)">
            <text:p/>
          </table:table-cell>
          <table:table-cell table:formula="of:=IF(ISNUMBER(SEARCH(&quot;E&quot;;[.$J161]));IF(ISBLANK([.$C$6]);&quot;&quot;;[.$C$6]);&quot;&quot;)">
            <text:p/>
          </table:table-cell>
          <table:table-cell table:formula="of:=IF(ISNUMBER(SEARCH(&quot;F&quot;;[.$J161]));IF(ISBLANK([.$C$7]);&quot;&quot;;[.$C$7]);&quot;&quot;)">
            <text:p/>
          </table:table-cell>
          <table:table-cell table:formula="of:=IF(ISNUMBER(SEARCH(&quot;G&quot;;[.$J161]));IF(ISBLANK([.$C$8]);&quot;&quot;;[.$C$8]);&quot;&quot;)">
            <text:p/>
          </table:table-cell>
          <table:table-cell table:formula="of:=IF(ISNUMBER(SEARCH(&quot;H&quot;;[.$J161]));IF(ISBLANK([.$C$9]);&quot;&quot;;[.$C$9]);&quot;&quot;)">
            <text:p/>
          </table:table-cell>
          <table:table-cell table:formula="of:=IF(ISNUMBER(SEARCH(&quot;I&quot;;[.$J161]));IF(ISBLANK([.$C$10]);&quot;&quot;;[.$C$10]);&quot;&quot;)">
            <text:p/>
          </table:table-cell>
          <table:table-cell table:formula="of:=IF(ISNUMBER(SEARCH(&quot;J&quot;;[.$J161]));IF(ISBLANK([.$C$11]);&quot;&quot;;[.$C$11]);&quot;&quot;)">
            <text:p/>
          </table:table-cell>
          <table:table-cell table:formula="of:=IF(ISNUMBER(SEARCH(&quot;K&quot;;[.$J161]));IF(ISBLANK([.$C$12]);&quot;&quot;;[.$C$12]);&quot;&quot;)">
            <text:p/>
          </table:table-cell>
          <table:table-cell table:formula="of:=IF(ISNUMBER(SEARCH(&quot;L&quot;;[.$J161]));IF(ISBLANK([.$C$13]);&quot;&quot;;[.$C$13]);&quot;&quot;)">
            <text:p/>
          </table:table-cell>
          <table:table-cell table:formula="of:=IF(ISNUMBER(SEARCH(&quot;M&quot;;[.$J161]));IF(ISBLANK([.$C$14]);&quot;&quot;;[.$C$14]);&quot;&quot;)">
            <text:p/>
          </table:table-cell>
          <table:table-cell table:formula="of:=IF(ISNUMBER(SEARCH(&quot;N&quot;;[.$J161]));IF(ISBLANK([.$C$15]);&quot;&quot;;[.$C$15]);&quot;&quot;)">
            <text:p/>
          </table:table-cell>
          <table:table-cell/>
          <table:table-cell table:formula="of:=IF(ISNUMBER(SEARCH(&quot;A&quot;;[.$J161]));IF(ISBLANK([.$D$2]);&quot;&quot;;[.$D$2]);&quot;&quot;)">
            <text:p/>
          </table:table-cell>
          <table:table-cell table:formula="of:=IF(ISNUMBER(SEARCH(&quot;B&quot;;[.$J161]));IF(ISBLANK([.$D$3]);&quot;&quot;;[.$D$3]);&quot;&quot;)">
            <text:p/>
          </table:table-cell>
          <table:table-cell table:formula="of:=IF(ISNUMBER(SEARCH(&quot;C&quot;;[.$J161]));IF(ISBLANK([.$D$4]);&quot;&quot;;[.$D$4]);&quot;&quot;)">
            <text:p/>
          </table:table-cell>
          <table:table-cell table:formula="of:=IF(ISNUMBER(SEARCH(&quot;D&quot;;[.$J161]));IF(ISBLANK([.$D$5]);&quot;&quot;;[.$D$5]);&quot;&quot;)">
            <text:p/>
          </table:table-cell>
          <table:table-cell table:formula="of:=IF(ISNUMBER(SEARCH(&quot;E&quot;;[.$J161]));IF(ISBLANK([.$D$6]);&quot;&quot;;[.$D$6]);&quot;&quot;)">
            <text:p/>
          </table:table-cell>
          <table:table-cell table:formula="of:=IF(ISNUMBER(SEARCH(&quot;F&quot;;[.$J161]));IF(ISBLANK([.$D$7]);&quot;&quot;;[.$D$7]);&quot;&quot;)">
            <text:p/>
          </table:table-cell>
          <table:table-cell table:formula="of:=IF(ISNUMBER(SEARCH(&quot;G&quot;;[.$J161]));IF(ISBLANK([.$D$8]);&quot;&quot;;[.$D$8]);&quot;&quot;)">
            <text:p/>
          </table:table-cell>
          <table:table-cell table:formula="of:=IF(ISNUMBER(SEARCH(&quot;H&quot;;[.$J161]));IF(ISBLANK([.$D$9]);&quot;&quot;;[.$D$9]);&quot;&quot;)">
            <text:p/>
          </table:table-cell>
          <table:table-cell table:formula="of:=IF(ISNUMBER(SEARCH(&quot;I&quot;;[.$J161]));IF(ISBLANK([.$D$10]);&quot;&quot;;[.$D$10]);&quot;&quot;)">
            <text:p/>
          </table:table-cell>
          <table:table-cell table:formula="of:=IF(ISNUMBER(SEARCH(&quot;J&quot;;[.$J161]));IF(ISBLANK([.$D$11]);&quot;&quot;;[.$D$11]);&quot;&quot;)">
            <text:p/>
          </table:table-cell>
          <table:table-cell table:formula="of:=IF(ISNUMBER(SEARCH(&quot;K&quot;;[.$J161]));IF(ISBLANK([.$D$12]);&quot;&quot;;[.$D$12]);&quot;&quot;)">
            <text:p/>
          </table:table-cell>
          <table:table-cell table:formula="of:=IF(ISNUMBER(SEARCH(&quot;L&quot;;[.$J161]));IF(ISBLANK([.$D$13]);&quot;&quot;;[.$D$13]);&quot;&quot;)">
            <text:p/>
          </table:table-cell>
          <table:table-cell table:formula="of:=IF(ISNUMBER(SEARCH(&quot;M&quot;;[.$J161]));IF(ISBLANK([.$D$14]);&quot;&quot;;[.$D$14]);&quot;&quot;)">
            <text:p/>
          </table:table-cell>
          <table:table-cell table:formula="of:=IF(ISNUMBER(SEARCH(&quot;N&quot;;[.$J161]));IF(ISBLANK([.$D$15]);&quot;&quot;;[.$D$15]);&quot;&quot;)">
            <text:p/>
          </table:table-cell>
          <table:table-cell/>
          <table:table-cell table:formula="of:=IF(ISNUMBER(SEARCH(&quot;A&quot;;[.$J161]));IF(ISBLANK([.$E$2]);&quot;&quot;;[.$E$2]);&quot;&quot;)">
            <text:p/>
          </table:table-cell>
          <table:table-cell table:formula="of:=IF(ISNUMBER(SEARCH(&quot;B&quot;;[.$J161]));IF(ISBLANK([.$E$3]);&quot;&quot;;[.$E$3]);&quot;&quot;)">
            <text:p/>
          </table:table-cell>
          <table:table-cell table:formula="of:=IF(ISNUMBER(SEARCH(&quot;C&quot;;[.$J161]));IF(ISBLANK([.$E$4]);&quot;&quot;;[.$E$4]);&quot;&quot;)">
            <text:p/>
          </table:table-cell>
          <table:table-cell table:formula="of:=IF(ISNUMBER(SEARCH(&quot;D&quot;;[.$J161]));IF(ISBLANK([.$E$5]);&quot;&quot;;[.$E$5]);&quot;&quot;)">
            <text:p/>
          </table:table-cell>
          <table:table-cell table:formula="of:=IF(ISNUMBER(SEARCH(&quot;E&quot;;[.$J161]));IF(ISBLANK([.$E$6]);&quot;&quot;;[.$E$6]);&quot;&quot;)">
            <text:p/>
          </table:table-cell>
          <table:table-cell table:formula="of:=IF(ISNUMBER(SEARCH(&quot;F&quot;;[.$J161]));IF(ISBLANK([.$E$7]);&quot;&quot;;[.$E$7]);&quot;&quot;)">
            <text:p/>
          </table:table-cell>
          <table:table-cell table:formula="of:=IF(ISNUMBER(SEARCH(&quot;G&quot;;[.$J161]));IF(ISBLANK([.$E$8]);&quot;&quot;;[.$E$8]);&quot;&quot;)">
            <text:p/>
          </table:table-cell>
          <table:table-cell table:formula="of:=IF(ISNUMBER(SEARCH(&quot;H&quot;;[.$J161]));IF(ISBLANK([.$E$9]);&quot;&quot;;[.$E$9]);&quot;&quot;)">
            <text:p/>
          </table:table-cell>
          <table:table-cell table:formula="of:=IF(ISNUMBER(SEARCH(&quot;I&quot;;[.$J161]));IF(ISBLANK([.$E$10]);&quot;&quot;;[.$E$10]);&quot;&quot;)">
            <text:p/>
          </table:table-cell>
          <table:table-cell table:formula="of:=IF(ISNUMBER(SEARCH(&quot;J&quot;;[.$J161]));IF(ISBLANK([.$E$11]);&quot;&quot;;[.$E$11]);&quot;&quot;)">
            <text:p/>
          </table:table-cell>
          <table:table-cell table:formula="of:=IF(ISNUMBER(SEARCH(&quot;K&quot;;[.$J161]));IF(ISBLANK([.$E$12]);&quot;&quot;;[.$E$12]);&quot;&quot;)">
            <text:p/>
          </table:table-cell>
          <table:table-cell table:formula="of:=IF(ISNUMBER(SEARCH(&quot;L&quot;;[.$J161]));IF(ISBLANK([.$E$13]);&quot;&quot;;[.$E$13]);&quot;&quot;)">
            <text:p/>
          </table:table-cell>
          <table:table-cell table:formula="of:=IF(ISNUMBER(SEARCH(&quot;M&quot;;[.$J161]));IF(ISBLANK([.$E$14]);&quot;&quot;;[.$E$14]);&quot;&quot;)">
            <text:p/>
          </table:table-cell>
          <table:table-cell table:formula="of:=IF(ISNUMBER(SEARCH(&quot;N&quot;;[.$J16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2:.$AC162])">
            <text:p/>
          </table:table-cell>
          <table:table-cell table:formula="of:=COM.MICROSOFT.CONCAT([.$AE162:.$AR162])">
            <text:p/>
          </table:table-cell>
          <table:table-cell table:formula="of:=COM.MICROSOFT.CONCAT([.$AT162:.$BG162])">
            <text:p/>
          </table:table-cell>
          <table:table-cell table:formula="of:=COUNTIF([.$J$1:.$J$1999];[.J162])" office:value-type="float" office:value="0" calcext:value-type="float">
            <text:p>0</text:p>
          </table:table-cell>
          <table:table-cell/>
          <table:table-cell table:formula="of:=IF(ISNUMBER(SEARCH(&quot;A&quot;;[.$J162]));IF(ISBLANK([.$C$2]);&quot;&quot;;[.$C$2]);&quot;&quot;)">
            <text:p/>
          </table:table-cell>
          <table:table-cell table:formula="of:=IF(ISNUMBER(SEARCH(&quot;B&quot;;[.$J162]));IF(ISBLANK([.$C$3]);&quot;&quot;;[.$C$3]);&quot;&quot;)">
            <text:p/>
          </table:table-cell>
          <table:table-cell table:formula="of:=IF(ISNUMBER(SEARCH(&quot;C&quot;;[.$J162]));IF(ISBLANK([.$C$4]);&quot;&quot;;[.$C$4]);&quot;&quot;)">
            <text:p/>
          </table:table-cell>
          <table:table-cell table:formula="of:=IF(ISNUMBER(SEARCH(&quot;D&quot;;[.$J162]));IF(ISBLANK([.$C$5]);&quot;&quot;;[.$C$5]);&quot;&quot;)">
            <text:p/>
          </table:table-cell>
          <table:table-cell table:formula="of:=IF(ISNUMBER(SEARCH(&quot;E&quot;;[.$J162]));IF(ISBLANK([.$C$6]);&quot;&quot;;[.$C$6]);&quot;&quot;)">
            <text:p/>
          </table:table-cell>
          <table:table-cell table:formula="of:=IF(ISNUMBER(SEARCH(&quot;F&quot;;[.$J162]));IF(ISBLANK([.$C$7]);&quot;&quot;;[.$C$7]);&quot;&quot;)">
            <text:p/>
          </table:table-cell>
          <table:table-cell table:formula="of:=IF(ISNUMBER(SEARCH(&quot;G&quot;;[.$J162]));IF(ISBLANK([.$C$8]);&quot;&quot;;[.$C$8]);&quot;&quot;)">
            <text:p/>
          </table:table-cell>
          <table:table-cell table:formula="of:=IF(ISNUMBER(SEARCH(&quot;H&quot;;[.$J162]));IF(ISBLANK([.$C$9]);&quot;&quot;;[.$C$9]);&quot;&quot;)">
            <text:p/>
          </table:table-cell>
          <table:table-cell table:formula="of:=IF(ISNUMBER(SEARCH(&quot;I&quot;;[.$J162]));IF(ISBLANK([.$C$10]);&quot;&quot;;[.$C$10]);&quot;&quot;)">
            <text:p/>
          </table:table-cell>
          <table:table-cell table:formula="of:=IF(ISNUMBER(SEARCH(&quot;J&quot;;[.$J162]));IF(ISBLANK([.$C$11]);&quot;&quot;;[.$C$11]);&quot;&quot;)">
            <text:p/>
          </table:table-cell>
          <table:table-cell table:formula="of:=IF(ISNUMBER(SEARCH(&quot;K&quot;;[.$J162]));IF(ISBLANK([.$C$12]);&quot;&quot;;[.$C$12]);&quot;&quot;)">
            <text:p/>
          </table:table-cell>
          <table:table-cell table:formula="of:=IF(ISNUMBER(SEARCH(&quot;L&quot;;[.$J162]));IF(ISBLANK([.$C$13]);&quot;&quot;;[.$C$13]);&quot;&quot;)">
            <text:p/>
          </table:table-cell>
          <table:table-cell table:formula="of:=IF(ISNUMBER(SEARCH(&quot;M&quot;;[.$J162]));IF(ISBLANK([.$C$14]);&quot;&quot;;[.$C$14]);&quot;&quot;)">
            <text:p/>
          </table:table-cell>
          <table:table-cell table:formula="of:=IF(ISNUMBER(SEARCH(&quot;N&quot;;[.$J162]));IF(ISBLANK([.$C$15]);&quot;&quot;;[.$C$15]);&quot;&quot;)">
            <text:p/>
          </table:table-cell>
          <table:table-cell/>
          <table:table-cell table:formula="of:=IF(ISNUMBER(SEARCH(&quot;A&quot;;[.$J162]));IF(ISBLANK([.$D$2]);&quot;&quot;;[.$D$2]);&quot;&quot;)">
            <text:p/>
          </table:table-cell>
          <table:table-cell table:formula="of:=IF(ISNUMBER(SEARCH(&quot;B&quot;;[.$J162]));IF(ISBLANK([.$D$3]);&quot;&quot;;[.$D$3]);&quot;&quot;)">
            <text:p/>
          </table:table-cell>
          <table:table-cell table:formula="of:=IF(ISNUMBER(SEARCH(&quot;C&quot;;[.$J162]));IF(ISBLANK([.$D$4]);&quot;&quot;;[.$D$4]);&quot;&quot;)">
            <text:p/>
          </table:table-cell>
          <table:table-cell table:formula="of:=IF(ISNUMBER(SEARCH(&quot;D&quot;;[.$J162]));IF(ISBLANK([.$D$5]);&quot;&quot;;[.$D$5]);&quot;&quot;)">
            <text:p/>
          </table:table-cell>
          <table:table-cell table:formula="of:=IF(ISNUMBER(SEARCH(&quot;E&quot;;[.$J162]));IF(ISBLANK([.$D$6]);&quot;&quot;;[.$D$6]);&quot;&quot;)">
            <text:p/>
          </table:table-cell>
          <table:table-cell table:formula="of:=IF(ISNUMBER(SEARCH(&quot;F&quot;;[.$J162]));IF(ISBLANK([.$D$7]);&quot;&quot;;[.$D$7]);&quot;&quot;)">
            <text:p/>
          </table:table-cell>
          <table:table-cell table:formula="of:=IF(ISNUMBER(SEARCH(&quot;G&quot;;[.$J162]));IF(ISBLANK([.$D$8]);&quot;&quot;;[.$D$8]);&quot;&quot;)">
            <text:p/>
          </table:table-cell>
          <table:table-cell table:formula="of:=IF(ISNUMBER(SEARCH(&quot;H&quot;;[.$J162]));IF(ISBLANK([.$D$9]);&quot;&quot;;[.$D$9]);&quot;&quot;)">
            <text:p/>
          </table:table-cell>
          <table:table-cell table:formula="of:=IF(ISNUMBER(SEARCH(&quot;I&quot;;[.$J162]));IF(ISBLANK([.$D$10]);&quot;&quot;;[.$D$10]);&quot;&quot;)">
            <text:p/>
          </table:table-cell>
          <table:table-cell table:formula="of:=IF(ISNUMBER(SEARCH(&quot;J&quot;;[.$J162]));IF(ISBLANK([.$D$11]);&quot;&quot;;[.$D$11]);&quot;&quot;)">
            <text:p/>
          </table:table-cell>
          <table:table-cell table:formula="of:=IF(ISNUMBER(SEARCH(&quot;K&quot;;[.$J162]));IF(ISBLANK([.$D$12]);&quot;&quot;;[.$D$12]);&quot;&quot;)">
            <text:p/>
          </table:table-cell>
          <table:table-cell table:formula="of:=IF(ISNUMBER(SEARCH(&quot;L&quot;;[.$J162]));IF(ISBLANK([.$D$13]);&quot;&quot;;[.$D$13]);&quot;&quot;)">
            <text:p/>
          </table:table-cell>
          <table:table-cell table:formula="of:=IF(ISNUMBER(SEARCH(&quot;M&quot;;[.$J162]));IF(ISBLANK([.$D$14]);&quot;&quot;;[.$D$14]);&quot;&quot;)">
            <text:p/>
          </table:table-cell>
          <table:table-cell table:formula="of:=IF(ISNUMBER(SEARCH(&quot;N&quot;;[.$J162]));IF(ISBLANK([.$D$15]);&quot;&quot;;[.$D$15]);&quot;&quot;)">
            <text:p/>
          </table:table-cell>
          <table:table-cell/>
          <table:table-cell table:formula="of:=IF(ISNUMBER(SEARCH(&quot;A&quot;;[.$J162]));IF(ISBLANK([.$E$2]);&quot;&quot;;[.$E$2]);&quot;&quot;)">
            <text:p/>
          </table:table-cell>
          <table:table-cell table:formula="of:=IF(ISNUMBER(SEARCH(&quot;B&quot;;[.$J162]));IF(ISBLANK([.$E$3]);&quot;&quot;;[.$E$3]);&quot;&quot;)">
            <text:p/>
          </table:table-cell>
          <table:table-cell table:formula="of:=IF(ISNUMBER(SEARCH(&quot;C&quot;;[.$J162]));IF(ISBLANK([.$E$4]);&quot;&quot;;[.$E$4]);&quot;&quot;)">
            <text:p/>
          </table:table-cell>
          <table:table-cell table:formula="of:=IF(ISNUMBER(SEARCH(&quot;D&quot;;[.$J162]));IF(ISBLANK([.$E$5]);&quot;&quot;;[.$E$5]);&quot;&quot;)">
            <text:p/>
          </table:table-cell>
          <table:table-cell table:formula="of:=IF(ISNUMBER(SEARCH(&quot;E&quot;;[.$J162]));IF(ISBLANK([.$E$6]);&quot;&quot;;[.$E$6]);&quot;&quot;)">
            <text:p/>
          </table:table-cell>
          <table:table-cell table:formula="of:=IF(ISNUMBER(SEARCH(&quot;F&quot;;[.$J162]));IF(ISBLANK([.$E$7]);&quot;&quot;;[.$E$7]);&quot;&quot;)">
            <text:p/>
          </table:table-cell>
          <table:table-cell table:formula="of:=IF(ISNUMBER(SEARCH(&quot;G&quot;;[.$J162]));IF(ISBLANK([.$E$8]);&quot;&quot;;[.$E$8]);&quot;&quot;)">
            <text:p/>
          </table:table-cell>
          <table:table-cell table:formula="of:=IF(ISNUMBER(SEARCH(&quot;H&quot;;[.$J162]));IF(ISBLANK([.$E$9]);&quot;&quot;;[.$E$9]);&quot;&quot;)">
            <text:p/>
          </table:table-cell>
          <table:table-cell table:formula="of:=IF(ISNUMBER(SEARCH(&quot;I&quot;;[.$J162]));IF(ISBLANK([.$E$10]);&quot;&quot;;[.$E$10]);&quot;&quot;)">
            <text:p/>
          </table:table-cell>
          <table:table-cell table:formula="of:=IF(ISNUMBER(SEARCH(&quot;J&quot;;[.$J162]));IF(ISBLANK([.$E$11]);&quot;&quot;;[.$E$11]);&quot;&quot;)">
            <text:p/>
          </table:table-cell>
          <table:table-cell table:formula="of:=IF(ISNUMBER(SEARCH(&quot;K&quot;;[.$J162]));IF(ISBLANK([.$E$12]);&quot;&quot;;[.$E$12]);&quot;&quot;)">
            <text:p/>
          </table:table-cell>
          <table:table-cell table:formula="of:=IF(ISNUMBER(SEARCH(&quot;L&quot;;[.$J162]));IF(ISBLANK([.$E$13]);&quot;&quot;;[.$E$13]);&quot;&quot;)">
            <text:p/>
          </table:table-cell>
          <table:table-cell table:formula="of:=IF(ISNUMBER(SEARCH(&quot;M&quot;;[.$J162]));IF(ISBLANK([.$E$14]);&quot;&quot;;[.$E$14]);&quot;&quot;)">
            <text:p/>
          </table:table-cell>
          <table:table-cell table:formula="of:=IF(ISNUMBER(SEARCH(&quot;N&quot;;[.$J16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3:.$AC163])">
            <text:p/>
          </table:table-cell>
          <table:table-cell table:formula="of:=COM.MICROSOFT.CONCAT([.$AE163:.$AR163])">
            <text:p/>
          </table:table-cell>
          <table:table-cell table:formula="of:=COM.MICROSOFT.CONCAT([.$AT163:.$BG163])">
            <text:p/>
          </table:table-cell>
          <table:table-cell table:formula="of:=COUNTIF([.$J$1:.$J$1999];[.J163])" office:value-type="float" office:value="0" calcext:value-type="float">
            <text:p>0</text:p>
          </table:table-cell>
          <table:table-cell/>
          <table:table-cell table:formula="of:=IF(ISNUMBER(SEARCH(&quot;A&quot;;[.$J163]));IF(ISBLANK([.$C$2]);&quot;&quot;;[.$C$2]);&quot;&quot;)">
            <text:p/>
          </table:table-cell>
          <table:table-cell table:formula="of:=IF(ISNUMBER(SEARCH(&quot;B&quot;;[.$J163]));IF(ISBLANK([.$C$3]);&quot;&quot;;[.$C$3]);&quot;&quot;)">
            <text:p/>
          </table:table-cell>
          <table:table-cell table:formula="of:=IF(ISNUMBER(SEARCH(&quot;C&quot;;[.$J163]));IF(ISBLANK([.$C$4]);&quot;&quot;;[.$C$4]);&quot;&quot;)">
            <text:p/>
          </table:table-cell>
          <table:table-cell table:formula="of:=IF(ISNUMBER(SEARCH(&quot;D&quot;;[.$J163]));IF(ISBLANK([.$C$5]);&quot;&quot;;[.$C$5]);&quot;&quot;)">
            <text:p/>
          </table:table-cell>
          <table:table-cell table:formula="of:=IF(ISNUMBER(SEARCH(&quot;E&quot;;[.$J163]));IF(ISBLANK([.$C$6]);&quot;&quot;;[.$C$6]);&quot;&quot;)">
            <text:p/>
          </table:table-cell>
          <table:table-cell table:formula="of:=IF(ISNUMBER(SEARCH(&quot;F&quot;;[.$J163]));IF(ISBLANK([.$C$7]);&quot;&quot;;[.$C$7]);&quot;&quot;)">
            <text:p/>
          </table:table-cell>
          <table:table-cell table:formula="of:=IF(ISNUMBER(SEARCH(&quot;G&quot;;[.$J163]));IF(ISBLANK([.$C$8]);&quot;&quot;;[.$C$8]);&quot;&quot;)">
            <text:p/>
          </table:table-cell>
          <table:table-cell table:formula="of:=IF(ISNUMBER(SEARCH(&quot;H&quot;;[.$J163]));IF(ISBLANK([.$C$9]);&quot;&quot;;[.$C$9]);&quot;&quot;)">
            <text:p/>
          </table:table-cell>
          <table:table-cell table:formula="of:=IF(ISNUMBER(SEARCH(&quot;I&quot;;[.$J163]));IF(ISBLANK([.$C$10]);&quot;&quot;;[.$C$10]);&quot;&quot;)">
            <text:p/>
          </table:table-cell>
          <table:table-cell table:formula="of:=IF(ISNUMBER(SEARCH(&quot;J&quot;;[.$J163]));IF(ISBLANK([.$C$11]);&quot;&quot;;[.$C$11]);&quot;&quot;)">
            <text:p/>
          </table:table-cell>
          <table:table-cell table:formula="of:=IF(ISNUMBER(SEARCH(&quot;K&quot;;[.$J163]));IF(ISBLANK([.$C$12]);&quot;&quot;;[.$C$12]);&quot;&quot;)">
            <text:p/>
          </table:table-cell>
          <table:table-cell table:formula="of:=IF(ISNUMBER(SEARCH(&quot;L&quot;;[.$J163]));IF(ISBLANK([.$C$13]);&quot;&quot;;[.$C$13]);&quot;&quot;)">
            <text:p/>
          </table:table-cell>
          <table:table-cell table:formula="of:=IF(ISNUMBER(SEARCH(&quot;M&quot;;[.$J163]));IF(ISBLANK([.$C$14]);&quot;&quot;;[.$C$14]);&quot;&quot;)">
            <text:p/>
          </table:table-cell>
          <table:table-cell table:formula="of:=IF(ISNUMBER(SEARCH(&quot;N&quot;;[.$J163]));IF(ISBLANK([.$C$15]);&quot;&quot;;[.$C$15]);&quot;&quot;)">
            <text:p/>
          </table:table-cell>
          <table:table-cell/>
          <table:table-cell table:formula="of:=IF(ISNUMBER(SEARCH(&quot;A&quot;;[.$J163]));IF(ISBLANK([.$D$2]);&quot;&quot;;[.$D$2]);&quot;&quot;)">
            <text:p/>
          </table:table-cell>
          <table:table-cell table:formula="of:=IF(ISNUMBER(SEARCH(&quot;B&quot;;[.$J163]));IF(ISBLANK([.$D$3]);&quot;&quot;;[.$D$3]);&quot;&quot;)">
            <text:p/>
          </table:table-cell>
          <table:table-cell table:formula="of:=IF(ISNUMBER(SEARCH(&quot;C&quot;;[.$J163]));IF(ISBLANK([.$D$4]);&quot;&quot;;[.$D$4]);&quot;&quot;)">
            <text:p/>
          </table:table-cell>
          <table:table-cell table:formula="of:=IF(ISNUMBER(SEARCH(&quot;D&quot;;[.$J163]));IF(ISBLANK([.$D$5]);&quot;&quot;;[.$D$5]);&quot;&quot;)">
            <text:p/>
          </table:table-cell>
          <table:table-cell table:formula="of:=IF(ISNUMBER(SEARCH(&quot;E&quot;;[.$J163]));IF(ISBLANK([.$D$6]);&quot;&quot;;[.$D$6]);&quot;&quot;)">
            <text:p/>
          </table:table-cell>
          <table:table-cell table:formula="of:=IF(ISNUMBER(SEARCH(&quot;F&quot;;[.$J163]));IF(ISBLANK([.$D$7]);&quot;&quot;;[.$D$7]);&quot;&quot;)">
            <text:p/>
          </table:table-cell>
          <table:table-cell table:formula="of:=IF(ISNUMBER(SEARCH(&quot;G&quot;;[.$J163]));IF(ISBLANK([.$D$8]);&quot;&quot;;[.$D$8]);&quot;&quot;)">
            <text:p/>
          </table:table-cell>
          <table:table-cell table:formula="of:=IF(ISNUMBER(SEARCH(&quot;H&quot;;[.$J163]));IF(ISBLANK([.$D$9]);&quot;&quot;;[.$D$9]);&quot;&quot;)">
            <text:p/>
          </table:table-cell>
          <table:table-cell table:formula="of:=IF(ISNUMBER(SEARCH(&quot;I&quot;;[.$J163]));IF(ISBLANK([.$D$10]);&quot;&quot;;[.$D$10]);&quot;&quot;)">
            <text:p/>
          </table:table-cell>
          <table:table-cell table:formula="of:=IF(ISNUMBER(SEARCH(&quot;J&quot;;[.$J163]));IF(ISBLANK([.$D$11]);&quot;&quot;;[.$D$11]);&quot;&quot;)">
            <text:p/>
          </table:table-cell>
          <table:table-cell table:formula="of:=IF(ISNUMBER(SEARCH(&quot;K&quot;;[.$J163]));IF(ISBLANK([.$D$12]);&quot;&quot;;[.$D$12]);&quot;&quot;)">
            <text:p/>
          </table:table-cell>
          <table:table-cell table:formula="of:=IF(ISNUMBER(SEARCH(&quot;L&quot;;[.$J163]));IF(ISBLANK([.$D$13]);&quot;&quot;;[.$D$13]);&quot;&quot;)">
            <text:p/>
          </table:table-cell>
          <table:table-cell table:formula="of:=IF(ISNUMBER(SEARCH(&quot;M&quot;;[.$J163]));IF(ISBLANK([.$D$14]);&quot;&quot;;[.$D$14]);&quot;&quot;)">
            <text:p/>
          </table:table-cell>
          <table:table-cell table:formula="of:=IF(ISNUMBER(SEARCH(&quot;N&quot;;[.$J163]));IF(ISBLANK([.$D$15]);&quot;&quot;;[.$D$15]);&quot;&quot;)">
            <text:p/>
          </table:table-cell>
          <table:table-cell/>
          <table:table-cell table:formula="of:=IF(ISNUMBER(SEARCH(&quot;A&quot;;[.$J163]));IF(ISBLANK([.$E$2]);&quot;&quot;;[.$E$2]);&quot;&quot;)">
            <text:p/>
          </table:table-cell>
          <table:table-cell table:formula="of:=IF(ISNUMBER(SEARCH(&quot;B&quot;;[.$J163]));IF(ISBLANK([.$E$3]);&quot;&quot;;[.$E$3]);&quot;&quot;)">
            <text:p/>
          </table:table-cell>
          <table:table-cell table:formula="of:=IF(ISNUMBER(SEARCH(&quot;C&quot;;[.$J163]));IF(ISBLANK([.$E$4]);&quot;&quot;;[.$E$4]);&quot;&quot;)">
            <text:p/>
          </table:table-cell>
          <table:table-cell table:formula="of:=IF(ISNUMBER(SEARCH(&quot;D&quot;;[.$J163]));IF(ISBLANK([.$E$5]);&quot;&quot;;[.$E$5]);&quot;&quot;)">
            <text:p/>
          </table:table-cell>
          <table:table-cell table:formula="of:=IF(ISNUMBER(SEARCH(&quot;E&quot;;[.$J163]));IF(ISBLANK([.$E$6]);&quot;&quot;;[.$E$6]);&quot;&quot;)">
            <text:p/>
          </table:table-cell>
          <table:table-cell table:formula="of:=IF(ISNUMBER(SEARCH(&quot;F&quot;;[.$J163]));IF(ISBLANK([.$E$7]);&quot;&quot;;[.$E$7]);&quot;&quot;)">
            <text:p/>
          </table:table-cell>
          <table:table-cell table:formula="of:=IF(ISNUMBER(SEARCH(&quot;G&quot;;[.$J163]));IF(ISBLANK([.$E$8]);&quot;&quot;;[.$E$8]);&quot;&quot;)">
            <text:p/>
          </table:table-cell>
          <table:table-cell table:formula="of:=IF(ISNUMBER(SEARCH(&quot;H&quot;;[.$J163]));IF(ISBLANK([.$E$9]);&quot;&quot;;[.$E$9]);&quot;&quot;)">
            <text:p/>
          </table:table-cell>
          <table:table-cell table:formula="of:=IF(ISNUMBER(SEARCH(&quot;I&quot;;[.$J163]));IF(ISBLANK([.$E$10]);&quot;&quot;;[.$E$10]);&quot;&quot;)">
            <text:p/>
          </table:table-cell>
          <table:table-cell table:formula="of:=IF(ISNUMBER(SEARCH(&quot;J&quot;;[.$J163]));IF(ISBLANK([.$E$11]);&quot;&quot;;[.$E$11]);&quot;&quot;)">
            <text:p/>
          </table:table-cell>
          <table:table-cell table:formula="of:=IF(ISNUMBER(SEARCH(&quot;K&quot;;[.$J163]));IF(ISBLANK([.$E$12]);&quot;&quot;;[.$E$12]);&quot;&quot;)">
            <text:p/>
          </table:table-cell>
          <table:table-cell table:formula="of:=IF(ISNUMBER(SEARCH(&quot;L&quot;;[.$J163]));IF(ISBLANK([.$E$13]);&quot;&quot;;[.$E$13]);&quot;&quot;)">
            <text:p/>
          </table:table-cell>
          <table:table-cell table:formula="of:=IF(ISNUMBER(SEARCH(&quot;M&quot;;[.$J163]));IF(ISBLANK([.$E$14]);&quot;&quot;;[.$E$14]);&quot;&quot;)">
            <text:p/>
          </table:table-cell>
          <table:table-cell table:formula="of:=IF(ISNUMBER(SEARCH(&quot;N&quot;;[.$J16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4:.$AC164])">
            <text:p/>
          </table:table-cell>
          <table:table-cell table:formula="of:=COM.MICROSOFT.CONCAT([.$AE164:.$AR164])">
            <text:p/>
          </table:table-cell>
          <table:table-cell table:formula="of:=COM.MICROSOFT.CONCAT([.$AT164:.$BG164])">
            <text:p/>
          </table:table-cell>
          <table:table-cell table:formula="of:=COUNTIF([.$J$1:.$J$1999];[.J164])" office:value-type="float" office:value="0" calcext:value-type="float">
            <text:p>0</text:p>
          </table:table-cell>
          <table:table-cell/>
          <table:table-cell table:formula="of:=IF(ISNUMBER(SEARCH(&quot;A&quot;;[.$J164]));IF(ISBLANK([.$C$2]);&quot;&quot;;[.$C$2]);&quot;&quot;)">
            <text:p/>
          </table:table-cell>
          <table:table-cell table:formula="of:=IF(ISNUMBER(SEARCH(&quot;B&quot;;[.$J164]));IF(ISBLANK([.$C$3]);&quot;&quot;;[.$C$3]);&quot;&quot;)">
            <text:p/>
          </table:table-cell>
          <table:table-cell table:formula="of:=IF(ISNUMBER(SEARCH(&quot;C&quot;;[.$J164]));IF(ISBLANK([.$C$4]);&quot;&quot;;[.$C$4]);&quot;&quot;)">
            <text:p/>
          </table:table-cell>
          <table:table-cell table:formula="of:=IF(ISNUMBER(SEARCH(&quot;D&quot;;[.$J164]));IF(ISBLANK([.$C$5]);&quot;&quot;;[.$C$5]);&quot;&quot;)">
            <text:p/>
          </table:table-cell>
          <table:table-cell table:formula="of:=IF(ISNUMBER(SEARCH(&quot;E&quot;;[.$J164]));IF(ISBLANK([.$C$6]);&quot;&quot;;[.$C$6]);&quot;&quot;)">
            <text:p/>
          </table:table-cell>
          <table:table-cell table:formula="of:=IF(ISNUMBER(SEARCH(&quot;F&quot;;[.$J164]));IF(ISBLANK([.$C$7]);&quot;&quot;;[.$C$7]);&quot;&quot;)">
            <text:p/>
          </table:table-cell>
          <table:table-cell table:formula="of:=IF(ISNUMBER(SEARCH(&quot;G&quot;;[.$J164]));IF(ISBLANK([.$C$8]);&quot;&quot;;[.$C$8]);&quot;&quot;)">
            <text:p/>
          </table:table-cell>
          <table:table-cell table:formula="of:=IF(ISNUMBER(SEARCH(&quot;H&quot;;[.$J164]));IF(ISBLANK([.$C$9]);&quot;&quot;;[.$C$9]);&quot;&quot;)">
            <text:p/>
          </table:table-cell>
          <table:table-cell table:formula="of:=IF(ISNUMBER(SEARCH(&quot;I&quot;;[.$J164]));IF(ISBLANK([.$C$10]);&quot;&quot;;[.$C$10]);&quot;&quot;)">
            <text:p/>
          </table:table-cell>
          <table:table-cell table:formula="of:=IF(ISNUMBER(SEARCH(&quot;J&quot;;[.$J164]));IF(ISBLANK([.$C$11]);&quot;&quot;;[.$C$11]);&quot;&quot;)">
            <text:p/>
          </table:table-cell>
          <table:table-cell table:formula="of:=IF(ISNUMBER(SEARCH(&quot;K&quot;;[.$J164]));IF(ISBLANK([.$C$12]);&quot;&quot;;[.$C$12]);&quot;&quot;)">
            <text:p/>
          </table:table-cell>
          <table:table-cell table:formula="of:=IF(ISNUMBER(SEARCH(&quot;L&quot;;[.$J164]));IF(ISBLANK([.$C$13]);&quot;&quot;;[.$C$13]);&quot;&quot;)">
            <text:p/>
          </table:table-cell>
          <table:table-cell table:formula="of:=IF(ISNUMBER(SEARCH(&quot;M&quot;;[.$J164]));IF(ISBLANK([.$C$14]);&quot;&quot;;[.$C$14]);&quot;&quot;)">
            <text:p/>
          </table:table-cell>
          <table:table-cell table:formula="of:=IF(ISNUMBER(SEARCH(&quot;N&quot;;[.$J164]));IF(ISBLANK([.$C$15]);&quot;&quot;;[.$C$15]);&quot;&quot;)">
            <text:p/>
          </table:table-cell>
          <table:table-cell/>
          <table:table-cell table:formula="of:=IF(ISNUMBER(SEARCH(&quot;A&quot;;[.$J164]));IF(ISBLANK([.$D$2]);&quot;&quot;;[.$D$2]);&quot;&quot;)">
            <text:p/>
          </table:table-cell>
          <table:table-cell table:formula="of:=IF(ISNUMBER(SEARCH(&quot;B&quot;;[.$J164]));IF(ISBLANK([.$D$3]);&quot;&quot;;[.$D$3]);&quot;&quot;)">
            <text:p/>
          </table:table-cell>
          <table:table-cell table:formula="of:=IF(ISNUMBER(SEARCH(&quot;C&quot;;[.$J164]));IF(ISBLANK([.$D$4]);&quot;&quot;;[.$D$4]);&quot;&quot;)">
            <text:p/>
          </table:table-cell>
          <table:table-cell table:formula="of:=IF(ISNUMBER(SEARCH(&quot;D&quot;;[.$J164]));IF(ISBLANK([.$D$5]);&quot;&quot;;[.$D$5]);&quot;&quot;)">
            <text:p/>
          </table:table-cell>
          <table:table-cell table:formula="of:=IF(ISNUMBER(SEARCH(&quot;E&quot;;[.$J164]));IF(ISBLANK([.$D$6]);&quot;&quot;;[.$D$6]);&quot;&quot;)">
            <text:p/>
          </table:table-cell>
          <table:table-cell table:formula="of:=IF(ISNUMBER(SEARCH(&quot;F&quot;;[.$J164]));IF(ISBLANK([.$D$7]);&quot;&quot;;[.$D$7]);&quot;&quot;)">
            <text:p/>
          </table:table-cell>
          <table:table-cell table:formula="of:=IF(ISNUMBER(SEARCH(&quot;G&quot;;[.$J164]));IF(ISBLANK([.$D$8]);&quot;&quot;;[.$D$8]);&quot;&quot;)">
            <text:p/>
          </table:table-cell>
          <table:table-cell table:formula="of:=IF(ISNUMBER(SEARCH(&quot;H&quot;;[.$J164]));IF(ISBLANK([.$D$9]);&quot;&quot;;[.$D$9]);&quot;&quot;)">
            <text:p/>
          </table:table-cell>
          <table:table-cell table:formula="of:=IF(ISNUMBER(SEARCH(&quot;I&quot;;[.$J164]));IF(ISBLANK([.$D$10]);&quot;&quot;;[.$D$10]);&quot;&quot;)">
            <text:p/>
          </table:table-cell>
          <table:table-cell table:formula="of:=IF(ISNUMBER(SEARCH(&quot;J&quot;;[.$J164]));IF(ISBLANK([.$D$11]);&quot;&quot;;[.$D$11]);&quot;&quot;)">
            <text:p/>
          </table:table-cell>
          <table:table-cell table:formula="of:=IF(ISNUMBER(SEARCH(&quot;K&quot;;[.$J164]));IF(ISBLANK([.$D$12]);&quot;&quot;;[.$D$12]);&quot;&quot;)">
            <text:p/>
          </table:table-cell>
          <table:table-cell table:formula="of:=IF(ISNUMBER(SEARCH(&quot;L&quot;;[.$J164]));IF(ISBLANK([.$D$13]);&quot;&quot;;[.$D$13]);&quot;&quot;)">
            <text:p/>
          </table:table-cell>
          <table:table-cell table:formula="of:=IF(ISNUMBER(SEARCH(&quot;M&quot;;[.$J164]));IF(ISBLANK([.$D$14]);&quot;&quot;;[.$D$14]);&quot;&quot;)">
            <text:p/>
          </table:table-cell>
          <table:table-cell table:formula="of:=IF(ISNUMBER(SEARCH(&quot;N&quot;;[.$J164]));IF(ISBLANK([.$D$15]);&quot;&quot;;[.$D$15]);&quot;&quot;)">
            <text:p/>
          </table:table-cell>
          <table:table-cell/>
          <table:table-cell table:formula="of:=IF(ISNUMBER(SEARCH(&quot;A&quot;;[.$J164]));IF(ISBLANK([.$E$2]);&quot;&quot;;[.$E$2]);&quot;&quot;)">
            <text:p/>
          </table:table-cell>
          <table:table-cell table:formula="of:=IF(ISNUMBER(SEARCH(&quot;B&quot;;[.$J164]));IF(ISBLANK([.$E$3]);&quot;&quot;;[.$E$3]);&quot;&quot;)">
            <text:p/>
          </table:table-cell>
          <table:table-cell table:formula="of:=IF(ISNUMBER(SEARCH(&quot;C&quot;;[.$J164]));IF(ISBLANK([.$E$4]);&quot;&quot;;[.$E$4]);&quot;&quot;)">
            <text:p/>
          </table:table-cell>
          <table:table-cell table:formula="of:=IF(ISNUMBER(SEARCH(&quot;D&quot;;[.$J164]));IF(ISBLANK([.$E$5]);&quot;&quot;;[.$E$5]);&quot;&quot;)">
            <text:p/>
          </table:table-cell>
          <table:table-cell table:formula="of:=IF(ISNUMBER(SEARCH(&quot;E&quot;;[.$J164]));IF(ISBLANK([.$E$6]);&quot;&quot;;[.$E$6]);&quot;&quot;)">
            <text:p/>
          </table:table-cell>
          <table:table-cell table:formula="of:=IF(ISNUMBER(SEARCH(&quot;F&quot;;[.$J164]));IF(ISBLANK([.$E$7]);&quot;&quot;;[.$E$7]);&quot;&quot;)">
            <text:p/>
          </table:table-cell>
          <table:table-cell table:formula="of:=IF(ISNUMBER(SEARCH(&quot;G&quot;;[.$J164]));IF(ISBLANK([.$E$8]);&quot;&quot;;[.$E$8]);&quot;&quot;)">
            <text:p/>
          </table:table-cell>
          <table:table-cell table:formula="of:=IF(ISNUMBER(SEARCH(&quot;H&quot;;[.$J164]));IF(ISBLANK([.$E$9]);&quot;&quot;;[.$E$9]);&quot;&quot;)">
            <text:p/>
          </table:table-cell>
          <table:table-cell table:formula="of:=IF(ISNUMBER(SEARCH(&quot;I&quot;;[.$J164]));IF(ISBLANK([.$E$10]);&quot;&quot;;[.$E$10]);&quot;&quot;)">
            <text:p/>
          </table:table-cell>
          <table:table-cell table:formula="of:=IF(ISNUMBER(SEARCH(&quot;J&quot;;[.$J164]));IF(ISBLANK([.$E$11]);&quot;&quot;;[.$E$11]);&quot;&quot;)">
            <text:p/>
          </table:table-cell>
          <table:table-cell table:formula="of:=IF(ISNUMBER(SEARCH(&quot;K&quot;;[.$J164]));IF(ISBLANK([.$E$12]);&quot;&quot;;[.$E$12]);&quot;&quot;)">
            <text:p/>
          </table:table-cell>
          <table:table-cell table:formula="of:=IF(ISNUMBER(SEARCH(&quot;L&quot;;[.$J164]));IF(ISBLANK([.$E$13]);&quot;&quot;;[.$E$13]);&quot;&quot;)">
            <text:p/>
          </table:table-cell>
          <table:table-cell table:formula="of:=IF(ISNUMBER(SEARCH(&quot;M&quot;;[.$J164]));IF(ISBLANK([.$E$14]);&quot;&quot;;[.$E$14]);&quot;&quot;)">
            <text:p/>
          </table:table-cell>
          <table:table-cell table:formula="of:=IF(ISNUMBER(SEARCH(&quot;N&quot;;[.$J16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5:.$AC165])">
            <text:p/>
          </table:table-cell>
          <table:table-cell table:formula="of:=COM.MICROSOFT.CONCAT([.$AE165:.$AR165])">
            <text:p/>
          </table:table-cell>
          <table:table-cell table:formula="of:=COM.MICROSOFT.CONCAT([.$AT165:.$BG165])">
            <text:p/>
          </table:table-cell>
          <table:table-cell table:formula="of:=COUNTIF([.$J$1:.$J$1999];[.J165])" office:value-type="float" office:value="0" calcext:value-type="float">
            <text:p>0</text:p>
          </table:table-cell>
          <table:table-cell/>
          <table:table-cell table:formula="of:=IF(ISNUMBER(SEARCH(&quot;A&quot;;[.$J165]));IF(ISBLANK([.$C$2]);&quot;&quot;;[.$C$2]);&quot;&quot;)">
            <text:p/>
          </table:table-cell>
          <table:table-cell table:formula="of:=IF(ISNUMBER(SEARCH(&quot;B&quot;;[.$J165]));IF(ISBLANK([.$C$3]);&quot;&quot;;[.$C$3]);&quot;&quot;)">
            <text:p/>
          </table:table-cell>
          <table:table-cell table:formula="of:=IF(ISNUMBER(SEARCH(&quot;C&quot;;[.$J165]));IF(ISBLANK([.$C$4]);&quot;&quot;;[.$C$4]);&quot;&quot;)">
            <text:p/>
          </table:table-cell>
          <table:table-cell table:formula="of:=IF(ISNUMBER(SEARCH(&quot;D&quot;;[.$J165]));IF(ISBLANK([.$C$5]);&quot;&quot;;[.$C$5]);&quot;&quot;)">
            <text:p/>
          </table:table-cell>
          <table:table-cell table:formula="of:=IF(ISNUMBER(SEARCH(&quot;E&quot;;[.$J165]));IF(ISBLANK([.$C$6]);&quot;&quot;;[.$C$6]);&quot;&quot;)">
            <text:p/>
          </table:table-cell>
          <table:table-cell table:formula="of:=IF(ISNUMBER(SEARCH(&quot;F&quot;;[.$J165]));IF(ISBLANK([.$C$7]);&quot;&quot;;[.$C$7]);&quot;&quot;)">
            <text:p/>
          </table:table-cell>
          <table:table-cell table:formula="of:=IF(ISNUMBER(SEARCH(&quot;G&quot;;[.$J165]));IF(ISBLANK([.$C$8]);&quot;&quot;;[.$C$8]);&quot;&quot;)">
            <text:p/>
          </table:table-cell>
          <table:table-cell table:formula="of:=IF(ISNUMBER(SEARCH(&quot;H&quot;;[.$J165]));IF(ISBLANK([.$C$9]);&quot;&quot;;[.$C$9]);&quot;&quot;)">
            <text:p/>
          </table:table-cell>
          <table:table-cell table:formula="of:=IF(ISNUMBER(SEARCH(&quot;I&quot;;[.$J165]));IF(ISBLANK([.$C$10]);&quot;&quot;;[.$C$10]);&quot;&quot;)">
            <text:p/>
          </table:table-cell>
          <table:table-cell table:formula="of:=IF(ISNUMBER(SEARCH(&quot;J&quot;;[.$J165]));IF(ISBLANK([.$C$11]);&quot;&quot;;[.$C$11]);&quot;&quot;)">
            <text:p/>
          </table:table-cell>
          <table:table-cell table:formula="of:=IF(ISNUMBER(SEARCH(&quot;K&quot;;[.$J165]));IF(ISBLANK([.$C$12]);&quot;&quot;;[.$C$12]);&quot;&quot;)">
            <text:p/>
          </table:table-cell>
          <table:table-cell table:formula="of:=IF(ISNUMBER(SEARCH(&quot;L&quot;;[.$J165]));IF(ISBLANK([.$C$13]);&quot;&quot;;[.$C$13]);&quot;&quot;)">
            <text:p/>
          </table:table-cell>
          <table:table-cell table:formula="of:=IF(ISNUMBER(SEARCH(&quot;M&quot;;[.$J165]));IF(ISBLANK([.$C$14]);&quot;&quot;;[.$C$14]);&quot;&quot;)">
            <text:p/>
          </table:table-cell>
          <table:table-cell table:formula="of:=IF(ISNUMBER(SEARCH(&quot;N&quot;;[.$J165]));IF(ISBLANK([.$C$15]);&quot;&quot;;[.$C$15]);&quot;&quot;)">
            <text:p/>
          </table:table-cell>
          <table:table-cell/>
          <table:table-cell table:formula="of:=IF(ISNUMBER(SEARCH(&quot;A&quot;;[.$J165]));IF(ISBLANK([.$D$2]);&quot;&quot;;[.$D$2]);&quot;&quot;)">
            <text:p/>
          </table:table-cell>
          <table:table-cell table:formula="of:=IF(ISNUMBER(SEARCH(&quot;B&quot;;[.$J165]));IF(ISBLANK([.$D$3]);&quot;&quot;;[.$D$3]);&quot;&quot;)">
            <text:p/>
          </table:table-cell>
          <table:table-cell table:formula="of:=IF(ISNUMBER(SEARCH(&quot;C&quot;;[.$J165]));IF(ISBLANK([.$D$4]);&quot;&quot;;[.$D$4]);&quot;&quot;)">
            <text:p/>
          </table:table-cell>
          <table:table-cell table:formula="of:=IF(ISNUMBER(SEARCH(&quot;D&quot;;[.$J165]));IF(ISBLANK([.$D$5]);&quot;&quot;;[.$D$5]);&quot;&quot;)">
            <text:p/>
          </table:table-cell>
          <table:table-cell table:formula="of:=IF(ISNUMBER(SEARCH(&quot;E&quot;;[.$J165]));IF(ISBLANK([.$D$6]);&quot;&quot;;[.$D$6]);&quot;&quot;)">
            <text:p/>
          </table:table-cell>
          <table:table-cell table:formula="of:=IF(ISNUMBER(SEARCH(&quot;F&quot;;[.$J165]));IF(ISBLANK([.$D$7]);&quot;&quot;;[.$D$7]);&quot;&quot;)">
            <text:p/>
          </table:table-cell>
          <table:table-cell table:formula="of:=IF(ISNUMBER(SEARCH(&quot;G&quot;;[.$J165]));IF(ISBLANK([.$D$8]);&quot;&quot;;[.$D$8]);&quot;&quot;)">
            <text:p/>
          </table:table-cell>
          <table:table-cell table:formula="of:=IF(ISNUMBER(SEARCH(&quot;H&quot;;[.$J165]));IF(ISBLANK([.$D$9]);&quot;&quot;;[.$D$9]);&quot;&quot;)">
            <text:p/>
          </table:table-cell>
          <table:table-cell table:formula="of:=IF(ISNUMBER(SEARCH(&quot;I&quot;;[.$J165]));IF(ISBLANK([.$D$10]);&quot;&quot;;[.$D$10]);&quot;&quot;)">
            <text:p/>
          </table:table-cell>
          <table:table-cell table:formula="of:=IF(ISNUMBER(SEARCH(&quot;J&quot;;[.$J165]));IF(ISBLANK([.$D$11]);&quot;&quot;;[.$D$11]);&quot;&quot;)">
            <text:p/>
          </table:table-cell>
          <table:table-cell table:formula="of:=IF(ISNUMBER(SEARCH(&quot;K&quot;;[.$J165]));IF(ISBLANK([.$D$12]);&quot;&quot;;[.$D$12]);&quot;&quot;)">
            <text:p/>
          </table:table-cell>
          <table:table-cell table:formula="of:=IF(ISNUMBER(SEARCH(&quot;L&quot;;[.$J165]));IF(ISBLANK([.$D$13]);&quot;&quot;;[.$D$13]);&quot;&quot;)">
            <text:p/>
          </table:table-cell>
          <table:table-cell table:formula="of:=IF(ISNUMBER(SEARCH(&quot;M&quot;;[.$J165]));IF(ISBLANK([.$D$14]);&quot;&quot;;[.$D$14]);&quot;&quot;)">
            <text:p/>
          </table:table-cell>
          <table:table-cell table:formula="of:=IF(ISNUMBER(SEARCH(&quot;N&quot;;[.$J165]));IF(ISBLANK([.$D$15]);&quot;&quot;;[.$D$15]);&quot;&quot;)">
            <text:p/>
          </table:table-cell>
          <table:table-cell/>
          <table:table-cell table:formula="of:=IF(ISNUMBER(SEARCH(&quot;A&quot;;[.$J165]));IF(ISBLANK([.$E$2]);&quot;&quot;;[.$E$2]);&quot;&quot;)">
            <text:p/>
          </table:table-cell>
          <table:table-cell table:formula="of:=IF(ISNUMBER(SEARCH(&quot;B&quot;;[.$J165]));IF(ISBLANK([.$E$3]);&quot;&quot;;[.$E$3]);&quot;&quot;)">
            <text:p/>
          </table:table-cell>
          <table:table-cell table:formula="of:=IF(ISNUMBER(SEARCH(&quot;C&quot;;[.$J165]));IF(ISBLANK([.$E$4]);&quot;&quot;;[.$E$4]);&quot;&quot;)">
            <text:p/>
          </table:table-cell>
          <table:table-cell table:formula="of:=IF(ISNUMBER(SEARCH(&quot;D&quot;;[.$J165]));IF(ISBLANK([.$E$5]);&quot;&quot;;[.$E$5]);&quot;&quot;)">
            <text:p/>
          </table:table-cell>
          <table:table-cell table:formula="of:=IF(ISNUMBER(SEARCH(&quot;E&quot;;[.$J165]));IF(ISBLANK([.$E$6]);&quot;&quot;;[.$E$6]);&quot;&quot;)">
            <text:p/>
          </table:table-cell>
          <table:table-cell table:formula="of:=IF(ISNUMBER(SEARCH(&quot;F&quot;;[.$J165]));IF(ISBLANK([.$E$7]);&quot;&quot;;[.$E$7]);&quot;&quot;)">
            <text:p/>
          </table:table-cell>
          <table:table-cell table:formula="of:=IF(ISNUMBER(SEARCH(&quot;G&quot;;[.$J165]));IF(ISBLANK([.$E$8]);&quot;&quot;;[.$E$8]);&quot;&quot;)">
            <text:p/>
          </table:table-cell>
          <table:table-cell table:formula="of:=IF(ISNUMBER(SEARCH(&quot;H&quot;;[.$J165]));IF(ISBLANK([.$E$9]);&quot;&quot;;[.$E$9]);&quot;&quot;)">
            <text:p/>
          </table:table-cell>
          <table:table-cell table:formula="of:=IF(ISNUMBER(SEARCH(&quot;I&quot;;[.$J165]));IF(ISBLANK([.$E$10]);&quot;&quot;;[.$E$10]);&quot;&quot;)">
            <text:p/>
          </table:table-cell>
          <table:table-cell table:formula="of:=IF(ISNUMBER(SEARCH(&quot;J&quot;;[.$J165]));IF(ISBLANK([.$E$11]);&quot;&quot;;[.$E$11]);&quot;&quot;)">
            <text:p/>
          </table:table-cell>
          <table:table-cell table:formula="of:=IF(ISNUMBER(SEARCH(&quot;K&quot;;[.$J165]));IF(ISBLANK([.$E$12]);&quot;&quot;;[.$E$12]);&quot;&quot;)">
            <text:p/>
          </table:table-cell>
          <table:table-cell table:formula="of:=IF(ISNUMBER(SEARCH(&quot;L&quot;;[.$J165]));IF(ISBLANK([.$E$13]);&quot;&quot;;[.$E$13]);&quot;&quot;)">
            <text:p/>
          </table:table-cell>
          <table:table-cell table:formula="of:=IF(ISNUMBER(SEARCH(&quot;M&quot;;[.$J165]));IF(ISBLANK([.$E$14]);&quot;&quot;;[.$E$14]);&quot;&quot;)">
            <text:p/>
          </table:table-cell>
          <table:table-cell table:formula="of:=IF(ISNUMBER(SEARCH(&quot;N&quot;;[.$J16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6:.$AC166])">
            <text:p/>
          </table:table-cell>
          <table:table-cell table:formula="of:=COM.MICROSOFT.CONCAT([.$AE166:.$AR166])">
            <text:p/>
          </table:table-cell>
          <table:table-cell table:formula="of:=COM.MICROSOFT.CONCAT([.$AT166:.$BG166])">
            <text:p/>
          </table:table-cell>
          <table:table-cell table:formula="of:=COUNTIF([.$J$1:.$J$1999];[.J166])" office:value-type="float" office:value="0" calcext:value-type="float">
            <text:p>0</text:p>
          </table:table-cell>
          <table:table-cell/>
          <table:table-cell table:formula="of:=IF(ISNUMBER(SEARCH(&quot;A&quot;;[.$J166]));IF(ISBLANK([.$C$2]);&quot;&quot;;[.$C$2]);&quot;&quot;)">
            <text:p/>
          </table:table-cell>
          <table:table-cell table:formula="of:=IF(ISNUMBER(SEARCH(&quot;B&quot;;[.$J166]));IF(ISBLANK([.$C$3]);&quot;&quot;;[.$C$3]);&quot;&quot;)">
            <text:p/>
          </table:table-cell>
          <table:table-cell table:formula="of:=IF(ISNUMBER(SEARCH(&quot;C&quot;;[.$J166]));IF(ISBLANK([.$C$4]);&quot;&quot;;[.$C$4]);&quot;&quot;)">
            <text:p/>
          </table:table-cell>
          <table:table-cell table:formula="of:=IF(ISNUMBER(SEARCH(&quot;D&quot;;[.$J166]));IF(ISBLANK([.$C$5]);&quot;&quot;;[.$C$5]);&quot;&quot;)">
            <text:p/>
          </table:table-cell>
          <table:table-cell table:formula="of:=IF(ISNUMBER(SEARCH(&quot;E&quot;;[.$J166]));IF(ISBLANK([.$C$6]);&quot;&quot;;[.$C$6]);&quot;&quot;)">
            <text:p/>
          </table:table-cell>
          <table:table-cell table:formula="of:=IF(ISNUMBER(SEARCH(&quot;F&quot;;[.$J166]));IF(ISBLANK([.$C$7]);&quot;&quot;;[.$C$7]);&quot;&quot;)">
            <text:p/>
          </table:table-cell>
          <table:table-cell table:formula="of:=IF(ISNUMBER(SEARCH(&quot;G&quot;;[.$J166]));IF(ISBLANK([.$C$8]);&quot;&quot;;[.$C$8]);&quot;&quot;)">
            <text:p/>
          </table:table-cell>
          <table:table-cell table:formula="of:=IF(ISNUMBER(SEARCH(&quot;H&quot;;[.$J166]));IF(ISBLANK([.$C$9]);&quot;&quot;;[.$C$9]);&quot;&quot;)">
            <text:p/>
          </table:table-cell>
          <table:table-cell table:formula="of:=IF(ISNUMBER(SEARCH(&quot;I&quot;;[.$J166]));IF(ISBLANK([.$C$10]);&quot;&quot;;[.$C$10]);&quot;&quot;)">
            <text:p/>
          </table:table-cell>
          <table:table-cell table:formula="of:=IF(ISNUMBER(SEARCH(&quot;J&quot;;[.$J166]));IF(ISBLANK([.$C$11]);&quot;&quot;;[.$C$11]);&quot;&quot;)">
            <text:p/>
          </table:table-cell>
          <table:table-cell table:formula="of:=IF(ISNUMBER(SEARCH(&quot;K&quot;;[.$J166]));IF(ISBLANK([.$C$12]);&quot;&quot;;[.$C$12]);&quot;&quot;)">
            <text:p/>
          </table:table-cell>
          <table:table-cell table:formula="of:=IF(ISNUMBER(SEARCH(&quot;L&quot;;[.$J166]));IF(ISBLANK([.$C$13]);&quot;&quot;;[.$C$13]);&quot;&quot;)">
            <text:p/>
          </table:table-cell>
          <table:table-cell table:formula="of:=IF(ISNUMBER(SEARCH(&quot;M&quot;;[.$J166]));IF(ISBLANK([.$C$14]);&quot;&quot;;[.$C$14]);&quot;&quot;)">
            <text:p/>
          </table:table-cell>
          <table:table-cell table:formula="of:=IF(ISNUMBER(SEARCH(&quot;N&quot;;[.$J166]));IF(ISBLANK([.$C$15]);&quot;&quot;;[.$C$15]);&quot;&quot;)">
            <text:p/>
          </table:table-cell>
          <table:table-cell/>
          <table:table-cell table:formula="of:=IF(ISNUMBER(SEARCH(&quot;A&quot;;[.$J166]));IF(ISBLANK([.$D$2]);&quot;&quot;;[.$D$2]);&quot;&quot;)">
            <text:p/>
          </table:table-cell>
          <table:table-cell table:formula="of:=IF(ISNUMBER(SEARCH(&quot;B&quot;;[.$J166]));IF(ISBLANK([.$D$3]);&quot;&quot;;[.$D$3]);&quot;&quot;)">
            <text:p/>
          </table:table-cell>
          <table:table-cell table:formula="of:=IF(ISNUMBER(SEARCH(&quot;C&quot;;[.$J166]));IF(ISBLANK([.$D$4]);&quot;&quot;;[.$D$4]);&quot;&quot;)">
            <text:p/>
          </table:table-cell>
          <table:table-cell table:formula="of:=IF(ISNUMBER(SEARCH(&quot;D&quot;;[.$J166]));IF(ISBLANK([.$D$5]);&quot;&quot;;[.$D$5]);&quot;&quot;)">
            <text:p/>
          </table:table-cell>
          <table:table-cell table:formula="of:=IF(ISNUMBER(SEARCH(&quot;E&quot;;[.$J166]));IF(ISBLANK([.$D$6]);&quot;&quot;;[.$D$6]);&quot;&quot;)">
            <text:p/>
          </table:table-cell>
          <table:table-cell table:formula="of:=IF(ISNUMBER(SEARCH(&quot;F&quot;;[.$J166]));IF(ISBLANK([.$D$7]);&quot;&quot;;[.$D$7]);&quot;&quot;)">
            <text:p/>
          </table:table-cell>
          <table:table-cell table:formula="of:=IF(ISNUMBER(SEARCH(&quot;G&quot;;[.$J166]));IF(ISBLANK([.$D$8]);&quot;&quot;;[.$D$8]);&quot;&quot;)">
            <text:p/>
          </table:table-cell>
          <table:table-cell table:formula="of:=IF(ISNUMBER(SEARCH(&quot;H&quot;;[.$J166]));IF(ISBLANK([.$D$9]);&quot;&quot;;[.$D$9]);&quot;&quot;)">
            <text:p/>
          </table:table-cell>
          <table:table-cell table:formula="of:=IF(ISNUMBER(SEARCH(&quot;I&quot;;[.$J166]));IF(ISBLANK([.$D$10]);&quot;&quot;;[.$D$10]);&quot;&quot;)">
            <text:p/>
          </table:table-cell>
          <table:table-cell table:formula="of:=IF(ISNUMBER(SEARCH(&quot;J&quot;;[.$J166]));IF(ISBLANK([.$D$11]);&quot;&quot;;[.$D$11]);&quot;&quot;)">
            <text:p/>
          </table:table-cell>
          <table:table-cell table:formula="of:=IF(ISNUMBER(SEARCH(&quot;K&quot;;[.$J166]));IF(ISBLANK([.$D$12]);&quot;&quot;;[.$D$12]);&quot;&quot;)">
            <text:p/>
          </table:table-cell>
          <table:table-cell table:formula="of:=IF(ISNUMBER(SEARCH(&quot;L&quot;;[.$J166]));IF(ISBLANK([.$D$13]);&quot;&quot;;[.$D$13]);&quot;&quot;)">
            <text:p/>
          </table:table-cell>
          <table:table-cell table:formula="of:=IF(ISNUMBER(SEARCH(&quot;M&quot;;[.$J166]));IF(ISBLANK([.$D$14]);&quot;&quot;;[.$D$14]);&quot;&quot;)">
            <text:p/>
          </table:table-cell>
          <table:table-cell table:formula="of:=IF(ISNUMBER(SEARCH(&quot;N&quot;;[.$J166]));IF(ISBLANK([.$D$15]);&quot;&quot;;[.$D$15]);&quot;&quot;)">
            <text:p/>
          </table:table-cell>
          <table:table-cell/>
          <table:table-cell table:formula="of:=IF(ISNUMBER(SEARCH(&quot;A&quot;;[.$J166]));IF(ISBLANK([.$E$2]);&quot;&quot;;[.$E$2]);&quot;&quot;)">
            <text:p/>
          </table:table-cell>
          <table:table-cell table:formula="of:=IF(ISNUMBER(SEARCH(&quot;B&quot;;[.$J166]));IF(ISBLANK([.$E$3]);&quot;&quot;;[.$E$3]);&quot;&quot;)">
            <text:p/>
          </table:table-cell>
          <table:table-cell table:formula="of:=IF(ISNUMBER(SEARCH(&quot;C&quot;;[.$J166]));IF(ISBLANK([.$E$4]);&quot;&quot;;[.$E$4]);&quot;&quot;)">
            <text:p/>
          </table:table-cell>
          <table:table-cell table:formula="of:=IF(ISNUMBER(SEARCH(&quot;D&quot;;[.$J166]));IF(ISBLANK([.$E$5]);&quot;&quot;;[.$E$5]);&quot;&quot;)">
            <text:p/>
          </table:table-cell>
          <table:table-cell table:formula="of:=IF(ISNUMBER(SEARCH(&quot;E&quot;;[.$J166]));IF(ISBLANK([.$E$6]);&quot;&quot;;[.$E$6]);&quot;&quot;)">
            <text:p/>
          </table:table-cell>
          <table:table-cell table:formula="of:=IF(ISNUMBER(SEARCH(&quot;F&quot;;[.$J166]));IF(ISBLANK([.$E$7]);&quot;&quot;;[.$E$7]);&quot;&quot;)">
            <text:p/>
          </table:table-cell>
          <table:table-cell table:formula="of:=IF(ISNUMBER(SEARCH(&quot;G&quot;;[.$J166]));IF(ISBLANK([.$E$8]);&quot;&quot;;[.$E$8]);&quot;&quot;)">
            <text:p/>
          </table:table-cell>
          <table:table-cell table:formula="of:=IF(ISNUMBER(SEARCH(&quot;H&quot;;[.$J166]));IF(ISBLANK([.$E$9]);&quot;&quot;;[.$E$9]);&quot;&quot;)">
            <text:p/>
          </table:table-cell>
          <table:table-cell table:formula="of:=IF(ISNUMBER(SEARCH(&quot;I&quot;;[.$J166]));IF(ISBLANK([.$E$10]);&quot;&quot;;[.$E$10]);&quot;&quot;)">
            <text:p/>
          </table:table-cell>
          <table:table-cell table:formula="of:=IF(ISNUMBER(SEARCH(&quot;J&quot;;[.$J166]));IF(ISBLANK([.$E$11]);&quot;&quot;;[.$E$11]);&quot;&quot;)">
            <text:p/>
          </table:table-cell>
          <table:table-cell table:formula="of:=IF(ISNUMBER(SEARCH(&quot;K&quot;;[.$J166]));IF(ISBLANK([.$E$12]);&quot;&quot;;[.$E$12]);&quot;&quot;)">
            <text:p/>
          </table:table-cell>
          <table:table-cell table:formula="of:=IF(ISNUMBER(SEARCH(&quot;L&quot;;[.$J166]));IF(ISBLANK([.$E$13]);&quot;&quot;;[.$E$13]);&quot;&quot;)">
            <text:p/>
          </table:table-cell>
          <table:table-cell table:formula="of:=IF(ISNUMBER(SEARCH(&quot;M&quot;;[.$J166]));IF(ISBLANK([.$E$14]);&quot;&quot;;[.$E$14]);&quot;&quot;)">
            <text:p/>
          </table:table-cell>
          <table:table-cell table:formula="of:=IF(ISNUMBER(SEARCH(&quot;N&quot;;[.$J16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7:.$AC167])">
            <text:p/>
          </table:table-cell>
          <table:table-cell table:formula="of:=COM.MICROSOFT.CONCAT([.$AE167:.$AR167])">
            <text:p/>
          </table:table-cell>
          <table:table-cell table:formula="of:=COM.MICROSOFT.CONCAT([.$AT167:.$BG167])">
            <text:p/>
          </table:table-cell>
          <table:table-cell table:formula="of:=COUNTIF([.$J$1:.$J$1999];[.J167])" office:value-type="float" office:value="0" calcext:value-type="float">
            <text:p>0</text:p>
          </table:table-cell>
          <table:table-cell/>
          <table:table-cell table:formula="of:=IF(ISNUMBER(SEARCH(&quot;A&quot;;[.$J167]));IF(ISBLANK([.$C$2]);&quot;&quot;;[.$C$2]);&quot;&quot;)">
            <text:p/>
          </table:table-cell>
          <table:table-cell table:formula="of:=IF(ISNUMBER(SEARCH(&quot;B&quot;;[.$J167]));IF(ISBLANK([.$C$3]);&quot;&quot;;[.$C$3]);&quot;&quot;)">
            <text:p/>
          </table:table-cell>
          <table:table-cell table:formula="of:=IF(ISNUMBER(SEARCH(&quot;C&quot;;[.$J167]));IF(ISBLANK([.$C$4]);&quot;&quot;;[.$C$4]);&quot;&quot;)">
            <text:p/>
          </table:table-cell>
          <table:table-cell table:formula="of:=IF(ISNUMBER(SEARCH(&quot;D&quot;;[.$J167]));IF(ISBLANK([.$C$5]);&quot;&quot;;[.$C$5]);&quot;&quot;)">
            <text:p/>
          </table:table-cell>
          <table:table-cell table:formula="of:=IF(ISNUMBER(SEARCH(&quot;E&quot;;[.$J167]));IF(ISBLANK([.$C$6]);&quot;&quot;;[.$C$6]);&quot;&quot;)">
            <text:p/>
          </table:table-cell>
          <table:table-cell table:formula="of:=IF(ISNUMBER(SEARCH(&quot;F&quot;;[.$J167]));IF(ISBLANK([.$C$7]);&quot;&quot;;[.$C$7]);&quot;&quot;)">
            <text:p/>
          </table:table-cell>
          <table:table-cell table:formula="of:=IF(ISNUMBER(SEARCH(&quot;G&quot;;[.$J167]));IF(ISBLANK([.$C$8]);&quot;&quot;;[.$C$8]);&quot;&quot;)">
            <text:p/>
          </table:table-cell>
          <table:table-cell table:formula="of:=IF(ISNUMBER(SEARCH(&quot;H&quot;;[.$J167]));IF(ISBLANK([.$C$9]);&quot;&quot;;[.$C$9]);&quot;&quot;)">
            <text:p/>
          </table:table-cell>
          <table:table-cell table:formula="of:=IF(ISNUMBER(SEARCH(&quot;I&quot;;[.$J167]));IF(ISBLANK([.$C$10]);&quot;&quot;;[.$C$10]);&quot;&quot;)">
            <text:p/>
          </table:table-cell>
          <table:table-cell table:formula="of:=IF(ISNUMBER(SEARCH(&quot;J&quot;;[.$J167]));IF(ISBLANK([.$C$11]);&quot;&quot;;[.$C$11]);&quot;&quot;)">
            <text:p/>
          </table:table-cell>
          <table:table-cell table:formula="of:=IF(ISNUMBER(SEARCH(&quot;K&quot;;[.$J167]));IF(ISBLANK([.$C$12]);&quot;&quot;;[.$C$12]);&quot;&quot;)">
            <text:p/>
          </table:table-cell>
          <table:table-cell table:formula="of:=IF(ISNUMBER(SEARCH(&quot;L&quot;;[.$J167]));IF(ISBLANK([.$C$13]);&quot;&quot;;[.$C$13]);&quot;&quot;)">
            <text:p/>
          </table:table-cell>
          <table:table-cell table:formula="of:=IF(ISNUMBER(SEARCH(&quot;M&quot;;[.$J167]));IF(ISBLANK([.$C$14]);&quot;&quot;;[.$C$14]);&quot;&quot;)">
            <text:p/>
          </table:table-cell>
          <table:table-cell table:formula="of:=IF(ISNUMBER(SEARCH(&quot;N&quot;;[.$J167]));IF(ISBLANK([.$C$15]);&quot;&quot;;[.$C$15]);&quot;&quot;)">
            <text:p/>
          </table:table-cell>
          <table:table-cell/>
          <table:table-cell table:formula="of:=IF(ISNUMBER(SEARCH(&quot;A&quot;;[.$J167]));IF(ISBLANK([.$D$2]);&quot;&quot;;[.$D$2]);&quot;&quot;)">
            <text:p/>
          </table:table-cell>
          <table:table-cell table:formula="of:=IF(ISNUMBER(SEARCH(&quot;B&quot;;[.$J167]));IF(ISBLANK([.$D$3]);&quot;&quot;;[.$D$3]);&quot;&quot;)">
            <text:p/>
          </table:table-cell>
          <table:table-cell table:formula="of:=IF(ISNUMBER(SEARCH(&quot;C&quot;;[.$J167]));IF(ISBLANK([.$D$4]);&quot;&quot;;[.$D$4]);&quot;&quot;)">
            <text:p/>
          </table:table-cell>
          <table:table-cell table:formula="of:=IF(ISNUMBER(SEARCH(&quot;D&quot;;[.$J167]));IF(ISBLANK([.$D$5]);&quot;&quot;;[.$D$5]);&quot;&quot;)">
            <text:p/>
          </table:table-cell>
          <table:table-cell table:formula="of:=IF(ISNUMBER(SEARCH(&quot;E&quot;;[.$J167]));IF(ISBLANK([.$D$6]);&quot;&quot;;[.$D$6]);&quot;&quot;)">
            <text:p/>
          </table:table-cell>
          <table:table-cell table:formula="of:=IF(ISNUMBER(SEARCH(&quot;F&quot;;[.$J167]));IF(ISBLANK([.$D$7]);&quot;&quot;;[.$D$7]);&quot;&quot;)">
            <text:p/>
          </table:table-cell>
          <table:table-cell table:formula="of:=IF(ISNUMBER(SEARCH(&quot;G&quot;;[.$J167]));IF(ISBLANK([.$D$8]);&quot;&quot;;[.$D$8]);&quot;&quot;)">
            <text:p/>
          </table:table-cell>
          <table:table-cell table:formula="of:=IF(ISNUMBER(SEARCH(&quot;H&quot;;[.$J167]));IF(ISBLANK([.$D$9]);&quot;&quot;;[.$D$9]);&quot;&quot;)">
            <text:p/>
          </table:table-cell>
          <table:table-cell table:formula="of:=IF(ISNUMBER(SEARCH(&quot;I&quot;;[.$J167]));IF(ISBLANK([.$D$10]);&quot;&quot;;[.$D$10]);&quot;&quot;)">
            <text:p/>
          </table:table-cell>
          <table:table-cell table:formula="of:=IF(ISNUMBER(SEARCH(&quot;J&quot;;[.$J167]));IF(ISBLANK([.$D$11]);&quot;&quot;;[.$D$11]);&quot;&quot;)">
            <text:p/>
          </table:table-cell>
          <table:table-cell table:formula="of:=IF(ISNUMBER(SEARCH(&quot;K&quot;;[.$J167]));IF(ISBLANK([.$D$12]);&quot;&quot;;[.$D$12]);&quot;&quot;)">
            <text:p/>
          </table:table-cell>
          <table:table-cell table:formula="of:=IF(ISNUMBER(SEARCH(&quot;L&quot;;[.$J167]));IF(ISBLANK([.$D$13]);&quot;&quot;;[.$D$13]);&quot;&quot;)">
            <text:p/>
          </table:table-cell>
          <table:table-cell table:formula="of:=IF(ISNUMBER(SEARCH(&quot;M&quot;;[.$J167]));IF(ISBLANK([.$D$14]);&quot;&quot;;[.$D$14]);&quot;&quot;)">
            <text:p/>
          </table:table-cell>
          <table:table-cell table:formula="of:=IF(ISNUMBER(SEARCH(&quot;N&quot;;[.$J167]));IF(ISBLANK([.$D$15]);&quot;&quot;;[.$D$15]);&quot;&quot;)">
            <text:p/>
          </table:table-cell>
          <table:table-cell/>
          <table:table-cell table:formula="of:=IF(ISNUMBER(SEARCH(&quot;A&quot;;[.$J167]));IF(ISBLANK([.$E$2]);&quot;&quot;;[.$E$2]);&quot;&quot;)">
            <text:p/>
          </table:table-cell>
          <table:table-cell table:formula="of:=IF(ISNUMBER(SEARCH(&quot;B&quot;;[.$J167]));IF(ISBLANK([.$E$3]);&quot;&quot;;[.$E$3]);&quot;&quot;)">
            <text:p/>
          </table:table-cell>
          <table:table-cell table:formula="of:=IF(ISNUMBER(SEARCH(&quot;C&quot;;[.$J167]));IF(ISBLANK([.$E$4]);&quot;&quot;;[.$E$4]);&quot;&quot;)">
            <text:p/>
          </table:table-cell>
          <table:table-cell table:formula="of:=IF(ISNUMBER(SEARCH(&quot;D&quot;;[.$J167]));IF(ISBLANK([.$E$5]);&quot;&quot;;[.$E$5]);&quot;&quot;)">
            <text:p/>
          </table:table-cell>
          <table:table-cell table:formula="of:=IF(ISNUMBER(SEARCH(&quot;E&quot;;[.$J167]));IF(ISBLANK([.$E$6]);&quot;&quot;;[.$E$6]);&quot;&quot;)">
            <text:p/>
          </table:table-cell>
          <table:table-cell table:formula="of:=IF(ISNUMBER(SEARCH(&quot;F&quot;;[.$J167]));IF(ISBLANK([.$E$7]);&quot;&quot;;[.$E$7]);&quot;&quot;)">
            <text:p/>
          </table:table-cell>
          <table:table-cell table:formula="of:=IF(ISNUMBER(SEARCH(&quot;G&quot;;[.$J167]));IF(ISBLANK([.$E$8]);&quot;&quot;;[.$E$8]);&quot;&quot;)">
            <text:p/>
          </table:table-cell>
          <table:table-cell table:formula="of:=IF(ISNUMBER(SEARCH(&quot;H&quot;;[.$J167]));IF(ISBLANK([.$E$9]);&quot;&quot;;[.$E$9]);&quot;&quot;)">
            <text:p/>
          </table:table-cell>
          <table:table-cell table:formula="of:=IF(ISNUMBER(SEARCH(&quot;I&quot;;[.$J167]));IF(ISBLANK([.$E$10]);&quot;&quot;;[.$E$10]);&quot;&quot;)">
            <text:p/>
          </table:table-cell>
          <table:table-cell table:formula="of:=IF(ISNUMBER(SEARCH(&quot;J&quot;;[.$J167]));IF(ISBLANK([.$E$11]);&quot;&quot;;[.$E$11]);&quot;&quot;)">
            <text:p/>
          </table:table-cell>
          <table:table-cell table:formula="of:=IF(ISNUMBER(SEARCH(&quot;K&quot;;[.$J167]));IF(ISBLANK([.$E$12]);&quot;&quot;;[.$E$12]);&quot;&quot;)">
            <text:p/>
          </table:table-cell>
          <table:table-cell table:formula="of:=IF(ISNUMBER(SEARCH(&quot;L&quot;;[.$J167]));IF(ISBLANK([.$E$13]);&quot;&quot;;[.$E$13]);&quot;&quot;)">
            <text:p/>
          </table:table-cell>
          <table:table-cell table:formula="of:=IF(ISNUMBER(SEARCH(&quot;M&quot;;[.$J167]));IF(ISBLANK([.$E$14]);&quot;&quot;;[.$E$14]);&quot;&quot;)">
            <text:p/>
          </table:table-cell>
          <table:table-cell table:formula="of:=IF(ISNUMBER(SEARCH(&quot;N&quot;;[.$J16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8:.$AC168])">
            <text:p/>
          </table:table-cell>
          <table:table-cell table:formula="of:=COM.MICROSOFT.CONCAT([.$AE168:.$AR168])">
            <text:p/>
          </table:table-cell>
          <table:table-cell table:formula="of:=COM.MICROSOFT.CONCAT([.$AT168:.$BG168])">
            <text:p/>
          </table:table-cell>
          <table:table-cell table:formula="of:=COUNTIF([.$J$1:.$J$1999];[.J168])" office:value-type="float" office:value="0" calcext:value-type="float">
            <text:p>0</text:p>
          </table:table-cell>
          <table:table-cell/>
          <table:table-cell table:formula="of:=IF(ISNUMBER(SEARCH(&quot;A&quot;;[.$J168]));IF(ISBLANK([.$C$2]);&quot;&quot;;[.$C$2]);&quot;&quot;)">
            <text:p/>
          </table:table-cell>
          <table:table-cell table:formula="of:=IF(ISNUMBER(SEARCH(&quot;B&quot;;[.$J168]));IF(ISBLANK([.$C$3]);&quot;&quot;;[.$C$3]);&quot;&quot;)">
            <text:p/>
          </table:table-cell>
          <table:table-cell table:formula="of:=IF(ISNUMBER(SEARCH(&quot;C&quot;;[.$J168]));IF(ISBLANK([.$C$4]);&quot;&quot;;[.$C$4]);&quot;&quot;)">
            <text:p/>
          </table:table-cell>
          <table:table-cell table:formula="of:=IF(ISNUMBER(SEARCH(&quot;D&quot;;[.$J168]));IF(ISBLANK([.$C$5]);&quot;&quot;;[.$C$5]);&quot;&quot;)">
            <text:p/>
          </table:table-cell>
          <table:table-cell table:formula="of:=IF(ISNUMBER(SEARCH(&quot;E&quot;;[.$J168]));IF(ISBLANK([.$C$6]);&quot;&quot;;[.$C$6]);&quot;&quot;)">
            <text:p/>
          </table:table-cell>
          <table:table-cell table:formula="of:=IF(ISNUMBER(SEARCH(&quot;F&quot;;[.$J168]));IF(ISBLANK([.$C$7]);&quot;&quot;;[.$C$7]);&quot;&quot;)">
            <text:p/>
          </table:table-cell>
          <table:table-cell table:formula="of:=IF(ISNUMBER(SEARCH(&quot;G&quot;;[.$J168]));IF(ISBLANK([.$C$8]);&quot;&quot;;[.$C$8]);&quot;&quot;)">
            <text:p/>
          </table:table-cell>
          <table:table-cell table:formula="of:=IF(ISNUMBER(SEARCH(&quot;H&quot;;[.$J168]));IF(ISBLANK([.$C$9]);&quot;&quot;;[.$C$9]);&quot;&quot;)">
            <text:p/>
          </table:table-cell>
          <table:table-cell table:formula="of:=IF(ISNUMBER(SEARCH(&quot;I&quot;;[.$J168]));IF(ISBLANK([.$C$10]);&quot;&quot;;[.$C$10]);&quot;&quot;)">
            <text:p/>
          </table:table-cell>
          <table:table-cell table:formula="of:=IF(ISNUMBER(SEARCH(&quot;J&quot;;[.$J168]));IF(ISBLANK([.$C$11]);&quot;&quot;;[.$C$11]);&quot;&quot;)">
            <text:p/>
          </table:table-cell>
          <table:table-cell table:formula="of:=IF(ISNUMBER(SEARCH(&quot;K&quot;;[.$J168]));IF(ISBLANK([.$C$12]);&quot;&quot;;[.$C$12]);&quot;&quot;)">
            <text:p/>
          </table:table-cell>
          <table:table-cell table:formula="of:=IF(ISNUMBER(SEARCH(&quot;L&quot;;[.$J168]));IF(ISBLANK([.$C$13]);&quot;&quot;;[.$C$13]);&quot;&quot;)">
            <text:p/>
          </table:table-cell>
          <table:table-cell table:formula="of:=IF(ISNUMBER(SEARCH(&quot;M&quot;;[.$J168]));IF(ISBLANK([.$C$14]);&quot;&quot;;[.$C$14]);&quot;&quot;)">
            <text:p/>
          </table:table-cell>
          <table:table-cell table:formula="of:=IF(ISNUMBER(SEARCH(&quot;N&quot;;[.$J168]));IF(ISBLANK([.$C$15]);&quot;&quot;;[.$C$15]);&quot;&quot;)">
            <text:p/>
          </table:table-cell>
          <table:table-cell/>
          <table:table-cell table:formula="of:=IF(ISNUMBER(SEARCH(&quot;A&quot;;[.$J168]));IF(ISBLANK([.$D$2]);&quot;&quot;;[.$D$2]);&quot;&quot;)">
            <text:p/>
          </table:table-cell>
          <table:table-cell table:formula="of:=IF(ISNUMBER(SEARCH(&quot;B&quot;;[.$J168]));IF(ISBLANK([.$D$3]);&quot;&quot;;[.$D$3]);&quot;&quot;)">
            <text:p/>
          </table:table-cell>
          <table:table-cell table:formula="of:=IF(ISNUMBER(SEARCH(&quot;C&quot;;[.$J168]));IF(ISBLANK([.$D$4]);&quot;&quot;;[.$D$4]);&quot;&quot;)">
            <text:p/>
          </table:table-cell>
          <table:table-cell table:formula="of:=IF(ISNUMBER(SEARCH(&quot;D&quot;;[.$J168]));IF(ISBLANK([.$D$5]);&quot;&quot;;[.$D$5]);&quot;&quot;)">
            <text:p/>
          </table:table-cell>
          <table:table-cell table:formula="of:=IF(ISNUMBER(SEARCH(&quot;E&quot;;[.$J168]));IF(ISBLANK([.$D$6]);&quot;&quot;;[.$D$6]);&quot;&quot;)">
            <text:p/>
          </table:table-cell>
          <table:table-cell table:formula="of:=IF(ISNUMBER(SEARCH(&quot;F&quot;;[.$J168]));IF(ISBLANK([.$D$7]);&quot;&quot;;[.$D$7]);&quot;&quot;)">
            <text:p/>
          </table:table-cell>
          <table:table-cell table:formula="of:=IF(ISNUMBER(SEARCH(&quot;G&quot;;[.$J168]));IF(ISBLANK([.$D$8]);&quot;&quot;;[.$D$8]);&quot;&quot;)">
            <text:p/>
          </table:table-cell>
          <table:table-cell table:formula="of:=IF(ISNUMBER(SEARCH(&quot;H&quot;;[.$J168]));IF(ISBLANK([.$D$9]);&quot;&quot;;[.$D$9]);&quot;&quot;)">
            <text:p/>
          </table:table-cell>
          <table:table-cell table:formula="of:=IF(ISNUMBER(SEARCH(&quot;I&quot;;[.$J168]));IF(ISBLANK([.$D$10]);&quot;&quot;;[.$D$10]);&quot;&quot;)">
            <text:p/>
          </table:table-cell>
          <table:table-cell table:formula="of:=IF(ISNUMBER(SEARCH(&quot;J&quot;;[.$J168]));IF(ISBLANK([.$D$11]);&quot;&quot;;[.$D$11]);&quot;&quot;)">
            <text:p/>
          </table:table-cell>
          <table:table-cell table:formula="of:=IF(ISNUMBER(SEARCH(&quot;K&quot;;[.$J168]));IF(ISBLANK([.$D$12]);&quot;&quot;;[.$D$12]);&quot;&quot;)">
            <text:p/>
          </table:table-cell>
          <table:table-cell table:formula="of:=IF(ISNUMBER(SEARCH(&quot;L&quot;;[.$J168]));IF(ISBLANK([.$D$13]);&quot;&quot;;[.$D$13]);&quot;&quot;)">
            <text:p/>
          </table:table-cell>
          <table:table-cell table:formula="of:=IF(ISNUMBER(SEARCH(&quot;M&quot;;[.$J168]));IF(ISBLANK([.$D$14]);&quot;&quot;;[.$D$14]);&quot;&quot;)">
            <text:p/>
          </table:table-cell>
          <table:table-cell table:formula="of:=IF(ISNUMBER(SEARCH(&quot;N&quot;;[.$J168]));IF(ISBLANK([.$D$15]);&quot;&quot;;[.$D$15]);&quot;&quot;)">
            <text:p/>
          </table:table-cell>
          <table:table-cell/>
          <table:table-cell table:formula="of:=IF(ISNUMBER(SEARCH(&quot;A&quot;;[.$J168]));IF(ISBLANK([.$E$2]);&quot;&quot;;[.$E$2]);&quot;&quot;)">
            <text:p/>
          </table:table-cell>
          <table:table-cell table:formula="of:=IF(ISNUMBER(SEARCH(&quot;B&quot;;[.$J168]));IF(ISBLANK([.$E$3]);&quot;&quot;;[.$E$3]);&quot;&quot;)">
            <text:p/>
          </table:table-cell>
          <table:table-cell table:formula="of:=IF(ISNUMBER(SEARCH(&quot;C&quot;;[.$J168]));IF(ISBLANK([.$E$4]);&quot;&quot;;[.$E$4]);&quot;&quot;)">
            <text:p/>
          </table:table-cell>
          <table:table-cell table:formula="of:=IF(ISNUMBER(SEARCH(&quot;D&quot;;[.$J168]));IF(ISBLANK([.$E$5]);&quot;&quot;;[.$E$5]);&quot;&quot;)">
            <text:p/>
          </table:table-cell>
          <table:table-cell table:formula="of:=IF(ISNUMBER(SEARCH(&quot;E&quot;;[.$J168]));IF(ISBLANK([.$E$6]);&quot;&quot;;[.$E$6]);&quot;&quot;)">
            <text:p/>
          </table:table-cell>
          <table:table-cell table:formula="of:=IF(ISNUMBER(SEARCH(&quot;F&quot;;[.$J168]));IF(ISBLANK([.$E$7]);&quot;&quot;;[.$E$7]);&quot;&quot;)">
            <text:p/>
          </table:table-cell>
          <table:table-cell table:formula="of:=IF(ISNUMBER(SEARCH(&quot;G&quot;;[.$J168]));IF(ISBLANK([.$E$8]);&quot;&quot;;[.$E$8]);&quot;&quot;)">
            <text:p/>
          </table:table-cell>
          <table:table-cell table:formula="of:=IF(ISNUMBER(SEARCH(&quot;H&quot;;[.$J168]));IF(ISBLANK([.$E$9]);&quot;&quot;;[.$E$9]);&quot;&quot;)">
            <text:p/>
          </table:table-cell>
          <table:table-cell table:formula="of:=IF(ISNUMBER(SEARCH(&quot;I&quot;;[.$J168]));IF(ISBLANK([.$E$10]);&quot;&quot;;[.$E$10]);&quot;&quot;)">
            <text:p/>
          </table:table-cell>
          <table:table-cell table:formula="of:=IF(ISNUMBER(SEARCH(&quot;J&quot;;[.$J168]));IF(ISBLANK([.$E$11]);&quot;&quot;;[.$E$11]);&quot;&quot;)">
            <text:p/>
          </table:table-cell>
          <table:table-cell table:formula="of:=IF(ISNUMBER(SEARCH(&quot;K&quot;;[.$J168]));IF(ISBLANK([.$E$12]);&quot;&quot;;[.$E$12]);&quot;&quot;)">
            <text:p/>
          </table:table-cell>
          <table:table-cell table:formula="of:=IF(ISNUMBER(SEARCH(&quot;L&quot;;[.$J168]));IF(ISBLANK([.$E$13]);&quot;&quot;;[.$E$13]);&quot;&quot;)">
            <text:p/>
          </table:table-cell>
          <table:table-cell table:formula="of:=IF(ISNUMBER(SEARCH(&quot;M&quot;;[.$J168]));IF(ISBLANK([.$E$14]);&quot;&quot;;[.$E$14]);&quot;&quot;)">
            <text:p/>
          </table:table-cell>
          <table:table-cell table:formula="of:=IF(ISNUMBER(SEARCH(&quot;N&quot;;[.$J16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69:.$AC169])">
            <text:p/>
          </table:table-cell>
          <table:table-cell table:formula="of:=COM.MICROSOFT.CONCAT([.$AE169:.$AR169])">
            <text:p/>
          </table:table-cell>
          <table:table-cell table:formula="of:=COM.MICROSOFT.CONCAT([.$AT169:.$BG169])">
            <text:p/>
          </table:table-cell>
          <table:table-cell table:formula="of:=COUNTIF([.$J$1:.$J$1999];[.J169])" office:value-type="float" office:value="0" calcext:value-type="float">
            <text:p>0</text:p>
          </table:table-cell>
          <table:table-cell/>
          <table:table-cell table:formula="of:=IF(ISNUMBER(SEARCH(&quot;A&quot;;[.$J169]));IF(ISBLANK([.$C$2]);&quot;&quot;;[.$C$2]);&quot;&quot;)">
            <text:p/>
          </table:table-cell>
          <table:table-cell table:formula="of:=IF(ISNUMBER(SEARCH(&quot;B&quot;;[.$J169]));IF(ISBLANK([.$C$3]);&quot;&quot;;[.$C$3]);&quot;&quot;)">
            <text:p/>
          </table:table-cell>
          <table:table-cell table:formula="of:=IF(ISNUMBER(SEARCH(&quot;C&quot;;[.$J169]));IF(ISBLANK([.$C$4]);&quot;&quot;;[.$C$4]);&quot;&quot;)">
            <text:p/>
          </table:table-cell>
          <table:table-cell table:formula="of:=IF(ISNUMBER(SEARCH(&quot;D&quot;;[.$J169]));IF(ISBLANK([.$C$5]);&quot;&quot;;[.$C$5]);&quot;&quot;)">
            <text:p/>
          </table:table-cell>
          <table:table-cell table:formula="of:=IF(ISNUMBER(SEARCH(&quot;E&quot;;[.$J169]));IF(ISBLANK([.$C$6]);&quot;&quot;;[.$C$6]);&quot;&quot;)">
            <text:p/>
          </table:table-cell>
          <table:table-cell table:formula="of:=IF(ISNUMBER(SEARCH(&quot;F&quot;;[.$J169]));IF(ISBLANK([.$C$7]);&quot;&quot;;[.$C$7]);&quot;&quot;)">
            <text:p/>
          </table:table-cell>
          <table:table-cell table:formula="of:=IF(ISNUMBER(SEARCH(&quot;G&quot;;[.$J169]));IF(ISBLANK([.$C$8]);&quot;&quot;;[.$C$8]);&quot;&quot;)">
            <text:p/>
          </table:table-cell>
          <table:table-cell table:formula="of:=IF(ISNUMBER(SEARCH(&quot;H&quot;;[.$J169]));IF(ISBLANK([.$C$9]);&quot;&quot;;[.$C$9]);&quot;&quot;)">
            <text:p/>
          </table:table-cell>
          <table:table-cell table:formula="of:=IF(ISNUMBER(SEARCH(&quot;I&quot;;[.$J169]));IF(ISBLANK([.$C$10]);&quot;&quot;;[.$C$10]);&quot;&quot;)">
            <text:p/>
          </table:table-cell>
          <table:table-cell table:formula="of:=IF(ISNUMBER(SEARCH(&quot;J&quot;;[.$J169]));IF(ISBLANK([.$C$11]);&quot;&quot;;[.$C$11]);&quot;&quot;)">
            <text:p/>
          </table:table-cell>
          <table:table-cell table:formula="of:=IF(ISNUMBER(SEARCH(&quot;K&quot;;[.$J169]));IF(ISBLANK([.$C$12]);&quot;&quot;;[.$C$12]);&quot;&quot;)">
            <text:p/>
          </table:table-cell>
          <table:table-cell table:formula="of:=IF(ISNUMBER(SEARCH(&quot;L&quot;;[.$J169]));IF(ISBLANK([.$C$13]);&quot;&quot;;[.$C$13]);&quot;&quot;)">
            <text:p/>
          </table:table-cell>
          <table:table-cell table:formula="of:=IF(ISNUMBER(SEARCH(&quot;M&quot;;[.$J169]));IF(ISBLANK([.$C$14]);&quot;&quot;;[.$C$14]);&quot;&quot;)">
            <text:p/>
          </table:table-cell>
          <table:table-cell table:formula="of:=IF(ISNUMBER(SEARCH(&quot;N&quot;;[.$J169]));IF(ISBLANK([.$C$15]);&quot;&quot;;[.$C$15]);&quot;&quot;)">
            <text:p/>
          </table:table-cell>
          <table:table-cell/>
          <table:table-cell table:formula="of:=IF(ISNUMBER(SEARCH(&quot;A&quot;;[.$J169]));IF(ISBLANK([.$D$2]);&quot;&quot;;[.$D$2]);&quot;&quot;)">
            <text:p/>
          </table:table-cell>
          <table:table-cell table:formula="of:=IF(ISNUMBER(SEARCH(&quot;B&quot;;[.$J169]));IF(ISBLANK([.$D$3]);&quot;&quot;;[.$D$3]);&quot;&quot;)">
            <text:p/>
          </table:table-cell>
          <table:table-cell table:formula="of:=IF(ISNUMBER(SEARCH(&quot;C&quot;;[.$J169]));IF(ISBLANK([.$D$4]);&quot;&quot;;[.$D$4]);&quot;&quot;)">
            <text:p/>
          </table:table-cell>
          <table:table-cell table:formula="of:=IF(ISNUMBER(SEARCH(&quot;D&quot;;[.$J169]));IF(ISBLANK([.$D$5]);&quot;&quot;;[.$D$5]);&quot;&quot;)">
            <text:p/>
          </table:table-cell>
          <table:table-cell table:formula="of:=IF(ISNUMBER(SEARCH(&quot;E&quot;;[.$J169]));IF(ISBLANK([.$D$6]);&quot;&quot;;[.$D$6]);&quot;&quot;)">
            <text:p/>
          </table:table-cell>
          <table:table-cell table:formula="of:=IF(ISNUMBER(SEARCH(&quot;F&quot;;[.$J169]));IF(ISBLANK([.$D$7]);&quot;&quot;;[.$D$7]);&quot;&quot;)">
            <text:p/>
          </table:table-cell>
          <table:table-cell table:formula="of:=IF(ISNUMBER(SEARCH(&quot;G&quot;;[.$J169]));IF(ISBLANK([.$D$8]);&quot;&quot;;[.$D$8]);&quot;&quot;)">
            <text:p/>
          </table:table-cell>
          <table:table-cell table:formula="of:=IF(ISNUMBER(SEARCH(&quot;H&quot;;[.$J169]));IF(ISBLANK([.$D$9]);&quot;&quot;;[.$D$9]);&quot;&quot;)">
            <text:p/>
          </table:table-cell>
          <table:table-cell table:formula="of:=IF(ISNUMBER(SEARCH(&quot;I&quot;;[.$J169]));IF(ISBLANK([.$D$10]);&quot;&quot;;[.$D$10]);&quot;&quot;)">
            <text:p/>
          </table:table-cell>
          <table:table-cell table:formula="of:=IF(ISNUMBER(SEARCH(&quot;J&quot;;[.$J169]));IF(ISBLANK([.$D$11]);&quot;&quot;;[.$D$11]);&quot;&quot;)">
            <text:p/>
          </table:table-cell>
          <table:table-cell table:formula="of:=IF(ISNUMBER(SEARCH(&quot;K&quot;;[.$J169]));IF(ISBLANK([.$D$12]);&quot;&quot;;[.$D$12]);&quot;&quot;)">
            <text:p/>
          </table:table-cell>
          <table:table-cell table:formula="of:=IF(ISNUMBER(SEARCH(&quot;L&quot;;[.$J169]));IF(ISBLANK([.$D$13]);&quot;&quot;;[.$D$13]);&quot;&quot;)">
            <text:p/>
          </table:table-cell>
          <table:table-cell table:formula="of:=IF(ISNUMBER(SEARCH(&quot;M&quot;;[.$J169]));IF(ISBLANK([.$D$14]);&quot;&quot;;[.$D$14]);&quot;&quot;)">
            <text:p/>
          </table:table-cell>
          <table:table-cell table:formula="of:=IF(ISNUMBER(SEARCH(&quot;N&quot;;[.$J169]));IF(ISBLANK([.$D$15]);&quot;&quot;;[.$D$15]);&quot;&quot;)">
            <text:p/>
          </table:table-cell>
          <table:table-cell/>
          <table:table-cell table:formula="of:=IF(ISNUMBER(SEARCH(&quot;A&quot;;[.$J169]));IF(ISBLANK([.$E$2]);&quot;&quot;;[.$E$2]);&quot;&quot;)">
            <text:p/>
          </table:table-cell>
          <table:table-cell table:formula="of:=IF(ISNUMBER(SEARCH(&quot;B&quot;;[.$J169]));IF(ISBLANK([.$E$3]);&quot;&quot;;[.$E$3]);&quot;&quot;)">
            <text:p/>
          </table:table-cell>
          <table:table-cell table:formula="of:=IF(ISNUMBER(SEARCH(&quot;C&quot;;[.$J169]));IF(ISBLANK([.$E$4]);&quot;&quot;;[.$E$4]);&quot;&quot;)">
            <text:p/>
          </table:table-cell>
          <table:table-cell table:formula="of:=IF(ISNUMBER(SEARCH(&quot;D&quot;;[.$J169]));IF(ISBLANK([.$E$5]);&quot;&quot;;[.$E$5]);&quot;&quot;)">
            <text:p/>
          </table:table-cell>
          <table:table-cell table:formula="of:=IF(ISNUMBER(SEARCH(&quot;E&quot;;[.$J169]));IF(ISBLANK([.$E$6]);&quot;&quot;;[.$E$6]);&quot;&quot;)">
            <text:p/>
          </table:table-cell>
          <table:table-cell table:formula="of:=IF(ISNUMBER(SEARCH(&quot;F&quot;;[.$J169]));IF(ISBLANK([.$E$7]);&quot;&quot;;[.$E$7]);&quot;&quot;)">
            <text:p/>
          </table:table-cell>
          <table:table-cell table:formula="of:=IF(ISNUMBER(SEARCH(&quot;G&quot;;[.$J169]));IF(ISBLANK([.$E$8]);&quot;&quot;;[.$E$8]);&quot;&quot;)">
            <text:p/>
          </table:table-cell>
          <table:table-cell table:formula="of:=IF(ISNUMBER(SEARCH(&quot;H&quot;;[.$J169]));IF(ISBLANK([.$E$9]);&quot;&quot;;[.$E$9]);&quot;&quot;)">
            <text:p/>
          </table:table-cell>
          <table:table-cell table:formula="of:=IF(ISNUMBER(SEARCH(&quot;I&quot;;[.$J169]));IF(ISBLANK([.$E$10]);&quot;&quot;;[.$E$10]);&quot;&quot;)">
            <text:p/>
          </table:table-cell>
          <table:table-cell table:formula="of:=IF(ISNUMBER(SEARCH(&quot;J&quot;;[.$J169]));IF(ISBLANK([.$E$11]);&quot;&quot;;[.$E$11]);&quot;&quot;)">
            <text:p/>
          </table:table-cell>
          <table:table-cell table:formula="of:=IF(ISNUMBER(SEARCH(&quot;K&quot;;[.$J169]));IF(ISBLANK([.$E$12]);&quot;&quot;;[.$E$12]);&quot;&quot;)">
            <text:p/>
          </table:table-cell>
          <table:table-cell table:formula="of:=IF(ISNUMBER(SEARCH(&quot;L&quot;;[.$J169]));IF(ISBLANK([.$E$13]);&quot;&quot;;[.$E$13]);&quot;&quot;)">
            <text:p/>
          </table:table-cell>
          <table:table-cell table:formula="of:=IF(ISNUMBER(SEARCH(&quot;M&quot;;[.$J169]));IF(ISBLANK([.$E$14]);&quot;&quot;;[.$E$14]);&quot;&quot;)">
            <text:p/>
          </table:table-cell>
          <table:table-cell table:formula="of:=IF(ISNUMBER(SEARCH(&quot;N&quot;;[.$J16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0:.$AC170])">
            <text:p/>
          </table:table-cell>
          <table:table-cell table:formula="of:=COM.MICROSOFT.CONCAT([.$AE170:.$AR170])">
            <text:p/>
          </table:table-cell>
          <table:table-cell table:formula="of:=COM.MICROSOFT.CONCAT([.$AT170:.$BG170])">
            <text:p/>
          </table:table-cell>
          <table:table-cell table:formula="of:=COUNTIF([.$J$1:.$J$1999];[.J170])" office:value-type="float" office:value="0" calcext:value-type="float">
            <text:p>0</text:p>
          </table:table-cell>
          <table:table-cell/>
          <table:table-cell table:formula="of:=IF(ISNUMBER(SEARCH(&quot;A&quot;;[.$J170]));IF(ISBLANK([.$C$2]);&quot;&quot;;[.$C$2]);&quot;&quot;)">
            <text:p/>
          </table:table-cell>
          <table:table-cell table:formula="of:=IF(ISNUMBER(SEARCH(&quot;B&quot;;[.$J170]));IF(ISBLANK([.$C$3]);&quot;&quot;;[.$C$3]);&quot;&quot;)">
            <text:p/>
          </table:table-cell>
          <table:table-cell table:formula="of:=IF(ISNUMBER(SEARCH(&quot;C&quot;;[.$J170]));IF(ISBLANK([.$C$4]);&quot;&quot;;[.$C$4]);&quot;&quot;)">
            <text:p/>
          </table:table-cell>
          <table:table-cell table:formula="of:=IF(ISNUMBER(SEARCH(&quot;D&quot;;[.$J170]));IF(ISBLANK([.$C$5]);&quot;&quot;;[.$C$5]);&quot;&quot;)">
            <text:p/>
          </table:table-cell>
          <table:table-cell table:formula="of:=IF(ISNUMBER(SEARCH(&quot;E&quot;;[.$J170]));IF(ISBLANK([.$C$6]);&quot;&quot;;[.$C$6]);&quot;&quot;)">
            <text:p/>
          </table:table-cell>
          <table:table-cell table:formula="of:=IF(ISNUMBER(SEARCH(&quot;F&quot;;[.$J170]));IF(ISBLANK([.$C$7]);&quot;&quot;;[.$C$7]);&quot;&quot;)">
            <text:p/>
          </table:table-cell>
          <table:table-cell table:formula="of:=IF(ISNUMBER(SEARCH(&quot;G&quot;;[.$J170]));IF(ISBLANK([.$C$8]);&quot;&quot;;[.$C$8]);&quot;&quot;)">
            <text:p/>
          </table:table-cell>
          <table:table-cell table:formula="of:=IF(ISNUMBER(SEARCH(&quot;H&quot;;[.$J170]));IF(ISBLANK([.$C$9]);&quot;&quot;;[.$C$9]);&quot;&quot;)">
            <text:p/>
          </table:table-cell>
          <table:table-cell table:formula="of:=IF(ISNUMBER(SEARCH(&quot;I&quot;;[.$J170]));IF(ISBLANK([.$C$10]);&quot;&quot;;[.$C$10]);&quot;&quot;)">
            <text:p/>
          </table:table-cell>
          <table:table-cell table:formula="of:=IF(ISNUMBER(SEARCH(&quot;J&quot;;[.$J170]));IF(ISBLANK([.$C$11]);&quot;&quot;;[.$C$11]);&quot;&quot;)">
            <text:p/>
          </table:table-cell>
          <table:table-cell table:formula="of:=IF(ISNUMBER(SEARCH(&quot;K&quot;;[.$J170]));IF(ISBLANK([.$C$12]);&quot;&quot;;[.$C$12]);&quot;&quot;)">
            <text:p/>
          </table:table-cell>
          <table:table-cell table:formula="of:=IF(ISNUMBER(SEARCH(&quot;L&quot;;[.$J170]));IF(ISBLANK([.$C$13]);&quot;&quot;;[.$C$13]);&quot;&quot;)">
            <text:p/>
          </table:table-cell>
          <table:table-cell table:formula="of:=IF(ISNUMBER(SEARCH(&quot;M&quot;;[.$J170]));IF(ISBLANK([.$C$14]);&quot;&quot;;[.$C$14]);&quot;&quot;)">
            <text:p/>
          </table:table-cell>
          <table:table-cell table:formula="of:=IF(ISNUMBER(SEARCH(&quot;N&quot;;[.$J170]));IF(ISBLANK([.$C$15]);&quot;&quot;;[.$C$15]);&quot;&quot;)">
            <text:p/>
          </table:table-cell>
          <table:table-cell/>
          <table:table-cell table:formula="of:=IF(ISNUMBER(SEARCH(&quot;A&quot;;[.$J170]));IF(ISBLANK([.$D$2]);&quot;&quot;;[.$D$2]);&quot;&quot;)">
            <text:p/>
          </table:table-cell>
          <table:table-cell table:formula="of:=IF(ISNUMBER(SEARCH(&quot;B&quot;;[.$J170]));IF(ISBLANK([.$D$3]);&quot;&quot;;[.$D$3]);&quot;&quot;)">
            <text:p/>
          </table:table-cell>
          <table:table-cell table:formula="of:=IF(ISNUMBER(SEARCH(&quot;C&quot;;[.$J170]));IF(ISBLANK([.$D$4]);&quot;&quot;;[.$D$4]);&quot;&quot;)">
            <text:p/>
          </table:table-cell>
          <table:table-cell table:formula="of:=IF(ISNUMBER(SEARCH(&quot;D&quot;;[.$J170]));IF(ISBLANK([.$D$5]);&quot;&quot;;[.$D$5]);&quot;&quot;)">
            <text:p/>
          </table:table-cell>
          <table:table-cell table:formula="of:=IF(ISNUMBER(SEARCH(&quot;E&quot;;[.$J170]));IF(ISBLANK([.$D$6]);&quot;&quot;;[.$D$6]);&quot;&quot;)">
            <text:p/>
          </table:table-cell>
          <table:table-cell table:formula="of:=IF(ISNUMBER(SEARCH(&quot;F&quot;;[.$J170]));IF(ISBLANK([.$D$7]);&quot;&quot;;[.$D$7]);&quot;&quot;)">
            <text:p/>
          </table:table-cell>
          <table:table-cell table:formula="of:=IF(ISNUMBER(SEARCH(&quot;G&quot;;[.$J170]));IF(ISBLANK([.$D$8]);&quot;&quot;;[.$D$8]);&quot;&quot;)">
            <text:p/>
          </table:table-cell>
          <table:table-cell table:formula="of:=IF(ISNUMBER(SEARCH(&quot;H&quot;;[.$J170]));IF(ISBLANK([.$D$9]);&quot;&quot;;[.$D$9]);&quot;&quot;)">
            <text:p/>
          </table:table-cell>
          <table:table-cell table:formula="of:=IF(ISNUMBER(SEARCH(&quot;I&quot;;[.$J170]));IF(ISBLANK([.$D$10]);&quot;&quot;;[.$D$10]);&quot;&quot;)">
            <text:p/>
          </table:table-cell>
          <table:table-cell table:formula="of:=IF(ISNUMBER(SEARCH(&quot;J&quot;;[.$J170]));IF(ISBLANK([.$D$11]);&quot;&quot;;[.$D$11]);&quot;&quot;)">
            <text:p/>
          </table:table-cell>
          <table:table-cell table:formula="of:=IF(ISNUMBER(SEARCH(&quot;K&quot;;[.$J170]));IF(ISBLANK([.$D$12]);&quot;&quot;;[.$D$12]);&quot;&quot;)">
            <text:p/>
          </table:table-cell>
          <table:table-cell table:formula="of:=IF(ISNUMBER(SEARCH(&quot;L&quot;;[.$J170]));IF(ISBLANK([.$D$13]);&quot;&quot;;[.$D$13]);&quot;&quot;)">
            <text:p/>
          </table:table-cell>
          <table:table-cell table:formula="of:=IF(ISNUMBER(SEARCH(&quot;M&quot;;[.$J170]));IF(ISBLANK([.$D$14]);&quot;&quot;;[.$D$14]);&quot;&quot;)">
            <text:p/>
          </table:table-cell>
          <table:table-cell table:formula="of:=IF(ISNUMBER(SEARCH(&quot;N&quot;;[.$J170]));IF(ISBLANK([.$D$15]);&quot;&quot;;[.$D$15]);&quot;&quot;)">
            <text:p/>
          </table:table-cell>
          <table:table-cell/>
          <table:table-cell table:formula="of:=IF(ISNUMBER(SEARCH(&quot;A&quot;;[.$J170]));IF(ISBLANK([.$E$2]);&quot;&quot;;[.$E$2]);&quot;&quot;)">
            <text:p/>
          </table:table-cell>
          <table:table-cell table:formula="of:=IF(ISNUMBER(SEARCH(&quot;B&quot;;[.$J170]));IF(ISBLANK([.$E$3]);&quot;&quot;;[.$E$3]);&quot;&quot;)">
            <text:p/>
          </table:table-cell>
          <table:table-cell table:formula="of:=IF(ISNUMBER(SEARCH(&quot;C&quot;;[.$J170]));IF(ISBLANK([.$E$4]);&quot;&quot;;[.$E$4]);&quot;&quot;)">
            <text:p/>
          </table:table-cell>
          <table:table-cell table:formula="of:=IF(ISNUMBER(SEARCH(&quot;D&quot;;[.$J170]));IF(ISBLANK([.$E$5]);&quot;&quot;;[.$E$5]);&quot;&quot;)">
            <text:p/>
          </table:table-cell>
          <table:table-cell table:formula="of:=IF(ISNUMBER(SEARCH(&quot;E&quot;;[.$J170]));IF(ISBLANK([.$E$6]);&quot;&quot;;[.$E$6]);&quot;&quot;)">
            <text:p/>
          </table:table-cell>
          <table:table-cell table:formula="of:=IF(ISNUMBER(SEARCH(&quot;F&quot;;[.$J170]));IF(ISBLANK([.$E$7]);&quot;&quot;;[.$E$7]);&quot;&quot;)">
            <text:p/>
          </table:table-cell>
          <table:table-cell table:formula="of:=IF(ISNUMBER(SEARCH(&quot;G&quot;;[.$J170]));IF(ISBLANK([.$E$8]);&quot;&quot;;[.$E$8]);&quot;&quot;)">
            <text:p/>
          </table:table-cell>
          <table:table-cell table:formula="of:=IF(ISNUMBER(SEARCH(&quot;H&quot;;[.$J170]));IF(ISBLANK([.$E$9]);&quot;&quot;;[.$E$9]);&quot;&quot;)">
            <text:p/>
          </table:table-cell>
          <table:table-cell table:formula="of:=IF(ISNUMBER(SEARCH(&quot;I&quot;;[.$J170]));IF(ISBLANK([.$E$10]);&quot;&quot;;[.$E$10]);&quot;&quot;)">
            <text:p/>
          </table:table-cell>
          <table:table-cell table:formula="of:=IF(ISNUMBER(SEARCH(&quot;J&quot;;[.$J170]));IF(ISBLANK([.$E$11]);&quot;&quot;;[.$E$11]);&quot;&quot;)">
            <text:p/>
          </table:table-cell>
          <table:table-cell table:formula="of:=IF(ISNUMBER(SEARCH(&quot;K&quot;;[.$J170]));IF(ISBLANK([.$E$12]);&quot;&quot;;[.$E$12]);&quot;&quot;)">
            <text:p/>
          </table:table-cell>
          <table:table-cell table:formula="of:=IF(ISNUMBER(SEARCH(&quot;L&quot;;[.$J170]));IF(ISBLANK([.$E$13]);&quot;&quot;;[.$E$13]);&quot;&quot;)">
            <text:p/>
          </table:table-cell>
          <table:table-cell table:formula="of:=IF(ISNUMBER(SEARCH(&quot;M&quot;;[.$J170]));IF(ISBLANK([.$E$14]);&quot;&quot;;[.$E$14]);&quot;&quot;)">
            <text:p/>
          </table:table-cell>
          <table:table-cell table:formula="of:=IF(ISNUMBER(SEARCH(&quot;N&quot;;[.$J170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1:.$AC171])">
            <text:p/>
          </table:table-cell>
          <table:table-cell table:formula="of:=COM.MICROSOFT.CONCAT([.$AE171:.$AR171])">
            <text:p/>
          </table:table-cell>
          <table:table-cell table:formula="of:=COM.MICROSOFT.CONCAT([.$AT171:.$BG171])">
            <text:p/>
          </table:table-cell>
          <table:table-cell table:formula="of:=COUNTIF([.$J$1:.$J$1999];[.J171])" office:value-type="float" office:value="0" calcext:value-type="float">
            <text:p>0</text:p>
          </table:table-cell>
          <table:table-cell/>
          <table:table-cell table:formula="of:=IF(ISNUMBER(SEARCH(&quot;A&quot;;[.$J171]));IF(ISBLANK([.$C$2]);&quot;&quot;;[.$C$2]);&quot;&quot;)">
            <text:p/>
          </table:table-cell>
          <table:table-cell table:formula="of:=IF(ISNUMBER(SEARCH(&quot;B&quot;;[.$J171]));IF(ISBLANK([.$C$3]);&quot;&quot;;[.$C$3]);&quot;&quot;)">
            <text:p/>
          </table:table-cell>
          <table:table-cell table:formula="of:=IF(ISNUMBER(SEARCH(&quot;C&quot;;[.$J171]));IF(ISBLANK([.$C$4]);&quot;&quot;;[.$C$4]);&quot;&quot;)">
            <text:p/>
          </table:table-cell>
          <table:table-cell table:formula="of:=IF(ISNUMBER(SEARCH(&quot;D&quot;;[.$J171]));IF(ISBLANK([.$C$5]);&quot;&quot;;[.$C$5]);&quot;&quot;)">
            <text:p/>
          </table:table-cell>
          <table:table-cell table:formula="of:=IF(ISNUMBER(SEARCH(&quot;E&quot;;[.$J171]));IF(ISBLANK([.$C$6]);&quot;&quot;;[.$C$6]);&quot;&quot;)">
            <text:p/>
          </table:table-cell>
          <table:table-cell table:formula="of:=IF(ISNUMBER(SEARCH(&quot;F&quot;;[.$J171]));IF(ISBLANK([.$C$7]);&quot;&quot;;[.$C$7]);&quot;&quot;)">
            <text:p/>
          </table:table-cell>
          <table:table-cell table:formula="of:=IF(ISNUMBER(SEARCH(&quot;G&quot;;[.$J171]));IF(ISBLANK([.$C$8]);&quot;&quot;;[.$C$8]);&quot;&quot;)">
            <text:p/>
          </table:table-cell>
          <table:table-cell table:formula="of:=IF(ISNUMBER(SEARCH(&quot;H&quot;;[.$J171]));IF(ISBLANK([.$C$9]);&quot;&quot;;[.$C$9]);&quot;&quot;)">
            <text:p/>
          </table:table-cell>
          <table:table-cell table:formula="of:=IF(ISNUMBER(SEARCH(&quot;I&quot;;[.$J171]));IF(ISBLANK([.$C$10]);&quot;&quot;;[.$C$10]);&quot;&quot;)">
            <text:p/>
          </table:table-cell>
          <table:table-cell table:formula="of:=IF(ISNUMBER(SEARCH(&quot;J&quot;;[.$J171]));IF(ISBLANK([.$C$11]);&quot;&quot;;[.$C$11]);&quot;&quot;)">
            <text:p/>
          </table:table-cell>
          <table:table-cell table:formula="of:=IF(ISNUMBER(SEARCH(&quot;K&quot;;[.$J171]));IF(ISBLANK([.$C$12]);&quot;&quot;;[.$C$12]);&quot;&quot;)">
            <text:p/>
          </table:table-cell>
          <table:table-cell table:formula="of:=IF(ISNUMBER(SEARCH(&quot;L&quot;;[.$J171]));IF(ISBLANK([.$C$13]);&quot;&quot;;[.$C$13]);&quot;&quot;)">
            <text:p/>
          </table:table-cell>
          <table:table-cell table:formula="of:=IF(ISNUMBER(SEARCH(&quot;M&quot;;[.$J171]));IF(ISBLANK([.$C$14]);&quot;&quot;;[.$C$14]);&quot;&quot;)">
            <text:p/>
          </table:table-cell>
          <table:table-cell table:formula="of:=IF(ISNUMBER(SEARCH(&quot;N&quot;;[.$J171]));IF(ISBLANK([.$C$15]);&quot;&quot;;[.$C$15]);&quot;&quot;)">
            <text:p/>
          </table:table-cell>
          <table:table-cell/>
          <table:table-cell table:formula="of:=IF(ISNUMBER(SEARCH(&quot;A&quot;;[.$J171]));IF(ISBLANK([.$D$2]);&quot;&quot;;[.$D$2]);&quot;&quot;)">
            <text:p/>
          </table:table-cell>
          <table:table-cell table:formula="of:=IF(ISNUMBER(SEARCH(&quot;B&quot;;[.$J171]));IF(ISBLANK([.$D$3]);&quot;&quot;;[.$D$3]);&quot;&quot;)">
            <text:p/>
          </table:table-cell>
          <table:table-cell table:formula="of:=IF(ISNUMBER(SEARCH(&quot;C&quot;;[.$J171]));IF(ISBLANK([.$D$4]);&quot;&quot;;[.$D$4]);&quot;&quot;)">
            <text:p/>
          </table:table-cell>
          <table:table-cell table:formula="of:=IF(ISNUMBER(SEARCH(&quot;D&quot;;[.$J171]));IF(ISBLANK([.$D$5]);&quot;&quot;;[.$D$5]);&quot;&quot;)">
            <text:p/>
          </table:table-cell>
          <table:table-cell table:formula="of:=IF(ISNUMBER(SEARCH(&quot;E&quot;;[.$J171]));IF(ISBLANK([.$D$6]);&quot;&quot;;[.$D$6]);&quot;&quot;)">
            <text:p/>
          </table:table-cell>
          <table:table-cell table:formula="of:=IF(ISNUMBER(SEARCH(&quot;F&quot;;[.$J171]));IF(ISBLANK([.$D$7]);&quot;&quot;;[.$D$7]);&quot;&quot;)">
            <text:p/>
          </table:table-cell>
          <table:table-cell table:formula="of:=IF(ISNUMBER(SEARCH(&quot;G&quot;;[.$J171]));IF(ISBLANK([.$D$8]);&quot;&quot;;[.$D$8]);&quot;&quot;)">
            <text:p/>
          </table:table-cell>
          <table:table-cell table:formula="of:=IF(ISNUMBER(SEARCH(&quot;H&quot;;[.$J171]));IF(ISBLANK([.$D$9]);&quot;&quot;;[.$D$9]);&quot;&quot;)">
            <text:p/>
          </table:table-cell>
          <table:table-cell table:formula="of:=IF(ISNUMBER(SEARCH(&quot;I&quot;;[.$J171]));IF(ISBLANK([.$D$10]);&quot;&quot;;[.$D$10]);&quot;&quot;)">
            <text:p/>
          </table:table-cell>
          <table:table-cell table:formula="of:=IF(ISNUMBER(SEARCH(&quot;J&quot;;[.$J171]));IF(ISBLANK([.$D$11]);&quot;&quot;;[.$D$11]);&quot;&quot;)">
            <text:p/>
          </table:table-cell>
          <table:table-cell table:formula="of:=IF(ISNUMBER(SEARCH(&quot;K&quot;;[.$J171]));IF(ISBLANK([.$D$12]);&quot;&quot;;[.$D$12]);&quot;&quot;)">
            <text:p/>
          </table:table-cell>
          <table:table-cell table:formula="of:=IF(ISNUMBER(SEARCH(&quot;L&quot;;[.$J171]));IF(ISBLANK([.$D$13]);&quot;&quot;;[.$D$13]);&quot;&quot;)">
            <text:p/>
          </table:table-cell>
          <table:table-cell table:formula="of:=IF(ISNUMBER(SEARCH(&quot;M&quot;;[.$J171]));IF(ISBLANK([.$D$14]);&quot;&quot;;[.$D$14]);&quot;&quot;)">
            <text:p/>
          </table:table-cell>
          <table:table-cell table:formula="of:=IF(ISNUMBER(SEARCH(&quot;N&quot;;[.$J171]));IF(ISBLANK([.$D$15]);&quot;&quot;;[.$D$15]);&quot;&quot;)">
            <text:p/>
          </table:table-cell>
          <table:table-cell/>
          <table:table-cell table:formula="of:=IF(ISNUMBER(SEARCH(&quot;A&quot;;[.$J171]));IF(ISBLANK([.$E$2]);&quot;&quot;;[.$E$2]);&quot;&quot;)">
            <text:p/>
          </table:table-cell>
          <table:table-cell table:formula="of:=IF(ISNUMBER(SEARCH(&quot;B&quot;;[.$J171]));IF(ISBLANK([.$E$3]);&quot;&quot;;[.$E$3]);&quot;&quot;)">
            <text:p/>
          </table:table-cell>
          <table:table-cell table:formula="of:=IF(ISNUMBER(SEARCH(&quot;C&quot;;[.$J171]));IF(ISBLANK([.$E$4]);&quot;&quot;;[.$E$4]);&quot;&quot;)">
            <text:p/>
          </table:table-cell>
          <table:table-cell table:formula="of:=IF(ISNUMBER(SEARCH(&quot;D&quot;;[.$J171]));IF(ISBLANK([.$E$5]);&quot;&quot;;[.$E$5]);&quot;&quot;)">
            <text:p/>
          </table:table-cell>
          <table:table-cell table:formula="of:=IF(ISNUMBER(SEARCH(&quot;E&quot;;[.$J171]));IF(ISBLANK([.$E$6]);&quot;&quot;;[.$E$6]);&quot;&quot;)">
            <text:p/>
          </table:table-cell>
          <table:table-cell table:formula="of:=IF(ISNUMBER(SEARCH(&quot;F&quot;;[.$J171]));IF(ISBLANK([.$E$7]);&quot;&quot;;[.$E$7]);&quot;&quot;)">
            <text:p/>
          </table:table-cell>
          <table:table-cell table:formula="of:=IF(ISNUMBER(SEARCH(&quot;G&quot;;[.$J171]));IF(ISBLANK([.$E$8]);&quot;&quot;;[.$E$8]);&quot;&quot;)">
            <text:p/>
          </table:table-cell>
          <table:table-cell table:formula="of:=IF(ISNUMBER(SEARCH(&quot;H&quot;;[.$J171]));IF(ISBLANK([.$E$9]);&quot;&quot;;[.$E$9]);&quot;&quot;)">
            <text:p/>
          </table:table-cell>
          <table:table-cell table:formula="of:=IF(ISNUMBER(SEARCH(&quot;I&quot;;[.$J171]));IF(ISBLANK([.$E$10]);&quot;&quot;;[.$E$10]);&quot;&quot;)">
            <text:p/>
          </table:table-cell>
          <table:table-cell table:formula="of:=IF(ISNUMBER(SEARCH(&quot;J&quot;;[.$J171]));IF(ISBLANK([.$E$11]);&quot;&quot;;[.$E$11]);&quot;&quot;)">
            <text:p/>
          </table:table-cell>
          <table:table-cell table:formula="of:=IF(ISNUMBER(SEARCH(&quot;K&quot;;[.$J171]));IF(ISBLANK([.$E$12]);&quot;&quot;;[.$E$12]);&quot;&quot;)">
            <text:p/>
          </table:table-cell>
          <table:table-cell table:formula="of:=IF(ISNUMBER(SEARCH(&quot;L&quot;;[.$J171]));IF(ISBLANK([.$E$13]);&quot;&quot;;[.$E$13]);&quot;&quot;)">
            <text:p/>
          </table:table-cell>
          <table:table-cell table:formula="of:=IF(ISNUMBER(SEARCH(&quot;M&quot;;[.$J171]));IF(ISBLANK([.$E$14]);&quot;&quot;;[.$E$14]);&quot;&quot;)">
            <text:p/>
          </table:table-cell>
          <table:table-cell table:formula="of:=IF(ISNUMBER(SEARCH(&quot;N&quot;;[.$J171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2:.$AC172])">
            <text:p/>
          </table:table-cell>
          <table:table-cell table:formula="of:=COM.MICROSOFT.CONCAT([.$AE172:.$AR172])">
            <text:p/>
          </table:table-cell>
          <table:table-cell table:formula="of:=COM.MICROSOFT.CONCAT([.$AT172:.$BG172])">
            <text:p/>
          </table:table-cell>
          <table:table-cell table:formula="of:=COUNTIF([.$J$1:.$J$1999];[.J172])" office:value-type="float" office:value="0" calcext:value-type="float">
            <text:p>0</text:p>
          </table:table-cell>
          <table:table-cell/>
          <table:table-cell table:formula="of:=IF(ISNUMBER(SEARCH(&quot;A&quot;;[.$J172]));IF(ISBLANK([.$C$2]);&quot;&quot;;[.$C$2]);&quot;&quot;)">
            <text:p/>
          </table:table-cell>
          <table:table-cell table:formula="of:=IF(ISNUMBER(SEARCH(&quot;B&quot;;[.$J172]));IF(ISBLANK([.$C$3]);&quot;&quot;;[.$C$3]);&quot;&quot;)">
            <text:p/>
          </table:table-cell>
          <table:table-cell table:formula="of:=IF(ISNUMBER(SEARCH(&quot;C&quot;;[.$J172]));IF(ISBLANK([.$C$4]);&quot;&quot;;[.$C$4]);&quot;&quot;)">
            <text:p/>
          </table:table-cell>
          <table:table-cell table:formula="of:=IF(ISNUMBER(SEARCH(&quot;D&quot;;[.$J172]));IF(ISBLANK([.$C$5]);&quot;&quot;;[.$C$5]);&quot;&quot;)">
            <text:p/>
          </table:table-cell>
          <table:table-cell table:formula="of:=IF(ISNUMBER(SEARCH(&quot;E&quot;;[.$J172]));IF(ISBLANK([.$C$6]);&quot;&quot;;[.$C$6]);&quot;&quot;)">
            <text:p/>
          </table:table-cell>
          <table:table-cell table:formula="of:=IF(ISNUMBER(SEARCH(&quot;F&quot;;[.$J172]));IF(ISBLANK([.$C$7]);&quot;&quot;;[.$C$7]);&quot;&quot;)">
            <text:p/>
          </table:table-cell>
          <table:table-cell table:formula="of:=IF(ISNUMBER(SEARCH(&quot;G&quot;;[.$J172]));IF(ISBLANK([.$C$8]);&quot;&quot;;[.$C$8]);&quot;&quot;)">
            <text:p/>
          </table:table-cell>
          <table:table-cell table:formula="of:=IF(ISNUMBER(SEARCH(&quot;H&quot;;[.$J172]));IF(ISBLANK([.$C$9]);&quot;&quot;;[.$C$9]);&quot;&quot;)">
            <text:p/>
          </table:table-cell>
          <table:table-cell table:formula="of:=IF(ISNUMBER(SEARCH(&quot;I&quot;;[.$J172]));IF(ISBLANK([.$C$10]);&quot;&quot;;[.$C$10]);&quot;&quot;)">
            <text:p/>
          </table:table-cell>
          <table:table-cell table:formula="of:=IF(ISNUMBER(SEARCH(&quot;J&quot;;[.$J172]));IF(ISBLANK([.$C$11]);&quot;&quot;;[.$C$11]);&quot;&quot;)">
            <text:p/>
          </table:table-cell>
          <table:table-cell table:formula="of:=IF(ISNUMBER(SEARCH(&quot;K&quot;;[.$J172]));IF(ISBLANK([.$C$12]);&quot;&quot;;[.$C$12]);&quot;&quot;)">
            <text:p/>
          </table:table-cell>
          <table:table-cell table:formula="of:=IF(ISNUMBER(SEARCH(&quot;L&quot;;[.$J172]));IF(ISBLANK([.$C$13]);&quot;&quot;;[.$C$13]);&quot;&quot;)">
            <text:p/>
          </table:table-cell>
          <table:table-cell table:formula="of:=IF(ISNUMBER(SEARCH(&quot;M&quot;;[.$J172]));IF(ISBLANK([.$C$14]);&quot;&quot;;[.$C$14]);&quot;&quot;)">
            <text:p/>
          </table:table-cell>
          <table:table-cell table:formula="of:=IF(ISNUMBER(SEARCH(&quot;N&quot;;[.$J172]));IF(ISBLANK([.$C$15]);&quot;&quot;;[.$C$15]);&quot;&quot;)">
            <text:p/>
          </table:table-cell>
          <table:table-cell/>
          <table:table-cell table:formula="of:=IF(ISNUMBER(SEARCH(&quot;A&quot;;[.$J172]));IF(ISBLANK([.$D$2]);&quot;&quot;;[.$D$2]);&quot;&quot;)">
            <text:p/>
          </table:table-cell>
          <table:table-cell table:formula="of:=IF(ISNUMBER(SEARCH(&quot;B&quot;;[.$J172]));IF(ISBLANK([.$D$3]);&quot;&quot;;[.$D$3]);&quot;&quot;)">
            <text:p/>
          </table:table-cell>
          <table:table-cell table:formula="of:=IF(ISNUMBER(SEARCH(&quot;C&quot;;[.$J172]));IF(ISBLANK([.$D$4]);&quot;&quot;;[.$D$4]);&quot;&quot;)">
            <text:p/>
          </table:table-cell>
          <table:table-cell table:formula="of:=IF(ISNUMBER(SEARCH(&quot;D&quot;;[.$J172]));IF(ISBLANK([.$D$5]);&quot;&quot;;[.$D$5]);&quot;&quot;)">
            <text:p/>
          </table:table-cell>
          <table:table-cell table:formula="of:=IF(ISNUMBER(SEARCH(&quot;E&quot;;[.$J172]));IF(ISBLANK([.$D$6]);&quot;&quot;;[.$D$6]);&quot;&quot;)">
            <text:p/>
          </table:table-cell>
          <table:table-cell table:formula="of:=IF(ISNUMBER(SEARCH(&quot;F&quot;;[.$J172]));IF(ISBLANK([.$D$7]);&quot;&quot;;[.$D$7]);&quot;&quot;)">
            <text:p/>
          </table:table-cell>
          <table:table-cell table:formula="of:=IF(ISNUMBER(SEARCH(&quot;G&quot;;[.$J172]));IF(ISBLANK([.$D$8]);&quot;&quot;;[.$D$8]);&quot;&quot;)">
            <text:p/>
          </table:table-cell>
          <table:table-cell table:formula="of:=IF(ISNUMBER(SEARCH(&quot;H&quot;;[.$J172]));IF(ISBLANK([.$D$9]);&quot;&quot;;[.$D$9]);&quot;&quot;)">
            <text:p/>
          </table:table-cell>
          <table:table-cell table:formula="of:=IF(ISNUMBER(SEARCH(&quot;I&quot;;[.$J172]));IF(ISBLANK([.$D$10]);&quot;&quot;;[.$D$10]);&quot;&quot;)">
            <text:p/>
          </table:table-cell>
          <table:table-cell table:formula="of:=IF(ISNUMBER(SEARCH(&quot;J&quot;;[.$J172]));IF(ISBLANK([.$D$11]);&quot;&quot;;[.$D$11]);&quot;&quot;)">
            <text:p/>
          </table:table-cell>
          <table:table-cell table:formula="of:=IF(ISNUMBER(SEARCH(&quot;K&quot;;[.$J172]));IF(ISBLANK([.$D$12]);&quot;&quot;;[.$D$12]);&quot;&quot;)">
            <text:p/>
          </table:table-cell>
          <table:table-cell table:formula="of:=IF(ISNUMBER(SEARCH(&quot;L&quot;;[.$J172]));IF(ISBLANK([.$D$13]);&quot;&quot;;[.$D$13]);&quot;&quot;)">
            <text:p/>
          </table:table-cell>
          <table:table-cell table:formula="of:=IF(ISNUMBER(SEARCH(&quot;M&quot;;[.$J172]));IF(ISBLANK([.$D$14]);&quot;&quot;;[.$D$14]);&quot;&quot;)">
            <text:p/>
          </table:table-cell>
          <table:table-cell table:formula="of:=IF(ISNUMBER(SEARCH(&quot;N&quot;;[.$J172]));IF(ISBLANK([.$D$15]);&quot;&quot;;[.$D$15]);&quot;&quot;)">
            <text:p/>
          </table:table-cell>
          <table:table-cell/>
          <table:table-cell table:formula="of:=IF(ISNUMBER(SEARCH(&quot;A&quot;;[.$J172]));IF(ISBLANK([.$E$2]);&quot;&quot;;[.$E$2]);&quot;&quot;)">
            <text:p/>
          </table:table-cell>
          <table:table-cell table:formula="of:=IF(ISNUMBER(SEARCH(&quot;B&quot;;[.$J172]));IF(ISBLANK([.$E$3]);&quot;&quot;;[.$E$3]);&quot;&quot;)">
            <text:p/>
          </table:table-cell>
          <table:table-cell table:formula="of:=IF(ISNUMBER(SEARCH(&quot;C&quot;;[.$J172]));IF(ISBLANK([.$E$4]);&quot;&quot;;[.$E$4]);&quot;&quot;)">
            <text:p/>
          </table:table-cell>
          <table:table-cell table:formula="of:=IF(ISNUMBER(SEARCH(&quot;D&quot;;[.$J172]));IF(ISBLANK([.$E$5]);&quot;&quot;;[.$E$5]);&quot;&quot;)">
            <text:p/>
          </table:table-cell>
          <table:table-cell table:formula="of:=IF(ISNUMBER(SEARCH(&quot;E&quot;;[.$J172]));IF(ISBLANK([.$E$6]);&quot;&quot;;[.$E$6]);&quot;&quot;)">
            <text:p/>
          </table:table-cell>
          <table:table-cell table:formula="of:=IF(ISNUMBER(SEARCH(&quot;F&quot;;[.$J172]));IF(ISBLANK([.$E$7]);&quot;&quot;;[.$E$7]);&quot;&quot;)">
            <text:p/>
          </table:table-cell>
          <table:table-cell table:formula="of:=IF(ISNUMBER(SEARCH(&quot;G&quot;;[.$J172]));IF(ISBLANK([.$E$8]);&quot;&quot;;[.$E$8]);&quot;&quot;)">
            <text:p/>
          </table:table-cell>
          <table:table-cell table:formula="of:=IF(ISNUMBER(SEARCH(&quot;H&quot;;[.$J172]));IF(ISBLANK([.$E$9]);&quot;&quot;;[.$E$9]);&quot;&quot;)">
            <text:p/>
          </table:table-cell>
          <table:table-cell table:formula="of:=IF(ISNUMBER(SEARCH(&quot;I&quot;;[.$J172]));IF(ISBLANK([.$E$10]);&quot;&quot;;[.$E$10]);&quot;&quot;)">
            <text:p/>
          </table:table-cell>
          <table:table-cell table:formula="of:=IF(ISNUMBER(SEARCH(&quot;J&quot;;[.$J172]));IF(ISBLANK([.$E$11]);&quot;&quot;;[.$E$11]);&quot;&quot;)">
            <text:p/>
          </table:table-cell>
          <table:table-cell table:formula="of:=IF(ISNUMBER(SEARCH(&quot;K&quot;;[.$J172]));IF(ISBLANK([.$E$12]);&quot;&quot;;[.$E$12]);&quot;&quot;)">
            <text:p/>
          </table:table-cell>
          <table:table-cell table:formula="of:=IF(ISNUMBER(SEARCH(&quot;L&quot;;[.$J172]));IF(ISBLANK([.$E$13]);&quot;&quot;;[.$E$13]);&quot;&quot;)">
            <text:p/>
          </table:table-cell>
          <table:table-cell table:formula="of:=IF(ISNUMBER(SEARCH(&quot;M&quot;;[.$J172]));IF(ISBLANK([.$E$14]);&quot;&quot;;[.$E$14]);&quot;&quot;)">
            <text:p/>
          </table:table-cell>
          <table:table-cell table:formula="of:=IF(ISNUMBER(SEARCH(&quot;N&quot;;[.$J172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3:.$AC173])">
            <text:p/>
          </table:table-cell>
          <table:table-cell table:formula="of:=COM.MICROSOFT.CONCAT([.$AE173:.$AR173])">
            <text:p/>
          </table:table-cell>
          <table:table-cell table:formula="of:=COM.MICROSOFT.CONCAT([.$AT173:.$BG173])">
            <text:p/>
          </table:table-cell>
          <table:table-cell table:formula="of:=COUNTIF([.$J$1:.$J$1999];[.J173])" office:value-type="float" office:value="0" calcext:value-type="float">
            <text:p>0</text:p>
          </table:table-cell>
          <table:table-cell/>
          <table:table-cell table:formula="of:=IF(ISNUMBER(SEARCH(&quot;A&quot;;[.$J173]));IF(ISBLANK([.$C$2]);&quot;&quot;;[.$C$2]);&quot;&quot;)">
            <text:p/>
          </table:table-cell>
          <table:table-cell table:formula="of:=IF(ISNUMBER(SEARCH(&quot;B&quot;;[.$J173]));IF(ISBLANK([.$C$3]);&quot;&quot;;[.$C$3]);&quot;&quot;)">
            <text:p/>
          </table:table-cell>
          <table:table-cell table:formula="of:=IF(ISNUMBER(SEARCH(&quot;C&quot;;[.$J173]));IF(ISBLANK([.$C$4]);&quot;&quot;;[.$C$4]);&quot;&quot;)">
            <text:p/>
          </table:table-cell>
          <table:table-cell table:formula="of:=IF(ISNUMBER(SEARCH(&quot;D&quot;;[.$J173]));IF(ISBLANK([.$C$5]);&quot;&quot;;[.$C$5]);&quot;&quot;)">
            <text:p/>
          </table:table-cell>
          <table:table-cell table:formula="of:=IF(ISNUMBER(SEARCH(&quot;E&quot;;[.$J173]));IF(ISBLANK([.$C$6]);&quot;&quot;;[.$C$6]);&quot;&quot;)">
            <text:p/>
          </table:table-cell>
          <table:table-cell table:formula="of:=IF(ISNUMBER(SEARCH(&quot;F&quot;;[.$J173]));IF(ISBLANK([.$C$7]);&quot;&quot;;[.$C$7]);&quot;&quot;)">
            <text:p/>
          </table:table-cell>
          <table:table-cell table:formula="of:=IF(ISNUMBER(SEARCH(&quot;G&quot;;[.$J173]));IF(ISBLANK([.$C$8]);&quot;&quot;;[.$C$8]);&quot;&quot;)">
            <text:p/>
          </table:table-cell>
          <table:table-cell table:formula="of:=IF(ISNUMBER(SEARCH(&quot;H&quot;;[.$J173]));IF(ISBLANK([.$C$9]);&quot;&quot;;[.$C$9]);&quot;&quot;)">
            <text:p/>
          </table:table-cell>
          <table:table-cell table:formula="of:=IF(ISNUMBER(SEARCH(&quot;I&quot;;[.$J173]));IF(ISBLANK([.$C$10]);&quot;&quot;;[.$C$10]);&quot;&quot;)">
            <text:p/>
          </table:table-cell>
          <table:table-cell table:formula="of:=IF(ISNUMBER(SEARCH(&quot;J&quot;;[.$J173]));IF(ISBLANK([.$C$11]);&quot;&quot;;[.$C$11]);&quot;&quot;)">
            <text:p/>
          </table:table-cell>
          <table:table-cell table:formula="of:=IF(ISNUMBER(SEARCH(&quot;K&quot;;[.$J173]));IF(ISBLANK([.$C$12]);&quot;&quot;;[.$C$12]);&quot;&quot;)">
            <text:p/>
          </table:table-cell>
          <table:table-cell table:formula="of:=IF(ISNUMBER(SEARCH(&quot;L&quot;;[.$J173]));IF(ISBLANK([.$C$13]);&quot;&quot;;[.$C$13]);&quot;&quot;)">
            <text:p/>
          </table:table-cell>
          <table:table-cell table:formula="of:=IF(ISNUMBER(SEARCH(&quot;M&quot;;[.$J173]));IF(ISBLANK([.$C$14]);&quot;&quot;;[.$C$14]);&quot;&quot;)">
            <text:p/>
          </table:table-cell>
          <table:table-cell table:formula="of:=IF(ISNUMBER(SEARCH(&quot;N&quot;;[.$J173]));IF(ISBLANK([.$C$15]);&quot;&quot;;[.$C$15]);&quot;&quot;)">
            <text:p/>
          </table:table-cell>
          <table:table-cell/>
          <table:table-cell table:formula="of:=IF(ISNUMBER(SEARCH(&quot;A&quot;;[.$J173]));IF(ISBLANK([.$D$2]);&quot;&quot;;[.$D$2]);&quot;&quot;)">
            <text:p/>
          </table:table-cell>
          <table:table-cell table:formula="of:=IF(ISNUMBER(SEARCH(&quot;B&quot;;[.$J173]));IF(ISBLANK([.$D$3]);&quot;&quot;;[.$D$3]);&quot;&quot;)">
            <text:p/>
          </table:table-cell>
          <table:table-cell table:formula="of:=IF(ISNUMBER(SEARCH(&quot;C&quot;;[.$J173]));IF(ISBLANK([.$D$4]);&quot;&quot;;[.$D$4]);&quot;&quot;)">
            <text:p/>
          </table:table-cell>
          <table:table-cell table:formula="of:=IF(ISNUMBER(SEARCH(&quot;D&quot;;[.$J173]));IF(ISBLANK([.$D$5]);&quot;&quot;;[.$D$5]);&quot;&quot;)">
            <text:p/>
          </table:table-cell>
          <table:table-cell table:formula="of:=IF(ISNUMBER(SEARCH(&quot;E&quot;;[.$J173]));IF(ISBLANK([.$D$6]);&quot;&quot;;[.$D$6]);&quot;&quot;)">
            <text:p/>
          </table:table-cell>
          <table:table-cell table:formula="of:=IF(ISNUMBER(SEARCH(&quot;F&quot;;[.$J173]));IF(ISBLANK([.$D$7]);&quot;&quot;;[.$D$7]);&quot;&quot;)">
            <text:p/>
          </table:table-cell>
          <table:table-cell table:formula="of:=IF(ISNUMBER(SEARCH(&quot;G&quot;;[.$J173]));IF(ISBLANK([.$D$8]);&quot;&quot;;[.$D$8]);&quot;&quot;)">
            <text:p/>
          </table:table-cell>
          <table:table-cell table:formula="of:=IF(ISNUMBER(SEARCH(&quot;H&quot;;[.$J173]));IF(ISBLANK([.$D$9]);&quot;&quot;;[.$D$9]);&quot;&quot;)">
            <text:p/>
          </table:table-cell>
          <table:table-cell table:formula="of:=IF(ISNUMBER(SEARCH(&quot;I&quot;;[.$J173]));IF(ISBLANK([.$D$10]);&quot;&quot;;[.$D$10]);&quot;&quot;)">
            <text:p/>
          </table:table-cell>
          <table:table-cell table:formula="of:=IF(ISNUMBER(SEARCH(&quot;J&quot;;[.$J173]));IF(ISBLANK([.$D$11]);&quot;&quot;;[.$D$11]);&quot;&quot;)">
            <text:p/>
          </table:table-cell>
          <table:table-cell table:formula="of:=IF(ISNUMBER(SEARCH(&quot;K&quot;;[.$J173]));IF(ISBLANK([.$D$12]);&quot;&quot;;[.$D$12]);&quot;&quot;)">
            <text:p/>
          </table:table-cell>
          <table:table-cell table:formula="of:=IF(ISNUMBER(SEARCH(&quot;L&quot;;[.$J173]));IF(ISBLANK([.$D$13]);&quot;&quot;;[.$D$13]);&quot;&quot;)">
            <text:p/>
          </table:table-cell>
          <table:table-cell table:formula="of:=IF(ISNUMBER(SEARCH(&quot;M&quot;;[.$J173]));IF(ISBLANK([.$D$14]);&quot;&quot;;[.$D$14]);&quot;&quot;)">
            <text:p/>
          </table:table-cell>
          <table:table-cell table:formula="of:=IF(ISNUMBER(SEARCH(&quot;N&quot;;[.$J173]));IF(ISBLANK([.$D$15]);&quot;&quot;;[.$D$15]);&quot;&quot;)">
            <text:p/>
          </table:table-cell>
          <table:table-cell/>
          <table:table-cell table:formula="of:=IF(ISNUMBER(SEARCH(&quot;A&quot;;[.$J173]));IF(ISBLANK([.$E$2]);&quot;&quot;;[.$E$2]);&quot;&quot;)">
            <text:p/>
          </table:table-cell>
          <table:table-cell table:formula="of:=IF(ISNUMBER(SEARCH(&quot;B&quot;;[.$J173]));IF(ISBLANK([.$E$3]);&quot;&quot;;[.$E$3]);&quot;&quot;)">
            <text:p/>
          </table:table-cell>
          <table:table-cell table:formula="of:=IF(ISNUMBER(SEARCH(&quot;C&quot;;[.$J173]));IF(ISBLANK([.$E$4]);&quot;&quot;;[.$E$4]);&quot;&quot;)">
            <text:p/>
          </table:table-cell>
          <table:table-cell table:formula="of:=IF(ISNUMBER(SEARCH(&quot;D&quot;;[.$J173]));IF(ISBLANK([.$E$5]);&quot;&quot;;[.$E$5]);&quot;&quot;)">
            <text:p/>
          </table:table-cell>
          <table:table-cell table:formula="of:=IF(ISNUMBER(SEARCH(&quot;E&quot;;[.$J173]));IF(ISBLANK([.$E$6]);&quot;&quot;;[.$E$6]);&quot;&quot;)">
            <text:p/>
          </table:table-cell>
          <table:table-cell table:formula="of:=IF(ISNUMBER(SEARCH(&quot;F&quot;;[.$J173]));IF(ISBLANK([.$E$7]);&quot;&quot;;[.$E$7]);&quot;&quot;)">
            <text:p/>
          </table:table-cell>
          <table:table-cell table:formula="of:=IF(ISNUMBER(SEARCH(&quot;G&quot;;[.$J173]));IF(ISBLANK([.$E$8]);&quot;&quot;;[.$E$8]);&quot;&quot;)">
            <text:p/>
          </table:table-cell>
          <table:table-cell table:formula="of:=IF(ISNUMBER(SEARCH(&quot;H&quot;;[.$J173]));IF(ISBLANK([.$E$9]);&quot;&quot;;[.$E$9]);&quot;&quot;)">
            <text:p/>
          </table:table-cell>
          <table:table-cell table:formula="of:=IF(ISNUMBER(SEARCH(&quot;I&quot;;[.$J173]));IF(ISBLANK([.$E$10]);&quot;&quot;;[.$E$10]);&quot;&quot;)">
            <text:p/>
          </table:table-cell>
          <table:table-cell table:formula="of:=IF(ISNUMBER(SEARCH(&quot;J&quot;;[.$J173]));IF(ISBLANK([.$E$11]);&quot;&quot;;[.$E$11]);&quot;&quot;)">
            <text:p/>
          </table:table-cell>
          <table:table-cell table:formula="of:=IF(ISNUMBER(SEARCH(&quot;K&quot;;[.$J173]));IF(ISBLANK([.$E$12]);&quot;&quot;;[.$E$12]);&quot;&quot;)">
            <text:p/>
          </table:table-cell>
          <table:table-cell table:formula="of:=IF(ISNUMBER(SEARCH(&quot;L&quot;;[.$J173]));IF(ISBLANK([.$E$13]);&quot;&quot;;[.$E$13]);&quot;&quot;)">
            <text:p/>
          </table:table-cell>
          <table:table-cell table:formula="of:=IF(ISNUMBER(SEARCH(&quot;M&quot;;[.$J173]));IF(ISBLANK([.$E$14]);&quot;&quot;;[.$E$14]);&quot;&quot;)">
            <text:p/>
          </table:table-cell>
          <table:table-cell table:formula="of:=IF(ISNUMBER(SEARCH(&quot;N&quot;;[.$J173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4:.$AC174])">
            <text:p/>
          </table:table-cell>
          <table:table-cell table:formula="of:=COM.MICROSOFT.CONCAT([.$AE174:.$AR174])">
            <text:p/>
          </table:table-cell>
          <table:table-cell table:formula="of:=COM.MICROSOFT.CONCAT([.$AT174:.$BG174])">
            <text:p/>
          </table:table-cell>
          <table:table-cell table:formula="of:=COUNTIF([.$J$1:.$J$1999];[.J174])" office:value-type="float" office:value="0" calcext:value-type="float">
            <text:p>0</text:p>
          </table:table-cell>
          <table:table-cell/>
          <table:table-cell table:formula="of:=IF(ISNUMBER(SEARCH(&quot;A&quot;;[.$J174]));IF(ISBLANK([.$C$2]);&quot;&quot;;[.$C$2]);&quot;&quot;)">
            <text:p/>
          </table:table-cell>
          <table:table-cell table:formula="of:=IF(ISNUMBER(SEARCH(&quot;B&quot;;[.$J174]));IF(ISBLANK([.$C$3]);&quot;&quot;;[.$C$3]);&quot;&quot;)">
            <text:p/>
          </table:table-cell>
          <table:table-cell table:formula="of:=IF(ISNUMBER(SEARCH(&quot;C&quot;;[.$J174]));IF(ISBLANK([.$C$4]);&quot;&quot;;[.$C$4]);&quot;&quot;)">
            <text:p/>
          </table:table-cell>
          <table:table-cell table:formula="of:=IF(ISNUMBER(SEARCH(&quot;D&quot;;[.$J174]));IF(ISBLANK([.$C$5]);&quot;&quot;;[.$C$5]);&quot;&quot;)">
            <text:p/>
          </table:table-cell>
          <table:table-cell table:formula="of:=IF(ISNUMBER(SEARCH(&quot;E&quot;;[.$J174]));IF(ISBLANK([.$C$6]);&quot;&quot;;[.$C$6]);&quot;&quot;)">
            <text:p/>
          </table:table-cell>
          <table:table-cell table:formula="of:=IF(ISNUMBER(SEARCH(&quot;F&quot;;[.$J174]));IF(ISBLANK([.$C$7]);&quot;&quot;;[.$C$7]);&quot;&quot;)">
            <text:p/>
          </table:table-cell>
          <table:table-cell table:formula="of:=IF(ISNUMBER(SEARCH(&quot;G&quot;;[.$J174]));IF(ISBLANK([.$C$8]);&quot;&quot;;[.$C$8]);&quot;&quot;)">
            <text:p/>
          </table:table-cell>
          <table:table-cell table:formula="of:=IF(ISNUMBER(SEARCH(&quot;H&quot;;[.$J174]));IF(ISBLANK([.$C$9]);&quot;&quot;;[.$C$9]);&quot;&quot;)">
            <text:p/>
          </table:table-cell>
          <table:table-cell table:formula="of:=IF(ISNUMBER(SEARCH(&quot;I&quot;;[.$J174]));IF(ISBLANK([.$C$10]);&quot;&quot;;[.$C$10]);&quot;&quot;)">
            <text:p/>
          </table:table-cell>
          <table:table-cell table:formula="of:=IF(ISNUMBER(SEARCH(&quot;J&quot;;[.$J174]));IF(ISBLANK([.$C$11]);&quot;&quot;;[.$C$11]);&quot;&quot;)">
            <text:p/>
          </table:table-cell>
          <table:table-cell table:formula="of:=IF(ISNUMBER(SEARCH(&quot;K&quot;;[.$J174]));IF(ISBLANK([.$C$12]);&quot;&quot;;[.$C$12]);&quot;&quot;)">
            <text:p/>
          </table:table-cell>
          <table:table-cell table:formula="of:=IF(ISNUMBER(SEARCH(&quot;L&quot;;[.$J174]));IF(ISBLANK([.$C$13]);&quot;&quot;;[.$C$13]);&quot;&quot;)">
            <text:p/>
          </table:table-cell>
          <table:table-cell table:formula="of:=IF(ISNUMBER(SEARCH(&quot;M&quot;;[.$J174]));IF(ISBLANK([.$C$14]);&quot;&quot;;[.$C$14]);&quot;&quot;)">
            <text:p/>
          </table:table-cell>
          <table:table-cell table:formula="of:=IF(ISNUMBER(SEARCH(&quot;N&quot;;[.$J174]));IF(ISBLANK([.$C$15]);&quot;&quot;;[.$C$15]);&quot;&quot;)">
            <text:p/>
          </table:table-cell>
          <table:table-cell/>
          <table:table-cell table:formula="of:=IF(ISNUMBER(SEARCH(&quot;A&quot;;[.$J174]));IF(ISBLANK([.$D$2]);&quot;&quot;;[.$D$2]);&quot;&quot;)">
            <text:p/>
          </table:table-cell>
          <table:table-cell table:formula="of:=IF(ISNUMBER(SEARCH(&quot;B&quot;;[.$J174]));IF(ISBLANK([.$D$3]);&quot;&quot;;[.$D$3]);&quot;&quot;)">
            <text:p/>
          </table:table-cell>
          <table:table-cell table:formula="of:=IF(ISNUMBER(SEARCH(&quot;C&quot;;[.$J174]));IF(ISBLANK([.$D$4]);&quot;&quot;;[.$D$4]);&quot;&quot;)">
            <text:p/>
          </table:table-cell>
          <table:table-cell table:formula="of:=IF(ISNUMBER(SEARCH(&quot;D&quot;;[.$J174]));IF(ISBLANK([.$D$5]);&quot;&quot;;[.$D$5]);&quot;&quot;)">
            <text:p/>
          </table:table-cell>
          <table:table-cell table:formula="of:=IF(ISNUMBER(SEARCH(&quot;E&quot;;[.$J174]));IF(ISBLANK([.$D$6]);&quot;&quot;;[.$D$6]);&quot;&quot;)">
            <text:p/>
          </table:table-cell>
          <table:table-cell table:formula="of:=IF(ISNUMBER(SEARCH(&quot;F&quot;;[.$J174]));IF(ISBLANK([.$D$7]);&quot;&quot;;[.$D$7]);&quot;&quot;)">
            <text:p/>
          </table:table-cell>
          <table:table-cell table:formula="of:=IF(ISNUMBER(SEARCH(&quot;G&quot;;[.$J174]));IF(ISBLANK([.$D$8]);&quot;&quot;;[.$D$8]);&quot;&quot;)">
            <text:p/>
          </table:table-cell>
          <table:table-cell table:formula="of:=IF(ISNUMBER(SEARCH(&quot;H&quot;;[.$J174]));IF(ISBLANK([.$D$9]);&quot;&quot;;[.$D$9]);&quot;&quot;)">
            <text:p/>
          </table:table-cell>
          <table:table-cell table:formula="of:=IF(ISNUMBER(SEARCH(&quot;I&quot;;[.$J174]));IF(ISBLANK([.$D$10]);&quot;&quot;;[.$D$10]);&quot;&quot;)">
            <text:p/>
          </table:table-cell>
          <table:table-cell table:formula="of:=IF(ISNUMBER(SEARCH(&quot;J&quot;;[.$J174]));IF(ISBLANK([.$D$11]);&quot;&quot;;[.$D$11]);&quot;&quot;)">
            <text:p/>
          </table:table-cell>
          <table:table-cell table:formula="of:=IF(ISNUMBER(SEARCH(&quot;K&quot;;[.$J174]));IF(ISBLANK([.$D$12]);&quot;&quot;;[.$D$12]);&quot;&quot;)">
            <text:p/>
          </table:table-cell>
          <table:table-cell table:formula="of:=IF(ISNUMBER(SEARCH(&quot;L&quot;;[.$J174]));IF(ISBLANK([.$D$13]);&quot;&quot;;[.$D$13]);&quot;&quot;)">
            <text:p/>
          </table:table-cell>
          <table:table-cell table:formula="of:=IF(ISNUMBER(SEARCH(&quot;M&quot;;[.$J174]));IF(ISBLANK([.$D$14]);&quot;&quot;;[.$D$14]);&quot;&quot;)">
            <text:p/>
          </table:table-cell>
          <table:table-cell table:formula="of:=IF(ISNUMBER(SEARCH(&quot;N&quot;;[.$J174]));IF(ISBLANK([.$D$15]);&quot;&quot;;[.$D$15]);&quot;&quot;)">
            <text:p/>
          </table:table-cell>
          <table:table-cell/>
          <table:table-cell table:formula="of:=IF(ISNUMBER(SEARCH(&quot;A&quot;;[.$J174]));IF(ISBLANK([.$E$2]);&quot;&quot;;[.$E$2]);&quot;&quot;)">
            <text:p/>
          </table:table-cell>
          <table:table-cell table:formula="of:=IF(ISNUMBER(SEARCH(&quot;B&quot;;[.$J174]));IF(ISBLANK([.$E$3]);&quot;&quot;;[.$E$3]);&quot;&quot;)">
            <text:p/>
          </table:table-cell>
          <table:table-cell table:formula="of:=IF(ISNUMBER(SEARCH(&quot;C&quot;;[.$J174]));IF(ISBLANK([.$E$4]);&quot;&quot;;[.$E$4]);&quot;&quot;)">
            <text:p/>
          </table:table-cell>
          <table:table-cell table:formula="of:=IF(ISNUMBER(SEARCH(&quot;D&quot;;[.$J174]));IF(ISBLANK([.$E$5]);&quot;&quot;;[.$E$5]);&quot;&quot;)">
            <text:p/>
          </table:table-cell>
          <table:table-cell table:formula="of:=IF(ISNUMBER(SEARCH(&quot;E&quot;;[.$J174]));IF(ISBLANK([.$E$6]);&quot;&quot;;[.$E$6]);&quot;&quot;)">
            <text:p/>
          </table:table-cell>
          <table:table-cell table:formula="of:=IF(ISNUMBER(SEARCH(&quot;F&quot;;[.$J174]));IF(ISBLANK([.$E$7]);&quot;&quot;;[.$E$7]);&quot;&quot;)">
            <text:p/>
          </table:table-cell>
          <table:table-cell table:formula="of:=IF(ISNUMBER(SEARCH(&quot;G&quot;;[.$J174]));IF(ISBLANK([.$E$8]);&quot;&quot;;[.$E$8]);&quot;&quot;)">
            <text:p/>
          </table:table-cell>
          <table:table-cell table:formula="of:=IF(ISNUMBER(SEARCH(&quot;H&quot;;[.$J174]));IF(ISBLANK([.$E$9]);&quot;&quot;;[.$E$9]);&quot;&quot;)">
            <text:p/>
          </table:table-cell>
          <table:table-cell table:formula="of:=IF(ISNUMBER(SEARCH(&quot;I&quot;;[.$J174]));IF(ISBLANK([.$E$10]);&quot;&quot;;[.$E$10]);&quot;&quot;)">
            <text:p/>
          </table:table-cell>
          <table:table-cell table:formula="of:=IF(ISNUMBER(SEARCH(&quot;J&quot;;[.$J174]));IF(ISBLANK([.$E$11]);&quot;&quot;;[.$E$11]);&quot;&quot;)">
            <text:p/>
          </table:table-cell>
          <table:table-cell table:formula="of:=IF(ISNUMBER(SEARCH(&quot;K&quot;;[.$J174]));IF(ISBLANK([.$E$12]);&quot;&quot;;[.$E$12]);&quot;&quot;)">
            <text:p/>
          </table:table-cell>
          <table:table-cell table:formula="of:=IF(ISNUMBER(SEARCH(&quot;L&quot;;[.$J174]));IF(ISBLANK([.$E$13]);&quot;&quot;;[.$E$13]);&quot;&quot;)">
            <text:p/>
          </table:table-cell>
          <table:table-cell table:formula="of:=IF(ISNUMBER(SEARCH(&quot;M&quot;;[.$J174]));IF(ISBLANK([.$E$14]);&quot;&quot;;[.$E$14]);&quot;&quot;)">
            <text:p/>
          </table:table-cell>
          <table:table-cell table:formula="of:=IF(ISNUMBER(SEARCH(&quot;N&quot;;[.$J174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5:.$AC175])">
            <text:p/>
          </table:table-cell>
          <table:table-cell table:formula="of:=COM.MICROSOFT.CONCAT([.$AE175:.$AR175])">
            <text:p/>
          </table:table-cell>
          <table:table-cell table:formula="of:=COM.MICROSOFT.CONCAT([.$AT175:.$BG175])">
            <text:p/>
          </table:table-cell>
          <table:table-cell table:formula="of:=COUNTIF([.$J$1:.$J$1999];[.J175])" office:value-type="float" office:value="0" calcext:value-type="float">
            <text:p>0</text:p>
          </table:table-cell>
          <table:table-cell/>
          <table:table-cell table:formula="of:=IF(ISNUMBER(SEARCH(&quot;A&quot;;[.$J175]));IF(ISBLANK([.$C$2]);&quot;&quot;;[.$C$2]);&quot;&quot;)">
            <text:p/>
          </table:table-cell>
          <table:table-cell table:formula="of:=IF(ISNUMBER(SEARCH(&quot;B&quot;;[.$J175]));IF(ISBLANK([.$C$3]);&quot;&quot;;[.$C$3]);&quot;&quot;)">
            <text:p/>
          </table:table-cell>
          <table:table-cell table:formula="of:=IF(ISNUMBER(SEARCH(&quot;C&quot;;[.$J175]));IF(ISBLANK([.$C$4]);&quot;&quot;;[.$C$4]);&quot;&quot;)">
            <text:p/>
          </table:table-cell>
          <table:table-cell table:formula="of:=IF(ISNUMBER(SEARCH(&quot;D&quot;;[.$J175]));IF(ISBLANK([.$C$5]);&quot;&quot;;[.$C$5]);&quot;&quot;)">
            <text:p/>
          </table:table-cell>
          <table:table-cell table:formula="of:=IF(ISNUMBER(SEARCH(&quot;E&quot;;[.$J175]));IF(ISBLANK([.$C$6]);&quot;&quot;;[.$C$6]);&quot;&quot;)">
            <text:p/>
          </table:table-cell>
          <table:table-cell table:formula="of:=IF(ISNUMBER(SEARCH(&quot;F&quot;;[.$J175]));IF(ISBLANK([.$C$7]);&quot;&quot;;[.$C$7]);&quot;&quot;)">
            <text:p/>
          </table:table-cell>
          <table:table-cell table:formula="of:=IF(ISNUMBER(SEARCH(&quot;G&quot;;[.$J175]));IF(ISBLANK([.$C$8]);&quot;&quot;;[.$C$8]);&quot;&quot;)">
            <text:p/>
          </table:table-cell>
          <table:table-cell table:formula="of:=IF(ISNUMBER(SEARCH(&quot;H&quot;;[.$J175]));IF(ISBLANK([.$C$9]);&quot;&quot;;[.$C$9]);&quot;&quot;)">
            <text:p/>
          </table:table-cell>
          <table:table-cell table:formula="of:=IF(ISNUMBER(SEARCH(&quot;I&quot;;[.$J175]));IF(ISBLANK([.$C$10]);&quot;&quot;;[.$C$10]);&quot;&quot;)">
            <text:p/>
          </table:table-cell>
          <table:table-cell table:formula="of:=IF(ISNUMBER(SEARCH(&quot;J&quot;;[.$J175]));IF(ISBLANK([.$C$11]);&quot;&quot;;[.$C$11]);&quot;&quot;)">
            <text:p/>
          </table:table-cell>
          <table:table-cell table:formula="of:=IF(ISNUMBER(SEARCH(&quot;K&quot;;[.$J175]));IF(ISBLANK([.$C$12]);&quot;&quot;;[.$C$12]);&quot;&quot;)">
            <text:p/>
          </table:table-cell>
          <table:table-cell table:formula="of:=IF(ISNUMBER(SEARCH(&quot;L&quot;;[.$J175]));IF(ISBLANK([.$C$13]);&quot;&quot;;[.$C$13]);&quot;&quot;)">
            <text:p/>
          </table:table-cell>
          <table:table-cell table:formula="of:=IF(ISNUMBER(SEARCH(&quot;M&quot;;[.$J175]));IF(ISBLANK([.$C$14]);&quot;&quot;;[.$C$14]);&quot;&quot;)">
            <text:p/>
          </table:table-cell>
          <table:table-cell table:formula="of:=IF(ISNUMBER(SEARCH(&quot;N&quot;;[.$J175]));IF(ISBLANK([.$C$15]);&quot;&quot;;[.$C$15]);&quot;&quot;)">
            <text:p/>
          </table:table-cell>
          <table:table-cell/>
          <table:table-cell table:formula="of:=IF(ISNUMBER(SEARCH(&quot;A&quot;;[.$J175]));IF(ISBLANK([.$D$2]);&quot;&quot;;[.$D$2]);&quot;&quot;)">
            <text:p/>
          </table:table-cell>
          <table:table-cell table:formula="of:=IF(ISNUMBER(SEARCH(&quot;B&quot;;[.$J175]));IF(ISBLANK([.$D$3]);&quot;&quot;;[.$D$3]);&quot;&quot;)">
            <text:p/>
          </table:table-cell>
          <table:table-cell table:formula="of:=IF(ISNUMBER(SEARCH(&quot;C&quot;;[.$J175]));IF(ISBLANK([.$D$4]);&quot;&quot;;[.$D$4]);&quot;&quot;)">
            <text:p/>
          </table:table-cell>
          <table:table-cell table:formula="of:=IF(ISNUMBER(SEARCH(&quot;D&quot;;[.$J175]));IF(ISBLANK([.$D$5]);&quot;&quot;;[.$D$5]);&quot;&quot;)">
            <text:p/>
          </table:table-cell>
          <table:table-cell table:formula="of:=IF(ISNUMBER(SEARCH(&quot;E&quot;;[.$J175]));IF(ISBLANK([.$D$6]);&quot;&quot;;[.$D$6]);&quot;&quot;)">
            <text:p/>
          </table:table-cell>
          <table:table-cell table:formula="of:=IF(ISNUMBER(SEARCH(&quot;F&quot;;[.$J175]));IF(ISBLANK([.$D$7]);&quot;&quot;;[.$D$7]);&quot;&quot;)">
            <text:p/>
          </table:table-cell>
          <table:table-cell table:formula="of:=IF(ISNUMBER(SEARCH(&quot;G&quot;;[.$J175]));IF(ISBLANK([.$D$8]);&quot;&quot;;[.$D$8]);&quot;&quot;)">
            <text:p/>
          </table:table-cell>
          <table:table-cell table:formula="of:=IF(ISNUMBER(SEARCH(&quot;H&quot;;[.$J175]));IF(ISBLANK([.$D$9]);&quot;&quot;;[.$D$9]);&quot;&quot;)">
            <text:p/>
          </table:table-cell>
          <table:table-cell table:formula="of:=IF(ISNUMBER(SEARCH(&quot;I&quot;;[.$J175]));IF(ISBLANK([.$D$10]);&quot;&quot;;[.$D$10]);&quot;&quot;)">
            <text:p/>
          </table:table-cell>
          <table:table-cell table:formula="of:=IF(ISNUMBER(SEARCH(&quot;J&quot;;[.$J175]));IF(ISBLANK([.$D$11]);&quot;&quot;;[.$D$11]);&quot;&quot;)">
            <text:p/>
          </table:table-cell>
          <table:table-cell table:formula="of:=IF(ISNUMBER(SEARCH(&quot;K&quot;;[.$J175]));IF(ISBLANK([.$D$12]);&quot;&quot;;[.$D$12]);&quot;&quot;)">
            <text:p/>
          </table:table-cell>
          <table:table-cell table:formula="of:=IF(ISNUMBER(SEARCH(&quot;L&quot;;[.$J175]));IF(ISBLANK([.$D$13]);&quot;&quot;;[.$D$13]);&quot;&quot;)">
            <text:p/>
          </table:table-cell>
          <table:table-cell table:formula="of:=IF(ISNUMBER(SEARCH(&quot;M&quot;;[.$J175]));IF(ISBLANK([.$D$14]);&quot;&quot;;[.$D$14]);&quot;&quot;)">
            <text:p/>
          </table:table-cell>
          <table:table-cell table:formula="of:=IF(ISNUMBER(SEARCH(&quot;N&quot;;[.$J175]));IF(ISBLANK([.$D$15]);&quot;&quot;;[.$D$15]);&quot;&quot;)">
            <text:p/>
          </table:table-cell>
          <table:table-cell/>
          <table:table-cell table:formula="of:=IF(ISNUMBER(SEARCH(&quot;A&quot;;[.$J175]));IF(ISBLANK([.$E$2]);&quot;&quot;;[.$E$2]);&quot;&quot;)">
            <text:p/>
          </table:table-cell>
          <table:table-cell table:formula="of:=IF(ISNUMBER(SEARCH(&quot;B&quot;;[.$J175]));IF(ISBLANK([.$E$3]);&quot;&quot;;[.$E$3]);&quot;&quot;)">
            <text:p/>
          </table:table-cell>
          <table:table-cell table:formula="of:=IF(ISNUMBER(SEARCH(&quot;C&quot;;[.$J175]));IF(ISBLANK([.$E$4]);&quot;&quot;;[.$E$4]);&quot;&quot;)">
            <text:p/>
          </table:table-cell>
          <table:table-cell table:formula="of:=IF(ISNUMBER(SEARCH(&quot;D&quot;;[.$J175]));IF(ISBLANK([.$E$5]);&quot;&quot;;[.$E$5]);&quot;&quot;)">
            <text:p/>
          </table:table-cell>
          <table:table-cell table:formula="of:=IF(ISNUMBER(SEARCH(&quot;E&quot;;[.$J175]));IF(ISBLANK([.$E$6]);&quot;&quot;;[.$E$6]);&quot;&quot;)">
            <text:p/>
          </table:table-cell>
          <table:table-cell table:formula="of:=IF(ISNUMBER(SEARCH(&quot;F&quot;;[.$J175]));IF(ISBLANK([.$E$7]);&quot;&quot;;[.$E$7]);&quot;&quot;)">
            <text:p/>
          </table:table-cell>
          <table:table-cell table:formula="of:=IF(ISNUMBER(SEARCH(&quot;G&quot;;[.$J175]));IF(ISBLANK([.$E$8]);&quot;&quot;;[.$E$8]);&quot;&quot;)">
            <text:p/>
          </table:table-cell>
          <table:table-cell table:formula="of:=IF(ISNUMBER(SEARCH(&quot;H&quot;;[.$J175]));IF(ISBLANK([.$E$9]);&quot;&quot;;[.$E$9]);&quot;&quot;)">
            <text:p/>
          </table:table-cell>
          <table:table-cell table:formula="of:=IF(ISNUMBER(SEARCH(&quot;I&quot;;[.$J175]));IF(ISBLANK([.$E$10]);&quot;&quot;;[.$E$10]);&quot;&quot;)">
            <text:p/>
          </table:table-cell>
          <table:table-cell table:formula="of:=IF(ISNUMBER(SEARCH(&quot;J&quot;;[.$J175]));IF(ISBLANK([.$E$11]);&quot;&quot;;[.$E$11]);&quot;&quot;)">
            <text:p/>
          </table:table-cell>
          <table:table-cell table:formula="of:=IF(ISNUMBER(SEARCH(&quot;K&quot;;[.$J175]));IF(ISBLANK([.$E$12]);&quot;&quot;;[.$E$12]);&quot;&quot;)">
            <text:p/>
          </table:table-cell>
          <table:table-cell table:formula="of:=IF(ISNUMBER(SEARCH(&quot;L&quot;;[.$J175]));IF(ISBLANK([.$E$13]);&quot;&quot;;[.$E$13]);&quot;&quot;)">
            <text:p/>
          </table:table-cell>
          <table:table-cell table:formula="of:=IF(ISNUMBER(SEARCH(&quot;M&quot;;[.$J175]));IF(ISBLANK([.$E$14]);&quot;&quot;;[.$E$14]);&quot;&quot;)">
            <text:p/>
          </table:table-cell>
          <table:table-cell table:formula="of:=IF(ISNUMBER(SEARCH(&quot;N&quot;;[.$J175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6:.$AC176])">
            <text:p/>
          </table:table-cell>
          <table:table-cell table:formula="of:=COM.MICROSOFT.CONCAT([.$AE176:.$AR176])">
            <text:p/>
          </table:table-cell>
          <table:table-cell table:formula="of:=COM.MICROSOFT.CONCAT([.$AT176:.$BG176])">
            <text:p/>
          </table:table-cell>
          <table:table-cell table:formula="of:=COUNTIF([.$J$1:.$J$1999];[.J176])" office:value-type="float" office:value="0" calcext:value-type="float">
            <text:p>0</text:p>
          </table:table-cell>
          <table:table-cell/>
          <table:table-cell table:formula="of:=IF(ISNUMBER(SEARCH(&quot;A&quot;;[.$J176]));IF(ISBLANK([.$C$2]);&quot;&quot;;[.$C$2]);&quot;&quot;)">
            <text:p/>
          </table:table-cell>
          <table:table-cell table:formula="of:=IF(ISNUMBER(SEARCH(&quot;B&quot;;[.$J176]));IF(ISBLANK([.$C$3]);&quot;&quot;;[.$C$3]);&quot;&quot;)">
            <text:p/>
          </table:table-cell>
          <table:table-cell table:formula="of:=IF(ISNUMBER(SEARCH(&quot;C&quot;;[.$J176]));IF(ISBLANK([.$C$4]);&quot;&quot;;[.$C$4]);&quot;&quot;)">
            <text:p/>
          </table:table-cell>
          <table:table-cell table:formula="of:=IF(ISNUMBER(SEARCH(&quot;D&quot;;[.$J176]));IF(ISBLANK([.$C$5]);&quot;&quot;;[.$C$5]);&quot;&quot;)">
            <text:p/>
          </table:table-cell>
          <table:table-cell table:formula="of:=IF(ISNUMBER(SEARCH(&quot;E&quot;;[.$J176]));IF(ISBLANK([.$C$6]);&quot;&quot;;[.$C$6]);&quot;&quot;)">
            <text:p/>
          </table:table-cell>
          <table:table-cell table:formula="of:=IF(ISNUMBER(SEARCH(&quot;F&quot;;[.$J176]));IF(ISBLANK([.$C$7]);&quot;&quot;;[.$C$7]);&quot;&quot;)">
            <text:p/>
          </table:table-cell>
          <table:table-cell table:formula="of:=IF(ISNUMBER(SEARCH(&quot;G&quot;;[.$J176]));IF(ISBLANK([.$C$8]);&quot;&quot;;[.$C$8]);&quot;&quot;)">
            <text:p/>
          </table:table-cell>
          <table:table-cell table:formula="of:=IF(ISNUMBER(SEARCH(&quot;H&quot;;[.$J176]));IF(ISBLANK([.$C$9]);&quot;&quot;;[.$C$9]);&quot;&quot;)">
            <text:p/>
          </table:table-cell>
          <table:table-cell table:formula="of:=IF(ISNUMBER(SEARCH(&quot;I&quot;;[.$J176]));IF(ISBLANK([.$C$10]);&quot;&quot;;[.$C$10]);&quot;&quot;)">
            <text:p/>
          </table:table-cell>
          <table:table-cell table:formula="of:=IF(ISNUMBER(SEARCH(&quot;J&quot;;[.$J176]));IF(ISBLANK([.$C$11]);&quot;&quot;;[.$C$11]);&quot;&quot;)">
            <text:p/>
          </table:table-cell>
          <table:table-cell table:formula="of:=IF(ISNUMBER(SEARCH(&quot;K&quot;;[.$J176]));IF(ISBLANK([.$C$12]);&quot;&quot;;[.$C$12]);&quot;&quot;)">
            <text:p/>
          </table:table-cell>
          <table:table-cell table:formula="of:=IF(ISNUMBER(SEARCH(&quot;L&quot;;[.$J176]));IF(ISBLANK([.$C$13]);&quot;&quot;;[.$C$13]);&quot;&quot;)">
            <text:p/>
          </table:table-cell>
          <table:table-cell table:formula="of:=IF(ISNUMBER(SEARCH(&quot;M&quot;;[.$J176]));IF(ISBLANK([.$C$14]);&quot;&quot;;[.$C$14]);&quot;&quot;)">
            <text:p/>
          </table:table-cell>
          <table:table-cell table:formula="of:=IF(ISNUMBER(SEARCH(&quot;N&quot;;[.$J176]));IF(ISBLANK([.$C$15]);&quot;&quot;;[.$C$15]);&quot;&quot;)">
            <text:p/>
          </table:table-cell>
          <table:table-cell/>
          <table:table-cell table:formula="of:=IF(ISNUMBER(SEARCH(&quot;A&quot;;[.$J176]));IF(ISBLANK([.$D$2]);&quot;&quot;;[.$D$2]);&quot;&quot;)">
            <text:p/>
          </table:table-cell>
          <table:table-cell table:formula="of:=IF(ISNUMBER(SEARCH(&quot;B&quot;;[.$J176]));IF(ISBLANK([.$D$3]);&quot;&quot;;[.$D$3]);&quot;&quot;)">
            <text:p/>
          </table:table-cell>
          <table:table-cell table:formula="of:=IF(ISNUMBER(SEARCH(&quot;C&quot;;[.$J176]));IF(ISBLANK([.$D$4]);&quot;&quot;;[.$D$4]);&quot;&quot;)">
            <text:p/>
          </table:table-cell>
          <table:table-cell table:formula="of:=IF(ISNUMBER(SEARCH(&quot;D&quot;;[.$J176]));IF(ISBLANK([.$D$5]);&quot;&quot;;[.$D$5]);&quot;&quot;)">
            <text:p/>
          </table:table-cell>
          <table:table-cell table:formula="of:=IF(ISNUMBER(SEARCH(&quot;E&quot;;[.$J176]));IF(ISBLANK([.$D$6]);&quot;&quot;;[.$D$6]);&quot;&quot;)">
            <text:p/>
          </table:table-cell>
          <table:table-cell table:formula="of:=IF(ISNUMBER(SEARCH(&quot;F&quot;;[.$J176]));IF(ISBLANK([.$D$7]);&quot;&quot;;[.$D$7]);&quot;&quot;)">
            <text:p/>
          </table:table-cell>
          <table:table-cell table:formula="of:=IF(ISNUMBER(SEARCH(&quot;G&quot;;[.$J176]));IF(ISBLANK([.$D$8]);&quot;&quot;;[.$D$8]);&quot;&quot;)">
            <text:p/>
          </table:table-cell>
          <table:table-cell table:formula="of:=IF(ISNUMBER(SEARCH(&quot;H&quot;;[.$J176]));IF(ISBLANK([.$D$9]);&quot;&quot;;[.$D$9]);&quot;&quot;)">
            <text:p/>
          </table:table-cell>
          <table:table-cell table:formula="of:=IF(ISNUMBER(SEARCH(&quot;I&quot;;[.$J176]));IF(ISBLANK([.$D$10]);&quot;&quot;;[.$D$10]);&quot;&quot;)">
            <text:p/>
          </table:table-cell>
          <table:table-cell table:formula="of:=IF(ISNUMBER(SEARCH(&quot;J&quot;;[.$J176]));IF(ISBLANK([.$D$11]);&quot;&quot;;[.$D$11]);&quot;&quot;)">
            <text:p/>
          </table:table-cell>
          <table:table-cell table:formula="of:=IF(ISNUMBER(SEARCH(&quot;K&quot;;[.$J176]));IF(ISBLANK([.$D$12]);&quot;&quot;;[.$D$12]);&quot;&quot;)">
            <text:p/>
          </table:table-cell>
          <table:table-cell table:formula="of:=IF(ISNUMBER(SEARCH(&quot;L&quot;;[.$J176]));IF(ISBLANK([.$D$13]);&quot;&quot;;[.$D$13]);&quot;&quot;)">
            <text:p/>
          </table:table-cell>
          <table:table-cell table:formula="of:=IF(ISNUMBER(SEARCH(&quot;M&quot;;[.$J176]));IF(ISBLANK([.$D$14]);&quot;&quot;;[.$D$14]);&quot;&quot;)">
            <text:p/>
          </table:table-cell>
          <table:table-cell table:formula="of:=IF(ISNUMBER(SEARCH(&quot;N&quot;;[.$J176]));IF(ISBLANK([.$D$15]);&quot;&quot;;[.$D$15]);&quot;&quot;)">
            <text:p/>
          </table:table-cell>
          <table:table-cell/>
          <table:table-cell table:formula="of:=IF(ISNUMBER(SEARCH(&quot;A&quot;;[.$J176]));IF(ISBLANK([.$E$2]);&quot;&quot;;[.$E$2]);&quot;&quot;)">
            <text:p/>
          </table:table-cell>
          <table:table-cell table:formula="of:=IF(ISNUMBER(SEARCH(&quot;B&quot;;[.$J176]));IF(ISBLANK([.$E$3]);&quot;&quot;;[.$E$3]);&quot;&quot;)">
            <text:p/>
          </table:table-cell>
          <table:table-cell table:formula="of:=IF(ISNUMBER(SEARCH(&quot;C&quot;;[.$J176]));IF(ISBLANK([.$E$4]);&quot;&quot;;[.$E$4]);&quot;&quot;)">
            <text:p/>
          </table:table-cell>
          <table:table-cell table:formula="of:=IF(ISNUMBER(SEARCH(&quot;D&quot;;[.$J176]));IF(ISBLANK([.$E$5]);&quot;&quot;;[.$E$5]);&quot;&quot;)">
            <text:p/>
          </table:table-cell>
          <table:table-cell table:formula="of:=IF(ISNUMBER(SEARCH(&quot;E&quot;;[.$J176]));IF(ISBLANK([.$E$6]);&quot;&quot;;[.$E$6]);&quot;&quot;)">
            <text:p/>
          </table:table-cell>
          <table:table-cell table:formula="of:=IF(ISNUMBER(SEARCH(&quot;F&quot;;[.$J176]));IF(ISBLANK([.$E$7]);&quot;&quot;;[.$E$7]);&quot;&quot;)">
            <text:p/>
          </table:table-cell>
          <table:table-cell table:formula="of:=IF(ISNUMBER(SEARCH(&quot;G&quot;;[.$J176]));IF(ISBLANK([.$E$8]);&quot;&quot;;[.$E$8]);&quot;&quot;)">
            <text:p/>
          </table:table-cell>
          <table:table-cell table:formula="of:=IF(ISNUMBER(SEARCH(&quot;H&quot;;[.$J176]));IF(ISBLANK([.$E$9]);&quot;&quot;;[.$E$9]);&quot;&quot;)">
            <text:p/>
          </table:table-cell>
          <table:table-cell table:formula="of:=IF(ISNUMBER(SEARCH(&quot;I&quot;;[.$J176]));IF(ISBLANK([.$E$10]);&quot;&quot;;[.$E$10]);&quot;&quot;)">
            <text:p/>
          </table:table-cell>
          <table:table-cell table:formula="of:=IF(ISNUMBER(SEARCH(&quot;J&quot;;[.$J176]));IF(ISBLANK([.$E$11]);&quot;&quot;;[.$E$11]);&quot;&quot;)">
            <text:p/>
          </table:table-cell>
          <table:table-cell table:formula="of:=IF(ISNUMBER(SEARCH(&quot;K&quot;;[.$J176]));IF(ISBLANK([.$E$12]);&quot;&quot;;[.$E$12]);&quot;&quot;)">
            <text:p/>
          </table:table-cell>
          <table:table-cell table:formula="of:=IF(ISNUMBER(SEARCH(&quot;L&quot;;[.$J176]));IF(ISBLANK([.$E$13]);&quot;&quot;;[.$E$13]);&quot;&quot;)">
            <text:p/>
          </table:table-cell>
          <table:table-cell table:formula="of:=IF(ISNUMBER(SEARCH(&quot;M&quot;;[.$J176]));IF(ISBLANK([.$E$14]);&quot;&quot;;[.$E$14]);&quot;&quot;)">
            <text:p/>
          </table:table-cell>
          <table:table-cell table:formula="of:=IF(ISNUMBER(SEARCH(&quot;N&quot;;[.$J176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7:.$AC177])">
            <text:p/>
          </table:table-cell>
          <table:table-cell table:formula="of:=COM.MICROSOFT.CONCAT([.$AE177:.$AR177])">
            <text:p/>
          </table:table-cell>
          <table:table-cell table:formula="of:=COM.MICROSOFT.CONCAT([.$AT177:.$BG177])">
            <text:p/>
          </table:table-cell>
          <table:table-cell table:formula="of:=COUNTIF([.$J$1:.$J$1999];[.J177])" office:value-type="float" office:value="0" calcext:value-type="float">
            <text:p>0</text:p>
          </table:table-cell>
          <table:table-cell/>
          <table:table-cell table:formula="of:=IF(ISNUMBER(SEARCH(&quot;A&quot;;[.$J177]));IF(ISBLANK([.$C$2]);&quot;&quot;;[.$C$2]);&quot;&quot;)">
            <text:p/>
          </table:table-cell>
          <table:table-cell table:formula="of:=IF(ISNUMBER(SEARCH(&quot;B&quot;;[.$J177]));IF(ISBLANK([.$C$3]);&quot;&quot;;[.$C$3]);&quot;&quot;)">
            <text:p/>
          </table:table-cell>
          <table:table-cell table:formula="of:=IF(ISNUMBER(SEARCH(&quot;C&quot;;[.$J177]));IF(ISBLANK([.$C$4]);&quot;&quot;;[.$C$4]);&quot;&quot;)">
            <text:p/>
          </table:table-cell>
          <table:table-cell table:formula="of:=IF(ISNUMBER(SEARCH(&quot;D&quot;;[.$J177]));IF(ISBLANK([.$C$5]);&quot;&quot;;[.$C$5]);&quot;&quot;)">
            <text:p/>
          </table:table-cell>
          <table:table-cell table:formula="of:=IF(ISNUMBER(SEARCH(&quot;E&quot;;[.$J177]));IF(ISBLANK([.$C$6]);&quot;&quot;;[.$C$6]);&quot;&quot;)">
            <text:p/>
          </table:table-cell>
          <table:table-cell table:formula="of:=IF(ISNUMBER(SEARCH(&quot;F&quot;;[.$J177]));IF(ISBLANK([.$C$7]);&quot;&quot;;[.$C$7]);&quot;&quot;)">
            <text:p/>
          </table:table-cell>
          <table:table-cell table:formula="of:=IF(ISNUMBER(SEARCH(&quot;G&quot;;[.$J177]));IF(ISBLANK([.$C$8]);&quot;&quot;;[.$C$8]);&quot;&quot;)">
            <text:p/>
          </table:table-cell>
          <table:table-cell table:formula="of:=IF(ISNUMBER(SEARCH(&quot;H&quot;;[.$J177]));IF(ISBLANK([.$C$9]);&quot;&quot;;[.$C$9]);&quot;&quot;)">
            <text:p/>
          </table:table-cell>
          <table:table-cell table:formula="of:=IF(ISNUMBER(SEARCH(&quot;I&quot;;[.$J177]));IF(ISBLANK([.$C$10]);&quot;&quot;;[.$C$10]);&quot;&quot;)">
            <text:p/>
          </table:table-cell>
          <table:table-cell table:formula="of:=IF(ISNUMBER(SEARCH(&quot;J&quot;;[.$J177]));IF(ISBLANK([.$C$11]);&quot;&quot;;[.$C$11]);&quot;&quot;)">
            <text:p/>
          </table:table-cell>
          <table:table-cell table:formula="of:=IF(ISNUMBER(SEARCH(&quot;K&quot;;[.$J177]));IF(ISBLANK([.$C$12]);&quot;&quot;;[.$C$12]);&quot;&quot;)">
            <text:p/>
          </table:table-cell>
          <table:table-cell table:formula="of:=IF(ISNUMBER(SEARCH(&quot;L&quot;;[.$J177]));IF(ISBLANK([.$C$13]);&quot;&quot;;[.$C$13]);&quot;&quot;)">
            <text:p/>
          </table:table-cell>
          <table:table-cell table:formula="of:=IF(ISNUMBER(SEARCH(&quot;M&quot;;[.$J177]));IF(ISBLANK([.$C$14]);&quot;&quot;;[.$C$14]);&quot;&quot;)">
            <text:p/>
          </table:table-cell>
          <table:table-cell table:formula="of:=IF(ISNUMBER(SEARCH(&quot;N&quot;;[.$J177]));IF(ISBLANK([.$C$15]);&quot;&quot;;[.$C$15]);&quot;&quot;)">
            <text:p/>
          </table:table-cell>
          <table:table-cell/>
          <table:table-cell table:formula="of:=IF(ISNUMBER(SEARCH(&quot;A&quot;;[.$J177]));IF(ISBLANK([.$D$2]);&quot;&quot;;[.$D$2]);&quot;&quot;)">
            <text:p/>
          </table:table-cell>
          <table:table-cell table:formula="of:=IF(ISNUMBER(SEARCH(&quot;B&quot;;[.$J177]));IF(ISBLANK([.$D$3]);&quot;&quot;;[.$D$3]);&quot;&quot;)">
            <text:p/>
          </table:table-cell>
          <table:table-cell table:formula="of:=IF(ISNUMBER(SEARCH(&quot;C&quot;;[.$J177]));IF(ISBLANK([.$D$4]);&quot;&quot;;[.$D$4]);&quot;&quot;)">
            <text:p/>
          </table:table-cell>
          <table:table-cell table:formula="of:=IF(ISNUMBER(SEARCH(&quot;D&quot;;[.$J177]));IF(ISBLANK([.$D$5]);&quot;&quot;;[.$D$5]);&quot;&quot;)">
            <text:p/>
          </table:table-cell>
          <table:table-cell table:formula="of:=IF(ISNUMBER(SEARCH(&quot;E&quot;;[.$J177]));IF(ISBLANK([.$D$6]);&quot;&quot;;[.$D$6]);&quot;&quot;)">
            <text:p/>
          </table:table-cell>
          <table:table-cell table:formula="of:=IF(ISNUMBER(SEARCH(&quot;F&quot;;[.$J177]));IF(ISBLANK([.$D$7]);&quot;&quot;;[.$D$7]);&quot;&quot;)">
            <text:p/>
          </table:table-cell>
          <table:table-cell table:formula="of:=IF(ISNUMBER(SEARCH(&quot;G&quot;;[.$J177]));IF(ISBLANK([.$D$8]);&quot;&quot;;[.$D$8]);&quot;&quot;)">
            <text:p/>
          </table:table-cell>
          <table:table-cell table:formula="of:=IF(ISNUMBER(SEARCH(&quot;H&quot;;[.$J177]));IF(ISBLANK([.$D$9]);&quot;&quot;;[.$D$9]);&quot;&quot;)">
            <text:p/>
          </table:table-cell>
          <table:table-cell table:formula="of:=IF(ISNUMBER(SEARCH(&quot;I&quot;;[.$J177]));IF(ISBLANK([.$D$10]);&quot;&quot;;[.$D$10]);&quot;&quot;)">
            <text:p/>
          </table:table-cell>
          <table:table-cell table:formula="of:=IF(ISNUMBER(SEARCH(&quot;J&quot;;[.$J177]));IF(ISBLANK([.$D$11]);&quot;&quot;;[.$D$11]);&quot;&quot;)">
            <text:p/>
          </table:table-cell>
          <table:table-cell table:formula="of:=IF(ISNUMBER(SEARCH(&quot;K&quot;;[.$J177]));IF(ISBLANK([.$D$12]);&quot;&quot;;[.$D$12]);&quot;&quot;)">
            <text:p/>
          </table:table-cell>
          <table:table-cell table:formula="of:=IF(ISNUMBER(SEARCH(&quot;L&quot;;[.$J177]));IF(ISBLANK([.$D$13]);&quot;&quot;;[.$D$13]);&quot;&quot;)">
            <text:p/>
          </table:table-cell>
          <table:table-cell table:formula="of:=IF(ISNUMBER(SEARCH(&quot;M&quot;;[.$J177]));IF(ISBLANK([.$D$14]);&quot;&quot;;[.$D$14]);&quot;&quot;)">
            <text:p/>
          </table:table-cell>
          <table:table-cell table:formula="of:=IF(ISNUMBER(SEARCH(&quot;N&quot;;[.$J177]));IF(ISBLANK([.$D$15]);&quot;&quot;;[.$D$15]);&quot;&quot;)">
            <text:p/>
          </table:table-cell>
          <table:table-cell/>
          <table:table-cell table:formula="of:=IF(ISNUMBER(SEARCH(&quot;A&quot;;[.$J177]));IF(ISBLANK([.$E$2]);&quot;&quot;;[.$E$2]);&quot;&quot;)">
            <text:p/>
          </table:table-cell>
          <table:table-cell table:formula="of:=IF(ISNUMBER(SEARCH(&quot;B&quot;;[.$J177]));IF(ISBLANK([.$E$3]);&quot;&quot;;[.$E$3]);&quot;&quot;)">
            <text:p/>
          </table:table-cell>
          <table:table-cell table:formula="of:=IF(ISNUMBER(SEARCH(&quot;C&quot;;[.$J177]));IF(ISBLANK([.$E$4]);&quot;&quot;;[.$E$4]);&quot;&quot;)">
            <text:p/>
          </table:table-cell>
          <table:table-cell table:formula="of:=IF(ISNUMBER(SEARCH(&quot;D&quot;;[.$J177]));IF(ISBLANK([.$E$5]);&quot;&quot;;[.$E$5]);&quot;&quot;)">
            <text:p/>
          </table:table-cell>
          <table:table-cell table:formula="of:=IF(ISNUMBER(SEARCH(&quot;E&quot;;[.$J177]));IF(ISBLANK([.$E$6]);&quot;&quot;;[.$E$6]);&quot;&quot;)">
            <text:p/>
          </table:table-cell>
          <table:table-cell table:formula="of:=IF(ISNUMBER(SEARCH(&quot;F&quot;;[.$J177]));IF(ISBLANK([.$E$7]);&quot;&quot;;[.$E$7]);&quot;&quot;)">
            <text:p/>
          </table:table-cell>
          <table:table-cell table:formula="of:=IF(ISNUMBER(SEARCH(&quot;G&quot;;[.$J177]));IF(ISBLANK([.$E$8]);&quot;&quot;;[.$E$8]);&quot;&quot;)">
            <text:p/>
          </table:table-cell>
          <table:table-cell table:formula="of:=IF(ISNUMBER(SEARCH(&quot;H&quot;;[.$J177]));IF(ISBLANK([.$E$9]);&quot;&quot;;[.$E$9]);&quot;&quot;)">
            <text:p/>
          </table:table-cell>
          <table:table-cell table:formula="of:=IF(ISNUMBER(SEARCH(&quot;I&quot;;[.$J177]));IF(ISBLANK([.$E$10]);&quot;&quot;;[.$E$10]);&quot;&quot;)">
            <text:p/>
          </table:table-cell>
          <table:table-cell table:formula="of:=IF(ISNUMBER(SEARCH(&quot;J&quot;;[.$J177]));IF(ISBLANK([.$E$11]);&quot;&quot;;[.$E$11]);&quot;&quot;)">
            <text:p/>
          </table:table-cell>
          <table:table-cell table:formula="of:=IF(ISNUMBER(SEARCH(&quot;K&quot;;[.$J177]));IF(ISBLANK([.$E$12]);&quot;&quot;;[.$E$12]);&quot;&quot;)">
            <text:p/>
          </table:table-cell>
          <table:table-cell table:formula="of:=IF(ISNUMBER(SEARCH(&quot;L&quot;;[.$J177]));IF(ISBLANK([.$E$13]);&quot;&quot;;[.$E$13]);&quot;&quot;)">
            <text:p/>
          </table:table-cell>
          <table:table-cell table:formula="of:=IF(ISNUMBER(SEARCH(&quot;M&quot;;[.$J177]));IF(ISBLANK([.$E$14]);&quot;&quot;;[.$E$14]);&quot;&quot;)">
            <text:p/>
          </table:table-cell>
          <table:table-cell table:formula="of:=IF(ISNUMBER(SEARCH(&quot;N&quot;;[.$J177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8:.$AC178])">
            <text:p/>
          </table:table-cell>
          <table:table-cell table:formula="of:=COM.MICROSOFT.CONCAT([.$AE178:.$AR178])">
            <text:p/>
          </table:table-cell>
          <table:table-cell table:formula="of:=COM.MICROSOFT.CONCAT([.$AT178:.$BG178])">
            <text:p/>
          </table:table-cell>
          <table:table-cell table:formula="of:=COUNTIF([.$J$1:.$J$1999];[.J178])" office:value-type="float" office:value="0" calcext:value-type="float">
            <text:p>0</text:p>
          </table:table-cell>
          <table:table-cell/>
          <table:table-cell table:formula="of:=IF(ISNUMBER(SEARCH(&quot;A&quot;;[.$J178]));IF(ISBLANK([.$C$2]);&quot;&quot;;[.$C$2]);&quot;&quot;)">
            <text:p/>
          </table:table-cell>
          <table:table-cell table:formula="of:=IF(ISNUMBER(SEARCH(&quot;B&quot;;[.$J178]));IF(ISBLANK([.$C$3]);&quot;&quot;;[.$C$3]);&quot;&quot;)">
            <text:p/>
          </table:table-cell>
          <table:table-cell table:formula="of:=IF(ISNUMBER(SEARCH(&quot;C&quot;;[.$J178]));IF(ISBLANK([.$C$4]);&quot;&quot;;[.$C$4]);&quot;&quot;)">
            <text:p/>
          </table:table-cell>
          <table:table-cell table:formula="of:=IF(ISNUMBER(SEARCH(&quot;D&quot;;[.$J178]));IF(ISBLANK([.$C$5]);&quot;&quot;;[.$C$5]);&quot;&quot;)">
            <text:p/>
          </table:table-cell>
          <table:table-cell table:formula="of:=IF(ISNUMBER(SEARCH(&quot;E&quot;;[.$J178]));IF(ISBLANK([.$C$6]);&quot;&quot;;[.$C$6]);&quot;&quot;)">
            <text:p/>
          </table:table-cell>
          <table:table-cell table:formula="of:=IF(ISNUMBER(SEARCH(&quot;F&quot;;[.$J178]));IF(ISBLANK([.$C$7]);&quot;&quot;;[.$C$7]);&quot;&quot;)">
            <text:p/>
          </table:table-cell>
          <table:table-cell table:formula="of:=IF(ISNUMBER(SEARCH(&quot;G&quot;;[.$J178]));IF(ISBLANK([.$C$8]);&quot;&quot;;[.$C$8]);&quot;&quot;)">
            <text:p/>
          </table:table-cell>
          <table:table-cell table:formula="of:=IF(ISNUMBER(SEARCH(&quot;H&quot;;[.$J178]));IF(ISBLANK([.$C$9]);&quot;&quot;;[.$C$9]);&quot;&quot;)">
            <text:p/>
          </table:table-cell>
          <table:table-cell table:formula="of:=IF(ISNUMBER(SEARCH(&quot;I&quot;;[.$J178]));IF(ISBLANK([.$C$10]);&quot;&quot;;[.$C$10]);&quot;&quot;)">
            <text:p/>
          </table:table-cell>
          <table:table-cell table:formula="of:=IF(ISNUMBER(SEARCH(&quot;J&quot;;[.$J178]));IF(ISBLANK([.$C$11]);&quot;&quot;;[.$C$11]);&quot;&quot;)">
            <text:p/>
          </table:table-cell>
          <table:table-cell table:formula="of:=IF(ISNUMBER(SEARCH(&quot;K&quot;;[.$J178]));IF(ISBLANK([.$C$12]);&quot;&quot;;[.$C$12]);&quot;&quot;)">
            <text:p/>
          </table:table-cell>
          <table:table-cell table:formula="of:=IF(ISNUMBER(SEARCH(&quot;L&quot;;[.$J178]));IF(ISBLANK([.$C$13]);&quot;&quot;;[.$C$13]);&quot;&quot;)">
            <text:p/>
          </table:table-cell>
          <table:table-cell table:formula="of:=IF(ISNUMBER(SEARCH(&quot;M&quot;;[.$J178]));IF(ISBLANK([.$C$14]);&quot;&quot;;[.$C$14]);&quot;&quot;)">
            <text:p/>
          </table:table-cell>
          <table:table-cell table:formula="of:=IF(ISNUMBER(SEARCH(&quot;N&quot;;[.$J178]));IF(ISBLANK([.$C$15]);&quot;&quot;;[.$C$15]);&quot;&quot;)">
            <text:p/>
          </table:table-cell>
          <table:table-cell/>
          <table:table-cell table:formula="of:=IF(ISNUMBER(SEARCH(&quot;A&quot;;[.$J178]));IF(ISBLANK([.$D$2]);&quot;&quot;;[.$D$2]);&quot;&quot;)">
            <text:p/>
          </table:table-cell>
          <table:table-cell table:formula="of:=IF(ISNUMBER(SEARCH(&quot;B&quot;;[.$J178]));IF(ISBLANK([.$D$3]);&quot;&quot;;[.$D$3]);&quot;&quot;)">
            <text:p/>
          </table:table-cell>
          <table:table-cell table:formula="of:=IF(ISNUMBER(SEARCH(&quot;C&quot;;[.$J178]));IF(ISBLANK([.$D$4]);&quot;&quot;;[.$D$4]);&quot;&quot;)">
            <text:p/>
          </table:table-cell>
          <table:table-cell table:formula="of:=IF(ISNUMBER(SEARCH(&quot;D&quot;;[.$J178]));IF(ISBLANK([.$D$5]);&quot;&quot;;[.$D$5]);&quot;&quot;)">
            <text:p/>
          </table:table-cell>
          <table:table-cell table:formula="of:=IF(ISNUMBER(SEARCH(&quot;E&quot;;[.$J178]));IF(ISBLANK([.$D$6]);&quot;&quot;;[.$D$6]);&quot;&quot;)">
            <text:p/>
          </table:table-cell>
          <table:table-cell table:formula="of:=IF(ISNUMBER(SEARCH(&quot;F&quot;;[.$J178]));IF(ISBLANK([.$D$7]);&quot;&quot;;[.$D$7]);&quot;&quot;)">
            <text:p/>
          </table:table-cell>
          <table:table-cell table:formula="of:=IF(ISNUMBER(SEARCH(&quot;G&quot;;[.$J178]));IF(ISBLANK([.$D$8]);&quot;&quot;;[.$D$8]);&quot;&quot;)">
            <text:p/>
          </table:table-cell>
          <table:table-cell table:formula="of:=IF(ISNUMBER(SEARCH(&quot;H&quot;;[.$J178]));IF(ISBLANK([.$D$9]);&quot;&quot;;[.$D$9]);&quot;&quot;)">
            <text:p/>
          </table:table-cell>
          <table:table-cell table:formula="of:=IF(ISNUMBER(SEARCH(&quot;I&quot;;[.$J178]));IF(ISBLANK([.$D$10]);&quot;&quot;;[.$D$10]);&quot;&quot;)">
            <text:p/>
          </table:table-cell>
          <table:table-cell table:formula="of:=IF(ISNUMBER(SEARCH(&quot;J&quot;;[.$J178]));IF(ISBLANK([.$D$11]);&quot;&quot;;[.$D$11]);&quot;&quot;)">
            <text:p/>
          </table:table-cell>
          <table:table-cell table:formula="of:=IF(ISNUMBER(SEARCH(&quot;K&quot;;[.$J178]));IF(ISBLANK([.$D$12]);&quot;&quot;;[.$D$12]);&quot;&quot;)">
            <text:p/>
          </table:table-cell>
          <table:table-cell table:formula="of:=IF(ISNUMBER(SEARCH(&quot;L&quot;;[.$J178]));IF(ISBLANK([.$D$13]);&quot;&quot;;[.$D$13]);&quot;&quot;)">
            <text:p/>
          </table:table-cell>
          <table:table-cell table:formula="of:=IF(ISNUMBER(SEARCH(&quot;M&quot;;[.$J178]));IF(ISBLANK([.$D$14]);&quot;&quot;;[.$D$14]);&quot;&quot;)">
            <text:p/>
          </table:table-cell>
          <table:table-cell table:formula="of:=IF(ISNUMBER(SEARCH(&quot;N&quot;;[.$J178]));IF(ISBLANK([.$D$15]);&quot;&quot;;[.$D$15]);&quot;&quot;)">
            <text:p/>
          </table:table-cell>
          <table:table-cell/>
          <table:table-cell table:formula="of:=IF(ISNUMBER(SEARCH(&quot;A&quot;;[.$J178]));IF(ISBLANK([.$E$2]);&quot;&quot;;[.$E$2]);&quot;&quot;)">
            <text:p/>
          </table:table-cell>
          <table:table-cell table:formula="of:=IF(ISNUMBER(SEARCH(&quot;B&quot;;[.$J178]));IF(ISBLANK([.$E$3]);&quot;&quot;;[.$E$3]);&quot;&quot;)">
            <text:p/>
          </table:table-cell>
          <table:table-cell table:formula="of:=IF(ISNUMBER(SEARCH(&quot;C&quot;;[.$J178]));IF(ISBLANK([.$E$4]);&quot;&quot;;[.$E$4]);&quot;&quot;)">
            <text:p/>
          </table:table-cell>
          <table:table-cell table:formula="of:=IF(ISNUMBER(SEARCH(&quot;D&quot;;[.$J178]));IF(ISBLANK([.$E$5]);&quot;&quot;;[.$E$5]);&quot;&quot;)">
            <text:p/>
          </table:table-cell>
          <table:table-cell table:formula="of:=IF(ISNUMBER(SEARCH(&quot;E&quot;;[.$J178]));IF(ISBLANK([.$E$6]);&quot;&quot;;[.$E$6]);&quot;&quot;)">
            <text:p/>
          </table:table-cell>
          <table:table-cell table:formula="of:=IF(ISNUMBER(SEARCH(&quot;F&quot;;[.$J178]));IF(ISBLANK([.$E$7]);&quot;&quot;;[.$E$7]);&quot;&quot;)">
            <text:p/>
          </table:table-cell>
          <table:table-cell table:formula="of:=IF(ISNUMBER(SEARCH(&quot;G&quot;;[.$J178]));IF(ISBLANK([.$E$8]);&quot;&quot;;[.$E$8]);&quot;&quot;)">
            <text:p/>
          </table:table-cell>
          <table:table-cell table:formula="of:=IF(ISNUMBER(SEARCH(&quot;H&quot;;[.$J178]));IF(ISBLANK([.$E$9]);&quot;&quot;;[.$E$9]);&quot;&quot;)">
            <text:p/>
          </table:table-cell>
          <table:table-cell table:formula="of:=IF(ISNUMBER(SEARCH(&quot;I&quot;;[.$J178]));IF(ISBLANK([.$E$10]);&quot;&quot;;[.$E$10]);&quot;&quot;)">
            <text:p/>
          </table:table-cell>
          <table:table-cell table:formula="of:=IF(ISNUMBER(SEARCH(&quot;J&quot;;[.$J178]));IF(ISBLANK([.$E$11]);&quot;&quot;;[.$E$11]);&quot;&quot;)">
            <text:p/>
          </table:table-cell>
          <table:table-cell table:formula="of:=IF(ISNUMBER(SEARCH(&quot;K&quot;;[.$J178]));IF(ISBLANK([.$E$12]);&quot;&quot;;[.$E$12]);&quot;&quot;)">
            <text:p/>
          </table:table-cell>
          <table:table-cell table:formula="of:=IF(ISNUMBER(SEARCH(&quot;L&quot;;[.$J178]));IF(ISBLANK([.$E$13]);&quot;&quot;;[.$E$13]);&quot;&quot;)">
            <text:p/>
          </table:table-cell>
          <table:table-cell table:formula="of:=IF(ISNUMBER(SEARCH(&quot;M&quot;;[.$J178]));IF(ISBLANK([.$E$14]);&quot;&quot;;[.$E$14]);&quot;&quot;)">
            <text:p/>
          </table:table-cell>
          <table:table-cell table:formula="of:=IF(ISNUMBER(SEARCH(&quot;N&quot;;[.$J178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79:.$AC179])">
            <text:p/>
          </table:table-cell>
          <table:table-cell table:formula="of:=COM.MICROSOFT.CONCAT([.$AE179:.$AR179])">
            <text:p/>
          </table:table-cell>
          <table:table-cell table:formula="of:=COM.MICROSOFT.CONCAT([.$AT179:.$BG179])">
            <text:p/>
          </table:table-cell>
          <table:table-cell table:formula="of:=COUNTIF([.$J$1:.$J$1999];[.J179])" office:value-type="float" office:value="0" calcext:value-type="float">
            <text:p>0</text:p>
          </table:table-cell>
          <table:table-cell/>
          <table:table-cell table:formula="of:=IF(ISNUMBER(SEARCH(&quot;A&quot;;[.$J179]));IF(ISBLANK([.$C$2]);&quot;&quot;;[.$C$2]);&quot;&quot;)">
            <text:p/>
          </table:table-cell>
          <table:table-cell table:formula="of:=IF(ISNUMBER(SEARCH(&quot;B&quot;;[.$J179]));IF(ISBLANK([.$C$3]);&quot;&quot;;[.$C$3]);&quot;&quot;)">
            <text:p/>
          </table:table-cell>
          <table:table-cell table:formula="of:=IF(ISNUMBER(SEARCH(&quot;C&quot;;[.$J179]));IF(ISBLANK([.$C$4]);&quot;&quot;;[.$C$4]);&quot;&quot;)">
            <text:p/>
          </table:table-cell>
          <table:table-cell table:formula="of:=IF(ISNUMBER(SEARCH(&quot;D&quot;;[.$J179]));IF(ISBLANK([.$C$5]);&quot;&quot;;[.$C$5]);&quot;&quot;)">
            <text:p/>
          </table:table-cell>
          <table:table-cell table:formula="of:=IF(ISNUMBER(SEARCH(&quot;E&quot;;[.$J179]));IF(ISBLANK([.$C$6]);&quot;&quot;;[.$C$6]);&quot;&quot;)">
            <text:p/>
          </table:table-cell>
          <table:table-cell table:formula="of:=IF(ISNUMBER(SEARCH(&quot;F&quot;;[.$J179]));IF(ISBLANK([.$C$7]);&quot;&quot;;[.$C$7]);&quot;&quot;)">
            <text:p/>
          </table:table-cell>
          <table:table-cell table:formula="of:=IF(ISNUMBER(SEARCH(&quot;G&quot;;[.$J179]));IF(ISBLANK([.$C$8]);&quot;&quot;;[.$C$8]);&quot;&quot;)">
            <text:p/>
          </table:table-cell>
          <table:table-cell table:formula="of:=IF(ISNUMBER(SEARCH(&quot;H&quot;;[.$J179]));IF(ISBLANK([.$C$9]);&quot;&quot;;[.$C$9]);&quot;&quot;)">
            <text:p/>
          </table:table-cell>
          <table:table-cell table:formula="of:=IF(ISNUMBER(SEARCH(&quot;I&quot;;[.$J179]));IF(ISBLANK([.$C$10]);&quot;&quot;;[.$C$10]);&quot;&quot;)">
            <text:p/>
          </table:table-cell>
          <table:table-cell table:formula="of:=IF(ISNUMBER(SEARCH(&quot;J&quot;;[.$J179]));IF(ISBLANK([.$C$11]);&quot;&quot;;[.$C$11]);&quot;&quot;)">
            <text:p/>
          </table:table-cell>
          <table:table-cell table:formula="of:=IF(ISNUMBER(SEARCH(&quot;K&quot;;[.$J179]));IF(ISBLANK([.$C$12]);&quot;&quot;;[.$C$12]);&quot;&quot;)">
            <text:p/>
          </table:table-cell>
          <table:table-cell table:formula="of:=IF(ISNUMBER(SEARCH(&quot;L&quot;;[.$J179]));IF(ISBLANK([.$C$13]);&quot;&quot;;[.$C$13]);&quot;&quot;)">
            <text:p/>
          </table:table-cell>
          <table:table-cell table:formula="of:=IF(ISNUMBER(SEARCH(&quot;M&quot;;[.$J179]));IF(ISBLANK([.$C$14]);&quot;&quot;;[.$C$14]);&quot;&quot;)">
            <text:p/>
          </table:table-cell>
          <table:table-cell table:formula="of:=IF(ISNUMBER(SEARCH(&quot;N&quot;;[.$J179]));IF(ISBLANK([.$C$15]);&quot;&quot;;[.$C$15]);&quot;&quot;)">
            <text:p/>
          </table:table-cell>
          <table:table-cell/>
          <table:table-cell table:formula="of:=IF(ISNUMBER(SEARCH(&quot;A&quot;;[.$J179]));IF(ISBLANK([.$D$2]);&quot;&quot;;[.$D$2]);&quot;&quot;)">
            <text:p/>
          </table:table-cell>
          <table:table-cell table:formula="of:=IF(ISNUMBER(SEARCH(&quot;B&quot;;[.$J179]));IF(ISBLANK([.$D$3]);&quot;&quot;;[.$D$3]);&quot;&quot;)">
            <text:p/>
          </table:table-cell>
          <table:table-cell table:formula="of:=IF(ISNUMBER(SEARCH(&quot;C&quot;;[.$J179]));IF(ISBLANK([.$D$4]);&quot;&quot;;[.$D$4]);&quot;&quot;)">
            <text:p/>
          </table:table-cell>
          <table:table-cell table:formula="of:=IF(ISNUMBER(SEARCH(&quot;D&quot;;[.$J179]));IF(ISBLANK([.$D$5]);&quot;&quot;;[.$D$5]);&quot;&quot;)">
            <text:p/>
          </table:table-cell>
          <table:table-cell table:formula="of:=IF(ISNUMBER(SEARCH(&quot;E&quot;;[.$J179]));IF(ISBLANK([.$D$6]);&quot;&quot;;[.$D$6]);&quot;&quot;)">
            <text:p/>
          </table:table-cell>
          <table:table-cell table:formula="of:=IF(ISNUMBER(SEARCH(&quot;F&quot;;[.$J179]));IF(ISBLANK([.$D$7]);&quot;&quot;;[.$D$7]);&quot;&quot;)">
            <text:p/>
          </table:table-cell>
          <table:table-cell table:formula="of:=IF(ISNUMBER(SEARCH(&quot;G&quot;;[.$J179]));IF(ISBLANK([.$D$8]);&quot;&quot;;[.$D$8]);&quot;&quot;)">
            <text:p/>
          </table:table-cell>
          <table:table-cell table:formula="of:=IF(ISNUMBER(SEARCH(&quot;H&quot;;[.$J179]));IF(ISBLANK([.$D$9]);&quot;&quot;;[.$D$9]);&quot;&quot;)">
            <text:p/>
          </table:table-cell>
          <table:table-cell table:formula="of:=IF(ISNUMBER(SEARCH(&quot;I&quot;;[.$J179]));IF(ISBLANK([.$D$10]);&quot;&quot;;[.$D$10]);&quot;&quot;)">
            <text:p/>
          </table:table-cell>
          <table:table-cell table:formula="of:=IF(ISNUMBER(SEARCH(&quot;J&quot;;[.$J179]));IF(ISBLANK([.$D$11]);&quot;&quot;;[.$D$11]);&quot;&quot;)">
            <text:p/>
          </table:table-cell>
          <table:table-cell table:formula="of:=IF(ISNUMBER(SEARCH(&quot;K&quot;;[.$J179]));IF(ISBLANK([.$D$12]);&quot;&quot;;[.$D$12]);&quot;&quot;)">
            <text:p/>
          </table:table-cell>
          <table:table-cell table:formula="of:=IF(ISNUMBER(SEARCH(&quot;L&quot;;[.$J179]));IF(ISBLANK([.$D$13]);&quot;&quot;;[.$D$13]);&quot;&quot;)">
            <text:p/>
          </table:table-cell>
          <table:table-cell table:formula="of:=IF(ISNUMBER(SEARCH(&quot;M&quot;;[.$J179]));IF(ISBLANK([.$D$14]);&quot;&quot;;[.$D$14]);&quot;&quot;)">
            <text:p/>
          </table:table-cell>
          <table:table-cell table:formula="of:=IF(ISNUMBER(SEARCH(&quot;N&quot;;[.$J179]));IF(ISBLANK([.$D$15]);&quot;&quot;;[.$D$15]);&quot;&quot;)">
            <text:p/>
          </table:table-cell>
          <table:table-cell/>
          <table:table-cell table:formula="of:=IF(ISNUMBER(SEARCH(&quot;A&quot;;[.$J179]));IF(ISBLANK([.$E$2]);&quot;&quot;;[.$E$2]);&quot;&quot;)">
            <text:p/>
          </table:table-cell>
          <table:table-cell table:formula="of:=IF(ISNUMBER(SEARCH(&quot;B&quot;;[.$J179]));IF(ISBLANK([.$E$3]);&quot;&quot;;[.$E$3]);&quot;&quot;)">
            <text:p/>
          </table:table-cell>
          <table:table-cell table:formula="of:=IF(ISNUMBER(SEARCH(&quot;C&quot;;[.$J179]));IF(ISBLANK([.$E$4]);&quot;&quot;;[.$E$4]);&quot;&quot;)">
            <text:p/>
          </table:table-cell>
          <table:table-cell table:formula="of:=IF(ISNUMBER(SEARCH(&quot;D&quot;;[.$J179]));IF(ISBLANK([.$E$5]);&quot;&quot;;[.$E$5]);&quot;&quot;)">
            <text:p/>
          </table:table-cell>
          <table:table-cell table:formula="of:=IF(ISNUMBER(SEARCH(&quot;E&quot;;[.$J179]));IF(ISBLANK([.$E$6]);&quot;&quot;;[.$E$6]);&quot;&quot;)">
            <text:p/>
          </table:table-cell>
          <table:table-cell table:formula="of:=IF(ISNUMBER(SEARCH(&quot;F&quot;;[.$J179]));IF(ISBLANK([.$E$7]);&quot;&quot;;[.$E$7]);&quot;&quot;)">
            <text:p/>
          </table:table-cell>
          <table:table-cell table:formula="of:=IF(ISNUMBER(SEARCH(&quot;G&quot;;[.$J179]));IF(ISBLANK([.$E$8]);&quot;&quot;;[.$E$8]);&quot;&quot;)">
            <text:p/>
          </table:table-cell>
          <table:table-cell table:formula="of:=IF(ISNUMBER(SEARCH(&quot;H&quot;;[.$J179]));IF(ISBLANK([.$E$9]);&quot;&quot;;[.$E$9]);&quot;&quot;)">
            <text:p/>
          </table:table-cell>
          <table:table-cell table:formula="of:=IF(ISNUMBER(SEARCH(&quot;I&quot;;[.$J179]));IF(ISBLANK([.$E$10]);&quot;&quot;;[.$E$10]);&quot;&quot;)">
            <text:p/>
          </table:table-cell>
          <table:table-cell table:formula="of:=IF(ISNUMBER(SEARCH(&quot;J&quot;;[.$J179]));IF(ISBLANK([.$E$11]);&quot;&quot;;[.$E$11]);&quot;&quot;)">
            <text:p/>
          </table:table-cell>
          <table:table-cell table:formula="of:=IF(ISNUMBER(SEARCH(&quot;K&quot;;[.$J179]));IF(ISBLANK([.$E$12]);&quot;&quot;;[.$E$12]);&quot;&quot;)">
            <text:p/>
          </table:table-cell>
          <table:table-cell table:formula="of:=IF(ISNUMBER(SEARCH(&quot;L&quot;;[.$J179]));IF(ISBLANK([.$E$13]);&quot;&quot;;[.$E$13]);&quot;&quot;)">
            <text:p/>
          </table:table-cell>
          <table:table-cell table:formula="of:=IF(ISNUMBER(SEARCH(&quot;M&quot;;[.$J179]));IF(ISBLANK([.$E$14]);&quot;&quot;;[.$E$14]);&quot;&quot;)">
            <text:p/>
          </table:table-cell>
          <table:table-cell table:formula="of:=IF(ISNUMBER(SEARCH(&quot;N&quot;;[.$J179]));IF(ISBLANK([.$E$15]);&quot;&quot;;[.$E$15]);&quot;&quot;)">
            <text:p/>
          </table:table-cell>
        </table:table-row>
        <table:table-row table:style-name="ro1">
          <table:table-cell table:number-columns-repeated="10"/>
          <table:table-cell table:formula="of:=COM.MICROSOFT.CONCAT([.$P180:.$AC180])">
            <text:p/>
          </table:table-cell>
          <table:table-cell table:formula="of:=COM.MICROSOFT.CONCAT([.$AE180:.$AR180])">
            <text:p/>
          </table:table-cell>
          <table:table-cell table:formula="of:=COM.MICROSOFT.CONCAT([.$AT180:.$BG180])">
            <text:p/>
          </table:table-cell>
          <table:table-cell table:formula="of:=COUNTIF([.$J$1:.$J$1999];[.J18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1:.$AC181])">
            <text:p/>
          </table:table-cell>
          <table:table-cell table:formula="of:=COM.MICROSOFT.CONCAT([.$AE181:.$AR181])">
            <text:p/>
          </table:table-cell>
          <table:table-cell table:formula="of:=COM.MICROSOFT.CONCAT([.$AT181:.$BG181])">
            <text:p/>
          </table:table-cell>
          <table:table-cell table:formula="of:=COUNTIF([.$J$1:.$J$1999];[.J18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2:.$AC182])">
            <text:p/>
          </table:table-cell>
          <table:table-cell table:formula="of:=COM.MICROSOFT.CONCAT([.$AE182:.$AR182])">
            <text:p/>
          </table:table-cell>
          <table:table-cell table:formula="of:=COM.MICROSOFT.CONCAT([.$AT182:.$BG182])">
            <text:p/>
          </table:table-cell>
          <table:table-cell table:formula="of:=COUNTIF([.$J$1:.$J$1999];[.J18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3:.$AC183])">
            <text:p/>
          </table:table-cell>
          <table:table-cell table:formula="of:=COM.MICROSOFT.CONCAT([.$AE183:.$AR183])">
            <text:p/>
          </table:table-cell>
          <table:table-cell table:formula="of:=COM.MICROSOFT.CONCAT([.$AT183:.$BG183])">
            <text:p/>
          </table:table-cell>
          <table:table-cell table:formula="of:=COUNTIF([.$J$1:.$J$1999];[.J18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4:.$AC184])">
            <text:p/>
          </table:table-cell>
          <table:table-cell table:formula="of:=COM.MICROSOFT.CONCAT([.$AE184:.$AR184])">
            <text:p/>
          </table:table-cell>
          <table:table-cell table:formula="of:=COM.MICROSOFT.CONCAT([.$AT184:.$BG184])">
            <text:p/>
          </table:table-cell>
          <table:table-cell table:formula="of:=COUNTIF([.$J$1:.$J$1999];[.J18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5:.$AC185])">
            <text:p/>
          </table:table-cell>
          <table:table-cell table:formula="of:=COM.MICROSOFT.CONCAT([.$AE185:.$AR185])">
            <text:p/>
          </table:table-cell>
          <table:table-cell table:formula="of:=COM.MICROSOFT.CONCAT([.$AT185:.$BG185])">
            <text:p/>
          </table:table-cell>
          <table:table-cell table:formula="of:=COUNTIF([.$J$1:.$J$1999];[.J18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6:.$AC186])">
            <text:p/>
          </table:table-cell>
          <table:table-cell table:formula="of:=COM.MICROSOFT.CONCAT([.$AE186:.$AR186])">
            <text:p/>
          </table:table-cell>
          <table:table-cell table:formula="of:=COM.MICROSOFT.CONCAT([.$AT186:.$BG186])">
            <text:p/>
          </table:table-cell>
          <table:table-cell table:formula="of:=COUNTIF([.$J$1:.$J$1999];[.J18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7:.$AC187])">
            <text:p/>
          </table:table-cell>
          <table:table-cell table:formula="of:=COM.MICROSOFT.CONCAT([.$AE187:.$AR187])">
            <text:p/>
          </table:table-cell>
          <table:table-cell table:formula="of:=COM.MICROSOFT.CONCAT([.$AT187:.$BG187])">
            <text:p/>
          </table:table-cell>
          <table:table-cell table:formula="of:=COUNTIF([.$J$1:.$J$1999];[.J18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8:.$AC188])">
            <text:p/>
          </table:table-cell>
          <table:table-cell table:formula="of:=COM.MICROSOFT.CONCAT([.$AE188:.$AR188])">
            <text:p/>
          </table:table-cell>
          <table:table-cell table:formula="of:=COM.MICROSOFT.CONCAT([.$AT188:.$BG188])">
            <text:p/>
          </table:table-cell>
          <table:table-cell table:formula="of:=COUNTIF([.$J$1:.$J$1999];[.J18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89:.$AC189])">
            <text:p/>
          </table:table-cell>
          <table:table-cell table:formula="of:=COM.MICROSOFT.CONCAT([.$AE189:.$AR189])">
            <text:p/>
          </table:table-cell>
          <table:table-cell table:formula="of:=COM.MICROSOFT.CONCAT([.$AT189:.$BG189])">
            <text:p/>
          </table:table-cell>
          <table:table-cell table:formula="of:=COUNTIF([.$J$1:.$J$1999];[.J18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0:.$AC190])">
            <text:p/>
          </table:table-cell>
          <table:table-cell table:formula="of:=COM.MICROSOFT.CONCAT([.$AE190:.$AR190])">
            <text:p/>
          </table:table-cell>
          <table:table-cell table:formula="of:=COM.MICROSOFT.CONCAT([.$AT190:.$BG190])">
            <text:p/>
          </table:table-cell>
          <table:table-cell table:formula="of:=COUNTIF([.$J$1:.$J$1999];[.J19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1:.$AC191])">
            <text:p/>
          </table:table-cell>
          <table:table-cell table:formula="of:=COM.MICROSOFT.CONCAT([.$AE191:.$AR191])">
            <text:p/>
          </table:table-cell>
          <table:table-cell table:formula="of:=COM.MICROSOFT.CONCAT([.$AT191:.$BG191])">
            <text:p/>
          </table:table-cell>
          <table:table-cell table:formula="of:=COUNTIF([.$J$1:.$J$1999];[.J19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2:.$AC192])">
            <text:p/>
          </table:table-cell>
          <table:table-cell table:formula="of:=COM.MICROSOFT.CONCAT([.$AE192:.$AR192])">
            <text:p/>
          </table:table-cell>
          <table:table-cell table:formula="of:=COM.MICROSOFT.CONCAT([.$AT192:.$BG192])">
            <text:p/>
          </table:table-cell>
          <table:table-cell table:formula="of:=COUNTIF([.$J$1:.$J$1999];[.J19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3:.$AC193])">
            <text:p/>
          </table:table-cell>
          <table:table-cell table:formula="of:=COM.MICROSOFT.CONCAT([.$AE193:.$AR193])">
            <text:p/>
          </table:table-cell>
          <table:table-cell table:formula="of:=COM.MICROSOFT.CONCAT([.$AT193:.$BG193])">
            <text:p/>
          </table:table-cell>
          <table:table-cell table:formula="of:=COUNTIF([.$J$1:.$J$1999];[.J19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4:.$AC194])">
            <text:p/>
          </table:table-cell>
          <table:table-cell table:formula="of:=COM.MICROSOFT.CONCAT([.$AE194:.$AR194])">
            <text:p/>
          </table:table-cell>
          <table:table-cell table:formula="of:=COM.MICROSOFT.CONCAT([.$AT194:.$BG194])">
            <text:p/>
          </table:table-cell>
          <table:table-cell table:formula="of:=COUNTIF([.$J$1:.$J$1999];[.J19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5:.$AC195])">
            <text:p/>
          </table:table-cell>
          <table:table-cell table:formula="of:=COM.MICROSOFT.CONCAT([.$AE195:.$AR195])">
            <text:p/>
          </table:table-cell>
          <table:table-cell table:formula="of:=COM.MICROSOFT.CONCAT([.$AT195:.$BG195])">
            <text:p/>
          </table:table-cell>
          <table:table-cell table:formula="of:=COUNTIF([.$J$1:.$J$1999];[.J19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6:.$AC196])">
            <text:p/>
          </table:table-cell>
          <table:table-cell table:formula="of:=COM.MICROSOFT.CONCAT([.$AE196:.$AR196])">
            <text:p/>
          </table:table-cell>
          <table:table-cell table:formula="of:=COM.MICROSOFT.CONCAT([.$AT196:.$BG196])">
            <text:p/>
          </table:table-cell>
          <table:table-cell table:formula="of:=COUNTIF([.$J$1:.$J$1999];[.J19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7:.$AC197])">
            <text:p/>
          </table:table-cell>
          <table:table-cell table:formula="of:=COM.MICROSOFT.CONCAT([.$AE197:.$AR197])">
            <text:p/>
          </table:table-cell>
          <table:table-cell table:formula="of:=COM.MICROSOFT.CONCAT([.$AT197:.$BG197])">
            <text:p/>
          </table:table-cell>
          <table:table-cell table:formula="of:=COUNTIF([.$J$1:.$J$1999];[.J19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8:.$AC198])">
            <text:p/>
          </table:table-cell>
          <table:table-cell table:formula="of:=COM.MICROSOFT.CONCAT([.$AE198:.$AR198])">
            <text:p/>
          </table:table-cell>
          <table:table-cell table:formula="of:=COM.MICROSOFT.CONCAT([.$AT198:.$BG198])">
            <text:p/>
          </table:table-cell>
          <table:table-cell table:formula="of:=COUNTIF([.$J$1:.$J$1999];[.J19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199:.$AC199])">
            <text:p/>
          </table:table-cell>
          <table:table-cell table:formula="of:=COM.MICROSOFT.CONCAT([.$AE199:.$AR199])">
            <text:p/>
          </table:table-cell>
          <table:table-cell table:formula="of:=COM.MICROSOFT.CONCAT([.$AT199:.$BG199])">
            <text:p/>
          </table:table-cell>
          <table:table-cell table:formula="of:=COUNTIF([.$J$1:.$J$1999];[.J19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0:.$AC200])">
            <text:p/>
          </table:table-cell>
          <table:table-cell table:formula="of:=COM.MICROSOFT.CONCAT([.$AE200:.$AR200])">
            <text:p/>
          </table:table-cell>
          <table:table-cell table:formula="of:=COM.MICROSOFT.CONCAT([.$AT200:.$BG200])">
            <text:p/>
          </table:table-cell>
          <table:table-cell table:formula="of:=COUNTIF([.$J$1:.$J$1999];[.J20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1:.$AC201])">
            <text:p/>
          </table:table-cell>
          <table:table-cell table:formula="of:=COM.MICROSOFT.CONCAT([.$AE201:.$AR201])">
            <text:p/>
          </table:table-cell>
          <table:table-cell table:formula="of:=COM.MICROSOFT.CONCAT([.$AT201:.$BG201])">
            <text:p/>
          </table:table-cell>
          <table:table-cell table:formula="of:=COUNTIF([.$J$1:.$J$1999];[.J20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2:.$AC202])">
            <text:p/>
          </table:table-cell>
          <table:table-cell table:formula="of:=COM.MICROSOFT.CONCAT([.$AE202:.$AR202])">
            <text:p/>
          </table:table-cell>
          <table:table-cell table:formula="of:=COM.MICROSOFT.CONCAT([.$AT202:.$BG202])">
            <text:p/>
          </table:table-cell>
          <table:table-cell table:formula="of:=COUNTIF([.$J$1:.$J$1999];[.J20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3:.$AC203])">
            <text:p/>
          </table:table-cell>
          <table:table-cell table:formula="of:=COM.MICROSOFT.CONCAT([.$AE203:.$AR203])">
            <text:p/>
          </table:table-cell>
          <table:table-cell table:formula="of:=COM.MICROSOFT.CONCAT([.$AT203:.$BG203])">
            <text:p/>
          </table:table-cell>
          <table:table-cell table:formula="of:=COUNTIF([.$J$1:.$J$1999];[.J20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4:.$AC204])">
            <text:p/>
          </table:table-cell>
          <table:table-cell table:formula="of:=COM.MICROSOFT.CONCAT([.$AE204:.$AR204])">
            <text:p/>
          </table:table-cell>
          <table:table-cell table:formula="of:=COM.MICROSOFT.CONCAT([.$AT204:.$BG204])">
            <text:p/>
          </table:table-cell>
          <table:table-cell table:formula="of:=COUNTIF([.$J$1:.$J$1999];[.J20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5:.$AC205])">
            <text:p/>
          </table:table-cell>
          <table:table-cell table:formula="of:=COM.MICROSOFT.CONCAT([.$AE205:.$AR205])">
            <text:p/>
          </table:table-cell>
          <table:table-cell table:formula="of:=COM.MICROSOFT.CONCAT([.$AT205:.$BG205])">
            <text:p/>
          </table:table-cell>
          <table:table-cell table:formula="of:=COUNTIF([.$J$1:.$J$1999];[.J20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6:.$AC206])">
            <text:p/>
          </table:table-cell>
          <table:table-cell table:formula="of:=COM.MICROSOFT.CONCAT([.$AE206:.$AR206])">
            <text:p/>
          </table:table-cell>
          <table:table-cell table:formula="of:=COM.MICROSOFT.CONCAT([.$AT206:.$BG206])">
            <text:p/>
          </table:table-cell>
          <table:table-cell table:formula="of:=COUNTIF([.$J$1:.$J$1999];[.J20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7:.$AC207])">
            <text:p/>
          </table:table-cell>
          <table:table-cell table:formula="of:=COM.MICROSOFT.CONCAT([.$AE207:.$AR207])">
            <text:p/>
          </table:table-cell>
          <table:table-cell table:formula="of:=COM.MICROSOFT.CONCAT([.$AT207:.$BG207])">
            <text:p/>
          </table:table-cell>
          <table:table-cell table:formula="of:=COUNTIF([.$J$1:.$J$1999];[.J20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8:.$AC208])">
            <text:p/>
          </table:table-cell>
          <table:table-cell table:formula="of:=COM.MICROSOFT.CONCAT([.$AE208:.$AR208])">
            <text:p/>
          </table:table-cell>
          <table:table-cell table:formula="of:=COM.MICROSOFT.CONCAT([.$AT208:.$BG208])">
            <text:p/>
          </table:table-cell>
          <table:table-cell table:formula="of:=COUNTIF([.$J$1:.$J$1999];[.J20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09:.$AC209])">
            <text:p/>
          </table:table-cell>
          <table:table-cell table:formula="of:=COM.MICROSOFT.CONCAT([.$AE209:.$AR209])">
            <text:p/>
          </table:table-cell>
          <table:table-cell table:formula="of:=COM.MICROSOFT.CONCAT([.$AT209:.$BG209])">
            <text:p/>
          </table:table-cell>
          <table:table-cell table:formula="of:=COUNTIF([.$J$1:.$J$1999];[.J20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0:.$AC210])">
            <text:p/>
          </table:table-cell>
          <table:table-cell table:formula="of:=COM.MICROSOFT.CONCAT([.$AE210:.$AR210])">
            <text:p/>
          </table:table-cell>
          <table:table-cell table:formula="of:=COM.MICROSOFT.CONCAT([.$AT210:.$BG210])">
            <text:p/>
          </table:table-cell>
          <table:table-cell table:formula="of:=COUNTIF([.$J$1:.$J$1999];[.J21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1:.$AC211])">
            <text:p/>
          </table:table-cell>
          <table:table-cell table:formula="of:=COM.MICROSOFT.CONCAT([.$AE211:.$AR211])">
            <text:p/>
          </table:table-cell>
          <table:table-cell table:formula="of:=COM.MICROSOFT.CONCAT([.$AT211:.$BG211])">
            <text:p/>
          </table:table-cell>
          <table:table-cell table:formula="of:=COUNTIF([.$J$1:.$J$1999];[.J21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2:.$AC212])">
            <text:p/>
          </table:table-cell>
          <table:table-cell table:formula="of:=COM.MICROSOFT.CONCAT([.$AE212:.$AR212])">
            <text:p/>
          </table:table-cell>
          <table:table-cell table:formula="of:=COM.MICROSOFT.CONCAT([.$AT212:.$BG212])">
            <text:p/>
          </table:table-cell>
          <table:table-cell table:formula="of:=COUNTIF([.$J$1:.$J$1999];[.J21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3:.$AC213])">
            <text:p/>
          </table:table-cell>
          <table:table-cell table:formula="of:=COM.MICROSOFT.CONCAT([.$AE213:.$AR213])">
            <text:p/>
          </table:table-cell>
          <table:table-cell table:formula="of:=COM.MICROSOFT.CONCAT([.$AT213:.$BG213])">
            <text:p/>
          </table:table-cell>
          <table:table-cell table:formula="of:=COUNTIF([.$J$1:.$J$1999];[.J21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4:.$AC214])">
            <text:p/>
          </table:table-cell>
          <table:table-cell table:formula="of:=COM.MICROSOFT.CONCAT([.$AE214:.$AR214])">
            <text:p/>
          </table:table-cell>
          <table:table-cell table:formula="of:=COM.MICROSOFT.CONCAT([.$AT214:.$BG214])">
            <text:p/>
          </table:table-cell>
          <table:table-cell table:formula="of:=COUNTIF([.$J$1:.$J$1999];[.J21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5:.$AC215])">
            <text:p/>
          </table:table-cell>
          <table:table-cell table:formula="of:=COM.MICROSOFT.CONCAT([.$AE215:.$AR215])">
            <text:p/>
          </table:table-cell>
          <table:table-cell table:formula="of:=COM.MICROSOFT.CONCAT([.$AT215:.$BG215])">
            <text:p/>
          </table:table-cell>
          <table:table-cell table:formula="of:=COUNTIF([.$J$1:.$J$1999];[.J21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6:.$AC216])">
            <text:p/>
          </table:table-cell>
          <table:table-cell table:formula="of:=COM.MICROSOFT.CONCAT([.$AE216:.$AR216])">
            <text:p/>
          </table:table-cell>
          <table:table-cell table:formula="of:=COM.MICROSOFT.CONCAT([.$AT216:.$BG216])">
            <text:p/>
          </table:table-cell>
          <table:table-cell table:formula="of:=COUNTIF([.$J$1:.$J$1999];[.J21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7:.$AC217])">
            <text:p/>
          </table:table-cell>
          <table:table-cell table:formula="of:=COM.MICROSOFT.CONCAT([.$AE217:.$AR217])">
            <text:p/>
          </table:table-cell>
          <table:table-cell table:formula="of:=COM.MICROSOFT.CONCAT([.$AT217:.$BG217])">
            <text:p/>
          </table:table-cell>
          <table:table-cell table:formula="of:=COUNTIF([.$J$1:.$J$1999];[.J21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8:.$AC218])">
            <text:p/>
          </table:table-cell>
          <table:table-cell table:formula="of:=COM.MICROSOFT.CONCAT([.$AE218:.$AR218])">
            <text:p/>
          </table:table-cell>
          <table:table-cell table:formula="of:=COM.MICROSOFT.CONCAT([.$AT218:.$BG218])">
            <text:p/>
          </table:table-cell>
          <table:table-cell table:formula="of:=COUNTIF([.$J$1:.$J$1999];[.J21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19:.$AC219])">
            <text:p/>
          </table:table-cell>
          <table:table-cell table:formula="of:=COM.MICROSOFT.CONCAT([.$AE219:.$AR219])">
            <text:p/>
          </table:table-cell>
          <table:table-cell table:formula="of:=COM.MICROSOFT.CONCAT([.$AT219:.$BG219])">
            <text:p/>
          </table:table-cell>
          <table:table-cell table:formula="of:=COUNTIF([.$J$1:.$J$1999];[.J21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0:.$AC220])">
            <text:p/>
          </table:table-cell>
          <table:table-cell table:formula="of:=COM.MICROSOFT.CONCAT([.$AE220:.$AR220])">
            <text:p/>
          </table:table-cell>
          <table:table-cell table:formula="of:=COM.MICROSOFT.CONCAT([.$AT220:.$BG220])">
            <text:p/>
          </table:table-cell>
          <table:table-cell table:formula="of:=COUNTIF([.$J$1:.$J$1999];[.J22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1:.$AC221])">
            <text:p/>
          </table:table-cell>
          <table:table-cell table:formula="of:=COM.MICROSOFT.CONCAT([.$AE221:.$AR221])">
            <text:p/>
          </table:table-cell>
          <table:table-cell table:formula="of:=COM.MICROSOFT.CONCAT([.$AT221:.$BG221])">
            <text:p/>
          </table:table-cell>
          <table:table-cell table:formula="of:=COUNTIF([.$J$1:.$J$1999];[.J22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2:.$AC222])">
            <text:p/>
          </table:table-cell>
          <table:table-cell table:formula="of:=COM.MICROSOFT.CONCAT([.$AE222:.$AR222])">
            <text:p/>
          </table:table-cell>
          <table:table-cell table:formula="of:=COM.MICROSOFT.CONCAT([.$AT222:.$BG222])">
            <text:p/>
          </table:table-cell>
          <table:table-cell table:formula="of:=COUNTIF([.$J$1:.$J$1999];[.J22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3:.$AC223])">
            <text:p/>
          </table:table-cell>
          <table:table-cell table:formula="of:=COM.MICROSOFT.CONCAT([.$AE223:.$AR223])">
            <text:p/>
          </table:table-cell>
          <table:table-cell table:formula="of:=COM.MICROSOFT.CONCAT([.$AT223:.$BG223])">
            <text:p/>
          </table:table-cell>
          <table:table-cell table:formula="of:=COUNTIF([.$J$1:.$J$1999];[.J22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4:.$AC224])">
            <text:p/>
          </table:table-cell>
          <table:table-cell table:formula="of:=COM.MICROSOFT.CONCAT([.$AE224:.$AR224])">
            <text:p/>
          </table:table-cell>
          <table:table-cell table:formula="of:=COM.MICROSOFT.CONCAT([.$AT224:.$BG224])">
            <text:p/>
          </table:table-cell>
          <table:table-cell table:formula="of:=COUNTIF([.$J$1:.$J$1999];[.J22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5:.$AC225])">
            <text:p/>
          </table:table-cell>
          <table:table-cell table:formula="of:=COM.MICROSOFT.CONCAT([.$AE225:.$AR225])">
            <text:p/>
          </table:table-cell>
          <table:table-cell table:formula="of:=COM.MICROSOFT.CONCAT([.$AT225:.$BG225])">
            <text:p/>
          </table:table-cell>
          <table:table-cell table:formula="of:=COUNTIF([.$J$1:.$J$1999];[.J22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6:.$AC226])">
            <text:p/>
          </table:table-cell>
          <table:table-cell table:formula="of:=COM.MICROSOFT.CONCAT([.$AE226:.$AR226])">
            <text:p/>
          </table:table-cell>
          <table:table-cell table:formula="of:=COM.MICROSOFT.CONCAT([.$AT226:.$BG226])">
            <text:p/>
          </table:table-cell>
          <table:table-cell table:formula="of:=COUNTIF([.$J$1:.$J$1999];[.J22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7:.$AC227])">
            <text:p/>
          </table:table-cell>
          <table:table-cell table:formula="of:=COM.MICROSOFT.CONCAT([.$AE227:.$AR227])">
            <text:p/>
          </table:table-cell>
          <table:table-cell table:formula="of:=COM.MICROSOFT.CONCAT([.$AT227:.$BG227])">
            <text:p/>
          </table:table-cell>
          <table:table-cell table:formula="of:=COUNTIF([.$J$1:.$J$1999];[.J22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8:.$AC228])">
            <text:p/>
          </table:table-cell>
          <table:table-cell table:formula="of:=COM.MICROSOFT.CONCAT([.$AE228:.$AR228])">
            <text:p/>
          </table:table-cell>
          <table:table-cell table:formula="of:=COM.MICROSOFT.CONCAT([.$AT228:.$BG228])">
            <text:p/>
          </table:table-cell>
          <table:table-cell table:formula="of:=COUNTIF([.$J$1:.$J$1999];[.J22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29:.$AC229])">
            <text:p/>
          </table:table-cell>
          <table:table-cell table:formula="of:=COM.MICROSOFT.CONCAT([.$AE229:.$AR229])">
            <text:p/>
          </table:table-cell>
          <table:table-cell table:formula="of:=COM.MICROSOFT.CONCAT([.$AT229:.$BG229])">
            <text:p/>
          </table:table-cell>
          <table:table-cell table:formula="of:=COUNTIF([.$J$1:.$J$1999];[.J22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0:.$AC230])">
            <text:p/>
          </table:table-cell>
          <table:table-cell table:formula="of:=COM.MICROSOFT.CONCAT([.$AE230:.$AR230])">
            <text:p/>
          </table:table-cell>
          <table:table-cell table:formula="of:=COM.MICROSOFT.CONCAT([.$AT230:.$BG230])">
            <text:p/>
          </table:table-cell>
          <table:table-cell table:formula="of:=COUNTIF([.$J$1:.$J$1999];[.J23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1:.$AC231])">
            <text:p/>
          </table:table-cell>
          <table:table-cell table:formula="of:=COM.MICROSOFT.CONCAT([.$AE231:.$AR231])">
            <text:p/>
          </table:table-cell>
          <table:table-cell table:formula="of:=COM.MICROSOFT.CONCAT([.$AT231:.$BG231])">
            <text:p/>
          </table:table-cell>
          <table:table-cell table:formula="of:=COUNTIF([.$J$1:.$J$1999];[.J23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2:.$AC232])">
            <text:p/>
          </table:table-cell>
          <table:table-cell table:formula="of:=COM.MICROSOFT.CONCAT([.$AE232:.$AR232])">
            <text:p/>
          </table:table-cell>
          <table:table-cell table:formula="of:=COM.MICROSOFT.CONCAT([.$AT232:.$BG232])">
            <text:p/>
          </table:table-cell>
          <table:table-cell table:formula="of:=COUNTIF([.$J$1:.$J$1999];[.J23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3:.$AC233])">
            <text:p/>
          </table:table-cell>
          <table:table-cell table:formula="of:=COM.MICROSOFT.CONCAT([.$AE233:.$AR233])">
            <text:p/>
          </table:table-cell>
          <table:table-cell table:formula="of:=COM.MICROSOFT.CONCAT([.$AT233:.$BG233])">
            <text:p/>
          </table:table-cell>
          <table:table-cell table:formula="of:=COUNTIF([.$J$1:.$J$1999];[.J23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4:.$AC234])">
            <text:p/>
          </table:table-cell>
          <table:table-cell table:formula="of:=COM.MICROSOFT.CONCAT([.$AE234:.$AR234])">
            <text:p/>
          </table:table-cell>
          <table:table-cell table:formula="of:=COM.MICROSOFT.CONCAT([.$AT234:.$BG234])">
            <text:p/>
          </table:table-cell>
          <table:table-cell table:formula="of:=COUNTIF([.$J$1:.$J$1999];[.J23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5:.$AC235])">
            <text:p/>
          </table:table-cell>
          <table:table-cell table:formula="of:=COM.MICROSOFT.CONCAT([.$AE235:.$AR235])">
            <text:p/>
          </table:table-cell>
          <table:table-cell table:formula="of:=COM.MICROSOFT.CONCAT([.$AT235:.$BG235])">
            <text:p/>
          </table:table-cell>
          <table:table-cell table:formula="of:=COUNTIF([.$J$1:.$J$1999];[.J23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6:.$AC236])">
            <text:p/>
          </table:table-cell>
          <table:table-cell table:formula="of:=COM.MICROSOFT.CONCAT([.$AE236:.$AR236])">
            <text:p/>
          </table:table-cell>
          <table:table-cell table:formula="of:=COM.MICROSOFT.CONCAT([.$AT236:.$BG236])">
            <text:p/>
          </table:table-cell>
          <table:table-cell table:formula="of:=COUNTIF([.$J$1:.$J$1999];[.J23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7:.$AC237])">
            <text:p/>
          </table:table-cell>
          <table:table-cell table:formula="of:=COM.MICROSOFT.CONCAT([.$AE237:.$AR237])">
            <text:p/>
          </table:table-cell>
          <table:table-cell table:formula="of:=COM.MICROSOFT.CONCAT([.$AT237:.$BG237])">
            <text:p/>
          </table:table-cell>
          <table:table-cell table:formula="of:=COUNTIF([.$J$1:.$J$1999];[.J23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8:.$AC238])">
            <text:p/>
          </table:table-cell>
          <table:table-cell table:formula="of:=COM.MICROSOFT.CONCAT([.$AE238:.$AR238])">
            <text:p/>
          </table:table-cell>
          <table:table-cell table:formula="of:=COM.MICROSOFT.CONCAT([.$AT238:.$BG238])">
            <text:p/>
          </table:table-cell>
          <table:table-cell table:formula="of:=COUNTIF([.$J$1:.$J$1999];[.J23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39:.$AC239])">
            <text:p/>
          </table:table-cell>
          <table:table-cell table:formula="of:=COM.MICROSOFT.CONCAT([.$AE239:.$AR239])">
            <text:p/>
          </table:table-cell>
          <table:table-cell table:formula="of:=COM.MICROSOFT.CONCAT([.$AT239:.$BG239])">
            <text:p/>
          </table:table-cell>
          <table:table-cell table:formula="of:=COUNTIF([.$J$1:.$J$1999];[.J23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0:.$AC240])">
            <text:p/>
          </table:table-cell>
          <table:table-cell table:formula="of:=COM.MICROSOFT.CONCAT([.$AE240:.$AR240])">
            <text:p/>
          </table:table-cell>
          <table:table-cell table:formula="of:=COM.MICROSOFT.CONCAT([.$AT240:.$BG240])">
            <text:p/>
          </table:table-cell>
          <table:table-cell table:formula="of:=COUNTIF([.$J$1:.$J$1999];[.J24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1:.$AC241])">
            <text:p/>
          </table:table-cell>
          <table:table-cell table:formula="of:=COM.MICROSOFT.CONCAT([.$AE241:.$AR241])">
            <text:p/>
          </table:table-cell>
          <table:table-cell table:formula="of:=COM.MICROSOFT.CONCAT([.$AT241:.$BG241])">
            <text:p/>
          </table:table-cell>
          <table:table-cell table:formula="of:=COUNTIF([.$J$1:.$J$1999];[.J24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2:.$AC242])">
            <text:p/>
          </table:table-cell>
          <table:table-cell table:formula="of:=COM.MICROSOFT.CONCAT([.$AE242:.$AR242])">
            <text:p/>
          </table:table-cell>
          <table:table-cell table:formula="of:=COM.MICROSOFT.CONCAT([.$AT242:.$BG242])">
            <text:p/>
          </table:table-cell>
          <table:table-cell table:formula="of:=COUNTIF([.$J$1:.$J$1999];[.J24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3:.$AC243])">
            <text:p/>
          </table:table-cell>
          <table:table-cell table:formula="of:=COM.MICROSOFT.CONCAT([.$AE243:.$AR243])">
            <text:p/>
          </table:table-cell>
          <table:table-cell table:formula="of:=COM.MICROSOFT.CONCAT([.$AT243:.$BG243])">
            <text:p/>
          </table:table-cell>
          <table:table-cell table:formula="of:=COUNTIF([.$J$1:.$J$1999];[.J24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4:.$AC244])">
            <text:p/>
          </table:table-cell>
          <table:table-cell table:formula="of:=COM.MICROSOFT.CONCAT([.$AE244:.$AR244])">
            <text:p/>
          </table:table-cell>
          <table:table-cell table:formula="of:=COM.MICROSOFT.CONCAT([.$AT244:.$BG244])">
            <text:p/>
          </table:table-cell>
          <table:table-cell table:formula="of:=COUNTIF([.$J$1:.$J$1999];[.J24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5:.$AC245])">
            <text:p/>
          </table:table-cell>
          <table:table-cell table:formula="of:=COM.MICROSOFT.CONCAT([.$AE245:.$AR245])">
            <text:p/>
          </table:table-cell>
          <table:table-cell table:formula="of:=COM.MICROSOFT.CONCAT([.$AT245:.$BG245])">
            <text:p/>
          </table:table-cell>
          <table:table-cell table:formula="of:=COUNTIF([.$J$1:.$J$1999];[.J24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6:.$AC246])">
            <text:p/>
          </table:table-cell>
          <table:table-cell table:formula="of:=COM.MICROSOFT.CONCAT([.$AE246:.$AR246])">
            <text:p/>
          </table:table-cell>
          <table:table-cell table:formula="of:=COM.MICROSOFT.CONCAT([.$AT246:.$BG246])">
            <text:p/>
          </table:table-cell>
          <table:table-cell table:formula="of:=COUNTIF([.$J$1:.$J$1999];[.J24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7:.$AC247])">
            <text:p/>
          </table:table-cell>
          <table:table-cell table:formula="of:=COM.MICROSOFT.CONCAT([.$AE247:.$AR247])">
            <text:p/>
          </table:table-cell>
          <table:table-cell table:formula="of:=COM.MICROSOFT.CONCAT([.$AT247:.$BG247])">
            <text:p/>
          </table:table-cell>
          <table:table-cell table:formula="of:=COUNTIF([.$J$1:.$J$1999];[.J24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8:.$AC248])">
            <text:p/>
          </table:table-cell>
          <table:table-cell table:formula="of:=COM.MICROSOFT.CONCAT([.$AE248:.$AR248])">
            <text:p/>
          </table:table-cell>
          <table:table-cell table:formula="of:=COM.MICROSOFT.CONCAT([.$AT248:.$BG248])">
            <text:p/>
          </table:table-cell>
          <table:table-cell table:formula="of:=COUNTIF([.$J$1:.$J$1999];[.J24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49:.$AC249])">
            <text:p/>
          </table:table-cell>
          <table:table-cell table:formula="of:=COM.MICROSOFT.CONCAT([.$AE249:.$AR249])">
            <text:p/>
          </table:table-cell>
          <table:table-cell table:formula="of:=COM.MICROSOFT.CONCAT([.$AT249:.$BG249])">
            <text:p/>
          </table:table-cell>
          <table:table-cell table:formula="of:=COUNTIF([.$J$1:.$J$1999];[.J24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0:.$AC250])">
            <text:p/>
          </table:table-cell>
          <table:table-cell table:formula="of:=COM.MICROSOFT.CONCAT([.$AE250:.$AR250])">
            <text:p/>
          </table:table-cell>
          <table:table-cell table:formula="of:=COM.MICROSOFT.CONCAT([.$AT250:.$BG250])">
            <text:p/>
          </table:table-cell>
          <table:table-cell table:formula="of:=COUNTIF([.$J$1:.$J$1999];[.J25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1:.$AC251])">
            <text:p/>
          </table:table-cell>
          <table:table-cell table:formula="of:=COM.MICROSOFT.CONCAT([.$AE251:.$AR251])">
            <text:p/>
          </table:table-cell>
          <table:table-cell table:formula="of:=COM.MICROSOFT.CONCAT([.$AT251:.$BG251])">
            <text:p/>
          </table:table-cell>
          <table:table-cell table:formula="of:=COUNTIF([.$J$1:.$J$1999];[.J25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2:.$AC252])">
            <text:p/>
          </table:table-cell>
          <table:table-cell table:formula="of:=COM.MICROSOFT.CONCAT([.$AE252:.$AR252])">
            <text:p/>
          </table:table-cell>
          <table:table-cell table:formula="of:=COM.MICROSOFT.CONCAT([.$AT252:.$BG252])">
            <text:p/>
          </table:table-cell>
          <table:table-cell table:formula="of:=COUNTIF([.$J$1:.$J$1999];[.J25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3:.$AC253])">
            <text:p/>
          </table:table-cell>
          <table:table-cell table:formula="of:=COM.MICROSOFT.CONCAT([.$AE253:.$AR253])">
            <text:p/>
          </table:table-cell>
          <table:table-cell table:formula="of:=COM.MICROSOFT.CONCAT([.$AT253:.$BG253])">
            <text:p/>
          </table:table-cell>
          <table:table-cell table:formula="of:=COUNTIF([.$J$1:.$J$1999];[.J25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4:.$AC254])">
            <text:p/>
          </table:table-cell>
          <table:table-cell table:formula="of:=COM.MICROSOFT.CONCAT([.$AE254:.$AR254])">
            <text:p/>
          </table:table-cell>
          <table:table-cell table:formula="of:=COM.MICROSOFT.CONCAT([.$AT254:.$BG254])">
            <text:p/>
          </table:table-cell>
          <table:table-cell table:formula="of:=COUNTIF([.$J$1:.$J$1999];[.J25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5:.$AC255])">
            <text:p/>
          </table:table-cell>
          <table:table-cell table:formula="of:=COM.MICROSOFT.CONCAT([.$AE255:.$AR255])">
            <text:p/>
          </table:table-cell>
          <table:table-cell table:formula="of:=COM.MICROSOFT.CONCAT([.$AT255:.$BG255])">
            <text:p/>
          </table:table-cell>
          <table:table-cell table:formula="of:=COUNTIF([.$J$1:.$J$1999];[.J25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6:.$AC256])">
            <text:p/>
          </table:table-cell>
          <table:table-cell table:formula="of:=COM.MICROSOFT.CONCAT([.$AE256:.$AR256])">
            <text:p/>
          </table:table-cell>
          <table:table-cell table:formula="of:=COM.MICROSOFT.CONCAT([.$AT256:.$BG256])">
            <text:p/>
          </table:table-cell>
          <table:table-cell table:formula="of:=COUNTIF([.$J$1:.$J$1999];[.J25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7:.$AC257])">
            <text:p/>
          </table:table-cell>
          <table:table-cell table:formula="of:=COM.MICROSOFT.CONCAT([.$AE257:.$AR257])">
            <text:p/>
          </table:table-cell>
          <table:table-cell table:formula="of:=COM.MICROSOFT.CONCAT([.$AT257:.$BG257])">
            <text:p/>
          </table:table-cell>
          <table:table-cell table:formula="of:=COUNTIF([.$J$1:.$J$1999];[.J25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8:.$AC258])">
            <text:p/>
          </table:table-cell>
          <table:table-cell table:formula="of:=COM.MICROSOFT.CONCAT([.$AE258:.$AR258])">
            <text:p/>
          </table:table-cell>
          <table:table-cell table:formula="of:=COM.MICROSOFT.CONCAT([.$AT258:.$BG258])">
            <text:p/>
          </table:table-cell>
          <table:table-cell table:formula="of:=COUNTIF([.$J$1:.$J$1999];[.J25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59:.$AC259])">
            <text:p/>
          </table:table-cell>
          <table:table-cell table:formula="of:=COM.MICROSOFT.CONCAT([.$AE259:.$AR259])">
            <text:p/>
          </table:table-cell>
          <table:table-cell table:formula="of:=COM.MICROSOFT.CONCAT([.$AT259:.$BG259])">
            <text:p/>
          </table:table-cell>
          <table:table-cell table:formula="of:=COUNTIF([.$J$1:.$J$1999];[.J25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0:.$AC260])">
            <text:p/>
          </table:table-cell>
          <table:table-cell table:formula="of:=COM.MICROSOFT.CONCAT([.$AE260:.$AR260])">
            <text:p/>
          </table:table-cell>
          <table:table-cell table:formula="of:=COM.MICROSOFT.CONCAT([.$AT260:.$BG260])">
            <text:p/>
          </table:table-cell>
          <table:table-cell table:formula="of:=COUNTIF([.$J$1:.$J$1999];[.J26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1:.$AC261])">
            <text:p/>
          </table:table-cell>
          <table:table-cell table:formula="of:=COM.MICROSOFT.CONCAT([.$AE261:.$AR261])">
            <text:p/>
          </table:table-cell>
          <table:table-cell table:formula="of:=COM.MICROSOFT.CONCAT([.$AT261:.$BG261])">
            <text:p/>
          </table:table-cell>
          <table:table-cell table:formula="of:=COUNTIF([.$J$1:.$J$1999];[.J26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2:.$AC262])">
            <text:p/>
          </table:table-cell>
          <table:table-cell table:formula="of:=COM.MICROSOFT.CONCAT([.$AE262:.$AR262])">
            <text:p/>
          </table:table-cell>
          <table:table-cell table:formula="of:=COM.MICROSOFT.CONCAT([.$AT262:.$BG262])">
            <text:p/>
          </table:table-cell>
          <table:table-cell table:formula="of:=COUNTIF([.$J$1:.$J$1999];[.J26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3:.$AC263])">
            <text:p/>
          </table:table-cell>
          <table:table-cell table:formula="of:=COM.MICROSOFT.CONCAT([.$AE263:.$AR263])">
            <text:p/>
          </table:table-cell>
          <table:table-cell table:formula="of:=COM.MICROSOFT.CONCAT([.$AT263:.$BG263])">
            <text:p/>
          </table:table-cell>
          <table:table-cell table:formula="of:=COUNTIF([.$J$1:.$J$1999];[.J26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4:.$AC264])">
            <text:p/>
          </table:table-cell>
          <table:table-cell table:formula="of:=COM.MICROSOFT.CONCAT([.$AE264:.$AR264])">
            <text:p/>
          </table:table-cell>
          <table:table-cell table:formula="of:=COM.MICROSOFT.CONCAT([.$AT264:.$BG264])">
            <text:p/>
          </table:table-cell>
          <table:table-cell table:formula="of:=COUNTIF([.$J$1:.$J$1999];[.J26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5:.$AC265])">
            <text:p/>
          </table:table-cell>
          <table:table-cell table:formula="of:=COM.MICROSOFT.CONCAT([.$AE265:.$AR265])">
            <text:p/>
          </table:table-cell>
          <table:table-cell table:formula="of:=COM.MICROSOFT.CONCAT([.$AT265:.$BG265])">
            <text:p/>
          </table:table-cell>
          <table:table-cell table:formula="of:=COUNTIF([.$J$1:.$J$1999];[.J26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6:.$AC266])">
            <text:p/>
          </table:table-cell>
          <table:table-cell table:formula="of:=COM.MICROSOFT.CONCAT([.$AE266:.$AR266])">
            <text:p/>
          </table:table-cell>
          <table:table-cell table:formula="of:=COM.MICROSOFT.CONCAT([.$AT266:.$BG266])">
            <text:p/>
          </table:table-cell>
          <table:table-cell table:formula="of:=COUNTIF([.$J$1:.$J$1999];[.J26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7:.$AC267])">
            <text:p/>
          </table:table-cell>
          <table:table-cell table:formula="of:=COM.MICROSOFT.CONCAT([.$AE267:.$AR267])">
            <text:p/>
          </table:table-cell>
          <table:table-cell table:formula="of:=COM.MICROSOFT.CONCAT([.$AT267:.$BG267])">
            <text:p/>
          </table:table-cell>
          <table:table-cell table:formula="of:=COUNTIF([.$J$1:.$J$1999];[.J26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8:.$AC268])">
            <text:p/>
          </table:table-cell>
          <table:table-cell table:formula="of:=COM.MICROSOFT.CONCAT([.$AE268:.$AR268])">
            <text:p/>
          </table:table-cell>
          <table:table-cell table:formula="of:=COM.MICROSOFT.CONCAT([.$AT268:.$BG268])">
            <text:p/>
          </table:table-cell>
          <table:table-cell table:formula="of:=COUNTIF([.$J$1:.$J$1999];[.J26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69:.$AC269])">
            <text:p/>
          </table:table-cell>
          <table:table-cell table:formula="of:=COM.MICROSOFT.CONCAT([.$AE269:.$AR269])">
            <text:p/>
          </table:table-cell>
          <table:table-cell table:formula="of:=COM.MICROSOFT.CONCAT([.$AT269:.$BG269])">
            <text:p/>
          </table:table-cell>
          <table:table-cell table:formula="of:=COUNTIF([.$J$1:.$J$1999];[.J26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0:.$AC270])">
            <text:p/>
          </table:table-cell>
          <table:table-cell table:formula="of:=COM.MICROSOFT.CONCAT([.$AE270:.$AR270])">
            <text:p/>
          </table:table-cell>
          <table:table-cell table:formula="of:=COM.MICROSOFT.CONCAT([.$AT270:.$BG270])">
            <text:p/>
          </table:table-cell>
          <table:table-cell table:formula="of:=COUNTIF([.$J$1:.$J$1999];[.J27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1:.$AC271])">
            <text:p/>
          </table:table-cell>
          <table:table-cell table:formula="of:=COM.MICROSOFT.CONCAT([.$AE271:.$AR271])">
            <text:p/>
          </table:table-cell>
          <table:table-cell table:formula="of:=COM.MICROSOFT.CONCAT([.$AT271:.$BG271])">
            <text:p/>
          </table:table-cell>
          <table:table-cell table:formula="of:=COUNTIF([.$J$1:.$J$1999];[.J27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2:.$AC272])">
            <text:p/>
          </table:table-cell>
          <table:table-cell table:formula="of:=COM.MICROSOFT.CONCAT([.$AE272:.$AR272])">
            <text:p/>
          </table:table-cell>
          <table:table-cell table:formula="of:=COM.MICROSOFT.CONCAT([.$AT272:.$BG272])">
            <text:p/>
          </table:table-cell>
          <table:table-cell table:formula="of:=COUNTIF([.$J$1:.$J$1999];[.J27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3:.$AC273])">
            <text:p/>
          </table:table-cell>
          <table:table-cell table:formula="of:=COM.MICROSOFT.CONCAT([.$AE273:.$AR273])">
            <text:p/>
          </table:table-cell>
          <table:table-cell table:formula="of:=COM.MICROSOFT.CONCAT([.$AT273:.$BG273])">
            <text:p/>
          </table:table-cell>
          <table:table-cell table:formula="of:=COUNTIF([.$J$1:.$J$1999];[.J27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4:.$AC274])">
            <text:p/>
          </table:table-cell>
          <table:table-cell table:formula="of:=COM.MICROSOFT.CONCAT([.$AE274:.$AR274])">
            <text:p/>
          </table:table-cell>
          <table:table-cell table:formula="of:=COM.MICROSOFT.CONCAT([.$AT274:.$BG274])">
            <text:p/>
          </table:table-cell>
          <table:table-cell table:formula="of:=COUNTIF([.$J$1:.$J$1999];[.J27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5:.$AC275])">
            <text:p/>
          </table:table-cell>
          <table:table-cell table:formula="of:=COM.MICROSOFT.CONCAT([.$AE275:.$AR275])">
            <text:p/>
          </table:table-cell>
          <table:table-cell table:formula="of:=COM.MICROSOFT.CONCAT([.$AT275:.$BG275])">
            <text:p/>
          </table:table-cell>
          <table:table-cell table:formula="of:=COUNTIF([.$J$1:.$J$1999];[.J27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6:.$AC276])">
            <text:p/>
          </table:table-cell>
          <table:table-cell table:formula="of:=COM.MICROSOFT.CONCAT([.$AE276:.$AR276])">
            <text:p/>
          </table:table-cell>
          <table:table-cell table:formula="of:=COM.MICROSOFT.CONCAT([.$AT276:.$BG276])">
            <text:p/>
          </table:table-cell>
          <table:table-cell table:formula="of:=COUNTIF([.$J$1:.$J$1999];[.J27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7:.$AC277])">
            <text:p/>
          </table:table-cell>
          <table:table-cell table:formula="of:=COM.MICROSOFT.CONCAT([.$AE277:.$AR277])">
            <text:p/>
          </table:table-cell>
          <table:table-cell table:formula="of:=COM.MICROSOFT.CONCAT([.$AT277:.$BG277])">
            <text:p/>
          </table:table-cell>
          <table:table-cell table:formula="of:=COUNTIF([.$J$1:.$J$1999];[.J27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8:.$AC278])">
            <text:p/>
          </table:table-cell>
          <table:table-cell table:formula="of:=COM.MICROSOFT.CONCAT([.$AE278:.$AR278])">
            <text:p/>
          </table:table-cell>
          <table:table-cell table:formula="of:=COM.MICROSOFT.CONCAT([.$AT278:.$BG278])">
            <text:p/>
          </table:table-cell>
          <table:table-cell table:formula="of:=COUNTIF([.$J$1:.$J$1999];[.J27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79:.$AC279])">
            <text:p/>
          </table:table-cell>
          <table:table-cell table:formula="of:=COM.MICROSOFT.CONCAT([.$AE279:.$AR279])">
            <text:p/>
          </table:table-cell>
          <table:table-cell table:formula="of:=COM.MICROSOFT.CONCAT([.$AT279:.$BG279])">
            <text:p/>
          </table:table-cell>
          <table:table-cell table:formula="of:=COUNTIF([.$J$1:.$J$1999];[.J27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0:.$AC280])">
            <text:p/>
          </table:table-cell>
          <table:table-cell table:formula="of:=COM.MICROSOFT.CONCAT([.$AE280:.$AR280])">
            <text:p/>
          </table:table-cell>
          <table:table-cell table:formula="of:=COM.MICROSOFT.CONCAT([.$AT280:.$BG280])">
            <text:p/>
          </table:table-cell>
          <table:table-cell table:formula="of:=COUNTIF([.$J$1:.$J$1999];[.J28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1:.$AC281])">
            <text:p/>
          </table:table-cell>
          <table:table-cell table:formula="of:=COM.MICROSOFT.CONCAT([.$AE281:.$AR281])">
            <text:p/>
          </table:table-cell>
          <table:table-cell table:formula="of:=COM.MICROSOFT.CONCAT([.$AT281:.$BG281])">
            <text:p/>
          </table:table-cell>
          <table:table-cell table:formula="of:=COUNTIF([.$J$1:.$J$1999];[.J28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2:.$AC282])">
            <text:p/>
          </table:table-cell>
          <table:table-cell table:formula="of:=COM.MICROSOFT.CONCAT([.$AE282:.$AR282])">
            <text:p/>
          </table:table-cell>
          <table:table-cell table:formula="of:=COM.MICROSOFT.CONCAT([.$AT282:.$BG282])">
            <text:p/>
          </table:table-cell>
          <table:table-cell table:formula="of:=COUNTIF([.$J$1:.$J$1999];[.J28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3:.$AC283])">
            <text:p/>
          </table:table-cell>
          <table:table-cell table:formula="of:=COM.MICROSOFT.CONCAT([.$AE283:.$AR283])">
            <text:p/>
          </table:table-cell>
          <table:table-cell table:formula="of:=COM.MICROSOFT.CONCAT([.$AT283:.$BG283])">
            <text:p/>
          </table:table-cell>
          <table:table-cell table:formula="of:=COUNTIF([.$J$1:.$J$1999];[.J28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4:.$AC284])">
            <text:p/>
          </table:table-cell>
          <table:table-cell table:formula="of:=COM.MICROSOFT.CONCAT([.$AE284:.$AR284])">
            <text:p/>
          </table:table-cell>
          <table:table-cell table:formula="of:=COM.MICROSOFT.CONCAT([.$AT284:.$BG284])">
            <text:p/>
          </table:table-cell>
          <table:table-cell table:formula="of:=COUNTIF([.$J$1:.$J$1999];[.J28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5:.$AC285])">
            <text:p/>
          </table:table-cell>
          <table:table-cell table:formula="of:=COM.MICROSOFT.CONCAT([.$AE285:.$AR285])">
            <text:p/>
          </table:table-cell>
          <table:table-cell table:formula="of:=COM.MICROSOFT.CONCAT([.$AT285:.$BG285])">
            <text:p/>
          </table:table-cell>
          <table:table-cell table:formula="of:=COUNTIF([.$J$1:.$J$1999];[.J28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6:.$AC286])">
            <text:p/>
          </table:table-cell>
          <table:table-cell table:formula="of:=COM.MICROSOFT.CONCAT([.$AE286:.$AR286])">
            <text:p/>
          </table:table-cell>
          <table:table-cell table:formula="of:=COM.MICROSOFT.CONCAT([.$AT286:.$BG286])">
            <text:p/>
          </table:table-cell>
          <table:table-cell table:formula="of:=COUNTIF([.$J$1:.$J$1999];[.J28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7:.$AC287])">
            <text:p/>
          </table:table-cell>
          <table:table-cell table:formula="of:=COM.MICROSOFT.CONCAT([.$AE287:.$AR287])">
            <text:p/>
          </table:table-cell>
          <table:table-cell table:formula="of:=COM.MICROSOFT.CONCAT([.$AT287:.$BG287])">
            <text:p/>
          </table:table-cell>
          <table:table-cell table:formula="of:=COUNTIF([.$J$1:.$J$1999];[.J28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8:.$AC288])">
            <text:p/>
          </table:table-cell>
          <table:table-cell table:formula="of:=COM.MICROSOFT.CONCAT([.$AE288:.$AR288])">
            <text:p/>
          </table:table-cell>
          <table:table-cell table:formula="of:=COM.MICROSOFT.CONCAT([.$AT288:.$BG288])">
            <text:p/>
          </table:table-cell>
          <table:table-cell table:formula="of:=COUNTIF([.$J$1:.$J$1999];[.J28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89:.$AC289])">
            <text:p/>
          </table:table-cell>
          <table:table-cell table:formula="of:=COM.MICROSOFT.CONCAT([.$AE289:.$AR289])">
            <text:p/>
          </table:table-cell>
          <table:table-cell table:formula="of:=COM.MICROSOFT.CONCAT([.$AT289:.$BG289])">
            <text:p/>
          </table:table-cell>
          <table:table-cell table:formula="of:=COUNTIF([.$J$1:.$J$1999];[.J28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0:.$AC290])">
            <text:p/>
          </table:table-cell>
          <table:table-cell table:formula="of:=COM.MICROSOFT.CONCAT([.$AE290:.$AR290])">
            <text:p/>
          </table:table-cell>
          <table:table-cell table:formula="of:=COM.MICROSOFT.CONCAT([.$AT290:.$BG290])">
            <text:p/>
          </table:table-cell>
          <table:table-cell table:formula="of:=COUNTIF([.$J$1:.$J$1999];[.J29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1:.$AC291])">
            <text:p/>
          </table:table-cell>
          <table:table-cell table:formula="of:=COM.MICROSOFT.CONCAT([.$AE291:.$AR291])">
            <text:p/>
          </table:table-cell>
          <table:table-cell table:formula="of:=COM.MICROSOFT.CONCAT([.$AT291:.$BG291])">
            <text:p/>
          </table:table-cell>
          <table:table-cell table:formula="of:=COUNTIF([.$J$1:.$J$1999];[.J29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2:.$AC292])">
            <text:p/>
          </table:table-cell>
          <table:table-cell table:formula="of:=COM.MICROSOFT.CONCAT([.$AE292:.$AR292])">
            <text:p/>
          </table:table-cell>
          <table:table-cell table:formula="of:=COM.MICROSOFT.CONCAT([.$AT292:.$BG292])">
            <text:p/>
          </table:table-cell>
          <table:table-cell table:formula="of:=COUNTIF([.$J$1:.$J$1999];[.J29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3:.$AC293])">
            <text:p/>
          </table:table-cell>
          <table:table-cell table:formula="of:=COM.MICROSOFT.CONCAT([.$AE293:.$AR293])">
            <text:p/>
          </table:table-cell>
          <table:table-cell table:formula="of:=COM.MICROSOFT.CONCAT([.$AT293:.$BG293])">
            <text:p/>
          </table:table-cell>
          <table:table-cell table:formula="of:=COUNTIF([.$J$1:.$J$1999];[.J29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4:.$AC294])">
            <text:p/>
          </table:table-cell>
          <table:table-cell table:formula="of:=COM.MICROSOFT.CONCAT([.$AE294:.$AR294])">
            <text:p/>
          </table:table-cell>
          <table:table-cell table:formula="of:=COM.MICROSOFT.CONCAT([.$AT294:.$BG294])">
            <text:p/>
          </table:table-cell>
          <table:table-cell table:formula="of:=COUNTIF([.$J$1:.$J$1999];[.J29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5:.$AC295])">
            <text:p/>
          </table:table-cell>
          <table:table-cell table:formula="of:=COM.MICROSOFT.CONCAT([.$AE295:.$AR295])">
            <text:p/>
          </table:table-cell>
          <table:table-cell table:formula="of:=COM.MICROSOFT.CONCAT([.$AT295:.$BG295])">
            <text:p/>
          </table:table-cell>
          <table:table-cell table:formula="of:=COUNTIF([.$J$1:.$J$1999];[.J29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6:.$AC296])">
            <text:p/>
          </table:table-cell>
          <table:table-cell table:formula="of:=COM.MICROSOFT.CONCAT([.$AE296:.$AR296])">
            <text:p/>
          </table:table-cell>
          <table:table-cell table:formula="of:=COM.MICROSOFT.CONCAT([.$AT296:.$BG296])">
            <text:p/>
          </table:table-cell>
          <table:table-cell table:formula="of:=COUNTIF([.$J$1:.$J$1999];[.J29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7:.$AC297])">
            <text:p/>
          </table:table-cell>
          <table:table-cell table:formula="of:=COM.MICROSOFT.CONCAT([.$AE297:.$AR297])">
            <text:p/>
          </table:table-cell>
          <table:table-cell table:formula="of:=COM.MICROSOFT.CONCAT([.$AT297:.$BG297])">
            <text:p/>
          </table:table-cell>
          <table:table-cell table:formula="of:=COUNTIF([.$J$1:.$J$1999];[.J29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8:.$AC298])">
            <text:p/>
          </table:table-cell>
          <table:table-cell table:formula="of:=COM.MICROSOFT.CONCAT([.$AE298:.$AR298])">
            <text:p/>
          </table:table-cell>
          <table:table-cell table:formula="of:=COM.MICROSOFT.CONCAT([.$AT298:.$BG298])">
            <text:p/>
          </table:table-cell>
          <table:table-cell table:formula="of:=COUNTIF([.$J$1:.$J$1999];[.J29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299:.$AC299])">
            <text:p/>
          </table:table-cell>
          <table:table-cell table:formula="of:=COM.MICROSOFT.CONCAT([.$AE299:.$AR299])">
            <text:p/>
          </table:table-cell>
          <table:table-cell table:formula="of:=COM.MICROSOFT.CONCAT([.$AT299:.$BG299])">
            <text:p/>
          </table:table-cell>
          <table:table-cell table:formula="of:=COUNTIF([.$J$1:.$J$1999];[.J29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0:.$AC300])">
            <text:p/>
          </table:table-cell>
          <table:table-cell table:formula="of:=COM.MICROSOFT.CONCAT([.$AE300:.$AR300])">
            <text:p/>
          </table:table-cell>
          <table:table-cell table:formula="of:=COM.MICROSOFT.CONCAT([.$AT300:.$BG300])">
            <text:p/>
          </table:table-cell>
          <table:table-cell table:formula="of:=COUNTIF([.$J$1:.$J$1999];[.J30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1:.$AC301])">
            <text:p/>
          </table:table-cell>
          <table:table-cell table:formula="of:=COM.MICROSOFT.CONCAT([.$AE301:.$AR301])">
            <text:p/>
          </table:table-cell>
          <table:table-cell table:formula="of:=COM.MICROSOFT.CONCAT([.$AT301:.$BG301])">
            <text:p/>
          </table:table-cell>
          <table:table-cell table:formula="of:=COUNTIF([.$J$1:.$J$1999];[.J30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2:.$AC302])">
            <text:p/>
          </table:table-cell>
          <table:table-cell table:formula="of:=COM.MICROSOFT.CONCAT([.$AE302:.$AR302])">
            <text:p/>
          </table:table-cell>
          <table:table-cell table:formula="of:=COM.MICROSOFT.CONCAT([.$AT302:.$BG302])">
            <text:p/>
          </table:table-cell>
          <table:table-cell table:formula="of:=COUNTIF([.$J$1:.$J$1999];[.J30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3:.$AC303])">
            <text:p/>
          </table:table-cell>
          <table:table-cell table:formula="of:=COM.MICROSOFT.CONCAT([.$AE303:.$AR303])">
            <text:p/>
          </table:table-cell>
          <table:table-cell table:formula="of:=COM.MICROSOFT.CONCAT([.$AT303:.$BG303])">
            <text:p/>
          </table:table-cell>
          <table:table-cell table:formula="of:=COUNTIF([.$J$1:.$J$1999];[.J30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4:.$AC304])">
            <text:p/>
          </table:table-cell>
          <table:table-cell table:formula="of:=COM.MICROSOFT.CONCAT([.$AE304:.$AR304])">
            <text:p/>
          </table:table-cell>
          <table:table-cell table:formula="of:=COM.MICROSOFT.CONCAT([.$AT304:.$BG304])">
            <text:p/>
          </table:table-cell>
          <table:table-cell table:formula="of:=COUNTIF([.$J$1:.$J$1999];[.J30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5:.$AC305])">
            <text:p/>
          </table:table-cell>
          <table:table-cell table:formula="of:=COM.MICROSOFT.CONCAT([.$AE305:.$AR305])">
            <text:p/>
          </table:table-cell>
          <table:table-cell table:formula="of:=COM.MICROSOFT.CONCAT([.$AT305:.$BG305])">
            <text:p/>
          </table:table-cell>
          <table:table-cell table:formula="of:=COUNTIF([.$J$1:.$J$1999];[.J30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6:.$AC306])">
            <text:p/>
          </table:table-cell>
          <table:table-cell table:formula="of:=COM.MICROSOFT.CONCAT([.$AE306:.$AR306])">
            <text:p/>
          </table:table-cell>
          <table:table-cell table:formula="of:=COM.MICROSOFT.CONCAT([.$AT306:.$BG306])">
            <text:p/>
          </table:table-cell>
          <table:table-cell table:formula="of:=COUNTIF([.$J$1:.$J$1999];[.J30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7:.$AC307])">
            <text:p/>
          </table:table-cell>
          <table:table-cell table:formula="of:=COM.MICROSOFT.CONCAT([.$AE307:.$AR307])">
            <text:p/>
          </table:table-cell>
          <table:table-cell table:formula="of:=COM.MICROSOFT.CONCAT([.$AT307:.$BG307])">
            <text:p/>
          </table:table-cell>
          <table:table-cell table:formula="of:=COUNTIF([.$J$1:.$J$1999];[.J30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8:.$AC308])">
            <text:p/>
          </table:table-cell>
          <table:table-cell table:formula="of:=COM.MICROSOFT.CONCAT([.$AE308:.$AR308])">
            <text:p/>
          </table:table-cell>
          <table:table-cell table:formula="of:=COM.MICROSOFT.CONCAT([.$AT308:.$BG308])">
            <text:p/>
          </table:table-cell>
          <table:table-cell table:formula="of:=COUNTIF([.$J$1:.$J$1999];[.J30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09:.$AC309])">
            <text:p/>
          </table:table-cell>
          <table:table-cell table:formula="of:=COM.MICROSOFT.CONCAT([.$AE309:.$AR309])">
            <text:p/>
          </table:table-cell>
          <table:table-cell table:formula="of:=COM.MICROSOFT.CONCAT([.$AT309:.$BG309])">
            <text:p/>
          </table:table-cell>
          <table:table-cell table:formula="of:=COUNTIF([.$J$1:.$J$1999];[.J30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0:.$AC310])">
            <text:p/>
          </table:table-cell>
          <table:table-cell table:formula="of:=COM.MICROSOFT.CONCAT([.$AE310:.$AR310])">
            <text:p/>
          </table:table-cell>
          <table:table-cell table:formula="of:=COM.MICROSOFT.CONCAT([.$AT310:.$BG310])">
            <text:p/>
          </table:table-cell>
          <table:table-cell table:formula="of:=COUNTIF([.$J$1:.$J$1999];[.J31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1:.$AC311])">
            <text:p/>
          </table:table-cell>
          <table:table-cell table:formula="of:=COM.MICROSOFT.CONCAT([.$AE311:.$AR311])">
            <text:p/>
          </table:table-cell>
          <table:table-cell table:formula="of:=COM.MICROSOFT.CONCAT([.$AT311:.$BG311])">
            <text:p/>
          </table:table-cell>
          <table:table-cell table:formula="of:=COUNTIF([.$J$1:.$J$1999];[.J31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2:.$AC312])">
            <text:p/>
          </table:table-cell>
          <table:table-cell table:formula="of:=COM.MICROSOFT.CONCAT([.$AE312:.$AR312])">
            <text:p/>
          </table:table-cell>
          <table:table-cell table:formula="of:=COM.MICROSOFT.CONCAT([.$AT312:.$BG312])">
            <text:p/>
          </table:table-cell>
          <table:table-cell table:formula="of:=COUNTIF([.$J$1:.$J$1999];[.J31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3:.$AC313])">
            <text:p/>
          </table:table-cell>
          <table:table-cell table:formula="of:=COM.MICROSOFT.CONCAT([.$AE313:.$AR313])">
            <text:p/>
          </table:table-cell>
          <table:table-cell table:formula="of:=COM.MICROSOFT.CONCAT([.$AT313:.$BG313])">
            <text:p/>
          </table:table-cell>
          <table:table-cell table:formula="of:=COUNTIF([.$J$1:.$J$1999];[.J31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4:.$AC314])">
            <text:p/>
          </table:table-cell>
          <table:table-cell table:formula="of:=COM.MICROSOFT.CONCAT([.$AE314:.$AR314])">
            <text:p/>
          </table:table-cell>
          <table:table-cell table:formula="of:=COM.MICROSOFT.CONCAT([.$AT314:.$BG314])">
            <text:p/>
          </table:table-cell>
          <table:table-cell table:formula="of:=COUNTIF([.$J$1:.$J$1999];[.J31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5:.$AC315])">
            <text:p/>
          </table:table-cell>
          <table:table-cell table:formula="of:=COM.MICROSOFT.CONCAT([.$AE315:.$AR315])">
            <text:p/>
          </table:table-cell>
          <table:table-cell table:formula="of:=COM.MICROSOFT.CONCAT([.$AT315:.$BG315])">
            <text:p/>
          </table:table-cell>
          <table:table-cell table:formula="of:=COUNTIF([.$J$1:.$J$1999];[.J31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6:.$AC316])">
            <text:p/>
          </table:table-cell>
          <table:table-cell table:formula="of:=COM.MICROSOFT.CONCAT([.$AE316:.$AR316])">
            <text:p/>
          </table:table-cell>
          <table:table-cell table:formula="of:=COM.MICROSOFT.CONCAT([.$AT316:.$BG316])">
            <text:p/>
          </table:table-cell>
          <table:table-cell table:formula="of:=COUNTIF([.$J$1:.$J$1999];[.J31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7:.$AC317])">
            <text:p/>
          </table:table-cell>
          <table:table-cell table:formula="of:=COM.MICROSOFT.CONCAT([.$AE317:.$AR317])">
            <text:p/>
          </table:table-cell>
          <table:table-cell table:formula="of:=COM.MICROSOFT.CONCAT([.$AT317:.$BG317])">
            <text:p/>
          </table:table-cell>
          <table:table-cell table:formula="of:=COUNTIF([.$J$1:.$J$1999];[.J31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8:.$AC318])">
            <text:p/>
          </table:table-cell>
          <table:table-cell table:formula="of:=COM.MICROSOFT.CONCAT([.$AE318:.$AR318])">
            <text:p/>
          </table:table-cell>
          <table:table-cell table:formula="of:=COM.MICROSOFT.CONCAT([.$AT318:.$BG318])">
            <text:p/>
          </table:table-cell>
          <table:table-cell table:formula="of:=COUNTIF([.$J$1:.$J$1999];[.J31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19:.$AC319])">
            <text:p/>
          </table:table-cell>
          <table:table-cell table:formula="of:=COM.MICROSOFT.CONCAT([.$AE319:.$AR319])">
            <text:p/>
          </table:table-cell>
          <table:table-cell table:formula="of:=COM.MICROSOFT.CONCAT([.$AT319:.$BG319])">
            <text:p/>
          </table:table-cell>
          <table:table-cell table:formula="of:=COUNTIF([.$J$1:.$J$1999];[.J31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0:.$AC320])">
            <text:p/>
          </table:table-cell>
          <table:table-cell table:formula="of:=COM.MICROSOFT.CONCAT([.$AE320:.$AR320])">
            <text:p/>
          </table:table-cell>
          <table:table-cell table:formula="of:=COM.MICROSOFT.CONCAT([.$AT320:.$BG320])">
            <text:p/>
          </table:table-cell>
          <table:table-cell table:formula="of:=COUNTIF([.$J$1:.$J$1999];[.J32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1:.$AC321])">
            <text:p/>
          </table:table-cell>
          <table:table-cell table:formula="of:=COM.MICROSOFT.CONCAT([.$AE321:.$AR321])">
            <text:p/>
          </table:table-cell>
          <table:table-cell table:formula="of:=COM.MICROSOFT.CONCAT([.$AT321:.$BG321])">
            <text:p/>
          </table:table-cell>
          <table:table-cell table:formula="of:=COUNTIF([.$J$1:.$J$1999];[.J32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2:.$AC322])">
            <text:p/>
          </table:table-cell>
          <table:table-cell table:formula="of:=COM.MICROSOFT.CONCAT([.$AE322:.$AR322])">
            <text:p/>
          </table:table-cell>
          <table:table-cell table:formula="of:=COM.MICROSOFT.CONCAT([.$AT322:.$BG322])">
            <text:p/>
          </table:table-cell>
          <table:table-cell table:formula="of:=COUNTIF([.$J$1:.$J$1999];[.J32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3:.$AC323])">
            <text:p/>
          </table:table-cell>
          <table:table-cell table:formula="of:=COM.MICROSOFT.CONCAT([.$AE323:.$AR323])">
            <text:p/>
          </table:table-cell>
          <table:table-cell table:formula="of:=COM.MICROSOFT.CONCAT([.$AT323:.$BG323])">
            <text:p/>
          </table:table-cell>
          <table:table-cell table:formula="of:=COUNTIF([.$J$1:.$J$1999];[.J32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4:.$AC324])">
            <text:p/>
          </table:table-cell>
          <table:table-cell table:formula="of:=COM.MICROSOFT.CONCAT([.$AE324:.$AR324])">
            <text:p/>
          </table:table-cell>
          <table:table-cell table:formula="of:=COM.MICROSOFT.CONCAT([.$AT324:.$BG324])">
            <text:p/>
          </table:table-cell>
          <table:table-cell table:formula="of:=COUNTIF([.$J$1:.$J$1999];[.J32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5:.$AC325])">
            <text:p/>
          </table:table-cell>
          <table:table-cell table:formula="of:=COM.MICROSOFT.CONCAT([.$AE325:.$AR325])">
            <text:p/>
          </table:table-cell>
          <table:table-cell table:formula="of:=COM.MICROSOFT.CONCAT([.$AT325:.$BG325])">
            <text:p/>
          </table:table-cell>
          <table:table-cell table:formula="of:=COUNTIF([.$J$1:.$J$1999];[.J32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6:.$AC326])">
            <text:p/>
          </table:table-cell>
          <table:table-cell table:formula="of:=COM.MICROSOFT.CONCAT([.$AE326:.$AR326])">
            <text:p/>
          </table:table-cell>
          <table:table-cell table:formula="of:=COM.MICROSOFT.CONCAT([.$AT326:.$BG326])">
            <text:p/>
          </table:table-cell>
          <table:table-cell table:formula="of:=COUNTIF([.$J$1:.$J$1999];[.J32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7:.$AC327])">
            <text:p/>
          </table:table-cell>
          <table:table-cell table:formula="of:=COM.MICROSOFT.CONCAT([.$AE327:.$AR327])">
            <text:p/>
          </table:table-cell>
          <table:table-cell table:formula="of:=COM.MICROSOFT.CONCAT([.$AT327:.$BG327])">
            <text:p/>
          </table:table-cell>
          <table:table-cell table:formula="of:=COUNTIF([.$J$1:.$J$1999];[.J32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8:.$AC328])">
            <text:p/>
          </table:table-cell>
          <table:table-cell table:formula="of:=COM.MICROSOFT.CONCAT([.$AE328:.$AR328])">
            <text:p/>
          </table:table-cell>
          <table:table-cell table:formula="of:=COM.MICROSOFT.CONCAT([.$AT328:.$BG328])">
            <text:p/>
          </table:table-cell>
          <table:table-cell table:formula="of:=COUNTIF([.$J$1:.$J$1999];[.J32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formula="of:=COM.MICROSOFT.CONCAT([.$P329:.$AC329])">
            <text:p/>
          </table:table-cell>
          <table:table-cell table:formula="of:=COM.MICROSOFT.CONCAT([.$AE329:.$AR329])">
            <text:p/>
          </table:table-cell>
          <table:table-cell table:formula="of:=COM.MICROSOFT.CONCAT([.$AT329:.$BG329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0:.$AC330])">
            <text:p/>
          </table:table-cell>
          <table:table-cell table:formula="of:=COM.MICROSOFT.CONCAT([.$AE330:.$AR330])">
            <text:p/>
          </table:table-cell>
          <table:table-cell table:formula="of:=COM.MICROSOFT.CONCAT([.$AT330:.$BG330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1:.$AC331])">
            <text:p/>
          </table:table-cell>
          <table:table-cell table:formula="of:=COM.MICROSOFT.CONCAT([.$AE331:.$AR331])">
            <text:p/>
          </table:table-cell>
          <table:table-cell table:formula="of:=COM.MICROSOFT.CONCAT([.$AT331:.$BG331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2:.$AC332])">
            <text:p/>
          </table:table-cell>
          <table:table-cell table:formula="of:=COM.MICROSOFT.CONCAT([.$AE332:.$AR332])">
            <text:p/>
          </table:table-cell>
          <table:table-cell table:formula="of:=COM.MICROSOFT.CONCAT([.$AT332:.$BG332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3:.$AC333])">
            <text:p/>
          </table:table-cell>
          <table:table-cell table:formula="of:=COM.MICROSOFT.CONCAT([.$AE333:.$AR333])">
            <text:p/>
          </table:table-cell>
          <table:table-cell table:formula="of:=COM.MICROSOFT.CONCAT([.$AT333:.$BG333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4:.$AC334])">
            <text:p/>
          </table:table-cell>
          <table:table-cell table:formula="of:=COM.MICROSOFT.CONCAT([.$AE334:.$AR334])">
            <text:p/>
          </table:table-cell>
          <table:table-cell table:formula="of:=COM.MICROSOFT.CONCAT([.$AT334:.$BG334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5:.$AC335])">
            <text:p/>
          </table:table-cell>
          <table:table-cell table:formula="of:=COM.MICROSOFT.CONCAT([.$AE335:.$AR335])">
            <text:p/>
          </table:table-cell>
          <table:table-cell table:formula="of:=COM.MICROSOFT.CONCAT([.$AT335:.$BG335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6:.$AC336])">
            <text:p/>
          </table:table-cell>
          <table:table-cell table:formula="of:=COM.MICROSOFT.CONCAT([.$AE336:.$AR336])">
            <text:p/>
          </table:table-cell>
          <table:table-cell table:formula="of:=COM.MICROSOFT.CONCAT([.$AT336:.$BG336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7:.$AC337])">
            <text:p/>
          </table:table-cell>
          <table:table-cell table:formula="of:=COM.MICROSOFT.CONCAT([.$AE337:.$AR337])">
            <text:p/>
          </table:table-cell>
          <table:table-cell table:formula="of:=COM.MICROSOFT.CONCAT([.$AT337:.$BG337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8:.$AC338])">
            <text:p/>
          </table:table-cell>
          <table:table-cell table:formula="of:=COM.MICROSOFT.CONCAT([.$AE338:.$AR338])">
            <text:p/>
          </table:table-cell>
          <table:table-cell table:formula="of:=COM.MICROSOFT.CONCAT([.$AT338:.$BG338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39:.$AC339])">
            <text:p/>
          </table:table-cell>
          <table:table-cell table:formula="of:=COM.MICROSOFT.CONCAT([.$AE339:.$AR339])">
            <text:p/>
          </table:table-cell>
          <table:table-cell table:formula="of:=COM.MICROSOFT.CONCAT([.$AT339:.$BG339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0:.$AC340])">
            <text:p/>
          </table:table-cell>
          <table:table-cell table:formula="of:=COM.MICROSOFT.CONCAT([.$AE340:.$AR340])">
            <text:p/>
          </table:table-cell>
          <table:table-cell table:formula="of:=COM.MICROSOFT.CONCAT([.$AT340:.$BG340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1:.$AC341])">
            <text:p/>
          </table:table-cell>
          <table:table-cell table:formula="of:=COM.MICROSOFT.CONCAT([.$AE341:.$AR341])">
            <text:p/>
          </table:table-cell>
          <table:table-cell table:formula="of:=COM.MICROSOFT.CONCAT([.$AT341:.$BG341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2:.$AC342])">
            <text:p/>
          </table:table-cell>
          <table:table-cell table:formula="of:=COM.MICROSOFT.CONCAT([.$AE342:.$AR342])">
            <text:p/>
          </table:table-cell>
          <table:table-cell table:formula="of:=COM.MICROSOFT.CONCAT([.$AT342:.$BG342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3:.$AC343])">
            <text:p/>
          </table:table-cell>
          <table:table-cell table:formula="of:=COM.MICROSOFT.CONCAT([.$AE343:.$AR343])">
            <text:p/>
          </table:table-cell>
          <table:table-cell table:formula="of:=COM.MICROSOFT.CONCAT([.$AT343:.$BG343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4:.$AC344])">
            <text:p/>
          </table:table-cell>
          <table:table-cell table:formula="of:=COM.MICROSOFT.CONCAT([.$AE344:.$AR344])">
            <text:p/>
          </table:table-cell>
          <table:table-cell table:formula="of:=COM.MICROSOFT.CONCAT([.$AT344:.$BG344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5:.$AC345])">
            <text:p/>
          </table:table-cell>
          <table:table-cell table:formula="of:=COM.MICROSOFT.CONCAT([.$AE345:.$AR345])">
            <text:p/>
          </table:table-cell>
          <table:table-cell table:formula="of:=COM.MICROSOFT.CONCAT([.$AT345:.$BG345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6:.$AC346])">
            <text:p/>
          </table:table-cell>
          <table:table-cell table:formula="of:=COM.MICROSOFT.CONCAT([.$AE346:.$AR346])">
            <text:p/>
          </table:table-cell>
          <table:table-cell table:formula="of:=COM.MICROSOFT.CONCAT([.$AT346:.$BG346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7:.$AC347])">
            <text:p/>
          </table:table-cell>
          <table:table-cell table:formula="of:=COM.MICROSOFT.CONCAT([.$AE347:.$AR347])">
            <text:p/>
          </table:table-cell>
          <table:table-cell table:formula="of:=COM.MICROSOFT.CONCAT([.$AT347:.$BG347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8:.$AC348])">
            <text:p/>
          </table:table-cell>
          <table:table-cell table:formula="of:=COM.MICROSOFT.CONCAT([.$AE348:.$AR348])">
            <text:p/>
          </table:table-cell>
          <table:table-cell table:formula="of:=COM.MICROSOFT.CONCAT([.$AT348:.$BG348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49:.$AC349])">
            <text:p/>
          </table:table-cell>
          <table:table-cell table:formula="of:=COM.MICROSOFT.CONCAT([.$AE349:.$AR349])">
            <text:p/>
          </table:table-cell>
          <table:table-cell table:formula="of:=COM.MICROSOFT.CONCAT([.$AT349:.$BG349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50:.$AC350])">
            <text:p/>
          </table:table-cell>
          <table:table-cell table:formula="of:=COM.MICROSOFT.CONCAT([.$AE350:.$AR350])">
            <text:p/>
          </table:table-cell>
          <table:table-cell table:formula="of:=COM.MICROSOFT.CONCAT([.$AT350:.$BG350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51:.$AC351])">
            <text:p/>
          </table:table-cell>
          <table:table-cell table:formula="of:=COM.MICROSOFT.CONCAT([.$AE351:.$AR351])">
            <text:p/>
          </table:table-cell>
          <table:table-cell table:formula="of:=COM.MICROSOFT.CONCAT([.$AT351:.$BG351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52:.$AC352])">
            <text:p/>
          </table:table-cell>
          <table:table-cell table:formula="of:=COM.MICROSOFT.CONCAT([.$AE352:.$AR352])">
            <text:p/>
          </table:table-cell>
          <table:table-cell table:formula="of:=COM.MICROSOFT.CONCAT([.$AT352:.$BG352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53:.$AC353])">
            <text:p/>
          </table:table-cell>
          <table:table-cell table:formula="of:=COM.MICROSOFT.CONCAT([.$AE353:.$AR353])">
            <text:p/>
          </table:table-cell>
          <table:table-cell table:formula="of:=COM.MICROSOFT.CONCAT([.$AT353:.$BG353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54:.$AC354])">
            <text:p/>
          </table:table-cell>
          <table:table-cell table:formula="of:=COM.MICROSOFT.CONCAT([.$AE354:.$AR354])">
            <text:p/>
          </table:table-cell>
          <table:table-cell table:formula="of:=COM.MICROSOFT.CONCAT([.$AT354:.$BG354])">
            <text:p/>
          </table:table-cell>
          <table:table-cell table:number-columns-repeated="46"/>
        </table:table-row>
        <table:table-row table:style-name="ro1">
          <table:table-cell table:number-columns-repeated="10"/>
          <table:table-cell table:formula="of:=COM.MICROSOFT.CONCAT([.$P355:.$AC355])">
            <text:p/>
          </table:table-cell>
          <table:table-cell table:formula="of:=COM.MICROSOFT.CONCAT([.$AE355:.$AR355])">
            <text:p/>
          </table:table-cell>
          <table:table-cell table:formula="of:=COM.MICROSOFT.CONCAT([.$AT355:.$BG355])">
            <text:p/>
          </table:table-cell>
          <table:table-cell table:number-columns-repeated="46"/>
        </table:table-row>
        <table:table-row table:style-name="ro1" table:number-rows-repeated="1048220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List1.N1:List1.N1048576">
            <calcext:condition calcext:apply-style-name="Bad" calcext:value="&gt;=2" calcext:base-cell-address="List1.N1"/>
          </calcext:conditional-format>
          <calcext:conditional-format calcext:target-range-address="List1.G2:List1.I46">
            <calcext:condition calcext:apply-style-name="Bad" calcext:value="&gt;=2" calcext:base-cell-address="List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.00.0000</text:date>, <text:time style:data-style-name="N2" text:time-value="19:06:01.460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06:04.108000000</meta:creation-date>
    <meta:editing-duration>PT52S</meta:editing-duration>
    <meta:editing-cycles>2</meta:editing-cycles>
    <meta:generator>LibreOffice/5.4.1.2$Windows_x86 LibreOffice_project/ea7cb86e6eeb2bf3a5af73a8f7777ac570321527</meta:generator>
    <dc:date>2018-03-14T19:55:11.221000000</dc:date>
    <meta:document-statistic meta:table-count="1" meta:cell-count="9058" meta:object-count="0"/>
  </office:meta>
</office:document-meta>
</file>